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44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52" table:default-cell-style-name="ce1"/>
        <table:table-column table:style-name="co2" table:number-columns-repeated="16332" table:default-cell-style-name="ce1"/>
        <table:table-row table:style-name="ro1">
          <table:table-cell table:style-name="ce2"/>
          <table:table-cell office:value-type="string" table:style-name="ce2">
            <text:p>lpg2</text:p>
          </table:table-cell>
          <table:table-cell office:value-type="string" table:style-name="ce2">
            <text:p>satelite: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2"/>
          <table:table-cell office:value-type="string" table:style-name="ce2">
            <text:p>lpg2</text:p>
          </table:table-cell>
          <table:table-cell office:value-type="string" table:style-name="ce2">
            <text:p>satelite: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string" table:style-name="ce2">
            <text:p>lpg2</text:p>
          </table:table-cell>
          <table:table-cell office:value-type="string" table:style-name="ce2">
            <text:p>satelite:</text:p>
          </table:table-cell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string" table:style-name="ce2">
            <text:p>lpg2</text:p>
          </table:table-cell>
          <table:table-cell office:value-type="string" table:style-name="ce2">
            <text:p>satelite: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lpg2</text:p>
          </table:table-cell>
          <table:table-cell office:value-type="string" table:style-name="ce2">
            <text:p>satelite:</text:p>
          </table:table-cell>
          <table:table-cell office:value-type="float" office:value="28" table:style-name="ce2">
            <text:p>28</text:p>
          </table:table-cell>
          <table:table-cell table:number-columns-repeated="3" table:style-name="ce2"/>
          <table:table-cell office:value-type="string" table:style-name="ce2">
            <text:p>lpgs</text:p>
          </table:table-cell>
          <table:table-cell office:value-type="string" table:style-name="ce2">
            <text:p>satelite:</text:p>
          </table:table-cell>
          <table:table-cell office:value-type="float" office:value="27" table:style-name="ce2">
            <text:p>27</text:p>
          </table:table-cell>
          <table:table-cell table:number-columns-repeated="2" table:style-name="ce2"/>
          <table:table-cell office:value-type="string" table:style-name="ce2">
            <text:p>lpgs</text:p>
          </table:table-cell>
          <table:table-cell office:value-type="string" table:style-name="ce2">
            <text:p>satelite: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string" table:style-name="ce2">
            <text:p>lpgs</text:p>
          </table:table-cell>
          <table:table-cell office:value-type="string" table:style-name="ce2">
            <text:p>satelite:</text:p>
          </table:table-cell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string" table:style-name="ce2">
            <text:p>lpgs</text:p>
          </table:table-cell>
          <table:table-cell office:value-type="string" table:style-name="ce2">
            <text:p>satelite: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lpgs</text:p>
          </table:table-cell>
          <table:table-cell office:value-type="string" table:style-name="ce2">
            <text:p>satelite:</text:p>
          </table:table-cell>
          <table:table-cell office:value-type="float" office:value="28" table:style-name="ce2">
            <text:p>28</text:p>
          </table:table-cell>
          <table:table-cell table:number-columns-repeated="2" table:style-name="ce2"/>
          <table:table-cell table:number-columns-repeated="16332"/>
        </table:table-row>
        <table:table-row table:style-name="ro1">
          <table:table-cell table:style-name="ce2"/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table:style-name="ce2"/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table:number-columns-repeated="16332"/>
        </table:table-row>
        <table:table-row table:style-name="ro1">
          <table:table-cell office:value-type="float" office:value="8610" table:style-name="ce2">
            <text:p>8610</text:p>
          </table:table-cell>
          <table:table-cell office:value-type="float" office:value="-21052400.533" table:style-name="ce2">
            <text:p>-21052400,53</text:p>
          </table:table-cell>
          <table:table-cell office:value-type="float" office:value="-16404465.666999999" table:style-name="ce3">
            <text:p>-16404465,667</text:p>
          </table:table-cell>
          <table:table-cell office:value-type="float" office:value="19856390.967" table:style-name="ce3">
            <text:p>19856390,967</text:p>
          </table:table-cell>
          <table:table-cell office:value-type="float" office:value="19856391.581999999" table:style-name="ce3">
            <text:p>19856391,582</text:p>
          </table:table-cell>
          <table:table-cell office:value-type="float" office:value="19856390.644000001" table:style-name="ce3">
            <text:p>19856390,644</text:p>
          </table:table-cell>
          <table:table-cell office:value-type="float" office:value="-1696607.1510000001" table:style-name="ce3">
            <text:p>-1696607,151</text:p>
          </table:table-cell>
          <table:table-cell office:value-type="float" office:value="-1322032.054" table:style-name="ce3">
            <text:p>-1322032,054</text:p>
          </table:table-cell>
          <table:table-cell office:value-type="float" office:value="24025625.013" table:style-name="ce3">
            <text:p>24025625,013</text:p>
          </table:table-cell>
          <table:table-cell office:value-type="float" office:value="24025622.664999999" table:style-name="ce3">
            <text:p>24025622,665</text:p>
          </table:table-cell>
          <table:table-cell office:value-type="float" office:value="24025623.883000001" table:style-name="ce3">
            <text:p>24025623,883</text:p>
          </table:table-cell>
          <table:table-cell office:value-type="float" office:value="-14694542.063999999" table:style-name="ce3">
            <text:p>-14694542,064</text:p>
          </table:table-cell>
          <table:table-cell office:value-type="float" office:value="-11450290.638" table:style-name="ce3">
            <text:p>-11450290,638</text:p>
          </table:table-cell>
          <table:table-cell office:value-type="float" office:value="20845709.607999999" table:style-name="ce3">
            <text:p>20845709,608</text:p>
          </table:table-cell>
          <table:table-cell office:value-type="float" office:value="20845710.657000002" table:style-name="ce3">
            <text:p>20845710,657</text:p>
          </table:table-cell>
          <table:table-cell office:value-type="float" office:value="20845709.447000001" table:style-name="ce3">
            <text:p>20845709,447</text:p>
          </table:table-cell>
          <table:table-cell office:value-type="float" office:value="-1976458.7830000001" table:style-name="ce3">
            <text:p>-1976458,783</text:p>
          </table:table-cell>
          <table:table-cell office:value-type="float" office:value="-1540097.6140000001" table:style-name="ce3">
            <text:p>-1540097,614</text:p>
          </table:table-cell>
          <table:table-cell office:value-type="float" office:value="23772122.293000001" table:style-name="ce3">
            <text:p>23772122,293</text:p>
          </table:table-cell>
          <table:table-cell office:value-type="float" office:value="23772122.544" table:style-name="ce3">
            <text:p>23772122,544</text:p>
          </table:table-cell>
          <table:table-cell office:value-type="float" office:value="23772123.368000001" table:style-name="ce3">
            <text:p>23772123,368</text:p>
          </table:table-cell>
          <table:table-cell office:value-type="float" office:value="-1515586.922" table:style-name="ce3">
            <text:p>-1515586,922</text:p>
          </table:table-cell>
          <table:table-cell office:value-type="float" office:value="-1180976.277" table:style-name="ce3">
            <text:p>-1180976,277</text:p>
          </table:table-cell>
          <table:table-cell office:value-type="float" office:value="23977808.044" table:style-name="ce3">
            <text:p>23977808,044</text:p>
          </table:table-cell>
          <table:table-cell office:value-type="float" office:value="23977808.195" table:style-name="ce3">
            <text:p>23977808,195</text:p>
          </table:table-cell>
          <table:table-cell office:value-type="float" office:value="23977808.798999999" table:style-name="ce3">
            <text:p>23977808,799</text:p>
          </table:table-cell>
          <table:table-cell table:style-name="ce2"/>
          <table:table-cell office:value-type="float" office:value="-22456824.142000001" table:style-name="ce3">
            <text:p>-22456824,142</text:p>
          </table:table-cell>
          <table:table-cell office:value-type="float" office:value="-17498821.403000001" table:style-name="ce3">
            <text:p>-17498821,403</text:p>
          </table:table-cell>
          <table:table-cell office:value-type="float" office:value="19856380.338" table:style-name="ce3">
            <text:p>19856380,338</text:p>
          </table:table-cell>
          <table:table-cell office:value-type="float" office:value="19856377.877999999" table:style-name="ce3">
            <text:p>19856377,878</text:p>
          </table:table-cell>
          <table:table-cell office:value-type="float" office:value="19856379.747000001" table:style-name="ce3">
            <text:p>19856379,747</text:p>
          </table:table-cell>
          <table:table-cell office:value-type="float" office:value="-2261793.713" table:style-name="ce3">
            <text:p>-2261793,713</text:p>
          </table:table-cell>
          <table:table-cell office:value-type="float" office:value="-1762436.73" table:style-name="ce3">
            <text:p>-1762436,730</text:p>
          </table:table-cell>
          <table:table-cell office:value-type="float" office:value="24025615.219000001" table:style-name="ce3">
            <text:p>24025615,219</text:p>
          </table:table-cell>
          <table:table-cell office:value-type="float" office:value="24025611.719000001" table:style-name="ce3">
            <text:p>24025611,719</text:p>
          </table:table-cell>
          <table:table-cell office:value-type="float" office:value="24025614.890000001" table:style-name="ce3">
            <text:p>24025614,890</text:p>
          </table:table-cell>
          <table:table-cell office:value-type="float" office:value="-15079523.233999999" table:style-name="ce3">
            <text:p>-15079523,234</text:p>
          </table:table-cell>
          <table:table-cell office:value-type="float" office:value="-11750276.232000001" table:style-name="ce3">
            <text:p>-11750276,232</text:p>
          </table:table-cell>
          <table:table-cell office:value-type="float" office:value="20845700.635000002" table:style-name="ce3">
            <text:p>20845700,635</text:p>
          </table:table-cell>
          <table:table-cell office:value-type="float" office:value="20845698.719999999" table:style-name="ce3">
            <text:p>20845698,720</text:p>
          </table:table-cell>
          <table:table-cell office:value-type="float" office:value="20845700.182999998" table:style-name="ce3">
            <text:p>20845700,183</text:p>
          </table:table-cell>
          <table:table-cell office:value-type="float" office:value="-2740794.861" table:style-name="ce3">
            <text:p>-2740794,861</text:p>
          </table:table-cell>
          <table:table-cell office:value-type="float" office:value="0" table:style-name="ce3">
            <text:p>0,000</text:p>
          </table:table-cell>
          <table:table-cell office:value-type="float" office:value="23772108.75" table:style-name="ce3">
            <text:p>23772108,750</text:p>
          </table:table-cell>
          <table:table-cell office:value-type="float" office:value="0" table:style-name="ce3">
            <text:p>0,000</text:p>
          </table:table-cell>
          <table:table-cell office:value-type="float" office:value="23772107.103999998" table:style-name="ce3">
            <text:p>23772107,104</text:p>
          </table:table-cell>
          <table:table-cell office:value-type="float" office:value="-2111056.9380000001" table:style-name="ce3">
            <text:p>-2111056,938</text:p>
          </table:table-cell>
          <table:table-cell office:value-type="float" office:value="-1644979.1810000001" table:style-name="ce3">
            <text:p>-1644979,181</text:p>
          </table:table-cell>
          <table:table-cell office:value-type="float" office:value="23977801.25" table:style-name="ce3">
            <text:p>23977801,250</text:p>
          </table:table-cell>
          <table:table-cell office:value-type="float" office:value="23977800.475000001" table:style-name="ce3">
            <text:p>23977800,475</text:p>
          </table:table-cell>
          <table:table-cell office:value-type="float" office:value="23977802.096999999" table:style-name="ce3">
            <text:p>23977802,097</text:p>
          </table:table-cell>
          <table:table-cell table:number-columns-repeated="16332"/>
        </table:table-row>
        <table:table-row table:style-name="ro1">
          <table:table-cell office:value-type="float" office:value="8640" table:style-name="ce2">
            <text:p>8640</text:p>
          </table:table-cell>
          <table:table-cell office:value-type="float" office:value="-21056270.533" table:style-name="ce2">
            <text:p>-21056270,53</text:p>
          </table:table-cell>
          <table:table-cell office:value-type="float" office:value="-16407481.248" table:style-name="ce3">
            <text:p>-16407481,248</text:p>
          </table:table-cell>
          <table:table-cell office:value-type="float" office:value="19855654.66" table:style-name="ce3">
            <text:p>19855654,660</text:p>
          </table:table-cell>
          <table:table-cell office:value-type="float" office:value="19855655.124000002" table:style-name="ce3">
            <text:p>19855655,124</text:p>
          </table:table-cell>
          <table:table-cell office:value-type="float" office:value="19855654.579999998" table:style-name="ce3">
            <text:p>19855654,580</text:p>
          </table:table-cell>
          <table:table-cell office:value-type="float" office:value="-1659846.85" table:style-name="ce3">
            <text:p>-1659846,850</text:p>
          </table:table-cell>
          <table:table-cell office:value-type="float" office:value="-1293387.676" table:style-name="ce3">
            <text:p>-1293387,676</text:p>
          </table:table-cell>
          <table:table-cell office:value-type="float" office:value="24032619.732999999" table:style-name="ce3">
            <text:p>24032619,733</text:p>
          </table:table-cell>
          <table:table-cell office:value-type="float" office:value="24032617.329999998" table:style-name="ce3">
            <text:p>24032617,330</text:p>
          </table:table-cell>
          <table:table-cell office:value-type="float" office:value="24032619.366" table:style-name="ce3">
            <text:p>24032619,366</text:p>
          </table:table-cell>
          <table:table-cell office:value-type="float" office:value="-14730192.603" table:style-name="ce3">
            <text:p>-14730192,603</text:p>
          </table:table-cell>
          <table:table-cell office:value-type="float" office:value="-11478070.266000001" table:style-name="ce3">
            <text:p>-11478070,266</text:p>
          </table:table-cell>
          <table:table-cell office:value-type="float" office:value="20838926.598999999" table:style-name="ce3">
            <text:p>20838926,599</text:p>
          </table:table-cell>
          <table:table-cell office:value-type="float" office:value="20838926.254999999" table:style-name="ce3">
            <text:p>20838926,255</text:p>
          </table:table-cell>
          <table:table-cell office:value-type="float" office:value="20838925.601" table:style-name="ce3">
            <text:p>20838925,601</text:p>
          </table:table-cell>
          <table:table-cell office:value-type="float" office:value="-2075797.4140000001" table:style-name="ce3">
            <text:p>-2075797,414</text:p>
          </table:table-cell>
          <table:table-cell office:value-type="float" office:value="-1617504.33" table:style-name="ce3">
            <text:p>-1617504,330</text:p>
          </table:table-cell>
          <table:table-cell office:value-type="float" office:value="23753219.572999999" table:style-name="ce3">
            <text:p>23753219,573</text:p>
          </table:table-cell>
          <table:table-cell office:value-type="float" office:value="23753219.702" table:style-name="ce3">
            <text:p>23753219,702</text:p>
          </table:table-cell>
          <table:table-cell office:value-type="float" office:value="23753218.614999998" table:style-name="ce3">
            <text:p>23753218,615</text:p>
          </table:table-cell>
          <table:table-cell office:value-type="float" office:value="-1634437.399" table:style-name="ce3">
            <text:p>-1634437,399</text:p>
          </table:table-cell>
          <table:table-cell office:value-type="float" office:value="-1273586.9920000001" table:style-name="ce3">
            <text:p>-1273586,992</text:p>
          </table:table-cell>
          <table:table-cell office:value-type="float" office:value="23955191.333000001" table:style-name="ce3">
            <text:p>23955191,333</text:p>
          </table:table-cell>
          <table:table-cell office:value-type="float" office:value="23955190.98" table:style-name="ce3">
            <text:p>23955190,980</text:p>
          </table:table-cell>
          <table:table-cell office:value-type="float" office:value="23955189.647" table:style-name="ce3">
            <text:p>23955189,647</text:p>
          </table:table-cell>
          <table:table-cell table:style-name="ce2"/>
          <table:table-cell office:value-type="float" office:value="-22460687.223999999" table:style-name="ce3">
            <text:p>-22460687,224</text:p>
          </table:table-cell>
          <table:table-cell office:value-type="float" office:value="-17501831.596000001" table:style-name="ce3">
            <text:p>-17501831,596</text:p>
          </table:table-cell>
          <table:table-cell office:value-type="float" office:value="19855644.888" table:style-name="ce3">
            <text:p>19855644,888</text:p>
          </table:table-cell>
          <table:table-cell office:value-type="float" office:value="19855642.688999999" table:style-name="ce3">
            <text:p>19855642,689</text:p>
          </table:table-cell>
          <table:table-cell office:value-type="float" office:value="19855644.673" table:style-name="ce3">
            <text:p>19855644,673</text:p>
          </table:table-cell>
          <table:table-cell office:value-type="float" office:value="-2225026.2940000002" table:style-name="ce3">
            <text:p>-2225026,294</text:p>
          </table:table-cell>
          <table:table-cell office:value-type="float" office:value="-1733786.7890000001" table:style-name="ce3">
            <text:p>-1733786,789</text:p>
          </table:table-cell>
          <table:table-cell office:value-type="float" office:value="24032610.348000001" table:style-name="ce3">
            <text:p>24032610,348</text:p>
          </table:table-cell>
          <table:table-cell office:value-type="float" office:value="24032608.576000001" table:style-name="ce3">
            <text:p>24032608,576</text:p>
          </table:table-cell>
          <table:table-cell office:value-type="float" office:value="24032611.653999999" table:style-name="ce3">
            <text:p>24032611,654</text:p>
          </table:table-cell>
          <table:table-cell office:value-type="float" office:value="-15115166.878" table:style-name="ce3">
            <text:p>-15115166,878</text:p>
          </table:table-cell>
          <table:table-cell office:value-type="float" office:value="-11778050.486" table:style-name="ce3">
            <text:p>-11778050,486</text:p>
          </table:table-cell>
          <table:table-cell office:value-type="float" office:value="20838918.747000001" table:style-name="ce3">
            <text:p>20838918,747</text:p>
          </table:table-cell>
          <table:table-cell office:value-type="float" office:value="20838916.076000001" table:style-name="ce3">
            <text:p>20838916,076</text:p>
          </table:table-cell>
          <table:table-cell office:value-type="float" office:value="20838917.754000001" table:style-name="ce3">
            <text:p>20838917,754</text:p>
          </table:table-cell>
          <table:table-cell office:value-type="float" office:value="-2840126.483" table:style-name="ce3">
            <text:p>-2840126,483</text:p>
          </table:table-cell>
          <table:table-cell office:value-type="float" office:value="-2213085.2719999999" table:style-name="ce3">
            <text:p>-2213085,272</text:p>
          </table:table-cell>
          <table:table-cell office:value-type="float" office:value="23753207.009" table:style-name="ce3">
            <text:p>23753207,009</text:p>
          </table:table-cell>
          <table:table-cell office:value-type="float" office:value="23753206.114" table:style-name="ce3">
            <text:p>23753206,114</text:p>
          </table:table-cell>
          <table:table-cell office:value-type="float" office:value="23753206.892000001" table:style-name="ce3">
            <text:p>23753206,892</text:p>
          </table:table-cell>
          <table:table-cell office:value-type="float" office:value="-2229900.3640000001" table:style-name="ce3">
            <text:p>-2229900,364</text:p>
          </table:table-cell>
          <table:table-cell office:value-type="float" office:value="-1737584.4439999999" table:style-name="ce3">
            <text:p>-1737584,444</text:p>
          </table:table-cell>
          <table:table-cell office:value-type="float" office:value="23955188.802999999" table:style-name="ce3">
            <text:p>23955188,803</text:p>
          </table:table-cell>
          <table:table-cell office:value-type="float" office:value="23955185.903999999" table:style-name="ce3">
            <text:p>23955185,904</text:p>
          </table:table-cell>
          <table:table-cell office:value-type="float" office:value="23955186.765000001" table:style-name="ce3">
            <text:p>23955186,765</text:p>
          </table:table-cell>
          <table:table-cell table:number-columns-repeated="16332"/>
        </table:table-row>
        <table:table-row table:style-name="ro1">
          <table:table-cell office:value-type="float" office:value="8670" table:style-name="ce2">
            <text:p>8670</text:p>
          </table:table-cell>
          <table:table-cell office:value-type="float" office:value="-21059690.212000001" table:style-name="ce2">
            <text:p>-21059690,21</text:p>
          </table:table-cell>
          <table:table-cell office:value-type="float" office:value="-16410145.926999999" table:style-name="ce3">
            <text:p>-16410145,927</text:p>
          </table:table-cell>
          <table:table-cell office:value-type="float" office:value="19855004.458999999" table:style-name="ce3">
            <text:p>19855004,459</text:p>
          </table:table-cell>
          <table:table-cell office:value-type="float" office:value="19855004.432999998" table:style-name="ce3">
            <text:p>19855004,433</text:p>
          </table:table-cell>
          <table:table-cell office:value-type="float" office:value="19855003.701000001" table:style-name="ce3">
            <text:p>19855003,701</text:p>
          </table:table-cell>
          <table:table-cell office:value-type="float" office:value="-1622724.2849999999" table:style-name="ce3">
            <text:p>-1622724,285</text:p>
          </table:table-cell>
          <table:table-cell office:value-type="float" office:value="-1264461.031" table:style-name="ce3">
            <text:p>-1264461,031</text:p>
          </table:table-cell>
          <table:table-cell office:value-type="float" office:value="24039683.136" table:style-name="ce3">
            <text:p>24039683,136</text:p>
          </table:table-cell>
          <table:table-cell office:value-type="float" office:value="24039681.813000001" table:style-name="ce3">
            <text:p>24039681,813</text:p>
          </table:table-cell>
          <table:table-cell office:value-type="float" office:value="24039683.73" table:style-name="ce3">
            <text:p>24039683,730</text:p>
          </table:table-cell>
          <table:table-cell office:value-type="float" office:value="-14765425.653000001" table:style-name="ce3">
            <text:p>-14765425,653</text:p>
          </table:table-cell>
          <table:table-cell office:value-type="float" office:value="-11505524.58" table:style-name="ce3">
            <text:p>-11505524,580</text:p>
          </table:table-cell>
          <table:table-cell office:value-type="float" office:value="20832221.175999999" table:style-name="ce3">
            <text:p>20832221,176</text:p>
          </table:table-cell>
          <table:table-cell office:value-type="float" office:value="20832221.647999998" table:style-name="ce3">
            <text:p>20832221,648</text:p>
          </table:table-cell>
          <table:table-cell office:value-type="float" office:value="20832220.535999998" table:style-name="ce3">
            <text:p>20832220,536</text:p>
          </table:table-cell>
          <table:table-cell office:value-type="float" office:value="-2174931.35" table:style-name="ce3">
            <text:p>-2174931,350</text:p>
          </table:table-cell>
          <table:table-cell office:value-type="float" office:value="-1694751.5290000001" table:style-name="ce3">
            <text:p>-1694751,529</text:p>
          </table:table-cell>
          <table:table-cell office:value-type="float" office:value="23734355.673" table:style-name="ce3">
            <text:p>23734355,673</text:p>
          </table:table-cell>
          <table:table-cell office:value-type="float" office:value="23734355.548" table:style-name="ce3">
            <text:p>23734355,548</text:p>
          </table:table-cell>
          <table:table-cell office:value-type="float" office:value="23734353.712000001" table:style-name="ce3">
            <text:p>23734353,712</text:p>
          </table:table-cell>
          <table:table-cell office:value-type="float" office:value="-1753242.42" table:style-name="ce3">
            <text:p>-1753242,420</text:p>
          </table:table-cell>
          <table:table-cell office:value-type="float" office:value="-1366162.3230000001" table:style-name="ce3">
            <text:p>-1366162,323</text:p>
          </table:table-cell>
          <table:table-cell office:value-type="float" office:value="23932585.026000001" table:style-name="ce3">
            <text:p>23932585,026</text:p>
          </table:table-cell>
          <table:table-cell office:value-type="float" office:value="23932583.594000001" table:style-name="ce3">
            <text:p>23932583,594</text:p>
          </table:table-cell>
          <table:table-cell office:value-type="float" office:value="23932583.159000002" table:style-name="ce3">
            <text:p>23932583,159</text:p>
          </table:table-cell>
          <table:table-cell table:style-name="ce2"/>
          <table:table-cell office:value-type="float" office:value="-22464105.995000001" table:style-name="ce3">
            <text:p>-22464105,995</text:p>
          </table:table-cell>
          <table:table-cell office:value-type="float" office:value="-17504495.563999999" table:style-name="ce3">
            <text:p>-17504495,564</text:p>
          </table:table-cell>
          <table:table-cell office:value-type="float" office:value="19854994.412" table:style-name="ce3">
            <text:p>19854994,412</text:p>
          </table:table-cell>
          <table:table-cell office:value-type="float" office:value="19854992.088" table:style-name="ce3">
            <text:p>19854992,088</text:p>
          </table:table-cell>
          <table:table-cell office:value-type="float" office:value="19854994.011999998" table:style-name="ce3">
            <text:p>19854994,012</text:p>
          </table:table-cell>
          <table:table-cell office:value-type="float" office:value="-2187902.6069999998" table:style-name="ce3">
            <text:p>-2187902,607</text:p>
          </table:table-cell>
          <table:table-cell office:value-type="float" office:value="-1704859.2479999999" table:style-name="ce3">
            <text:p>-1704859,248</text:p>
          </table:table-cell>
          <table:table-cell office:value-type="float" office:value="24039675.482000001" table:style-name="ce3">
            <text:p>24039675,482</text:p>
          </table:table-cell>
          <table:table-cell office:value-type="float" office:value="24039672.193999998" table:style-name="ce3">
            <text:p>24039672,194</text:p>
          </table:table-cell>
          <table:table-cell office:value-type="float" office:value="24039674.589000002" table:style-name="ce3">
            <text:p>24039674,589</text:p>
          </table:table-cell>
          <table:table-cell office:value-type="float" office:value="-15150399.045" table:style-name="ce3">
            <text:p>-15150399,045</text:p>
          </table:table-cell>
          <table:table-cell office:value-type="float" office:value="-11805504.118000001" table:style-name="ce3">
            <text:p>-11805504,118</text:p>
          </table:table-cell>
          <table:table-cell office:value-type="float" office:value="20832213.409000002" table:style-name="ce3">
            <text:p>20832213,409</text:p>
          </table:table-cell>
          <table:table-cell office:value-type="float" office:value="20832211.478999998" table:style-name="ce3">
            <text:p>20832211,479</text:p>
          </table:table-cell>
          <table:table-cell office:value-type="float" office:value="20832212.894000001" table:style-name="ce3">
            <text:p>20832212,894</text:p>
          </table:table-cell>
          <table:table-cell office:value-type="float" office:value="-2939259.3689999999" table:style-name="ce3">
            <text:p>-2939259,369</text:p>
          </table:table-cell>
          <table:table-cell office:value-type="float" office:value="0" table:style-name="ce3">
            <text:p>0,000</text:p>
          </table:table-cell>
          <table:table-cell office:value-type="float" office:value="23734343.530000001" table:style-name="ce3">
            <text:p>23734343,530</text:p>
          </table:table-cell>
          <table:table-cell office:value-type="float" office:value="0" table:style-name="ce3">
            <text:p>0,000</text:p>
          </table:table-cell>
          <table:table-cell office:value-type="float" office:value="23734342.197999999" table:style-name="ce3">
            <text:p>23734342,198</text:p>
          </table:table-cell>
          <table:table-cell office:value-type="float" office:value="-2348704.4419999998" table:style-name="ce3">
            <text:p>-2348704,442</text:p>
          </table:table-cell>
          <table:table-cell office:value-type="float" office:value="-1830159.0079999999" table:style-name="ce3">
            <text:p>-1830159,008</text:p>
          </table:table-cell>
          <table:table-cell office:value-type="float" office:value="23932580.285999998" table:style-name="ce3">
            <text:p>23932580,286</text:p>
          </table:table-cell>
          <table:table-cell office:value-type="float" office:value="23932578.741999999" table:style-name="ce3">
            <text:p>23932578,742</text:p>
          </table:table-cell>
          <table:table-cell office:value-type="float" office:value="23932579.714000002" table:style-name="ce3">
            <text:p>23932579,714</text:p>
          </table:table-cell>
          <table:table-cell table:number-columns-repeated="16332"/>
        </table:table-row>
        <table:table-row table:style-name="ro1">
          <table:table-cell office:value-type="float" office:value="8700" table:style-name="ce2">
            <text:p>8700</text:p>
          </table:table-cell>
          <table:table-cell office:value-type="float" office:value="-21062663.846999999" table:style-name="ce2">
            <text:p>-21062663,85</text:p>
          </table:table-cell>
          <table:table-cell office:value-type="float" office:value="-16412463.039999999" table:style-name="ce3">
            <text:p>-16412463,040</text:p>
          </table:table-cell>
          <table:table-cell office:value-type="float" office:value="19854437.936999999" table:style-name="ce3">
            <text:p>19854437,937</text:p>
          </table:table-cell>
          <table:table-cell office:value-type="float" office:value="19854438.534000002" table:style-name="ce3">
            <text:p>19854438,534</text:p>
          </table:table-cell>
          <table:table-cell office:value-type="float" office:value="19854437.831999999" table:style-name="ce3">
            <text:p>19854437,832</text:p>
          </table:table-cell>
          <table:table-cell office:value-type="float" office:value="-1585244.6459999999" table:style-name="ce3">
            <text:p>-1585244,646</text:p>
          </table:table-cell>
          <table:table-cell office:value-type="float" office:value="-1235256.159" table:style-name="ce3">
            <text:p>-1235256,159</text:p>
          </table:table-cell>
          <table:table-cell office:value-type="float" office:value="24046813.397" table:style-name="ce3">
            <text:p>24046813,397</text:p>
          </table:table-cell>
          <table:table-cell office:value-type="float" office:value="24046815.989999998" table:style-name="ce3">
            <text:p>24046815,990</text:p>
          </table:table-cell>
          <table:table-cell office:value-type="float" office:value="24046815.338" table:style-name="ce3">
            <text:p>24046815,338</text:p>
          </table:table-cell>
          <table:table-cell office:value-type="float" office:value="-14800244.748" table:style-name="ce3">
            <text:p>-14800244,748</text:p>
          </table:table-cell>
          <table:table-cell office:value-type="float" office:value="-11532656.323999999" table:style-name="ce3">
            <text:p>-11532656,324</text:p>
          </table:table-cell>
          <table:table-cell office:value-type="float" office:value="20825595.804000001" table:style-name="ce3">
            <text:p>20825595,804</text:p>
          </table:table-cell>
          <table:table-cell office:value-type="float" office:value="20825596.149" table:style-name="ce3">
            <text:p>20825596,149</text:p>
          </table:table-cell>
          <table:table-cell office:value-type="float" office:value="20825595.158" table:style-name="ce3">
            <text:p>20825595,158</text:p>
          </table:table-cell>
          <table:table-cell office:value-type="float" office:value="-2273861.0929999999" table:style-name="ce3">
            <text:p>-2273861,093</text:p>
          </table:table-cell>
          <table:table-cell office:value-type="float" office:value="-1771839.6140000001" table:style-name="ce3">
            <text:p>-1771839,614</text:p>
          </table:table-cell>
          <table:table-cell office:value-type="float" office:value="23715527.555" table:style-name="ce3">
            <text:p>23715527,555</text:p>
          </table:table-cell>
          <table:table-cell office:value-type="float" office:value="23715529.414999999" table:style-name="ce3">
            <text:p>23715529,415</text:p>
          </table:table-cell>
          <table:table-cell office:value-type="float" office:value="23715527.965" table:style-name="ce3">
            <text:p>23715527,965</text:p>
          </table:table-cell>
          <table:table-cell office:value-type="float" office:value="-1872002.3840000001" table:style-name="ce3">
            <text:p>-1872002,384</text:p>
          </table:table-cell>
          <table:table-cell office:value-type="float" office:value="-1458702.534" table:style-name="ce3">
            <text:p>-1458702,534</text:p>
          </table:table-cell>
          <table:table-cell office:value-type="float" office:value="23909985.914999999" table:style-name="ce3">
            <text:p>23909985,915</text:p>
          </table:table-cell>
          <table:table-cell office:value-type="float" office:value="23909981.612" table:style-name="ce3">
            <text:p>23909981,612</text:p>
          </table:table-cell>
          <table:table-cell office:value-type="float" office:value="23909984.381000001" table:style-name="ce3">
            <text:p>23909984,381</text:p>
          </table:table-cell>
          <table:table-cell table:style-name="ce2"/>
          <table:table-cell office:value-type="float" office:value="-22467091.976" table:style-name="ce3">
            <text:p>-22467091,976</text:p>
          </table:table-cell>
          <table:table-cell office:value-type="float" office:value="-17506822.300000001" table:style-name="ce3">
            <text:p>-17506822,300</text:p>
          </table:table-cell>
          <table:table-cell office:value-type="float" office:value="19854425.873" table:style-name="ce3">
            <text:p>19854425,873</text:p>
          </table:table-cell>
          <table:table-cell office:value-type="float" office:value="19854423.938000001" table:style-name="ce3">
            <text:p>19854423,938</text:p>
          </table:table-cell>
          <table:table-cell office:value-type="float" office:value="19854425.726" table:style-name="ce3">
            <text:p>19854425,726</text:p>
          </table:table-cell>
          <table:table-cell office:value-type="float" office:value="-2150435.1170000001" table:style-name="ce3">
            <text:p>-2150435,117</text:p>
          </table:table-cell>
          <table:table-cell office:value-type="float" office:value="-1675663.8130000001" table:style-name="ce3">
            <text:p>-1675663,813</text:p>
          </table:table-cell>
          <table:table-cell office:value-type="float" office:value="24046805.011999998" table:style-name="ce3">
            <text:p>24046805,012</text:p>
          </table:table-cell>
          <table:table-cell office:value-type="float" office:value="24046802.429000001" table:style-name="ce3">
            <text:p>24046802,429</text:p>
          </table:table-cell>
          <table:table-cell office:value-type="float" office:value="24046806.208999999" table:style-name="ce3">
            <text:p>24046806,209</text:p>
          </table:table-cell>
          <table:table-cell office:value-type="float" office:value="-15185230.52" table:style-name="ce3">
            <text:p>-15185230,520</text:p>
          </table:table-cell>
          <table:table-cell office:value-type="float" office:value="-11832645.514" table:style-name="ce3">
            <text:p>-11832645,514</text:p>
          </table:table-cell>
          <table:table-cell office:value-type="float" office:value="20825586.175000001" table:style-name="ce3">
            <text:p>20825586,175</text:p>
          </table:table-cell>
          <table:table-cell office:value-type="float" office:value="20825583.469000001" table:style-name="ce3">
            <text:p>20825583,469</text:p>
          </table:table-cell>
          <table:table-cell office:value-type="float" office:value="20825585.375" table:style-name="ce3">
            <text:p>20825585,375</text:p>
          </table:table-cell>
          <table:table-cell office:value-type="float" office:value="-3038201.3390000002" table:style-name="ce3">
            <text:p>-3038201,339</text:p>
          </table:table-cell>
          <table:table-cell office:value-type="float" office:value="-2367429.344" table:style-name="ce3">
            <text:p>-2367429,344</text:p>
          </table:table-cell>
          <table:table-cell office:value-type="float" office:value="23715514.772999998" table:style-name="ce3">
            <text:p>23715514,773</text:p>
          </table:table-cell>
          <table:table-cell office:value-type="float" office:value="23715515.541999999" table:style-name="ce3">
            <text:p>23715515,542</text:p>
          </table:table-cell>
          <table:table-cell office:value-type="float" office:value="23715515.101" table:style-name="ce3">
            <text:p>23715515,101</text:p>
          </table:table-cell>
          <table:table-cell office:value-type="float" office:value="-2467476.7179999999" table:style-name="ce3">
            <text:p>-2467476,718</text:p>
          </table:table-cell>
          <table:table-cell office:value-type="float" office:value="-1922708.79" table:style-name="ce3">
            <text:p>-1922708,790</text:p>
          </table:table-cell>
          <table:table-cell office:value-type="float" office:value="23909979.149999999" table:style-name="ce3">
            <text:p>23909979,150</text:p>
          </table:table-cell>
          <table:table-cell office:value-type="float" office:value="23909976.339000002" table:style-name="ce3">
            <text:p>23909976,339</text:p>
          </table:table-cell>
          <table:table-cell office:value-type="float" office:value="23909979.366999999" table:style-name="ce3">
            <text:p>23909979,367</text:p>
          </table:table-cell>
          <table:table-cell table:number-columns-repeated="16332"/>
        </table:table-row>
        <table:table-row table:style-name="ro1">
          <table:table-cell office:value-type="float" office:value="8730" table:style-name="ce2">
            <text:p>8730</text:p>
          </table:table-cell>
          <table:table-cell office:value-type="float" office:value="-21065197.671999998" table:style-name="ce2">
            <text:p>-21065197,67</text:p>
          </table:table-cell>
          <table:table-cell office:value-type="float" office:value="-16414437.445" table:style-name="ce3">
            <text:p>-16414437,445</text:p>
          </table:table-cell>
          <table:table-cell office:value-type="float" office:value="19853955.975000001" table:style-name="ce3">
            <text:p>19853955,975</text:p>
          </table:table-cell>
          <table:table-cell office:value-type="float" office:value="19853956.475000001" table:style-name="ce3">
            <text:p>19853956,475</text:p>
          </table:table-cell>
          <table:table-cell office:value-type="float" office:value="19853955.453000002" table:style-name="ce3">
            <text:p>19853955,453</text:p>
          </table:table-cell>
          <table:table-cell office:value-type="float" office:value="-1547415.676" table:style-name="ce3">
            <text:p>-1547415,676</text:p>
          </table:table-cell>
          <table:table-cell office:value-type="float" office:value="-1205778.9839999999" table:style-name="ce3">
            <text:p>-1205778,984</text:p>
          </table:table-cell>
          <table:table-cell office:value-type="float" office:value="24054013.445" table:style-name="ce3">
            <text:p>24054013,445</text:p>
          </table:table-cell>
          <table:table-cell office:value-type="float" office:value="24054012.453000002" table:style-name="ce3">
            <text:p>24054012,453</text:p>
          </table:table-cell>
          <table:table-cell office:value-type="float" office:value="24054015.511999998" table:style-name="ce3">
            <text:p>24054015,512</text:p>
          </table:table-cell>
          <table:table-cell office:value-type="float" office:value="-14834656.017000001" table:style-name="ce3">
            <text:p>-14834656,017</text:p>
          </table:table-cell>
          <table:table-cell office:value-type="float" office:value="-11559470.289000001" table:style-name="ce3">
            <text:p>-11559470,289</text:p>
          </table:table-cell>
          <table:table-cell office:value-type="float" office:value="20819047.305" table:style-name="ce3">
            <text:p>20819047,305</text:p>
          </table:table-cell>
          <table:table-cell office:value-type="float" office:value="20819048.094999999" table:style-name="ce3">
            <text:p>20819048,095</text:p>
          </table:table-cell>
          <table:table-cell office:value-type="float" office:value="20819046.771000002" table:style-name="ce3">
            <text:p>20819046,771</text:p>
          </table:table-cell>
          <table:table-cell office:value-type="float" office:value="-2372589.423" table:style-name="ce3">
            <text:p>-2372589,423</text:p>
          </table:table-cell>
          <table:table-cell office:value-type="float" office:value="-1848770.7660000001" table:style-name="ce3">
            <text:p>-1848770,766</text:p>
          </table:table-cell>
          <table:table-cell office:value-type="float" office:value="23696740.065000001" table:style-name="ce3">
            <text:p>23696740,065</text:p>
          </table:table-cell>
          <table:table-cell office:value-type="float" office:value="23696741.693999998" table:style-name="ce3">
            <text:p>23696741,694</text:p>
          </table:table-cell>
          <table:table-cell office:value-type="float" office:value="23696741.771000002" table:style-name="ce3">
            <text:p>23696741,771</text:p>
          </table:table-cell>
          <table:table-cell office:value-type="float" office:value="-1990719.59" table:style-name="ce3">
            <text:p>-1990719,590</text:p>
          </table:table-cell>
          <table:table-cell office:value-type="float" office:value="-1551209.46" table:style-name="ce3">
            <text:p>-1551209,460</text:p>
          </table:table-cell>
          <table:table-cell office:value-type="float" office:value="23887392.081" table:style-name="ce3">
            <text:p>23887392,081</text:p>
          </table:table-cell>
          <table:table-cell office:value-type="float" office:value="23887393" table:style-name="ce3">
            <text:p>23887393,000</text:p>
          </table:table-cell>
          <table:table-cell office:value-type="float" office:value="23887392.239" table:style-name="ce3">
            <text:p>23887392,239</text:p>
          </table:table-cell>
          <table:table-cell table:style-name="ce2"/>
          <table:table-cell office:value-type="float" office:value="-22469617.623" table:style-name="ce3">
            <text:p>-22469617,623</text:p>
          </table:table-cell>
          <table:table-cell office:value-type="float" office:value="-17508790.331" table:style-name="ce3">
            <text:p>-17508790,331</text:p>
          </table:table-cell>
          <table:table-cell office:value-type="float" office:value="19853945.827" table:style-name="ce3">
            <text:p>19853945,827</text:p>
          </table:table-cell>
          <table:table-cell office:value-type="float" office:value="19853943.460999999" table:style-name="ce3">
            <text:p>19853943,461</text:p>
          </table:table-cell>
          <table:table-cell office:value-type="float" office:value="19853945.462000001" table:style-name="ce3">
            <text:p>19853945,462</text:p>
          </table:table-cell>
          <table:table-cell office:value-type="float" office:value="-2112597.7119999998" table:style-name="ce3">
            <text:p>-2112597,712</text:p>
          </table:table-cell>
          <table:table-cell office:value-type="float" office:value="-1646180.128" table:style-name="ce3">
            <text:p>-1646180,128</text:p>
          </table:table-cell>
          <table:table-cell office:value-type="float" office:value="24054005.723000001" table:style-name="ce3">
            <text:p>24054005,723</text:p>
          </table:table-cell>
          <table:table-cell office:value-type="float" office:value="24054004.818" table:style-name="ce3">
            <text:p>24054004,818</text:p>
          </table:table-cell>
          <table:table-cell office:value-type="float" office:value="24054003.309999999" table:style-name="ce3">
            <text:p>24054003,310</text:p>
          </table:table-cell>
          <table:table-cell office:value-type="float" office:value="-15219633.631999999" table:style-name="ce3">
            <text:p>-15219633,632</text:p>
          </table:table-cell>
          <table:table-cell office:value-type="float" office:value="-11859453.125" table:style-name="ce3">
            <text:p>-11859453,125</text:p>
          </table:table-cell>
          <table:table-cell office:value-type="float" office:value="20819039.333000001" table:style-name="ce3">
            <text:p>20819039,333</text:p>
          </table:table-cell>
          <table:table-cell office:value-type="float" office:value="20819036.833000001" table:style-name="ce3">
            <text:p>20819036,833</text:p>
          </table:table-cell>
          <table:table-cell office:value-type="float" office:value="20819038.572000001" table:style-name="ce3">
            <text:p>20819038,572</text:p>
          </table:table-cell>
          <table:table-cell office:value-type="float" office:value="-3136921.3360000001" table:style-name="ce3">
            <text:p>-3136921,336</text:p>
          </table:table-cell>
          <table:table-cell office:value-type="float" office:value="-2444354.0469999998" table:style-name="ce3">
            <text:p>-2444354,047</text:p>
          </table:table-cell>
          <table:table-cell office:value-type="float" office:value="23696730.344000001" table:style-name="ce3">
            <text:p>23696730,344</text:p>
          </table:table-cell>
          <table:table-cell office:value-type="float" office:value="23696729.774" table:style-name="ce3">
            <text:p>23696729,774</text:p>
          </table:table-cell>
          <table:table-cell office:value-type="float" office:value="23696728.605999999" table:style-name="ce3">
            <text:p>23696728,606</text:p>
          </table:table-cell>
          <table:table-cell office:value-type="float" office:value="-2586185.6779999998" table:style-name="ce3">
            <text:p>-2586185,678</text:p>
          </table:table-cell>
          <table:table-cell office:value-type="float" office:value="-2015209.3119999999" table:style-name="ce3">
            <text:p>-2015209,312</text:p>
          </table:table-cell>
          <table:table-cell office:value-type="float" office:value="23887388.993999999" table:style-name="ce3">
            <text:p>23887388,994</text:p>
          </table:table-cell>
          <table:table-cell office:value-type="float" office:value="23887385.771000002" table:style-name="ce3">
            <text:p>23887385,771</text:p>
          </table:table-cell>
          <table:table-cell office:value-type="float" office:value="23887388.706" table:style-name="ce3">
            <text:p>23887388,706</text:p>
          </table:table-cell>
          <table:table-cell table:number-columns-repeated="16332"/>
        </table:table-row>
        <table:table-row table:style-name="ro1">
          <table:table-cell office:value-type="float" office:value="8760" table:style-name="ce2">
            <text:p>8760</text:p>
          </table:table-cell>
          <table:table-cell office:value-type="float" office:value="-21067292.794" table:style-name="ce2">
            <text:p>-21067292,79</text:p>
          </table:table-cell>
          <table:table-cell office:value-type="float" office:value="-16416070.006999999" table:style-name="ce3">
            <text:p>-16416070,007</text:p>
          </table:table-cell>
          <table:table-cell office:value-type="float" office:value="19853557.135000002" table:style-name="ce3">
            <text:p>19853557,135</text:p>
          </table:table-cell>
          <table:table-cell office:value-type="float" office:value="19853557.73" table:style-name="ce3">
            <text:p>19853557,730</text:p>
          </table:table-cell>
          <table:table-cell office:value-type="float" office:value="19853556.717" table:style-name="ce3">
            <text:p>19853556,717</text:p>
          </table:table-cell>
          <table:table-cell office:value-type="float" office:value="-1509239.4820000001" table:style-name="ce3">
            <text:p>-1509239,482</text:p>
          </table:table-cell>
          <table:table-cell office:value-type="float" office:value="-1176031.311" table:style-name="ce3">
            <text:p>-1176031,311</text:p>
          </table:table-cell>
          <table:table-cell office:value-type="float" office:value="24061281.228999998" table:style-name="ce3">
            <text:p>24061281,229</text:p>
          </table:table-cell>
          <table:table-cell office:value-type="float" office:value="24061277.947000001" table:style-name="ce3">
            <text:p>24061277,947</text:p>
          </table:table-cell>
          <table:table-cell office:value-type="float" office:value="24061279.908" table:style-name="ce3">
            <text:p>24061279,908</text:p>
          </table:table-cell>
          <table:table-cell office:value-type="float" office:value="-14868659.879000001" table:style-name="ce3">
            <text:p>-14868659,879</text:p>
          </table:table-cell>
          <table:table-cell office:value-type="float" office:value="-11585966.796" table:style-name="ce3">
            <text:p>-11585966,796</text:p>
          </table:table-cell>
          <table:table-cell office:value-type="float" office:value="20812576.039000001" table:style-name="ce3">
            <text:p>20812576,039</text:p>
          </table:table-cell>
          <table:table-cell office:value-type="float" office:value="20812577.120999999" table:style-name="ce3">
            <text:p>20812577,121</text:p>
          </table:table-cell>
          <table:table-cell office:value-type="float" office:value="20812575.640000001" table:style-name="ce3">
            <text:p>20812575,640</text:p>
          </table:table-cell>
          <table:table-cell office:value-type="float" office:value="-2471113.4870000002" table:style-name="ce3">
            <text:p>-2471113,487</text:p>
          </table:table-cell>
          <table:table-cell office:value-type="float" office:value="-1925542.764" table:style-name="ce3">
            <text:p>-1925542,764</text:p>
          </table:table-cell>
          <table:table-cell office:value-type="float" office:value="23677993.881000001" table:style-name="ce3">
            <text:p>23677993,881</text:p>
          </table:table-cell>
          <table:table-cell office:value-type="float" office:value="23677993.232999999" table:style-name="ce3">
            <text:p>23677993,233</text:p>
          </table:table-cell>
          <table:table-cell office:value-type="float" office:value="23677992.228999998" table:style-name="ce3">
            <text:p>23677992,229</text:p>
          </table:table-cell>
          <table:table-cell office:value-type="float" office:value="-2109391.074" table:style-name="ce3">
            <text:p>-2109391,074</text:p>
          </table:table-cell>
          <table:table-cell office:value-type="float" office:value="-1643680.7320000001" table:style-name="ce3">
            <text:p>-1643680,732</text:p>
          </table:table-cell>
          <table:table-cell office:value-type="float" office:value="23864809.747000001" table:style-name="ce3">
            <text:p>23864809,747</text:p>
          </table:table-cell>
          <table:table-cell office:value-type="float" office:value="23864809.524" table:style-name="ce3">
            <text:p>23864809,524</text:p>
          </table:table-cell>
          <table:table-cell office:value-type="float" office:value="23864809.945" table:style-name="ce3">
            <text:p>23864809,945</text:p>
          </table:table-cell>
          <table:table-cell table:style-name="ce2"/>
          <table:table-cell office:value-type="float" office:value="-22471701.169" table:style-name="ce3">
            <text:p>-22471701,169</text:p>
          </table:table-cell>
          <table:table-cell office:value-type="float" office:value="-17510413.868999999" table:style-name="ce3">
            <text:p>-17510413,869</text:p>
          </table:table-cell>
          <table:table-cell office:value-type="float" office:value="19853549.425000001" table:style-name="ce3">
            <text:p>19853549,425</text:p>
          </table:table-cell>
          <table:table-cell office:value-type="float" office:value="19853546.888" table:style-name="ce3">
            <text:p>19853546,888</text:p>
          </table:table-cell>
          <table:table-cell office:value-type="float" office:value="19853549.052000001" table:style-name="ce3">
            <text:p>19853549,052</text:p>
          </table:table-cell>
          <table:table-cell office:value-type="float" office:value="-2074409.7209999999" table:style-name="ce3">
            <text:p>-2074409,721</text:p>
          </table:table-cell>
          <table:table-cell office:value-type="float" office:value="-1616423.2420000001" table:style-name="ce3">
            <text:p>-1616423,242</text:p>
          </table:table-cell>
          <table:table-cell office:value-type="float" office:value="24061271.002" table:style-name="ce3">
            <text:p>24061271,002</text:p>
          </table:table-cell>
          <table:table-cell office:value-type="float" office:value="24061267.135000002" table:style-name="ce3">
            <text:p>24061267,135</text:p>
          </table:table-cell>
          <table:table-cell office:value-type="float" office:value="24061271.34" table:style-name="ce3">
            <text:p>24061271,340</text:p>
          </table:table-cell>
          <table:table-cell office:value-type="float" office:value="-15253625.944" table:style-name="ce3">
            <text:p>-15253625,944</text:p>
          </table:table-cell>
          <table:table-cell office:value-type="float" office:value="-11885940.630999999" table:style-name="ce3">
            <text:p>-11885940,631</text:p>
          </table:table-cell>
          <table:table-cell office:value-type="float" office:value="20812570.184999999" table:style-name="ce3">
            <text:p>20812570,185</text:p>
          </table:table-cell>
          <table:table-cell office:value-type="float" office:value="20812568.265999999" table:style-name="ce3">
            <text:p>20812568,266</text:p>
          </table:table-cell>
          <table:table-cell office:value-type="float" office:value="20812569.497000001" table:style-name="ce3">
            <text:p>20812569,497</text:p>
          </table:table-cell>
          <table:table-cell office:value-type="float" office:value="-3235433.71" table:style-name="ce3">
            <text:p>-3235433,710</text:p>
          </table:table-cell>
          <table:table-cell office:value-type="float" office:value="-2521116.906" table:style-name="ce3">
            <text:p>-2521116,906</text:p>
          </table:table-cell>
          <table:table-cell office:value-type="float" office:value="23677983.870999999" table:style-name="ce3">
            <text:p>23677983,871</text:p>
          </table:table-cell>
          <table:table-cell office:value-type="float" office:value="23677982.567000002" table:style-name="ce3">
            <text:p>23677982,567</text:p>
          </table:table-cell>
          <table:table-cell office:value-type="float" office:value="23677983.813000001" table:style-name="ce3">
            <text:p>23677983,813</text:p>
          </table:table-cell>
          <table:table-cell office:value-type="float" office:value="-2704845.5249999999" table:style-name="ce3">
            <text:p>-2704845,525</text:p>
          </table:table-cell>
          <table:table-cell office:value-type="float" office:value="-2107671.5249999999" table:style-name="ce3">
            <text:p>-2107671,525</text:p>
          </table:table-cell>
          <table:table-cell office:value-type="float" office:value="23864808.278999999" table:style-name="ce3">
            <text:p>23864808,279</text:p>
          </table:table-cell>
          <table:table-cell office:value-type="float" office:value="23864806.272" table:style-name="ce3">
            <text:p>23864806,272</text:p>
          </table:table-cell>
          <table:table-cell office:value-type="float" office:value="23864809.384" table:style-name="ce3">
            <text:p>23864809,384</text:p>
          </table:table-cell>
          <table:table-cell table:number-columns-repeated="16332"/>
        </table:table-row>
        <table:table-row table:style-name="ro1">
          <table:table-cell office:value-type="float" office:value="8790" table:style-name="ce2">
            <text:p>8790</text:p>
          </table:table-cell>
          <table:table-cell office:value-type="float" office:value="-21068947.177000001" table:style-name="ce2">
            <text:p>-21068947,18</text:p>
          </table:table-cell>
          <table:table-cell office:value-type="float" office:value="-16417359.126" table:style-name="ce3">
            <text:p>-16417359,126</text:p>
          </table:table-cell>
          <table:table-cell office:value-type="float" office:value="19853242.149" table:style-name="ce3">
            <text:p>19853242,149</text:p>
          </table:table-cell>
          <table:table-cell office:value-type="float" office:value="19853242.838" table:style-name="ce3">
            <text:p>19853242,838</text:p>
          </table:table-cell>
          <table:table-cell office:value-type="float" office:value="19853242.044" table:style-name="ce3">
            <text:p>19853242,044</text:p>
          </table:table-cell>
          <table:table-cell office:value-type="float" office:value="-1470715.3049999999" table:style-name="ce3">
            <text:p>-1470715,305</text:p>
          </table:table-cell>
          <table:table-cell office:value-type="float" office:value="-1146012.459" table:style-name="ce3">
            <text:p>-1146012,459</text:p>
          </table:table-cell>
          <table:table-cell office:value-type="float" office:value="24068609.873" table:style-name="ce3">
            <text:p>24068609,873</text:p>
          </table:table-cell>
          <table:table-cell office:value-type="float" office:value="24068607.567000002" table:style-name="ce3">
            <text:p>24068607,567</text:p>
          </table:table-cell>
          <table:table-cell office:value-type="float" office:value="24068610.338" table:style-name="ce3">
            <text:p>24068610,338</text:p>
          </table:table-cell>
          <table:table-cell office:value-type="float" office:value="-14902253.267999999" table:style-name="ce3">
            <text:p>-14902253,268</text:p>
          </table:table-cell>
          <table:table-cell office:value-type="float" office:value="-11612143.449999999" table:style-name="ce3">
            <text:p>-11612143,450</text:p>
          </table:table-cell>
          <table:table-cell office:value-type="float" office:value="20806183.699999999" table:style-name="ce3">
            <text:p>20806183,700</text:p>
          </table:table-cell>
          <table:table-cell office:value-type="float" office:value="20806184.300999999" table:style-name="ce3">
            <text:p>20806184,301</text:p>
          </table:table-cell>
          <table:table-cell office:value-type="float" office:value="20806182.953000002" table:style-name="ce3">
            <text:p>20806182,953</text:p>
          </table:table-cell>
          <table:table-cell office:value-type="float" office:value="-2569427.5129999998" table:style-name="ce3">
            <text:p>-2569427,513</text:p>
          </table:table-cell>
          <table:table-cell office:value-type="float" office:value="-2002151.088" table:style-name="ce3">
            <text:p>-2002151,088</text:p>
          </table:table-cell>
          <table:table-cell office:value-type="float" office:value="23659285.774" table:style-name="ce3">
            <text:p>23659285,774</text:p>
          </table:table-cell>
          <table:table-cell office:value-type="float" office:value="23659285.157000002" table:style-name="ce3">
            <text:p>23659285,157</text:p>
          </table:table-cell>
          <table:table-cell office:value-type="float" office:value="23659283.603999998" table:style-name="ce3">
            <text:p>23659283,604</text:p>
          </table:table-cell>
          <table:table-cell office:value-type="float" office:value="-2228011.31" table:style-name="ce3">
            <text:p>-2228011,310</text:p>
          </table:table-cell>
          <table:table-cell office:value-type="float" office:value="-1736112.08" table:style-name="ce3">
            <text:p>-1736112,080</text:p>
          </table:table-cell>
          <table:table-cell office:value-type="float" office:value="23842239.524" table:style-name="ce3">
            <text:p>23842239,524</text:p>
          </table:table-cell>
          <table:table-cell office:value-type="float" office:value="23842237.875" table:style-name="ce3">
            <text:p>23842237,875</text:p>
          </table:table-cell>
          <table:table-cell office:value-type="float" office:value="23842237.756999999" table:style-name="ce3">
            <text:p>23842237,757</text:p>
          </table:table-cell>
          <table:table-cell table:style-name="ce2"/>
          <table:table-cell office:value-type="float" office:value="-22473347.059999999" table:style-name="ce3">
            <text:p>-22473347,060</text:p>
          </table:table-cell>
          <table:table-cell office:value-type="float" office:value="-17511696.377" table:style-name="ce3">
            <text:p>-17511696,377</text:p>
          </table:table-cell>
          <table:table-cell office:value-type="float" office:value="19853235.842999998" table:style-name="ce3">
            <text:p>19853235,843</text:p>
          </table:table-cell>
          <table:table-cell office:value-type="float" office:value="19853233.838" table:style-name="ce3">
            <text:p>19853233,838</text:p>
          </table:table-cell>
          <table:table-cell office:value-type="float" office:value="19853235.535999998" table:style-name="ce3">
            <text:p>19853235,536</text:p>
          </table:table-cell>
          <table:table-cell office:value-type="float" office:value="-2035876.845" table:style-name="ce3">
            <text:p>-2035876,845</text:p>
          </table:table-cell>
          <table:table-cell office:value-type="float" office:value="-1586397.6440000001" table:style-name="ce3">
            <text:p>-1586397,644</text:p>
          </table:table-cell>
          <table:table-cell office:value-type="float" office:value="24068606.405999999" table:style-name="ce3">
            <text:p>24068606,406</text:p>
          </table:table-cell>
          <table:table-cell office:value-type="float" office:value="24068603.368999999" table:style-name="ce3">
            <text:p>24068603,369</text:p>
          </table:table-cell>
          <table:table-cell office:value-type="float" office:value="24068605.936000001" table:style-name="ce3">
            <text:p>24068605,936</text:p>
          </table:table-cell>
          <table:table-cell office:value-type="float" office:value="-15287210.870999999" table:style-name="ce3">
            <text:p>-15287210,871</text:p>
          </table:table-cell>
          <table:table-cell office:value-type="float" office:value="-11912110.693" table:style-name="ce3">
            <text:p>-11912110,693</text:p>
          </table:table-cell>
          <table:table-cell office:value-type="float" office:value="20806179.851" table:style-name="ce3">
            <text:p>20806179,851</text:p>
          </table:table-cell>
          <table:table-cell office:value-type="float" office:value="20806177.202" table:style-name="ce3">
            <text:p>20806177,202</text:p>
          </table:table-cell>
          <table:table-cell office:value-type="float" office:value="20806179.486000001" table:style-name="ce3">
            <text:p>20806179,486</text:p>
          </table:table-cell>
          <table:table-cell office:value-type="float" office:value="-3333739.1310000001" table:style-name="ce3">
            <text:p>-3333739,131</text:p>
          </table:table-cell>
          <table:table-cell office:value-type="float" office:value="-2597718.5350000001" table:style-name="ce3">
            <text:p>-2597718,535</text:p>
          </table:table-cell>
          <table:table-cell office:value-type="float" office:value="23659276.145" table:style-name="ce3">
            <text:p>23659276,145</text:p>
          </table:table-cell>
          <table:table-cell office:value-type="float" office:value="23659275.063000001" table:style-name="ce3">
            <text:p>23659275,063</text:p>
          </table:table-cell>
          <table:table-cell office:value-type="float" office:value="23659274.931000002" table:style-name="ce3">
            <text:p>23659274,931</text:p>
          </table:table-cell>
          <table:table-cell office:value-type="float" office:value="-2823457.2119999998" table:style-name="ce3">
            <text:p>-2823457,212</text:p>
          </table:table-cell>
          <table:table-cell office:value-type="float" office:value="-2200096.1949999998" table:style-name="ce3">
            <text:p>-2200096,195</text:p>
          </table:table-cell>
          <table:table-cell office:value-type="float" office:value="23842238.909000002" table:style-name="ce3">
            <text:p>23842238,909</text:p>
          </table:table-cell>
          <table:table-cell office:value-type="float" office:value="23842234.495000001" table:style-name="ce3">
            <text:p>23842234,495</text:p>
          </table:table-cell>
          <table:table-cell office:value-type="float" office:value="23842238.5" table:style-name="ce3">
            <text:p>23842238,500</text:p>
          </table:table-cell>
          <table:table-cell table:number-columns-repeated="16332"/>
        </table:table-row>
        <table:table-row table:style-name="ro1">
          <table:table-cell office:value-type="float" office:value="8820" table:style-name="ce2">
            <text:p>8820</text:p>
          </table:table-cell>
          <table:table-cell office:value-type="float" office:value="-21070154.916000001" table:style-name="ce2">
            <text:p>-21070154,92</text:p>
          </table:table-cell>
          <table:table-cell office:value-type="float" office:value="-16418300.210000001" table:style-name="ce3">
            <text:p>-16418300,210</text:p>
          </table:table-cell>
          <table:table-cell office:value-type="float" office:value="19853012.780000001" table:style-name="ce3">
            <text:p>19853012,780</text:p>
          </table:table-cell>
          <table:table-cell office:value-type="float" office:value="19853012.905999999" table:style-name="ce3">
            <text:p>19853012,906</text:p>
          </table:table-cell>
          <table:table-cell office:value-type="float" office:value="19853012.331" table:style-name="ce3">
            <text:p>19853012,331</text:p>
          </table:table-cell>
          <table:table-cell office:value-type="float" office:value="-1431838.4010000001" table:style-name="ce3">
            <text:p>-1431838,401</text:p>
          </table:table-cell>
          <table:table-cell office:value-type="float" office:value="-1115718.774" table:style-name="ce3">
            <text:p>-1115718,774</text:p>
          </table:table-cell>
          <table:table-cell office:value-type="float" office:value="24076007.295000002" table:style-name="ce3">
            <text:p>24076007,295</text:p>
          </table:table-cell>
          <table:table-cell office:value-type="float" office:value="24076008.294" table:style-name="ce3">
            <text:p>24076008,294</text:p>
          </table:table-cell>
          <table:table-cell office:value-type="float" office:value="24076008.372000001" table:style-name="ce3">
            <text:p>24076008,372</text:p>
          </table:table-cell>
          <table:table-cell office:value-type="float" office:value="-14935430.236" table:style-name="ce3">
            <text:p>-14935430,236</text:p>
          </table:table-cell>
          <table:table-cell office:value-type="float" office:value="-11637995.629000001" table:style-name="ce3">
            <text:p>-11637995,629</text:p>
          </table:table-cell>
          <table:table-cell office:value-type="float" office:value="20799869.756999999" table:style-name="ce3">
            <text:p>20799869,757</text:p>
          </table:table-cell>
          <table:table-cell office:value-type="float" office:value="20799870.539000001" table:style-name="ce3">
            <text:p>20799870,539</text:p>
          </table:table-cell>
          <table:table-cell office:value-type="float" office:value="20799869.824000001" table:style-name="ce3">
            <text:p>20799869,824</text:p>
          </table:table-cell>
          <table:table-cell office:value-type="float" office:value="-2667522.11" table:style-name="ce3">
            <text:p>-2667522,110</text:p>
          </table:table-cell>
          <table:table-cell office:value-type="float" office:value="-2078588.42" table:style-name="ce3">
            <text:p>-2078588,420</text:p>
          </table:table-cell>
          <table:table-cell office:value-type="float" office:value="23640618.431000002" table:style-name="ce3">
            <text:p>23640618,431</text:p>
          </table:table-cell>
          <table:table-cell office:value-type="float" office:value="23640618.484999999" table:style-name="ce3">
            <text:p>23640618,485</text:p>
          </table:table-cell>
          <table:table-cell office:value-type="float" office:value="23640617.748" table:style-name="ce3">
            <text:p>23640617,748</text:p>
          </table:table-cell>
          <table:table-cell office:value-type="float" office:value="-2346570.2519999999" table:style-name="ce3">
            <text:p>-2346570,252</text:p>
          </table:table-cell>
          <table:table-cell office:value-type="float" office:value="-1828495.6529999999" table:style-name="ce3">
            <text:p>-1828495,653</text:p>
          </table:table-cell>
          <table:table-cell office:value-type="float" office:value="23819678.066" table:style-name="ce3">
            <text:p>23819678,066</text:p>
          </table:table-cell>
          <table:table-cell office:value-type="float" office:value="23819676.771000002" table:style-name="ce3">
            <text:p>23819676,771</text:p>
          </table:table-cell>
          <table:table-cell office:value-type="float" office:value="23819677.805" table:style-name="ce3">
            <text:p>23819677,805</text:p>
          </table:table-cell>
          <table:table-cell table:style-name="ce2"/>
          <table:table-cell office:value-type="float" office:value="-22474562.98" table:style-name="ce3">
            <text:p>-22474562,980</text:p>
          </table:table-cell>
          <table:table-cell office:value-type="float" office:value="-17512643.831999999" table:style-name="ce3">
            <text:p>-17512643,832</text:p>
          </table:table-cell>
          <table:table-cell office:value-type="float" office:value="19853005.076000001" table:style-name="ce3">
            <text:p>19853005,076</text:p>
          </table:table-cell>
          <table:table-cell office:value-type="float" office:value="19853002.254999999" table:style-name="ce3">
            <text:p>19853002,255</text:p>
          </table:table-cell>
          <table:table-cell office:value-type="float" office:value="19853004.197000001" table:style-name="ce3">
            <text:p>19853004,197</text:p>
          </table:table-cell>
          <table:table-cell office:value-type="float" office:value="-1997007.8419999999" table:style-name="ce3">
            <text:p>-1997007,842</text:p>
          </table:table-cell>
          <table:table-cell office:value-type="float" office:value="-1556110.138" table:style-name="ce3">
            <text:p>-1556110,138</text:p>
          </table:table-cell>
          <table:table-cell office:value-type="float" office:value="24076001.313999999" table:style-name="ce3">
            <text:p>24076001,314</text:p>
          </table:table-cell>
          <table:table-cell office:value-type="float" office:value="24075998.793000001" table:style-name="ce3">
            <text:p>24075998,793</text:p>
          </table:table-cell>
          <table:table-cell office:value-type="float" office:value="24076002.320999999" table:style-name="ce3">
            <text:p>24076002,321</text:p>
          </table:table-cell>
          <table:table-cell office:value-type="float" office:value="-15320396.044" table:style-name="ce3">
            <text:p>-15320396,044</text:p>
          </table:table-cell>
          <table:table-cell office:value-type="float" office:value="-11937969.262" table:style-name="ce3">
            <text:p>-11937969,262</text:p>
          </table:table-cell>
          <table:table-cell office:value-type="float" office:value="20799864.403999999" table:style-name="ce3">
            <text:p>20799864,404</text:p>
          </table:table-cell>
          <table:table-cell office:value-type="float" office:value="20799862.111000001" table:style-name="ce3">
            <text:p>20799862,111</text:p>
          </table:table-cell>
          <table:table-cell office:value-type="float" office:value="20799864.118000001" table:style-name="ce3">
            <text:p>20799864,118</text:p>
          </table:table-cell>
          <table:table-cell office:value-type="float" office:value="-3431841.81" table:style-name="ce3">
            <text:p>-3431841,810</text:p>
          </table:table-cell>
          <table:table-cell office:value-type="float" office:value="-2674162.1549999998" table:style-name="ce3">
            <text:p>-2674162,155</text:p>
          </table:table-cell>
          <table:table-cell office:value-type="float" office:value="23640607.401000001" table:style-name="ce3">
            <text:p>23640607,401</text:p>
          </table:table-cell>
          <table:table-cell office:value-type="float" office:value="23640605.943" table:style-name="ce3">
            <text:p>23640605,943</text:p>
          </table:table-cell>
          <table:table-cell office:value-type="float" office:value="23640608.289999999" table:style-name="ce3">
            <text:p>23640608,290</text:p>
          </table:table-cell>
          <table:table-cell office:value-type="float" office:value="-2942024.2779999999" table:style-name="ce3">
            <text:p>-2942024,278</text:p>
          </table:table-cell>
          <table:table-cell office:value-type="float" office:value="-2292486.11" table:style-name="ce3">
            <text:p>-2292486,110</text:p>
          </table:table-cell>
          <table:table-cell office:value-type="float" office:value="23819678.127999999" table:style-name="ce3">
            <text:p>23819678,128</text:p>
          </table:table-cell>
          <table:table-cell office:value-type="float" office:value="23819673.675000001" table:style-name="ce3">
            <text:p>23819673,675</text:p>
          </table:table-cell>
          <table:table-cell office:value-type="float" office:value="23819676.655999999" table:style-name="ce3">
            <text:p>23819676,656</text:p>
          </table:table-cell>
          <table:table-cell table:number-columns-repeated="16332"/>
        </table:table-row>
        <table:table-row table:style-name="ro1">
          <table:table-cell office:value-type="float" office:value="8850" table:style-name="ce2">
            <text:p>8850</text:p>
          </table:table-cell>
          <table:table-cell office:value-type="float" office:value="-21070919.024" table:style-name="ce2">
            <text:p>-21070919,02</text:p>
          </table:table-cell>
          <table:table-cell office:value-type="float" office:value="-16418895.612" table:style-name="ce3">
            <text:p>-16418895,612</text:p>
          </table:table-cell>
          <table:table-cell office:value-type="float" office:value="19852867.712000001" table:style-name="ce3">
            <text:p>19852867,712</text:p>
          </table:table-cell>
          <table:table-cell office:value-type="float" office:value="19852867.693999998" table:style-name="ce3">
            <text:p>19852867,694</text:p>
          </table:table-cell>
          <table:table-cell office:value-type="float" office:value="19852866.925999999" table:style-name="ce3">
            <text:p>19852866,926</text:p>
          </table:table-cell>
          <table:table-cell office:value-type="float" office:value="-1392612.9620000001" table:style-name="ce3">
            <text:p>-1392612,962</text:p>
          </table:table-cell>
          <table:table-cell office:value-type="float" office:value="-1085153.558" table:style-name="ce3">
            <text:p>-1085153,558</text:p>
          </table:table-cell>
          <table:table-cell office:value-type="float" office:value="24083474.684999999" table:style-name="ce3">
            <text:p>24083474,685</text:p>
          </table:table-cell>
          <table:table-cell office:value-type="float" office:value="24083469.513" table:style-name="ce3">
            <text:p>24083469,513</text:p>
          </table:table-cell>
          <table:table-cell office:value-type="float" office:value="24083473.767000001" table:style-name="ce3">
            <text:p>24083473,767</text:p>
          </table:table-cell>
          <table:table-cell office:value-type="float" office:value="-14968193.086999999" table:style-name="ce3">
            <text:p>-14968193,087</text:p>
          </table:table-cell>
          <table:table-cell office:value-type="float" office:value="-11663525.113" table:style-name="ce3">
            <text:p>-11663525,113</text:p>
          </table:table-cell>
          <table:table-cell office:value-type="float" office:value="20793636.006000001" table:style-name="ce3">
            <text:p>20793636,006</text:p>
          </table:table-cell>
          <table:table-cell office:value-type="float" office:value="20793636" table:style-name="ce3">
            <text:p>20793636,000</text:p>
          </table:table-cell>
          <table:table-cell office:value-type="float" office:value="20793635.467" table:style-name="ce3">
            <text:p>20793635,467</text:p>
          </table:table-cell>
          <table:table-cell office:value-type="float" office:value="-2765396.568" table:style-name="ce3">
            <text:p>-2765396,568</text:p>
          </table:table-cell>
          <table:table-cell office:value-type="float" office:value="-2154854.2059999998" table:style-name="ce3">
            <text:p>-2154854,206</text:p>
          </table:table-cell>
          <table:table-cell office:value-type="float" office:value="23621993.443" table:style-name="ce3">
            <text:p>23621993,443</text:p>
          </table:table-cell>
          <table:table-cell office:value-type="float" office:value="23621993.855" table:style-name="ce3">
            <text:p>23621993,855</text:p>
          </table:table-cell>
          <table:table-cell office:value-type="float" office:value="23621992.692000002" table:style-name="ce3">
            <text:p>23621992,692</text:p>
          </table:table-cell>
          <table:table-cell office:value-type="float" office:value="-2465067.0359999998" table:style-name="ce3">
            <text:p>-2465067,036</text:p>
          </table:table-cell>
          <table:table-cell office:value-type="float" office:value="-1920830.828" table:style-name="ce3">
            <text:p>-1920830,828</text:p>
          </table:table-cell>
          <table:table-cell office:value-type="float" office:value="23797127.348999999" table:style-name="ce3">
            <text:p>23797127,349</text:p>
          </table:table-cell>
          <table:table-cell office:value-type="float" office:value="23797127.006000001" table:style-name="ce3">
            <text:p>23797127,006</text:p>
          </table:table-cell>
          <table:table-cell office:value-type="float" office:value="23797126.583999999" table:style-name="ce3">
            <text:p>23797126,584</text:p>
          </table:table-cell>
          <table:table-cell table:style-name="ce2"/>
          <table:table-cell office:value-type="float" office:value="-22475336.250999998" table:style-name="ce3">
            <text:p>-22475336,251</text:p>
          </table:table-cell>
          <table:table-cell office:value-type="float" office:value="-17513246.379000001" table:style-name="ce3">
            <text:p>-17513246,379</text:p>
          </table:table-cell>
          <table:table-cell office:value-type="float" office:value="19852857.337000001" table:style-name="ce3">
            <text:p>19852857,337</text:p>
          </table:table-cell>
          <table:table-cell office:value-type="float" office:value="19852855.241" table:style-name="ce3">
            <text:p>19852855,241</text:p>
          </table:table-cell>
          <table:table-cell office:value-type="float" office:value="19852857.147999998" table:style-name="ce3">
            <text:p>19852857,148</text:p>
          </table:table-cell>
          <table:table-cell office:value-type="float" office:value="-1957791.3759999999" table:style-name="ce3">
            <text:p>-1957791,376</text:p>
          </table:table-cell>
          <table:table-cell office:value-type="float" office:value="-1525551.86" table:style-name="ce3">
            <text:p>-1525551,860</text:p>
          </table:table-cell>
          <table:table-cell office:value-type="float" office:value="24083466.504999999" table:style-name="ce3">
            <text:p>24083466,505</text:p>
          </table:table-cell>
          <table:table-cell office:value-type="float" office:value="24083462.317000002" table:style-name="ce3">
            <text:p>24083462,317</text:p>
          </table:table-cell>
          <table:table-cell office:value-type="float" office:value="24083464.787" table:style-name="ce3">
            <text:p>24083464,787</text:p>
          </table:table-cell>
          <table:table-cell office:value-type="float" office:value="-15353168.093" table:style-name="ce3">
            <text:p>-15353168,093</text:p>
          </table:table-cell>
          <table:table-cell office:value-type="float" office:value="-11963505.911" table:style-name="ce3">
            <text:p>-11963505,911</text:p>
          </table:table-cell>
          <table:table-cell office:value-type="float" office:value="20793627.912999999" table:style-name="ce3">
            <text:p>20793627,913</text:p>
          </table:table-cell>
          <table:table-cell office:value-type="float" office:value="20793625.675000001" table:style-name="ce3">
            <text:p>20793625,675</text:p>
          </table:table-cell>
          <table:table-cell office:value-type="float" office:value="20793627.662999999" table:style-name="ce3">
            <text:p>20793627,663</text:p>
          </table:table-cell>
          <table:table-cell office:value-type="float" office:value="-3529725.2990000001" table:style-name="ce3">
            <text:p>-3529725,299</text:p>
          </table:table-cell>
          <table:table-cell office:value-type="float" office:value="-2750434.9819999998" table:style-name="ce3">
            <text:p>-2750434,982</text:p>
          </table:table-cell>
          <table:table-cell office:value-type="float" office:value="23621981.949000001" table:style-name="ce3">
            <text:p>23621981,949</text:p>
          </table:table-cell>
          <table:table-cell office:value-type="float" office:value="23621979.870000001" table:style-name="ce3">
            <text:p>23621979,870</text:p>
          </table:table-cell>
          <table:table-cell office:value-type="float" office:value="23621981.221999999" table:style-name="ce3">
            <text:p>23621981,222</text:p>
          </table:table-cell>
          <table:table-cell office:value-type="float" office:value="-3060530.2149999999" table:style-name="ce3">
            <text:p>-3060530,215</text:p>
          </table:table-cell>
          <table:table-cell office:value-type="float" office:value="-2384828.378" table:style-name="ce3">
            <text:p>-2384828,378</text:p>
          </table:table-cell>
          <table:table-cell office:value-type="float" office:value="23797125.717" table:style-name="ce3">
            <text:p>23797125,717</text:p>
          </table:table-cell>
          <table:table-cell office:value-type="float" office:value="23797122.315000001" table:style-name="ce3">
            <text:p>23797122,315</text:p>
          </table:table-cell>
          <table:table-cell office:value-type="float" office:value="23797125.331" table:style-name="ce3">
            <text:p>23797125,331</text:p>
          </table:table-cell>
          <table:table-cell table:number-columns-repeated="16332"/>
        </table:table-row>
        <table:table-row table:style-name="ro1">
          <table:table-cell office:value-type="float" office:value="8880" table:style-name="ce2">
            <text:p>8880</text:p>
          </table:table-cell>
          <table:table-cell office:value-type="float" office:value="-21071248.796999998" table:style-name="ce2">
            <text:p>-21071248,8</text:p>
          </table:table-cell>
          <table:table-cell office:value-type="float" office:value="-16419152.574999999" table:style-name="ce3">
            <text:p>-16419152,575</text:p>
          </table:table-cell>
          <table:table-cell office:value-type="float" office:value="19852804.429000001" table:style-name="ce3">
            <text:p>19852804,429</text:p>
          </table:table-cell>
          <table:table-cell office:value-type="float" office:value="19852805.090999998" table:style-name="ce3">
            <text:p>19852805,091</text:p>
          </table:table-cell>
          <table:table-cell office:value-type="float" office:value="19852804.285" table:style-name="ce3">
            <text:p>19852804,285</text:p>
          </table:table-cell>
          <table:table-cell office:value-type="float" office:value="-1353049.571" table:style-name="ce3">
            <text:p>-1353049,571</text:p>
          </table:table-cell>
          <table:table-cell office:value-type="float" office:value="-1054324.9580000001" table:style-name="ce3">
            <text:p>-1054324,958</text:p>
          </table:table-cell>
          <table:table-cell office:value-type="float" office:value="24091000.379999999" table:style-name="ce3">
            <text:p>24091000,380</text:p>
          </table:table-cell>
          <table:table-cell office:value-type="float" office:value="24090999.392000001" table:style-name="ce3">
            <text:p>24090999,392</text:p>
          </table:table-cell>
          <table:table-cell office:value-type="float" office:value="24091000.852000002" table:style-name="ce3">
            <text:p>24091000,852</text:p>
          </table:table-cell>
          <table:table-cell office:value-type="float" office:value="-15000550.698999999" table:style-name="ce3">
            <text:p>-15000550,699</text:p>
          </table:table-cell>
          <table:table-cell office:value-type="float" office:value="-11688738.83" table:style-name="ce3">
            <text:p>-11688738,830</text:p>
          </table:table-cell>
          <table:table-cell office:value-type="float" office:value="20787478.41" table:style-name="ce3">
            <text:p>20787478,410</text:p>
          </table:table-cell>
          <table:table-cell office:value-type="float" office:value="20787478.850000001" table:style-name="ce3">
            <text:p>20787478,850</text:p>
          </table:table-cell>
          <table:table-cell office:value-type="float" office:value="20787477.690000001" table:style-name="ce3">
            <text:p>20787477,690</text:p>
          </table:table-cell>
          <table:table-cell office:value-type="float" office:value="-2863056.5419999999" table:style-name="ce3">
            <text:p>-2863056,542</text:p>
          </table:table-cell>
          <table:table-cell office:value-type="float" office:value="-2230952.875" table:style-name="ce3">
            <text:p>-2230952,875</text:p>
          </table:table-cell>
          <table:table-cell office:value-type="float" office:value="23603408.403999999" table:style-name="ce3">
            <text:p>23603408,404</text:p>
          </table:table-cell>
          <table:table-cell office:value-type="float" office:value="23603409.857000001" table:style-name="ce3">
            <text:p>23603409,857</text:p>
          </table:table-cell>
          <table:table-cell office:value-type="float" office:value="23603408.195999999" table:style-name="ce3">
            <text:p>23603408,196</text:p>
          </table:table-cell>
          <table:table-cell office:value-type="float" office:value="-2583507.0010000002" table:style-name="ce3">
            <text:p>-2583507,001</text:p>
          </table:table-cell>
          <table:table-cell office:value-type="float" office:value="-2013121.692" table:style-name="ce3">
            <text:p>-2013121,692</text:p>
          </table:table-cell>
          <table:table-cell office:value-type="float" office:value="23774590.706999999" table:style-name="ce3">
            <text:p>23774590,707</text:p>
          </table:table-cell>
          <table:table-cell office:value-type="float" office:value="23774587.754000001" table:style-name="ce3">
            <text:p>23774587,754</text:p>
          </table:table-cell>
          <table:table-cell office:value-type="float" office:value="23774588.895" table:style-name="ce3">
            <text:p>23774588,895</text:p>
          </table:table-cell>
          <table:table-cell table:style-name="ce2"/>
          <table:table-cell office:value-type="float" office:value="-22475681.828000002" table:style-name="ce3">
            <text:p>-22475681,828</text:p>
          </table:table-cell>
          <table:table-cell office:value-type="float" office:value="-17513515.655000001" table:style-name="ce3">
            <text:p>-17513515,655</text:p>
          </table:table-cell>
          <table:table-cell office:value-type="float" office:value="19852791.241" table:style-name="ce3">
            <text:p>19852791,241</text:p>
          </table:table-cell>
          <table:table-cell office:value-type="float" office:value="19852788.989" table:style-name="ce3">
            <text:p>19852788,989</text:p>
          </table:table-cell>
          <table:table-cell office:value-type="float" office:value="19852791.092999998" table:style-name="ce3">
            <text:p>19852791,093</text:p>
          </table:table-cell>
          <table:table-cell office:value-type="float" office:value="-1918243.585" table:style-name="ce3">
            <text:p>-1918243,585</text:p>
          </table:table-cell>
          <table:table-cell office:value-type="float" office:value="-1494735.4069999999" table:style-name="ce3">
            <text:p>-1494735,407</text:p>
          </table:table-cell>
          <table:table-cell office:value-type="float" office:value="24090991.480999999" table:style-name="ce3">
            <text:p>24090991,481</text:p>
          </table:table-cell>
          <table:table-cell office:value-type="float" office:value="24090988.039000001" table:style-name="ce3">
            <text:p>24090988,039</text:p>
          </table:table-cell>
          <table:table-cell office:value-type="float" office:value="24090989.596000001" table:style-name="ce3">
            <text:p>24090989,596</text:p>
          </table:table-cell>
          <table:table-cell office:value-type="float" office:value="-15385541.540999999" table:style-name="ce3">
            <text:p>-15385541,541</text:p>
          </table:table-cell>
          <table:table-cell office:value-type="float" office:value="-11988731.966" table:style-name="ce3">
            <text:p>-11988731,966</text:p>
          </table:table-cell>
          <table:table-cell office:value-type="float" office:value="20787467.590999998" table:style-name="ce3">
            <text:p>20787467,591</text:p>
          </table:table-cell>
          <table:table-cell office:value-type="float" office:value="20787465.254000001" table:style-name="ce3">
            <text:p>20787465,254</text:p>
          </table:table-cell>
          <table:table-cell office:value-type="float" office:value="20787467.072000001" table:style-name="ce3">
            <text:p>20787467,072</text:p>
          </table:table-cell>
          <table:table-cell office:value-type="float" office:value="-3627400.963" table:style-name="ce3">
            <text:p>-3627400,963</text:p>
          </table:table-cell>
          <table:table-cell office:value-type="float" office:value="-2826545.8760000002" table:style-name="ce3">
            <text:p>-2826545,876</text:p>
          </table:table-cell>
          <table:table-cell office:value-type="float" office:value="23603395.070999999" table:style-name="ce3">
            <text:p>23603395,071</text:p>
          </table:table-cell>
          <table:table-cell office:value-type="float" office:value="23603392.149999999" table:style-name="ce3">
            <text:p>23603392,150</text:p>
          </table:table-cell>
          <table:table-cell office:value-type="float" office:value="23603393.324000001" table:style-name="ce3">
            <text:p>23603393,324</text:p>
          </table:table-cell>
          <table:table-cell office:value-type="float" office:value="-3178985.9470000002" table:style-name="ce3">
            <text:p>-3178985,947</text:p>
          </table:table-cell>
          <table:table-cell office:value-type="float" office:value="-2477131.5460000001" table:style-name="ce3">
            <text:p>-2477131,546</text:p>
          </table:table-cell>
          <table:table-cell office:value-type="float" office:value="23774582.596999999" table:style-name="ce3">
            <text:p>23774582,597</text:p>
          </table:table-cell>
          <table:table-cell office:value-type="float" office:value="23774580.649999999" table:style-name="ce3">
            <text:p>23774580,650</text:p>
          </table:table-cell>
          <table:table-cell office:value-type="float" office:value="23774583.43" table:style-name="ce3">
            <text:p>23774583,430</text:p>
          </table:table-cell>
          <table:table-cell table:number-columns-repeated="16332"/>
        </table:table-row>
        <table:table-row table:style-name="ro1">
          <table:table-cell office:value-type="float" office:value="8910" table:style-name="ce2">
            <text:p>8910</text:p>
          </table:table-cell>
          <table:table-cell office:value-type="float" office:value="-21071147.317000002" table:style-name="ce2">
            <text:p>-21071147,32</text:p>
          </table:table-cell>
          <table:table-cell office:value-type="float" office:value="-16419073.497" table:style-name="ce3">
            <text:p>-16419073,497</text:p>
          </table:table-cell>
          <table:table-cell office:value-type="float" office:value="19852824.506000001" table:style-name="ce3">
            <text:p>19852824,506</text:p>
          </table:table-cell>
          <table:table-cell office:value-type="float" office:value="19852824.250999998" table:style-name="ce3">
            <text:p>19852824,251</text:p>
          </table:table-cell>
          <table:table-cell office:value-type="float" office:value="19852823.566" table:style-name="ce3">
            <text:p>19852823,566</text:p>
          </table:table-cell>
          <table:table-cell office:value-type="float" office:value="-1313152.578" table:style-name="ce3">
            <text:p>-1313152,578</text:p>
          </table:table-cell>
          <table:table-cell office:value-type="float" office:value="-1023236.373" table:style-name="ce3">
            <text:p>-1023236,373</text:p>
          </table:table-cell>
          <table:table-cell office:value-type="float" office:value="24098592.436999999" table:style-name="ce3">
            <text:p>24098592,437</text:p>
          </table:table-cell>
          <table:table-cell office:value-type="float" office:value="24098591.338" table:style-name="ce3">
            <text:p>24098591,338</text:p>
          </table:table-cell>
          <table:table-cell office:value-type="float" office:value="24098592.313000001" table:style-name="ce3">
            <text:p>24098592,313</text:p>
          </table:table-cell>
          <table:table-cell office:value-type="float" office:value="-15032505.628" table:style-name="ce3">
            <text:p>-15032505,628</text:p>
          </table:table-cell>
          <table:table-cell office:value-type="float" office:value="-11713638.766000001" table:style-name="ce3">
            <text:p>-11713638,766</text:p>
          </table:table-cell>
          <table:table-cell office:value-type="float" office:value="20781397.618999999" table:style-name="ce3">
            <text:p>20781397,619</text:p>
          </table:table-cell>
          <table:table-cell office:value-type="float" office:value="20781398.162" table:style-name="ce3">
            <text:p>20781398,162</text:p>
          </table:table-cell>
          <table:table-cell office:value-type="float" office:value="20781396.962000001" table:style-name="ce3">
            <text:p>20781396,962</text:p>
          </table:table-cell>
          <table:table-cell office:value-type="float" office:value="-2960501.3530000001" table:style-name="ce3">
            <text:p>-2960501,353</text:p>
          </table:table-cell>
          <table:table-cell office:value-type="float" office:value="-2306883.895" table:style-name="ce3">
            <text:p>-2306883,895</text:p>
          </table:table-cell>
          <table:table-cell office:value-type="float" office:value="23584863.188000001" table:style-name="ce3">
            <text:p>23584863,188</text:p>
          </table:table-cell>
          <table:table-cell office:value-type="float" office:value="23584866.644000001" table:style-name="ce3">
            <text:p>23584866,644</text:p>
          </table:table-cell>
          <table:table-cell office:value-type="float" office:value="23584864.754000001" table:style-name="ce3">
            <text:p>23584864,754</text:p>
          </table:table-cell>
          <table:table-cell office:value-type="float" office:value="-2701889.2749999999" table:style-name="ce3">
            <text:p>-2701889,275</text:p>
          </table:table-cell>
          <table:table-cell office:value-type="float" office:value="-2105367.6209999998" table:style-name="ce3">
            <text:p>-2105367,621</text:p>
          </table:table-cell>
          <table:table-cell office:value-type="float" office:value="23752061.947000001" table:style-name="ce3">
            <text:p>23752061,947</text:p>
          </table:table-cell>
          <table:table-cell office:value-type="float" office:value="23752061.603" table:style-name="ce3">
            <text:p>23752061,603</text:p>
          </table:table-cell>
          <table:table-cell office:value-type="float" office:value="23752060.859000001" table:style-name="ce3">
            <text:p>23752060,859</text:p>
          </table:table-cell>
          <table:table-cell table:style-name="ce2"/>
          <table:table-cell office:value-type="float" office:value="-22475592.798" table:style-name="ce3">
            <text:p>-22475592,798</text:p>
          </table:table-cell>
          <table:table-cell office:value-type="float" office:value="-17513446.276999999" table:style-name="ce3">
            <text:p>-17513446,277</text:p>
          </table:table-cell>
          <table:table-cell office:value-type="float" office:value="19852808.658" table:style-name="ce3">
            <text:p>19852808,658</text:p>
          </table:table-cell>
          <table:table-cell office:value-type="float" office:value="19852806.278000001" table:style-name="ce3">
            <text:p>19852806,278</text:p>
          </table:table-cell>
          <table:table-cell office:value-type="float" office:value="19852808.151999999" table:style-name="ce3">
            <text:p>19852808,152</text:p>
          </table:table-cell>
          <table:table-cell office:value-type="float" office:value="-1878358.84" table:style-name="ce3">
            <text:p>-1878358,840</text:p>
          </table:table-cell>
          <table:table-cell office:value-type="float" office:value="-1463656.378" table:style-name="ce3">
            <text:p>-1463656,378</text:p>
          </table:table-cell>
          <table:table-cell office:value-type="float" office:value="24098580.561999999" table:style-name="ce3">
            <text:p>24098580,562</text:p>
          </table:table-cell>
          <table:table-cell office:value-type="float" office:value="24098577.460000001" table:style-name="ce3">
            <text:p>24098577,460</text:p>
          </table:table-cell>
          <table:table-cell office:value-type="float" office:value="24098581.085000001" table:style-name="ce3">
            <text:p>24098581,085</text:p>
          </table:table-cell>
          <table:table-cell office:value-type="float" office:value="-15417508.947000001" table:style-name="ce3">
            <text:p>-15417508,947</text:p>
          </table:table-cell>
          <table:table-cell office:value-type="float" office:value="-12013641.622" table:style-name="ce3">
            <text:p>-12013641,622</text:p>
          </table:table-cell>
          <table:table-cell office:value-type="float" office:value="20781383.892999999" table:style-name="ce3">
            <text:p>20781383,893</text:p>
          </table:table-cell>
          <table:table-cell office:value-type="float" office:value="20781382.166999999" table:style-name="ce3">
            <text:p>20781382,167</text:p>
          </table:table-cell>
          <table:table-cell office:value-type="float" office:value="20781383.745000001" table:style-name="ce3">
            <text:p>20781383,745</text:p>
          </table:table-cell>
          <table:table-cell office:value-type="float" office:value="-3724858.1030000001" table:style-name="ce3">
            <text:p>-3724858,103</text:p>
          </table:table-cell>
          <table:table-cell office:value-type="float" office:value="-2902486.4819999998" table:style-name="ce3">
            <text:p>-2902486,482</text:p>
          </table:table-cell>
          <table:table-cell office:value-type="float" office:value="23584849.745999999" table:style-name="ce3">
            <text:p>23584849,746</text:p>
          </table:table-cell>
          <table:table-cell office:value-type="float" office:value="23584846.254999999" table:style-name="ce3">
            <text:p>23584846,255</text:p>
          </table:table-cell>
          <table:table-cell office:value-type="float" office:value="23584848.848999999" table:style-name="ce3">
            <text:p>23584848,849</text:p>
          </table:table-cell>
          <table:table-cell office:value-type="float" office:value="-3297380.6170000001" table:style-name="ce3">
            <text:p>-3297380,617</text:p>
          </table:table-cell>
          <table:table-cell office:value-type="float" office:value="-2569387.1409999998" table:style-name="ce3">
            <text:p>-2569387,141</text:p>
          </table:table-cell>
          <table:table-cell office:value-type="float" office:value="23752053.458999999" table:style-name="ce3">
            <text:p>23752053,459</text:p>
          </table:table-cell>
          <table:table-cell office:value-type="float" office:value="23752051.629999999" table:style-name="ce3">
            <text:p>23752051,630</text:p>
          </table:table-cell>
          <table:table-cell office:value-type="float" office:value="23752053.653000001" table:style-name="ce3">
            <text:p>23752053,653</text:p>
          </table:table-cell>
          <table:table-cell table:number-columns-repeated="16332"/>
        </table:table-row>
        <table:table-row table:style-name="ro1">
          <table:table-cell office:value-type="float" office:value="8940" table:style-name="ce2">
            <text:p>8940</text:p>
          </table:table-cell>
          <table:table-cell office:value-type="float" office:value="-21070608.293000001" table:style-name="ce2">
            <text:p>-21070608,29</text:p>
          </table:table-cell>
          <table:table-cell office:value-type="float" office:value="-16418653.472999999" table:style-name="ce3">
            <text:p>-16418653,473</text:p>
          </table:table-cell>
          <table:table-cell office:value-type="float" office:value="19852926.927999999" table:style-name="ce3">
            <text:p>19852926,928</text:p>
          </table:table-cell>
          <table:table-cell office:value-type="float" office:value="19852926.717999998" table:style-name="ce3">
            <text:p>19852926,718</text:p>
          </table:table-cell>
          <table:table-cell office:value-type="float" office:value="19852926.076000001" table:style-name="ce3">
            <text:p>19852926,076</text:p>
          </table:table-cell>
          <table:table-cell office:value-type="float" office:value="-1272916.703" table:style-name="ce3">
            <text:p>-1272916,703</text:p>
          </table:table-cell>
          <table:table-cell office:value-type="float" office:value="-991883.72400000005" table:style-name="ce3">
            <text:p>-991883,724</text:p>
          </table:table-cell>
          <table:table-cell office:value-type="float" office:value="24106250.585000001" table:style-name="ce3">
            <text:p>24106250,585</text:p>
          </table:table-cell>
          <table:table-cell office:value-type="float" office:value="24106248.827" table:style-name="ce3">
            <text:p>24106248,827</text:p>
          </table:table-cell>
          <table:table-cell office:value-type="float" office:value="24106250.079999998" table:style-name="ce3">
            <text:p>24106250,080</text:p>
          </table:table-cell>
          <table:table-cell office:value-type="float" office:value="-15064051.02" table:style-name="ce3">
            <text:p>-15064051,020</text:p>
          </table:table-cell>
          <table:table-cell office:value-type="float" office:value="-11738219.584000001" table:style-name="ce3">
            <text:p>-11738219,584</text:p>
          </table:table-cell>
          <table:table-cell office:value-type="float" office:value="20775394.690000001" table:style-name="ce3">
            <text:p>20775394,690</text:p>
          </table:table-cell>
          <table:table-cell office:value-type="float" office:value="20775395.438000001" table:style-name="ce3">
            <text:p>20775395,438</text:p>
          </table:table-cell>
          <table:table-cell office:value-type="float" office:value="20775393.748" table:style-name="ce3">
            <text:p>20775393,748</text:p>
          </table:table-cell>
          <table:table-cell office:value-type="float" office:value="-3057720.9350000001" table:style-name="ce3">
            <text:p>-3057720,935</text:p>
          </table:table-cell>
          <table:table-cell office:value-type="float" office:value="-2382639.3849999998" table:style-name="ce3">
            <text:p>-2382639,385</text:p>
          </table:table-cell>
          <table:table-cell office:value-type="float" office:value="23566362.794" table:style-name="ce3">
            <text:p>23566362,794</text:p>
          </table:table-cell>
          <table:table-cell office:value-type="float" office:value="23566367.105" table:style-name="ce3">
            <text:p>23566367,105</text:p>
          </table:table-cell>
          <table:table-cell office:value-type="float" office:value="23566363.046999998" table:style-name="ce3">
            <text:p>23566363,047</text:p>
          </table:table-cell>
          <table:table-cell office:value-type="float" office:value="-2820203.7310000001" table:style-name="ce3">
            <text:p>-2820203,731</text:p>
          </table:table-cell>
          <table:table-cell office:value-type="float" office:value="-2197560.7119999998" table:style-name="ce3">
            <text:p>-2197560,712</text:p>
          </table:table-cell>
          <table:table-cell office:value-type="float" office:value="23729548.193999998" table:style-name="ce3">
            <text:p>23729548,194</text:p>
          </table:table-cell>
          <table:table-cell office:value-type="float" office:value="23729545.673" table:style-name="ce3">
            <text:p>23729545,673</text:p>
          </table:table-cell>
          <table:table-cell office:value-type="float" office:value="23729547.206" table:style-name="ce3">
            <text:p>23729547,206</text:p>
          </table:table-cell>
          <table:table-cell table:style-name="ce2"/>
          <table:table-cell office:value-type="float" office:value="-22475053.686999999" table:style-name="ce3">
            <text:p>-22475053,687</text:p>
          </table:table-cell>
          <table:table-cell office:value-type="float" office:value="-17513026.188000001" table:style-name="ce3">
            <text:p>-17513026,188</text:p>
          </table:table-cell>
          <table:table-cell office:value-type="float" office:value="19852910.684" table:style-name="ce3">
            <text:p>19852910,684</text:p>
          </table:table-cell>
          <table:table-cell office:value-type="float" office:value="19852908.647" table:style-name="ce3">
            <text:p>19852908,647</text:p>
          </table:table-cell>
          <table:table-cell office:value-type="float" office:value="19852910.623" table:style-name="ce3">
            <text:p>19852910,623</text:p>
          </table:table-cell>
          <table:table-cell office:value-type="float" office:value="-1838122.632" table:style-name="ce3">
            <text:p>-1838122,632</text:p>
          </table:table-cell>
          <table:table-cell office:value-type="float" office:value="-1432303.537" table:style-name="ce3">
            <text:p>-1432303,537</text:p>
          </table:table-cell>
          <table:table-cell office:value-type="float" office:value="24106236.811999999" table:style-name="ce3">
            <text:p>24106236,812</text:p>
          </table:table-cell>
          <table:table-cell office:value-type="float" office:value="24106232.535999998" table:style-name="ce3">
            <text:p>24106232,536</text:p>
          </table:table-cell>
          <table:table-cell office:value-type="float" office:value="24106235.838" table:style-name="ce3">
            <text:p>24106235,838</text:p>
          </table:table-cell>
          <table:table-cell office:value-type="float" office:value="-15449054.289999999" table:style-name="ce3">
            <text:p>-15449054,290</text:p>
          </table:table-cell>
          <table:table-cell office:value-type="float" office:value="-12038222.404999999" table:style-name="ce3">
            <text:p>-12038222,405</text:p>
          </table:table-cell>
          <table:table-cell office:value-type="float" office:value="20775380.857000001" table:style-name="ce3">
            <text:p>20775380,857</text:p>
          </table:table-cell>
          <table:table-cell office:value-type="float" office:value="20775379.146000002" table:style-name="ce3">
            <text:p>20775379,146</text:p>
          </table:table-cell>
          <table:table-cell office:value-type="float" office:value="20775381.068" table:style-name="ce3">
            <text:p>20775381,068</text:p>
          </table:table-cell>
          <table:table-cell office:value-type="float" office:value="-3822077.46" table:style-name="ce3">
            <text:p>-3822077,460</text:p>
          </table:table-cell>
          <table:table-cell office:value-type="float" office:value="-2978241.8220000002" table:style-name="ce3">
            <text:p>-2978241,822</text:p>
          </table:table-cell>
          <table:table-cell office:value-type="float" office:value="23566348.234999999" table:style-name="ce3">
            <text:p>23566348,235</text:p>
          </table:table-cell>
          <table:table-cell office:value-type="float" office:value="23566347.048999999" table:style-name="ce3">
            <text:p>23566347,049</text:p>
          </table:table-cell>
          <table:table-cell office:value-type="float" office:value="23566347.875999998" table:style-name="ce3">
            <text:p>23566347,876</text:p>
          </table:table-cell>
          <table:table-cell office:value-type="float" office:value="-3415694.9679999999" table:style-name="ce3">
            <text:p>-3415694,968</text:p>
          </table:table-cell>
          <table:table-cell office:value-type="float" office:value="-2661580.1609999998" table:style-name="ce3">
            <text:p>-2661580,161</text:p>
          </table:table-cell>
          <table:table-cell office:value-type="float" office:value="23729540.822000001" table:style-name="ce3">
            <text:p>23729540,822</text:p>
          </table:table-cell>
          <table:table-cell office:value-type="float" office:value="23729536.556000002" table:style-name="ce3">
            <text:p>23729536,556</text:p>
          </table:table-cell>
          <table:table-cell office:value-type="float" office:value="23729540.862" table:style-name="ce3">
            <text:p>23729540,862</text:p>
          </table:table-cell>
          <table:table-cell table:number-columns-repeated="16332"/>
        </table:table-row>
        <table:table-row table:style-name="ro1">
          <table:table-cell office:value-type="float" office:value="8970" table:style-name="ce2">
            <text:p>8970</text:p>
          </table:table-cell>
          <table:table-cell office:value-type="float" office:value="-21069632.306000002" table:style-name="ce2">
            <text:p>-21069632,31</text:p>
          </table:table-cell>
          <table:table-cell office:value-type="float" office:value="-16417892.960000001" table:style-name="ce3">
            <text:p>-16417892,960</text:p>
          </table:table-cell>
          <table:table-cell office:value-type="float" office:value="19853111.853999998" table:style-name="ce3">
            <text:p>19853111,854</text:p>
          </table:table-cell>
          <table:table-cell office:value-type="float" office:value="19853112.572999999" table:style-name="ce3">
            <text:p>19853112,573</text:p>
          </table:table-cell>
          <table:table-cell office:value-type="float" office:value="19853111.818999998" table:style-name="ce3">
            <text:p>19853111,819</text:p>
          </table:table-cell>
          <table:table-cell office:value-type="float" office:value="-1232343.4680000001" table:style-name="ce3">
            <text:p>-1232343,468</text:p>
          </table:table-cell>
          <table:table-cell office:value-type="float" office:value="-960268.21799999999" table:style-name="ce3">
            <text:p>-960268,218</text:p>
          </table:table-cell>
          <table:table-cell office:value-type="float" office:value="24113971.445" table:style-name="ce3">
            <text:p>24113971,445</text:p>
          </table:table-cell>
          <table:table-cell office:value-type="float" office:value="24113969.18" table:style-name="ce3">
            <text:p>24113969,180</text:p>
          </table:table-cell>
          <table:table-cell office:value-type="float" office:value="24113970.609999999" table:style-name="ce3">
            <text:p>24113970,610</text:p>
          </table:table-cell>
          <table:table-cell office:value-type="float" office:value="-15095186.562000001" table:style-name="ce3">
            <text:p>-15095186,562</text:p>
          </table:table-cell>
          <table:table-cell office:value-type="float" office:value="-11762481.033" table:style-name="ce3">
            <text:p>-11762481,033</text:p>
          </table:table-cell>
          <table:table-cell office:value-type="float" office:value="20769469.677000001" table:style-name="ce3">
            <text:p>20769469,677</text:p>
          </table:table-cell>
          <table:table-cell office:value-type="float" office:value="20769470.541000001" table:style-name="ce3">
            <text:p>20769470,541</text:p>
          </table:table-cell>
          <table:table-cell office:value-type="float" office:value="20769469.227000002" table:style-name="ce3">
            <text:p>20769469,227</text:p>
          </table:table-cell>
          <table:table-cell office:value-type="float" office:value="-3154711.7680000002" table:style-name="ce3">
            <text:p>-3154711,768</text:p>
          </table:table-cell>
          <table:table-cell office:value-type="float" office:value="-2458216.648" table:style-name="ce3">
            <text:p>-2458216,648</text:p>
          </table:table-cell>
          <table:table-cell office:value-type="float" office:value="23547906.432999998" table:style-name="ce3">
            <text:p>23547906,433</text:p>
          </table:table-cell>
          <table:table-cell office:value-type="float" office:value="23547910.364" table:style-name="ce3">
            <text:p>23547910,364</text:p>
          </table:table-cell>
          <table:table-cell office:value-type="float" office:value="23547907.208999999" table:style-name="ce3">
            <text:p>23547907,209</text:p>
          </table:table-cell>
          <table:table-cell office:value-type="float" office:value="-2938446.7579999999" table:style-name="ce3">
            <text:p>-2938446,758</text:p>
          </table:table-cell>
          <table:table-cell office:value-type="float" office:value="-2289698.1359999999" table:style-name="ce3">
            <text:p>-2289698,136</text:p>
          </table:table-cell>
          <table:table-cell office:value-type="float" office:value="23707046.388" table:style-name="ce3">
            <text:p>23707046,388</text:p>
          </table:table-cell>
          <table:table-cell office:value-type="float" office:value="23707045.438999999" table:style-name="ce3">
            <text:p>23707045,439</text:p>
          </table:table-cell>
          <table:table-cell office:value-type="float" office:value="23707045.905999999" table:style-name="ce3">
            <text:p>23707045,906</text:p>
          </table:table-cell>
          <table:table-cell table:style-name="ce2"/>
          <table:table-cell office:value-type="float" office:value="-22474073.107999999" table:style-name="ce3">
            <text:p>-22474073,108</text:p>
          </table:table-cell>
          <table:table-cell office:value-type="float" office:value="-17512262.090999998" table:style-name="ce3">
            <text:p>-17512262,091</text:p>
          </table:table-cell>
          <table:table-cell office:value-type="float" office:value="19853097.732999999" table:style-name="ce3">
            <text:p>19853097,733</text:p>
          </table:table-cell>
          <table:table-cell office:value-type="float" office:value="19853095.559" table:style-name="ce3">
            <text:p>19853095,559</text:p>
          </table:table-cell>
          <table:table-cell office:value-type="float" office:value="19853097.649" table:style-name="ce3">
            <text:p>19853097,649</text:p>
          </table:table-cell>
          <table:table-cell office:value-type="float" office:value="-1797544.5649999999" table:style-name="ce3">
            <text:p>-1797544,565</text:p>
          </table:table-cell>
          <table:table-cell office:value-type="float" office:value="-1400684.2649999999" table:style-name="ce3">
            <text:p>-1400684,265</text:p>
          </table:table-cell>
          <table:table-cell office:value-type="float" office:value="24113959.078000002" table:style-name="ce3">
            <text:p>24113959,078</text:p>
          </table:table-cell>
          <table:table-cell office:value-type="float" office:value="24113955.605999999" table:style-name="ce3">
            <text:p>24113955,606</text:p>
          </table:table-cell>
          <table:table-cell office:value-type="float" office:value="24113958.068" table:style-name="ce3">
            <text:p>24113958,068</text:p>
          </table:table-cell>
          <table:table-cell office:value-type="float" office:value="-15480185.261" table:style-name="ce3">
            <text:p>-15480185,261</text:p>
          </table:table-cell>
          <table:table-cell office:value-type="float" office:value="-12062480.297" table:style-name="ce3">
            <text:p>-12062480,297</text:p>
          </table:table-cell>
          <table:table-cell office:value-type="float" office:value="20769456.890999999" table:style-name="ce3">
            <text:p>20769456,891</text:p>
          </table:table-cell>
          <table:table-cell office:value-type="float" office:value="20769455.370000001" table:style-name="ce3">
            <text:p>20769455,370</text:p>
          </table:table-cell>
          <table:table-cell office:value-type="float" office:value="20769456.703000002" table:style-name="ce3">
            <text:p>20769456,703</text:p>
          </table:table-cell>
          <table:table-cell office:value-type="float" office:value="-3919063.5430000001" table:style-name="ce3">
            <text:p>-3919063,543</text:p>
          </table:table-cell>
          <table:table-cell office:value-type="float" office:value="-3053815.3960000002" table:style-name="ce3">
            <text:p>-3053815,396</text:p>
          </table:table-cell>
          <table:table-cell office:value-type="float" office:value="23547892.809" table:style-name="ce3">
            <text:p>23547892,809</text:p>
          </table:table-cell>
          <table:table-cell office:value-type="float" office:value="23547891.23" table:style-name="ce3">
            <text:p>23547891,230</text:p>
          </table:table-cell>
          <table:table-cell office:value-type="float" office:value="23547891.850000001" table:style-name="ce3">
            <text:p>23547891,850</text:p>
          </table:table-cell>
          <table:table-cell office:value-type="float" office:value="-3533933.36" table:style-name="ce3">
            <text:p>-3533933,360</text:p>
          </table:table-cell>
          <table:table-cell office:value-type="float" office:value="-2753713.963" table:style-name="ce3">
            <text:p>-2753713,963</text:p>
          </table:table-cell>
          <table:table-cell office:value-type="float" office:value="23707038.103999998" table:style-name="ce3">
            <text:p>23707038,104</text:p>
          </table:table-cell>
          <table:table-cell office:value-type="float" office:value="23707036.899" table:style-name="ce3">
            <text:p>23707036,899</text:p>
          </table:table-cell>
          <table:table-cell office:value-type="float" office:value="23707039.261" table:style-name="ce3">
            <text:p>23707039,261</text:p>
          </table:table-cell>
          <table:table-cell table:number-columns-repeated="16332"/>
        </table:table-row>
        <table:table-row table:style-name="ro1">
          <table:table-cell office:value-type="float" office:value="9000" table:style-name="ce2">
            <text:p>9000</text:p>
          </table:table-cell>
          <table:table-cell office:value-type="float" office:value="-21068226.445" table:style-name="ce2">
            <text:p>-21068226,45</text:p>
          </table:table-cell>
          <table:table-cell office:value-type="float" office:value="-16416797.477" table:style-name="ce3">
            <text:p>-16416797,477</text:p>
          </table:table-cell>
          <table:table-cell office:value-type="float" office:value="19853379.693" table:style-name="ce3">
            <text:p>19853379,693</text:p>
          </table:table-cell>
          <table:table-cell office:value-type="float" office:value="19853380.118999999" table:style-name="ce3">
            <text:p>19853380,119</text:p>
          </table:table-cell>
          <table:table-cell office:value-type="float" office:value="19853379.309" table:style-name="ce3">
            <text:p>19853379,309</text:p>
          </table:table-cell>
          <table:table-cell office:value-type="float" office:value="-1191441.612" table:style-name="ce3">
            <text:p>-1191441,612</text:p>
          </table:table-cell>
          <table:table-cell office:value-type="float" office:value="-928396.67599999998" table:style-name="ce3">
            <text:p>-928396,676</text:p>
          </table:table-cell>
          <table:table-cell office:value-type="float" office:value="24121753.651999999" table:style-name="ce3">
            <text:p>24121753,652</text:p>
          </table:table-cell>
          <table:table-cell office:value-type="float" office:value="24121751.844000001" table:style-name="ce3">
            <text:p>24121751,844</text:p>
          </table:table-cell>
          <table:table-cell office:value-type="float" office:value="24121753.892999999" table:style-name="ce3">
            <text:p>24121753,893</text:p>
          </table:table-cell>
          <table:table-cell office:value-type="float" office:value="-15125919.191" table:style-name="ce3">
            <text:p>-15125919,191</text:p>
          </table:table-cell>
          <table:table-cell office:value-type="float" office:value="-11786428.528000001" table:style-name="ce3">
            <text:p>-11786428,528</text:p>
          </table:table-cell>
          <table:table-cell office:value-type="float" office:value="20763622.236000001" table:style-name="ce3">
            <text:p>20763622,236</text:p>
          </table:table-cell>
          <table:table-cell office:value-type="float" office:value="20763622.311000001" table:style-name="ce3">
            <text:p>20763622,311</text:p>
          </table:table-cell>
          <table:table-cell office:value-type="float" office:value="20763621.114" table:style-name="ce3">
            <text:p>20763621,114</text:p>
          </table:table-cell>
          <table:table-cell office:value-type="float" office:value="-3251477.63" table:style-name="ce3">
            <text:p>-3251477,630</text:p>
          </table:table-cell>
          <table:table-cell office:value-type="float" office:value="-2533618.602" table:style-name="ce3">
            <text:p>-2533618,602</text:p>
          </table:table-cell>
          <table:table-cell office:value-type="float" office:value="23529494.035999998" table:style-name="ce3">
            <text:p>23529494,036</text:p>
          </table:table-cell>
          <table:table-cell office:value-type="float" office:value="23529495.863000002" table:style-name="ce3">
            <text:p>23529495,863</text:p>
          </table:table-cell>
          <table:table-cell office:value-type="float" office:value="23529492.543000001" table:style-name="ce3">
            <text:p>23529492,543</text:p>
          </table:table-cell>
          <table:table-cell office:value-type="float" office:value="-3056621.3659999999" table:style-name="ce3">
            <text:p>-3056621,366</text:p>
          </table:table-cell>
          <table:table-cell office:value-type="float" office:value="-2381782.2549999999" table:style-name="ce3">
            <text:p>-2381782,255</text:p>
          </table:table-cell>
          <table:table-cell office:value-type="float" office:value="23684558.644000001" table:style-name="ce3">
            <text:p>23684558,644</text:p>
          </table:table-cell>
          <table:table-cell office:value-type="float" office:value="23684556.877" table:style-name="ce3">
            <text:p>23684556,877</text:p>
          </table:table-cell>
          <table:table-cell office:value-type="float" office:value="23684557.817000002" table:style-name="ce3">
            <text:p>23684557,817</text:p>
          </table:table-cell>
          <table:table-cell table:style-name="ce2"/>
          <table:table-cell office:value-type="float" office:value="-22472666.530999999" table:style-name="ce3">
            <text:p>-22472666,531</text:p>
          </table:table-cell>
          <table:table-cell office:value-type="float" office:value="-17511166.055" table:style-name="ce3">
            <text:p>-17511166,055</text:p>
          </table:table-cell>
          <table:table-cell office:value-type="float" office:value="19853365.699999999" table:style-name="ce3">
            <text:p>19853365,700</text:p>
          </table:table-cell>
          <table:table-cell office:value-type="float" office:value="19853363.197999999" table:style-name="ce3">
            <text:p>19853363,198</text:p>
          </table:table-cell>
          <table:table-cell office:value-type="float" office:value="19853365.09" table:style-name="ce3">
            <text:p>19853365,090</text:p>
          </table:table-cell>
          <table:table-cell office:value-type="float" office:value="-1756641.8030000001" table:style-name="ce3">
            <text:p>-1756641,803</text:p>
          </table:table-cell>
          <table:table-cell office:value-type="float" office:value="-1368811.9909999999" table:style-name="ce3">
            <text:p>-1368811,991</text:p>
          </table:table-cell>
          <table:table-cell office:value-type="float" office:value="24121740.761" table:style-name="ce3">
            <text:p>24121740,761</text:p>
          </table:table-cell>
          <table:table-cell office:value-type="float" office:value="24121739.173999999" table:style-name="ce3">
            <text:p>24121739,174</text:p>
          </table:table-cell>
          <table:table-cell office:value-type="float" office:value="24121740.717999998" table:style-name="ce3">
            <text:p>24121740,718</text:p>
          </table:table-cell>
          <table:table-cell office:value-type="float" office:value="-15510917.210999999" table:style-name="ce3">
            <text:p>-15510917,211</text:p>
          </table:table-cell>
          <table:table-cell office:value-type="float" office:value="-12086427.26" table:style-name="ce3">
            <text:p>-12086427,260</text:p>
          </table:table-cell>
          <table:table-cell office:value-type="float" office:value="20763608.829" table:style-name="ce3">
            <text:p>20763608,829</text:p>
          </table:table-cell>
          <table:table-cell office:value-type="float" office:value="20763607.236000001" table:style-name="ce3">
            <text:p>20763607,236</text:p>
          </table:table-cell>
          <table:table-cell office:value-type="float" office:value="20763608.622000001" table:style-name="ce3">
            <text:p>20763608,622</text:p>
          </table:table-cell>
          <table:table-cell office:value-type="float" office:value="-4015828.5389999999" table:style-name="ce3">
            <text:p>-4015828,539</text:p>
          </table:table-cell>
          <table:table-cell office:value-type="float" office:value="-3129216.6880000001" table:style-name="ce3">
            <text:p>-3129216,688</text:p>
          </table:table-cell>
          <table:table-cell office:value-type="float" office:value="23529478.563999999" table:style-name="ce3">
            <text:p>23529478,564</text:p>
          </table:table-cell>
          <table:table-cell office:value-type="float" office:value="23529477.727000002" table:style-name="ce3">
            <text:p>23529477,727</text:p>
          </table:table-cell>
          <table:table-cell office:value-type="float" office:value="23529476.627" table:style-name="ce3">
            <text:p>23529476,627</text:p>
          </table:table-cell>
          <table:table-cell office:value-type="float" office:value="-3652107.2250000001" table:style-name="ce3">
            <text:p>-3652107,225</text:p>
          </table:table-cell>
          <table:table-cell office:value-type="float" office:value="-2845797.4879999999" table:style-name="ce3">
            <text:p>-2845797,488</text:p>
          </table:table-cell>
          <table:table-cell office:value-type="float" office:value="23684550.870000001" table:style-name="ce3">
            <text:p>23684550,870</text:p>
          </table:table-cell>
          <table:table-cell office:value-type="float" office:value="23684549.157000002" table:style-name="ce3">
            <text:p>23684549,157</text:p>
          </table:table-cell>
          <table:table-cell office:value-type="float" office:value="23684551.390999999" table:style-name="ce3">
            <text:p>23684551,391</text:p>
          </table:table-cell>
          <table:table-cell table:number-columns-repeated="16332"/>
        </table:table-row>
        <table:table-row table:style-name="ro1">
          <table:table-cell office:value-type="float" office:value="9030" table:style-name="ce2">
            <text:p>9030</text:p>
          </table:table-cell>
          <table:table-cell office:value-type="float" office:value="-21066387.135000002" table:style-name="ce2">
            <text:p>-21066387,14</text:p>
          </table:table-cell>
          <table:table-cell office:value-type="float" office:value="-16415364.245999999" table:style-name="ce3">
            <text:p>-16415364,246</text:p>
          </table:table-cell>
          <table:table-cell office:value-type="float" office:value="19853729.988000002" table:style-name="ce3">
            <text:p>19853729,988</text:p>
          </table:table-cell>
          <table:table-cell office:value-type="float" office:value="19853730.162999999" table:style-name="ce3">
            <text:p>19853730,163</text:p>
          </table:table-cell>
          <table:table-cell office:value-type="float" office:value="19853729.327" table:style-name="ce3">
            <text:p>19853729,327</text:p>
          </table:table-cell>
          <table:table-cell office:value-type="float" office:value="-1150208.7930000001" table:style-name="ce3">
            <text:p>-1150208,793</text:p>
          </table:table-cell>
          <table:table-cell office:value-type="float" office:value="-896267.20200000005" table:style-name="ce3">
            <text:p>-896267,202</text:p>
          </table:table-cell>
          <table:table-cell office:value-type="float" office:value="24129603.388999999" table:style-name="ce3">
            <text:p>24129603,389</text:p>
          </table:table-cell>
          <table:table-cell office:value-type="float" office:value="24129598.971999999" table:style-name="ce3">
            <text:p>24129598,972</text:p>
          </table:table-cell>
          <table:table-cell office:value-type="float" office:value="24129601.800000001" table:style-name="ce3">
            <text:p>24129601,800</text:p>
          </table:table-cell>
          <table:table-cell office:value-type="float" office:value="-15156244.744000001" table:style-name="ce3">
            <text:p>-15156244,744</text:p>
          </table:table-cell>
          <table:table-cell office:value-type="float" office:value="-11810058.819" table:style-name="ce3">
            <text:p>-11810058,819</text:p>
          </table:table-cell>
          <table:table-cell office:value-type="float" office:value="20757850.910999998" table:style-name="ce3">
            <text:p>20757850,911</text:p>
          </table:table-cell>
          <table:table-cell office:value-type="float" office:value="20757851.138999999" table:style-name="ce3">
            <text:p>20757851,139</text:p>
          </table:table-cell>
          <table:table-cell office:value-type="float" office:value="20757850.559" table:style-name="ce3">
            <text:p>20757850,559</text:p>
          </table:table-cell>
          <table:table-cell office:value-type="float" office:value="-3348011.1170000001" table:style-name="ce3">
            <text:p>-3348011,117</text:p>
          </table:table-cell>
          <table:table-cell office:value-type="float" office:value="-2608839.5060000001" table:style-name="ce3">
            <text:p>-2608839,506</text:p>
          </table:table-cell>
          <table:table-cell office:value-type="float" office:value="23511124.129999999" table:style-name="ce3">
            <text:p>23511124,130</text:p>
          </table:table-cell>
          <table:table-cell office:value-type="float" office:value="23511126.754999999" table:style-name="ce3">
            <text:p>23511126,755</text:p>
          </table:table-cell>
          <table:table-cell office:value-type="float" office:value="23511125.02" table:style-name="ce3">
            <text:p>23511125,020</text:p>
          </table:table-cell>
          <table:table-cell office:value-type="float" office:value="-3174719.9160000002" table:style-name="ce3">
            <text:p>-3174719,916</text:p>
          </table:table-cell>
          <table:table-cell office:value-type="float" office:value="-2473807.1120000002" table:style-name="ce3">
            <text:p>-2473807,112</text:p>
          </table:table-cell>
          <table:table-cell office:value-type="float" office:value="23662084.609000001" table:style-name="ce3">
            <text:p>23662084,609</text:p>
          </table:table-cell>
          <table:table-cell office:value-type="float" office:value="23662083.340999998" table:style-name="ce3">
            <text:p>23662083,341</text:p>
          </table:table-cell>
          <table:table-cell office:value-type="float" office:value="23662084.800999999" table:style-name="ce3">
            <text:p>23662084,801</text:p>
          </table:table-cell>
          <table:table-cell table:style-name="ce2"/>
          <table:table-cell office:value-type="float" office:value="-22470823.331999999" table:style-name="ce3">
            <text:p>-22470823,332</text:p>
          </table:table-cell>
          <table:table-cell office:value-type="float" office:value="-17509729.791999999" table:style-name="ce3">
            <text:p>-17509729,792</text:p>
          </table:table-cell>
          <table:table-cell office:value-type="float" office:value="19853716.715" table:style-name="ce3">
            <text:p>19853716,715</text:p>
          </table:table-cell>
          <table:table-cell office:value-type="float" office:value="19853713.866" table:style-name="ce3">
            <text:p>19853713,866</text:p>
          </table:table-cell>
          <table:table-cell office:value-type="float" office:value="19853715.982999999" table:style-name="ce3">
            <text:p>19853715,983</text:p>
          </table:table-cell>
          <table:table-cell office:value-type="float" office:value="-1715404.8659999999" table:style-name="ce3">
            <text:p>-1715404,866</text:p>
          </table:table-cell>
          <table:table-cell office:value-type="float" office:value="-1336679.324" table:style-name="ce3">
            <text:p>-1336679,324</text:p>
          </table:table-cell>
          <table:table-cell office:value-type="float" office:value="24129589.063999999" table:style-name="ce3">
            <text:p>24129589,064</text:p>
          </table:table-cell>
          <table:table-cell office:value-type="float" office:value="24129585.684999999" table:style-name="ce3">
            <text:p>24129585,685</text:p>
          </table:table-cell>
          <table:table-cell office:value-type="float" office:value="24129589.364999998" table:style-name="ce3">
            <text:p>24129589,365</text:p>
          </table:table-cell>
          <table:table-cell office:value-type="float" office:value="-15541238.903999999" table:style-name="ce3">
            <text:p>-15541238,904</text:p>
          </table:table-cell>
          <table:table-cell office:value-type="float" office:value="-12110054.543" table:style-name="ce3">
            <text:p>-12110054,543</text:p>
          </table:table-cell>
          <table:table-cell office:value-type="float" office:value="20757839.715999998" table:style-name="ce3">
            <text:p>20757839,716</text:p>
          </table:table-cell>
          <table:table-cell office:value-type="float" office:value="20757837.202" table:style-name="ce3">
            <text:p>20757837,202</text:p>
          </table:table-cell>
          <table:table-cell office:value-type="float" office:value="20757838.978999998" table:style-name="ce3">
            <text:p>20757838,979</text:p>
          </table:table-cell>
          <table:table-cell office:value-type="float" office:value="-4112358.0290000001" table:style-name="ce3">
            <text:p>-4112358,029</text:p>
          </table:table-cell>
          <table:table-cell office:value-type="float" office:value="-3204434.446" table:style-name="ce3">
            <text:p>-3204434,446</text:p>
          </table:table-cell>
          <table:table-cell office:value-type="float" office:value="23511110.811999999" table:style-name="ce3">
            <text:p>23511110,812</text:p>
          </table:table-cell>
          <table:table-cell office:value-type="float" office:value="23511108.532000002" table:style-name="ce3">
            <text:p>23511108,532</text:p>
          </table:table-cell>
          <table:table-cell office:value-type="float" office:value="23511109.920000002" table:style-name="ce3">
            <text:p>23511109,920</text:p>
          </table:table-cell>
          <table:table-cell office:value-type="float" office:value="-3770201.8709999998" table:style-name="ce3">
            <text:p>-3770201,871</text:p>
          </table:table-cell>
          <table:table-cell office:value-type="float" office:value="-2937819.2880000002" table:style-name="ce3">
            <text:p>-2937819,288</text:p>
          </table:table-cell>
          <table:table-cell office:value-type="float" office:value="23662081.787999999" table:style-name="ce3">
            <text:p>23662081,788</text:p>
          </table:table-cell>
          <table:table-cell office:value-type="float" office:value="23662075.541999999" table:style-name="ce3">
            <text:p>23662075,542</text:p>
          </table:table-cell>
          <table:table-cell office:value-type="float" office:value="23662080.136999998" table:style-name="ce3">
            <text:p>23662080,137</text:p>
          </table:table-cell>
          <table:table-cell table:number-columns-repeated="16332"/>
        </table:table-row>
        <table:table-row table:style-name="ro1">
          <table:table-cell office:value-type="float" office:value="9060" table:style-name="ce2">
            <text:p>9060</text:p>
          </table:table-cell>
          <table:table-cell office:value-type="float" office:value="-21064116.989999998" table:style-name="ce2">
            <text:p>-21064116,99</text:p>
          </table:table-cell>
          <table:table-cell office:value-type="float" office:value="-16413595.304" table:style-name="ce3">
            <text:p>-16413595,304</text:p>
          </table:table-cell>
          <table:table-cell office:value-type="float" office:value="19854162.298" table:style-name="ce3">
            <text:p>19854162,298</text:p>
          </table:table-cell>
          <table:table-cell office:value-type="float" office:value="19854162.011999998" table:style-name="ce3">
            <text:p>19854162,012</text:p>
          </table:table-cell>
          <table:table-cell office:value-type="float" office:value="19854161.572999999" table:style-name="ce3">
            <text:p>19854161,573</text:p>
          </table:table-cell>
          <table:table-cell office:value-type="float" office:value="-1108648.699" table:style-name="ce3">
            <text:p>-1108648,699</text:p>
          </table:table-cell>
          <table:table-cell office:value-type="float" office:value="-863882.745" table:style-name="ce3">
            <text:p>-863882,745</text:p>
          </table:table-cell>
          <table:table-cell office:value-type="float" office:value="24137508.59" table:style-name="ce3">
            <text:p>24137508,590</text:p>
          </table:table-cell>
          <table:table-cell office:value-type="float" office:value="24137507.953000002" table:style-name="ce3">
            <text:p>24137507,953</text:p>
          </table:table-cell>
          <table:table-cell office:value-type="float" office:value="24137508.355999999" table:style-name="ce3">
            <text:p>24137508,356</text:p>
          </table:table-cell>
          <table:table-cell office:value-type="float" office:value="-15186165.332" table:style-name="ce3">
            <text:p>-15186165,332</text:p>
          </table:table-cell>
          <table:table-cell office:value-type="float" office:value="-11833373.555" table:style-name="ce3">
            <text:p>-11833373,555</text:p>
          </table:table-cell>
          <table:table-cell office:value-type="float" office:value="20752157.033" table:style-name="ce3">
            <text:p>20752157,033</text:p>
          </table:table-cell>
          <table:table-cell office:value-type="float" office:value="20752157.548" table:style-name="ce3">
            <text:p>20752157,548</text:p>
          </table:table-cell>
          <table:table-cell office:value-type="float" office:value="20752156.335999999" table:style-name="ce3">
            <text:p>20752156,336</text:p>
          </table:table-cell>
          <table:table-cell office:value-type="float" office:value="-3444311.0410000002" table:style-name="ce3">
            <text:p>-3444311,041</text:p>
          </table:table-cell>
          <table:table-cell office:value-type="float" office:value="-2683878.3829999999" table:style-name="ce3">
            <text:p>-2683878,383</text:p>
          </table:table-cell>
          <table:table-cell office:value-type="float" office:value="23492798.284000002" table:style-name="ce3">
            <text:p>23492798,284</text:p>
          </table:table-cell>
          <table:table-cell office:value-type="float" office:value="23492801.690000001" table:style-name="ce3">
            <text:p>23492801,690</text:p>
          </table:table-cell>
          <table:table-cell office:value-type="float" office:value="23492800.815000001" table:style-name="ce3">
            <text:p>23492800,815</text:p>
          </table:table-cell>
          <table:table-cell office:value-type="float" office:value="-3292741.4720000001" table:style-name="ce3">
            <text:p>-3292741,472</text:p>
          </table:table-cell>
          <table:table-cell office:value-type="float" office:value="-2565771.932" table:style-name="ce3">
            <text:p>-2565771,932</text:p>
          </table:table-cell>
          <table:table-cell office:value-type="float" office:value="23639626.776000001" table:style-name="ce3">
            <text:p>23639626,776</text:p>
          </table:table-cell>
          <table:table-cell office:value-type="float" office:value="23639623.960000001" table:style-name="ce3">
            <text:p>23639623,960</text:p>
          </table:table-cell>
          <table:table-cell office:value-type="float" office:value="23639626.881999999" table:style-name="ce3">
            <text:p>23639626,882</text:p>
          </table:table-cell>
          <table:table-cell table:style-name="ce2"/>
          <table:table-cell office:value-type="float" office:value="-22468557.563999999" table:style-name="ce3">
            <text:p>-22468557,564</text:p>
          </table:table-cell>
          <table:table-cell office:value-type="float" office:value="-17507964.259" table:style-name="ce3">
            <text:p>-17507964,259</text:p>
          </table:table-cell>
          <table:table-cell office:value-type="float" office:value="19854147.668000001" table:style-name="ce3">
            <text:p>19854147,668</text:p>
          </table:table-cell>
          <table:table-cell office:value-type="float" office:value="19854144.802999999" table:style-name="ce3">
            <text:p>19854144,803</text:p>
          </table:table-cell>
          <table:table-cell office:value-type="float" office:value="19854147.085000001" table:style-name="ce3">
            <text:p>19854147,085</text:p>
          </table:table-cell>
          <table:table-cell office:value-type="float" office:value="-1673848.9890000001" table:style-name="ce3">
            <text:p>-1673848,989</text:p>
          </table:table-cell>
          <table:table-cell office:value-type="float" office:value="-1304298.1159999999" table:style-name="ce3">
            <text:p>-1304298,116</text:p>
          </table:table-cell>
          <table:table-cell office:value-type="float" office:value="24137498.585000001" table:style-name="ce3">
            <text:p>24137498,585</text:p>
          </table:table-cell>
          <table:table-cell office:value-type="float" office:value="24137494.144000001" table:style-name="ce3">
            <text:p>24137494,144</text:p>
          </table:table-cell>
          <table:table-cell office:value-type="float" office:value="24137497.550999999" table:style-name="ce3">
            <text:p>24137497,551</text:p>
          </table:table-cell>
          <table:table-cell office:value-type="float" office:value="-15571163.903999999" table:style-name="ce3">
            <text:p>-15571163,904</text:p>
          </table:table-cell>
          <table:table-cell office:value-type="float" office:value="-12133372.714" table:style-name="ce3">
            <text:p>-12133372,714</text:p>
          </table:table-cell>
          <table:table-cell office:value-type="float" office:value="20752144.607000001" table:style-name="ce3">
            <text:p>20752144,607</text:p>
          </table:table-cell>
          <table:table-cell office:value-type="float" office:value="20752142.719000001" table:style-name="ce3">
            <text:p>20752142,719</text:p>
          </table:table-cell>
          <table:table-cell office:value-type="float" office:value="20752144.142000001" table:style-name="ce3">
            <text:p>20752144,142</text:p>
          </table:table-cell>
          <table:table-cell office:value-type="float" office:value="-4208662.1840000004" table:style-name="ce3">
            <text:p>-4208662,184</text:p>
          </table:table-cell>
          <table:table-cell office:value-type="float" office:value="-3279476.6140000001" table:style-name="ce3">
            <text:p>-3279476,614</text:p>
          </table:table-cell>
          <table:table-cell office:value-type="float" office:value="23492783.548999999" table:style-name="ce3">
            <text:p>23492783,549</text:p>
          </table:table-cell>
          <table:table-cell office:value-type="float" office:value="23492783.107000001" table:style-name="ce3">
            <text:p>23492783,107</text:p>
          </table:table-cell>
          <table:table-cell office:value-type="float" office:value="23492783.620000001" table:style-name="ce3">
            <text:p>23492783,620</text:p>
          </table:table-cell>
          <table:table-cell office:value-type="float" office:value="-3888227.73" table:style-name="ce3">
            <text:p>-3888227,730</text:p>
          </table:table-cell>
          <table:table-cell office:value-type="float" office:value="-3029787.483" table:style-name="ce3">
            <text:p>-3029787,483</text:p>
          </table:table-cell>
          <table:table-cell office:value-type="float" office:value="23639619.550000001" table:style-name="ce3">
            <text:p>23639619,550</text:p>
          </table:table-cell>
          <table:table-cell office:value-type="float" office:value="23639615.484000001" table:style-name="ce3">
            <text:p>23639615,484</text:p>
          </table:table-cell>
          <table:table-cell office:value-type="float" office:value="23639620.384" table:style-name="ce3">
            <text:p>23639620,384</text:p>
          </table:table-cell>
          <table:table-cell table:number-columns-repeated="16332"/>
        </table:table-row>
        <table:table-row table:style-name="ro1">
          <table:table-cell office:value-type="float" office:value="9090" table:style-name="ce2">
            <text:p>9090</text:p>
          </table:table-cell>
          <table:table-cell office:value-type="float" office:value="-21061415.438999999" table:style-name="ce2">
            <text:p>-21061415,44</text:p>
          </table:table-cell>
          <table:table-cell office:value-type="float" office:value="-16411490.197000001" table:style-name="ce3">
            <text:p>-16411490,197</text:p>
          </table:table-cell>
          <table:table-cell office:value-type="float" office:value="19854675.552000001" table:style-name="ce3">
            <text:p>19854675,552</text:p>
          </table:table-cell>
          <table:table-cell office:value-type="float" office:value="19854675.991999999" table:style-name="ce3">
            <text:p>19854675,992</text:p>
          </table:table-cell>
          <table:table-cell office:value-type="float" office:value="19854675.151999999" table:style-name="ce3">
            <text:p>19854675,152</text:p>
          </table:table-cell>
          <table:table-cell office:value-type="float" office:value="-1066762.068" table:style-name="ce3">
            <text:p>-1066762,068</text:p>
          </table:table-cell>
          <table:table-cell office:value-type="float" office:value="-831243.79700000002" table:style-name="ce3">
            <text:p>-831243,797</text:p>
          </table:table-cell>
          <table:table-cell office:value-type="float" office:value="24145482.059999999" table:style-name="ce3">
            <text:p>24145482,060</text:p>
          </table:table-cell>
          <table:table-cell office:value-type="float" office:value="24145479.784000002" table:style-name="ce3">
            <text:p>24145479,784</text:p>
          </table:table-cell>
          <table:table-cell office:value-type="float" office:value="24145480.412" table:style-name="ce3">
            <text:p>24145480,412</text:p>
          </table:table-cell>
          <table:table-cell office:value-type="float" office:value="-15215680.018999999" table:style-name="ce3">
            <text:p>-15215680,019</text:p>
          </table:table-cell>
          <table:table-cell office:value-type="float" office:value="-11856372.003" table:style-name="ce3">
            <text:p>-11856372,003</text:p>
          </table:table-cell>
          <table:table-cell office:value-type="float" office:value="20746540.710000001" table:style-name="ce3">
            <text:p>20746540,710</text:p>
          </table:table-cell>
          <table:table-cell office:value-type="float" office:value="20746541.298" table:style-name="ce3">
            <text:p>20746541,298</text:p>
          </table:table-cell>
          <table:table-cell office:value-type="float" office:value="20746539.795000002" table:style-name="ce3">
            <text:p>20746539,795</text:p>
          </table:table-cell>
          <table:table-cell office:value-type="float" office:value="-3540372.949" table:style-name="ce3">
            <text:p>-3540372,949</text:p>
          </table:table-cell>
          <table:table-cell office:value-type="float" office:value="-2758731.7930000001" table:style-name="ce3">
            <text:p>-2758731,793</text:p>
          </table:table-cell>
          <table:table-cell office:value-type="float" office:value="23474520.02" table:style-name="ce3">
            <text:p>23474520,020</text:p>
          </table:table-cell>
          <table:table-cell office:value-type="float" office:value="23474521.088" table:style-name="ce3">
            <text:p>23474521,088</text:p>
          </table:table-cell>
          <table:table-cell office:value-type="float" office:value="23474519.750999998" table:style-name="ce3">
            <text:p>23474519,751</text:p>
          </table:table-cell>
          <table:table-cell office:value-type="float" office:value="-3410681.375" table:style-name="ce3">
            <text:p>-3410681,375</text:p>
          </table:table-cell>
          <table:table-cell office:value-type="float" office:value="-2657673.1740000001" table:style-name="ce3">
            <text:p>-2657673,174</text:p>
          </table:table-cell>
          <table:table-cell office:value-type="float" office:value="23617183.267000001" table:style-name="ce3">
            <text:p>23617183,267</text:p>
          </table:table-cell>
          <table:table-cell office:value-type="float" office:value="23617181.322000001" table:style-name="ce3">
            <text:p>23617181,322</text:p>
          </table:table-cell>
          <table:table-cell office:value-type="float" office:value="23617180.517999999" table:style-name="ce3">
            <text:p>23617180,518</text:p>
          </table:table-cell>
          <table:table-cell table:style-name="ce2"/>
          <table:table-cell office:value-type="float" office:value="-22465864.510000002" table:style-name="ce3">
            <text:p>-22465864,510</text:p>
          </table:table-cell>
          <table:table-cell office:value-type="float" office:value="-17505865.772999998" table:style-name="ce3">
            <text:p>-17505865,773</text:p>
          </table:table-cell>
          <table:table-cell office:value-type="float" office:value="19854659.647" table:style-name="ce3">
            <text:p>19854659,647</text:p>
          </table:table-cell>
          <table:table-cell office:value-type="float" office:value="19854657.493999999" table:style-name="ce3">
            <text:p>19854657,494</text:p>
          </table:table-cell>
          <table:table-cell office:value-type="float" office:value="19854659.511999998" table:style-name="ce3">
            <text:p>19854659,512</text:p>
          </table:table-cell>
          <table:table-cell office:value-type="float" office:value="-1631970.6140000001" table:style-name="ce3">
            <text:p>-1631970,614</text:p>
          </table:table-cell>
          <table:table-cell office:value-type="float" office:value="-1271665.6329999999" table:style-name="ce3">
            <text:p>-1271665,633</text:p>
          </table:table-cell>
          <table:table-cell office:value-type="float" office:value="24145466.155999999" table:style-name="ce3">
            <text:p>24145466,156</text:p>
          </table:table-cell>
          <table:table-cell office:value-type="float" office:value="24145461.710000001" table:style-name="ce3">
            <text:p>24145461,710</text:p>
          </table:table-cell>
          <table:table-cell office:value-type="float" office:value="24145465.627999999" table:style-name="ce3">
            <text:p>24145465,628</text:p>
          </table:table-cell>
          <table:table-cell office:value-type="float" office:value="-15600687.125" table:style-name="ce3">
            <text:p>-15600687,125</text:p>
          </table:table-cell>
          <table:table-cell office:value-type="float" office:value="-12156377.813999999" table:style-name="ce3">
            <text:p>-12156377,814</text:p>
          </table:table-cell>
          <table:table-cell office:value-type="float" office:value="20746526.960000001" table:style-name="ce3">
            <text:p>20746526,960</text:p>
          </table:table-cell>
          <table:table-cell office:value-type="float" office:value="20746524.280000001" table:style-name="ce3">
            <text:p>20746524,280</text:p>
          </table:table-cell>
          <table:table-cell office:value-type="float" office:value="20746526.592" table:style-name="ce3">
            <text:p>20746526,592</text:p>
          </table:table-cell>
          <table:table-cell office:value-type="float" office:value="-4304732.46" table:style-name="ce3">
            <text:p>-4304732,460</text:p>
          </table:table-cell>
          <table:table-cell office:value-type="float" office:value="-3354336.5389999999" table:style-name="ce3">
            <text:p>-3354336,539</text:p>
          </table:table-cell>
          <table:table-cell office:value-type="float" office:value="23474500.949999999" table:style-name="ce3">
            <text:p>23474500,950</text:p>
          </table:table-cell>
          <table:table-cell office:value-type="float" office:value="23474501.322000001" table:style-name="ce3">
            <text:p>23474501,322</text:p>
          </table:table-cell>
          <table:table-cell office:value-type="float" office:value="23474500.526000001" table:style-name="ce3">
            <text:p>23474500,526</text:p>
          </table:table-cell>
          <table:table-cell office:value-type="float" office:value="-4006176.1209999998" table:style-name="ce3">
            <text:p>-4006176,121</text:p>
          </table:table-cell>
          <table:table-cell office:value-type="float" office:value="-3121695.3059999999" table:style-name="ce3">
            <text:p>-3121695,306</text:p>
          </table:table-cell>
          <table:table-cell office:value-type="float" office:value="23617175.609000001" table:style-name="ce3">
            <text:p>23617175,609</text:p>
          </table:table-cell>
          <table:table-cell office:value-type="float" office:value="23617170.839000002" table:style-name="ce3">
            <text:p>23617170,839</text:p>
          </table:table-cell>
          <table:table-cell office:value-type="float" office:value="23617174.756000001" table:style-name="ce3">
            <text:p>23617174,756</text:p>
          </table:table-cell>
          <table:table-cell table:number-columns-repeated="16332"/>
        </table:table-row>
        <table:table-row table:style-name="ro1">
          <table:table-cell office:value-type="float" office:value="9120" table:style-name="ce2">
            <text:p>9120</text:p>
          </table:table-cell>
          <table:table-cell office:value-type="float" office:value="-21058283.493999999" table:style-name="ce2">
            <text:p>-21058283,49</text:p>
          </table:table-cell>
          <table:table-cell office:value-type="float" office:value="-16409049.720000001" table:style-name="ce3">
            <text:p>-16409049,720</text:p>
          </table:table-cell>
          <table:table-cell office:value-type="float" office:value="19855272.006999999" table:style-name="ce3">
            <text:p>19855272,007</text:p>
          </table:table-cell>
          <table:table-cell office:value-type="float" office:value="19855272.217" table:style-name="ce3">
            <text:p>19855272,217</text:p>
          </table:table-cell>
          <table:table-cell office:value-type="float" office:value="19855271.453000002" table:style-name="ce3">
            <text:p>19855271,453</text:p>
          </table:table-cell>
          <table:table-cell office:value-type="float" office:value="-1024550.9449999999" table:style-name="ce3">
            <text:p>-1024550,945</text:p>
          </table:table-cell>
          <table:table-cell office:value-type="float" office:value="-798352.07" table:style-name="ce3">
            <text:p>-798352,070</text:p>
          </table:table-cell>
          <table:table-cell office:value-type="float" office:value="24153512.302999999" table:style-name="ce3">
            <text:p>24153512,303</text:p>
          </table:table-cell>
          <table:table-cell office:value-type="float" office:value="24153511.502" table:style-name="ce3">
            <text:p>24153511,502</text:p>
          </table:table-cell>
          <table:table-cell office:value-type="float" office:value="24153510.011" table:style-name="ce3">
            <text:p>24153510,011</text:p>
          </table:table-cell>
          <table:table-cell office:value-type="float" office:value="-15244789.210999999" table:style-name="ce3">
            <text:p>-15244789,211</text:p>
          </table:table-cell>
          <table:table-cell office:value-type="float" office:value="-11879054.48" table:style-name="ce3">
            <text:p>-11879054,480</text:p>
          </table:table-cell>
          <table:table-cell office:value-type="float" office:value="20741001.181000002" table:style-name="ce3">
            <text:p>20741001,181</text:p>
          </table:table-cell>
          <table:table-cell office:value-type="float" office:value="20741001.905999999" table:style-name="ce3">
            <text:p>20741001,906</text:p>
          </table:table-cell>
          <table:table-cell office:value-type="float" office:value="20741000.815000001" table:style-name="ce3">
            <text:p>20741000,815</text:p>
          </table:table-cell>
          <table:table-cell office:value-type="float" office:value="-3636193.875" table:style-name="ce3">
            <text:p>-3636193,875</text:p>
          </table:table-cell>
          <table:table-cell office:value-type="float" office:value="-2833397.477" table:style-name="ce3">
            <text:p>-2833397,477</text:p>
          </table:table-cell>
          <table:table-cell office:value-type="float" office:value="23456285.892999999" table:style-name="ce3">
            <text:p>23456285,893</text:p>
          </table:table-cell>
          <table:table-cell office:value-type="float" office:value="23456286.537" table:style-name="ce3">
            <text:p>23456286,537</text:p>
          </table:table-cell>
          <table:table-cell office:value-type="float" office:value="23456285.282000002" table:style-name="ce3">
            <text:p>23456285,282</text:p>
          </table:table-cell>
          <table:table-cell office:value-type="float" office:value="-3528536.483" table:style-name="ce3">
            <text:p>-3528536,483</text:p>
          </table:table-cell>
          <table:table-cell office:value-type="float" office:value="-2749508.3169999998" table:style-name="ce3">
            <text:p>-2749508,317</text:p>
          </table:table-cell>
          <table:table-cell office:value-type="float" office:value="23594755.397999998" table:style-name="ce3">
            <text:p>23594755,398</text:p>
          </table:table-cell>
          <table:table-cell office:value-type="float" office:value="23594755.587000001" table:style-name="ce3">
            <text:p>23594755,587</text:p>
          </table:table-cell>
          <table:table-cell office:value-type="float" office:value="23594753.175999999" table:style-name="ce3">
            <text:p>23594753,176</text:p>
          </table:table-cell>
          <table:table-cell table:style-name="ce2"/>
          <table:table-cell office:value-type="float" office:value="-22462722.710000001" table:style-name="ce3">
            <text:p>-22462722,710</text:p>
          </table:table-cell>
          <table:table-cell office:value-type="float" office:value="-17503417.616999999" table:style-name="ce3">
            <text:p>-17503417,617</text:p>
          </table:table-cell>
          <table:table-cell office:value-type="float" office:value="19855258.256000001" table:style-name="ce3">
            <text:p>19855258,256</text:p>
          </table:table-cell>
          <table:table-cell office:value-type="float" office:value="19855255.425000001" table:style-name="ce3">
            <text:p>19855255,425</text:p>
          </table:table-cell>
          <table:table-cell office:value-type="float" office:value="19855257.537999999" table:style-name="ce3">
            <text:p>19855257,538</text:p>
          </table:table-cell>
          <table:table-cell office:value-type="float" office:value="-1589749.443" table:style-name="ce3">
            <text:p>-1589749,443</text:p>
          </table:table-cell>
          <table:table-cell office:value-type="float" office:value="-1238766.0220000001" table:style-name="ce3">
            <text:p>-1238766,022</text:p>
          </table:table-cell>
          <table:table-cell office:value-type="float" office:value="24153499.508000001" table:style-name="ce3">
            <text:p>24153499,508</text:p>
          </table:table-cell>
          <table:table-cell office:value-type="float" office:value="24153497.225000001" table:style-name="ce3">
            <text:p>24153497,225</text:p>
          </table:table-cell>
          <table:table-cell office:value-type="float" office:value="24153500.947999999" table:style-name="ce3">
            <text:p>24153500,948</text:p>
          </table:table-cell>
          <table:table-cell office:value-type="float" office:value="-15629786.492000001" table:style-name="ce3">
            <text:p>-15629786,492</text:p>
          </table:table-cell>
          <table:table-cell office:value-type="float" office:value="-12179052.638" table:style-name="ce3">
            <text:p>-12179052,638</text:p>
          </table:table-cell>
          <table:table-cell office:value-type="float" office:value="20740989.458000001" table:style-name="ce3">
            <text:p>20740989,458</text:p>
          </table:table-cell>
          <table:table-cell office:value-type="float" office:value="20740987.015000001" table:style-name="ce3">
            <text:p>20740987,015</text:p>
          </table:table-cell>
          <table:table-cell office:value-type="float" office:value="20740989.004000001" table:style-name="ce3">
            <text:p>20740989,004</text:p>
          </table:table-cell>
          <table:table-cell office:value-type="float" office:value="-4400543.4160000002" table:style-name="ce3">
            <text:p>-4400543,416</text:p>
          </table:table-cell>
          <table:table-cell office:value-type="float" office:value="-3428994.4139999999" table:style-name="ce3">
            <text:p>-3428994,414</text:p>
          </table:table-cell>
          <table:table-cell office:value-type="float" office:value="23456269.949999999" table:style-name="ce3">
            <text:p>23456269,950</text:p>
          </table:table-cell>
          <table:table-cell office:value-type="float" office:value="23456268.118000001" table:style-name="ce3">
            <text:p>23456268,118</text:p>
          </table:table-cell>
          <table:table-cell office:value-type="float" office:value="23456269.309999999" table:style-name="ce3">
            <text:p>23456269,310</text:p>
          </table:table-cell>
          <table:table-cell office:value-type="float" office:value="-4124021.3169999998" table:style-name="ce3">
            <text:p>-4124021,317</text:p>
          </table:table-cell>
          <table:table-cell office:value-type="float" office:value="-3213522.736" table:style-name="ce3">
            <text:p>-3213522,736</text:p>
          </table:table-cell>
          <table:table-cell office:value-type="float" office:value="23594749.271000002" table:style-name="ce3">
            <text:p>23594749,271</text:p>
          </table:table-cell>
          <table:table-cell office:value-type="float" office:value="23594746.704" table:style-name="ce3">
            <text:p>23594746,704</text:p>
          </table:table-cell>
          <table:table-cell office:value-type="float" office:value="23594749.533" table:style-name="ce3">
            <text:p>23594749,533</text:p>
          </table:table-cell>
          <table:table-cell table:number-columns-repeated="16332"/>
        </table:table-row>
        <table:table-row table:style-name="ro1">
          <table:table-cell office:value-type="float" office:value="9150" table:style-name="ce2">
            <text:p>9150</text:p>
          </table:table-cell>
          <table:table-cell office:value-type="float" office:value="-21054721.269000001" table:style-name="ce2">
            <text:p>-21054721,27</text:p>
          </table:table-cell>
          <table:table-cell office:value-type="float" office:value="-16406273.966" table:style-name="ce3">
            <text:p>-16406273,966</text:p>
          </table:table-cell>
          <table:table-cell office:value-type="float" office:value="19855949.368999999" table:style-name="ce3">
            <text:p>19855949,369</text:p>
          </table:table-cell>
          <table:table-cell office:value-type="float" office:value="19855949.824999999" table:style-name="ce3">
            <text:p>19855949,825</text:p>
          </table:table-cell>
          <table:table-cell office:value-type="float" office:value="19855949.017000001" table:style-name="ce3">
            <text:p>19855949,017</text:p>
          </table:table-cell>
          <table:table-cell office:value-type="float" office:value="-982016.74199999997" table:style-name="ce3">
            <text:p>-982016,742</text:p>
          </table:table-cell>
          <table:table-cell office:value-type="float" office:value="-765208.53599999996" table:style-name="ce3">
            <text:p>-765208,536</text:p>
          </table:table-cell>
          <table:table-cell office:value-type="float" office:value="24161603.995999999" table:style-name="ce3">
            <text:p>24161603,996</text:p>
          </table:table-cell>
          <table:table-cell office:value-type="float" office:value="24161605.118000001" table:style-name="ce3">
            <text:p>24161605,118</text:p>
          </table:table-cell>
          <table:table-cell office:value-type="float" office:value="24161605.145" table:style-name="ce3">
            <text:p>24161605,145</text:p>
          </table:table-cell>
          <table:table-cell office:value-type="float" office:value="-15273492.403000001" table:style-name="ce3">
            <text:p>-15273492,403</text:p>
          </table:table-cell>
          <table:table-cell office:value-type="float" office:value="-11901420.593" table:style-name="ce3">
            <text:p>-11901420,593</text:p>
          </table:table-cell>
          <table:table-cell office:value-type="float" office:value="20735539.717999998" table:style-name="ce3">
            <text:p>20735539,718</text:p>
          </table:table-cell>
          <table:table-cell office:value-type="float" office:value="20735539.754000001" table:style-name="ce3">
            <text:p>20735539,754</text:p>
          </table:table-cell>
          <table:table-cell office:value-type="float" office:value="20735538.954999998" table:style-name="ce3">
            <text:p>20735538,955</text:p>
          </table:table-cell>
          <table:table-cell office:value-type="float" office:value="-3731770.3840000001" table:style-name="ce3">
            <text:p>-3731770,384</text:p>
          </table:table-cell>
          <table:table-cell office:value-type="float" office:value="-2907872.68" table:style-name="ce3">
            <text:p>-2907872,680</text:p>
          </table:table-cell>
          <table:table-cell office:value-type="float" office:value="23438097.636" table:style-name="ce3">
            <text:p>23438097,636</text:p>
          </table:table-cell>
          <table:table-cell office:value-type="float" office:value="23438099.278999999" table:style-name="ce3">
            <text:p>23438099,279</text:p>
          </table:table-cell>
          <table:table-cell office:value-type="float" office:value="23438097.405999999" table:style-name="ce3">
            <text:p>23438097,406</text:p>
          </table:table-cell>
          <table:table-cell office:value-type="float" office:value="-3646302.6970000002" table:style-name="ce3">
            <text:p>-3646302,697</text:p>
          </table:table-cell>
          <table:table-cell office:value-type="float" office:value="-2841274.162" table:style-name="ce3">
            <text:p>-2841274,162</text:p>
          </table:table-cell>
          <table:table-cell office:value-type="float" office:value="23572344.037999999" table:style-name="ce3">
            <text:p>23572344,038</text:p>
          </table:table-cell>
          <table:table-cell office:value-type="float" office:value="23572344.522" table:style-name="ce3">
            <text:p>23572344,522</text:p>
          </table:table-cell>
          <table:table-cell office:value-type="float" office:value="23572344.441" table:style-name="ce3">
            <text:p>23572344,441</text:p>
          </table:table-cell>
          <table:table-cell table:style-name="ce2"/>
          <table:table-cell office:value-type="float" office:value="-22459168.348000001" table:style-name="ce3">
            <text:p>-22459168,348</text:p>
          </table:table-cell>
          <table:table-cell office:value-type="float" office:value="-17500647.986000001" table:style-name="ce3">
            <text:p>-17500647,986</text:p>
          </table:table-cell>
          <table:table-cell office:value-type="float" office:value="19855933.59" table:style-name="ce3">
            <text:p>19855933,590</text:p>
          </table:table-cell>
          <table:table-cell office:value-type="float" office:value="19855932.171" table:style-name="ce3">
            <text:p>19855932,171</text:p>
          </table:table-cell>
          <table:table-cell office:value-type="float" office:value="19855933.511999998" table:style-name="ce3">
            <text:p>19855933,512</text:p>
          </table:table-cell>
          <table:table-cell office:value-type="float" office:value="-1547222.909" table:style-name="ce3">
            <text:p>-1547222,909</text:p>
          </table:table-cell>
          <table:table-cell office:value-type="float" office:value="-1205628.4680000001" table:style-name="ce3">
            <text:p>-1205628,468</text:p>
          </table:table-cell>
          <table:table-cell office:value-type="float" office:value="24161594.318" table:style-name="ce3">
            <text:p>24161594,318</text:p>
          </table:table-cell>
          <table:table-cell office:value-type="float" office:value="24161590.390999999" table:style-name="ce3">
            <text:p>24161590,391</text:p>
          </table:table-cell>
          <table:table-cell office:value-type="float" office:value="24161594.738000002" table:style-name="ce3">
            <text:p>24161594,738</text:p>
          </table:table-cell>
          <table:table-cell office:value-type="float" office:value="-15658497.575999999" table:style-name="ce3">
            <text:p>-15658497,576</text:p>
          </table:table-cell>
          <table:table-cell office:value-type="float" office:value="-12201424.901000001" table:style-name="ce3">
            <text:p>-12201424,901</text:p>
          </table:table-cell>
          <table:table-cell office:value-type="float" office:value="20735525.850000001" table:style-name="ce3">
            <text:p>20735525,850</text:p>
          </table:table-cell>
          <table:table-cell office:value-type="float" office:value="20735523.506000001" table:style-name="ce3">
            <text:p>20735523,506</text:p>
          </table:table-cell>
          <table:table-cell office:value-type="float" office:value="20735525.280999999" table:style-name="ce3">
            <text:p>20735525,281</text:p>
          </table:table-cell>
          <table:table-cell office:value-type="float" office:value="-4496127.66" table:style-name="ce3">
            <text:p>-4496127,660</text:p>
          </table:table-cell>
          <table:table-cell office:value-type="float" office:value="-3503475.6179999998" table:style-name="ce3">
            <text:p>-3503475,618</text:p>
          </table:table-cell>
          <table:table-cell office:value-type="float" office:value="23438080.811000001" table:style-name="ce3">
            <text:p>23438080,811</text:p>
          </table:table-cell>
          <table:table-cell office:value-type="float" office:value="23438079.239" table:style-name="ce3">
            <text:p>23438079,239</text:p>
          </table:table-cell>
          <table:table-cell office:value-type="float" office:value="23438080.499000002" table:style-name="ce3">
            <text:p>23438080,499</text:p>
          </table:table-cell>
          <table:table-cell office:value-type="float" office:value="-4241795.3310000002" table:style-name="ce3">
            <text:p>-4241795,331</text:p>
          </table:table-cell>
          <table:table-cell office:value-type="float" office:value="-3305294.6919999998" table:style-name="ce3">
            <text:p>-3305294,692</text:p>
          </table:table-cell>
          <table:table-cell office:value-type="float" office:value="23572337.028999999" table:style-name="ce3">
            <text:p>23572337,029</text:p>
          </table:table-cell>
          <table:table-cell office:value-type="float" office:value="23572333.658" table:style-name="ce3">
            <text:p>23572333,658</text:p>
          </table:table-cell>
          <table:table-cell office:value-type="float" office:value="23572337.896000002" table:style-name="ce3">
            <text:p>23572337,896</text:p>
          </table:table-cell>
          <table:table-cell table:number-columns-repeated="16332"/>
        </table:table-row>
        <table:table-row table:style-name="ro1">
          <table:table-cell office:value-type="float" office:value="9180" table:style-name="ce2">
            <text:p>9180</text:p>
          </table:table-cell>
          <table:table-cell office:value-type="float" office:value="-21050742.368000001" table:style-name="ce2">
            <text:p>-21050742,37</text:p>
          </table:table-cell>
          <table:table-cell office:value-type="float" office:value="-16403173.517999999" table:style-name="ce3">
            <text:p>-16403173,518</text:p>
          </table:table-cell>
          <table:table-cell office:value-type="float" office:value="19856706.888999999" table:style-name="ce3">
            <text:p>19856706,889</text:p>
          </table:table-cell>
          <table:table-cell office:value-type="float" office:value="19856707.197000001" table:style-name="ce3">
            <text:p>19856707,197</text:p>
          </table:table-cell>
          <table:table-cell office:value-type="float" office:value="19856706.390999999" table:style-name="ce3">
            <text:p>19856706,391</text:p>
          </table:table-cell>
          <table:table-cell office:value-type="float" office:value="-939174.63100000005" table:style-name="ce3">
            <text:p>-939174,631</text:p>
          </table:table-cell>
          <table:table-cell office:value-type="float" office:value="-731825.06700000004" table:style-name="ce3">
            <text:p>-731825,067</text:p>
          </table:table-cell>
          <table:table-cell office:value-type="float" office:value="24169754.280000001" table:style-name="ce3">
            <text:p>24169754,280</text:p>
          </table:table-cell>
          <table:table-cell office:value-type="float" office:value="24169757.009" table:style-name="ce3">
            <text:p>24169757,009</text:p>
          </table:table-cell>
          <table:table-cell office:value-type="float" office:value="24169759.440000001" table:style-name="ce3">
            <text:p>24169759,440</text:p>
          </table:table-cell>
          <table:table-cell office:value-type="float" office:value="-15301802.994999999" table:style-name="ce3">
            <text:p>-15301802,995</text:p>
          </table:table-cell>
          <table:table-cell office:value-type="float" office:value="-11923480.789000001" table:style-name="ce3">
            <text:p>-11923480,789</text:p>
          </table:table-cell>
          <table:table-cell office:value-type="float" office:value="20730151.476" table:style-name="ce3">
            <text:p>20730151,476</text:p>
          </table:table-cell>
          <table:table-cell office:value-type="float" office:value="20730152.495999999" table:style-name="ce3">
            <text:p>20730152,496</text:p>
          </table:table-cell>
          <table:table-cell office:value-type="float" office:value="20730151.333000001" table:style-name="ce3">
            <text:p>20730151,333</text:p>
          </table:table-cell>
          <table:table-cell office:value-type="float" office:value="-3827112.2480000001" table:style-name="ce3">
            <text:p>-3827112,248</text:p>
          </table:table-cell>
          <table:table-cell office:value-type="float" office:value="-2982165.0419999999" table:style-name="ce3">
            <text:p>-2982165,042</text:p>
          </table:table-cell>
          <table:table-cell office:value-type="float" office:value="23419955.135000002" table:style-name="ce3">
            <text:p>23419955,135</text:p>
          </table:table-cell>
          <table:table-cell office:value-type="float" office:value="23419956.357000001" table:style-name="ce3">
            <text:p>23419956,357</text:p>
          </table:table-cell>
          <table:table-cell office:value-type="float" office:value="23419954.434" table:style-name="ce3">
            <text:p>23419954,434</text:p>
          </table:table-cell>
          <table:table-cell office:value-type="float" office:value="-3763989.6570000001" table:style-name="ce3">
            <text:p>-3763989,657</text:p>
          </table:table-cell>
          <table:table-cell office:value-type="float" office:value="-2932978.3089999999" table:style-name="ce3">
            <text:p>-2932978,309</text:p>
          </table:table-cell>
          <table:table-cell office:value-type="float" office:value="23549951.813000001" table:style-name="ce3">
            <text:p>23549951,813</text:p>
          </table:table-cell>
          <table:table-cell office:value-type="float" office:value="23549950.484999999" table:style-name="ce3">
            <text:p>23549950,485</text:p>
          </table:table-cell>
          <table:table-cell office:value-type="float" office:value="23549950.600000001" table:style-name="ce3">
            <text:p>23549950,600</text:p>
          </table:table-cell>
          <table:table-cell table:style-name="ce2"/>
          <table:table-cell office:value-type="float" office:value="-22455179.320999999" table:style-name="ce3">
            <text:p>-22455179,321</text:p>
          </table:table-cell>
          <table:table-cell office:value-type="float" office:value="-17497539.658" table:style-name="ce3">
            <text:p>-17497539,658</text:p>
          </table:table-cell>
          <table:table-cell office:value-type="float" office:value="19856694.328000002" table:style-name="ce3">
            <text:p>19856694,328</text:p>
          </table:table-cell>
          <table:table-cell office:value-type="float" office:value="19856690.951000001" table:style-name="ce3">
            <text:p>19856690,951</text:p>
          </table:table-cell>
          <table:table-cell office:value-type="float" office:value="19856692.903999999" table:style-name="ce3">
            <text:p>19856692,904</text:p>
          </table:table-cell>
          <table:table-cell office:value-type="float" office:value="-1504370.4380000001" table:style-name="ce3">
            <text:p>-1504370,438</text:p>
          </table:table-cell>
          <table:table-cell office:value-type="float" office:value="-1172236.9269999999" table:style-name="ce3">
            <text:p>-1172236,927</text:p>
          </table:table-cell>
          <table:table-cell office:value-type="float" office:value="24169748.289000001" table:style-name="ce3">
            <text:p>24169748,289</text:p>
          </table:table-cell>
          <table:table-cell office:value-type="float" office:value="24169744.436000001" table:style-name="ce3">
            <text:p>24169744,436</text:p>
          </table:table-cell>
          <table:table-cell office:value-type="float" office:value="24169747.892000001" table:style-name="ce3">
            <text:p>24169747,892</text:p>
          </table:table-cell>
          <table:table-cell office:value-type="float" office:value="-15686798.082" table:style-name="ce3">
            <text:p>-15686798,082</text:p>
          </table:table-cell>
          <table:table-cell office:value-type="float" office:value="-12223477.233999999" table:style-name="ce3">
            <text:p>-12223477,234</text:p>
          </table:table-cell>
          <table:table-cell office:value-type="float" office:value="20730140.649" table:style-name="ce3">
            <text:p>20730140,649</text:p>
          </table:table-cell>
          <table:table-cell office:value-type="float" office:value="20730138.131999999" table:style-name="ce3">
            <text:p>20730138,132</text:p>
          </table:table-cell>
          <table:table-cell office:value-type="float" office:value="20730139.868999999" table:style-name="ce3">
            <text:p>20730139,869</text:p>
          </table:table-cell>
          <table:table-cell office:value-type="float" office:value="-4591459.2690000003" table:style-name="ce3">
            <text:p>-4591459,269</text:p>
          </table:table-cell>
          <table:table-cell office:value-type="float" office:value="-3577759.9759999998" table:style-name="ce3">
            <text:p>-3577759,976</text:p>
          </table:table-cell>
          <table:table-cell office:value-type="float" office:value="23419939.623" table:style-name="ce3">
            <text:p>23419939,623</text:p>
          </table:table-cell>
          <table:table-cell office:value-type="float" office:value="23419937.980999999" table:style-name="ce3">
            <text:p>23419937,981</text:p>
          </table:table-cell>
          <table:table-cell office:value-type="float" office:value="23419939.013" table:style-name="ce3">
            <text:p>23419939,013</text:p>
          </table:table-cell>
          <table:table-cell office:value-type="float" office:value="-4359472.1830000002" table:style-name="ce3">
            <text:p>-4359472,183</text:p>
          </table:table-cell>
          <table:table-cell office:value-type="float" office:value="-3396990.9380000001" table:style-name="ce3">
            <text:p>-3396990,938</text:p>
          </table:table-cell>
          <table:table-cell office:value-type="float" office:value="23549943.408" table:style-name="ce3">
            <text:p>23549943,408</text:p>
          </table:table-cell>
          <table:table-cell office:value-type="float" office:value="23549941.958000001" table:style-name="ce3">
            <text:p>23549941,958</text:p>
          </table:table-cell>
          <table:table-cell office:value-type="float" office:value="23549943.131000001" table:style-name="ce3">
            <text:p>23549943,131</text:p>
          </table:table-cell>
          <table:table-cell table:number-columns-repeated="16332"/>
        </table:table-row>
        <table:table-row table:style-name="ro1">
          <table:table-cell office:value-type="float" office:value="9210" table:style-name="ce2">
            <text:p>9210</text:p>
          </table:table-cell>
          <table:table-cell office:value-type="float" office:value="-21046332.988000002" table:style-name="ce2">
            <text:p>-21046332,99</text:p>
          </table:table-cell>
          <table:table-cell office:value-type="float" office:value="-16399737.640000001" table:style-name="ce3">
            <text:p>-16399737,640</text:p>
          </table:table-cell>
          <table:table-cell office:value-type="float" office:value="19857545.495999999" table:style-name="ce3">
            <text:p>19857545,496</text:p>
          </table:table-cell>
          <table:table-cell office:value-type="float" office:value="19857546.09" table:style-name="ce3">
            <text:p>19857546,090</text:p>
          </table:table-cell>
          <table:table-cell office:value-type="float" office:value="19857545.248" table:style-name="ce3">
            <text:p>19857545,248</text:p>
          </table:table-cell>
          <table:table-cell office:value-type="float" office:value="-896011.674" table:style-name="ce3">
            <text:p>-896011,674</text:p>
          </table:table-cell>
          <table:table-cell office:value-type="float" office:value="-698191.61" table:style-name="ce3">
            <text:p>-698191,610</text:p>
          </table:table-cell>
          <table:table-cell office:value-type="float" office:value="24177973.316" table:style-name="ce3">
            <text:p>24177973,316</text:p>
          </table:table-cell>
          <table:table-cell office:value-type="float" office:value="24177970.563999999" table:style-name="ce3">
            <text:p>24177970,564</text:p>
          </table:table-cell>
          <table:table-cell office:value-type="float" office:value="24177972.969999999" table:style-name="ce3">
            <text:p>24177972,970</text:p>
          </table:table-cell>
          <table:table-cell office:value-type="float" office:value="-15329706.414000001" table:style-name="ce3">
            <text:p>-15329706,414</text:p>
          </table:table-cell>
          <table:table-cell office:value-type="float" office:value="-11945223.708000001" table:style-name="ce3">
            <text:p>-11945223,708</text:p>
          </table:table-cell>
          <table:table-cell office:value-type="float" office:value="20724841.223000001" table:style-name="ce3">
            <text:p>20724841,223</text:p>
          </table:table-cell>
          <table:table-cell office:value-type="float" office:value="20724842.627999999" table:style-name="ce3">
            <text:p>20724842,628</text:p>
          </table:table-cell>
          <table:table-cell office:value-type="float" office:value="20724841.333999999" table:style-name="ce3">
            <text:p>20724841,334</text:p>
          </table:table-cell>
          <table:table-cell table:number-columns-repeated="10" table:style-name="ce3"/>
          <table:table-cell table:style-name="ce2"/>
          <table:table-cell office:value-type="float" office:value="-22450762.541000001" table:style-name="ce3">
            <text:p>-22450762,541</text:p>
          </table:table-cell>
          <table:table-cell office:value-type="float" office:value="-17494098.013" table:style-name="ce3">
            <text:p>-17494098,013</text:p>
          </table:table-cell>
          <table:table-cell office:value-type="float" office:value="19857533.445" table:style-name="ce3">
            <text:p>19857533,445</text:p>
          </table:table-cell>
          <table:table-cell office:value-type="float" office:value="19857531.497000001" table:style-name="ce3">
            <text:p>19857531,497</text:p>
          </table:table-cell>
          <table:table-cell office:value-type="float" office:value="19857533.219000001" table:style-name="ce3">
            <text:p>19857533,219</text:p>
          </table:table-cell>
          <table:table-cell office:value-type="float" office:value="-1461199.851" table:style-name="ce3">
            <text:p>-1461199,851</text:p>
          </table:table-cell>
          <table:table-cell office:value-type="float" office:value="-1138597.527" table:style-name="ce3">
            <text:p>-1138597,527</text:p>
          </table:table-cell>
          <table:table-cell office:value-type="float" office:value="24177964.021000002" table:style-name="ce3">
            <text:p>24177964,021</text:p>
          </table:table-cell>
          <table:table-cell office:value-type="float" office:value="24177960.440000001" table:style-name="ce3">
            <text:p>24177960,440</text:p>
          </table:table-cell>
          <table:table-cell office:value-type="float" office:value="24177962.745999999" table:style-name="ce3">
            <text:p>24177962,746</text:p>
          </table:table-cell>
          <table:table-cell office:value-type="float" office:value="-15714694.139" table:style-name="ce3">
            <text:p>-15714694,139</text:p>
          </table:table-cell>
          <table:table-cell office:value-type="float" office:value="-12245214.414000001" table:style-name="ce3">
            <text:p>-12245214,414</text:p>
          </table:table-cell>
          <table:table-cell office:value-type="float" office:value="20724832.098999999" table:style-name="ce3">
            <text:p>20724832,099</text:p>
          </table:table-cell>
          <table:table-cell office:value-type="float" office:value="20724829.528000001" table:style-name="ce3">
            <text:p>20724829,528</text:p>
          </table:table-cell>
          <table:table-cell office:value-type="float" office:value="20724831.250999998" table:style-name="ce3">
            <text:p>20724831,251</text:p>
          </table:table-cell>
          <table:table-cell office:value-type="float" office:value="-4686541.0959999999" table:style-name="ce3">
            <text:p>-4686541,096</text:p>
          </table:table-cell>
          <table:table-cell office:value-type="float" office:value="-3651849.7030000002" table:style-name="ce3">
            <text:p>-3651849,703</text:p>
          </table:table-cell>
          <table:table-cell office:value-type="float" office:value="23401846.057" table:style-name="ce3">
            <text:p>23401846,057</text:p>
          </table:table-cell>
          <table:table-cell office:value-type="float" office:value="23401843.921999998" table:style-name="ce3">
            <text:p>23401843,922</text:p>
          </table:table-cell>
          <table:table-cell office:value-type="float" office:value="23401845.195" table:style-name="ce3">
            <text:p>23401845,195</text:p>
          </table:table-cell>
          <table:table-cell office:value-type="float" office:value="-4477054.5590000004" table:style-name="ce3">
            <text:p>-4477054,559</text:p>
          </table:table-cell>
          <table:table-cell office:value-type="float" office:value="-3488613.5619999999" table:style-name="ce3">
            <text:p>-3488613,562</text:p>
          </table:table-cell>
          <table:table-cell office:value-type="float" office:value="23527569.561000001" table:style-name="ce3">
            <text:p>23527569,561</text:p>
          </table:table-cell>
          <table:table-cell office:value-type="float" office:value="23527567.484000001" table:style-name="ce3">
            <text:p>23527567,484</text:p>
          </table:table-cell>
          <table:table-cell office:value-type="float" office:value="23527569.478" table:style-name="ce3">
            <text:p>23527569,478</text:p>
          </table:table-cell>
          <table:table-cell table:number-columns-repeated="16332"/>
        </table:table-row>
        <table:table-row table:style-name="ro1">
          <table:table-cell office:value-type="float" office:value="9240" table:style-name="ce2">
            <text:p>9240</text:p>
          </table:table-cell>
          <table:table-cell office:value-type="float" office:value="-21041502.506000001" table:style-name="ce2">
            <text:p>-21041502,51</text:p>
          </table:table-cell>
          <table:table-cell office:value-type="float" office:value="-16395973.626" table:style-name="ce3">
            <text:p>-16395973,626</text:p>
          </table:table-cell>
          <table:table-cell office:value-type="float" office:value="19858464.815000001" table:style-name="ce3">
            <text:p>19858464,815</text:p>
          </table:table-cell>
          <table:table-cell office:value-type="float" office:value="19858465.412" table:style-name="ce3">
            <text:p>19858465,412</text:p>
          </table:table-cell>
          <table:table-cell office:value-type="float" office:value="19858464.589000002" table:style-name="ce3">
            <text:p>19858464,589</text:p>
          </table:table-cell>
          <table:table-cell office:value-type="float" office:value="-852538.52099999995" table:style-name="ce3">
            <text:p>-852538,521</text:p>
          </table:table-cell>
          <table:table-cell office:value-type="float" office:value="-664316.42700000003" table:style-name="ce3">
            <text:p>-664316,427</text:p>
          </table:table-cell>
          <table:table-cell office:value-type="float" office:value="24186246.322999999" table:style-name="ce3">
            <text:p>24186246,323</text:p>
          </table:table-cell>
          <table:table-cell office:value-type="float" office:value="24186243.491999999" table:style-name="ce3">
            <text:p>24186243,492</text:p>
          </table:table-cell>
          <table:table-cell office:value-type="float" office:value="24186244.688999999" table:style-name="ce3">
            <text:p>24186244,689</text:p>
          </table:table-cell>
          <table:table-cell office:value-type="float" office:value="-15357211.715" table:style-name="ce3">
            <text:p>-15357211,715</text:p>
          </table:table-cell>
          <table:table-cell office:value-type="float" office:value="-11966656.403000001" table:style-name="ce3">
            <text:p>-11966656,403</text:p>
          </table:table-cell>
          <table:table-cell office:value-type="float" office:value="20719607.327" table:style-name="ce3">
            <text:p>20719607,327</text:p>
          </table:table-cell>
          <table:table-cell office:value-type="float" office:value="20719608.673" table:style-name="ce3">
            <text:p>20719608,673</text:p>
          </table:table-cell>
          <table:table-cell office:value-type="float" office:value="20719607.313000001" table:style-name="ce3">
            <text:p>20719607,313</text:p>
          </table:table-cell>
          <table:table-cell office:value-type="float" office:value="-4017044.162" table:style-name="ce3">
            <text:p>-4017044,162</text:p>
          </table:table-cell>
          <table:table-cell office:value-type="float" office:value="-3130163.9010000001" table:style-name="ce3">
            <text:p>-3130163,901</text:p>
          </table:table-cell>
          <table:table-cell office:value-type="float" office:value="23383811.636999998" table:style-name="ce3">
            <text:p>23383811,637</text:p>
          </table:table-cell>
          <table:table-cell office:value-type="float" office:value="23383813.088" table:style-name="ce3">
            <text:p>23383813,088</text:p>
          </table:table-cell>
          <table:table-cell office:value-type="float" office:value="23383811.296" table:style-name="ce3">
            <text:p>23383811,296</text:p>
          </table:table-cell>
          <table:table-cell office:value-type="float" office:value="-3999077.69" table:style-name="ce3">
            <text:p>-3999077,690</text:p>
          </table:table-cell>
          <table:table-cell office:value-type="float" office:value="-3116163.7760000001" table:style-name="ce3">
            <text:p>-3116163,776</text:p>
          </table:table-cell>
          <table:table-cell office:value-type="float" office:value="23505213.688000001" table:style-name="ce3">
            <text:p>23505213,688</text:p>
          </table:table-cell>
          <table:table-cell office:value-type="float" office:value="23505212.559999999" table:style-name="ce3">
            <text:p>23505212,560</text:p>
          </table:table-cell>
          <table:table-cell office:value-type="float" office:value="23505213.609999999" table:style-name="ce3">
            <text:p>23505213,610</text:p>
          </table:table-cell>
          <table:table-cell table:style-name="ce2"/>
          <table:table-cell office:value-type="float" office:value="-22445932.390000001" table:style-name="ce3">
            <text:p>-22445932,390</text:p>
          </table:table-cell>
          <table:table-cell office:value-type="float" office:value="-17490334.260000002" table:style-name="ce3">
            <text:p>-17490334,260</text:p>
          </table:table-cell>
          <table:table-cell office:value-type="float" office:value="19858452.998" table:style-name="ce3">
            <text:p>19858452,998</text:p>
          </table:table-cell>
          <table:table-cell office:value-type="float" office:value="19858450.522" table:style-name="ce3">
            <text:p>19858450,522</text:p>
          </table:table-cell>
          <table:table-cell office:value-type="float" office:value="19858452.528000001" table:style-name="ce3">
            <text:p>19858452,528</text:p>
          </table:table-cell>
          <table:table-cell office:value-type="float" office:value="-1417726.8910000001" table:style-name="ce3">
            <text:p>-1417726,891</text:p>
          </table:table-cell>
          <table:table-cell office:value-type="float" office:value="-1104722.473" table:style-name="ce3">
            <text:p>-1104722,473</text:p>
          </table:table-cell>
          <table:table-cell office:value-type="float" office:value="24186236.252" table:style-name="ce3">
            <text:p>24186236,252</text:p>
          </table:table-cell>
          <table:table-cell office:value-type="float" office:value="24186232.173" table:style-name="ce3">
            <text:p>24186232,173</text:p>
          </table:table-cell>
          <table:table-cell office:value-type="float" office:value="24186235.704999998" table:style-name="ce3">
            <text:p>24186235,705</text:p>
          </table:table-cell>
          <table:table-cell office:value-type="float" office:value="-15742199.806" table:style-name="ce3">
            <text:p>-15742199,806</text:p>
          </table:table-cell>
          <table:table-cell office:value-type="float" office:value="-12266647.397" table:style-name="ce3">
            <text:p>-12266647,397</text:p>
          </table:table-cell>
          <table:table-cell office:value-type="float" office:value="20719597.636999998" table:style-name="ce3">
            <text:p>20719597,637</text:p>
          </table:table-cell>
          <table:table-cell office:value-type="float" office:value="20719595.120000001" table:style-name="ce3">
            <text:p>20719595,120</text:p>
          </table:table-cell>
          <table:table-cell office:value-type="float" office:value="20719597.173999999" table:style-name="ce3">
            <text:p>20719597,174</text:p>
          </table:table-cell>
          <table:table-cell office:value-type="float" office:value="-4781383.87" table:style-name="ce3">
            <text:p>-4781383,870</text:p>
          </table:table-cell>
          <table:table-cell office:value-type="float" office:value="-3725753.1490000002" table:style-name="ce3">
            <text:p>-3725753,149</text:p>
          </table:table-cell>
          <table:table-cell office:value-type="float" office:value="23383798.438999999" table:style-name="ce3">
            <text:p>23383798,439</text:p>
          </table:table-cell>
          <table:table-cell office:value-type="float" office:value="23383797.079" table:style-name="ce3">
            <text:p>23383797,079</text:p>
          </table:table-cell>
          <table:table-cell office:value-type="float" office:value="23383798.116" table:style-name="ce3">
            <text:p>23383798,116</text:p>
          </table:table-cell>
          <table:table-cell office:value-type="float" office:value="-4594553.0959999999" table:style-name="ce3">
            <text:p>-4594553,096</text:p>
          </table:table-cell>
          <table:table-cell office:value-type="float" office:value="-3580170.8470000001" table:style-name="ce3">
            <text:p>-3580170,847</text:p>
          </table:table-cell>
          <table:table-cell office:value-type="float" office:value="23505211.118000001" table:style-name="ce3">
            <text:p>23505211,118</text:p>
          </table:table-cell>
          <table:table-cell office:value-type="float" office:value="23505207.377999999" table:style-name="ce3">
            <text:p>23505207,378</text:p>
          </table:table-cell>
          <table:table-cell office:value-type="float" office:value="23505209.691" table:style-name="ce3">
            <text:p>23505209,691</text:p>
          </table:table-cell>
          <table:table-cell table:number-columns-repeated="16332"/>
        </table:table-row>
        <table:table-row table:style-name="ro1">
          <table:table-cell office:value-type="float" office:value="9270" table:style-name="ce2">
            <text:p>9270</text:p>
          </table:table-cell>
          <table:table-cell office:value-type="float" office:value="-21036239.059" table:style-name="ce2">
            <text:p>-21036239,06</text:p>
          </table:table-cell>
          <table:table-cell office:value-type="float" office:value="-16391872.243000001" table:style-name="ce3">
            <text:p>-16391872,243</text:p>
          </table:table-cell>
          <table:table-cell office:value-type="float" office:value="19859466.644000001" table:style-name="ce3">
            <text:p>19859466,644</text:p>
          </table:table-cell>
          <table:table-cell office:value-type="float" office:value="19859467.125" table:style-name="ce3">
            <text:p>19859467,125</text:p>
          </table:table-cell>
          <table:table-cell office:value-type="float" office:value="19859466.055" table:style-name="ce3">
            <text:p>19859466,055</text:p>
          </table:table-cell>
          <table:table-cell office:value-type="float" office:value="-808744.66599999997" table:style-name="ce3">
            <text:p>-808744,666</text:p>
          </table:table-cell>
          <table:table-cell office:value-type="float" office:value="-630191.35400000005" table:style-name="ce3">
            <text:p>-630191,354</text:p>
          </table:table-cell>
          <table:table-cell office:value-type="float" office:value="24194578.329" table:style-name="ce3">
            <text:p>24194578,329</text:p>
          </table:table-cell>
          <table:table-cell office:value-type="float" office:value="24194576.627999999" table:style-name="ce3">
            <text:p>24194576,628</text:p>
          </table:table-cell>
          <table:table-cell office:value-type="float" office:value="24194578.488000002" table:style-name="ce3">
            <text:p>24194578,488</text:p>
          </table:table-cell>
          <table:table-cell office:value-type="float" office:value="-15384306.402000001" table:style-name="ce3">
            <text:p>-15384306,402</text:p>
          </table:table-cell>
          <table:table-cell office:value-type="float" office:value="-11987769.143999999" table:style-name="ce3">
            <text:p>-11987769,144</text:p>
          </table:table-cell>
          <table:table-cell office:value-type="float" office:value="20714452.432" table:style-name="ce3">
            <text:p>20714452,432</text:p>
          </table:table-cell>
          <table:table-cell office:value-type="float" office:value="20714452.741" table:style-name="ce3">
            <text:p>20714452,741</text:p>
          </table:table-cell>
          <table:table-cell office:value-type="float" office:value="20714451.585000001" table:style-name="ce3">
            <text:p>20714451,585</text:p>
          </table:table-cell>
          <table:table-cell office:value-type="float" office:value="-4111623.98" table:style-name="ce3">
            <text:p>-4111623,980</text:p>
          </table:table-cell>
          <table:table-cell office:value-type="float" office:value="-3203862.4530000002" table:style-name="ce3">
            <text:p>-3203862,453</text:p>
          </table:table-cell>
          <table:table-cell office:value-type="float" office:value="23365814.769000001" table:style-name="ce3">
            <text:p>23365814,769</text:p>
          </table:table-cell>
          <table:table-cell office:value-type="float" office:value="23365815.263999999" table:style-name="ce3">
            <text:p>23365815,264</text:p>
          </table:table-cell>
          <table:table-cell office:value-type="float" office:value="23365813.756000001" table:style-name="ce3">
            <text:p>23365813,756</text:p>
          </table:table-cell>
          <table:table-cell office:value-type="float" office:value="-4116467.9819999998" table:style-name="ce3">
            <text:p>-4116467,982</text:p>
          </table:table-cell>
          <table:table-cell office:value-type="float" office:value="-3207636.73" table:style-name="ce3">
            <text:p>-3207636,730</text:p>
          </table:table-cell>
          <table:table-cell office:value-type="float" office:value="23482875.313000001" table:style-name="ce3">
            <text:p>23482875,313</text:p>
          </table:table-cell>
          <table:table-cell office:value-type="float" office:value="23482874.932999998" table:style-name="ce3">
            <text:p>23482874,933</text:p>
          </table:table-cell>
          <table:table-cell office:value-type="float" office:value="23482875.837000001" table:style-name="ce3">
            <text:p>23482875,837</text:p>
          </table:table-cell>
          <table:table-cell table:style-name="ce2"/>
          <table:table-cell office:value-type="float" office:value="-22440675.646000002" table:style-name="ce3">
            <text:p>-22440675,646</text:p>
          </table:table-cell>
          <table:table-cell office:value-type="float" office:value="-17486238.094999999" table:style-name="ce3">
            <text:p>-17486238,095</text:p>
          </table:table-cell>
          <table:table-cell office:value-type="float" office:value="19859452.932999998" table:style-name="ce3">
            <text:p>19859452,933</text:p>
          </table:table-cell>
          <table:table-cell office:value-type="float" office:value="19859450.68" table:style-name="ce3">
            <text:p>19859450,680</text:p>
          </table:table-cell>
          <table:table-cell office:value-type="float" office:value="19859452.717999998" table:style-name="ce3">
            <text:p>19859452,718</text:p>
          </table:table-cell>
          <table:table-cell office:value-type="float" office:value="-1373939.5419999999" table:style-name="ce3">
            <text:p>-1373939,542</text:p>
          </table:table-cell>
          <table:table-cell office:value-type="float" office:value="-1070602.4850000001" table:style-name="ce3">
            <text:p>-1070602,485</text:p>
          </table:table-cell>
          <table:table-cell office:value-type="float" office:value="24194567.436999999" table:style-name="ce3">
            <text:p>24194567,437</text:p>
          </table:table-cell>
          <table:table-cell office:value-type="float" office:value="24194564.423999999" table:style-name="ce3">
            <text:p>24194564,424</text:p>
          </table:table-cell>
          <table:table-cell office:value-type="float" office:value="24194568.204" table:style-name="ce3">
            <text:p>24194568,204</text:p>
          </table:table-cell>
          <table:table-cell office:value-type="float" office:value="-15769301.220000001" table:style-name="ce3">
            <text:p>-15769301,220</text:p>
          </table:table-cell>
          <table:table-cell office:value-type="float" office:value="-12287765.380999999" table:style-name="ce3">
            <text:p>-12287765,381</text:p>
          </table:table-cell>
          <table:table-cell office:value-type="float" office:value="20714440.107999999" table:style-name="ce3">
            <text:p>20714440,108</text:p>
          </table:table-cell>
          <table:table-cell office:value-type="float" office:value="20714438.151000001" table:style-name="ce3">
            <text:p>20714438,151</text:p>
          </table:table-cell>
          <table:table-cell office:value-type="float" office:value="20714439.738000002" table:style-name="ce3">
            <text:p>20714439,738</text:p>
          </table:table-cell>
          <table:table-cell office:value-type="float" office:value="-4875970.2630000003" table:style-name="ce3">
            <text:p>-4875970,263</text:p>
          </table:table-cell>
          <table:table-cell office:value-type="float" office:value="-3799456.8280000002" table:style-name="ce3">
            <text:p>-3799456,828</text:p>
          </table:table-cell>
          <table:table-cell office:value-type="float" office:value="23365798.033" table:style-name="ce3">
            <text:p>23365798,033</text:p>
          </table:table-cell>
          <table:table-cell office:value-type="float" office:value="23365797.645" table:style-name="ce3">
            <text:p>23365797,645</text:p>
          </table:table-cell>
          <table:table-cell office:value-type="float" office:value="23365798.131999999" table:style-name="ce3">
            <text:p>23365798,132</text:p>
          </table:table-cell>
          <table:table-cell office:value-type="float" office:value="-4711950.0590000004" table:style-name="ce3">
            <text:p>-4711950,059</text:p>
          </table:table-cell>
          <table:table-cell office:value-type="float" office:value="-3671648.997" table:style-name="ce3">
            <text:p>-3671648,997</text:p>
          </table:table-cell>
          <table:table-cell office:value-type="float" office:value="23482872.129999999" table:style-name="ce3">
            <text:p>23482872,130</text:p>
          </table:table-cell>
          <table:table-cell office:value-type="float" office:value="23482867.320999999" table:style-name="ce3">
            <text:p>23482867,321</text:p>
          </table:table-cell>
          <table:table-cell office:value-type="float" office:value="23482871.022" table:style-name="ce3">
            <text:p>23482871,022</text:p>
          </table:table-cell>
          <table:table-cell table:number-columns-repeated="16332"/>
        </table:table-row>
        <table:table-row table:style-name="ro1">
          <table:table-cell office:value-type="float" office:value="9300" table:style-name="ce2">
            <text:p>9300</text:p>
          </table:table-cell>
          <table:table-cell office:value-type="float" office:value="-21030537.952" table:style-name="ce2">
            <text:p>-21030537,95</text:p>
          </table:table-cell>
          <table:table-cell office:value-type="float" office:value="-16387429.828" table:style-name="ce3">
            <text:p>-16387429,828</text:p>
          </table:table-cell>
          <table:table-cell office:value-type="float" office:value="19860551.646000002" table:style-name="ce3">
            <text:p>19860551,646</text:p>
          </table:table-cell>
          <table:table-cell office:value-type="float" office:value="19860552.07" table:style-name="ce3">
            <text:p>19860552,070</text:p>
          </table:table-cell>
          <table:table-cell office:value-type="float" office:value="19860551.114" table:style-name="ce3">
            <text:p>19860551,114</text:p>
          </table:table-cell>
          <table:table-cell office:value-type="float" office:value="-764626.63" table:style-name="ce3">
            <text:p>-764626,630</text:p>
          </table:table-cell>
          <table:table-cell office:value-type="float" office:value="-595813.66599999997" table:style-name="ce3">
            <text:p>-595813,666</text:p>
          </table:table-cell>
          <table:table-cell office:value-type="float" office:value="24202974.864999998" table:style-name="ce3">
            <text:p>24202974,865</text:p>
          </table:table-cell>
          <table:table-cell office:value-type="float" office:value="24202972.305" table:style-name="ce3">
            <text:p>24202972,305</text:p>
          </table:table-cell>
          <table:table-cell office:value-type="float" office:value="24202973.675000001" table:style-name="ce3">
            <text:p>24202973,675</text:p>
          </table:table-cell>
          <table:table-cell office:value-type="float" office:value="-15410985.232999999" table:style-name="ce3">
            <text:p>-15410985,233</text:p>
          </table:table-cell>
          <table:table-cell office:value-type="float" office:value="-12008557.831" table:style-name="ce3">
            <text:p>-12008557,831</text:p>
          </table:table-cell>
          <table:table-cell office:value-type="float" office:value="20709375.381999999" table:style-name="ce3">
            <text:p>20709375,382</text:p>
          </table:table-cell>
          <table:table-cell office:value-type="float" office:value="20709375.859000001" table:style-name="ce3">
            <text:p>20709375,859</text:p>
          </table:table-cell>
          <table:table-cell office:value-type="float" office:value="20709374.787999999" table:style-name="ce3">
            <text:p>20709374,788</text:p>
          </table:table-cell>
          <table:table-cell office:value-type="float" office:value="-4205932.602" table:style-name="ce3">
            <text:p>-4205932,602</text:p>
          </table:table-cell>
          <table:table-cell office:value-type="float" office:value="-3277349.6740000001" table:style-name="ce3">
            <text:p>-3277349,674</text:p>
          </table:table-cell>
          <table:table-cell office:value-type="float" office:value="23347868.506999999" table:style-name="ce3">
            <text:p>23347868,507</text:p>
          </table:table-cell>
          <table:table-cell office:value-type="float" office:value="23347869.107000001" table:style-name="ce3">
            <text:p>23347869,107</text:p>
          </table:table-cell>
          <table:table-cell office:value-type="float" office:value="23347866.324000001" table:style-name="ce3">
            <text:p>23347866,324</text:p>
          </table:table-cell>
          <table:table-cell office:value-type="float" office:value="-4233741.4589999998" table:style-name="ce3">
            <text:p>-4233741,459</text:p>
          </table:table-cell>
          <table:table-cell office:value-type="float" office:value="-3299018.6669999999" table:style-name="ce3">
            <text:p>-3299018,667</text:p>
          </table:table-cell>
          <table:table-cell office:value-type="float" office:value="23460559.925999999" table:style-name="ce3">
            <text:p>23460559,926</text:p>
          </table:table-cell>
          <table:table-cell office:value-type="float" office:value="23460559.438000001" table:style-name="ce3">
            <text:p>23460559,438</text:p>
          </table:table-cell>
          <table:table-cell office:value-type="float" office:value="23460559.230999999" table:style-name="ce3">
            <text:p>23460559,231</text:p>
          </table:table-cell>
          <table:table-cell table:style-name="ce2"/>
          <table:table-cell office:value-type="float" office:value="-22434990.782000002" table:style-name="ce3">
            <text:p>-22434990,782</text:p>
          </table:table-cell>
          <table:table-cell office:value-type="float" office:value="-17481808.335000001" table:style-name="ce3">
            <text:p>-17481808,335</text:p>
          </table:table-cell>
          <table:table-cell office:value-type="float" office:value="19860535.511" table:style-name="ce3">
            <text:p>19860535,511</text:p>
          </table:table-cell>
          <table:table-cell office:value-type="float" office:value="19860532.702" table:style-name="ce3">
            <text:p>19860532,702</text:p>
          </table:table-cell>
          <table:table-cell office:value-type="float" office:value="19860534.752999999" table:style-name="ce3">
            <text:p>19860534,753</text:p>
          </table:table-cell>
          <table:table-cell office:value-type="float" office:value="-1329837.531" table:style-name="ce3">
            <text:p>-1329837,531</text:p>
          </table:table-cell>
          <table:table-cell office:value-type="float" office:value="-1036237.269" table:style-name="ce3">
            <text:p>-1036237,269</text:p>
          </table:table-cell>
          <table:table-cell office:value-type="float" office:value="24202960.894000001" table:style-name="ce3">
            <text:p>24202960,894</text:p>
          </table:table-cell>
          <table:table-cell office:value-type="float" office:value="24202957.067000002" table:style-name="ce3">
            <text:p>24202957,067</text:p>
          </table:table-cell>
          <table:table-cell office:value-type="float" office:value="24202960.566" table:style-name="ce3">
            <text:p>24202960,566</text:p>
          </table:table-cell>
          <table:table-cell office:value-type="float" office:value="-15795996.328" table:style-name="ce3">
            <text:p>-15795996,328</text:p>
          </table:table-cell>
          <table:table-cell office:value-type="float" office:value="-12308566.752" table:style-name="ce3">
            <text:p>-12308566,752</text:p>
          </table:table-cell>
          <table:table-cell office:value-type="float" office:value="20709359.806000002" table:style-name="ce3">
            <text:p>20709359,806</text:p>
          </table:table-cell>
          <table:table-cell office:value-type="float" office:value="20709358.397" table:style-name="ce3">
            <text:p>20709358,397</text:p>
          </table:table-cell>
          <table:table-cell office:value-type="float" office:value="20709359.807" table:style-name="ce3">
            <text:p>20709359,807</text:p>
          </table:table-cell>
          <table:table-cell office:value-type="float" office:value="-4970294.9800000004" table:style-name="ce3">
            <text:p>-4970294,980</text:p>
          </table:table-cell>
          <table:table-cell office:value-type="float" office:value="-3872956.605" table:style-name="ce3">
            <text:p>-3872956,605</text:p>
          </table:table-cell>
          <table:table-cell office:value-type="float" office:value="23347849.414000001" table:style-name="ce3">
            <text:p>23347849,414</text:p>
          </table:table-cell>
          <table:table-cell office:value-type="float" office:value="23347848.105" table:style-name="ce3">
            <text:p>23347848,105</text:p>
          </table:table-cell>
          <table:table-cell office:value-type="float" office:value="23347849.228999998" table:style-name="ce3">
            <text:p>23347849,229</text:p>
          </table:table-cell>
          <table:table-cell office:value-type="float" office:value="-4829239.7649999997" table:style-name="ce3">
            <text:p>-4829239,765</text:p>
          </table:table-cell>
          <table:table-cell office:value-type="float" office:value="-3763043.5440000002" table:style-name="ce3">
            <text:p>-3763043,544</text:p>
          </table:table-cell>
          <table:table-cell office:value-type="float" office:value="23460552.191" table:style-name="ce3">
            <text:p>23460552,191</text:p>
          </table:table-cell>
          <table:table-cell office:value-type="float" office:value="23460547.315000001" table:style-name="ce3">
            <text:p>23460547,315</text:p>
          </table:table-cell>
          <table:table-cell office:value-type="float" office:value="23460551.219999999" table:style-name="ce3">
            <text:p>23460551,220</text:p>
          </table:table-cell>
          <table:table-cell table:number-columns-repeated="16332"/>
        </table:table-row>
        <table:table-row table:style-name="ro1">
          <table:table-cell office:value-type="float" office:value="9330" table:style-name="ce2">
            <text:p>9330</text:p>
          </table:table-cell>
          <table:table-cell office:value-type="float" office:value="-21024438.616" table:style-name="ce2">
            <text:p>-21024438,62</text:p>
          </table:table-cell>
          <table:table-cell office:value-type="float" office:value="-16382677.095000001" table:style-name="ce3">
            <text:p>-16382677,095</text:p>
          </table:table-cell>
          <table:table-cell office:value-type="float" office:value="19861712.776000001" table:style-name="ce3">
            <text:p>19861712,776</text:p>
          </table:table-cell>
          <table:table-cell office:value-type="float" office:value="19861712.443" table:style-name="ce3">
            <text:p>19861712,443</text:p>
          </table:table-cell>
          <table:table-cell office:value-type="float" office:value="19861711.969999999" table:style-name="ce3">
            <text:p>19861711,970</text:p>
          </table:table-cell>
          <table:table-cell office:value-type="float" office:value="-720224.87" table:style-name="ce3">
            <text:p>-720224,870</text:p>
          </table:table-cell>
          <table:table-cell office:value-type="float" office:value="-561214.91500000004" table:style-name="ce3">
            <text:p>-561214,915</text:p>
          </table:table-cell>
          <table:table-cell office:value-type="float" office:value="24211424.225000001" table:style-name="ce3">
            <text:p>24211424,225</text:p>
          </table:table-cell>
          <table:table-cell office:value-type="float" office:value="24211422.098999999" table:style-name="ce3">
            <text:p>24211422,099</text:p>
          </table:table-cell>
          <table:table-cell office:value-type="float" office:value="24211422.576000001" table:style-name="ce3">
            <text:p>24211422,576</text:p>
          </table:table-cell>
          <table:table-cell office:value-type="float" office:value="-15437287.579" table:style-name="ce3">
            <text:p>-15437287,579</text:p>
          </table:table-cell>
          <table:table-cell office:value-type="float" office:value="-12029053.155999999" table:style-name="ce3">
            <text:p>-12029053,156</text:p>
          </table:table-cell>
          <table:table-cell office:value-type="float" office:value="20704369.682999998" table:style-name="ce3">
            <text:p>20704369,683</text:p>
          </table:table-cell>
          <table:table-cell office:value-type="float" office:value="20704370.699000001" table:style-name="ce3">
            <text:p>20704370,699</text:p>
          </table:table-cell>
          <table:table-cell office:value-type="float" office:value="20704369.506999999" table:style-name="ce3">
            <text:p>20704369,507</text:p>
          </table:table-cell>
          <table:table-cell office:value-type="float" office:value="-4300005.7019999996" table:style-name="ce3">
            <text:p>-4300005,702</text:p>
          </table:table-cell>
          <table:table-cell office:value-type="float" office:value="-3350653.3810000001" table:style-name="ce3">
            <text:p>-3350653,381</text:p>
          </table:table-cell>
          <table:table-cell office:value-type="float" office:value="23329966.561000001" table:style-name="ce3">
            <text:p>23329966,561</text:p>
          </table:table-cell>
          <table:table-cell office:value-type="float" office:value="23329966.890000001" table:style-name="ce3">
            <text:p>23329966,890</text:p>
          </table:table-cell>
          <table:table-cell office:value-type="float" office:value="23329965.855" table:style-name="ce3">
            <text:p>23329965,855</text:p>
          </table:table-cell>
          <table:table-cell office:value-type="float" office:value="-4350933.6789999995" table:style-name="ce3">
            <text:p>-4350933,679</text:p>
          </table:table-cell>
          <table:table-cell office:value-type="float" office:value="-3390337.2779999999" table:style-name="ce3">
            <text:p>-3390337,278</text:p>
          </table:table-cell>
          <table:table-cell office:value-type="float" office:value="23438258.320999999" table:style-name="ce3">
            <text:p>23438258,321</text:p>
          </table:table-cell>
          <table:table-cell office:value-type="float" office:value="23438257.666999999" table:style-name="ce3">
            <text:p>23438257,667</text:p>
          </table:table-cell>
          <table:table-cell office:value-type="float" office:value="23438258.912" table:style-name="ce3">
            <text:p>23438258,912</text:p>
          </table:table-cell>
          <table:table-cell table:style-name="ce2"/>
          <table:table-cell office:value-type="float" office:value="-22428885.322999999" table:style-name="ce3">
            <text:p>-22428885,323</text:p>
          </table:table-cell>
          <table:table-cell office:value-type="float" office:value="-17477050.831999999" table:style-name="ce3">
            <text:p>-17477050,832</text:p>
          </table:table-cell>
          <table:table-cell office:value-type="float" office:value="19861697.225000001" table:style-name="ce3">
            <text:p>19861697,225</text:p>
          </table:table-cell>
          <table:table-cell office:value-type="float" office:value="19861694.431000002" table:style-name="ce3">
            <text:p>19861694,431</text:p>
          </table:table-cell>
          <table:table-cell office:value-type="float" office:value="19861696.508000001" table:style-name="ce3">
            <text:p>19861696,508</text:p>
          </table:table-cell>
          <table:table-cell office:value-type="float" office:value="-1285429.4380000001" table:style-name="ce3">
            <text:p>-1285429,438</text:p>
          </table:table-cell>
          <table:table-cell office:value-type="float" office:value="-1001633.601" table:style-name="ce3">
            <text:p>-1001633,601</text:p>
          </table:table-cell>
          <table:table-cell office:value-type="float" office:value="24211412.386999998" table:style-name="ce3">
            <text:p>24211412,387</text:p>
          </table:table-cell>
          <table:table-cell office:value-type="float" office:value="24211407.931000002" table:style-name="ce3">
            <text:p>24211407,931</text:p>
          </table:table-cell>
          <table:table-cell office:value-type="float" office:value="24211411.015999999" table:style-name="ce3">
            <text:p>24211411,016</text:p>
          </table:table-cell>
          <table:table-cell office:value-type="float" office:value="-15822292.584000001" table:style-name="ce3">
            <text:p>-15822292,584</text:p>
          </table:table-cell>
          <table:table-cell office:value-type="float" office:value="-12329057.332" table:style-name="ce3">
            <text:p>-12329057,332</text:p>
          </table:table-cell>
          <table:table-cell office:value-type="float" office:value="20704355.975000001" table:style-name="ce3">
            <text:p>20704355,975</text:p>
          </table:table-cell>
          <table:table-cell office:value-type="float" office:value="20704354.515000001" table:style-name="ce3">
            <text:p>20704354,515</text:p>
          </table:table-cell>
          <table:table-cell office:value-type="float" office:value="20704355.778000001" table:style-name="ce3">
            <text:p>20704355,778</text:p>
          </table:table-cell>
          <table:table-cell office:value-type="float" office:value="-5064361.8269999996" table:style-name="ce3">
            <text:p>-5064361,827</text:p>
          </table:table-cell>
          <table:table-cell office:value-type="float" office:value="-3946255.4509999999" table:style-name="ce3">
            <text:p>-3946255,451</text:p>
          </table:table-cell>
          <table:table-cell office:value-type="float" office:value="23329948.780000001" table:style-name="ce3">
            <text:p>23329948,780</text:p>
          </table:table-cell>
          <table:table-cell office:value-type="float" office:value="23329948.243999999" table:style-name="ce3">
            <text:p>23329948,244</text:p>
          </table:table-cell>
          <table:table-cell office:value-type="float" office:value="23329949.510000002" table:style-name="ce3">
            <text:p>23329949,510</text:p>
          </table:table-cell>
          <table:table-cell office:value-type="float" office:value="-4946425.7989999996" table:style-name="ce3">
            <text:p>-4946425,799</text:p>
          </table:table-cell>
          <table:table-cell office:value-type="float" office:value="-3854357.355" table:style-name="ce3">
            <text:p>-3854357,355</text:p>
          </table:table-cell>
          <table:table-cell office:value-type="float" office:value="23438252.155999999" table:style-name="ce3">
            <text:p>23438252,156</text:p>
          </table:table-cell>
          <table:table-cell office:value-type="float" office:value="23438247.774" table:style-name="ce3">
            <text:p>23438247,774</text:p>
          </table:table-cell>
          <table:table-cell office:value-type="float" office:value="23438251.605999999" table:style-name="ce3">
            <text:p>23438251,606</text:p>
          </table:table-cell>
          <table:table-cell table:number-columns-repeated="16332"/>
        </table:table-row>
        <table:table-row table:style-name="ro1">
          <table:table-cell office:value-type="float" office:value="9360" table:style-name="ce2">
            <text:p>9360</text:p>
          </table:table-cell>
          <table:table-cell office:value-type="float" office:value="-21017914.772" table:style-name="ce2">
            <text:p>-21017914,77</text:p>
          </table:table-cell>
          <table:table-cell office:value-type="float" office:value="-16377593.582" table:style-name="ce3">
            <text:p>-16377593,582</text:p>
          </table:table-cell>
          <table:table-cell office:value-type="float" office:value="19862953.761999998" table:style-name="ce3">
            <text:p>19862953,762</text:p>
          </table:table-cell>
          <table:table-cell office:value-type="float" office:value="19862954.035" table:style-name="ce3">
            <text:p>19862954,035</text:p>
          </table:table-cell>
          <table:table-cell office:value-type="float" office:value="19862953.134" table:style-name="ce3">
            <text:p>19862953,134</text:p>
          </table:table-cell>
          <table:table-cell office:value-type="float" office:value="-675514.50600000005" table:style-name="ce3">
            <text:p>-675514,506</text:p>
          </table:table-cell>
          <table:table-cell office:value-type="float" office:value="-526375.66799999995" table:style-name="ce3">
            <text:p>-526375,668</text:p>
          </table:table-cell>
          <table:table-cell office:value-type="float" office:value="24219932.039999999" table:style-name="ce3">
            <text:p>24219932,040</text:p>
          </table:table-cell>
          <table:table-cell office:value-type="float" office:value="24219930.793000001" table:style-name="ce3">
            <text:p>24219930,793</text:p>
          </table:table-cell>
          <table:table-cell office:value-type="float" office:value="24219930.853" table:style-name="ce3">
            <text:p>24219930,853</text:p>
          </table:table-cell>
          <table:table-cell office:value-type="float" office:value="-15463186.175000001" table:style-name="ce3">
            <text:p>-15463186,175</text:p>
          </table:table-cell>
          <table:table-cell office:value-type="float" office:value="-12049233.878" table:style-name="ce3">
            <text:p>-12049233,878</text:p>
          </table:table-cell>
          <table:table-cell office:value-type="float" office:value="20699441.348999999" table:style-name="ce3">
            <text:p>20699441,349</text:p>
          </table:table-cell>
          <table:table-cell office:value-type="float" office:value="20699442.368999999" table:style-name="ce3">
            <text:p>20699442,369</text:p>
          </table:table-cell>
          <table:table-cell office:value-type="float" office:value="20699440.903999999" table:style-name="ce3">
            <text:p>20699440,904</text:p>
          </table:table-cell>
          <table:table-cell office:value-type="float" office:value="-4393812.9029999999" table:style-name="ce3">
            <text:p>-4393812,903</text:p>
          </table:table-cell>
          <table:table-cell office:value-type="float" office:value="-3423749.8849999998" table:style-name="ce3">
            <text:p>-3423749,885</text:p>
          </table:table-cell>
          <table:table-cell office:value-type="float" office:value="23312115.368999999" table:style-name="ce3">
            <text:p>23312115,369</text:p>
          </table:table-cell>
          <table:table-cell office:value-type="float" office:value="23312116.155000001" table:style-name="ce3">
            <text:p>23312116,155</text:p>
          </table:table-cell>
          <table:table-cell office:value-type="float" office:value="23312115.320999999" table:style-name="ce3">
            <text:p>23312115,321</text:p>
          </table:table-cell>
          <table:table-cell office:value-type="float" office:value="-4468014.1830000002" table:style-name="ce3">
            <text:p>-4468014,183</text:p>
          </table:table-cell>
          <table:table-cell office:value-type="float" office:value="-3481568.7949999999" table:style-name="ce3">
            <text:p>-3481568,795</text:p>
          </table:table-cell>
          <table:table-cell office:value-type="float" office:value="23415980.374000002" table:style-name="ce3">
            <text:p>23415980,374</text:p>
          </table:table-cell>
          <table:table-cell office:value-type="float" office:value="23415978.287999999" table:style-name="ce3">
            <text:p>23415978,288</text:p>
          </table:table-cell>
          <table:table-cell office:value-type="float" office:value="23415979.201000001" table:style-name="ce3">
            <text:p>23415979,201</text:p>
          </table:table-cell>
          <table:table-cell table:style-name="ce2"/>
          <table:table-cell office:value-type="float" office:value="-22422360.296999998" table:style-name="ce3">
            <text:p>-22422360,297</text:p>
          </table:table-cell>
          <table:table-cell office:value-type="float" office:value="-17471966.396000002" table:style-name="ce3">
            <text:p>-17471966,396</text:p>
          </table:table-cell>
          <table:table-cell office:value-type="float" office:value="19862938.351" table:style-name="ce3">
            <text:p>19862938,351</text:p>
          </table:table-cell>
          <table:table-cell office:value-type="float" office:value="19862936.079999998" table:style-name="ce3">
            <text:p>19862936,080</text:p>
          </table:table-cell>
          <table:table-cell office:value-type="float" office:value="19862938.02" table:style-name="ce3">
            <text:p>19862938,020</text:p>
          </table:table-cell>
          <table:table-cell office:value-type="float" office:value="-1240717.656" table:style-name="ce3">
            <text:p>-1240717,656</text:p>
          </table:table-cell>
          <table:table-cell office:value-type="float" office:value="-966793.23699999996" table:style-name="ce3">
            <text:p>-966793,237</text:p>
          </table:table-cell>
          <table:table-cell office:value-type="float" office:value="24219919.173" table:style-name="ce3">
            <text:p>24219919,173</text:p>
          </table:table-cell>
          <table:table-cell office:value-type="float" office:value="24219915.440000001" table:style-name="ce3">
            <text:p>24219915,440</text:p>
          </table:table-cell>
          <table:table-cell office:value-type="float" office:value="24219918.293000001" table:style-name="ce3">
            <text:p>24219918,293</text:p>
          </table:table-cell>
          <table:table-cell office:value-type="float" office:value="-15848190.041999999" table:style-name="ce3">
            <text:p>-15848190,042</text:p>
          </table:table-cell>
          <table:table-cell office:value-type="float" office:value="-12349237.162" table:style-name="ce3">
            <text:p>-12349237,162</text:p>
          </table:table-cell>
          <table:table-cell office:value-type="float" office:value="20699428.197000001" table:style-name="ce3">
            <text:p>20699428,197</text:p>
          </table:table-cell>
          <table:table-cell office:value-type="float" office:value="20699426.028000001" table:style-name="ce3">
            <text:p>20699426,028</text:p>
          </table:table-cell>
          <table:table-cell office:value-type="float" office:value="20699427.789000001" table:style-name="ce3">
            <text:p>20699427,789</text:p>
          </table:table-cell>
          <table:table-cell office:value-type="float" office:value="-5158167.7130000005" table:style-name="ce3">
            <text:p>-5158167,713</text:p>
          </table:table-cell>
          <table:table-cell office:value-type="float" office:value="-4019350.9360000002" table:style-name="ce3">
            <text:p>-4019350,936</text:p>
          </table:table-cell>
          <table:table-cell office:value-type="float" office:value="23312099.438999999" table:style-name="ce3">
            <text:p>23312099,439</text:p>
          </table:table-cell>
          <table:table-cell office:value-type="float" office:value="23312096.721000001" table:style-name="ce3">
            <text:p>23312096,721</text:p>
          </table:table-cell>
          <table:table-cell office:value-type="float" office:value="23312098.438999999" table:style-name="ce3">
            <text:p>23312098,439</text:p>
          </table:table-cell>
          <table:table-cell office:value-type="float" office:value="-5063505.0820000004" table:style-name="ce3">
            <text:p>-5063505,082</text:p>
          </table:table-cell>
          <table:table-cell office:value-type="float" office:value="-3945587.9380000001" table:style-name="ce3">
            <text:p>-3945587,938</text:p>
          </table:table-cell>
          <table:table-cell office:value-type="float" office:value="23415971.971999999" table:style-name="ce3">
            <text:p>23415971,972</text:p>
          </table:table-cell>
          <table:table-cell office:value-type="float" office:value="23415968.271000002" table:style-name="ce3">
            <text:p>23415968,271</text:p>
          </table:table-cell>
          <table:table-cell office:value-type="float" office:value="23415972.747000001" table:style-name="ce3">
            <text:p>23415972,747</text:p>
          </table:table-cell>
          <table:table-cell table:number-columns-repeated="16332"/>
        </table:table-row>
        <table:table-row table:style-name="ro1">
          <table:table-cell office:value-type="float" office:value="9390" table:style-name="ce2">
            <text:p>9390</text:p>
          </table:table-cell>
          <table:table-cell office:value-type="float" office:value="-21010969" table:style-name="ce2">
            <text:p>-21010969</text:p>
          </table:table-cell>
          <table:table-cell office:value-type="float" office:value="-16372181.293" table:style-name="ce3">
            <text:p>-16372181,293</text:p>
          </table:table-cell>
          <table:table-cell office:value-type="float" office:value="19864274.976" table:style-name="ce3">
            <text:p>19864274,976</text:p>
          </table:table-cell>
          <table:table-cell office:value-type="float" office:value="19864275.697999999" table:style-name="ce3">
            <text:p>19864275,698</text:p>
          </table:table-cell>
          <table:table-cell office:value-type="float" office:value="19864274.827" table:style-name="ce3">
            <text:p>19864274,827</text:p>
          </table:table-cell>
          <table:table-cell office:value-type="float" office:value="-630499.397" table:style-name="ce3">
            <text:p>-630499,397</text:p>
          </table:table-cell>
          <table:table-cell office:value-type="float" office:value="-491298.94400000002" table:style-name="ce3">
            <text:p>-491298,944</text:p>
          </table:table-cell>
          <table:table-cell office:value-type="float" office:value="24228497.634" table:style-name="ce3">
            <text:p>24228497,634</text:p>
          </table:table-cell>
          <table:table-cell office:value-type="float" office:value="24228496.241999999" table:style-name="ce3">
            <text:p>24228496,242</text:p>
          </table:table-cell>
          <table:table-cell office:value-type="float" office:value="24228496.491" table:style-name="ce3">
            <text:p>24228496,491</text:p>
          </table:table-cell>
          <table:table-cell office:value-type="float" office:value="-15488683.096000001" table:style-name="ce3">
            <text:p>-15488683,096</text:p>
          </table:table-cell>
          <table:table-cell office:value-type="float" office:value="-12069101.602" table:style-name="ce3">
            <text:p>-12069101,602</text:p>
          </table:table-cell>
          <table:table-cell office:value-type="float" office:value="20694589.579999998" table:style-name="ce3">
            <text:p>20694589,580</text:p>
          </table:table-cell>
          <table:table-cell office:value-type="float" office:value="20694590.265000001" table:style-name="ce3">
            <text:p>20694590,265</text:p>
          </table:table-cell>
          <table:table-cell office:value-type="float" office:value="20694589.155000001" table:style-name="ce3">
            <text:p>20694589,155</text:p>
          </table:table-cell>
          <table:table-cell office:value-type="float" office:value="-4487353.0769999996" table:style-name="ce3">
            <text:p>-4487353,077</text:p>
          </table:table-cell>
          <table:table-cell office:value-type="float" office:value="-3496638.3149999999" table:style-name="ce3">
            <text:p>-3496638,315</text:p>
          </table:table-cell>
          <table:table-cell office:value-type="float" office:value="23294316.375" table:style-name="ce3">
            <text:p>23294316,375</text:p>
          </table:table-cell>
          <table:table-cell office:value-type="float" office:value="23294316.337000001" table:style-name="ce3">
            <text:p>23294316,337</text:p>
          </table:table-cell>
          <table:table-cell office:value-type="float" office:value="23294315.335999999" table:style-name="ce3">
            <text:p>23294315,336</text:p>
          </table:table-cell>
          <table:table-cell office:value-type="float" office:value="-4584981.4639999997" table:style-name="ce3">
            <text:p>-4584981,464</text:p>
          </table:table-cell>
          <table:table-cell office:value-type="float" office:value="-3572712.14" table:style-name="ce3">
            <text:p>-3572712,140</text:p>
          </table:table-cell>
          <table:table-cell office:value-type="float" office:value="23393721.254000001" table:style-name="ce3">
            <text:p>23393721,254</text:p>
          </table:table-cell>
          <table:table-cell office:value-type="float" office:value="23393720.377999999" table:style-name="ce3">
            <text:p>23393720,378</text:p>
          </table:table-cell>
          <table:table-cell office:value-type="float" office:value="23393719.774999999" table:style-name="ce3">
            <text:p>23393719,775</text:p>
          </table:table-cell>
          <table:table-cell table:style-name="ce2"/>
          <table:table-cell office:value-type="float" office:value="-22415413.690000001" table:style-name="ce3">
            <text:p>-22415413,690</text:p>
          </table:table-cell>
          <table:table-cell office:value-type="float" office:value="-17466553.456999999" table:style-name="ce3">
            <text:p>-17466553,457</text:p>
          </table:table-cell>
          <table:table-cell office:value-type="float" office:value="19864259.857999999" table:style-name="ce3">
            <text:p>19864259,858</text:p>
          </table:table-cell>
          <table:table-cell office:value-type="float" office:value="19864257.907000002" table:style-name="ce3">
            <text:p>19864257,907</text:p>
          </table:table-cell>
          <table:table-cell office:value-type="float" office:value="19864260.083999999" table:style-name="ce3">
            <text:p>19864260,084</text:p>
          </table:table-cell>
          <table:table-cell office:value-type="float" office:value="-1195701.497" table:style-name="ce3">
            <text:p>-1195701,497</text:p>
          </table:table-cell>
          <table:table-cell office:value-type="float" office:value="-931715.75199999998" table:style-name="ce3">
            <text:p>-931715,752</text:p>
          </table:table-cell>
          <table:table-cell office:value-type="float" office:value="24228486.982000001" table:style-name="ce3">
            <text:p>24228486,982</text:p>
          </table:table-cell>
          <table:table-cell office:value-type="float" office:value="24228482.076000001" table:style-name="ce3">
            <text:p>24228482,076</text:p>
          </table:table-cell>
          <table:table-cell office:value-type="float" office:value="24228485.590999998" table:style-name="ce3">
            <text:p>24228485,591</text:p>
          </table:table-cell>
          <table:table-cell office:value-type="float" office:value="-15873686.173" table:style-name="ce3">
            <text:p>-15873686,173</text:p>
          </table:table-cell>
          <table:table-cell office:value-type="float" office:value="-12369104.273" table:style-name="ce3">
            <text:p>-12369104,273</text:p>
          </table:table-cell>
          <table:table-cell office:value-type="float" office:value="20694576.811000001" table:style-name="ce3">
            <text:p>20694576,811</text:p>
          </table:table-cell>
          <table:table-cell office:value-type="float" office:value="20694574.669" table:style-name="ce3">
            <text:p>20694574,669</text:p>
          </table:table-cell>
          <table:table-cell office:value-type="float" office:value="20694576.291999999" table:style-name="ce3">
            <text:p>20694576,292</text:p>
          </table:table-cell>
          <table:table-cell office:value-type="float" office:value="-5251706.9460000005" table:style-name="ce3">
            <text:p>-5251706,946</text:p>
          </table:table-cell>
          <table:table-cell office:value-type="float" office:value="-4092238.6529999999" table:style-name="ce3">
            <text:p>-4092238,653</text:p>
          </table:table-cell>
          <table:table-cell office:value-type="float" office:value="23294299.160999998" table:style-name="ce3">
            <text:p>23294299,161</text:p>
          </table:table-cell>
          <table:table-cell office:value-type="float" office:value="23294297.124000002" table:style-name="ce3">
            <text:p>23294297,124</text:p>
          </table:table-cell>
          <table:table-cell office:value-type="float" office:value="23294298.638" table:style-name="ce3">
            <text:p>23294298,638</text:p>
          </table:table-cell>
          <table:table-cell office:value-type="float" office:value="-5180471.5109999999" table:style-name="ce3">
            <text:p>-5180471,511</text:p>
          </table:table-cell>
          <table:table-cell office:value-type="float" office:value="-4036730.608" table:style-name="ce3">
            <text:p>-4036730,608</text:p>
          </table:table-cell>
          <table:table-cell office:value-type="float" office:value="23393715.339000002" table:style-name="ce3">
            <text:p>23393715,339</text:p>
          </table:table-cell>
          <table:table-cell office:value-type="float" office:value="23393710.5" table:style-name="ce3">
            <text:p>23393710,500</text:p>
          </table:table-cell>
          <table:table-cell office:value-type="float" office:value="23393714.940000001" table:style-name="ce3">
            <text:p>23393714,940</text:p>
          </table:table-cell>
          <table:table-cell table:number-columns-repeated="16332"/>
        </table:table-row>
        <table:table-row table:style-name="ro1">
          <table:table-cell office:value-type="float" office:value="9420" table:style-name="ce2">
            <text:p>9420</text:p>
          </table:table-cell>
          <table:table-cell office:value-type="float" office:value="-21003603.822999999" table:style-name="ce2">
            <text:p>-21003603,82</text:p>
          </table:table-cell>
          <table:table-cell office:value-type="float" office:value="-16366442.197000001" table:style-name="ce3">
            <text:p>-16366442,197</text:p>
          </table:table-cell>
          <table:table-cell office:value-type="float" office:value="19865676.829" table:style-name="ce3">
            <text:p>19865676,829</text:p>
          </table:table-cell>
          <table:table-cell office:value-type="float" office:value="19865677.135000002" table:style-name="ce3">
            <text:p>19865677,135</text:p>
          </table:table-cell>
          <table:table-cell office:value-type="float" office:value="19865676.594999999" table:style-name="ce3">
            <text:p>19865676,595</text:p>
          </table:table-cell>
          <table:table-cell office:value-type="float" office:value="-585182.95499999996" table:style-name="ce3">
            <text:p>-585182,955</text:p>
          </table:table-cell>
          <table:table-cell office:value-type="float" office:value="-455987.48" table:style-name="ce3">
            <text:p>-455987,480</text:p>
          </table:table-cell>
          <table:table-cell office:value-type="float" office:value="24237119.135000002" table:style-name="ce3">
            <text:p>24237119,135</text:p>
          </table:table-cell>
          <table:table-cell office:value-type="float" office:value="24237118.666999999" table:style-name="ce3">
            <text:p>24237118,667</text:p>
          </table:table-cell>
          <table:table-cell office:value-type="float" office:value="24237120.173" table:style-name="ce3">
            <text:p>24237120,173</text:p>
          </table:table-cell>
          <table:table-cell office:value-type="float" office:value="-15513780.293" table:style-name="ce3">
            <text:p>-15513780,293</text:p>
          </table:table-cell>
          <table:table-cell office:value-type="float" office:value="-12088657.845000001" table:style-name="ce3">
            <text:p>-12088657,845</text:p>
          </table:table-cell>
          <table:table-cell office:value-type="float" office:value="20689813.313999999" table:style-name="ce3">
            <text:p>20689813,314</text:p>
          </table:table-cell>
          <table:table-cell office:value-type="float" office:value="20689814.408" table:style-name="ce3">
            <text:p>20689814,408</text:p>
          </table:table-cell>
          <table:table-cell office:value-type="float" office:value="20689812.965999998" table:style-name="ce3">
            <text:p>20689812,966</text:p>
          </table:table-cell>
          <table:table-cell office:value-type="float" office:value="-4580624.5070000002" table:style-name="ce3">
            <text:p>-4580624,507</text:p>
          </table:table-cell>
          <table:table-cell office:value-type="float" office:value="-3569317.338" table:style-name="ce3">
            <text:p>-3569317,338</text:p>
          </table:table-cell>
          <table:table-cell office:value-type="float" office:value="23276567.802999999" table:style-name="ce3">
            <text:p>23276567,803</text:p>
          </table:table-cell>
          <table:table-cell office:value-type="float" office:value="23276567.122000001" table:style-name="ce3">
            <text:p>23276567,122</text:p>
          </table:table-cell>
          <table:table-cell office:value-type="float" office:value="23276567.175000001" table:style-name="ce3">
            <text:p>23276567,175</text:p>
          </table:table-cell>
          <table:table-cell office:value-type="float" office:value="-4701833.6960000005" table:style-name="ce3">
            <text:p>-4701833,696</text:p>
          </table:table-cell>
          <table:table-cell office:value-type="float" office:value="-3663765.79" table:style-name="ce3">
            <text:p>-3663765,790</text:p>
          </table:table-cell>
          <table:table-cell office:value-type="float" office:value="23371485.423999999" table:style-name="ce3">
            <text:p>23371485,424</text:p>
          </table:table-cell>
          <table:table-cell office:value-type="float" office:value="23371483.515999999" table:style-name="ce3">
            <text:p>23371483,516</text:p>
          </table:table-cell>
          <table:table-cell office:value-type="float" office:value="23371484.916999999" table:style-name="ce3">
            <text:p>23371484,917</text:p>
          </table:table-cell>
          <table:table-cell table:style-name="ce2"/>
          <table:table-cell office:value-type="float" office:value="-22408054.131999999" table:style-name="ce3">
            <text:p>-22408054,132</text:p>
          </table:table-cell>
          <table:table-cell office:value-type="float" office:value="-17460818.739999998" table:style-name="ce3">
            <text:p>-17460818,740</text:p>
          </table:table-cell>
          <table:table-cell office:value-type="float" office:value="19865661.136" table:style-name="ce3">
            <text:p>19865661,136</text:p>
          </table:table-cell>
          <table:table-cell office:value-type="float" office:value="19865658.418000001" table:style-name="ce3">
            <text:p>19865658,418</text:p>
          </table:table-cell>
          <table:table-cell office:value-type="float" office:value="19865660.421999998" table:style-name="ce3">
            <text:p>19865660,422</text:p>
          </table:table-cell>
          <table:table-cell office:value-type="float" office:value="-1150390.524" table:style-name="ce3">
            <text:p>-1150390,524</text:p>
          </table:table-cell>
          <table:table-cell office:value-type="float" office:value="-896408.45499999996" table:style-name="ce3">
            <text:p>-896408,455</text:p>
          </table:table-cell>
          <table:table-cell office:value-type="float" office:value="24237106.517999999" table:style-name="ce3">
            <text:p>24237106,518</text:p>
          </table:table-cell>
          <table:table-cell office:value-type="float" office:value="24237103.467" table:style-name="ce3">
            <text:p>24237103,467</text:p>
          </table:table-cell>
          <table:table-cell office:value-type="float" office:value="24237107.704" table:style-name="ce3">
            <text:p>24237107,704</text:p>
          </table:table-cell>
          <table:table-cell office:value-type="float" office:value="-15898789.024" table:style-name="ce3">
            <text:p>-15898789,024</text:p>
          </table:table-cell>
          <table:table-cell office:value-type="float" office:value="-12388664.923" table:style-name="ce3">
            <text:p>-12388664,923</text:p>
          </table:table-cell>
          <table:table-cell office:value-type="float" office:value="20689799.285" table:style-name="ce3">
            <text:p>20689799,285</text:p>
          </table:table-cell>
          <table:table-cell office:value-type="float" office:value="20689797.726" table:style-name="ce3">
            <text:p>20689797,726</text:p>
          </table:table-cell>
          <table:table-cell office:value-type="float" office:value="20689798.908" table:style-name="ce3">
            <text:p>20689798,908</text:p>
          </table:table-cell>
          <table:table-cell office:value-type="float" office:value="-5344983.875" table:style-name="ce3">
            <text:p>-5344983,875</text:p>
          </table:table-cell>
          <table:table-cell office:value-type="float" office:value="-4164921.9509999999" table:style-name="ce3">
            <text:p>-4164921,951</text:p>
          </table:table-cell>
          <table:table-cell office:value-type="float" office:value="23276548.581999999" table:style-name="ce3">
            <text:p>23276548,582</text:p>
          </table:table-cell>
          <table:table-cell office:value-type="float" office:value="23276546.993999999" table:style-name="ce3">
            <text:p>23276546,994</text:p>
          </table:table-cell>
          <table:table-cell office:value-type="float" office:value="23276547.835000001" table:style-name="ce3">
            <text:p>23276547,835</text:p>
          </table:table-cell>
          <table:table-cell office:value-type="float" office:value="-5297329.3059999999" table:style-name="ce3">
            <text:p>-5297329,306</text:p>
          </table:table-cell>
          <table:table-cell office:value-type="float" office:value="-4127788.6549999998" table:style-name="ce3">
            <text:p>-4127788,655</text:p>
          </table:table-cell>
          <table:table-cell office:value-type="float" office:value="23371478.120000001" table:style-name="ce3">
            <text:p>23371478,120</text:p>
          </table:table-cell>
          <table:table-cell office:value-type="float" office:value="23371473.905000001" table:style-name="ce3">
            <text:p>23371473,905</text:p>
          </table:table-cell>
          <table:table-cell office:value-type="float" office:value="23371476.886" table:style-name="ce3">
            <text:p>23371476,886</text:p>
          </table:table-cell>
          <table:table-cell table:number-columns-repeated="16332"/>
        </table:table-row>
        <table:table-row table:style-name="ro1">
          <table:table-cell office:value-type="float" office:value="9450" table:style-name="ce2">
            <text:p>9450</text:p>
          </table:table-cell>
          <table:table-cell office:value-type="float" office:value="-20995829.862" table:style-name="ce2">
            <text:p>-20995829,86</text:p>
          </table:table-cell>
          <table:table-cell office:value-type="float" office:value="-16360384.566" table:style-name="ce3">
            <text:p>-16360384,566</text:p>
          </table:table-cell>
          <table:table-cell office:value-type="float" office:value="19867155.763" table:style-name="ce3">
            <text:p>19867155,763</text:p>
          </table:table-cell>
          <table:table-cell office:value-type="float" office:value="19867156.607999999" table:style-name="ce3">
            <text:p>19867156,608</text:p>
          </table:table-cell>
          <table:table-cell office:value-type="float" office:value="19867155.471000001" table:style-name="ce3">
            <text:p>19867155,471</text:p>
          </table:table-cell>
          <table:table-cell office:value-type="float" office:value="-539577.28899999999" table:style-name="ce3">
            <text:p>-539577,289</text:p>
          </table:table-cell>
          <table:table-cell office:value-type="float" office:value="-420450.59100000001" table:style-name="ce3">
            <text:p>-420450,591</text:p>
          </table:table-cell>
          <table:table-cell office:value-type="float" office:value="24245801.699000001" table:style-name="ce3">
            <text:p>24245801,699</text:p>
          </table:table-cell>
          <table:table-cell office:value-type="float" office:value="24245797.899999999" table:style-name="ce3">
            <text:p>24245797,900</text:p>
          </table:table-cell>
          <table:table-cell office:value-type="float" office:value="24245800.338" table:style-name="ce3">
            <text:p>24245800,338</text:p>
          </table:table-cell>
          <table:table-cell office:value-type="float" office:value="-15538488.467" table:style-name="ce3">
            <text:p>-15538488,467</text:p>
          </table:table-cell>
          <table:table-cell office:value-type="float" office:value="-12107910.957" table:style-name="ce3">
            <text:p>-12107910,957</text:p>
          </table:table-cell>
          <table:table-cell office:value-type="float" office:value="20685111.982000001" table:style-name="ce3">
            <text:p>20685111,982</text:p>
          </table:table-cell>
          <table:table-cell office:value-type="float" office:value="20685112.392000001" table:style-name="ce3">
            <text:p>20685112,392</text:p>
          </table:table-cell>
          <table:table-cell office:value-type="float" office:value="20685111.550000001" table:style-name="ce3">
            <text:p>20685111,550</text:p>
          </table:table-cell>
          <table:table-cell office:value-type="float" office:value="-4673634.1430000002" table:style-name="ce3">
            <text:p>-4673634,143</text:p>
          </table:table-cell>
          <table:table-cell office:value-type="float" office:value="-3641792.4070000001" table:style-name="ce3">
            <text:p>-3641792,407</text:p>
          </table:table-cell>
          <table:table-cell office:value-type="float" office:value="23258868.958000001" table:style-name="ce3">
            <text:p>23258868,958</text:p>
          </table:table-cell>
          <table:table-cell office:value-type="float" office:value="23258866.978" table:style-name="ce3">
            <text:p>23258866,978</text:p>
          </table:table-cell>
          <table:table-cell office:value-type="float" office:value="23258868.175999999" table:style-name="ce3">
            <text:p>23258868,176</text:p>
          </table:table-cell>
          <table:table-cell office:value-type="float" office:value="-4818577.3420000002" table:style-name="ce3">
            <text:p>-4818577,342</text:p>
          </table:table-cell>
          <table:table-cell office:value-type="float" office:value="-3754734.8870000001" table:style-name="ce3">
            <text:p>-3754734,887</text:p>
          </table:table-cell>
          <table:table-cell office:value-type="float" office:value="23349269.842999998" table:style-name="ce3">
            <text:p>23349269,843</text:p>
          </table:table-cell>
          <table:table-cell office:value-type="float" office:value="23349268.034000002" table:style-name="ce3">
            <text:p>23349268,034</text:p>
          </table:table-cell>
          <table:table-cell office:value-type="float" office:value="23349269.07" table:style-name="ce3">
            <text:p>23349269,070</text:p>
          </table:table-cell>
          <table:table-cell table:style-name="ce2"/>
          <table:table-cell office:value-type="float" office:value="-22400275.969000001" table:style-name="ce3">
            <text:p>-22400275,969</text:p>
          </table:table-cell>
          <table:table-cell office:value-type="float" office:value="-17454757.833000001" table:style-name="ce3">
            <text:p>-17454757,833</text:p>
          </table:table-cell>
          <table:table-cell office:value-type="float" office:value="19867141.109999999" table:style-name="ce3">
            <text:p>19867141,110</text:p>
          </table:table-cell>
          <table:table-cell office:value-type="float" office:value="19867138.590999998" table:style-name="ce3">
            <text:p>19867138,591</text:p>
          </table:table-cell>
          <table:table-cell office:value-type="float" office:value="19867140.583000001" table:style-name="ce3">
            <text:p>19867140,583</text:p>
          </table:table-cell>
          <table:table-cell office:value-type="float" office:value="-1104780.466" table:style-name="ce3">
            <text:p>-1104780,466</text:p>
          </table:table-cell>
          <table:table-cell office:value-type="float" office:value="-860868.16399999999" table:style-name="ce3">
            <text:p>-860868,164</text:p>
          </table:table-cell>
          <table:table-cell office:value-type="float" office:value="24245786.798999999" table:style-name="ce3">
            <text:p>24245786,799</text:p>
          </table:table-cell>
          <table:table-cell office:value-type="float" office:value="24245783.704" table:style-name="ce3">
            <text:p>24245783,704</text:p>
          </table:table-cell>
          <table:table-cell office:value-type="float" office:value="24245787.280999999" table:style-name="ce3">
            <text:p>24245787,281</text:p>
          </table:table-cell>
          <table:table-cell office:value-type="float" office:value="-15923493.035" table:style-name="ce3">
            <text:p>-15923493,035</text:p>
          </table:table-cell>
          <table:table-cell office:value-type="float" office:value="-12407914.790999999" table:style-name="ce3">
            <text:p>-12407914,791</text:p>
          </table:table-cell>
          <table:table-cell office:value-type="float" office:value="20685098.522999998" table:style-name="ce3">
            <text:p>20685098,523</text:p>
          </table:table-cell>
          <table:table-cell office:value-type="float" office:value="20685096.526000001" table:style-name="ce3">
            <text:p>20685096,526</text:p>
          </table:table-cell>
          <table:table-cell office:value-type="float" office:value="20685098.088" table:style-name="ce3">
            <text:p>20685098,088</text:p>
          </table:table-cell>
          <table:table-cell office:value-type="float" office:value="-5437989.1710000001" table:style-name="ce3">
            <text:p>-5437989,171</text:p>
          </table:table-cell>
          <table:table-cell office:value-type="float" office:value="-4237393.6090000002" table:style-name="ce3">
            <text:p>-4237393,609</text:p>
          </table:table-cell>
          <table:table-cell office:value-type="float" office:value="23258849.883000001" table:style-name="ce3">
            <text:p>23258849,883</text:p>
          </table:table-cell>
          <table:table-cell office:value-type="float" office:value="23258848.677999999" table:style-name="ce3">
            <text:p>23258848,678</text:p>
          </table:table-cell>
          <table:table-cell office:value-type="float" office:value="23258850.346000001" table:style-name="ce3">
            <text:p>23258850,346</text:p>
          </table:table-cell>
          <table:table-cell office:value-type="float" office:value="-5414068.7419999996" table:style-name="ce3">
            <text:p>-5414068,742</text:p>
          </table:table-cell>
          <table:table-cell office:value-type="float" office:value="-4218754.4409999996" table:style-name="ce3">
            <text:p>-4218754,441</text:p>
          </table:table-cell>
          <table:table-cell office:value-type="float" office:value="23349261.142000001" table:style-name="ce3">
            <text:p>23349261,142</text:p>
          </table:table-cell>
          <table:table-cell office:value-type="float" office:value="23349259.197999999" table:style-name="ce3">
            <text:p>23349259,198</text:p>
          </table:table-cell>
          <table:table-cell office:value-type="float" office:value="23349260.197999999" table:style-name="ce3">
            <text:p>23349260,198</text:p>
          </table:table-cell>
          <table:table-cell table:number-columns-repeated="16332"/>
        </table:table-row>
        <table:table-row table:style-name="ro1">
          <table:table-cell office:value-type="float" office:value="9480" table:style-name="ce2">
            <text:p>9480</text:p>
          </table:table-cell>
          <table:table-cell office:value-type="float" office:value="-20987636.952" table:style-name="ce2">
            <text:p>-20987636,95</text:p>
          </table:table-cell>
          <table:table-cell office:value-type="float" office:value="-16354000.48" table:style-name="ce3">
            <text:p>-16354000,480</text:p>
          </table:table-cell>
          <table:table-cell office:value-type="float" office:value="19868715.261" table:style-name="ce3">
            <text:p>19868715,261</text:p>
          </table:table-cell>
          <table:table-cell office:value-type="float" office:value="19868715.938000001" table:style-name="ce3">
            <text:p>19868715,938</text:p>
          </table:table-cell>
          <table:table-cell office:value-type="float" office:value="19868714.903000001" table:style-name="ce3">
            <text:p>19868714,903</text:p>
          </table:table-cell>
          <table:table-cell office:value-type="float" office:value="-493673.71799999999" table:style-name="ce3">
            <text:p>-493673,718</text:p>
          </table:table-cell>
          <table:table-cell office:value-type="float" office:value="-384681.57699999999" table:style-name="ce3">
            <text:p>-384681,577</text:p>
          </table:table-cell>
          <table:table-cell office:value-type="float" office:value="24254533.846000001" table:style-name="ce3">
            <text:p>24254533,846</text:p>
          </table:table-cell>
          <table:table-cell office:value-type="float" office:value="24254531.925999999" table:style-name="ce3">
            <text:p>24254531,926</text:p>
          </table:table-cell>
          <table:table-cell office:value-type="float" office:value="24254532.859999999" table:style-name="ce3">
            <text:p>24254532,860</text:p>
          </table:table-cell>
          <table:table-cell office:value-type="float" office:value="-15562797.199999999" table:style-name="ce3">
            <text:p>-15562797,200</text:p>
          </table:table-cell>
          <table:table-cell office:value-type="float" office:value="-12126852.823000001" table:style-name="ce3">
            <text:p>-12126852,823</text:p>
          </table:table-cell>
          <table:table-cell office:value-type="float" office:value="20680486.271000002" table:style-name="ce3">
            <text:p>20680486,271</text:p>
          </table:table-cell>
          <table:table-cell office:value-type="float" office:value="20680487.066" table:style-name="ce3">
            <text:p>20680487,066</text:p>
          </table:table-cell>
          <table:table-cell office:value-type="float" office:value="20680485.934999999" table:style-name="ce3">
            <text:p>20680485,935</text:p>
          </table:table-cell>
          <table:table-cell office:value-type="float" office:value="-4766368.0439999998" table:style-name="ce3">
            <text:p>-4766368,044</text:p>
          </table:table-cell>
          <table:table-cell office:value-type="float" office:value="-3714052.588" table:style-name="ce3">
            <text:p>-3714052,588</text:p>
          </table:table-cell>
          <table:table-cell office:value-type="float" office:value="23241221.243999999" table:style-name="ce3">
            <text:p>23241221,244</text:p>
          </table:table-cell>
          <table:table-cell office:value-type="float" office:value="23241221.035999998" table:style-name="ce3">
            <text:p>23241221,036</text:p>
          </table:table-cell>
          <table:table-cell office:value-type="float" office:value="23241220.410999998" table:style-name="ce3">
            <text:p>23241220,411</text:p>
          </table:table-cell>
          <table:table-cell office:value-type="float" office:value="-4935198.3080000002" table:style-name="ce3">
            <text:p>-4935198,308</text:p>
          </table:table-cell>
          <table:table-cell office:value-type="float" office:value="-3845608.3650000002" table:style-name="ce3">
            <text:p>-3845608,365</text:p>
          </table:table-cell>
          <table:table-cell office:value-type="float" office:value="23327076.682999998" table:style-name="ce3">
            <text:p>23327076,683</text:p>
          </table:table-cell>
          <table:table-cell office:value-type="float" office:value="23327075.952" table:style-name="ce3">
            <text:p>23327075,952</text:p>
          </table:table-cell>
          <table:table-cell office:value-type="float" office:value="23327076.050999999" table:style-name="ce3">
            <text:p>23327076,051</text:p>
          </table:table-cell>
          <table:table-cell table:style-name="ce2"/>
          <table:table-cell office:value-type="float" office:value="-22392070.98" table:style-name="ce3">
            <text:p>-22392070,980</text:p>
          </table:table-cell>
          <table:table-cell office:value-type="float" office:value="-17448364.331999999" table:style-name="ce3">
            <text:p>-17448364,332</text:p>
          </table:table-cell>
          <table:table-cell office:value-type="float" office:value="19868702.219999999" table:style-name="ce3">
            <text:p>19868702,220</text:p>
          </table:table-cell>
          <table:table-cell office:value-type="float" office:value="19868699.920000002" table:style-name="ce3">
            <text:p>19868699,920</text:p>
          </table:table-cell>
          <table:table-cell office:value-type="float" office:value="19868701.920000002" table:style-name="ce3">
            <text:p>19868701,920</text:p>
          </table:table-cell>
          <table:table-cell office:value-type="float" office:value="-1058864.5460000001" table:style-name="ce3">
            <text:p>-1058864,546</text:p>
          </table:table-cell>
          <table:table-cell office:value-type="float" office:value="-825089.55799999996" table:style-name="ce3">
            <text:p>-825089,558</text:p>
          </table:table-cell>
          <table:table-cell office:value-type="float" office:value="24254524.138" table:style-name="ce3">
            <text:p>24254524,138</text:p>
          </table:table-cell>
          <table:table-cell office:value-type="float" office:value="24254520.348000001" table:style-name="ce3">
            <text:p>24254520,348</text:p>
          </table:table-cell>
          <table:table-cell office:value-type="float" office:value="24254524.135000002" table:style-name="ce3">
            <text:p>24254524,135</text:p>
          </table:table-cell>
          <table:table-cell office:value-type="float" office:value="-15947789.727" table:style-name="ce3">
            <text:p>-15947789,727</text:p>
          </table:table-cell>
          <table:table-cell office:value-type="float" office:value="-12426847.275" table:style-name="ce3">
            <text:p>-12426847,275</text:p>
          </table:table-cell>
          <table:table-cell office:value-type="float" office:value="20680475.443" table:style-name="ce3">
            <text:p>20680475,443</text:p>
          </table:table-cell>
          <table:table-cell office:value-type="float" office:value="20680472.690000001" table:style-name="ce3">
            <text:p>20680472,690</text:p>
          </table:table-cell>
          <table:table-cell office:value-type="float" office:value="20680474.923" table:style-name="ce3">
            <text:p>20680474,923</text:p>
          </table:table-cell>
          <table:table-cell office:value-type="float" office:value="-5530710.8320000004" table:style-name="ce3">
            <text:p>-5530710,832</text:p>
          </table:table-cell>
          <table:table-cell office:value-type="float" office:value="-4309644.267" table:style-name="ce3">
            <text:p>-4309644,267</text:p>
          </table:table-cell>
          <table:table-cell office:value-type="float" office:value="23241206.493999999" table:style-name="ce3">
            <text:p>23241206,494</text:p>
          </table:table-cell>
          <table:table-cell office:value-type="float" office:value="23241204.305" table:style-name="ce3">
            <text:p>23241204,305</text:p>
          </table:table-cell>
          <table:table-cell office:value-type="float" office:value="23241205.460000001" table:style-name="ce3">
            <text:p>23241205,460</text:p>
          </table:table-cell>
          <table:table-cell office:value-type="float" office:value="-5530677.6100000003" table:style-name="ce3">
            <text:p>-5530677,610</text:p>
          </table:table-cell>
          <table:table-cell office:value-type="float" office:value="-4309618.4649999999" table:style-name="ce3">
            <text:p>-4309618,465</text:p>
          </table:table-cell>
          <table:table-cell office:value-type="float" office:value="23327069.59" table:style-name="ce3">
            <text:p>23327069,590</text:p>
          </table:table-cell>
          <table:table-cell office:value-type="float" office:value="23327068.125" table:style-name="ce3">
            <text:p>23327068,125</text:p>
          </table:table-cell>
          <table:table-cell office:value-type="float" office:value="23327069.693" table:style-name="ce3">
            <text:p>23327069,693</text:p>
          </table:table-cell>
          <table:table-cell table:number-columns-repeated="16332"/>
        </table:table-row>
        <table:table-row table:style-name="ro1">
          <table:table-cell office:value-type="float" office:value="9510" table:style-name="ce2">
            <text:p>9510</text:p>
          </table:table-cell>
          <table:table-cell office:value-type="float" office:value="-20979034.145" table:style-name="ce2">
            <text:p>-20979034,15</text:p>
          </table:table-cell>
          <table:table-cell office:value-type="float" office:value="-16347296.993000001" table:style-name="ce3">
            <text:p>-16347296,993</text:p>
          </table:table-cell>
          <table:table-cell office:value-type="float" office:value="19870352.609000001" table:style-name="ce3">
            <text:p>19870352,609</text:p>
          </table:table-cell>
          <table:table-cell office:value-type="float" office:value="19870352.809" table:style-name="ce3">
            <text:p>19870352,809</text:p>
          </table:table-cell>
          <table:table-cell office:value-type="float" office:value="19870352.092999998" table:style-name="ce3">
            <text:p>19870352,093</text:p>
          </table:table-cell>
          <table:table-cell office:value-type="float" office:value="-447482.114" table:style-name="ce3">
            <text:p>-447482,114</text:p>
          </table:table-cell>
          <table:table-cell office:value-type="float" office:value="-348688.11300000001" table:style-name="ce3">
            <text:p>-348688,113</text:p>
          </table:table-cell>
          <table:table-cell office:value-type="float" office:value="24263327.886999998" table:style-name="ce3">
            <text:p>24263327,887</text:p>
          </table:table-cell>
          <table:table-cell office:value-type="float" office:value="24263322.34" table:style-name="ce3">
            <text:p>24263322,340</text:p>
          </table:table-cell>
          <table:table-cell office:value-type="float" office:value="24263325.995000001" table:style-name="ce3">
            <text:p>24263325,995</text:p>
          </table:table-cell>
          <table:table-cell office:value-type="float" office:value="-15586714.353" table:style-name="ce3">
            <text:p>-15586714,353</text:p>
          </table:table-cell>
          <table:table-cell office:value-type="float" office:value="-12145489.561000001" table:style-name="ce3">
            <text:p>-12145489,561</text:p>
          </table:table-cell>
          <table:table-cell office:value-type="float" office:value="20675935.239" table:style-name="ce3">
            <text:p>20675935,239</text:p>
          </table:table-cell>
          <table:table-cell office:value-type="float" office:value="20675935.829999998" table:style-name="ce3">
            <text:p>20675935,830</text:p>
          </table:table-cell>
          <table:table-cell office:value-type="float" office:value="20675934.686000001" table:style-name="ce3">
            <text:p>20675934,686</text:p>
          </table:table-cell>
          <table:table-cell office:value-type="float" office:value="-4858830.7529999996" table:style-name="ce3">
            <text:p>-4858830,753</text:p>
          </table:table-cell>
          <table:table-cell office:value-type="float" office:value="-3786101.4270000001" table:style-name="ce3">
            <text:p>-3786101,427</text:p>
          </table:table-cell>
          <table:table-cell office:value-type="float" office:value="23223627.423999999" table:style-name="ce3">
            <text:p>23223627,424</text:p>
          </table:table-cell>
          <table:table-cell office:value-type="float" office:value="23223626.469999999" table:style-name="ce3">
            <text:p>23223626,470</text:p>
          </table:table-cell>
          <table:table-cell office:value-type="float" office:value="23223626.078000002" table:style-name="ce3">
            <text:p>23223626,078</text:p>
          </table:table-cell>
          <table:table-cell office:value-type="float" office:value="-5051700.84" table:style-name="ce3">
            <text:p>-5051700,840</text:p>
          </table:table-cell>
          <table:table-cell office:value-type="float" office:value="-3936389.557" table:style-name="ce3">
            <text:p>-3936389,557</text:p>
          </table:table-cell>
          <table:table-cell office:value-type="float" office:value="23304906.234000001" table:style-name="ce3">
            <text:p>23304906,234</text:p>
          </table:table-cell>
          <table:table-cell office:value-type="float" office:value="23304906.829" table:style-name="ce3">
            <text:p>23304906,829</text:p>
          </table:table-cell>
          <table:table-cell office:value-type="float" office:value="23304907.035" table:style-name="ce3">
            <text:p>23304907,035</text:p>
          </table:table-cell>
          <table:table-cell table:style-name="ce2"/>
          <table:table-cell office:value-type="float" office:value="-22383459.931000002" table:style-name="ce3">
            <text:p>-22383459,931</text:p>
          </table:table-cell>
          <table:table-cell office:value-type="float" office:value="-17441654.423" table:style-name="ce3">
            <text:p>-17441654,423</text:p>
          </table:table-cell>
          <table:table-cell office:value-type="float" office:value="19870341.116" table:style-name="ce3">
            <text:p>19870341,116</text:p>
          </table:table-cell>
          <table:table-cell office:value-type="float" office:value="19870338.743999999" table:style-name="ce3">
            <text:p>19870338,744</text:p>
          </table:table-cell>
          <table:table-cell office:value-type="float" office:value="19870340.524" table:style-name="ce3">
            <text:p>19870340,524</text:p>
          </table:table-cell>
          <table:table-cell office:value-type="float" office:value="-1012664.482" table:style-name="ce3">
            <text:p>-1012664,482</text:p>
          </table:table-cell>
          <table:table-cell office:value-type="float" office:value="-789089.51399999997" table:style-name="ce3">
            <text:p>-789089,514</text:p>
          </table:table-cell>
          <table:table-cell office:value-type="float" office:value="24263316.338" table:style-name="ce3">
            <text:p>24263316,338</text:p>
          </table:table-cell>
          <table:table-cell office:value-type="float" office:value="24263312.374000002" table:style-name="ce3">
            <text:p>24263312,374</text:p>
          </table:table-cell>
          <table:table-cell office:value-type="float" office:value="24263315.701000001" table:style-name="ce3">
            <text:p>24263315,701</text:p>
          </table:table-cell>
          <table:table-cell office:value-type="float" office:value="-15971698.676999999" table:style-name="ce3">
            <text:p>-15971698,677</text:p>
          </table:table-cell>
          <table:table-cell office:value-type="float" office:value="-12445477.619000001" table:style-name="ce3">
            <text:p>-12445477,619</text:p>
          </table:table-cell>
          <table:table-cell office:value-type="float" office:value="20675925.276000001" table:style-name="ce3">
            <text:p>20675925,276</text:p>
          </table:table-cell>
          <table:table-cell office:value-type="float" office:value="20675923.421999998" table:style-name="ce3">
            <text:p>20675923,422</text:p>
          </table:table-cell>
          <table:table-cell office:value-type="float" office:value="20675925.057999998" table:style-name="ce3">
            <text:p>20675925,058</text:p>
          </table:table-cell>
          <table:table-cell office:value-type="float" office:value="-5623165.182" table:style-name="ce3">
            <text:p>-5623165,182</text:p>
          </table:table-cell>
          <table:table-cell office:value-type="float" office:value="-4381686.5949999997" table:style-name="ce3">
            <text:p>-4381686,595</text:p>
          </table:table-cell>
          <table:table-cell office:value-type="float" office:value="23223613.050000001" table:style-name="ce3">
            <text:p>23223613,050</text:p>
          </table:table-cell>
          <table:table-cell office:value-type="float" office:value="23223611.046999998" table:style-name="ce3">
            <text:p>23223611,047</text:p>
          </table:table-cell>
          <table:table-cell office:value-type="float" office:value="23223611.605" table:style-name="ce3">
            <text:p>23223611,605</text:p>
          </table:table-cell>
          <table:table-cell office:value-type="float" office:value="-5647171.9060000004" table:style-name="ce3">
            <text:p>-5647171,906</text:p>
          </table:table-cell>
          <table:table-cell office:value-type="float" office:value="-4400393.2319999998" table:style-name="ce3">
            <text:p>-4400393,232</text:p>
          </table:table-cell>
          <table:table-cell office:value-type="float" office:value="23304903.859000001" table:style-name="ce3">
            <text:p>23304903,859</text:p>
          </table:table-cell>
          <table:table-cell office:value-type="float" office:value="23304900.811999999" table:style-name="ce3">
            <text:p>23304900,812</text:p>
          </table:table-cell>
          <table:table-cell office:value-type="float" office:value="23304902.909000002" table:style-name="ce3">
            <text:p>23304902,909</text:p>
          </table:table-cell>
          <table:table-cell table:number-columns-repeated="16332"/>
        </table:table-row>
        <table:table-row table:style-name="ro1">
          <table:table-cell office:value-type="float" office:value="9540" table:style-name="ce2">
            <text:p>9540</text:p>
          </table:table-cell>
          <table:table-cell office:value-type="float" office:value="-20970020.109999999" table:style-name="ce2">
            <text:p>-20970020,11</text:p>
          </table:table-cell>
          <table:table-cell office:value-type="float" office:value="-16340273.069" table:style-name="ce3">
            <text:p>-16340273,069</text:p>
          </table:table-cell>
          <table:table-cell office:value-type="float" office:value="19872066.921999998" table:style-name="ce3">
            <text:p>19872066,922</text:p>
          </table:table-cell>
          <table:table-cell office:value-type="float" office:value="19872068.074999999" table:style-name="ce3">
            <text:p>19872068,075</text:p>
          </table:table-cell>
          <table:table-cell office:value-type="float" office:value="19872067.037" table:style-name="ce3">
            <text:p>19872067,037</text:p>
          </table:table-cell>
          <table:table-cell office:value-type="float" office:value="-401002.41399999999" table:style-name="ce3">
            <text:p>-401002,414</text:p>
          </table:table-cell>
          <table:table-cell office:value-type="float" office:value="-312470.185" table:style-name="ce3">
            <text:p>-312470,185</text:p>
          </table:table-cell>
          <table:table-cell office:value-type="float" office:value="24272169.017000001" table:style-name="ce3">
            <text:p>24272169,017</text:p>
          </table:table-cell>
          <table:table-cell office:value-type="float" office:value="24272167.423999999" table:style-name="ce3">
            <text:p>24272167,424</text:p>
          </table:table-cell>
          <table:table-cell office:value-type="float" office:value="24272169.655000001" table:style-name="ce3">
            <text:p>24272169,655</text:p>
          </table:table-cell>
          <table:table-cell office:value-type="float" office:value="-15610237.991" table:style-name="ce3">
            <text:p>-15610237,991</text:p>
          </table:table-cell>
          <table:table-cell office:value-type="float" office:value="-12163819.664000001" table:style-name="ce3">
            <text:p>-12163819,664</text:p>
          </table:table-cell>
          <table:table-cell office:value-type="float" office:value="20671458.601" table:style-name="ce3">
            <text:p>20671458,601</text:p>
          </table:table-cell>
          <table:table-cell office:value-type="float" office:value="20671459.484999999" table:style-name="ce3">
            <text:p>20671459,485</text:p>
          </table:table-cell>
          <table:table-cell office:value-type="float" office:value="20671457.956999999" table:style-name="ce3">
            <text:p>20671457,957</text:p>
          </table:table-cell>
          <table:table-cell office:value-type="float" office:value="-4951017.0410000002" table:style-name="ce3">
            <text:p>-4951017,041</text:p>
          </table:table-cell>
          <table:table-cell office:value-type="float" office:value="-3857934.892" table:style-name="ce3">
            <text:p>-3857934,892</text:p>
          </table:table-cell>
          <table:table-cell office:value-type="float" office:value="23206082.942000002" table:style-name="ce3">
            <text:p>23206082,942</text:p>
          </table:table-cell>
          <table:table-cell office:value-type="float" office:value="23206084.133000001" table:style-name="ce3">
            <text:p>23206084,133</text:p>
          </table:table-cell>
          <table:table-cell office:value-type="float" office:value="23206083.284000002" table:style-name="ce3">
            <text:p>23206083,284</text:p>
          </table:table-cell>
          <table:table-cell office:value-type="float" office:value="-5168079.7939999998" table:style-name="ce3">
            <text:p>-5168079,794</text:p>
          </table:table-cell>
          <table:table-cell office:value-type="float" office:value="-4027074.463" table:style-name="ce3">
            <text:p>-4027074,463</text:p>
          </table:table-cell>
          <table:table-cell office:value-type="float" office:value="23282761.818" table:style-name="ce3">
            <text:p>23282761,818</text:p>
          </table:table-cell>
          <table:table-cell office:value-type="float" office:value="23282760.592999998" table:style-name="ce3">
            <text:p>23282760,593</text:p>
          </table:table-cell>
          <table:table-cell office:value-type="float" office:value="23282760.881000001" table:style-name="ce3">
            <text:p>23282760,881</text:p>
          </table:table-cell>
          <table:table-cell table:style-name="ce2"/>
          <table:table-cell office:value-type="float" office:value="-22374435.806000002" table:style-name="ce3">
            <text:p>-22374435,806</text:p>
          </table:table-cell>
          <table:table-cell office:value-type="float" office:value="-17434622.636" table:style-name="ce3">
            <text:p>-17434622,636</text:p>
          </table:table-cell>
          <table:table-cell office:value-type="float" office:value="19872058.136999998" table:style-name="ce3">
            <text:p>19872058,137</text:p>
          </table:table-cell>
          <table:table-cell office:value-type="float" office:value="19872055.914999999" table:style-name="ce3">
            <text:p>19872055,915</text:p>
          </table:table-cell>
          <table:table-cell office:value-type="float" office:value="19872057.818" table:style-name="ce3">
            <text:p>19872057,818</text:p>
          </table:table-cell>
          <table:table-cell office:value-type="float" office:value="-966174.52399999998" table:style-name="ce3">
            <text:p>-966174,524</text:p>
          </table:table-cell>
          <table:table-cell office:value-type="float" office:value="-752863.576" table:style-name="ce3">
            <text:p>-752863,576</text:p>
          </table:table-cell>
          <table:table-cell office:value-type="float" office:value="24272163.633000001" table:style-name="ce3">
            <text:p>24272163,633</text:p>
          </table:table-cell>
          <table:table-cell office:value-type="float" office:value="24272159.124000002" table:style-name="ce3">
            <text:p>24272159,124</text:p>
          </table:table-cell>
          <table:table-cell office:value-type="float" office:value="24272162.524999999" table:style-name="ce3">
            <text:p>24272162,525</text:p>
          </table:table-cell>
          <table:table-cell office:value-type="float" office:value="-15995212.257999999" table:style-name="ce3">
            <text:p>-15995212,258</text:p>
          </table:table-cell>
          <table:table-cell office:value-type="float" office:value="-12463799.886" table:style-name="ce3">
            <text:p>-12463799,886</text:p>
          </table:table-cell>
          <table:table-cell office:value-type="float" office:value="20671450.739999998" table:style-name="ce3">
            <text:p>20671450,740</text:p>
          </table:table-cell>
          <table:table-cell office:value-type="float" office:value="20671448.77" table:style-name="ce3">
            <text:p>20671448,770</text:p>
          </table:table-cell>
          <table:table-cell office:value-type="float" office:value="20671450.401000001" table:style-name="ce3">
            <text:p>20671450,401</text:p>
          </table:table-cell>
          <table:table-cell office:value-type="float" office:value="-5715341.2560000001" table:style-name="ce3">
            <text:p>-5715341,256</text:p>
          </table:table-cell>
          <table:table-cell office:value-type="float" office:value="-4453512.1009999998" table:style-name="ce3">
            <text:p>-4453512,101</text:p>
          </table:table-cell>
          <table:table-cell office:value-type="float" office:value="23206072.362" table:style-name="ce3">
            <text:p>23206072,362</text:p>
          </table:table-cell>
          <table:table-cell office:value-type="float" office:value="23206070.25" table:style-name="ce3">
            <text:p>23206070,250</text:p>
          </table:table-cell>
          <table:table-cell office:value-type="float" office:value="23206071.379000001" table:style-name="ce3">
            <text:p>23206071,379</text:p>
          </table:table-cell>
          <table:table-cell office:value-type="float" office:value="-5763540.7429999998" table:style-name="ce3">
            <text:p>-5763540,743</text:p>
          </table:table-cell>
          <table:table-cell office:value-type="float" office:value="-4491070.2379999999" table:style-name="ce3">
            <text:p>-4491070,238</text:p>
          </table:table-cell>
          <table:table-cell office:value-type="float" office:value="23282758.857000001" table:style-name="ce3">
            <text:p>23282758,857</text:p>
          </table:table-cell>
          <table:table-cell office:value-type="float" office:value="23282755.885000002" table:style-name="ce3">
            <text:p>23282755,885</text:p>
          </table:table-cell>
          <table:table-cell office:value-type="float" office:value="23282758.82" table:style-name="ce3">
            <text:p>23282758,820</text:p>
          </table:table-cell>
          <table:table-cell table:number-columns-repeated="16332"/>
        </table:table-row>
        <table:table-row table:style-name="ro1">
          <table:table-cell office:value-type="float" office:value="9570" table:style-name="ce2">
            <text:p>9570</text:p>
          </table:table-cell>
          <table:table-cell office:value-type="float" office:value="-20960587.738000002" table:style-name="ce2">
            <text:p>-20960587,74</text:p>
          </table:table-cell>
          <table:table-cell office:value-type="float" office:value="-16332923.165999999" table:style-name="ce3">
            <text:p>-16332923,166</text:p>
          </table:table-cell>
          <table:table-cell office:value-type="float" office:value="19873862.754999999" table:style-name="ce3">
            <text:p>19873862,755</text:p>
          </table:table-cell>
          <table:table-cell office:value-type="float" office:value="19873862.973000001" table:style-name="ce3">
            <text:p>19873862,973</text:p>
          </table:table-cell>
          <table:table-cell office:value-type="float" office:value="19873862.078000002" table:style-name="ce3">
            <text:p>19873862,078</text:p>
          </table:table-cell>
          <table:table-cell office:value-type="float" office:value="-354229.08600000001" table:style-name="ce3">
            <text:p>-354229,086</text:p>
          </table:table-cell>
          <table:table-cell office:value-type="float" office:value="-276023.45799999998" table:style-name="ce3">
            <text:p>-276023,458</text:p>
          </table:table-cell>
          <table:table-cell office:value-type="float" office:value="24281071.561999999" table:style-name="ce3">
            <text:p>24281071,562</text:p>
          </table:table-cell>
          <table:table-cell office:value-type="float" office:value="24281067.850000001" table:style-name="ce3">
            <text:p>24281067,850</text:p>
          </table:table-cell>
          <table:table-cell office:value-type="float" office:value="24281071.421" table:style-name="ce3">
            <text:p>24281071,421</text:p>
          </table:table-cell>
          <table:table-cell office:value-type="float" office:value="-15633361.335000001" table:style-name="ce3">
            <text:p>-15633361,335</text:p>
          </table:table-cell>
          <table:table-cell office:value-type="float" office:value="-12181837.848999999" table:style-name="ce3">
            <text:p>-12181837,849</text:p>
          </table:table-cell>
          <table:table-cell office:value-type="float" office:value="20667058.318" table:style-name="ce3">
            <text:p>20667058,318</text:p>
          </table:table-cell>
          <table:table-cell office:value-type="float" office:value="20667059.285999998" table:style-name="ce3">
            <text:p>20667059,286</text:p>
          </table:table-cell>
          <table:table-cell office:value-type="float" office:value="20667057.918000001" table:style-name="ce3">
            <text:p>20667057,918</text:p>
          </table:table-cell>
          <table:table-cell office:value-type="float" office:value="-5042916.3739999998" table:style-name="ce3">
            <text:p>-5042916,374</text:p>
          </table:table-cell>
          <table:table-cell office:value-type="float" office:value="-3929544.764" table:style-name="ce3">
            <text:p>-3929544,764</text:p>
          </table:table-cell>
          <table:table-cell office:value-type="float" office:value="23188594.807999998" table:style-name="ce3">
            <text:p>23188594,808</text:p>
          </table:table-cell>
          <table:table-cell office:value-type="float" office:value="23188595.537" table:style-name="ce3">
            <text:p>23188595,537</text:p>
          </table:table-cell>
          <table:table-cell office:value-type="float" office:value="23188593.982999999" table:style-name="ce3">
            <text:p>23188593,983</text:p>
          </table:table-cell>
          <table:table-cell office:value-type="float" office:value="-5284324.2549999999" table:style-name="ce3">
            <text:p>-5284324,255</text:p>
          </table:table-cell>
          <table:table-cell office:value-type="float" office:value="-4117654.548" table:style-name="ce3">
            <text:p>-4117654,548</text:p>
          </table:table-cell>
          <table:table-cell office:value-type="float" office:value="23260640.594000001" table:style-name="ce3">
            <text:p>23260640,594</text:p>
          </table:table-cell>
          <table:table-cell office:value-type="float" office:value="23260639.827" table:style-name="ce3">
            <text:p>23260639,827</text:p>
          </table:table-cell>
          <table:table-cell office:value-type="float" office:value="23260640.017000001" table:style-name="ce3">
            <text:p>23260640,017</text:p>
          </table:table-cell>
          <table:table-cell table:style-name="ce2"/>
          <table:table-cell office:value-type="float" office:value="-22365002.563000001" table:style-name="ce3">
            <text:p>-22365002,563</text:p>
          </table:table-cell>
          <table:table-cell office:value-type="float" office:value="-17427272.057999998" table:style-name="ce3">
            <text:p>-17427272,058</text:p>
          </table:table-cell>
          <table:table-cell office:value-type="float" office:value="19873853.195" table:style-name="ce3">
            <text:p>19873853,195</text:p>
          </table:table-cell>
          <table:table-cell office:value-type="float" office:value="19873851.017999999" table:style-name="ce3">
            <text:p>19873851,018</text:p>
          </table:table-cell>
          <table:table-cell office:value-type="float" office:value="19873852.695999999" table:style-name="ce3">
            <text:p>19873852,696</text:p>
          </table:table-cell>
          <table:table-cell office:value-type="float" office:value="-919400.09499999997" table:style-name="ce3">
            <text:p>-919400,095</text:p>
          </table:table-cell>
          <table:table-cell office:value-type="float" office:value="-716416.01699999999" table:style-name="ce3">
            <text:p>-716416,017</text:p>
          </table:table-cell>
          <table:table-cell office:value-type="float" office:value="24281063.829" table:style-name="ce3">
            <text:p>24281063,829</text:p>
          </table:table-cell>
          <table:table-cell office:value-type="float" office:value="24281060.131999999" table:style-name="ce3">
            <text:p>24281060,132</text:p>
          </table:table-cell>
          <table:table-cell office:value-type="float" office:value="24281063.989999998" table:style-name="ce3">
            <text:p>24281063,990</text:p>
          </table:table-cell>
          <table:table-cell office:value-type="float" office:value="-16018334.774" table:style-name="ce3">
            <text:p>-16018334,774</text:p>
          </table:table-cell>
          <table:table-cell office:value-type="float" office:value="-12481817.426999999" table:style-name="ce3">
            <text:p>-12481817,427</text:p>
          </table:table-cell>
          <table:table-cell office:value-type="float" office:value="20667050.18" table:style-name="ce3">
            <text:p>20667050,180</text:p>
          </table:table-cell>
          <table:table-cell office:value-type="float" office:value="20667048.478" table:style-name="ce3">
            <text:p>20667048,478</text:p>
          </table:table-cell>
          <table:table-cell office:value-type="float" office:value="20667050.238000002" table:style-name="ce3">
            <text:p>20667050,238</text:p>
          </table:table-cell>
          <table:table-cell office:value-type="float" office:value="-5807239.5889999997" table:style-name="ce3">
            <text:p>-5807239,589</text:p>
          </table:table-cell>
          <table:table-cell office:value-type="float" office:value="-4525121.2120000003" table:style-name="ce3">
            <text:p>-4525121,212</text:p>
          </table:table-cell>
          <table:table-cell office:value-type="float" office:value="23188582.960999999" table:style-name="ce3">
            <text:p>23188582,961</text:p>
          </table:table-cell>
          <table:table-cell office:value-type="float" office:value="23188582.870000001" table:style-name="ce3">
            <text:p>23188582,870</text:p>
          </table:table-cell>
          <table:table-cell office:value-type="float" office:value="23188583.627999999" table:style-name="ce3">
            <text:p>23188583,628</text:p>
          </table:table-cell>
          <table:table-cell office:value-type="float" office:value="-5879784.3430000003" table:style-name="ce3">
            <text:p>-5879784,343</text:p>
          </table:table-cell>
          <table:table-cell office:value-type="float" office:value="-4581649.6279999996" table:style-name="ce3">
            <text:p>-4581649,628</text:p>
          </table:table-cell>
          <table:table-cell office:value-type="float" office:value="23260639.581" table:style-name="ce3">
            <text:p>23260639,581</text:p>
          </table:table-cell>
          <table:table-cell office:value-type="float" office:value="23260635.123" table:style-name="ce3">
            <text:p>23260635,123</text:p>
          </table:table-cell>
          <table:table-cell office:value-type="float" office:value="23260639.177000001" table:style-name="ce3">
            <text:p>23260639,177</text:p>
          </table:table-cell>
          <table:table-cell table:number-columns-repeated="16332"/>
        </table:table-row>
        <table:table-row table:style-name="ro1">
          <table:table-cell office:value-type="float" office:value="9600" table:style-name="ce2">
            <text:p>9600</text:p>
          </table:table-cell>
          <table:table-cell office:value-type="float" office:value="-20950753.431000002" table:style-name="ce2">
            <text:p>-20950753,43</text:p>
          </table:table-cell>
          <table:table-cell office:value-type="float" office:value="-16325260.066" table:style-name="ce3">
            <text:p>-16325260,066</text:p>
          </table:table-cell>
          <table:table-cell office:value-type="float" office:value="19875733.886" table:style-name="ce3">
            <text:p>19875733,886</text:p>
          </table:table-cell>
          <table:table-cell office:value-type="float" office:value="19875734.370000001" table:style-name="ce3">
            <text:p>19875734,370</text:p>
          </table:table-cell>
          <table:table-cell office:value-type="float" office:value="19875733.447999999" table:style-name="ce3">
            <text:p>19875733,448</text:p>
          </table:table-cell>
          <table:table-cell office:value-type="float" office:value="-307179.549" table:style-name="ce3">
            <text:p>-307179,549</text:p>
          </table:table-cell>
          <table:table-cell office:value-type="float" office:value="-239361.47899999999" table:style-name="ce3">
            <text:p>-239361,479</text:p>
          </table:table-cell>
          <table:table-cell office:value-type="float" office:value="24290021.840999998" table:style-name="ce3">
            <text:p>24290021,841</text:p>
          </table:table-cell>
          <table:table-cell office:value-type="float" office:value="24290020.783" table:style-name="ce3">
            <text:p>24290020,783</text:p>
          </table:table-cell>
          <table:table-cell office:value-type="float" office:value="24290024.443" table:style-name="ce3">
            <text:p>24290024,443</text:p>
          </table:table-cell>
          <table:table-cell office:value-type="float" office:value="-15656099.870999999" table:style-name="ce3">
            <text:p>-15656099,871</text:p>
          </table:table-cell>
          <table:table-cell office:value-type="float" office:value="-12199556.177999999" table:style-name="ce3">
            <text:p>-12199556,178</text:p>
          </table:table-cell>
          <table:table-cell office:value-type="float" office:value="20662731.418000001" table:style-name="ce3">
            <text:p>20662731,418</text:p>
          </table:table-cell>
          <table:table-cell office:value-type="float" office:value="20662732.109000001" table:style-name="ce3">
            <text:p>20662732,109</text:p>
          </table:table-cell>
          <table:table-cell office:value-type="float" office:value="20662731.034000002" table:style-name="ce3">
            <text:p>20662731,034</text:p>
          </table:table-cell>
          <table:table-cell office:value-type="float" office:value="-5134540.7709999997" table:style-name="ce3">
            <text:p>-5134540,771</text:p>
          </table:table-cell>
          <table:table-cell office:value-type="float" office:value="-4000940.389" table:style-name="ce3">
            <text:p>-4000940,389</text:p>
          </table:table-cell>
          <table:table-cell office:value-type="float" office:value="23171159.577" table:style-name="ce3">
            <text:p>23171159,577</text:p>
          </table:table-cell>
          <table:table-cell office:value-type="float" office:value="23171160.144000001" table:style-name="ce3">
            <text:p>23171160,144</text:p>
          </table:table-cell>
          <table:table-cell office:value-type="float" office:value="23171158.658" table:style-name="ce3">
            <text:p>23171158,658</text:p>
          </table:table-cell>
          <table:table-cell office:value-type="float" office:value="-5400445.8609999996" table:style-name="ce3">
            <text:p>-5400445,861</text:p>
          </table:table-cell>
          <table:table-cell office:value-type="float" office:value="-4208138.9079999998" table:style-name="ce3">
            <text:p>-4208138,908</text:p>
          </table:table-cell>
          <table:table-cell office:value-type="float" office:value="23238543.309999999" table:style-name="ce3">
            <text:p>23238543,310</text:p>
          </table:table-cell>
          <table:table-cell office:value-type="float" office:value="23238541.901999999" table:style-name="ce3">
            <text:p>23238541,902</text:p>
          </table:table-cell>
          <table:table-cell office:value-type="float" office:value="23238542.750999998" table:style-name="ce3">
            <text:p>23238542,751</text:p>
          </table:table-cell>
          <table:table-cell table:style-name="ce2"/>
          <table:table-cell office:value-type="float" office:value="-22355159.208999999" table:style-name="ce3">
            <text:p>-22355159,209</text:p>
          </table:table-cell>
          <table:table-cell office:value-type="float" office:value="-17419601.910999998" table:style-name="ce3">
            <text:p>-17419601,911</text:p>
          </table:table-cell>
          <table:table-cell office:value-type="float" office:value="19875726.467" table:style-name="ce3">
            <text:p>19875726,467</text:p>
          </table:table-cell>
          <table:table-cell office:value-type="float" office:value="19875724.081999999" table:style-name="ce3">
            <text:p>19875724,082</text:p>
          </table:table-cell>
          <table:table-cell office:value-type="float" office:value="19875726.059" table:style-name="ce3">
            <text:p>19875726,059</text:p>
          </table:table-cell>
          <table:table-cell office:value-type="float" office:value="-872341.30900000001" table:style-name="ce3">
            <text:p>-872341,309</text:p>
          </table:table-cell>
          <table:table-cell office:value-type="float" office:value="-679746.83799999999" table:style-name="ce3">
            <text:p>-679746,838</text:p>
          </table:table-cell>
          <table:table-cell office:value-type="float" office:value="24290018.385000002" table:style-name="ce3">
            <text:p>24290018,385</text:p>
          </table:table-cell>
          <table:table-cell office:value-type="float" office:value="24290014.506999999" table:style-name="ce3">
            <text:p>24290014,507</text:p>
          </table:table-cell>
          <table:table-cell office:value-type="float" office:value="24290018.829999998" table:style-name="ce3">
            <text:p>24290018,830</text:p>
          </table:table-cell>
          <table:table-cell office:value-type="float" office:value="-16041064.300000001" table:style-name="ce3">
            <text:p>-16041064,300</text:p>
          </table:table-cell>
          <table:table-cell office:value-type="float" office:value="-12499528.737" table:style-name="ce3">
            <text:p>-12499528,737</text:p>
          </table:table-cell>
          <table:table-cell office:value-type="float" office:value="20662725.809" table:style-name="ce3">
            <text:p>20662725,809</text:p>
          </table:table-cell>
          <table:table-cell office:value-type="float" office:value="20662723.052000001" table:style-name="ce3">
            <text:p>20662723,052</text:p>
          </table:table-cell>
          <table:table-cell office:value-type="float" office:value="20662725.245999999" table:style-name="ce3">
            <text:p>20662725,246</text:p>
          </table:table-cell>
          <table:table-cell office:value-type="float" office:value="-5898854.8130000001" table:style-name="ce3">
            <text:p>-5898854,813</text:p>
          </table:table-cell>
          <table:table-cell office:value-type="float" office:value="-4596509.693" table:style-name="ce3">
            <text:p>-4596509,693</text:p>
          </table:table-cell>
          <table:table-cell office:value-type="float" office:value="23171149.886" table:style-name="ce3">
            <text:p>23171149,886</text:p>
          </table:table-cell>
          <table:table-cell office:value-type="float" office:value="23171149.162999999" table:style-name="ce3">
            <text:p>23171149,163</text:p>
          </table:table-cell>
          <table:table-cell office:value-type="float" office:value="23171150.006999999" table:style-name="ce3">
            <text:p>23171150,007</text:p>
          </table:table-cell>
          <table:table-cell office:value-type="float" office:value="-5995896.8569999998" table:style-name="ce3">
            <text:p>-5995896,857</text:p>
          </table:table-cell>
          <table:table-cell office:value-type="float" office:value="-4672126.9220000003" table:style-name="ce3">
            <text:p>-4672126,922</text:p>
          </table:table-cell>
          <table:table-cell office:value-type="float" office:value="23238542.873" table:style-name="ce3">
            <text:p>23238542,873</text:p>
          </table:table-cell>
          <table:table-cell office:value-type="float" office:value="23238539.502999999" table:style-name="ce3">
            <text:p>23238539,503</text:p>
          </table:table-cell>
          <table:table-cell office:value-type="float" office:value="23238543.84" table:style-name="ce3">
            <text:p>23238543,840</text:p>
          </table:table-cell>
          <table:table-cell table:number-columns-repeated="16332"/>
        </table:table-row>
        <table:table-row table:style-name="ro1">
          <table:table-cell office:value-type="float" office:value="9630" table:style-name="ce2">
            <text:p>9630</text:p>
          </table:table-cell>
          <table:table-cell office:value-type="float" office:value="-20940492.291000001" table:style-name="ce2">
            <text:p>-20940492,29</text:p>
          </table:table-cell>
          <table:table-cell office:value-type="float" office:value="-16317264.374" table:style-name="ce3">
            <text:p>-16317264,374</text:p>
          </table:table-cell>
          <table:table-cell office:value-type="float" office:value="19877686.846999999" table:style-name="ce3">
            <text:p>19877686,847</text:p>
          </table:table-cell>
          <table:table-cell office:value-type="float" office:value="19877686.995000001" table:style-name="ce3">
            <text:p>19877686,995</text:p>
          </table:table-cell>
          <table:table-cell office:value-type="float" office:value="19877686.134" table:style-name="ce3">
            <text:p>19877686,134</text:p>
          </table:table-cell>
          <table:table-cell office:value-type="float" office:value="-259830.24799999999" table:style-name="ce3">
            <text:p>-259830,248</text:p>
          </table:table-cell>
          <table:table-cell office:value-type="float" office:value="-202465.92499999999" table:style-name="ce3">
            <text:p>-202465,925</text:p>
          </table:table-cell>
          <table:table-cell office:value-type="float" office:value="24299035.995000001" table:style-name="ce3">
            <text:p>24299035,995</text:p>
          </table:table-cell>
          <table:table-cell office:value-type="float" office:value="24299033.592999998" table:style-name="ce3">
            <text:p>24299033,593</text:p>
          </table:table-cell>
          <table:table-cell office:value-type="float" office:value="24299034.723000001" table:style-name="ce3">
            <text:p>24299034,723</text:p>
          </table:table-cell>
          <table:table-cell office:value-type="float" office:value="-15678428.294" table:style-name="ce3">
            <text:p>-15678428,294</text:p>
          </table:table-cell>
          <table:table-cell office:value-type="float" office:value="-12216954.942" table:style-name="ce3">
            <text:p>-12216954,942</text:p>
          </table:table-cell>
          <table:table-cell office:value-type="float" office:value="20658482.570999999" table:style-name="ce3">
            <text:p>20658482,571</text:p>
          </table:table-cell>
          <table:table-cell office:value-type="float" office:value="20658483.022999998" table:style-name="ce3">
            <text:p>20658483,023</text:p>
          </table:table-cell>
          <table:table-cell office:value-type="float" office:value="20658482.195999999" table:style-name="ce3">
            <text:p>20658482,196</text:p>
          </table:table-cell>
          <table:table-cell office:value-type="float" office:value="-5225861.5420000004" table:style-name="ce3">
            <text:p>-5225861,542</text:p>
          </table:table-cell>
          <table:table-cell office:value-type="float" office:value="-4072099.4249999998" table:style-name="ce3">
            <text:p>-4072099,425</text:p>
          </table:table-cell>
          <table:table-cell office:value-type="float" office:value="23153781.673999999" table:style-name="ce3">
            <text:p>23153781,674</text:p>
          </table:table-cell>
          <table:table-cell office:value-type="float" office:value="23153781.307" table:style-name="ce3">
            <text:p>23153781,307</text:p>
          </table:table-cell>
          <table:table-cell office:value-type="float" office:value="23153781.631999999" table:style-name="ce3">
            <text:p>23153781,632</text:p>
          </table:table-cell>
          <table:table-cell office:value-type="float" office:value="-5516415.7189999996" table:style-name="ce3">
            <text:p>-5516415,719</text:p>
          </table:table-cell>
          <table:table-cell office:value-type="float" office:value="-4298505.0109999999" table:style-name="ce3">
            <text:p>-4298505,011</text:p>
          </table:table-cell>
          <table:table-cell office:value-type="float" office:value="23216476.454999998" table:style-name="ce3">
            <text:p>23216476,455</text:p>
          </table:table-cell>
          <table:table-cell office:value-type="float" office:value="23216474.302000001" table:style-name="ce3">
            <text:p>23216474,302</text:p>
          </table:table-cell>
          <table:table-cell office:value-type="float" office:value="23216475.436999999" table:style-name="ce3">
            <text:p>23216475,437</text:p>
          </table:table-cell>
          <table:table-cell table:style-name="ce2"/>
          <table:table-cell office:value-type="float" office:value="-22344891.664999999" table:style-name="ce3">
            <text:p>-22344891,665</text:p>
          </table:table-cell>
          <table:table-cell office:value-type="float" office:value="-17411601.225000001" table:style-name="ce3">
            <text:p>-17411601,225</text:p>
          </table:table-cell>
          <table:table-cell office:value-type="float" office:value="19877680.213" table:style-name="ce3">
            <text:p>19877680,213</text:p>
          </table:table-cell>
          <table:table-cell office:value-type="float" office:value="19877677.916999999" table:style-name="ce3">
            <text:p>19877677,917</text:p>
          </table:table-cell>
          <table:table-cell office:value-type="float" office:value="19877679.844999999" table:style-name="ce3">
            <text:p>19877679,845</text:p>
          </table:table-cell>
          <table:table-cell office:value-type="float" office:value="-824985.40300000005" table:style-name="ce3">
            <text:p>-824985,403</text:p>
          </table:table-cell>
          <table:table-cell office:value-type="float" office:value="-642846.13300000003" table:style-name="ce3">
            <text:p>-642846,133</text:p>
          </table:table-cell>
          <table:table-cell office:value-type="float" office:value="24299029.984000001" table:style-name="ce3">
            <text:p>24299029,984</text:p>
          </table:table-cell>
          <table:table-cell office:value-type="float" office:value="24299026.293000001" table:style-name="ce3">
            <text:p>24299026,293</text:p>
          </table:table-cell>
          <table:table-cell office:value-type="float" office:value="24299031.011999998" table:style-name="ce3">
            <text:p>24299031,012</text:p>
          </table:table-cell>
          <table:table-cell office:value-type="float" office:value="-16063386.351" table:style-name="ce3">
            <text:p>-16063386,351</text:p>
          </table:table-cell>
          <table:table-cell office:value-type="float" office:value="-12516922.535" table:style-name="ce3">
            <text:p>-12516922,535</text:p>
          </table:table-cell>
          <table:table-cell office:value-type="float" office:value="20658478.083000001" table:style-name="ce3">
            <text:p>20658478,083</text:p>
          </table:table-cell>
          <table:table-cell office:value-type="float" office:value="20658475.515999999" table:style-name="ce3">
            <text:p>20658475,516</text:p>
          </table:table-cell>
          <table:table-cell office:value-type="float" office:value="20658477.328000002" table:style-name="ce3">
            <text:p>20658477,328</text:p>
          </table:table-cell>
          <table:table-cell office:value-type="float" office:value="-5990169.0389999999" table:style-name="ce3">
            <text:p>-5990169,039</text:p>
          </table:table-cell>
          <table:table-cell office:value-type="float" office:value="-4667663.6260000002" table:style-name="ce3">
            <text:p>-4667663,626</text:p>
          </table:table-cell>
          <table:table-cell office:value-type="float" office:value="23153772.809999999" table:style-name="ce3">
            <text:p>23153772,810</text:p>
          </table:table-cell>
          <table:table-cell office:value-type="float" office:value="23153772.498" table:style-name="ce3">
            <text:p>23153772,498</text:p>
          </table:table-cell>
          <table:table-cell office:value-type="float" office:value="23153773.392000001" table:style-name="ce3">
            <text:p>23153773,392</text:p>
          </table:table-cell>
          <table:table-cell office:value-type="float" office:value="-6111860.2699999996" table:style-name="ce3">
            <text:p>-6111860,270</text:p>
          </table:table-cell>
          <table:table-cell office:value-type="float" office:value="-4762488.0269999998" table:style-name="ce3">
            <text:p>-4762488,027</text:p>
          </table:table-cell>
          <table:table-cell office:value-type="float" office:value="23216477.618999999" table:style-name="ce3">
            <text:p>23216477,619</text:p>
          </table:table-cell>
          <table:table-cell office:value-type="float" office:value="23216473.028000001" table:style-name="ce3">
            <text:p>23216473,028</text:p>
          </table:table-cell>
          <table:table-cell office:value-type="float" office:value="23216476.916000001" table:style-name="ce3">
            <text:p>23216476,916</text:p>
          </table:table-cell>
          <table:table-cell table:number-columns-repeated="16332"/>
        </table:table-row>
        <table:table-row table:style-name="ro1">
          <table:table-cell office:value-type="float" office:value="9660" table:style-name="ce2">
            <text:p>9660</text:p>
          </table:table-cell>
          <table:table-cell office:value-type="float" office:value="-20929837.697999999" table:style-name="ce2">
            <text:p>-20929837,7</text:p>
          </table:table-cell>
          <table:table-cell office:value-type="float" office:value="-16308962.096000001" table:style-name="ce3">
            <text:p>-16308962,096</text:p>
          </table:table-cell>
          <table:table-cell office:value-type="float" office:value="19879713.723999999" table:style-name="ce3">
            <text:p>19879713,724</text:p>
          </table:table-cell>
          <table:table-cell office:value-type="float" office:value="19879714.296999998" table:style-name="ce3">
            <text:p>19879714,297</text:p>
          </table:table-cell>
          <table:table-cell office:value-type="float" office:value="19879713.613000002" table:style-name="ce3">
            <text:p>19879713,613</text:p>
          </table:table-cell>
          <table:table-cell office:value-type="float" office:value="-212215.36499999999" table:style-name="ce3">
            <text:p>-212215,365</text:p>
          </table:table-cell>
          <table:table-cell office:value-type="float" office:value="-165363.435" table:style-name="ce3">
            <text:p>-165363,435</text:p>
          </table:table-cell>
          <table:table-cell office:value-type="float" office:value="24308093.980999999" table:style-name="ce3">
            <text:p>24308093,981</text:p>
          </table:table-cell>
          <table:table-cell office:value-type="float" office:value="24308092.616999999" table:style-name="ce3">
            <text:p>24308092,617</text:p>
          </table:table-cell>
          <table:table-cell office:value-type="float" office:value="24308094.956999999" table:style-name="ce3">
            <text:p>24308094,957</text:p>
          </table:table-cell>
          <table:table-cell office:value-type="float" office:value="-15700379.384" table:style-name="ce3">
            <text:p>-15700379,384</text:p>
          </table:table-cell>
          <table:table-cell office:value-type="float" office:value="-12234059.679" table:style-name="ce3">
            <text:p>-12234059,679</text:p>
          </table:table-cell>
          <table:table-cell office:value-type="float" office:value="20654305.546999998" table:style-name="ce3">
            <text:p>20654305,547</text:p>
          </table:table-cell>
          <table:table-cell office:value-type="float" office:value="20654305.524999999" table:style-name="ce3">
            <text:p>20654305,525</text:p>
          </table:table-cell>
          <table:table-cell office:value-type="float" office:value="20654304.941" table:style-name="ce3">
            <text:p>20654304,941</text:p>
          </table:table-cell>
          <table:table-cell office:value-type="float" office:value="-5316908.0449999999" table:style-name="ce3">
            <text:p>-5316908,045</text:p>
          </table:table-cell>
          <table:table-cell office:value-type="float" office:value="-4143044.7489999998" table:style-name="ce3">
            <text:p>-4143044,749</text:p>
          </table:table-cell>
          <table:table-cell office:value-type="float" office:value="23136457.089000002" table:style-name="ce3">
            <text:p>23136457,089</text:p>
          </table:table-cell>
          <table:table-cell office:value-type="float" office:value="23136455.984999999" table:style-name="ce3">
            <text:p>23136455,985</text:p>
          </table:table-cell>
          <table:table-cell office:value-type="float" office:value="23136456.011" table:style-name="ce3">
            <text:p>23136456,011</text:p>
          </table:table-cell>
          <table:table-cell office:value-type="float" office:value="-5632262.6670000004" table:style-name="ce3">
            <text:p>-5632262,667</text:p>
          </table:table-cell>
          <table:table-cell office:value-type="float" office:value="-4388775.3490000004" table:style-name="ce3">
            <text:p>-4388775,349</text:p>
          </table:table-cell>
          <table:table-cell office:value-type="float" office:value="23194429.984000001" table:style-name="ce3">
            <text:p>23194429,984</text:p>
          </table:table-cell>
          <table:table-cell office:value-type="float" office:value="23194429.526999999" table:style-name="ce3">
            <text:p>23194429,527</text:p>
          </table:table-cell>
          <table:table-cell office:value-type="float" office:value="23194429.434" table:style-name="ce3">
            <text:p>23194429,434</text:p>
          </table:table-cell>
          <table:table-cell table:style-name="ce2"/>
          <table:table-cell office:value-type="float" office:value="-22334230.842" table:style-name="ce3">
            <text:p>-22334230,842</text:p>
          </table:table-cell>
          <table:table-cell office:value-type="float" office:value="-17403294.094999999" table:style-name="ce3">
            <text:p>-17403294,095</text:p>
          </table:table-cell>
          <table:table-cell office:value-type="float" office:value="19879708.655999999" table:style-name="ce3">
            <text:p>19879708,656</text:p>
          </table:table-cell>
          <table:table-cell office:value-type="float" office:value="19879706.539000001" table:style-name="ce3">
            <text:p>19879706,539</text:p>
          </table:table-cell>
          <table:table-cell office:value-type="float" office:value="19879708.366999999" table:style-name="ce3">
            <text:p>19879708,367</text:p>
          </table:table-cell>
          <table:table-cell office:value-type="float" office:value="-777364.103" table:style-name="ce3">
            <text:p>-777364,103</text:p>
          </table:table-cell>
          <table:table-cell office:value-type="float" office:value="-605738.64500000002" table:style-name="ce3">
            <text:p>-605738,645</text:p>
          </table:table-cell>
          <table:table-cell office:value-type="float" office:value="24308093.899999999" table:style-name="ce3">
            <text:p>24308093,900</text:p>
          </table:table-cell>
          <table:table-cell office:value-type="float" office:value="24308089.100000001" table:style-name="ce3">
            <text:p>24308089,100</text:p>
          </table:table-cell>
          <table:table-cell office:value-type="float" office:value="24308091.866999999" table:style-name="ce3">
            <text:p>24308091,867</text:p>
          </table:table-cell>
          <table:table-cell office:value-type="float" office:value="-16085331.253" table:style-name="ce3">
            <text:p>-16085331,253</text:p>
          </table:table-cell>
          <table:table-cell office:value-type="float" office:value="-12534022.450999999" table:style-name="ce3">
            <text:p>-12534022,451</text:p>
          </table:table-cell>
          <table:table-cell office:value-type="float" office:value="20654302.010000002" table:style-name="ce3">
            <text:p>20654302,010</text:p>
          </table:table-cell>
          <table:table-cell office:value-type="float" office:value="20654299.449000001" table:style-name="ce3">
            <text:p>20654299,449</text:p>
          </table:table-cell>
          <table:table-cell office:value-type="float" office:value="20654301.333999999" table:style-name="ce3">
            <text:p>20654301,334</text:p>
          </table:table-cell>
          <table:table-cell office:value-type="float" office:value="-6081209.1519999998" table:style-name="ce3">
            <text:p>-6081209,152</text:p>
          </table:table-cell>
          <table:table-cell office:value-type="float" office:value="-4738603.9740000004" table:style-name="ce3">
            <text:p>-4738603,974</text:p>
          </table:table-cell>
          <table:table-cell office:value-type="float" office:value="23136449.401000001" table:style-name="ce3">
            <text:p>23136449,401</text:p>
          </table:table-cell>
          <table:table-cell office:value-type="float" office:value="23136448.502999999" table:style-name="ce3">
            <text:p>23136448,503</text:p>
          </table:table-cell>
          <table:table-cell office:value-type="float" office:value="23136449.318" table:style-name="ce3">
            <text:p>23136449,318</text:p>
          </table:table-cell>
          <table:table-cell office:value-type="float" office:value="-6227700.9919999996" table:style-name="ce3">
            <text:p>-6227700,992</text:p>
          </table:table-cell>
          <table:table-cell office:value-type="float" office:value="-4852753.5350000001" table:style-name="ce3">
            <text:p>-4852753,535</text:p>
          </table:table-cell>
          <table:table-cell office:value-type="float" office:value="23194433.543000001" table:style-name="ce3">
            <text:p>23194433,543</text:p>
          </table:table-cell>
          <table:table-cell office:value-type="float" office:value="23194429.326000001" table:style-name="ce3">
            <text:p>23194429,326</text:p>
          </table:table-cell>
          <table:table-cell office:value-type="float" office:value="23194432.344000001" table:style-name="ce3">
            <text:p>23194432,344</text:p>
          </table:table-cell>
          <table:table-cell table:number-columns-repeated="16332"/>
        </table:table-row>
        <table:table-row table:style-name="ro1">
          <table:table-cell office:value-type="float" office:value="9690" table:style-name="ce2">
            <text:p>9690</text:p>
          </table:table-cell>
          <table:table-cell office:value-type="float" office:value="-20918772.816" table:style-name="ce2">
            <text:p>-20918772,82</text:p>
          </table:table-cell>
          <table:table-cell office:value-type="float" office:value="-16300340.108999999" table:style-name="ce3">
            <text:p>-16300340,109</text:p>
          </table:table-cell>
          <table:table-cell office:value-type="float" office:value="19881819.159000002" table:style-name="ce3">
            <text:p>19881819,159</text:p>
          </table:table-cell>
          <table:table-cell office:value-type="float" office:value="19881820.142999999" table:style-name="ce3">
            <text:p>19881820,143</text:p>
          </table:table-cell>
          <table:table-cell office:value-type="float" office:value="19881819.063000001" table:style-name="ce3">
            <text:p>19881819,063</text:p>
          </table:table-cell>
          <table:table-cell office:value-type="float" office:value="-164320.13800000001" table:style-name="ce3">
            <text:p>-164320,138</text:p>
          </table:table-cell>
          <table:table-cell office:value-type="float" office:value="-128042.455" table:style-name="ce3">
            <text:p>-128042,455</text:p>
          </table:table-cell>
          <table:table-cell office:value-type="float" office:value="24317208.370000001" table:style-name="ce3">
            <text:p>24317208,370</text:p>
          </table:table-cell>
          <table:table-cell office:value-type="float" office:value="24317207.910999998" table:style-name="ce3">
            <text:p>24317207,911</text:p>
          </table:table-cell>
          <table:table-cell office:value-type="float" office:value="24317209.622000001" table:style-name="ce3">
            <text:p>24317209,622</text:p>
          </table:table-cell>
          <table:table-cell office:value-type="float" office:value="-15721936.278000001" table:style-name="ce3">
            <text:p>-15721936,278</text:p>
          </table:table-cell>
          <table:table-cell office:value-type="float" office:value="-12250857.254000001" table:style-name="ce3">
            <text:p>-12250857,254</text:p>
          </table:table-cell>
          <table:table-cell office:value-type="float" office:value="20650202.798" table:style-name="ce3">
            <text:p>20650202,798</text:p>
          </table:table-cell>
          <table:table-cell office:value-type="float" office:value="20650203.568999998" table:style-name="ce3">
            <text:p>20650203,569</text:p>
          </table:table-cell>
          <table:table-cell office:value-type="float" office:value="20650202.397" table:style-name="ce3">
            <text:p>20650202,397</text:p>
          </table:table-cell>
          <table:table-cell office:value-type="float" office:value="-5407659.6449999996" table:style-name="ce3">
            <text:p>-5407659,645</text:p>
          </table:table-cell>
          <table:table-cell office:value-type="float" office:value="-4213760.3030000003" table:style-name="ce3">
            <text:p>-4213760,303</text:p>
          </table:table-cell>
          <table:table-cell office:value-type="float" office:value="23119187.785999998" table:style-name="ce3">
            <text:p>23119187,786</text:p>
          </table:table-cell>
          <table:table-cell office:value-type="float" office:value="23119187.033" table:style-name="ce3">
            <text:p>23119187,033</text:p>
          </table:table-cell>
          <table:table-cell office:value-type="float" office:value="23119187.263999999" table:style-name="ce3">
            <text:p>23119187,264</text:p>
          </table:table-cell>
          <table:table-cell office:value-type="float" office:value="-5747966.1540000001" table:style-name="ce3">
            <text:p>-5747966,154</text:p>
          </table:table-cell>
          <table:table-cell office:value-type="float" office:value="-4478933.9110000003" table:style-name="ce3">
            <text:p>-4478933,911</text:p>
          </table:table-cell>
          <table:table-cell office:value-type="float" office:value="23172412.942000002" table:style-name="ce3">
            <text:p>23172412,942</text:p>
          </table:table-cell>
          <table:table-cell office:value-type="float" office:value="23172411.362" table:style-name="ce3">
            <text:p>23172411,362</text:p>
          </table:table-cell>
          <table:table-cell office:value-type="float" office:value="23172411.791999999" table:style-name="ce3">
            <text:p>23172411,792</text:p>
          </table:table-cell>
          <table:table-cell table:style-name="ce2"/>
          <table:table-cell office:value-type="float" office:value="-22323167.977000002" table:style-name="ce3">
            <text:p>-22323167,977</text:p>
          </table:table-cell>
          <table:table-cell office:value-type="float" office:value="-17394673.677000001" table:style-name="ce3">
            <text:p>-17394673,677</text:p>
          </table:table-cell>
          <table:table-cell office:value-type="float" office:value="19881814.669" table:style-name="ce3">
            <text:p>19881814,669</text:p>
          </table:table-cell>
          <table:table-cell office:value-type="float" office:value="19881811.789000001" table:style-name="ce3">
            <text:p>19881811,789</text:p>
          </table:table-cell>
          <table:table-cell office:value-type="float" office:value="19881813.988000002" table:style-name="ce3">
            <text:p>19881813,988</text:p>
          </table:table-cell>
          <table:table-cell office:value-type="float" office:value="-729470.63699999999" table:style-name="ce3">
            <text:p>-729470,637</text:p>
          </table:table-cell>
          <table:table-cell office:value-type="float" office:value="-568419.10900000005" table:style-name="ce3">
            <text:p>-568419,109</text:p>
          </table:table-cell>
          <table:table-cell office:value-type="float" office:value="24317204.864" table:style-name="ce3">
            <text:p>24317204,864</text:p>
          </table:table-cell>
          <table:table-cell office:value-type="float" office:value="24317202.579" table:style-name="ce3">
            <text:p>24317202,579</text:p>
          </table:table-cell>
          <table:table-cell office:value-type="float" office:value="24317205.813999999" table:style-name="ce3">
            <text:p>24317205,814</text:p>
          </table:table-cell>
          <table:table-cell office:value-type="float" office:value="-16106890.206" table:style-name="ce3">
            <text:p>-16106890,206</text:p>
          </table:table-cell>
          <table:table-cell office:value-type="float" office:value="-12550821.626" table:style-name="ce3">
            <text:p>-12550821,626</text:p>
          </table:table-cell>
          <table:table-cell office:value-type="float" office:value="20650199.265999999" table:style-name="ce3">
            <text:p>20650199,266</text:p>
          </table:table-cell>
          <table:table-cell office:value-type="float" office:value="20650196.991999999" table:style-name="ce3">
            <text:p>20650196,992</text:p>
          </table:table-cell>
          <table:table-cell office:value-type="float" office:value="20650198.820999999" table:style-name="ce3">
            <text:p>20650198,821</text:p>
          </table:table-cell>
          <table:table-cell office:value-type="float" office:value="-6171962.6639999999" table:style-name="ce3">
            <text:p>-6171962,664</text:p>
          </table:table-cell>
          <table:table-cell office:value-type="float" office:value="-4809320.9919999996" table:style-name="ce3">
            <text:p>-4809320,992</text:p>
          </table:table-cell>
          <table:table-cell office:value-type="float" office:value="23119179.964000002" table:style-name="ce3">
            <text:p>23119179,964</text:p>
          </table:table-cell>
          <table:table-cell office:value-type="float" office:value="23119177.646000002" table:style-name="ce3">
            <text:p>23119177,646</text:p>
          </table:table-cell>
          <table:table-cell office:value-type="float" office:value="23119178.629000001" table:style-name="ce3">
            <text:p>23119178,629</text:p>
          </table:table-cell>
          <table:table-cell office:value-type="float" office:value="-6343406.4670000002" table:style-name="ce3">
            <text:p>-6343406,467</text:p>
          </table:table-cell>
          <table:table-cell office:value-type="float" office:value="-4942913.659" table:style-name="ce3">
            <text:p>-4942913,659</text:p>
          </table:table-cell>
          <table:table-cell office:value-type="float" office:value="23172414.590999998" table:style-name="ce3">
            <text:p>23172414,591</text:p>
          </table:table-cell>
          <table:table-cell office:value-type="float" office:value="23172411.162999999" table:style-name="ce3">
            <text:p>23172411,163</text:p>
          </table:table-cell>
          <table:table-cell office:value-type="float" office:value="23172413.795000002" table:style-name="ce3">
            <text:p>23172413,795</text:p>
          </table:table-cell>
          <table:table-cell table:number-columns-repeated="16332"/>
        </table:table-row>
        <table:table-row table:style-name="ro1">
          <table:table-cell office:value-type="float" office:value="9720" table:style-name="ce2">
            <text:p>9720</text:p>
          </table:table-cell>
          <table:table-cell office:value-type="float" office:value="-20907302.848999999" table:style-name="ce2">
            <text:p>-20907302,85</text:p>
          </table:table-cell>
          <table:table-cell office:value-type="float" office:value="-16291402.470000001" table:style-name="ce3">
            <text:p>-16291402,470</text:p>
          </table:table-cell>
          <table:table-cell office:value-type="float" office:value="19884002.171999998" table:style-name="ce3">
            <text:p>19884002,172</text:p>
          </table:table-cell>
          <table:table-cell office:value-type="float" office:value="19884002.517000001" table:style-name="ce3">
            <text:p>19884002,517</text:p>
          </table:table-cell>
          <table:table-cell office:value-type="float" office:value="19884001.829" table:style-name="ce3">
            <text:p>19884001,829</text:p>
          </table:table-cell>
          <table:table-cell office:value-type="float" office:value="-116150.379" table:style-name="ce3">
            <text:p>-116150,379</text:p>
          </table:table-cell>
          <table:table-cell office:value-type="float" office:value="-90507.604000000007" table:style-name="ce3">
            <text:p>-90507,604</text:p>
          </table:table-cell>
          <table:table-cell office:value-type="float" office:value="24326374.642999999" table:style-name="ce3">
            <text:p>24326374,643</text:p>
          </table:table-cell>
          <table:table-cell office:value-type="float" office:value="24326374.534000002" table:style-name="ce3">
            <text:p>24326374,534</text:p>
          </table:table-cell>
          <table:table-cell office:value-type="float" office:value="24326376.026999999" table:style-name="ce3">
            <text:p>24326376,027</text:p>
          </table:table-cell>
          <table:table-cell office:value-type="float" office:value="-15743103.34" table:style-name="ce3">
            <text:p>-15743103,340</text:p>
          </table:table-cell>
          <table:table-cell office:value-type="float" office:value="-12267351.062000001" table:style-name="ce3">
            <text:p>-12267351,062</text:p>
          </table:table-cell>
          <table:table-cell office:value-type="float" office:value="20646174.953000002" table:style-name="ce3">
            <text:p>20646174,953</text:p>
          </table:table-cell>
          <table:table-cell office:value-type="float" office:value="20646175.785" table:style-name="ce3">
            <text:p>20646175,785</text:p>
          </table:table-cell>
          <table:table-cell office:value-type="float" office:value="20646174.441" table:style-name="ce3">
            <text:p>20646174,441</text:p>
          </table:table-cell>
          <table:table-cell office:value-type="float" office:value="-5498117.1299999999" table:style-name="ce3">
            <text:p>-5498117,130</text:p>
          </table:table-cell>
          <table:table-cell office:value-type="float" office:value="-4284246.6550000003" table:style-name="ce3">
            <text:p>-4284246,655</text:p>
          </table:table-cell>
          <table:table-cell office:value-type="float" office:value="23101972.706999999" table:style-name="ce3">
            <text:p>23101972,707</text:p>
          </table:table-cell>
          <table:table-cell office:value-type="float" office:value="23101974.302999999" table:style-name="ce3">
            <text:p>23101974,303</text:p>
          </table:table-cell>
          <table:table-cell office:value-type="float" office:value="23101972.592999998" table:style-name="ce3">
            <text:p>23101972,593</text:p>
          </table:table-cell>
          <table:table-cell office:value-type="float" office:value="-5863526.7369999997" table:style-name="ce3">
            <text:p>-5863526,737</text:p>
          </table:table-cell>
          <table:table-cell office:value-type="float" office:value="-4568981.1279999996" table:style-name="ce3">
            <text:p>-4568981,128</text:p>
          </table:table-cell>
          <table:table-cell office:value-type="float" office:value="23150423.186000001" table:style-name="ce3">
            <text:p>23150423,186</text:p>
          </table:table-cell>
          <table:table-cell office:value-type="float" office:value="23150420.361000001" table:style-name="ce3">
            <text:p>23150420,361</text:p>
          </table:table-cell>
          <table:table-cell office:value-type="float" office:value="23150422.366999999" table:style-name="ce3">
            <text:p>23150422,367</text:p>
          </table:table-cell>
          <table:table-cell table:style-name="ce2"/>
          <table:table-cell office:value-type="float" office:value="-22311699.612" table:style-name="ce3">
            <text:p>-22311699,612</text:p>
          </table:table-cell>
          <table:table-cell office:value-type="float" office:value="-17385737.287" table:style-name="ce3">
            <text:p>-17385737,287</text:p>
          </table:table-cell>
          <table:table-cell office:value-type="float" office:value="19883996.714000002" table:style-name="ce3">
            <text:p>19883996,714</text:p>
          </table:table-cell>
          <table:table-cell office:value-type="float" office:value="19883994.359999999" table:style-name="ce3">
            <text:p>19883994,360</text:p>
          </table:table-cell>
          <table:table-cell office:value-type="float" office:value="19883996.149999999" table:style-name="ce3">
            <text:p>19883996,150</text:p>
          </table:table-cell>
          <table:table-cell office:value-type="float" office:value="-681302.348" table:style-name="ce3">
            <text:p>-681302,348</text:p>
          </table:table-cell>
          <table:table-cell office:value-type="float" office:value="-530885.31000000006" table:style-name="ce3">
            <text:p>-530885,310</text:p>
          </table:table-cell>
          <table:table-cell office:value-type="float" office:value="24326372.333999999" table:style-name="ce3">
            <text:p>24326372,334</text:p>
          </table:table-cell>
          <table:table-cell office:value-type="float" office:value="24326367.978" table:style-name="ce3">
            <text:p>24326367,978</text:p>
          </table:table-cell>
          <table:table-cell office:value-type="float" office:value="24326371.894000001" table:style-name="ce3">
            <text:p>24326371,894</text:p>
          </table:table-cell>
          <table:table-cell office:value-type="float" office:value="-16128058.914000001" table:style-name="ce3">
            <text:p>-16128058,914</text:p>
          </table:table-cell>
          <table:table-cell office:value-type="float" office:value="-12567316.715" table:style-name="ce3">
            <text:p>-12567316,715</text:p>
          </table:table-cell>
          <table:table-cell office:value-type="float" office:value="20646170.686999999" table:style-name="ce3">
            <text:p>20646170,687</text:p>
          </table:table-cell>
          <table:table-cell office:value-type="float" office:value="20646168.846999999" table:style-name="ce3">
            <text:p>20646168,847</text:p>
          </table:table-cell>
          <table:table-cell office:value-type="float" office:value="20646170.408" table:style-name="ce3">
            <text:p>20646170,408</text:p>
          </table:table-cell>
          <table:table-cell office:value-type="float" office:value="-6262421.6359999999" table:style-name="ce3">
            <text:p>-6262421,636</text:p>
          </table:table-cell>
          <table:table-cell office:value-type="float" office:value="-4879808.4859999996" table:style-name="ce3">
            <text:p>-4879808,486</text:p>
          </table:table-cell>
          <table:table-cell office:value-type="float" office:value="23101966.241" table:style-name="ce3">
            <text:p>23101966,241</text:p>
          </table:table-cell>
          <table:table-cell office:value-type="float" office:value="23101964.684" table:style-name="ce3">
            <text:p>23101964,684</text:p>
          </table:table-cell>
          <table:table-cell office:value-type="float" office:value="23101965.535" table:style-name="ce3">
            <text:p>23101965,535</text:p>
          </table:table-cell>
          <table:table-cell office:value-type="float" office:value="-6458968.6359999999" table:style-name="ce3">
            <text:p>-6458968,636</text:p>
          </table:table-cell>
          <table:table-cell office:value-type="float" office:value="-5032962.0889999997" table:style-name="ce3">
            <text:p>-5032962,089</text:p>
          </table:table-cell>
          <table:table-cell office:value-type="float" office:value="23150424.313000001" table:style-name="ce3">
            <text:p>23150424,313</text:p>
          </table:table-cell>
          <table:table-cell office:value-type="float" office:value="23150421.125999998" table:style-name="ce3">
            <text:p>23150421,126</text:p>
          </table:table-cell>
          <table:table-cell office:value-type="float" office:value="23150423.333000001" table:style-name="ce3">
            <text:p>23150423,333</text:p>
          </table:table-cell>
          <table:table-cell table:number-columns-repeated="16332"/>
        </table:table-row>
        <table:table-row table:style-name="ro1">
          <table:table-cell office:value-type="float" office:value="9750" table:style-name="ce2">
            <text:p>9750</text:p>
          </table:table-cell>
          <table:table-cell office:value-type="float" office:value="-20895417.943" table:style-name="ce2">
            <text:p>-20895417,94</text:p>
          </table:table-cell>
          <table:table-cell office:value-type="float" office:value="-16282141.5" table:style-name="ce3">
            <text:p>-16282141,500</text:p>
          </table:table-cell>
          <table:table-cell office:value-type="float" office:value="19886264.826000001" table:style-name="ce3">
            <text:p>19886264,826</text:p>
          </table:table-cell>
          <table:table-cell office:value-type="float" office:value="19886264.346999999" table:style-name="ce3">
            <text:p>19886264,347</text:p>
          </table:table-cell>
          <table:table-cell office:value-type="float" office:value="19886263.901999999" table:style-name="ce3">
            <text:p>19886263,902</text:p>
          </table:table-cell>
          <table:table-cell office:value-type="float" office:value="-67697.498999999996" table:style-name="ce3">
            <text:p>-67697,499</text:p>
          </table:table-cell>
          <table:table-cell office:value-type="float" office:value="-52752.129000000001" table:style-name="ce3">
            <text:p>-52752,129</text:p>
          </table:table-cell>
          <table:table-cell office:value-type="float" office:value="24335594.947999999" table:style-name="ce3">
            <text:p>24335594,948</text:p>
          </table:table-cell>
          <table:table-cell office:value-type="float" office:value="24335594.684" table:style-name="ce3">
            <text:p>24335594,684</text:p>
          </table:table-cell>
          <table:table-cell office:value-type="float" office:value="24335595.179000001" table:style-name="ce3">
            <text:p>24335595,179</text:p>
          </table:table-cell>
          <table:table-cell office:value-type="float" office:value="-15763870.376" table:style-name="ce3">
            <text:p>-15763870,376</text:p>
          </table:table-cell>
          <table:table-cell office:value-type="float" office:value="-12283533.162" table:style-name="ce3">
            <text:p>-12283533,162</text:p>
          </table:table-cell>
          <table:table-cell office:value-type="float" office:value="20642223.124000002" table:style-name="ce3">
            <text:p>20642223,124</text:p>
          </table:table-cell>
          <table:table-cell office:value-type="float" office:value="20642224.164000001" table:style-name="ce3">
            <text:p>20642224,164</text:p>
          </table:table-cell>
          <table:table-cell office:value-type="float" office:value="20642222.684" table:style-name="ce3">
            <text:p>20642222,684</text:p>
          </table:table-cell>
          <table:table-cell office:value-type="float" office:value="-5588266.7019999996" table:style-name="ce3">
            <text:p>-5588266,702</text:p>
          </table:table-cell>
          <table:table-cell office:value-type="float" office:value="-4354493.0719999997" table:style-name="ce3">
            <text:p>-4354493,072</text:p>
          </table:table-cell>
          <table:table-cell office:value-type="float" office:value="23084818.357999999" table:style-name="ce3">
            <text:p>23084818,358</text:p>
          </table:table-cell>
          <table:table-cell office:value-type="float" office:value="23084820.316" table:style-name="ce3">
            <text:p>23084820,316</text:p>
          </table:table-cell>
          <table:table-cell office:value-type="float" office:value="23084817.473000001" table:style-name="ce3">
            <text:p>23084817,473</text:p>
          </table:table-cell>
          <table:table-cell office:value-type="float" office:value="-5978930.233" table:style-name="ce3">
            <text:p>-5978930,233</text:p>
          </table:table-cell>
          <table:table-cell office:value-type="float" office:value="-4658905.93" table:style-name="ce3">
            <text:p>-4658905,930</text:p>
          </table:table-cell>
          <table:table-cell office:value-type="float" office:value="23128461.998" table:style-name="ce3">
            <text:p>23128461,998</text:p>
          </table:table-cell>
          <table:table-cell office:value-type="float" office:value="23128460.741" table:style-name="ce3">
            <text:p>23128460,741</text:p>
          </table:table-cell>
          <table:table-cell office:value-type="float" office:value="23128460.903000001" table:style-name="ce3">
            <text:p>23128460,903</text:p>
          </table:table-cell>
          <table:table-cell table:style-name="ce2"/>
          <table:table-cell office:value-type="float" office:value="-22299816.602000002" table:style-name="ce3">
            <text:p>-22299816,602</text:p>
          </table:table-cell>
          <table:table-cell office:value-type="float" office:value="-17376477.796" table:style-name="ce3">
            <text:p>-17376477,796</text:p>
          </table:table-cell>
          <table:table-cell office:value-type="float" office:value="19886257.226" table:style-name="ce3">
            <text:p>19886257,226</text:p>
          </table:table-cell>
          <table:table-cell office:value-type="float" office:value="19886255.228" table:style-name="ce3">
            <text:p>19886255,228</text:p>
          </table:table-cell>
          <table:table-cell office:value-type="float" office:value="19886257.131000001" table:style-name="ce3">
            <text:p>19886257,131</text:p>
          </table:table-cell>
          <table:table-cell office:value-type="float" office:value="-632851.14199999999" table:style-name="ce3">
            <text:p>-632851,142</text:p>
          </table:table-cell>
          <table:table-cell office:value-type="float" office:value="-493131.14299999998" table:style-name="ce3">
            <text:p>-493131,143</text:p>
          </table:table-cell>
          <table:table-cell office:value-type="float" office:value="24335591.414000001" table:style-name="ce3">
            <text:p>24335591,414</text:p>
          </table:table-cell>
          <table:table-cell office:value-type="float" office:value="24335587.929000001" table:style-name="ce3">
            <text:p>24335587,929</text:p>
          </table:table-cell>
          <table:table-cell office:value-type="float" office:value="24335593.085000001" table:style-name="ce3">
            <text:p>24335593,085</text:p>
          </table:table-cell>
          <table:table-cell office:value-type="float" office:value="-16148827.887" table:style-name="ce3">
            <text:p>-16148827,887</text:p>
          </table:table-cell>
          <table:table-cell office:value-type="float" office:value="-12583500.323000001" table:style-name="ce3">
            <text:p>-12583500,323</text:p>
          </table:table-cell>
          <table:table-cell office:value-type="float" office:value="20642218.706999999" table:style-name="ce3">
            <text:p>20642218,707</text:p>
          </table:table-cell>
          <table:table-cell office:value-type="float" office:value="20642216.743000001" table:style-name="ce3">
            <text:p>20642216,743</text:p>
          </table:table-cell>
          <table:table-cell office:value-type="float" office:value="20642218.381999999" table:style-name="ce3">
            <text:p>20642218,382</text:p>
          </table:table-cell>
          <table:table-cell office:value-type="float" office:value="-6352572.9699999997" table:style-name="ce3">
            <text:p>-6352572,970</text:p>
          </table:table-cell>
          <table:table-cell office:value-type="float" office:value="-4950056.2549999999" table:style-name="ce3">
            <text:p>-4950056,255</text:p>
          </table:table-cell>
          <table:table-cell office:value-type="float" office:value="23084811.936000001" table:style-name="ce3">
            <text:p>23084811,936</text:p>
          </table:table-cell>
          <table:table-cell office:value-type="float" office:value="23084809.175000001" table:style-name="ce3">
            <text:p>23084809,175</text:p>
          </table:table-cell>
          <table:table-cell office:value-type="float" office:value="23084810.010000002" table:style-name="ce3">
            <text:p>23084810,010</text:p>
          </table:table-cell>
          <table:table-cell office:value-type="float" office:value="-6574374.023" table:style-name="ce3">
            <text:p>-6574374,023</text:p>
          </table:table-cell>
          <table:table-cell office:value-type="float" office:value="-5122888.3619999997" table:style-name="ce3">
            <text:p>-5122888,362</text:p>
          </table:table-cell>
          <table:table-cell office:value-type="float" office:value="23128463.802999999" table:style-name="ce3">
            <text:p>23128463,803</text:p>
          </table:table-cell>
          <table:table-cell office:value-type="float" office:value="23128459.929000001" table:style-name="ce3">
            <text:p>23128459,929</text:p>
          </table:table-cell>
          <table:table-cell office:value-type="float" office:value="23128463.004999999" table:style-name="ce3">
            <text:p>23128463,005</text:p>
          </table:table-cell>
          <table:table-cell table:number-columns-repeated="16332"/>
        </table:table-row>
        <table:table-row table:style-name="ro1">
          <table:table-cell office:value-type="float" office:value="9780" table:style-name="ce2">
            <text:p>9780</text:p>
          </table:table-cell>
          <table:table-cell office:value-type="float" office:value="-20883137.976" table:style-name="ce2">
            <text:p>-20883137,98</text:p>
          </table:table-cell>
          <table:table-cell office:value-type="float" office:value="-16272572.686000001" table:style-name="ce3">
            <text:p>-16272572,686</text:p>
          </table:table-cell>
          <table:table-cell office:value-type="float" office:value="19888600.52" table:style-name="ce3">
            <text:p>19888600,520</text:p>
          </table:table-cell>
          <table:table-cell office:value-type="float" office:value="19888601.004999999" table:style-name="ce3">
            <text:p>19888601,005</text:p>
          </table:table-cell>
          <table:table-cell office:value-type="float" office:value="19888600.441" table:style-name="ce3">
            <text:p>19888600,441</text:p>
          </table:table-cell>
          <table:table-cell office:value-type="float" office:value="-18982.66" table:style-name="ce3">
            <text:p>-18982,660</text:p>
          </table:table-cell>
          <table:table-cell office:value-type="float" office:value="-14792.526" table:style-name="ce3">
            <text:p>-14792,526</text:p>
          </table:table-cell>
          <table:table-cell office:value-type="float" office:value="24344867.357999999" table:style-name="ce3">
            <text:p>24344867,358</text:p>
          </table:table-cell>
          <table:table-cell office:value-type="float" office:value="24344863.657000002" table:style-name="ce3">
            <text:p>24344863,657</text:p>
          </table:table-cell>
          <table:table-cell office:value-type="float" office:value="24344865.846999999" table:style-name="ce3">
            <text:p>24344865,847</text:p>
          </table:table-cell>
          <table:table-cell office:value-type="float" office:value="-15784257.005000001" table:style-name="ce3">
            <text:p>-15784257,005</text:p>
          </table:table-cell>
          <table:table-cell office:value-type="float" office:value="-12299418.839" table:style-name="ce3">
            <text:p>-12299418,839</text:p>
          </table:table-cell>
          <table:table-cell office:value-type="float" office:value="20638344.078000002" table:style-name="ce3">
            <text:p>20638344,078</text:p>
          </table:table-cell>
          <table:table-cell office:value-type="float" office:value="20638344.418000001" table:style-name="ce3">
            <text:p>20638344,418</text:p>
          </table:table-cell>
          <table:table-cell office:value-type="float" office:value="20638343.342" table:style-name="ce3">
            <text:p>20638343,342</text:p>
          </table:table-cell>
          <table:table-cell office:value-type="float" office:value="-5678124.4989999998" table:style-name="ce3">
            <text:p>-5678124,499</text:p>
          </table:table-cell>
          <table:table-cell office:value-type="float" office:value="-4424512.1339999996" table:style-name="ce3">
            <text:p>-4424512,134</text:p>
          </table:table-cell>
          <table:table-cell office:value-type="float" office:value="23067718.392999999" table:style-name="ce3">
            <text:p>23067718,393</text:p>
          </table:table-cell>
          <table:table-cell office:value-type="float" office:value="23067720.870000001" table:style-name="ce3">
            <text:p>23067720,870</text:p>
          </table:table-cell>
          <table:table-cell office:value-type="float" office:value="23067718.572000001" table:style-name="ce3">
            <text:p>23067718,572</text:p>
          </table:table-cell>
          <table:table-cell office:value-type="float" office:value="-6094192.2199999997" table:style-name="ce3">
            <text:p>-6094192,220</text:p>
          </table:table-cell>
          <table:table-cell office:value-type="float" office:value="-4748720.4479999999" table:style-name="ce3">
            <text:p>-4748720,448</text:p>
          </table:table-cell>
          <table:table-cell office:value-type="float" office:value="23106527.649999999" table:style-name="ce3">
            <text:p>23106527,650</text:p>
          </table:table-cell>
          <table:table-cell office:value-type="float" office:value="23106527.521000002" table:style-name="ce3">
            <text:p>23106527,521</text:p>
          </table:table-cell>
          <table:table-cell office:value-type="float" office:value="23106527.763999999" table:style-name="ce3">
            <text:p>23106527,764</text:p>
          </table:table-cell>
          <table:table-cell table:style-name="ce2"/>
          <table:table-cell office:value-type="float" office:value="-22287544.179000001" table:style-name="ce3">
            <text:p>-22287544,179</text:p>
          </table:table-cell>
          <table:table-cell office:value-type="float" office:value="-17366914.863000002" table:style-name="ce3">
            <text:p>-17366914,863</text:p>
          </table:table-cell>
          <table:table-cell office:value-type="float" office:value="19888592.787999999" table:style-name="ce3">
            <text:p>19888592,788</text:p>
          </table:table-cell>
          <table:table-cell office:value-type="float" office:value="19888590.671" table:style-name="ce3">
            <text:p>19888590,671</text:p>
          </table:table-cell>
          <table:table-cell office:value-type="float" office:value="19888592.818999998" table:style-name="ce3">
            <text:p>19888592,819</text:p>
          </table:table-cell>
          <table:table-cell office:value-type="float" office:value="-584143.66299999994" table:style-name="ce3">
            <text:p>-584143,663</text:p>
          </table:table-cell>
          <table:table-cell office:value-type="float" office:value="-455177.25699999998" table:style-name="ce3">
            <text:p>-455177,257</text:p>
          </table:table-cell>
          <table:table-cell office:value-type="float" office:value="24344860.912999999" table:style-name="ce3">
            <text:p>24344860,913</text:p>
          </table:table-cell>
          <table:table-cell office:value-type="float" office:value="24344857.758000001" table:style-name="ce3">
            <text:p>24344857,758</text:p>
          </table:table-cell>
          <table:table-cell office:value-type="float" office:value="24344860.537" table:style-name="ce3">
            <text:p>24344860,537</text:p>
          </table:table-cell>
          <table:table-cell office:value-type="float" office:value="-16169222.103" table:style-name="ce3">
            <text:p>-16169222,103</text:p>
          </table:table-cell>
          <table:table-cell office:value-type="float" office:value="-12599391.914999999" table:style-name="ce3">
            <text:p>-12599391,915</text:p>
          </table:table-cell>
          <table:table-cell office:value-type="float" office:value="20638337.960000001" table:style-name="ce3">
            <text:p>20638337,960</text:p>
          </table:table-cell>
          <table:table-cell office:value-type="float" office:value="20638335.780999999" table:style-name="ce3">
            <text:p>20638335,781</text:p>
          </table:table-cell>
          <table:table-cell office:value-type="float" office:value="20638337.743000001" table:style-name="ce3">
            <text:p>20638337,743</text:p>
          </table:table-cell>
          <table:table-cell office:value-type="float" office:value="-6442438.1809999999" table:style-name="ce3">
            <text:p>-6442438,181</text:p>
          </table:table-cell>
          <table:table-cell office:value-type="float" office:value="-5020081.12" table:style-name="ce3">
            <text:p>-5020081,120</text:p>
          </table:table-cell>
          <table:table-cell office:value-type="float" office:value="23067710.664000001" table:style-name="ce3">
            <text:p>23067710,664</text:p>
          </table:table-cell>
          <table:table-cell office:value-type="float" office:value="23067708.022" table:style-name="ce3">
            <text:p>23067708,022</text:p>
          </table:table-cell>
          <table:table-cell office:value-type="float" office:value="23067709.940000001" table:style-name="ce3">
            <text:p>23067709,940</text:p>
          </table:table-cell>
          <table:table-cell office:value-type="float" office:value="-6689643.5480000004" table:style-name="ce3">
            <text:p>-6689643,548</text:p>
          </table:table-cell>
          <table:table-cell office:value-type="float" office:value="-5212708.7580000004" table:style-name="ce3">
            <text:p>-5212708,758</text:p>
          </table:table-cell>
          <table:table-cell office:value-type="float" office:value="23106527.987" table:style-name="ce3">
            <text:p>23106527,987</text:p>
          </table:table-cell>
          <table:table-cell office:value-type="float" office:value="23106524.795000002" table:style-name="ce3">
            <text:p>23106524,795</text:p>
          </table:table-cell>
          <table:table-cell office:value-type="float" office:value="23106528.149" table:style-name="ce3">
            <text:p>23106528,149</text:p>
          </table:table-cell>
          <table:table-cell table:number-columns-repeated="16332"/>
        </table:table-row>
        <table:table-row table:style-name="ro1">
          <table:table-cell office:value-type="float" office:value="9810" table:style-name="ce2">
            <text:p>9810</text:p>
          </table:table-cell>
          <table:table-cell office:value-type="float" office:value="-20870453.909000002" table:style-name="ce2">
            <text:p>-20870453,91</text:p>
          </table:table-cell>
          <table:table-cell office:value-type="float" office:value="-16262688.994000001" table:style-name="ce3">
            <text:p>-16262688,994</text:p>
          </table:table-cell>
          <table:table-cell office:value-type="float" office:value="19891014.221000001" table:style-name="ce3">
            <text:p>19891014,221</text:p>
          </table:table-cell>
          <table:table-cell office:value-type="float" office:value="19891014.875999998" table:style-name="ce3">
            <text:p>19891014,876</text:p>
          </table:table-cell>
          <table:table-cell office:value-type="float" office:value="19891014" table:style-name="ce3">
            <text:p>19891014,000</text:p>
          </table:table-cell>
          <table:table-cell office:value-type="float" office:value="30001.723000000002" table:style-name="ce3">
            <text:p>30001,723</text:p>
          </table:table-cell>
          <table:table-cell office:value-type="float" office:value="23377.107" table:style-name="ce3">
            <text:p>23377,107</text:p>
          </table:table-cell>
          <table:table-cell office:value-type="float" office:value="24354186.829" table:style-name="ce3">
            <text:p>24354186,829</text:p>
          </table:table-cell>
          <table:table-cell office:value-type="float" office:value="24354185.778999999" table:style-name="ce3">
            <text:p>24354185,779</text:p>
          </table:table-cell>
          <table:table-cell office:value-type="float" office:value="24354186.785999998" table:style-name="ce3">
            <text:p>24354186,786</text:p>
          </table:table-cell>
          <table:table-cell office:value-type="float" office:value="-15804253.354" table:style-name="ce3">
            <text:p>-15804253,354</text:p>
          </table:table-cell>
          <table:table-cell office:value-type="float" office:value="-12315000.405999999" table:style-name="ce3">
            <text:p>-12315000,406</text:p>
          </table:table-cell>
          <table:table-cell office:value-type="float" office:value="20634538.213" table:style-name="ce3">
            <text:p>20634538,213</text:p>
          </table:table-cell>
          <table:table-cell office:value-type="float" office:value="20634539.107999999" table:style-name="ce3">
            <text:p>20634539,108</text:p>
          </table:table-cell>
          <table:table-cell office:value-type="float" office:value="20634538.056000002" table:style-name="ce3">
            <text:p>20634538,056</text:p>
          </table:table-cell>
          <table:table-cell office:value-type="float" office:value="-5767677.1289999997" table:style-name="ce3">
            <text:p>-5767677,129</text:p>
          </table:table-cell>
          <table:table-cell office:value-type="float" office:value="-4494293.4019999998" table:style-name="ce3">
            <text:p>-4494293,402</text:p>
          </table:table-cell>
          <table:table-cell office:value-type="float" office:value="23050678.741" table:style-name="ce3">
            <text:p>23050678,741</text:p>
          </table:table-cell>
          <table:table-cell office:value-type="float" office:value="23050679.315000001" table:style-name="ce3">
            <text:p>23050679,315</text:p>
          </table:table-cell>
          <table:table-cell office:value-type="float" office:value="23050677.331999999" table:style-name="ce3">
            <text:p>23050677,332</text:p>
          </table:table-cell>
          <table:table-cell office:value-type="float" office:value="-6209299.5080000004" table:style-name="ce3">
            <text:p>-6209299,508</text:p>
          </table:table-cell>
          <table:table-cell office:value-type="float" office:value="-4838414.4419999998" table:style-name="ce3">
            <text:p>-4838414,442</text:p>
          </table:table-cell>
          <table:table-cell office:value-type="float" office:value="23084623.475000001" table:style-name="ce3">
            <text:p>23084623,475</text:p>
          </table:table-cell>
          <table:table-cell office:value-type="float" office:value="23084622.385000002" table:style-name="ce3">
            <text:p>23084622,385</text:p>
          </table:table-cell>
          <table:table-cell office:value-type="float" office:value="23084623.313000001" table:style-name="ce3">
            <text:p>23084623,313</text:p>
          </table:table-cell>
          <table:table-cell table:style-name="ce2"/>
          <table:table-cell office:value-type="float" office:value="-22274862.322000001" table:style-name="ce3">
            <text:p>-22274862,322</text:p>
          </table:table-cell>
          <table:table-cell office:value-type="float" office:value="-17357032.888999999" table:style-name="ce3">
            <text:p>-17357032,889</text:p>
          </table:table-cell>
          <table:table-cell office:value-type="float" office:value="19891006.309999999" table:style-name="ce3">
            <text:p>19891006,310</text:p>
          </table:table-cell>
          <table:table-cell office:value-type="float" office:value="19891004.237" table:style-name="ce3">
            <text:p>19891004,237</text:p>
          </table:table-cell>
          <table:table-cell office:value-type="float" office:value="19891006.009" table:style-name="ce3">
            <text:p>19891006,009</text:p>
          </table:table-cell>
          <table:table-cell office:value-type="float" office:value="-535161.29099999997" table:style-name="ce3">
            <text:p>-535161,291</text:p>
          </table:table-cell>
          <table:table-cell office:value-type="float" office:value="-417009.20299999998" table:style-name="ce3">
            <text:p>-417009,203</text:p>
          </table:table-cell>
          <table:table-cell office:value-type="float" office:value="24354183.787" table:style-name="ce3">
            <text:p>24354183,787</text:p>
          </table:table-cell>
          <table:table-cell office:value-type="float" office:value="24354179.009" table:style-name="ce3">
            <text:p>24354179,009</text:p>
          </table:table-cell>
          <table:table-cell office:value-type="float" office:value="24354182.305" table:style-name="ce3">
            <text:p>24354182,305</text:p>
          </table:table-cell>
          <table:table-cell office:value-type="float" office:value="-16189220.700999999" table:style-name="ce3">
            <text:p>-16189220,701</text:p>
          </table:table-cell>
          <table:table-cell office:value-type="float" office:value="-12614975.237" table:style-name="ce3">
            <text:p>-12614975,237</text:p>
          </table:table-cell>
          <table:table-cell office:value-type="float" office:value="20634532.717" table:style-name="ce3">
            <text:p>20634532,717</text:p>
          </table:table-cell>
          <table:table-cell office:value-type="float" office:value="20634530.076000001" table:style-name="ce3">
            <text:p>20634530,076</text:p>
          </table:table-cell>
          <table:table-cell office:value-type="float" office:value="20634532.168000001" table:style-name="ce3">
            <text:p>20634532,168</text:p>
          </table:table-cell>
          <table:table-cell office:value-type="float" office:value="-6531992.8890000004" table:style-name="ce3">
            <text:p>-6531992,889</text:p>
          </table:table-cell>
          <table:table-cell office:value-type="float" office:value="-5089864.0060000001" table:style-name="ce3">
            <text:p>-5089864,006</text:p>
          </table:table-cell>
          <table:table-cell office:value-type="float" office:value="23050667.644000001" table:style-name="ce3">
            <text:p>23050667,644</text:p>
          </table:table-cell>
          <table:table-cell office:value-type="float" office:value="23050667.094000001" table:style-name="ce3">
            <text:p>23050667,094</text:p>
          </table:table-cell>
          <table:table-cell office:value-type="float" office:value="23050668.063000001" table:style-name="ce3">
            <text:p>23050668,063</text:p>
          </table:table-cell>
          <table:table-cell office:value-type="float" office:value="-6804753.0530000003" table:style-name="ce3">
            <text:p>-6804753,053</text:p>
          </table:table-cell>
          <table:table-cell office:value-type="float" office:value="-5302404.4749999996" table:style-name="ce3">
            <text:p>-5302404,475</text:p>
          </table:table-cell>
          <table:table-cell office:value-type="float" office:value="23084624.475000001" table:style-name="ce3">
            <text:p>23084624,475</text:p>
          </table:table-cell>
          <table:table-cell office:value-type="float" office:value="23084619.478999998" table:style-name="ce3">
            <text:p>23084619,479</text:p>
          </table:table-cell>
          <table:table-cell office:value-type="float" office:value="23084623.427999999" table:style-name="ce3">
            <text:p>23084623,428</text:p>
          </table:table-cell>
          <table:table-cell table:number-columns-repeated="16332"/>
        </table:table-row>
        <table:table-row table:style-name="ro1">
          <table:table-cell office:value-type="float" office:value="9840" table:style-name="ce2">
            <text:p>9840</text:p>
          </table:table-cell>
          <table:table-cell office:value-type="float" office:value="-20857371.453000002" table:style-name="ce2">
            <text:p>-20857371,45</text:p>
          </table:table-cell>
          <table:table-cell office:value-type="float" office:value="-16252494.872" table:style-name="ce3">
            <text:p>-16252494,872</text:p>
          </table:table-cell>
          <table:table-cell office:value-type="float" office:value="19893504.015000001" table:style-name="ce3">
            <text:p>19893504,015</text:p>
          </table:table-cell>
          <table:table-cell office:value-type="float" office:value="19893504.427999999" table:style-name="ce3">
            <text:p>19893504,428</text:p>
          </table:table-cell>
          <table:table-cell office:value-type="float" office:value="19893503.645" table:style-name="ce3">
            <text:p>19893503,645</text:p>
          </table:table-cell>
          <table:table-cell office:value-type="float" office:value="79248.365999999995" table:style-name="ce3">
            <text:p>79248,366</text:p>
          </table:table-cell>
          <table:table-cell office:value-type="float" office:value="61751.131000000001" table:style-name="ce3">
            <text:p>61751,131</text:p>
          </table:table-cell>
          <table:table-cell office:value-type="float" office:value="24363558.601" table:style-name="ce3">
            <text:p>24363558,601</text:p>
          </table:table-cell>
          <table:table-cell office:value-type="float" office:value="24363556.620000001" table:style-name="ce3">
            <text:p>24363556,620</text:p>
          </table:table-cell>
          <table:table-cell office:value-type="float" office:value="24363557.971999999" table:style-name="ce3">
            <text:p>24363557,972</text:p>
          </table:table-cell>
          <table:table-cell office:value-type="float" office:value="-15823865.151000001" table:style-name="ce3">
            <text:p>-15823865,151</text:p>
          </table:table-cell>
          <table:table-cell office:value-type="float" office:value="-12330282.322000001" table:style-name="ce3">
            <text:p>-12330282,322</text:p>
          </table:table-cell>
          <table:table-cell office:value-type="float" office:value="20630807.041999999" table:style-name="ce3">
            <text:p>20630807,042</text:p>
          </table:table-cell>
          <table:table-cell office:value-type="float" office:value="20630807.127" table:style-name="ce3">
            <text:p>20630807,127</text:p>
          </table:table-cell>
          <table:table-cell office:value-type="float" office:value="20630806.324999999" table:style-name="ce3">
            <text:p>20630806,325</text:p>
          </table:table-cell>
          <table:table-cell office:value-type="float" office:value="-5856926.6279999996" table:style-name="ce3">
            <text:p>-5856926,628</text:p>
          </table:table-cell>
          <table:table-cell office:value-type="float" office:value="-4563838.4450000003" table:style-name="ce3">
            <text:p>-4563838,445</text:p>
          </table:table-cell>
          <table:table-cell office:value-type="float" office:value="23033695.278999999" table:style-name="ce3">
            <text:p>23033695,279</text:p>
          </table:table-cell>
          <table:table-cell office:value-type="float" office:value="23033695.743999999" table:style-name="ce3">
            <text:p>23033695,744</text:p>
          </table:table-cell>
          <table:table-cell office:value-type="float" office:value="23033693.936000001" table:style-name="ce3">
            <text:p>23033693,936</text:p>
          </table:table-cell>
          <table:table-cell office:value-type="float" office:value="-6324253.5429999996" table:style-name="ce3">
            <text:p>-6324253,543</text:p>
          </table:table-cell>
          <table:table-cell office:value-type="float" office:value="-4927989.0130000003" table:style-name="ce3">
            <text:p>-4927989,013</text:p>
          </table:table-cell>
          <table:table-cell office:value-type="float" office:value="23062747.828000002" table:style-name="ce3">
            <text:p>23062747,828</text:p>
          </table:table-cell>
          <table:table-cell office:value-type="float" office:value="23062748.045000002" table:style-name="ce3">
            <text:p>23062748,045</text:p>
          </table:table-cell>
          <table:table-cell office:value-type="float" office:value="23062748.278999999" table:style-name="ce3">
            <text:p>23062748,279</text:p>
          </table:table-cell>
          <table:table-cell table:style-name="ce2"/>
          <table:table-cell office:value-type="float" office:value="-22261783.747000001" table:style-name="ce3">
            <text:p>-22261783,747</text:p>
          </table:table-cell>
          <table:table-cell office:value-type="float" office:value="-17346841.793000001" table:style-name="ce3">
            <text:p>-17346841,793</text:p>
          </table:table-cell>
          <table:table-cell office:value-type="float" office:value="19893495.015999999" table:style-name="ce3">
            <text:p>19893495,016</text:p>
          </table:table-cell>
          <table:table-cell office:value-type="float" office:value="19893492.883000001" table:style-name="ce3">
            <text:p>19893492,883</text:p>
          </table:table-cell>
          <table:table-cell office:value-type="float" office:value="19893494.862" table:style-name="ce3">
            <text:p>19893494,862</text:p>
          </table:table-cell>
          <table:table-cell office:value-type="float" office:value="-485918.30800000002" table:style-name="ce3">
            <text:p>-485918,308</text:p>
          </table:table-cell>
          <table:table-cell office:value-type="float" office:value="-378638.06400000001" table:style-name="ce3">
            <text:p>-378638,064</text:p>
          </table:table-cell>
          <table:table-cell office:value-type="float" office:value="24363552.388" table:style-name="ce3">
            <text:p>24363552,388</text:p>
          </table:table-cell>
          <table:table-cell office:value-type="float" office:value="24363549.863000002" table:style-name="ce3">
            <text:p>24363549,863</text:p>
          </table:table-cell>
          <table:table-cell office:value-type="float" office:value="24363551.717999998" table:style-name="ce3">
            <text:p>24363551,718</text:p>
          </table:table-cell>
          <table:table-cell office:value-type="float" office:value="-16208836.423" table:style-name="ce3">
            <text:p>-16208836,423</text:p>
          </table:table-cell>
          <table:table-cell office:value-type="float" office:value="-12630260.213" table:style-name="ce3">
            <text:p>-12630260,213</text:p>
          </table:table-cell>
          <table:table-cell office:value-type="float" office:value="20630799.486000001" table:style-name="ce3">
            <text:p>20630799,486</text:p>
          </table:table-cell>
          <table:table-cell office:value-type="float" office:value="20630797.414999999" table:style-name="ce3">
            <text:p>20630797,415</text:p>
          </table:table-cell>
          <table:table-cell office:value-type="float" office:value="20630799.318999998" table:style-name="ce3">
            <text:p>20630799,319</text:p>
          </table:table-cell>
          <table:table-cell office:value-type="float" office:value="-6621246.1449999996" table:style-name="ce3">
            <text:p>-6621246,145</text:p>
          </table:table-cell>
          <table:table-cell office:value-type="float" office:value="-5159411.9869999997" table:style-name="ce3">
            <text:p>-5159411,987</text:p>
          </table:table-cell>
          <table:table-cell office:value-type="float" office:value="23033684.956" table:style-name="ce3">
            <text:p>23033684,956</text:p>
          </table:table-cell>
          <table:table-cell office:value-type="float" office:value="23033682.980999999" table:style-name="ce3">
            <text:p>23033682,981</text:p>
          </table:table-cell>
          <table:table-cell office:value-type="float" office:value="23033683.602000002" table:style-name="ce3">
            <text:p>23033683,602</text:p>
          </table:table-cell>
          <table:table-cell office:value-type="float" office:value="-6919710.9519999996" table:style-name="ce3">
            <text:p>-6919710,952</text:p>
          </table:table-cell>
          <table:table-cell office:value-type="float" office:value="-5391982.0640000002" table:style-name="ce3">
            <text:p>-5391982,064</text:p>
          </table:table-cell>
          <table:table-cell office:value-type="float" office:value="23062747.923" table:style-name="ce3">
            <text:p>23062747,923</text:p>
          </table:table-cell>
          <table:table-cell office:value-type="float" office:value="23062743.416999999" table:style-name="ce3">
            <text:p>23062743,417</text:p>
          </table:table-cell>
          <table:table-cell office:value-type="float" office:value="23062747.386" table:style-name="ce3">
            <text:p>23062747,386</text:p>
          </table:table-cell>
          <table:table-cell table:number-columns-repeated="16332"/>
        </table:table-row>
        <table:table-row table:style-name="ro1">
          <table:table-cell office:value-type="float" office:value="9870" table:style-name="ce2">
            <text:p>9870</text:p>
          </table:table-cell>
          <table:table-cell office:value-type="float" office:value="-20843886.192000002" table:style-name="ce2">
            <text:p>-20843886,19</text:p>
          </table:table-cell>
          <table:table-cell office:value-type="float" office:value="-16241986.876" table:style-name="ce3">
            <text:p>-16241986,876</text:p>
          </table:table-cell>
          <table:table-cell office:value-type="float" office:value="19896069.890000001" table:style-name="ce3">
            <text:p>19896069,890</text:p>
          </table:table-cell>
          <table:table-cell office:value-type="float" office:value="19896070.510000002" table:style-name="ce3">
            <text:p>19896070,510</text:p>
          </table:table-cell>
          <table:table-cell office:value-type="float" office:value="19896069.642000001" table:style-name="ce3">
            <text:p>19896069,642</text:p>
          </table:table-cell>
          <table:table-cell office:value-type="float" office:value="128761.1" table:style-name="ce3">
            <text:p>128761,100</text:p>
          </table:table-cell>
          <table:table-cell office:value-type="float" office:value="100332.458" table:style-name="ce3">
            <text:p>100332,458</text:p>
          </table:table-cell>
          <table:table-cell office:value-type="float" office:value="24372980.669" table:style-name="ce3">
            <text:p>24372980,669</text:p>
          </table:table-cell>
          <table:table-cell office:value-type="float" office:value="24372978.894000001" table:style-name="ce3">
            <text:p>24372978,894</text:p>
          </table:table-cell>
          <table:table-cell office:value-type="float" office:value="24372978.818999998" table:style-name="ce3">
            <text:p>24372978,819</text:p>
          </table:table-cell>
          <table:table-cell office:value-type="float" office:value="-15843087.816" table:style-name="ce3">
            <text:p>-15843087,816</text:p>
          </table:table-cell>
          <table:table-cell office:value-type="float" office:value="-12345261.015000001" table:style-name="ce3">
            <text:p>-12345261,015</text:p>
          </table:table-cell>
          <table:table-cell office:value-type="float" office:value="20627148.767000001" table:style-name="ce3">
            <text:p>20627148,767</text:p>
          </table:table-cell>
          <table:table-cell office:value-type="float" office:value="20627149.175999999" table:style-name="ce3">
            <text:p>20627149,176</text:p>
          </table:table-cell>
          <table:table-cell office:value-type="float" office:value="20627148.226" table:style-name="ce3">
            <text:p>20627148,226</text:p>
          </table:table-cell>
          <table:table-cell office:value-type="float" office:value="-5945864.6950000003" table:style-name="ce3">
            <text:p>-5945864,695</text:p>
          </table:table-cell>
          <table:table-cell office:value-type="float" office:value="-4633140.8380000005" table:style-name="ce3">
            <text:p>-4633140,838</text:p>
          </table:table-cell>
          <table:table-cell office:value-type="float" office:value="23016768.916000001" table:style-name="ce3">
            <text:p>23016768,916</text:p>
          </table:table-cell>
          <table:table-cell office:value-type="float" office:value="23016771.813000001" table:style-name="ce3">
            <text:p>23016771,813</text:p>
          </table:table-cell>
          <table:table-cell office:value-type="float" office:value="23016769.506999999" table:style-name="ce3">
            <text:p>23016769,507</text:p>
          </table:table-cell>
          <table:table-cell office:value-type="float" office:value="-6439045.6849999996" table:style-name="ce3">
            <text:p>-6439045,685</text:p>
          </table:table-cell>
          <table:table-cell office:value-type="float" office:value="-5017437.43" table:style-name="ce3">
            <text:p>-5017437,430</text:p>
          </table:table-cell>
          <table:table-cell office:value-type="float" office:value="23040904.079999998" table:style-name="ce3">
            <text:p>23040904,080</text:p>
          </table:table-cell>
          <table:table-cell office:value-type="float" office:value="23040904.517000001" table:style-name="ce3">
            <text:p>23040904,517</text:p>
          </table:table-cell>
          <table:table-cell office:value-type="float" office:value="23040903.572000001" table:style-name="ce3">
            <text:p>23040903,572</text:p>
          </table:table-cell>
          <table:table-cell table:style-name="ce2"/>
          <table:table-cell office:value-type="float" office:value="-22248297.221000001" table:style-name="ce3">
            <text:p>-22248297,221</text:p>
          </table:table-cell>
          <table:table-cell office:value-type="float" office:value="-17336332.811999999" table:style-name="ce3">
            <text:p>-17336332,812</text:p>
          </table:table-cell>
          <table:table-cell office:value-type="float" office:value="19896061.837000001" table:style-name="ce3">
            <text:p>19896061,837</text:p>
          </table:table-cell>
          <table:table-cell office:value-type="float" office:value="19896059.333999999" table:style-name="ce3">
            <text:p>19896059,334</text:p>
          </table:table-cell>
          <table:table-cell office:value-type="float" office:value="19896061.421" table:style-name="ce3">
            <text:p>19896061,421</text:p>
          </table:table-cell>
          <table:table-cell office:value-type="float" office:value="-436404.13" table:style-name="ce3">
            <text:p>-436404,130</text:p>
          </table:table-cell>
          <table:table-cell office:value-type="float" office:value="-340055.58500000002" table:style-name="ce3">
            <text:p>-340055,585</text:p>
          </table:table-cell>
          <table:table-cell office:value-type="float" office:value="24372975.590999998" table:style-name="ce3">
            <text:p>24372975,591</text:p>
          </table:table-cell>
          <table:table-cell office:value-type="float" office:value="24372970.859000001" table:style-name="ce3">
            <text:p>24372970,859</text:p>
          </table:table-cell>
          <table:table-cell office:value-type="float" office:value="24372975.213" table:style-name="ce3">
            <text:p>24372975,213</text:p>
          </table:table-cell>
          <table:table-cell office:value-type="float" office:value="-16228057.862" table:style-name="ce3">
            <text:p>-16228057,862</text:p>
          </table:table-cell>
          <table:table-cell office:value-type="float" office:value="-12645237.948999999" table:style-name="ce3">
            <text:p>-12645237,949</text:p>
          </table:table-cell>
          <table:table-cell office:value-type="float" office:value="20627142.127" table:style-name="ce3">
            <text:p>20627142,127</text:p>
          </table:table-cell>
          <table:table-cell office:value-type="float" office:value="20627139.598000001" table:style-name="ce3">
            <text:p>20627139,598</text:p>
          </table:table-cell>
          <table:table-cell office:value-type="float" office:value="20627141.368999999" table:style-name="ce3">
            <text:p>20627141,369</text:p>
          </table:table-cell>
          <table:table-cell office:value-type="float" office:value="-6710182.8130000001" table:style-name="ce3">
            <text:p>-6710182,813</text:p>
          </table:table-cell>
          <table:table-cell office:value-type="float" office:value="-5228713.2920000004" table:style-name="ce3">
            <text:p>-5228713,292</text:p>
          </table:table-cell>
          <table:table-cell office:value-type="float" office:value="23016760.636" table:style-name="ce3">
            <text:p>23016760,636</text:p>
          </table:table-cell>
          <table:table-cell office:value-type="float" office:value="23016758.493000001" table:style-name="ce3">
            <text:p>23016758,493</text:p>
          </table:table-cell>
          <table:table-cell office:value-type="float" office:value="23016759.848999999" table:style-name="ce3">
            <text:p>23016759,849</text:p>
          </table:table-cell>
          <table:table-cell office:value-type="float" office:value="-7034501.8190000001" table:style-name="ce3">
            <text:p>-7034501,819</text:p>
          </table:table-cell>
          <table:table-cell office:value-type="float" office:value="-5481429.4950000001" table:style-name="ce3">
            <text:p>-5481429,495</text:p>
          </table:table-cell>
          <table:table-cell office:value-type="float" office:value="23040902.877999999" table:style-name="ce3">
            <text:p>23040902,878</text:p>
          </table:table-cell>
          <table:table-cell office:value-type="float" office:value="23040899.662" table:style-name="ce3">
            <text:p>23040899,662</text:p>
          </table:table-cell>
          <table:table-cell office:value-type="float" office:value="23040902.704999998" table:style-name="ce3">
            <text:p>23040902,705</text:p>
          </table:table-cell>
          <table:table-cell table:number-columns-repeated="16332"/>
        </table:table-row>
        <table:table-row table:style-name="ro1">
          <table:table-cell office:value-type="float" office:value="9900" table:style-name="ce2">
            <text:p>9900</text:p>
          </table:table-cell>
          <table:table-cell office:value-type="float" office:value="-20830002.805" table:style-name="ce2">
            <text:p>-20830002,81</text:p>
          </table:table-cell>
          <table:table-cell office:value-type="float" office:value="-16231168.65" table:style-name="ce3">
            <text:p>-16231168,650</text:p>
          </table:table-cell>
          <table:table-cell office:value-type="float" office:value="19898711.945" table:style-name="ce3">
            <text:p>19898711,945</text:p>
          </table:table-cell>
          <table:table-cell office:value-type="float" office:value="19898712.344999999" table:style-name="ce3">
            <text:p>19898712,345</text:p>
          </table:table-cell>
          <table:table-cell office:value-type="float" office:value="19898711.535" table:style-name="ce3">
            <text:p>19898711,535</text:p>
          </table:table-cell>
          <table:table-cell office:value-type="float" office:value="178533.70499999999" table:style-name="ce3">
            <text:p>178533,705</text:p>
          </table:table-cell>
          <table:table-cell office:value-type="float" office:value="139116.32199999999" table:style-name="ce3">
            <text:p>139116,322</text:p>
          </table:table-cell>
          <table:table-cell office:value-type="float" office:value="24382451.576000001" table:style-name="ce3">
            <text:p>24382451,576</text:p>
          </table:table-cell>
          <table:table-cell office:value-type="float" office:value="24382451.344000001" table:style-name="ce3">
            <text:p>24382451,344</text:p>
          </table:table-cell>
          <table:table-cell office:value-type="float" office:value="24382450.552999999" table:style-name="ce3">
            <text:p>24382450,553</text:p>
          </table:table-cell>
          <table:table-cell office:value-type="float" office:value="-15861925.204" table:style-name="ce3">
            <text:p>-15861925,204</text:p>
          </table:table-cell>
          <table:table-cell office:value-type="float" office:value="-12359939.492000001" table:style-name="ce3">
            <text:p>-12359939,492</text:p>
          </table:table-cell>
          <table:table-cell office:value-type="float" office:value="20623563.975000001" table:style-name="ce3">
            <text:p>20623563,975</text:p>
          </table:table-cell>
          <table:table-cell office:value-type="float" office:value="20623564.659000002" table:style-name="ce3">
            <text:p>20623564,659</text:p>
          </table:table-cell>
          <table:table-cell office:value-type="float" office:value="20623563.506000001" table:style-name="ce3">
            <text:p>20623563,506</text:p>
          </table:table-cell>
          <table:table-cell office:value-type="float" office:value="-6034491.6859999998" table:style-name="ce3">
            <text:p>-6034491,686</text:p>
          </table:table-cell>
          <table:table-cell office:value-type="float" office:value="-4702200.8430000003" table:style-name="ce3">
            <text:p>-4702200,843</text:p>
          </table:table-cell>
          <table:table-cell office:value-type="float" office:value="22999905.565000001" table:style-name="ce3">
            <text:p>22999905,565</text:p>
          </table:table-cell>
          <table:table-cell office:value-type="float" office:value="22999906.298999999" table:style-name="ce3">
            <text:p>22999906,299</text:p>
          </table:table-cell>
          <table:table-cell office:value-type="float" office:value="22999904.710999999" table:style-name="ce3">
            <text:p>22999904,711</text:p>
          </table:table-cell>
          <table:table-cell office:value-type="float" office:value="-6553676.108" table:style-name="ce3">
            <text:p>-6553676,108</text:p>
          </table:table-cell>
          <table:table-cell office:value-type="float" office:value="-5106759.818" table:style-name="ce3">
            <text:p>-5106759,818</text:p>
          </table:table-cell>
          <table:table-cell office:value-type="float" office:value="23019092.258000001" table:style-name="ce3">
            <text:p>23019092,258</text:p>
          </table:table-cell>
          <table:table-cell office:value-type="float" office:value="23019090.118999999" table:style-name="ce3">
            <text:p>23019090,119</text:p>
          </table:table-cell>
          <table:table-cell office:value-type="float" office:value="23019091.261" table:style-name="ce3">
            <text:p>23019091,261</text:p>
          </table:table-cell>
          <table:table-cell table:style-name="ce2"/>
          <table:table-cell office:value-type="float" office:value="-22234421.543000001" table:style-name="ce3">
            <text:p>-22234421,543</text:p>
          </table:table-cell>
          <table:table-cell office:value-type="float" office:value="-17325520.59" table:style-name="ce3">
            <text:p>-17325520,590</text:p>
          </table:table-cell>
          <table:table-cell office:value-type="float" office:value="19898702.008000001" table:style-name="ce3">
            <text:p>19898702,008</text:p>
          </table:table-cell>
          <table:table-cell office:value-type="float" office:value="19898699.66" table:style-name="ce3">
            <text:p>19898699,660</text:p>
          </table:table-cell>
          <table:table-cell office:value-type="float" office:value="19898701.592" table:style-name="ce3">
            <text:p>19898701,592</text:p>
          </table:table-cell>
          <table:table-cell office:value-type="float" office:value="-386639.04599999997" table:style-name="ce3">
            <text:p>-386639,046</text:p>
          </table:table-cell>
          <table:table-cell office:value-type="float" office:value="-301277.58199999999" table:style-name="ce3">
            <text:p>-301277,582</text:p>
          </table:table-cell>
          <table:table-cell office:value-type="float" office:value="24382445.579999998" table:style-name="ce3">
            <text:p>24382445,580</text:p>
          </table:table-cell>
          <table:table-cell office:value-type="float" office:value="24382442.103999998" table:style-name="ce3">
            <text:p>24382442,104</text:p>
          </table:table-cell>
          <table:table-cell office:value-type="float" office:value="24382444.807999998" table:style-name="ce3">
            <text:p>24382444,808</text:p>
          </table:table-cell>
          <table:table-cell office:value-type="float" office:value="-16246902.999" table:style-name="ce3">
            <text:p>-16246902,999</text:p>
          </table:table-cell>
          <table:table-cell office:value-type="float" office:value="-12659922.468" table:style-name="ce3">
            <text:p>-12659922,468</text:p>
          </table:table-cell>
          <table:table-cell office:value-type="float" office:value="20623555.602000002" table:style-name="ce3">
            <text:p>20623555,602</text:p>
          </table:table-cell>
          <table:table-cell office:value-type="float" office:value="20623553.487" table:style-name="ce3">
            <text:p>20623553,487</text:p>
          </table:table-cell>
          <table:table-cell office:value-type="float" office:value="20623555.236000001" table:style-name="ce3">
            <text:p>20623555,236</text:p>
          </table:table-cell>
          <table:table-cell office:value-type="float" office:value="-6798817.375" table:style-name="ce3">
            <text:p>-6798817,375</text:p>
          </table:table-cell>
          <table:table-cell office:value-type="float" office:value="-5297779.1830000002" table:style-name="ce3">
            <text:p>-5297779,183</text:p>
          </table:table-cell>
          <table:table-cell office:value-type="float" office:value="22999895.215999998" table:style-name="ce3">
            <text:p>22999895,216</text:p>
          </table:table-cell>
          <table:table-cell office:value-type="float" office:value="22999891.434" table:style-name="ce3">
            <text:p>22999891,434</text:p>
          </table:table-cell>
          <table:table-cell office:value-type="float" office:value="22999893.761" table:style-name="ce3">
            <text:p>22999893,761</text:p>
          </table:table-cell>
          <table:table-cell office:value-type="float" office:value="-7149139.9469999997" table:style-name="ce3">
            <text:p>-7149139,947</text:p>
          </table:table-cell>
          <table:table-cell office:value-type="float" office:value="-5570757.8760000002" table:style-name="ce3">
            <text:p>-5570757,876</text:p>
          </table:table-cell>
          <table:table-cell office:value-type="float" office:value="23019087.958000001" table:style-name="ce3">
            <text:p>23019087,958</text:p>
          </table:table-cell>
          <table:table-cell office:value-type="float" office:value="23019084.727000002" table:style-name="ce3">
            <text:p>23019084,727</text:p>
          </table:table-cell>
          <table:table-cell office:value-type="float" office:value="23019086.806000002" table:style-name="ce3">
            <text:p>23019086,806</text:p>
          </table:table-cell>
          <table:table-cell table:number-columns-repeated="16332"/>
        </table:table-row>
        <table:table-row table:style-name="ro1">
          <table:table-cell office:value-type="float" office:value="9930" table:style-name="ce2">
            <text:p>9930</text:p>
          </table:table-cell>
          <table:table-cell office:value-type="float" office:value="-20815722.960000001" table:style-name="ce2">
            <text:p>-20815722,96</text:p>
          </table:table-cell>
          <table:table-cell office:value-type="float" office:value="-16220041.491" table:style-name="ce3">
            <text:p>-16220041,491</text:p>
          </table:table-cell>
          <table:table-cell office:value-type="float" office:value="19901428.824999999" table:style-name="ce3">
            <text:p>19901428,825</text:p>
          </table:table-cell>
          <table:table-cell office:value-type="float" office:value="19901429.646000002" table:style-name="ce3">
            <text:p>19901429,646</text:p>
          </table:table-cell>
          <table:table-cell office:value-type="float" office:value="19901428.989" table:style-name="ce3">
            <text:p>19901428,989</text:p>
          </table:table-cell>
          <table:table-cell office:value-type="float" office:value="228563.34899999999" table:style-name="ce3">
            <text:p>228563,349</text:p>
          </table:table-cell>
          <table:table-cell office:value-type="float" office:value="178100.486" table:style-name="ce3">
            <text:p>178100,486</text:p>
          </table:table-cell>
          <table:table-cell office:value-type="float" office:value="24391971.655000001" table:style-name="ce3">
            <text:p>24391971,655</text:p>
          </table:table-cell>
          <table:table-cell office:value-type="float" office:value="24391970.469000001" table:style-name="ce3">
            <text:p>24391970,469</text:p>
          </table:table-cell>
          <table:table-cell office:value-type="float" office:value="24391970.763999999" table:style-name="ce3">
            <text:p>24391970,764</text:p>
          </table:table-cell>
          <table:table-cell office:value-type="float" office:value="-15880378.636" table:style-name="ce3">
            <text:p>-15880378,636</text:p>
          </table:table-cell>
          <table:table-cell office:value-type="float" office:value="-12374318.786" table:style-name="ce3">
            <text:p>-12374318,786</text:p>
          </table:table-cell>
          <table:table-cell office:value-type="float" office:value="20620052.181000002" table:style-name="ce3">
            <text:p>20620052,181</text:p>
          </table:table-cell>
          <table:table-cell office:value-type="float" office:value="20620052.927999999" table:style-name="ce3">
            <text:p>20620052,928</text:p>
          </table:table-cell>
          <table:table-cell office:value-type="float" office:value="20620051.802000001" table:style-name="ce3">
            <text:p>20620051,802</text:p>
          </table:table-cell>
          <table:table-cell office:value-type="float" office:value="-6122805.3310000002" table:style-name="ce3">
            <text:p>-6122805,331</text:p>
          </table:table-cell>
          <table:table-cell office:value-type="float" office:value="-4771016.6679999996" table:style-name="ce3">
            <text:p>-4771016,668</text:p>
          </table:table-cell>
          <table:table-cell office:value-type="float" office:value="22983100.085000001" table:style-name="ce3">
            <text:p>22983100,085</text:p>
          </table:table-cell>
          <table:table-cell office:value-type="float" office:value="22983100.945" table:style-name="ce3">
            <text:p>22983100,945</text:p>
          </table:table-cell>
          <table:table-cell office:value-type="float" office:value="22983099.149" table:style-name="ce3">
            <text:p>22983099,149</text:p>
          </table:table-cell>
          <table:table-cell office:value-type="float" office:value="-6668142.2520000003" table:style-name="ce3">
            <text:p>-6668142,252</text:p>
          </table:table-cell>
          <table:table-cell office:value-type="float" office:value="-5195954.2079999996" table:style-name="ce3">
            <text:p>-5195954,208</text:p>
          </table:table-cell>
          <table:table-cell office:value-type="float" office:value="22997308.059999999" table:style-name="ce3">
            <text:p>22997308,060</text:p>
          </table:table-cell>
          <table:table-cell office:value-type="float" office:value="22997307.655999999" table:style-name="ce3">
            <text:p>22997307,656</text:p>
          </table:table-cell>
          <table:table-cell office:value-type="float" office:value="22997308.449000001" table:style-name="ce3">
            <text:p>22997308,449</text:p>
          </table:table-cell>
          <table:table-cell table:style-name="ce2"/>
          <table:table-cell office:value-type="float" office:value="-22220154.410999998" table:style-name="ce3">
            <text:p>-22220154,411</text:p>
          </table:table-cell>
          <table:table-cell office:value-type="float" office:value="-17314403.344000001" table:style-name="ce3">
            <text:p>-17314403,344</text:p>
          </table:table-cell>
          <table:table-cell office:value-type="float" office:value="19901417.021000002" table:style-name="ce3">
            <text:p>19901417,021</text:p>
          </table:table-cell>
          <table:table-cell office:value-type="float" office:value="19901414.532000002" table:style-name="ce3">
            <text:p>19901414,532</text:p>
          </table:table-cell>
          <table:table-cell office:value-type="float" office:value="19901416.419" table:style-name="ce3">
            <text:p>19901416,419</text:p>
          </table:table-cell>
          <table:table-cell office:value-type="float" office:value="-336621.90399999998" table:style-name="ce3">
            <text:p>-336621,904</text:p>
          </table:table-cell>
          <table:table-cell office:value-type="float" office:value="-262303.19" table:style-name="ce3">
            <text:p>-262303,190</text:p>
          </table:table-cell>
          <table:table-cell office:value-type="float" office:value="24391963.419" table:style-name="ce3">
            <text:p>24391963,419</text:p>
          </table:table-cell>
          <table:table-cell office:value-type="float" office:value="24391959.316" table:style-name="ce3">
            <text:p>24391959,316</text:p>
          </table:table-cell>
          <table:table-cell office:value-type="float" office:value="24391963.666999999" table:style-name="ce3">
            <text:p>24391963,667</text:p>
          </table:table-cell>
          <table:table-cell office:value-type="float" office:value="-16265369.198000001" table:style-name="ce3">
            <text:p>-16265369,198</text:p>
          </table:table-cell>
          <table:table-cell office:value-type="float" office:value="-12674311.708000001" table:style-name="ce3">
            <text:p>-12674311,708</text:p>
          </table:table-cell>
          <table:table-cell office:value-type="float" office:value="20620041.469999999" table:style-name="ce3">
            <text:p>20620041,470</text:p>
          </table:table-cell>
          <table:table-cell office:value-type="float" office:value="20620039.192000002" table:style-name="ce3">
            <text:p>20620039,192</text:p>
          </table:table-cell>
          <table:table-cell office:value-type="float" office:value="20620041.267000001" table:style-name="ce3">
            <text:p>20620041,267</text:p>
          </table:table-cell>
          <table:table-cell office:value-type="float" office:value="-6887143.608" table:style-name="ce3">
            <text:p>-6887143,608</text:p>
          </table:table-cell>
          <table:table-cell office:value-type="float" office:value="-5366604.8169999998" table:style-name="ce3">
            <text:p>-5366604,817</text:p>
          </table:table-cell>
          <table:table-cell office:value-type="float" office:value="22983086.877999999" table:style-name="ce3">
            <text:p>22983086,878</text:p>
          </table:table-cell>
          <table:table-cell office:value-type="float" office:value="22983083.204" table:style-name="ce3">
            <text:p>22983083,204</text:p>
          </table:table-cell>
          <table:table-cell office:value-type="float" office:value="22983085.671" table:style-name="ce3">
            <text:p>22983085,671</text:p>
          </table:table-cell>
          <table:table-cell office:value-type="float" office:value="-7263618.7960000001" table:style-name="ce3">
            <text:p>-7263618,796</text:p>
          </table:table-cell>
          <table:table-cell office:value-type="float" office:value="-5659962.1940000001" table:style-name="ce3">
            <text:p>-5659962,194</text:p>
          </table:table-cell>
          <table:table-cell office:value-type="float" office:value="22997304.421999998" table:style-name="ce3">
            <text:p>22997304,422</text:p>
          </table:table-cell>
          <table:table-cell office:value-type="float" office:value="22997299.899999999" table:style-name="ce3">
            <text:p>22997299,900</text:p>
          </table:table-cell>
          <table:table-cell office:value-type="float" office:value="22997304.199000001" table:style-name="ce3">
            <text:p>22997304,199</text:p>
          </table:table-cell>
          <table:table-cell table:number-columns-repeated="16332"/>
        </table:table-row>
        <table:table-row table:style-name="ro1">
          <table:table-cell office:value-type="float" office:value="9960" table:style-name="ce2">
            <text:p>9960</text:p>
          </table:table-cell>
          <table:table-cell office:value-type="float" office:value="-20801052.631000001" table:style-name="ce2">
            <text:p>-20801052,63</text:p>
          </table:table-cell>
          <table:table-cell office:value-type="float" office:value="-16208610.064999999" table:style-name="ce3">
            <text:p>-16208610,065</text:p>
          </table:table-cell>
          <table:table-cell office:value-type="float" office:value="19904220.730999999" table:style-name="ce3">
            <text:p>19904220,731</text:p>
          </table:table-cell>
          <table:table-cell office:value-type="float" office:value="19904221.462000001" table:style-name="ce3">
            <text:p>19904221,462</text:p>
          </table:table-cell>
          <table:table-cell office:value-type="float" office:value="19904220.596999999" table:style-name="ce3">
            <text:p>19904220,597</text:p>
          </table:table-cell>
          <table:table-cell office:value-type="float" office:value="278842.51899999997" table:style-name="ce3">
            <text:p>278842,519</text:p>
          </table:table-cell>
          <table:table-cell office:value-type="float" office:value="217279.05900000001" table:style-name="ce3">
            <text:p>217279,059</text:p>
          </table:table-cell>
          <table:table-cell office:value-type="float" office:value="24401540.438999999" table:style-name="ce3">
            <text:p>24401540,439</text:p>
          </table:table-cell>
          <table:table-cell office:value-type="float" office:value="24401539.465" table:style-name="ce3">
            <text:p>24401539,465</text:p>
          </table:table-cell>
          <table:table-cell office:value-type="float" office:value="24401540.208000001" table:style-name="ce3">
            <text:p>24401540,208</text:p>
          </table:table-cell>
          <table:table-cell office:value-type="float" office:value="-15898453.456" table:style-name="ce3">
            <text:p>-15898453,456</text:p>
          </table:table-cell>
          <table:table-cell office:value-type="float" office:value="-12388403.049000001" table:style-name="ce3">
            <text:p>-12388403,049</text:p>
          </table:table-cell>
          <table:table-cell office:value-type="float" office:value="20616612.798" table:style-name="ce3">
            <text:p>20616612,798</text:p>
          </table:table-cell>
          <table:table-cell office:value-type="float" office:value="20616613.335999999" table:style-name="ce3">
            <text:p>20616613,336</text:p>
          </table:table-cell>
          <table:table-cell office:value-type="float" office:value="20616612.287999999" table:style-name="ce3">
            <text:p>20616612,288</text:p>
          </table:table-cell>
          <table:table-cell office:value-type="float" office:value="-6210807.307" table:style-name="ce3">
            <text:p>-6210807,307</text:p>
          </table:table-cell>
          <table:table-cell office:value-type="float" office:value="-4839589.6380000003" table:style-name="ce3">
            <text:p>-4839589,638</text:p>
          </table:table-cell>
          <table:table-cell office:value-type="float" office:value="22966352.109000001" table:style-name="ce3">
            <text:p>22966352,109</text:p>
          </table:table-cell>
          <table:table-cell office:value-type="float" office:value="22966354.991" table:style-name="ce3">
            <text:p>22966354,991</text:p>
          </table:table-cell>
          <table:table-cell office:value-type="float" office:value="22966351.921999998" table:style-name="ce3">
            <text:p>22966351,922</text:p>
          </table:table-cell>
          <table:table-cell office:value-type="float" office:value="-6782445.8930000002" table:style-name="ce3">
            <text:p>-6782445,893</text:p>
          </table:table-cell>
          <table:table-cell office:value-type="float" office:value="-5285021.9929999998" table:style-name="ce3">
            <text:p>-5285021,993</text:p>
          </table:table-cell>
          <table:table-cell office:value-type="float" office:value="22975556.133000001" table:style-name="ce3">
            <text:p>22975556,133</text:p>
          </table:table-cell>
          <table:table-cell office:value-type="float" office:value="22975556.361000001" table:style-name="ce3">
            <text:p>22975556,361</text:p>
          </table:table-cell>
          <table:table-cell office:value-type="float" office:value="22975556.175000001" table:style-name="ce3">
            <text:p>22975556,175</text:p>
          </table:table-cell>
          <table:table-cell table:style-name="ce2"/>
          <table:table-cell office:value-type="float" office:value="-22205486.27" table:style-name="ce3">
            <text:p>-22205486,270</text:p>
          </table:table-cell>
          <table:table-cell office:value-type="float" office:value="-17302973.623" table:style-name="ce3">
            <text:p>-17302973,623</text:p>
          </table:table-cell>
          <table:table-cell office:value-type="float" office:value="19904208.133000001" table:style-name="ce3">
            <text:p>19904208,133</text:p>
          </table:table-cell>
          <table:table-cell office:value-type="float" office:value="19904205.848000001" table:style-name="ce3">
            <text:p>19904205,848</text:p>
          </table:table-cell>
          <table:table-cell office:value-type="float" office:value="19904207.863000002" table:style-name="ce3">
            <text:p>19904207,863</text:p>
          </table:table-cell>
          <table:table-cell office:value-type="float" office:value="-286344.67300000001" table:style-name="ce3">
            <text:p>-286344,673</text:p>
          </table:table-cell>
          <table:table-cell office:value-type="float" office:value="-223126.14799999999" table:style-name="ce3">
            <text:p>-223126,148</text:p>
          </table:table-cell>
          <table:table-cell office:value-type="float" office:value="24401531.684999999" table:style-name="ce3">
            <text:p>24401531,685</text:p>
          </table:table-cell>
          <table:table-cell office:value-type="float" office:value="24401528.302000001" table:style-name="ce3">
            <text:p>24401528,302</text:p>
          </table:table-cell>
          <table:table-cell office:value-type="float" office:value="24401530.335000001" table:style-name="ce3">
            <text:p>24401530,335</text:p>
          </table:table-cell>
          <table:table-cell office:value-type="float" office:value="-16283446.242000001" table:style-name="ce3">
            <text:p>-16283446,242</text:p>
          </table:table-cell>
          <table:table-cell office:value-type="float" office:value="-12688397.707" table:style-name="ce3">
            <text:p>-12688397,707</text:p>
          </table:table-cell>
          <table:table-cell office:value-type="float" office:value="20616602.094999999" table:style-name="ce3">
            <text:p>20616602,095</text:p>
          </table:table-cell>
          <table:table-cell office:value-type="float" office:value="20616599.436999999" table:style-name="ce3">
            <text:p>20616599,437</text:p>
          </table:table-cell>
          <table:table-cell office:value-type="float" office:value="20616601.375999998" table:style-name="ce3">
            <text:p>20616601,376</text:p>
          </table:table-cell>
          <table:table-cell office:value-type="float" office:value="-6975147.6600000001" table:style-name="ce3">
            <text:p>-6975147,660</text:p>
          </table:table-cell>
          <table:table-cell office:value-type="float" office:value="-5435179.4119999995" table:style-name="ce3">
            <text:p>-5435179,412</text:p>
          </table:table-cell>
          <table:table-cell office:value-type="float" office:value="22966339.061000001" table:style-name="ce3">
            <text:p>22966339,061</text:p>
          </table:table-cell>
          <table:table-cell office:value-type="float" office:value="22966336.425999999" table:style-name="ce3">
            <text:p>22966336,426</text:p>
          </table:table-cell>
          <table:table-cell office:value-type="float" office:value="22966338.655999999" table:style-name="ce3">
            <text:p>22966338,656</text:p>
          </table:table-cell>
          <table:table-cell office:value-type="float" office:value="-7377924.6239999998" table:style-name="ce3">
            <text:p>-7377924,624</text:p>
          </table:table-cell>
          <table:table-cell office:value-type="float" office:value="-5749031.6699999999" table:style-name="ce3">
            <text:p>-5749031,670</text:p>
          </table:table-cell>
          <table:table-cell office:value-type="float" office:value="22975553.693999998" table:style-name="ce3">
            <text:p>22975553,694</text:p>
          </table:table-cell>
          <table:table-cell office:value-type="float" office:value="22975549.366" table:style-name="ce3">
            <text:p>22975549,366</text:p>
          </table:table-cell>
          <table:table-cell office:value-type="float" office:value="22975551.723999999" table:style-name="ce3">
            <text:p>22975551,724</text:p>
          </table:table-cell>
          <table:table-cell table:number-columns-repeated="16332"/>
        </table:table-row>
        <table:table-row table:style-name="ro1">
          <table:table-cell office:value-type="float" office:value="9990" table:style-name="ce2">
            <text:p>9990</text:p>
          </table:table-cell>
          <table:table-cell office:value-type="float" office:value="-20785985.219000001" table:style-name="ce2">
            <text:p>-20785985,22</text:p>
          </table:table-cell>
          <table:table-cell office:value-type="float" office:value="-16196869.221000001" table:style-name="ce3">
            <text:p>-16196869,221</text:p>
          </table:table-cell>
          <table:table-cell office:value-type="float" office:value="19907088.702" table:style-name="ce3">
            <text:p>19907088,702</text:p>
          </table:table-cell>
          <table:table-cell office:value-type="float" office:value="19907088.912" table:style-name="ce3">
            <text:p>19907088,912</text:p>
          </table:table-cell>
          <table:table-cell office:value-type="float" office:value="19907087.927000001" table:style-name="ce3">
            <text:p>19907087,927</text:p>
          </table:table-cell>
          <table:table-cell office:value-type="float" office:value="329376.74900000001" table:style-name="ce3">
            <text:p>329376,749</text:p>
          </table:table-cell>
          <table:table-cell office:value-type="float" office:value="256656.36" table:style-name="ce3">
            <text:p>256656,360</text:p>
          </table:table-cell>
          <table:table-cell office:value-type="float" office:value="24411155.839000002" table:style-name="ce3">
            <text:p>24411155,839</text:p>
          </table:table-cell>
          <table:table-cell office:value-type="float" office:value="24411157.052000001" table:style-name="ce3">
            <text:p>24411157,052</text:p>
          </table:table-cell>
          <table:table-cell office:value-type="float" office:value="24411156.612" table:style-name="ce3">
            <text:p>24411156,612</text:p>
          </table:table-cell>
          <table:table-cell office:value-type="float" office:value="-15916142.981000001" table:style-name="ce3">
            <text:p>-15916142,981</text:p>
          </table:table-cell>
          <table:table-cell office:value-type="float" office:value="-12402187.074999999" table:style-name="ce3">
            <text:p>-12402187,075</text:p>
          </table:table-cell>
          <table:table-cell office:value-type="float" office:value="20613246.526000001" table:style-name="ce3">
            <text:p>20613246,526</text:p>
          </table:table-cell>
          <table:table-cell office:value-type="float" office:value="20613247.362" table:style-name="ce3">
            <text:p>20613247,362</text:p>
          </table:table-cell>
          <table:table-cell office:value-type="float" office:value="20613246.142999999" table:style-name="ce3">
            <text:p>20613246,143</text:p>
          </table:table-cell>
          <table:table-cell office:value-type="float" office:value="-6298487.1519999998" table:style-name="ce3">
            <text:p>-6298487,152</text:p>
          </table:table-cell>
          <table:table-cell office:value-type="float" office:value="-4907911.5609999998" table:style-name="ce3">
            <text:p>-4907911,561</text:p>
          </table:table-cell>
          <table:table-cell office:value-type="float" office:value="22949668.949000001" table:style-name="ce3">
            <text:p>22949668,949</text:p>
          </table:table-cell>
          <table:table-cell office:value-type="float" office:value="22949669.399999999" table:style-name="ce3">
            <text:p>22949669,400</text:p>
          </table:table-cell>
          <table:table-cell office:value-type="float" office:value="22949667.756999999" table:style-name="ce3">
            <text:p>22949667,757</text:p>
          </table:table-cell>
          <table:table-cell office:value-type="float" office:value="-6896575.9919999996" table:style-name="ce3">
            <text:p>-6896575,992</text:p>
          </table:table-cell>
          <table:table-cell office:value-type="float" office:value="-5373954.5159999998" table:style-name="ce3">
            <text:p>-5373954,516</text:p>
          </table:table-cell>
          <table:table-cell office:value-type="float" office:value="22953839.747000001" table:style-name="ce3">
            <text:p>22953839,747</text:p>
          </table:table-cell>
          <table:table-cell office:value-type="float" office:value="22953838.438999999" table:style-name="ce3">
            <text:p>22953838,439</text:p>
          </table:table-cell>
          <table:table-cell office:value-type="float" office:value="22953838.728999998" table:style-name="ce3">
            <text:p>22953838,729</text:p>
          </table:table-cell>
          <table:table-cell table:style-name="ce2"/>
          <table:table-cell office:value-type="float" office:value="-22190416.642000001" table:style-name="ce3">
            <text:p>-22190416,642</text:p>
          </table:table-cell>
          <table:table-cell office:value-type="float" office:value="-17291231.048999999" table:style-name="ce3">
            <text:p>-17291231,049</text:p>
          </table:table-cell>
          <table:table-cell office:value-type="float" office:value="19907076.070999999" table:style-name="ce3">
            <text:p>19907076,071</text:p>
          </table:table-cell>
          <table:table-cell office:value-type="float" office:value="19907073.550000001" table:style-name="ce3">
            <text:p>19907073,550</text:p>
          </table:table-cell>
          <table:table-cell office:value-type="float" office:value="19907075.476" table:style-name="ce3">
            <text:p>19907075,476</text:p>
          </table:table-cell>
          <table:table-cell office:value-type="float" office:value="-235808.04199999999" table:style-name="ce3">
            <text:p>-235808,042</text:p>
          </table:table-cell>
          <table:table-cell office:value-type="float" office:value="-183746.93900000001" table:style-name="ce3">
            <text:p>-183746,939</text:p>
          </table:table-cell>
          <table:table-cell office:value-type="float" office:value="24411148.162999999" table:style-name="ce3">
            <text:p>24411148,163</text:p>
          </table:table-cell>
          <table:table-cell office:value-type="float" office:value="24411144.932" table:style-name="ce3">
            <text:p>24411144,932</text:p>
          </table:table-cell>
          <table:table-cell office:value-type="float" office:value="24411146.804000001" table:style-name="ce3">
            <text:p>24411146,804</text:p>
          </table:table-cell>
          <table:table-cell office:value-type="float" office:value="-16301133.595000001" table:style-name="ce3">
            <text:p>-16301133,595</text:p>
          </table:table-cell>
          <table:table-cell office:value-type="float" office:value="-12702180.039000001" table:style-name="ce3">
            <text:p>-12702180,039</text:p>
          </table:table-cell>
          <table:table-cell office:value-type="float" office:value="20613235.870000001" table:style-name="ce3">
            <text:p>20613235,870</text:p>
          </table:table-cell>
          <table:table-cell office:value-type="float" office:value="20613233.519000001" table:style-name="ce3">
            <text:p>20613233,519</text:p>
          </table:table-cell>
          <table:table-cell office:value-type="float" office:value="20613235.300000001" table:style-name="ce3">
            <text:p>20613235,300</text:p>
          </table:table-cell>
          <table:table-cell office:value-type="float" office:value="-7062825.1160000004" table:style-name="ce3">
            <text:p>-7062825,116</text:p>
          </table:table-cell>
          <table:table-cell office:value-type="float" office:value="-5503499.5109999999" table:style-name="ce3">
            <text:p>-5503499,511</text:p>
          </table:table-cell>
          <table:table-cell office:value-type="float" office:value="22949654.375999998" table:style-name="ce3">
            <text:p>22949654,376</text:p>
          </table:table-cell>
          <table:table-cell office:value-type="float" office:value="22949652.401999999" table:style-name="ce3">
            <text:p>22949652,402</text:p>
          </table:table-cell>
          <table:table-cell office:value-type="float" office:value="22949653.798999999" table:style-name="ce3">
            <text:p>22949653,799</text:p>
          </table:table-cell>
          <table:table-cell office:value-type="float" office:value="-7492052.4979999997" table:style-name="ce3">
            <text:p>-7492052,498</text:p>
          </table:table-cell>
          <table:table-cell office:value-type="float" office:value="-5837962.4819999998" table:style-name="ce3">
            <text:p>-5837962,482</text:p>
          </table:table-cell>
          <table:table-cell office:value-type="float" office:value="22953834.908" table:style-name="ce3">
            <text:p>22953834,908</text:p>
          </table:table-cell>
          <table:table-cell office:value-type="float" office:value="22953831.190000001" table:style-name="ce3">
            <text:p>22953831,190</text:p>
          </table:table-cell>
          <table:table-cell office:value-type="float" office:value="22953833.84" table:style-name="ce3">
            <text:p>22953833,840</text:p>
          </table:table-cell>
          <table:table-cell table:number-columns-repeated="16332"/>
        </table:table-row>
        <table:table-row table:style-name="ro1">
          <table:table-cell office:value-type="float" office:value="10020" table:style-name="ce2">
            <text:p>10020</text:p>
          </table:table-cell>
          <table:table-cell office:value-type="float" office:value="-20770522.629999999" table:style-name="ce2">
            <text:p>-20770522,63</text:p>
          </table:table-cell>
          <table:table-cell office:value-type="float" office:value="-16184820.449999999" table:style-name="ce3">
            <text:p>-16184820,450</text:p>
          </table:table-cell>
          <table:table-cell office:value-type="float" office:value="19910030.054000001" table:style-name="ce3">
            <text:p>19910030,054</text:p>
          </table:table-cell>
          <table:table-cell office:value-type="float" office:value="19910031.418000001" table:style-name="ce3">
            <text:p>19910031,418</text:p>
          </table:table-cell>
          <table:table-cell office:value-type="float" office:value="19910030.239" table:style-name="ce3">
            <text:p>19910030,239</text:p>
          </table:table-cell>
          <table:table-cell office:value-type="float" office:value="380162.745" table:style-name="ce3">
            <text:p>380162,745</text:p>
          </table:table-cell>
          <table:table-cell office:value-type="float" office:value="296229.86" table:style-name="ce3">
            <text:p>296229,860</text:p>
          </table:table-cell>
          <table:table-cell office:value-type="float" office:value="24420819.934" table:style-name="ce3">
            <text:p>24420819,934</text:p>
          </table:table-cell>
          <table:table-cell office:value-type="float" office:value="24420819.947000001" table:style-name="ce3">
            <text:p>24420819,947</text:p>
          </table:table-cell>
          <table:table-cell office:value-type="float" office:value="24420821.022999998" table:style-name="ce3">
            <text:p>24420821,023</text:p>
          </table:table-cell>
          <table:table-cell office:value-type="float" office:value="-15933448.67" table:style-name="ce3">
            <text:p>-15933448,670</text:p>
          </table:table-cell>
          <table:table-cell office:value-type="float" office:value="-12415672.017000001" table:style-name="ce3">
            <text:p>-12415672,017</text:p>
          </table:table-cell>
          <table:table-cell office:value-type="float" office:value="20609954.125" table:style-name="ce3">
            <text:p>20609954,125</text:p>
          </table:table-cell>
          <table:table-cell office:value-type="float" office:value="20609954.162999999" table:style-name="ce3">
            <text:p>20609954,163</text:p>
          </table:table-cell>
          <table:table-cell office:value-type="float" office:value="20609953.142000001" table:style-name="ce3">
            <text:p>20609953,142</text:p>
          </table:table-cell>
          <table:table-cell office:value-type="float" office:value="-6385842.7489999998" table:style-name="ce3">
            <text:p>-6385842,749</text:p>
          </table:table-cell>
          <table:table-cell office:value-type="float" office:value="-4975980.8650000002" table:style-name="ce3">
            <text:p>-4975980,865</text:p>
          </table:table-cell>
          <table:table-cell office:value-type="float" office:value="22933046.32" table:style-name="ce3">
            <text:p>22933046,320</text:p>
          </table:table-cell>
          <table:table-cell office:value-type="float" office:value="22933045.535" table:style-name="ce3">
            <text:p>22933045,535</text:p>
          </table:table-cell>
          <table:table-cell office:value-type="float" office:value="22933044.787999999" table:style-name="ce3">
            <text:p>22933044,788</text:p>
          </table:table-cell>
          <table:table-cell office:value-type="float" office:value="-7010529.8219999997" table:style-name="ce3">
            <text:p>-7010529,822</text:p>
          </table:table-cell>
          <table:table-cell office:value-type="float" office:value="-5462749.7000000002" table:style-name="ce3">
            <text:p>-5462749,700</text:p>
          </table:table-cell>
          <table:table-cell office:value-type="float" office:value="22932154.594000001" table:style-name="ce3">
            <text:p>22932154,594</text:p>
          </table:table-cell>
          <table:table-cell office:value-type="float" office:value="22932153.651999999" table:style-name="ce3">
            <text:p>22932153,652</text:p>
          </table:table-cell>
          <table:table-cell office:value-type="float" office:value="22932154.432" table:style-name="ce3">
            <text:p>22932154,432</text:p>
          </table:table-cell>
          <table:table-cell table:style-name="ce2"/>
          <table:table-cell office:value-type="float" office:value="-22174958.839000002" table:style-name="ce3">
            <text:p>-22174958,839</text:p>
          </table:table-cell>
          <table:table-cell office:value-type="float" office:value="-17279186.006000001" table:style-name="ce3">
            <text:p>-17279186,006</text:p>
          </table:table-cell>
          <table:table-cell office:value-type="float" office:value="19910017.671999998" table:style-name="ce3">
            <text:p>19910017,672</text:p>
          </table:table-cell>
          <table:table-cell office:value-type="float" office:value="19910014.934999999" table:style-name="ce3">
            <text:p>19910014,935</text:p>
          </table:table-cell>
          <table:table-cell office:value-type="float" office:value="19910017.177000001" table:style-name="ce3">
            <text:p>19910017,177</text:p>
          </table:table-cell>
          <table:table-cell office:value-type="float" office:value="-185026.658" table:style-name="ce3">
            <text:p>-185026,658</text:p>
          </table:table-cell>
          <table:table-cell office:value-type="float" office:value="-144177.065" table:style-name="ce3">
            <text:p>-144177,065</text:p>
          </table:table-cell>
          <table:table-cell office:value-type="float" office:value="24420811.914999999" table:style-name="ce3">
            <text:p>24420811,915</text:p>
          </table:table-cell>
          <table:table-cell office:value-type="float" office:value="24420810.114999998" table:style-name="ce3">
            <text:p>24420810,115</text:p>
          </table:table-cell>
          <table:table-cell office:value-type="float" office:value="24420811.436999999" table:style-name="ce3">
            <text:p>24420811,437</text:p>
          </table:table-cell>
          <table:table-cell office:value-type="float" office:value="-16318444.119000001" table:style-name="ce3">
            <text:p>-16318444,119</text:p>
          </table:table-cell>
          <table:table-cell office:value-type="float" office:value="-12715668.745999999" table:style-name="ce3">
            <text:p>-12715668,746</text:p>
          </table:table-cell>
          <table:table-cell office:value-type="float" office:value="20609941.388" table:style-name="ce3">
            <text:p>20609941,388</text:p>
          </table:table-cell>
          <table:table-cell office:value-type="float" office:value="20609939.679000001" table:style-name="ce3">
            <text:p>20609939,679</text:p>
          </table:table-cell>
          <table:table-cell office:value-type="float" office:value="20609941.390000001" table:style-name="ce3">
            <text:p>20609941,390</text:p>
          </table:table-cell>
          <table:table-cell office:value-type="float" office:value="-7150185.3799999999" table:style-name="ce3">
            <text:p>-7150185,380</text:p>
          </table:table-cell>
          <table:table-cell office:value-type="float" office:value="-5571572.4309999999" table:style-name="ce3">
            <text:p>-5571572,431</text:p>
          </table:table-cell>
          <table:table-cell office:value-type="float" office:value="22933030.072999999" table:style-name="ce3">
            <text:p>22933030,073</text:p>
          </table:table-cell>
          <table:table-cell office:value-type="float" office:value="22933028.159000002" table:style-name="ce3">
            <text:p>22933028,159</text:p>
          </table:table-cell>
          <table:table-cell office:value-type="float" office:value="22933029.938999999" table:style-name="ce3">
            <text:p>22933029,939</text:p>
          </table:table-cell>
          <table:table-cell office:value-type="float" office:value="-7606011.1140000001" table:style-name="ce3">
            <text:p>-7606011,114</text:p>
          </table:table-cell>
          <table:table-cell office:value-type="float" office:value="-5926761.3799999999" table:style-name="ce3">
            <text:p>-5926761,380</text:p>
          </table:table-cell>
          <table:table-cell office:value-type="float" office:value="22932148.219999999" table:style-name="ce3">
            <text:p>22932148,220</text:p>
          </table:table-cell>
          <table:table-cell office:value-type="float" office:value="22932146.149999999" table:style-name="ce3">
            <text:p>22932146,150</text:p>
          </table:table-cell>
          <table:table-cell office:value-type="float" office:value="22932148.432999998" table:style-name="ce3">
            <text:p>22932148,433</text:p>
          </table:table-cell>
          <table:table-cell table:number-columns-repeated="16332"/>
        </table:table-row>
        <table:table-row table:style-name="ro1">
          <table:table-cell office:value-type="float" office:value="10050" table:style-name="ce2">
            <text:p>10050</text:p>
          </table:table-cell>
          <table:table-cell office:value-type="float" office:value="-20754670.276000001" table:style-name="ce2">
            <text:p>-20754670,28</text:p>
          </table:table-cell>
          <table:table-cell office:value-type="float" office:value="-16172467.966" table:style-name="ce3">
            <text:p>-16172467,966</text:p>
          </table:table-cell>
          <table:table-cell office:value-type="float" office:value="19913047.210999999" table:style-name="ce3">
            <text:p>19913047,211</text:p>
          </table:table-cell>
          <table:table-cell office:value-type="float" office:value="19913047.658" table:style-name="ce3">
            <text:p>19913047,658</text:p>
          </table:table-cell>
          <table:table-cell office:value-type="float" office:value="19913047.127" table:style-name="ce3">
            <text:p>19913047,127</text:p>
          </table:table-cell>
          <table:table-cell office:value-type="float" office:value="431194.03" table:style-name="ce3">
            <text:p>431194,030</text:p>
          </table:table-cell>
          <table:table-cell office:value-type="float" office:value="335994.51899999997" table:style-name="ce3">
            <text:p>335994,519</text:p>
          </table:table-cell>
          <table:table-cell office:value-type="float" office:value="24430533.353999998" table:style-name="ce3">
            <text:p>24430533,354</text:p>
          </table:table-cell>
          <table:table-cell office:value-type="float" office:value="24430531.609000001" table:style-name="ce3">
            <text:p>24430531,609</text:p>
          </table:table-cell>
          <table:table-cell office:value-type="float" office:value="24430532.486000001" table:style-name="ce3">
            <text:p>24430532,486</text:p>
          </table:table-cell>
          <table:table-cell office:value-type="float" office:value="-15950375.545" table:style-name="ce3">
            <text:p>-15950375,545</text:p>
          </table:table-cell>
          <table:table-cell office:value-type="float" office:value="-12428861.786" table:style-name="ce3">
            <text:p>-12428861,786</text:p>
          </table:table-cell>
          <table:table-cell office:value-type="float" office:value="20606732.954" table:style-name="ce3">
            <text:p>20606732,954</text:p>
          </table:table-cell>
          <table:table-cell office:value-type="float" office:value="20606733.000999998" table:style-name="ce3">
            <text:p>20606733,001</text:p>
          </table:table-cell>
          <table:table-cell office:value-type="float" office:value="20606731.918000001" table:style-name="ce3">
            <text:p>20606731,918</text:p>
          </table:table-cell>
          <table:table-cell office:value-type="float" office:value="-6472875.5489999996" table:style-name="ce3">
            <text:p>-6472875,549</text:p>
          </table:table-cell>
          <table:table-cell office:value-type="float" office:value="-5043798.642" table:style-name="ce3">
            <text:p>-5043798,642</text:p>
          </table:table-cell>
          <table:table-cell office:value-type="float" office:value="22916486.191" table:style-name="ce3">
            <text:p>22916486,191</text:p>
          </table:table-cell>
          <table:table-cell office:value-type="float" office:value="22916484.239999998" table:style-name="ce3">
            <text:p>22916484,240</text:p>
          </table:table-cell>
          <table:table-cell office:value-type="float" office:value="22916484.077" table:style-name="ce3">
            <text:p>22916484,077</text:p>
          </table:table-cell>
          <table:table-cell office:value-type="float" office:value="-7124309.0609999998" table:style-name="ce3">
            <text:p>-7124309,061</text:p>
          </table:table-cell>
          <table:table-cell office:value-type="float" office:value="-5551408.8389999997" table:style-name="ce3">
            <text:p>-5551408,839</text:p>
          </table:table-cell>
          <table:table-cell office:value-type="float" office:value="22910501.899" table:style-name="ce3">
            <text:p>22910501,899</text:p>
          </table:table-cell>
          <table:table-cell office:value-type="float" office:value="22910503.059999999" table:style-name="ce3">
            <text:p>22910503,060</text:p>
          </table:table-cell>
          <table:table-cell office:value-type="float" office:value="22910502.034000002" table:style-name="ce3">
            <text:p>22910502,034</text:p>
          </table:table-cell>
          <table:table-cell table:style-name="ce2"/>
          <table:table-cell office:value-type="float" office:value="-22159106.493999999" table:style-name="ce3">
            <text:p>-22159106,494</text:p>
          </table:table-cell>
          <table:table-cell office:value-type="float" office:value="-17266833.526000001" table:style-name="ce3">
            <text:p>-17266833,526</text:p>
          </table:table-cell>
          <table:table-cell office:value-type="float" office:value="19913034.304000001" table:style-name="ce3">
            <text:p>19913034,304</text:p>
          </table:table-cell>
          <table:table-cell office:value-type="float" office:value="19913031.583999999" table:style-name="ce3">
            <text:p>19913031,584</text:p>
          </table:table-cell>
          <table:table-cell office:value-type="float" office:value="19913033.798999999" table:style-name="ce3">
            <text:p>19913033,799</text:p>
          </table:table-cell>
          <table:table-cell office:value-type="float" office:value="-133995.174" table:style-name="ce3">
            <text:p>-133995,174</text:p>
          </table:table-cell>
          <table:table-cell office:value-type="float" office:value="-104412.264" table:style-name="ce3">
            <text:p>-104412,264</text:p>
          </table:table-cell>
          <table:table-cell office:value-type="float" office:value="24430521.943999998" table:style-name="ce3">
            <text:p>24430521,944</text:p>
          </table:table-cell>
          <table:table-cell office:value-type="float" office:value="24430519.061999999" table:style-name="ce3">
            <text:p>24430519,062</text:p>
          </table:table-cell>
          <table:table-cell office:value-type="float" office:value="24430523.004000001" table:style-name="ce3">
            <text:p>24430523,004</text:p>
          </table:table-cell>
          <table:table-cell office:value-type="float" office:value="-16335371.051000001" table:style-name="ce3">
            <text:p>-16335371,051</text:p>
          </table:table-cell>
          <table:table-cell office:value-type="float" office:value="-12728858.557" table:style-name="ce3">
            <text:p>-12728858,557</text:p>
          </table:table-cell>
          <table:table-cell office:value-type="float" office:value="20606720.859999999" table:style-name="ce3">
            <text:p>20606720,860</text:p>
          </table:table-cell>
          <table:table-cell office:value-type="float" office:value="20606718.460999999" table:style-name="ce3">
            <text:p>20606718,461</text:p>
          </table:table-cell>
          <table:table-cell office:value-type="float" office:value="20606720.421999998" table:style-name="ce3">
            <text:p>20606720,422</text:p>
          </table:table-cell>
          <table:table-cell office:value-type="float" office:value="-7237218.0789999999" table:style-name="ce3">
            <text:p>-7237218,079</text:p>
          </table:table-cell>
          <table:table-cell office:value-type="float" office:value="-5639390.1279999996" table:style-name="ce3">
            <text:p>-5639390,128</text:p>
          </table:table-cell>
          <table:table-cell office:value-type="float" office:value="22916468.353999998" table:style-name="ce3">
            <text:p>22916468,354</text:p>
          </table:table-cell>
          <table:table-cell office:value-type="float" office:value="22916466.090999998" table:style-name="ce3">
            <text:p>22916466,091</text:p>
          </table:table-cell>
          <table:table-cell office:value-type="float" office:value="22916468.510000002" table:style-name="ce3">
            <text:p>22916468,510</text:p>
          </table:table-cell>
          <table:table-cell office:value-type="float" office:value="-7719790.3700000001" table:style-name="ce3">
            <text:p>-7719790,370</text:p>
          </table:table-cell>
          <table:table-cell office:value-type="float" office:value="-6015420.5310000004" table:style-name="ce3">
            <text:p>-6015420,531</text:p>
          </table:table-cell>
          <table:table-cell office:value-type="float" office:value="22910497.774999999" table:style-name="ce3">
            <text:p>22910497,775</text:p>
          </table:table-cell>
          <table:table-cell office:value-type="float" office:value="22910493.497000001" table:style-name="ce3">
            <text:p>22910493,497</text:p>
          </table:table-cell>
          <table:table-cell office:value-type="float" office:value="22910497.261999998" table:style-name="ce3">
            <text:p>22910497,262</text:p>
          </table:table-cell>
          <table:table-cell table:number-columns-repeated="16332"/>
        </table:table-row>
        <table:table-row table:style-name="ro1">
          <table:table-cell office:value-type="float" office:value="10080" table:style-name="ce2">
            <text:p>10080</text:p>
          </table:table-cell>
          <table:table-cell office:value-type="float" office:value="-20738432.855999999" table:style-name="ce2">
            <text:p>-20738432,86</text:p>
          </table:table-cell>
          <table:table-cell office:value-type="float" office:value="-16159815.424000001" table:style-name="ce3">
            <text:p>-16159815,424</text:p>
          </table:table-cell>
          <table:table-cell office:value-type="float" office:value="19916136.703000002" table:style-name="ce3">
            <text:p>19916136,703</text:p>
          </table:table-cell>
          <table:table-cell office:value-type="float" office:value="19916137.725000001" table:style-name="ce3">
            <text:p>19916137,725</text:p>
          </table:table-cell>
          <table:table-cell office:value-type="float" office:value="19916136.829" table:style-name="ce3">
            <text:p>19916136,829</text:p>
          </table:table-cell>
          <table:table-cell office:value-type="float" office:value="482464.53600000002" table:style-name="ce3">
            <text:p>482464,536</text:p>
          </table:table-cell>
          <table:table-cell office:value-type="float" office:value="375945.554" table:style-name="ce3">
            <text:p>375945,554</text:p>
          </table:table-cell>
          <table:table-cell office:value-type="float" office:value="24440287.927000001" table:style-name="ce3">
            <text:p>24440287,927</text:p>
          </table:table-cell>
          <table:table-cell office:value-type="float" office:value="24440287.747000001" table:style-name="ce3">
            <text:p>24440287,747</text:p>
          </table:table-cell>
          <table:table-cell office:value-type="float" office:value="24440288.686999999" table:style-name="ce3">
            <text:p>24440288,687</text:p>
          </table:table-cell>
          <table:table-cell office:value-type="float" office:value="-15966927.936000001" table:style-name="ce3">
            <text:p>-15966927,936</text:p>
          </table:table-cell>
          <table:table-cell office:value-type="float" office:value="-12441759.747" table:style-name="ce3">
            <text:p>-12441759,747</text:p>
          </table:table-cell>
          <table:table-cell office:value-type="float" office:value="20603582.513999999" table:style-name="ce3">
            <text:p>20603582,514</text:p>
          </table:table-cell>
          <table:table-cell office:value-type="float" office:value="20603583.261" table:style-name="ce3">
            <text:p>20603583,261</text:p>
          </table:table-cell>
          <table:table-cell office:value-type="float" office:value="20603582.217" table:style-name="ce3">
            <text:p>20603582,217</text:p>
          </table:table-cell>
          <table:table-cell office:value-type="float" office:value="-6559586.091" table:style-name="ce3">
            <text:p>-6559586,091</text:p>
          </table:table-cell>
          <table:table-cell office:value-type="float" office:value="-5111365.2740000002" table:style-name="ce3">
            <text:p>-5111365,274</text:p>
          </table:table-cell>
          <table:table-cell office:value-type="float" office:value="22899983.212000001" table:style-name="ce3">
            <text:p>22899983,212</text:p>
          </table:table-cell>
          <table:table-cell office:value-type="float" office:value="22899983.421999998" table:style-name="ce3">
            <text:p>22899983,422</text:p>
          </table:table-cell>
          <table:table-cell office:value-type="float" office:value="22899982.763999999" table:style-name="ce3">
            <text:p>22899982,764</text:p>
          </table:table-cell>
          <table:table-cell office:value-type="float" office:value="-7237913.7079999996" table:style-name="ce3">
            <text:p>-7237913,708</text:p>
          </table:table-cell>
          <table:table-cell office:value-type="float" office:value="-5639931.943" table:style-name="ce3">
            <text:p>-5639931,943</text:p>
          </table:table-cell>
          <table:table-cell office:value-type="float" office:value="22888883.559" table:style-name="ce3">
            <text:p>22888883,559</text:p>
          </table:table-cell>
          <table:table-cell office:value-type="float" office:value="22888884.41" table:style-name="ce3">
            <text:p>22888884,410</text:p>
          </table:table-cell>
          <table:table-cell office:value-type="float" office:value="22888883.748" table:style-name="ce3">
            <text:p>22888883,748</text:p>
          </table:table-cell>
          <table:table-cell table:style-name="ce2"/>
          <table:table-cell office:value-type="float" office:value="-22142869.151999999" table:style-name="ce3">
            <text:p>-22142869,152</text:p>
          </table:table-cell>
          <table:table-cell office:value-type="float" office:value="-17254181.050999999" table:style-name="ce3">
            <text:p>-17254181,051</text:p>
          </table:table-cell>
          <table:table-cell office:value-type="float" office:value="19916124.158" table:style-name="ce3">
            <text:p>19916124,158</text:p>
          </table:table-cell>
          <table:table-cell office:value-type="float" office:value="19916121.471000001" table:style-name="ce3">
            <text:p>19916121,471</text:p>
          </table:table-cell>
          <table:table-cell office:value-type="float" office:value="19916123.802000001" table:style-name="ce3">
            <text:p>19916123,802</text:p>
          </table:table-cell>
          <table:table-cell office:value-type="float" office:value="-82724.498000000007" table:style-name="ce3">
            <text:p>-82724,498</text:p>
          </table:table-cell>
          <table:table-cell office:value-type="float" office:value="-64461.156000000003" table:style-name="ce3">
            <text:p>-64461,156</text:p>
          </table:table-cell>
          <table:table-cell office:value-type="float" office:value="24440277.809" table:style-name="ce3">
            <text:p>24440277,809</text:p>
          </table:table-cell>
          <table:table-cell office:value-type="float" office:value="24440276.159000002" table:style-name="ce3">
            <text:p>24440276,159</text:p>
          </table:table-cell>
          <table:table-cell office:value-type="float" office:value="24440278.816" table:style-name="ce3">
            <text:p>24440278,816</text:p>
          </table:table-cell>
          <table:table-cell office:value-type="float" office:value="-16351923.561000001" table:style-name="ce3">
            <text:p>-16351923,561</text:p>
          </table:table-cell>
          <table:table-cell office:value-type="float" office:value="-12741756.611" table:style-name="ce3">
            <text:p>-12741756,611</text:p>
          </table:table-cell>
          <table:table-cell office:value-type="float" office:value="20603570.804000001" table:style-name="ce3">
            <text:p>20603570,804</text:p>
          </table:table-cell>
          <table:table-cell office:value-type="float" office:value="20603568.646000002" table:style-name="ce3">
            <text:p>20603568,646</text:p>
          </table:table-cell>
          <table:table-cell office:value-type="float" office:value="20603570.583999999" table:style-name="ce3">
            <text:p>20603570,584</text:p>
          </table:table-cell>
          <table:table-cell office:value-type="float" office:value="-7323928.5559999999" table:style-name="ce3">
            <text:p>-7323928,556</text:p>
          </table:table-cell>
          <table:table-cell office:value-type="float" office:value="-5706956.733" table:style-name="ce3">
            <text:p>-5706956,733</text:p>
          </table:table-cell>
          <table:table-cell office:value-type="float" office:value="22899967.920000002" table:style-name="ce3">
            <text:p>22899967,920</text:p>
          </table:table-cell>
          <table:table-cell office:value-type="float" office:value="22899966.18" table:style-name="ce3">
            <text:p>22899966,180</text:p>
          </table:table-cell>
          <table:table-cell office:value-type="float" office:value="22899967.594999999" table:style-name="ce3">
            <text:p>22899967,595</text:p>
          </table:table-cell>
          <table:table-cell office:value-type="float" office:value="-7833395.1279999996" table:style-name="ce3">
            <text:p>-7833395,128</text:p>
          </table:table-cell>
          <table:table-cell office:value-type="float" office:value="-6103943.7199999997" table:style-name="ce3">
            <text:p>-6103943,720</text:p>
          </table:table-cell>
          <table:table-cell office:value-type="float" office:value="22888880.024" table:style-name="ce3">
            <text:p>22888880,024</text:p>
          </table:table-cell>
          <table:table-cell office:value-type="float" office:value="22888874.978999998" table:style-name="ce3">
            <text:p>22888874,979</text:p>
          </table:table-cell>
          <table:table-cell office:value-type="float" office:value="22888878.888" table:style-name="ce3">
            <text:p>22888878,888</text:p>
          </table:table-cell>
          <table:table-cell table:number-columns-repeated="16332"/>
        </table:table-row>
        <table:table-row table:style-name="ro1">
          <table:table-cell office:value-type="float" office:value="10110" table:style-name="ce2">
            <text:p>10110</text:p>
          </table:table-cell>
          <table:table-cell office:value-type="float" office:value="-20721809.364999998" table:style-name="ce2">
            <text:p>-20721809,37</text:p>
          </table:table-cell>
          <table:table-cell office:value-type="float" office:value="-16146862.050000001" table:style-name="ce3">
            <text:p>-16146862,050</text:p>
          </table:table-cell>
          <table:table-cell office:value-type="float" office:value="19919300.554000001" table:style-name="ce3">
            <text:p>19919300,554</text:p>
          </table:table-cell>
          <table:table-cell office:value-type="float" office:value="19919300.971000001" table:style-name="ce3">
            <text:p>19919300,971</text:p>
          </table:table-cell>
          <table:table-cell office:value-type="float" office:value="19919300.169" table:style-name="ce3">
            <text:p>19919300,169</text:p>
          </table:table-cell>
          <table:table-cell office:value-type="float" office:value="533974.14599999995" table:style-name="ce3">
            <text:p>533974,146</text:p>
          </table:table-cell>
          <table:table-cell office:value-type="float" office:value="416082.90500000003" table:style-name="ce3">
            <text:p>416082,905</text:p>
          </table:table-cell>
          <table:table-cell office:value-type="float" office:value="24450090.361000001" table:style-name="ce3">
            <text:p>24450090,361</text:p>
          </table:table-cell>
          <table:table-cell office:value-type="float" office:value="24450089.153000001" table:style-name="ce3">
            <text:p>24450089,153</text:p>
          </table:table-cell>
          <table:table-cell office:value-type="float" office:value="24450089.482999999" table:style-name="ce3">
            <text:p>24450089,483</text:p>
          </table:table-cell>
          <table:table-cell office:value-type="float" office:value="-15983104.159" table:style-name="ce3">
            <text:p>-15983104,159</text:p>
          </table:table-cell>
          <table:table-cell office:value-type="float" office:value="-12454364.589" table:style-name="ce3">
            <text:p>-12454364,589</text:p>
          </table:table-cell>
          <table:table-cell office:value-type="float" office:value="20600504.638" table:style-name="ce3">
            <text:p>20600504,638</text:p>
          </table:table-cell>
          <table:table-cell office:value-type="float" office:value="20600504.967999998" table:style-name="ce3">
            <text:p>20600504,968</text:p>
          </table:table-cell>
          <table:table-cell office:value-type="float" office:value="20600503.866" table:style-name="ce3">
            <text:p>20600503,866</text:p>
          </table:table-cell>
          <table:table-cell office:value-type="float" office:value="-6645969.148" table:style-name="ce3">
            <text:p>-6645969,148</text:p>
          </table:table-cell>
          <table:table-cell office:value-type="float" office:value="-5178676.7649999997" table:style-name="ce3">
            <text:p>-5178676,765</text:p>
          </table:table-cell>
          <table:table-cell office:value-type="float" office:value="22883544.815000001" table:style-name="ce3">
            <text:p>22883544,815</text:p>
          </table:table-cell>
          <table:table-cell office:value-type="float" office:value="22883545.383000001" table:style-name="ce3">
            <text:p>22883545,383</text:p>
          </table:table-cell>
          <table:table-cell office:value-type="float" office:value="22883544.697000001" table:style-name="ce3">
            <text:p>22883544,697</text:p>
          </table:table-cell>
          <table:table-cell office:value-type="float" office:value="-7351338.2029999997" table:style-name="ce3">
            <text:p>-7351338,203</text:p>
          </table:table-cell>
          <table:table-cell office:value-type="float" office:value="-5728314.6459999997" table:style-name="ce3">
            <text:p>-5728314,646</text:p>
          </table:table-cell>
          <table:table-cell office:value-type="float" office:value="22867300.732000001" table:style-name="ce3">
            <text:p>22867300,732</text:p>
          </table:table-cell>
          <table:table-cell office:value-type="float" office:value="22867300.539000001" table:style-name="ce3">
            <text:p>22867300,539</text:p>
          </table:table-cell>
          <table:table-cell office:value-type="float" office:value="22867300.346000001" table:style-name="ce3">
            <text:p>22867300,346</text:p>
          </table:table-cell>
          <table:table-cell table:style-name="ce2"/>
          <table:table-cell office:value-type="float" office:value="-22126246.831999999" table:style-name="ce3">
            <text:p>-22126246,832</text:p>
          </table:table-cell>
          <table:table-cell office:value-type="float" office:value="-17241228.589000002" table:style-name="ce3">
            <text:p>-17241228,589</text:p>
          </table:table-cell>
          <table:table-cell office:value-type="float" office:value="19919287.375" table:style-name="ce3">
            <text:p>19919287,375</text:p>
          </table:table-cell>
          <table:table-cell office:value-type="float" office:value="19919284.432" table:style-name="ce3">
            <text:p>19919284,432</text:p>
          </table:table-cell>
          <table:table-cell office:value-type="float" office:value="19919286.809999999" table:style-name="ce3">
            <text:p>19919286,810</text:p>
          </table:table-cell>
          <table:table-cell office:value-type="float" office:value="-31215.905999999999" table:style-name="ce3">
            <text:p>-31215,906</text:p>
          </table:table-cell>
          <table:table-cell office:value-type="float" office:value="-24324.606" table:style-name="ce3">
            <text:p>-24324,606</text:p>
          </table:table-cell>
          <table:table-cell office:value-type="float" office:value="24450081.602000002" table:style-name="ce3">
            <text:p>24450081,602</text:p>
          </table:table-cell>
          <table:table-cell office:value-type="float" office:value="24450076.949999999" table:style-name="ce3">
            <text:p>24450076,950</text:p>
          </table:table-cell>
          <table:table-cell office:value-type="float" office:value="24450079.817000002" table:style-name="ce3">
            <text:p>24450079,817</text:p>
          </table:table-cell>
          <table:table-cell office:value-type="float" office:value="-16368101.002" table:style-name="ce3">
            <text:p>-16368101,002</text:p>
          </table:table-cell>
          <table:table-cell office:value-type="float" office:value="-12754362.401000001" table:style-name="ce3">
            <text:p>-12754362,401</text:p>
          </table:table-cell>
          <table:table-cell office:value-type="float" office:value="20600492.061999999" table:style-name="ce3">
            <text:p>20600492,062</text:p>
          </table:table-cell>
          <table:table-cell office:value-type="float" office:value="20600490.307999998" table:style-name="ce3">
            <text:p>20600490,308</text:p>
          </table:table-cell>
          <table:table-cell office:value-type="float" office:value="20600491.732999999" table:style-name="ce3">
            <text:p>20600491,733</text:p>
          </table:table-cell>
          <table:table-cell office:value-type="float" office:value="-7410312.6730000004" table:style-name="ce3">
            <text:p>-7410312,673</text:p>
          </table:table-cell>
          <table:table-cell office:value-type="float" office:value="-5774269.017" table:style-name="ce3">
            <text:p>-5774269,017</text:p>
          </table:table-cell>
          <table:table-cell office:value-type="float" office:value="22883529.703000002" table:style-name="ce3">
            <text:p>22883529,703</text:p>
          </table:table-cell>
          <table:table-cell office:value-type="float" office:value="22883527.980999999" table:style-name="ce3">
            <text:p>22883527,981</text:p>
          </table:table-cell>
          <table:table-cell office:value-type="float" office:value="22883529.366999999" table:style-name="ce3">
            <text:p>22883529,367</text:p>
          </table:table-cell>
          <table:table-cell office:value-type="float" office:value="-7946820.7649999997" table:style-name="ce3">
            <text:p>-7946820,765</text:p>
          </table:table-cell>
          <table:table-cell office:value-type="float" office:value="-6192327.3399999999" table:style-name="ce3">
            <text:p>-6192327,340</text:p>
          </table:table-cell>
          <table:table-cell office:value-type="float" office:value="22867293.502999999" table:style-name="ce3">
            <text:p>22867293,503</text:p>
          </table:table-cell>
          <table:table-cell office:value-type="float" office:value="22867291.328000002" table:style-name="ce3">
            <text:p>22867291,328</text:p>
          </table:table-cell>
          <table:table-cell office:value-type="float" office:value="22867293.976" table:style-name="ce3">
            <text:p>22867293,976</text:p>
          </table:table-cell>
          <table:table-cell table:number-columns-repeated="16332"/>
        </table:table-row>
        <table:table-row table:style-name="ro1">
          <table:table-cell office:value-type="float" office:value="10140" table:style-name="ce2">
            <text:p>10140</text:p>
          </table:table-cell>
          <table:table-cell office:value-type="float" office:value="-20704792.504000001" table:style-name="ce2">
            <text:p>-20704792,5</text:p>
          </table:table-cell>
          <table:table-cell office:value-type="float" office:value="-16133602.158" table:style-name="ce3">
            <text:p>-16133602,158</text:p>
          </table:table-cell>
          <table:table-cell office:value-type="float" office:value="19922538.509" table:style-name="ce3">
            <text:p>19922538,509</text:p>
          </table:table-cell>
          <table:table-cell office:value-type="float" office:value="19922539.046999998" table:style-name="ce3">
            <text:p>19922539,047</text:p>
          </table:table-cell>
          <table:table-cell office:value-type="float" office:value="19922538.094000001" table:style-name="ce3">
            <text:p>19922538,094</text:p>
          </table:table-cell>
          <table:table-cell office:value-type="float" office:value="585728.84900000005" table:style-name="ce3">
            <text:p>585728,849</text:p>
          </table:table-cell>
          <table:table-cell office:value-type="float" office:value="456411.19099999999" table:style-name="ce3">
            <text:p>456411,191</text:p>
          </table:table-cell>
          <table:table-cell office:value-type="float" office:value="24459937.881000001" table:style-name="ce3">
            <text:p>24459937,881</text:p>
          </table:table-cell>
          <table:table-cell office:value-type="float" office:value="24459938.794" table:style-name="ce3">
            <text:p>24459938,794</text:p>
          </table:table-cell>
          <table:table-cell office:value-type="float" office:value="24459936.813999999" table:style-name="ce3">
            <text:p>24459936,814</text:p>
          </table:table-cell>
          <table:table-cell office:value-type="float" office:value="-15998896.675000001" table:style-name="ce3">
            <text:p>-15998896,675</text:p>
          </table:table-cell>
          <table:table-cell office:value-type="float" office:value="-12466670.445" table:style-name="ce3">
            <text:p>-12466670,445</text:p>
          </table:table-cell>
          <table:table-cell office:value-type="float" office:value="20597498.498" table:style-name="ce3">
            <text:p>20597498,498</text:p>
          </table:table-cell>
          <table:table-cell office:value-type="float" office:value="20597499.647" table:style-name="ce3">
            <text:p>20597499,647</text:p>
          </table:table-cell>
          <table:table-cell office:value-type="float" office:value="20597498.613000002" table:style-name="ce3">
            <text:p>20597498,613</text:p>
          </table:table-cell>
          <table:table-cell office:value-type="float" office:value="-6732013.3130000001" table:style-name="ce3">
            <text:p>-6732013,313</text:p>
          </table:table-cell>
          <table:table-cell office:value-type="float" office:value="-5245724.1639999999" table:style-name="ce3">
            <text:p>-5245724,164</text:p>
          </table:table-cell>
          <table:table-cell office:value-type="float" office:value="22867171.083999999" table:style-name="ce3">
            <text:p>22867171,084</text:p>
          </table:table-cell>
          <table:table-cell office:value-type="float" office:value="22867171.842" table:style-name="ce3">
            <text:p>22867171,842</text:p>
          </table:table-cell>
          <table:table-cell office:value-type="float" office:value="22867170.963" table:style-name="ce3">
            <text:p>22867170,963</text:p>
          </table:table-cell>
          <table:table-cell office:value-type="float" office:value="-7464571.0630000001" table:style-name="ce3">
            <text:p>-7464571,063</text:p>
          </table:table-cell>
          <table:table-cell office:value-type="float" office:value="-5816548.051" table:style-name="ce3">
            <text:p>-5816548,051</text:p>
          </table:table-cell>
          <table:table-cell office:value-type="float" office:value="22845754.07" table:style-name="ce3">
            <text:p>22845754,070</text:p>
          </table:table-cell>
          <table:table-cell office:value-type="float" office:value="22845752.447000001" table:style-name="ce3">
            <text:p>22845752,447</text:p>
          </table:table-cell>
          <table:table-cell office:value-type="float" office:value="22845753.088" table:style-name="ce3">
            <text:p>22845753,088</text:p>
          </table:table-cell>
          <table:table-cell table:style-name="ce2"/>
          <table:table-cell office:value-type="float" office:value="-22109229.434" table:style-name="ce3">
            <text:p>-22109229,434</text:p>
          </table:table-cell>
          <table:table-cell office:value-type="float" office:value="-17227968.278999999" table:style-name="ce3">
            <text:p>-17227968,279</text:p>
          </table:table-cell>
          <table:table-cell office:value-type="float" office:value="19922524.864" table:style-name="ce3">
            <text:p>19922524,864</text:p>
          </table:table-cell>
          <table:table-cell office:value-type="float" office:value="19922523.035999998" table:style-name="ce3">
            <text:p>19922523,036</text:p>
          </table:table-cell>
          <table:table-cell office:value-type="float" office:value="19922524.708999999" table:style-name="ce3">
            <text:p>19922524,709</text:p>
          </table:table-cell>
          <table:table-cell office:value-type="float" office:value="20539.472000000002" table:style-name="ce3">
            <text:p>20539,472</text:p>
          </table:table-cell>
          <table:table-cell office:value-type="float" office:value="16004.33" table:style-name="ce3">
            <text:p>16004,330</text:p>
          </table:table-cell>
          <table:table-cell office:value-type="float" office:value="24459929.219000001" table:style-name="ce3">
            <text:p>24459929,219</text:p>
          </table:table-cell>
          <table:table-cell office:value-type="float" office:value="24459924.57" table:style-name="ce3">
            <text:p>24459924,570</text:p>
          </table:table-cell>
          <table:table-cell office:value-type="float" office:value="24459928.688999999" table:style-name="ce3">
            <text:p>24459928,689</text:p>
          </table:table-cell>
          <table:table-cell office:value-type="float" office:value="-16383893.029999999" table:style-name="ce3">
            <text:p>-16383893,030</text:p>
          </table:table-cell>
          <table:table-cell office:value-type="float" office:value="-12766667.879000001" table:style-name="ce3">
            <text:p>-12766667,879</text:p>
          </table:table-cell>
          <table:table-cell office:value-type="float" office:value="20597487.574000001" table:style-name="ce3">
            <text:p>20597487,574</text:p>
          </table:table-cell>
          <table:table-cell office:value-type="float" office:value="20597485.173999999" table:style-name="ce3">
            <text:p>20597485,174</text:p>
          </table:table-cell>
          <table:table-cell office:value-type="float" office:value="20597486.839000002" table:style-name="ce3">
            <text:p>20597486,839</text:p>
          </table:table-cell>
          <table:table-cell office:value-type="float" office:value="-7496356.1699999999" table:style-name="ce3">
            <text:p>-7496356,170</text:p>
          </table:table-cell>
          <table:table-cell office:value-type="float" office:value="-5841315.8990000002" table:style-name="ce3">
            <text:p>-5841315,899</text:p>
          </table:table-cell>
          <table:table-cell office:value-type="float" office:value="22867155.998" table:style-name="ce3">
            <text:p>22867155,998</text:p>
          </table:table-cell>
          <table:table-cell office:value-type="float" office:value="22867154.537" table:style-name="ce3">
            <text:p>22867154,537</text:p>
          </table:table-cell>
          <table:table-cell office:value-type="float" office:value="22867155.070999999" table:style-name="ce3">
            <text:p>22867155,071</text:p>
          </table:table-cell>
          <table:table-cell office:value-type="float" office:value="-8060053.1200000001" table:style-name="ce3">
            <text:p>-8060053,120</text:p>
          </table:table-cell>
          <table:table-cell office:value-type="float" office:value="-6280560.3269999996" table:style-name="ce3">
            <text:p>-6280560,327</text:p>
          </table:table-cell>
          <table:table-cell office:value-type="float" office:value="22845747.846000001" table:style-name="ce3">
            <text:p>22845747,846</text:p>
          </table:table-cell>
          <table:table-cell office:value-type="float" office:value="22845743.813000001" table:style-name="ce3">
            <text:p>22845743,813</text:p>
          </table:table-cell>
          <table:table-cell office:value-type="float" office:value="22845746.905999999" table:style-name="ce3">
            <text:p>22845746,906</text:p>
          </table:table-cell>
          <table:table-cell table:number-columns-repeated="16332"/>
        </table:table-row>
        <table:table-row table:style-name="ro1">
          <table:table-cell office:value-type="float" office:value="10170" table:style-name="ce2">
            <text:p>10170</text:p>
          </table:table-cell>
          <table:table-cell office:value-type="float" office:value="-20687387.195999999" table:style-name="ce2">
            <text:p>-20687387,2</text:p>
          </table:table-cell>
          <table:table-cell office:value-type="float" office:value="-16120039.579" table:style-name="ce3">
            <text:p>-16120039,579</text:p>
          </table:table-cell>
          <table:table-cell office:value-type="float" office:value="19925851.296" table:style-name="ce3">
            <text:p>19925851,296</text:p>
          </table:table-cell>
          <table:table-cell office:value-type="float" office:value="19925851.500999998" table:style-name="ce3">
            <text:p>19925851,501</text:p>
          </table:table-cell>
          <table:table-cell office:value-type="float" office:value="19925850.443" table:style-name="ce3">
            <text:p>19925850,443</text:p>
          </table:table-cell>
          <table:table-cell office:value-type="float" office:value="637722.36399999994" table:style-name="ce3">
            <text:p>637722,364</text:p>
          </table:table-cell>
          <table:table-cell office:value-type="float" office:value="496925.625" table:style-name="ce3">
            <text:p>496925,625</text:p>
          </table:table-cell>
          <table:table-cell office:value-type="float" office:value="24469831.567000002" table:style-name="ce3">
            <text:p>24469831,567</text:p>
          </table:table-cell>
          <table:table-cell office:value-type="float" office:value="24469834.170000002" table:style-name="ce3">
            <text:p>24469834,170</text:p>
          </table:table-cell>
          <table:table-cell office:value-type="float" office:value="24469832.522" table:style-name="ce3">
            <text:p>24469832,522</text:p>
          </table:table-cell>
          <table:table-cell office:value-type="float" office:value="-16014310.119999999" table:style-name="ce3">
            <text:p>-16014310,120</text:p>
          </table:table-cell>
          <table:table-cell office:value-type="float" office:value="-12478680.913000001" table:style-name="ce3">
            <text:p>-12478680,913</text:p>
          </table:table-cell>
          <table:table-cell office:value-type="float" office:value="20594565.778000001" table:style-name="ce3">
            <text:p>20594565,778</text:p>
          </table:table-cell>
          <table:table-cell office:value-type="float" office:value="20594566.515999999" table:style-name="ce3">
            <text:p>20594566,516</text:p>
          </table:table-cell>
          <table:table-cell office:value-type="float" office:value="20594565.219999999" table:style-name="ce3">
            <text:p>20594565,220</text:p>
          </table:table-cell>
          <table:table-cell office:value-type="float" office:value="-6817719.6059999997" table:style-name="ce3">
            <text:p>-6817719,606</text:p>
          </table:table-cell>
          <table:table-cell office:value-type="float" office:value="-5312508.3" table:style-name="ce3">
            <text:p>-5312508,300</text:p>
          </table:table-cell>
          <table:table-cell office:value-type="float" office:value="22850862.217999998" table:style-name="ce3">
            <text:p>22850862,218</text:p>
          </table:table-cell>
          <table:table-cell office:value-type="float" office:value="22850861.978" table:style-name="ce3">
            <text:p>22850861,978</text:p>
          </table:table-cell>
          <table:table-cell office:value-type="float" office:value="22850861.546" table:style-name="ce3">
            <text:p>22850861,546</text:p>
          </table:table-cell>
          <table:table-cell office:value-type="float" office:value="-7577612.8219999997" table:style-name="ce3">
            <text:p>-7577612,822</text:p>
          </table:table-cell>
          <table:table-cell office:value-type="float" office:value="-5904632.5300000003" table:style-name="ce3">
            <text:p>-5904632,530</text:p>
          </table:table-cell>
          <table:table-cell office:value-type="float" office:value="22824242.776999999" table:style-name="ce3">
            <text:p>22824242,777</text:p>
          </table:table-cell>
          <table:table-cell office:value-type="float" office:value="22824241.313999999" table:style-name="ce3">
            <text:p>22824241,314</text:p>
          </table:table-cell>
          <table:table-cell office:value-type="float" office:value="22824241.611000001" table:style-name="ce3">
            <text:p>22824241,611</text:p>
          </table:table-cell>
          <table:table-cell table:style-name="ce2"/>
          <table:table-cell office:value-type="float" office:value="-22091821.324000001" table:style-name="ce3">
            <text:p>-22091821,324</text:p>
          </table:table-cell>
          <table:table-cell office:value-type="float" office:value="-17214403.517999999" table:style-name="ce3">
            <text:p>-17214403,518</text:p>
          </table:table-cell>
          <table:table-cell office:value-type="float" office:value="19925837.883000001" table:style-name="ce3">
            <text:p>19925837,883</text:p>
          </table:table-cell>
          <table:table-cell office:value-type="float" office:value="19925835.550000001" table:style-name="ce3">
            <text:p>19925835,550</text:p>
          </table:table-cell>
          <table:table-cell office:value-type="float" office:value="19925837.363000002" table:style-name="ce3">
            <text:p>19925837,363</text:p>
          </table:table-cell>
          <table:table-cell office:value-type="float" office:value="72536.019" table:style-name="ce3">
            <text:p>72536,019</text:p>
          </table:table-cell>
          <table:table-cell office:value-type="float" office:value="56521.067000000003" table:style-name="ce3">
            <text:p>56521,067</text:p>
          </table:table-cell>
          <table:table-cell office:value-type="float" office:value="24469823.25" table:style-name="ce3">
            <text:p>24469823,250</text:p>
          </table:table-cell>
          <table:table-cell office:value-type="float" office:value="24469819.897999998" table:style-name="ce3">
            <text:p>24469819,898</text:p>
          </table:table-cell>
          <table:table-cell office:value-type="float" office:value="24469822.719000001" table:style-name="ce3">
            <text:p>24469822,719</text:p>
          </table:table-cell>
          <table:table-cell office:value-type="float" office:value="-16399303.720000001" table:style-name="ce3">
            <text:p>-16399303,720</text:p>
          </table:table-cell>
          <table:table-cell office:value-type="float" office:value="-12778676.195" table:style-name="ce3">
            <text:p>-12778676,195</text:p>
          </table:table-cell>
          <table:table-cell office:value-type="float" office:value="20594554.765000001" table:style-name="ce3">
            <text:p>20594554,765</text:p>
          </table:table-cell>
          <table:table-cell office:value-type="float" office:value="20594552.897999998" table:style-name="ce3">
            <text:p>20594552,898</text:p>
          </table:table-cell>
          <table:table-cell office:value-type="float" office:value="20594554.245999999" table:style-name="ce3">
            <text:p>20594554,246</text:p>
          </table:table-cell>
          <table:table-cell office:value-type="float" office:value="-7582059.5369999995" table:style-name="ce3">
            <text:p>-7582059,537</text:p>
          </table:table-cell>
          <table:table-cell office:value-type="float" office:value="-5908097.7369999997" table:style-name="ce3">
            <text:p>-5908097,737</text:p>
          </table:table-cell>
          <table:table-cell office:value-type="float" office:value="22850847.136999998" table:style-name="ce3">
            <text:p>22850847,137</text:p>
          </table:table-cell>
          <table:table-cell office:value-type="float" office:value="22850845.456999999" table:style-name="ce3">
            <text:p>22850845,457</text:p>
          </table:table-cell>
          <table:table-cell office:value-type="float" office:value="22850846.561999999" table:style-name="ce3">
            <text:p>22850846,562</text:p>
          </table:table-cell>
          <table:table-cell office:value-type="float" office:value="-8173092.0559999999" table:style-name="ce3">
            <text:p>-8173092,056</text:p>
          </table:table-cell>
          <table:table-cell office:value-type="float" office:value="-6368642.6119999997" table:style-name="ce3">
            <text:p>-6368642,612</text:p>
          </table:table-cell>
          <table:table-cell office:value-type="float" office:value="22824236.197000001" table:style-name="ce3">
            <text:p>22824236,197</text:p>
          </table:table-cell>
          <table:table-cell office:value-type="float" office:value="22824233.5" table:style-name="ce3">
            <text:p>22824233,500</text:p>
          </table:table-cell>
          <table:table-cell office:value-type="float" office:value="22824236.401000001" table:style-name="ce3">
            <text:p>22824236,401</text:p>
          </table:table-cell>
          <table:table-cell table:number-columns-repeated="16332"/>
        </table:table-row>
        <table:table-row table:style-name="ro1">
          <table:table-cell office:value-type="float" office:value="10200" table:style-name="ce2">
            <text:p>10200</text:p>
          </table:table-cell>
          <table:table-cell office:value-type="float" office:value="-20669602.495999999" table:style-name="ce2">
            <text:p>-20669602,5</text:p>
          </table:table-cell>
          <table:table-cell office:value-type="float" office:value="-16106181.370999999" table:style-name="ce3">
            <text:p>-16106181,371</text:p>
          </table:table-cell>
          <table:table-cell office:value-type="float" office:value="19929235.272" table:style-name="ce3">
            <text:p>19929235,272</text:p>
          </table:table-cell>
          <table:table-cell office:value-type="float" office:value="19929235.772999998" table:style-name="ce3">
            <text:p>19929235,773</text:p>
          </table:table-cell>
          <table:table-cell office:value-type="float" office:value="19929234.693999998" table:style-name="ce3">
            <text:p>19929234,694</text:p>
          </table:table-cell>
          <table:table-cell office:value-type="float" office:value="689944.73499999999" table:style-name="ce3">
            <text:p>689944,735</text:p>
          </table:table-cell>
          <table:table-cell office:value-type="float" office:value="537618.39800000004" table:style-name="ce3">
            <text:p>537618,398</text:p>
          </table:table-cell>
          <table:table-cell office:value-type="float" office:value="24479771.534000002" table:style-name="ce3">
            <text:p>24479771,534</text:p>
          </table:table-cell>
          <table:table-cell office:value-type="float" office:value="24479768.818999998" table:style-name="ce3">
            <text:p>24479768,819</text:p>
          </table:table-cell>
          <table:table-cell office:value-type="float" office:value="24479771.34" table:style-name="ce3">
            <text:p>24479771,340</text:p>
          </table:table-cell>
          <table:table-cell office:value-type="float" office:value="-16029353.006999999" table:style-name="ce3">
            <text:p>-16029353,007</text:p>
          </table:table-cell>
          <table:table-cell office:value-type="float" office:value="-12490402.632999999" table:style-name="ce3">
            <text:p>-12490402,633</text:p>
          </table:table-cell>
          <table:table-cell office:value-type="float" office:value="20591703.278000001" table:style-name="ce3">
            <text:p>20591703,278</text:p>
          </table:table-cell>
          <table:table-cell office:value-type="float" office:value="20591703.901999999" table:style-name="ce3">
            <text:p>20591703,902</text:p>
          </table:table-cell>
          <table:table-cell office:value-type="float" office:value="20591702.651000001" table:style-name="ce3">
            <text:p>20591702,651</text:p>
          </table:table-cell>
          <table:table-cell office:value-type="float" office:value="-6903092.7649999997" table:style-name="ce3">
            <text:p>-6903092,765</text:p>
          </table:table-cell>
          <table:table-cell office:value-type="float" office:value="-5379032.8200000003" table:style-name="ce3">
            <text:p>-5379032,820</text:p>
          </table:table-cell>
          <table:table-cell office:value-type="float" office:value="22834616.647999998" table:style-name="ce3">
            <text:p>22834616,648</text:p>
          </table:table-cell>
          <table:table-cell office:value-type="float" office:value="22834616.559" table:style-name="ce3">
            <text:p>22834616,559</text:p>
          </table:table-cell>
          <table:table-cell office:value-type="float" office:value="22834615.732999999" table:style-name="ce3">
            <text:p>22834615,733</text:p>
          </table:table-cell>
          <table:table-cell office:value-type="float" office:value="-7690468.0080000004" table:style-name="ce3">
            <text:p>-7690468,008</text:p>
          </table:table-cell>
          <table:table-cell office:value-type="float" office:value="-5992571.6440000003" table:style-name="ce3">
            <text:p>-5992571,644</text:p>
          </table:table-cell>
          <table:table-cell office:value-type="float" office:value="22802767.756000001" table:style-name="ce3">
            <text:p>22802767,756</text:p>
          </table:table-cell>
          <table:table-cell office:value-type="float" office:value="22802766.015000001" table:style-name="ce3">
            <text:p>22802766,015</text:p>
          </table:table-cell>
          <table:table-cell office:value-type="float" office:value="22802766.920000002" table:style-name="ce3">
            <text:p>22802766,920</text:p>
          </table:table-cell>
          <table:table-cell table:style-name="ce2"/>
          <table:table-cell office:value-type="float" office:value="-22074035.085999999" table:style-name="ce3">
            <text:p>-22074035,086</text:p>
          </table:table-cell>
          <table:table-cell office:value-type="float" office:value="-17200544.112" table:style-name="ce3">
            <text:p>-17200544,112</text:p>
          </table:table-cell>
          <table:table-cell office:value-type="float" office:value="19929222.499000002" table:style-name="ce3">
            <text:p>19929222,499</text:p>
          </table:table-cell>
          <table:table-cell office:value-type="float" office:value="19929220.109000001" table:style-name="ce3">
            <text:p>19929220,109</text:p>
          </table:table-cell>
          <table:table-cell office:value-type="float" office:value="19929221.998" table:style-name="ce3">
            <text:p>19929221,998</text:p>
          </table:table-cell>
          <table:table-cell office:value-type="float" office:value="124760.086" table:style-name="ce3">
            <text:p>124760,086</text:p>
          </table:table-cell>
          <table:table-cell office:value-type="float" office:value="97215.122000000003" table:style-name="ce3">
            <text:p>97215,122</text:p>
          </table:table-cell>
          <table:table-cell office:value-type="float" office:value="24479761.771000002" table:style-name="ce3">
            <text:p>24479761,771</text:p>
          </table:table-cell>
          <table:table-cell office:value-type="float" office:value="24479757.609000001" table:style-name="ce3">
            <text:p>24479757,609</text:p>
          </table:table-cell>
          <table:table-cell office:value-type="float" office:value="24479760.149999999" table:style-name="ce3">
            <text:p>24479760,150</text:p>
          </table:table-cell>
          <table:table-cell office:value-type="float" office:value="-16414345.107999999" table:style-name="ce3">
            <text:p>-16414345,108</text:p>
          </table:table-cell>
          <table:table-cell office:value-type="float" office:value="-12790396.751" table:style-name="ce3">
            <text:p>-12790396,751</text:p>
          </table:table-cell>
          <table:table-cell office:value-type="float" office:value="20591692.802000001" table:style-name="ce3">
            <text:p>20591692,802</text:p>
          </table:table-cell>
          <table:table-cell office:value-type="float" office:value="20591690.357000001" table:style-name="ce3">
            <text:p>20591690,357</text:p>
          </table:table-cell>
          <table:table-cell office:value-type="float" office:value="20591692.260000002" table:style-name="ce3">
            <text:p>20591692,260</text:p>
          </table:table-cell>
          <table:table-cell office:value-type="float" office:value="-7667431.023" table:style-name="ce3">
            <text:p>-7667431,023</text:p>
          </table:table-cell>
          <table:table-cell office:value-type="float" office:value="-5974620.966" table:style-name="ce3">
            <text:p>-5974620,966</text:p>
          </table:table-cell>
          <table:table-cell office:value-type="float" office:value="22834603.011" table:style-name="ce3">
            <text:p>22834603,011</text:p>
          </table:table-cell>
          <table:table-cell office:value-type="float" office:value="22834599.75" table:style-name="ce3">
            <text:p>22834599,750</text:p>
          </table:table-cell>
          <table:table-cell office:value-type="float" office:value="22834602.164000001" table:style-name="ce3">
            <text:p>22834602,164</text:p>
          </table:table-cell>
          <table:table-cell office:value-type="float" office:value="-8285945.7139999997" table:style-name="ce3">
            <text:p>-8285945,714</text:p>
          </table:table-cell>
          <table:table-cell office:value-type="float" office:value="-6456580.517" table:style-name="ce3">
            <text:p>-6456580,517</text:p>
          </table:table-cell>
          <table:table-cell office:value-type="float" office:value="22802761.412999999" table:style-name="ce3">
            <text:p>22802761,413</text:p>
          </table:table-cell>
          <table:table-cell office:value-type="float" office:value="22802758.34" table:style-name="ce3">
            <text:p>22802758,340</text:p>
          </table:table-cell>
          <table:table-cell office:value-type="float" office:value="22802761.355999999" table:style-name="ce3">
            <text:p>22802761,356</text:p>
          </table:table-cell>
          <table:table-cell table:number-columns-repeated="16332"/>
        </table:table-row>
        <table:table-row table:style-name="ro1">
          <table:table-cell office:value-type="float" office:value="10230" table:style-name="ce2">
            <text:p>10230</text:p>
          </table:table-cell>
          <table:table-cell office:value-type="float" office:value="-20651439.809" table:style-name="ce2">
            <text:p>-20651439,81</text:p>
          </table:table-cell>
          <table:table-cell office:value-type="float" office:value="-16092028.629000001" table:style-name="ce3">
            <text:p>-16092028,629</text:p>
          </table:table-cell>
          <table:table-cell office:value-type="float" office:value="19932691.572999999" table:style-name="ce3">
            <text:p>19932691,573</text:p>
          </table:table-cell>
          <table:table-cell office:value-type="float" office:value="19932691.872000001" table:style-name="ce3">
            <text:p>19932691,872</text:p>
          </table:table-cell>
          <table:table-cell office:value-type="float" office:value="19932691.168000001" table:style-name="ce3">
            <text:p>19932691,168</text:p>
          </table:table-cell>
          <table:table-cell office:value-type="float" office:value="742392.85600000003" table:style-name="ce3">
            <text:p>742392,856</text:p>
          </table:table-cell>
          <table:table-cell office:value-type="float" office:value="578487.07200000004" table:style-name="ce3">
            <text:p>578487,072</text:p>
          </table:table-cell>
          <table:table-cell office:value-type="float" office:value="24489750.278000001" table:style-name="ce3">
            <text:p>24489750,278</text:p>
          </table:table-cell>
          <table:table-cell office:value-type="float" office:value="24489749.785999998" table:style-name="ce3">
            <text:p>24489749,786</text:p>
          </table:table-cell>
          <table:table-cell office:value-type="float" office:value="24489752.122000001" table:style-name="ce3">
            <text:p>24489752,122</text:p>
          </table:table-cell>
          <table:table-cell office:value-type="float" office:value="-16044026.422" table:style-name="ce3">
            <text:p>-16044026,422</text:p>
          </table:table-cell>
          <table:table-cell office:value-type="float" office:value="-12501836.457" table:style-name="ce3">
            <text:p>-12501836,457</text:p>
          </table:table-cell>
          <table:table-cell office:value-type="float" office:value="20588910.778000001" table:style-name="ce3">
            <text:p>20588910,778</text:p>
          </table:table-cell>
          <table:table-cell office:value-type="float" office:value="20588911.785999998" table:style-name="ce3">
            <text:p>20588911,786</text:p>
          </table:table-cell>
          <table:table-cell office:value-type="float" office:value="20588910.635000002" table:style-name="ce3">
            <text:p>20588910,635</text:p>
          </table:table-cell>
          <table:table-cell office:value-type="float" office:value="-6988130.4720000001" table:style-name="ce3">
            <text:p>-6988130,472</text:p>
          </table:table-cell>
          <table:table-cell office:value-type="float" office:value="-5445295.9879999999" table:style-name="ce3">
            <text:p>-5445295,988</text:p>
          </table:table-cell>
          <table:table-cell office:value-type="float" office:value="22818434.771000002" table:style-name="ce3">
            <text:p>22818434,771</text:p>
          </table:table-cell>
          <table:table-cell office:value-type="float" office:value="22818434" table:style-name="ce3">
            <text:p>22818434,000</text:p>
          </table:table-cell>
          <table:table-cell office:value-type="float" office:value="22818434.032000002" table:style-name="ce3">
            <text:p>22818434,032</text:p>
          </table:table-cell>
          <table:table-cell office:value-type="float" office:value="-7803133.9939999999" table:style-name="ce3">
            <text:p>-7803133,994</text:p>
          </table:table-cell>
          <table:table-cell office:value-type="float" office:value="-6080363.307" table:style-name="ce3">
            <text:p>-6080363,307</text:p>
          </table:table-cell>
          <table:table-cell office:value-type="float" office:value="22781327.191" table:style-name="ce3">
            <text:p>22781327,191</text:p>
          </table:table-cell>
          <table:table-cell office:value-type="float" office:value="22781326.802000001" table:style-name="ce3">
            <text:p>22781326,802</text:p>
          </table:table-cell>
          <table:table-cell office:value-type="float" office:value="22781326.837000001" table:style-name="ce3">
            <text:p>22781326,837</text:p>
          </table:table-cell>
          <table:table-cell table:style-name="ce2"/>
          <table:table-cell office:value-type="float" office:value="-22055861.324000001" table:style-name="ce3">
            <text:p>-22055861,324</text:p>
          </table:table-cell>
          <table:table-cell office:value-type="float" office:value="-17186382.738000002" table:style-name="ce3">
            <text:p>-17186382,738</text:p>
          </table:table-cell>
          <table:table-cell office:value-type="float" office:value="19932681.364999998" table:style-name="ce3">
            <text:p>19932681,365</text:p>
          </table:table-cell>
          <table:table-cell office:value-type="float" office:value="19932678.624000002" table:style-name="ce3">
            <text:p>19932678,624</text:p>
          </table:table-cell>
          <table:table-cell office:value-type="float" office:value="19932680.695" table:style-name="ce3">
            <text:p>19932680,695</text:p>
          </table:table-cell>
          <table:table-cell office:value-type="float" office:value="177219.421" table:style-name="ce3">
            <text:p>177219,421</text:p>
          </table:table-cell>
          <table:table-cell office:value-type="float" office:value="0" table:style-name="ce3">
            <text:p>0,000</text:p>
          </table:table-cell>
          <table:table-cell office:value-type="float" office:value="24489743.295000002" table:style-name="ce3">
            <text:p>24489743,295</text:p>
          </table:table-cell>
          <table:table-cell office:value-type="float" office:value="0" table:style-name="ce3">
            <text:p>0,000</text:p>
          </table:table-cell>
          <table:table-cell office:value-type="float" office:value="24489744.09" table:style-name="ce3">
            <text:p>24489744,090</text:p>
          </table:table-cell>
          <table:table-cell office:value-type="float" office:value="-16429007.498" table:style-name="ce3">
            <text:p>-16429007,498</text:p>
          </table:table-cell>
          <table:table-cell office:value-type="float" office:value="-12801821.983999999" table:style-name="ce3">
            <text:p>-12801821,984</text:p>
          </table:table-cell>
          <table:table-cell office:value-type="float" office:value="20588902.166999999" table:style-name="ce3">
            <text:p>20588902,167</text:p>
          </table:table-cell>
          <table:table-cell office:value-type="float" office:value="20588900.282000002" table:style-name="ce3">
            <text:p>20588900,282</text:p>
          </table:table-cell>
          <table:table-cell office:value-type="float" office:value="20588901.958000001" table:style-name="ce3">
            <text:p>20588901,958</text:p>
          </table:table-cell>
          <table:table-cell office:value-type="float" office:value="-7752457.5439999998" table:style-name="ce3">
            <text:p>-7752457,544</text:p>
          </table:table-cell>
          <table:table-cell office:value-type="float" office:value="-6040875.3859999999" table:style-name="ce3">
            <text:p>-6040875,386</text:p>
          </table:table-cell>
          <table:table-cell office:value-type="float" office:value="22818422.745000001" table:style-name="ce3">
            <text:p>22818422,745</text:p>
          </table:table-cell>
          <table:table-cell office:value-type="float" office:value="22818419.838" table:style-name="ce3">
            <text:p>22818419,838</text:p>
          </table:table-cell>
          <table:table-cell office:value-type="float" office:value="22818422.011999998" table:style-name="ce3">
            <text:p>22818422,012</text:p>
          </table:table-cell>
          <table:table-cell office:value-type="float" office:value="-8398600.6390000004" table:style-name="ce3">
            <text:p>-8398600,639</text:p>
          </table:table-cell>
          <table:table-cell office:value-type="float" office:value="-6544363.5719999997" table:style-name="ce3">
            <text:p>-6544363,572</text:p>
          </table:table-cell>
          <table:table-cell office:value-type="float" office:value="22781323.057999998" table:style-name="ce3">
            <text:p>22781323,058</text:p>
          </table:table-cell>
          <table:table-cell office:value-type="float" office:value="22781321.024999999" table:style-name="ce3">
            <text:p>22781321,025</text:p>
          </table:table-cell>
          <table:table-cell office:value-type="float" office:value="22781322.217" table:style-name="ce3">
            <text:p>22781322,217</text:p>
          </table:table-cell>
          <table:table-cell table:number-columns-repeated="16332"/>
        </table:table-row>
        <table:table-row table:style-name="ro1">
          <table:table-cell office:value-type="float" office:value="10260" table:style-name="ce2">
            <text:p>10260</text:p>
          </table:table-cell>
          <table:table-cell office:value-type="float" office:value="-20632890.127999999" table:style-name="ce2">
            <text:p>-20632890,13</text:p>
          </table:table-cell>
          <table:table-cell office:value-type="float" office:value="-16077574.329" table:style-name="ce3">
            <text:p>-16077574,329</text:p>
          </table:table-cell>
          <table:table-cell office:value-type="float" office:value="19936221.438000001" table:style-name="ce3">
            <text:p>19936221,438</text:p>
          </table:table-cell>
          <table:table-cell office:value-type="float" office:value="19936221.544" table:style-name="ce3">
            <text:p>19936221,544</text:p>
          </table:table-cell>
          <table:table-cell office:value-type="float" office:value="19936221.103999998" table:style-name="ce3">
            <text:p>19936221,104</text:p>
          </table:table-cell>
          <table:table-cell office:value-type="float" office:value="795074.62300000002" table:style-name="ce3">
            <text:p>795074,623</text:p>
          </table:table-cell>
          <table:table-cell office:value-type="float" office:value="619537.77" table:style-name="ce3">
            <text:p>619537,770</text:p>
          </table:table-cell>
          <table:table-cell office:value-type="float" office:value="24499771.850000001" table:style-name="ce3">
            <text:p>24499771,850</text:p>
          </table:table-cell>
          <table:table-cell office:value-type="float" office:value="24499775.197000001" table:style-name="ce3">
            <text:p>24499775,197</text:p>
          </table:table-cell>
          <table:table-cell office:value-type="float" office:value="24499773.267999999" table:style-name="ce3">
            <text:p>24499773,268</text:p>
          </table:table-cell>
          <table:table-cell office:value-type="float" office:value="-16058321.129000001" table:style-name="ce3">
            <text:p>-16058321,129</text:p>
          </table:table-cell>
          <table:table-cell office:value-type="float" office:value="-12512975.184" table:style-name="ce3">
            <text:p>-12512975,184</text:p>
          </table:table-cell>
          <table:table-cell office:value-type="float" office:value="20586190.908" table:style-name="ce3">
            <text:p>20586190,908</text:p>
          </table:table-cell>
          <table:table-cell office:value-type="float" office:value="20586191.605" table:style-name="ce3">
            <text:p>20586191,605</text:p>
          </table:table-cell>
          <table:table-cell office:value-type="float" office:value="20586190.502" table:style-name="ce3">
            <text:p>20586190,502</text:p>
          </table:table-cell>
          <table:table-cell office:value-type="float" office:value="-7072819.7180000003" table:style-name="ce3">
            <text:p>-7072819,718</text:p>
          </table:table-cell>
          <table:table-cell office:value-type="float" office:value="-5511287.5789999999" table:style-name="ce3">
            <text:p>-5511287,579</text:p>
          </table:table-cell>
          <table:table-cell office:value-type="float" office:value="22802319.888999999" table:style-name="ce3">
            <text:p>22802319,889</text:p>
          </table:table-cell>
          <table:table-cell office:value-type="float" office:value="22802318.963" table:style-name="ce3">
            <text:p>22802318,963</text:p>
          </table:table-cell>
          <table:table-cell office:value-type="float" office:value="22802318.688000001" table:style-name="ce3">
            <text:p>22802318,688</text:p>
          </table:table-cell>
          <table:table-cell office:value-type="float" office:value="-7915597.3890000004" table:style-name="ce3">
            <text:p>-7915597,389</text:p>
          </table:table-cell>
          <table:table-cell office:value-type="float" office:value="-6167997.1189999999" table:style-name="ce3">
            <text:p>-6167997,119</text:p>
          </table:table-cell>
          <table:table-cell office:value-type="float" office:value="22759925.039999999" table:style-name="ce3">
            <text:p>22759925,040</text:p>
          </table:table-cell>
          <table:table-cell office:value-type="float" office:value="22759925.357999999" table:style-name="ce3">
            <text:p>22759925,358</text:p>
          </table:table-cell>
          <table:table-cell office:value-type="float" office:value="22759925.375" table:style-name="ce3">
            <text:p>22759925,375</text:p>
          </table:table-cell>
          <table:table-cell table:style-name="ce2"/>
          <table:table-cell office:value-type="float" office:value="-22037313.388999999" table:style-name="ce3">
            <text:p>-22037313,389</text:p>
          </table:table-cell>
          <table:table-cell office:value-type="float" office:value="-17171929.798" table:style-name="ce3">
            <text:p>-17171929,798</text:p>
          </table:table-cell>
          <table:table-cell office:value-type="float" office:value="19936210.175999999" table:style-name="ce3">
            <text:p>19936210,176</text:p>
          </table:table-cell>
          <table:table-cell office:value-type="float" office:value="19936208.098000001" table:style-name="ce3">
            <text:p>19936208,098</text:p>
          </table:table-cell>
          <table:table-cell office:value-type="float" office:value="19936209.754999999" table:style-name="ce3">
            <text:p>19936209,755</text:p>
          </table:table-cell>
          <table:table-cell office:value-type="float" office:value="229899.58799999999" table:style-name="ce3">
            <text:p>229899,588</text:p>
          </table:table-cell>
          <table:table-cell office:value-type="float" office:value="179141.99" table:style-name="ce3">
            <text:p>179141,990</text:p>
          </table:table-cell>
          <table:table-cell office:value-type="float" office:value="24499768.717999998" table:style-name="ce3">
            <text:p>24499768,718</text:p>
          </table:table-cell>
          <table:table-cell office:value-type="float" office:value="24499764.625999998" table:style-name="ce3">
            <text:p>24499764,626</text:p>
          </table:table-cell>
          <table:table-cell office:value-type="float" office:value="24499768.32" table:style-name="ce3">
            <text:p>24499768,320</text:p>
          </table:table-cell>
          <table:table-cell office:value-type="float" office:value="-16443303.998" table:style-name="ce3">
            <text:p>-16443303,998</text:p>
          </table:table-cell>
          <table:table-cell office:value-type="float" office:value="-12812962.109999999" table:style-name="ce3">
            <text:p>-12812962,110</text:p>
          </table:table-cell>
          <table:table-cell office:value-type="float" office:value="20586181.625" table:style-name="ce3">
            <text:p>20586181,625</text:p>
          </table:table-cell>
          <table:table-cell office:value-type="float" office:value="20586179.458999999" table:style-name="ce3">
            <text:p>20586179,459</text:p>
          </table:table-cell>
          <table:table-cell office:value-type="float" office:value="20586181.482000001" table:style-name="ce3">
            <text:p>20586181,482</text:p>
          </table:table-cell>
          <table:table-cell office:value-type="float" office:value="-7837148.3640000001" table:style-name="ce3">
            <text:p>-7837148,364</text:p>
          </table:table-cell>
          <table:table-cell office:value-type="float" office:value="-6106868.2630000003" table:style-name="ce3">
            <text:p>-6106868,263</text:p>
          </table:table-cell>
          <table:table-cell office:value-type="float" office:value="22802306.206" table:style-name="ce3">
            <text:p>22802306,206</text:p>
          </table:table-cell>
          <table:table-cell office:value-type="float" office:value="22802302.129000001" table:style-name="ce3">
            <text:p>22802302,129</text:p>
          </table:table-cell>
          <table:table-cell office:value-type="float" office:value="22802305.377" table:style-name="ce3">
            <text:p>22802305,377</text:p>
          </table:table-cell>
          <table:table-cell office:value-type="float" office:value="-8511065.784" table:style-name="ce3">
            <text:p>-8511065,784</text:p>
          </table:table-cell>
          <table:table-cell office:value-type="float" office:value="-6631998.7379999999" table:style-name="ce3">
            <text:p>-6631998,738</text:p>
          </table:table-cell>
          <table:table-cell office:value-type="float" office:value="22759922.138999999" table:style-name="ce3">
            <text:p>22759922,139</text:p>
          </table:table-cell>
          <table:table-cell office:value-type="float" office:value="22759918.811999999" table:style-name="ce3">
            <text:p>22759918,812</text:p>
          </table:table-cell>
          <table:table-cell office:value-type="float" office:value="22759921.236000001" table:style-name="ce3">
            <text:p>22759921,236</text:p>
          </table:table-cell>
          <table:table-cell table:number-columns-repeated="16332"/>
        </table:table-row>
        <table:table-row table:style-name="ro1">
          <table:table-cell office:value-type="float" office:value="10290" table:style-name="ce2">
            <text:p>10290</text:p>
          </table:table-cell>
          <table:table-cell office:value-type="float" office:value="-20613954.774" table:style-name="ce2">
            <text:p>-20613954,77</text:p>
          </table:table-cell>
          <table:table-cell office:value-type="float" office:value="-16062819.504000001" table:style-name="ce3">
            <text:p>-16062819,504</text:p>
          </table:table-cell>
          <table:table-cell office:value-type="float" office:value="19939825.030999999" table:style-name="ce3">
            <text:p>19939825,031</text:p>
          </table:table-cell>
          <table:table-cell office:value-type="float" office:value="19939825" table:style-name="ce3">
            <text:p>19939825,000</text:p>
          </table:table-cell>
          <table:table-cell office:value-type="float" office:value="19939824.427000001" table:style-name="ce3">
            <text:p>19939824,427</text:p>
          </table:table-cell>
          <table:table-cell office:value-type="float" office:value="847987.15" table:style-name="ce3">
            <text:p>847987,150</text:p>
          </table:table-cell>
          <table:table-cell office:value-type="float" office:value="660768.29799999995" table:style-name="ce3">
            <text:p>660768,298</text:p>
          </table:table-cell>
          <table:table-cell office:value-type="float" office:value="24509844.050999999" table:style-name="ce3">
            <text:p>24509844,051</text:p>
          </table:table-cell>
          <table:table-cell office:value-type="float" office:value="24509842.997000001" table:style-name="ce3">
            <text:p>24509842,997</text:p>
          </table:table-cell>
          <table:table-cell office:value-type="float" office:value="24509843.256999999" table:style-name="ce3">
            <text:p>24509843,257</text:p>
          </table:table-cell>
          <table:table-cell office:value-type="float" office:value="-16072238.387" table:style-name="ce3">
            <text:p>-16072238,387</text:p>
          </table:table-cell>
          <table:table-cell office:value-type="float" office:value="-12523819.797" table:style-name="ce3">
            <text:p>-12523819,797</text:p>
          </table:table-cell>
          <table:table-cell office:value-type="float" office:value="20583542.783" table:style-name="ce3">
            <text:p>20583542,783</text:p>
          </table:table-cell>
          <table:table-cell office:value-type="float" office:value="20583543.171" table:style-name="ce3">
            <text:p>20583543,171</text:p>
          </table:table-cell>
          <table:table-cell office:value-type="float" office:value="20583542.401000001" table:style-name="ce3">
            <text:p>20583542,401</text:p>
          </table:table-cell>
          <table:table-cell office:value-type="float" office:value="-7157157.7460000003" table:style-name="ce3">
            <text:p>-7157157,746</text:p>
          </table:table-cell>
          <table:table-cell office:value-type="float" office:value="-5577005.5290000001" table:style-name="ce3">
            <text:p>-5577005,529</text:p>
          </table:table-cell>
          <table:table-cell office:value-type="float" office:value="22786268.965" table:style-name="ce3">
            <text:p>22786268,965</text:p>
          </table:table-cell>
          <table:table-cell office:value-type="float" office:value="22786269.607999999" table:style-name="ce3">
            <text:p>22786269,608</text:p>
          </table:table-cell>
          <table:table-cell office:value-type="float" office:value="22786268.329" table:style-name="ce3">
            <text:p>22786268,329</text:p>
          </table:table-cell>
          <table:table-cell office:value-type="float" office:value="-8027854.8609999996" table:style-name="ce3">
            <text:p>-8027854,861</text:p>
          </table:table-cell>
          <table:table-cell office:value-type="float" office:value="-6255470.4819999998" table:style-name="ce3">
            <text:p>-6255470,482</text:p>
          </table:table-cell>
          <table:table-cell office:value-type="float" office:value="22738564.048" table:style-name="ce3">
            <text:p>22738564,048</text:p>
          </table:table-cell>
          <table:table-cell office:value-type="float" office:value="22738563.590999998" table:style-name="ce3">
            <text:p>22738563,591</text:p>
          </table:table-cell>
          <table:table-cell office:value-type="float" office:value="22738564.050999999" table:style-name="ce3">
            <text:p>22738564,051</text:p>
          </table:table-cell>
          <table:table-cell table:style-name="ce2"/>
          <table:table-cell office:value-type="float" office:value="-22018380.513999999" table:style-name="ce3">
            <text:p>-22018380,514</text:p>
          </table:table-cell>
          <table:table-cell office:value-type="float" office:value="-17157176.905000001" table:style-name="ce3">
            <text:p>-17157176,905</text:p>
          </table:table-cell>
          <table:table-cell office:value-type="float" office:value="19939812.706999999" table:style-name="ce3">
            <text:p>19939812,707</text:p>
          </table:table-cell>
          <table:table-cell office:value-type="float" office:value="19939810.784000002" table:style-name="ce3">
            <text:p>19939810,784</text:p>
          </table:table-cell>
          <table:table-cell office:value-type="float" office:value="19939812.541000001" table:style-name="ce3">
            <text:p>19939812,541</text:p>
          </table:table-cell>
          <table:table-cell office:value-type="float" office:value="282809.83899999998" table:style-name="ce3">
            <text:p>282809,839</text:p>
          </table:table-cell>
          <table:table-cell office:value-type="float" office:value="220370.75899999999" table:style-name="ce3">
            <text:p>220370,759</text:p>
          </table:table-cell>
          <table:table-cell office:value-type="float" office:value="24509838.831" table:style-name="ce3">
            <text:p>24509838,831</text:p>
          </table:table-cell>
          <table:table-cell office:value-type="float" office:value="24509832.399" table:style-name="ce3">
            <text:p>24509832,399</text:p>
          </table:table-cell>
          <table:table-cell office:value-type="float" office:value="24509837.941" table:style-name="ce3">
            <text:p>24509837,941</text:p>
          </table:table-cell>
          <table:table-cell office:value-type="float" office:value="-16457223.778999999" table:style-name="ce3">
            <text:p>-16457223,779</text:p>
          </table:table-cell>
          <table:table-cell office:value-type="float" office:value="-12823808.688999999" table:style-name="ce3">
            <text:p>-12823808,689</text:p>
          </table:table-cell>
          <table:table-cell office:value-type="float" office:value="20583533.041999999" table:style-name="ce3">
            <text:p>20583533,042</text:p>
          </table:table-cell>
          <table:table-cell office:value-type="float" office:value="20583530.938000001" table:style-name="ce3">
            <text:p>20583530,938</text:p>
          </table:table-cell>
          <table:table-cell office:value-type="float" office:value="20583532.524999999" table:style-name="ce3">
            <text:p>20583532,525</text:p>
          </table:table-cell>
          <table:table-cell office:value-type="float" office:value="-7921488.784" table:style-name="ce3">
            <text:p>-7921488,784</text:p>
          </table:table-cell>
          <table:table-cell office:value-type="float" office:value="-6172588.0539999995" table:style-name="ce3">
            <text:p>-6172588,054</text:p>
          </table:table-cell>
          <table:table-cell office:value-type="float" office:value="22786257.574999999" table:style-name="ce3">
            <text:p>22786257,575</text:p>
          </table:table-cell>
          <table:table-cell office:value-type="float" office:value="22786254.625999998" table:style-name="ce3">
            <text:p>22786254,626</text:p>
          </table:table-cell>
          <table:table-cell office:value-type="float" office:value="22786256.107000001" table:style-name="ce3">
            <text:p>22786256,107</text:p>
          </table:table-cell>
          <table:table-cell office:value-type="float" office:value="-8623325.7559999991" table:style-name="ce3">
            <text:p>-8623325,756</text:p>
          </table:table-cell>
          <table:table-cell office:value-type="float" office:value="-6719474.0470000003" table:style-name="ce3">
            <text:p>-6719474,047</text:p>
          </table:table-cell>
          <table:table-cell office:value-type="float" office:value="22738560.454999998" table:style-name="ce3">
            <text:p>22738560,455</text:p>
          </table:table-cell>
          <table:table-cell office:value-type="float" office:value="22738556.993999999" table:style-name="ce3">
            <text:p>22738556,994</text:p>
          </table:table-cell>
          <table:table-cell office:value-type="float" office:value="22738558.886" table:style-name="ce3">
            <text:p>22738558,886</text:p>
          </table:table-cell>
          <table:table-cell table:number-columns-repeated="16332"/>
        </table:table-row>
        <table:table-row table:style-name="ro1">
          <table:table-cell office:value-type="float" office:value="10320" table:style-name="ce2">
            <text:p>10320</text:p>
          </table:table-cell>
          <table:table-cell office:value-type="float" office:value="-20594646.113000002" table:style-name="ce2">
            <text:p>-20594646,11</text:p>
          </table:table-cell>
          <table:table-cell office:value-type="float" office:value="-16047773.789999999" table:style-name="ce3">
            <text:p>-16047773,790</text:p>
          </table:table-cell>
          <table:table-cell office:value-type="float" office:value="19943499.072999999" table:style-name="ce3">
            <text:p>19943499,073</text:p>
          </table:table-cell>
          <table:table-cell office:value-type="float" office:value="19943499.168000001" table:style-name="ce3">
            <text:p>19943499,168</text:p>
          </table:table-cell>
          <table:table-cell office:value-type="float" office:value="19943498.636" table:style-name="ce3">
            <text:p>19943498,636</text:p>
          </table:table-cell>
          <table:table-cell office:value-type="float" office:value="901116.96699999995" table:style-name="ce3">
            <text:p>901116,967</text:p>
          </table:table-cell>
          <table:table-cell office:value-type="float" office:value="702168.17700000003" table:style-name="ce3">
            <text:p>702168,177</text:p>
          </table:table-cell>
          <table:table-cell office:value-type="float" office:value="24519954.105999999" table:style-name="ce3">
            <text:p>24519954,106</text:p>
          </table:table-cell>
          <table:table-cell office:value-type="float" office:value="24519952.82" table:style-name="ce3">
            <text:p>24519952,820</text:p>
          </table:table-cell>
          <table:table-cell office:value-type="float" office:value="24519951.688999999" table:style-name="ce3">
            <text:p>24519951,689</text:p>
          </table:table-cell>
          <table:table-cell office:value-type="float" office:value="-16085789.999" table:style-name="ce3">
            <text:p>-16085789,999</text:p>
          </table:table-cell>
          <table:table-cell office:value-type="float" office:value="-12534379.492000001" table:style-name="ce3">
            <text:p>-12534379,492</text:p>
          </table:table-cell>
          <table:table-cell office:value-type="float" office:value="20580963.526000001" table:style-name="ce3">
            <text:p>20580963,526</text:p>
          </table:table-cell>
          <table:table-cell office:value-type="float" office:value="20580964.43" table:style-name="ce3">
            <text:p>20580964,430</text:p>
          </table:table-cell>
          <table:table-cell office:value-type="float" office:value="20580963.567000002" table:style-name="ce3">
            <text:p>20580963,567</text:p>
          </table:table-cell>
          <table:table-cell office:value-type="float" office:value="-7241152.8320000004" table:style-name="ce3">
            <text:p>-7241152,832</text:p>
          </table:table-cell>
          <table:table-cell office:value-type="float" office:value="-5642456.2410000004" table:style-name="ce3">
            <text:p>-5642456,241</text:p>
          </table:table-cell>
          <table:table-cell office:value-type="float" office:value="22770284.780000001" table:style-name="ce3">
            <text:p>22770284,780</text:p>
          </table:table-cell>
          <table:table-cell office:value-type="float" office:value="22770285.962000001" table:style-name="ce3">
            <text:p>22770285,962</text:p>
          </table:table-cell>
          <table:table-cell office:value-type="float" office:value="22770283.566" table:style-name="ce3">
            <text:p>22770283,566</text:p>
          </table:table-cell>
          <table:table-cell office:value-type="float" office:value="-8139914.5499999998" table:style-name="ce3">
            <text:p>-8139914,550</text:p>
          </table:table-cell>
          <table:table-cell office:value-type="float" office:value="-6342789.7220000001" table:style-name="ce3">
            <text:p>-6342789,722</text:p>
          </table:table-cell>
          <table:table-cell office:value-type="float" office:value="22717240.274999999" table:style-name="ce3">
            <text:p>22717240,275</text:p>
          </table:table-cell>
          <table:table-cell office:value-type="float" office:value="22717239.473000001" table:style-name="ce3">
            <text:p>22717239,473</text:p>
          </table:table-cell>
          <table:table-cell office:value-type="float" office:value="22717239.245999999" table:style-name="ce3">
            <text:p>22717239,246</text:p>
          </table:table-cell>
          <table:table-cell table:style-name="ce2"/>
          <table:table-cell office:value-type="float" office:value="-21999073.401000001" table:style-name="ce3">
            <text:p>-21999073,401</text:p>
          </table:table-cell>
          <table:table-cell office:value-type="float" office:value="-17142132.395" table:style-name="ce3">
            <text:p>-17142132,395</text:p>
          </table:table-cell>
          <table:table-cell office:value-type="float" office:value="19943487.414999999" table:style-name="ce3">
            <text:p>19943487,415</text:p>
          </table:table-cell>
          <table:table-cell office:value-type="float" office:value="19943484.877999999" table:style-name="ce3">
            <text:p>19943484,878</text:p>
          </table:table-cell>
          <table:table-cell office:value-type="float" office:value="19943486.592" table:style-name="ce3">
            <text:p>19943486,592</text:p>
          </table:table-cell>
          <table:table-cell office:value-type="float" office:value="335938.34299999999" table:style-name="ce3">
            <text:p>335938,343</text:p>
          </table:table-cell>
          <table:table-cell office:value-type="float" office:value="261769.57500000001" table:style-name="ce3">
            <text:p>261769,575</text:p>
          </table:table-cell>
          <table:table-cell office:value-type="float" office:value="24519948.493999999" table:style-name="ce3">
            <text:p>24519948,494</text:p>
          </table:table-cell>
          <table:table-cell office:value-type="float" office:value="24519943.153999999" table:style-name="ce3">
            <text:p>24519943,154</text:p>
          </table:table-cell>
          <table:table-cell office:value-type="float" office:value="24519948.497000001" table:style-name="ce3">
            <text:p>24519948,497</text:p>
          </table:table-cell>
          <table:table-cell office:value-type="float" office:value="-16470776.991" table:style-name="ce3">
            <text:p>-16470776,991</text:p>
          </table:table-cell>
          <table:table-cell office:value-type="float" office:value="-12834369.630999999" table:style-name="ce3">
            <text:p>-12834369,631</text:p>
          </table:table-cell>
          <table:table-cell office:value-type="float" office:value="20580954.302000001" table:style-name="ce3">
            <text:p>20580954,302</text:p>
          </table:table-cell>
          <table:table-cell office:value-type="float" office:value="20580951.776999999" table:style-name="ce3">
            <text:p>20580951,777</text:p>
          </table:table-cell>
          <table:table-cell office:value-type="float" office:value="20580953.454" table:style-name="ce3">
            <text:p>20580953,454</text:p>
          </table:table-cell>
          <table:table-cell office:value-type="float" office:value="-8005485.2850000001" table:style-name="ce3">
            <text:p>-8005485,285</text:p>
          </table:table-cell>
          <table:table-cell office:value-type="float" office:value="-6238039.8530000001" table:style-name="ce3">
            <text:p>-6238039,853</text:p>
          </table:table-cell>
          <table:table-cell office:value-type="float" office:value="22770272.563000001" table:style-name="ce3">
            <text:p>22770272,563</text:p>
          </table:table-cell>
          <table:table-cell office:value-type="float" office:value="22770270.737" table:style-name="ce3">
            <text:p>22770270,737</text:p>
          </table:table-cell>
          <table:table-cell office:value-type="float" office:value="22770272.112" table:style-name="ce3">
            <text:p>22770272,112</text:p>
          </table:table-cell>
          <table:table-cell office:value-type="float" office:value="-8735387.0109999999" table:style-name="ce3">
            <text:p>-8735387,011</text:p>
          </table:table-cell>
          <table:table-cell office:value-type="float" office:value="-6806794.4840000002" table:style-name="ce3">
            <text:p>-6806794,484</text:p>
          </table:table-cell>
          <table:table-cell office:value-type="float" office:value="22717232.870999999" table:style-name="ce3">
            <text:p>22717232,871</text:p>
          </table:table-cell>
          <table:table-cell office:value-type="float" office:value="22717232.372000001" table:style-name="ce3">
            <text:p>22717232,372</text:p>
          </table:table-cell>
          <table:table-cell office:value-type="float" office:value="22717234.329" table:style-name="ce3">
            <text:p>22717234,329</text:p>
          </table:table-cell>
          <table:table-cell table:number-columns-repeated="16332"/>
        </table:table-row>
        <table:table-row table:style-name="ro1">
          <table:table-cell office:value-type="float" office:value="10350" table:style-name="ce2">
            <text:p>10350</text:p>
          </table:table-cell>
          <table:table-cell office:value-type="float" office:value="-20574943.738000002" table:style-name="ce2">
            <text:p>-20574943,74</text:p>
          </table:table-cell>
          <table:table-cell office:value-type="float" office:value="-16032421.284" table:style-name="ce3">
            <text:p>-16032421,284</text:p>
          </table:table-cell>
          <table:table-cell office:value-type="float" office:value="19947247.958999999" table:style-name="ce3">
            <text:p>19947247,959</text:p>
          </table:table-cell>
          <table:table-cell office:value-type="float" office:value="19947248.566" table:style-name="ce3">
            <text:p>19947248,566</text:p>
          </table:table-cell>
          <table:table-cell office:value-type="float" office:value="19947247.712000001" table:style-name="ce3">
            <text:p>19947247,712</text:p>
          </table:table-cell>
          <table:table-cell office:value-type="float" office:value="954483.10400000005" table:style-name="ce3">
            <text:p>954483,104</text:p>
          </table:table-cell>
          <table:table-cell office:value-type="float" office:value="743752.17" table:style-name="ce3">
            <text:p>743752,170</text:p>
          </table:table-cell>
          <table:table-cell office:value-type="float" office:value="24530111.107999999" table:style-name="ce3">
            <text:p>24530111,108</text:p>
          </table:table-cell>
          <table:table-cell office:value-type="float" office:value="24530108.561000001" table:style-name="ce3">
            <text:p>24530108,561</text:p>
          </table:table-cell>
          <table:table-cell office:value-type="float" office:value="24530110.767000001" table:style-name="ce3">
            <text:p>24530110,767</text:p>
          </table:table-cell>
          <table:table-cell office:value-type="float" office:value="-16098955.127" table:style-name="ce3">
            <text:p>-16098955,127</text:p>
          </table:table-cell>
          <table:table-cell office:value-type="float" office:value="-12544638.040999999" table:style-name="ce3">
            <text:p>-12544638,041</text:p>
          </table:table-cell>
          <table:table-cell office:value-type="float" office:value="20578459.370999999" table:style-name="ce3">
            <text:p>20578459,371</text:p>
          </table:table-cell>
          <table:table-cell office:value-type="float" office:value="20578459.23" table:style-name="ce3">
            <text:p>20578459,230</text:p>
          </table:table-cell>
          <table:table-cell office:value-type="float" office:value="20578458.52" table:style-name="ce3">
            <text:p>20578458,520</text:p>
          </table:table-cell>
          <table:table-cell office:value-type="float" office:value="-7324780.5420000004" table:style-name="ce3">
            <text:p>-7324780,542</text:p>
          </table:table-cell>
          <table:table-cell office:value-type="float" office:value="-5707620.6679999996" table:style-name="ce3">
            <text:p>-5707620,668</text:p>
          </table:table-cell>
          <table:table-cell office:value-type="float" office:value="22754369.713" table:style-name="ce3">
            <text:p>22754369,713</text:p>
          </table:table-cell>
          <table:table-cell office:value-type="float" office:value="22754372.530999999" table:style-name="ce3">
            <text:p>22754372,531</text:p>
          </table:table-cell>
          <table:table-cell office:value-type="float" office:value="22754369.991" table:style-name="ce3">
            <text:p>22754369,991</text:p>
          </table:table-cell>
          <table:table-cell office:value-type="float" office:value="-8251752.1509999996" table:style-name="ce3">
            <text:p>-8251752,151</text:p>
          </table:table-cell>
          <table:table-cell office:value-type="float" office:value="-6429935.8880000003" table:style-name="ce3">
            <text:p>-6429935,888</text:p>
          </table:table-cell>
          <table:table-cell office:value-type="float" office:value="22695957.493999999" table:style-name="ce3">
            <text:p>22695957,494</text:p>
          </table:table-cell>
          <table:table-cell office:value-type="float" office:value="22695957.313000001" table:style-name="ce3">
            <text:p>22695957,313</text:p>
          </table:table-cell>
          <table:table-cell office:value-type="float" office:value="22695957.306000002" table:style-name="ce3">
            <text:p>22695957,306</text:p>
          </table:table-cell>
          <table:table-cell table:style-name="ce2"/>
          <table:table-cell office:value-type="float" office:value="-21979388.431000002" table:style-name="ce3">
            <text:p>-21979388,431</text:p>
          </table:table-cell>
          <table:table-cell office:value-type="float" office:value="-17126793.454" table:style-name="ce3">
            <text:p>-17126793,454</text:p>
          </table:table-cell>
          <table:table-cell office:value-type="float" office:value="19947233.112" table:style-name="ce3">
            <text:p>19947233,112</text:p>
          </table:table-cell>
          <table:table-cell office:value-type="float" office:value="19947230.995000001" table:style-name="ce3">
            <text:p>19947230,995</text:p>
          </table:table-cell>
          <table:table-cell office:value-type="float" office:value="19947232.613000002" table:style-name="ce3">
            <text:p>19947232,613</text:p>
          </table:table-cell>
          <table:table-cell office:value-type="float" office:value="389287.25300000003" table:style-name="ce3">
            <text:p>389287,253</text:p>
          </table:table-cell>
          <table:table-cell office:value-type="float" office:value="303340.11700000003" table:style-name="ce3">
            <text:p>303340,117</text:p>
          </table:table-cell>
          <table:table-cell office:value-type="float" office:value="24530100.787" table:style-name="ce3">
            <text:p>24530100,787</text:p>
          </table:table-cell>
          <table:table-cell office:value-type="float" office:value="24530094.699999999" table:style-name="ce3">
            <text:p>24530094,700</text:p>
          </table:table-cell>
          <table:table-cell office:value-type="float" office:value="24530100.390999999" table:style-name="ce3">
            <text:p>24530100,391</text:p>
          </table:table-cell>
          <table:table-cell office:value-type="float" office:value="-16483959.581" table:style-name="ce3">
            <text:p>-16483959,581</text:p>
          </table:table-cell>
          <table:table-cell office:value-type="float" office:value="-12844641.784" table:style-name="ce3">
            <text:p>-12844641,784</text:p>
          </table:table-cell>
          <table:table-cell office:value-type="float" office:value="20578445.236000001" table:style-name="ce3">
            <text:p>20578445,236</text:p>
          </table:table-cell>
          <table:table-cell office:value-type="float" office:value="20578442.857999999" table:style-name="ce3">
            <text:p>20578442,858</text:p>
          </table:table-cell>
          <table:table-cell office:value-type="float" office:value="20578444.728" table:style-name="ce3">
            <text:p>20578444,728</text:p>
          </table:table-cell>
          <table:table-cell office:value-type="float" office:value="-8089130.2489999998" table:style-name="ce3">
            <text:p>-8089130,249</text:p>
          </table:table-cell>
          <table:table-cell office:value-type="float" office:value="-6303217.7539999997" table:style-name="ce3">
            <text:p>-6303217,754</text:p>
          </table:table-cell>
          <table:table-cell office:value-type="float" office:value="22754355.471000001" table:style-name="ce3">
            <text:p>22754355,471</text:p>
          </table:table-cell>
          <table:table-cell office:value-type="float" office:value="22754353.236000001" table:style-name="ce3">
            <text:p>22754353,236</text:p>
          </table:table-cell>
          <table:table-cell office:value-type="float" office:value="22754355.237" table:style-name="ce3">
            <text:p>22754355,237</text:p>
          </table:table-cell>
          <table:table-cell office:value-type="float" office:value="-8847242.0240000002" table:style-name="ce3">
            <text:p>-8847242,024</text:p>
          </table:table-cell>
          <table:table-cell office:value-type="float" office:value="-6893954.233" table:style-name="ce3">
            <text:p>-6893954,233</text:p>
          </table:table-cell>
          <table:table-cell office:value-type="float" office:value="22695949.870999999" table:style-name="ce3">
            <text:p>22695949,871</text:p>
          </table:table-cell>
          <table:table-cell office:value-type="float" office:value="22695946.995999999" table:style-name="ce3">
            <text:p>22695946,996</text:p>
          </table:table-cell>
          <table:table-cell office:value-type="float" office:value="22695949.204" table:style-name="ce3">
            <text:p>22695949,204</text:p>
          </table:table-cell>
          <table:table-cell table:number-columns-repeated="16332"/>
        </table:table-row>
        <table:table-row table:style-name="ro1">
          <table:table-cell office:value-type="float" office:value="10380" table:style-name="ce2">
            <text:p>10380</text:p>
          </table:table-cell>
          <table:table-cell office:value-type="float" office:value="-20554880.348999999" table:style-name="ce2">
            <text:p>-20554880,35</text:p>
          </table:table-cell>
          <table:table-cell office:value-type="float" office:value="-16016787.471999999" table:style-name="ce3">
            <text:p>-16016787,472</text:p>
          </table:table-cell>
          <table:table-cell office:value-type="float" office:value="19951065.931000002" table:style-name="ce3">
            <text:p>19951065,931</text:p>
          </table:table-cell>
          <table:table-cell office:value-type="float" office:value="19951066.443" table:style-name="ce3">
            <text:p>19951066,443</text:p>
          </table:table-cell>
          <table:table-cell office:value-type="float" office:value="19951065.721999999" table:style-name="ce3">
            <text:p>19951065,722</text:p>
          </table:table-cell>
          <table:table-cell office:value-type="float" office:value="1008051.973" table:style-name="ce3">
            <text:p>1008051,973</text:p>
          </table:table-cell>
          <table:table-cell office:value-type="float" office:value="785494.14399999997" table:style-name="ce3">
            <text:p>785494,144</text:p>
          </table:table-cell>
          <table:table-cell office:value-type="float" office:value="24540304.477000002" table:style-name="ce3">
            <text:p>24540304,477</text:p>
          </table:table-cell>
          <table:table-cell office:value-type="float" office:value="24540303.186000001" table:style-name="ce3">
            <text:p>24540303,186</text:p>
          </table:table-cell>
          <table:table-cell office:value-type="float" office:value="24540303.723000001" table:style-name="ce3">
            <text:p>24540303,723</text:p>
          </table:table-cell>
          <table:table-cell office:value-type="float" office:value="-16111765.85" table:style-name="ce3">
            <text:p>-16111765,850</text:p>
          </table:table-cell>
          <table:table-cell office:value-type="float" office:value="-12554620.426999999" table:style-name="ce3">
            <text:p>-12554620,427</text:p>
          </table:table-cell>
          <table:table-cell office:value-type="float" office:value="20576021.357999999" table:style-name="ce3">
            <text:p>20576021,358</text:p>
          </table:table-cell>
          <table:table-cell office:value-type="float" office:value="20576021.179000001" table:style-name="ce3">
            <text:p>20576021,179</text:p>
          </table:table-cell>
          <table:table-cell office:value-type="float" office:value="20576020.583999999" table:style-name="ce3">
            <text:p>20576020,584</text:p>
          </table:table-cell>
          <table:table-cell office:value-type="float" office:value="-7408069.1840000004" table:style-name="ce3">
            <text:p>-7408069,184</text:p>
          </table:table-cell>
          <table:table-cell office:value-type="float" office:value="-5772520.9110000003" table:style-name="ce3">
            <text:p>-5772520,911</text:p>
          </table:table-cell>
          <table:table-cell office:value-type="float" office:value="22738520.776000001" table:style-name="ce3">
            <text:p>22738520,776</text:p>
          </table:table-cell>
          <table:table-cell office:value-type="float" office:value="22738522.631000001" table:style-name="ce3">
            <text:p>22738522,631</text:p>
          </table:table-cell>
          <table:table-cell office:value-type="float" office:value="22738519.927000001" table:style-name="ce3">
            <text:p>22738519,927</text:p>
          </table:table-cell>
          <table:table-cell office:value-type="float" office:value="-8363394.9869999997" table:style-name="ce3">
            <text:p>-8363394,987</text:p>
          </table:table-cell>
          <table:table-cell office:value-type="float" office:value="-6516930.2999999998" table:style-name="ce3">
            <text:p>-6516930,300</text:p>
          </table:table-cell>
          <table:table-cell office:value-type="float" office:value="22674713.787" table:style-name="ce3">
            <text:p>22674713,787</text:p>
          </table:table-cell>
          <table:table-cell office:value-type="float" office:value="22674712.116" table:style-name="ce3">
            <text:p>22674712,116</text:p>
          </table:table-cell>
          <table:table-cell office:value-type="float" office:value="22674712.350000001" table:style-name="ce3">
            <text:p>22674712,350</text:p>
          </table:table-cell>
          <table:table-cell table:style-name="ce2"/>
          <table:table-cell office:value-type="float" office:value="-21959322" table:style-name="ce3">
            <text:p>-21959322,000</text:p>
          </table:table-cell>
          <table:table-cell office:value-type="float" office:value="-17111157.27" table:style-name="ce3">
            <text:p>-17111157,270</text:p>
          </table:table-cell>
          <table:table-cell office:value-type="float" office:value="19951052.043000001" table:style-name="ce3">
            <text:p>19951052,043</text:p>
          </table:table-cell>
          <table:table-cell office:value-type="float" office:value="19951049.397999998" table:style-name="ce3">
            <text:p>19951049,398</text:p>
          </table:table-cell>
          <table:table-cell office:value-type="float" office:value="19951051.327" table:style-name="ce3">
            <text:p>19951051,327</text:p>
          </table:table-cell>
          <table:table-cell office:value-type="float" office:value="442859.32500000001" table:style-name="ce3">
            <text:p>442859,325</text:p>
          </table:table-cell>
          <table:table-cell office:value-type="float" office:value="345084.58" table:style-name="ce3">
            <text:p>345084,580</text:p>
          </table:table-cell>
          <table:table-cell office:value-type="float" office:value="24540294.265000001" table:style-name="ce3">
            <text:p>24540294,265</text:p>
          </table:table-cell>
          <table:table-cell office:value-type="float" office:value="24540289.559" table:style-name="ce3">
            <text:p>24540289,559</text:p>
          </table:table-cell>
          <table:table-cell office:value-type="float" office:value="24540295.024999999" table:style-name="ce3">
            <text:p>24540295,025</text:p>
          </table:table-cell>
          <table:table-cell office:value-type="float" office:value="-16496767.306" table:style-name="ce3">
            <text:p>-16496767,306</text:p>
          </table:table-cell>
          <table:table-cell office:value-type="float" office:value="-12854621.834000001" table:style-name="ce3">
            <text:p>-12854621,834</text:p>
          </table:table-cell>
          <table:table-cell office:value-type="float" office:value="20576007.548999999" table:style-name="ce3">
            <text:p>20576007,549</text:p>
          </table:table-cell>
          <table:table-cell office:value-type="float" office:value="20576005.908" table:style-name="ce3">
            <text:p>20576005,908</text:p>
          </table:table-cell>
          <table:table-cell office:value-type="float" office:value="20576007.590999998" table:style-name="ce3">
            <text:p>20576007,591</text:p>
          </table:table-cell>
          <table:table-cell office:value-type="float" office:value="-8172415.7419999996" table:style-name="ce3">
            <text:p>-8172415,742</text:p>
          </table:table-cell>
          <table:table-cell office:value-type="float" office:value="-6368115.5369999995" table:style-name="ce3">
            <text:p>-6368115,537</text:p>
          </table:table-cell>
          <table:table-cell office:value-type="float" office:value="22738506.563000001" table:style-name="ce3">
            <text:p>22738506,563</text:p>
          </table:table-cell>
          <table:table-cell office:value-type="float" office:value="22738504.761" table:style-name="ce3">
            <text:p>22738504,761</text:p>
          </table:table-cell>
          <table:table-cell office:value-type="float" office:value="22738506.213" table:style-name="ce3">
            <text:p>22738506,213</text:p>
          </table:table-cell>
          <table:table-cell office:value-type="float" office:value="-8958881.8460000008" table:style-name="ce3">
            <text:p>-8958881,846</text:p>
          </table:table-cell>
          <table:table-cell office:value-type="float" office:value="-6980946.2980000004" table:style-name="ce3">
            <text:p>-6980946,298</text:p>
          </table:table-cell>
          <table:table-cell office:value-type="float" office:value="22674704.684999999" table:style-name="ce3">
            <text:p>22674704,685</text:p>
          </table:table-cell>
          <table:table-cell office:value-type="float" office:value="22674702.256000001" table:style-name="ce3">
            <text:p>22674702,256</text:p>
          </table:table-cell>
          <table:table-cell office:value-type="float" office:value="22674704.600000001" table:style-name="ce3">
            <text:p>22674704,600</text:p>
          </table:table-cell>
          <table:table-cell table:number-columns-repeated="16332"/>
        </table:table-row>
        <table:table-row table:style-name="ro1">
          <table:table-cell office:value-type="float" office:value="10410" table:style-name="ce2">
            <text:p>10410</text:p>
          </table:table-cell>
          <table:table-cell office:value-type="float" office:value="-20534437.225000001" table:style-name="ce2">
            <text:p>-20534437,23</text:p>
          </table:table-cell>
          <table:table-cell office:value-type="float" office:value="-16000857.763" table:style-name="ce3">
            <text:p>-16000857,763</text:p>
          </table:table-cell>
          <table:table-cell office:value-type="float" office:value="19954957.197000001" table:style-name="ce3">
            <text:p>19954957,197</text:p>
          </table:table-cell>
          <table:table-cell office:value-type="float" office:value="19954956.545000002" table:style-name="ce3">
            <text:p>19954956,545</text:p>
          </table:table-cell>
          <table:table-cell office:value-type="float" office:value="19954956.087000001" table:style-name="ce3">
            <text:p>19954956,087</text:p>
          </table:table-cell>
          <table:table-cell office:value-type="float" office:value="1061840.7660000001" table:style-name="ce3">
            <text:p>1061840,766</text:p>
          </table:table-cell>
          <table:table-cell office:value-type="float" office:value="827407.46100000001" table:style-name="ce3">
            <text:p>827407,461</text:p>
          </table:table-cell>
          <table:table-cell office:value-type="float" office:value="24550540.307" table:style-name="ce3">
            <text:p>24550540,307</text:p>
          </table:table-cell>
          <table:table-cell office:value-type="float" office:value="24550538.298" table:style-name="ce3">
            <text:p>24550538,298</text:p>
          </table:table-cell>
          <table:table-cell office:value-type="float" office:value="24550540.022" table:style-name="ce3">
            <text:p>24550540,022</text:p>
          </table:table-cell>
          <table:table-cell office:value-type="float" office:value="-16124203.488" table:style-name="ce3">
            <text:p>-16124203,488</text:p>
          </table:table-cell>
          <table:table-cell office:value-type="float" office:value="-12564312.095000001" table:style-name="ce3">
            <text:p>-12564312,095</text:p>
          </table:table-cell>
          <table:table-cell office:value-type="float" office:value="20573654.734000001" table:style-name="ce3">
            <text:p>20573654,734</text:p>
          </table:table-cell>
          <table:table-cell office:value-type="float" office:value="20573654.743999999" table:style-name="ce3">
            <text:p>20573654,744</text:p>
          </table:table-cell>
          <table:table-cell office:value-type="float" office:value="20573653.66" table:style-name="ce3">
            <text:p>20573653,660</text:p>
          </table:table-cell>
          <table:table-cell office:value-type="float" office:value="-7490996.2060000002" table:style-name="ce3">
            <text:p>-7490996,206</text:p>
          </table:table-cell>
          <table:table-cell office:value-type="float" office:value="-5837139.3669999996" table:style-name="ce3">
            <text:p>-5837139,367</text:p>
          </table:table-cell>
          <table:table-cell office:value-type="float" office:value="22722741.232999999" table:style-name="ce3">
            <text:p>22722741,233</text:p>
          </table:table-cell>
          <table:table-cell office:value-type="float" office:value="22722742.219999999" table:style-name="ce3">
            <text:p>22722742,220</text:p>
          </table:table-cell>
          <table:table-cell office:value-type="float" office:value="22722740.721999999" table:style-name="ce3">
            <text:p>22722740,722</text:p>
          </table:table-cell>
          <table:table-cell office:value-type="float" office:value="-8474820.2359999996" table:style-name="ce3">
            <text:p>-8474820,236</text:p>
          </table:table-cell>
          <table:table-cell office:value-type="float" office:value="-6603755.1519999998" table:style-name="ce3">
            <text:p>-6603755,152</text:p>
          </table:table-cell>
          <table:table-cell office:value-type="float" office:value="22653508.432" table:style-name="ce3">
            <text:p>22653508,432</text:p>
          </table:table-cell>
          <table:table-cell office:value-type="float" office:value="22653508.293000001" table:style-name="ce3">
            <text:p>22653508,293</text:p>
          </table:table-cell>
          <table:table-cell office:value-type="float" office:value="22653508.578000002" table:style-name="ce3">
            <text:p>22653508,578</text:p>
          </table:table-cell>
          <table:table-cell table:style-name="ce2"/>
          <table:table-cell office:value-type="float" office:value="-21938880.818999998" table:style-name="ce3">
            <text:p>-21938880,819</text:p>
          </table:table-cell>
          <table:table-cell office:value-type="float" office:value="-17095229.07" table:style-name="ce3">
            <text:p>-17095229,070</text:p>
          </table:table-cell>
          <table:table-cell office:value-type="float" office:value="19954941.261" table:style-name="ce3">
            <text:p>19954941,261</text:p>
          </table:table-cell>
          <table:table-cell office:value-type="float" office:value="19954939.228999998" table:style-name="ce3">
            <text:p>19954939,229</text:p>
          </table:table-cell>
          <table:table-cell office:value-type="float" office:value="19954940.548" table:style-name="ce3">
            <text:p>19954940,548</text:p>
          </table:table-cell>
          <table:table-cell office:value-type="float" office:value="496646.37199999997" table:style-name="ce3">
            <text:p>496646,372</text:p>
          </table:table-cell>
          <table:table-cell office:value-type="float" office:value="386996.592" table:style-name="ce3">
            <text:p>386996,592</text:p>
          </table:table-cell>
          <table:table-cell office:value-type="float" office:value="24550529.061999999" table:style-name="ce3">
            <text:p>24550529,062</text:p>
          </table:table-cell>
          <table:table-cell office:value-type="float" office:value="24550525.215" table:style-name="ce3">
            <text:p>24550525,215</text:p>
          </table:table-cell>
          <table:table-cell office:value-type="float" office:value="24550529.034000002" table:style-name="ce3">
            <text:p>24550529,034</text:p>
          </table:table-cell>
          <table:table-cell office:value-type="float" office:value="-16509206.926999999" table:style-name="ce3">
            <text:p>-16509206,927</text:p>
          </table:table-cell>
          <table:table-cell office:value-type="float" office:value="-12864315.049000001" table:style-name="ce3">
            <text:p>-12864315,049</text:p>
          </table:table-cell>
          <table:table-cell office:value-type="float" office:value="20573640.848999999" table:style-name="ce3">
            <text:p>20573640,849</text:p>
          </table:table-cell>
          <table:table-cell office:value-type="float" office:value="20573638.644000001" table:style-name="ce3">
            <text:p>20573638,644</text:p>
          </table:table-cell>
          <table:table-cell office:value-type="float" office:value="20573640.346999999" table:style-name="ce3">
            <text:p>20573640,347</text:p>
          </table:table-cell>
          <table:table-cell office:value-type="float" office:value="-8255344.5559999999" table:style-name="ce3">
            <text:p>-8255344,556</text:p>
          </table:table-cell>
          <table:table-cell office:value-type="float" office:value="-6432735.3930000002" table:style-name="ce3">
            <text:p>-6432735,393</text:p>
          </table:table-cell>
          <table:table-cell office:value-type="float" office:value="22722726.892000001" table:style-name="ce3">
            <text:p>22722726,892</text:p>
          </table:table-cell>
          <table:table-cell office:value-type="float" office:value="22722724.006000001" table:style-name="ce3">
            <text:p>22722724,006</text:p>
          </table:table-cell>
          <table:table-cell office:value-type="float" office:value="22722725.848999999" table:style-name="ce3">
            <text:p>22722725,849</text:p>
          </table:table-cell>
          <table:table-cell office:value-type="float" office:value="-9070309.0289999992" table:style-name="ce3">
            <text:p>-9070309,029</text:p>
          </table:table-cell>
          <table:table-cell office:value-type="float" office:value="-7067772.6639999999" table:style-name="ce3">
            <text:p>-7067772,664</text:p>
          </table:table-cell>
          <table:table-cell office:value-type="float" office:value="22653503.438000001" table:style-name="ce3">
            <text:p>22653503,438</text:p>
          </table:table-cell>
          <table:table-cell office:value-type="float" office:value="22653498.852000002" table:style-name="ce3">
            <text:p>22653498,852</text:p>
          </table:table-cell>
          <table:table-cell office:value-type="float" office:value="22653502.002" table:style-name="ce3">
            <text:p>22653502,002</text:p>
          </table:table-cell>
          <table:table-cell table:number-columns-repeated="16332"/>
        </table:table-row>
        <table:table-row table:style-name="ro1">
          <table:table-cell office:value-type="float" office:value="10440" table:style-name="ce2">
            <text:p>10440</text:p>
          </table:table-cell>
          <table:table-cell office:value-type="float" office:value="-20513620.302000001" table:style-name="ce2">
            <text:p>-20513620,3</text:p>
          </table:table-cell>
          <table:table-cell office:value-type="float" office:value="-15984636.783" table:style-name="ce3">
            <text:p>-15984636,783</text:p>
          </table:table-cell>
          <table:table-cell office:value-type="float" office:value="19958917.329" table:style-name="ce3">
            <text:p>19958917,329</text:p>
          </table:table-cell>
          <table:table-cell office:value-type="float" office:value="19958917.964000002" table:style-name="ce3">
            <text:p>19958917,964</text:p>
          </table:table-cell>
          <table:table-cell office:value-type="float" office:value="19958917.030999999" table:style-name="ce3">
            <text:p>19958917,031</text:p>
          </table:table-cell>
          <table:table-cell office:value-type="float" office:value="1115842.368" table:style-name="ce3">
            <text:p>1115842,368</text:p>
          </table:table-cell>
          <table:table-cell office:value-type="float" office:value="869486.62100000004" table:style-name="ce3">
            <text:p>869486,621</text:p>
          </table:table-cell>
          <table:table-cell office:value-type="float" office:value="24560816.495999999" table:style-name="ce3">
            <text:p>24560816,496</text:p>
          </table:table-cell>
          <table:table-cell office:value-type="float" office:value="24560815.239" table:style-name="ce3">
            <text:p>24560815,239</text:p>
          </table:table-cell>
          <table:table-cell office:value-type="float" office:value="24560815.545000002" table:style-name="ce3">
            <text:p>24560815,545</text:p>
          </table:table-cell>
          <table:table-cell office:value-type="float" office:value="-16136273.568" table:style-name="ce3">
            <text:p>-16136273,568</text:p>
          </table:table-cell>
          <table:table-cell office:value-type="float" office:value="-12573717.353" table:style-name="ce3">
            <text:p>-12573717,353</text:p>
          </table:table-cell>
          <table:table-cell office:value-type="float" office:value="20571356.977000002" table:style-name="ce3">
            <text:p>20571356,977</text:p>
          </table:table-cell>
          <table:table-cell office:value-type="float" office:value="20571357.973999999" table:style-name="ce3">
            <text:p>20571357,974</text:p>
          </table:table-cell>
          <table:table-cell office:value-type="float" office:value="20571356.734000001" table:style-name="ce3">
            <text:p>20571356,734</text:p>
          </table:table-cell>
          <table:table-cell office:value-type="float" office:value="-7573563.3169999998" table:style-name="ce3">
            <text:p>-7573563,317</text:p>
          </table:table-cell>
          <table:table-cell office:value-type="float" office:value="-5901477.3870000001" table:style-name="ce3">
            <text:p>-5901477,387</text:p>
          </table:table-cell>
          <table:table-cell office:value-type="float" office:value="22707028.388" table:style-name="ce3">
            <text:p>22707028,388</text:p>
          </table:table-cell>
          <table:table-cell office:value-type="float" office:value="22707030.727000002" table:style-name="ce3">
            <text:p>22707030,727</text:p>
          </table:table-cell>
          <table:table-cell office:value-type="float" office:value="22707028.331999999" table:style-name="ce3">
            <text:p>22707028,332</text:p>
          </table:table-cell>
          <table:table-cell office:value-type="float" office:value="-8586029.6339999996" table:style-name="ce3">
            <text:p>-8586029,634</text:p>
          </table:table-cell>
          <table:table-cell office:value-type="float" office:value="-6690411.8289999999" table:style-name="ce3">
            <text:p>-6690411,829</text:p>
          </table:table-cell>
          <table:table-cell office:value-type="float" office:value="22632347.980999999" table:style-name="ce3">
            <text:p>22632347,981</text:p>
          </table:table-cell>
          <table:table-cell office:value-type="float" office:value="22632345.653999999" table:style-name="ce3">
            <text:p>22632345,654</text:p>
          </table:table-cell>
          <table:table-cell office:value-type="float" office:value="22632346.504000001" table:style-name="ce3">
            <text:p>22632346,504</text:p>
          </table:table-cell>
          <table:table-cell table:style-name="ce2"/>
          <table:table-cell office:value-type="float" office:value="-21918068.727000002" table:style-name="ce3">
            <text:p>-21918068,727</text:p>
          </table:table-cell>
          <table:table-cell office:value-type="float" office:value="-17079011.853999998" table:style-name="ce3">
            <text:p>-17079011,854</text:p>
          </table:table-cell>
          <table:table-cell office:value-type="float" office:value="19958901.958000001" table:style-name="ce3">
            <text:p>19958901,958</text:p>
          </table:table-cell>
          <table:table-cell office:value-type="float" office:value="19958899.660999998" table:style-name="ce3">
            <text:p>19958899,661</text:p>
          </table:table-cell>
          <table:table-cell office:value-type="float" office:value="19958901.372000001" table:style-name="ce3">
            <text:p>19958901,372</text:p>
          </table:table-cell>
          <table:table-cell office:value-type="float" office:value="550643.29" table:style-name="ce3">
            <text:p>550643,290</text:p>
          </table:table-cell>
          <table:table-cell office:value-type="float" office:value="429072.13199999998" table:style-name="ce3">
            <text:p>429072,132</text:p>
          </table:table-cell>
          <table:table-cell office:value-type="float" office:value="24560805.535" table:style-name="ce3">
            <text:p>24560805,535</text:p>
          </table:table-cell>
          <table:table-cell office:value-type="float" office:value="24560800.475000001" table:style-name="ce3">
            <text:p>24560800,475</text:p>
          </table:table-cell>
          <table:table-cell office:value-type="float" office:value="24560805.486000001" table:style-name="ce3">
            <text:p>24560805,486</text:p>
          </table:table-cell>
          <table:table-cell office:value-type="float" office:value="-16521281.882999999" table:style-name="ce3">
            <text:p>-16521281,883</text:p>
          </table:table-cell>
          <table:table-cell office:value-type="float" office:value="-12873724.109999999" table:style-name="ce3">
            <text:p>-12873724,110</text:p>
          </table:table-cell>
          <table:table-cell office:value-type="float" office:value="20571343.182" table:style-name="ce3">
            <text:p>20571343,182</text:p>
          </table:table-cell>
          <table:table-cell office:value-type="float" office:value="20571340.936999999" table:style-name="ce3">
            <text:p>20571340,937</text:p>
          </table:table-cell>
          <table:table-cell office:value-type="float" office:value="20571342.568" table:style-name="ce3">
            <text:p>20571342,568</text:p>
          </table:table-cell>
          <table:table-cell office:value-type="float" office:value="-8337916.3909999998" table:style-name="ce3">
            <text:p>-8337916,391</text:p>
          </table:table-cell>
          <table:table-cell office:value-type="float" office:value="-6497077.0810000002" table:style-name="ce3">
            <text:p>-6497077,081</text:p>
          </table:table-cell>
          <table:table-cell office:value-type="float" office:value="22707011.625" table:style-name="ce3">
            <text:p>22707011,625</text:p>
          </table:table-cell>
          <table:table-cell office:value-type="float" office:value="22707010.620999999" table:style-name="ce3">
            <text:p>22707010,621</text:p>
          </table:table-cell>
          <table:table-cell office:value-type="float" office:value="22707011.817000002" table:style-name="ce3">
            <text:p>22707011,817</text:p>
          </table:table-cell>
          <table:table-cell office:value-type="float" office:value="-9181523.2880000006" table:style-name="ce3">
            <text:p>-9181523,288</text:p>
          </table:table-cell>
          <table:table-cell office:value-type="float" office:value="-7154433.1229999997" table:style-name="ce3">
            <text:p>-7154433,123</text:p>
          </table:table-cell>
          <table:table-cell office:value-type="float" office:value="22632335.833999999" table:style-name="ce3">
            <text:p>22632335,834</text:p>
          </table:table-cell>
          <table:table-cell office:value-type="float" office:value="22632336.184999999" table:style-name="ce3">
            <text:p>22632336,185</text:p>
          </table:table-cell>
          <table:table-cell office:value-type="float" office:value="22632337.614" table:style-name="ce3">
            <text:p>22632337,614</text:p>
          </table:table-cell>
          <table:table-cell table:number-columns-repeated="16332"/>
        </table:table-row>
        <table:table-row table:style-name="ro1">
          <table:table-cell office:value-type="float" office:value="10470" table:style-name="ce2">
            <text:p>10470</text:p>
          </table:table-cell>
          <table:table-cell office:value-type="float" office:value="-20492431.747000001" table:style-name="ce2">
            <text:p>-20492431,75</text:p>
          </table:table-cell>
          <table:table-cell office:value-type="float" office:value="-15968126.217" table:style-name="ce3">
            <text:p>-15968126,217</text:p>
          </table:table-cell>
          <table:table-cell office:value-type="float" office:value="19962949.588" table:style-name="ce3">
            <text:p>19962949,588</text:p>
          </table:table-cell>
          <table:table-cell office:value-type="float" office:value="19962949.967" table:style-name="ce3">
            <text:p>19962949,967</text:p>
          </table:table-cell>
          <table:table-cell office:value-type="float" office:value="19962949.221999999" table:style-name="ce3">
            <text:p>19962949,222</text:p>
          </table:table-cell>
          <table:table-cell office:value-type="float" office:value="1170052.9939999999" table:style-name="ce3">
            <text:p>1170052,994</text:p>
          </table:table-cell>
          <table:table-cell office:value-type="float" office:value="911728.67599999998" table:style-name="ce3">
            <text:p>911728,676</text:p>
          </table:table-cell>
          <table:table-cell office:value-type="float" office:value="24571134.954" table:style-name="ce3">
            <text:p>24571134,954</text:p>
          </table:table-cell>
          <table:table-cell office:value-type="float" office:value="24571130.469999999" table:style-name="ce3">
            <text:p>24571130,470</text:p>
          </table:table-cell>
          <table:table-cell office:value-type="float" office:value="24571134.239" table:style-name="ce3">
            <text:p>24571134,239</text:p>
          </table:table-cell>
          <table:table-cell office:value-type="float" office:value="-16147978.158" table:style-name="ce3">
            <text:p>-16147978,158</text:p>
          </table:table-cell>
          <table:table-cell office:value-type="float" office:value="-12582837.810000001" table:style-name="ce3">
            <text:p>-12582837,810</text:p>
          </table:table-cell>
          <table:table-cell office:value-type="float" office:value="20569129.491" table:style-name="ce3">
            <text:p>20569129,491</text:p>
          </table:table-cell>
          <table:table-cell office:value-type="float" office:value="20569130.487" table:style-name="ce3">
            <text:p>20569130,487</text:p>
          </table:table-cell>
          <table:table-cell office:value-type="float" office:value="20569129.374000002" table:style-name="ce3">
            <text:p>20569129,374</text:p>
          </table:table-cell>
          <table:table-cell office:value-type="float" office:value="-7655768.8600000003" table:style-name="ce3">
            <text:p>-7655768,860</text:p>
          </table:table-cell>
          <table:table-cell office:value-type="float" office:value="-5965533.6359999999" table:style-name="ce3">
            <text:p>-5965533,636</text:p>
          </table:table-cell>
          <table:table-cell office:value-type="float" office:value="22691385.335999999" table:style-name="ce3">
            <text:p>22691385,336</text:p>
          </table:table-cell>
          <table:table-cell office:value-type="float" office:value="22691386.208999999" table:style-name="ce3">
            <text:p>22691386,209</text:p>
          </table:table-cell>
          <table:table-cell office:value-type="float" office:value="22691385.315000001" table:style-name="ce3">
            <text:p>22691385,315</text:p>
          </table:table-cell>
          <table:table-cell office:value-type="float" office:value="-8697020.8959999997" table:style-name="ce3">
            <text:p>-8697020,896</text:p>
          </table:table-cell>
          <table:table-cell office:value-type="float" office:value="-6776898.5250000004" table:style-name="ce3">
            <text:p>-6776898,525</text:p>
          </table:table-cell>
          <table:table-cell office:value-type="float" office:value="22611226.636" table:style-name="ce3">
            <text:p>22611226,636</text:p>
          </table:table-cell>
          <table:table-cell office:value-type="float" office:value="22611225.357999999" table:style-name="ce3">
            <text:p>22611225,358</text:p>
          </table:table-cell>
          <table:table-cell office:value-type="float" office:value="22611225.809" table:style-name="ce3">
            <text:p>22611225,809</text:p>
          </table:table-cell>
          <table:table-cell table:style-name="ce2"/>
          <table:table-cell office:value-type="float" office:value="-21896882.609000001" table:style-name="ce3">
            <text:p>-21896882,609</text:p>
          </table:table-cell>
          <table:table-cell office:value-type="float" office:value="-17062503.193" table:style-name="ce3">
            <text:p>-17062503,193</text:p>
          </table:table-cell>
          <table:table-cell office:value-type="float" office:value="19962932.995999999" table:style-name="ce3">
            <text:p>19962932,996</text:p>
          </table:table-cell>
          <table:table-cell office:value-type="float" office:value="19962931.133000001" table:style-name="ce3">
            <text:p>19962931,133</text:p>
          </table:table-cell>
          <table:table-cell office:value-type="float" office:value="19962932.798999999" table:style-name="ce3">
            <text:p>19962932,799</text:p>
          </table:table-cell>
          <table:table-cell office:value-type="float" office:value="604851.69999999995" table:style-name="ce3">
            <text:p>604851,700</text:p>
          </table:table-cell>
          <table:table-cell office:value-type="float" office:value="471312.42800000001" table:style-name="ce3">
            <text:p>471312,428</text:p>
          </table:table-cell>
          <table:table-cell office:value-type="float" office:value="24571121.142000001" table:style-name="ce3">
            <text:p>24571121,142</text:p>
          </table:table-cell>
          <table:table-cell office:value-type="float" office:value="24571116.811000001" table:style-name="ce3">
            <text:p>24571116,811</text:p>
          </table:table-cell>
          <table:table-cell office:value-type="float" office:value="24571120.285999998" table:style-name="ce3">
            <text:p>24571120,286</text:p>
          </table:table-cell>
          <table:table-cell office:value-type="float" office:value="-16532988.955" table:style-name="ce3">
            <text:p>-16532988,955</text:p>
          </table:table-cell>
          <table:table-cell office:value-type="float" office:value="-12882846.501" table:style-name="ce3">
            <text:p>-12882846,501</text:p>
          </table:table-cell>
          <table:table-cell office:value-type="float" office:value="20569114.829999998" table:style-name="ce3">
            <text:p>20569114,830</text:p>
          </table:table-cell>
          <table:table-cell office:value-type="float" office:value="20569113.144000001" table:style-name="ce3">
            <text:p>20569113,144</text:p>
          </table:table-cell>
          <table:table-cell office:value-type="float" office:value="20569114.563999999" table:style-name="ce3">
            <text:p>20569114,564</text:p>
          </table:table-cell>
          <table:table-cell office:value-type="float" office:value="-8420124.2359999996" table:style-name="ce3">
            <text:p>-8420124,236</text:p>
          </table:table-cell>
          <table:table-cell office:value-type="float" office:value="-6561135.1310000001" table:style-name="ce3">
            <text:p>-6561135,131</text:p>
          </table:table-cell>
          <table:table-cell office:value-type="float" office:value="22691369.605" table:style-name="ce3">
            <text:p>22691369,605</text:p>
          </table:table-cell>
          <table:table-cell office:value-type="float" office:value="22691367.197999999" table:style-name="ce3">
            <text:p>22691367,198</text:p>
          </table:table-cell>
          <table:table-cell office:value-type="float" office:value="22691368.601" table:style-name="ce3">
            <text:p>22691368,601</text:p>
          </table:table-cell>
          <table:table-cell office:value-type="float" office:value="-9292516.9979999997" table:style-name="ce3">
            <text:p>-9292516,998</text:p>
          </table:table-cell>
          <table:table-cell office:value-type="float" office:value="-7240921.7280000001" table:style-name="ce3">
            <text:p>-7240921,728</text:p>
          </table:table-cell>
          <table:table-cell office:value-type="float" office:value="22611217.859000001" table:style-name="ce3">
            <text:p>22611217,859</text:p>
          </table:table-cell>
          <table:table-cell office:value-type="float" office:value="22611214.436999999" table:style-name="ce3">
            <text:p>22611214,437</text:p>
          </table:table-cell>
          <table:table-cell office:value-type="float" office:value="22611216.635000002" table:style-name="ce3">
            <text:p>22611216,635</text:p>
          </table:table-cell>
          <table:table-cell table:number-columns-repeated="16332"/>
        </table:table-row>
        <table:table-row table:style-name="ro1">
          <table:table-cell office:value-type="float" office:value="10500" table:style-name="ce2">
            <text:p>10500</text:p>
          </table:table-cell>
          <table:table-cell office:value-type="float" office:value="-20470879.519000001" table:style-name="ce2">
            <text:p>-20470879,52</text:p>
          </table:table-cell>
          <table:table-cell office:value-type="float" office:value="-15951332.272" table:style-name="ce3">
            <text:p>-15951332,272</text:p>
          </table:table-cell>
          <table:table-cell office:value-type="float" office:value="19967051.074000001" table:style-name="ce3">
            <text:p>19967051,074</text:p>
          </table:table-cell>
          <table:table-cell office:value-type="float" office:value="19967051.484000001" table:style-name="ce3">
            <text:p>19967051,484</text:p>
          </table:table-cell>
          <table:table-cell office:value-type="float" office:value="19967050.456999999" table:style-name="ce3">
            <text:p>19967050,457</text:p>
          </table:table-cell>
          <table:table-cell office:value-type="float" office:value="1224463.986" table:style-name="ce3">
            <text:p>1224463,986</text:p>
          </table:table-cell>
          <table:table-cell office:value-type="float" office:value="954126.77099999995" table:style-name="ce3">
            <text:p>954126,771</text:p>
          </table:table-cell>
          <table:table-cell office:value-type="float" office:value="24581486.826000001" table:style-name="ce3">
            <text:p>24581486,826</text:p>
          </table:table-cell>
          <table:table-cell office:value-type="float" office:value="24581483.388999999" table:style-name="ce3">
            <text:p>24581483,389</text:p>
          </table:table-cell>
          <table:table-cell office:value-type="float" office:value="24581489.09" table:style-name="ce3">
            <text:p>24581489,090</text:p>
          </table:table-cell>
          <table:table-cell office:value-type="float" office:value="-16159324.418" table:style-name="ce3">
            <text:p>-16159324,418</text:p>
          </table:table-cell>
          <table:table-cell office:value-type="float" office:value="-12591679.047" table:style-name="ce3">
            <text:p>-12591679,047</text:p>
          </table:table-cell>
          <table:table-cell office:value-type="float" office:value="20566971" table:style-name="ce3">
            <text:p>20566971,000</text:p>
          </table:table-cell>
          <table:table-cell office:value-type="float" office:value="20566971.278000001" table:style-name="ce3">
            <text:p>20566971,278</text:p>
          </table:table-cell>
          <table:table-cell office:value-type="float" office:value="20566970.228" table:style-name="ce3">
            <text:p>20566970,228</text:p>
          </table:table-cell>
          <table:table-cell office:value-type="float" office:value="-7737616.4289999995" table:style-name="ce3">
            <text:p>-7737616,429</text:p>
          </table:table-cell>
          <table:table-cell office:value-type="float" office:value="-6029310.9790000003" table:style-name="ce3">
            <text:p>-6029310,979</text:p>
          </table:table-cell>
          <table:table-cell office:value-type="float" office:value="22675812.102000002" table:style-name="ce3">
            <text:p>22675812,102</text:p>
          </table:table-cell>
          <table:table-cell office:value-type="float" office:value="22675812.504000001" table:style-name="ce3">
            <text:p>22675812,504</text:p>
          </table:table-cell>
          <table:table-cell office:value-type="float" office:value="22675810.938999999" table:style-name="ce3">
            <text:p>22675810,939</text:p>
          </table:table-cell>
          <table:table-cell office:value-type="float" office:value="-8807797.5189999994" table:style-name="ce3">
            <text:p>-8807797,519</text:p>
          </table:table-cell>
          <table:table-cell office:value-type="float" office:value="-6863217.9560000002" table:style-name="ce3">
            <text:p>-6863217,956</text:p>
          </table:table-cell>
          <table:table-cell office:value-type="float" office:value="22590145.752" table:style-name="ce3">
            <text:p>22590145,752</text:p>
          </table:table-cell>
          <table:table-cell office:value-type="float" office:value="22590145.657000002" table:style-name="ce3">
            <text:p>22590145,657</text:p>
          </table:table-cell>
          <table:table-cell office:value-type="float" office:value="22590146.114" table:style-name="ce3">
            <text:p>22590146,114</text:p>
          </table:table-cell>
          <table:table-cell table:style-name="ce2"/>
          <table:table-cell office:value-type="float" office:value="-21875332.640999999" table:style-name="ce3">
            <text:p>-21875332,641</text:p>
          </table:table-cell>
          <table:table-cell office:value-type="float" office:value="-17045711.010000002" table:style-name="ce3">
            <text:p>-17045711,010</text:p>
          </table:table-cell>
          <table:table-cell office:value-type="float" office:value="19967034.311000001" table:style-name="ce3">
            <text:p>19967034,311</text:p>
          </table:table-cell>
          <table:table-cell office:value-type="float" office:value="19967031.859000001" table:style-name="ce3">
            <text:p>19967031,859</text:p>
          </table:table-cell>
          <table:table-cell office:value-type="float" office:value="19967033.802999999" table:style-name="ce3">
            <text:p>19967033,803</text:p>
          </table:table-cell>
          <table:table-cell office:value-type="float" office:value="659260.554" table:style-name="ce3">
            <text:p>659260,554</text:p>
          </table:table-cell>
          <table:table-cell office:value-type="float" office:value="513708.90500000003" table:style-name="ce3">
            <text:p>513708,905</text:p>
          </table:table-cell>
          <table:table-cell office:value-type="float" office:value="24581472.833999999" table:style-name="ce3">
            <text:p>24581472,834</text:p>
          </table:table-cell>
          <table:table-cell office:value-type="float" office:value="24581468.905000001" table:style-name="ce3">
            <text:p>24581468,905</text:p>
          </table:table-cell>
          <table:table-cell office:value-type="float" office:value="24581473.541999999" table:style-name="ce3">
            <text:p>24581473,542</text:p>
          </table:table-cell>
          <table:table-cell office:value-type="float" office:value="-16544337.530999999" table:style-name="ce3">
            <text:p>-16544337,531</text:p>
          </table:table-cell>
          <table:table-cell office:value-type="float" office:value="-12891689.541999999" table:style-name="ce3">
            <text:p>-12891689,542</text:p>
          </table:table-cell>
          <table:table-cell office:value-type="float" office:value="20566955.682999998" table:style-name="ce3">
            <text:p>20566955,683</text:p>
          </table:table-cell>
          <table:table-cell office:value-type="float" office:value="20566953.392000001" table:style-name="ce3">
            <text:p>20566953,392</text:p>
          </table:table-cell>
          <table:table-cell office:value-type="float" office:value="20566955.238000002" table:style-name="ce3">
            <text:p>20566955,238</text:p>
          </table:table-cell>
          <table:table-cell office:value-type="float" office:value="-8501973.9419999998" table:style-name="ce3">
            <text:p>-8501973,942</text:p>
          </table:table-cell>
          <table:table-cell office:value-type="float" office:value="-6624914.1239999998" table:style-name="ce3">
            <text:p>-6624914,124</text:p>
          </table:table-cell>
          <table:table-cell office:value-type="float" office:value="22675794.160999998" table:style-name="ce3">
            <text:p>22675794,161</text:p>
          </table:table-cell>
          <table:table-cell office:value-type="float" office:value="22675791.923" table:style-name="ce3">
            <text:p>22675791,923</text:p>
          </table:table-cell>
          <table:table-cell office:value-type="float" office:value="22675793.52" table:style-name="ce3">
            <text:p>22675793,520</text:p>
          </table:table-cell>
          <table:table-cell office:value-type="float" office:value="-9403295.8819999993" table:style-name="ce3">
            <text:p>-9403295,882</text:p>
          </table:table-cell>
          <table:table-cell office:value-type="float" office:value="-7327242.9479999999" table:style-name="ce3">
            <text:p>-7327242,948</text:p>
          </table:table-cell>
          <table:table-cell office:value-type="float" office:value="22590136.197000001" table:style-name="ce3">
            <text:p>22590136,197</text:p>
          </table:table-cell>
          <table:table-cell office:value-type="float" office:value="22590133.870000001" table:style-name="ce3">
            <text:p>22590133,870</text:p>
          </table:table-cell>
          <table:table-cell office:value-type="float" office:value="22590136.088" table:style-name="ce3">
            <text:p>22590136,088</text:p>
          </table:table-cell>
          <table:table-cell table:number-columns-repeated="16332"/>
        </table:table-row>
        <table:table-row table:style-name="ro1">
          <table:table-cell office:value-type="float" office:value="10530" table:style-name="ce2">
            <text:p>10530</text:p>
          </table:table-cell>
          <table:table-cell office:value-type="float" office:value="-20448948.568999998" table:style-name="ce2">
            <text:p>-20448948,57</text:p>
          </table:table-cell>
          <table:table-cell office:value-type="float" office:value="-15934243.221000001" table:style-name="ce3">
            <text:p>-15934243,221</text:p>
          </table:table-cell>
          <table:table-cell office:value-type="float" office:value="19971223.863000002" table:style-name="ce3">
            <text:p>19971223,863</text:p>
          </table:table-cell>
          <table:table-cell office:value-type="float" office:value="19971224.458000001" table:style-name="ce3">
            <text:p>19971224,458</text:p>
          </table:table-cell>
          <table:table-cell office:value-type="float" office:value="19971223.835999999" table:style-name="ce3">
            <text:p>19971223,836</text:p>
          </table:table-cell>
          <table:table-cell office:value-type="float" office:value="1279089.1229999999" table:style-name="ce3">
            <text:p>1279089,123</text:p>
          </table:table-cell>
          <table:table-cell office:value-type="float" office:value="996691.826" table:style-name="ce3">
            <text:p>996691,826</text:p>
          </table:table-cell>
          <table:table-cell office:value-type="float" office:value="24591881.609999999" table:style-name="ce3">
            <text:p>24591881,610</text:p>
          </table:table-cell>
          <table:table-cell office:value-type="float" office:value="24591879.826000001" table:style-name="ce3">
            <text:p>24591879,826</text:p>
          </table:table-cell>
          <table:table-cell office:value-type="float" office:value="24591878.791000001" table:style-name="ce3">
            <text:p>24591878,791</text:p>
          </table:table-cell>
          <table:table-cell office:value-type="float" office:value="-16170296.713" table:style-name="ce3">
            <text:p>-16170296,713</text:p>
          </table:table-cell>
          <table:table-cell office:value-type="float" office:value="-12600228.887" table:style-name="ce3">
            <text:p>-12600228,887</text:p>
          </table:table-cell>
          <table:table-cell office:value-type="float" office:value="20564882.752" table:style-name="ce3">
            <text:p>20564882,752</text:p>
          </table:table-cell>
          <table:table-cell office:value-type="float" office:value="20564883.399999999" table:style-name="ce3">
            <text:p>20564883,400</text:p>
          </table:table-cell>
          <table:table-cell office:value-type="float" office:value="20564882.324999999" table:style-name="ce3">
            <text:p>20564882,325</text:p>
          </table:table-cell>
          <table:table-cell office:value-type="float" office:value="-7819086.801" table:style-name="ce3">
            <text:p>-7819086,801</text:p>
          </table:table-cell>
          <table:table-cell office:value-type="float" office:value="-6092794.3720000004" table:style-name="ce3">
            <text:p>-6092794,372</text:p>
          </table:table-cell>
          <table:table-cell office:value-type="float" office:value="22660309.078000002" table:style-name="ce3">
            <text:p>22660309,078</text:p>
          </table:table-cell>
          <table:table-cell office:value-type="float" office:value="22660309.352000002" table:style-name="ce3">
            <text:p>22660309,352</text:p>
          </table:table-cell>
          <table:table-cell office:value-type="float" office:value="22660307.375" table:style-name="ce3">
            <text:p>22660307,375</text:p>
          </table:table-cell>
          <table:table-cell office:value-type="float" office:value="-8918339.7939999998" table:style-name="ce3">
            <text:p>-8918339,794</text:p>
          </table:table-cell>
          <table:table-cell office:value-type="float" office:value="-6949354.7860000003" table:style-name="ce3">
            <text:p>-6949354,786</text:p>
          </table:table-cell>
          <table:table-cell office:value-type="float" office:value="22569111.164000001" table:style-name="ce3">
            <text:p>22569111,164</text:p>
          </table:table-cell>
          <table:table-cell office:value-type="float" office:value="22569109.855999999" table:style-name="ce3">
            <text:p>22569109,856</text:p>
          </table:table-cell>
          <table:table-cell office:value-type="float" office:value="22569110.475000001" table:style-name="ce3">
            <text:p>22569110,475</text:p>
          </table:table-cell>
          <table:table-cell table:style-name="ce2"/>
          <table:table-cell office:value-type="float" office:value="-21853398.381000001" table:style-name="ce3">
            <text:p>-21853398,381</text:p>
          </table:table-cell>
          <table:table-cell office:value-type="float" office:value="-17028619.375999998" table:style-name="ce3">
            <text:p>-17028619,376</text:p>
          </table:table-cell>
          <table:table-cell office:value-type="float" office:value="19971208.046" table:style-name="ce3">
            <text:p>19971208,046</text:p>
          </table:table-cell>
          <table:table-cell office:value-type="float" office:value="19971206.145" table:style-name="ce3">
            <text:p>19971206,145</text:p>
          </table:table-cell>
          <table:table-cell office:value-type="float" office:value="19971207.778999999" table:style-name="ce3">
            <text:p>19971207,779</text:p>
          </table:table-cell>
          <table:table-cell office:value-type="float" office:value="713889.19299999997" table:style-name="ce3">
            <text:p>713889,193</text:p>
          </table:table-cell>
          <table:table-cell office:value-type="float" office:value="556276.67000000004" table:style-name="ce3">
            <text:p>556276,670</text:p>
          </table:table-cell>
          <table:table-cell office:value-type="float" office:value="24591868.517999999" table:style-name="ce3">
            <text:p>24591868,518</text:p>
          </table:table-cell>
          <table:table-cell office:value-type="float" office:value="24591862.256000001" table:style-name="ce3">
            <text:p>24591862,256</text:p>
          </table:table-cell>
          <table:table-cell office:value-type="float" office:value="24591869.039999999" table:style-name="ce3">
            <text:p>24591869,040</text:p>
          </table:table-cell>
          <table:table-cell office:value-type="float" office:value="-16555306.558" table:style-name="ce3">
            <text:p>-16555306,558</text:p>
          </table:table-cell>
          <table:table-cell office:value-type="float" office:value="-12900236.836999999" table:style-name="ce3">
            <text:p>-12900236,837</text:p>
          </table:table-cell>
          <table:table-cell office:value-type="float" office:value="20564868.732999999" table:style-name="ce3">
            <text:p>20564868,733</text:p>
          </table:table-cell>
          <table:table-cell office:value-type="float" office:value="20564865.956999999" table:style-name="ce3">
            <text:p>20564865,957</text:p>
          </table:table-cell>
          <table:table-cell office:value-type="float" office:value="20564868.070999999" table:style-name="ce3">
            <text:p>20564868,071</text:p>
          </table:table-cell>
          <table:table-cell office:value-type="float" office:value="-8583440.8729999997" table:style-name="ce3">
            <text:p>-8583440,873</text:p>
          </table:table-cell>
          <table:table-cell office:value-type="float" office:value="-6688394.841" table:style-name="ce3">
            <text:p>-6688394,841</text:p>
          </table:table-cell>
          <table:table-cell office:value-type="float" office:value="22660291.910999998" table:style-name="ce3">
            <text:p>22660291,911</text:p>
          </table:table-cell>
          <table:table-cell office:value-type="float" office:value="22660289.375999998" table:style-name="ce3">
            <text:p>22660289,376</text:p>
          </table:table-cell>
          <table:table-cell office:value-type="float" office:value="22660290.943999998" table:style-name="ce3">
            <text:p>22660290,944</text:p>
          </table:table-cell>
          <table:table-cell office:value-type="float" office:value="-9513834.8839999996" table:style-name="ce3">
            <text:p>-9513834,884</text:p>
          </table:table-cell>
          <table:table-cell office:value-type="float" office:value="-7413377.2240000004" table:style-name="ce3">
            <text:p>-7413377,224</text:p>
          </table:table-cell>
          <table:table-cell office:value-type="float" office:value="22569102.147999998" table:style-name="ce3">
            <text:p>22569102,148</text:p>
          </table:table-cell>
          <table:table-cell office:value-type="float" office:value="22569098.796999998" table:style-name="ce3">
            <text:p>22569098,797</text:p>
          </table:table-cell>
          <table:table-cell office:value-type="float" office:value="22569102.238000002" table:style-name="ce3">
            <text:p>22569102,238</text:p>
          </table:table-cell>
          <table:table-cell table:number-columns-repeated="16332"/>
        </table:table-row>
        <table:table-row table:style-name="ro1">
          <table:table-cell office:value-type="float" office:value="10560" table:style-name="ce2">
            <text:p>10560</text:p>
          </table:table-cell>
          <table:table-cell office:value-type="float" office:value="-20426659.975000001" table:style-name="ce2">
            <text:p>-20426659,98</text:p>
          </table:table-cell>
          <table:table-cell office:value-type="float" office:value="-15916875.483999999" table:style-name="ce3">
            <text:p>-15916875,484</text:p>
          </table:table-cell>
          <table:table-cell office:value-type="float" office:value="19975465.616" table:style-name="ce3">
            <text:p>19975465,616</text:p>
          </table:table-cell>
          <table:table-cell office:value-type="float" office:value="19975465.914000001" table:style-name="ce3">
            <text:p>19975465,914</text:p>
          </table:table-cell>
          <table:table-cell office:value-type="float" office:value="19975465.294" table:style-name="ce3">
            <text:p>19975465,294</text:p>
          </table:table-cell>
          <table:table-cell office:value-type="float" office:value="1333905.6910000001" table:style-name="ce3">
            <text:p>1333905,691</text:p>
          </table:table-cell>
          <table:table-cell office:value-type="float" office:value="1039406.007" table:style-name="ce3">
            <text:p>1039406,007</text:p>
          </table:table-cell>
          <table:table-cell office:value-type="float" office:value="24602311.552000001" table:style-name="ce3">
            <text:p>24602311,552</text:p>
          </table:table-cell>
          <table:table-cell office:value-type="float" office:value="24602311.943" table:style-name="ce3">
            <text:p>24602311,943</text:p>
          </table:table-cell>
          <table:table-cell office:value-type="float" office:value="24602311.059" table:style-name="ce3">
            <text:p>24602311,059</text:p>
          </table:table-cell>
          <table:table-cell office:value-type="float" office:value="-16180916.357000001" table:style-name="ce3">
            <text:p>-16180916,357</text:p>
          </table:table-cell>
          <table:table-cell office:value-type="float" office:value="-12608503.927999999" table:style-name="ce3">
            <text:p>-12608503,928</text:p>
          </table:table-cell>
          <table:table-cell office:value-type="float" office:value="20562861.545000002" table:style-name="ce3">
            <text:p>20562861,545</text:p>
          </table:table-cell>
          <table:table-cell office:value-type="float" office:value="20562862.515000001" table:style-name="ce3">
            <text:p>20562862,515</text:p>
          </table:table-cell>
          <table:table-cell office:value-type="float" office:value="20562861.272999998" table:style-name="ce3">
            <text:p>20562861,273</text:p>
          </table:table-cell>
          <table:table-cell office:value-type="float" office:value="-7900197.4369999999" table:style-name="ce3">
            <text:p>-7900197,437</text:p>
          </table:table-cell>
          <table:table-cell office:value-type="float" office:value="-6155997.4680000003" table:style-name="ce3">
            <text:p>-6155997,468</text:p>
          </table:table-cell>
          <table:table-cell office:value-type="float" office:value="22644873.327" table:style-name="ce3">
            <text:p>22644873,327</text:p>
          </table:table-cell>
          <table:table-cell office:value-type="float" office:value="22644873.638" table:style-name="ce3">
            <text:p>22644873,638</text:p>
          </table:table-cell>
          <table:table-cell office:value-type="float" office:value="22644872.666000001" table:style-name="ce3">
            <text:p>22644872,666</text:p>
          </table:table-cell>
          <table:table-cell office:value-type="float" office:value="-9028664.5979999993" table:style-name="ce3">
            <text:p>-9028664,598</text:p>
          </table:table-cell>
          <table:table-cell office:value-type="float" office:value="-7035322.165" table:style-name="ce3">
            <text:p>-7035322,165</text:p>
          </table:table-cell>
          <table:table-cell office:value-type="float" office:value="22548116.780000001" table:style-name="ce3">
            <text:p>22548116,780</text:p>
          </table:table-cell>
          <table:table-cell office:value-type="float" office:value="22548115.392000001" table:style-name="ce3">
            <text:p>22548115,392</text:p>
          </table:table-cell>
          <table:table-cell office:value-type="float" office:value="22548116.445" table:style-name="ce3">
            <text:p>22548116,445</text:p>
          </table:table-cell>
          <table:table-cell table:style-name="ce2"/>
          <table:table-cell office:value-type="float" office:value="-21831096.5" table:style-name="ce3">
            <text:p>-21831096,500</text:p>
          </table:table-cell>
          <table:table-cell office:value-type="float" office:value="-17011241.291000001" table:style-name="ce3">
            <text:p>-17011241,291</text:p>
          </table:table-cell>
          <table:table-cell office:value-type="float" office:value="19975452.153000001" table:style-name="ce3">
            <text:p>19975452,153</text:p>
          </table:table-cell>
          <table:table-cell office:value-type="float" office:value="19975449.947000001" table:style-name="ce3">
            <text:p>19975449,947</text:p>
          </table:table-cell>
          <table:table-cell office:value-type="float" office:value="19975451.703000002" table:style-name="ce3">
            <text:p>19975451,703</text:p>
          </table:table-cell>
          <table:table-cell office:value-type="float" office:value="768719.19099999999" table:style-name="ce3">
            <text:p>768719,191</text:p>
          </table:table-cell>
          <table:table-cell office:value-type="float" office:value="599001.34499999997" table:style-name="ce3">
            <text:p>599001,345</text:p>
          </table:table-cell>
          <table:table-cell office:value-type="float" office:value="24602302.892999999" table:style-name="ce3">
            <text:p>24602302,893</text:p>
          </table:table-cell>
          <table:table-cell office:value-type="float" office:value="24602298.752999999" table:style-name="ce3">
            <text:p>24602298,753</text:p>
          </table:table-cell>
          <table:table-cell office:value-type="float" office:value="24602301.416000001" table:style-name="ce3">
            <text:p>24602301,416</text:p>
          </table:table-cell>
          <table:table-cell office:value-type="float" office:value="-16565912.976" table:style-name="ce3">
            <text:p>-16565912,976</text:p>
          </table:table-cell>
          <table:table-cell office:value-type="float" office:value="-12908501.571" table:style-name="ce3">
            <text:p>-12908501,571</text:p>
          </table:table-cell>
          <table:table-cell office:value-type="float" office:value="20562850.442000002" table:style-name="ce3">
            <text:p>20562850,442</text:p>
          </table:table-cell>
          <table:table-cell office:value-type="float" office:value="20562847.785999998" table:style-name="ce3">
            <text:p>20562847,786</text:p>
          </table:table-cell>
          <table:table-cell office:value-type="float" office:value="20562849.585000001" table:style-name="ce3">
            <text:p>20562849,585</text:p>
          </table:table-cell>
          <table:table-cell office:value-type="float" office:value="-8664538.0999999996" table:style-name="ce3">
            <text:p>-8664538,100</text:p>
          </table:table-cell>
          <table:table-cell office:value-type="float" office:value="-6751587.4859999996" table:style-name="ce3">
            <text:p>-6751587,486</text:p>
          </table:table-cell>
          <table:table-cell office:value-type="float" office:value="22644858.710000001" table:style-name="ce3">
            <text:p>22644858,710</text:p>
          </table:table-cell>
          <table:table-cell office:value-type="float" office:value="22644856.688000001" table:style-name="ce3">
            <text:p>22644856,688</text:p>
          </table:table-cell>
          <table:table-cell office:value-type="float" office:value="22644858.467" table:style-name="ce3">
            <text:p>22644858,467</text:p>
          </table:table-cell>
          <table:table-cell office:value-type="float" office:value="-9624146.4299999997" table:style-name="ce3">
            <text:p>-9624146,430</text:p>
          </table:table-cell>
          <table:table-cell office:value-type="float" office:value="-7499334.2640000004" table:style-name="ce3">
            <text:p>-7499334,264</text:p>
          </table:table-cell>
          <table:table-cell office:value-type="float" office:value="22548109.947999999" table:style-name="ce3">
            <text:p>22548109,948</text:p>
          </table:table-cell>
          <table:table-cell office:value-type="float" office:value="22548107.432999998" table:style-name="ce3">
            <text:p>22548107,433</text:p>
          </table:table-cell>
          <table:table-cell office:value-type="float" office:value="22548109.241999999" table:style-name="ce3">
            <text:p>22548109,242</text:p>
          </table:table-cell>
          <table:table-cell table:number-columns-repeated="16332"/>
        </table:table-row>
        <table:table-row table:style-name="ro1">
          <table:table-cell office:value-type="float" office:value="10590" table:style-name="ce2">
            <text:p>10590</text:p>
          </table:table-cell>
          <table:table-cell office:value-type="float" office:value="-20403993.91" table:style-name="ce2">
            <text:p>-20403993,91</text:p>
          </table:table-cell>
          <table:table-cell office:value-type="float" office:value="-15899213.618000001" table:style-name="ce3">
            <text:p>-15899213,618</text:p>
          </table:table-cell>
          <table:table-cell office:value-type="float" office:value="19979778.772" table:style-name="ce3">
            <text:p>19979778,772</text:p>
          </table:table-cell>
          <table:table-cell office:value-type="float" office:value="19979779.427999999" table:style-name="ce3">
            <text:p>19979779,428</text:p>
          </table:table-cell>
          <table:table-cell office:value-type="float" office:value="19979778.451000001" table:style-name="ce3">
            <text:p>19979778,451</text:p>
          </table:table-cell>
          <table:table-cell office:value-type="float" office:value="1388932.071" table:style-name="ce3">
            <text:p>1388932,071</text:p>
          </table:table-cell>
          <table:table-cell office:value-type="float" office:value="1082283.6839999999" table:style-name="ce3">
            <text:p>1082283,684</text:p>
          </table:table-cell>
          <table:table-cell office:value-type="float" office:value="24612785.772999998" table:style-name="ce3">
            <text:p>24612785,773</text:p>
          </table:table-cell>
          <table:table-cell office:value-type="float" office:value="24612783.909000002" table:style-name="ce3">
            <text:p>24612783,909</text:p>
          </table:table-cell>
          <table:table-cell office:value-type="float" office:value="24612784.421" table:style-name="ce3">
            <text:p>24612784,421</text:p>
          </table:table-cell>
          <table:table-cell office:value-type="float" office:value="-16191163.348999999" table:style-name="ce3">
            <text:p>-16191163,349</text:p>
          </table:table-cell>
          <table:table-cell office:value-type="float" office:value="-12616488.585000001" table:style-name="ce3">
            <text:p>-12616488,585</text:p>
          </table:table-cell>
          <table:table-cell office:value-type="float" office:value="20560912.866999999" table:style-name="ce3">
            <text:p>20560912,867</text:p>
          </table:table-cell>
          <table:table-cell office:value-type="float" office:value="20560912.493999999" table:style-name="ce3">
            <text:p>20560912,494</text:p>
          </table:table-cell>
          <table:table-cell office:value-type="float" office:value="20560911.842999998" table:style-name="ce3">
            <text:p>20560911,843</text:p>
          </table:table-cell>
          <table:table-cell office:value-type="float" office:value="-7980924.4139999999" table:style-name="ce3">
            <text:p>-7980924,414</text:p>
          </table:table-cell>
          <table:table-cell office:value-type="float" office:value="-6218901.6050000004" table:style-name="ce3">
            <text:p>-6218901,605</text:p>
          </table:table-cell>
          <table:table-cell office:value-type="float" office:value="22629510.697999999" table:style-name="ce3">
            <text:p>22629510,698</text:p>
          </table:table-cell>
          <table:table-cell office:value-type="float" office:value="22629511.969000001" table:style-name="ce3">
            <text:p>22629511,969</text:p>
          </table:table-cell>
          <table:table-cell office:value-type="float" office:value="22629511.265999999" table:style-name="ce3">
            <text:p>22629511,266</text:p>
          </table:table-cell>
          <table:table-cell office:value-type="float" office:value="-9138747.7320000008" table:style-name="ce3">
            <text:p>-9138747,732</text:p>
          </table:table-cell>
          <table:table-cell office:value-type="float" office:value="-7121101.2280000001" table:style-name="ce3">
            <text:p>-7121101,228</text:p>
          </table:table-cell>
          <table:table-cell office:value-type="float" office:value="22527168.809" table:style-name="ce3">
            <text:p>22527168,809</text:p>
          </table:table-cell>
          <table:table-cell office:value-type="float" office:value="22527167.372000001" table:style-name="ce3">
            <text:p>22527167,372</text:p>
          </table:table-cell>
          <table:table-cell office:value-type="float" office:value="22527168.164000001" table:style-name="ce3">
            <text:p>22527168,164</text:p>
          </table:table-cell>
          <table:table-cell table:style-name="ce2"/>
          <table:table-cell office:value-type="float" office:value="-21808424.853999998" table:style-name="ce3">
            <text:p>-21808424,854</text:p>
          </table:table-cell>
          <table:table-cell office:value-type="float" office:value="-16993575.070999999" table:style-name="ce3">
            <text:p>-16993575,071</text:p>
          </table:table-cell>
          <table:table-cell office:value-type="float" office:value="19979766.289000001" table:style-name="ce3">
            <text:p>19979766,289</text:p>
          </table:table-cell>
          <table:table-cell office:value-type="float" office:value="19979764.105999999" table:style-name="ce3">
            <text:p>19979764,106</text:p>
          </table:table-cell>
          <table:table-cell office:value-type="float" office:value="19979766.022" table:style-name="ce3">
            <text:p>19979766,022</text:p>
          </table:table-cell>
          <table:table-cell office:value-type="float" office:value="823751.36399999994" table:style-name="ce3">
            <text:p>823751,364</text:p>
          </table:table-cell>
          <table:table-cell office:value-type="float" office:value="641883.55799999996" table:style-name="ce3">
            <text:p>641883,558</text:p>
          </table:table-cell>
          <table:table-cell office:value-type="float" office:value="24612776.324999999" table:style-name="ce3">
            <text:p>24612776,325</text:p>
          </table:table-cell>
          <table:table-cell office:value-type="float" office:value="24612772.962000001" table:style-name="ce3">
            <text:p>24612772,962</text:p>
          </table:table-cell>
          <table:table-cell office:value-type="float" office:value="24612775.748" table:style-name="ce3">
            <text:p>24612775,748</text:p>
          </table:table-cell>
          <table:table-cell office:value-type="float" office:value="-16576154.437999999" table:style-name="ce3">
            <text:p>-16576154,438</text:p>
          </table:table-cell>
          <table:table-cell office:value-type="float" office:value="-12916481.915999999" table:style-name="ce3">
            <text:p>-12916481,916</text:p>
          </table:table-cell>
          <table:table-cell office:value-type="float" office:value="20560901.612" table:style-name="ce3">
            <text:p>20560901,612</text:p>
          </table:table-cell>
          <table:table-cell office:value-type="float" office:value="20560899.061999999" table:style-name="ce3">
            <text:p>20560899,062</text:p>
          </table:table-cell>
          <table:table-cell office:value-type="float" office:value="20560900.670000002" table:style-name="ce3">
            <text:p>20560900,670</text:p>
          </table:table-cell>
          <table:table-cell office:value-type="float" office:value="-8745259.3709999993" table:style-name="ce3">
            <text:p>-8745259,371</text:p>
          </table:table-cell>
          <table:table-cell office:value-type="float" office:value="-6814487.1809999999" table:style-name="ce3">
            <text:p>-6814487,181</text:p>
          </table:table-cell>
          <table:table-cell office:value-type="float" office:value="22629498.982999999" table:style-name="ce3">
            <text:p>22629498,983</text:p>
          </table:table-cell>
          <table:table-cell office:value-type="float" office:value="22629496.004999999" table:style-name="ce3">
            <text:p>22629496,005</text:p>
          </table:table-cell>
          <table:table-cell office:value-type="float" office:value="22629498.010000002" table:style-name="ce3">
            <text:p>22629498,010</text:p>
          </table:table-cell>
          <table:table-cell office:value-type="float" office:value="-9734224.0079999994" table:style-name="ce3">
            <text:p>-9734224,008</text:p>
          </table:table-cell>
          <table:table-cell office:value-type="float" office:value="-7585108.9939999999" table:style-name="ce3">
            <text:p>-7585108,994</text:p>
          </table:table-cell>
          <table:table-cell office:value-type="float" office:value="22527163.449999999" table:style-name="ce3">
            <text:p>22527163,450</text:p>
          </table:table-cell>
          <table:table-cell office:value-type="float" office:value="22527159.813999999" table:style-name="ce3">
            <text:p>22527159,814</text:p>
          </table:table-cell>
          <table:table-cell office:value-type="float" office:value="22527162.638" table:style-name="ce3">
            <text:p>22527162,638</text:p>
          </table:table-cell>
          <table:table-cell table:number-columns-repeated="16332"/>
        </table:table-row>
        <table:table-row table:style-name="ro1">
          <table:table-cell office:value-type="float" office:value="10620" table:style-name="ce2">
            <text:p>10620</text:p>
          </table:table-cell>
          <table:table-cell office:value-type="float" office:value="-20380963.679000001" table:style-name="ce2">
            <text:p>-20380963,68</text:p>
          </table:table-cell>
          <table:table-cell office:value-type="float" office:value="-15881267.982000001" table:style-name="ce3">
            <text:p>-15881267,982</text:p>
          </table:table-cell>
          <table:table-cell office:value-type="float" office:value="19984162.006000001" table:style-name="ce3">
            <text:p>19984162,006</text:p>
          </table:table-cell>
          <table:table-cell office:value-type="float" office:value="19984161.677000001" table:style-name="ce3">
            <text:p>19984161,677</text:p>
          </table:table-cell>
          <table:table-cell office:value-type="float" office:value="19984161.204999998" table:style-name="ce3">
            <text:p>19984161,205</text:p>
          </table:table-cell>
          <table:table-cell office:value-type="float" office:value="1444153.906" table:style-name="ce3">
            <text:p>1444153,906</text:p>
          </table:table-cell>
          <table:table-cell office:value-type="float" office:value="1125313.6740000001" table:style-name="ce3">
            <text:p>1125313,674</text:p>
          </table:table-cell>
          <table:table-cell office:value-type="float" office:value="24623295.267000001" table:style-name="ce3">
            <text:p>24623295,267</text:p>
          </table:table-cell>
          <table:table-cell office:value-type="float" office:value="24623290.965999998" table:style-name="ce3">
            <text:p>24623290,966</text:p>
          </table:table-cell>
          <table:table-cell office:value-type="float" office:value="24623295.521000002" table:style-name="ce3">
            <text:p>24623295,521</text:p>
          </table:table-cell>
          <table:table-cell office:value-type="float" office:value="-16201050.164999999" table:style-name="ce3">
            <text:p>-16201050,165</text:p>
          </table:table-cell>
          <table:table-cell office:value-type="float" office:value="-12624192.592" table:style-name="ce3">
            <text:p>-12624192,592</text:p>
          </table:table-cell>
          <table:table-cell office:value-type="float" office:value="20559030.333999999" table:style-name="ce3">
            <text:p>20559030,334</text:p>
          </table:table-cell>
          <table:table-cell office:value-type="float" office:value="20559031.276000001" table:style-name="ce3">
            <text:p>20559031,276</text:p>
          </table:table-cell>
          <table:table-cell office:value-type="float" office:value="20559029.960999999" table:style-name="ce3">
            <text:p>20559029,961</text:p>
          </table:table-cell>
          <table:table-cell office:value-type="float" office:value="-8061276.5970000001" table:style-name="ce3">
            <text:p>-8061276,597</text:p>
          </table:table-cell>
          <table:table-cell office:value-type="float" office:value="-6281513.6789999995" table:style-name="ce3">
            <text:p>-6281513,679</text:p>
          </table:table-cell>
          <table:table-cell office:value-type="float" office:value="22614220.903000001" table:style-name="ce3">
            <text:p>22614220,903</text:p>
          </table:table-cell>
          <table:table-cell office:value-type="float" office:value="22614221.934999999" table:style-name="ce3">
            <text:p>22614221,935</text:p>
          </table:table-cell>
          <table:table-cell office:value-type="float" office:value="22614219.794" table:style-name="ce3">
            <text:p>22614219,794</text:p>
          </table:table-cell>
          <table:table-cell office:value-type="float" office:value="-9248598.2620000001" table:style-name="ce3">
            <text:p>-9248598,262</text:p>
          </table:table-cell>
          <table:table-cell office:value-type="float" office:value="-7206699.0460000001" table:style-name="ce3">
            <text:p>-7206699,046</text:p>
          </table:table-cell>
          <table:table-cell office:value-type="float" office:value="22506264.885000002" table:style-name="ce3">
            <text:p>22506264,885</text:p>
          </table:table-cell>
          <table:table-cell office:value-type="float" office:value="22506263.145" table:style-name="ce3">
            <text:p>22506263,145</text:p>
          </table:table-cell>
          <table:table-cell office:value-type="float" office:value="22506263.673999999" table:style-name="ce3">
            <text:p>22506263,674</text:p>
          </table:table-cell>
          <table:table-cell table:style-name="ce2"/>
          <table:table-cell office:value-type="float" office:value="-21785400.313000001" table:style-name="ce3">
            <text:p>-21785400,313</text:p>
          </table:table-cell>
          <table:table-cell office:value-type="float" office:value="-16975633.868000001" table:style-name="ce3">
            <text:p>-16975633,868</text:p>
          </table:table-cell>
          <table:table-cell office:value-type="float" office:value="19984148.096999999" table:style-name="ce3">
            <text:p>19984148,097</text:p>
          </table:table-cell>
          <table:table-cell office:value-type="float" office:value="19984145.418000001" table:style-name="ce3">
            <text:p>19984145,418</text:p>
          </table:table-cell>
          <table:table-cell office:value-type="float" office:value="19984147.526000001" table:style-name="ce3">
            <text:p>19984147,526</text:p>
          </table:table-cell>
          <table:table-cell office:value-type="float" office:value="878967.68700000003" table:style-name="ce3">
            <text:p>878967,687</text:p>
          </table:table-cell>
          <table:table-cell office:value-type="float" office:value="684909.24600000004" table:style-name="ce3">
            <text:p>684909,246</text:p>
          </table:table-cell>
          <table:table-cell office:value-type="float" office:value="24623279.732000001" table:style-name="ce3">
            <text:p>24623279,732</text:p>
          </table:table-cell>
          <table:table-cell office:value-type="float" office:value="24623281.079999998" table:style-name="ce3">
            <text:p>24623281,080</text:p>
          </table:table-cell>
          <table:table-cell office:value-type="float" office:value="24623281.804000001" table:style-name="ce3">
            <text:p>24623281,804</text:p>
          </table:table-cell>
          <table:table-cell office:value-type="float" office:value="-16586046.992000001" table:style-name="ce3">
            <text:p>-16586046,992</text:p>
          </table:table-cell>
          <table:table-cell office:value-type="float" office:value="-12924190.397" table:style-name="ce3">
            <text:p>-12924190,397</text:p>
          </table:table-cell>
          <table:table-cell office:value-type="float" office:value="20559018.679000001" table:style-name="ce3">
            <text:p>20559018,679</text:p>
          </table:table-cell>
          <table:table-cell office:value-type="float" office:value="20559016.395" table:style-name="ce3">
            <text:p>20559016,395</text:p>
          </table:table-cell>
          <table:table-cell office:value-type="float" office:value="20559018.313999999" table:style-name="ce3">
            <text:p>20559018,314</text:p>
          </table:table-cell>
          <table:table-cell office:value-type="float" office:value="-8825617.1040000003" table:style-name="ce3">
            <text:p>-8825617,104</text:p>
          </table:table-cell>
          <table:table-cell office:value-type="float" office:value="-6877103.5949999997" table:style-name="ce3">
            <text:p>-6877103,595</text:p>
          </table:table-cell>
          <table:table-cell office:value-type="float" office:value="22614206.528000001" table:style-name="ce3">
            <text:p>22614206,528</text:p>
          </table:table-cell>
          <table:table-cell office:value-type="float" office:value="22614204.684" table:style-name="ce3">
            <text:p>22614204,684</text:p>
          </table:table-cell>
          <table:table-cell office:value-type="float" office:value="22614206.462000001" table:style-name="ce3">
            <text:p>22614206,462</text:p>
          </table:table-cell>
          <table:table-cell office:value-type="float" office:value="-9844080.2599999998" table:style-name="ce3">
            <text:p>-9844080,260</text:p>
          </table:table-cell>
          <table:table-cell office:value-type="float" office:value="-7670711.267" table:style-name="ce3">
            <text:p>-7670711,267</text:p>
          </table:table-cell>
          <table:table-cell office:value-type="float" office:value="22506257.719999999" table:style-name="ce3">
            <text:p>22506257,720</text:p>
          </table:table-cell>
          <table:table-cell office:value-type="float" office:value="22506254.532000002" table:style-name="ce3">
            <text:p>22506254,532</text:p>
          </table:table-cell>
          <table:table-cell office:value-type="float" office:value="22506258.125999998" table:style-name="ce3">
            <text:p>22506258,126</text:p>
          </table:table-cell>
          <table:table-cell table:number-columns-repeated="16332"/>
        </table:table-row>
        <table:table-row table:style-name="ro1">
          <table:table-cell office:value-type="float" office:value="10650" table:style-name="ce2">
            <text:p>10650</text:p>
          </table:table-cell>
          <table:table-cell office:value-type="float" office:value="-20357565.133000001" table:style-name="ce2">
            <text:p>-20357565,13</text:p>
          </table:table-cell>
          <table:table-cell office:value-type="float" office:value="-15863035.346000001" table:style-name="ce3">
            <text:p>-15863035,346</text:p>
          </table:table-cell>
          <table:table-cell office:value-type="float" office:value="19988613.949000001" table:style-name="ce3">
            <text:p>19988613,949</text:p>
          </table:table-cell>
          <table:table-cell office:value-type="float" office:value="19988614.103" table:style-name="ce3">
            <text:p>19988614,103</text:p>
          </table:table-cell>
          <table:table-cell office:value-type="float" office:value="19988613.493000001" table:style-name="ce3">
            <text:p>19988613,493</text:p>
          </table:table-cell>
          <table:table-cell office:value-type="float" office:value="1499574.1580000001" table:style-name="ce3">
            <text:p>1499574,158</text:p>
          </table:table-cell>
          <table:table-cell office:value-type="float" office:value="1168498.3559999999" table:style-name="ce3">
            <text:p>1168498,356</text:p>
          </table:table-cell>
          <table:table-cell office:value-type="float" office:value="24633840.267999999" table:style-name="ce3">
            <text:p>24633840,268</text:p>
          </table:table-cell>
          <table:table-cell office:value-type="float" office:value="24633837.482999999" table:style-name="ce3">
            <text:p>24633837,483</text:p>
          </table:table-cell>
          <table:table-cell office:value-type="float" office:value="24633842.905000001" table:style-name="ce3">
            <text:p>24633842,905</text:p>
          </table:table-cell>
          <table:table-cell office:value-type="float" office:value="-16210572.635" table:style-name="ce3">
            <text:p>-16210572,635</text:p>
          </table:table-cell>
          <table:table-cell office:value-type="float" office:value="-12631612.687999999" table:style-name="ce3">
            <text:p>-12631612,688</text:p>
          </table:table-cell>
          <table:table-cell office:value-type="float" office:value="20557217.838" table:style-name="ce3">
            <text:p>20557217,838</text:p>
          </table:table-cell>
          <table:table-cell office:value-type="float" office:value="20557219.103999998" table:style-name="ce3">
            <text:p>20557219,104</text:p>
          </table:table-cell>
          <table:table-cell office:value-type="float" office:value="20557217.929000001" table:style-name="ce3">
            <text:p>20557217,929</text:p>
          </table:table-cell>
          <table:table-cell office:value-type="float" office:value="-8141245.7640000004" table:style-name="ce3">
            <text:p>-8141245,764</text:p>
          </table:table-cell>
          <table:table-cell office:value-type="float" office:value="-6343827.318" table:style-name="ce3">
            <text:p>-6343827,318</text:p>
          </table:table-cell>
          <table:table-cell office:value-type="float" office:value="22599002.004999999" table:style-name="ce3">
            <text:p>22599002,005</text:p>
          </table:table-cell>
          <table:table-cell office:value-type="float" office:value="22599003.625" table:style-name="ce3">
            <text:p>22599003,625</text:p>
          </table:table-cell>
          <table:table-cell office:value-type="float" office:value="22599001.767999999" table:style-name="ce3">
            <text:p>22599001,768</text:p>
          </table:table-cell>
          <table:table-cell office:value-type="float" office:value="-9358207.5409999993" table:style-name="ce3">
            <text:p>-9358207,541</text:p>
          </table:table-cell>
          <table:table-cell office:value-type="float" office:value="-7292108.8700000001" table:style-name="ce3">
            <text:p>-7292108,870</text:p>
          </table:table-cell>
          <table:table-cell office:value-type="float" office:value="22485407.243999999" table:style-name="ce3">
            <text:p>22485407,244</text:p>
          </table:table-cell>
          <table:table-cell office:value-type="float" office:value="22485404.752999999" table:style-name="ce3">
            <text:p>22485404,753</text:p>
          </table:table-cell>
          <table:table-cell office:value-type="float" office:value="22485406.147999998" table:style-name="ce3">
            <text:p>22485406,148</text:p>
          </table:table-cell>
          <table:table-cell table:style-name="ce2"/>
          <table:table-cell office:value-type="float" office:value="-21762003.170000002" table:style-name="ce3">
            <text:p>-21762003,170</text:p>
          </table:table-cell>
          <table:table-cell office:value-type="float" office:value="-16957402.329999998" table:style-name="ce3">
            <text:p>-16957402,330</text:p>
          </table:table-cell>
          <table:table-cell office:value-type="float" office:value="19988601.136" table:style-name="ce3">
            <text:p>19988601,136</text:p>
          </table:table-cell>
          <table:table-cell office:value-type="float" office:value="19988597.868999999" table:style-name="ce3">
            <text:p>19988597,869</text:p>
          </table:table-cell>
          <table:table-cell office:value-type="float" office:value="19988599.912999999" table:style-name="ce3">
            <text:p>19988599,913</text:p>
          </table:table-cell>
          <table:table-cell office:value-type="float" office:value="934386.76100000006" table:style-name="ce3">
            <text:p>934386,761</text:p>
          </table:table-cell>
          <table:table-cell office:value-type="float" office:value="728092.90800000005" table:style-name="ce3">
            <text:p>728092,908</text:p>
          </table:table-cell>
          <table:table-cell office:value-type="float" office:value="24633828.090999998" table:style-name="ce3">
            <text:p>24633828,091</text:p>
          </table:table-cell>
          <table:table-cell office:value-type="float" office:value="24633823.885000002" table:style-name="ce3">
            <text:p>24633823,885</text:p>
          </table:table-cell>
          <table:table-cell office:value-type="float" office:value="24633822.890999999" table:style-name="ce3">
            <text:p>24633822,891</text:p>
          </table:table-cell>
          <table:table-cell office:value-type="float" office:value="-16595570.918" table:style-name="ce3">
            <text:p>-16595570,918</text:p>
          </table:table-cell>
          <table:table-cell office:value-type="float" office:value="-12931611.627" table:style-name="ce3">
            <text:p>-12931611,627</text:p>
          </table:table-cell>
          <table:table-cell office:value-type="float" office:value="20557205.868000001" table:style-name="ce3">
            <text:p>20557205,868</text:p>
          </table:table-cell>
          <table:table-cell office:value-type="float" office:value="20557204.046" table:style-name="ce3">
            <text:p>20557204,046</text:p>
          </table:table-cell>
          <table:table-cell office:value-type="float" office:value="20557205.706" table:style-name="ce3">
            <text:p>20557205,706</text:p>
          </table:table-cell>
          <table:table-cell office:value-type="float" office:value="-8905587.5390000008" table:style-name="ce3">
            <text:p>-8905587,539</text:p>
          </table:table-cell>
          <table:table-cell office:value-type="float" office:value="-6939418.216" table:style-name="ce3">
            <text:p>-6939418,216</text:p>
          </table:table-cell>
          <table:table-cell office:value-type="float" office:value="22598988.340999998" table:style-name="ce3">
            <text:p>22598988,341</text:p>
          </table:table-cell>
          <table:table-cell office:value-type="float" office:value="22598986.405999999" table:style-name="ce3">
            <text:p>22598986,406</text:p>
          </table:table-cell>
          <table:table-cell office:value-type="float" office:value="22598988.351" table:style-name="ce3">
            <text:p>22598988,351</text:p>
          </table:table-cell>
          <table:table-cell office:value-type="float" office:value="-9953690.9670000002" table:style-name="ce3">
            <text:p>-9953690,967</text:p>
          </table:table-cell>
          <table:table-cell office:value-type="float" office:value="-7756122.2039999999" table:style-name="ce3">
            <text:p>-7756122,204</text:p>
          </table:table-cell>
          <table:table-cell office:value-type="float" office:value="22485401.541000001" table:style-name="ce3">
            <text:p>22485401,541</text:p>
          </table:table-cell>
          <table:table-cell office:value-type="float" office:value="22485396.647999998" table:style-name="ce3">
            <text:p>22485396,648</text:p>
          </table:table-cell>
          <table:table-cell office:value-type="float" office:value="22485399.807" table:style-name="ce3">
            <text:p>22485399,807</text:p>
          </table:table-cell>
          <table:table-cell table:number-columns-repeated="16332"/>
        </table:table-row>
        <table:table-row table:style-name="ro1">
          <table:table-cell office:value-type="float" office:value="10680" table:style-name="ce2">
            <text:p>10680</text:p>
          </table:table-cell>
          <table:table-cell office:value-type="float" office:value="-20333810.245999999" table:style-name="ce2">
            <text:p>-20333810,25</text:p>
          </table:table-cell>
          <table:table-cell office:value-type="float" office:value="-15844525.047" table:style-name="ce3">
            <text:p>-15844525,047</text:p>
          </table:table-cell>
          <table:table-cell office:value-type="float" office:value="19993133.809" table:style-name="ce3">
            <text:p>19993133,809</text:p>
          </table:table-cell>
          <table:table-cell office:value-type="float" office:value="19993134.75" table:style-name="ce3">
            <text:p>19993134,750</text:p>
          </table:table-cell>
          <table:table-cell office:value-type="float" office:value="19993133.864999998" table:style-name="ce3">
            <text:p>19993133,865</text:p>
          </table:table-cell>
          <table:table-cell office:value-type="float" office:value="1555179.378" table:style-name="ce3">
            <text:p>1555179,378</text:p>
          </table:table-cell>
          <table:table-cell office:value-type="float" office:value="1211827.08" table:style-name="ce3">
            <text:p>1211827,080</text:p>
          </table:table-cell>
          <table:table-cell office:value-type="float" office:value="24644421.583000001" table:style-name="ce3">
            <text:p>24644421,583</text:p>
          </table:table-cell>
          <table:table-cell office:value-type="float" office:value="24644417.749000002" table:style-name="ce3">
            <text:p>24644417,749</text:p>
          </table:table-cell>
          <table:table-cell office:value-type="float" office:value="24644423.491999999" table:style-name="ce3">
            <text:p>24644423,492</text:p>
          </table:table-cell>
          <table:table-cell office:value-type="float" office:value="-16219742.736" table:style-name="ce3">
            <text:p>-16219742,736</text:p>
          </table:table-cell>
          <table:table-cell office:value-type="float" office:value="-12638758.218" table:style-name="ce3">
            <text:p>-12638758,218</text:p>
          </table:table-cell>
          <table:table-cell office:value-type="float" office:value="20555473.923" table:style-name="ce3">
            <text:p>20555473,923</text:p>
          </table:table-cell>
          <table:table-cell office:value-type="float" office:value="20555474.112" table:style-name="ce3">
            <text:p>20555474,112</text:p>
          </table:table-cell>
          <table:table-cell office:value-type="float" office:value="20555473.276999999" table:style-name="ce3">
            <text:p>20555473,277</text:p>
          </table:table-cell>
          <table:table-cell office:value-type="float" office:value="-8220840.0599999996" table:style-name="ce3">
            <text:p>-8220840,060</text:p>
          </table:table-cell>
          <table:table-cell office:value-type="float" office:value="-6405848.8550000004" table:style-name="ce3">
            <text:p>-6405848,855</text:p>
          </table:table-cell>
          <table:table-cell office:value-type="float" office:value="22583856.690000001" table:style-name="ce3">
            <text:p>22583856,690</text:p>
          </table:table-cell>
          <table:table-cell office:value-type="float" office:value="22583857.568" table:style-name="ce3">
            <text:p>22583857,568</text:p>
          </table:table-cell>
          <table:table-cell office:value-type="float" office:value="22583855.796" table:style-name="ce3">
            <text:p>22583855,796</text:p>
          </table:table-cell>
          <table:table-cell office:value-type="float" office:value="-9467583.1329999994" table:style-name="ce3">
            <text:p>-9467583,133</text:p>
          </table:table-cell>
          <table:table-cell office:value-type="float" office:value="-7377336.5889999997" table:style-name="ce3">
            <text:p>-7377336,589</text:p>
          </table:table-cell>
          <table:table-cell office:value-type="float" office:value="22464593.087000001" table:style-name="ce3">
            <text:p>22464593,087</text:p>
          </table:table-cell>
          <table:table-cell office:value-type="float" office:value="22464592.309999999" table:style-name="ce3">
            <text:p>22464592,310</text:p>
          </table:table-cell>
          <table:table-cell office:value-type="float" office:value="22464592.510000002" table:style-name="ce3">
            <text:p>22464592,510</text:p>
          </table:table-cell>
          <table:table-cell table:style-name="ce2"/>
          <table:table-cell office:value-type="float" office:value="-21738252.267999999" table:style-name="ce3">
            <text:p>-21738252,268</text:p>
          </table:table-cell>
          <table:table-cell office:value-type="float" office:value="-16938895.138999999" table:style-name="ce3">
            <text:p>-16938895,139</text:p>
          </table:table-cell>
          <table:table-cell office:value-type="float" office:value="19993119.554000001" table:style-name="ce3">
            <text:p>19993119,554</text:p>
          </table:table-cell>
          <table:table-cell office:value-type="float" office:value="19993117.546" table:style-name="ce3">
            <text:p>19993117,546</text:p>
          </table:table-cell>
          <table:table-cell office:value-type="float" office:value="19993119.484000001" table:style-name="ce3">
            <text:p>19993119,484</text:p>
          </table:table-cell>
          <table:table-cell office:value-type="float" office:value="989988.11800000002" table:style-name="ce3">
            <text:p>989988,118</text:p>
          </table:table-cell>
          <table:table-cell office:value-type="float" office:value="771418.64099999995" table:style-name="ce3">
            <text:p>771418,641</text:p>
          </table:table-cell>
          <table:table-cell office:value-type="float" office:value="24644404.318" table:style-name="ce3">
            <text:p>24644404,318</text:p>
          </table:table-cell>
          <table:table-cell office:value-type="float" office:value="24644407.488000002" table:style-name="ce3">
            <text:p>24644407,488</text:p>
          </table:table-cell>
          <table:table-cell office:value-type="float" office:value="24644411.625999998" table:style-name="ce3">
            <text:p>24644411,626</text:p>
          </table:table-cell>
          <table:table-cell office:value-type="float" office:value="-16604745.064999999" table:style-name="ce3">
            <text:p>-16604745,065</text:p>
          </table:table-cell>
          <table:table-cell office:value-type="float" office:value="-12938760.307" table:style-name="ce3">
            <text:p>-12938760,307</text:p>
          </table:table-cell>
          <table:table-cell office:value-type="float" office:value="20555461.037999999" table:style-name="ce3">
            <text:p>20555461,038</text:p>
          </table:table-cell>
          <table:table-cell office:value-type="float" office:value="20555458.296" table:style-name="ce3">
            <text:p>20555458,296</text:p>
          </table:table-cell>
          <table:table-cell office:value-type="float" office:value="20555460.182999998" table:style-name="ce3">
            <text:p>20555460,183</text:p>
          </table:table-cell>
          <table:table-cell office:value-type="float" office:value="-8985185.7060000002" table:style-name="ce3">
            <text:p>-8985185,706</text:p>
          </table:table-cell>
          <table:table-cell office:value-type="float" office:value="-7001442.7479999997" table:style-name="ce3">
            <text:p>-7001442,748</text:p>
          </table:table-cell>
          <table:table-cell office:value-type="float" office:value="22583842.390999999" table:style-name="ce3">
            <text:p>22583842,391</text:p>
          </table:table-cell>
          <table:table-cell office:value-type="float" office:value="22583839.636999998" table:style-name="ce3">
            <text:p>22583839,637</text:p>
          </table:table-cell>
          <table:table-cell office:value-type="float" office:value="22583841.633000001" table:style-name="ce3">
            <text:p>22583841,633</text:p>
          </table:table-cell>
          <table:table-cell office:value-type="float" office:value="-10063070.579" table:style-name="ce3">
            <text:p>-10063070,579</text:p>
          </table:table-cell>
          <table:table-cell office:value-type="float" office:value="-7841353.0619999999" table:style-name="ce3">
            <text:p>-7841353,062</text:p>
          </table:table-cell>
          <table:table-cell office:value-type="float" office:value="22464585.065000001" table:style-name="ce3">
            <text:p>22464585,065</text:p>
          </table:table-cell>
          <table:table-cell office:value-type="float" office:value="22464582.302999999" table:style-name="ce3">
            <text:p>22464582,303</text:p>
          </table:table-cell>
          <table:table-cell office:value-type="float" office:value="22464584.958999999" table:style-name="ce3">
            <text:p>22464584,959</text:p>
          </table:table-cell>
          <table:table-cell table:number-columns-repeated="16332"/>
        </table:table-row>
        <table:table-row table:style-name="ro1">
          <table:table-cell office:value-type="float" office:value="10710" table:style-name="ce2">
            <text:p>10710</text:p>
          </table:table-cell>
          <table:table-cell office:value-type="float" office:value="-20309690.715999998" table:style-name="ce2">
            <text:p>-20309690,72</text:p>
          </table:table-cell>
          <table:table-cell office:value-type="float" office:value="-15825730.612" table:style-name="ce3">
            <text:p>-15825730,612</text:p>
          </table:table-cell>
          <table:table-cell office:value-type="float" office:value="19997724.664999999" table:style-name="ce3">
            <text:p>19997724,665</text:p>
          </table:table-cell>
          <table:table-cell office:value-type="float" office:value="19997724.394000001" table:style-name="ce3">
            <text:p>19997724,394</text:p>
          </table:table-cell>
          <table:table-cell office:value-type="float" office:value="19997723.728" table:style-name="ce3">
            <text:p>19997723,728</text:p>
          </table:table-cell>
          <table:table-cell table:number-columns-repeated="5" table:style-name="ce3"/>
          <table:table-cell office:value-type="float" office:value="-16228551.505000001" table:style-name="ce3">
            <text:p>-16228551,505</text:p>
          </table:table-cell>
          <table:table-cell office:value-type="float" office:value="-12645622.189999999" table:style-name="ce3">
            <text:p>-12645622,190</text:p>
          </table:table-cell>
          <table:table-cell office:value-type="float" office:value="20553797.613000002" table:style-name="ce3">
            <text:p>20553797,613</text:p>
          </table:table-cell>
          <table:table-cell office:value-type="float" office:value="20553797.769000001" table:style-name="ce3">
            <text:p>20553797,769</text:p>
          </table:table-cell>
          <table:table-cell office:value-type="float" office:value="20553796.971999999" table:style-name="ce3">
            <text:p>20553796,972</text:p>
          </table:table-cell>
          <table:table-cell office:value-type="float" office:value="-8300047.0389999999" table:style-name="ce3">
            <text:p>-8300047,039</text:p>
          </table:table-cell>
          <table:table-cell office:value-type="float" office:value="-6467568.568" table:style-name="ce3">
            <text:p>-6467568,568</text:p>
          </table:table-cell>
          <table:table-cell office:value-type="float" office:value="22568782.800999999" table:style-name="ce3">
            <text:p>22568782,801</text:p>
          </table:table-cell>
          <table:table-cell office:value-type="float" office:value="22568784.708000001" table:style-name="ce3">
            <text:p>22568784,708</text:p>
          </table:table-cell>
          <table:table-cell office:value-type="float" office:value="22568783.000999998" table:style-name="ce3">
            <text:p>22568783,001</text:p>
          </table:table-cell>
          <table:table-cell office:value-type="float" office:value="-9576711.8809999991" table:style-name="ce3">
            <text:p>-9576711,881</text:p>
          </table:table-cell>
          <table:table-cell office:value-type="float" office:value="-7462371.9749999996" table:style-name="ce3">
            <text:p>-7462371,975</text:p>
          </table:table-cell>
          <table:table-cell office:value-type="float" office:value="22443826.577" table:style-name="ce3">
            <text:p>22443826,577</text:p>
          </table:table-cell>
          <table:table-cell office:value-type="float" office:value="22443825.013" table:style-name="ce3">
            <text:p>22443825,013</text:p>
          </table:table-cell>
          <table:table-cell office:value-type="float" office:value="22443825.811999999" table:style-name="ce3">
            <text:p>22443825,812</text:p>
          </table:table-cell>
          <table:table-cell table:style-name="ce2"/>
          <table:table-cell office:value-type="float" office:value="-21714128.794" table:style-name="ce3">
            <text:p>-21714128,794</text:p>
          </table:table-cell>
          <table:table-cell office:value-type="float" office:value="-16920097.622000001" table:style-name="ce3">
            <text:p>-16920097,622</text:p>
          </table:table-cell>
          <table:table-cell office:value-type="float" office:value="19997710.550000001" table:style-name="ce3">
            <text:p>19997710,550</text:p>
          </table:table-cell>
          <table:table-cell office:value-type="float" office:value="19997708.122000001" table:style-name="ce3">
            <text:p>19997708,122</text:p>
          </table:table-cell>
          <table:table-cell office:value-type="float" office:value="19997709.923999999" table:style-name="ce3">
            <text:p>19997709,924</text:p>
          </table:table-cell>
          <table:table-cell office:value-type="float" office:value="1045789.8810000001" table:style-name="ce3">
            <text:p>1045789,881</text:p>
          </table:table-cell>
          <table:table-cell office:value-type="float" office:value="0" table:style-name="ce3">
            <text:p>0,000</text:p>
          </table:table-cell>
          <table:table-cell office:value-type="float" office:value="24655028.27" table:style-name="ce3">
            <text:p>24655028,270</text:p>
          </table:table-cell>
          <table:table-cell office:value-type="float" office:value="0" table:style-name="ce3">
            <text:p>0,000</text:p>
          </table:table-cell>
          <table:table-cell office:value-type="float" office:value="24655029.136" table:style-name="ce3">
            <text:p>24655029,136</text:p>
          </table:table-cell>
          <table:table-cell office:value-type="float" office:value="-16613549.934" table:style-name="ce3">
            <text:p>-16613549,934</text:p>
          </table:table-cell>
          <table:table-cell office:value-type="float" office:value="-12945621.237" table:style-name="ce3">
            <text:p>-12945621,237</text:p>
          </table:table-cell>
          <table:table-cell office:value-type="float" office:value="20553784.397999998" table:style-name="ce3">
            <text:p>20553784,398</text:p>
          </table:table-cell>
          <table:table-cell office:value-type="float" office:value="20553782.467" table:style-name="ce3">
            <text:p>20553782,467</text:p>
          </table:table-cell>
          <table:table-cell office:value-type="float" office:value="20553784.441" table:style-name="ce3">
            <text:p>20553784,441</text:p>
          </table:table-cell>
          <table:table-cell office:value-type="float" office:value="-9064388.602" table:style-name="ce3">
            <text:p>-9064388,602</text:p>
          </table:table-cell>
          <table:table-cell office:value-type="float" office:value="-7063159.3059999999" table:style-name="ce3">
            <text:p>-7063159,306</text:p>
          </table:table-cell>
          <table:table-cell office:value-type="float" office:value="22568770.519000001" table:style-name="ce3">
            <text:p>22568770,519</text:p>
          </table:table-cell>
          <table:table-cell office:value-type="float" office:value="22568768.021000002" table:style-name="ce3">
            <text:p>22568768,021</text:p>
          </table:table-cell>
          <table:table-cell office:value-type="float" office:value="22568769.348000001" table:style-name="ce3">
            <text:p>22568769,348</text:p>
          </table:table-cell>
          <table:table-cell office:value-type="float" office:value="-10172195.408" table:style-name="ce3">
            <text:p>-10172195,408</text:p>
          </table:table-cell>
          <table:table-cell office:value-type="float" office:value="-7926385.3940000003" table:style-name="ce3">
            <text:p>-7926385,394</text:p>
          </table:table-cell>
          <table:table-cell office:value-type="float" office:value="22443819.515999999" table:style-name="ce3">
            <text:p>22443819,516</text:p>
          </table:table-cell>
          <table:table-cell office:value-type="float" office:value="22443816.682" table:style-name="ce3">
            <text:p>22443816,682</text:p>
          </table:table-cell>
          <table:table-cell office:value-type="float" office:value="22443818.761999998" table:style-name="ce3">
            <text:p>22443818,762</text:p>
          </table:table-cell>
          <table:table-cell table:number-columns-repeated="16332"/>
        </table:table-row>
        <table:table-row table:style-name="ro1">
          <table:table-cell office:value-type="float" office:value="10740" table:style-name="ce2">
            <text:p>10740</text:p>
          </table:table-cell>
          <table:table-cell office:value-type="float" office:value="-20285212.405000001" table:style-name="ce2">
            <text:p>-20285212,41</text:p>
          </table:table-cell>
          <table:table-cell office:value-type="float" office:value="-15806656.598999999" table:style-name="ce3">
            <text:p>-15806656,599</text:p>
          </table:table-cell>
          <table:table-cell office:value-type="float" office:value="20002382.478999998" table:style-name="ce3">
            <text:p>20002382,479</text:p>
          </table:table-cell>
          <table:table-cell office:value-type="float" office:value="20002382.530999999" table:style-name="ce3">
            <text:p>20002382,531</text:p>
          </table:table-cell>
          <table:table-cell office:value-type="float" office:value="20002381.940000001" table:style-name="ce3">
            <text:p>20002381,940</text:p>
          </table:table-cell>
          <table:table-cell table:number-columns-repeated="5" table:style-name="ce3"/>
          <table:table-cell office:value-type="float" office:value="-16237004.346999999" table:style-name="ce3">
            <text:p>-16237004,347</text:p>
          </table:table-cell>
          <table:table-cell office:value-type="float" office:value="-12652208.812000001" table:style-name="ce3">
            <text:p>-12652208,812</text:p>
          </table:table-cell>
          <table:table-cell office:value-type="float" office:value="20552188.506999999" table:style-name="ce3">
            <text:p>20552188,507</text:p>
          </table:table-cell>
          <table:table-cell office:value-type="float" office:value="20552189.228999998" table:style-name="ce3">
            <text:p>20552189,229</text:p>
          </table:table-cell>
          <table:table-cell office:value-type="float" office:value="20552188.129999999" table:style-name="ce3">
            <text:p>20552188,130</text:p>
          </table:table-cell>
          <table:table-cell office:value-type="float" office:value="-8378868.7309999997" table:style-name="ce3">
            <text:p>-8378868,731</text:p>
          </table:table-cell>
          <table:table-cell office:value-type="float" office:value="-6528988.0760000004" table:style-name="ce3">
            <text:p>-6528988,076</text:p>
          </table:table-cell>
          <table:table-cell office:value-type="float" office:value="22553785.552999999" table:style-name="ce3">
            <text:p>22553785,553</text:p>
          </table:table-cell>
          <table:table-cell office:value-type="float" office:value="22553785.061000001" table:style-name="ce3">
            <text:p>22553785,061</text:p>
          </table:table-cell>
          <table:table-cell office:value-type="float" office:value="22553784.142000001" table:style-name="ce3">
            <text:p>22553784,142</text:p>
          </table:table-cell>
          <table:table-cell office:value-type="float" office:value="-9685595.5920000002" table:style-name="ce3">
            <text:p>-9685595,592</text:p>
          </table:table-cell>
          <table:table-cell office:value-type="float" office:value="-7547216.4299999997" table:style-name="ce3">
            <text:p>-7547216,430</text:p>
          </table:table-cell>
          <table:table-cell office:value-type="float" office:value="22423105.794" table:style-name="ce3">
            <text:p>22423105,794</text:p>
          </table:table-cell>
          <table:table-cell office:value-type="float" office:value="22423105.517000001" table:style-name="ce3">
            <text:p>22423105,517</text:p>
          </table:table-cell>
          <table:table-cell office:value-type="float" office:value="22423105.852000002" table:style-name="ce3">
            <text:p>22423105,852</text:p>
          </table:table-cell>
          <table:table-cell table:style-name="ce2"/>
          <table:table-cell office:value-type="float" office:value="-21689651.416999999" table:style-name="ce3">
            <text:p>-21689651,417</text:p>
          </table:table-cell>
          <table:table-cell office:value-type="float" office:value="-16901024.342" table:style-name="ce3">
            <text:p>-16901024,342</text:p>
          </table:table-cell>
          <table:table-cell office:value-type="float" office:value="20002368.831999999" table:style-name="ce3">
            <text:p>20002368,832</text:p>
          </table:table-cell>
          <table:table-cell office:value-type="float" office:value="20002365.936999999" table:style-name="ce3">
            <text:p>20002365,937</text:p>
          </table:table-cell>
          <table:table-cell office:value-type="float" office:value="20002367.982000001" table:style-name="ce3">
            <text:p>20002367,982</text:p>
          </table:table-cell>
          <table:table-cell office:value-type="float" office:value="1101771.7709999999" table:style-name="ce3">
            <text:p>1101771,771</text:p>
          </table:table-cell>
          <table:table-cell office:value-type="float" office:value="0" table:style-name="ce3">
            <text:p>0,000</text:p>
          </table:table-cell>
          <table:table-cell office:value-type="float" office:value="24665682.127999999" table:style-name="ce3">
            <text:p>24665682,128</text:p>
          </table:table-cell>
          <table:table-cell office:value-type="float" office:value="0" table:style-name="ce3">
            <text:p>0,000</text:p>
          </table:table-cell>
          <table:table-cell office:value-type="float" office:value="24665682.010000002" table:style-name="ce3">
            <text:p>24665682,010</text:p>
          </table:table-cell>
          <table:table-cell office:value-type="float" office:value="-16622003.764" table:style-name="ce3">
            <text:p>-16622003,764</text:p>
          </table:table-cell>
          <table:table-cell office:value-type="float" office:value="-12952208.631999999" table:style-name="ce3">
            <text:p>-12952208,632</text:p>
          </table:table-cell>
          <table:table-cell office:value-type="float" office:value="20552176.394000001" table:style-name="ce3">
            <text:p>20552176,394</text:p>
          </table:table-cell>
          <table:table-cell office:value-type="float" office:value="20552173.785999998" table:style-name="ce3">
            <text:p>20552173,786</text:p>
          </table:table-cell>
          <table:table-cell office:value-type="float" office:value="20552175.844000001" table:style-name="ce3">
            <text:p>20552175,844</text:p>
          </table:table-cell>
          <table:table-cell office:value-type="float" office:value="-9143211.1170000006" table:style-name="ce3">
            <text:p>-9143211,117</text:p>
          </table:table-cell>
          <table:table-cell office:value-type="float" office:value="-7124579.4400000004" table:style-name="ce3">
            <text:p>-7124579,440</text:p>
          </table:table-cell>
          <table:table-cell office:value-type="float" office:value="22553770.366999999" table:style-name="ce3">
            <text:p>22553770,367</text:p>
          </table:table-cell>
          <table:table-cell office:value-type="float" office:value="22553768.977000002" table:style-name="ce3">
            <text:p>22553768,977</text:p>
          </table:table-cell>
          <table:table-cell office:value-type="float" office:value="22553769.574000001" table:style-name="ce3">
            <text:p>22553769,574</text:p>
          </table:table-cell>
          <table:table-cell office:value-type="float" office:value="-10281080.098999999" table:style-name="ce3">
            <text:p>-10281080,099</text:p>
          </table:table-cell>
          <table:table-cell office:value-type="float" office:value="-8011230.6030000001" table:style-name="ce3">
            <text:p>-8011230,603</text:p>
          </table:table-cell>
          <table:table-cell office:value-type="float" office:value="22423099.548" table:style-name="ce3">
            <text:p>22423099,548</text:p>
          </table:table-cell>
          <table:table-cell office:value-type="float" office:value="22423096.203000002" table:style-name="ce3">
            <text:p>22423096,203</text:p>
          </table:table-cell>
          <table:table-cell office:value-type="float" office:value="22423099.278000001" table:style-name="ce3">
            <text:p>22423099,278</text:p>
          </table:table-cell>
          <table:table-cell table:number-columns-repeated="16332"/>
        </table:table-row>
        <table:table-row table:style-name="ro1">
          <table:table-cell office:value-type="float" office:value="10770" table:style-name="ce2">
            <text:p>10770</text:p>
          </table:table-cell>
          <table:table-cell office:value-type="float" office:value="-20260372.993999999" table:style-name="ce2">
            <text:p>-20260372,99</text:p>
          </table:table-cell>
          <table:table-cell office:value-type="float" office:value="-15787301.214" table:style-name="ce3">
            <text:p>-15787301,214</text:p>
          </table:table-cell>
          <table:table-cell office:value-type="float" office:value="20007109.136999998" table:style-name="ce3">
            <text:p>20007109,137</text:p>
          </table:table-cell>
          <table:table-cell office:value-type="float" office:value="20007109.484999999" table:style-name="ce3">
            <text:p>20007109,485</text:p>
          </table:table-cell>
          <table:table-cell office:value-type="float" office:value="20007108.460999999" table:style-name="ce3">
            <text:p>20007108,461</text:p>
          </table:table-cell>
          <table:table-cell office:value-type="float" office:value="52429.99" table:style-name="ce3">
            <text:p>52429,990</text:p>
          </table:table-cell>
          <table:table-cell office:value-type="float" office:value="0" table:style-name="ce3">
            <text:p>0,000</text:p>
          </table:table-cell>
          <table:table-cell office:value-type="float" office:value="24676375.493999999" table:style-name="ce3">
            <text:p>24676375,494</text:p>
          </table:table-cell>
          <table:table-cell office:value-type="float" office:value="0" table:style-name="ce3">
            <text:p>0,000</text:p>
          </table:table-cell>
          <table:table-cell office:value-type="float" office:value="24676378.958999999" table:style-name="ce3">
            <text:p>24676378,959</text:p>
          </table:table-cell>
          <table:table-cell office:value-type="float" office:value="-16245098.762" table:style-name="ce3">
            <text:p>-16245098,762</text:p>
          </table:table-cell>
          <table:table-cell office:value-type="float" office:value="-12658516.146" table:style-name="ce3">
            <text:p>-12658516,146</text:p>
          </table:table-cell>
          <table:table-cell office:value-type="float" office:value="20550648.471999999" table:style-name="ce3">
            <text:p>20550648,472</text:p>
          </table:table-cell>
          <table:table-cell office:value-type="float" office:value="20550648.909000002" table:style-name="ce3">
            <text:p>20550648,909</text:p>
          </table:table-cell>
          <table:table-cell office:value-type="float" office:value="20550647.875" table:style-name="ce3">
            <text:p>20550647,875</text:p>
          </table:table-cell>
          <table:table-cell office:value-type="float" office:value="-8457298.7320000008" table:style-name="ce3">
            <text:p>-8457298,732</text:p>
          </table:table-cell>
          <table:table-cell office:value-type="float" office:value="-6590102.3619999997" table:style-name="ce3">
            <text:p>-6590102,362</text:p>
          </table:table-cell>
          <table:table-cell office:value-type="float" office:value="22538860.502" table:style-name="ce3">
            <text:p>22538860,502</text:p>
          </table:table-cell>
          <table:table-cell office:value-type="float" office:value="22538860.441" table:style-name="ce3">
            <text:p>22538860,441</text:p>
          </table:table-cell>
          <table:table-cell office:value-type="float" office:value="22538858.745999999" table:style-name="ce3">
            <text:p>22538858,746</text:p>
          </table:table-cell>
          <table:table-cell office:value-type="float" office:value="-9794227.1669999994" table:style-name="ce3">
            <text:p>-9794227,167</text:p>
          </table:table-cell>
          <table:table-cell office:value-type="float" office:value="-7631864.4110000003" table:style-name="ce3">
            <text:p>-7631864,411</text:p>
          </table:table-cell>
          <table:table-cell office:value-type="float" office:value="22402434.333999999" table:style-name="ce3">
            <text:p>22402434,334</text:p>
          </table:table-cell>
          <table:table-cell office:value-type="float" office:value="22402433.041999999" table:style-name="ce3">
            <text:p>22402433,042</text:p>
          </table:table-cell>
          <table:table-cell office:value-type="float" office:value="22402433.594000001" table:style-name="ce3">
            <text:p>22402433,594</text:p>
          </table:table-cell>
          <table:table-cell table:style-name="ce2"/>
          <table:table-cell office:value-type="float" office:value="-21664809.353999998" table:style-name="ce3">
            <text:p>-21664809,354</text:p>
          </table:table-cell>
          <table:table-cell office:value-type="float" office:value="-16881666.892999999" table:style-name="ce3">
            <text:p>-16881666,893</text:p>
          </table:table-cell>
          <table:table-cell office:value-type="float" office:value="20007095.888" table:style-name="ce3">
            <text:p>20007095,888</text:p>
          </table:table-cell>
          <table:table-cell office:value-type="float" office:value="20007093.368000001" table:style-name="ce3">
            <text:p>20007093,368</text:p>
          </table:table-cell>
          <table:table-cell office:value-type="float" office:value="20007095.339000002" table:style-name="ce3">
            <text:p>20007095,339</text:p>
          </table:table-cell>
          <table:table-cell office:value-type="float" office:value="1157942.8559999999" table:style-name="ce3">
            <text:p>1157942,856</text:p>
          </table:table-cell>
          <table:table-cell office:value-type="float" office:value="0" table:style-name="ce3">
            <text:p>0,000</text:p>
          </table:table-cell>
          <table:table-cell office:value-type="float" office:value="24676367.471999999" table:style-name="ce3">
            <text:p>24676367,472</text:p>
          </table:table-cell>
          <table:table-cell office:value-type="float" office:value="0" table:style-name="ce3">
            <text:p>0,000</text:p>
          </table:table-cell>
          <table:table-cell office:value-type="float" office:value="24676371.364999998" table:style-name="ce3">
            <text:p>24676371,365</text:p>
          </table:table-cell>
          <table:table-cell office:value-type="float" office:value="-16630095.574999999" table:style-name="ce3">
            <text:p>-16630095,575</text:p>
          </table:table-cell>
          <table:table-cell office:value-type="float" office:value="-12958513.936000001" table:style-name="ce3">
            <text:p>-12958513,936</text:p>
          </table:table-cell>
          <table:table-cell office:value-type="float" office:value="20550635.723000001" table:style-name="ce3">
            <text:p>20550635,723</text:p>
          </table:table-cell>
          <table:table-cell office:value-type="float" office:value="20550634.362" table:style-name="ce3">
            <text:p>20550634,362</text:p>
          </table:table-cell>
          <table:table-cell office:value-type="float" office:value="20550635.561999999" table:style-name="ce3">
            <text:p>20550635,562</text:p>
          </table:table-cell>
          <table:table-cell office:value-type="float" office:value="-9221638.3259999994" table:style-name="ce3">
            <text:p>-9221638,326</text:p>
          </table:table-cell>
          <table:table-cell office:value-type="float" office:value="-7185691.5499999998" table:style-name="ce3">
            <text:p>-7185691,550</text:p>
          </table:table-cell>
          <table:table-cell office:value-type="float" office:value="22538846.213" table:style-name="ce3">
            <text:p>22538846,213</text:p>
          </table:table-cell>
          <table:table-cell office:value-type="float" office:value="22538844.473999999" table:style-name="ce3">
            <text:p>22538844,474</text:p>
          </table:table-cell>
          <table:table-cell office:value-type="float" office:value="22538845.357999999" table:style-name="ce3">
            <text:p>22538845,358</text:p>
          </table:table-cell>
          <table:table-cell office:value-type="float" office:value="-10389709.050000001" table:style-name="ce3">
            <text:p>-10389709,050</text:p>
          </table:table-cell>
          <table:table-cell office:value-type="float" office:value="-8095876.5319999997" table:style-name="ce3">
            <text:p>-8095876,532</text:p>
          </table:table-cell>
          <table:table-cell office:value-type="float" office:value="22402429.828000002" table:style-name="ce3">
            <text:p>22402429,828</text:p>
          </table:table-cell>
          <table:table-cell office:value-type="float" office:value="22402425.370999999" table:style-name="ce3">
            <text:p>22402425,371</text:p>
          </table:table-cell>
          <table:table-cell office:value-type="float" office:value="22402429.052999999" table:style-name="ce3">
            <text:p>22402429,053</text:p>
          </table:table-cell>
          <table:table-cell table:number-columns-repeated="16332"/>
        </table:table-row>
        <table:table-row table:style-name="ro1">
          <table:table-cell office:value-type="float" office:value="10800" table:style-name="ce2">
            <text:p>10800</text:p>
          </table:table-cell>
          <table:table-cell office:value-type="float" office:value="-20235175.510000002" table:style-name="ce2">
            <text:p>-20235175,51</text:p>
          </table:table-cell>
          <table:table-cell office:value-type="float" office:value="-15767666.810000001" table:style-name="ce3">
            <text:p>-15767666,810</text:p>
          </table:table-cell>
          <table:table-cell office:value-type="float" office:value="20011903.960999999" table:style-name="ce3">
            <text:p>20011903,961</text:p>
          </table:table-cell>
          <table:table-cell office:value-type="float" office:value="20011904.18" table:style-name="ce3">
            <text:p>20011904,180</text:p>
          </table:table-cell>
          <table:table-cell office:value-type="float" office:value="20011903.412999999" table:style-name="ce3">
            <text:p>20011903,413</text:p>
          </table:table-cell>
          <table:table-cell office:value-type="float" office:value="108780.274" table:style-name="ce3">
            <text:p>108780,274</text:p>
          </table:table-cell>
          <table:table-cell office:value-type="float" office:value="0" table:style-name="ce3">
            <text:p>0,000</text:p>
          </table:table-cell>
          <table:table-cell office:value-type="float" office:value="24687101.675000001" table:style-name="ce3">
            <text:p>24687101,675</text:p>
          </table:table-cell>
          <table:table-cell office:value-type="float" office:value="0" table:style-name="ce3">
            <text:p>0,000</text:p>
          </table:table-cell>
          <table:table-cell office:value-type="float" office:value="24687105.655999999" table:style-name="ce3">
            <text:p>24687105,656</text:p>
          </table:table-cell>
          <table:table-cell office:value-type="float" office:value="-16252837.549000001" table:style-name="ce3">
            <text:p>-16252837,549</text:p>
          </table:table-cell>
          <table:table-cell office:value-type="float" office:value="-12664546.365" table:style-name="ce3">
            <text:p>-12664546,365</text:p>
          </table:table-cell>
          <table:table-cell office:value-type="float" office:value="20549176.094999999" table:style-name="ce3">
            <text:p>20549176,095</text:p>
          </table:table-cell>
          <table:table-cell office:value-type="float" office:value="20549176.353999998" table:style-name="ce3">
            <text:p>20549176,354</text:p>
          </table:table-cell>
          <table:table-cell office:value-type="float" office:value="20549175.177000001" table:style-name="ce3">
            <text:p>20549175,177</text:p>
          </table:table-cell>
          <table:table-cell office:value-type="float" office:value="-8535335.6899999995" table:style-name="ce3">
            <text:p>-8535335,690</text:p>
          </table:table-cell>
          <table:table-cell office:value-type="float" office:value="-6650910.3870000001" table:style-name="ce3">
            <text:p>-6650910,387</text:p>
          </table:table-cell>
          <table:table-cell office:value-type="float" office:value="22524009.125999998" table:style-name="ce3">
            <text:p>22524009,126</text:p>
          </table:table-cell>
          <table:table-cell office:value-type="float" office:value="22524011.004000001" table:style-name="ce3">
            <text:p>22524011,004</text:p>
          </table:table-cell>
          <table:table-cell office:value-type="float" office:value="22524008.645" table:style-name="ce3">
            <text:p>22524008,645</text:p>
          </table:table-cell>
          <table:table-cell office:value-type="float" office:value="-9902605.6319999993" table:style-name="ce3">
            <text:p>-9902605,632</text:p>
          </table:table-cell>
          <table:table-cell office:value-type="float" office:value="-7716315.1449999996" table:style-name="ce3">
            <text:p>-7716315,145</text:p>
          </table:table-cell>
          <table:table-cell office:value-type="float" office:value="22381809.853999998" table:style-name="ce3">
            <text:p>22381809,854</text:p>
          </table:table-cell>
          <table:table-cell office:value-type="float" office:value="22381809.824000001" table:style-name="ce3">
            <text:p>22381809,824</text:p>
          </table:table-cell>
          <table:table-cell office:value-type="float" office:value="22381809.625999998" table:style-name="ce3">
            <text:p>22381809,626</text:p>
          </table:table-cell>
          <table:table-cell table:style-name="ce2"/>
          <table:table-cell office:value-type="float" office:value="-21639617.059999999" table:style-name="ce3">
            <text:p>-21639617,060</text:p>
          </table:table-cell>
          <table:table-cell office:value-type="float" office:value="-16862036.534000002" table:style-name="ce3">
            <text:p>-16862036,534</text:p>
          </table:table-cell>
          <table:table-cell office:value-type="float" office:value="20011889.370000001" table:style-name="ce3">
            <text:p>20011889,370</text:p>
          </table:table-cell>
          <table:table-cell office:value-type="float" office:value="20011886.817000002" table:style-name="ce3">
            <text:p>20011886,817</text:p>
          </table:table-cell>
          <table:table-cell office:value-type="float" office:value="20011889.127999999" table:style-name="ce3">
            <text:p>20011889,128</text:p>
          </table:table-cell>
          <table:table-cell office:value-type="float" office:value="1214288.0959999999" table:style-name="ce3">
            <text:p>1214288,096</text:p>
          </table:table-cell>
          <table:table-cell office:value-type="float" office:value="946197.87" table:style-name="ce3">
            <text:p>946197,870</text:p>
          </table:table-cell>
          <table:table-cell office:value-type="float" office:value="24687092.502999999" table:style-name="ce3">
            <text:p>24687092,503</text:p>
          </table:table-cell>
          <table:table-cell office:value-type="float" office:value="24687090.953000002" table:style-name="ce3">
            <text:p>24687090,953</text:p>
          </table:table-cell>
          <table:table-cell office:value-type="float" office:value="24687087.322000001" table:style-name="ce3">
            <text:p>24687087,322</text:p>
          </table:table-cell>
          <table:table-cell office:value-type="float" office:value="-16637839.605" table:style-name="ce3">
            <text:p>-16637839,605</text:p>
          </table:table-cell>
          <table:table-cell office:value-type="float" office:value="-12964548.237" table:style-name="ce3">
            <text:p>-12964548,237</text:p>
          </table:table-cell>
          <table:table-cell office:value-type="float" office:value="20549162.649" table:style-name="ce3">
            <text:p>20549162,649</text:p>
          </table:table-cell>
          <table:table-cell office:value-type="float" office:value="20549160.513" table:style-name="ce3">
            <text:p>20549160,513</text:p>
          </table:table-cell>
          <table:table-cell office:value-type="float" office:value="20549162.245000001" table:style-name="ce3">
            <text:p>20549162,245</text:p>
          </table:table-cell>
          <table:table-cell office:value-type="float" office:value="-9299680.3570000008" table:style-name="ce3">
            <text:p>-9299680,357</text:p>
          </table:table-cell>
          <table:table-cell office:value-type="float" office:value="-7246503.5109999999" table:style-name="ce3">
            <text:p>-7246503,511</text:p>
          </table:table-cell>
          <table:table-cell office:value-type="float" office:value="22523994.747000001" table:style-name="ce3">
            <text:p>22523994,747</text:p>
          </table:table-cell>
          <table:table-cell office:value-type="float" office:value="22523993.335999999" table:style-name="ce3">
            <text:p>22523993,336</text:p>
          </table:table-cell>
          <table:table-cell office:value-type="float" office:value="22523994.677999999" table:style-name="ce3">
            <text:p>22523994,678</text:p>
          </table:table-cell>
          <table:table-cell office:value-type="float" office:value="-10498092.715" table:style-name="ce3">
            <text:p>-10498092,715</text:p>
          </table:table-cell>
          <table:table-cell office:value-type="float" office:value="-8180331.3480000002" table:style-name="ce3">
            <text:p>-8180331,348</text:p>
          </table:table-cell>
          <table:table-cell office:value-type="float" office:value="22381803.914999999" table:style-name="ce3">
            <text:p>22381803,915</text:p>
          </table:table-cell>
          <table:table-cell office:value-type="float" office:value="22381800.166000001" table:style-name="ce3">
            <text:p>22381800,166</text:p>
          </table:table-cell>
          <table:table-cell office:value-type="float" office:value="22381803.499000002" table:style-name="ce3">
            <text:p>22381803,499</text:p>
          </table:table-cell>
          <table:table-cell table:number-columns-repeated="16332"/>
        </table:table-row>
        <table:table-row table:style-name="ro1">
          <table:table-cell office:value-type="float" office:value="10830" table:style-name="ce2">
            <text:p>10830</text:p>
          </table:table-cell>
          <table:table-cell office:value-type="float" office:value="-20209613.355" table:style-name="ce2">
            <text:p>-20209613,36</text:p>
          </table:table-cell>
          <table:table-cell office:value-type="float" office:value="-15747748.249" table:style-name="ce3">
            <text:p>-15747748,249</text:p>
          </table:table-cell>
          <table:table-cell office:value-type="float" office:value="20016767.850000001" table:style-name="ce3">
            <text:p>20016767,850</text:p>
          </table:table-cell>
          <table:table-cell office:value-type="float" office:value="20016768.436999999" table:style-name="ce3">
            <text:p>20016768,437</text:p>
          </table:table-cell>
          <table:table-cell office:value-type="float" office:value="20016767.623" table:style-name="ce3">
            <text:p>20016767,623</text:p>
          </table:table-cell>
          <table:table-cell office:value-type="float" office:value="165317.25099999999" table:style-name="ce3">
            <text:p>165317,251</text:p>
          </table:table-cell>
          <table:table-cell office:value-type="float" office:value="128818.201" table:style-name="ce3">
            <text:p>128818,201</text:p>
          </table:table-cell>
          <table:table-cell office:value-type="float" office:value="24697862.364999998" table:style-name="ce3">
            <text:p>24697862,365</text:p>
          </table:table-cell>
          <table:table-cell office:value-type="float" office:value="24697856.068" table:style-name="ce3">
            <text:p>24697856,068</text:p>
          </table:table-cell>
          <table:table-cell office:value-type="float" office:value="24697856.219000001" table:style-name="ce3">
            <text:p>24697856,219</text:p>
          </table:table-cell>
          <table:table-cell office:value-type="float" office:value="-16260213.719000001" table:style-name="ce3">
            <text:p>-16260213,719</text:p>
          </table:table-cell>
          <table:table-cell office:value-type="float" office:value="-12670294.025" table:style-name="ce3">
            <text:p>-12670294,025</text:p>
          </table:table-cell>
          <table:table-cell office:value-type="float" office:value="20547771.598000001" table:style-name="ce3">
            <text:p>20547771,598</text:p>
          </table:table-cell>
          <table:table-cell office:value-type="float" office:value="20547772.725000001" table:style-name="ce3">
            <text:p>20547772,725</text:p>
          </table:table-cell>
          <table:table-cell office:value-type="float" office:value="20547771.511" table:style-name="ce3">
            <text:p>20547771,511</text:p>
          </table:table-cell>
          <table:table-cell office:value-type="float" office:value="-8612969.1779999994" table:style-name="ce3">
            <text:p>-8612969,178</text:p>
          </table:table-cell>
          <table:table-cell office:value-type="float" office:value="-6711403.9929999998" table:style-name="ce3">
            <text:p>-6711403,993</text:p>
          </table:table-cell>
          <table:table-cell office:value-type="float" office:value="22509236.800999999" table:style-name="ce3">
            <text:p>22509236,801</text:p>
          </table:table-cell>
          <table:table-cell office:value-type="float" office:value="22509237.495000001" table:style-name="ce3">
            <text:p>22509237,495</text:p>
          </table:table-cell>
          <table:table-cell office:value-type="float" office:value="22509236.056000002" table:style-name="ce3">
            <text:p>22509236,056</text:p>
          </table:table-cell>
          <table:table-cell office:value-type="float" office:value="-10010719.825999999" table:style-name="ce3">
            <text:p>-10010719,826</text:p>
          </table:table-cell>
          <table:table-cell office:value-type="float" office:value="-7800559.9680000003" table:style-name="ce3">
            <text:p>-7800559,968</text:p>
          </table:table-cell>
          <table:table-cell office:value-type="float" office:value="22361237.890999999" table:style-name="ce3">
            <text:p>22361237,891</text:p>
          </table:table-cell>
          <table:table-cell office:value-type="float" office:value="22361236.445" table:style-name="ce3">
            <text:p>22361236,445</text:p>
          </table:table-cell>
          <table:table-cell office:value-type="float" office:value="22361237.138999999" table:style-name="ce3">
            <text:p>22361237,139</text:p>
          </table:table-cell>
          <table:table-cell table:style-name="ce2"/>
          <table:table-cell office:value-type="float" office:value="-21614065.677000001" table:style-name="ce3">
            <text:p>-21614065,677</text:p>
          </table:table-cell>
          <table:table-cell office:value-type="float" office:value="-16842126.364999998" table:style-name="ce3">
            <text:p>-16842126,365</text:p>
          </table:table-cell>
          <table:table-cell office:value-type="float" office:value="20016751.907000002" table:style-name="ce3">
            <text:p>20016751,907</text:p>
          </table:table-cell>
          <table:table-cell office:value-type="float" office:value="20016749.098000001" table:style-name="ce3">
            <text:p>20016749,098</text:p>
          </table:table-cell>
          <table:table-cell office:value-type="float" office:value="20016751.295000002" table:style-name="ce3">
            <text:p>20016751,295</text:p>
          </table:table-cell>
          <table:table-cell office:value-type="float" office:value="1270814.513" table:style-name="ce3">
            <text:p>1270814,513</text:p>
          </table:table-cell>
          <table:table-cell office:value-type="float" office:value="990244.36499999999" table:style-name="ce3">
            <text:p>990244,365</text:p>
          </table:table-cell>
          <table:table-cell office:value-type="float" office:value="24697852.098999999" table:style-name="ce3">
            <text:p>24697852,099</text:p>
          </table:table-cell>
          <table:table-cell office:value-type="float" office:value="24697848.800000001" table:style-name="ce3">
            <text:p>24697848,800</text:p>
          </table:table-cell>
          <table:table-cell office:value-type="float" office:value="24697851.129000001" table:style-name="ce3">
            <text:p>24697851,129</text:p>
          </table:table-cell>
          <table:table-cell office:value-type="float" office:value="-16645226.591" table:style-name="ce3">
            <text:p>-16645226,591</text:p>
          </table:table-cell>
          <table:table-cell office:value-type="float" office:value="-12970304.33" table:style-name="ce3">
            <text:p>-12970304,330</text:p>
          </table:table-cell>
          <table:table-cell office:value-type="float" office:value="20547756.258000001" table:style-name="ce3">
            <text:p>20547756,258</text:p>
          </table:table-cell>
          <table:table-cell office:value-type="float" office:value="20547754.984000001" table:style-name="ce3">
            <text:p>20547754,984</text:p>
          </table:table-cell>
          <table:table-cell office:value-type="float" office:value="20547756.480999999" table:style-name="ce3">
            <text:p>20547756,481</text:p>
          </table:table-cell>
          <table:table-cell office:value-type="float" office:value="-9377324.4749999996" table:style-name="ce3">
            <text:p>-9377324,475</text:p>
          </table:table-cell>
          <table:table-cell office:value-type="float" office:value="-7307005.4220000003" table:style-name="ce3">
            <text:p>-7307005,422</text:p>
          </table:table-cell>
          <table:table-cell office:value-type="float" office:value="22509219.752" table:style-name="ce3">
            <text:p>22509219,752</text:p>
          </table:table-cell>
          <table:table-cell office:value-type="float" office:value="22509218.418000001" table:style-name="ce3">
            <text:p>22509218,418</text:p>
          </table:table-cell>
          <table:table-cell office:value-type="float" office:value="22509219.272" table:style-name="ce3">
            <text:p>22509219,272</text:p>
          </table:table-cell>
          <table:table-cell office:value-type="float" office:value="-10606217.714" table:style-name="ce3">
            <text:p>-10606217,714</text:p>
          </table:table-cell>
          <table:table-cell office:value-type="float" office:value="-8264584.5729999999" table:style-name="ce3">
            <text:p>-8264584,573</text:p>
          </table:table-cell>
          <table:table-cell office:value-type="float" office:value="22361228.423" table:style-name="ce3">
            <text:p>22361228,423</text:p>
          </table:table-cell>
          <table:table-cell office:value-type="float" office:value="22361225.129999999" table:style-name="ce3">
            <text:p>22361225,130</text:p>
          </table:table-cell>
          <table:table-cell office:value-type="float" office:value="22361227.607000001" table:style-name="ce3">
            <text:p>22361227,607</text:p>
          </table:table-cell>
          <table:table-cell table:number-columns-repeated="16332"/>
        </table:table-row>
        <table:table-row table:style-name="ro1">
          <table:table-cell office:value-type="float" office:value="10860" table:style-name="ce2">
            <text:p>10860</text:p>
          </table:table-cell>
          <table:table-cell office:value-type="float" office:value="-20183715.743000001" table:style-name="ce2">
            <text:p>-20183715,74</text:p>
          </table:table-cell>
          <table:table-cell office:value-type="float" office:value="-15727568.290999999" table:style-name="ce3">
            <text:p>-15727568,291</text:p>
          </table:table-cell>
          <table:table-cell office:value-type="float" office:value="20021696.177000001" table:style-name="ce3">
            <text:p>20021696,177</text:p>
          </table:table-cell>
          <table:table-cell office:value-type="float" office:value="20021696.581" table:style-name="ce3">
            <text:p>20021696,581</text:p>
          </table:table-cell>
          <table:table-cell office:value-type="float" office:value="20021695.844000001" table:style-name="ce3">
            <text:p>20021695,844</text:p>
          </table:table-cell>
          <table:table-cell office:value-type="float" office:value="222010.546" table:style-name="ce3">
            <text:p>222010,546</text:p>
          </table:table-cell>
          <table:table-cell office:value-type="float" office:value="172994.77299999999" table:style-name="ce3">
            <text:p>172994,773</text:p>
          </table:table-cell>
          <table:table-cell office:value-type="float" office:value="24708651.587000001" table:style-name="ce3">
            <text:p>24708651,587</text:p>
          </table:table-cell>
          <table:table-cell office:value-type="float" office:value="24708645.726" table:style-name="ce3">
            <text:p>24708645,726</text:p>
          </table:table-cell>
          <table:table-cell office:value-type="float" office:value="24708650.221999999" table:style-name="ce3">
            <text:p>24708650,222</text:p>
          </table:table-cell>
          <table:table-cell office:value-type="float" office:value="-16267256.801999999" table:style-name="ce3">
            <text:p>-16267256,802</text:p>
          </table:table-cell>
          <table:table-cell office:value-type="float" office:value="-12675782.139" table:style-name="ce3">
            <text:p>-12675782,139</text:p>
          </table:table-cell>
          <table:table-cell office:value-type="float" office:value="20546430.914999999" table:style-name="ce3">
            <text:p>20546430,915</text:p>
          </table:table-cell>
          <table:table-cell office:value-type="float" office:value="20546432.476" table:style-name="ce3">
            <text:p>20546432,476</text:p>
          </table:table-cell>
          <table:table-cell office:value-type="float" office:value="20546431.331" table:style-name="ce3">
            <text:p>20546431,331</text:p>
          </table:table-cell>
          <table:table-cell office:value-type="float" office:value="-8690224.6999999993" table:style-name="ce3">
            <text:p>-8690224,700</text:p>
          </table:table-cell>
          <table:table-cell office:value-type="float" office:value="-6771603.1009999998" table:style-name="ce3">
            <text:p>-6771603,101</text:p>
          </table:table-cell>
          <table:table-cell office:value-type="float" office:value="22494534.282000002" table:style-name="ce3">
            <text:p>22494534,282</text:p>
          </table:table-cell>
          <table:table-cell office:value-type="float" office:value="22494535.350000001" table:style-name="ce3">
            <text:p>22494535,350</text:p>
          </table:table-cell>
          <table:table-cell office:value-type="float" office:value="22494534.653000001" table:style-name="ce3">
            <text:p>22494534,653</text:p>
          </table:table-cell>
          <table:table-cell office:value-type="float" office:value="-10118594.93" table:style-name="ce3">
            <text:p>-10118594,930</text:p>
          </table:table-cell>
          <table:table-cell office:value-type="float" office:value="-7884618.4890000001" table:style-name="ce3">
            <text:p>-7884618,489</text:p>
          </table:table-cell>
          <table:table-cell office:value-type="float" office:value="22340708.635000002" table:style-name="ce3">
            <text:p>22340708,635</text:p>
          </table:table-cell>
          <table:table-cell office:value-type="float" office:value="22340708.157000002" table:style-name="ce3">
            <text:p>22340708,157</text:p>
          </table:table-cell>
          <table:table-cell office:value-type="float" office:value="22340708.583999999" table:style-name="ce3">
            <text:p>22340708,584</text:p>
          </table:table-cell>
          <table:table-cell table:style-name="ce2"/>
          <table:table-cell office:value-type="float" office:value="-21588167.787999999" table:style-name="ce3">
            <text:p>-21588167,788</text:p>
          </table:table-cell>
          <table:table-cell office:value-type="float" office:value="-16821946.191" table:style-name="ce3">
            <text:p>-16821946,191</text:p>
          </table:table-cell>
          <table:table-cell office:value-type="float" office:value="20021679.576000001" table:style-name="ce3">
            <text:p>20021679,576</text:p>
          </table:table-cell>
          <table:table-cell office:value-type="float" office:value="20021677.614999998" table:style-name="ce3">
            <text:p>20021677,615</text:p>
          </table:table-cell>
          <table:table-cell office:value-type="float" office:value="20021679.324999999" table:style-name="ce3">
            <text:p>20021679,325</text:p>
          </table:table-cell>
          <table:table-cell office:value-type="float" office:value="1327508.186" table:style-name="ce3">
            <text:p>1327508,186</text:p>
          </table:table-cell>
          <table:table-cell office:value-type="float" office:value="0" table:style-name="ce3">
            <text:p>0,000</text:p>
          </table:table-cell>
          <table:table-cell office:value-type="float" office:value="24708637.237" table:style-name="ce3">
            <text:p>24708637,237</text:p>
          </table:table-cell>
          <table:table-cell office:value-type="float" office:value="0" table:style-name="ce3">
            <text:p>0,000</text:p>
          </table:table-cell>
          <table:table-cell office:value-type="float" office:value="24708634.546999998" table:style-name="ce3">
            <text:p>24708634,547</text:p>
          </table:table-cell>
          <table:table-cell office:value-type="float" office:value="-16652269.457" table:style-name="ce3">
            <text:p>-16652269,457</text:p>
          </table:table-cell>
          <table:table-cell office:value-type="float" office:value="-12975792.271" table:style-name="ce3">
            <text:p>-12975792,271</text:p>
          </table:table-cell>
          <table:table-cell office:value-type="float" office:value="20546416.897999998" table:style-name="ce3">
            <text:p>20546416,898</text:p>
          </table:table-cell>
          <table:table-cell office:value-type="float" office:value="20546414.802999999" table:style-name="ce3">
            <text:p>20546414,803</text:p>
          </table:table-cell>
          <table:table-cell office:value-type="float" office:value="20546416.526999999" table:style-name="ce3">
            <text:p>20546416,527</text:p>
          </table:table-cell>
          <table:table-cell office:value-type="float" office:value="-9454579.6050000004" table:style-name="ce3">
            <text:p>-9454579,605</text:p>
          </table:table-cell>
          <table:table-cell office:value-type="float" office:value="-7367204.2290000003" table:style-name="ce3">
            <text:p>-7367204,229</text:p>
          </table:table-cell>
          <table:table-cell office:value-type="float" office:value="22494519.272" table:style-name="ce3">
            <text:p>22494519,272</text:p>
          </table:table-cell>
          <table:table-cell office:value-type="float" office:value="22494516.640000001" table:style-name="ce3">
            <text:p>22494516,640</text:p>
          </table:table-cell>
          <table:table-cell office:value-type="float" office:value="22494518.054000001" table:style-name="ce3">
            <text:p>22494518,054</text:p>
          </table:table-cell>
          <table:table-cell office:value-type="float" office:value="-10714092.602" table:style-name="ce3">
            <text:p>-10714092,602</text:p>
          </table:table-cell>
          <table:table-cell office:value-type="float" office:value="-8348642.9110000003" table:style-name="ce3">
            <text:p>-8348642,911</text:p>
          </table:table-cell>
          <table:table-cell office:value-type="float" office:value="22340701.929000001" table:style-name="ce3">
            <text:p>22340701,929</text:p>
          </table:table-cell>
          <table:table-cell office:value-type="float" office:value="22340697.655000001" table:style-name="ce3">
            <text:p>22340697,655</text:p>
          </table:table-cell>
          <table:table-cell office:value-type="float" office:value="22340700.686999999" table:style-name="ce3">
            <text:p>22340700,687</text:p>
          </table:table-cell>
          <table:table-cell table:number-columns-repeated="16332"/>
        </table:table-row>
        <table:table-row table:style-name="ro1">
          <table:table-cell office:value-type="float" office:value="10890" table:style-name="ce2">
            <text:p>10890</text:p>
          </table:table-cell>
          <table:table-cell office:value-type="float" office:value="-20157460.228999998" table:style-name="ce2">
            <text:p>-20157460,23</text:p>
          </table:table-cell>
          <table:table-cell office:value-type="float" office:value="-15707109.452" table:style-name="ce3">
            <text:p>-15707109,452</text:p>
          </table:table-cell>
          <table:table-cell office:value-type="float" office:value="20026692.260000002" table:style-name="ce3">
            <text:p>20026692,260</text:p>
          </table:table-cell>
          <table:table-cell office:value-type="float" office:value="20026692.929000001" table:style-name="ce3">
            <text:p>20026692,929</text:p>
          </table:table-cell>
          <table:table-cell office:value-type="float" office:value="20026692.195999999" table:style-name="ce3">
            <text:p>20026692,196</text:p>
          </table:table-cell>
          <table:table-cell office:value-type="float" office:value="278881.24400000001" table:style-name="ce3">
            <text:p>278881,244</text:p>
          </table:table-cell>
          <table:table-cell office:value-type="float" office:value="217309.66399999999" table:style-name="ce3">
            <text:p>217309,664</text:p>
          </table:table-cell>
          <table:table-cell office:value-type="float" office:value="24719472.476" table:style-name="ce3">
            <text:p>24719472,476</text:p>
          </table:table-cell>
          <table:table-cell office:value-type="float" office:value="24719466.647999998" table:style-name="ce3">
            <text:p>24719466,648</text:p>
          </table:table-cell>
          <table:table-cell office:value-type="float" office:value="24719469.897" table:style-name="ce3">
            <text:p>24719469,897</text:p>
          </table:table-cell>
          <table:table-cell office:value-type="float" office:value="-16273943.766000001" table:style-name="ce3">
            <text:p>-16273943,766</text:p>
          </table:table-cell>
          <table:table-cell office:value-type="float" office:value="-12680992.752" table:style-name="ce3">
            <text:p>-12680992,752</text:p>
          </table:table-cell>
          <table:table-cell office:value-type="float" office:value="20545159.396000002" table:style-name="ce3">
            <text:p>20545159,396</text:p>
          </table:table-cell>
          <table:table-cell office:value-type="float" office:value="20545159.636" table:style-name="ce3">
            <text:p>20545159,636</text:p>
          </table:table-cell>
          <table:table-cell office:value-type="float" office:value="20545158.984000001" table:style-name="ce3">
            <text:p>20545158,984</text:p>
          </table:table-cell>
          <table:table-cell office:value-type="float" office:value="-8767075.4450000003" table:style-name="ce3">
            <text:p>-8767075,445</text:p>
          </table:table-cell>
          <table:table-cell office:value-type="float" office:value="-6831486.7999999998" table:style-name="ce3">
            <text:p>-6831486,800</text:p>
          </table:table-cell>
          <table:table-cell office:value-type="float" office:value="22479912.528999999" table:style-name="ce3">
            <text:p>22479912,529</text:p>
          </table:table-cell>
          <table:table-cell office:value-type="float" office:value="22479912.212000001" table:style-name="ce3">
            <text:p>22479912,212</text:p>
          </table:table-cell>
          <table:table-cell office:value-type="float" office:value="22479911.202" table:style-name="ce3">
            <text:p>22479911,202</text:p>
          </table:table-cell>
          <table:table-cell office:value-type="float" office:value="-10226203.673" table:style-name="ce3">
            <text:p>-10226203,673</text:p>
          </table:table-cell>
          <table:table-cell office:value-type="float" office:value="-7968469.443" table:style-name="ce3">
            <text:p>-7968469,443</text:p>
          </table:table-cell>
          <table:table-cell office:value-type="float" office:value="22320232.192000002" table:style-name="ce3">
            <text:p>22320232,192</text:p>
          </table:table-cell>
          <table:table-cell office:value-type="float" office:value="22320230.912999999" table:style-name="ce3">
            <text:p>22320230,913</text:p>
          </table:table-cell>
          <table:table-cell office:value-type="float" office:value="22320231.340999998" table:style-name="ce3">
            <text:p>22320231,341</text:p>
          </table:table-cell>
          <table:table-cell table:style-name="ce2"/>
          <table:table-cell office:value-type="float" office:value="-21561917.942000002" table:style-name="ce3">
            <text:p>-21561917,942</text:p>
          </table:table-cell>
          <table:table-cell office:value-type="float" office:value="-16801491.77" table:style-name="ce3">
            <text:p>-16801491,770</text:p>
          </table:table-cell>
          <table:table-cell office:value-type="float" office:value="20026675.846999999" table:style-name="ce3">
            <text:p>20026675,847</text:p>
          </table:table-cell>
          <table:table-cell office:value-type="float" office:value="20026672.535999998" table:style-name="ce3">
            <text:p>20026672,536</text:p>
          </table:table-cell>
          <table:table-cell office:value-type="float" office:value="20026675.063999999" table:style-name="ce3">
            <text:p>20026675,064</text:p>
          </table:table-cell>
          <table:table-cell office:value-type="float" office:value="1384373.42" table:style-name="ce3">
            <text:p>1384373,420</text:p>
          </table:table-cell>
          <table:table-cell office:value-type="float" office:value="0" table:style-name="ce3">
            <text:p>0,000</text:p>
          </table:table-cell>
          <table:table-cell office:value-type="float" office:value="24719460.057" table:style-name="ce3">
            <text:p>24719460,057</text:p>
          </table:table-cell>
          <table:table-cell office:value-type="float" office:value="0" table:style-name="ce3">
            <text:p>0,000</text:p>
          </table:table-cell>
          <table:table-cell office:value-type="float" office:value="24719461.776000001" table:style-name="ce3">
            <text:p>24719461,776</text:p>
          </table:table-cell>
          <table:table-cell office:value-type="float" office:value="-16658962.146" table:style-name="ce3">
            <text:p>-16658962,146</text:p>
          </table:table-cell>
          <table:table-cell office:value-type="float" office:value="-12981007.344000001" table:style-name="ce3">
            <text:p>-12981007,344</text:p>
          </table:table-cell>
          <table:table-cell office:value-type="float" office:value="20545144.072999999" table:style-name="ce3">
            <text:p>20545144,073</text:p>
          </table:table-cell>
          <table:table-cell office:value-type="float" office:value="20545141.028999999" table:style-name="ce3">
            <text:p>20545141,029</text:p>
          </table:table-cell>
          <table:table-cell office:value-type="float" office:value="20545142.842" table:style-name="ce3">
            <text:p>20545142,842</text:p>
          </table:table-cell>
          <table:table-cell office:value-type="float" office:value="-9531435.898" table:style-name="ce3">
            <text:p>-9531435,898</text:p>
          </table:table-cell>
          <table:table-cell office:value-type="float" office:value="-7427092.2419999996" table:style-name="ce3">
            <text:p>-7427092,242</text:p>
          </table:table-cell>
          <table:table-cell office:value-type="float" office:value="22479894.717" table:style-name="ce3">
            <text:p>22479894,717</text:p>
          </table:table-cell>
          <table:table-cell office:value-type="float" office:value="22479891.712000001" table:style-name="ce3">
            <text:p>22479891,712</text:p>
          </table:table-cell>
          <table:table-cell office:value-type="float" office:value="22479893.636" table:style-name="ce3">
            <text:p>22479893,636</text:p>
          </table:table-cell>
          <table:table-cell office:value-type="float" office:value="-10821707.034" table:style-name="ce3">
            <text:p>-10821707,034</text:p>
          </table:table-cell>
          <table:table-cell office:value-type="float" office:value="-8432498.3149999995" table:style-name="ce3">
            <text:p>-8432498,315</text:p>
          </table:table-cell>
          <table:table-cell office:value-type="float" office:value="22320222.75" table:style-name="ce3">
            <text:p>22320222,750</text:p>
          </table:table-cell>
          <table:table-cell office:value-type="float" office:value="22320219.024" table:style-name="ce3">
            <text:p>22320219,024</text:p>
          </table:table-cell>
          <table:table-cell office:value-type="float" office:value="22320221.704999998" table:style-name="ce3">
            <text:p>22320221,705</text:p>
          </table:table-cell>
          <table:table-cell table:number-columns-repeated="16332"/>
        </table:table-row>
        <table:table-row table:style-name="ro1">
          <table:table-cell office:value-type="float" office:value="10920" table:style-name="ce2">
            <text:p>10920</text:p>
          </table:table-cell>
          <table:table-cell office:value-type="float" office:value="-20130862.331" table:style-name="ce2">
            <text:p>-20130862,33</text:p>
          </table:table-cell>
          <table:table-cell office:value-type="float" office:value="-15686383.817" table:style-name="ce3">
            <text:p>-15686383,817</text:p>
          </table:table-cell>
          <table:table-cell office:value-type="float" office:value="20031754.756999999" table:style-name="ce3">
            <text:p>20031754,757</text:p>
          </table:table-cell>
          <table:table-cell office:value-type="float" office:value="20031754.741999999" table:style-name="ce3">
            <text:p>20031754,742</text:p>
          </table:table-cell>
          <table:table-cell office:value-type="float" office:value="20031753.875999998" table:style-name="ce3">
            <text:p>20031753,876</text:p>
          </table:table-cell>
          <table:table-cell table:number-columns-repeated="5" table:style-name="ce3"/>
          <table:table-cell office:value-type="float" office:value="-16280290.003" table:style-name="ce3">
            <text:p>-16280290,003</text:p>
          </table:table-cell>
          <table:table-cell office:value-type="float" office:value="-12685937.868000001" table:style-name="ce3">
            <text:p>-12685937,868</text:p>
          </table:table-cell>
          <table:table-cell office:value-type="float" office:value="20543951.508000001" table:style-name="ce3">
            <text:p>20543951,508</text:p>
          </table:table-cell>
          <table:table-cell office:value-type="float" office:value="20543952.136999998" table:style-name="ce3">
            <text:p>20543952,137</text:p>
          </table:table-cell>
          <table:table-cell office:value-type="float" office:value="20543951.322000001" table:style-name="ce3">
            <text:p>20543951,322</text:p>
          </table:table-cell>
          <table:table-cell office:value-type="float" office:value="-8843532.8660000004" table:style-name="ce3">
            <text:p>-8843532,866</text:p>
          </table:table-cell>
          <table:table-cell office:value-type="float" office:value="-6891063.9939999999" table:style-name="ce3">
            <text:p>-6891063,994</text:p>
          </table:table-cell>
          <table:table-cell office:value-type="float" office:value="22465361.361000001" table:style-name="ce3">
            <text:p>22465361,361</text:p>
          </table:table-cell>
          <table:table-cell office:value-type="float" office:value="22465362.313999999" table:style-name="ce3">
            <text:p>22465362,314</text:p>
          </table:table-cell>
          <table:table-cell office:value-type="float" office:value="22465361.881999999" table:style-name="ce3">
            <text:p>22465361,882</text:p>
          </table:table-cell>
          <table:table-cell office:value-type="float" office:value="-10333557.169" table:style-name="ce3">
            <text:p>-10333557,169</text:p>
          </table:table-cell>
          <table:table-cell office:value-type="float" office:value="-8052121.5010000002" table:style-name="ce3">
            <text:p>-8052121,501</text:p>
          </table:table-cell>
          <table:table-cell office:value-type="float" office:value="22299803.379999999" table:style-name="ce3">
            <text:p>22299803,380</text:p>
          </table:table-cell>
          <table:table-cell office:value-type="float" office:value="22299802.131000001" table:style-name="ce3">
            <text:p>22299802,131</text:p>
          </table:table-cell>
          <table:table-cell office:value-type="float" office:value="22299803.103" table:style-name="ce3">
            <text:p>22299803,103</text:p>
          </table:table-cell>
          <table:table-cell table:style-name="ce2"/>
          <table:table-cell office:value-type="float" office:value="-21535316.899" table:style-name="ce3">
            <text:p>-21535316,899</text:p>
          </table:table-cell>
          <table:table-cell office:value-type="float" office:value="-16780763.686000001" table:style-name="ce3">
            <text:p>-16780763,686</text:p>
          </table:table-cell>
          <table:table-cell office:value-type="float" office:value="20031737.055" table:style-name="ce3">
            <text:p>20031737,055</text:p>
          </table:table-cell>
          <table:table-cell office:value-type="float" office:value="20031734.745000001" table:style-name="ce3">
            <text:p>20031734,745</text:p>
          </table:table-cell>
          <table:table-cell office:value-type="float" office:value="20031736.784000002" table:style-name="ce3">
            <text:p>20031736,784</text:p>
          </table:table-cell>
          <table:table-cell office:value-type="float" office:value="1441408.2949999999" table:style-name="ce3">
            <text:p>1441408,295</text:p>
          </table:table-cell>
          <table:table-cell office:value-type="float" office:value="0" table:style-name="ce3">
            <text:p>0,000</text:p>
          </table:table-cell>
          <table:table-cell office:value-type="float" office:value="24730311.024" table:style-name="ce3">
            <text:p>24730311,024</text:p>
          </table:table-cell>
          <table:table-cell office:value-type="float" office:value="0" table:style-name="ce3">
            <text:p>0,000</text:p>
          </table:table-cell>
          <table:table-cell office:value-type="float" office:value="24730311.107000001" table:style-name="ce3">
            <text:p>24730311,107</text:p>
          </table:table-cell>
          <table:table-cell office:value-type="float" office:value="-16665305.294" table:style-name="ce3">
            <text:p>-16665305,294</text:p>
          </table:table-cell>
          <table:table-cell office:value-type="float" office:value="-12985950.051999999" table:style-name="ce3">
            <text:p>-12985950,052</text:p>
          </table:table-cell>
          <table:table-cell office:value-type="float" office:value="20543936.142000001" table:style-name="ce3">
            <text:p>20543936,142</text:p>
          </table:table-cell>
          <table:table-cell office:value-type="float" office:value="20543934.039000001" table:style-name="ce3">
            <text:p>20543934,039</text:p>
          </table:table-cell>
          <table:table-cell office:value-type="float" office:value="20543935.578000002" table:style-name="ce3">
            <text:p>20543935,578</text:p>
          </table:table-cell>
          <table:table-cell office:value-type="float" office:value="-9607890.0429999996" table:style-name="ce3">
            <text:p>-9607890,043</text:p>
          </table:table-cell>
          <table:table-cell office:value-type="float" office:value="-7486666.8890000004" table:style-name="ce3">
            <text:p>-7486666,889</text:p>
          </table:table-cell>
          <table:table-cell office:value-type="float" office:value="22465343.298" table:style-name="ce3">
            <text:p>22465343,298</text:p>
          </table:table-cell>
          <table:table-cell office:value-type="float" office:value="22465343.169" table:style-name="ce3">
            <text:p>22465343,169</text:p>
          </table:table-cell>
          <table:table-cell office:value-type="float" office:value="22465343.848000001" table:style-name="ce3">
            <text:p>22465343,848</text:p>
          </table:table-cell>
          <table:table-cell office:value-type="float" office:value="-10929057.426000001" table:style-name="ce3">
            <text:p>-10929057,426</text:p>
          </table:table-cell>
          <table:table-cell office:value-type="float" office:value="-8516147.9539999999" table:style-name="ce3">
            <text:p>-8516147,954</text:p>
          </table:table-cell>
          <table:table-cell office:value-type="float" office:value="22299793.960999999" table:style-name="ce3">
            <text:p>22299793,961</text:p>
          </table:table-cell>
          <table:table-cell office:value-type="float" office:value="22299791.541000001" table:style-name="ce3">
            <text:p>22299791,541</text:p>
          </table:table-cell>
          <table:table-cell office:value-type="float" office:value="22299793.464000002" table:style-name="ce3">
            <text:p>22299793,464</text:p>
          </table:table-cell>
          <table:table-cell table:number-columns-repeated="16332"/>
        </table:table-row>
        <table:table-row table:style-name="ro1">
          <table:table-cell office:value-type="float" office:value="10950" table:style-name="ce2">
            <text:p>10950</text:p>
          </table:table-cell>
          <table:table-cell office:value-type="float" office:value="-20103914.754000001" table:style-name="ce2">
            <text:p>-20103914,75</text:p>
          </table:table-cell>
          <table:table-cell office:value-type="float" office:value="-15665385.709000001" table:style-name="ce3">
            <text:p>-15665385,709</text:p>
          </table:table-cell>
          <table:table-cell office:value-type="float" office:value="20036882.276000001" table:style-name="ce3">
            <text:p>20036882,276</text:p>
          </table:table-cell>
          <table:table-cell office:value-type="float" office:value="20036882.368000001" table:style-name="ce3">
            <text:p>20036882,368</text:p>
          </table:table-cell>
          <table:table-cell office:value-type="float" office:value="20036881.625" table:style-name="ce3">
            <text:p>20036881,625</text:p>
          </table:table-cell>
          <table:table-cell table:number-columns-repeated="5" table:style-name="ce3"/>
          <table:table-cell office:value-type="float" office:value="-16286287.891000001" table:style-name="ce3">
            <text:p>-16286287,891</text:p>
          </table:table-cell>
          <table:table-cell office:value-type="float" office:value="-12690611.535" table:style-name="ce3">
            <text:p>-12690611,535</text:p>
          </table:table-cell>
          <table:table-cell office:value-type="float" office:value="20542810.748" table:style-name="ce3">
            <text:p>20542810,748</text:p>
          </table:table-cell>
          <table:table-cell office:value-type="float" office:value="20542810.997000001" table:style-name="ce3">
            <text:p>20542810,997</text:p>
          </table:table-cell>
          <table:table-cell office:value-type="float" office:value="20542810.046999998" table:style-name="ce3">
            <text:p>20542810,047</text:p>
          </table:table-cell>
          <table:table-cell office:value-type="float" office:value="-8919585.9110000003" table:style-name="ce3">
            <text:p>-8919585,911</text:p>
          </table:table-cell>
          <table:table-cell office:value-type="float" office:value="-6950326.1140000001" table:style-name="ce3">
            <text:p>-6950326,114</text:p>
          </table:table-cell>
          <table:table-cell office:value-type="float" office:value="22450891.088" table:style-name="ce3">
            <text:p>22450891,088</text:p>
          </table:table-cell>
          <table:table-cell office:value-type="float" office:value="22450891.260000002" table:style-name="ce3">
            <text:p>22450891,260</text:p>
          </table:table-cell>
          <table:table-cell office:value-type="float" office:value="22450889.443999998" table:style-name="ce3">
            <text:p>22450889,444</text:p>
          </table:table-cell>
          <table:table-cell office:value-type="float" office:value="-10440643.783" table:style-name="ce3">
            <text:p>-10440643,783</text:p>
          </table:table-cell>
          <table:table-cell office:value-type="float" office:value="-8135565.6349999998" table:style-name="ce3">
            <text:p>-8135565,635</text:p>
          </table:table-cell>
          <table:table-cell office:value-type="float" office:value="22279426.022" table:style-name="ce3">
            <text:p>22279426,022</text:p>
          </table:table-cell>
          <table:table-cell office:value-type="float" office:value="22279424.526999999" table:style-name="ce3">
            <text:p>22279424,527</text:p>
          </table:table-cell>
          <table:table-cell office:value-type="float" office:value="22279424.976" table:style-name="ce3">
            <text:p>22279424,976</text:p>
          </table:table-cell>
          <table:table-cell table:style-name="ce2"/>
          <table:table-cell office:value-type="float" office:value="-21508352.59" table:style-name="ce3">
            <text:p>-21508352,590</text:p>
          </table:table-cell>
          <table:table-cell office:value-type="float" office:value="-16759752.537" table:style-name="ce3">
            <text:p>-16759752,537</text:p>
          </table:table-cell>
          <table:table-cell office:value-type="float" office:value="20036868.903999999" table:style-name="ce3">
            <text:p>20036868,904</text:p>
          </table:table-cell>
          <table:table-cell office:value-type="float" office:value="20036866.013" table:style-name="ce3">
            <text:p>20036866,013</text:p>
          </table:table-cell>
          <table:table-cell office:value-type="float" office:value="20036868.113000002" table:style-name="ce3">
            <text:p>20036868,113</text:p>
          </table:table-cell>
          <table:table-cell office:value-type="float" office:value="1498623.507" table:style-name="ce3">
            <text:p>1498623,507</text:p>
          </table:table-cell>
          <table:table-cell office:value-type="float" office:value="0" table:style-name="ce3">
            <text:p>0,000</text:p>
          </table:table-cell>
          <table:table-cell office:value-type="float" office:value="24741198.833999999" table:style-name="ce3">
            <text:p>24741198,834</text:p>
          </table:table-cell>
          <table:table-cell office:value-type="float" office:value="0" table:style-name="ce3">
            <text:p>0,000</text:p>
          </table:table-cell>
          <table:table-cell office:value-type="float" office:value="24741198.208999999" table:style-name="ce3">
            <text:p>24741198,209</text:p>
          </table:table-cell>
          <table:table-cell office:value-type="float" office:value="-16671286.503" table:style-name="ce3">
            <text:p>-16671286,503</text:p>
          </table:table-cell>
          <table:table-cell office:value-type="float" office:value="-12990610.725" table:style-name="ce3">
            <text:p>-12990610,725</text:p>
          </table:table-cell>
          <table:table-cell office:value-type="float" office:value="20542797.612" table:style-name="ce3">
            <text:p>20542797,612</text:p>
          </table:table-cell>
          <table:table-cell office:value-type="float" office:value="20542795.82" table:style-name="ce3">
            <text:p>20542795,820</text:p>
          </table:table-cell>
          <table:table-cell office:value-type="float" office:value="20542797.427000001" table:style-name="ce3">
            <text:p>20542797,427</text:p>
          </table:table-cell>
          <table:table-cell office:value-type="float" office:value="-9683926.2300000004" table:style-name="ce3">
            <text:p>-9683926,230</text:p>
          </table:table-cell>
          <table:table-cell office:value-type="float" office:value="-7545915.8870000001" table:style-name="ce3">
            <text:p>-7545915,887</text:p>
          </table:table-cell>
          <table:table-cell office:value-type="float" office:value="22450875.982000001" table:style-name="ce3">
            <text:p>22450875,982</text:p>
          </table:table-cell>
          <table:table-cell office:value-type="float" office:value="22450873.598000001" table:style-name="ce3">
            <text:p>22450873,598</text:p>
          </table:table-cell>
          <table:table-cell office:value-type="float" office:value="22450875.153999999" table:style-name="ce3">
            <text:p>22450875,154</text:p>
          </table:table-cell>
          <table:table-cell office:value-type="float" office:value="-11036127.357999999" table:style-name="ce3">
            <text:p>-11036127,358</text:p>
          </table:table-cell>
          <table:table-cell office:value-type="float" office:value="-8599579.0800000001" table:style-name="ce3">
            <text:p>-8599579,080</text:p>
          </table:table-cell>
          <table:table-cell office:value-type="float" office:value="22279418.59" table:style-name="ce3">
            <text:p>22279418,590</text:p>
          </table:table-cell>
          <table:table-cell office:value-type="float" office:value="22279415.662" table:style-name="ce3">
            <text:p>22279415,662</text:p>
          </table:table-cell>
          <table:table-cell office:value-type="float" office:value="22279418.241999999" table:style-name="ce3">
            <text:p>22279418,242</text:p>
          </table:table-cell>
          <table:table-cell table:number-columns-repeated="16332"/>
        </table:table-row>
        <table:table-row table:style-name="ro1">
          <table:table-cell office:value-type="float" office:value="10980" table:style-name="ce2">
            <text:p>10980</text:p>
          </table:table-cell>
          <table:table-cell office:value-type="float" office:value="-20076608.302999999" table:style-name="ce2">
            <text:p>-20076608,3</text:p>
          </table:table-cell>
          <table:table-cell office:value-type="float" office:value="-15644107.958000001" table:style-name="ce3">
            <text:p>-15644107,958</text:p>
          </table:table-cell>
          <table:table-cell office:value-type="float" office:value="20042077.679000001" table:style-name="ce3">
            <text:p>20042077,679</text:p>
          </table:table-cell>
          <table:table-cell office:value-type="float" office:value="20042078.386999998" table:style-name="ce3">
            <text:p>20042078,387</text:p>
          </table:table-cell>
          <table:table-cell office:value-type="float" office:value="20042077.763" table:style-name="ce3">
            <text:p>20042077,763</text:p>
          </table:table-cell>
          <table:table-cell table:number-columns-repeated="5" table:style-name="ce3"/>
          <table:table-cell office:value-type="float" office:value="-16291927.831" table:style-name="ce3">
            <text:p>-16291927,831</text:p>
          </table:table-cell>
          <table:table-cell office:value-type="float" office:value="-12695006.284" table:style-name="ce3">
            <text:p>-12695006,284</text:p>
          </table:table-cell>
          <table:table-cell office:value-type="float" office:value="20541737.486000001" table:style-name="ce3">
            <text:p>20541737,486</text:p>
          </table:table-cell>
          <table:table-cell office:value-type="float" office:value="20541737.741999999" table:style-name="ce3">
            <text:p>20541737,742</text:p>
          </table:table-cell>
          <table:table-cell office:value-type="float" office:value="20541736.640000001" table:style-name="ce3">
            <text:p>20541736,640</text:p>
          </table:table-cell>
          <table:table-cell office:value-type="float" office:value="-8995221.5050000008" table:style-name="ce3">
            <text:p>-8995221,505</text:p>
          </table:table-cell>
          <table:table-cell office:value-type="float" office:value="-7009262.949" table:style-name="ce3">
            <text:p>-7009262,949</text:p>
          </table:table-cell>
          <table:table-cell office:value-type="float" office:value="22436497.101" table:style-name="ce3">
            <text:p>22436497,101</text:p>
          </table:table-cell>
          <table:table-cell office:value-type="float" office:value="22436497.756000001" table:style-name="ce3">
            <text:p>22436497,756</text:p>
          </table:table-cell>
          <table:table-cell office:value-type="float" office:value="22436496.875999998" table:style-name="ce3">
            <text:p>22436496,876</text:p>
          </table:table-cell>
          <table:table-cell office:value-type="float" office:value="-10547450.085999999" table:style-name="ce3">
            <text:p>-10547450,086</text:p>
          </table:table-cell>
          <table:table-cell office:value-type="float" office:value="-8218791.3159999996" table:style-name="ce3">
            <text:p>-8218791,316</text:p>
          </table:table-cell>
          <table:table-cell office:value-type="float" office:value="22259101.052000001" table:style-name="ce3">
            <text:p>22259101,052</text:p>
          </table:table-cell>
          <table:table-cell office:value-type="float" office:value="22259099.916999999" table:style-name="ce3">
            <text:p>22259099,917</text:p>
          </table:table-cell>
          <table:table-cell office:value-type="float" office:value="22259100.774999999" table:style-name="ce3">
            <text:p>22259100,775</text:p>
          </table:table-cell>
          <table:table-cell table:style-name="ce2"/>
          <table:table-cell office:value-type="float" office:value="-21481048.793000001" table:style-name="ce3">
            <text:p>-21481048,793</text:p>
          </table:table-cell>
          <table:table-cell office:value-type="float" office:value="-16738476.853" table:style-name="ce3">
            <text:p>-16738476,853</text:p>
          </table:table-cell>
          <table:table-cell office:value-type="float" office:value="20042064.285" table:style-name="ce3">
            <text:p>20042064,285</text:p>
          </table:table-cell>
          <table:table-cell office:value-type="float" office:value="20042061.811999999" table:style-name="ce3">
            <text:p>20042061,812</text:p>
          </table:table-cell>
          <table:table-cell office:value-type="float" office:value="20042063.895" table:style-name="ce3">
            <text:p>20042063,895</text:p>
          </table:table-cell>
          <table:table-cell office:value-type="float" office:value="1555993.9369999999" table:style-name="ce3">
            <text:p>1555993,937</text:p>
          </table:table-cell>
          <table:table-cell office:value-type="float" office:value="0" table:style-name="ce3">
            <text:p>0,000</text:p>
          </table:table-cell>
          <table:table-cell office:value-type="float" office:value="24752113.085000001" table:style-name="ce3">
            <text:p>24752113,085</text:p>
          </table:table-cell>
          <table:table-cell office:value-type="float" office:value="0" table:style-name="ce3">
            <text:p>0,000</text:p>
          </table:table-cell>
          <table:table-cell office:value-type="float" office:value="24752111.570999999" table:style-name="ce3">
            <text:p>24752111,571</text:p>
          </table:table-cell>
          <table:table-cell office:value-type="float" office:value="-16676929.146" table:style-name="ce3">
            <text:p>-16676929,146</text:p>
          </table:table-cell>
          <table:table-cell office:value-type="float" office:value="-12995007.585999999" table:style-name="ce3">
            <text:p>-12995007,586</text:p>
          </table:table-cell>
          <table:table-cell office:value-type="float" office:value="20541724.592999998" table:style-name="ce3">
            <text:p>20541724,593</text:p>
          </table:table-cell>
          <table:table-cell office:value-type="float" office:value="20541722.147" table:style-name="ce3">
            <text:p>20541722,147</text:p>
          </table:table-cell>
          <table:table-cell office:value-type="float" office:value="20541723.938999999" table:style-name="ce3">
            <text:p>20541723,939</text:p>
          </table:table-cell>
          <table:table-cell office:value-type="float" office:value="-9759564.3489999995" table:style-name="ce3">
            <text:p>-9759564,349</text:p>
          </table:table-cell>
          <table:table-cell office:value-type="float" office:value="-7604854.6739999996" table:style-name="ce3">
            <text:p>-7604854,674</text:p>
          </table:table-cell>
          <table:table-cell office:value-type="float" office:value="22436482.550000001" table:style-name="ce3">
            <text:p>22436482,550</text:p>
          </table:table-cell>
          <table:table-cell office:value-type="float" office:value="22436480.166000001" table:style-name="ce3">
            <text:p>22436480,166</text:p>
          </table:table-cell>
          <table:table-cell office:value-type="float" office:value="22436481.390000001" table:style-name="ce3">
            <text:p>22436481,390</text:p>
          </table:table-cell>
          <table:table-cell office:value-type="float" office:value="-11142936.355" table:style-name="ce3">
            <text:p>-11142936,355</text:p>
          </table:table-cell>
          <table:table-cell office:value-type="float" office:value="-8682806.8609999996" table:style-name="ce3">
            <text:p>-8682806,861</text:p>
          </table:table-cell>
          <table:table-cell office:value-type="float" office:value="22259095.249000002" table:style-name="ce3">
            <text:p>22259095,249</text:p>
          </table:table-cell>
          <table:table-cell office:value-type="float" office:value="22259090.989999998" table:style-name="ce3">
            <text:p>22259090,990</text:p>
          </table:table-cell>
          <table:table-cell office:value-type="float" office:value="22259094.265000001" table:style-name="ce3">
            <text:p>22259094,265</text:p>
          </table:table-cell>
          <table:table-cell table:number-columns-repeated="16332"/>
        </table:table-row>
        <table:table-row table:style-name="ro1">
          <table:table-cell office:value-type="float" office:value="11010" table:style-name="ce2">
            <text:p>11010</text:p>
          </table:table-cell>
          <table:table-cell office:value-type="float" office:value="-20048947.344999999" table:style-name="ce2">
            <text:p>-20048947,35</text:p>
          </table:table-cell>
          <table:table-cell office:value-type="float" office:value="-15622553.967" table:style-name="ce3">
            <text:p>-15622553,967</text:p>
          </table:table-cell>
          <table:table-cell office:value-type="float" office:value="20047342.416000001" table:style-name="ce3">
            <text:p>20047342,416</text:p>
          </table:table-cell>
          <table:table-cell office:value-type="float" office:value="20047342.228999998" table:style-name="ce3">
            <text:p>20047342,229</text:p>
          </table:table-cell>
          <table:table-cell office:value-type="float" office:value="20047341.690000001" table:style-name="ce3">
            <text:p>20047341,690</text:p>
          </table:table-cell>
          <table:table-cell table:number-columns-repeated="5" table:style-name="ce3"/>
          <table:table-cell office:value-type="float" office:value="-16297213.467" table:style-name="ce3">
            <text:p>-16297213,467</text:p>
          </table:table-cell>
          <table:table-cell office:value-type="float" office:value="-12699124.959000001" table:style-name="ce3">
            <text:p>-12699124,959</text:p>
          </table:table-cell>
          <table:table-cell office:value-type="float" office:value="20540731.552000001" table:style-name="ce3">
            <text:p>20540731,552</text:p>
          </table:table-cell>
          <table:table-cell office:value-type="float" office:value="20540731.774" table:style-name="ce3">
            <text:p>20540731,774</text:p>
          </table:table-cell>
          <table:table-cell office:value-type="float" office:value="20540730.726" table:style-name="ce3">
            <text:p>20540730,726</text:p>
          </table:table-cell>
          <table:table-cell office:value-type="float" office:value="-9070439.1290000007" table:style-name="ce3">
            <text:p>-9070439,129</text:p>
          </table:table-cell>
          <table:table-cell office:value-type="float" office:value="-7067874.0789999999" table:style-name="ce3">
            <text:p>-7067874,079</text:p>
          </table:table-cell>
          <table:table-cell office:value-type="float" office:value="22422183.717999998" table:style-name="ce3">
            <text:p>22422183,718</text:p>
          </table:table-cell>
          <table:table-cell office:value-type="float" office:value="22422184.526000001" table:style-name="ce3">
            <text:p>22422184,526</text:p>
          </table:table-cell>
          <table:table-cell office:value-type="float" office:value="22422182.967999998" table:style-name="ce3">
            <text:p>22422182,968</text:p>
          </table:table-cell>
          <table:table-cell office:value-type="float" office:value="-10653975.030999999" table:style-name="ce3">
            <text:p>-10653975,031</text:p>
          </table:table-cell>
          <table:table-cell office:value-type="float" office:value="-8301797.7680000002" table:style-name="ce3">
            <text:p>-8301797,768</text:p>
          </table:table-cell>
          <table:table-cell office:value-type="float" office:value="22238829.276999999" table:style-name="ce3">
            <text:p>22238829,277</text:p>
          </table:table-cell>
          <table:table-cell office:value-type="float" office:value="22238829.044" table:style-name="ce3">
            <text:p>22238829,044</text:p>
          </table:table-cell>
          <table:table-cell office:value-type="float" office:value="22238829.364" table:style-name="ce3">
            <text:p>22238829,364</text:p>
          </table:table-cell>
          <table:table-cell table:style-name="ce2"/>
          <table:table-cell office:value-type="float" office:value="-21453395.397" table:style-name="ce3">
            <text:p>-21453395,397</text:p>
          </table:table-cell>
          <table:table-cell office:value-type="float" office:value="-16716928.755000001" table:style-name="ce3">
            <text:p>-16716928,755</text:p>
          </table:table-cell>
          <table:table-cell office:value-type="float" office:value="20047326.831" table:style-name="ce3">
            <text:p>20047326,831</text:p>
          </table:table-cell>
          <table:table-cell office:value-type="float" office:value="20047324.201000001" table:style-name="ce3">
            <text:p>20047324,201</text:p>
          </table:table-cell>
          <table:table-cell office:value-type="float" office:value="20047326.293000001" table:style-name="ce3">
            <text:p>20047326,293</text:p>
          </table:table-cell>
          <table:table-cell office:value-type="float" office:value="1613528.855" table:style-name="ce3">
            <text:p>1613528,855</text:p>
          </table:table-cell>
          <table:table-cell office:value-type="float" office:value="0" table:style-name="ce3">
            <text:p>0,000</text:p>
          </table:table-cell>
          <table:table-cell office:value-type="float" office:value="24763062.631999999" table:style-name="ce3">
            <text:p>24763062,632</text:p>
          </table:table-cell>
          <table:table-cell office:value-type="float" office:value="0" table:style-name="ce3">
            <text:p>0,000</text:p>
          </table:table-cell>
          <table:table-cell office:value-type="float" office:value="24763062.329999998" table:style-name="ce3">
            <text:p>24763062,330</text:p>
          </table:table-cell>
          <table:table-cell office:value-type="float" office:value="-16682222.392000001" table:style-name="ce3">
            <text:p>-16682222,392</text:p>
          </table:table-cell>
          <table:table-cell office:value-type="float" office:value="-12999132.192" table:style-name="ce3">
            <text:p>-12999132,192</text:p>
          </table:table-cell>
          <table:table-cell office:value-type="float" office:value="20540716.539000001" table:style-name="ce3">
            <text:p>20540716,539</text:p>
          </table:table-cell>
          <table:table-cell office:value-type="float" office:value="20540714.989" table:style-name="ce3">
            <text:p>20540714,989</text:p>
          </table:table-cell>
          <table:table-cell office:value-type="float" office:value="20540716.5" table:style-name="ce3">
            <text:p>20540716,500</text:p>
          </table:table-cell>
          <table:table-cell office:value-type="float" office:value="-9834789.4130000006" table:style-name="ce3">
            <text:p>-9834789,413</text:p>
          </table:table-cell>
          <table:table-cell office:value-type="float" office:value="-7663471.6059999997" table:style-name="ce3">
            <text:p>-7663471,606</text:p>
          </table:table-cell>
          <table:table-cell office:value-type="float" office:value="22422168.166000001" table:style-name="ce3">
            <text:p>22422168,166</text:p>
          </table:table-cell>
          <table:table-cell office:value-type="float" office:value="22422165.510000002" table:style-name="ce3">
            <text:p>22422165,510</text:p>
          </table:table-cell>
          <table:table-cell office:value-type="float" office:value="22422167.002" table:style-name="ce3">
            <text:p>22422167,002</text:p>
          </table:table-cell>
          <table:table-cell office:value-type="float" office:value="-11249468.901000001" table:style-name="ce3">
            <text:p>-11249468,901</text:p>
          </table:table-cell>
          <table:table-cell office:value-type="float" office:value="-8765819.2249999996" table:style-name="ce3">
            <text:p>-8765819,225</text:p>
          </table:table-cell>
          <table:table-cell office:value-type="float" office:value="22238822.168000001" table:style-name="ce3">
            <text:p>22238822,168</text:p>
          </table:table-cell>
          <table:table-cell office:value-type="float" office:value="22238818.399999999" table:style-name="ce3">
            <text:p>22238818,400</text:p>
          </table:table-cell>
          <table:table-cell office:value-type="float" office:value="22238820.872000001" table:style-name="ce3">
            <text:p>22238820,872</text:p>
          </table:table-cell>
          <table:table-cell table:number-columns-repeated="16332"/>
        </table:table-row>
        <table:table-row table:style-name="ro1">
          <table:table-cell office:value-type="float" office:value="11040" table:style-name="ce2">
            <text:p>11040</text:p>
          </table:table-cell>
          <table:table-cell office:value-type="float" office:value="-20020940.188000001" table:style-name="ce2">
            <text:p>-20020940,19</text:p>
          </table:table-cell>
          <table:table-cell office:value-type="float" office:value="-15600730.206" table:style-name="ce3">
            <text:p>-15600730,206</text:p>
          </table:table-cell>
          <table:table-cell office:value-type="float" office:value="20052671.452" table:style-name="ce3">
            <text:p>20052671,452</text:p>
          </table:table-cell>
          <table:table-cell office:value-type="float" office:value="20052671.846000001" table:style-name="ce3">
            <text:p>20052671,846</text:p>
          </table:table-cell>
          <table:table-cell office:value-type="float" office:value="20052671.274" table:style-name="ce3">
            <text:p>20052671,274</text:p>
          </table:table-cell>
          <table:table-cell table:number-columns-repeated="5" table:style-name="ce3"/>
          <table:table-cell office:value-type="float" office:value="-16302153.205" table:style-name="ce3">
            <text:p>-16302153,205</text:p>
          </table:table-cell>
          <table:table-cell office:value-type="float" office:value="-12702974.1" table:style-name="ce3">
            <text:p>-12702974,100</text:p>
          </table:table-cell>
          <table:table-cell office:value-type="float" office:value="20539791.138999999" table:style-name="ce3">
            <text:p>20539791,139</text:p>
          </table:table-cell>
          <table:table-cell office:value-type="float" office:value="20539791.802999999" table:style-name="ce3">
            <text:p>20539791,803</text:p>
          </table:table-cell>
          <table:table-cell office:value-type="float" office:value="20539790.745000001" table:style-name="ce3">
            <text:p>20539790,745</text:p>
          </table:table-cell>
          <table:table-cell office:value-type="float" office:value="-9145243.7530000005" table:style-name="ce3">
            <text:p>-9145243,753</text:p>
          </table:table-cell>
          <table:table-cell office:value-type="float" office:value="-7126163.4019999998" table:style-name="ce3">
            <text:p>-7126163,402</text:p>
          </table:table-cell>
          <table:table-cell office:value-type="float" office:value="22407948.613000002" table:style-name="ce3">
            <text:p>22407948,613</text:p>
          </table:table-cell>
          <table:table-cell office:value-type="float" office:value="22407949.375" table:style-name="ce3">
            <text:p>22407949,375</text:p>
          </table:table-cell>
          <table:table-cell office:value-type="float" office:value="22407947.568999998" table:style-name="ce3">
            <text:p>22407947,569</text:p>
          </table:table-cell>
          <table:table-cell office:value-type="float" office:value="-10760223.286" table:style-name="ce3">
            <text:p>-10760223,286</text:p>
          </table:table-cell>
          <table:table-cell office:value-type="float" office:value="-8384588.6140000001" table:style-name="ce3">
            <text:p>-8384588,614</text:p>
          </table:table-cell>
          <table:table-cell office:value-type="float" office:value="22218610.370999999" table:style-name="ce3">
            <text:p>22218610,371</text:p>
          </table:table-cell>
          <table:table-cell office:value-type="float" office:value="22218610.997000001" table:style-name="ce3">
            <text:p>22218610,997</text:p>
          </table:table-cell>
          <table:table-cell office:value-type="float" office:value="22218610.416000001" table:style-name="ce3">
            <text:p>22218610,416</text:p>
          </table:table-cell>
          <table:table-cell table:style-name="ce2"/>
          <table:table-cell office:value-type="float" office:value="-21425390.331999999" table:style-name="ce3">
            <text:p>-21425390,332</text:p>
          </table:table-cell>
          <table:table-cell office:value-type="float" office:value="-16695106.629000001" table:style-name="ce3">
            <text:p>-16695106,629</text:p>
          </table:table-cell>
          <table:table-cell office:value-type="float" office:value="20052655.866999999" table:style-name="ce3">
            <text:p>20052655,867</text:p>
          </table:table-cell>
          <table:table-cell office:value-type="float" office:value="20052653.100000001" table:style-name="ce3">
            <text:p>20052653,100</text:p>
          </table:table-cell>
          <table:table-cell office:value-type="float" office:value="20052655.204" table:style-name="ce3">
            <text:p>20052655,204</text:p>
          </table:table-cell>
          <table:table-cell office:value-type="float" office:value="1671228.8419999999" table:style-name="ce3">
            <text:p>1671228,842</text:p>
          </table:table-cell>
          <table:table-cell office:value-type="float" office:value="1302255.4480000001" table:style-name="ce3">
            <text:p>1302255,448</text:p>
          </table:table-cell>
          <table:table-cell office:value-type="float" office:value="24774044.085999999" table:style-name="ce3">
            <text:p>24774044,086</text:p>
          </table:table-cell>
          <table:table-cell office:value-type="float" office:value="24774043.397999998" table:style-name="ce3">
            <text:p>24774043,398</text:p>
          </table:table-cell>
          <table:table-cell office:value-type="float" office:value="24774044.445" table:style-name="ce3">
            <text:p>24774044,445</text:p>
          </table:table-cell>
          <table:table-cell office:value-type="float" office:value="-16687164.285" table:style-name="ce3">
            <text:p>-16687164,285</text:p>
          </table:table-cell>
          <table:table-cell office:value-type="float" office:value="-13002983.012" table:style-name="ce3">
            <text:p>-13002983,012</text:p>
          </table:table-cell>
          <table:table-cell office:value-type="float" office:value="20539775.822000001" table:style-name="ce3">
            <text:p>20539775,822</text:p>
          </table:table-cell>
          <table:table-cell office:value-type="float" office:value="20539774.502999999" table:style-name="ce3">
            <text:p>20539774,503</text:p>
          </table:table-cell>
          <table:table-cell office:value-type="float" office:value="20539775.875999998" table:style-name="ce3">
            <text:p>20539775,876</text:p>
          </table:table-cell>
          <table:table-cell office:value-type="float" office:value="-9909596.0059999991" table:style-name="ce3">
            <text:p>-9909596,006</text:p>
          </table:table-cell>
          <table:table-cell office:value-type="float" office:value="-7721762.4630000005" table:style-name="ce3">
            <text:p>-7721762,463</text:p>
          </table:table-cell>
          <table:table-cell office:value-type="float" office:value="22407931.405999999" table:style-name="ce3">
            <text:p>22407931,406</text:p>
          </table:table-cell>
          <table:table-cell office:value-type="float" office:value="22407930.238000002" table:style-name="ce3">
            <text:p>22407930,238</text:p>
          </table:table-cell>
          <table:table-cell office:value-type="float" office:value="22407930.909000002" table:style-name="ce3">
            <text:p>22407930,909</text:p>
          </table:table-cell>
          <table:table-cell office:value-type="float" office:value="-11355719.302999999" table:style-name="ce3">
            <text:p>-11355719,303</text:p>
          </table:table-cell>
          <table:table-cell office:value-type="float" office:value="-8848611.7469999995" table:style-name="ce3">
            <text:p>-8848611,747</text:p>
          </table:table-cell>
          <table:table-cell office:value-type="float" office:value="22218603.100000001" table:style-name="ce3">
            <text:p>22218603,100</text:p>
          </table:table-cell>
          <table:table-cell office:value-type="float" office:value="22218599.454" table:style-name="ce3">
            <text:p>22218599,454</text:p>
          </table:table-cell>
          <table:table-cell office:value-type="float" office:value="22218602.973999999" table:style-name="ce3">
            <text:p>22218602,974</text:p>
          </table:table-cell>
          <table:table-cell table:number-columns-repeated="16332"/>
        </table:table-row>
        <table:table-row table:style-name="ro1">
          <table:table-cell office:value-type="float" office:value="11070" table:style-name="ce2">
            <text:p>11070</text:p>
          </table:table-cell>
          <table:table-cell office:value-type="float" office:value="-19992594.407000002" table:style-name="ce2">
            <text:p>-19992594,41</text:p>
          </table:table-cell>
          <table:table-cell office:value-type="float" office:value="-15578642.585000001" table:style-name="ce3">
            <text:p>-15578642,585</text:p>
          </table:table-cell>
          <table:table-cell office:value-type="float" office:value="20058065.300000001" table:style-name="ce3">
            <text:p>20058065,300</text:p>
          </table:table-cell>
          <table:table-cell office:value-type="float" office:value="20058066.041000001" table:style-name="ce3">
            <text:p>20058066,041</text:p>
          </table:table-cell>
          <table:table-cell office:value-type="float" office:value="20058064.993000001" table:style-name="ce3">
            <text:p>20058064,993</text:p>
          </table:table-cell>
          <table:table-cell table:number-columns-repeated="5" table:style-name="ce3"/>
          <table:table-cell office:value-type="float" office:value="-16306754.738" table:style-name="ce3">
            <text:p>-16306754,738</text:p>
          </table:table-cell>
          <table:table-cell office:value-type="float" office:value="-12706559.706" table:style-name="ce3">
            <text:p>-12706559,706</text:p>
          </table:table-cell>
          <table:table-cell office:value-type="float" office:value="20538915.993000001" table:style-name="ce3">
            <text:p>20538915,993</text:p>
          </table:table-cell>
          <table:table-cell office:value-type="float" office:value="20538916.230999999" table:style-name="ce3">
            <text:p>20538916,231</text:p>
          </table:table-cell>
          <table:table-cell office:value-type="float" office:value="20538915.454" table:style-name="ce3">
            <text:p>20538915,454</text:p>
          </table:table-cell>
          <table:table-cell office:value-type="float" office:value="-9219638.8110000007" table:style-name="ce3">
            <text:p>-9219638,811</text:p>
          </table:table-cell>
          <table:table-cell office:value-type="float" office:value="-7184133.5889999997" table:style-name="ce3">
            <text:p>-7184133,589</text:p>
          </table:table-cell>
          <table:table-cell office:value-type="float" office:value="22393793.285" table:style-name="ce3">
            <text:p>22393793,285</text:p>
          </table:table-cell>
          <table:table-cell office:value-type="float" office:value="22393791.629999999" table:style-name="ce3">
            <text:p>22393791,630</text:p>
          </table:table-cell>
          <table:table-cell office:value-type="float" office:value="22393791.486000001" table:style-name="ce3">
            <text:p>22393791,486</text:p>
          </table:table-cell>
          <table:table-cell office:value-type="float" office:value="-10866198.072000001" table:style-name="ce3">
            <text:p>-10866198,072</text:p>
          </table:table-cell>
          <table:table-cell office:value-type="float" office:value="-8467166.3589999992" table:style-name="ce3">
            <text:p>-8467166,359</text:p>
          </table:table-cell>
          <table:table-cell office:value-type="float" office:value="22198444.414999999" table:style-name="ce3">
            <text:p>22198444,415</text:p>
          </table:table-cell>
          <table:table-cell office:value-type="float" office:value="22198444.633000001" table:style-name="ce3">
            <text:p>22198444,633</text:p>
          </table:table-cell>
          <table:table-cell office:value-type="float" office:value="22198444.789999999" table:style-name="ce3">
            <text:p>22198444,790</text:p>
          </table:table-cell>
          <table:table-cell table:style-name="ce2"/>
          <table:table-cell office:value-type="float" office:value="-21397046.708000001" table:style-name="ce3">
            <text:p>-21397046,708</text:p>
          </table:table-cell>
          <table:table-cell office:value-type="float" office:value="-16673020.687000001" table:style-name="ce3">
            <text:p>-16673020,687</text:p>
          </table:table-cell>
          <table:table-cell office:value-type="float" office:value="20058048.787" table:style-name="ce3">
            <text:p>20058048,787</text:p>
          </table:table-cell>
          <table:table-cell office:value-type="float" office:value="20058046.668000001" table:style-name="ce3">
            <text:p>20058046,668</text:p>
          </table:table-cell>
          <table:table-cell office:value-type="float" office:value="20058048.601" table:style-name="ce3">
            <text:p>20058048,601</text:p>
          </table:table-cell>
          <table:table-cell office:value-type="float" office:value="1729079.3089999999" table:style-name="ce3">
            <text:p>1729079,309</text:p>
          </table:table-cell>
          <table:table-cell office:value-type="float" office:value="0" table:style-name="ce3">
            <text:p>0,000</text:p>
          </table:table-cell>
          <table:table-cell office:value-type="float" office:value="24785053.901000001" table:style-name="ce3">
            <text:p>24785053,901</text:p>
          </table:table-cell>
          <table:table-cell office:value-type="float" office:value="0" table:style-name="ce3">
            <text:p>0,000</text:p>
          </table:table-cell>
          <table:table-cell office:value-type="float" office:value="24785050.135000002" table:style-name="ce3">
            <text:p>24785050,135</text:p>
          </table:table-cell>
          <table:table-cell office:value-type="float" office:value="-16691768.034" table:style-name="ce3">
            <text:p>-16691768,034</text:p>
          </table:table-cell>
          <table:table-cell office:value-type="float" office:value="-13006570.341" table:style-name="ce3">
            <text:p>-13006570,341</text:p>
          </table:table-cell>
          <table:table-cell office:value-type="float" office:value="20538900.699000001" table:style-name="ce3">
            <text:p>20538900,699</text:p>
          </table:table-cell>
          <table:table-cell office:value-type="float" office:value="20538898.181000002" table:style-name="ce3">
            <text:p>20538898,181</text:p>
          </table:table-cell>
          <table:table-cell office:value-type="float" office:value="20538900.02" table:style-name="ce3">
            <text:p>20538900,020</text:p>
          </table:table-cell>
          <table:table-cell office:value-type="float" office:value="-9983993.1030000001" table:style-name="ce3">
            <text:p>-9983993,103</text:p>
          </table:table-cell>
          <table:table-cell office:value-type="float" office:value="-7779734.2220000001" table:style-name="ce3">
            <text:p>-7779734,222</text:p>
          </table:table-cell>
          <table:table-cell office:value-type="float" office:value="22393773.774999999" table:style-name="ce3">
            <text:p>22393773,775</text:p>
          </table:table-cell>
          <table:table-cell office:value-type="float" office:value="22393773.019000001" table:style-name="ce3">
            <text:p>22393773,019</text:p>
          </table:table-cell>
          <table:table-cell office:value-type="float" office:value="22393774.015999999" table:style-name="ce3">
            <text:p>22393774,016</text:p>
          </table:table-cell>
          <table:table-cell office:value-type="float" office:value="-11461696.275" table:style-name="ce3">
            <text:p>-11461696,275</text:p>
          </table:table-cell>
          <table:table-cell office:value-type="float" office:value="-8931191.2050000001" table:style-name="ce3">
            <text:p>-8931191,205</text:p>
          </table:table-cell>
          <table:table-cell office:value-type="float" office:value="22198435.905000001" table:style-name="ce3">
            <text:p>22198435,905</text:p>
          </table:table-cell>
          <table:table-cell office:value-type="float" office:value="22198433.274999999" table:style-name="ce3">
            <text:p>22198433,275</text:p>
          </table:table-cell>
          <table:table-cell office:value-type="float" office:value="22198435.638" table:style-name="ce3">
            <text:p>22198435,638</text:p>
          </table:table-cell>
          <table:table-cell table:number-columns-repeated="16332"/>
        </table:table-row>
        <table:table-row table:style-name="ro1">
          <table:table-cell office:value-type="float" office:value="11100" table:style-name="ce2">
            <text:p>11100</text:p>
          </table:table-cell>
          <table:table-cell office:value-type="float" office:value="-19963911.914999999" table:style-name="ce2">
            <text:p>-19963911,92</text:p>
          </table:table-cell>
          <table:table-cell office:value-type="float" office:value="-15556292.595000001" table:style-name="ce3">
            <text:p>-15556292,595</text:p>
          </table:table-cell>
          <table:table-cell office:value-type="float" office:value="20063523.899999999" table:style-name="ce3">
            <text:p>20063523,900</text:p>
          </table:table-cell>
          <table:table-cell office:value-type="float" office:value="20063524.202" table:style-name="ce3">
            <text:p>20063524,202</text:p>
          </table:table-cell>
          <table:table-cell office:value-type="float" office:value="20063523.013" table:style-name="ce3">
            <text:p>20063523,013</text:p>
          </table:table-cell>
          <table:table-cell table:number-columns-repeated="5" table:style-name="ce3"/>
          <table:table-cell office:value-type="float" office:value="-16311019.104" table:style-name="ce3">
            <text:p>-16311019,104</text:p>
          </table:table-cell>
          <table:table-cell office:value-type="float" office:value="-12709882.581" table:style-name="ce3">
            <text:p>-12709882,581</text:p>
          </table:table-cell>
          <table:table-cell office:value-type="float" office:value="20538103.425999999" table:style-name="ce3">
            <text:p>20538103,426</text:p>
          </table:table-cell>
          <table:table-cell office:value-type="float" office:value="20538104.640000001" table:style-name="ce3">
            <text:p>20538104,640</text:p>
          </table:table-cell>
          <table:table-cell office:value-type="float" office:value="20538103.633000001" table:style-name="ce3">
            <text:p>20538103,633</text:p>
          </table:table-cell>
          <table:table-cell office:value-type="float" office:value="-9293622.0160000008" table:style-name="ce3">
            <text:p>-9293622,016</text:p>
          </table:table-cell>
          <table:table-cell office:value-type="float" office:value="-7241782.8420000002" table:style-name="ce3">
            <text:p>-7241782,842</text:p>
          </table:table-cell>
          <table:table-cell office:value-type="float" office:value="22379712.432" table:style-name="ce3">
            <text:p>22379712,432</text:p>
          </table:table-cell>
          <table:table-cell office:value-type="float" office:value="22379713.526000001" table:style-name="ce3">
            <text:p>22379713,526</text:p>
          </table:table-cell>
          <table:table-cell office:value-type="float" office:value="22379711.798999999" table:style-name="ce3">
            <text:p>22379711,799</text:p>
          </table:table-cell>
          <table:table-cell office:value-type="float" office:value="-10971896.664000001" table:style-name="ce3">
            <text:p>-10971896,664</text:p>
          </table:table-cell>
          <table:table-cell office:value-type="float" office:value="-8549528.8929999992" table:style-name="ce3">
            <text:p>-8549528,893</text:p>
          </table:table-cell>
          <table:table-cell office:value-type="float" office:value="22178332.261" table:style-name="ce3">
            <text:p>22178332,261</text:p>
          </table:table-cell>
          <table:table-cell office:value-type="float" office:value="22178331.085000001" table:style-name="ce3">
            <text:p>22178331,085</text:p>
          </table:table-cell>
          <table:table-cell office:value-type="float" office:value="22178331.524" table:style-name="ce3">
            <text:p>22178331,524</text:p>
          </table:table-cell>
          <table:table-cell table:style-name="ce2"/>
          <table:table-cell office:value-type="float" office:value="-21368360.212000001" table:style-name="ce3">
            <text:p>-21368360,212</text:p>
          </table:table-cell>
          <table:table-cell office:value-type="float" office:value="-16650667.573999999" table:style-name="ce3">
            <text:p>-16650667,574</text:p>
          </table:table-cell>
          <table:table-cell office:value-type="float" office:value="20063508.214000002" table:style-name="ce3">
            <text:p>20063508,214</text:p>
          </table:table-cell>
          <table:table-cell office:value-type="float" office:value="20063505.326000001" table:style-name="ce3">
            <text:p>20063505,326</text:p>
          </table:table-cell>
          <table:table-cell office:value-type="float" office:value="20063507.489999998" table:style-name="ce3">
            <text:p>20063507,490</text:p>
          </table:table-cell>
          <table:table-cell office:value-type="float" office:value="1787083.0919999999" table:style-name="ce3">
            <text:p>1787083,092</text:p>
          </table:table-cell>
          <table:table-cell office:value-type="float" office:value="0" table:style-name="ce3">
            <text:p>0,000</text:p>
          </table:table-cell>
          <table:table-cell office:value-type="float" office:value="24796091.409000002" table:style-name="ce3">
            <text:p>24796091,409</text:p>
          </table:table-cell>
          <table:table-cell office:value-type="float" office:value="0" table:style-name="ce3">
            <text:p>0,000</text:p>
          </table:table-cell>
          <table:table-cell office:value-type="float" office:value="24796085.809999999" table:style-name="ce3">
            <text:p>24796085,810</text:p>
          </table:table-cell>
          <table:table-cell office:value-type="float" office:value="-16696028.455" table:style-name="ce3">
            <text:p>-16696028,455</text:p>
          </table:table-cell>
          <table:table-cell office:value-type="float" office:value="-13009890.141000001" table:style-name="ce3">
            <text:p>-13009890,141</text:p>
          </table:table-cell>
          <table:table-cell office:value-type="float" office:value="20538089.618000001" table:style-name="ce3">
            <text:p>20538089,618</text:p>
          </table:table-cell>
          <table:table-cell office:value-type="float" office:value="20538087.528999999" table:style-name="ce3">
            <text:p>20538087,529</text:p>
          </table:table-cell>
          <table:table-cell office:value-type="float" office:value="20538089.316" table:style-name="ce3">
            <text:p>20538089,316</text:p>
          </table:table-cell>
          <table:table-cell office:value-type="float" office:value="-10057972.187999999" table:style-name="ce3">
            <text:p>-10057972,188</text:p>
          </table:table-cell>
          <table:table-cell office:value-type="float" office:value="-7837380.2520000003" table:style-name="ce3">
            <text:p>-7837380,252</text:p>
          </table:table-cell>
          <table:table-cell office:value-type="float" office:value="22379695.874000002" table:style-name="ce3">
            <text:p>22379695,874</text:p>
          </table:table-cell>
          <table:table-cell office:value-type="float" office:value="22379695.181000002" table:style-name="ce3">
            <text:p>22379695,181</text:p>
          </table:table-cell>
          <table:table-cell office:value-type="float" office:value="22379696.028999999" table:style-name="ce3">
            <text:p>22379696,029</text:p>
          </table:table-cell>
          <table:table-cell office:value-type="float" office:value="-11567390.922" table:style-name="ce3">
            <text:p>-11567390,922</text:p>
          </table:table-cell>
          <table:table-cell office:value-type="float" office:value="-9013550.6620000005" table:style-name="ce3">
            <text:p>-9013550,662</text:p>
          </table:table-cell>
          <table:table-cell office:value-type="float" office:value="22178323.133000001" table:style-name="ce3">
            <text:p>22178323,133</text:p>
          </table:table-cell>
          <table:table-cell office:value-type="float" office:value="22178320.449000001" table:style-name="ce3">
            <text:p>22178320,449</text:p>
          </table:table-cell>
          <table:table-cell office:value-type="float" office:value="22178322.890000001" table:style-name="ce3">
            <text:p>22178322,890</text:p>
          </table:table-cell>
          <table:table-cell table:number-columns-repeated="16332"/>
        </table:table-row>
        <table:table-row table:style-name="ro1">
          <table:table-cell office:value-type="float" office:value="11130" table:style-name="ce2">
            <text:p>11130</text:p>
          </table:table-cell>
          <table:table-cell office:value-type="float" office:value="-19934882.645" table:style-name="ce2">
            <text:p>-19934882,65</text:p>
          </table:table-cell>
          <table:table-cell office:value-type="float" office:value="-15533672.393999999" table:style-name="ce3">
            <text:p>-15533672,394</text:p>
          </table:table-cell>
          <table:table-cell office:value-type="float" office:value="20069047.943" table:style-name="ce3">
            <text:p>20069047,943</text:p>
          </table:table-cell>
          <table:table-cell office:value-type="float" office:value="20069048.02" table:style-name="ce3">
            <text:p>20069048,020</text:p>
          </table:table-cell>
          <table:table-cell office:value-type="float" office:value="20069047.362" table:style-name="ce3">
            <text:p>20069047,362</text:p>
          </table:table-cell>
          <table:table-cell table:number-columns-repeated="5" table:style-name="ce3"/>
          <table:table-cell office:value-type="float" office:value="-16314936.699999999" table:style-name="ce3">
            <text:p>-16314936,700</text:p>
          </table:table-cell>
          <table:table-cell office:value-type="float" office:value="-12712935.244000001" table:style-name="ce3">
            <text:p>-12712935,244</text:p>
          </table:table-cell>
          <table:table-cell office:value-type="float" office:value="20537358.427999999" table:style-name="ce3">
            <text:p>20537358,428</text:p>
          </table:table-cell>
          <table:table-cell office:value-type="float" office:value="20537358.932999998" table:style-name="ce3">
            <text:p>20537358,933</text:p>
          </table:table-cell>
          <table:table-cell office:value-type="float" office:value="20537358.081" table:style-name="ce3">
            <text:p>20537358,081</text:p>
          </table:table-cell>
          <table:table-cell office:value-type="float" office:value="-9367179.6989999991" table:style-name="ce3">
            <text:p>-9367179,699</text:p>
          </table:table-cell>
          <table:table-cell office:value-type="float" office:value="-7299100.4879999999" table:style-name="ce3">
            <text:p>-7299100,488</text:p>
          </table:table-cell>
          <table:table-cell office:value-type="float" office:value="22365715.526999999" table:style-name="ce3">
            <text:p>22365715,527</text:p>
          </table:table-cell>
          <table:table-cell office:value-type="float" office:value="22365715.884" table:style-name="ce3">
            <text:p>22365715,884</text:p>
          </table:table-cell>
          <table:table-cell office:value-type="float" office:value="22365714.285" table:style-name="ce3">
            <text:p>22365714,285</text:p>
          </table:table-cell>
          <table:table-cell office:value-type="float" office:value="-11077304.927999999" table:style-name="ce3">
            <text:p>-11077304,928</text:p>
          </table:table-cell>
          <table:table-cell office:value-type="float" office:value="-8631665.1970000006" table:style-name="ce3">
            <text:p>-8631665,197</text:p>
          </table:table-cell>
          <table:table-cell office:value-type="float" office:value="22158274.021000002" table:style-name="ce3">
            <text:p>22158274,021</text:p>
          </table:table-cell>
          <table:table-cell office:value-type="float" office:value="22158271.776999999" table:style-name="ce3">
            <text:p>22158271,777</text:p>
          </table:table-cell>
          <table:table-cell office:value-type="float" office:value="22158273.177000001" table:style-name="ce3">
            <text:p>22158273,177</text:p>
          </table:table-cell>
          <table:table-cell table:style-name="ce2"/>
          <table:table-cell office:value-type="float" office:value="-21339338.824999999" table:style-name="ce3">
            <text:p>-21339338,825</text:p>
          </table:table-cell>
          <table:table-cell office:value-type="float" office:value="-16628053.511" table:style-name="ce3">
            <text:p>-16628053,511</text:p>
          </table:table-cell>
          <table:table-cell office:value-type="float" office:value="20069030.164000001" table:style-name="ce3">
            <text:p>20069030,164</text:p>
          </table:table-cell>
          <table:table-cell office:value-type="float" office:value="20069027.870000001" table:style-name="ce3">
            <text:p>20069027,870</text:p>
          </table:table-cell>
          <table:table-cell office:value-type="float" office:value="20069029.925999999" table:style-name="ce3">
            <text:p>20069029,926</text:p>
          </table:table-cell>
          <table:table-cell office:value-type="float" office:value="1845231.0919999999" table:style-name="ce3">
            <text:p>1845231,092</text:p>
          </table:table-cell>
          <table:table-cell office:value-type="float" office:value="0" table:style-name="ce3">
            <text:p>0,000</text:p>
          </table:table-cell>
          <table:table-cell office:value-type="float" office:value="24807157.079" table:style-name="ce3">
            <text:p>24807157,079</text:p>
          </table:table-cell>
          <table:table-cell office:value-type="float" office:value="0" table:style-name="ce3">
            <text:p>0,000</text:p>
          </table:table-cell>
          <table:table-cell office:value-type="float" office:value="24807158.416999999" table:style-name="ce3">
            <text:p>24807158,417</text:p>
          </table:table-cell>
          <table:table-cell office:value-type="float" office:value="-16699953.978" table:style-name="ce3">
            <text:p>-16699953,978</text:p>
          </table:table-cell>
          <table:table-cell office:value-type="float" office:value="-13012948.984999999" table:style-name="ce3">
            <text:p>-13012948,985</text:p>
          </table:table-cell>
          <table:table-cell office:value-type="float" office:value="20537342.153000001" table:style-name="ce3">
            <text:p>20537342,153</text:p>
          </table:table-cell>
          <table:table-cell office:value-type="float" office:value="20537340.528000001" table:style-name="ce3">
            <text:p>20537340,528</text:p>
          </table:table-cell>
          <table:table-cell office:value-type="float" office:value="20537342.425999999" table:style-name="ce3">
            <text:p>20537342,426</text:p>
          </table:table-cell>
          <table:table-cell office:value-type="float" office:value="-10131537.602" table:style-name="ce3">
            <text:p>-10131537,602</text:p>
          </table:table-cell>
          <table:table-cell office:value-type="float" office:value="-7894703.9589999998" table:style-name="ce3">
            <text:p>-7894703,959</text:p>
          </table:table-cell>
          <table:table-cell office:value-type="float" office:value="22365698.616" table:style-name="ce3">
            <text:p>22365698,616</text:p>
          </table:table-cell>
          <table:table-cell office:value-type="float" office:value="22365696.445" table:style-name="ce3">
            <text:p>22365696,445</text:p>
          </table:table-cell>
          <table:table-cell office:value-type="float" office:value="22365697.827" table:style-name="ce3">
            <text:p>22365697,827</text:p>
          </table:table-cell>
          <table:table-cell office:value-type="float" office:value="-11672807.104" table:style-name="ce3">
            <text:p>-11672807,104</text:p>
          </table:table-cell>
          <table:table-cell office:value-type="float" office:value="-9095693.1309999991" table:style-name="ce3">
            <text:p>-9095693,131</text:p>
          </table:table-cell>
          <table:table-cell office:value-type="float" office:value="22158264.127999999" table:style-name="ce3">
            <text:p>22158264,128</text:p>
          </table:table-cell>
          <table:table-cell office:value-type="float" office:value="22158260.217" table:style-name="ce3">
            <text:p>22158260,217</text:p>
          </table:table-cell>
          <table:table-cell office:value-type="float" office:value="22158263.105999999" table:style-name="ce3">
            <text:p>22158263,106</text:p>
          </table:table-cell>
          <table:table-cell table:number-columns-repeated="16332"/>
        </table:table-row>
        <table:table-row table:style-name="ro1">
          <table:table-cell office:value-type="float" office:value="11160" table:style-name="ce2">
            <text:p>11160</text:p>
          </table:table-cell>
          <table:table-cell office:value-type="float" office:value="-19905514.344999999" table:style-name="ce2">
            <text:p>-19905514,35</text:p>
          </table:table-cell>
          <table:table-cell office:value-type="float" office:value="-15510788.005000001" table:style-name="ce3">
            <text:p>-15510788,005</text:p>
          </table:table-cell>
          <table:table-cell office:value-type="float" office:value="20074636.320999999" table:style-name="ce3">
            <text:p>20074636,321</text:p>
          </table:table-cell>
          <table:table-cell office:value-type="float" office:value="20074636.543000001" table:style-name="ce3">
            <text:p>20074636,543</text:p>
          </table:table-cell>
          <table:table-cell office:value-type="float" office:value="20074636.090999998" table:style-name="ce3">
            <text:p>20074636,091</text:p>
          </table:table-cell>
          <table:table-cell table:number-columns-repeated="5" table:style-name="ce3"/>
          <table:table-cell office:value-type="float" office:value="-16318514.473999999" table:style-name="ce3">
            <text:p>-16318514,474</text:p>
          </table:table-cell>
          <table:table-cell office:value-type="float" office:value="-12715723.112" table:style-name="ce3">
            <text:p>-12715723,112</text:p>
          </table:table-cell>
          <table:table-cell office:value-type="float" office:value="20536677.636" table:style-name="ce3">
            <text:p>20536677,636</text:p>
          </table:table-cell>
          <table:table-cell office:value-type="float" office:value="20536678.283" table:style-name="ce3">
            <text:p>20536678,283</text:p>
          </table:table-cell>
          <table:table-cell office:value-type="float" office:value="20536677.274" table:style-name="ce3">
            <text:p>20536677,274</text:p>
          </table:table-cell>
          <table:table-cell office:value-type="float" office:value="-9440315.2860000003" table:style-name="ce3">
            <text:p>-9440315,286</text:p>
          </table:table-cell>
          <table:table-cell office:value-type="float" office:value="-7356089.2680000002" table:style-name="ce3">
            <text:p>-7356089,268</text:p>
          </table:table-cell>
          <table:table-cell office:value-type="float" office:value="22351797.93" table:style-name="ce3">
            <text:p>22351797,930</text:p>
          </table:table-cell>
          <table:table-cell office:value-type="float" office:value="22351798.066" table:style-name="ce3">
            <text:p>22351798,066</text:p>
          </table:table-cell>
          <table:table-cell office:value-type="float" office:value="22351798.202" table:style-name="ce3">
            <text:p>22351798,202</text:p>
          </table:table-cell>
          <table:table-cell office:value-type="float" office:value="-11182425.799000001" table:style-name="ce3">
            <text:p>-11182425,799</text:p>
          </table:table-cell>
          <table:table-cell office:value-type="float" office:value="-8713577.557" table:style-name="ce3">
            <text:p>-8713577,557</text:p>
          </table:table-cell>
          <table:table-cell office:value-type="float" office:value="22138269.631999999" table:style-name="ce3">
            <text:p>22138269,632</text:p>
          </table:table-cell>
          <table:table-cell office:value-type="float" office:value="22138268.668000001" table:style-name="ce3">
            <text:p>22138268,668</text:p>
          </table:table-cell>
          <table:table-cell office:value-type="float" office:value="22138268.732000001" table:style-name="ce3">
            <text:p>22138268,732</text:p>
          </table:table-cell>
          <table:table-cell table:style-name="ce2"/>
          <table:table-cell office:value-type="float" office:value="-21309973.252" table:style-name="ce3">
            <text:p>-21309973,252</text:p>
          </table:table-cell>
          <table:table-cell office:value-type="float" office:value="-16605171.245999999" table:style-name="ce3">
            <text:p>-16605171,246</text:p>
          </table:table-cell>
          <table:table-cell office:value-type="float" office:value="20074618.524999999" table:style-name="ce3">
            <text:p>20074618,525</text:p>
          </table:table-cell>
          <table:table-cell office:value-type="float" office:value="20074616.221000001" table:style-name="ce3">
            <text:p>20074616,221</text:p>
          </table:table-cell>
          <table:table-cell office:value-type="float" office:value="20074618.456" table:style-name="ce3">
            <text:p>20074618,456</text:p>
          </table:table-cell>
          <table:table-cell office:value-type="float" office:value="1903531.513" table:style-name="ce3">
            <text:p>1903531,513</text:p>
          </table:table-cell>
          <table:table-cell office:value-type="float" office:value="0" table:style-name="ce3">
            <text:p>0,000</text:p>
          </table:table-cell>
          <table:table-cell office:value-type="float" office:value="24818252.228999998" table:style-name="ce3">
            <text:p>24818252,229</text:p>
          </table:table-cell>
          <table:table-cell office:value-type="float" office:value="0" table:style-name="ce3">
            <text:p>0,000</text:p>
          </table:table-cell>
          <table:table-cell office:value-type="float" office:value="24818251.452" table:style-name="ce3">
            <text:p>24818251,452</text:p>
          </table:table-cell>
          <table:table-cell office:value-type="float" office:value="-16703534.538000001" table:style-name="ce3">
            <text:p>-16703534,538</text:p>
          </table:table-cell>
          <table:table-cell office:value-type="float" office:value="-13015739.021" table:style-name="ce3">
            <text:p>-13015739,021</text:p>
          </table:table-cell>
          <table:table-cell office:value-type="float" office:value="20536661.517999999" table:style-name="ce3">
            <text:p>20536661,518</text:p>
          </table:table-cell>
          <table:table-cell office:value-type="float" office:value="20536659.142000001" table:style-name="ce3">
            <text:p>20536659,142</text:p>
          </table:table-cell>
          <table:table-cell office:value-type="float" office:value="20536660.91" table:style-name="ce3">
            <text:p>20536660,910</text:p>
          </table:table-cell>
          <table:table-cell office:value-type="float" office:value="-10204675.795" table:style-name="ce3">
            <text:p>-10204675,795</text:p>
          </table:table-cell>
          <table:table-cell office:value-type="float" office:value="-7951694.7580000004" table:style-name="ce3">
            <text:p>-7951694,758</text:p>
          </table:table-cell>
          <table:table-cell office:value-type="float" office:value="22351780.737" table:style-name="ce3">
            <text:p>22351780,737</text:p>
          </table:table-cell>
          <table:table-cell office:value-type="float" office:value="22351778.754999999" table:style-name="ce3">
            <text:p>22351778,755</text:p>
          </table:table-cell>
          <table:table-cell office:value-type="float" office:value="22351779.714000002" table:style-name="ce3">
            <text:p>22351779,714</text:p>
          </table:table-cell>
          <table:table-cell office:value-type="float" office:value="-11777930.747" table:style-name="ce3">
            <text:p>-11777930,747</text:p>
          </table:table-cell>
          <table:table-cell office:value-type="float" office:value="-9177607.6579999998" table:style-name="ce3">
            <text:p>-9177607,658</text:p>
          </table:table-cell>
          <table:table-cell office:value-type="float" office:value="22138258.988000002" table:style-name="ce3">
            <text:p>22138258,988</text:p>
          </table:table-cell>
          <table:table-cell office:value-type="float" office:value="22138255.293000001" table:style-name="ce3">
            <text:p>22138255,293</text:p>
          </table:table-cell>
          <table:table-cell office:value-type="float" office:value="22138258.498" table:style-name="ce3">
            <text:p>22138258,498</text:p>
          </table:table-cell>
          <table:table-cell table:number-columns-repeated="16332"/>
        </table:table-row>
        <table:table-row table:style-name="ro1">
          <table:table-cell office:value-type="float" office:value="11190" table:style-name="ce2">
            <text:p>11190</text:p>
          </table:table-cell>
          <table:table-cell office:value-type="float" office:value="-19875812.484999999" table:style-name="ce2">
            <text:p>-19875812,49</text:p>
          </table:table-cell>
          <table:table-cell office:value-type="float" office:value="-15487643.695" table:style-name="ce3">
            <text:p>-15487643,695</text:p>
          </table:table-cell>
          <table:table-cell office:value-type="float" office:value="20080289.065000001" table:style-name="ce3">
            <text:p>20080289,065</text:p>
          </table:table-cell>
          <table:table-cell office:value-type="float" office:value="20080288.636999998" table:style-name="ce3">
            <text:p>20080288,637</text:p>
          </table:table-cell>
          <table:table-cell office:value-type="float" office:value="20080288.243000001" table:style-name="ce3">
            <text:p>20080288,243</text:p>
          </table:table-cell>
          <table:table-cell table:number-columns-repeated="5" table:style-name="ce3"/>
          <table:table-cell office:value-type="float" office:value="-16321757.867000001" table:style-name="ce3">
            <text:p>-16321757,867</text:p>
          </table:table-cell>
          <table:table-cell office:value-type="float" office:value="-12718250.43" table:style-name="ce3">
            <text:p>-12718250,430</text:p>
          </table:table-cell>
          <table:table-cell office:value-type="float" office:value="20536060.355" table:style-name="ce3">
            <text:p>20536060,355</text:p>
          </table:table-cell>
          <table:table-cell office:value-type="float" office:value="20536061.249000002" table:style-name="ce3">
            <text:p>20536061,249</text:p>
          </table:table-cell>
          <table:table-cell office:value-type="float" office:value="20536060.124000002" table:style-name="ce3">
            <text:p>20536060,124</text:p>
          </table:table-cell>
          <table:table-cell office:value-type="float" office:value="-9513030.6400000006" table:style-name="ce3">
            <text:p>-9513030,640</text:p>
          </table:table-cell>
          <table:table-cell office:value-type="float" office:value="-7412750.568" table:style-name="ce3">
            <text:p>-7412750,568</text:p>
          </table:table-cell>
          <table:table-cell office:value-type="float" office:value="22337959.223999999" table:style-name="ce3">
            <text:p>22337959,224</text:p>
          </table:table-cell>
          <table:table-cell office:value-type="float" office:value="22337961.594000001" table:style-name="ce3">
            <text:p>22337961,594</text:p>
          </table:table-cell>
          <table:table-cell office:value-type="float" office:value="22337960.078000002" table:style-name="ce3">
            <text:p>22337960,078</text:p>
          </table:table-cell>
          <table:table-cell office:value-type="float" office:value="-11287260.399" table:style-name="ce3">
            <text:p>-11287260,399</text:p>
          </table:table-cell>
          <table:table-cell office:value-type="float" office:value="-8795266.8550000004" table:style-name="ce3">
            <text:p>-8795266,855</text:p>
          </table:table-cell>
          <table:table-cell office:value-type="float" office:value="22118320.157000002" table:style-name="ce3">
            <text:p>22118320,157</text:p>
          </table:table-cell>
          <table:table-cell office:value-type="float" office:value="22118319.306000002" table:style-name="ce3">
            <text:p>22118319,306</text:p>
          </table:table-cell>
          <table:table-cell office:value-type="float" office:value="22118319.613000002" table:style-name="ce3">
            <text:p>22118319,613</text:p>
          </table:table-cell>
          <table:table-cell table:style-name="ce2"/>
          <table:table-cell office:value-type="float" office:value="-21280266.809999999" table:style-name="ce3">
            <text:p>-21280266,810</text:p>
          </table:table-cell>
          <table:table-cell office:value-type="float" office:value="-16582023.370999999" table:style-name="ce3">
            <text:p>-16582023,371</text:p>
          </table:table-cell>
          <table:table-cell office:value-type="float" office:value="20080271.054000001" table:style-name="ce3">
            <text:p>20080271,054</text:p>
          </table:table-cell>
          <table:table-cell office:value-type="float" office:value="20080269.213" table:style-name="ce3">
            <text:p>20080269,213</text:p>
          </table:table-cell>
          <table:table-cell office:value-type="float" office:value="20080271.274" table:style-name="ce3">
            <text:p>20080271,274</text:p>
          </table:table-cell>
          <table:table-cell office:value-type="float" office:value="1961979.5349999999" table:style-name="ce3">
            <text:p>1961979,535</text:p>
          </table:table-cell>
          <table:table-cell office:value-type="float" office:value="0" table:style-name="ce3">
            <text:p>0,000</text:p>
          </table:table-cell>
          <table:table-cell office:value-type="float" office:value="24829371.471999999" table:style-name="ce3">
            <text:p>24829371,472</text:p>
          </table:table-cell>
          <table:table-cell office:value-type="float" office:value="0" table:style-name="ce3">
            <text:p>0,000</text:p>
          </table:table-cell>
          <table:table-cell office:value-type="float" office:value="24829369.206999999" table:style-name="ce3">
            <text:p>24829369,207</text:p>
          </table:table-cell>
          <table:table-cell office:value-type="float" office:value="-16706773.404999999" table:style-name="ce3">
            <text:p>-16706773,405</text:p>
          </table:table-cell>
          <table:table-cell office:value-type="float" office:value="-13018262.814999999" table:style-name="ce3">
            <text:p>-13018262,815</text:p>
          </table:table-cell>
          <table:table-cell office:value-type="float" office:value="20536044.684999999" table:style-name="ce3">
            <text:p>20536044,685</text:p>
          </table:table-cell>
          <table:table-cell office:value-type="float" office:value="20536042.796999998" table:style-name="ce3">
            <text:p>20536042,797</text:p>
          </table:table-cell>
          <table:table-cell office:value-type="float" office:value="20536044.375" table:style-name="ce3">
            <text:p>20536044,375</text:p>
          </table:table-cell>
          <table:table-cell office:value-type="float" office:value="-10277386.455" table:style-name="ce3">
            <text:p>-10277386,455</text:p>
          </table:table-cell>
          <table:table-cell office:value-type="float" office:value="-8008352.4019999998" table:style-name="ce3">
            <text:p>-8008352,402</text:p>
          </table:table-cell>
          <table:table-cell office:value-type="float" office:value="22337943.331999999" table:style-name="ce3">
            <text:p>22337943,332</text:p>
          </table:table-cell>
          <table:table-cell office:value-type="float" office:value="22337941.609999999" table:style-name="ce3">
            <text:p>22337941,610</text:p>
          </table:table-cell>
          <table:table-cell office:value-type="float" office:value="22337943.208000001" table:style-name="ce3">
            <text:p>22337943,208</text:p>
          </table:table-cell>
          <table:table-cell office:value-type="float" office:value="-11882760.833000001" table:style-name="ce3">
            <text:p>-11882760,833</text:p>
          </table:table-cell>
          <table:table-cell office:value-type="float" office:value="-9259293.4279999994" table:style-name="ce3">
            <text:p>-9259293,428</text:p>
          </table:table-cell>
          <table:table-cell office:value-type="float" office:value="22118309.327" table:style-name="ce3">
            <text:p>22118309,327</text:p>
          </table:table-cell>
          <table:table-cell office:value-type="float" office:value="22118307.052000001" table:style-name="ce3">
            <text:p>22118307,052</text:p>
          </table:table-cell>
          <table:table-cell office:value-type="float" office:value="22118309.083000001" table:style-name="ce3">
            <text:p>22118309,083</text:p>
          </table:table-cell>
          <table:table-cell table:number-columns-repeated="16332"/>
        </table:table-row>
        <table:table-row table:style-name="ro1">
          <table:table-cell office:value-type="float" office:value="11220" table:style-name="ce2">
            <text:p>11220</text:p>
          </table:table-cell>
          <table:table-cell office:value-type="float" office:value="-19845774.324999999" table:style-name="ce2">
            <text:p>-19845774,33</text:p>
          </table:table-cell>
          <table:table-cell office:value-type="float" office:value="-15464237.329" table:style-name="ce3">
            <text:p>-15464237,329</text:p>
          </table:table-cell>
          <table:table-cell office:value-type="float" office:value="20086004.548" table:style-name="ce3">
            <text:p>20086004,548</text:p>
          </table:table-cell>
          <table:table-cell office:value-type="float" office:value="20086004.969000001" table:style-name="ce3">
            <text:p>20086004,969</text:p>
          </table:table-cell>
          <table:table-cell office:value-type="float" office:value="20086004.118999999" table:style-name="ce3">
            <text:p>20086004,119</text:p>
          </table:table-cell>
          <table:table-cell table:number-columns-repeated="5" table:style-name="ce3"/>
          <table:table-cell office:value-type="float" office:value="-16324664.318" table:style-name="ce3">
            <text:p>-16324664,318</text:p>
          </table:table-cell>
          <table:table-cell office:value-type="float" office:value="-12720515.189999999" table:style-name="ce3">
            <text:p>-12720515,190</text:p>
          </table:table-cell>
          <table:table-cell office:value-type="float" office:value="20535507.875999998" table:style-name="ce3">
            <text:p>20535507,876</text:p>
          </table:table-cell>
          <table:table-cell office:value-type="float" office:value="20535508.046" table:style-name="ce3">
            <text:p>20535508,046</text:p>
          </table:table-cell>
          <table:table-cell office:value-type="float" office:value="20535507.015000001" table:style-name="ce3">
            <text:p>20535507,015</text:p>
          </table:table-cell>
          <table:table-cell office:value-type="float" office:value="-9585319.0620000008" table:style-name="ce3">
            <text:p>-9585319,062</text:p>
          </table:table-cell>
          <table:table-cell office:value-type="float" office:value="-7469079.2000000002" table:style-name="ce3">
            <text:p>-7469079,200</text:p>
          </table:table-cell>
          <table:table-cell office:value-type="float" office:value="22324204.388999999" table:style-name="ce3">
            <text:p>22324204,389</text:p>
          </table:table-cell>
          <table:table-cell office:value-type="float" office:value="22324204.416000001" table:style-name="ce3">
            <text:p>22324204,416</text:p>
          </table:table-cell>
          <table:table-cell office:value-type="float" office:value="22324204.616" table:style-name="ce3">
            <text:p>22324204,616</text:p>
          </table:table-cell>
          <table:table-cell office:value-type="float" office:value="-11391801.559" table:style-name="ce3">
            <text:p>-11391801,559</text:p>
          </table:table-cell>
          <table:table-cell office:value-type="float" office:value="-8876727.4810000006" table:style-name="ce3">
            <text:p>-8876727,481</text:p>
          </table:table-cell>
          <table:table-cell office:value-type="float" office:value="22098426.888" table:style-name="ce3">
            <text:p>22098426,888</text:p>
          </table:table-cell>
          <table:table-cell office:value-type="float" office:value="22098425.221999999" table:style-name="ce3">
            <text:p>22098425,222</text:p>
          </table:table-cell>
          <table:table-cell office:value-type="float" office:value="22098425.892000001" table:style-name="ce3">
            <text:p>22098425,892</text:p>
          </table:table-cell>
          <table:table-cell table:style-name="ce2"/>
          <table:table-cell office:value-type="float" office:value="-21250233.204999998" table:style-name="ce3">
            <text:p>-21250233,205</text:p>
          </table:table-cell>
          <table:table-cell office:value-type="float" office:value="-16558620.561000001" table:style-name="ce3">
            <text:p>-16558620,561</text:p>
          </table:table-cell>
          <table:table-cell office:value-type="float" office:value="20085986.063999999" table:style-name="ce3">
            <text:p>20085986,064</text:p>
          </table:table-cell>
          <table:table-cell office:value-type="float" office:value="20085984.315000001" table:style-name="ce3">
            <text:p>20085984,315</text:p>
          </table:table-cell>
          <table:table-cell office:value-type="float" office:value="20085986.131000001" table:style-name="ce3">
            <text:p>20085986,131</text:p>
          </table:table-cell>
          <table:table-cell table:number-columns-repeated="5" table:style-name="ce3"/>
          <table:table-cell office:value-type="float" office:value="-16709684.471999999" table:style-name="ce3">
            <text:p>-16709684,472</text:p>
          </table:table-cell>
          <table:table-cell office:value-type="float" office:value="-13020531.171" table:style-name="ce3">
            <text:p>-13020531,171</text:p>
          </table:table-cell>
          <table:table-cell office:value-type="float" office:value="20535491.006999999" table:style-name="ce3">
            <text:p>20535491,007</text:p>
          </table:table-cell>
          <table:table-cell office:value-type="float" office:value="20535488.780000001" table:style-name="ce3">
            <text:p>20535488,780</text:p>
          </table:table-cell>
          <table:table-cell office:value-type="float" office:value="20535490.721000001" table:style-name="ce3">
            <text:p>20535490,721</text:p>
          </table:table-cell>
          <table:table-cell office:value-type="float" office:value="-10349679.289000001" table:style-name="ce3">
            <text:p>-10349679,289</text:p>
          </table:table-cell>
          <table:table-cell office:value-type="float" office:value="-8064684.4879999999" table:style-name="ce3">
            <text:p>-8064684,488</text:p>
          </table:table-cell>
          <table:table-cell office:value-type="float" office:value="22324187.645" table:style-name="ce3">
            <text:p>22324187,645</text:p>
          </table:table-cell>
          <table:table-cell office:value-type="float" office:value="22324184.945" table:style-name="ce3">
            <text:p>22324184,945</text:p>
          </table:table-cell>
          <table:table-cell office:value-type="float" office:value="22324186.748" table:style-name="ce3">
            <text:p>22324186,748</text:p>
          </table:table-cell>
          <table:table-cell office:value-type="float" office:value="-11987306.579" table:style-name="ce3">
            <text:p>-11987306,579</text:p>
          </table:table-cell>
          <table:table-cell office:value-type="float" office:value="-9340757.6449999996" table:style-name="ce3">
            <text:p>-9340757,645</text:p>
          </table:table-cell>
          <table:table-cell office:value-type="float" office:value="22098414.771000002" table:style-name="ce3">
            <text:p>22098414,771</text:p>
          </table:table-cell>
          <table:table-cell office:value-type="float" office:value="22098412.962000001" table:style-name="ce3">
            <text:p>22098412,962</text:p>
          </table:table-cell>
          <table:table-cell office:value-type="float" office:value="22098414.897" table:style-name="ce3">
            <text:p>22098414,897</text:p>
          </table:table-cell>
          <table:table-cell table:number-columns-repeated="16332"/>
        </table:table-row>
        <table:table-row table:style-name="ro1">
          <table:table-cell office:value-type="float" office:value="11250" table:style-name="ce2">
            <text:p>11250</text:p>
          </table:table-cell>
          <table:table-cell office:value-type="float" office:value="-19815401.447000001" table:style-name="ce2">
            <text:p>-19815401,45</text:p>
          </table:table-cell>
          <table:table-cell office:value-type="float" office:value="-15440570.153999999" table:style-name="ce3">
            <text:p>-15440570,154</text:p>
          </table:table-cell>
          <table:table-cell office:value-type="float" office:value="20091783.5" table:style-name="ce3">
            <text:p>20091783,500</text:p>
          </table:table-cell>
          <table:table-cell office:value-type="float" office:value="20091784.969999999" table:style-name="ce3">
            <text:p>20091784,970</text:p>
          </table:table-cell>
          <table:table-cell office:value-type="float" office:value="20091783.535" table:style-name="ce3">
            <text:p>20091783,535</text:p>
          </table:table-cell>
          <table:table-cell table:number-columns-repeated="5" table:style-name="ce3"/>
          <table:table-cell office:value-type="float" office:value="-16327234.929" table:style-name="ce3">
            <text:p>-16327234,929</text:p>
          </table:table-cell>
          <table:table-cell office:value-type="float" office:value="-12722518.255999999" table:style-name="ce3">
            <text:p>-12722518,256</text:p>
          </table:table-cell>
          <table:table-cell office:value-type="float" office:value="20535017.895" table:style-name="ce3">
            <text:p>20535017,895</text:p>
          </table:table-cell>
          <table:table-cell office:value-type="float" office:value="20535018.57" table:style-name="ce3">
            <text:p>20535018,570</text:p>
          </table:table-cell>
          <table:table-cell office:value-type="float" office:value="20535017.82" table:style-name="ce3">
            <text:p>20535017,820</text:p>
          </table:table-cell>
          <table:table-cell office:value-type="float" office:value="-9657178.1760000009" table:style-name="ce3">
            <text:p>-9657178,176</text:p>
          </table:table-cell>
          <table:table-cell office:value-type="float" office:value="-7525073.324" table:style-name="ce3">
            <text:p>-7525073,324</text:p>
          </table:table-cell>
          <table:table-cell office:value-type="float" office:value="22310530.327" table:style-name="ce3">
            <text:p>22310530,327</text:p>
          </table:table-cell>
          <table:table-cell office:value-type="float" office:value="22310531.386999998" table:style-name="ce3">
            <text:p>22310531,387</text:p>
          </table:table-cell>
          <table:table-cell office:value-type="float" office:value="22310530.438999999" table:style-name="ce3">
            <text:p>22310530,439</text:p>
          </table:table-cell>
          <table:table-cell office:value-type="float" office:value="-11496046.698999999" table:style-name="ce3">
            <text:p>-11496046,699</text:p>
          </table:table-cell>
          <table:table-cell office:value-type="float" office:value="-8957957.4570000004" table:style-name="ce3">
            <text:p>-8957957,457</text:p>
          </table:table-cell>
          <table:table-cell office:value-type="float" office:value="22078589.596000001" table:style-name="ce3">
            <text:p>22078589,596</text:p>
          </table:table-cell>
          <table:table-cell office:value-type="float" office:value="22078588.368000001" table:style-name="ce3">
            <text:p>22078588,368</text:p>
          </table:table-cell>
          <table:table-cell office:value-type="float" office:value="22078588.798999999" table:style-name="ce3">
            <text:p>22078588,799</text:p>
          </table:table-cell>
          <table:table-cell table:style-name="ce2"/>
          <table:table-cell office:value-type="float" office:value="-21219853.09" table:style-name="ce3">
            <text:p>-21219853,090</text:p>
          </table:table-cell>
          <table:table-cell office:value-type="float" office:value="-16534947.743000001" table:style-name="ce3">
            <text:p>-16534947,743</text:p>
          </table:table-cell>
          <table:table-cell office:value-type="float" office:value="20091767.767000001" table:style-name="ce3">
            <text:p>20091767,767</text:p>
          </table:table-cell>
          <table:table-cell office:value-type="float" office:value="20091765.318" table:style-name="ce3">
            <text:p>20091765,318</text:p>
          </table:table-cell>
          <table:table-cell office:value-type="float" office:value="20091767.177000001" table:style-name="ce3">
            <text:p>20091767,177</text:p>
          </table:table-cell>
          <table:table-cell table:number-columns-repeated="5" table:style-name="ce3"/>
          <table:table-cell office:value-type="float" office:value="-16712247.902000001" table:style-name="ce3">
            <text:p>-16712247,902</text:p>
          </table:table-cell>
          <table:table-cell office:value-type="float" office:value="-13022528.639" table:style-name="ce3">
            <text:p>-13022528,639</text:p>
          </table:table-cell>
          <table:table-cell office:value-type="float" office:value="20535003.798999999" table:style-name="ce3">
            <text:p>20535003,799</text:p>
          </table:table-cell>
          <table:table-cell office:value-type="float" office:value="20535001.157000002" table:style-name="ce3">
            <text:p>20535001,157</text:p>
          </table:table-cell>
          <table:table-cell office:value-type="float" office:value="20535003.068999998" table:style-name="ce3">
            <text:p>20535003,069</text:p>
          </table:table-cell>
          <table:table-cell office:value-type="float" office:value="-10421531.058" table:style-name="ce3">
            <text:p>-10421531,058</text:p>
          </table:table-cell>
          <table:table-cell office:value-type="float" office:value="-8120672.8660000004" table:style-name="ce3">
            <text:p>-8120672,866</text:p>
          </table:table-cell>
          <table:table-cell office:value-type="float" office:value="22310514.026999999" table:style-name="ce3">
            <text:p>22310514,027</text:p>
          </table:table-cell>
          <table:table-cell office:value-type="float" office:value="22310512.511" table:style-name="ce3">
            <text:p>22310512,511</text:p>
          </table:table-cell>
          <table:table-cell office:value-type="float" office:value="22310513.727000002" table:style-name="ce3">
            <text:p>22310513,727</text:p>
          </table:table-cell>
          <table:table-cell office:value-type="float" office:value="-12091544.539999999" table:style-name="ce3">
            <text:p>-12091544,540</text:p>
          </table:table-cell>
          <table:table-cell office:value-type="float" office:value="-9421982.0219999999" table:style-name="ce3">
            <text:p>-9421982,022</text:p>
          </table:table-cell>
          <table:table-cell office:value-type="float" office:value="22078579.905000001" table:style-name="ce3">
            <text:p>22078579,905</text:p>
          </table:table-cell>
          <table:table-cell office:value-type="float" office:value="22078576.721000001" table:style-name="ce3">
            <text:p>22078576,721</text:p>
          </table:table-cell>
          <table:table-cell office:value-type="float" office:value="22078579.669" table:style-name="ce3">
            <text:p>22078579,669</text:p>
          </table:table-cell>
          <table:table-cell table:number-columns-repeated="16332"/>
        </table:table-row>
        <table:table-row table:style-name="ro1">
          <table:table-cell office:value-type="float" office:value="11280" table:style-name="ce2">
            <text:p>11280</text:p>
          </table:table-cell>
          <table:table-cell office:value-type="float" office:value="-19784694.636999998" table:style-name="ce2">
            <text:p>-19784694,64</text:p>
          </table:table-cell>
          <table:table-cell office:value-type="float" office:value="-15416642.771" table:style-name="ce3">
            <text:p>-15416642,771</text:p>
          </table:table-cell>
          <table:table-cell office:value-type="float" office:value="20097627.934999999" table:style-name="ce3">
            <text:p>20097627,935</text:p>
          </table:table-cell>
          <table:table-cell office:value-type="float" office:value="20097628.087000001" table:style-name="ce3">
            <text:p>20097628,087</text:p>
          </table:table-cell>
          <table:table-cell office:value-type="float" office:value="20097627.285" table:style-name="ce3">
            <text:p>20097627,285</text:p>
          </table:table-cell>
          <table:table-cell table:number-columns-repeated="5" table:style-name="ce3"/>
          <table:table-cell office:value-type="float" office:value="-16329469.823000001" table:style-name="ce3">
            <text:p>-16329469,823</text:p>
          </table:table-cell>
          <table:table-cell office:value-type="float" office:value="-12724259.725" table:style-name="ce3">
            <text:p>-12724259,725</text:p>
          </table:table-cell>
          <table:table-cell office:value-type="float" office:value="20534593.033" table:style-name="ce3">
            <text:p>20534593,033</text:p>
          </table:table-cell>
          <table:table-cell office:value-type="float" office:value="20534593.640999999" table:style-name="ce3">
            <text:p>20534593,641</text:p>
          </table:table-cell>
          <table:table-cell office:value-type="float" office:value="20534592.574000001" table:style-name="ce3">
            <text:p>20534592,574</text:p>
          </table:table-cell>
          <table:table-cell office:value-type="float" office:value="-9728604.2589999996" table:style-name="ce3">
            <text:p>-9728604,259</text:p>
          </table:table-cell>
          <table:table-cell office:value-type="float" office:value="-7580729.9989999998" table:style-name="ce3">
            <text:p>-7580729,999</text:p>
          </table:table-cell>
          <table:table-cell office:value-type="float" office:value="22296939.374000002" table:style-name="ce3">
            <text:p>22296939,374</text:p>
          </table:table-cell>
          <table:table-cell office:value-type="float" office:value="22296939.445" table:style-name="ce3">
            <text:p>22296939,445</text:p>
          </table:table-cell>
          <table:table-cell office:value-type="float" office:value="22296938.329999998" table:style-name="ce3">
            <text:p>22296938,330</text:p>
          </table:table-cell>
          <table:table-cell office:value-type="float" office:value="-11599991.953" table:style-name="ce3">
            <text:p>-11599991,953</text:p>
          </table:table-cell>
          <table:table-cell office:value-type="float" office:value="-9038953.7589999996" table:style-name="ce3">
            <text:p>-9038953,759</text:p>
          </table:table-cell>
          <table:table-cell office:value-type="float" office:value="22058808.52" table:style-name="ce3">
            <text:p>22058808,520</text:p>
          </table:table-cell>
          <table:table-cell office:value-type="float" office:value="22058808.092999998" table:style-name="ce3">
            <text:p>22058808,093</text:p>
          </table:table-cell>
          <table:table-cell office:value-type="float" office:value="22058808.458999999" table:style-name="ce3">
            <text:p>22058808,459</text:p>
          </table:table-cell>
          <table:table-cell table:style-name="ce2"/>
          <table:table-cell office:value-type="float" office:value="-21189145.655999999" table:style-name="ce3">
            <text:p>-21189145,656</text:p>
          </table:table-cell>
          <table:table-cell office:value-type="float" office:value="-16511019.869999999" table:style-name="ce3">
            <text:p>-16511019,870</text:p>
          </table:table-cell>
          <table:table-cell office:value-type="float" office:value="20097611.423" table:style-name="ce3">
            <text:p>20097611,423</text:p>
          </table:table-cell>
          <table:table-cell office:value-type="float" office:value="20097608.605999999" table:style-name="ce3">
            <text:p>20097608,606</text:p>
          </table:table-cell>
          <table:table-cell office:value-type="float" office:value="20097611.219000001" table:style-name="ce3">
            <text:p>20097611,219</text:p>
          </table:table-cell>
          <table:table-cell table:number-columns-repeated="5" table:style-name="ce3"/>
          <table:table-cell office:value-type="float" office:value="-16714482.23" table:style-name="ce3">
            <text:p>-16714482,230</text:p>
          </table:table-cell>
          <table:table-cell office:value-type="float" office:value="-13024269.662" table:style-name="ce3">
            <text:p>-13024269,662</text:p>
          </table:table-cell>
          <table:table-cell office:value-type="float" office:value="20534578.363000002" table:style-name="ce3">
            <text:p>20534578,363</text:p>
          </table:table-cell>
          <table:table-cell office:value-type="float" office:value="20534575.936000001" table:style-name="ce3">
            <text:p>20534575,936</text:p>
          </table:table-cell>
          <table:table-cell office:value-type="float" office:value="20534577.642999999" table:style-name="ce3">
            <text:p>20534577,643</text:p>
          </table:table-cell>
          <table:table-cell office:value-type="float" office:value="-10492956.388" table:style-name="ce3">
            <text:p>-10492956,388</text:p>
          </table:table-cell>
          <table:table-cell office:value-type="float" office:value="-8176328.9680000003" table:style-name="ce3">
            <text:p>-8176328,968</text:p>
          </table:table-cell>
          <table:table-cell office:value-type="float" office:value="22296921.653999999" table:style-name="ce3">
            <text:p>22296921,654</text:p>
          </table:table-cell>
          <table:table-cell office:value-type="float" office:value="22296920.583000001" table:style-name="ce3">
            <text:p>22296920,583</text:p>
          </table:table-cell>
          <table:table-cell office:value-type="float" office:value="22296921.984000001" table:style-name="ce3">
            <text:p>22296921,984</text:p>
          </table:table-cell>
          <table:table-cell office:value-type="float" office:value="-12195489.222999999" table:style-name="ce3">
            <text:p>-12195489,223</text:p>
          </table:table-cell>
          <table:table-cell office:value-type="float" office:value="-9502977.8770000003" table:style-name="ce3">
            <text:p>-9502977,877</text:p>
          </table:table-cell>
          <table:table-cell office:value-type="float" office:value="22058800.342999998" table:style-name="ce3">
            <text:p>22058800,343</text:p>
          </table:table-cell>
          <table:table-cell office:value-type="float" office:value="22058797.004999999" table:style-name="ce3">
            <text:p>22058797,005</text:p>
          </table:table-cell>
          <table:table-cell office:value-type="float" office:value="22058799.228999998" table:style-name="ce3">
            <text:p>22058799,229</text:p>
          </table:table-cell>
          <table:table-cell table:number-columns-repeated="16332"/>
        </table:table-row>
        <table:table-row table:style-name="ro1">
          <table:table-cell office:value-type="float" office:value="11310" table:style-name="ce2">
            <text:p>11310</text:p>
          </table:table-cell>
          <table:table-cell office:value-type="float" office:value="-19753639.931000002" table:style-name="ce2">
            <text:p>-19753639,93</text:p>
          </table:table-cell>
          <table:table-cell office:value-type="float" office:value="-15392444.296" table:style-name="ce3">
            <text:p>-15392444,296</text:p>
          </table:table-cell>
          <table:table-cell office:value-type="float" office:value="20103537.511999998" table:style-name="ce3">
            <text:p>20103537,512</text:p>
          </table:table-cell>
          <table:table-cell office:value-type="float" office:value="20103537.414000001" table:style-name="ce3">
            <text:p>20103537,414</text:p>
          </table:table-cell>
          <table:table-cell office:value-type="float" office:value="20103536.605999999" table:style-name="ce3">
            <text:p>20103536,606</text:p>
          </table:table-cell>
          <table:table-cell table:number-columns-repeated="5" table:style-name="ce3"/>
          <table:table-cell office:value-type="float" office:value="-16331355.068" table:style-name="ce3">
            <text:p>-16331355,068</text:p>
          </table:table-cell>
          <table:table-cell office:value-type="float" office:value="-12725728.742000001" table:style-name="ce3">
            <text:p>-12725728,742</text:p>
          </table:table-cell>
          <table:table-cell office:value-type="float" office:value="20534234.197000001" table:style-name="ce3">
            <text:p>20534234,197</text:p>
          </table:table-cell>
          <table:table-cell office:value-type="float" office:value="20534234.776000001" table:style-name="ce3">
            <text:p>20534234,776</text:p>
          </table:table-cell>
          <table:table-cell office:value-type="float" office:value="20534233.967" table:style-name="ce3">
            <text:p>20534233,967</text:p>
          </table:table-cell>
          <table:table-cell office:value-type="float" office:value="-9799579.7630000003" table:style-name="ce3">
            <text:p>-9799579,763</text:p>
          </table:table-cell>
          <table:table-cell office:value-type="float" office:value="-7636035.5880000005" table:style-name="ce3">
            <text:p>-7636035,588</text:p>
          </table:table-cell>
          <table:table-cell office:value-type="float" office:value="22283433.050000001" table:style-name="ce3">
            <text:p>22283433,050</text:p>
          </table:table-cell>
          <table:table-cell office:value-type="float" office:value="22283433.362" table:style-name="ce3">
            <text:p>22283433,362</text:p>
          </table:table-cell>
          <table:table-cell office:value-type="float" office:value="22283432.002" table:style-name="ce3">
            <text:p>22283432,002</text:p>
          </table:table-cell>
          <table:table-cell table:number-columns-repeated="5" table:style-name="ce3"/>
          <table:table-cell table:style-name="ce2"/>
          <table:table-cell office:value-type="float" office:value="-21158090.567000002" table:style-name="ce3">
            <text:p>-21158090,567</text:p>
          </table:table-cell>
          <table:table-cell office:value-type="float" office:value="-16486821.093" table:style-name="ce3">
            <text:p>-16486821,093</text:p>
          </table:table-cell>
          <table:table-cell office:value-type="float" office:value="20103520.881999999" table:style-name="ce3">
            <text:p>20103520,882</text:p>
          </table:table-cell>
          <table:table-cell office:value-type="float" office:value="20103518.618000001" table:style-name="ce3">
            <text:p>20103518,618</text:p>
          </table:table-cell>
          <table:table-cell office:value-type="float" office:value="20103520.662999999" table:style-name="ce3">
            <text:p>20103520,663</text:p>
          </table:table-cell>
          <table:table-cell table:number-columns-repeated="5" table:style-name="ce3"/>
          <table:table-cell office:value-type="float" office:value="-16716367.147" table:style-name="ce3">
            <text:p>-16716367,147</text:p>
          </table:table-cell>
          <table:table-cell office:value-type="float" office:value="-13025738.423" table:style-name="ce3">
            <text:p>-13025738,423</text:p>
          </table:table-cell>
          <table:table-cell office:value-type="float" office:value="20534219.291000001" table:style-name="ce3">
            <text:p>20534219,291</text:p>
          </table:table-cell>
          <table:table-cell office:value-type="float" office:value="20534217.144000001" table:style-name="ce3">
            <text:p>20534217,144</text:p>
          </table:table-cell>
          <table:table-cell office:value-type="float" office:value="20534218.838" table:style-name="ce3">
            <text:p>20534218,838</text:p>
          </table:table-cell>
          <table:table-cell office:value-type="float" office:value="-10563931.381999999" table:style-name="ce3">
            <text:p>-10563931,382</text:p>
          </table:table-cell>
          <table:table-cell office:value-type="float" office:value="-8231634.159" table:style-name="ce3">
            <text:p>-8231634,159</text:p>
          </table:table-cell>
          <table:table-cell office:value-type="float" office:value="22283415.423999999" table:style-name="ce3">
            <text:p>22283415,424</text:p>
          </table:table-cell>
          <table:table-cell office:value-type="float" office:value="22283414.039000001" table:style-name="ce3">
            <text:p>22283414,039</text:p>
          </table:table-cell>
          <table:table-cell office:value-type="float" office:value="22283414.833000001" table:style-name="ce3">
            <text:p>22283414,833</text:p>
          </table:table-cell>
          <table:table-cell office:value-type="float" office:value="-12299116.02" table:style-name="ce3">
            <text:p>-12299116,020</text:p>
          </table:table-cell>
          <table:table-cell office:value-type="float" office:value="-9583726.0270000007" table:style-name="ce3">
            <text:p>-9583726,027</text:p>
          </table:table-cell>
          <table:table-cell office:value-type="float" office:value="22039080.614999998" table:style-name="ce3">
            <text:p>22039080,615</text:p>
          </table:table-cell>
          <table:table-cell office:value-type="float" office:value="22039076.675999999" table:style-name="ce3">
            <text:p>22039076,676</text:p>
          </table:table-cell>
          <table:table-cell office:value-type="float" office:value="22039080.072999999" table:style-name="ce3">
            <text:p>22039080,073</text:p>
          </table:table-cell>
          <table:table-cell table:number-columns-repeated="16332"/>
        </table:table-row>
        <table:table-row table:style-name="ro1">
          <table:table-cell office:value-type="float" office:value="11340" table:style-name="ce2">
            <text:p>11340</text:p>
          </table:table-cell>
          <table:table-cell office:value-type="float" office:value="-19722266.907000002" table:style-name="ce2">
            <text:p>-19722266,91</text:p>
          </table:table-cell>
          <table:table-cell office:value-type="float" office:value="-15367997.782" table:style-name="ce3">
            <text:p>-15367997,782</text:p>
          </table:table-cell>
          <table:table-cell office:value-type="float" office:value="20109506.978999998" table:style-name="ce3">
            <text:p>20109506,979</text:p>
          </table:table-cell>
          <table:table-cell office:value-type="float" office:value="20109507.513999999" table:style-name="ce3">
            <text:p>20109507,514</text:p>
          </table:table-cell>
          <table:table-cell office:value-type="float" office:value="20109506.809" table:style-name="ce3">
            <text:p>20109506,809</text:p>
          </table:table-cell>
          <table:table-cell table:number-columns-repeated="5" table:style-name="ce3"/>
          <table:table-cell office:value-type="float" office:value="-16332920.402000001" table:style-name="ce3">
            <text:p>-16332920,402</text:p>
          </table:table-cell>
          <table:table-cell office:value-type="float" office:value="-12726948.484999999" table:style-name="ce3">
            <text:p>-12726948,485</text:p>
          </table:table-cell>
          <table:table-cell office:value-type="float" office:value="20533936.908" table:style-name="ce3">
            <text:p>20533936,908</text:p>
          </table:table-cell>
          <table:table-cell office:value-type="float" office:value="20533936.932" table:style-name="ce3">
            <text:p>20533936,932</text:p>
          </table:table-cell>
          <table:table-cell office:value-type="float" office:value="20533936.263" table:style-name="ce3">
            <text:p>20533936,263</text:p>
          </table:table-cell>
          <table:table-cell office:value-type="float" office:value="-9870130.659" table:style-name="ce3">
            <text:p>-9870130,659</text:p>
          </table:table-cell>
          <table:table-cell office:value-type="float" office:value="-7691010.3090000004" table:style-name="ce3">
            <text:p>-7691010,309</text:p>
          </table:table-cell>
          <table:table-cell office:value-type="float" office:value="22270007.274999999" table:style-name="ce3">
            <text:p>22270007,275</text:p>
          </table:table-cell>
          <table:table-cell office:value-type="float" office:value="22270007.590999998" table:style-name="ce3">
            <text:p>22270007,591</text:p>
          </table:table-cell>
          <table:table-cell office:value-type="float" office:value="22270006.296" table:style-name="ce3">
            <text:p>22270006,296</text:p>
          </table:table-cell>
          <table:table-cell office:value-type="float" office:value="-11806953.532" table:style-name="ce3">
            <text:p>-11806953,532</text:p>
          </table:table-cell>
          <table:table-cell office:value-type="float" office:value="-9200222.5199999996" table:style-name="ce3">
            <text:p>-9200222,520</text:p>
          </table:table-cell>
          <table:table-cell office:value-type="float" office:value="22019425.732000001" table:style-name="ce3">
            <text:p>22019425,732</text:p>
          </table:table-cell>
          <table:table-cell office:value-type="float" office:value="22019424.673" table:style-name="ce3">
            <text:p>22019424,673</text:p>
          </table:table-cell>
          <table:table-cell office:value-type="float" office:value="22019424.679000001" table:style-name="ce3">
            <text:p>22019424,679</text:p>
          </table:table-cell>
          <table:table-cell table:style-name="ce2"/>
          <table:table-cell office:value-type="float" office:value="-21126712.357000001" table:style-name="ce3">
            <text:p>-21126712,357</text:p>
          </table:table-cell>
          <table:table-cell office:value-type="float" office:value="-16462370.539000001" table:style-name="ce3">
            <text:p>-16462370,539</text:p>
          </table:table-cell>
          <table:table-cell office:value-type="float" office:value="20109492.272999998" table:style-name="ce3">
            <text:p>20109492,273</text:p>
          </table:table-cell>
          <table:table-cell office:value-type="float" office:value="20109489.660999998" table:style-name="ce3">
            <text:p>20109489,661</text:p>
          </table:table-cell>
          <table:table-cell office:value-type="float" office:value="20109491.813999999" table:style-name="ce3">
            <text:p>20109491,814</text:p>
          </table:table-cell>
          <table:table-cell table:number-columns-repeated="5" table:style-name="ce3"/>
          <table:table-cell office:value-type="float" office:value="-16717927.354" table:style-name="ce3">
            <text:p>-16717927,354</text:p>
          </table:table-cell>
          <table:table-cell office:value-type="float" office:value="-13026954.171" table:style-name="ce3">
            <text:p>-13026954,171</text:p>
          </table:table-cell>
          <table:table-cell office:value-type="float" office:value="20533922.635000002" table:style-name="ce3">
            <text:p>20533922,635</text:p>
          </table:table-cell>
          <table:table-cell office:value-type="float" office:value="20533920.09" table:style-name="ce3">
            <text:p>20533920,090</text:p>
          </table:table-cell>
          <table:table-cell office:value-type="float" office:value="20533922.09" table:style-name="ce3">
            <text:p>20533922,090</text:p>
          </table:table-cell>
          <table:table-cell office:value-type="float" office:value="-10634476.978" table:style-name="ce3">
            <text:p>-10634476,978</text:p>
          </table:table-cell>
          <table:table-cell office:value-type="float" office:value="-8286604.7419999996" table:style-name="ce3">
            <text:p>-8286604,742</text:p>
          </table:table-cell>
          <table:table-cell office:value-type="float" office:value="22269992.019000001" table:style-name="ce3">
            <text:p>22269992,019</text:p>
          </table:table-cell>
          <table:table-cell office:value-type="float" office:value="22269989.506999999" table:style-name="ce3">
            <text:p>22269989,507</text:p>
          </table:table-cell>
          <table:table-cell office:value-type="float" office:value="22269991.226" table:style-name="ce3">
            <text:p>22269991,226</text:p>
          </table:table-cell>
          <table:table-cell office:value-type="float" office:value="-12402445.344000001" table:style-name="ce3">
            <text:p>-12402445,344</text:p>
          </table:table-cell>
          <table:table-cell office:value-type="float" office:value="-9664242.3920000009" table:style-name="ce3">
            <text:p>-9664242,392</text:p>
          </table:table-cell>
          <table:table-cell office:value-type="float" office:value="22019417.945999999" table:style-name="ce3">
            <text:p>22019417,946</text:p>
          </table:table-cell>
          <table:table-cell office:value-type="float" office:value="22019413.818999998" table:style-name="ce3">
            <text:p>22019413,819</text:p>
          </table:table-cell>
          <table:table-cell office:value-type="float" office:value="22019416.951000001" table:style-name="ce3">
            <text:p>22019416,951</text:p>
          </table:table-cell>
          <table:table-cell table:number-columns-repeated="16332"/>
        </table:table-row>
        <table:table-row table:style-name="ro1">
          <table:table-cell office:value-type="float" office:value="11370" table:style-name="ce2">
            <text:p>11370</text:p>
          </table:table-cell>
          <table:table-cell office:value-type="float" office:value="-19690551.671999998" table:style-name="ce2">
            <text:p>-19690551,67</text:p>
          </table:table-cell>
          <table:table-cell office:value-type="float" office:value="-15343284.611" table:style-name="ce3">
            <text:p>-15343284,611</text:p>
          </table:table-cell>
          <table:table-cell office:value-type="float" office:value="20115542.072000001" table:style-name="ce3">
            <text:p>20115542,072</text:p>
          </table:table-cell>
          <table:table-cell office:value-type="float" office:value="20115542.609000001" table:style-name="ce3">
            <text:p>20115542,609</text:p>
          </table:table-cell>
          <table:table-cell office:value-type="float" office:value="20115541.653999999" table:style-name="ce3">
            <text:p>20115541,654</text:p>
          </table:table-cell>
          <table:table-cell table:number-columns-repeated="5" table:style-name="ce3"/>
          <table:table-cell office:value-type="float" office:value="-16334141.614" table:style-name="ce3">
            <text:p>-16334141,614</text:p>
          </table:table-cell>
          <table:table-cell office:value-type="float" office:value="-12727900.082" table:style-name="ce3">
            <text:p>-12727900,082</text:p>
          </table:table-cell>
          <table:table-cell office:value-type="float" office:value="20533704.872000001" table:style-name="ce3">
            <text:p>20533704,872</text:p>
          </table:table-cell>
          <table:table-cell office:value-type="float" office:value="20533704.443" table:style-name="ce3">
            <text:p>20533704,443</text:p>
          </table:table-cell>
          <table:table-cell office:value-type="float" office:value="20533703.934" table:style-name="ce3">
            <text:p>20533703,934</text:p>
          </table:table-cell>
          <table:table-cell office:value-type="float" office:value="-9940228.8900000006" table:style-name="ce3">
            <text:p>-9940228,890</text:p>
          </table:table-cell>
          <table:table-cell office:value-type="float" office:value="-7745632.3039999995" table:style-name="ce3">
            <text:p>-7745632,304</text:p>
          </table:table-cell>
          <table:table-cell office:value-type="float" office:value="22256668.298999999" table:style-name="ce3">
            <text:p>22256668,299</text:p>
          </table:table-cell>
          <table:table-cell office:value-type="float" office:value="22256668.719000001" table:style-name="ce3">
            <text:p>22256668,719</text:p>
          </table:table-cell>
          <table:table-cell office:value-type="float" office:value="22256666.844000001" table:style-name="ce3">
            <text:p>22256666,844</text:p>
          </table:table-cell>
          <table:table-cell office:value-type="float" office:value="-11909966.810000001" table:style-name="ce3">
            <text:p>-11909966,810</text:p>
          </table:table-cell>
          <table:table-cell office:value-type="float" office:value="-9280492.6040000003" table:style-name="ce3">
            <text:p>-9280492,604</text:p>
          </table:table-cell>
          <table:table-cell office:value-type="float" office:value="21999821.949000001" table:style-name="ce3">
            <text:p>21999821,949</text:p>
          </table:table-cell>
          <table:table-cell office:value-type="float" office:value="21999821.317000002" table:style-name="ce3">
            <text:p>21999821,317</text:p>
          </table:table-cell>
          <table:table-cell office:value-type="float" office:value="21999821.337000001" table:style-name="ce3">
            <text:p>21999821,337</text:p>
          </table:table-cell>
          <table:table-cell table:style-name="ce2"/>
          <table:table-cell office:value-type="float" office:value="-21095008.021000002" table:style-name="ce3">
            <text:p>-21095008,021</text:p>
          </table:table-cell>
          <table:table-cell office:value-type="float" office:value="-16437665.862" table:style-name="ce3">
            <text:p>-16437665,862</text:p>
          </table:table-cell>
          <table:table-cell office:value-type="float" office:value="20115524.861000001" table:style-name="ce3">
            <text:p>20115524,861</text:p>
          </table:table-cell>
          <table:table-cell office:value-type="float" office:value="20115522.699999999" table:style-name="ce3">
            <text:p>20115522,700</text:p>
          </table:table-cell>
          <table:table-cell office:value-type="float" office:value="20115524.759" table:style-name="ce3">
            <text:p>20115524,759</text:p>
          </table:table-cell>
          <table:table-cell table:number-columns-repeated="5" table:style-name="ce3"/>
          <table:table-cell office:value-type="float" office:value="-16719159.52" table:style-name="ce3">
            <text:p>-16719159,520</text:p>
          </table:table-cell>
          <table:table-cell office:value-type="float" office:value="-13027914.302999999" table:style-name="ce3">
            <text:p>-13027914,303</text:p>
          </table:table-cell>
          <table:table-cell office:value-type="float" office:value="20533687.666000001" table:style-name="ce3">
            <text:p>20533687,666</text:p>
          </table:table-cell>
          <table:table-cell office:value-type="float" office:value="20533685.991" table:style-name="ce3">
            <text:p>20533685,991</text:p>
          </table:table-cell>
          <table:table-cell office:value-type="float" office:value="20533687.401000001" table:style-name="ce3">
            <text:p>20533687,401</text:p>
          </table:table-cell>
          <table:table-cell office:value-type="float" office:value="-10704585.982000001" table:style-name="ce3">
            <text:p>-10704585,982</text:p>
          </table:table-cell>
          <table:table-cell office:value-type="float" office:value="-8341235.1339999996" table:style-name="ce3">
            <text:p>-8341235,134</text:p>
          </table:table-cell>
          <table:table-cell office:value-type="float" office:value="22256651.059999999" table:style-name="ce3">
            <text:p>22256651,060</text:p>
          </table:table-cell>
          <table:table-cell office:value-type="float" office:value="22256648.052999999" table:style-name="ce3">
            <text:p>22256648,053</text:p>
          </table:table-cell>
          <table:table-cell office:value-type="float" office:value="22256650.043000001" table:style-name="ce3">
            <text:p>22256650,043</text:p>
          </table:table-cell>
          <table:table-cell office:value-type="float" office:value="-12505469.572000001" table:style-name="ce3">
            <text:p>-12505469,572</text:p>
          </table:table-cell>
          <table:table-cell office:value-type="float" office:value="-9744521.0140000004" table:style-name="ce3">
            <text:p>-9744521,014</text:p>
          </table:table-cell>
          <table:table-cell office:value-type="float" office:value="21999811.741999999" table:style-name="ce3">
            <text:p>21999811,742</text:p>
          </table:table-cell>
          <table:table-cell office:value-type="float" office:value="21999809.298" table:style-name="ce3">
            <text:p>21999809,298</text:p>
          </table:table-cell>
          <table:table-cell office:value-type="float" office:value="21999811.991" table:style-name="ce3">
            <text:p>21999811,991</text:p>
          </table:table-cell>
          <table:table-cell table:number-columns-repeated="16332"/>
        </table:table-row>
        <table:table-row table:style-name="ro1">
          <table:table-cell office:value-type="float" office:value="11400" table:style-name="ce2">
            <text:p>11400</text:p>
          </table:table-cell>
          <table:table-cell office:value-type="float" office:value="-19658515.905999999" table:style-name="ce2">
            <text:p>-19658515,91</text:p>
          </table:table-cell>
          <table:table-cell office:value-type="float" office:value="-15318321.676000001" table:style-name="ce3">
            <text:p>-15318321,676</text:p>
          </table:table-cell>
          <table:table-cell office:value-type="float" office:value="20121638.958000001" table:style-name="ce3">
            <text:p>20121638,958</text:p>
          </table:table-cell>
          <table:table-cell office:value-type="float" office:value="20121638.804000001" table:style-name="ce3">
            <text:p>20121638,804</text:p>
          </table:table-cell>
          <table:table-cell office:value-type="float" office:value="20121638.327" table:style-name="ce3">
            <text:p>20121638,327</text:p>
          </table:table-cell>
          <table:table-cell table:number-columns-repeated="5" table:style-name="ce3"/>
          <table:table-cell office:value-type="float" office:value="-16335039.818" table:style-name="ce3">
            <text:p>-16335039,818</text:p>
          </table:table-cell>
          <table:table-cell office:value-type="float" office:value="-12728599.977" table:style-name="ce3">
            <text:p>-12728599,977</text:p>
          </table:table-cell>
          <table:table-cell office:value-type="float" office:value="20533533.184999999" table:style-name="ce3">
            <text:p>20533533,185</text:p>
          </table:table-cell>
          <table:table-cell office:value-type="float" office:value="20533533.598000001" table:style-name="ce3">
            <text:p>20533533,598</text:p>
          </table:table-cell>
          <table:table-cell office:value-type="float" office:value="20533532.829999998" table:style-name="ce3">
            <text:p>20533532,830</text:p>
          </table:table-cell>
          <table:table-cell office:value-type="float" office:value="-10009892.148" table:style-name="ce3">
            <text:p>-10009892,148</text:p>
          </table:table-cell>
          <table:table-cell office:value-type="float" office:value="-7799915.358" table:style-name="ce3">
            <text:p>-7799915,358</text:p>
          </table:table-cell>
          <table:table-cell office:value-type="float" office:value="22243411.969999999" table:style-name="ce3">
            <text:p>22243411,970</text:p>
          </table:table-cell>
          <table:table-cell office:value-type="float" office:value="22243412.475000001" table:style-name="ce3">
            <text:p>22243412,475</text:p>
          </table:table-cell>
          <table:table-cell office:value-type="float" office:value="22243410.625999998" table:style-name="ce3">
            <text:p>22243410,626</text:p>
          </table:table-cell>
          <table:table-cell office:value-type="float" office:value="-12012676.219000001" table:style-name="ce3">
            <text:p>-12012676,219</text:p>
          </table:table-cell>
          <table:table-cell office:value-type="float" office:value="-9360525.9140000008" table:style-name="ce3">
            <text:p>-9360525,914</text:p>
          </table:table-cell>
          <table:table-cell office:value-type="float" office:value="21980278.519000001" table:style-name="ce3">
            <text:p>21980278,519</text:p>
          </table:table-cell>
          <table:table-cell office:value-type="float" office:value="21980276.642000001" table:style-name="ce3">
            <text:p>21980276,642</text:p>
          </table:table-cell>
          <table:table-cell office:value-type="float" office:value="21980277.534000002" table:style-name="ce3">
            <text:p>21980277,534</text:p>
          </table:table-cell>
          <table:table-cell table:style-name="ce2"/>
          <table:table-cell office:value-type="float" office:value="-21062975.651999999" table:style-name="ce3">
            <text:p>-21062975,652</text:p>
          </table:table-cell>
          <table:table-cell office:value-type="float" office:value="-16412705.572000001" table:style-name="ce3">
            <text:p>-16412705,572</text:p>
          </table:table-cell>
          <table:table-cell office:value-type="float" office:value="20121620.662999999" table:style-name="ce3">
            <text:p>20121620,663</text:p>
          </table:table-cell>
          <table:table-cell office:value-type="float" office:value="20121618.302999999" table:style-name="ce3">
            <text:p>20121618,303</text:p>
          </table:table-cell>
          <table:table-cell office:value-type="float" office:value="20121620.416000001" table:style-name="ce3">
            <text:p>20121620,416</text:p>
          </table:table-cell>
          <table:table-cell table:number-columns-repeated="5" table:style-name="ce3"/>
          <table:table-cell office:value-type="float" office:value="-16720061.174000001" table:style-name="ce3">
            <text:p>-16720061,174</text:p>
          </table:table-cell>
          <table:table-cell office:value-type="float" office:value="-13028616.889" table:style-name="ce3">
            <text:p>-13028616,889</text:p>
          </table:table-cell>
          <table:table-cell office:value-type="float" office:value="20533516.313999999" table:style-name="ce3">
            <text:p>20533516,314</text:p>
          </table:table-cell>
          <table:table-cell office:value-type="float" office:value="20533514.372000001" table:style-name="ce3">
            <text:p>20533514,372</text:p>
          </table:table-cell>
          <table:table-cell office:value-type="float" office:value="20533516.151999999" table:style-name="ce3">
            <text:p>20533516,152</text:p>
          </table:table-cell>
          <table:table-cell office:value-type="float" office:value="-10774252.512" table:style-name="ce3">
            <text:p>-10774252,512</text:p>
          </table:table-cell>
          <table:table-cell office:value-type="float" office:value="-8395520.7310000006" table:style-name="ce3">
            <text:p>-8395520,731</text:p>
          </table:table-cell>
          <table:table-cell office:value-type="float" office:value="22243394.454999998" table:style-name="ce3">
            <text:p>22243394,455</text:p>
          </table:table-cell>
          <table:table-cell office:value-type="float" office:value="22243390.842999998" table:style-name="ce3">
            <text:p>22243390,843</text:p>
          </table:table-cell>
          <table:table-cell office:value-type="float" office:value="22243393.096000001" table:style-name="ce3">
            <text:p>22243393,096</text:p>
          </table:table-cell>
          <table:table-cell office:value-type="float" office:value="-12608182.449999999" table:style-name="ce3">
            <text:p>-12608182,450</text:p>
          </table:table-cell>
          <table:table-cell office:value-type="float" office:value="-9824557.0040000007" table:style-name="ce3">
            <text:p>-9824557,004</text:p>
          </table:table-cell>
          <table:table-cell office:value-type="float" office:value="21980267.223999999" table:style-name="ce3">
            <text:p>21980267,224</text:p>
          </table:table-cell>
          <table:table-cell office:value-type="float" office:value="21980263.723000001" table:style-name="ce3">
            <text:p>21980263,723</text:p>
          </table:table-cell>
          <table:table-cell office:value-type="float" office:value="21980266.800000001" table:style-name="ce3">
            <text:p>21980266,800</text:p>
          </table:table-cell>
          <table:table-cell table:number-columns-repeated="16332"/>
        </table:table-row>
        <table:table-row table:style-name="ro1">
          <table:table-cell office:value-type="float" office:value="11430" table:style-name="ce2">
            <text:p>11430</text:p>
          </table:table-cell>
          <table:table-cell office:value-type="float" office:value="-19626138.977000002" table:style-name="ce2">
            <text:p>-19626138,98</text:p>
          </table:table-cell>
          <table:table-cell office:value-type="float" office:value="-15293092.9" table:style-name="ce3">
            <text:p>-15293092,900</text:p>
          </table:table-cell>
          <table:table-cell office:value-type="float" office:value="20127799.664000001" table:style-name="ce3">
            <text:p>20127799,664</text:p>
          </table:table-cell>
          <table:table-cell office:value-type="float" office:value="20127800.195999999" table:style-name="ce3">
            <text:p>20127800,196</text:p>
          </table:table-cell>
          <table:table-cell office:value-type="float" office:value="20127799.318999998" table:style-name="ce3">
            <text:p>20127799,319</text:p>
          </table:table-cell>
          <table:table-cell table:number-columns-repeated="5" table:style-name="ce3"/>
          <table:table-cell office:value-type="float" office:value="-16335594.575999999" table:style-name="ce3">
            <text:p>-16335594,576</text:p>
          </table:table-cell>
          <table:table-cell office:value-type="float" office:value="-12729032.253" table:style-name="ce3">
            <text:p>-12729032,253</text:p>
          </table:table-cell>
          <table:table-cell office:value-type="float" office:value="20533427.598000001" table:style-name="ce3">
            <text:p>20533427,598</text:p>
          </table:table-cell>
          <table:table-cell office:value-type="float" office:value="20533427.919" table:style-name="ce3">
            <text:p>20533427,919</text:p>
          </table:table-cell>
          <table:table-cell office:value-type="float" office:value="20533427.078000002" table:style-name="ce3">
            <text:p>20533427,078</text:p>
          </table:table-cell>
          <table:table-cell office:value-type="float" office:value="-10079095.998" table:style-name="ce3">
            <text:p>-10079095,998</text:p>
          </table:table-cell>
          <table:table-cell office:value-type="float" office:value="-7853840.4289999995" table:style-name="ce3">
            <text:p>-7853840,429</text:p>
          </table:table-cell>
          <table:table-cell office:value-type="float" office:value="22230241.298" table:style-name="ce3">
            <text:p>22230241,298</text:p>
          </table:table-cell>
          <table:table-cell office:value-type="float" office:value="22230243.495000001" table:style-name="ce3">
            <text:p>22230243,495</text:p>
          </table:table-cell>
          <table:table-cell office:value-type="float" office:value="22230241.570999999" table:style-name="ce3">
            <text:p>22230241,571</text:p>
          </table:table-cell>
          <table:table-cell office:value-type="float" office:value="-12115056.777000001" table:style-name="ce3">
            <text:p>-12115056,777</text:p>
          </table:table-cell>
          <table:table-cell office:value-type="float" office:value="-9440302.9780000001" table:style-name="ce3">
            <text:p>-9440302,978</text:p>
          </table:table-cell>
          <table:table-cell office:value-type="float" office:value="21960795.403000001" table:style-name="ce3">
            <text:p>21960795,403</text:p>
          </table:table-cell>
          <table:table-cell office:value-type="float" office:value="21960794.000999998" table:style-name="ce3">
            <text:p>21960794,001</text:p>
          </table:table-cell>
          <table:table-cell office:value-type="float" office:value="21960794.517000001" table:style-name="ce3">
            <text:p>21960794,517</text:p>
          </table:table-cell>
          <table:table-cell table:style-name="ce2"/>
          <table:table-cell office:value-type="float" office:value="-21030620.186999999" table:style-name="ce3">
            <text:p>-21030620,187</text:p>
          </table:table-cell>
          <table:table-cell office:value-type="float" office:value="-16387493.517000001" table:style-name="ce3">
            <text:p>-16387493,517</text:p>
          </table:table-cell>
          <table:table-cell office:value-type="float" office:value="20127778.017000001" table:style-name="ce3">
            <text:p>20127778,017</text:p>
          </table:table-cell>
          <table:table-cell office:value-type="float" office:value="20127775.353" table:style-name="ce3">
            <text:p>20127775,353</text:p>
          </table:table-cell>
          <table:table-cell office:value-type="float" office:value="20127777.438000001" table:style-name="ce3">
            <text:p>20127777,438</text:p>
          </table:table-cell>
          <table:table-cell table:number-columns-repeated="5" table:style-name="ce3"/>
          <table:table-cell office:value-type="float" office:value="-16720637.454" table:style-name="ce3">
            <text:p>-16720637,454</text:p>
          </table:table-cell>
          <table:table-cell office:value-type="float" office:value="-13029065.937999999" table:style-name="ce3">
            <text:p>-13029065,938</text:p>
          </table:table-cell>
          <table:table-cell office:value-type="float" office:value="20533407.510000002" table:style-name="ce3">
            <text:p>20533407,510</text:p>
          </table:table-cell>
          <table:table-cell office:value-type="float" office:value="20533404.863000002" table:style-name="ce3">
            <text:p>20533404,863</text:p>
          </table:table-cell>
          <table:table-cell office:value-type="float" office:value="20533406.535" table:style-name="ce3">
            <text:p>20533406,535</text:p>
          </table:table-cell>
          <table:table-cell office:value-type="float" office:value="-10843477.695" table:style-name="ce3">
            <text:p>-10843477,695</text:p>
          </table:table-cell>
          <table:table-cell office:value-type="float" office:value="-8449462.4269999992" table:style-name="ce3">
            <text:p>-8449462,427</text:p>
          </table:table-cell>
          <table:table-cell office:value-type="float" office:value="22230219.324000001" table:style-name="ce3">
            <text:p>22230219,324</text:p>
          </table:table-cell>
          <table:table-cell office:value-type="float" office:value="22230218.513" table:style-name="ce3">
            <text:p>22230218,513</text:p>
          </table:table-cell>
          <table:table-cell office:value-type="float" office:value="22230218.984999999" table:style-name="ce3">
            <text:p>22230218,985</text:p>
          </table:table-cell>
          <table:table-cell office:value-type="float" office:value="-12710584.533" table:style-name="ce3">
            <text:p>-12710584,533</text:p>
          </table:table-cell>
          <table:table-cell office:value-type="float" office:value="-9904350.8550000004" table:style-name="ce3">
            <text:p>-9904350,855</text:p>
          </table:table-cell>
          <table:table-cell office:value-type="float" office:value="21960780.274" table:style-name="ce3">
            <text:p>21960780,274</text:p>
          </table:table-cell>
          <table:table-cell office:value-type="float" office:value="21960777.168000001" table:style-name="ce3">
            <text:p>21960777,168</text:p>
          </table:table-cell>
          <table:table-cell office:value-type="float" office:value="21960779.826000001" table:style-name="ce3">
            <text:p>21960779,826</text:p>
          </table:table-cell>
          <table:table-cell table:number-columns-repeated="16332"/>
        </table:table-row>
        <table:table-row table:style-name="ro1">
          <table:table-cell office:value-type="float" office:value="11460" table:style-name="ce2">
            <text:p>11460</text:p>
          </table:table-cell>
          <table:table-cell office:value-type="float" office:value="-19593445.513999999" table:style-name="ce2">
            <text:p>-19593445,51</text:p>
          </table:table-cell>
          <table:table-cell office:value-type="float" office:value="-15267617.471000001" table:style-name="ce3">
            <text:p>-15267617,471</text:p>
          </table:table-cell>
          <table:table-cell office:value-type="float" office:value="20134021.741999999" table:style-name="ce3">
            <text:p>20134021,742</text:p>
          </table:table-cell>
          <table:table-cell office:value-type="float" office:value="20134021.452" table:style-name="ce3">
            <text:p>20134021,452</text:p>
          </table:table-cell>
          <table:table-cell office:value-type="float" office:value="20134020.914000001" table:style-name="ce3">
            <text:p>20134020,914</text:p>
          </table:table-cell>
          <table:table-cell table:number-columns-repeated="5" table:style-name="ce3"/>
          <table:table-cell office:value-type="float" office:value="-16335830.418" table:style-name="ce3">
            <text:p>-16335830,418</text:p>
          </table:table-cell>
          <table:table-cell office:value-type="float" office:value="-12729216.025" table:style-name="ce3">
            <text:p>-12729216,025</text:p>
          </table:table-cell>
          <table:table-cell office:value-type="float" office:value="20533382.697999999" table:style-name="ce3">
            <text:p>20533382,698</text:p>
          </table:table-cell>
          <table:table-cell office:value-type="float" office:value="20533383.243999999" table:style-name="ce3">
            <text:p>20533383,244</text:p>
          </table:table-cell>
          <table:table-cell office:value-type="float" office:value="20533382.107999999" table:style-name="ce3">
            <text:p>20533382,108</text:p>
          </table:table-cell>
          <table:table-cell office:value-type="float" office:value="-10147861.218" table:style-name="ce3">
            <text:p>-10147861,218</text:p>
          </table:table-cell>
          <table:table-cell office:value-type="float" office:value="-7907423.7110000001" table:style-name="ce3">
            <text:p>-7907423,711</text:p>
          </table:table-cell>
          <table:table-cell office:value-type="float" office:value="22217158.166999999" table:style-name="ce3">
            <text:p>22217158,167</text:p>
          </table:table-cell>
          <table:table-cell office:value-type="float" office:value="22217157.888999999" table:style-name="ce3">
            <text:p>22217157,889</text:p>
          </table:table-cell>
          <table:table-cell office:value-type="float" office:value="22217156.952" table:style-name="ce3">
            <text:p>22217156,952</text:p>
          </table:table-cell>
          <table:table-cell office:value-type="float" office:value="-12217128.653999999" table:style-name="ce3">
            <text:p>-12217128,654</text:p>
          </table:table-cell>
          <table:table-cell office:value-type="float" office:value="-9519839.5059999991" table:style-name="ce3">
            <text:p>-9519839,506</text:p>
          </table:table-cell>
          <table:table-cell office:value-type="float" office:value="21941371.412" table:style-name="ce3">
            <text:p>21941371,412</text:p>
          </table:table-cell>
          <table:table-cell office:value-type="float" office:value="21941370.361000001" table:style-name="ce3">
            <text:p>21941370,361</text:p>
          </table:table-cell>
          <table:table-cell office:value-type="float" office:value="21941370.907000002" table:style-name="ce3">
            <text:p>21941370,907</text:p>
          </table:table-cell>
          <table:table-cell table:style-name="ce2"/>
          <table:table-cell office:value-type="float" office:value="-20997929.701000001" table:style-name="ce3">
            <text:p>-20997929,701</text:p>
          </table:table-cell>
          <table:table-cell office:value-type="float" office:value="-16362020.412" table:style-name="ce3">
            <text:p>-16362020,412</text:p>
          </table:table-cell>
          <table:table-cell office:value-type="float" office:value="20133998.634" table:style-name="ce3">
            <text:p>20133998,634</text:p>
          </table:table-cell>
          <table:table-cell office:value-type="float" office:value="20133996.353999998" table:style-name="ce3">
            <text:p>20133996,354</text:p>
          </table:table-cell>
          <table:table-cell office:value-type="float" office:value="20133998.313999999" table:style-name="ce3">
            <text:p>20133998,314</text:p>
          </table:table-cell>
          <table:table-cell table:number-columns-repeated="5" table:style-name="ce3"/>
          <table:table-cell office:value-type="float" office:value="-16720876.33" table:style-name="ce3">
            <text:p>-16720876,330</text:p>
          </table:table-cell>
          <table:table-cell office:value-type="float" office:value="-13029252.077" table:style-name="ce3">
            <text:p>-13029252,077</text:p>
          </table:table-cell>
          <table:table-cell office:value-type="float" office:value="20533360.978" table:style-name="ce3">
            <text:p>20533360,978</text:p>
          </table:table-cell>
          <table:table-cell office:value-type="float" office:value="20533359.054000001" table:style-name="ce3">
            <text:p>20533359,054</text:p>
          </table:table-cell>
          <table:table-cell office:value-type="float" office:value="20533360.767000001" table:style-name="ce3">
            <text:p>20533360,767</text:p>
          </table:table-cell>
          <table:table-cell office:value-type="float" office:value="-10912245.768999999" table:style-name="ce3">
            <text:p>-10912245,769</text:p>
          </table:table-cell>
          <table:table-cell office:value-type="float" office:value="-8503047.943" table:style-name="ce3">
            <text:p>-8503047,943</text:p>
          </table:table-cell>
          <table:table-cell office:value-type="float" office:value="22217134.081" table:style-name="ce3">
            <text:p>22217134,081</text:p>
          </table:table-cell>
          <table:table-cell office:value-type="float" office:value="22217132.226" table:style-name="ce3">
            <text:p>22217132,226</text:p>
          </table:table-cell>
          <table:table-cell office:value-type="float" office:value="22217133.533" table:style-name="ce3">
            <text:p>22217133,533</text:p>
          </table:table-cell>
          <table:table-cell office:value-type="float" office:value="-12812659.443" table:style-name="ce3">
            <text:p>-12812659,443</text:p>
          </table:table-cell>
          <table:table-cell office:value-type="float" office:value="-9983889.7390000001" table:style-name="ce3">
            <text:p>-9983889,739</text:p>
          </table:table-cell>
          <table:table-cell office:value-type="float" office:value="21941354.693" table:style-name="ce3">
            <text:p>21941354,693</text:p>
          </table:table-cell>
          <table:table-cell office:value-type="float" office:value="21941353.302999999" table:style-name="ce3">
            <text:p>21941353,303</text:p>
          </table:table-cell>
          <table:table-cell office:value-type="float" office:value="21941355.618999999" table:style-name="ce3">
            <text:p>21941355,619</text:p>
          </table:table-cell>
          <table:table-cell table:number-columns-repeated="16332"/>
        </table:table-row>
        <table:table-row table:style-name="ro1">
          <table:table-cell office:value-type="float" office:value="11490" table:style-name="ce2">
            <text:p>11490</text:p>
          </table:table-cell>
          <table:table-cell office:value-type="float" office:value="-19560428.054000001" table:style-name="ce2">
            <text:p>-19560428,05</text:p>
          </table:table-cell>
          <table:table-cell office:value-type="float" office:value="-15241889.575999999" table:style-name="ce3">
            <text:p>-15241889,576</text:p>
          </table:table-cell>
          <table:table-cell office:value-type="float" office:value="20140304.239" table:style-name="ce3">
            <text:p>20140304,239</text:p>
          </table:table-cell>
          <table:table-cell office:value-type="float" office:value="20140304.449000001" table:style-name="ce3">
            <text:p>20140304,449</text:p>
          </table:table-cell>
          <table:table-cell office:value-type="float" office:value="20140303.807999998" table:style-name="ce3">
            <text:p>20140303,808</text:p>
          </table:table-cell>
          <table:table-cell table:number-columns-repeated="5" table:style-name="ce3"/>
          <table:table-cell office:value-type="float" office:value="-16335739.066" table:style-name="ce3">
            <text:p>-16335739,066</text:p>
          </table:table-cell>
          <table:table-cell office:value-type="float" office:value="-12729144.845000001" table:style-name="ce3">
            <text:p>-12729144,845</text:p>
          </table:table-cell>
          <table:table-cell office:value-type="float" office:value="20533400.022" table:style-name="ce3">
            <text:p>20533400,022</text:p>
          </table:table-cell>
          <table:table-cell office:value-type="float" office:value="20533400.521000002" table:style-name="ce3">
            <text:p>20533400,521</text:p>
          </table:table-cell>
          <table:table-cell office:value-type="float" office:value="20533399.550999999" table:style-name="ce3">
            <text:p>20533399,551</text:p>
          </table:table-cell>
          <table:table-cell office:value-type="float" office:value="-10216176.262" table:style-name="ce3">
            <text:p>-10216176,262</text:p>
          </table:table-cell>
          <table:table-cell office:value-type="float" office:value="-7960656.2189999996" table:style-name="ce3">
            <text:p>-7960656,219</text:p>
          </table:table-cell>
          <table:table-cell office:value-type="float" office:value="22204157.857000001" table:style-name="ce3">
            <text:p>22204157,857</text:p>
          </table:table-cell>
          <table:table-cell office:value-type="float" office:value="22204157.436000001" table:style-name="ce3">
            <text:p>22204157,436</text:p>
          </table:table-cell>
          <table:table-cell office:value-type="float" office:value="22204156.427000001" table:style-name="ce3">
            <text:p>22204156,427</text:p>
          </table:table-cell>
          <table:table-cell office:value-type="float" office:value="-12318879.494999999" table:style-name="ce3">
            <text:p>-12318879,495</text:p>
          </table:table-cell>
          <table:table-cell office:value-type="float" office:value="-9599125.8859999999" table:style-name="ce3">
            <text:p>-9599125,886</text:p>
          </table:table-cell>
          <table:table-cell office:value-type="float" office:value="21922008.984000001" table:style-name="ce3">
            <text:p>21922008,984</text:p>
          </table:table-cell>
          <table:table-cell office:value-type="float" office:value="21922007.498" table:style-name="ce3">
            <text:p>21922007,498</text:p>
          </table:table-cell>
          <table:table-cell office:value-type="float" office:value="21922008.204999998" table:style-name="ce3">
            <text:p>21922008,205</text:p>
          </table:table-cell>
          <table:table-cell table:style-name="ce2"/>
          <table:table-cell office:value-type="float" office:value="-20964927.348000001" table:style-name="ce3">
            <text:p>-20964927,348</text:p>
          </table:table-cell>
          <table:table-cell office:value-type="float" office:value="-16336304.290999999" table:style-name="ce3">
            <text:p>-16336304,291</text:p>
          </table:table-cell>
          <table:table-cell office:value-type="float" office:value="20140278.579999998" table:style-name="ce3">
            <text:p>20140278,580</text:p>
          </table:table-cell>
          <table:table-cell office:value-type="float" office:value="20140276.572000001" table:style-name="ce3">
            <text:p>20140276,572</text:p>
          </table:table-cell>
          <table:table-cell office:value-type="float" office:value="20140278.153999999" table:style-name="ce3">
            <text:p>20140278,154</text:p>
          </table:table-cell>
          <table:table-cell table:number-columns-repeated="5" table:style-name="ce3"/>
          <table:table-cell office:value-type="float" office:value="-16720800.152000001" table:style-name="ce3">
            <text:p>-16720800,152</text:p>
          </table:table-cell>
          <table:table-cell office:value-type="float" office:value="-13029192.718" table:style-name="ce3">
            <text:p>-13029192,718</text:p>
          </table:table-cell>
          <table:table-cell office:value-type="float" office:value="20533376.831" table:style-name="ce3">
            <text:p>20533376,831</text:p>
          </table:table-cell>
          <table:table-cell office:value-type="float" office:value="20533373.467" table:style-name="ce3">
            <text:p>20533373,467</text:p>
          </table:table-cell>
          <table:table-cell office:value-type="float" office:value="20533375.859999999" table:style-name="ce3">
            <text:p>20533375,860</text:p>
          </table:table-cell>
          <table:table-cell office:value-type="float" office:value="-10980575.810000001" table:style-name="ce3">
            <text:p>-10980575,810</text:p>
          </table:table-cell>
          <table:table-cell office:value-type="float" office:value="-8556292.1199999992" table:style-name="ce3">
            <text:p>-8556292,120</text:p>
          </table:table-cell>
          <table:table-cell office:value-type="float" office:value="22204131.175000001" table:style-name="ce3">
            <text:p>22204131,175</text:p>
          </table:table-cell>
          <table:table-cell office:value-type="float" office:value="22204129.530999999" table:style-name="ce3">
            <text:p>22204129,531</text:p>
          </table:table-cell>
          <table:table-cell office:value-type="float" office:value="22204130.517000001" table:style-name="ce3">
            <text:p>22204130,517</text:p>
          </table:table-cell>
          <table:table-cell office:value-type="float" office:value="-12914425.473999999" table:style-name="ce3">
            <text:p>-12914425,474</text:p>
          </table:table-cell>
          <table:table-cell office:value-type="float" office:value="-10063187.947000001" table:style-name="ce3">
            <text:p>-10063187,947</text:p>
          </table:table-cell>
          <table:table-cell office:value-type="float" office:value="21921991.408" table:style-name="ce3">
            <text:p>21921991,408</text:p>
          </table:table-cell>
          <table:table-cell office:value-type="float" office:value="21921987.625999998" table:style-name="ce3">
            <text:p>21921987,626</text:p>
          </table:table-cell>
          <table:table-cell office:value-type="float" office:value="21921991.153999999" table:style-name="ce3">
            <text:p>21921991,154</text:p>
          </table:table-cell>
          <table:table-cell table:number-columns-repeated="16332"/>
        </table:table-row>
        <table:table-row table:style-name="ro1">
          <table:table-cell office:value-type="float" office:value="11520" table:style-name="ce2">
            <text:p>11520</text:p>
          </table:table-cell>
          <table:table-cell office:value-type="float" office:value="-19527098.197999999" table:style-name="ce2">
            <text:p>-19527098,2</text:p>
          </table:table-cell>
          <table:table-cell office:value-type="float" office:value="-15215918.254000001" table:style-name="ce3">
            <text:p>-15215918,254</text:p>
          </table:table-cell>
          <table:table-cell office:value-type="float" office:value="20146646.484999999" table:style-name="ce3">
            <text:p>20146646,485</text:p>
          </table:table-cell>
          <table:table-cell office:value-type="float" office:value="20146646.859000001" table:style-name="ce3">
            <text:p>20146646,859</text:p>
          </table:table-cell>
          <table:table-cell office:value-type="float" office:value="20146646.254000001" table:style-name="ce3">
            <text:p>20146646,254</text:p>
          </table:table-cell>
          <table:table-cell table:number-columns-repeated="5" table:style-name="ce3"/>
          <table:table-cell office:value-type="float" office:value="-16335332.327" table:style-name="ce3">
            <text:p>-16335332,327</text:p>
          </table:table-cell>
          <table:table-cell office:value-type="float" office:value="-12728827.911" table:style-name="ce3">
            <text:p>-12728827,911</text:p>
          </table:table-cell>
          <table:table-cell office:value-type="float" office:value="20533477.392000001" table:style-name="ce3">
            <text:p>20533477,392</text:p>
          </table:table-cell>
          <table:table-cell office:value-type="float" office:value="20533478.032000002" table:style-name="ce3">
            <text:p>20533478,032</text:p>
          </table:table-cell>
          <table:table-cell office:value-type="float" office:value="20533476.923999999" table:style-name="ce3">
            <text:p>20533476,924</text:p>
          </table:table-cell>
          <table:table-cell office:value-type="float" office:value="-10284048.866" table:style-name="ce3">
            <text:p>-10284048,866</text:p>
          </table:table-cell>
          <table:table-cell office:value-type="float" office:value="-8013543.9550000001" table:style-name="ce3">
            <text:p>-8013543,955</text:p>
          </table:table-cell>
          <table:table-cell office:value-type="float" office:value="22191241.024" table:style-name="ce3">
            <text:p>22191241,024</text:p>
          </table:table-cell>
          <table:table-cell office:value-type="float" office:value="22191241.638999999" table:style-name="ce3">
            <text:p>22191241,639</text:p>
          </table:table-cell>
          <table:table-cell office:value-type="float" office:value="22191240.184" table:style-name="ce3">
            <text:p>22191240,184</text:p>
          </table:table-cell>
          <table:table-cell office:value-type="float" office:value="-12420317.111" table:style-name="ce3">
            <text:p>-12420317,111</text:p>
          </table:table-cell>
          <table:table-cell office:value-type="float" office:value="-9678168.1840000004" table:style-name="ce3">
            <text:p>-9678168,184</text:p>
          </table:table-cell>
          <table:table-cell office:value-type="float" office:value="21902705.493999999" table:style-name="ce3">
            <text:p>21902705,494</text:p>
          </table:table-cell>
          <table:table-cell office:value-type="float" office:value="21902705.033" table:style-name="ce3">
            <text:p>21902705,033</text:p>
          </table:table-cell>
          <table:table-cell office:value-type="float" office:value="21902704.638" table:style-name="ce3">
            <text:p>21902704,638</text:p>
          </table:table-cell>
          <table:table-cell table:style-name="ce2"/>
          <table:table-cell office:value-type="float" office:value="-20931597.739" table:style-name="ce3">
            <text:p>-20931597,739</text:p>
          </table:table-cell>
          <table:table-cell office:value-type="float" office:value="-16310333.168" table:style-name="ce3">
            <text:p>-16310333,168</text:p>
          </table:table-cell>
          <table:table-cell office:value-type="float" office:value="20146620.410999998" table:style-name="ce3">
            <text:p>20146620,411</text:p>
          </table:table-cell>
          <table:table-cell office:value-type="float" office:value="20146618.958000001" table:style-name="ce3">
            <text:p>20146618,958</text:p>
          </table:table-cell>
          <table:table-cell office:value-type="float" office:value="20146620.598000001" table:style-name="ce3">
            <text:p>20146620,598</text:p>
          </table:table-cell>
          <table:table-cell table:number-columns-repeated="5" table:style-name="ce3"/>
          <table:table-cell office:value-type="float" office:value="-16720393.719000001" table:style-name="ce3">
            <text:p>-16720393,719</text:p>
          </table:table-cell>
          <table:table-cell office:value-type="float" office:value="-13028876.02" table:style-name="ce3">
            <text:p>-13028876,020</text:p>
          </table:table-cell>
          <table:table-cell office:value-type="float" office:value="20533452.947999999" table:style-name="ce3">
            <text:p>20533452,948</text:p>
          </table:table-cell>
          <table:table-cell office:value-type="float" office:value="20533450.956999999" table:style-name="ce3">
            <text:p>20533450,957</text:p>
          </table:table-cell>
          <table:table-cell office:value-type="float" office:value="20533452.491" table:style-name="ce3">
            <text:p>20533452,491</text:p>
          </table:table-cell>
          <table:table-cell office:value-type="float" office:value="-11048448.532" table:style-name="ce3">
            <text:p>-11048448,532</text:p>
          </table:table-cell>
          <table:table-cell office:value-type="float" office:value="-8609179.9619999994" table:style-name="ce3">
            <text:p>-8609179,962</text:p>
          </table:table-cell>
          <table:table-cell office:value-type="float" office:value="22191215.48" table:style-name="ce3">
            <text:p>22191215,480</text:p>
          </table:table-cell>
          <table:table-cell office:value-type="float" office:value="22191213.315000001" table:style-name="ce3">
            <text:p>22191213,315</text:p>
          </table:table-cell>
          <table:table-cell office:value-type="float" office:value="22191214.976" table:style-name="ce3">
            <text:p>22191214,976</text:p>
          </table:table-cell>
          <table:table-cell office:value-type="float" office:value="-13015863.388" table:style-name="ce3">
            <text:p>-13015863,388</text:p>
          </table:table-cell>
          <table:table-cell office:value-type="float" office:value="-10142230.476" table:style-name="ce3">
            <text:p>-10142230,476</text:p>
          </table:table-cell>
          <table:table-cell office:value-type="float" office:value="21902688.254999999" table:style-name="ce3">
            <text:p>21902688,255</text:p>
          </table:table-cell>
          <table:table-cell office:value-type="float" office:value="21902684.557" table:style-name="ce3">
            <text:p>21902684,557</text:p>
          </table:table-cell>
          <table:table-cell office:value-type="float" office:value="21902687.879000001" table:style-name="ce3">
            <text:p>21902687,879</text:p>
          </table:table-cell>
          <table:table-cell table:number-columns-repeated="16332"/>
        </table:table-row>
        <table:table-row table:style-name="ro1">
          <table:table-cell office:value-type="float" office:value="11550" table:style-name="ce2">
            <text:p>11550</text:p>
          </table:table-cell>
          <table:table-cell office:value-type="float" office:value="-19493442.763" table:style-name="ce2">
            <text:p>-19493442,76</text:p>
          </table:table-cell>
          <table:table-cell office:value-type="float" office:value="-15189693.242000001" table:style-name="ce3">
            <text:p>-15189693,242</text:p>
          </table:table-cell>
          <table:table-cell office:value-type="float" office:value="20153050.945999999" table:style-name="ce3">
            <text:p>20153050,946</text:p>
          </table:table-cell>
          <table:table-cell office:value-type="float" office:value="20153051.202" table:style-name="ce3">
            <text:p>20153051,202</text:p>
          </table:table-cell>
          <table:table-cell office:value-type="float" office:value="20153050.397" table:style-name="ce3">
            <text:p>20153050,397</text:p>
          </table:table-cell>
          <table:table-cell table:number-columns-repeated="5" table:style-name="ce3"/>
          <table:table-cell office:value-type="float" office:value="-16334597.115" table:style-name="ce3">
            <text:p>-16334597,115</text:p>
          </table:table-cell>
          <table:table-cell office:value-type="float" office:value="-12728255.01" table:style-name="ce3">
            <text:p>-12728255,010</text:p>
          </table:table-cell>
          <table:table-cell office:value-type="float" office:value="20533617.318" table:style-name="ce3">
            <text:p>20533617,318</text:p>
          </table:table-cell>
          <table:table-cell office:value-type="float" office:value="20533618.081999999" table:style-name="ce3">
            <text:p>20533618,082</text:p>
          </table:table-cell>
          <table:table-cell office:value-type="float" office:value="20533616.815000001" table:style-name="ce3">
            <text:p>20533616,815</text:p>
          </table:table-cell>
          <table:table-cell office:value-type="float" office:value="-10351462.366" table:style-name="ce3">
            <text:p>-10351462,366</text:p>
          </table:table-cell>
          <table:table-cell office:value-type="float" office:value="-8066073.9479999999" table:style-name="ce3">
            <text:p>-8066073,948</text:p>
          </table:table-cell>
          <table:table-cell office:value-type="float" office:value="22178412.993000001" table:style-name="ce3">
            <text:p>22178412,993</text:p>
          </table:table-cell>
          <table:table-cell office:value-type="float" office:value="22178413.173999999" table:style-name="ce3">
            <text:p>22178413,174</text:p>
          </table:table-cell>
          <table:table-cell office:value-type="float" office:value="22178412.284000002" table:style-name="ce3">
            <text:p>22178412,284</text:p>
          </table:table-cell>
          <table:table-cell office:value-type="float" office:value="-12521424.312999999" table:style-name="ce3">
            <text:p>-12521424,313</text:p>
          </table:table-cell>
          <table:table-cell office:value-type="float" office:value="-9756953.0160000008" table:style-name="ce3">
            <text:p>-9756953,016</text:p>
          </table:table-cell>
          <table:table-cell office:value-type="float" office:value="21883465.476" table:style-name="ce3">
            <text:p>21883465,476</text:p>
          </table:table-cell>
          <table:table-cell office:value-type="float" office:value="21883465.195999999" table:style-name="ce3">
            <text:p>21883465,196</text:p>
          </table:table-cell>
          <table:table-cell office:value-type="float" office:value="21883465.105999999" table:style-name="ce3">
            <text:p>21883465,106</text:p>
          </table:table-cell>
          <table:table-cell table:style-name="ce2"/>
          <table:table-cell office:value-type="float" office:value="-20897941.379999999" table:style-name="ce3">
            <text:p>-20897941,380</text:p>
          </table:table-cell>
          <table:table-cell office:value-type="float" office:value="-16284107.43" table:style-name="ce3">
            <text:p>-16284107,430</text:p>
          </table:table-cell>
          <table:table-cell office:value-type="float" office:value="20153025.623" table:style-name="ce3">
            <text:p>20153025,623</text:p>
          </table:table-cell>
          <table:table-cell office:value-type="float" office:value="20153023.541999999" table:style-name="ce3">
            <text:p>20153023,542</text:p>
          </table:table-cell>
          <table:table-cell office:value-type="float" office:value="20153025.412999999" table:style-name="ce3">
            <text:p>20153025,413</text:p>
          </table:table-cell>
          <table:table-cell table:number-columns-repeated="5" table:style-name="ce3"/>
          <table:table-cell office:value-type="float" office:value="-16719657.640000001" table:style-name="ce3">
            <text:p>-16719657,640</text:p>
          </table:table-cell>
          <table:table-cell office:value-type="float" office:value="-13028302.448000001" table:style-name="ce3">
            <text:p>-13028302,448</text:p>
          </table:table-cell>
          <table:table-cell office:value-type="float" office:value="20533593.011" table:style-name="ce3">
            <text:p>20533593,011</text:p>
          </table:table-cell>
          <table:table-cell office:value-type="float" office:value="20533591.197999999" table:style-name="ce3">
            <text:p>20533591,198</text:p>
          </table:table-cell>
          <table:table-cell office:value-type="float" office:value="20533592.818" table:style-name="ce3">
            <text:p>20533592,818</text:p>
          </table:table-cell>
          <table:table-cell office:value-type="float" office:value="-11115860.994000001" table:style-name="ce3">
            <text:p>-11115860,994</text:p>
          </table:table-cell>
          <table:table-cell office:value-type="float" office:value="-8661709.1359999999" table:style-name="ce3">
            <text:p>-8661709,136</text:p>
          </table:table-cell>
          <table:table-cell office:value-type="float" office:value="22178386.951000001" table:style-name="ce3">
            <text:p>22178386,951</text:p>
          </table:table-cell>
          <table:table-cell office:value-type="float" office:value="22178385.102000002" table:style-name="ce3">
            <text:p>22178385,102</text:p>
          </table:table-cell>
          <table:table-cell office:value-type="float" office:value="22178386.899999999" table:style-name="ce3">
            <text:p>22178386,900</text:p>
          </table:table-cell>
          <table:table-cell office:value-type="float" office:value="-13116969.732000001" table:style-name="ce3">
            <text:p>-13116969,732</text:p>
          </table:table-cell>
          <table:table-cell office:value-type="float" office:value="-10221014.642999999" table:style-name="ce3">
            <text:p>-10221014,643</text:p>
          </table:table-cell>
          <table:table-cell office:value-type="float" office:value="21883448.703000002" table:style-name="ce3">
            <text:p>21883448,703</text:p>
          </table:table-cell>
          <table:table-cell office:value-type="float" office:value="21883444.27" table:style-name="ce3">
            <text:p>21883444,270</text:p>
          </table:table-cell>
          <table:table-cell office:value-type="float" office:value="21883448.381999999" table:style-name="ce3">
            <text:p>21883448,382</text:p>
          </table:table-cell>
          <table:table-cell table:number-columns-repeated="16332"/>
        </table:table-row>
        <table:table-row table:style-name="ro1">
          <table:table-cell office:value-type="float" office:value="11580" table:style-name="ce2">
            <text:p>11580</text:p>
          </table:table-cell>
          <table:table-cell office:value-type="float" office:value="-19459479.101" table:style-name="ce2">
            <text:p>-19459479,1</text:p>
          </table:table-cell>
          <table:table-cell office:value-type="float" office:value="-15163228.047" table:style-name="ce3">
            <text:p>-15163228,047</text:p>
          </table:table-cell>
          <table:table-cell office:value-type="float" office:value="20159514.004999999" table:style-name="ce3">
            <text:p>20159514,005</text:p>
          </table:table-cell>
          <table:table-cell office:value-type="float" office:value="20159514.373" table:style-name="ce3">
            <text:p>20159514,373</text:p>
          </table:table-cell>
          <table:table-cell office:value-type="float" office:value="20159513.813999999" table:style-name="ce3">
            <text:p>20159513,814</text:p>
          </table:table-cell>
          <table:table-cell table:number-columns-repeated="5" table:style-name="ce3"/>
          <table:table-cell office:value-type="float" office:value="-16333550.155999999" table:style-name="ce3">
            <text:p>-16333550,156</text:p>
          </table:table-cell>
          <table:table-cell office:value-type="float" office:value="-12727439.199999999" table:style-name="ce3">
            <text:p>-12727439,200</text:p>
          </table:table-cell>
          <table:table-cell office:value-type="float" office:value="20533816.802999999" table:style-name="ce3">
            <text:p>20533816,803</text:p>
          </table:table-cell>
          <table:table-cell office:value-type="float" office:value="20533817.144000001" table:style-name="ce3">
            <text:p>20533817,144</text:p>
          </table:table-cell>
          <table:table-cell office:value-type="float" office:value="20533816.217999998" table:style-name="ce3">
            <text:p>20533816,218</text:p>
          </table:table-cell>
          <table:table-cell office:value-type="float" office:value="-10418430.028000001" table:style-name="ce3">
            <text:p>-10418430,028</text:p>
          </table:table-cell>
          <table:table-cell office:value-type="float" office:value="-8118256.5350000001" table:style-name="ce3">
            <text:p>-8118256,535</text:p>
          </table:table-cell>
          <table:table-cell office:value-type="float" office:value="22165668.158" table:style-name="ce3">
            <text:p>22165668,158</text:p>
          </table:table-cell>
          <table:table-cell office:value-type="float" office:value="22165669.021000002" table:style-name="ce3">
            <text:p>22165669,021</text:p>
          </table:table-cell>
          <table:table-cell office:value-type="float" office:value="22165668.748" table:style-name="ce3">
            <text:p>22165668,748</text:p>
          </table:table-cell>
          <table:table-cell office:value-type="float" office:value="-12622213.706" table:style-name="ce3">
            <text:p>-12622213,706</text:p>
          </table:table-cell>
          <table:table-cell office:value-type="float" office:value="-9835490.2070000004" table:style-name="ce3">
            <text:p>-9835490,207</text:p>
          </table:table-cell>
          <table:table-cell office:value-type="float" office:value="21864286.403999999" table:style-name="ce3">
            <text:p>21864286,404</text:p>
          </table:table-cell>
          <table:table-cell office:value-type="float" office:value="21864285.840999998" table:style-name="ce3">
            <text:p>21864285,841</text:p>
          </table:table-cell>
          <table:table-cell office:value-type="float" office:value="21864286.044" table:style-name="ce3">
            <text:p>21864286,044</text:p>
          </table:table-cell>
          <table:table-cell table:style-name="ce2"/>
          <table:table-cell office:value-type="float" office:value="-20863962.026999999" table:style-name="ce3">
            <text:p>-20863962,027</text:p>
          </table:table-cell>
          <table:table-cell office:value-type="float" office:value="-16257630.013" table:style-name="ce3">
            <text:p>-16257630,013</text:p>
          </table:table-cell>
          <table:table-cell office:value-type="float" office:value="20159491.471999999" table:style-name="ce3">
            <text:p>20159491,472</text:p>
          </table:table-cell>
          <table:table-cell office:value-type="float" office:value="20159489.252" table:style-name="ce3">
            <text:p>20159489,252</text:p>
          </table:table-cell>
          <table:table-cell office:value-type="float" office:value="20159491.328000002" table:style-name="ce3">
            <text:p>20159491,328</text:p>
          </table:table-cell>
          <table:table-cell table:number-columns-repeated="5" table:style-name="ce3"/>
          <table:table-cell office:value-type="float" office:value="-16718595.049000001" table:style-name="ce3">
            <text:p>-16718595,049</text:p>
          </table:table-cell>
          <table:table-cell office:value-type="float" office:value="-13027474.458000001" table:style-name="ce3">
            <text:p>-13027474,458</text:p>
          </table:table-cell>
          <table:table-cell office:value-type="float" office:value="20533795.033" table:style-name="ce3">
            <text:p>20533795,033</text:p>
          </table:table-cell>
          <table:table-cell office:value-type="float" office:value="20533793.258000001" table:style-name="ce3">
            <text:p>20533793,258</text:p>
          </table:table-cell>
          <table:table-cell office:value-type="float" office:value="20533794.976" table:style-name="ce3">
            <text:p>20533794,976</text:p>
          </table:table-cell>
          <table:table-cell office:value-type="float" office:value="-11182812.835000001" table:style-name="ce3">
            <text:p>-11182812,835</text:p>
          </table:table-cell>
          <table:table-cell office:value-type="float" office:value="-8713879.4020000007" table:style-name="ce3">
            <text:p>-8713879,402</text:p>
          </table:table-cell>
          <table:table-cell office:value-type="float" office:value="22165646.596000001" table:style-name="ce3">
            <text:p>22165646,596</text:p>
          </table:table-cell>
          <table:table-cell office:value-type="float" office:value="22165645.248" table:style-name="ce3">
            <text:p>22165645,248</text:p>
          </table:table-cell>
          <table:table-cell office:value-type="float" office:value="22165645.84" table:style-name="ce3">
            <text:p>22165645,840</text:p>
          </table:table-cell>
          <table:table-cell office:value-type="float" office:value="-13217743.495999999" table:style-name="ce3">
            <text:p>-13217743,496</text:p>
          </table:table-cell>
          <table:table-cell office:value-type="float" office:value="-10299539.664999999" table:style-name="ce3">
            <text:p>-10299539,665</text:p>
          </table:table-cell>
          <table:table-cell office:value-type="float" office:value="21864270.813999999" table:style-name="ce3">
            <text:p>21864270,814</text:p>
          </table:table-cell>
          <table:table-cell office:value-type="float" office:value="21864268.087000001" table:style-name="ce3">
            <text:p>21864268,087</text:p>
          </table:table-cell>
          <table:table-cell office:value-type="float" office:value="21864270.600000001" table:style-name="ce3">
            <text:p>21864270,600</text:p>
          </table:table-cell>
          <table:table-cell table:number-columns-repeated="16332"/>
        </table:table-row>
        <table:table-row table:style-name="ro1">
          <table:table-cell office:value-type="float" office:value="11610" table:style-name="ce2">
            <text:p>11610</text:p>
          </table:table-cell>
          <table:table-cell office:value-type="float" office:value="-19425186.291999999" table:style-name="ce2">
            <text:p>-19425186,29</text:p>
          </table:table-cell>
          <table:table-cell office:value-type="float" office:value="-15136506.370999999" table:style-name="ce3">
            <text:p>-15136506,371</text:p>
          </table:table-cell>
          <table:table-cell office:value-type="float" office:value="20166039.59" table:style-name="ce3">
            <text:p>20166039,590</text:p>
          </table:table-cell>
          <table:table-cell office:value-type="float" office:value="20166040.342999998" table:style-name="ce3">
            <text:p>20166040,343</text:p>
          </table:table-cell>
          <table:table-cell office:value-type="float" office:value="20166039.327" table:style-name="ce3">
            <text:p>20166039,327</text:p>
          </table:table-cell>
          <table:table-cell table:number-columns-repeated="5" table:style-name="ce3"/>
          <table:table-cell office:value-type="float" office:value="-16332170.696" table:style-name="ce3">
            <text:p>-16332170,696</text:p>
          </table:table-cell>
          <table:table-cell office:value-type="float" office:value="-12726364.295" table:style-name="ce3">
            <text:p>-12726364,295</text:p>
          </table:table-cell>
          <table:table-cell office:value-type="float" office:value="20534079.574999999" table:style-name="ce3">
            <text:p>20534079,575</text:p>
          </table:table-cell>
          <table:table-cell office:value-type="float" office:value="20534079.721000001" table:style-name="ce3">
            <text:p>20534079,721</text:p>
          </table:table-cell>
          <table:table-cell office:value-type="float" office:value="20534078.866999999" table:style-name="ce3">
            <text:p>20534078,867</text:p>
          </table:table-cell>
          <table:table-cell office:value-type="float" office:value="-10484927.119999999" table:style-name="ce3">
            <text:p>-10484927,120</text:p>
          </table:table-cell>
          <table:table-cell office:value-type="float" office:value="-8170072.4589999998" table:style-name="ce3">
            <text:p>-8170072,459</text:p>
          </table:table-cell>
          <table:table-cell office:value-type="float" office:value="22153014.910999998" table:style-name="ce3">
            <text:p>22153014,911</text:p>
          </table:table-cell>
          <table:table-cell office:value-type="float" office:value="22153015.815000001" table:style-name="ce3">
            <text:p>22153015,815</text:p>
          </table:table-cell>
          <table:table-cell office:value-type="float" office:value="22153014.171999998" table:style-name="ce3">
            <text:p>22153014,172</text:p>
          </table:table-cell>
          <table:table-cell office:value-type="float" office:value="-12722659.992000001" table:style-name="ce3">
            <text:p>-12722659,992</text:p>
          </table:table-cell>
          <table:table-cell office:value-type="float" office:value="-9913760.0470000003" table:style-name="ce3">
            <text:p>-9913760,047</text:p>
          </table:table-cell>
          <table:table-cell office:value-type="float" office:value="21845172.015000001" table:style-name="ce3">
            <text:p>21845172,015</text:p>
          </table:table-cell>
          <table:table-cell office:value-type="float" office:value="21845170.951000001" table:style-name="ce3">
            <text:p>21845170,951</text:p>
          </table:table-cell>
          <table:table-cell office:value-type="float" office:value="21845171.206999999" table:style-name="ce3">
            <text:p>21845171,207</text:p>
          </table:table-cell>
          <table:table-cell table:style-name="ce2"/>
          <table:table-cell office:value-type="float" office:value="-20829658.081" table:style-name="ce3">
            <text:p>-20829658,081</text:p>
          </table:table-cell>
          <table:table-cell office:value-type="float" office:value="-16230899.658" table:style-name="ce3">
            <text:p>-16230899,658</text:p>
          </table:table-cell>
          <table:table-cell office:value-type="float" office:value="20166019.519000001" table:style-name="ce3">
            <text:p>20166019,519</text:p>
          </table:table-cell>
          <table:table-cell office:value-type="float" office:value="20166017.368000001" table:style-name="ce3">
            <text:p>20166017,368</text:p>
          </table:table-cell>
          <table:table-cell office:value-type="float" office:value="20166019.02" table:style-name="ce3">
            <text:p>20166019,020</text:p>
          </table:table-cell>
          <table:table-cell table:number-columns-repeated="5" table:style-name="ce3"/>
          <table:table-cell office:value-type="float" office:value="-16717204.509" table:style-name="ce3">
            <text:p>-16717204,509</text:p>
          </table:table-cell>
          <table:table-cell office:value-type="float" office:value="-13026390.918" table:style-name="ce3">
            <text:p>-13026390,918</text:p>
          </table:table-cell>
          <table:table-cell office:value-type="float" office:value="20534059.429000001" table:style-name="ce3">
            <text:p>20534059,429</text:p>
          </table:table-cell>
          <table:table-cell office:value-type="float" office:value="20534057.793000001" table:style-name="ce3">
            <text:p>20534057,793</text:p>
          </table:table-cell>
          <table:table-cell office:value-type="float" office:value="20534059.572999999" table:style-name="ce3">
            <text:p>20534059,573</text:p>
          </table:table-cell>
          <table:table-cell office:value-type="float" office:value="-11249298.666999999" table:style-name="ce3">
            <text:p>-11249298,667</text:p>
          </table:table-cell>
          <table:table-cell office:value-type="float" office:value="-8765686.5429999996" table:style-name="ce3">
            <text:p>-8765686,543</text:p>
          </table:table-cell>
          <table:table-cell office:value-type="float" office:value="22152995.175000001" table:style-name="ce3">
            <text:p>22152995,175</text:p>
          </table:table-cell>
          <table:table-cell office:value-type="float" office:value="22152993.234999999" table:style-name="ce3">
            <text:p>22152993,235</text:p>
          </table:table-cell>
          <table:table-cell office:value-type="float" office:value="22152994.125999998" table:style-name="ce3">
            <text:p>22152994,126</text:p>
          </table:table-cell>
          <table:table-cell office:value-type="float" office:value="-13318178.716" table:style-name="ce3">
            <text:p>-13318178,716</text:p>
          </table:table-cell>
          <table:table-cell office:value-type="float" office:value="-10377800.864" table:style-name="ce3">
            <text:p>-10377800,864</text:p>
          </table:table-cell>
          <table:table-cell office:value-type="float" office:value="21845159.607000001" table:style-name="ce3">
            <text:p>21845159,607</text:p>
          </table:table-cell>
          <table:table-cell office:value-type="float" office:value="21845155.934" table:style-name="ce3">
            <text:p>21845155,934</text:p>
          </table:table-cell>
          <table:table-cell office:value-type="float" office:value="21845158.851" table:style-name="ce3">
            <text:p>21845158,851</text:p>
          </table:table-cell>
          <table:table-cell table:number-columns-repeated="16332"/>
        </table:table-row>
        <table:table-row table:style-name="ro1">
          <table:table-cell office:value-type="float" office:value="11640" table:style-name="ce2">
            <text:p>11640</text:p>
          </table:table-cell>
          <table:table-cell office:value-type="float" office:value="-19390568.423999999" table:style-name="ce2">
            <text:p>-19390568,42</text:p>
          </table:table-cell>
          <table:table-cell office:value-type="float" office:value="-15109531.402000001" table:style-name="ce3">
            <text:p>-15109531,402</text:p>
          </table:table-cell>
          <table:table-cell office:value-type="float" office:value="20172627.23" table:style-name="ce3">
            <text:p>20172627,230</text:p>
          </table:table-cell>
          <table:table-cell office:value-type="float" office:value="20172627.776999999" table:style-name="ce3">
            <text:p>20172627,777</text:p>
          </table:table-cell>
          <table:table-cell office:value-type="float" office:value="20172626.833999999" table:style-name="ce3">
            <text:p>20172626,834</text:p>
          </table:table-cell>
          <table:table-cell table:number-columns-repeated="5" table:style-name="ce3"/>
          <table:table-cell office:value-type="float" office:value="-16330462.414000001" table:style-name="ce3">
            <text:p>-16330462,414</text:p>
          </table:table-cell>
          <table:table-cell office:value-type="float" office:value="-12725033.166999999" table:style-name="ce3">
            <text:p>-12725033,167</text:p>
          </table:table-cell>
          <table:table-cell office:value-type="float" office:value="20534404.017999999" table:style-name="ce3">
            <text:p>20534404,018</text:p>
          </table:table-cell>
          <table:table-cell office:value-type="float" office:value="20534404.771000002" table:style-name="ce3">
            <text:p>20534404,771</text:p>
          </table:table-cell>
          <table:table-cell office:value-type="float" office:value="20534403.789999999" table:style-name="ce3">
            <text:p>20534403,790</text:p>
          </table:table-cell>
          <table:table-cell office:value-type="float" office:value="-10550953.905999999" table:style-name="ce3">
            <text:p>-10550953,906</text:p>
          </table:table-cell>
          <table:table-cell office:value-type="float" office:value="-8221521.8890000004" table:style-name="ce3">
            <text:p>-8221521,889</text:p>
          </table:table-cell>
          <table:table-cell office:value-type="float" office:value="22140450.291999999" table:style-name="ce3">
            <text:p>22140450,292</text:p>
          </table:table-cell>
          <table:table-cell office:value-type="float" office:value="22140450.879999999" table:style-name="ce3">
            <text:p>22140450,880</text:p>
          </table:table-cell>
          <table:table-cell office:value-type="float" office:value="22140449.840999998" table:style-name="ce3">
            <text:p>22140449,841</text:p>
          </table:table-cell>
          <table:table-cell office:value-type="float" office:value="-12822763.056" table:style-name="ce3">
            <text:p>-12822763,056</text:p>
          </table:table-cell>
          <table:table-cell office:value-type="float" office:value="-9991762.4230000004" table:style-name="ce3">
            <text:p>-9991762,423</text:p>
          </table:table-cell>
          <table:table-cell office:value-type="float" office:value="21826123.346000001" table:style-name="ce3">
            <text:p>21826123,346</text:p>
          </table:table-cell>
          <table:table-cell office:value-type="float" office:value="21826122.23" table:style-name="ce3">
            <text:p>21826122,230</text:p>
          </table:table-cell>
          <table:table-cell office:value-type="float" office:value="21826123.039000001" table:style-name="ce3">
            <text:p>21826123,039</text:p>
          </table:table-cell>
          <table:table-cell table:style-name="ce2"/>
          <table:table-cell office:value-type="float" office:value="-20795044.127999999" table:style-name="ce3">
            <text:p>-20795044,128</text:p>
          </table:table-cell>
          <table:table-cell office:value-type="float" office:value="-16203927.73" table:style-name="ce3">
            <text:p>-16203927,730</text:p>
          </table:table-cell>
          <table:table-cell office:value-type="float" office:value="20172606.065000001" table:style-name="ce3">
            <text:p>20172606,065</text:p>
          </table:table-cell>
          <table:table-cell office:value-type="float" office:value="20172604.052000001" table:style-name="ce3">
            <text:p>20172604,052</text:p>
          </table:table-cell>
          <table:table-cell office:value-type="float" office:value="20172605.566" table:style-name="ce3">
            <text:p>20172605,566</text:p>
          </table:table-cell>
          <table:table-cell table:number-columns-repeated="5" table:style-name="ce3"/>
          <table:table-cell office:value-type="float" office:value="-16715500.198000001" table:style-name="ce3">
            <text:p>-16715500,198</text:p>
          </table:table-cell>
          <table:table-cell office:value-type="float" office:value="-13025062.884" table:style-name="ce3">
            <text:p>-13025062,884</text:p>
          </table:table-cell>
          <table:table-cell office:value-type="float" office:value="20534383.936999999" table:style-name="ce3">
            <text:p>20534383,937</text:p>
          </table:table-cell>
          <table:table-cell office:value-type="float" office:value="20534382.056000002" table:style-name="ce3">
            <text:p>20534382,056</text:p>
          </table:table-cell>
          <table:table-cell office:value-type="float" office:value="20534383.842" table:style-name="ce3">
            <text:p>20534383,842</text:p>
          </table:table-cell>
          <table:table-cell office:value-type="float" office:value="-11315329.255000001" table:style-name="ce3">
            <text:p>-11315329,255</text:p>
          </table:table-cell>
          <table:table-cell office:value-type="float" office:value="-8817138.932" table:style-name="ce3">
            <text:p>-8817138,932</text:p>
          </table:table-cell>
          <table:table-cell office:value-type="float" office:value="22140430.407000002" table:style-name="ce3">
            <text:p>22140430,407</text:p>
          </table:table-cell>
          <table:table-cell office:value-type="float" office:value="22140428.329" table:style-name="ce3">
            <text:p>22140428,329</text:p>
          </table:table-cell>
          <table:table-cell office:value-type="float" office:value="22140429.441" table:style-name="ce3">
            <text:p>22140429,441</text:p>
          </table:table-cell>
          <table:table-cell office:value-type="float" office:value="-13418285.751" table:style-name="ce3">
            <text:p>-13418285,751</text:p>
          </table:table-cell>
          <table:table-cell office:value-type="float" office:value="-10455806.356000001" table:style-name="ce3">
            <text:p>-10455806,356</text:p>
          </table:table-cell>
          <table:table-cell office:value-type="float" office:value="21826109.460000001" table:style-name="ce3">
            <text:p>21826109,460</text:p>
          </table:table-cell>
          <table:table-cell office:value-type="float" office:value="21826106.074999999" table:style-name="ce3">
            <text:p>21826106,075</text:p>
          </table:table-cell>
          <table:table-cell office:value-type="float" office:value="21826109.079" table:style-name="ce3">
            <text:p>21826109,079</text:p>
          </table:table-cell>
          <table:table-cell table:number-columns-repeated="16332"/>
        </table:table-row>
        <table:table-row table:style-name="ro1">
          <table:table-cell office:value-type="float" office:value="11670" table:style-name="ce2">
            <text:p>11670</text:p>
          </table:table-cell>
          <table:table-cell office:value-type="float" office:value="-19355625.818" table:style-name="ce2">
            <text:p>-19355625,82</text:p>
          </table:table-cell>
          <table:table-cell office:value-type="float" office:value="-15082303.396" table:style-name="ce3">
            <text:p>-15082303,396</text:p>
          </table:table-cell>
          <table:table-cell office:value-type="float" office:value="20179276.592999998" table:style-name="ce3">
            <text:p>20179276,593</text:p>
          </table:table-cell>
          <table:table-cell office:value-type="float" office:value="20179277.274" table:style-name="ce3">
            <text:p>20179277,274</text:p>
          </table:table-cell>
          <table:table-cell office:value-type="float" office:value="20179276.254000001" table:style-name="ce3">
            <text:p>20179276,254</text:p>
          </table:table-cell>
          <table:table-cell table:number-columns-repeated="5" table:style-name="ce3"/>
          <table:table-cell office:value-type="float" office:value="-16328425.346000001" table:style-name="ce3">
            <text:p>-16328425,346</text:p>
          </table:table-cell>
          <table:table-cell office:value-type="float" office:value="-12723445.846999999" table:style-name="ce3">
            <text:p>-12723445,847</text:p>
          </table:table-cell>
          <table:table-cell office:value-type="float" office:value="20534791.666999999" table:style-name="ce3">
            <text:p>20534791,667</text:p>
          </table:table-cell>
          <table:table-cell office:value-type="float" office:value="20534792.145" table:style-name="ce3">
            <text:p>20534792,145</text:p>
          </table:table-cell>
          <table:table-cell office:value-type="float" office:value="20534791.412999999" table:style-name="ce3">
            <text:p>20534791,413</text:p>
          </table:table-cell>
          <table:table-cell office:value-type="float" office:value="-10616507.106000001" table:style-name="ce3">
            <text:p>-10616507,106</text:p>
          </table:table-cell>
          <table:table-cell office:value-type="float" office:value="-8272602.3030000003" table:style-name="ce3">
            <text:p>-8272602,303</text:p>
          </table:table-cell>
          <table:table-cell office:value-type="float" office:value="22127976.484000001" table:style-name="ce3">
            <text:p>22127976,484</text:p>
          </table:table-cell>
          <table:table-cell office:value-type="float" office:value="22127976.837000001" table:style-name="ce3">
            <text:p>22127976,837</text:p>
          </table:table-cell>
          <table:table-cell office:value-type="float" office:value="22127975.364" table:style-name="ce3">
            <text:p>22127975,364</text:p>
          </table:table-cell>
          <table:table-cell office:value-type="float" office:value="-12922518.675000001" table:style-name="ce3">
            <text:p>-12922518,675</text:p>
          </table:table-cell>
          <table:table-cell office:value-type="float" office:value="-10069494.074999999" table:style-name="ce3">
            <text:p>-10069494,075</text:p>
          </table:table-cell>
          <table:table-cell office:value-type="float" office:value="21807140.085999999" table:style-name="ce3">
            <text:p>21807140,086</text:p>
          </table:table-cell>
          <table:table-cell office:value-type="float" office:value="21807139.23" table:style-name="ce3">
            <text:p>21807139,230</text:p>
          </table:table-cell>
          <table:table-cell office:value-type="float" office:value="21807139.653000001" table:style-name="ce3">
            <text:p>21807139,653</text:p>
          </table:table-cell>
          <table:table-cell table:style-name="ce2"/>
          <table:table-cell office:value-type="float" office:value="-20760117.691" table:style-name="ce3">
            <text:p>-20760117,691</text:p>
          </table:table-cell>
          <table:table-cell office:value-type="float" office:value="-16176712.323000001" table:style-name="ce3">
            <text:p>-16176712,323</text:p>
          </table:table-cell>
          <table:table-cell office:value-type="float" office:value="20179251.969000001" table:style-name="ce3">
            <text:p>20179251,969</text:p>
          </table:table-cell>
          <table:table-cell office:value-type="float" office:value="20179250.359999999" table:style-name="ce3">
            <text:p>20179250,360</text:p>
          </table:table-cell>
          <table:table-cell office:value-type="float" office:value="20179251.590999998" table:style-name="ce3">
            <text:p>20179251,591</text:p>
          </table:table-cell>
          <table:table-cell table:number-columns-repeated="5" table:style-name="ce3"/>
          <table:table-cell office:value-type="float" office:value="-16713479.362" table:style-name="ce3">
            <text:p>-16713479,362</text:p>
          </table:table-cell>
          <table:table-cell office:value-type="float" office:value="-13023488.209000001" table:style-name="ce3">
            <text:p>-13023488,209</text:p>
          </table:table-cell>
          <table:table-cell office:value-type="float" office:value="20534768.977000002" table:style-name="ce3">
            <text:p>20534768,977</text:p>
          </table:table-cell>
          <table:table-cell office:value-type="float" office:value="20534766.692000002" table:style-name="ce3">
            <text:p>20534766,692</text:p>
          </table:table-cell>
          <table:table-cell office:value-type="float" office:value="20534768.557999998" table:style-name="ce3">
            <text:p>20534768,558</text:p>
          </table:table-cell>
          <table:table-cell office:value-type="float" office:value="-11380898.495999999" table:style-name="ce3">
            <text:p>-11380898,496</text:p>
          </table:table-cell>
          <table:table-cell office:value-type="float" office:value="-8868231.8530000001" table:style-name="ce3">
            <text:p>-8868231,853</text:p>
          </table:table-cell>
          <table:table-cell office:value-type="float" office:value="22127952.509" table:style-name="ce3">
            <text:p>22127952,509</text:p>
          </table:table-cell>
          <table:table-cell office:value-type="float" office:value="22127950.263999999" table:style-name="ce3">
            <text:p>22127950,264</text:p>
          </table:table-cell>
          <table:table-cell office:value-type="float" office:value="22127952.041000001" table:style-name="ce3">
            <text:p>22127952,041</text:p>
          </table:table-cell>
          <table:table-cell office:value-type="float" office:value="-13518057.612" table:style-name="ce3">
            <text:p>-13518057,612</text:p>
          </table:table-cell>
          <table:table-cell office:value-type="float" office:value="-10533550.655999999" table:style-name="ce3">
            <text:p>-10533550,656</text:p>
          </table:table-cell>
          <table:table-cell office:value-type="float" office:value="21807123.708000001" table:style-name="ce3">
            <text:p>21807123,708</text:p>
          </table:table-cell>
          <table:table-cell office:value-type="float" office:value="21807120.603" table:style-name="ce3">
            <text:p>21807120,603</text:p>
          </table:table-cell>
          <table:table-cell office:value-type="float" office:value="21807123.050000001" table:style-name="ce3">
            <text:p>21807123,050</text:p>
          </table:table-cell>
          <table:table-cell table:number-columns-repeated="16332"/>
        </table:table-row>
        <table:table-row table:style-name="ro1">
          <table:table-cell office:value-type="float" office:value="11700" table:style-name="ce2">
            <text:p>11700</text:p>
          </table:table-cell>
          <table:table-cell office:value-type="float" office:value="-19320380.583000001" table:style-name="ce2">
            <text:p>-19320380,58</text:p>
          </table:table-cell>
          <table:table-cell office:value-type="float" office:value="-15054839.568" table:style-name="ce3">
            <text:p>-15054839,568</text:p>
          </table:table-cell>
          <table:table-cell office:value-type="float" office:value="20185983.109000001" table:style-name="ce3">
            <text:p>20185983,109</text:p>
          </table:table-cell>
          <table:table-cell office:value-type="float" office:value="20185983.884" table:style-name="ce3">
            <text:p>20185983,884</text:p>
          </table:table-cell>
          <table:table-cell office:value-type="float" office:value="20185982.958999999" table:style-name="ce3">
            <text:p>20185982,959</text:p>
          </table:table-cell>
          <table:table-cell table:number-columns-repeated="5" table:style-name="ce3"/>
          <table:table-cell office:value-type="float" office:value="-16326081.634" table:style-name="ce3">
            <text:p>-16326081,634</text:p>
          </table:table-cell>
          <table:table-cell office:value-type="float" office:value="-12721619.574999999" table:style-name="ce3">
            <text:p>-12721619,575</text:p>
          </table:table-cell>
          <table:table-cell office:value-type="float" office:value="20535238.123" table:style-name="ce3">
            <text:p>20535238,123</text:p>
          </table:table-cell>
          <table:table-cell office:value-type="float" office:value="20535238.278999999" table:style-name="ce3">
            <text:p>20535238,279</text:p>
          </table:table-cell>
          <table:table-cell office:value-type="float" office:value="20535237.355999999" table:style-name="ce3">
            <text:p>20535237,356</text:p>
          </table:table-cell>
          <table:table-cell office:value-type="float" office:value="-10681604.729" table:style-name="ce3">
            <text:p>-10681604,729</text:p>
          </table:table-cell>
          <table:table-cell office:value-type="float" office:value="-8323327.7199999997" table:style-name="ce3">
            <text:p>-8323327,720</text:p>
          </table:table-cell>
          <table:table-cell office:value-type="float" office:value="22115588.408" table:style-name="ce3">
            <text:p>22115588,408</text:p>
          </table:table-cell>
          <table:table-cell office:value-type="float" office:value="22115589.550000001" table:style-name="ce3">
            <text:p>22115589,550</text:p>
          </table:table-cell>
          <table:table-cell office:value-type="float" office:value="22115588.267000001" table:style-name="ce3">
            <text:p>22115588,267</text:p>
          </table:table-cell>
          <table:table-cell office:value-type="float" office:value="-13021944.818" table:style-name="ce3">
            <text:p>-13021944,818</text:p>
          </table:table-cell>
          <table:table-cell office:value-type="float" office:value="-10146968.993000001" table:style-name="ce3">
            <text:p>-10146968,993</text:p>
          </table:table-cell>
          <table:table-cell office:value-type="float" office:value="21788221.890999999" table:style-name="ce3">
            <text:p>21788221,891</text:p>
          </table:table-cell>
          <table:table-cell office:value-type="float" office:value="21788219.296999998" table:style-name="ce3">
            <text:p>21788219,297</text:p>
          </table:table-cell>
          <table:table-cell office:value-type="float" office:value="21788220.657000002" table:style-name="ce3">
            <text:p>21788220,657</text:p>
          </table:table-cell>
          <table:table-cell table:style-name="ce2"/>
          <table:table-cell office:value-type="float" office:value="-20724873.306000002" table:style-name="ce3">
            <text:p>-20724873,306</text:p>
          </table:table-cell>
          <table:table-cell office:value-type="float" office:value="-16149249.163000001" table:style-name="ce3">
            <text:p>-16149249,163</text:p>
          </table:table-cell>
          <table:table-cell office:value-type="float" office:value="20185959.366" table:style-name="ce3">
            <text:p>20185959,366</text:p>
          </table:table-cell>
          <table:table-cell office:value-type="float" office:value="20185956.975000001" table:style-name="ce3">
            <text:p>20185956,975</text:p>
          </table:table-cell>
          <table:table-cell office:value-type="float" office:value="20185958.745000001" table:style-name="ce3">
            <text:p>20185958,745</text:p>
          </table:table-cell>
          <table:table-cell table:number-columns-repeated="5" table:style-name="ce3"/>
          <table:table-cell office:value-type="float" office:value="-16711136.556" table:style-name="ce3">
            <text:p>-16711136,556</text:p>
          </table:table-cell>
          <table:table-cell office:value-type="float" office:value="-13021662.642999999" table:style-name="ce3">
            <text:p>-13021662,643</text:p>
          </table:table-cell>
          <table:table-cell office:value-type="float" office:value="20535214.524999999" table:style-name="ce3">
            <text:p>20535214,525</text:p>
          </table:table-cell>
          <table:table-cell office:value-type="float" office:value="20535212.568999998" table:style-name="ce3">
            <text:p>20535212,569</text:p>
          </table:table-cell>
          <table:table-cell office:value-type="float" office:value="20535214.212000001" table:style-name="ce3">
            <text:p>20535214,212</text:p>
          </table:table-cell>
          <table:table-cell office:value-type="float" office:value="-11445996.846999999" table:style-name="ce3">
            <text:p>-11445996,847</text:p>
          </table:table-cell>
          <table:table-cell office:value-type="float" office:value="-8918957.8310000002" table:style-name="ce3">
            <text:p>-8918957,831</text:p>
          </table:table-cell>
          <table:table-cell office:value-type="float" office:value="22115564.976" table:style-name="ce3">
            <text:p>22115564,976</text:p>
          </table:table-cell>
          <table:table-cell office:value-type="float" office:value="22115562.504000001" table:style-name="ce3">
            <text:p>22115562,504</text:p>
          </table:table-cell>
          <table:table-cell office:value-type="float" office:value="22115563.976" table:style-name="ce3">
            <text:p>22115563,976</text:p>
          </table:table-cell>
          <table:table-cell office:value-type="float" office:value="-13617484.687999999" table:style-name="ce3">
            <text:p>-13617484,688</text:p>
          </table:table-cell>
          <table:table-cell office:value-type="float" office:value="-10611026.287" table:style-name="ce3">
            <text:p>-10611026,287</text:p>
          </table:table-cell>
          <table:table-cell office:value-type="float" office:value="21788203.285" table:style-name="ce3">
            <text:p>21788203,285</text:p>
          </table:table-cell>
          <table:table-cell office:value-type="float" office:value="21788199.767999999" table:style-name="ce3">
            <text:p>21788199,768</text:p>
          </table:table-cell>
          <table:table-cell office:value-type="float" office:value="21788202.881000001" table:style-name="ce3">
            <text:p>21788202,881</text:p>
          </table:table-cell>
          <table:table-cell table:number-columns-repeated="16332"/>
        </table:table-row>
        <table:table-row table:style-name="ro1">
          <table:table-cell office:value-type="float" office:value="11730" table:style-name="ce2">
            <text:p>11730</text:p>
          </table:table-cell>
          <table:table-cell office:value-type="float" office:value="-19284824.186000001" table:style-name="ce2">
            <text:p>-19284824,19</text:p>
          </table:table-cell>
          <table:table-cell office:value-type="float" office:value="-15027133.276000001" table:style-name="ce3">
            <text:p>-15027133,276</text:p>
          </table:table-cell>
          <table:table-cell office:value-type="float" office:value="20192749.704" table:style-name="ce3">
            <text:p>20192749,704</text:p>
          </table:table-cell>
          <table:table-cell office:value-type="float" office:value="20192749.931000002" table:style-name="ce3">
            <text:p>20192749,931</text:p>
          </table:table-cell>
          <table:table-cell office:value-type="float" office:value="20192749.295000002" table:style-name="ce3">
            <text:p>20192749,295</text:p>
          </table:table-cell>
          <table:table-cell table:number-columns-repeated="5" table:style-name="ce3"/>
          <table:table-cell office:value-type="float" office:value="-16323422.887" table:style-name="ce3">
            <text:p>-16323422,887</text:p>
          </table:table-cell>
          <table:table-cell office:value-type="float" office:value="-12719547.819" table:style-name="ce3">
            <text:p>-12719547,819</text:p>
          </table:table-cell>
          <table:table-cell office:value-type="float" office:value="20535743.352000002" table:style-name="ce3">
            <text:p>20535743,352</text:p>
          </table:table-cell>
          <table:table-cell office:value-type="float" office:value="20535744.500999998" table:style-name="ce3">
            <text:p>20535744,501</text:p>
          </table:table-cell>
          <table:table-cell office:value-type="float" office:value="20535743.030999999" table:style-name="ce3">
            <text:p>20535743,031</text:p>
          </table:table-cell>
          <table:table-cell office:value-type="float" office:value="-10746234.663000001" table:style-name="ce3">
            <text:p>-10746234,663</text:p>
          </table:table-cell>
          <table:table-cell office:value-type="float" office:value="-8373688.6960000005" table:style-name="ce3">
            <text:p>-8373688,696</text:p>
          </table:table-cell>
          <table:table-cell office:value-type="float" office:value="22103290.416999999" table:style-name="ce3">
            <text:p>22103290,417</text:p>
          </table:table-cell>
          <table:table-cell office:value-type="float" office:value="22103291.173999999" table:style-name="ce3">
            <text:p>22103291,174</text:p>
          </table:table-cell>
          <table:table-cell office:value-type="float" office:value="22103289.633000001" table:style-name="ce3">
            <text:p>22103289,633</text:p>
          </table:table-cell>
          <table:table-cell office:value-type="float" office:value="-13121028.784" table:style-name="ce3">
            <text:p>-13121028,784</text:p>
          </table:table-cell>
          <table:table-cell office:value-type="float" office:value="-10224177.263" table:style-name="ce3">
            <text:p>-10224177,263</text:p>
          </table:table-cell>
          <table:table-cell office:value-type="float" office:value="21769365.215" table:style-name="ce3">
            <text:p>21769365,215</text:p>
          </table:table-cell>
          <table:table-cell office:value-type="float" office:value="21769364.443" table:style-name="ce3">
            <text:p>21769364,443</text:p>
          </table:table-cell>
          <table:table-cell office:value-type="float" office:value="21769364.629000001" table:style-name="ce3">
            <text:p>21769364,629</text:p>
          </table:table-cell>
          <table:table-cell table:style-name="ce2"/>
          <table:table-cell office:value-type="float" office:value="-20689311.942000002" table:style-name="ce3">
            <text:p>-20689311,942</text:p>
          </table:table-cell>
          <table:table-cell office:value-type="float" office:value="-16121539.001" table:style-name="ce3">
            <text:p>-16121539,001</text:p>
          </table:table-cell>
          <table:table-cell office:value-type="float" office:value="20192726.127" table:style-name="ce3">
            <text:p>20192726,127</text:p>
          </table:table-cell>
          <table:table-cell office:value-type="float" office:value="20192723.987" table:style-name="ce3">
            <text:p>20192723,987</text:p>
          </table:table-cell>
          <table:table-cell office:value-type="float" office:value="20192726.098000001" table:style-name="ce3">
            <text:p>20192726,098</text:p>
          </table:table-cell>
          <table:table-cell table:number-columns-repeated="5" table:style-name="ce3"/>
          <table:table-cell office:value-type="float" office:value="-16708472.911" table:style-name="ce3">
            <text:p>-16708472,911</text:p>
          </table:table-cell>
          <table:table-cell office:value-type="float" office:value="-13019587.069" table:style-name="ce3">
            <text:p>-13019587,069</text:p>
          </table:table-cell>
          <table:table-cell office:value-type="float" office:value="20535721.427000001" table:style-name="ce3">
            <text:p>20535721,427</text:p>
          </table:table-cell>
          <table:table-cell office:value-type="float" office:value="20535719.294" table:style-name="ce3">
            <text:p>20535719,294</text:p>
          </table:table-cell>
          <table:table-cell office:value-type="float" office:value="20535721.252" table:style-name="ce3">
            <text:p>20535721,252</text:p>
          </table:table-cell>
          <table:table-cell office:value-type="float" office:value="-11510621.688999999" table:style-name="ce3">
            <text:p>-11510621,689</text:p>
          </table:table-cell>
          <table:table-cell office:value-type="float" office:value="-8969314.8540000003" table:style-name="ce3">
            <text:p>-8969314,854</text:p>
          </table:table-cell>
          <table:table-cell office:value-type="float" office:value="22103267.015000001" table:style-name="ce3">
            <text:p>22103267,015</text:p>
          </table:table-cell>
          <table:table-cell office:value-type="float" office:value="22103265.015000001" table:style-name="ce3">
            <text:p>22103265,015</text:p>
          </table:table-cell>
          <table:table-cell office:value-type="float" office:value="22103266.114" table:style-name="ce3">
            <text:p>22103266,114</text:p>
          </table:table-cell>
          <table:table-cell office:value-type="float" office:value="-13716563.756999999" table:style-name="ce3">
            <text:p>-13716563,757</text:p>
          </table:table-cell>
          <table:table-cell office:value-type="float" office:value="-10688230.76" table:style-name="ce3">
            <text:p>-10688230,760</text:p>
          </table:table-cell>
          <table:table-cell office:value-type="float" office:value="21769349.445999999" table:style-name="ce3">
            <text:p>21769349,446</text:p>
          </table:table-cell>
          <table:table-cell office:value-type="float" office:value="21769345.498" table:style-name="ce3">
            <text:p>21769345,498</text:p>
          </table:table-cell>
          <table:table-cell office:value-type="float" office:value="21769348.384" table:style-name="ce3">
            <text:p>21769348,384</text:p>
          </table:table-cell>
          <table:table-cell table:number-columns-repeated="16332"/>
        </table:table-row>
        <table:table-row table:style-name="ro1">
          <table:table-cell office:value-type="float" office:value="11760" table:style-name="ce2">
            <text:p>11760</text:p>
          </table:table-cell>
          <table:table-cell office:value-type="float" office:value="-19248956.48" table:style-name="ce2">
            <text:p>-19248956,48</text:p>
          </table:table-cell>
          <table:table-cell office:value-type="float" office:value="-14999184.412" table:style-name="ce3">
            <text:p>-14999184,412</text:p>
          </table:table-cell>
          <table:table-cell office:value-type="float" office:value="20199574.704" table:style-name="ce3">
            <text:p>20199574,704</text:p>
          </table:table-cell>
          <table:table-cell office:value-type="float" office:value="20199575.414999999" table:style-name="ce3">
            <text:p>20199575,415</text:p>
          </table:table-cell>
          <table:table-cell office:value-type="float" office:value="20199574.495999999" table:style-name="ce3">
            <text:p>20199574,496</text:p>
          </table:table-cell>
          <table:table-cell table:number-columns-repeated="5" table:style-name="ce3"/>
          <table:table-cell office:value-type="float" office:value="-16320448.810000001" table:style-name="ce3">
            <text:p>-16320448,810</text:p>
          </table:table-cell>
          <table:table-cell office:value-type="float" office:value="-12717230.348999999" table:style-name="ce3">
            <text:p>-12717230,349</text:p>
          </table:table-cell>
          <table:table-cell office:value-type="float" office:value="20536310.107000001" table:style-name="ce3">
            <text:p>20536310,107</text:p>
          </table:table-cell>
          <table:table-cell office:value-type="float" office:value="20536310.438999999" table:style-name="ce3">
            <text:p>20536310,439</text:p>
          </table:table-cell>
          <table:table-cell office:value-type="float" office:value="20536309.252" table:style-name="ce3">
            <text:p>20536309,252</text:p>
          </table:table-cell>
          <table:table-cell office:value-type="float" office:value="-10810392.992000001" table:style-name="ce3">
            <text:p>-10810392,992</text:p>
          </table:table-cell>
          <table:table-cell office:value-type="float" office:value="-8423682.1950000003" table:style-name="ce3">
            <text:p>-8423682,195</text:p>
          </table:table-cell>
          <table:table-cell office:value-type="float" office:value="22091081.526999999" table:style-name="ce3">
            <text:p>22091081,527</text:p>
          </table:table-cell>
          <table:table-cell office:value-type="float" office:value="22091081.833999999" table:style-name="ce3">
            <text:p>22091081,834</text:p>
          </table:table-cell>
          <table:table-cell office:value-type="float" office:value="22091080.918000001" table:style-name="ce3">
            <text:p>22091080,918</text:p>
          </table:table-cell>
          <table:table-cell office:value-type="float" office:value="-13219765.76" table:style-name="ce3">
            <text:p>-13219765,760</text:p>
          </table:table-cell>
          <table:table-cell office:value-type="float" office:value="-10301115.168" table:style-name="ce3">
            <text:p>-10301115,168</text:p>
          </table:table-cell>
          <table:table-cell office:value-type="float" office:value="21750575.737" table:style-name="ce3">
            <text:p>21750575,737</text:p>
          </table:table-cell>
          <table:table-cell office:value-type="float" office:value="21750575.079999998" table:style-name="ce3">
            <text:p>21750575,080</text:p>
          </table:table-cell>
          <table:table-cell office:value-type="float" office:value="21750575.412" table:style-name="ce3">
            <text:p>21750575,412</text:p>
          </table:table-cell>
          <table:table-cell table:style-name="ce2"/>
          <table:table-cell office:value-type="float" office:value="-20653447.68" table:style-name="ce3">
            <text:p>-20653447,680</text:p>
          </table:table-cell>
          <table:table-cell office:value-type="float" office:value="-16093592.814999999" table:style-name="ce3">
            <text:p>-16093592,815</text:p>
          </table:table-cell>
          <table:table-cell office:value-type="float" office:value="20199551.789999999" table:style-name="ce3">
            <text:p>20199551,790</text:p>
          </table:table-cell>
          <table:table-cell office:value-type="float" office:value="20199549.335999999" table:style-name="ce3">
            <text:p>20199549,336</text:p>
          </table:table-cell>
          <table:table-cell office:value-type="float" office:value="20199551.046999998" table:style-name="ce3">
            <text:p>20199551,047</text:p>
          </table:table-cell>
          <table:table-cell table:number-columns-repeated="5" table:style-name="ce3"/>
          <table:table-cell office:value-type="float" office:value="-16705502.332" table:style-name="ce3">
            <text:p>-16705502,332</text:p>
          </table:table-cell>
          <table:table-cell office:value-type="float" office:value="-13017272.327" table:style-name="ce3">
            <text:p>-13017272,327</text:p>
          </table:table-cell>
          <table:table-cell office:value-type="float" office:value="20536287.092999998" table:style-name="ce3">
            <text:p>20536287,093</text:p>
          </table:table-cell>
          <table:table-cell office:value-type="float" office:value="20536284.745000001" table:style-name="ce3">
            <text:p>20536284,745</text:p>
          </table:table-cell>
          <table:table-cell office:value-type="float" office:value="20536286.675999999" table:style-name="ce3">
            <text:p>20536286,676</text:p>
          </table:table-cell>
          <table:table-cell office:value-type="float" office:value="-11574783.327" table:style-name="ce3">
            <text:p>-11574783,327</text:p>
          </table:table-cell>
          <table:table-cell office:value-type="float" office:value="-9019310.932" table:style-name="ce3">
            <text:p>-9019310,932</text:p>
          </table:table-cell>
          <table:table-cell office:value-type="float" office:value="22091057.776000001" table:style-name="ce3">
            <text:p>22091057,776</text:p>
          </table:table-cell>
          <table:table-cell office:value-type="float" office:value="22091055.394000001" table:style-name="ce3">
            <text:p>22091055,394</text:p>
          </table:table-cell>
          <table:table-cell office:value-type="float" office:value="22091056.794" table:style-name="ce3">
            <text:p>22091056,794</text:p>
          </table:table-cell>
          <table:table-cell office:value-type="float" office:value="-13815304.243000001" table:style-name="ce3">
            <text:p>-13815304,243</text:p>
          </table:table-cell>
          <table:table-cell office:value-type="float" office:value="-10765171.391000001" table:style-name="ce3">
            <text:p>-10765171,391</text:p>
          </table:table-cell>
          <table:table-cell office:value-type="float" office:value="21750559.995000001" table:style-name="ce3">
            <text:p>21750559,995</text:p>
          </table:table-cell>
          <table:table-cell office:value-type="float" office:value="21750556.039000001" table:style-name="ce3">
            <text:p>21750556,039</text:p>
          </table:table-cell>
          <table:table-cell office:value-type="float" office:value="21750559.16" table:style-name="ce3">
            <text:p>21750559,160</text:p>
          </table:table-cell>
          <table:table-cell table:number-columns-repeated="16332"/>
        </table:table-row>
        <table:table-row table:style-name="ro1">
          <table:table-cell office:value-type="float" office:value="11790" table:style-name="ce2">
            <text:p>11790</text:p>
          </table:table-cell>
          <table:table-cell office:value-type="float" office:value="-19212770.524" table:style-name="ce2">
            <text:p>-19212770,52</text:p>
          </table:table-cell>
          <table:table-cell office:value-type="float" office:value="-14970987.562999999" table:style-name="ce3">
            <text:p>-14970987,563</text:p>
          </table:table-cell>
          <table:table-cell office:value-type="float" office:value="20206461.416000001" table:style-name="ce3">
            <text:p>20206461,416</text:p>
          </table:table-cell>
          <table:table-cell office:value-type="float" office:value="20206461.272999998" table:style-name="ce3">
            <text:p>20206461,273</text:p>
          </table:table-cell>
          <table:table-cell office:value-type="float" office:value="20206460.68" table:style-name="ce3">
            <text:p>20206460,680</text:p>
          </table:table-cell>
          <table:table-cell table:number-columns-repeated="5" table:style-name="ce3"/>
          <table:table-cell office:value-type="float" office:value="-16317151.915999999" table:style-name="ce3">
            <text:p>-16317151,916</text:p>
          </table:table-cell>
          <table:table-cell office:value-type="float" office:value="-12714661.336999999" table:style-name="ce3">
            <text:p>-12714661,337</text:p>
          </table:table-cell>
          <table:table-cell office:value-type="float" office:value="20536936.806000002" table:style-name="ce3">
            <text:p>20536936,806</text:p>
          </table:table-cell>
          <table:table-cell office:value-type="float" office:value="20536937.655999999" table:style-name="ce3">
            <text:p>20536937,656</text:p>
          </table:table-cell>
          <table:table-cell office:value-type="float" office:value="20536936.745000001" table:style-name="ce3">
            <text:p>20536936,745</text:p>
          </table:table-cell>
          <table:table-cell office:value-type="float" office:value="-10874068.901000001" table:style-name="ce3">
            <text:p>-10874068,901</text:p>
          </table:table-cell>
          <table:table-cell office:value-type="float" office:value="-8473299.7899999991" table:style-name="ce3">
            <text:p>-8473299,790</text:p>
          </table:table-cell>
          <table:table-cell office:value-type="float" office:value="22078963.482999999" table:style-name="ce3">
            <text:p>22078963,483</text:p>
          </table:table-cell>
          <table:table-cell office:value-type="float" office:value="22078964.002" table:style-name="ce3">
            <text:p>22078964,002</text:p>
          </table:table-cell>
          <table:table-cell office:value-type="float" office:value="22078963.807999998" table:style-name="ce3">
            <text:p>22078963,808</text:p>
          </table:table-cell>
          <table:table-cell office:value-type="float" office:value="-13318144.674000001" table:style-name="ce3">
            <text:p>-13318144,674</text:p>
          </table:table-cell>
          <table:table-cell office:value-type="float" office:value="-10377774.055" table:style-name="ce3">
            <text:p>-10377774,055</text:p>
          </table:table-cell>
          <table:table-cell office:value-type="float" office:value="21731855.579" table:style-name="ce3">
            <text:p>21731855,579</text:p>
          </table:table-cell>
          <table:table-cell office:value-type="float" office:value="21731853.769000001" table:style-name="ce3">
            <text:p>21731853,769</text:p>
          </table:table-cell>
          <table:table-cell office:value-type="float" office:value="21731854.886999998" table:style-name="ce3">
            <text:p>21731854,887</text:p>
          </table:table-cell>
          <table:table-cell table:style-name="ce2"/>
          <table:table-cell office:value-type="float" office:value="-20617259.848999999" table:style-name="ce3">
            <text:p>-20617259,849</text:p>
          </table:table-cell>
          <table:table-cell office:value-type="float" office:value="-16065394.505000001" table:style-name="ce3">
            <text:p>-16065394,505</text:p>
          </table:table-cell>
          <table:table-cell office:value-type="float" office:value="20206437.228999998" table:style-name="ce3">
            <text:p>20206437,229</text:p>
          </table:table-cell>
          <table:table-cell office:value-type="float" office:value="20206435.441" table:style-name="ce3">
            <text:p>20206435,441</text:p>
          </table:table-cell>
          <table:table-cell office:value-type="float" office:value="20206437.120999999" table:style-name="ce3">
            <text:p>20206437,121</text:p>
          </table:table-cell>
          <table:table-cell table:number-columns-repeated="5" table:style-name="ce3"/>
          <table:table-cell office:value-type="float" office:value="-16702203.627" table:style-name="ce3">
            <text:p>-16702203,627</text:p>
          </table:table-cell>
          <table:table-cell office:value-type="float" office:value="-13014701.902000001" table:style-name="ce3">
            <text:p>-13014701,902</text:p>
          </table:table-cell>
          <table:table-cell office:value-type="float" office:value="20536914.385000002" table:style-name="ce3">
            <text:p>20536914,385</text:p>
          </table:table-cell>
          <table:table-cell office:value-type="float" office:value="20536912.440000001" table:style-name="ce3">
            <text:p>20536912,440</text:p>
          </table:table-cell>
          <table:table-cell office:value-type="float" office:value="20536914.162" table:style-name="ce3">
            <text:p>20536914,162</text:p>
          </table:table-cell>
          <table:table-cell office:value-type="float" office:value="-11638457.26" table:style-name="ce3">
            <text:p>-11638457,260</text:p>
          </table:table-cell>
          <table:table-cell office:value-type="float" office:value="-9068926.9920000006" table:style-name="ce3">
            <text:p>-9068926,992</text:p>
          </table:table-cell>
          <table:table-cell office:value-type="float" office:value="22078940.302999999" table:style-name="ce3">
            <text:p>22078940,303</text:p>
          </table:table-cell>
          <table:table-cell office:value-type="float" office:value="22078938.772" table:style-name="ce3">
            <text:p>22078938,772</text:p>
          </table:table-cell>
          <table:table-cell office:value-type="float" office:value="22078939.877999999" table:style-name="ce3">
            <text:p>22078939,878</text:p>
          </table:table-cell>
          <table:table-cell office:value-type="float" office:value="-13913681.362" table:style-name="ce3">
            <text:p>-13913681,362</text:p>
          </table:table-cell>
          <table:table-cell office:value-type="float" office:value="-10841828.882999999" table:style-name="ce3">
            <text:p>-10841828,883</text:p>
          </table:table-cell>
          <table:table-cell office:value-type="float" office:value="21731838.363000002" table:style-name="ce3">
            <text:p>21731838,363</text:p>
          </table:table-cell>
          <table:table-cell office:value-type="float" office:value="21731836.041999999" table:style-name="ce3">
            <text:p>21731836,042</text:p>
          </table:table-cell>
          <table:table-cell office:value-type="float" office:value="21731838.092999998" table:style-name="ce3">
            <text:p>21731838,093</text:p>
          </table:table-cell>
          <table:table-cell table:number-columns-repeated="16332"/>
        </table:table-row>
        <table:table-row table:style-name="ro1">
          <table:table-cell office:value-type="float" office:value="11820" table:style-name="ce2">
            <text:p>11820</text:p>
          </table:table-cell>
          <table:table-cell office:value-type="float" office:value="-19176298.555" table:style-name="ce2">
            <text:p>-19176298,56</text:p>
          </table:table-cell>
          <table:table-cell office:value-type="float" office:value="-14942567.843" table:style-name="ce3">
            <text:p>-14942567,843</text:p>
          </table:table-cell>
          <table:table-cell office:value-type="float" office:value="20213400.875999998" table:style-name="ce3">
            <text:p>20213400,876</text:p>
          </table:table-cell>
          <table:table-cell office:value-type="float" office:value="20213401.693999998" table:style-name="ce3">
            <text:p>20213401,694</text:p>
          </table:table-cell>
          <table:table-cell office:value-type="float" office:value="20213400.59" table:style-name="ce3">
            <text:p>20213400,590</text:p>
          </table:table-cell>
          <table:table-cell table:number-columns-repeated="5" table:style-name="ce3"/>
          <table:table-cell office:value-type="float" office:value="-16313564.591" table:style-name="ce3">
            <text:p>-16313564,591</text:p>
          </table:table-cell>
          <table:table-cell office:value-type="float" office:value="-12711866.021" table:style-name="ce3">
            <text:p>-12711866,021</text:p>
          </table:table-cell>
          <table:table-cell office:value-type="float" office:value="20537619.272999998" table:style-name="ce3">
            <text:p>20537619,273</text:p>
          </table:table-cell>
          <table:table-cell office:value-type="float" office:value="20537620.109000001" table:style-name="ce3">
            <text:p>20537620,109</text:p>
          </table:table-cell>
          <table:table-cell office:value-type="float" office:value="20537619.372000001" table:style-name="ce3">
            <text:p>20537619,372</text:p>
          </table:table-cell>
          <table:table-cell office:value-type="float" office:value="-10937291.210999999" table:style-name="ce3">
            <text:p>-10937291,211</text:p>
          </table:table-cell>
          <table:table-cell office:value-type="float" office:value="-8522563.9299999997" table:style-name="ce3">
            <text:p>-8522563,930</text:p>
          </table:table-cell>
          <table:table-cell office:value-type="float" office:value="22066932.666999999" table:style-name="ce3">
            <text:p>22066932,667</text:p>
          </table:table-cell>
          <table:table-cell office:value-type="float" office:value="22066934.149" table:style-name="ce3">
            <text:p>22066934,149</text:p>
          </table:table-cell>
          <table:table-cell office:value-type="float" office:value="22066932.625999998" table:style-name="ce3">
            <text:p>22066932,626</text:p>
          </table:table-cell>
          <table:table-cell office:value-type="float" office:value="-13416193.813999999" table:style-name="ce3">
            <text:p>-13416193,814</text:p>
          </table:table-cell>
          <table:table-cell office:value-type="float" office:value="-10454175.982999999" table:style-name="ce3">
            <text:p>-10454175,983</text:p>
          </table:table-cell>
          <table:table-cell office:value-type="float" office:value="21713197.017999999" table:style-name="ce3">
            <text:p>21713197,018</text:p>
          </table:table-cell>
          <table:table-cell office:value-type="float" office:value="21713195.785" table:style-name="ce3">
            <text:p>21713195,785</text:p>
          </table:table-cell>
          <table:table-cell office:value-type="float" office:value="21713196.530000001" table:style-name="ce3">
            <text:p>21713196,530</text:p>
          </table:table-cell>
          <table:table-cell table:style-name="ce2"/>
          <table:table-cell office:value-type="float" office:value="-20580774.000999998" table:style-name="ce3">
            <text:p>-20580774,001</text:p>
          </table:table-cell>
          <table:table-cell office:value-type="float" office:value="-16036963.971999999" table:style-name="ce3">
            <text:p>-16036963,972</text:p>
          </table:table-cell>
          <table:table-cell office:value-type="float" office:value="20213380.609000001" table:style-name="ce3">
            <text:p>20213380,609</text:p>
          </table:table-cell>
          <table:table-cell office:value-type="float" office:value="20213378.373" table:style-name="ce3">
            <text:p>20213378,373</text:p>
          </table:table-cell>
          <table:table-cell office:value-type="float" office:value="20213379.980999999" table:style-name="ce3">
            <text:p>20213379,981</text:p>
          </table:table-cell>
          <table:table-cell table:number-columns-repeated="5" table:style-name="ce3"/>
          <table:table-cell office:value-type="float" office:value="-16698602.487" table:style-name="ce3">
            <text:p>-16698602,487</text:p>
          </table:table-cell>
          <table:table-cell office:value-type="float" office:value="-13011895.819" table:style-name="ce3">
            <text:p>-13011895,819</text:p>
          </table:table-cell>
          <table:table-cell office:value-type="float" office:value="20537600.173999999" table:style-name="ce3">
            <text:p>20537600,174</text:p>
          </table:table-cell>
          <table:table-cell office:value-type="float" office:value="20537597.625999998" table:style-name="ce3">
            <text:p>20537597,626</text:p>
          </table:table-cell>
          <table:table-cell office:value-type="float" office:value="20537599.504999999" table:style-name="ce3">
            <text:p>20537599,505</text:p>
          </table:table-cell>
          <table:table-cell office:value-type="float" office:value="-11701665.573999999" table:style-name="ce3">
            <text:p>-11701665,574</text:p>
          </table:table-cell>
          <table:table-cell office:value-type="float" office:value="-9118180.2119999994" table:style-name="ce3">
            <text:p>-9118180,212</text:p>
          </table:table-cell>
          <table:table-cell office:value-type="float" office:value="22066912.004999999" table:style-name="ce3">
            <text:p>22066912,005</text:p>
          </table:table-cell>
          <table:table-cell office:value-type="float" office:value="22066910.741" table:style-name="ce3">
            <text:p>22066910,741</text:p>
          </table:table-cell>
          <table:table-cell office:value-type="float" office:value="22066911.215" table:style-name="ce3">
            <text:p>22066911,215</text:p>
          </table:table-cell>
          <table:table-cell office:value-type="float" office:value="-14011716.698000001" table:style-name="ce3">
            <text:p>-14011716,698</text:p>
          </table:table-cell>
          <table:table-cell office:value-type="float" office:value="-10918220.062000001" table:style-name="ce3">
            <text:p>-10918220,062</text:p>
          </table:table-cell>
          <table:table-cell office:value-type="float" office:value="21713183.548" table:style-name="ce3">
            <text:p>21713183,548</text:p>
          </table:table-cell>
          <table:table-cell office:value-type="float" office:value="21713179.732000001" table:style-name="ce3">
            <text:p>21713179,732</text:p>
          </table:table-cell>
          <table:table-cell office:value-type="float" office:value="21713183.142000001" table:style-name="ce3">
            <text:p>21713183,142</text:p>
          </table:table-cell>
          <table:table-cell table:number-columns-repeated="16332"/>
        </table:table-row>
        <table:table-row table:style-name="ro1">
          <table:table-cell office:value-type="float" office:value="11850" table:style-name="ce2">
            <text:p>11850</text:p>
          </table:table-cell>
          <table:table-cell office:value-type="float" office:value="-19139511.557999998" table:style-name="ce2">
            <text:p>-19139511,56</text:p>
          </table:table-cell>
          <table:table-cell office:value-type="float" office:value="-14913902.646" table:style-name="ce3">
            <text:p>-14913902,646</text:p>
          </table:table-cell>
          <table:table-cell office:value-type="float" office:value="20220401.749000002" table:style-name="ce3">
            <text:p>20220401,749</text:p>
          </table:table-cell>
          <table:table-cell office:value-type="float" office:value="20220402.048" table:style-name="ce3">
            <text:p>20220402,048</text:p>
          </table:table-cell>
          <table:table-cell office:value-type="float" office:value="20220401.002" table:style-name="ce3">
            <text:p>20220401,002</text:p>
          </table:table-cell>
          <table:table-cell table:number-columns-repeated="5" table:style-name="ce3"/>
          <table:table-cell office:value-type="float" office:value="-16309657.512" table:style-name="ce3">
            <text:p>-16309657,512</text:p>
          </table:table-cell>
          <table:table-cell office:value-type="float" office:value="-12708821.544" table:style-name="ce3">
            <text:p>-12708821,544</text:p>
          </table:table-cell>
          <table:table-cell office:value-type="float" office:value="20538363.489" table:style-name="ce3">
            <text:p>20538363,489</text:p>
          </table:table-cell>
          <table:table-cell office:value-type="float" office:value="20538363.497000001" table:style-name="ce3">
            <text:p>20538363,497</text:p>
          </table:table-cell>
          <table:table-cell office:value-type="float" office:value="20538362.960999999" table:style-name="ce3">
            <text:p>20538362,961</text:p>
          </table:table-cell>
          <table:table-cell office:value-type="float" office:value="-11000026.890000001" table:style-name="ce3">
            <text:p>-11000026,890</text:p>
          </table:table-cell>
          <table:table-cell office:value-type="float" office:value="-8571448.8589999992" table:style-name="ce3">
            <text:p>-8571448,859</text:p>
          </table:table-cell>
          <table:table-cell office:value-type="float" office:value="22054995.182999998" table:style-name="ce3">
            <text:p>22054995,183</text:p>
          </table:table-cell>
          <table:table-cell office:value-type="float" office:value="22054995.074999999" table:style-name="ce3">
            <text:p>22054995,075</text:p>
          </table:table-cell>
          <table:table-cell office:value-type="float" office:value="22054994.397" table:style-name="ce3">
            <text:p>22054994,397</text:p>
          </table:table-cell>
          <table:table-cell office:value-type="float" office:value="-13513879.77" table:style-name="ce3">
            <text:p>-13513879,770</text:p>
          </table:table-cell>
          <table:table-cell office:value-type="float" office:value="-10530294.914999999" table:style-name="ce3">
            <text:p>-10530294,915</text:p>
          </table:table-cell>
          <table:table-cell office:value-type="float" office:value="21694607.874000002" table:style-name="ce3">
            <text:p>21694607,874</text:p>
          </table:table-cell>
          <table:table-cell office:value-type="float" office:value="21694606.776999999" table:style-name="ce3">
            <text:p>21694606,777</text:p>
          </table:table-cell>
          <table:table-cell office:value-type="float" office:value="21694607.348999999" table:style-name="ce3">
            <text:p>21694607,349</text:p>
          </table:table-cell>
          <table:table-cell table:style-name="ce2"/>
          <table:table-cell office:value-type="float" office:value="-20543984.717999998" table:style-name="ce3">
            <text:p>-20543984,718</text:p>
          </table:table-cell>
          <table:table-cell office:value-type="float" office:value="-16008296.992000001" table:style-name="ce3">
            <text:p>-16008296,992</text:p>
          </table:table-cell>
          <table:table-cell office:value-type="float" office:value="20220380.864999998" table:style-name="ce3">
            <text:p>20220380,865</text:p>
          </table:table-cell>
          <table:table-cell office:value-type="float" office:value="20220379.030999999" table:style-name="ce3">
            <text:p>20220379,031</text:p>
          </table:table-cell>
          <table:table-cell office:value-type="float" office:value="20220380.585000001" table:style-name="ce3">
            <text:p>20220380,585</text:p>
          </table:table-cell>
          <table:table-cell table:number-columns-repeated="5" table:style-name="ce3"/>
          <table:table-cell office:value-type="float" office:value="-16694693.179" table:style-name="ce3">
            <text:p>-16694693,179</text:p>
          </table:table-cell>
          <table:table-cell office:value-type="float" office:value="-13008849.604" table:style-name="ce3">
            <text:p>-13008849,604</text:p>
          </table:table-cell>
          <table:table-cell office:value-type="float" office:value="20538344.135000002" table:style-name="ce3">
            <text:p>20538344,135</text:p>
          </table:table-cell>
          <table:table-cell office:value-type="float" office:value="20538341.524999999" table:style-name="ce3">
            <text:p>20538341,525</text:p>
          </table:table-cell>
          <table:table-cell office:value-type="float" office:value="20538343.352000002" table:style-name="ce3">
            <text:p>20538343,352</text:p>
          </table:table-cell>
          <table:table-cell office:value-type="float" office:value="-11764398.833000001" table:style-name="ce3">
            <text:p>-11764398,833</text:p>
          </table:table-cell>
          <table:table-cell office:value-type="float" office:value="-9167063.2809999995" table:style-name="ce3">
            <text:p>-9167063,281</text:p>
          </table:table-cell>
          <table:table-cell office:value-type="float" office:value="22054974.673" table:style-name="ce3">
            <text:p>22054974,673</text:p>
          </table:table-cell>
          <table:table-cell office:value-type="float" office:value="22054973.388" table:style-name="ce3">
            <text:p>22054973,388</text:p>
          </table:table-cell>
          <table:table-cell office:value-type="float" office:value="22054973.956999999" table:style-name="ce3">
            <text:p>22054973,957</text:p>
          </table:table-cell>
          <table:table-cell office:value-type="float" office:value="-14109400.452" table:style-name="ce3">
            <text:p>-14109400,452</text:p>
          </table:table-cell>
          <table:table-cell office:value-type="float" office:value="-10994337.261" table:style-name="ce3">
            <text:p>-10994337,261</text:p>
          </table:table-cell>
          <table:table-cell office:value-type="float" office:value="21694594.844000001" table:style-name="ce3">
            <text:p>21694594,844</text:p>
          </table:table-cell>
          <table:table-cell office:value-type="float" office:value="21694591.778000001" table:style-name="ce3">
            <text:p>21694591,778</text:p>
          </table:table-cell>
          <table:table-cell office:value-type="float" office:value="21694594.182" table:style-name="ce3">
            <text:p>21694594,182</text:p>
          </table:table-cell>
          <table:table-cell table:number-columns-repeated="16332"/>
        </table:table-row>
        <table:table-row table:style-name="ro1">
          <table:table-cell office:value-type="float" office:value="11880" table:style-name="ce2">
            <text:p>11880</text:p>
          </table:table-cell>
          <table:table-cell office:value-type="float" office:value="-19102410.228999998" table:style-name="ce2">
            <text:p>-19102410,23</text:p>
          </table:table-cell>
          <table:table-cell office:value-type="float" office:value="-14884992.515000001" table:style-name="ce3">
            <text:p>-14884992,515</text:p>
          </table:table-cell>
          <table:table-cell office:value-type="float" office:value="20227461.934" table:style-name="ce3">
            <text:p>20227461,934</text:p>
          </table:table-cell>
          <table:table-cell office:value-type="float" office:value="20227462.131999999" table:style-name="ce3">
            <text:p>20227462,132</text:p>
          </table:table-cell>
          <table:table-cell office:value-type="float" office:value="20227461.473999999" table:style-name="ce3">
            <text:p>20227461,474</text:p>
          </table:table-cell>
          <table:table-cell table:number-columns-repeated="5" table:style-name="ce3"/>
          <table:table-cell office:value-type="float" office:value="-16305431.237" table:style-name="ce3">
            <text:p>-16305431,237</text:p>
          </table:table-cell>
          <table:table-cell office:value-type="float" office:value="-12705528.345000001" table:style-name="ce3">
            <text:p>-12705528,345</text:p>
          </table:table-cell>
          <table:table-cell office:value-type="float" office:value="20539167.287999999" table:style-name="ce3">
            <text:p>20539167,288</text:p>
          </table:table-cell>
          <table:table-cell office:value-type="float" office:value="20539167.839000002" table:style-name="ce3">
            <text:p>20539167,839</text:p>
          </table:table-cell>
          <table:table-cell office:value-type="float" office:value="20539166.938999999" table:style-name="ce3">
            <text:p>20539166,939</text:p>
          </table:table-cell>
          <table:table-cell office:value-type="float" office:value="-11062272.890000001" table:style-name="ce3">
            <text:p>-11062272,890</text:p>
          </table:table-cell>
          <table:table-cell office:value-type="float" office:value="-8619952.2420000006" table:style-name="ce3">
            <text:p>-8619952,242</text:p>
          </table:table-cell>
          <table:table-cell office:value-type="float" office:value="22043149.379999999" table:style-name="ce3">
            <text:p>22043149,380</text:p>
          </table:table-cell>
          <table:table-cell office:value-type="float" office:value="22043150.960000001" table:style-name="ce3">
            <text:p>22043150,960</text:p>
          </table:table-cell>
          <table:table-cell office:value-type="float" office:value="22043149.32" table:style-name="ce3">
            <text:p>22043149,320</text:p>
          </table:table-cell>
          <table:table-cell office:value-type="float" office:value="-13611198.536" table:style-name="ce3">
            <text:p>-13611198,536</text:p>
          </table:table-cell>
          <table:table-cell office:value-type="float" office:value="-10606127.706" table:style-name="ce3">
            <text:p>-10606127,706</text:p>
          </table:table-cell>
          <table:table-cell office:value-type="float" office:value="21676088.818" table:style-name="ce3">
            <text:p>21676088,818</text:p>
          </table:table-cell>
          <table:table-cell office:value-type="float" office:value="21676087.291000001" table:style-name="ce3">
            <text:p>21676087,291</text:p>
          </table:table-cell>
          <table:table-cell office:value-type="float" office:value="21676088.405000001" table:style-name="ce3">
            <text:p>21676088,405</text:p>
          </table:table-cell>
          <table:table-cell table:style-name="ce2"/>
          <table:table-cell office:value-type="float" office:value="-20506885.824999999" table:style-name="ce3">
            <text:p>-20506885,825</text:p>
          </table:table-cell>
          <table:table-cell office:value-type="float" office:value="-15979388.763" table:style-name="ce3">
            <text:p>-15979388,763</text:p>
          </table:table-cell>
          <table:table-cell office:value-type="float" office:value="20227441.045000002" table:style-name="ce3">
            <text:p>20227441,045</text:p>
          </table:table-cell>
          <table:table-cell office:value-type="float" office:value="20227438.577" table:style-name="ce3">
            <text:p>20227438,577</text:p>
          </table:table-cell>
          <table:table-cell office:value-type="float" office:value="20227440.541000001" table:style-name="ce3">
            <text:p>20227440,541</text:p>
          </table:table-cell>
          <table:table-cell table:number-columns-repeated="5" table:style-name="ce3"/>
          <table:table-cell office:value-type="float" office:value="-16690469.395" table:style-name="ce3">
            <text:p>-16690469,395</text:p>
          </table:table-cell>
          <table:table-cell office:value-type="float" office:value="-13005558.347999999" table:style-name="ce3">
            <text:p>-13005558,348</text:p>
          </table:table-cell>
          <table:table-cell office:value-type="float" office:value="20539147.271000002" table:style-name="ce3">
            <text:p>20539147,271</text:p>
          </table:table-cell>
          <table:table-cell office:value-type="float" office:value="20539145.366" table:style-name="ce3">
            <text:p>20539145,366</text:p>
          </table:table-cell>
          <table:table-cell office:value-type="float" office:value="20539147.041000001" table:style-name="ce3">
            <text:p>20539147,041</text:p>
          </table:table-cell>
          <table:table-cell office:value-type="float" office:value="-11826647.145" table:style-name="ce3">
            <text:p>-11826647,145</text:p>
          </table:table-cell>
          <table:table-cell office:value-type="float" office:value="-9215568.4539999999" table:style-name="ce3">
            <text:p>-9215568,454</text:p>
          </table:table-cell>
          <table:table-cell office:value-type="float" office:value="22043129.784000002" table:style-name="ce3">
            <text:p>22043129,784</text:p>
          </table:table-cell>
          <table:table-cell office:value-type="float" office:value="22043126.949000001" table:style-name="ce3">
            <text:p>22043126,949</text:p>
          </table:table-cell>
          <table:table-cell office:value-type="float" office:value="22043128.848000001" table:style-name="ce3">
            <text:p>22043128,848</text:p>
          </table:table-cell>
          <table:table-cell office:value-type="float" office:value="-14206721.727" table:style-name="ce3">
            <text:p>-14206721,727</text:p>
          </table:table-cell>
          <table:table-cell office:value-type="float" office:value="-11070172.030999999" table:style-name="ce3">
            <text:p>-11070172,031</text:p>
          </table:table-cell>
          <table:table-cell office:value-type="float" office:value="21676073.765000001" table:style-name="ce3">
            <text:p>21676073,765</text:p>
          </table:table-cell>
          <table:table-cell office:value-type="float" office:value="21676072.008000001" table:style-name="ce3">
            <text:p>21676072,008</text:p>
          </table:table-cell>
          <table:table-cell office:value-type="float" office:value="21676074.318999998" table:style-name="ce3">
            <text:p>21676074,319</text:p>
          </table:table-cell>
          <table:table-cell table:number-columns-repeated="16332"/>
        </table:table-row>
        <table:table-row table:style-name="ro1">
          <table:table-cell office:value-type="float" office:value="11910" table:style-name="ce2">
            <text:p>11910</text:p>
          </table:table-cell>
          <table:table-cell office:value-type="float" office:value="-19065003.877999999" table:style-name="ce2">
            <text:p>-19065003,88</text:p>
          </table:table-cell>
          <table:table-cell office:value-type="float" office:value="-14855844.702" table:style-name="ce3">
            <text:p>-14855844,702</text:p>
          </table:table-cell>
          <table:table-cell office:value-type="float" office:value="20234580.363000002" table:style-name="ce3">
            <text:p>20234580,363</text:p>
          </table:table-cell>
          <table:table-cell office:value-type="float" office:value="20234580.456999999" table:style-name="ce3">
            <text:p>20234580,457</text:p>
          </table:table-cell>
          <table:table-cell office:value-type="float" office:value="20234579.813999999" table:style-name="ce3">
            <text:p>20234579,814</text:p>
          </table:table-cell>
          <table:table-cell table:number-columns-repeated="5" table:style-name="ce3"/>
          <table:table-cell office:value-type="float" office:value="-16300894.754000001" table:style-name="ce3">
            <text:p>-16300894,754</text:p>
          </table:table-cell>
          <table:table-cell office:value-type="float" office:value="-12701993.421" table:style-name="ce3">
            <text:p>-12701993,421</text:p>
          </table:table-cell>
          <table:table-cell office:value-type="float" office:value="20540030.602000002" table:style-name="ce3">
            <text:p>20540030,602</text:p>
          </table:table-cell>
          <table:table-cell office:value-type="float" office:value="20540031.298" table:style-name="ce3">
            <text:p>20540031,298</text:p>
          </table:table-cell>
          <table:table-cell office:value-type="float" office:value="20540030.300000001" table:style-name="ce3">
            <text:p>20540030,300</text:p>
          </table:table-cell>
          <table:table-cell office:value-type="float" office:value="-11124034.915999999" table:style-name="ce3">
            <text:p>-11124034,916</text:p>
          </table:table-cell>
          <table:table-cell office:value-type="float" office:value="-8668078.4969999995" table:style-name="ce3">
            <text:p>-8668078,497</text:p>
          </table:table-cell>
          <table:table-cell office:value-type="float" office:value="22031397.732000001" table:style-name="ce3">
            <text:p>22031397,732</text:p>
          </table:table-cell>
          <table:table-cell office:value-type="float" office:value="22031397.905999999" table:style-name="ce3">
            <text:p>22031397,906</text:p>
          </table:table-cell>
          <table:table-cell office:value-type="float" office:value="22031396.855" table:style-name="ce3">
            <text:p>22031396,855</text:p>
          </table:table-cell>
          <table:table-cell office:value-type="float" office:value="-13708155.316" table:style-name="ce3">
            <text:p>-13708155,316</text:p>
          </table:table-cell>
          <table:table-cell office:value-type="float" office:value="-10681678.448999999" table:style-name="ce3">
            <text:p>-10681678,449</text:p>
          </table:table-cell>
          <table:table-cell office:value-type="float" office:value="21657638.693" table:style-name="ce3">
            <text:p>21657638,693</text:p>
          </table:table-cell>
          <table:table-cell office:value-type="float" office:value="21657637.320999999" table:style-name="ce3">
            <text:p>21657637,321</text:p>
          </table:table-cell>
          <table:table-cell office:value-type="float" office:value="21657638.449000001" table:style-name="ce3">
            <text:p>21657638,449</text:p>
          </table:table-cell>
          <table:table-cell table:style-name="ce2"/>
          <table:table-cell office:value-type="float" office:value="-20469483.295000002" table:style-name="ce3">
            <text:p>-20469483,295</text:p>
          </table:table-cell>
          <table:table-cell office:value-type="float" office:value="-15950243.933" table:style-name="ce3">
            <text:p>-15950243,933</text:p>
          </table:table-cell>
          <table:table-cell office:value-type="float" office:value="20234558.168000001" table:style-name="ce3">
            <text:p>20234558,168</text:p>
          </table:table-cell>
          <table:table-cell office:value-type="float" office:value="20234556.346999999" table:style-name="ce3">
            <text:p>20234556,347</text:p>
          </table:table-cell>
          <table:table-cell office:value-type="float" office:value="20234558.146000002" table:style-name="ce3">
            <text:p>20234558,146</text:p>
          </table:table-cell>
          <table:table-cell table:number-columns-repeated="5" table:style-name="ce3"/>
          <table:table-cell office:value-type="float" office:value="-16685936.799000001" table:style-name="ce3">
            <text:p>-16685936,799</text:p>
          </table:table-cell>
          <table:table-cell office:value-type="float" office:value="-13002026.453" table:style-name="ce3">
            <text:p>-13002026,453</text:p>
          </table:table-cell>
          <table:table-cell office:value-type="float" office:value="20540009.405999999" table:style-name="ce3">
            <text:p>20540009,406</text:p>
          </table:table-cell>
          <table:table-cell office:value-type="float" office:value="20540007.890000001" table:style-name="ce3">
            <text:p>20540007,890</text:p>
          </table:table-cell>
          <table:table-cell office:value-type="float" office:value="20540009.662999999" table:style-name="ce3">
            <text:p>20540009,663</text:p>
          </table:table-cell>
          <table:table-cell office:value-type="float" office:value="-11888412.889" table:style-name="ce3">
            <text:p>-11888412,889</text:p>
          </table:table-cell>
          <table:table-cell office:value-type="float" office:value="-9263697.6009999998" table:style-name="ce3">
            <text:p>-9263697,601</text:p>
          </table:table-cell>
          <table:table-cell office:value-type="float" office:value="22031374.741" table:style-name="ce3">
            <text:p>22031374,741</text:p>
          </table:table-cell>
          <table:table-cell office:value-type="float" office:value="22031374.208000001" table:style-name="ce3">
            <text:p>22031374,208</text:p>
          </table:table-cell>
          <table:table-cell office:value-type="float" office:value="22031375.061999999" table:style-name="ce3">
            <text:p>22031375,062</text:p>
          </table:table-cell>
          <table:table-cell office:value-type="float" office:value="-14303682.413000001" table:style-name="ce3">
            <text:p>-14303682,413</text:p>
          </table:table-cell>
          <table:table-cell office:value-type="float" office:value="-11145725.812999999" table:style-name="ce3">
            <text:p>-11145725,813</text:p>
          </table:table-cell>
          <table:table-cell office:value-type="float" office:value="21657624.555" table:style-name="ce3">
            <text:p>21657624,555</text:p>
          </table:table-cell>
          <table:table-cell office:value-type="float" office:value="21657620.489999998" table:style-name="ce3">
            <text:p>21657620,490</text:p>
          </table:table-cell>
          <table:table-cell office:value-type="float" office:value="21657623.605" table:style-name="ce3">
            <text:p>21657623,605</text:p>
          </table:table-cell>
          <table:table-cell table:number-columns-repeated="16332"/>
        </table:table-row>
        <table:table-row table:style-name="ro1">
          <table:table-cell office:value-type="float" office:value="11940" table:style-name="ce2">
            <text:p>11940</text:p>
          </table:table-cell>
          <table:table-cell office:value-type="float" office:value="-19027295.789000001" table:style-name="ce2">
            <text:p>-19027295,79</text:p>
          </table:table-cell>
          <table:table-cell office:value-type="float" office:value="-14826461.767999999" table:style-name="ce3">
            <text:p>-14826461,768</text:p>
          </table:table-cell>
          <table:table-cell office:value-type="float" office:value="20241755.482999999" table:style-name="ce3">
            <text:p>20241755,483</text:p>
          </table:table-cell>
          <table:table-cell office:value-type="float" office:value="20241756.087000001" table:style-name="ce3">
            <text:p>20241756,087</text:p>
          </table:table-cell>
          <table:table-cell office:value-type="float" office:value="20241755.199000001" table:style-name="ce3">
            <text:p>20241755,199</text:p>
          </table:table-cell>
          <table:table-cell table:number-columns-repeated="5" table:style-name="ce3"/>
          <table:table-cell office:value-type="float" office:value="-16296051.639" table:style-name="ce3">
            <text:p>-16296051,639</text:p>
          </table:table-cell>
          <table:table-cell office:value-type="float" office:value="-12698219.566" table:style-name="ce3">
            <text:p>-12698219,566</text:p>
          </table:table-cell>
          <table:table-cell office:value-type="float" office:value="20540951.592999998" table:style-name="ce3">
            <text:p>20540951,593</text:p>
          </table:table-cell>
          <table:table-cell office:value-type="float" office:value="20540952.857000001" table:style-name="ce3">
            <text:p>20540952,857</text:p>
          </table:table-cell>
          <table:table-cell office:value-type="float" office:value="20540951.603999998" table:style-name="ce3">
            <text:p>20540951,604</text:p>
          </table:table-cell>
          <table:table-cell office:value-type="float" office:value="-11185312.893999999" table:style-name="ce3">
            <text:p>-11185312,894</text:p>
          </table:table-cell>
          <table:table-cell office:value-type="float" office:value="-8715827.5610000007" table:style-name="ce3">
            <text:p>-8715827,561</text:p>
          </table:table-cell>
          <table:table-cell office:value-type="float" office:value="22019736.971000001" table:style-name="ce3">
            <text:p>22019736,971</text:p>
          </table:table-cell>
          <table:table-cell office:value-type="float" office:value="22019736.921" table:style-name="ce3">
            <text:p>22019736,921</text:p>
          </table:table-cell>
          <table:table-cell office:value-type="float" office:value="22019735.702" table:style-name="ce3">
            <text:p>22019735,702</text:p>
          </table:table-cell>
          <table:table-cell office:value-type="float" office:value="-13804749.528000001" table:style-name="ce3">
            <text:p>-13804749,528</text:p>
          </table:table-cell>
          <table:table-cell office:value-type="float" office:value="-10756946.666999999" table:style-name="ce3">
            <text:p>-10756946,667</text:p>
          </table:table-cell>
          <table:table-cell office:value-type="float" office:value="21639257.41" table:style-name="ce3">
            <text:p>21639257,410</text:p>
          </table:table-cell>
          <table:table-cell office:value-type="float" office:value="21639255.956" table:style-name="ce3">
            <text:p>21639255,956</text:p>
          </table:table-cell>
          <table:table-cell office:value-type="float" office:value="21639256.513999999" table:style-name="ce3">
            <text:p>21639256,514</text:p>
          </table:table-cell>
          <table:table-cell table:style-name="ce2"/>
          <table:table-cell office:value-type="float" office:value="-20431775.546" table:style-name="ce3">
            <text:p>-20431775,546</text:p>
          </table:table-cell>
          <table:table-cell office:value-type="float" office:value="-15920861.267999999" table:style-name="ce3">
            <text:p>-15920861,268</text:p>
          </table:table-cell>
          <table:table-cell office:value-type="float" office:value="20241733.883000001" table:style-name="ce3">
            <text:p>20241733,883</text:p>
          </table:table-cell>
          <table:table-cell office:value-type="float" office:value="20241731.708999999" table:style-name="ce3">
            <text:p>20241731,709</text:p>
          </table:table-cell>
          <table:table-cell office:value-type="float" office:value="20241733.802999999" table:style-name="ce3">
            <text:p>20241733,803</text:p>
          </table:table-cell>
          <table:table-cell table:number-columns-repeated="5" table:style-name="ce3"/>
          <table:table-cell office:value-type="float" office:value="-16681094.09" table:style-name="ce3">
            <text:p>-16681094,090</text:p>
          </table:table-cell>
          <table:table-cell office:value-type="float" office:value="-12998252.916999999" table:style-name="ce3">
            <text:p>-12998252,917</text:p>
          </table:table-cell>
          <table:table-cell office:value-type="float" office:value="20540931.188000001" table:style-name="ce3">
            <text:p>20540931,188</text:p>
          </table:table-cell>
          <table:table-cell office:value-type="float" office:value="20540929.550000001" table:style-name="ce3">
            <text:p>20540929,550</text:p>
          </table:table-cell>
          <table:table-cell office:value-type="float" office:value="20540931.021000002" table:style-name="ce3">
            <text:p>20540931,021</text:p>
          </table:table-cell>
          <table:table-cell office:value-type="float" office:value="-11949691.073999999" table:style-name="ce3">
            <text:p>-11949691,074</text:p>
          </table:table-cell>
          <table:table-cell office:value-type="float" office:value="-9311446.8430000003" table:style-name="ce3">
            <text:p>-9311446,843</text:p>
          </table:table-cell>
          <table:table-cell office:value-type="float" office:value="22019713.739" table:style-name="ce3">
            <text:p>22019713,739</text:p>
          </table:table-cell>
          <table:table-cell office:value-type="float" office:value="22019712.088" table:style-name="ce3">
            <text:p>22019712,088</text:p>
          </table:table-cell>
          <table:table-cell office:value-type="float" office:value="22019713.423" table:style-name="ce3">
            <text:p>22019713,423</text:p>
          </table:table-cell>
          <table:table-cell office:value-type="float" office:value="-14400277.052999999" table:style-name="ce3">
            <text:p>-14400277,053</text:p>
          </table:table-cell>
          <table:table-cell office:value-type="float" office:value="-11220994.354" table:style-name="ce3">
            <text:p>-11220994,354</text:p>
          </table:table-cell>
          <table:table-cell office:value-type="float" office:value="21639243.855999999" table:style-name="ce3">
            <text:p>21639243,856</text:p>
          </table:table-cell>
          <table:table-cell office:value-type="float" office:value="21639239.432999998" table:style-name="ce3">
            <text:p>21639239,433</text:p>
          </table:table-cell>
          <table:table-cell office:value-type="float" office:value="21639243.092999998" table:style-name="ce3">
            <text:p>21639243,093</text:p>
          </table:table-cell>
          <table:table-cell table:number-columns-repeated="16332"/>
        </table:table-row>
        <table:table-row table:style-name="ro1">
          <table:table-cell office:value-type="float" office:value="11970" table:style-name="ce2">
            <text:p>11970</text:p>
          </table:table-cell>
          <table:table-cell office:value-type="float" office:value="-18989293.787999999" table:style-name="ce2">
            <text:p>-18989293,79</text:p>
          </table:table-cell>
          <table:table-cell office:value-type="float" office:value="-14796849.818" table:style-name="ce3">
            <text:p>-14796849,818</text:p>
          </table:table-cell>
          <table:table-cell office:value-type="float" office:value="20248987.259" table:style-name="ce3">
            <text:p>20248987,259</text:p>
          </table:table-cell>
          <table:table-cell office:value-type="float" office:value="20248987.671" table:style-name="ce3">
            <text:p>20248987,671</text:p>
          </table:table-cell>
          <table:table-cell office:value-type="float" office:value="20248987.046" table:style-name="ce3">
            <text:p>20248987,046</text:p>
          </table:table-cell>
          <table:table-cell table:number-columns-repeated="5" table:style-name="ce3"/>
          <table:table-cell office:value-type="float" office:value="-16290909.34" table:style-name="ce3">
            <text:p>-16290909,340</text:p>
          </table:table-cell>
          <table:table-cell office:value-type="float" office:value="-12694212.582" table:style-name="ce3">
            <text:p>-12694212,582</text:p>
          </table:table-cell>
          <table:table-cell office:value-type="float" office:value="20541930.555" table:style-name="ce3">
            <text:p>20541930,555</text:p>
          </table:table-cell>
          <table:table-cell office:value-type="float" office:value="20541931.431000002" table:style-name="ce3">
            <text:p>20541931,431</text:p>
          </table:table-cell>
          <table:table-cell office:value-type="float" office:value="20541930.234000001" table:style-name="ce3">
            <text:p>20541930,234</text:p>
          </table:table-cell>
          <table:table-cell office:value-type="float" office:value="-11246110.452" table:style-name="ce3">
            <text:p>-11246110,452</text:p>
          </table:table-cell>
          <table:table-cell office:value-type="float" office:value="-8763202.2819999997" table:style-name="ce3">
            <text:p>-8763202,282</text:p>
          </table:table-cell>
          <table:table-cell office:value-type="float" office:value="22008166.552000001" table:style-name="ce3">
            <text:p>22008166,552</text:p>
          </table:table-cell>
          <table:table-cell office:value-type="float" office:value="22008167.863000002" table:style-name="ce3">
            <text:p>22008167,863</text:p>
          </table:table-cell>
          <table:table-cell office:value-type="float" office:value="22008165.789000001" table:style-name="ce3">
            <text:p>22008165,789</text:p>
          </table:table-cell>
          <table:table-cell office:value-type="float" office:value="-13900984.182" table:style-name="ce3">
            <text:p>-13900984,182</text:p>
          </table:table-cell>
          <table:table-cell office:value-type="float" office:value="-10831934.706" table:style-name="ce3">
            <text:p>-10831934,706</text:p>
          </table:table-cell>
          <table:table-cell office:value-type="float" office:value="21620943.739999998" table:style-name="ce3">
            <text:p>21620943,740</text:p>
          </table:table-cell>
          <table:table-cell office:value-type="float" office:value="21620943.682" table:style-name="ce3">
            <text:p>21620943,682</text:p>
          </table:table-cell>
          <table:table-cell office:value-type="float" office:value="21620944.041000001" table:style-name="ce3">
            <text:p>21620944,041</text:p>
          </table:table-cell>
          <table:table-cell table:style-name="ce2"/>
          <table:table-cell office:value-type="float" office:value="-20393758.215" table:style-name="ce3">
            <text:p>-20393758,215</text:p>
          </table:table-cell>
          <table:table-cell office:value-type="float" office:value="-15891237.370999999" table:style-name="ce3">
            <text:p>-15891237,371</text:p>
          </table:table-cell>
          <table:table-cell office:value-type="float" office:value="20248968.574000001" table:style-name="ce3">
            <text:p>20248968,574</text:p>
          </table:table-cell>
          <table:table-cell office:value-type="float" office:value="20248966.375" table:style-name="ce3">
            <text:p>20248966,375</text:p>
          </table:table-cell>
          <table:table-cell office:value-type="float" office:value="20248968.238000002" table:style-name="ce3">
            <text:p>20248968,238</text:p>
          </table:table-cell>
          <table:table-cell table:number-columns-repeated="5" table:style-name="ce3"/>
          <table:table-cell office:value-type="float" office:value="-16675936.526000001" table:style-name="ce3">
            <text:p>-16675936,526</text:p>
          </table:table-cell>
          <table:table-cell office:value-type="float" office:value="-12994234.036" table:style-name="ce3">
            <text:p>-12994234,036</text:p>
          </table:table-cell>
          <table:table-cell office:value-type="float" office:value="20541913.403000001" table:style-name="ce3">
            <text:p>20541913,403</text:p>
          </table:table-cell>
          <table:table-cell office:value-type="float" office:value="20541910.945" table:style-name="ce3">
            <text:p>20541910,945</text:p>
          </table:table-cell>
          <table:table-cell office:value-type="float" office:value="20541912.820999999" table:style-name="ce3">
            <text:p>20541912,821</text:p>
          </table:table-cell>
          <table:table-cell office:value-type="float" office:value="-12010473.198000001" table:style-name="ce3">
            <text:p>-12010473,198</text:p>
          </table:table-cell>
          <table:table-cell office:value-type="float" office:value="-9358809.523" table:style-name="ce3">
            <text:p>-9358809,523</text:p>
          </table:table-cell>
          <table:table-cell office:value-type="float" office:value="22008148.918000001" table:style-name="ce3">
            <text:p>22008148,918</text:p>
          </table:table-cell>
          <table:table-cell office:value-type="float" office:value="22008146.579999998" table:style-name="ce3">
            <text:p>22008146,580</text:p>
          </table:table-cell>
          <table:table-cell office:value-type="float" office:value="22008147.877" table:style-name="ce3">
            <text:p>22008147,877</text:p>
          </table:table-cell>
          <table:table-cell office:value-type="float" office:value="-14496496.469000001" table:style-name="ce3">
            <text:p>-14496496,469</text:p>
          </table:table-cell>
          <table:table-cell office:value-type="float" office:value="-11295970.524" table:style-name="ce3">
            <text:p>-11295970,524</text:p>
          </table:table-cell>
          <table:table-cell office:value-type="float" office:value="21620933.802000001" table:style-name="ce3">
            <text:p>21620933,802</text:p>
          </table:table-cell>
          <table:table-cell office:value-type="float" office:value="21620929.311000001" table:style-name="ce3">
            <text:p>21620929,311</text:p>
          </table:table-cell>
          <table:table-cell office:value-type="float" office:value="21620932.905000001" table:style-name="ce3">
            <text:p>21620932,905</text:p>
          </table:table-cell>
          <table:table-cell table:number-columns-repeated="16332"/>
        </table:table-row>
        <table:table-row table:style-name="ro1">
          <table:table-cell office:value-type="float" office:value="12000" table:style-name="ce2">
            <text:p>12000</text:p>
          </table:table-cell>
          <table:table-cell office:value-type="float" office:value="-18950983.914999999" table:style-name="ce2">
            <text:p>-18950983,92</text:p>
          </table:table-cell>
          <table:table-cell office:value-type="float" office:value="-14766997.969000001" table:style-name="ce3">
            <text:p>-14766997,969</text:p>
          </table:table-cell>
          <table:table-cell office:value-type="float" office:value="20256277.713" table:style-name="ce3">
            <text:p>20256277,713</text:p>
          </table:table-cell>
          <table:table-cell office:value-type="float" office:value="20256277.989999998" table:style-name="ce3">
            <text:p>20256277,990</text:p>
          </table:table-cell>
          <table:table-cell office:value-type="float" office:value="20256276.962000001" table:style-name="ce3">
            <text:p>20256276,962</text:p>
          </table:table-cell>
          <table:table-cell table:number-columns-repeated="5" table:style-name="ce3"/>
          <table:table-cell office:value-type="float" office:value="-16285453.976" table:style-name="ce3">
            <text:p>-16285453,976</text:p>
          </table:table-cell>
          <table:table-cell office:value-type="float" office:value="-12689961.642999999" table:style-name="ce3">
            <text:p>-12689961,643</text:p>
          </table:table-cell>
          <table:table-cell office:value-type="float" office:value="20542969.412999999" table:style-name="ce3">
            <text:p>20542969,413</text:p>
          </table:table-cell>
          <table:table-cell office:value-type="float" office:value="20542969.267000001" table:style-name="ce3">
            <text:p>20542969,267</text:p>
          </table:table-cell>
          <table:table-cell office:value-type="float" office:value="20542968.504000001" table:style-name="ce3">
            <text:p>20542968,504</text:p>
          </table:table-cell>
          <table:table-cell office:value-type="float" office:value="-11306410.004000001" table:style-name="ce3">
            <text:p>-11306410,004</text:p>
          </table:table-cell>
          <table:table-cell office:value-type="float" office:value="-8810188.9450000003" table:style-name="ce3">
            <text:p>-8810188,945</text:p>
          </table:table-cell>
          <table:table-cell office:value-type="float" office:value="21996691.929000001" table:style-name="ce3">
            <text:p>21996691,929</text:p>
          </table:table-cell>
          <table:table-cell office:value-type="float" office:value="21996692.963" table:style-name="ce3">
            <text:p>21996692,963</text:p>
          </table:table-cell>
          <table:table-cell office:value-type="float" office:value="21996691.708999999" table:style-name="ce3">
            <text:p>21996691,709</text:p>
          </table:table-cell>
          <table:table-cell office:value-type="float" office:value="-13996841.193" table:style-name="ce3">
            <text:p>-13996841,193</text:p>
          </table:table-cell>
          <table:table-cell office:value-type="float" office:value="-10906628.487" table:style-name="ce3">
            <text:p>-10906628,487</text:p>
          </table:table-cell>
          <table:table-cell office:value-type="float" office:value="21602703.000999998" table:style-name="ce3">
            <text:p>21602703,001</text:p>
          </table:table-cell>
          <table:table-cell office:value-type="float" office:value="21602702.188999999" table:style-name="ce3">
            <text:p>21602702,189</text:p>
          </table:table-cell>
          <table:table-cell office:value-type="float" office:value="21602702.75" table:style-name="ce3">
            <text:p>21602702,750</text:p>
          </table:table-cell>
          <table:table-cell table:style-name="ce2"/>
          <table:table-cell office:value-type="float" office:value="-20355455.671" table:style-name="ce3">
            <text:p>-20355455,671</text:p>
          </table:table-cell>
          <table:table-cell office:value-type="float" office:value="-15861391.229" table:style-name="ce3">
            <text:p>-15861391,229</text:p>
          </table:table-cell>
          <table:table-cell office:value-type="float" office:value="20256256.561999999" table:style-name="ce3">
            <text:p>20256256,562</text:p>
          </table:table-cell>
          <table:table-cell office:value-type="float" office:value="20256255.120000001" table:style-name="ce3">
            <text:p>20256255,120</text:p>
          </table:table-cell>
          <table:table-cell office:value-type="float" office:value="20256256.598000001" table:style-name="ce3">
            <text:p>20256256,598</text:p>
          </table:table-cell>
          <table:table-cell table:number-columns-repeated="5" table:style-name="ce3"/>
          <table:table-cell office:value-type="float" office:value="-16670488.548" table:style-name="ce3">
            <text:p>-16670488,548</text:p>
          </table:table-cell>
          <table:table-cell office:value-type="float" office:value="-12989988.855" table:style-name="ce3">
            <text:p>-12989988,855</text:p>
          </table:table-cell>
          <table:table-cell office:value-type="float" office:value="20542949.550999999" table:style-name="ce3">
            <text:p>20542949,551</text:p>
          </table:table-cell>
          <table:table-cell office:value-type="float" office:value="20542947.602000002" table:style-name="ce3">
            <text:p>20542947,602</text:p>
          </table:table-cell>
          <table:table-cell office:value-type="float" office:value="20542949.362" table:style-name="ce3">
            <text:p>20542949,362</text:p>
          </table:table-cell>
          <table:table-cell office:value-type="float" office:value="-12070779.957" table:style-name="ce3">
            <text:p>-12070779,957</text:p>
          </table:table-cell>
          <table:table-cell office:value-type="float" office:value="-9405801.8129999992" table:style-name="ce3">
            <text:p>-9405801,813</text:p>
          </table:table-cell>
          <table:table-cell office:value-type="float" office:value="21996672.370999999" table:style-name="ce3">
            <text:p>21996672,371</text:p>
          </table:table-cell>
          <table:table-cell office:value-type="float" office:value="21996670.416000001" table:style-name="ce3">
            <text:p>21996670,416</text:p>
          </table:table-cell>
          <table:table-cell office:value-type="float" office:value="21996671.713" table:style-name="ce3">
            <text:p>21996671,713</text:p>
          </table:table-cell>
          <table:table-cell office:value-type="float" office:value="-14592360.881999999" table:style-name="ce3">
            <text:p>-14592360,882</text:p>
          </table:table-cell>
          <table:table-cell office:value-type="float" office:value="-11370670.073000001" table:style-name="ce3">
            <text:p>-11370670,073</text:p>
          </table:table-cell>
          <table:table-cell office:value-type="float" office:value="21602690.026000001" table:style-name="ce3">
            <text:p>21602690,026</text:p>
          </table:table-cell>
          <table:table-cell office:value-type="float" office:value="21602687.359000001" table:style-name="ce3">
            <text:p>21602687,359</text:p>
          </table:table-cell>
          <table:table-cell office:value-type="float" office:value="21602689.622000001" table:style-name="ce3">
            <text:p>21602689,622</text:p>
          </table:table-cell>
          <table:table-cell table:number-columns-repeated="16332"/>
        </table:table-row>
        <table:table-row table:style-name="ro1">
          <table:table-cell office:value-type="float" office:value="12030" table:style-name="ce2">
            <text:p>12030</text:p>
          </table:table-cell>
          <table:table-cell office:value-type="float" office:value="-18912381.09" table:style-name="ce2">
            <text:p>-18912381,09</text:p>
          </table:table-cell>
          <table:table-cell office:value-type="float" office:value="-14736917.842" table:style-name="ce3">
            <text:p>-14736917,842</text:p>
          </table:table-cell>
          <table:table-cell office:value-type="float" office:value="20263623.543000001" table:style-name="ce3">
            <text:p>20263623,543</text:p>
          </table:table-cell>
          <table:table-cell office:value-type="float" office:value="20263623.388999999" table:style-name="ce3">
            <text:p>20263623,389</text:p>
          </table:table-cell>
          <table:table-cell office:value-type="float" office:value="20263622.971000001" table:style-name="ce3">
            <text:p>20263622,971</text:p>
          </table:table-cell>
          <table:table-cell table:number-columns-repeated="5" table:style-name="ce3"/>
          <table:table-cell office:value-type="float" office:value="-16279700.638" table:style-name="ce3">
            <text:p>-16279700,638</text:p>
          </table:table-cell>
          <table:table-cell office:value-type="float" office:value="-12685478.521" table:style-name="ce3">
            <text:p>-12685478,521</text:p>
          </table:table-cell>
          <table:table-cell office:value-type="float" office:value="20544064.765999999" table:style-name="ce3">
            <text:p>20544064,766</text:p>
          </table:table-cell>
          <table:table-cell office:value-type="float" office:value="20544064.473000001" table:style-name="ce3">
            <text:p>20544064,473</text:p>
          </table:table-cell>
          <table:table-cell office:value-type="float" office:value="20544063.710999999" table:style-name="ce3">
            <text:p>20544063,711</text:p>
          </table:table-cell>
          <table:table-cell office:value-type="float" office:value="-11366223.244000001" table:style-name="ce3">
            <text:p>-11366223,244</text:p>
          </table:table-cell>
          <table:table-cell office:value-type="float" office:value="-8856796.6649999991" table:style-name="ce3">
            <text:p>-8856796,665</text:p>
          </table:table-cell>
          <table:table-cell office:value-type="float" office:value="21985311.245999999" table:style-name="ce3">
            <text:p>21985311,246</text:p>
          </table:table-cell>
          <table:table-cell office:value-type="float" office:value="21985310.168000001" table:style-name="ce3">
            <text:p>21985310,168</text:p>
          </table:table-cell>
          <table:table-cell office:value-type="float" office:value="21985310.300000001" table:style-name="ce3">
            <text:p>21985310,300</text:p>
          </table:table-cell>
          <table:table-cell office:value-type="float" office:value="-14092331.541999999" table:style-name="ce3">
            <text:p>-14092331,542</text:p>
          </table:table-cell>
          <table:table-cell office:value-type="float" office:value="-10981036.545" table:style-name="ce3">
            <text:p>-10981036,545</text:p>
          </table:table-cell>
          <table:table-cell office:value-type="float" office:value="21584532.383000001" table:style-name="ce3">
            <text:p>21584532,383</text:p>
          </table:table-cell>
          <table:table-cell office:value-type="float" office:value="21584531.598999999" table:style-name="ce3">
            <text:p>21584531,599</text:p>
          </table:table-cell>
          <table:table-cell office:value-type="float" office:value="21584531.938000001" table:style-name="ce3">
            <text:p>21584531,938</text:p>
          </table:table-cell>
          <table:table-cell table:style-name="ce2"/>
          <table:table-cell office:value-type="float" office:value="-20316855.552000001" table:style-name="ce3">
            <text:p>-20316855,552</text:p>
          </table:table-cell>
          <table:table-cell office:value-type="float" office:value="-15831313.209000001" table:style-name="ce3">
            <text:p>-15831313,209</text:p>
          </table:table-cell>
          <table:table-cell office:value-type="float" office:value="20263601.261999998" table:style-name="ce3">
            <text:p>20263601,262</text:p>
          </table:table-cell>
          <table:table-cell office:value-type="float" office:value="20263600.372000001" table:style-name="ce3">
            <text:p>20263600,372</text:p>
          </table:table-cell>
          <table:table-cell office:value-type="float" office:value="20263601.635000002" table:style-name="ce3">
            <text:p>20263601,635</text:p>
          </table:table-cell>
          <table:table-cell table:number-columns-repeated="5" table:style-name="ce3"/>
          <table:table-cell office:value-type="float" office:value="-16664737.973999999" table:style-name="ce3">
            <text:p>-16664737,974</text:p>
          </table:table-cell>
          <table:table-cell office:value-type="float" office:value="-12985507.886" table:style-name="ce3">
            <text:p>-12985507,886</text:p>
          </table:table-cell>
          <table:table-cell office:value-type="float" office:value="20544045.039999999" table:style-name="ce3">
            <text:p>20544045,040</text:p>
          </table:table-cell>
          <table:table-cell office:value-type="float" office:value="20544041.866999999" table:style-name="ce3">
            <text:p>20544041,867</text:p>
          </table:table-cell>
          <table:table-cell office:value-type="float" office:value="20544044.017999999" table:style-name="ce3">
            <text:p>20544044,018</text:p>
          </table:table-cell>
          <table:table-cell office:value-type="float" office:value="-12130595.773" table:style-name="ce3">
            <text:p>-12130595,773</text:p>
          </table:table-cell>
          <table:table-cell office:value-type="float" office:value="-9452411.5319999997" table:style-name="ce3">
            <text:p>-9452411,532</text:p>
          </table:table-cell>
          <table:table-cell office:value-type="float" office:value="21985290.037999999" table:style-name="ce3">
            <text:p>21985290,038</text:p>
          </table:table-cell>
          <table:table-cell office:value-type="float" office:value="21985287.611000001" table:style-name="ce3">
            <text:p>21985287,611</text:p>
          </table:table-cell>
          <table:table-cell office:value-type="float" office:value="21985289.155999999" table:style-name="ce3">
            <text:p>21985289,156</text:p>
          </table:table-cell>
          <table:table-cell office:value-type="float" office:value="-14687854.016000001" table:style-name="ce3">
            <text:p>-14687854,016</text:p>
          </table:table-cell>
          <table:table-cell office:value-type="float" office:value="-11445080.306" table:style-name="ce3">
            <text:p>-11445080,306</text:p>
          </table:table-cell>
          <table:table-cell office:value-type="float" office:value="21584518.679000001" table:style-name="ce3">
            <text:p>21584518,679</text:p>
          </table:table-cell>
          <table:table-cell office:value-type="float" office:value="21584515.761999998" table:style-name="ce3">
            <text:p>21584515,762</text:p>
          </table:table-cell>
          <table:table-cell office:value-type="float" office:value="21584518.102000002" table:style-name="ce3">
            <text:p>21584518,102</text:p>
          </table:table-cell>
          <table:table-cell table:number-columns-repeated="16332"/>
        </table:table-row>
        <table:table-row table:style-name="ro1">
          <table:table-cell office:value-type="float" office:value="12060" table:style-name="ce2">
            <text:p>12060</text:p>
          </table:table-cell>
          <table:table-cell office:value-type="float" office:value="-18873477.243000001" table:style-name="ce2">
            <text:p>-18873477,24</text:p>
          </table:table-cell>
          <table:table-cell office:value-type="float" office:value="-14706603.148" table:style-name="ce3">
            <text:p>-14706603,148</text:p>
          </table:table-cell>
          <table:table-cell office:value-type="float" office:value="20271026.620000001" table:style-name="ce3">
            <text:p>20271026,620</text:p>
          </table:table-cell>
          <table:table-cell office:value-type="float" office:value="20271026.434" table:style-name="ce3">
            <text:p>20271026,434</text:p>
          </table:table-cell>
          <table:table-cell office:value-type="float" office:value="20271025.973000001" table:style-name="ce3">
            <text:p>20271025,973</text:p>
          </table:table-cell>
          <table:table-cell table:number-columns-repeated="5" table:style-name="ce3"/>
          <table:table-cell office:value-type="float" office:value="-16273640.544" table:style-name="ce3">
            <text:p>-16273640,544</text:p>
          </table:table-cell>
          <table:table-cell office:value-type="float" office:value="-12680756.368000001" table:style-name="ce3">
            <text:p>-12680756,368</text:p>
          </table:table-cell>
          <table:table-cell office:value-type="float" office:value="20545217.293000001" table:style-name="ce3">
            <text:p>20545217,293</text:p>
          </table:table-cell>
          <table:table-cell office:value-type="float" office:value="20545217.252" table:style-name="ce3">
            <text:p>20545217,252</text:p>
          </table:table-cell>
          <table:table-cell office:value-type="float" office:value="20545216.452" table:style-name="ce3">
            <text:p>20545216,452</text:p>
          </table:table-cell>
          <table:table-cell office:value-type="float" office:value="-11425538.327" table:style-name="ce3">
            <text:p>-11425538,327</text:p>
          </table:table-cell>
          <table:table-cell office:value-type="float" office:value="-8903016.2109999992" table:style-name="ce3">
            <text:p>-8903016,211</text:p>
          </table:table-cell>
          <table:table-cell office:value-type="float" office:value="21974023.517000001" table:style-name="ce3">
            <text:p>21974023,517</text:p>
          </table:table-cell>
          <table:table-cell office:value-type="float" office:value="21974022.660999998" table:style-name="ce3">
            <text:p>21974022,661</text:p>
          </table:table-cell>
          <table:table-cell office:value-type="float" office:value="21974022.405999999" table:style-name="ce3">
            <text:p>21974022,406</text:p>
          </table:table-cell>
          <table:table-cell office:value-type="float" office:value="-14187442.854" table:style-name="ce3">
            <text:p>-14187442,854</text:p>
          </table:table-cell>
          <table:table-cell office:value-type="float" office:value="-11055149.256999999" table:style-name="ce3">
            <text:p>-11055149,257</text:p>
          </table:table-cell>
          <table:table-cell office:value-type="float" office:value="21566433.019000001" table:style-name="ce3">
            <text:p>21566433,019</text:p>
          </table:table-cell>
          <table:table-cell office:value-type="float" office:value="21566432.221999999" table:style-name="ce3">
            <text:p>21566432,222</text:p>
          </table:table-cell>
          <table:table-cell office:value-type="float" office:value="21566432.399999999" table:style-name="ce3">
            <text:p>21566432,400</text:p>
          </table:table-cell>
          <table:table-cell table:style-name="ce2"/>
          <table:table-cell office:value-type="float" office:value="-20277953.522" table:style-name="ce3">
            <text:p>-20277953,522</text:p>
          </table:table-cell>
          <table:table-cell office:value-type="float" office:value="-15800999.93" table:style-name="ce3">
            <text:p>-15800999,930</text:p>
          </table:table-cell>
          <table:table-cell office:value-type="float" office:value="20271005.267000001" table:style-name="ce3">
            <text:p>20271005,267</text:p>
          </table:table-cell>
          <table:table-cell office:value-type="float" office:value="20271002.780999999" table:style-name="ce3">
            <text:p>20271002,781</text:p>
          </table:table-cell>
          <table:table-cell office:value-type="float" office:value="20271004.664000001" table:style-name="ce3">
            <text:p>20271004,664</text:p>
          </table:table-cell>
          <table:table-cell table:number-columns-repeated="5" table:style-name="ce3"/>
          <table:table-cell office:value-type="float" office:value="-16658679.761" table:style-name="ce3">
            <text:p>-16658679,761</text:p>
          </table:table-cell>
          <table:table-cell office:value-type="float" office:value="-12980787.199999999" table:style-name="ce3">
            <text:p>-12980787,200</text:p>
          </table:table-cell>
          <table:table-cell office:value-type="float" office:value="20545197.083000001" table:style-name="ce3">
            <text:p>20545197,083</text:p>
          </table:table-cell>
          <table:table-cell office:value-type="float" office:value="20545194.73" table:style-name="ce3">
            <text:p>20545194,730</text:p>
          </table:table-cell>
          <table:table-cell office:value-type="float" office:value="20545196.438000001" table:style-name="ce3">
            <text:p>20545196,438</text:p>
          </table:table-cell>
          <table:table-cell office:value-type="float" office:value="-12189912.550000001" table:style-name="ce3">
            <text:p>-12189912,550</text:p>
          </table:table-cell>
          <table:table-cell office:value-type="float" office:value="-9498632.4020000007" table:style-name="ce3">
            <text:p>-9498632,402</text:p>
          </table:table-cell>
          <table:table-cell office:value-type="float" office:value="21974003.329" table:style-name="ce3">
            <text:p>21974003,329</text:p>
          </table:table-cell>
          <table:table-cell office:value-type="float" office:value="21974000.142999999" table:style-name="ce3">
            <text:p>21974000,143</text:p>
          </table:table-cell>
          <table:table-cell office:value-type="float" office:value="21974001.919" table:style-name="ce3">
            <text:p>21974001,919</text:p>
          </table:table-cell>
          <table:table-cell office:value-type="float" office:value="-14782967.231000001" table:style-name="ce3">
            <text:p>-14782967,231</text:p>
          </table:table-cell>
          <table:table-cell office:value-type="float" office:value="-11519194.497" table:style-name="ce3">
            <text:p>-11519194,497</text:p>
          </table:table-cell>
          <table:table-cell office:value-type="float" office:value="21566419.342999998" table:style-name="ce3">
            <text:p>21566419,343</text:p>
          </table:table-cell>
          <table:table-cell office:value-type="float" office:value="21566416.528999999" table:style-name="ce3">
            <text:p>21566416,529</text:p>
          </table:table-cell>
          <table:table-cell office:value-type="float" office:value="21566418.692000002" table:style-name="ce3">
            <text:p>21566418,692</text:p>
          </table:table-cell>
          <table:table-cell table:number-columns-repeated="16332"/>
        </table:table-row>
        <table:table-row table:style-name="ro1">
          <table:table-cell office:value-type="float" office:value="12090" table:style-name="ce2">
            <text:p>12090</text:p>
          </table:table-cell>
          <table:table-cell office:value-type="float" office:value="-18834281.011999998" table:style-name="ce2">
            <text:p>-18834281,01</text:p>
          </table:table-cell>
          <table:table-cell office:value-type="float" office:value="-14676060.627" table:style-name="ce3">
            <text:p>-14676060,627</text:p>
          </table:table-cell>
          <table:table-cell office:value-type="float" office:value="20278485.682" table:style-name="ce3">
            <text:p>20278485,682</text:p>
          </table:table-cell>
          <table:table-cell office:value-type="float" office:value="20278485.642000001" table:style-name="ce3">
            <text:p>20278485,642</text:p>
          </table:table-cell>
          <table:table-cell office:value-type="float" office:value="20278485.175999999" table:style-name="ce3">
            <text:p>20278485,176</text:p>
          </table:table-cell>
          <table:table-cell table:number-columns-repeated="5" table:style-name="ce3"/>
          <table:table-cell office:value-type="float" office:value="-16267282.448999999" table:style-name="ce3">
            <text:p>-16267282,449</text:p>
          </table:table-cell>
          <table:table-cell office:value-type="float" office:value="-12675802.001" table:style-name="ce3">
            <text:p>-12675802,001</text:p>
          </table:table-cell>
          <table:table-cell office:value-type="float" office:value="20546426.795000002" table:style-name="ce3">
            <text:p>20546426,795</text:p>
          </table:table-cell>
          <table:table-cell office:value-type="float" office:value="20546427.377" table:style-name="ce3">
            <text:p>20546427,377</text:p>
          </table:table-cell>
          <table:table-cell office:value-type="float" office:value="20546426.554000001" table:style-name="ce3">
            <text:p>20546426,554</text:p>
          </table:table-cell>
          <table:table-cell office:value-type="float" office:value="-11484360.164999999" table:style-name="ce3">
            <text:p>-11484360,165</text:p>
          </table:table-cell>
          <table:table-cell office:value-type="float" office:value="-8948851.4069999997" table:style-name="ce3">
            <text:p>-8948851,407</text:p>
          </table:table-cell>
          <table:table-cell office:value-type="float" office:value="21962829.831999999" table:style-name="ce3">
            <text:p>21962829,832</text:p>
          </table:table-cell>
          <table:table-cell office:value-type="float" office:value="21962829.452" table:style-name="ce3">
            <text:p>21962829,452</text:p>
          </table:table-cell>
          <table:table-cell office:value-type="float" office:value="21962829.067000002" table:style-name="ce3">
            <text:p>21962829,067</text:p>
          </table:table-cell>
          <table:table-cell office:value-type="float" office:value="-14282179.619999999" table:style-name="ce3">
            <text:p>-14282179,620</text:p>
          </table:table-cell>
          <table:table-cell office:value-type="float" office:value="-11128970.113" table:style-name="ce3">
            <text:p>-11128970,113</text:p>
          </table:table-cell>
          <table:table-cell office:value-type="float" office:value="21548405.326000001" table:style-name="ce3">
            <text:p>21548405,326</text:p>
          </table:table-cell>
          <table:table-cell office:value-type="float" office:value="21548404.41" table:style-name="ce3">
            <text:p>21548404,410</text:p>
          </table:table-cell>
          <table:table-cell office:value-type="float" office:value="21548404.728999998" table:style-name="ce3">
            <text:p>21548404,729</text:p>
          </table:table-cell>
          <table:table-cell table:style-name="ce2"/>
          <table:table-cell office:value-type="float" office:value="-20238757.778000001" table:style-name="ce3">
            <text:p>-20238757,778</text:p>
          </table:table-cell>
          <table:table-cell office:value-type="float" office:value="-15770457.787" table:style-name="ce3">
            <text:p>-15770457,787</text:p>
          </table:table-cell>
          <table:table-cell office:value-type="float" office:value="20278464.260000002" table:style-name="ce3">
            <text:p>20278464,260</text:p>
          </table:table-cell>
          <table:table-cell office:value-type="float" office:value="20278461.77" table:style-name="ce3">
            <text:p>20278461,770</text:p>
          </table:table-cell>
          <table:table-cell office:value-type="float" office:value="20278463.877" table:style-name="ce3">
            <text:p>20278463,877</text:p>
          </table:table-cell>
          <table:table-cell table:number-columns-repeated="5" table:style-name="ce3"/>
          <table:table-cell office:value-type="float" office:value="-16652322.214" table:style-name="ce3">
            <text:p>-16652322,214</text:p>
          </table:table-cell>
          <table:table-cell office:value-type="float" office:value="-12975833.263" table:style-name="ce3">
            <text:p>-12975833,263</text:p>
          </table:table-cell>
          <table:table-cell office:value-type="float" office:value="20546407.039999999" table:style-name="ce3">
            <text:p>20546407,040</text:p>
          </table:table-cell>
          <table:table-cell office:value-type="float" office:value="20546404.510000002" table:style-name="ce3">
            <text:p>20546404,510</text:p>
          </table:table-cell>
          <table:table-cell office:value-type="float" office:value="20546406.432" table:style-name="ce3">
            <text:p>20546406,432</text:p>
          </table:table-cell>
          <table:table-cell office:value-type="float" office:value="-12248734.763" table:style-name="ce3">
            <text:p>-12248734,763</text:p>
          </table:table-cell>
          <table:table-cell office:value-type="float" office:value="-9544467.8839999996" table:style-name="ce3">
            <text:p>-9544467,884</text:p>
          </table:table-cell>
          <table:table-cell office:value-type="float" office:value="21962809.416999999" table:style-name="ce3">
            <text:p>21962809,417</text:p>
          </table:table-cell>
          <table:table-cell office:value-type="float" office:value="21962806.217999998" table:style-name="ce3">
            <text:p>21962806,218</text:p>
          </table:table-cell>
          <table:table-cell office:value-type="float" office:value="21962808.48" table:style-name="ce3">
            <text:p>21962808,480</text:p>
          </table:table-cell>
          <table:table-cell office:value-type="float" office:value="-14877704.578" table:style-name="ce3">
            <text:p>-14877704,578</text:p>
          </table:table-cell>
          <table:table-cell office:value-type="float" office:value="-11593015.812000001" table:style-name="ce3">
            <text:p>-11593015,812</text:p>
          </table:table-cell>
          <table:table-cell office:value-type="float" office:value="21548390.776000001" table:style-name="ce3">
            <text:p>21548390,776</text:p>
          </table:table-cell>
          <table:table-cell office:value-type="float" office:value="21548388.397" table:style-name="ce3">
            <text:p>21548388,397</text:p>
          </table:table-cell>
          <table:table-cell office:value-type="float" office:value="21548390.410999998" table:style-name="ce3">
            <text:p>21548390,411</text:p>
          </table:table-cell>
          <table:table-cell table:number-columns-repeated="16332"/>
        </table:table-row>
        <table:table-row table:style-name="ro1">
          <table:table-cell office:value-type="float" office:value="12120" table:style-name="ce2">
            <text:p>12120</text:p>
          </table:table-cell>
          <table:table-cell office:value-type="float" office:value="-18794792.874000002" table:style-name="ce2">
            <text:p>-18794792,87</text:p>
          </table:table-cell>
          <table:table-cell office:value-type="float" office:value="-14645290.635" table:style-name="ce3">
            <text:p>-14645290,635</text:p>
          </table:table-cell>
          <table:table-cell office:value-type="float" office:value="20285999.710999999" table:style-name="ce3">
            <text:p>20285999,711</text:p>
          </table:table-cell>
          <table:table-cell office:value-type="float" office:value="20285999.741" table:style-name="ce3">
            <text:p>20285999,741</text:p>
          </table:table-cell>
          <table:table-cell office:value-type="float" office:value="20285999.173" table:style-name="ce3">
            <text:p>20285999,173</text:p>
          </table:table-cell>
          <table:table-cell table:number-columns-repeated="5" table:style-name="ce3"/>
          <table:table-cell office:value-type="float" office:value="-16260626.715" table:style-name="ce3">
            <text:p>-16260626,715</text:p>
          </table:table-cell>
          <table:table-cell office:value-type="float" office:value="-12670615.710999999" table:style-name="ce3">
            <text:p>-12670615,711</text:p>
          </table:table-cell>
          <table:table-cell office:value-type="float" office:value="20547694.109000001" table:style-name="ce3">
            <text:p>20547694,109</text:p>
          </table:table-cell>
          <table:table-cell office:value-type="float" office:value="20547693.998" table:style-name="ce3">
            <text:p>20547693,998</text:p>
          </table:table-cell>
          <table:table-cell office:value-type="float" office:value="20547693.181000002" table:style-name="ce3">
            <text:p>20547693,181</text:p>
          </table:table-cell>
          <table:table-cell office:value-type="float" office:value="-11542685.897" table:style-name="ce3">
            <text:p>-11542685,897</text:p>
          </table:table-cell>
          <table:table-cell office:value-type="float" office:value="-8994300.0419999994" table:style-name="ce3">
            <text:p>-8994300,042</text:p>
          </table:table-cell>
          <table:table-cell office:value-type="float" office:value="21951730.245000001" table:style-name="ce3">
            <text:p>21951730,245</text:p>
          </table:table-cell>
          <table:table-cell office:value-type="float" office:value="21951730.633000001" table:style-name="ce3">
            <text:p>21951730,633</text:p>
          </table:table-cell>
          <table:table-cell office:value-type="float" office:value="21951729.442000002" table:style-name="ce3">
            <text:p>21951729,442</text:p>
          </table:table-cell>
          <table:table-cell office:value-type="float" office:value="-14376538.221000001" table:style-name="ce3">
            <text:p>-14376538,221</text:p>
          </table:table-cell>
          <table:table-cell office:value-type="float" office:value="-11202496.297" table:style-name="ce3">
            <text:p>-11202496,297</text:p>
          </table:table-cell>
          <table:table-cell office:value-type="float" office:value="21530449.401000001" table:style-name="ce3">
            <text:p>21530449,401</text:p>
          </table:table-cell>
          <table:table-cell office:value-type="float" office:value="21530448.998" table:style-name="ce3">
            <text:p>21530448,998</text:p>
          </table:table-cell>
          <table:table-cell office:value-type="float" office:value="21530449.096000001" table:style-name="ce3">
            <text:p>21530449,096</text:p>
          </table:table-cell>
          <table:table-cell table:style-name="ce2"/>
          <table:table-cell office:value-type="float" office:value="-20199265.544" table:style-name="ce3">
            <text:p>-20199265,544</text:p>
          </table:table-cell>
          <table:table-cell office:value-type="float" office:value="-15739684.613" table:style-name="ce3">
            <text:p>-15739684,613</text:p>
          </table:table-cell>
          <table:table-cell office:value-type="float" office:value="20285979.375999998" table:style-name="ce3">
            <text:p>20285979,376</text:p>
          </table:table-cell>
          <table:table-cell office:value-type="float" office:value="20285976.765999999" table:style-name="ce3">
            <text:p>20285976,766</text:p>
          </table:table-cell>
          <table:table-cell office:value-type="float" office:value="20285978.864999998" table:style-name="ce3">
            <text:p>20285978,865</text:p>
          </table:table-cell>
          <table:table-cell table:number-columns-repeated="5" table:style-name="ce3"/>
          <table:table-cell office:value-type="float" office:value="-16645662.450999999" table:style-name="ce3">
            <text:p>-16645662,451</text:p>
          </table:table-cell>
          <table:table-cell office:value-type="float" office:value="-12970643.83" table:style-name="ce3">
            <text:p>-12970643,830</text:p>
          </table:table-cell>
          <table:table-cell office:value-type="float" office:value="20547673.914999999" table:style-name="ce3">
            <text:p>20547673,915</text:p>
          </table:table-cell>
          <table:table-cell office:value-type="float" office:value="20547671.846000001" table:style-name="ce3">
            <text:p>20547671,846</text:p>
          </table:table-cell>
          <table:table-cell office:value-type="float" office:value="20547673.59" table:style-name="ce3">
            <text:p>20547673,590</text:p>
          </table:table-cell>
          <table:table-cell office:value-type="float" office:value="-12307056.286" table:style-name="ce3">
            <text:p>-12307056,286</text:p>
          </table:table-cell>
          <table:table-cell office:value-type="float" office:value="-9589913.2239999995" table:style-name="ce3">
            <text:p>-9589913,224</text:p>
          </table:table-cell>
          <table:table-cell office:value-type="float" office:value="21951711.328000002" table:style-name="ce3">
            <text:p>21951711,328</text:p>
          </table:table-cell>
          <table:table-cell office:value-type="float" office:value="21951708.438999999" table:style-name="ce3">
            <text:p>21951708,439</text:p>
          </table:table-cell>
          <table:table-cell office:value-type="float" office:value="21951710.066" table:style-name="ce3">
            <text:p>21951710,066</text:p>
          </table:table-cell>
          <table:table-cell office:value-type="float" office:value="-14972059.166999999" table:style-name="ce3">
            <text:p>-14972059,167</text:p>
          </table:table-cell>
          <table:table-cell office:value-type="float" office:value="-11666538.870999999" table:style-name="ce3">
            <text:p>-11666538,871</text:p>
          </table:table-cell>
          <table:table-cell office:value-type="float" office:value="21530436.686000001" table:style-name="ce3">
            <text:p>21530436,686</text:p>
          </table:table-cell>
          <table:table-cell office:value-type="float" office:value="21530432.458000001" table:style-name="ce3">
            <text:p>21530432,458</text:p>
          </table:table-cell>
          <table:table-cell office:value-type="float" office:value="21530435.614" table:style-name="ce3">
            <text:p>21530435,614</text:p>
          </table:table-cell>
          <table:table-cell table:number-columns-repeated="16332"/>
        </table:table-row>
        <table:table-row table:style-name="ro1">
          <table:table-cell office:value-type="float" office:value="12150" table:style-name="ce2">
            <text:p>12150</text:p>
          </table:table-cell>
          <table:table-cell office:value-type="float" office:value="-18755004.366999999" table:style-name="ce2">
            <text:p>-18755004,37</text:p>
          </table:table-cell>
          <table:table-cell office:value-type="float" office:value="-14614286.601" table:style-name="ce3">
            <text:p>-14614286,601</text:p>
          </table:table-cell>
          <table:table-cell office:value-type="float" office:value="20293571.702" table:style-name="ce3">
            <text:p>20293571,702</text:p>
          </table:table-cell>
          <table:table-cell office:value-type="float" office:value="20293571.307" table:style-name="ce3">
            <text:p>20293571,307</text:p>
          </table:table-cell>
          <table:table-cell office:value-type="float" office:value="20293570.691" table:style-name="ce3">
            <text:p>20293570,691</text:p>
          </table:table-cell>
          <table:table-cell table:number-columns-repeated="5" table:style-name="ce3"/>
          <table:table-cell office:value-type="float" office:value="-16253665.014" table:style-name="ce3">
            <text:p>-16253665,014</text:p>
          </table:table-cell>
          <table:table-cell office:value-type="float" office:value="-12665191.004000001" table:style-name="ce3">
            <text:p>-12665191,004</text:p>
          </table:table-cell>
          <table:table-cell office:value-type="float" office:value="20549018.645" table:style-name="ce3">
            <text:p>20549018,645</text:p>
          </table:table-cell>
          <table:table-cell office:value-type="float" office:value="20549018.723000001" table:style-name="ce3">
            <text:p>20549018,723</text:p>
          </table:table-cell>
          <table:table-cell office:value-type="float" office:value="20549017.706999999" table:style-name="ce3">
            <text:p>20549017,707</text:p>
          </table:table-cell>
          <table:table-cell office:value-type="float" office:value="-11600503.402000001" table:style-name="ce3">
            <text:p>-11600503,402</text:p>
          </table:table-cell>
          <table:table-cell office:value-type="float" office:value="-9039352.6420000009" table:style-name="ce3">
            <text:p>-9039352,642</text:p>
          </table:table-cell>
          <table:table-cell office:value-type="float" office:value="21940727.403000001" table:style-name="ce3">
            <text:p>21940727,403</text:p>
          </table:table-cell>
          <table:table-cell office:value-type="float" office:value="21940728.412999999" table:style-name="ce3">
            <text:p>21940728,413</text:p>
          </table:table-cell>
          <table:table-cell office:value-type="float" office:value="21940727.537" table:style-name="ce3">
            <text:p>21940727,537</text:p>
          </table:table-cell>
          <table:table-cell office:value-type="float" office:value="-14470505.893999999" table:style-name="ce3">
            <text:p>-14470505,894</text:p>
          </table:table-cell>
          <table:table-cell office:value-type="float" office:value="-11275717.848999999" table:style-name="ce3">
            <text:p>-11275717,849</text:p>
          </table:table-cell>
          <table:table-cell office:value-type="float" office:value="21512568.442000002" table:style-name="ce3">
            <text:p>21512568,442</text:p>
          </table:table-cell>
          <table:table-cell office:value-type="float" office:value="21512567.050999999" table:style-name="ce3">
            <text:p>21512567,051</text:p>
          </table:table-cell>
          <table:table-cell office:value-type="float" office:value="21512567.791000001" table:style-name="ce3">
            <text:p>21512567,791</text:p>
          </table:table-cell>
          <table:table-cell table:style-name="ce2"/>
          <table:table-cell office:value-type="float" office:value="-20159477.732999999" table:style-name="ce3">
            <text:p>-20159477,733</text:p>
          </table:table-cell>
          <table:table-cell office:value-type="float" office:value="-15708681.122" table:style-name="ce3">
            <text:p>-15708681,122</text:p>
          </table:table-cell>
          <table:table-cell office:value-type="float" office:value="20293550.046999998" table:style-name="ce3">
            <text:p>20293550,047</text:p>
          </table:table-cell>
          <table:table-cell office:value-type="float" office:value="20293548.013999999" table:style-name="ce3">
            <text:p>20293548,014</text:p>
          </table:table-cell>
          <table:table-cell office:value-type="float" office:value="20293550.260000002" table:style-name="ce3">
            <text:p>20293550,260</text:p>
          </table:table-cell>
          <table:table-cell table:number-columns-repeated="5" table:style-name="ce3"/>
          <table:table-cell office:value-type="float" office:value="-16638701.507999999" table:style-name="ce3">
            <text:p>-16638701,508</text:p>
          </table:table-cell>
          <table:table-cell office:value-type="float" office:value="-12965219.716" table:style-name="ce3">
            <text:p>-12965219,716</text:p>
          </table:table-cell>
          <table:table-cell office:value-type="float" office:value="20548998.199999999" table:style-name="ce3">
            <text:p>20548998,200</text:p>
          </table:table-cell>
          <table:table-cell office:value-type="float" office:value="20548996.386" table:style-name="ce3">
            <text:p>20548996,386</text:p>
          </table:table-cell>
          <table:table-cell office:value-type="float" office:value="20548998.136" table:style-name="ce3">
            <text:p>20548998,136</text:p>
          </table:table-cell>
          <table:table-cell office:value-type="float" office:value="-12364874.357000001" table:style-name="ce3">
            <text:p>-12364874,357</text:p>
          </table:table-cell>
          <table:table-cell office:value-type="float" office:value="-9634966.2679999992" table:style-name="ce3">
            <text:p>-9634966,268</text:p>
          </table:table-cell>
          <table:table-cell office:value-type="float" office:value="21940708.195999999" table:style-name="ce3">
            <text:p>21940708,196</text:p>
          </table:table-cell>
          <table:table-cell office:value-type="float" office:value="21940705.84" table:style-name="ce3">
            <text:p>21940705,840</text:p>
          </table:table-cell>
          <table:table-cell office:value-type="float" office:value="21940707.491999999" table:style-name="ce3">
            <text:p>21940707,492</text:p>
          </table:table-cell>
          <table:table-cell office:value-type="float" office:value="-15066027.628" table:style-name="ce3">
            <text:p>-15066027,628</text:p>
          </table:table-cell>
          <table:table-cell office:value-type="float" office:value="-11739761.043" table:style-name="ce3">
            <text:p>-11739761,043</text:p>
          </table:table-cell>
          <table:table-cell office:value-type="float" office:value="21512554.508000001" table:style-name="ce3">
            <text:p>21512554,508</text:p>
          </table:table-cell>
          <table:table-cell office:value-type="float" office:value="21512550.857000001" table:style-name="ce3">
            <text:p>21512550,857</text:p>
          </table:table-cell>
          <table:table-cell office:value-type="float" office:value="21512553.995999999" table:style-name="ce3">
            <text:p>21512553,996</text:p>
          </table:table-cell>
          <table:table-cell table:number-columns-repeated="16332"/>
        </table:table-row>
        <table:table-row table:style-name="ro1">
          <table:table-cell office:value-type="float" office:value="12180" table:style-name="ce2">
            <text:p>12180</text:p>
          </table:table-cell>
          <table:table-cell office:value-type="float" office:value="-18714920.997000001" table:style-name="ce2">
            <text:p>-18714921</text:p>
          </table:table-cell>
          <table:table-cell office:value-type="float" office:value="-14583052.790999999" table:style-name="ce3">
            <text:p>-14583052,791</text:p>
          </table:table-cell>
          <table:table-cell office:value-type="float" office:value="20301198.260000002" table:style-name="ce3">
            <text:p>20301198,260</text:p>
          </table:table-cell>
          <table:table-cell office:value-type="float" office:value="20301198.811000001" table:style-name="ce3">
            <text:p>20301198,811</text:p>
          </table:table-cell>
          <table:table-cell office:value-type="float" office:value="20301198.138999999" table:style-name="ce3">
            <text:p>20301198,139</text:p>
          </table:table-cell>
          <table:table-cell table:number-columns-repeated="5" table:style-name="ce3"/>
          <table:table-cell office:value-type="float" office:value="-16246402.65" table:style-name="ce3">
            <text:p>-16246402,650</text:p>
          </table:table-cell>
          <table:table-cell office:value-type="float" office:value="-12659532.016000001" table:style-name="ce3">
            <text:p>-12659532,016</text:p>
          </table:table-cell>
          <table:table-cell office:value-type="float" office:value="20550399.954" table:style-name="ce3">
            <text:p>20550399,954</text:p>
          </table:table-cell>
          <table:table-cell office:value-type="float" office:value="20550400.666000001" table:style-name="ce3">
            <text:p>20550400,666</text:p>
          </table:table-cell>
          <table:table-cell office:value-type="float" office:value="20550399.506000001" table:style-name="ce3">
            <text:p>20550399,506</text:p>
          </table:table-cell>
          <table:table-cell office:value-type="float" office:value="-11657814.846000001" table:style-name="ce3">
            <text:p>-11657814,846</text:p>
          </table:table-cell>
          <table:table-cell office:value-type="float" office:value="-9084010.9059999995" table:style-name="ce3">
            <text:p>-9084010,906</text:p>
          </table:table-cell>
          <table:table-cell office:value-type="float" office:value="21929821.884" table:style-name="ce3">
            <text:p>21929821,884</text:p>
          </table:table-cell>
          <table:table-cell office:value-type="float" office:value="21929823.098999999" table:style-name="ce3">
            <text:p>21929823,099</text:p>
          </table:table-cell>
          <table:table-cell office:value-type="float" office:value="21929820.976" table:style-name="ce3">
            <text:p>21929820,976</text:p>
          </table:table-cell>
          <table:table-cell office:value-type="float" office:value="-14564084.082" table:style-name="ce3">
            <text:p>-14564084,082</text:p>
          </table:table-cell>
          <table:table-cell office:value-type="float" office:value="-11348635.92" table:style-name="ce3">
            <text:p>-11348635,920</text:p>
          </table:table-cell>
          <table:table-cell office:value-type="float" office:value="21494761.171" table:style-name="ce3">
            <text:p>21494761,171</text:p>
          </table:table-cell>
          <table:table-cell office:value-type="float" office:value="21494760.046999998" table:style-name="ce3">
            <text:p>21494760,047</text:p>
          </table:table-cell>
          <table:table-cell office:value-type="float" office:value="21494760.548" table:style-name="ce3">
            <text:p>21494760,548</text:p>
          </table:table-cell>
          <table:table-cell table:style-name="ce2"/>
          <table:table-cell office:value-type="float" office:value="-20119407.947000001" table:style-name="ce3">
            <text:p>-20119407,947</text:p>
          </table:table-cell>
          <table:table-cell office:value-type="float" office:value="-15677457.901000001" table:style-name="ce3">
            <text:p>-15677457,901</text:p>
          </table:table-cell>
          <table:table-cell office:value-type="float" office:value="20301175.52" table:style-name="ce3">
            <text:p>20301175,520</text:p>
          </table:table-cell>
          <table:table-cell office:value-type="float" office:value="20301173.081999999" table:style-name="ce3">
            <text:p>20301173,082</text:p>
          </table:table-cell>
          <table:table-cell office:value-type="float" office:value="20301175.010000002" table:style-name="ce3">
            <text:p>20301175,010</text:p>
          </table:table-cell>
          <table:table-cell table:number-columns-repeated="5" table:style-name="ce3"/>
          <table:table-cell office:value-type="float" office:value="-16631452.797" table:style-name="ce3">
            <text:p>-16631452,797</text:p>
          </table:table-cell>
          <table:table-cell office:value-type="float" office:value="-12959571.367000001" table:style-name="ce3">
            <text:p>-12959571,367</text:p>
          </table:table-cell>
          <table:table-cell office:value-type="float" office:value="20550378.732000001" table:style-name="ce3">
            <text:p>20550378,732</text:p>
          </table:table-cell>
          <table:table-cell office:value-type="float" office:value="20550375.763999999" table:style-name="ce3">
            <text:p>20550375,764</text:p>
          </table:table-cell>
          <table:table-cell office:value-type="float" office:value="20550377.761" table:style-name="ce3">
            <text:p>20550377,761</text:p>
          </table:table-cell>
          <table:table-cell office:value-type="float" office:value="-12422199.284" table:style-name="ce3">
            <text:p>-12422199,284</text:p>
          </table:table-cell>
          <table:table-cell office:value-type="float" office:value="-9679635.0399999991" table:style-name="ce3">
            <text:p>-9679635,040</text:p>
          </table:table-cell>
          <table:table-cell office:value-type="float" office:value="21929799.324000001" table:style-name="ce3">
            <text:p>21929799,324</text:p>
          </table:table-cell>
          <table:table-cell office:value-type="float" office:value="21929797.482999999" table:style-name="ce3">
            <text:p>21929797,483</text:p>
          </table:table-cell>
          <table:table-cell office:value-type="float" office:value="21929798.958999999" table:style-name="ce3">
            <text:p>21929798,959</text:p>
          </table:table-cell>
          <table:table-cell office:value-type="float" office:value="-15159619.499" table:style-name="ce3">
            <text:p>-15159619,499</text:p>
          </table:table-cell>
          <table:table-cell office:value-type="float" office:value="-11812689.775" table:style-name="ce3">
            <text:p>-11812689,775</text:p>
          </table:table-cell>
          <table:table-cell office:value-type="float" office:value="21494744.965999998" table:style-name="ce3">
            <text:p>21494744,966</text:p>
          </table:table-cell>
          <table:table-cell office:value-type="float" office:value="21494741.109999999" table:style-name="ce3">
            <text:p>21494741,110</text:p>
          </table:table-cell>
          <table:table-cell office:value-type="float" office:value="21494744.471000001" table:style-name="ce3">
            <text:p>21494744,471</text:p>
          </table:table-cell>
          <table:table-cell table:number-columns-repeated="16332"/>
        </table:table-row>
        <table:table-row table:style-name="ro1">
          <table:table-cell office:value-type="float" office:value="12210" table:style-name="ce2">
            <text:p>12210</text:p>
          </table:table-cell>
          <table:table-cell office:value-type="float" office:value="-18674548.811000001" table:style-name="ce2">
            <text:p>-18674548,81</text:p>
          </table:table-cell>
          <table:table-cell office:value-type="float" office:value="-14551593.939999999" table:style-name="ce3">
            <text:p>-14551593,940</text:p>
          </table:table-cell>
          <table:table-cell office:value-type="float" office:value="20308880.780000001" table:style-name="ce3">
            <text:p>20308880,780</text:p>
          </table:table-cell>
          <table:table-cell office:value-type="float" office:value="20308881.429000001" table:style-name="ce3">
            <text:p>20308881,429</text:p>
          </table:table-cell>
          <table:table-cell office:value-type="float" office:value="20308880.592" table:style-name="ce3">
            <text:p>20308880,592</text:p>
          </table:table-cell>
          <table:table-cell table:number-columns-repeated="5" table:style-name="ce3"/>
          <table:table-cell office:value-type="float" office:value="-16238845.452" table:style-name="ce3">
            <text:p>-16238845,452</text:p>
          </table:table-cell>
          <table:table-cell office:value-type="float" office:value="-12653643.288000001" table:style-name="ce3">
            <text:p>-12653643,288</text:p>
          </table:table-cell>
          <table:table-cell office:value-type="float" office:value="20551837.91" table:style-name="ce3">
            <text:p>20551837,910</text:p>
          </table:table-cell>
          <table:table-cell office:value-type="float" office:value="20551838.897999998" table:style-name="ce3">
            <text:p>20551838,898</text:p>
          </table:table-cell>
          <table:table-cell office:value-type="float" office:value="20551837.585999999" table:style-name="ce3">
            <text:p>20551837,586</text:p>
          </table:table-cell>
          <table:table-cell office:value-type="float" office:value="-11714622.504000001" table:style-name="ce3">
            <text:p>-11714622,504</text:p>
          </table:table-cell>
          <table:table-cell office:value-type="float" office:value="-9128276.6089999992" table:style-name="ce3">
            <text:p>-9128276,609</text:p>
          </table:table-cell>
          <table:table-cell office:value-type="float" office:value="21919012.550000001" table:style-name="ce3">
            <text:p>21919012,550</text:p>
          </table:table-cell>
          <table:table-cell office:value-type="float" office:value="21919012.588" table:style-name="ce3">
            <text:p>21919012,588</text:p>
          </table:table-cell>
          <table:table-cell office:value-type="float" office:value="21919011.370000001" table:style-name="ce3">
            <text:p>21919011,370</text:p>
          </table:table-cell>
          <table:table-cell office:value-type="float" office:value="-14657274.574999999" table:style-name="ce3">
            <text:p>-14657274,575</text:p>
          </table:table-cell>
          <table:table-cell office:value-type="float" office:value="-11421251.887" table:style-name="ce3">
            <text:p>-11421251,887</text:p>
          </table:table-cell>
          <table:table-cell office:value-type="float" office:value="21477027.634" table:style-name="ce3">
            <text:p>21477027,634</text:p>
          </table:table-cell>
          <table:table-cell office:value-type="float" office:value="21477026.153999999" table:style-name="ce3">
            <text:p>21477026,154</text:p>
          </table:table-cell>
          <table:table-cell office:value-type="float" office:value="21477026.873" table:style-name="ce3">
            <text:p>21477026,873</text:p>
          </table:table-cell>
          <table:table-cell table:style-name="ce2"/>
          <table:table-cell office:value-type="float" office:value="-20079031.510000002" table:style-name="ce3">
            <text:p>-20079031,510</text:p>
          </table:table-cell>
          <table:table-cell office:value-type="float" office:value="-15645995.737" table:style-name="ce3">
            <text:p>-15645995,737</text:p>
          </table:table-cell>
          <table:table-cell office:value-type="float" office:value="20308858.726" table:style-name="ce3">
            <text:p>20308858,726</text:p>
          </table:table-cell>
          <table:table-cell office:value-type="float" office:value="20308856.462000001" table:style-name="ce3">
            <text:p>20308856,462</text:p>
          </table:table-cell>
          <table:table-cell office:value-type="float" office:value="20308858.272" table:style-name="ce3">
            <text:p>20308858,272</text:p>
          </table:table-cell>
          <table:table-cell table:number-columns-repeated="5" table:style-name="ce3"/>
          <table:table-cell office:value-type="float" office:value="-16623891.415999999" table:style-name="ce3">
            <text:p>-16623891,416</text:p>
          </table:table-cell>
          <table:table-cell office:value-type="float" office:value="-12953679.378" table:style-name="ce3">
            <text:p>-12953679,378</text:p>
          </table:table-cell>
          <table:table-cell office:value-type="float" office:value="20551816.386999998" table:style-name="ce3">
            <text:p>20551816,387</text:p>
          </table:table-cell>
          <table:table-cell office:value-type="float" office:value="20551814.682" table:style-name="ce3">
            <text:p>20551814,682</text:p>
          </table:table-cell>
          <table:table-cell office:value-type="float" office:value="20551816.511" table:style-name="ce3">
            <text:p>20551816,511</text:p>
          </table:table-cell>
          <table:table-cell office:value-type="float" office:value="-12479002.571" table:style-name="ce3">
            <text:p>-12479002,571</text:p>
          </table:table-cell>
          <table:table-cell office:value-type="float" office:value="-9723897.3359999992" table:style-name="ce3">
            <text:p>-9723897,336</text:p>
          </table:table-cell>
          <table:table-cell office:value-type="float" office:value="21918990.090999998" table:style-name="ce3">
            <text:p>21918990,091</text:p>
          </table:table-cell>
          <table:table-cell office:value-type="float" office:value="21918988.223000001" table:style-name="ce3">
            <text:p>21918988,223</text:p>
          </table:table-cell>
          <table:table-cell office:value-type="float" office:value="21918989.215" table:style-name="ce3">
            <text:p>21918989,215</text:p>
          </table:table-cell>
          <table:table-cell office:value-type="float" office:value="-15252805.838" table:style-name="ce3">
            <text:p>-15252805,838</text:p>
          </table:table-cell>
          <table:table-cell office:value-type="float" office:value="-11885302.499" table:style-name="ce3">
            <text:p>-11885302,499</text:p>
          </table:table-cell>
          <table:table-cell office:value-type="float" office:value="21477012.392000001" table:style-name="ce3">
            <text:p>21477012,392</text:p>
          </table:table-cell>
          <table:table-cell office:value-type="float" office:value="21477008.197000001" table:style-name="ce3">
            <text:p>21477008,197</text:p>
          </table:table-cell>
          <table:table-cell office:value-type="float" office:value="21477011.945" table:style-name="ce3">
            <text:p>21477011,945</text:p>
          </table:table-cell>
          <table:table-cell table:number-columns-repeated="16332"/>
        </table:table-row>
        <table:table-row table:style-name="ro1">
          <table:table-cell office:value-type="float" office:value="12240" table:style-name="ce2">
            <text:p>12240</text:p>
          </table:table-cell>
          <table:table-cell office:value-type="float" office:value="-18633890.969999999" table:style-name="ce2">
            <text:p>-18633890,97</text:p>
          </table:table-cell>
          <table:table-cell office:value-type="float" office:value="-14519912.502" table:style-name="ce3">
            <text:p>-14519912,502</text:p>
          </table:table-cell>
          <table:table-cell office:value-type="float" office:value="20316618.664999999" table:style-name="ce3">
            <text:p>20316618,665</text:p>
          </table:table-cell>
          <table:table-cell office:value-type="float" office:value="20316618.416000001" table:style-name="ce3">
            <text:p>20316618,416</text:p>
          </table:table-cell>
          <table:table-cell office:value-type="float" office:value="20316618.124000002" table:style-name="ce3">
            <text:p>20316618,124</text:p>
          </table:table-cell>
          <table:table-cell table:number-columns-repeated="5" table:style-name="ce3"/>
          <table:table-cell office:value-type="float" office:value="-16230996.459000001" table:style-name="ce3">
            <text:p>-16230996,459</text:p>
          </table:table-cell>
          <table:table-cell office:value-type="float" office:value="-12647527.188999999" table:style-name="ce3">
            <text:p>-12647527,189</text:p>
          </table:table-cell>
          <table:table-cell office:value-type="float" office:value="20553331.296999998" table:style-name="ce3">
            <text:p>20553331,297</text:p>
          </table:table-cell>
          <table:table-cell office:value-type="float" office:value="20553332.215" table:style-name="ce3">
            <text:p>20553332,215</text:p>
          </table:table-cell>
          <table:table-cell office:value-type="float" office:value="20553331.107000001" table:style-name="ce3">
            <text:p>20553331,107</text:p>
          </table:table-cell>
          <table:table-cell office:value-type="float" office:value="-11770925.912" table:style-name="ce3">
            <text:p>-11770925,912</text:p>
          </table:table-cell>
          <table:table-cell office:value-type="float" office:value="-9172149.3959999997" table:style-name="ce3">
            <text:p>-9172149,396</text:p>
          </table:table-cell>
          <table:table-cell office:value-type="float" office:value="21908297.331999999" table:style-name="ce3">
            <text:p>21908297,332</text:p>
          </table:table-cell>
          <table:table-cell office:value-type="float" office:value="21908298.820999999" table:style-name="ce3">
            <text:p>21908298,821</text:p>
          </table:table-cell>
          <table:table-cell office:value-type="float" office:value="21908296.98" table:style-name="ce3">
            <text:p>21908296,980</text:p>
          </table:table-cell>
          <table:table-cell office:value-type="float" office:value="-14750076.380999999" table:style-name="ce3">
            <text:p>-14750076,381</text:p>
          </table:table-cell>
          <table:table-cell office:value-type="float" office:value="-11493564.986" table:style-name="ce3">
            <text:p>-11493564,986</text:p>
          </table:table-cell>
          <table:table-cell office:value-type="float" office:value="21459367.82" table:style-name="ce3">
            <text:p>21459367,820</text:p>
          </table:table-cell>
          <table:table-cell office:value-type="float" office:value="21459366.879000001" table:style-name="ce3">
            <text:p>21459366,879</text:p>
          </table:table-cell>
          <table:table-cell office:value-type="float" office:value="21459366.704999998" table:style-name="ce3">
            <text:p>21459366,705</text:p>
          </table:table-cell>
          <table:table-cell table:style-name="ce2"/>
          <table:table-cell office:value-type="float" office:value="-20038369.633000001" table:style-name="ce3">
            <text:p>-20038369,633</text:p>
          </table:table-cell>
          <table:table-cell office:value-type="float" office:value="-15614311.148" table:style-name="ce3">
            <text:p>-15614311,148</text:p>
          </table:table-cell>
          <table:table-cell office:value-type="float" office:value="20316595.999000002" table:style-name="ce3">
            <text:p>20316595,999</text:p>
          </table:table-cell>
          <table:table-cell office:value-type="float" office:value="20316594.226" table:style-name="ce3">
            <text:p>20316594,226</text:p>
          </table:table-cell>
          <table:table-cell office:value-type="float" office:value="20316595.748" table:style-name="ce3">
            <text:p>20316595,748</text:p>
          </table:table-cell>
          <table:table-cell table:number-columns-repeated="5" table:style-name="ce3"/>
          <table:table-cell office:value-type="float" office:value="-16616038.450999999" table:style-name="ce3">
            <text:p>-16616038,451</text:p>
          </table:table-cell>
          <table:table-cell office:value-type="float" office:value="-12947560.183" table:style-name="ce3">
            <text:p>-12947560,183</text:p>
          </table:table-cell>
          <table:table-cell office:value-type="float" office:value="20553310.984999999" table:style-name="ce3">
            <text:p>20553310,985</text:p>
          </table:table-cell>
          <table:table-cell office:value-type="float" office:value="20553308.874000002" table:style-name="ce3">
            <text:p>20553308,874</text:p>
          </table:table-cell>
          <table:table-cell office:value-type="float" office:value="20553310.839000002" table:style-name="ce3">
            <text:p>20553310,839</text:p>
          </table:table-cell>
          <table:table-cell office:value-type="float" office:value="-12535301.825999999" table:style-name="ce3">
            <text:p>-12535301,826</text:p>
          </table:table-cell>
          <table:table-cell office:value-type="float" office:value="-9767766.8880000003" table:style-name="ce3">
            <text:p>-9767766,888</text:p>
          </table:table-cell>
          <table:table-cell office:value-type="float" office:value="21908276.824000001" table:style-name="ce3">
            <text:p>21908276,824</text:p>
          </table:table-cell>
          <table:table-cell office:value-type="float" office:value="21908274.782000002" table:style-name="ce3">
            <text:p>21908274,782</text:p>
          </table:table-cell>
          <table:table-cell office:value-type="float" office:value="21908276.403000001" table:style-name="ce3">
            <text:p>21908276,403</text:p>
          </table:table-cell>
          <table:table-cell office:value-type="float" office:value="-15345603.706" table:style-name="ce3">
            <text:p>-15345603,706</text:p>
          </table:table-cell>
          <table:table-cell office:value-type="float" office:value="-11957612.525" table:style-name="ce3">
            <text:p>-11957612,525</text:p>
          </table:table-cell>
          <table:table-cell office:value-type="float" office:value="21459353.991999999" table:style-name="ce3">
            <text:p>21459353,992</text:p>
          </table:table-cell>
          <table:table-cell office:value-type="float" office:value="21459349.607000001" table:style-name="ce3">
            <text:p>21459349,607</text:p>
          </table:table-cell>
          <table:table-cell office:value-type="float" office:value="21459353.291999999" table:style-name="ce3">
            <text:p>21459353,292</text:p>
          </table:table-cell>
          <table:table-cell table:number-columns-repeated="16332"/>
        </table:table-row>
        <table:table-row table:style-name="ro1">
          <table:table-cell office:value-type="float" office:value="12270" table:style-name="ce2">
            <text:p>12270</text:p>
          </table:table-cell>
          <table:table-cell office:value-type="float" office:value="-18592950.022" table:style-name="ce2">
            <text:p>-18592950,02</text:p>
          </table:table-cell>
          <table:table-cell office:value-type="float" office:value="-14488010.463" table:style-name="ce3">
            <text:p>-14488010,463</text:p>
          </table:table-cell>
          <table:table-cell office:value-type="float" office:value="20324408.820999999" table:style-name="ce3">
            <text:p>20324408,821</text:p>
          </table:table-cell>
          <table:table-cell office:value-type="float" office:value="20324408.905000001" table:style-name="ce3">
            <text:p>20324408,905</text:p>
          </table:table-cell>
          <table:table-cell office:value-type="float" office:value="20324408.629999999" table:style-name="ce3">
            <text:p>20324408,630</text:p>
          </table:table-cell>
          <table:table-cell table:number-columns-repeated="5" table:style-name="ce3"/>
          <table:table-cell office:value-type="float" office:value="-16222858.198000001" table:style-name="ce3">
            <text:p>-16222858,198</text:p>
          </table:table-cell>
          <table:table-cell office:value-type="float" office:value="-12641185.683" table:style-name="ce3">
            <text:p>-12641185,683</text:p>
          </table:table-cell>
          <table:table-cell office:value-type="float" office:value="20554880.658" table:style-name="ce3">
            <text:p>20554880,658</text:p>
          </table:table-cell>
          <table:table-cell office:value-type="float" office:value="20554881.193" table:style-name="ce3">
            <text:p>20554881,193</text:p>
          </table:table-cell>
          <table:table-cell office:value-type="float" office:value="20554880.081999999" table:style-name="ce3">
            <text:p>20554880,082</text:p>
          </table:table-cell>
          <table:table-cell office:value-type="float" office:value="-11826724.158" table:style-name="ce3">
            <text:p>-11826724,158</text:p>
          </table:table-cell>
          <table:table-cell office:value-type="float" office:value="-9215628.5409999993" table:style-name="ce3">
            <text:p>-9215628,541</text:p>
          </table:table-cell>
          <table:table-cell office:value-type="float" office:value="21897679.638" table:style-name="ce3">
            <text:p>21897679,638</text:p>
          </table:table-cell>
          <table:table-cell office:value-type="float" office:value="21897680.791999999" table:style-name="ce3">
            <text:p>21897680,792</text:p>
          </table:table-cell>
          <table:table-cell office:value-type="float" office:value="21897678.695" table:style-name="ce3">
            <text:p>21897678,695</text:p>
          </table:table-cell>
          <table:table-cell office:value-type="float" office:value="-14842487.564999999" table:style-name="ce3">
            <text:p>-14842487,565</text:p>
          </table:table-cell>
          <table:table-cell office:value-type="float" office:value="-11565573.698999999" table:style-name="ce3">
            <text:p>-11565573,699</text:p>
          </table:table-cell>
          <table:table-cell office:value-type="float" office:value="21441782.489" table:style-name="ce3">
            <text:p>21441782,489</text:p>
          </table:table-cell>
          <table:table-cell office:value-type="float" office:value="21441781.620000001" table:style-name="ce3">
            <text:p>21441781,620</text:p>
          </table:table-cell>
          <table:table-cell office:value-type="float" office:value="21441781.885000002" table:style-name="ce3">
            <text:p>21441781,885</text:p>
          </table:table-cell>
          <table:table-cell table:style-name="ce2"/>
          <table:table-cell office:value-type="float" office:value="-19997435.23" table:style-name="ce3">
            <text:p>-19997435,230</text:p>
          </table:table-cell>
          <table:table-cell office:value-type="float" office:value="-15582414.204" table:style-name="ce3">
            <text:p>-15582414,204</text:p>
          </table:table-cell>
          <table:table-cell office:value-type="float" office:value="20324386.337000001" table:style-name="ce3">
            <text:p>20324386,337</text:p>
          </table:table-cell>
          <table:table-cell office:value-type="float" office:value="20324383.791000001" table:style-name="ce3">
            <text:p>20324383,791</text:p>
          </table:table-cell>
          <table:table-cell office:value-type="float" office:value="20324385.579999998" table:style-name="ce3">
            <text:p>20324385,580</text:p>
          </table:table-cell>
          <table:table-cell table:number-columns-repeated="5" table:style-name="ce3"/>
          <table:table-cell office:value-type="float" office:value="-16607906.785" table:style-name="ce3">
            <text:p>-16607906,785</text:p>
          </table:table-cell>
          <table:table-cell office:value-type="float" office:value="-12941223.814999999" table:style-name="ce3">
            <text:p>-12941223,815</text:p>
          </table:table-cell>
          <table:table-cell office:value-type="float" office:value="20554859.388" table:style-name="ce3">
            <text:p>20554859,388</text:p>
          </table:table-cell>
          <table:table-cell office:value-type="float" office:value="20554856.454" table:style-name="ce3">
            <text:p>20554856,454</text:p>
          </table:table-cell>
          <table:table-cell office:value-type="float" office:value="20554858.500999998" table:style-name="ce3">
            <text:p>20554858,501</text:p>
          </table:table-cell>
          <table:table-cell office:value-type="float" office:value="-12591106.486" table:style-name="ce3">
            <text:p>-12591106,486</text:p>
          </table:table-cell>
          <table:table-cell office:value-type="float" office:value="-9811251.034" table:style-name="ce3">
            <text:p>-9811251,034</text:p>
          </table:table-cell>
          <table:table-cell office:value-type="float" office:value="21897656.477000002" table:style-name="ce3">
            <text:p>21897656,477</text:p>
          </table:table-cell>
          <table:table-cell office:value-type="float" office:value="21897655.381999999" table:style-name="ce3">
            <text:p>21897655,382</text:p>
          </table:table-cell>
          <table:table-cell office:value-type="float" office:value="21897656.833000001" table:style-name="ce3">
            <text:p>21897656,833</text:p>
          </table:table-cell>
          <table:table-cell office:value-type="float" office:value="-15438021.516000001" table:style-name="ce3">
            <text:p>-15438021,516</text:p>
          </table:table-cell>
          <table:table-cell office:value-type="float" office:value="-12029626.402000001" table:style-name="ce3">
            <text:p>-12029626,402</text:p>
          </table:table-cell>
          <table:table-cell office:value-type="float" office:value="21441766.013" table:style-name="ce3">
            <text:p>21441766,013</text:p>
          </table:table-cell>
          <table:table-cell office:value-type="float" office:value="21441763.256000001" table:style-name="ce3">
            <text:p>21441763,256</text:p>
          </table:table-cell>
          <table:table-cell office:value-type="float" office:value="21441766.085000001" table:style-name="ce3">
            <text:p>21441766,085</text:p>
          </table:table-cell>
          <table:table-cell table:number-columns-repeated="16332"/>
        </table:table-row>
        <table:table-row table:style-name="ro1">
          <table:table-cell office:value-type="float" office:value="12300" table:style-name="ce2">
            <text:p>12300</text:p>
          </table:table-cell>
          <table:table-cell office:value-type="float" office:value="-18551716.673999999" table:style-name="ce2">
            <text:p>-18551716,67</text:p>
          </table:table-cell>
          <table:table-cell office:value-type="float" office:value="-14455880.563999999" table:style-name="ce3">
            <text:p>-14455880,564</text:p>
          </table:table-cell>
          <table:table-cell office:value-type="float" office:value="20332255.390000001" table:style-name="ce3">
            <text:p>20332255,390</text:p>
          </table:table-cell>
          <table:table-cell office:value-type="float" office:value="20332256.079" table:style-name="ce3">
            <text:p>20332256,079</text:p>
          </table:table-cell>
          <table:table-cell office:value-type="float" office:value="20332255.034000002" table:style-name="ce3">
            <text:p>20332255,034</text:p>
          </table:table-cell>
          <table:table-cell table:number-columns-repeated="5" table:style-name="ce3"/>
          <table:table-cell office:value-type="float" office:value="-16214421.399" table:style-name="ce3">
            <text:p>-16214421,399</text:p>
          </table:table-cell>
          <table:table-cell office:value-type="float" office:value="-12634611.547" table:style-name="ce3">
            <text:p>-12634611,547</text:p>
          </table:table-cell>
          <table:table-cell office:value-type="float" office:value="20556485.668000001" table:style-name="ce3">
            <text:p>20556485,668</text:p>
          </table:table-cell>
          <table:table-cell office:value-type="float" office:value="20556486.361000001" table:style-name="ce3">
            <text:p>20556486,361</text:p>
          </table:table-cell>
          <table:table-cell office:value-type="float" office:value="20556485.532000002" table:style-name="ce3">
            <text:p>20556485,532</text:p>
          </table:table-cell>
          <table:table-cell office:value-type="float" office:value="-11882004.659" table:style-name="ce3">
            <text:p>-11882004,659</text:p>
          </table:table-cell>
          <table:table-cell office:value-type="float" office:value="-9258704.2559999991" table:style-name="ce3">
            <text:p>-9258704,256</text:p>
          </table:table-cell>
          <table:table-cell office:value-type="float" office:value="21887160.278000001" table:style-name="ce3">
            <text:p>21887160,278</text:p>
          </table:table-cell>
          <table:table-cell office:value-type="float" office:value="21887160.879000001" table:style-name="ce3">
            <text:p>21887160,879</text:p>
          </table:table-cell>
          <table:table-cell office:value-type="float" office:value="21887159.478999998" table:style-name="ce3">
            <text:p>21887159,479</text:p>
          </table:table-cell>
          <table:table-cell office:value-type="float" office:value="-14934495.285" table:style-name="ce3">
            <text:p>-14934495,285</text:p>
          </table:table-cell>
          <table:table-cell office:value-type="float" office:value="-11637268.039000001" table:style-name="ce3">
            <text:p>-11637268,039</text:p>
          </table:table-cell>
          <table:table-cell office:value-type="float" office:value="21424274.157000002" table:style-name="ce3">
            <text:p>21424274,157</text:p>
          </table:table-cell>
          <table:table-cell office:value-type="float" office:value="21424273.340999998" table:style-name="ce3">
            <text:p>21424273,341</text:p>
          </table:table-cell>
          <table:table-cell office:value-type="float" office:value="21424273.282000002" table:style-name="ce3">
            <text:p>21424273,282</text:p>
          </table:table-cell>
          <table:table-cell table:style-name="ce2"/>
          <table:table-cell office:value-type="float" office:value="-19956207.693999998" table:style-name="ce3">
            <text:p>-19956207,694</text:p>
          </table:table-cell>
          <table:table-cell office:value-type="float" office:value="-15550288.84" table:style-name="ce3">
            <text:p>-15550288,840</text:p>
          </table:table-cell>
          <table:table-cell office:value-type="float" office:value="20332231.502" table:style-name="ce3">
            <text:p>20332231,502</text:p>
          </table:table-cell>
          <table:table-cell office:value-type="float" office:value="20332229.322999999" table:style-name="ce3">
            <text:p>20332229,323</text:p>
          </table:table-cell>
          <table:table-cell office:value-type="float" office:value="20332230.980999999" table:style-name="ce3">
            <text:p>20332230,981</text:p>
          </table:table-cell>
          <table:table-cell table:number-columns-repeated="5" table:style-name="ce3"/>
          <table:table-cell office:value-type="float" office:value="-16599475.868000001" table:style-name="ce3">
            <text:p>-16599475,868</text:p>
          </table:table-cell>
          <table:table-cell office:value-type="float" office:value="-12934654.261" table:style-name="ce3">
            <text:p>-12934654,261</text:p>
          </table:table-cell>
          <table:table-cell office:value-type="float" office:value="20556463.528999999" table:style-name="ce3">
            <text:p>20556463,529</text:p>
          </table:table-cell>
          <table:table-cell office:value-type="float" office:value="20556460.627999999" table:style-name="ce3">
            <text:p>20556460,628</text:p>
          </table:table-cell>
          <table:table-cell office:value-type="float" office:value="20556462.736000001" table:style-name="ce3">
            <text:p>20556462,736</text:p>
          </table:table-cell>
          <table:table-cell office:value-type="float" office:value="-12646392.682" table:style-name="ce3">
            <text:p>-12646392,682</text:p>
          </table:table-cell>
          <table:table-cell office:value-type="float" office:value="-9854331.1889999993" table:style-name="ce3">
            <text:p>-9854331,189</text:p>
          </table:table-cell>
          <table:table-cell office:value-type="float" office:value="21887137.504000001" table:style-name="ce3">
            <text:p>21887137,504</text:p>
          </table:table-cell>
          <table:table-cell office:value-type="float" office:value="21887135.162" table:style-name="ce3">
            <text:p>21887135,162</text:p>
          </table:table-cell>
          <table:table-cell office:value-type="float" office:value="21887136.046" table:style-name="ce3">
            <text:p>21887136,046</text:p>
          </table:table-cell>
          <table:table-cell office:value-type="float" office:value="-15530035.154999999" table:style-name="ce3">
            <text:p>-15530035,155</text:p>
          </table:table-cell>
          <table:table-cell office:value-type="float" office:value="-12101325.342" table:style-name="ce3">
            <text:p>-12101325,342</text:p>
          </table:table-cell>
          <table:table-cell office:value-type="float" office:value="21424255.831999999" table:style-name="ce3">
            <text:p>21424255,832</text:p>
          </table:table-cell>
          <table:table-cell office:value-type="float" office:value="21424253.348000001" table:style-name="ce3">
            <text:p>21424253,348</text:p>
          </table:table-cell>
          <table:table-cell office:value-type="float" office:value="21424256.276999999" table:style-name="ce3">
            <text:p>21424256,277</text:p>
          </table:table-cell>
          <table:table-cell table:number-columns-repeated="16332"/>
        </table:table-row>
        <table:table-row table:style-name="ro1">
          <table:table-cell office:value-type="float" office:value="12330" table:style-name="ce2">
            <text:p>12330</text:p>
          </table:table-cell>
          <table:table-cell office:value-type="float" office:value="-18510196.653999999" table:style-name="ce2">
            <text:p>-18510196,65</text:p>
          </table:table-cell>
          <table:table-cell office:value-type="float" office:value="-14423527.301000001" table:style-name="ce3">
            <text:p>-14423527,301</text:p>
          </table:table-cell>
          <table:table-cell office:value-type="float" office:value="20340156.410999998" table:style-name="ce3">
            <text:p>20340156,411</text:p>
          </table:table-cell>
          <table:table-cell office:value-type="float" office:value="20340156.454" table:style-name="ce3">
            <text:p>20340156,454</text:p>
          </table:table-cell>
          <table:table-cell office:value-type="float" office:value="20340155.715999998" table:style-name="ce3">
            <text:p>20340155,716</text:p>
          </table:table-cell>
          <table:table-cell table:number-columns-repeated="5" table:style-name="ce3"/>
          <table:table-cell office:value-type="float" office:value="-16205691.333000001" table:style-name="ce3">
            <text:p>-16205691,333</text:p>
          </table:table-cell>
          <table:table-cell office:value-type="float" office:value="-12627808.896" table:style-name="ce3">
            <text:p>-12627808,896</text:p>
          </table:table-cell>
          <table:table-cell office:value-type="float" office:value="20558147.425000001" table:style-name="ce3">
            <text:p>20558147,425</text:p>
          </table:table-cell>
          <table:table-cell office:value-type="float" office:value="20558147.853999998" table:style-name="ce3">
            <text:p>20558147,854</text:p>
          </table:table-cell>
          <table:table-cell office:value-type="float" office:value="20558146.885000002" table:style-name="ce3">
            <text:p>20558146,885</text:p>
          </table:table-cell>
          <table:table-cell office:value-type="float" office:value="-11936769.363" table:style-name="ce3">
            <text:p>-11936769,363</text:p>
          </table:table-cell>
          <table:table-cell office:value-type="float" office:value="-9301378.0490000006" table:style-name="ce3">
            <text:p>-9301378,049</text:p>
          </table:table-cell>
          <table:table-cell office:value-type="float" office:value="21876739.019000001" table:style-name="ce3">
            <text:p>21876739,019</text:p>
          </table:table-cell>
          <table:table-cell office:value-type="float" office:value="21876739.482000001" table:style-name="ce3">
            <text:p>21876739,482</text:p>
          </table:table-cell>
          <table:table-cell office:value-type="float" office:value="21876738.160999998" table:style-name="ce3">
            <text:p>21876738,161</text:p>
          </table:table-cell>
          <table:table-cell office:value-type="float" office:value="-15026100.762" table:style-name="ce3">
            <text:p>-15026100,762</text:p>
          </table:table-cell>
          <table:table-cell office:value-type="float" office:value="-11708648.922" table:style-name="ce3">
            <text:p>-11708648,922</text:p>
          </table:table-cell>
          <table:table-cell office:value-type="float" office:value="21406842.454" table:style-name="ce3">
            <text:p>21406842,454</text:p>
          </table:table-cell>
          <table:table-cell office:value-type="float" office:value="21406841.467999998" table:style-name="ce3">
            <text:p>21406841,468</text:p>
          </table:table-cell>
          <table:table-cell office:value-type="float" office:value="21406841.498" table:style-name="ce3">
            <text:p>21406841,498</text:p>
          </table:table-cell>
          <table:table-cell table:style-name="ce2"/>
          <table:table-cell office:value-type="float" office:value="-19914689.366999999" table:style-name="ce3">
            <text:p>-19914689,367</text:p>
          </table:table-cell>
          <table:table-cell office:value-type="float" office:value="-15517936.893999999" table:style-name="ce3">
            <text:p>-15517936,894</text:p>
          </table:table-cell>
          <table:table-cell office:value-type="float" office:value="20340132.550000001" table:style-name="ce3">
            <text:p>20340132,550</text:p>
          </table:table-cell>
          <table:table-cell office:value-type="float" office:value="20340130.061999999" table:style-name="ce3">
            <text:p>20340130,062</text:p>
          </table:table-cell>
          <table:table-cell office:value-type="float" office:value="20340131.666000001" table:style-name="ce3">
            <text:p>20340131,666</text:p>
          </table:table-cell>
          <table:table-cell table:number-columns-repeated="5" table:style-name="ce3"/>
          <table:table-cell office:value-type="float" office:value="-16590747.548" table:style-name="ce3">
            <text:p>-16590747,548</text:p>
          </table:table-cell>
          <table:table-cell office:value-type="float" office:value="-12927852.973999999" table:style-name="ce3">
            <text:p>-12927852,974</text:p>
          </table:table-cell>
          <table:table-cell office:value-type="float" office:value="20558123.399" table:style-name="ce3">
            <text:p>20558123,399</text:p>
          </table:table-cell>
          <table:table-cell office:value-type="float" office:value="20558121.682999998" table:style-name="ce3">
            <text:p>20558121,683</text:p>
          </table:table-cell>
          <table:table-cell office:value-type="float" office:value="20558123.489999998" table:style-name="ce3">
            <text:p>20558123,490</text:p>
          </table:table-cell>
          <table:table-cell office:value-type="float" office:value="-12701158.955" table:style-name="ce3">
            <text:p>-12701158,955</text:p>
          </table:table-cell>
          <table:table-cell office:value-type="float" office:value="-9897006.2050000001" table:style-name="ce3">
            <text:p>-9897006,205</text:p>
          </table:table-cell>
          <table:table-cell office:value-type="float" office:value="21876714.791000001" table:style-name="ce3">
            <text:p>21876714,791</text:p>
          </table:table-cell>
          <table:table-cell office:value-type="float" office:value="21876713.044" table:style-name="ce3">
            <text:p>21876713,044</text:p>
          </table:table-cell>
          <table:table-cell office:value-type="float" office:value="21876714.102000002" table:style-name="ce3">
            <text:p>21876714,102</text:p>
          </table:table-cell>
          <table:table-cell office:value-type="float" office:value="-15621642.419" table:style-name="ce3">
            <text:p>-15621642,419</text:p>
          </table:table-cell>
          <table:table-cell office:value-type="float" office:value="-12172707.627" table:style-name="ce3">
            <text:p>-12172707,627</text:p>
          </table:table-cell>
          <table:table-cell office:value-type="float" office:value="21406824.789000001" table:style-name="ce3">
            <text:p>21406824,789</text:p>
          </table:table-cell>
          <table:table-cell office:value-type="float" office:value="21406821.107000001" table:style-name="ce3">
            <text:p>21406821,107</text:p>
          </table:table-cell>
          <table:table-cell office:value-type="float" office:value="21406824.465999998" table:style-name="ce3">
            <text:p>21406824,466</text:p>
          </table:table-cell>
          <table:table-cell table:number-columns-repeated="16332"/>
        </table:table-row>
        <table:table-row table:style-name="ro1">
          <table:table-cell office:value-type="float" office:value="12360" table:style-name="ce2">
            <text:p>12360</text:p>
          </table:table-cell>
          <table:table-cell office:value-type="float" office:value="-18468391.590999998" table:style-name="ce2">
            <text:p>-18468391,59</text:p>
          </table:table-cell>
          <table:table-cell office:value-type="float" office:value="-14390951.926000001" table:style-name="ce3">
            <text:p>-14390951,926</text:p>
          </table:table-cell>
          <table:table-cell office:value-type="float" office:value="20348111.993999999" table:style-name="ce3">
            <text:p>20348111,994</text:p>
          </table:table-cell>
          <table:table-cell office:value-type="float" office:value="20348112.021000002" table:style-name="ce3">
            <text:p>20348112,021</text:p>
          </table:table-cell>
          <table:table-cell office:value-type="float" office:value="20348111.565000001" table:style-name="ce3">
            <text:p>20348111,565</text:p>
          </table:table-cell>
          <table:table-cell table:number-columns-repeated="5" table:style-name="ce3"/>
          <table:table-cell office:value-type="float" office:value="-16196670.044" table:style-name="ce3">
            <text:p>-16196670,044</text:p>
          </table:table-cell>
          <table:table-cell office:value-type="float" office:value="-12620779.317" table:style-name="ce3">
            <text:p>-12620779,317</text:p>
          </table:table-cell>
          <table:table-cell office:value-type="float" office:value="20559864.081999999" table:style-name="ce3">
            <text:p>20559864,082</text:p>
          </table:table-cell>
          <table:table-cell office:value-type="float" office:value="20559864.555" table:style-name="ce3">
            <text:p>20559864,555</text:p>
          </table:table-cell>
          <table:table-cell office:value-type="float" office:value="20559863.645" table:style-name="ce3">
            <text:p>20559863,645</text:p>
          </table:table-cell>
          <table:table-cell office:value-type="float" office:value="-11991016.809" table:style-name="ce3">
            <text:p>-11991016,809</text:p>
          </table:table-cell>
          <table:table-cell office:value-type="float" office:value="-9343648.7890000008" table:style-name="ce3">
            <text:p>-9343648,789</text:p>
          </table:table-cell>
          <table:table-cell office:value-type="float" office:value="21866416.421" table:style-name="ce3">
            <text:p>21866416,421</text:p>
          </table:table-cell>
          <table:table-cell office:value-type="float" office:value="21866416.77" table:style-name="ce3">
            <text:p>21866416,770</text:p>
          </table:table-cell>
          <table:table-cell office:value-type="float" office:value="21866415.57" table:style-name="ce3">
            <text:p>21866415,570</text:p>
          </table:table-cell>
          <table:table-cell office:value-type="float" office:value="-15117301.437999999" table:style-name="ce3">
            <text:p>-15117301,438</text:p>
          </table:table-cell>
          <table:table-cell office:value-type="float" office:value="-11779714.390000001" table:style-name="ce3">
            <text:p>-11779714,390</text:p>
          </table:table-cell>
          <table:table-cell office:value-type="float" office:value="21389486.204999998" table:style-name="ce3">
            <text:p>21389486,205</text:p>
          </table:table-cell>
          <table:table-cell office:value-type="float" office:value="21389485.892999999" table:style-name="ce3">
            <text:p>21389485,893</text:p>
          </table:table-cell>
          <table:table-cell office:value-type="float" office:value="21389485.896000002" table:style-name="ce3">
            <text:p>21389485,896</text:p>
          </table:table-cell>
          <table:table-cell table:style-name="ce2"/>
          <table:table-cell office:value-type="float" office:value="-19872885.772" table:style-name="ce3">
            <text:p>-19872885,772</text:p>
          </table:table-cell>
          <table:table-cell office:value-type="float" office:value="-15485362.662" table:style-name="ce3">
            <text:p>-15485362,662</text:p>
          </table:table-cell>
          <table:table-cell office:value-type="float" office:value="20348086.561999999" table:style-name="ce3">
            <text:p>20348086,562</text:p>
          </table:table-cell>
          <table:table-cell office:value-type="float" office:value="20348084.738000002" table:style-name="ce3">
            <text:p>20348084,738</text:p>
          </table:table-cell>
          <table:table-cell office:value-type="float" office:value="20348086.664000001" table:style-name="ce3">
            <text:p>20348086,664</text:p>
          </table:table-cell>
          <table:table-cell table:number-columns-repeated="5" table:style-name="ce3"/>
          <table:table-cell office:value-type="float" office:value="-16581727.796" table:style-name="ce3">
            <text:p>-16581727,796</text:p>
          </table:table-cell>
          <table:table-cell office:value-type="float" office:value="-12920824.59" table:style-name="ce3">
            <text:p>-12920824,590</text:p>
          </table:table-cell>
          <table:table-cell office:value-type="float" office:value="20559840.489" table:style-name="ce3">
            <text:p>20559840,489</text:p>
          </table:table-cell>
          <table:table-cell office:value-type="float" office:value="20559838.16" table:style-name="ce3">
            <text:p>20559838,160</text:p>
          </table:table-cell>
          <table:table-cell office:value-type="float" office:value="20559840.166000001" table:style-name="ce3">
            <text:p>20559840,166</text:p>
          </table:table-cell>
          <table:table-cell office:value-type="float" office:value="-12755407.744999999" table:style-name="ce3">
            <text:p>-12755407,745</text:p>
          </table:table-cell>
          <table:table-cell office:value-type="float" office:value="-9939277.9930000007" table:style-name="ce3">
            <text:p>-9939277,993</text:p>
          </table:table-cell>
          <table:table-cell office:value-type="float" office:value="21866391.109000001" table:style-name="ce3">
            <text:p>21866391,109</text:p>
          </table:table-cell>
          <table:table-cell office:value-type="float" office:value="21866390.388" table:style-name="ce3">
            <text:p>21866390,388</text:p>
          </table:table-cell>
          <table:table-cell office:value-type="float" office:value="21866390.899" table:style-name="ce3">
            <text:p>21866390,899</text:p>
          </table:table-cell>
          <table:table-cell office:value-type="float" office:value="-15712844.671" table:style-name="ce3">
            <text:p>-15712844,671</text:p>
          </table:table-cell>
          <table:table-cell office:value-type="float" office:value="-12243774.308" table:style-name="ce3">
            <text:p>-12243774,308</text:p>
          </table:table-cell>
          <table:table-cell office:value-type="float" office:value="21389469.726" table:style-name="ce3">
            <text:p>21389469,726</text:p>
          </table:table-cell>
          <table:table-cell office:value-type="float" office:value="21389466.384" table:style-name="ce3">
            <text:p>21389466,384</text:p>
          </table:table-cell>
          <table:table-cell office:value-type="float" office:value="21389469.142000001" table:style-name="ce3">
            <text:p>21389469,142</text:p>
          </table:table-cell>
          <table:table-cell table:number-columns-repeated="16332"/>
        </table:table-row>
        <table:table-row table:style-name="ro1">
          <table:table-cell office:value-type="float" office:value="12390" table:style-name="ce2">
            <text:p>12390</text:p>
          </table:table-cell>
          <table:table-cell office:value-type="float" office:value="-18426302.956" table:style-name="ce2">
            <text:p>-18426302,96</text:p>
          </table:table-cell>
          <table:table-cell office:value-type="float" office:value="-14358155.584000001" table:style-name="ce3">
            <text:p>-14358155,584</text:p>
          </table:table-cell>
          <table:table-cell office:value-type="float" office:value="20356120.886999998" table:style-name="ce3">
            <text:p>20356120,887</text:p>
          </table:table-cell>
          <table:table-cell office:value-type="float" office:value="20356120.98" table:style-name="ce3">
            <text:p>20356120,980</text:p>
          </table:table-cell>
          <table:table-cell office:value-type="float" office:value="20356120.594000001" table:style-name="ce3">
            <text:p>20356120,594</text:p>
          </table:table-cell>
          <table:table-cell table:number-columns-repeated="5" table:style-name="ce3"/>
          <table:table-cell office:value-type="float" office:value="-16187359.117000001" table:style-name="ce3">
            <text:p>-16187359,117</text:p>
          </table:table-cell>
          <table:table-cell office:value-type="float" office:value="-12613524.047" table:style-name="ce3">
            <text:p>-12613524,047</text:p>
          </table:table-cell>
          <table:table-cell office:value-type="float" office:value="20561636.252999999" table:style-name="ce3">
            <text:p>20561636,253</text:p>
          </table:table-cell>
          <table:table-cell office:value-type="float" office:value="20561636.414000001" table:style-name="ce3">
            <text:p>20561636,414</text:p>
          </table:table-cell>
          <table:table-cell office:value-type="float" office:value="20561635.486000001" table:style-name="ce3">
            <text:p>20561635,486</text:p>
          </table:table-cell>
          <table:table-cell office:value-type="float" office:value="-12044745.302999999" table:style-name="ce3">
            <text:p>-12044745,303</text:p>
          </table:table-cell>
          <table:table-cell office:value-type="float" office:value="-9385515.1510000005" table:style-name="ce3">
            <text:p>-9385515,151</text:p>
          </table:table-cell>
          <table:table-cell office:value-type="float" office:value="21856192.734000001" table:style-name="ce3">
            <text:p>21856192,734</text:p>
          </table:table-cell>
          <table:table-cell office:value-type="float" office:value="21856191.960000001" table:style-name="ce3">
            <text:p>21856191,960</text:p>
          </table:table-cell>
          <table:table-cell office:value-type="float" office:value="21856191.401999999" table:style-name="ce3">
            <text:p>21856191,402</text:p>
          </table:table-cell>
          <table:table-cell office:value-type="float" office:value="-15208095.549000001" table:style-name="ce3">
            <text:p>-15208095,549</text:p>
          </table:table-cell>
          <table:table-cell office:value-type="float" office:value="-11850463.050000001" table:style-name="ce3">
            <text:p>-11850463,050</text:p>
          </table:table-cell>
          <table:table-cell office:value-type="float" office:value="21372209.25" table:style-name="ce3">
            <text:p>21372209,250</text:p>
          </table:table-cell>
          <table:table-cell office:value-type="float" office:value="21372208.877" table:style-name="ce3">
            <text:p>21372208,877</text:p>
          </table:table-cell>
          <table:table-cell office:value-type="float" office:value="21372208.752999999" table:style-name="ce3">
            <text:p>21372208,753</text:p>
          </table:table-cell>
          <table:table-cell table:style-name="ce2"/>
          <table:table-cell office:value-type="float" office:value="-19830812.462000001" table:style-name="ce3">
            <text:p>-19830812,462</text:p>
          </table:table-cell>
          <table:table-cell office:value-type="float" office:value="-15452578.266000001" table:style-name="ce3">
            <text:p>-15452578,266</text:p>
          </table:table-cell>
          <table:table-cell office:value-type="float" office:value="20356093.230999999" table:style-name="ce3">
            <text:p>20356093,231</text:p>
          </table:table-cell>
          <table:table-cell office:value-type="float" office:value="20356091.144000001" table:style-name="ce3">
            <text:p>20356091,144</text:p>
          </table:table-cell>
          <table:table-cell office:value-type="float" office:value="20356093.113000002" table:style-name="ce3">
            <text:p>20356093,113</text:p>
          </table:table-cell>
          <table:table-cell table:number-columns-repeated="5" table:style-name="ce3"/>
          <table:table-cell office:value-type="float" office:value="-16572432.262" table:style-name="ce3">
            <text:p>-16572432,262</text:p>
          </table:table-cell>
          <table:table-cell office:value-type="float" office:value="-12913581.316" table:style-name="ce3">
            <text:p>-12913581,316</text:p>
          </table:table-cell>
          <table:table-cell office:value-type="float" office:value="20561609.421999998" table:style-name="ce3">
            <text:p>20561609,422</text:p>
          </table:table-cell>
          <table:table-cell office:value-type="float" office:value="20561607.18" table:style-name="ce3">
            <text:p>20561607,180</text:p>
          </table:table-cell>
          <table:table-cell office:value-type="float" office:value="20561608.984000001" table:style-name="ce3">
            <text:p>20561608,984</text:p>
          </table:table-cell>
          <table:table-cell office:value-type="float" office:value="-12809151.465" table:style-name="ce3">
            <text:p>-12809151,465</text:p>
          </table:table-cell>
          <table:table-cell office:value-type="float" office:value="-9981156.2219999991" table:style-name="ce3">
            <text:p>-9981156,222</text:p>
          </table:table-cell>
          <table:table-cell office:value-type="float" office:value="21856164.829999998" table:style-name="ce3">
            <text:p>21856164,830</text:p>
          </table:table-cell>
          <table:table-cell office:value-type="float" office:value="21856162.927999999" table:style-name="ce3">
            <text:p>21856162,928</text:p>
          </table:table-cell>
          <table:table-cell office:value-type="float" office:value="21856164.322000001" table:style-name="ce3">
            <text:p>21856164,322</text:p>
          </table:table-cell>
          <table:table-cell office:value-type="float" office:value="-15803654.210999999" table:style-name="ce3">
            <text:p>-15803654,211</text:p>
          </table:table-cell>
          <table:table-cell office:value-type="float" office:value="-12314534.994000001" table:style-name="ce3">
            <text:p>-12314534,994</text:p>
          </table:table-cell>
          <table:table-cell office:value-type="float" office:value="21372188.177999999" table:style-name="ce3">
            <text:p>21372188,178</text:p>
          </table:table-cell>
          <table:table-cell office:value-type="float" office:value="21372185.758000001" table:style-name="ce3">
            <text:p>21372185,758</text:p>
          </table:table-cell>
          <table:table-cell office:value-type="float" office:value="21372188.079" table:style-name="ce3">
            <text:p>21372188,079</text:p>
          </table:table-cell>
          <table:table-cell table:number-columns-repeated="16332"/>
        </table:table-row>
        <table:table-row table:style-name="ro1">
          <table:table-cell office:value-type="float" office:value="12420" table:style-name="ce2">
            <text:p>12420</text:p>
          </table:table-cell>
          <table:table-cell office:value-type="float" office:value="-18383944.897" table:style-name="ce2">
            <text:p>-18383944,9</text:p>
          </table:table-cell>
          <table:table-cell office:value-type="float" office:value="-14325149.299000001" table:style-name="ce3">
            <text:p>-14325149,299</text:p>
          </table:table-cell>
          <table:table-cell office:value-type="float" office:value="20364181.364999998" table:style-name="ce3">
            <text:p>20364181,365</text:p>
          </table:table-cell>
          <table:table-cell office:value-type="float" office:value="20364181.662" table:style-name="ce3">
            <text:p>20364181,662</text:p>
          </table:table-cell>
          <table:table-cell office:value-type="float" office:value="20364181.171999998" table:style-name="ce3">
            <text:p>20364181,172</text:p>
          </table:table-cell>
          <table:table-cell table:number-columns-repeated="5" table:style-name="ce3"/>
          <table:table-cell office:value-type="float" office:value="-16177772.255000001" table:style-name="ce3">
            <text:p>-16177772,255</text:p>
          </table:table-cell>
          <table:table-cell office:value-type="float" office:value="-12606053.761" table:style-name="ce3">
            <text:p>-12606053,761</text:p>
          </table:table-cell>
          <table:table-cell office:value-type="float" office:value="20563460.07" table:style-name="ce3">
            <text:p>20563460,070</text:p>
          </table:table-cell>
          <table:table-cell office:value-type="float" office:value="20563460.291999999" table:style-name="ce3">
            <text:p>20563460,292</text:p>
          </table:table-cell>
          <table:table-cell office:value-type="float" office:value="20563459.772" table:style-name="ce3">
            <text:p>20563459,772</text:p>
          </table:table-cell>
          <table:table-cell office:value-type="float" office:value="-12097965.305" table:style-name="ce3">
            <text:p>-12097965,305</text:p>
          </table:table-cell>
          <table:table-cell office:value-type="float" office:value="-9426985.2789999992" table:style-name="ce3">
            <text:p>-9426985,279</text:p>
          </table:table-cell>
          <table:table-cell office:value-type="float" office:value="21846065.059999999" table:style-name="ce3">
            <text:p>21846065,060</text:p>
          </table:table-cell>
          <table:table-cell office:value-type="float" office:value="21846064.725000001" table:style-name="ce3">
            <text:p>21846064,725</text:p>
          </table:table-cell>
          <table:table-cell office:value-type="float" office:value="21846063.726" table:style-name="ce3">
            <text:p>21846063,726</text:p>
          </table:table-cell>
          <table:table-cell office:value-type="float" office:value="-15298492.585999999" table:style-name="ce3">
            <text:p>-15298492,586</text:p>
          </table:table-cell>
          <table:table-cell office:value-type="float" office:value="-11920902.298" table:style-name="ce3">
            <text:p>-11920902,298</text:p>
          </table:table-cell>
          <table:table-cell office:value-type="float" office:value="21355007.364999998" table:style-name="ce3">
            <text:p>21355007,365</text:p>
          </table:table-cell>
          <table:table-cell office:value-type="float" office:value="21355007.169" table:style-name="ce3">
            <text:p>21355007,169</text:p>
          </table:table-cell>
          <table:table-cell office:value-type="float" office:value="21355006.763999999" table:style-name="ce3">
            <text:p>21355006,764</text:p>
          </table:table-cell>
          <table:table-cell table:style-name="ce2"/>
          <table:table-cell office:value-type="float" office:value="-19788461.798999999" table:style-name="ce3">
            <text:p>-19788461,799</text:p>
          </table:table-cell>
          <table:table-cell office:value-type="float" office:value="-15419577.742000001" table:style-name="ce3">
            <text:p>-15419577,742</text:p>
          </table:table-cell>
          <table:table-cell office:value-type="float" office:value="20364151.692000002" table:style-name="ce3">
            <text:p>20364151,692</text:p>
          </table:table-cell>
          <table:table-cell office:value-type="float" office:value="20364150.350000001" table:style-name="ce3">
            <text:p>20364150,350</text:p>
          </table:table-cell>
          <table:table-cell office:value-type="float" office:value="20364151.715999998" table:style-name="ce3">
            <text:p>20364151,716</text:p>
          </table:table-cell>
          <table:table-cell table:number-columns-repeated="5" table:style-name="ce3"/>
          <table:table-cell office:value-type="float" office:value="-16562852.864" table:style-name="ce3">
            <text:p>-16562852,864</text:p>
          </table:table-cell>
          <table:table-cell office:value-type="float" office:value="-12906116.846999999" table:style-name="ce3">
            <text:p>-12906116,847</text:p>
          </table:table-cell>
          <table:table-cell office:value-type="float" office:value="20563431.881999999" table:style-name="ce3">
            <text:p>20563431,882</text:p>
          </table:table-cell>
          <table:table-cell office:value-type="float" office:value="20563429.835999999" table:style-name="ce3">
            <text:p>20563429,836</text:p>
          </table:table-cell>
          <table:table-cell office:value-type="float" office:value="20563431.642999999" table:style-name="ce3">
            <text:p>20563431,643</text:p>
          </table:table-cell>
          <table:table-cell office:value-type="float" office:value="-12862378.751" table:style-name="ce3">
            <text:p>-12862378,751</text:p>
          </table:table-cell>
          <table:table-cell office:value-type="float" office:value="-10022632.023" table:style-name="ce3">
            <text:p>-10022632,023</text:p>
          </table:table-cell>
          <table:table-cell office:value-type="float" office:value="21846035.465999998" table:style-name="ce3">
            <text:p>21846035,466</text:p>
          </table:table-cell>
          <table:table-cell office:value-type="float" office:value="21846034.008000001" table:style-name="ce3">
            <text:p>21846034,008</text:p>
          </table:table-cell>
          <table:table-cell office:value-type="float" office:value="21846035.484999999" table:style-name="ce3">
            <text:p>21846035,485</text:p>
          </table:table-cell>
          <table:table-cell office:value-type="float" office:value="-15894058.744999999" table:style-name="ce3">
            <text:p>-15894058,745</text:p>
          </table:table-cell>
          <table:table-cell office:value-type="float" office:value="-12384980.093" table:style-name="ce3">
            <text:p>-12384980,093</text:p>
          </table:table-cell>
          <table:table-cell office:value-type="float" office:value="21354986.256999999" table:style-name="ce3">
            <text:p>21354986,257</text:p>
          </table:table-cell>
          <table:table-cell office:value-type="float" office:value="21354982.592" table:style-name="ce3">
            <text:p>21354982,592</text:p>
          </table:table-cell>
          <table:table-cell office:value-type="float" office:value="21354985.370000001" table:style-name="ce3">
            <text:p>21354985,370</text:p>
          </table:table-cell>
          <table:table-cell table:number-columns-repeated="16332"/>
        </table:table-row>
        <table:table-row table:style-name="ro1">
          <table:table-cell office:value-type="float" office:value="12450" table:style-name="ce2">
            <text:p>12450</text:p>
          </table:table-cell>
          <table:table-cell office:value-type="float" office:value="-18341307.267999999" table:style-name="ce2">
            <text:p>-18341307,27</text:p>
          </table:table-cell>
          <table:table-cell office:value-type="float" office:value="-14291925.161" table:style-name="ce3">
            <text:p>-14291925,161</text:p>
          </table:table-cell>
          <table:table-cell office:value-type="float" office:value="20372295.033" table:style-name="ce3">
            <text:p>20372295,033</text:p>
          </table:table-cell>
          <table:table-cell office:value-type="float" office:value="20372295.364" table:style-name="ce3">
            <text:p>20372295,364</text:p>
          </table:table-cell>
          <table:table-cell office:value-type="float" office:value="20372294.717999998" table:style-name="ce3">
            <text:p>20372294,718</text:p>
          </table:table-cell>
          <table:table-cell table:number-columns-repeated="5" table:style-name="ce3"/>
          <table:table-cell office:value-type="float" office:value="-16167899.266000001" table:style-name="ce3">
            <text:p>-16167899,266</text:p>
          </table:table-cell>
          <table:table-cell office:value-type="float" office:value="-12598360.521" table:style-name="ce3">
            <text:p>-12598360,521</text:p>
          </table:table-cell>
          <table:table-cell office:value-type="float" office:value="20565338.739" table:style-name="ce3">
            <text:p>20565338,739</text:p>
          </table:table-cell>
          <table:table-cell office:value-type="float" office:value="20565339.326000001" table:style-name="ce3">
            <text:p>20565339,326</text:p>
          </table:table-cell>
          <table:table-cell office:value-type="float" office:value="20565338.282000002" table:style-name="ce3">
            <text:p>20565338,282</text:p>
          </table:table-cell>
          <table:table-cell office:value-type="float" office:value="-12150663.210999999" table:style-name="ce3">
            <text:p>-12150663,211</text:p>
          </table:table-cell>
          <table:table-cell office:value-type="float" office:value="-9468048.5779999997" table:style-name="ce3">
            <text:p>-9468048,578</text:p>
          </table:table-cell>
          <table:table-cell office:value-type="float" office:value="21836036.125999998" table:style-name="ce3">
            <text:p>21836036,126</text:p>
          </table:table-cell>
          <table:table-cell office:value-type="float" office:value="21836036.105999999" table:style-name="ce3">
            <text:p>21836036,106</text:p>
          </table:table-cell>
          <table:table-cell office:value-type="float" office:value="21836035.697999999" table:style-name="ce3">
            <text:p>21836035,698</text:p>
          </table:table-cell>
          <table:table-cell office:value-type="float" office:value="-15388478.271" table:style-name="ce3">
            <text:p>-15388478,271</text:p>
          </table:table-cell>
          <table:table-cell office:value-type="float" office:value="-11991021.014" table:style-name="ce3">
            <text:p>-11991021,014</text:p>
          </table:table-cell>
          <table:table-cell office:value-type="float" office:value="21337883.787" table:style-name="ce3">
            <text:p>21337883,787</text:p>
          </table:table-cell>
          <table:table-cell office:value-type="float" office:value="21337883.482000001" table:style-name="ce3">
            <text:p>21337883,482</text:p>
          </table:table-cell>
          <table:table-cell office:value-type="float" office:value="21337883.245999999" table:style-name="ce3">
            <text:p>21337883,246</text:p>
          </table:table-cell>
          <table:table-cell table:style-name="ce2"/>
          <table:table-cell office:value-type="float" office:value="-19745821.771000002" table:style-name="ce3">
            <text:p>-19745821,771</text:p>
          </table:table-cell>
          <table:table-cell office:value-type="float" office:value="-15386351.733999999" table:style-name="ce3">
            <text:p>-15386351,734</text:p>
          </table:table-cell>
          <table:table-cell office:value-type="float" office:value="20372266.318" table:style-name="ce3">
            <text:p>20372266,318</text:p>
          </table:table-cell>
          <table:table-cell office:value-type="float" office:value="20372264.537999999" table:style-name="ce3">
            <text:p>20372264,538</text:p>
          </table:table-cell>
          <table:table-cell office:value-type="float" office:value="20372265.903000001" table:style-name="ce3">
            <text:p>20372265,903</text:p>
          </table:table-cell>
          <table:table-cell table:number-columns-repeated="5" table:style-name="ce3"/>
          <table:table-cell office:value-type="float" office:value="-16552977.538000001" table:style-name="ce3">
            <text:p>-16552977,538</text:p>
          </table:table-cell>
          <table:table-cell office:value-type="float" office:value="-12898421.783" table:style-name="ce3">
            <text:p>-12898421,783</text:p>
          </table:table-cell>
          <table:table-cell office:value-type="float" office:value="20565311.677999999" table:style-name="ce3">
            <text:p>20565311,678</text:p>
          </table:table-cell>
          <table:table-cell office:value-type="float" office:value="20565309.329999998" table:style-name="ce3">
            <text:p>20565309,330</text:p>
          </table:table-cell>
          <table:table-cell office:value-type="float" office:value="20565310.941" table:style-name="ce3">
            <text:p>20565310,941</text:p>
          </table:table-cell>
          <table:table-cell office:value-type="float" office:value="-12915074.142999999" table:style-name="ce3">
            <text:p>-12915074,143</text:p>
          </table:table-cell>
          <table:table-cell office:value-type="float" office:value="-10063693.358999999" table:style-name="ce3">
            <text:p>-10063693,359</text:p>
          </table:table-cell>
          <table:table-cell office:value-type="float" office:value="21836008.282000002" table:style-name="ce3">
            <text:p>21836008,282</text:p>
          </table:table-cell>
          <table:table-cell office:value-type="float" office:value="21836006.761999998" table:style-name="ce3">
            <text:p>21836006,762</text:p>
          </table:table-cell>
          <table:table-cell office:value-type="float" office:value="21836007.285999998" table:style-name="ce3">
            <text:p>21836007,286</text:p>
          </table:table-cell>
          <table:table-cell office:value-type="float" office:value="-15984042.124" table:style-name="ce3">
            <text:p>-15984042,124</text:p>
          </table:table-cell>
          <table:table-cell office:value-type="float" office:value="-12455097.012" table:style-name="ce3">
            <text:p>-12455097,012</text:p>
          </table:table-cell>
          <table:table-cell office:value-type="float" office:value="21337861.802000001" table:style-name="ce3">
            <text:p>21337861,802</text:p>
          </table:table-cell>
          <table:table-cell office:value-type="float" office:value="21337858.921999998" table:style-name="ce3">
            <text:p>21337858,922</text:p>
          </table:table-cell>
          <table:table-cell office:value-type="float" office:value="21337862.046" table:style-name="ce3">
            <text:p>21337862,046</text:p>
          </table:table-cell>
          <table:table-cell table:number-columns-repeated="16332"/>
        </table:table-row>
        <table:table-row table:style-name="ro1">
          <table:table-cell office:value-type="float" office:value="12480" table:style-name="ce2">
            <text:p>12480</text:p>
          </table:table-cell>
          <table:table-cell office:value-type="float" office:value="-18298401.868000001" table:style-name="ce2">
            <text:p>-18298401,87</text:p>
          </table:table-cell>
          <table:table-cell office:value-type="float" office:value="-14258492.375" table:style-name="ce3">
            <text:p>-14258492,375</text:p>
          </table:table-cell>
          <table:table-cell office:value-type="float" office:value="20380460.318999998" table:style-name="ce3">
            <text:p>20380460,319</text:p>
          </table:table-cell>
          <table:table-cell office:value-type="float" office:value="20380459.778999999" table:style-name="ce3">
            <text:p>20380459,779</text:p>
          </table:table-cell>
          <table:table-cell office:value-type="float" office:value="20380459.651999999" table:style-name="ce3">
            <text:p>20380459,652</text:p>
          </table:table-cell>
          <table:table-cell table:number-columns-repeated="5" table:style-name="ce3"/>
          <table:table-cell office:value-type="float" office:value="-16157751.913000001" table:style-name="ce3">
            <text:p>-16157751,913</text:p>
          </table:table-cell>
          <table:table-cell office:value-type="float" office:value="-12590453.489" table:style-name="ce3">
            <text:p>-12590453,489</text:p>
          </table:table-cell>
          <table:table-cell office:value-type="float" office:value="20567269.848000001" table:style-name="ce3">
            <text:p>20567269,848</text:p>
          </table:table-cell>
          <table:table-cell office:value-type="float" office:value="20567270.280999999" table:style-name="ce3">
            <text:p>20567270,281</text:p>
          </table:table-cell>
          <table:table-cell office:value-type="float" office:value="20567269.441" table:style-name="ce3">
            <text:p>20567269,441</text:p>
          </table:table-cell>
          <table:table-cell office:value-type="float" office:value="-12202847.280999999" table:style-name="ce3">
            <text:p>-12202847,281</text:p>
          </table:table-cell>
          <table:table-cell office:value-type="float" office:value="-9508711.4879999999" table:style-name="ce3">
            <text:p>-9508711,488</text:p>
          </table:table-cell>
          <table:table-cell office:value-type="float" office:value="21826105.32" table:style-name="ce3">
            <text:p>21826105,320</text:p>
          </table:table-cell>
          <table:table-cell office:value-type="float" office:value="21826106.197999999" table:style-name="ce3">
            <text:p>21826106,198</text:p>
          </table:table-cell>
          <table:table-cell office:value-type="float" office:value="21826104.585999999" table:style-name="ce3">
            <text:p>21826104,586</text:p>
          </table:table-cell>
          <table:table-cell office:value-type="float" office:value="-15478060.448999999" table:style-name="ce3">
            <text:p>-15478060,449</text:p>
          </table:table-cell>
          <table:table-cell office:value-type="float" office:value="-12060825.314999999" table:style-name="ce3">
            <text:p>-12060825,315</text:p>
          </table:table-cell>
          <table:table-cell office:value-type="float" office:value="21320837.188999999" table:style-name="ce3">
            <text:p>21320837,189</text:p>
          </table:table-cell>
          <table:table-cell office:value-type="float" office:value="21320835.940000001" table:style-name="ce3">
            <text:p>21320835,940</text:p>
          </table:table-cell>
          <table:table-cell office:value-type="float" office:value="21320836.539999999" table:style-name="ce3">
            <text:p>21320836,540</text:p>
          </table:table-cell>
          <table:table-cell table:style-name="ce2"/>
          <table:table-cell office:value-type="float" office:value="-19702899.613000002" table:style-name="ce3">
            <text:p>-19702899,613</text:p>
          </table:table-cell>
          <table:table-cell office:value-type="float" office:value="-15352905.881999999" table:style-name="ce3">
            <text:p>-15352905,882</text:p>
          </table:table-cell>
          <table:table-cell office:value-type="float" office:value="20380434.076000001" table:style-name="ce3">
            <text:p>20380434,076</text:p>
          </table:table-cell>
          <table:table-cell office:value-type="float" office:value="20380432.399999999" table:style-name="ce3">
            <text:p>20380432,400</text:p>
          </table:table-cell>
          <table:table-cell office:value-type="float" office:value="20380434.081999999" table:style-name="ce3">
            <text:p>20380434,082</text:p>
          </table:table-cell>
          <table:table-cell table:number-columns-repeated="5" table:style-name="ce3"/>
          <table:table-cell office:value-type="float" office:value="-16542813.483999999" table:style-name="ce3">
            <text:p>-16542813,484</text:p>
          </table:table-cell>
          <table:table-cell office:value-type="float" office:value="-12890501.733999999" table:style-name="ce3">
            <text:p>-12890501,734</text:p>
          </table:table-cell>
          <table:table-cell office:value-type="float" office:value="20567245.318999998" table:style-name="ce3">
            <text:p>20567245,319</text:p>
          </table:table-cell>
          <table:table-cell office:value-type="float" office:value="20567243.236000001" table:style-name="ce3">
            <text:p>20567243,236</text:p>
          </table:table-cell>
          <table:table-cell office:value-type="float" office:value="20567245.096000001" table:style-name="ce3">
            <text:p>20567245,096</text:p>
          </table:table-cell>
          <table:table-cell office:value-type="float" office:value="-12967241.313999999" table:style-name="ce3">
            <text:p>-12967241,314</text:p>
          </table:table-cell>
          <table:table-cell office:value-type="float" office:value="-10104343.112" table:style-name="ce3">
            <text:p>-10104343,112</text:p>
          </table:table-cell>
          <table:table-cell office:value-type="float" office:value="21826081.550999999" table:style-name="ce3">
            <text:p>21826081,551</text:p>
          </table:table-cell>
          <table:table-cell office:value-type="float" office:value="21826079.728" table:style-name="ce3">
            <text:p>21826079,728</text:p>
          </table:table-cell>
          <table:table-cell office:value-type="float" office:value="21826080.519000001" table:style-name="ce3">
            <text:p>21826080,519</text:p>
          </table:table-cell>
          <table:table-cell office:value-type="float" office:value="-16073607.643999999" table:style-name="ce3">
            <text:p>-16073607,644</text:p>
          </table:table-cell>
          <table:table-cell office:value-type="float" office:value="-12524888.33" table:style-name="ce3">
            <text:p>-12524888,330</text:p>
          </table:table-cell>
          <table:table-cell office:value-type="float" office:value="21320818.638" table:style-name="ce3">
            <text:p>21320818,638</text:p>
          </table:table-cell>
          <table:table-cell office:value-type="float" office:value="21320815.239999998" table:style-name="ce3">
            <text:p>21320815,240</text:p>
          </table:table-cell>
          <table:table-cell office:value-type="float" office:value="21320817.818999998" table:style-name="ce3">
            <text:p>21320817,819</text:p>
          </table:table-cell>
          <table:table-cell table:number-columns-repeated="16332"/>
        </table:table-row>
        <table:table-row table:style-name="ro1">
          <table:table-cell office:value-type="float" office:value="12510" table:style-name="ce2">
            <text:p>12510</text:p>
          </table:table-cell>
          <table:table-cell office:value-type="float" office:value="-18255202.954" table:style-name="ce2">
            <text:p>-18255202,95</text:p>
          </table:table-cell>
          <table:table-cell office:value-type="float" office:value="-14224830.877" table:style-name="ce3">
            <text:p>-14224830,877</text:p>
          </table:table-cell>
          <table:table-cell office:value-type="float" office:value="20388680.103999998" table:style-name="ce3">
            <text:p>20388680,104</text:p>
          </table:table-cell>
          <table:table-cell office:value-type="float" office:value="20388680.471999999" table:style-name="ce3">
            <text:p>20388680,472</text:p>
          </table:table-cell>
          <table:table-cell office:value-type="float" office:value="20388679.640000001" table:style-name="ce3">
            <text:p>20388679,640</text:p>
          </table:table-cell>
          <table:table-cell table:number-columns-repeated="5" table:style-name="ce3"/>
          <table:table-cell office:value-type="float" office:value="-16147304.717" table:style-name="ce3">
            <text:p>-16147304,717</text:p>
          </table:table-cell>
          <table:table-cell office:value-type="float" office:value="-12582312.809" table:style-name="ce3">
            <text:p>-12582312,809</text:p>
          </table:table-cell>
          <table:table-cell office:value-type="float" office:value="20569257.829" table:style-name="ce3">
            <text:p>20569257,829</text:p>
          </table:table-cell>
          <table:table-cell office:value-type="float" office:value="20569258.486000001" table:style-name="ce3">
            <text:p>20569258,486</text:p>
          </table:table-cell>
          <table:table-cell office:value-type="float" office:value="20569257.344999999" table:style-name="ce3">
            <text:p>20569257,345</text:p>
          </table:table-cell>
          <table:table-cell office:value-type="float" office:value="-12254488.822000001" table:style-name="ce3">
            <text:p>-12254488,822</text:p>
          </table:table-cell>
          <table:table-cell office:value-type="float" office:value="-9548951.6490000002" table:style-name="ce3">
            <text:p>-9548951,649</text:p>
          </table:table-cell>
          <table:table-cell office:value-type="float" office:value="21816278.278999999" table:style-name="ce3">
            <text:p>21816278,279</text:p>
          </table:table-cell>
          <table:table-cell office:value-type="float" office:value="21816279.362" table:style-name="ce3">
            <text:p>21816279,362</text:p>
          </table:table-cell>
          <table:table-cell office:value-type="float" office:value="21816277.899" table:style-name="ce3">
            <text:p>21816277,899</text:p>
          </table:table-cell>
          <table:table-cell office:value-type="float" office:value="-15567209.319" table:style-name="ce3">
            <text:p>-15567209,319</text:p>
          </table:table-cell>
          <table:table-cell office:value-type="float" office:value="-12130291.968" table:style-name="ce3">
            <text:p>-12130291,968</text:p>
          </table:table-cell>
          <table:table-cell office:value-type="float" office:value="21303872.447000001" table:style-name="ce3">
            <text:p>21303872,447</text:p>
          </table:table-cell>
          <table:table-cell office:value-type="float" office:value="21303871.771000002" table:style-name="ce3">
            <text:p>21303871,771</text:p>
          </table:table-cell>
          <table:table-cell office:value-type="float" office:value="21303871.655000001" table:style-name="ce3">
            <text:p>21303871,655</text:p>
          </table:table-cell>
          <table:table-cell table:style-name="ce2"/>
          <table:table-cell office:value-type="float" office:value="-19659700.864" table:style-name="ce3">
            <text:p>-19659700,864</text:p>
          </table:table-cell>
          <table:table-cell office:value-type="float" office:value="-15319244.517999999" table:style-name="ce3">
            <text:p>-15319244,518</text:p>
          </table:table-cell>
          <table:table-cell office:value-type="float" office:value="20388654.831999999" table:style-name="ce3">
            <text:p>20388654,832</text:p>
          </table:table-cell>
          <table:table-cell office:value-type="float" office:value="20388652.653999999" table:style-name="ce3">
            <text:p>20388652,654</text:p>
          </table:table-cell>
          <table:table-cell office:value-type="float" office:value="20388654.342999998" table:style-name="ce3">
            <text:p>20388654,343</text:p>
          </table:table-cell>
          <table:table-cell table:number-columns-repeated="5" table:style-name="ce3"/>
          <table:table-cell office:value-type="float" office:value="-16532366.521" table:style-name="ce3">
            <text:p>-16532366,521</text:p>
          </table:table-cell>
          <table:table-cell office:value-type="float" office:value="-12882361.237" table:style-name="ce3">
            <text:p>-12882361,237</text:p>
          </table:table-cell>
          <table:table-cell office:value-type="float" office:value="20569233.467999998" table:style-name="ce3">
            <text:p>20569233,468</text:p>
          </table:table-cell>
          <table:table-cell office:value-type="float" office:value="20569231.195999999" table:style-name="ce3">
            <text:p>20569231,196</text:p>
          </table:table-cell>
          <table:table-cell office:value-type="float" office:value="20569232.998" table:style-name="ce3">
            <text:p>20569232,998</text:p>
          </table:table-cell>
          <table:table-cell office:value-type="float" office:value="-13018882.923" table:style-name="ce3">
            <text:p>-13018882,923</text:p>
          </table:table-cell>
          <table:table-cell office:value-type="float" office:value="-10144583.316" table:style-name="ce3">
            <text:p>-10144583,316</text:p>
          </table:table-cell>
          <table:table-cell office:value-type="float" office:value="21816255.458999999" table:style-name="ce3">
            <text:p>21816255,459</text:p>
          </table:table-cell>
          <table:table-cell office:value-type="float" office:value="21816252.756000001" table:style-name="ce3">
            <text:p>21816252,756</text:p>
          </table:table-cell>
          <table:table-cell office:value-type="float" office:value="21816254.215999998" table:style-name="ce3">
            <text:p>21816254,216</text:p>
          </table:table-cell>
          <table:table-cell office:value-type="float" office:value="-16162756.789999999" table:style-name="ce3">
            <text:p>-16162756,790</text:p>
          </table:table-cell>
          <table:table-cell office:value-type="float" office:value="-12594355.196" table:style-name="ce3">
            <text:p>-12594355,196</text:p>
          </table:table-cell>
          <table:table-cell office:value-type="float" office:value="21303853.909000002" table:style-name="ce3">
            <text:p>21303853,909</text:p>
          </table:table-cell>
          <table:table-cell office:value-type="float" office:value="21303850.717999998" table:style-name="ce3">
            <text:p>21303850,718</text:p>
          </table:table-cell>
          <table:table-cell office:value-type="float" office:value="21303853.219000001" table:style-name="ce3">
            <text:p>21303853,219</text:p>
          </table:table-cell>
          <table:table-cell table:number-columns-repeated="16332"/>
        </table:table-row>
        <table:table-row table:style-name="ro1">
          <table:table-cell office:value-type="float" office:value="12540" table:style-name="ce2">
            <text:p>12540</text:p>
          </table:table-cell>
          <table:table-cell office:value-type="float" office:value="-18211734.381000001" table:style-name="ce2">
            <text:p>-18211734,38</text:p>
          </table:table-cell>
          <table:table-cell office:value-type="float" office:value="-14190959.257999999" table:style-name="ce3">
            <text:p>-14190959,258</text:p>
          </table:table-cell>
          <table:table-cell office:value-type="float" office:value="20396951.686000001" table:style-name="ce3">
            <text:p>20396951,686</text:p>
          </table:table-cell>
          <table:table-cell office:value-type="float" office:value="20396952.193" table:style-name="ce3">
            <text:p>20396952,193</text:p>
          </table:table-cell>
          <table:table-cell office:value-type="float" office:value="20396951.217999998" table:style-name="ce3">
            <text:p>20396951,218</text:p>
          </table:table-cell>
          <table:table-cell table:number-columns-repeated="5" table:style-name="ce3"/>
          <table:table-cell office:value-type="float" office:value="-16136581.219000001" table:style-name="ce3">
            <text:p>-16136581,219</text:p>
          </table:table-cell>
          <table:table-cell office:value-type="float" office:value="-12573956.834000001" table:style-name="ce3">
            <text:p>-12573956,834</text:p>
          </table:table-cell>
          <table:table-cell office:value-type="float" office:value="20571298.213" table:style-name="ce3">
            <text:p>20571298,213</text:p>
          </table:table-cell>
          <table:table-cell office:value-type="float" office:value="20571298.956" table:style-name="ce3">
            <text:p>20571298,956</text:p>
          </table:table-cell>
          <table:table-cell office:value-type="float" office:value="20571298.213" table:style-name="ce3">
            <text:p>20571298,213</text:p>
          </table:table-cell>
          <table:table-cell office:value-type="float" office:value="-12305608.185000001" table:style-name="ce3">
            <text:p>-12305608,185</text:p>
          </table:table-cell>
          <table:table-cell office:value-type="float" office:value="-9588784.9100000001" table:style-name="ce3">
            <text:p>-9588784,910</text:p>
          </table:table-cell>
          <table:table-cell office:value-type="float" office:value="21806550.681000002" table:style-name="ce3">
            <text:p>21806550,681</text:p>
          </table:table-cell>
          <table:table-cell office:value-type="float" office:value="21806552.017999999" table:style-name="ce3">
            <text:p>21806552,018</text:p>
          </table:table-cell>
          <table:table-cell office:value-type="float" office:value="21806550.322000001" table:style-name="ce3">
            <text:p>21806550,322</text:p>
          </table:table-cell>
          <table:table-cell office:value-type="float" office:value="-15655944.772" table:style-name="ce3">
            <text:p>-15655944,772</text:p>
          </table:table-cell>
          <table:table-cell office:value-type="float" office:value="-12199436.473999999" table:style-name="ce3">
            <text:p>-12199436,474</text:p>
          </table:table-cell>
          <table:table-cell office:value-type="float" office:value="21286986.019000001" table:style-name="ce3">
            <text:p>21286986,019</text:p>
          </table:table-cell>
          <table:table-cell office:value-type="float" office:value="21286985.429000001" table:style-name="ce3">
            <text:p>21286985,429</text:p>
          </table:table-cell>
          <table:table-cell office:value-type="float" office:value="21286985.837000001" table:style-name="ce3">
            <text:p>21286985,837</text:p>
          </table:table-cell>
          <table:table-cell table:style-name="ce2"/>
          <table:table-cell office:value-type="float" office:value="-19616238.134" table:style-name="ce3">
            <text:p>-19616238,134</text:p>
          </table:table-cell>
          <table:table-cell office:value-type="float" office:value="-15285377.452" table:style-name="ce3">
            <text:p>-15285377,452</text:p>
          </table:table-cell>
          <table:table-cell office:value-type="float" office:value="20396924.993000001" table:style-name="ce3">
            <text:p>20396924,993</text:p>
          </table:table-cell>
          <table:table-cell office:value-type="float" office:value="20396923.539999999" table:style-name="ce3">
            <text:p>20396923,540</text:p>
          </table:table-cell>
          <table:table-cell office:value-type="float" office:value="20396925.028000001" table:style-name="ce3">
            <text:p>20396925,028</text:p>
          </table:table-cell>
          <table:table-cell table:number-columns-repeated="5" table:style-name="ce3"/>
          <table:table-cell office:value-type="float" office:value="-16521648.932" table:style-name="ce3">
            <text:p>-16521648,932</text:p>
          </table:table-cell>
          <table:table-cell office:value-type="float" office:value="-12874009.869000001" table:style-name="ce3">
            <text:p>-12874009,869</text:p>
          </table:table-cell>
          <table:table-cell office:value-type="float" office:value="20571272.353" table:style-name="ce3">
            <text:p>20571272,353</text:p>
          </table:table-cell>
          <table:table-cell office:value-type="float" office:value="20571270.945" table:style-name="ce3">
            <text:p>20571270,945</text:p>
          </table:table-cell>
          <table:table-cell office:value-type="float" office:value="20571272.043000001" table:style-name="ce3">
            <text:p>20571272,043</text:p>
          </table:table-cell>
          <table:table-cell office:value-type="float" office:value="-13070008.011" table:style-name="ce3">
            <text:p>-13070008,011</text:p>
          </table:table-cell>
          <table:table-cell office:value-type="float" office:value="-10184421.048" table:style-name="ce3">
            <text:p>-10184421,048</text:p>
          </table:table-cell>
          <table:table-cell office:value-type="float" office:value="21806525.530999999" table:style-name="ce3">
            <text:p>21806525,531</text:p>
          </table:table-cell>
          <table:table-cell office:value-type="float" office:value="21806523.734000001" table:style-name="ce3">
            <text:p>21806523,734</text:p>
          </table:table-cell>
          <table:table-cell office:value-type="float" office:value="21806524.977000002" table:style-name="ce3">
            <text:p>21806524,977</text:p>
          </table:table-cell>
          <table:table-cell office:value-type="float" office:value="-16251498.193" table:style-name="ce3">
            <text:p>-16251498,193</text:p>
          </table:table-cell>
          <table:table-cell office:value-type="float" office:value="-12663504.344000001" table:style-name="ce3">
            <text:p>-12663504,344</text:p>
          </table:table-cell>
          <table:table-cell office:value-type="float" office:value="21286967.070999999" table:style-name="ce3">
            <text:p>21286967,071</text:p>
          </table:table-cell>
          <table:table-cell office:value-type="float" office:value="21286963.613000002" table:style-name="ce3">
            <text:p>21286963,613</text:p>
          </table:table-cell>
          <table:table-cell office:value-type="float" office:value="21286966.557" table:style-name="ce3">
            <text:p>21286966,557</text:p>
          </table:table-cell>
          <table:table-cell table:number-columns-repeated="16332"/>
        </table:table-row>
        <table:table-row table:style-name="ro1">
          <table:table-cell office:value-type="float" office:value="12570" table:style-name="ce2">
            <text:p>12570</text:p>
          </table:table-cell>
          <table:table-cell office:value-type="float" office:value="-18167997.188000001" table:style-name="ce2">
            <text:p>-18167997,19</text:p>
          </table:table-cell>
          <table:table-cell office:value-type="float" office:value="-14156878.324999999" table:style-name="ce3">
            <text:p>-14156878,325</text:p>
          </table:table-cell>
          <table:table-cell office:value-type="float" office:value="20405274.835000001" table:style-name="ce3">
            <text:p>20405274,835</text:p>
          </table:table-cell>
          <table:table-cell office:value-type="float" office:value="20405275.006000001" table:style-name="ce3">
            <text:p>20405275,006</text:p>
          </table:table-cell>
          <table:table-cell office:value-type="float" office:value="20405274.260000002" table:style-name="ce3">
            <text:p>20405274,260</text:p>
          </table:table-cell>
          <table:table-cell table:number-columns-repeated="5" table:style-name="ce3"/>
          <table:table-cell office:value-type="float" office:value="-16125582.176999999" table:style-name="ce3">
            <text:p>-16125582,177</text:p>
          </table:table-cell>
          <table:table-cell office:value-type="float" office:value="-12565386.149" table:style-name="ce3">
            <text:p>-12565386,149</text:p>
          </table:table-cell>
          <table:table-cell office:value-type="float" office:value="20573391.839000002" table:style-name="ce3">
            <text:p>20573391,839</text:p>
          </table:table-cell>
          <table:table-cell office:value-type="float" office:value="20573392.013999999" table:style-name="ce3">
            <text:p>20573392,014</text:p>
          </table:table-cell>
          <table:table-cell office:value-type="float" office:value="20573391.401999999" table:style-name="ce3">
            <text:p>20573391,402</text:p>
          </table:table-cell>
          <table:table-cell office:value-type="float" office:value="-12356203.09" table:style-name="ce3">
            <text:p>-12356203,090</text:p>
          </table:table-cell>
          <table:table-cell office:value-type="float" office:value="-9628209.5219999999" table:style-name="ce3">
            <text:p>-9628209,522</text:p>
          </table:table-cell>
          <table:table-cell office:value-type="float" office:value="21796922.833999999" table:style-name="ce3">
            <text:p>21796922,834</text:p>
          </table:table-cell>
          <table:table-cell office:value-type="float" office:value="21796924.298" table:style-name="ce3">
            <text:p>21796924,298</text:p>
          </table:table-cell>
          <table:table-cell office:value-type="float" office:value="21796922.153000001" table:style-name="ce3">
            <text:p>21796922,153</text:p>
          </table:table-cell>
          <table:table-cell office:value-type="float" office:value="-15744263.890000001" table:style-name="ce3">
            <text:p>-15744263,890</text:p>
          </table:table-cell>
          <table:table-cell office:value-type="float" office:value="-12268256.564999999" table:style-name="ce3">
            <text:p>-12268256,565</text:p>
          </table:table-cell>
          <table:table-cell office:value-type="float" office:value="21270180.195" table:style-name="ce3">
            <text:p>21270180,195</text:p>
          </table:table-cell>
          <table:table-cell office:value-type="float" office:value="21270179.030000001" table:style-name="ce3">
            <text:p>21270179,030</text:p>
          </table:table-cell>
          <table:table-cell office:value-type="float" office:value="21270179.465999998" table:style-name="ce3">
            <text:p>21270179,466</text:p>
          </table:table-cell>
          <table:table-cell table:style-name="ce2"/>
          <table:table-cell office:value-type="float" office:value="-19572490.530000001" table:style-name="ce3">
            <text:p>-19572490,530</text:p>
          </table:table-cell>
          <table:table-cell office:value-type="float" office:value="-15251288.4" table:style-name="ce3">
            <text:p>-15251288,400</text:p>
          </table:table-cell>
          <table:table-cell office:value-type="float" office:value="20405250.223000001" table:style-name="ce3">
            <text:p>20405250,223</text:p>
          </table:table-cell>
          <table:table-cell office:value-type="float" office:value="20405247.951000001" table:style-name="ce3">
            <text:p>20405247,951</text:p>
          </table:table-cell>
          <table:table-cell office:value-type="float" office:value="20405249.965999998" table:style-name="ce3">
            <text:p>20405249,966</text:p>
          </table:table-cell>
          <table:table-cell table:number-columns-repeated="5" table:style-name="ce3"/>
          <table:table-cell office:value-type="float" office:value="-16510639.538000001" table:style-name="ce3">
            <text:p>-16510639,538</text:p>
          </table:table-cell>
          <table:table-cell office:value-type="float" office:value="-12865431.119999999" table:style-name="ce3">
            <text:p>-12865431,120</text:p>
          </table:table-cell>
          <table:table-cell office:value-type="float" office:value="20573368.109000001" table:style-name="ce3">
            <text:p>20573368,109</text:p>
          </table:table-cell>
          <table:table-cell office:value-type="float" office:value="20573365.862" table:style-name="ce3">
            <text:p>20573365,862</text:p>
          </table:table-cell>
          <table:table-cell office:value-type="float" office:value="20573367.859999999" table:style-name="ce3">
            <text:p>20573367,860</text:p>
          </table:table-cell>
          <table:table-cell office:value-type="float" office:value="-13120592.396" table:style-name="ce3">
            <text:p>-13120592,396</text:p>
          </table:table-cell>
          <table:table-cell office:value-type="float" office:value="-10223837.446" table:style-name="ce3">
            <text:p>-10223837,446</text:p>
          </table:table-cell>
          <table:table-cell office:value-type="float" office:value="21796898.91" table:style-name="ce3">
            <text:p>21796898,910</text:p>
          </table:table-cell>
          <table:table-cell office:value-type="float" office:value="21796897.607999999" table:style-name="ce3">
            <text:p>21796897,608</text:p>
          </table:table-cell>
          <table:table-cell office:value-type="float" office:value="21796898.618000001" table:style-name="ce3">
            <text:p>21796898,618</text:p>
          </table:table-cell>
          <table:table-cell office:value-type="float" office:value="-16339807.003" table:style-name="ce3">
            <text:p>-16339807,003</text:p>
          </table:table-cell>
          <table:table-cell office:value-type="float" office:value="-12732316.401000001" table:style-name="ce3">
            <text:p>-12732316,401</text:p>
          </table:table-cell>
          <table:table-cell office:value-type="float" office:value="21270162.965" table:style-name="ce3">
            <text:p>21270162,965</text:p>
          </table:table-cell>
          <table:table-cell office:value-type="float" office:value="21270159.488000002" table:style-name="ce3">
            <text:p>21270159,488</text:p>
          </table:table-cell>
          <table:table-cell office:value-type="float" office:value="21270162.050000001" table:style-name="ce3">
            <text:p>21270162,050</text:p>
          </table:table-cell>
          <table:table-cell table:number-columns-repeated="16332"/>
        </table:table-row>
        <table:table-row table:style-name="ro1">
          <table:table-cell office:value-type="float" office:value="12600" table:style-name="ce2">
            <text:p>12600</text:p>
          </table:table-cell>
          <table:table-cell office:value-type="float" office:value="-18123980.192000002" table:style-name="ce2">
            <text:p>-18123980,19</text:p>
          </table:table-cell>
          <table:table-cell office:value-type="float" office:value="-14122579.368000001" table:style-name="ce3">
            <text:p>-14122579,368</text:p>
          </table:table-cell>
          <table:table-cell office:value-type="float" office:value="20413651.157000002" table:style-name="ce3">
            <text:p>20413651,157</text:p>
          </table:table-cell>
          <table:table-cell office:value-type="float" office:value="20413651.344000001" table:style-name="ce3">
            <text:p>20413651,344</text:p>
          </table:table-cell>
          <table:table-cell office:value-type="float" office:value="20413650.166000001" table:style-name="ce3">
            <text:p>20413650,166</text:p>
          </table:table-cell>
          <table:table-cell table:number-columns-repeated="5" table:style-name="ce3"/>
          <table:table-cell office:value-type="float" office:value="-16114296.676000001" table:style-name="ce3">
            <text:p>-16114296,676</text:p>
          </table:table-cell>
          <table:table-cell office:value-type="float" office:value="-12556592.255000001" table:style-name="ce3">
            <text:p>-12556592,255</text:p>
          </table:table-cell>
          <table:table-cell office:value-type="float" office:value="20575538.938000001" table:style-name="ce3">
            <text:p>20575538,938</text:p>
          </table:table-cell>
          <table:table-cell office:value-type="float" office:value="20575539.66" table:style-name="ce3">
            <text:p>20575539,660</text:p>
          </table:table-cell>
          <table:table-cell office:value-type="float" office:value="20575538.903000001" table:style-name="ce3">
            <text:p>20575538,903</text:p>
          </table:table-cell>
          <table:table-cell office:value-type="float" office:value="-12406259.335999999" table:style-name="ce3">
            <text:p>-12406259,336</text:p>
          </table:table-cell>
          <table:table-cell office:value-type="float" office:value="-9667214.3900000006" table:style-name="ce3">
            <text:p>-9667214,390</text:p>
          </table:table-cell>
          <table:table-cell office:value-type="float" office:value="21787398.359000001" table:style-name="ce3">
            <text:p>21787398,359</text:p>
          </table:table-cell>
          <table:table-cell office:value-type="float" office:value="21787399.155000001" table:style-name="ce3">
            <text:p>21787399,155</text:p>
          </table:table-cell>
          <table:table-cell office:value-type="float" office:value="21787397.157000002" table:style-name="ce3">
            <text:p>21787397,157</text:p>
          </table:table-cell>
          <table:table-cell office:value-type="float" office:value="-15832151.703" table:style-name="ce3">
            <text:p>-15832151,703</text:p>
          </table:table-cell>
          <table:table-cell office:value-type="float" office:value="-12336740.569" table:style-name="ce3">
            <text:p>-12336740,569</text:p>
          </table:table-cell>
          <table:table-cell office:value-type="float" office:value="21253455.837000001" table:style-name="ce3">
            <text:p>21253455,837</text:p>
          </table:table-cell>
          <table:table-cell office:value-type="float" office:value="21253454.879999999" table:style-name="ce3">
            <text:p>21253454,880</text:p>
          </table:table-cell>
          <table:table-cell office:value-type="float" office:value="21253455.285999998" table:style-name="ce3">
            <text:p>21253455,286</text:p>
          </table:table-cell>
          <table:table-cell table:style-name="ce2"/>
          <table:table-cell office:value-type="float" office:value="-19528472.956999999" table:style-name="ce3">
            <text:p>-19528472,957</text:p>
          </table:table-cell>
          <table:table-cell office:value-type="float" office:value="-15216988.991" table:style-name="ce3">
            <text:p>-15216988,991</text:p>
          </table:table-cell>
          <table:table-cell office:value-type="float" office:value="20413627.296" table:style-name="ce3">
            <text:p>20413627,296</text:p>
          </table:table-cell>
          <table:table-cell office:value-type="float" office:value="20413624.579" table:style-name="ce3">
            <text:p>20413624,579</text:p>
          </table:table-cell>
          <table:table-cell office:value-type="float" office:value="20413626.802000001" table:style-name="ce3">
            <text:p>20413626,802</text:p>
          </table:table-cell>
          <table:table-cell table:number-columns-repeated="5" table:style-name="ce3"/>
          <table:table-cell office:value-type="float" office:value="-16499353.523" table:style-name="ce3">
            <text:p>-16499353,523</text:p>
          </table:table-cell>
          <table:table-cell office:value-type="float" office:value="-12856636.823000001" table:style-name="ce3">
            <text:p>-12856636,823</text:p>
          </table:table-cell>
          <table:table-cell office:value-type="float" office:value="20575515.491" table:style-name="ce3">
            <text:p>20575515,491</text:p>
          </table:table-cell>
          <table:table-cell office:value-type="float" office:value="20575513.745999999" table:style-name="ce3">
            <text:p>20575513,746</text:p>
          </table:table-cell>
          <table:table-cell office:value-type="float" office:value="20575515.427999999" table:style-name="ce3">
            <text:p>20575515,428</text:p>
          </table:table-cell>
          <table:table-cell office:value-type="float" office:value="-13170647.941" table:style-name="ce3">
            <text:p>-13170647,941</text:p>
          </table:table-cell>
          <table:table-cell office:value-type="float" office:value="-10262841.768999999" table:style-name="ce3">
            <text:p>-10262841,769</text:p>
          </table:table-cell>
          <table:table-cell office:value-type="float" office:value="21787374.920000002" table:style-name="ce3">
            <text:p>21787374,920</text:p>
          </table:table-cell>
          <table:table-cell office:value-type="float" office:value="21787372.361000001" table:style-name="ce3">
            <text:p>21787372,361</text:p>
          </table:table-cell>
          <table:table-cell office:value-type="float" office:value="21787373.866" table:style-name="ce3">
            <text:p>21787373,866</text:p>
          </table:table-cell>
          <table:table-cell office:value-type="float" office:value="-16427694.35" table:style-name="ce3">
            <text:p>-16427694,350</text:p>
          </table:table-cell>
          <table:table-cell office:value-type="float" office:value="-12800800.045" table:style-name="ce3">
            <text:p>-12800800,045</text:p>
          </table:table-cell>
          <table:table-cell office:value-type="float" office:value="21253437.802000001" table:style-name="ce3">
            <text:p>21253437,802</text:p>
          </table:table-cell>
          <table:table-cell office:value-type="float" office:value="21253434.920000002" table:style-name="ce3">
            <text:p>21253434,920</text:p>
          </table:table-cell>
          <table:table-cell office:value-type="float" office:value="21253437.585000001" table:style-name="ce3">
            <text:p>21253437,585</text:p>
          </table:table-cell>
          <table:table-cell table:number-columns-repeated="16332"/>
        </table:table-row>
        <table:table-row table:style-name="ro1">
          <table:table-cell office:value-type="float" office:value="12630" table:style-name="ce2">
            <text:p>12630</text:p>
          </table:table-cell>
          <table:table-cell office:value-type="float" office:value="-18079684.938000001" table:style-name="ce2">
            <text:p>-18079684,94</text:p>
          </table:table-cell>
          <table:table-cell office:value-type="float" office:value="-14088063.582" table:style-name="ce3">
            <text:p>-14088063,582</text:p>
          </table:table-cell>
          <table:table-cell office:value-type="float" office:value="20422080.022" table:style-name="ce3">
            <text:p>20422080,022</text:p>
          </table:table-cell>
          <table:table-cell office:value-type="float" office:value="20422080.342999998" table:style-name="ce3">
            <text:p>20422080,343</text:p>
          </table:table-cell>
          <table:table-cell office:value-type="float" office:value="20422079.327" table:style-name="ce3">
            <text:p>20422079,327</text:p>
          </table:table-cell>
          <table:table-cell table:number-columns-repeated="5" table:style-name="ce3"/>
          <table:table-cell office:value-type="float" office:value="-16102726.245999999" table:style-name="ce3">
            <text:p>-16102726,246</text:p>
          </table:table-cell>
          <table:table-cell office:value-type="float" office:value="-12547576.338" table:style-name="ce3">
            <text:p>-12547576,338</text:p>
          </table:table-cell>
          <table:table-cell office:value-type="float" office:value="20577741.07" table:style-name="ce3">
            <text:p>20577741,070</text:p>
          </table:table-cell>
          <table:table-cell office:value-type="float" office:value="20577741.385000002" table:style-name="ce3">
            <text:p>20577741,385</text:p>
          </table:table-cell>
          <table:table-cell office:value-type="float" office:value="20577740.409000002" table:style-name="ce3">
            <text:p>20577740,409</text:p>
          </table:table-cell>
          <table:table-cell office:value-type="float" office:value="-12455774.958000001" table:style-name="ce3">
            <text:p>-12455774,958</text:p>
          </table:table-cell>
          <table:table-cell office:value-type="float" office:value="-9705797.9959999993" table:style-name="ce3">
            <text:p>-9705797,996</text:p>
          </table:table-cell>
          <table:table-cell office:value-type="float" office:value="21777975.241" table:style-name="ce3">
            <text:p>21777975,241</text:p>
          </table:table-cell>
          <table:table-cell office:value-type="float" office:value="21777976.374000002" table:style-name="ce3">
            <text:p>21777976,374</text:p>
          </table:table-cell>
          <table:table-cell office:value-type="float" office:value="21777974.046" table:style-name="ce3">
            <text:p>21777974,046</text:p>
          </table:table-cell>
          <table:table-cell office:value-type="float" office:value="-15919605.642999999" table:style-name="ce3">
            <text:p>-15919605,643</text:p>
          </table:table-cell>
          <table:table-cell office:value-type="float" office:value="-12404886.494999999" table:style-name="ce3">
            <text:p>-12404886,495</text:p>
          </table:table-cell>
          <table:table-cell office:value-type="float" office:value="21236813.013" table:style-name="ce3">
            <text:p>21236813,013</text:p>
          </table:table-cell>
          <table:table-cell office:value-type="float" office:value="21236812.875" table:style-name="ce3">
            <text:p>21236812,875</text:p>
          </table:table-cell>
          <table:table-cell office:value-type="float" office:value="21236813.030000001" table:style-name="ce3">
            <text:p>21236813,030</text:p>
          </table:table-cell>
          <table:table-cell table:style-name="ce2"/>
          <table:table-cell office:value-type="float" office:value="-19484179.892999999" table:style-name="ce3">
            <text:p>-19484179,893</text:p>
          </table:table-cell>
          <table:table-cell office:value-type="float" office:value="-15182474.915999999" table:style-name="ce3">
            <text:p>-15182474,916</text:p>
          </table:table-cell>
          <table:table-cell office:value-type="float" office:value="20422055.914000001" table:style-name="ce3">
            <text:p>20422055,914</text:p>
          </table:table-cell>
          <table:table-cell office:value-type="float" office:value="20422053.263" table:style-name="ce3">
            <text:p>20422053,263</text:p>
          </table:table-cell>
          <table:table-cell office:value-type="float" office:value="20422055.243999999" table:style-name="ce3">
            <text:p>20422055,244</text:p>
          </table:table-cell>
          <table:table-cell table:number-columns-repeated="5" table:style-name="ce3"/>
          <table:table-cell office:value-type="float" office:value="-16487785.354" table:style-name="ce3">
            <text:p>-16487785,354</text:p>
          </table:table-cell>
          <table:table-cell office:value-type="float" office:value="-12847622.671" table:style-name="ce3">
            <text:p>-12847622,671</text:p>
          </table:table-cell>
          <table:table-cell office:value-type="float" office:value="20577716.938999999" table:style-name="ce3">
            <text:p>20577716,939</text:p>
          </table:table-cell>
          <table:table-cell office:value-type="float" office:value="20577714.941" table:style-name="ce3">
            <text:p>20577714,941</text:p>
          </table:table-cell>
          <table:table-cell office:value-type="float" office:value="20577716.686999999" table:style-name="ce3">
            <text:p>20577716,687</text:p>
          </table:table-cell>
          <table:table-cell office:value-type="float" office:value="-13220165.647" table:style-name="ce3">
            <text:p>-13220165,647</text:p>
          </table:table-cell>
          <table:table-cell office:value-type="float" office:value="-10301427.002" table:style-name="ce3">
            <text:p>-10301427,002</text:p>
          </table:table-cell>
          <table:table-cell office:value-type="float" office:value="21777951.783" table:style-name="ce3">
            <text:p>21777951,783</text:p>
          </table:table-cell>
          <table:table-cell office:value-type="float" office:value="21777949.655000001" table:style-name="ce3">
            <text:p>21777949,655</text:p>
          </table:table-cell>
          <table:table-cell office:value-type="float" office:value="21777951.197000001" table:style-name="ce3">
            <text:p>21777951,197</text:p>
          </table:table-cell>
          <table:table-cell office:value-type="float" office:value="-16515150.593" table:style-name="ce3">
            <text:p>-16515150,593</text:p>
          </table:table-cell>
          <table:table-cell office:value-type="float" office:value="-12868947.767000001" table:style-name="ce3">
            <text:p>-12868947,767</text:p>
          </table:table-cell>
          <table:table-cell office:value-type="float" office:value="21236795.721999999" table:style-name="ce3">
            <text:p>21236795,722</text:p>
          </table:table-cell>
          <table:table-cell office:value-type="float" office:value="21236792.289999999" table:style-name="ce3">
            <text:p>21236792,290</text:p>
          </table:table-cell>
          <table:table-cell office:value-type="float" office:value="21236795.157000002" table:style-name="ce3">
            <text:p>21236795,157</text:p>
          </table:table-cell>
          <table:table-cell table:number-columns-repeated="16332"/>
        </table:table-row>
        <table:table-row table:style-name="ro1">
          <table:table-cell office:value-type="float" office:value="12660" table:style-name="ce2">
            <text:p>12660</text:p>
          </table:table-cell>
          <table:table-cell office:value-type="float" office:value="-18035115.526999999" table:style-name="ce2">
            <text:p>-18035115,53</text:p>
          </table:table-cell>
          <table:table-cell office:value-type="float" office:value="-14053334.155999999" table:style-name="ce3">
            <text:p>-14053334,156</text:p>
          </table:table-cell>
          <table:table-cell office:value-type="float" office:value="20430560.866999999" table:style-name="ce3">
            <text:p>20430560,867</text:p>
          </table:table-cell>
          <table:table-cell office:value-type="float" office:value="20430561.717" table:style-name="ce3">
            <text:p>20430561,717</text:p>
          </table:table-cell>
          <table:table-cell office:value-type="float" office:value="20430560.703000002" table:style-name="ce3">
            <text:p>20430560,703</text:p>
          </table:table-cell>
          <table:table-cell table:number-columns-repeated="5" table:style-name="ce3"/>
          <table:table-cell office:value-type="float" office:value="-16090874.687999999" table:style-name="ce3">
            <text:p>-16090874,688</text:p>
          </table:table-cell>
          <table:table-cell office:value-type="float" office:value="-12538341.356000001" table:style-name="ce3">
            <text:p>-12538341,356</text:p>
          </table:table-cell>
          <table:table-cell office:value-type="float" office:value="20579995.405000001" table:style-name="ce3">
            <text:p>20579995,405</text:p>
          </table:table-cell>
          <table:table-cell office:value-type="float" office:value="20579996.693" table:style-name="ce3">
            <text:p>20579996,693</text:p>
          </table:table-cell>
          <table:table-cell office:value-type="float" office:value="20579995.528999999" table:style-name="ce3">
            <text:p>20579995,529</text:p>
          </table:table-cell>
          <table:table-cell office:value-type="float" office:value="-12504750.862" table:style-name="ce3">
            <text:p>-12504750,862</text:p>
          </table:table-cell>
          <table:table-cell office:value-type="float" office:value="-9743961.0429999996" table:style-name="ce3">
            <text:p>-9743961,043</text:p>
          </table:table-cell>
          <table:table-cell office:value-type="float" office:value="21768655.899" table:style-name="ce3">
            <text:p>21768655,899</text:p>
          </table:table-cell>
          <table:table-cell office:value-type="float" office:value="21768656.339000002" table:style-name="ce3">
            <text:p>21768656,339</text:p>
          </table:table-cell>
          <table:table-cell office:value-type="float" office:value="21768654.874000002" table:style-name="ce3">
            <text:p>21768654,874</text:p>
          </table:table-cell>
          <table:table-cell office:value-type="float" office:value="-16006625.836999999" table:style-name="ce3">
            <text:p>-16006625,837</text:p>
          </table:table-cell>
          <table:table-cell office:value-type="float" office:value="-12472694.436000001" table:style-name="ce3">
            <text:p>-12472694,436</text:p>
          </table:table-cell>
          <table:table-cell office:value-type="float" office:value="21220253.456" table:style-name="ce3">
            <text:p>21220253,456</text:p>
          </table:table-cell>
          <table:table-cell office:value-type="float" office:value="21220253.221999999" table:style-name="ce3">
            <text:p>21220253,222</text:p>
          </table:table-cell>
          <table:table-cell office:value-type="float" office:value="21220253.449999999" table:style-name="ce3">
            <text:p>21220253,450</text:p>
          </table:table-cell>
          <table:table-cell table:style-name="ce2"/>
          <table:table-cell office:value-type="float" office:value="-19439634.52" table:style-name="ce3">
            <text:p>-19439634,520</text:p>
          </table:table-cell>
          <table:table-cell office:value-type="float" office:value="-15147764.222999999" table:style-name="ce3">
            <text:p>-15147764,223</text:p>
          </table:table-cell>
          <table:table-cell office:value-type="float" office:value="20430532.390999999" table:style-name="ce3">
            <text:p>20430532,391</text:p>
          </table:table-cell>
          <table:table-cell office:value-type="float" office:value="20430529.691" table:style-name="ce3">
            <text:p>20430529,691</text:p>
          </table:table-cell>
          <table:table-cell office:value-type="float" office:value="20430531.798" table:style-name="ce3">
            <text:p>20430531,798</text:p>
          </table:table-cell>
          <table:table-cell table:number-columns-repeated="5" table:style-name="ce3"/>
          <table:table-cell office:value-type="float" office:value="-16475957.903000001" table:style-name="ce3">
            <text:p>-16475957,903</text:p>
          </table:table-cell>
          <table:table-cell office:value-type="float" office:value="-12838406.471999999" table:style-name="ce3">
            <text:p>-12838406,472</text:p>
          </table:table-cell>
          <table:table-cell office:value-type="float" office:value="20579966.840999998" table:style-name="ce3">
            <text:p>20579966,841</text:p>
          </table:table-cell>
          <table:table-cell office:value-type="float" office:value="20579965.440000001" table:style-name="ce3">
            <text:p>20579965,440</text:p>
          </table:table-cell>
          <table:table-cell office:value-type="float" office:value="20579966.945999999" table:style-name="ce3">
            <text:p>20579966,946</text:p>
          </table:table-cell>
          <table:table-cell office:value-type="float" office:value="-13269165.471999999" table:style-name="ce3">
            <text:p>-13269165,472</text:p>
          </table:table-cell>
          <table:table-cell office:value-type="float" office:value="-10339608.684" table:style-name="ce3">
            <text:p>-10339608,684</text:p>
          </table:table-cell>
          <table:table-cell office:value-type="float" office:value="21768627.543000001" table:style-name="ce3">
            <text:p>21768627,543</text:p>
          </table:table-cell>
          <table:table-cell office:value-type="float" office:value="21768625.063000001" table:style-name="ce3">
            <text:p>21768625,063</text:p>
          </table:table-cell>
          <table:table-cell office:value-type="float" office:value="21768626.756000001" table:style-name="ce3">
            <text:p>21768626,756</text:p>
          </table:table-cell>
          <table:table-cell office:value-type="float" office:value="-16602194.931" table:style-name="ce3">
            <text:p>-16602194,931</text:p>
          </table:table-cell>
          <table:table-cell office:value-type="float" office:value="-12936774.524" table:style-name="ce3">
            <text:p>-12936774,524</text:p>
          </table:table-cell>
          <table:table-cell office:value-type="float" office:value="21220231.265000001" table:style-name="ce3">
            <text:p>21220231,265</text:p>
          </table:table-cell>
          <table:table-cell office:value-type="float" office:value="21220228.539999999" table:style-name="ce3">
            <text:p>21220228,540</text:p>
          </table:table-cell>
          <table:table-cell office:value-type="float" office:value="21220231.048" table:style-name="ce3">
            <text:p>21220231,048</text:p>
          </table:table-cell>
          <table:table-cell table:number-columns-repeated="16332"/>
        </table:table-row>
        <table:table-row table:style-name="ro1">
          <table:table-cell office:value-type="float" office:value="12690" table:style-name="ce2">
            <text:p>12690</text:p>
          </table:table-cell>
          <table:table-cell office:value-type="float" office:value="-17990292.675999999" table:style-name="ce2">
            <text:p>-17990292,68</text:p>
          </table:table-cell>
          <table:table-cell office:value-type="float" office:value="-14018407.248" table:style-name="ce3">
            <text:p>-14018407,248</text:p>
          </table:table-cell>
          <table:table-cell office:value-type="float" office:value="20439091.125" table:style-name="ce3">
            <text:p>20439091,125</text:p>
          </table:table-cell>
          <table:table-cell office:value-type="float" office:value="20439090.988000002" table:style-name="ce3">
            <text:p>20439090,988</text:p>
          </table:table-cell>
          <table:table-cell office:value-type="float" office:value="20439090.440000001" table:style-name="ce3">
            <text:p>20439090,440</text:p>
          </table:table-cell>
          <table:table-cell table:number-columns-repeated="5" table:style-name="ce3"/>
          <table:table-cell office:value-type="float" office:value="-16078763.159" table:style-name="ce3">
            <text:p>-16078763,159</text:p>
          </table:table-cell>
          <table:table-cell office:value-type="float" office:value="-12528903.798" table:style-name="ce3">
            <text:p>-12528903,798</text:p>
          </table:table-cell>
          <table:table-cell office:value-type="float" office:value="20582301.206999999" table:style-name="ce3">
            <text:p>20582301,207</text:p>
          </table:table-cell>
          <table:table-cell office:value-type="float" office:value="20582301.452" table:style-name="ce3">
            <text:p>20582301,452</text:p>
          </table:table-cell>
          <table:table-cell office:value-type="float" office:value="20582300.416999999" table:style-name="ce3">
            <text:p>20582300,417</text:p>
          </table:table-cell>
          <table:table-cell office:value-type="float" office:value="-12553205.112" table:style-name="ce3">
            <text:p>-12553205,112</text:p>
          </table:table-cell>
          <table:table-cell office:value-type="float" office:value="-9781717.602" table:style-name="ce3">
            <text:p>-9781717,602</text:p>
          </table:table-cell>
          <table:table-cell office:value-type="float" office:value="21759435.515999999" table:style-name="ce3">
            <text:p>21759435,516</text:p>
          </table:table-cell>
          <table:table-cell office:value-type="float" office:value="21759435.214000002" table:style-name="ce3">
            <text:p>21759435,214</text:p>
          </table:table-cell>
          <table:table-cell office:value-type="float" office:value="21759434.304000001" table:style-name="ce3">
            <text:p>21759434,304</text:p>
          </table:table-cell>
          <table:table-cell office:value-type="float" office:value="-16093229.263" table:style-name="ce3">
            <text:p>-16093229,263</text:p>
          </table:table-cell>
          <table:table-cell office:value-type="float" office:value="-12540177.622" table:style-name="ce3">
            <text:p>-12540177,622</text:p>
          </table:table-cell>
          <table:table-cell office:value-type="float" office:value="21203774.493000001" table:style-name="ce3">
            <text:p>21203774,493</text:p>
          </table:table-cell>
          <table:table-cell office:value-type="float" office:value="21203773.155000001" table:style-name="ce3">
            <text:p>21203773,155</text:p>
          </table:table-cell>
          <table:table-cell office:value-type="float" office:value="21203773.686999999" table:style-name="ce3">
            <text:p>21203773,687</text:p>
          </table:table-cell>
          <table:table-cell table:style-name="ce2"/>
          <table:table-cell office:value-type="float" office:value="-19394818.197000001" table:style-name="ce3">
            <text:p>-19394818,197</text:p>
          </table:table-cell>
          <table:table-cell office:value-type="float" office:value="-15112842.402000001" table:style-name="ce3">
            <text:p>-15112842,402</text:p>
          </table:table-cell>
          <table:table-cell office:value-type="float" office:value="20439060.77" table:style-name="ce3">
            <text:p>20439060,770</text:p>
          </table:table-cell>
          <table:table-cell office:value-type="float" office:value="20439057.914000001" table:style-name="ce3">
            <text:p>20439057,914</text:p>
          </table:table-cell>
          <table:table-cell office:value-type="float" office:value="20439059.563999999" table:style-name="ce3">
            <text:p>20439059,564</text:p>
          </table:table-cell>
          <table:table-cell table:number-columns-repeated="5" table:style-name="ce3"/>
          <table:table-cell office:value-type="float" office:value="-16463852.956" table:style-name="ce3">
            <text:p>-16463852,956</text:p>
          </table:table-cell>
          <table:table-cell office:value-type="float" office:value="-12828974.050000001" table:style-name="ce3">
            <text:p>-12828974,050</text:p>
          </table:table-cell>
          <table:table-cell office:value-type="float" office:value="20582271.149999999" table:style-name="ce3">
            <text:p>20582271,150</text:p>
          </table:table-cell>
          <table:table-cell office:value-type="float" office:value="20582268.912" table:style-name="ce3">
            <text:p>20582268,912</text:p>
          </table:table-cell>
          <table:table-cell office:value-type="float" office:value="20582270.385000002" table:style-name="ce3">
            <text:p>20582270,385</text:p>
          </table:table-cell>
          <table:table-cell office:value-type="float" office:value="-13317626.128" table:style-name="ce3">
            <text:p>-13317626,128</text:p>
          </table:table-cell>
          <table:table-cell office:value-type="float" office:value="-10377370.233999999" table:style-name="ce3">
            <text:p>-10377370,234</text:p>
          </table:table-cell>
          <table:table-cell office:value-type="float" office:value="21759405.824999999" table:style-name="ce3">
            <text:p>21759405,825</text:p>
          </table:table-cell>
          <table:table-cell office:value-type="float" office:value="21759403.960000001" table:style-name="ce3">
            <text:p>21759403,960</text:p>
          </table:table-cell>
          <table:table-cell office:value-type="float" office:value="21759404.796999998" table:style-name="ce3">
            <text:p>21759404,797</text:p>
          </table:table-cell>
          <table:table-cell office:value-type="float" office:value="-16688804.995999999" table:style-name="ce3">
            <text:p>-16688804,996</text:p>
          </table:table-cell>
          <table:table-cell office:value-type="float" office:value="-13004262.887" table:style-name="ce3">
            <text:p>-13004262,887</text:p>
          </table:table-cell>
          <table:table-cell office:value-type="float" office:value="21203750.096000001" table:style-name="ce3">
            <text:p>21203750,096</text:p>
          </table:table-cell>
          <table:table-cell office:value-type="float" office:value="21203747.168000001" table:style-name="ce3">
            <text:p>21203747,168</text:p>
          </table:table-cell>
          <table:table-cell office:value-type="float" office:value="21203749.903000001" table:style-name="ce3">
            <text:p>21203749,903</text:p>
          </table:table-cell>
          <table:table-cell table:number-columns-repeated="16332"/>
        </table:table-row>
        <table:table-row table:style-name="ro1">
          <table:table-cell office:value-type="float" office:value="12720" table:style-name="ce2">
            <text:p>12720</text:p>
          </table:table-cell>
          <table:table-cell office:value-type="float" office:value="-17945211.684999999" table:style-name="ce2">
            <text:p>-17945211,69</text:p>
          </table:table-cell>
          <table:table-cell office:value-type="float" office:value="-13983279.192" table:style-name="ce3">
            <text:p>-13983279,192</text:p>
          </table:table-cell>
          <table:table-cell office:value-type="float" office:value="20447669.048999999" table:style-name="ce3">
            <text:p>20447669,049</text:p>
          </table:table-cell>
          <table:table-cell office:value-type="float" office:value="20447669.561000001" table:style-name="ce3">
            <text:p>20447669,561</text:p>
          </table:table-cell>
          <table:table-cell office:value-type="float" office:value="20447668.833000001" table:style-name="ce3">
            <text:p>20447668,833</text:p>
          </table:table-cell>
          <table:table-cell table:number-columns-repeated="5" table:style-name="ce3"/>
          <table:table-cell office:value-type="float" office:value="-16066386.682" table:style-name="ce3">
            <text:p>-16066386,682</text:p>
          </table:table-cell>
          <table:table-cell office:value-type="float" office:value="-12519259.785" table:style-name="ce3">
            <text:p>-12519259,785</text:p>
          </table:table-cell>
          <table:table-cell office:value-type="float" office:value="20584656.234000001" table:style-name="ce3">
            <text:p>20584656,234</text:p>
          </table:table-cell>
          <table:table-cell office:value-type="float" office:value="20584656.813000001" table:style-name="ce3">
            <text:p>20584656,813</text:p>
          </table:table-cell>
          <table:table-cell office:value-type="float" office:value="20584655.554000001" table:style-name="ce3">
            <text:p>20584655,554</text:p>
          </table:table-cell>
          <table:table-cell office:value-type="float" office:value="-12601129.312000001" table:style-name="ce3">
            <text:p>-12601129,312</text:p>
          </table:table-cell>
          <table:table-cell office:value-type="float" office:value="-9819061.1339999996" table:style-name="ce3">
            <text:p>-9819061,134</text:p>
          </table:table-cell>
          <table:table-cell office:value-type="float" office:value="21750315.122000001" table:style-name="ce3">
            <text:p>21750315,122</text:p>
          </table:table-cell>
          <table:table-cell office:value-type="float" office:value="21750315.894000001" table:style-name="ce3">
            <text:p>21750315,894</text:p>
          </table:table-cell>
          <table:table-cell office:value-type="float" office:value="21750314.662" table:style-name="ce3">
            <text:p>21750314,662</text:p>
          </table:table-cell>
          <table:table-cell office:value-type="float" office:value="-16179406.936000001" table:style-name="ce3">
            <text:p>-16179406,936</text:p>
          </table:table-cell>
          <table:table-cell office:value-type="float" office:value="-12607329.052999999" table:style-name="ce3">
            <text:p>-12607329,053</text:p>
          </table:table-cell>
          <table:table-cell office:value-type="float" office:value="21187375.013999999" table:style-name="ce3">
            <text:p>21187375,014</text:p>
          </table:table-cell>
          <table:table-cell office:value-type="float" office:value="21187373.908" table:style-name="ce3">
            <text:p>21187373,908</text:p>
          </table:table-cell>
          <table:table-cell office:value-type="float" office:value="21187374.579" table:style-name="ce3">
            <text:p>21187374,579</text:p>
          </table:table-cell>
          <table:table-cell table:style-name="ce2"/>
          <table:table-cell office:value-type="float" office:value="-19349730.870999999" table:style-name="ce3">
            <text:p>-19349730,871</text:p>
          </table:table-cell>
          <table:table-cell office:value-type="float" office:value="-15077709.405999999" table:style-name="ce3">
            <text:p>-15077709,406</text:p>
          </table:table-cell>
          <table:table-cell office:value-type="float" office:value="20447639.888999999" table:style-name="ce3">
            <text:p>20447639,889</text:p>
          </table:table-cell>
          <table:table-cell office:value-type="float" office:value="20447638.068" table:style-name="ce3">
            <text:p>20447638,068</text:p>
          </table:table-cell>
          <table:table-cell office:value-type="float" office:value="20447639.634" table:style-name="ce3">
            <text:p>20447639,634</text:p>
          </table:table-cell>
          <table:table-cell table:number-columns-repeated="5" table:style-name="ce3"/>
          <table:table-cell office:value-type="float" office:value="-16451470.206" table:style-name="ce3">
            <text:p>-16451470,206</text:p>
          </table:table-cell>
          <table:table-cell office:value-type="float" office:value="-12819325.153000001" table:style-name="ce3">
            <text:p>-12819325,153</text:p>
          </table:table-cell>
          <table:table-cell office:value-type="float" office:value="20584627.401000001" table:style-name="ce3">
            <text:p>20584627,401</text:p>
          </table:table-cell>
          <table:table-cell office:value-type="float" office:value="20584625.285" table:style-name="ce3">
            <text:p>20584625,285</text:p>
          </table:table-cell>
          <table:table-cell office:value-type="float" office:value="20584627.259" table:style-name="ce3">
            <text:p>20584627,259</text:p>
          </table:table-cell>
          <table:table-cell office:value-type="float" office:value="-13365543.877" table:style-name="ce3">
            <text:p>-13365543,877</text:p>
          </table:table-cell>
          <table:table-cell office:value-type="float" office:value="-10414708.747" table:style-name="ce3">
            <text:p>-10414708,747</text:p>
          </table:table-cell>
          <table:table-cell office:value-type="float" office:value="21750287.068" table:style-name="ce3">
            <text:p>21750287,068</text:p>
          </table:table-cell>
          <table:table-cell office:value-type="float" office:value="21750285.142999999" table:style-name="ce3">
            <text:p>21750285,143</text:p>
          </table:table-cell>
          <table:table-cell office:value-type="float" office:value="21750286.276000001" table:style-name="ce3">
            <text:p>21750286,276</text:p>
          </table:table-cell>
          <table:table-cell office:value-type="float" office:value="-16774976.442" table:style-name="ce3">
            <text:p>-16774976,442</text:p>
          </table:table-cell>
          <table:table-cell office:value-type="float" office:value="-13071409.465" table:style-name="ce3">
            <text:p>-13071409,465</text:p>
          </table:table-cell>
          <table:table-cell office:value-type="float" office:value="21187352.403999999" table:style-name="ce3">
            <text:p>21187352,404</text:p>
          </table:table-cell>
          <table:table-cell office:value-type="float" office:value="21187349.265000001" table:style-name="ce3">
            <text:p>21187349,265</text:p>
          </table:table-cell>
          <table:table-cell office:value-type="float" office:value="21187352.066" table:style-name="ce3">
            <text:p>21187352,066</text:p>
          </table:table-cell>
          <table:table-cell table:number-columns-repeated="16332"/>
        </table:table-row>
        <table:table-row table:style-name="ro1">
          <table:table-cell office:value-type="float" office:value="12750" table:style-name="ce2">
            <text:p>12750</text:p>
          </table:table-cell>
          <table:table-cell office:value-type="float" office:value="-17899868.949999999" table:style-name="ce2">
            <text:p>-17899868,95</text:p>
          </table:table-cell>
          <table:table-cell office:value-type="float" office:value="-13947947.195" table:style-name="ce3">
            <text:p>-13947947,195</text:p>
          </table:table-cell>
          <table:table-cell office:value-type="float" office:value="20456297.925999999" table:style-name="ce3">
            <text:p>20456297,926</text:p>
          </table:table-cell>
          <table:table-cell office:value-type="float" office:value="20456298.25" table:style-name="ce3">
            <text:p>20456298,250</text:p>
          </table:table-cell>
          <table:table-cell office:value-type="float" office:value="20456297.675999999" table:style-name="ce3">
            <text:p>20456297,676</text:p>
          </table:table-cell>
          <table:table-cell table:number-columns-repeated="5" table:style-name="ce3"/>
          <table:table-cell office:value-type="float" office:value="-16053741.17" table:style-name="ce3">
            <text:p>-16053741,170</text:p>
          </table:table-cell>
          <table:table-cell office:value-type="float" office:value="-12509406.142000001" table:style-name="ce3">
            <text:p>-12509406,142</text:p>
          </table:table-cell>
          <table:table-cell office:value-type="float" office:value="20587062.355999999" table:style-name="ce3">
            <text:p>20587062,356</text:p>
          </table:table-cell>
          <table:table-cell office:value-type="float" office:value="20587063.056000002" table:style-name="ce3">
            <text:p>20587063,056</text:p>
          </table:table-cell>
          <table:table-cell office:value-type="float" office:value="20587061.982999999" table:style-name="ce3">
            <text:p>20587061,983</text:p>
          </table:table-cell>
          <table:table-cell office:value-type="float" office:value="-12648516.748" table:style-name="ce3">
            <text:p>-12648516,748</text:p>
          </table:table-cell>
          <table:table-cell office:value-type="float" office:value="-9855986.4059999995" table:style-name="ce3">
            <text:p>-9855986,406</text:p>
          </table:table-cell>
          <table:table-cell office:value-type="float" office:value="21741299.27" table:style-name="ce3">
            <text:p>21741299,270</text:p>
          </table:table-cell>
          <table:table-cell office:value-type="float" office:value="21741298.374000002" table:style-name="ce3">
            <text:p>21741298,374</text:p>
          </table:table-cell>
          <table:table-cell office:value-type="float" office:value="21741297.916999999" table:style-name="ce3">
            <text:p>21741297,917</text:p>
          </table:table-cell>
          <table:table-cell office:value-type="float" office:value="-16265151.219000001" table:style-name="ce3">
            <text:p>-16265151,219</text:p>
          </table:table-cell>
          <table:table-cell office:value-type="float" office:value="-12674142.788000001" table:style-name="ce3">
            <text:p>-12674142,788</text:p>
          </table:table-cell>
          <table:table-cell office:value-type="float" office:value="21171058.793000001" table:style-name="ce3">
            <text:p>21171058,793</text:p>
          </table:table-cell>
          <table:table-cell office:value-type="float" office:value="21171057.397999998" table:style-name="ce3">
            <text:p>21171057,398</text:p>
          </table:table-cell>
          <table:table-cell office:value-type="float" office:value="21171057.984000001" table:style-name="ce3">
            <text:p>21171057,984</text:p>
          </table:table-cell>
          <table:table-cell table:style-name="ce2"/>
          <table:table-cell office:value-type="float" office:value="-19304373.146000002" table:style-name="ce3">
            <text:p>-19304373,146</text:p>
          </table:table-cell>
          <table:table-cell office:value-type="float" office:value="-15042365.729" table:style-name="ce3">
            <text:p>-15042365,729</text:p>
          </table:table-cell>
          <table:table-cell office:value-type="float" office:value="20456271.287" table:style-name="ce3">
            <text:p>20456271,287</text:p>
          </table:table-cell>
          <table:table-cell office:value-type="float" office:value="20456269.004000001" table:style-name="ce3">
            <text:p>20456269,004</text:p>
          </table:table-cell>
          <table:table-cell office:value-type="float" office:value="20456270.811999999" table:style-name="ce3">
            <text:p>20456270,812</text:p>
          </table:table-cell>
          <table:table-cell table:number-columns-repeated="5" table:style-name="ce3"/>
          <table:table-cell office:value-type="float" office:value="-16438809.774" table:style-name="ce3">
            <text:p>-16438809,774</text:p>
          </table:table-cell>
          <table:table-cell office:value-type="float" office:value="-12809459.881999999" table:style-name="ce3">
            <text:p>-12809459,882</text:p>
          </table:table-cell>
          <table:table-cell office:value-type="float" office:value="20587037.089000002" table:style-name="ce3">
            <text:p>20587037,089</text:p>
          </table:table-cell>
          <table:table-cell office:value-type="float" office:value="20587034.568999998" table:style-name="ce3">
            <text:p>20587034,569</text:p>
          </table:table-cell>
          <table:table-cell office:value-type="float" office:value="20587036.48" table:style-name="ce3">
            <text:p>20587036,480</text:p>
          </table:table-cell>
          <table:table-cell office:value-type="float" office:value="-13412916.215" table:style-name="ce3">
            <text:p>-13412916,215</text:p>
          </table:table-cell>
          <table:table-cell office:value-type="float" office:value="-10451622.255000001" table:style-name="ce3">
            <text:p>-10451622,255</text:p>
          </table:table-cell>
          <table:table-cell office:value-type="float" office:value="21741271.938000001" table:style-name="ce3">
            <text:p>21741271,938</text:p>
          </table:table-cell>
          <table:table-cell office:value-type="float" office:value="21741271.090999998" table:style-name="ce3">
            <text:p>21741271,091</text:p>
          </table:table-cell>
          <table:table-cell office:value-type="float" office:value="21741271.634" table:style-name="ce3">
            <text:p>21741271,634</text:p>
          </table:table-cell>
          <table:table-cell office:value-type="float" office:value="-16860705.857999999" table:style-name="ce3">
            <text:p>-16860705,858</text:p>
          </table:table-cell>
          <table:table-cell office:value-type="float" office:value="-13138211.606000001" table:style-name="ce3">
            <text:p>-13138211,606</text:p>
          </table:table-cell>
          <table:table-cell office:value-type="float" office:value="21171038.155000001" table:style-name="ce3">
            <text:p>21171038,155</text:p>
          </table:table-cell>
          <table:table-cell office:value-type="float" office:value="21171035.394000001" table:style-name="ce3">
            <text:p>21171035,394</text:p>
          </table:table-cell>
          <table:table-cell office:value-type="float" office:value="21171038.197999999" table:style-name="ce3">
            <text:p>21171038,198</text:p>
          </table:table-cell>
          <table:table-cell table:number-columns-repeated="16332"/>
        </table:table-row>
        <table:table-row table:style-name="ro1">
          <table:table-cell office:value-type="float" office:value="12780" table:style-name="ce2">
            <text:p>12780</text:p>
          </table:table-cell>
          <table:table-cell office:value-type="float" office:value="-17854255.289999999" table:style-name="ce2">
            <text:p>-17854255,29</text:p>
          </table:table-cell>
          <table:table-cell office:value-type="float" office:value="-13912404.08" table:style-name="ce3">
            <text:p>-13912404,080</text:p>
          </table:table-cell>
          <table:table-cell office:value-type="float" office:value="20464977.98" table:style-name="ce3">
            <text:p>20464977,980</text:p>
          </table:table-cell>
          <table:table-cell office:value-type="float" office:value="20464978.118000001" table:style-name="ce3">
            <text:p>20464978,118</text:p>
          </table:table-cell>
          <table:table-cell office:value-type="float" office:value="20464977.259" table:style-name="ce3">
            <text:p>20464977,259</text:p>
          </table:table-cell>
          <table:table-cell table:number-columns-repeated="5" table:style-name="ce3"/>
          <table:table-cell office:value-type="float" office:value="-16040817.794" table:style-name="ce3">
            <text:p>-16040817,794</text:p>
          </table:table-cell>
          <table:table-cell office:value-type="float" office:value="-12499335.977" table:style-name="ce3">
            <text:p>-12499335,977</text:p>
          </table:table-cell>
          <table:table-cell office:value-type="float" office:value="20589522.019000001" table:style-name="ce3">
            <text:p>20589522,019</text:p>
          </table:table-cell>
          <table:table-cell office:value-type="float" office:value="20589521.993999999" table:style-name="ce3">
            <text:p>20589521,994</text:p>
          </table:table-cell>
          <table:table-cell office:value-type="float" office:value="20589521.193" table:style-name="ce3">
            <text:p>20589521,193</text:p>
          </table:table-cell>
          <table:table-cell office:value-type="float" office:value="-12695355.063999999" table:style-name="ce3">
            <text:p>-12695355,064</text:p>
          </table:table-cell>
          <table:table-cell office:value-type="float" office:value="-9892483.7939999998" table:style-name="ce3">
            <text:p>-9892483,794</text:p>
          </table:table-cell>
          <table:table-cell office:value-type="float" office:value="21732385.028999999" table:style-name="ce3">
            <text:p>21732385,029</text:p>
          </table:table-cell>
          <table:table-cell office:value-type="float" office:value="21732385.537" table:style-name="ce3">
            <text:p>21732385,537</text:p>
          </table:table-cell>
          <table:table-cell office:value-type="float" office:value="21732384.006000001" table:style-name="ce3">
            <text:p>21732384,006</text:p>
          </table:table-cell>
          <table:table-cell office:value-type="float" office:value="-16350449.328" table:style-name="ce3">
            <text:p>-16350449,328</text:p>
          </table:table-cell>
          <table:table-cell office:value-type="float" office:value="-12740608.847999999" table:style-name="ce3">
            <text:p>-12740608,848</text:p>
          </table:table-cell>
          <table:table-cell office:value-type="float" office:value="21154826.475000001" table:style-name="ce3">
            <text:p>21154826,475</text:p>
          </table:table-cell>
          <table:table-cell office:value-type="float" office:value="21154825.875999998" table:style-name="ce3">
            <text:p>21154825,876</text:p>
          </table:table-cell>
          <table:table-cell office:value-type="float" office:value="21154826.032000002" table:style-name="ce3">
            <text:p>21154826,032</text:p>
          </table:table-cell>
          <table:table-cell table:style-name="ce2"/>
          <table:table-cell office:value-type="float" office:value="-19258750.93" table:style-name="ce3">
            <text:p>-19258750,930</text:p>
          </table:table-cell>
          <table:table-cell office:value-type="float" office:value="-15006815.942" table:style-name="ce3">
            <text:p>-15006815,942</text:p>
          </table:table-cell>
          <table:table-cell office:value-type="float" office:value="20464953.684999999" table:style-name="ce3">
            <text:p>20464953,685</text:p>
          </table:table-cell>
          <table:table-cell office:value-type="float" office:value="20464950.638" table:style-name="ce3">
            <text:p>20464950,638</text:p>
          </table:table-cell>
          <table:table-cell office:value-type="float" office:value="20464953.116999999" table:style-name="ce3">
            <text:p>20464953,117</text:p>
          </table:table-cell>
          <table:table-cell table:number-columns-repeated="5" table:style-name="ce3"/>
          <table:table-cell office:value-type="float" office:value="-16425877.908" table:style-name="ce3">
            <text:p>-16425877,908</text:p>
          </table:table-cell>
          <table:table-cell office:value-type="float" office:value="-12799383.096000001" table:style-name="ce3">
            <text:p>-12799383,096</text:p>
          </table:table-cell>
          <table:table-cell office:value-type="float" office:value="20589498.044" table:style-name="ce3">
            <text:p>20589498,044</text:p>
          </table:table-cell>
          <table:table-cell office:value-type="float" office:value="20589495.434999999" table:style-name="ce3">
            <text:p>20589495,435</text:p>
          </table:table-cell>
          <table:table-cell office:value-type="float" office:value="20589497.202" table:style-name="ce3">
            <text:p>20589497,202</text:p>
          </table:table-cell>
          <table:table-cell office:value-type="float" office:value="-13459745.851" table:style-name="ce3">
            <text:p>-13459745,851</text:p>
          </table:table-cell>
          <table:table-cell office:value-type="float" office:value="-10488112.887" table:style-name="ce3">
            <text:p>-10488112,887</text:p>
          </table:table-cell>
          <table:table-cell office:value-type="float" office:value="21732360.504000001" table:style-name="ce3">
            <text:p>21732360,504</text:p>
          </table:table-cell>
          <table:table-cell office:value-type="float" office:value="21732358.965" table:style-name="ce3">
            <text:p>21732358,965</text:p>
          </table:table-cell>
          <table:table-cell office:value-type="float" office:value="21732359.923999999" table:style-name="ce3">
            <text:p>21732359,924</text:p>
          </table:table-cell>
          <table:table-cell office:value-type="float" office:value="-16945995.522" table:style-name="ce3">
            <text:p>-16945995,522</text:p>
          </table:table-cell>
          <table:table-cell office:value-type="float" office:value="-13204671.088" table:style-name="ce3">
            <text:p>-13204671,088</text:p>
          </table:table-cell>
          <table:table-cell office:value-type="float" office:value="21154809.072000001" table:style-name="ce3">
            <text:p>21154809,072</text:p>
          </table:table-cell>
          <table:table-cell office:value-type="float" office:value="21154805.463" table:style-name="ce3">
            <text:p>21154805,463</text:p>
          </table:table-cell>
          <table:table-cell office:value-type="float" office:value="21154808.587000001" table:style-name="ce3">
            <text:p>21154808,587</text:p>
          </table:table-cell>
          <table:table-cell table:number-columns-repeated="16332"/>
        </table:table-row>
        <table:table-row table:style-name="ro1">
          <table:table-cell office:value-type="float" office:value="12810" table:style-name="ce2">
            <text:p>12810</text:p>
          </table:table-cell>
          <table:table-cell office:value-type="float" office:value="-17808367.796" table:style-name="ce2">
            <text:p>-17808367,8</text:p>
          </table:table-cell>
          <table:table-cell office:value-type="float" office:value="-13876647.59" table:style-name="ce3">
            <text:p>-13876647,590</text:p>
          </table:table-cell>
          <table:table-cell office:value-type="float" office:value="20473709.929000001" table:style-name="ce3">
            <text:p>20473709,929</text:p>
          </table:table-cell>
          <table:table-cell office:value-type="float" office:value="20473710.146000002" table:style-name="ce3">
            <text:p>20473710,146</text:p>
          </table:table-cell>
          <table:table-cell office:value-type="float" office:value="20473709.432" table:style-name="ce3">
            <text:p>20473709,432</text:p>
          </table:table-cell>
          <table:table-cell table:number-columns-repeated="5" table:style-name="ce3"/>
          <table:table-cell office:value-type="float" office:value="-16027613.547" table:style-name="ce3">
            <text:p>-16027613,547</text:p>
          </table:table-cell>
          <table:table-cell office:value-type="float" office:value="-12489046.949999999" table:style-name="ce3">
            <text:p>-12489046,950</text:p>
          </table:table-cell>
          <table:table-cell office:value-type="float" office:value="20592034.140999999" table:style-name="ce3">
            <text:p>20592034,141</text:p>
          </table:table-cell>
          <table:table-cell office:value-type="float" office:value="20592034.789999999" table:style-name="ce3">
            <text:p>20592034,790</text:p>
          </table:table-cell>
          <table:table-cell office:value-type="float" office:value="20592033.958000001" table:style-name="ce3">
            <text:p>20592033,958</text:p>
          </table:table-cell>
          <table:table-cell office:value-type="float" office:value="-12741638.017000001" table:style-name="ce3">
            <text:p>-12741638,017</text:p>
          </table:table-cell>
          <table:table-cell office:value-type="float" office:value="-9928548.4299999997" table:style-name="ce3">
            <text:p>-9928548,430</text:p>
          </table:table-cell>
          <table:table-cell office:value-type="float" office:value="21723576.732000001" table:style-name="ce3">
            <text:p>21723576,732</text:p>
          </table:table-cell>
          <table:table-cell office:value-type="float" office:value="21723577.925999999" table:style-name="ce3">
            <text:p>21723577,926</text:p>
          </table:table-cell>
          <table:table-cell office:value-type="float" office:value="21723576.206" table:style-name="ce3">
            <text:p>21723576,206</text:p>
          </table:table-cell>
          <table:table-cell office:value-type="float" office:value="-16435294.443" table:style-name="ce3">
            <text:p>-16435294,443</text:p>
          </table:table-cell>
          <table:table-cell office:value-type="float" office:value="-12806721.923" table:style-name="ce3">
            <text:p>-12806721,923</text:p>
          </table:table-cell>
          <table:table-cell office:value-type="float" office:value="21138681.480999999" table:style-name="ce3">
            <text:p>21138681,481</text:p>
          </table:table-cell>
          <table:table-cell office:value-type="float" office:value="21138680.166999999" table:style-name="ce3">
            <text:p>21138680,167</text:p>
          </table:table-cell>
          <table:table-cell office:value-type="float" office:value="21138680.875" table:style-name="ce3">
            <text:p>21138680,875</text:p>
          </table:table-cell>
          <table:table-cell table:style-name="ce2"/>
          <table:table-cell office:value-type="float" office:value="-19212868.642000001" table:style-name="ce3">
            <text:p>-19212868,642</text:p>
          </table:table-cell>
          <table:table-cell office:value-type="float" office:value="-14971063.51" table:style-name="ce3">
            <text:p>-14971063,510</text:p>
          </table:table-cell>
          <table:table-cell office:value-type="float" office:value="20473684.555" table:style-name="ce3">
            <text:p>20473684,555</text:p>
          </table:table-cell>
          <table:table-cell office:value-type="float" office:value="20473681.664999999" table:style-name="ce3">
            <text:p>20473681,665</text:p>
          </table:table-cell>
          <table:table-cell office:value-type="float" office:value="20473684.068999998" table:style-name="ce3">
            <text:p>20473684,069</text:p>
          </table:table-cell>
          <table:table-cell table:number-columns-repeated="5" table:style-name="ce3"/>
          <table:table-cell office:value-type="float" office:value="-16412678.93" table:style-name="ce3">
            <text:p>-16412678,930</text:p>
          </table:table-cell>
          <table:table-cell office:value-type="float" office:value="-12789098.176000001" table:style-name="ce3">
            <text:p>-12789098,176</text:p>
          </table:table-cell>
          <table:table-cell office:value-type="float" office:value="20592009.006999999" table:style-name="ce3">
            <text:p>20592009,007</text:p>
          </table:table-cell>
          <table:table-cell office:value-type="float" office:value="20592007.094000001" table:style-name="ce3">
            <text:p>20592007,094</text:p>
          </table:table-cell>
          <table:table-cell office:value-type="float" office:value="20592008.738000002" table:style-name="ce3">
            <text:p>20592008,738</text:p>
          </table:table-cell>
          <table:table-cell office:value-type="float" office:value="-13506033.903000001" table:style-name="ce3">
            <text:p>-13506033,903</text:p>
          </table:table-cell>
          <table:table-cell office:value-type="float" office:value="-10524181.502" table:style-name="ce3">
            <text:p>-10524181,502</text:p>
          </table:table-cell>
          <table:table-cell office:value-type="float" office:value="21723552.752" table:style-name="ce3">
            <text:p>21723552,752</text:p>
          </table:table-cell>
          <table:table-cell office:value-type="float" office:value="21723550.66" table:style-name="ce3">
            <text:p>21723550,660</text:p>
          </table:table-cell>
          <table:table-cell office:value-type="float" office:value="21723551.761" table:style-name="ce3">
            <text:p>21723551,761</text:p>
          </table:table-cell>
          <table:table-cell office:value-type="float" office:value="-17030845.962000001" table:style-name="ce3">
            <text:p>-17030845,962</text:p>
          </table:table-cell>
          <table:table-cell office:value-type="float" office:value="-13270788.312000001" table:style-name="ce3">
            <text:p>-13270788,312</text:p>
          </table:table-cell>
          <table:table-cell office:value-type="float" office:value="21138662.375999998" table:style-name="ce3">
            <text:p>21138662,376</text:p>
          </table:table-cell>
          <table:table-cell office:value-type="float" office:value="21138658.747000001" table:style-name="ce3">
            <text:p>21138658,747</text:p>
          </table:table-cell>
          <table:table-cell office:value-type="float" office:value="21138661.908" table:style-name="ce3">
            <text:p>21138661,908</text:p>
          </table:table-cell>
          <table:table-cell table:number-columns-repeated="16332"/>
        </table:table-row>
        <table:table-row table:style-name="ro1">
          <table:table-cell office:value-type="float" office:value="12840" table:style-name="ce2">
            <text:p>12840</text:p>
          </table:table-cell>
          <table:table-cell office:value-type="float" office:value="-17762219.894000001" table:style-name="ce2">
            <text:p>-17762219,89</text:p>
          </table:table-cell>
          <table:table-cell office:value-type="float" office:value="-13840688.179" table:style-name="ce3">
            <text:p>-13840688,179</text:p>
          </table:table-cell>
          <table:table-cell office:value-type="float" office:value="20482491.769000001" table:style-name="ce3">
            <text:p>20482491,769</text:p>
          </table:table-cell>
          <table:table-cell office:value-type="float" office:value="20482491.645" table:style-name="ce3">
            <text:p>20482491,645</text:p>
          </table:table-cell>
          <table:table-cell office:value-type="float" office:value="20482491.309" table:style-name="ce3">
            <text:p>20482491,309</text:p>
          </table:table-cell>
          <table:table-cell table:number-columns-repeated="5" table:style-name="ce3"/>
          <table:table-cell office:value-type="float" office:value="-16014142.116" table:style-name="ce3">
            <text:p>-16014142,116</text:p>
          </table:table-cell>
          <table:table-cell office:value-type="float" office:value="-12478549.720000001" table:style-name="ce3">
            <text:p>-12478549,720</text:p>
          </table:table-cell>
          <table:table-cell office:value-type="float" office:value="20594597.754999999" table:style-name="ce3">
            <text:p>20594597,755</text:p>
          </table:table-cell>
          <table:table-cell office:value-type="float" office:value="20594598.375999998" table:style-name="ce3">
            <text:p>20594598,376</text:p>
          </table:table-cell>
          <table:table-cell office:value-type="float" office:value="20594597.522999998" table:style-name="ce3">
            <text:p>20594597,523</text:p>
          </table:table-cell>
          <table:table-cell office:value-type="float" office:value="-12787376.219000001" table:style-name="ce3">
            <text:p>-12787376,219</text:p>
          </table:table-cell>
          <table:table-cell office:value-type="float" office:value="-9964188.5889999997" table:style-name="ce3">
            <text:p>-9964188,589</text:p>
          </table:table-cell>
          <table:table-cell office:value-type="float" office:value="21714874.195999999" table:style-name="ce3">
            <text:p>21714874,196</text:p>
          </table:table-cell>
          <table:table-cell office:value-type="float" office:value="21714873.943" table:style-name="ce3">
            <text:p>21714873,943</text:p>
          </table:table-cell>
          <table:table-cell office:value-type="float" office:value="21714873.352000002" table:style-name="ce3">
            <text:p>21714873,352</text:p>
          </table:table-cell>
          <table:table-cell office:value-type="float" office:value="-16519696.348999999" table:style-name="ce3">
            <text:p>-16519696,349</text:p>
          </table:table-cell>
          <table:table-cell office:value-type="float" office:value="-12872489.639" table:style-name="ce3">
            <text:p>-12872489,639</text:p>
          </table:table-cell>
          <table:table-cell office:value-type="float" office:value="21122620.296999998" table:style-name="ce3">
            <text:p>21122620,297</text:p>
          </table:table-cell>
          <table:table-cell office:value-type="float" office:value="21122619.471000001" table:style-name="ce3">
            <text:p>21122619,471</text:p>
          </table:table-cell>
          <table:table-cell office:value-type="float" office:value="21122619.677000001" table:style-name="ce3">
            <text:p>21122619,677</text:p>
          </table:table-cell>
          <table:table-cell table:style-name="ce2"/>
          <table:table-cell office:value-type="float" office:value="-19166727.379000001" table:style-name="ce3">
            <text:p>-19166727,379</text:p>
          </table:table-cell>
          <table:table-cell office:value-type="float" office:value="-14935109.275" table:style-name="ce3">
            <text:p>-14935109,275</text:p>
          </table:table-cell>
          <table:table-cell office:value-type="float" office:value="20482464.530000001" table:style-name="ce3">
            <text:p>20482464,530</text:p>
          </table:table-cell>
          <table:table-cell office:value-type="float" office:value="20482462.232000001" table:style-name="ce3">
            <text:p>20482462,232</text:p>
          </table:table-cell>
          <table:table-cell office:value-type="float" office:value="20482464.249000002" table:style-name="ce3">
            <text:p>20482464,249</text:p>
          </table:table-cell>
          <table:table-cell table:number-columns-repeated="5" table:style-name="ce3"/>
          <table:table-cell office:value-type="float" office:value="-16399214.203" table:style-name="ce3">
            <text:p>-16399214,203</text:p>
          </table:table-cell>
          <table:table-cell office:value-type="float" office:value="-12778606.171" table:style-name="ce3">
            <text:p>-12778606,171</text:p>
          </table:table-cell>
          <table:table-cell office:value-type="float" office:value="20594571.534000002" table:style-name="ce3">
            <text:p>20594571,534</text:p>
          </table:table-cell>
          <table:table-cell office:value-type="float" office:value="20594569.199999999" table:style-name="ce3">
            <text:p>20594569,200</text:p>
          </table:table-cell>
          <table:table-cell office:value-type="float" office:value="20594571.284000002" table:style-name="ce3">
            <text:p>20594571,284</text:p>
          </table:table-cell>
          <table:table-cell office:value-type="float" office:value="-13551778.630000001" table:style-name="ce3">
            <text:p>-13551778,630</text:p>
          </table:table-cell>
          <table:table-cell office:value-type="float" office:value="-10559826.747" table:style-name="ce3">
            <text:p>-10559826,747</text:p>
          </table:table-cell>
          <table:table-cell office:value-type="float" office:value="21714848.677999999" table:style-name="ce3">
            <text:p>21714848,678</text:p>
          </table:table-cell>
          <table:table-cell office:value-type="float" office:value="21714845.767999999" table:style-name="ce3">
            <text:p>21714845,768</text:p>
          </table:table-cell>
          <table:table-cell office:value-type="float" office:value="21714847.614" table:style-name="ce3">
            <text:p>21714847,614</text:p>
          </table:table-cell>
          <table:table-cell office:value-type="float" office:value="-17115254.625" table:style-name="ce3">
            <text:p>-17115254,625</text:p>
          </table:table-cell>
          <table:table-cell office:value-type="float" office:value="-13336561.296" table:style-name="ce3">
            <text:p>-13336561,296</text:p>
          </table:table-cell>
          <table:table-cell office:value-type="float" office:value="21122599.664999999" table:style-name="ce3">
            <text:p>21122599,665</text:p>
          </table:table-cell>
          <table:table-cell office:value-type="float" office:value="21122596.623" table:style-name="ce3">
            <text:p>21122596,623</text:p>
          </table:table-cell>
          <table:table-cell office:value-type="float" office:value="21122599.344999999" table:style-name="ce3">
            <text:p>21122599,345</text:p>
          </table:table-cell>
          <table:table-cell table:number-columns-repeated="16332"/>
        </table:table-row>
        <table:table-row table:style-name="ro1">
          <table:table-cell office:value-type="float" office:value="12870" table:style-name="ce2">
            <text:p>12870</text:p>
          </table:table-cell>
          <table:table-cell office:value-type="float" office:value="-17715816.980999999" table:style-name="ce2">
            <text:p>-17715816,98</text:p>
          </table:table-cell>
          <table:table-cell office:value-type="float" office:value="-13804530.060000001" table:style-name="ce3">
            <text:p>-13804530,060</text:p>
          </table:table-cell>
          <table:table-cell office:value-type="float" office:value="20491321.302000001" table:style-name="ce3">
            <text:p>20491321,302</text:p>
          </table:table-cell>
          <table:table-cell office:value-type="float" office:value="20491322.07" table:style-name="ce3">
            <text:p>20491322,070</text:p>
          </table:table-cell>
          <table:table-cell office:value-type="float" office:value="20491321.203000002" table:style-name="ce3">
            <text:p>20491321,203</text:p>
          </table:table-cell>
          <table:table-cell table:number-columns-repeated="5" table:style-name="ce3"/>
          <table:table-cell office:value-type="float" office:value="-16000408.607000001" table:style-name="ce3">
            <text:p>-16000408,607</text:p>
          </table:table-cell>
          <table:table-cell office:value-type="float" office:value="-12467848.278000001" table:style-name="ce3">
            <text:p>-12467848,278</text:p>
          </table:table-cell>
          <table:table-cell office:value-type="float" office:value="20597211.171" table:style-name="ce3">
            <text:p>20597211,171</text:p>
          </table:table-cell>
          <table:table-cell office:value-type="float" office:value="20597211.888" table:style-name="ce3">
            <text:p>20597211,888</text:p>
          </table:table-cell>
          <table:table-cell office:value-type="float" office:value="20597210.535999998" table:style-name="ce3">
            <text:p>20597210,536</text:p>
          </table:table-cell>
          <table:table-cell office:value-type="float" office:value="-12832571.872" table:style-name="ce3">
            <text:p>-12832571,872</text:p>
          </table:table-cell>
          <table:table-cell office:value-type="float" office:value="-9999405.9969999995" table:style-name="ce3">
            <text:p>-9999405,997</text:p>
          </table:table-cell>
          <table:table-cell office:value-type="float" office:value="21706272.577" table:style-name="ce3">
            <text:p>21706272,577</text:p>
          </table:table-cell>
          <table:table-cell office:value-type="float" office:value="21706273.914000001" table:style-name="ce3">
            <text:p>21706273,914</text:p>
          </table:table-cell>
          <table:table-cell office:value-type="float" office:value="21706272.524999999" table:style-name="ce3">
            <text:p>21706272,525</text:p>
          </table:table-cell>
          <table:table-cell office:value-type="float" office:value="-16603656.189999999" table:style-name="ce3">
            <text:p>-16603656,190</text:p>
          </table:table-cell>
          <table:table-cell office:value-type="float" office:value="-12937912.891000001" table:style-name="ce3">
            <text:p>-12937912,891</text:p>
          </table:table-cell>
          <table:table-cell office:value-type="float" office:value="21106643.079999998" table:style-name="ce3">
            <text:p>21106643,080</text:p>
          </table:table-cell>
          <table:table-cell office:value-type="float" office:value="21106642.076000001" table:style-name="ce3">
            <text:p>21106642,076</text:p>
          </table:table-cell>
          <table:table-cell office:value-type="float" office:value="21106642.616" table:style-name="ce3">
            <text:p>21106642,616</text:p>
          </table:table-cell>
          <table:table-cell table:style-name="ce2"/>
          <table:table-cell office:value-type="float" office:value="-19120326.749000002" table:style-name="ce3">
            <text:p>-19120326,749</text:p>
          </table:table-cell>
          <table:table-cell office:value-type="float" office:value="-14898952.936000001" table:style-name="ce3">
            <text:p>-14898952,936</text:p>
          </table:table-cell>
          <table:table-cell office:value-type="float" office:value="20491293.660999998" table:style-name="ce3">
            <text:p>20491293,661</text:p>
          </table:table-cell>
          <table:table-cell office:value-type="float" office:value="20491291.835000001" table:style-name="ce3">
            <text:p>20491291,835</text:p>
          </table:table-cell>
          <table:table-cell office:value-type="float" office:value="20491293.855" table:style-name="ce3">
            <text:p>20491293,855</text:p>
          </table:table-cell>
          <table:table-cell table:number-columns-repeated="5" table:style-name="ce3"/>
          <table:table-cell office:value-type="float" office:value="-16385483.051999999" table:style-name="ce3">
            <text:p>-16385483,052</text:p>
          </table:table-cell>
          <table:table-cell office:value-type="float" office:value="-12767906.563999999" table:style-name="ce3">
            <text:p>-12767906,564</text:p>
          </table:table-cell>
          <table:table-cell office:value-type="float" office:value="20597184.721999999" table:style-name="ce3">
            <text:p>20597184,722</text:p>
          </table:table-cell>
          <table:table-cell office:value-type="float" office:value="20597182.418000001" table:style-name="ce3">
            <text:p>20597182,418</text:p>
          </table:table-cell>
          <table:table-cell office:value-type="float" office:value="20597184.151000001" table:style-name="ce3">
            <text:p>20597184,151</text:p>
          </table:table-cell>
          <table:table-cell office:value-type="float" office:value="-13596976.460999999" table:style-name="ce3">
            <text:p>-13596976,461</text:p>
          </table:table-cell>
          <table:table-cell office:value-type="float" office:value="-10595045.828" table:style-name="ce3">
            <text:p>-10595045,828</text:p>
          </table:table-cell>
          <table:table-cell office:value-type="float" office:value="21706247.802000001" table:style-name="ce3">
            <text:p>21706247,802</text:p>
          </table:table-cell>
          <table:table-cell office:value-type="float" office:value="21706244.734000001" table:style-name="ce3">
            <text:p>21706244,734</text:p>
          </table:table-cell>
          <table:table-cell office:value-type="float" office:value="21706246.949000001" table:style-name="ce3">
            <text:p>21706246,949</text:p>
          </table:table-cell>
          <table:table-cell office:value-type="float" office:value="-17199216.879000001" table:style-name="ce3">
            <text:p>-17199216,879</text:p>
          </table:table-cell>
          <table:table-cell office:value-type="float" office:value="-13401986.427999999" table:style-name="ce3">
            <text:p>-13401986,428</text:p>
          </table:table-cell>
          <table:table-cell office:value-type="float" office:value="21106622.491" table:style-name="ce3">
            <text:p>21106622,491</text:p>
          </table:table-cell>
          <table:table-cell office:value-type="float" office:value="21106618.723000001" table:style-name="ce3">
            <text:p>21106618,723</text:p>
          </table:table-cell>
          <table:table-cell office:value-type="float" office:value="21106621.579" table:style-name="ce3">
            <text:p>21106621,579</text:p>
          </table:table-cell>
          <table:table-cell table:number-columns-repeated="16332"/>
        </table:table-row>
        <table:table-row table:style-name="ro1">
          <table:table-cell office:value-type="float" office:value="12900" table:style-name="ce2">
            <text:p>12900</text:p>
          </table:table-cell>
          <table:table-cell office:value-type="float" office:value="-17669158.853999998" table:style-name="ce2">
            <text:p>-17669158,85</text:p>
          </table:table-cell>
          <table:table-cell office:value-type="float" office:value="-13768173.073999999" table:style-name="ce3">
            <text:p>-13768173,074</text:p>
          </table:table-cell>
          <table:table-cell office:value-type="float" office:value="20500200.568999998" table:style-name="ce3">
            <text:p>20500200,569</text:p>
          </table:table-cell>
          <table:table-cell office:value-type="float" office:value="20500200.681000002" table:style-name="ce3">
            <text:p>20500200,681</text:p>
          </table:table-cell>
          <table:table-cell office:value-type="float" office:value="20500200.138999999" table:style-name="ce3">
            <text:p>20500200,139</text:p>
          </table:table-cell>
          <table:table-cell table:number-columns-repeated="5" table:style-name="ce3"/>
          <table:table-cell office:value-type="float" office:value="-15986413.066" table:style-name="ce3">
            <text:p>-15986413,066</text:p>
          </table:table-cell>
          <table:table-cell office:value-type="float" office:value="-12456942.652000001" table:style-name="ce3">
            <text:p>-12456942,652</text:p>
          </table:table-cell>
          <table:table-cell office:value-type="float" office:value="20599874.715999998" table:style-name="ce3">
            <text:p>20599874,716</text:p>
          </table:table-cell>
          <table:table-cell office:value-type="float" office:value="20599874.805" table:style-name="ce3">
            <text:p>20599874,805</text:p>
          </table:table-cell>
          <table:table-cell office:value-type="float" office:value="20599873.932" table:style-name="ce3">
            <text:p>20599873,932</text:p>
          </table:table-cell>
          <table:table-cell office:value-type="float" office:value="-12877221.925000001" table:style-name="ce3">
            <text:p>-12877221,925</text:p>
          </table:table-cell>
          <table:table-cell office:value-type="float" office:value="-10034198.244999999" table:style-name="ce3">
            <text:p>-10034198,245</text:p>
          </table:table-cell>
          <table:table-cell office:value-type="float" office:value="21697776.476" table:style-name="ce3">
            <text:p>21697776,476</text:p>
          </table:table-cell>
          <table:table-cell office:value-type="float" office:value="21697777.410999998" table:style-name="ce3">
            <text:p>21697777,411</text:p>
          </table:table-cell>
          <table:table-cell office:value-type="float" office:value="21697775.975000001" table:style-name="ce3">
            <text:p>21697775,975</text:p>
          </table:table-cell>
          <table:table-cell office:value-type="float" office:value="-16687170.345000001" table:style-name="ce3">
            <text:p>-16687170,345</text:p>
          </table:table-cell>
          <table:table-cell office:value-type="float" office:value="-13002988.851" table:style-name="ce3">
            <text:p>-13002988,851</text:p>
          </table:table-cell>
          <table:table-cell office:value-type="float" office:value="21090750.561999999" table:style-name="ce3">
            <text:p>21090750,562</text:p>
          </table:table-cell>
          <table:table-cell office:value-type="float" office:value="21090750.175000001" table:style-name="ce3">
            <text:p>21090750,175</text:p>
          </table:table-cell>
          <table:table-cell office:value-type="float" office:value="21090750.212000001" table:style-name="ce3">
            <text:p>21090750,212</text:p>
          </table:table-cell>
          <table:table-cell table:style-name="ce2"/>
          <table:table-cell office:value-type="float" office:value="-19073668.493999999" table:style-name="ce3">
            <text:p>-19073668,494</text:p>
          </table:table-cell>
          <table:table-cell office:value-type="float" office:value="-14862595.854" table:style-name="ce3">
            <text:p>-14862595,854</text:p>
          </table:table-cell>
          <table:table-cell office:value-type="float" office:value="20500172.743999999" table:style-name="ce3">
            <text:p>20500172,744</text:p>
          </table:table-cell>
          <table:table-cell office:value-type="float" office:value="20500170.57" table:style-name="ce3">
            <text:p>20500170,570</text:p>
          </table:table-cell>
          <table:table-cell office:value-type="float" office:value="20500172.427999999" table:style-name="ce3">
            <text:p>20500172,428</text:p>
          </table:table-cell>
          <table:table-cell table:number-columns-repeated="5" table:style-name="ce3"/>
          <table:table-cell office:value-type="float" office:value="-16371487.448000001" table:style-name="ce3">
            <text:p>-16371487,448</text:p>
          </table:table-cell>
          <table:table-cell office:value-type="float" office:value="-12757000.890000001" table:style-name="ce3">
            <text:p>-12757000,890</text:p>
          </table:table-cell>
          <table:table-cell office:value-type="float" office:value="20599847.440000001" table:style-name="ce3">
            <text:p>20599847,440</text:p>
          </table:table-cell>
          <table:table-cell office:value-type="float" office:value="20599845.710000001" table:style-name="ce3">
            <text:p>20599845,710</text:p>
          </table:table-cell>
          <table:table-cell office:value-type="float" office:value="20599847.289999999" table:style-name="ce3">
            <text:p>20599847,290</text:p>
          </table:table-cell>
          <table:table-cell office:value-type="float" office:value="-13641626.265000001" table:style-name="ce3">
            <text:p>-13641626,265</text:p>
          </table:table-cell>
          <table:table-cell office:value-type="float" office:value="-10629837.891000001" table:style-name="ce3">
            <text:p>-10629837,891</text:p>
          </table:table-cell>
          <table:table-cell office:value-type="float" office:value="21697750.107999999" table:style-name="ce3">
            <text:p>21697750,108</text:p>
          </table:table-cell>
          <table:table-cell office:value-type="float" office:value="21697747.892000001" table:style-name="ce3">
            <text:p>21697747,892</text:p>
          </table:table-cell>
          <table:table-cell office:value-type="float" office:value="21697749.642000001" table:style-name="ce3">
            <text:p>21697749,642</text:p>
          </table:table-cell>
          <table:table-cell office:value-type="float" office:value="-17282731.021000002" table:style-name="ce3">
            <text:p>-17282731,021</text:p>
          </table:table-cell>
          <table:table-cell office:value-type="float" office:value="-13467062.375" table:style-name="ce3">
            <text:p>-13467062,375</text:p>
          </table:table-cell>
          <table:table-cell office:value-type="float" office:value="21090730.346999999" table:style-name="ce3">
            <text:p>21090730,347</text:p>
          </table:table-cell>
          <table:table-cell office:value-type="float" office:value="21090726.695" table:style-name="ce3">
            <text:p>21090726,695</text:p>
          </table:table-cell>
          <table:table-cell office:value-type="float" office:value="21090729.785999998" table:style-name="ce3">
            <text:p>21090729,786</text:p>
          </table:table-cell>
          <table:table-cell table:number-columns-repeated="16332"/>
        </table:table-row>
        <table:table-row table:style-name="ro1">
          <table:table-cell office:value-type="float" office:value="12930" table:style-name="ce2">
            <text:p>12930</text:p>
          </table:table-cell>
          <table:table-cell office:value-type="float" office:value="-17622241.339000002" table:style-name="ce2">
            <text:p>-17622241,34</text:p>
          </table:table-cell>
          <table:table-cell office:value-type="float" office:value="-13731613.973999999" table:style-name="ce3">
            <text:p>-13731613,974</text:p>
          </table:table-cell>
          <table:table-cell office:value-type="float" office:value="20509128.842" table:style-name="ce3">
            <text:p>20509128,842</text:p>
          </table:table-cell>
          <table:table-cell office:value-type="float" office:value="20509129.044" table:style-name="ce3">
            <text:p>20509129,044</text:p>
          </table:table-cell>
          <table:table-cell office:value-type="float" office:value="20509128.140999999" table:style-name="ce3">
            <text:p>20509128,141</text:p>
          </table:table-cell>
          <table:table-cell table:number-columns-repeated="5" table:style-name="ce3"/>
          <table:table-cell office:value-type="float" office:value="-15972151.252" table:style-name="ce3">
            <text:p>-15972151,252</text:p>
          </table:table-cell>
          <table:table-cell office:value-type="float" office:value="-12445829.538000001" table:style-name="ce3">
            <text:p>-12445829,538</text:p>
          </table:table-cell>
          <table:table-cell office:value-type="float" office:value="20602588.274999999" table:style-name="ce3">
            <text:p>20602588,275</text:p>
          </table:table-cell>
          <table:table-cell office:value-type="float" office:value="20602588.780000001" table:style-name="ce3">
            <text:p>20602588,780</text:p>
          </table:table-cell>
          <table:table-cell office:value-type="float" office:value="20602588.059999999" table:style-name="ce3">
            <text:p>20602588,060</text:p>
          </table:table-cell>
          <table:table-cell office:value-type="float" office:value="-12921319.494999999" table:style-name="ce3">
            <text:p>-12921319,495</text:p>
          </table:table-cell>
          <table:table-cell office:value-type="float" office:value="-10068559.989" table:style-name="ce3">
            <text:p>-10068559,989</text:p>
          </table:table-cell>
          <table:table-cell office:value-type="float" office:value="21689385.142999999" table:style-name="ce3">
            <text:p>21689385,143</text:p>
          </table:table-cell>
          <table:table-cell office:value-type="float" office:value="21689386.443" table:style-name="ce3">
            <text:p>21689386,443</text:p>
          </table:table-cell>
          <table:table-cell office:value-type="float" office:value="21689384.204999998" table:style-name="ce3">
            <text:p>21689384,205</text:p>
          </table:table-cell>
          <table:table-cell office:value-type="float" office:value="-16770230.787" table:style-name="ce3">
            <text:p>-16770230,787</text:p>
          </table:table-cell>
          <table:table-cell office:value-type="float" office:value="-13067711.272" table:style-name="ce3">
            <text:p>-13067711,272</text:p>
          </table:table-cell>
          <table:table-cell office:value-type="float" office:value="21074945.035" table:style-name="ce3">
            <text:p>21074945,035</text:p>
          </table:table-cell>
          <table:table-cell office:value-type="float" office:value="21074944.072999999" table:style-name="ce3">
            <text:p>21074944,073</text:p>
          </table:table-cell>
          <table:table-cell office:value-type="float" office:value="21074944.545000002" table:style-name="ce3">
            <text:p>21074944,545</text:p>
          </table:table-cell>
          <table:table-cell table:style-name="ce2"/>
          <table:table-cell office:value-type="float" office:value="-19026753.965" table:style-name="ce3">
            <text:p>-19026753,965</text:p>
          </table:table-cell>
          <table:table-cell office:value-type="float" office:value="-14826039.08" table:style-name="ce3">
            <text:p>-14826039,080</text:p>
          </table:table-cell>
          <table:table-cell office:value-type="float" office:value="20509100.739" table:style-name="ce3">
            <text:p>20509100,739</text:p>
          </table:table-cell>
          <table:table-cell office:value-type="float" office:value="20509098.386" table:style-name="ce3">
            <text:p>20509098,386</text:p>
          </table:table-cell>
          <table:table-cell office:value-type="float" office:value="20509100.234000001" table:style-name="ce3">
            <text:p>20509100,234</text:p>
          </table:table-cell>
          <table:table-cell table:number-columns-repeated="5" table:style-name="ce3"/>
          <table:table-cell office:value-type="float" office:value="-16357228.682" table:style-name="ce3">
            <text:p>-16357228,682</text:p>
          </table:table-cell>
          <table:table-cell office:value-type="float" office:value="-12745890.152000001" table:style-name="ce3">
            <text:p>-12745890,152</text:p>
          </table:table-cell>
          <table:table-cell office:value-type="float" office:value="20602560.907000002" table:style-name="ce3">
            <text:p>20602560,907</text:p>
          </table:table-cell>
          <table:table-cell office:value-type="float" office:value="20602558.758000001" table:style-name="ce3">
            <text:p>20602558,758</text:p>
          </table:table-cell>
          <table:table-cell office:value-type="float" office:value="20602560.431000002" table:style-name="ce3">
            <text:p>20602560,431</text:p>
          </table:table-cell>
          <table:table-cell office:value-type="float" office:value="-13685726.710000001" table:style-name="ce3">
            <text:p>-13685726,710</text:p>
          </table:table-cell>
          <table:table-cell office:value-type="float" office:value="-10664201.878" table:style-name="ce3">
            <text:p>-10664201,878</text:p>
          </table:table-cell>
          <table:table-cell office:value-type="float" office:value="21689358.004000001" table:style-name="ce3">
            <text:p>21689358,004</text:p>
          </table:table-cell>
          <table:table-cell office:value-type="float" office:value="21689355.807999998" table:style-name="ce3">
            <text:p>21689355,808</text:p>
          </table:table-cell>
          <table:table-cell office:value-type="float" office:value="21689357.309999999" table:style-name="ce3">
            <text:p>21689357,310</text:p>
          </table:table-cell>
          <table:table-cell office:value-type="float" office:value="-17365794.57" table:style-name="ce3">
            <text:p>-17365794,570</text:p>
          </table:table-cell>
          <table:table-cell office:value-type="float" office:value="-13531787.221999999" table:style-name="ce3">
            <text:p>-13531787,222</text:p>
          </table:table-cell>
          <table:table-cell office:value-type="float" office:value="21074924.267000001" table:style-name="ce3">
            <text:p>21074924,267</text:p>
          </table:table-cell>
          <table:table-cell office:value-type="float" office:value="21074920.203000002" table:style-name="ce3">
            <text:p>21074920,203</text:p>
          </table:table-cell>
          <table:table-cell office:value-type="float" office:value="21074923.232000001" table:style-name="ce3">
            <text:p>21074923,232</text:p>
          </table:table-cell>
          <table:table-cell table:number-columns-repeated="16332"/>
        </table:table-row>
        <table:table-row table:style-name="ro1">
          <table:table-cell office:value-type="float" office:value="12960" table:style-name="ce2">
            <text:p>12960</text:p>
          </table:table-cell>
          <table:table-cell office:value-type="float" office:value="-17575056.563999999" table:style-name="ce2">
            <text:p>-17575056,56</text:p>
          </table:table-cell>
          <table:table-cell office:value-type="float" office:value="-13694846.616" table:style-name="ce3">
            <text:p>-13694846,616</text:p>
          </table:table-cell>
          <table:table-cell office:value-type="float" office:value="20518107.903999999" table:style-name="ce3">
            <text:p>20518107,904</text:p>
          </table:table-cell>
          <table:table-cell office:value-type="float" office:value="20518107.552000001" table:style-name="ce3">
            <text:p>20518107,552</text:p>
          </table:table-cell>
          <table:table-cell office:value-type="float" office:value="20518107.441" table:style-name="ce3">
            <text:p>20518107,441</text:p>
          </table:table-cell>
          <table:table-cell table:number-columns-repeated="5" table:style-name="ce3"/>
          <table:table-cell office:value-type="float" office:value="-15957615.064999999" table:style-name="ce3">
            <text:p>-15957615,065</text:p>
          </table:table-cell>
          <table:table-cell office:value-type="float" office:value="-12434502.639" table:style-name="ce3">
            <text:p>-12434502,639</text:p>
          </table:table-cell>
          <table:table-cell office:value-type="float" office:value="20605353.771000002" table:style-name="ce3">
            <text:p>20605353,771</text:p>
          </table:table-cell>
          <table:table-cell office:value-type="float" office:value="20605355.243000001" table:style-name="ce3">
            <text:p>20605355,243</text:p>
          </table:table-cell>
          <table:table-cell office:value-type="float" office:value="20605354.032000002" table:style-name="ce3">
            <text:p>20605354,032</text:p>
          </table:table-cell>
          <table:table-cell office:value-type="float" office:value="-12964853.209000001" table:style-name="ce3">
            <text:p>-12964853,209</text:p>
          </table:table-cell>
          <table:table-cell office:value-type="float" office:value="-10102482.369000001" table:style-name="ce3">
            <text:p>-10102482,369</text:p>
          </table:table-cell>
          <table:table-cell office:value-type="float" office:value="21681102.129000001" table:style-name="ce3">
            <text:p>21681102,129</text:p>
          </table:table-cell>
          <table:table-cell office:value-type="float" office:value="21681101.881000001" table:style-name="ce3">
            <text:p>21681101,881</text:p>
          </table:table-cell>
          <table:table-cell office:value-type="float" office:value="21681100.838" table:style-name="ce3">
            <text:p>21681100,838</text:p>
          </table:table-cell>
          <table:table-cell office:value-type="float" office:value="-16852825.57" table:style-name="ce3">
            <text:p>-16852825,570</text:p>
          </table:table-cell>
          <table:table-cell office:value-type="float" office:value="-13132070.842" table:style-name="ce3">
            <text:p>-13132070,842</text:p>
          </table:table-cell>
          <table:table-cell office:value-type="float" office:value="21059228.188000001" table:style-name="ce3">
            <text:p>21059228,188</text:p>
          </table:table-cell>
          <table:table-cell office:value-type="float" office:value="21059226.809999999" table:style-name="ce3">
            <text:p>21059226,810</text:p>
          </table:table-cell>
          <table:table-cell office:value-type="float" office:value="21059227.359999999" table:style-name="ce3">
            <text:p>21059227,360</text:p>
          </table:table-cell>
          <table:table-cell table:style-name="ce2"/>
          <table:table-cell office:value-type="float" office:value="-18979580.287" table:style-name="ce3">
            <text:p>-18979580,287</text:p>
          </table:table-cell>
          <table:table-cell office:value-type="float" office:value="-14789280.369000001" table:style-name="ce3">
            <text:p>-14789280,369</text:p>
          </table:table-cell>
          <table:table-cell office:value-type="float" office:value="20518077.249000002" table:style-name="ce3">
            <text:p>20518077,249</text:p>
          </table:table-cell>
          <table:table-cell office:value-type="float" office:value="20518074.918000001" table:style-name="ce3">
            <text:p>20518074,918</text:p>
          </table:table-cell>
          <table:table-cell office:value-type="float" office:value="20518076.831999999" table:style-name="ce3">
            <text:p>20518076,832</text:p>
          </table:table-cell>
          <table:table-cell table:number-columns-repeated="5" table:style-name="ce3"/>
          <table:table-cell office:value-type="float" office:value="-16342703.658" table:style-name="ce3">
            <text:p>-16342703,658</text:p>
          </table:table-cell>
          <table:table-cell office:value-type="float" office:value="-12734571.950999999" table:style-name="ce3">
            <text:p>-12734571,951</text:p>
          </table:table-cell>
          <table:table-cell office:value-type="float" office:value="20605324.487" table:style-name="ce3">
            <text:p>20605324,487</text:p>
          </table:table-cell>
          <table:table-cell office:value-type="float" office:value="20605322.989" table:style-name="ce3">
            <text:p>20605322,989</text:p>
          </table:table-cell>
          <table:table-cell office:value-type="float" office:value="20605324.254999999" table:style-name="ce3">
            <text:p>20605324,255</text:p>
          </table:table-cell>
          <table:table-cell office:value-type="float" office:value="-13729271.41" table:style-name="ce3">
            <text:p>-13729271,410</text:p>
          </table:table-cell>
          <table:table-cell office:value-type="float" office:value="-10698132.823000001" table:style-name="ce3">
            <text:p>-10698132,823</text:p>
          </table:table-cell>
          <table:table-cell office:value-type="float" office:value="21681071.800999999" table:style-name="ce3">
            <text:p>21681071,801</text:p>
          </table:table-cell>
          <table:table-cell office:value-type="float" office:value="21681070.142000001" table:style-name="ce3">
            <text:p>21681070,142</text:p>
          </table:table-cell>
          <table:table-cell office:value-type="float" office:value="21681071.298" table:style-name="ce3">
            <text:p>21681071,298</text:p>
          </table:table-cell>
          <table:table-cell office:value-type="float" office:value="-17448400.57" table:style-name="ce3">
            <text:p>-17448400,570</text:p>
          </table:table-cell>
          <table:table-cell office:value-type="float" office:value="-13596155.529999999" table:style-name="ce3">
            <text:p>-13596155,530</text:p>
          </table:table-cell>
          <table:table-cell office:value-type="float" office:value="21059203.831999999" table:style-name="ce3">
            <text:p>21059203,832</text:p>
          </table:table-cell>
          <table:table-cell office:value-type="float" office:value="21059200.791999999" table:style-name="ce3">
            <text:p>21059200,792</text:p>
          </table:table-cell>
          <table:table-cell office:value-type="float" office:value="21059203.552999999" table:style-name="ce3">
            <text:p>21059203,553</text:p>
          </table:table-cell>
          <table:table-cell table:number-columns-repeated="16332"/>
        </table:table-row>
        <table:table-row table:style-name="ro1">
          <table:table-cell office:value-type="float" office:value="12990" table:style-name="ce2">
            <text:p>12990</text:p>
          </table:table-cell>
          <table:table-cell office:value-type="float" office:value="-17527626.008000001" table:style-name="ce2">
            <text:p>-17527626,01</text:p>
          </table:table-cell>
          <table:table-cell office:value-type="float" office:value="-13657887.752" table:style-name="ce3">
            <text:p>-13657887,752</text:p>
          </table:table-cell>
          <table:table-cell office:value-type="float" office:value="20527133.306000002" table:style-name="ce3">
            <text:p>20527133,306</text:p>
          </table:table-cell>
          <table:table-cell office:value-type="float" office:value="20527133.445" table:style-name="ce3">
            <text:p>20527133,445</text:p>
          </table:table-cell>
          <table:table-cell office:value-type="float" office:value="20527132.695999999" table:style-name="ce3">
            <text:p>20527132,696</text:p>
          </table:table-cell>
          <table:table-cell table:number-columns-repeated="5" table:style-name="ce3"/>
          <table:table-cell office:value-type="float" office:value="-15942826.338" table:style-name="ce3">
            <text:p>-15942826,338</text:p>
          </table:table-cell>
          <table:table-cell office:value-type="float" office:value="-12422978.958000001" table:style-name="ce3">
            <text:p>-12422978,958</text:p>
          </table:table-cell>
          <table:table-cell office:value-type="float" office:value="20608168.09" table:style-name="ce3">
            <text:p>20608168,090</text:p>
          </table:table-cell>
          <table:table-cell office:value-type="float" office:value="20608169.294" table:style-name="ce3">
            <text:p>20608169,294</text:p>
          </table:table-cell>
          <table:table-cell office:value-type="float" office:value="20608168.245999999" table:style-name="ce3">
            <text:p>20608168,246</text:p>
          </table:table-cell>
          <table:table-cell office:value-type="float" office:value="-13007841.944" table:style-name="ce3">
            <text:p>-13007841,944</text:p>
          </table:table-cell>
          <table:table-cell office:value-type="float" office:value="-10135980.089" table:style-name="ce3">
            <text:p>-10135980,089</text:p>
          </table:table-cell>
          <table:table-cell office:value-type="float" office:value="21672920.296999998" table:style-name="ce3">
            <text:p>21672920,297</text:p>
          </table:table-cell>
          <table:table-cell office:value-type="float" office:value="21672920.644000001" table:style-name="ce3">
            <text:p>21672920,644</text:p>
          </table:table-cell>
          <table:table-cell office:value-type="float" office:value="21672919.563999999" table:style-name="ce3">
            <text:p>21672919,564</text:p>
          </table:table-cell>
          <table:table-cell office:value-type="float" office:value="-16934972.815000001" table:style-name="ce3">
            <text:p>-16934972,815</text:p>
          </table:table-cell>
          <table:table-cell office:value-type="float" office:value="-13196081.676000001" table:style-name="ce3">
            <text:p>-13196081,676</text:p>
          </table:table-cell>
          <table:table-cell office:value-type="float" office:value="21043595.903999999" table:style-name="ce3">
            <text:p>21043595,904</text:p>
          </table:table-cell>
          <table:table-cell office:value-type="float" office:value="21043594.557999998" table:style-name="ce3">
            <text:p>21043594,558</text:p>
          </table:table-cell>
          <table:table-cell office:value-type="float" office:value="21043595.215999998" table:style-name="ce3">
            <text:p>21043595,216</text:p>
          </table:table-cell>
          <table:table-cell table:style-name="ce2"/>
          <table:table-cell office:value-type="float" office:value="-18932150.912999999" table:style-name="ce3">
            <text:p>-18932150,913</text:p>
          </table:table-cell>
          <table:table-cell office:value-type="float" office:value="-14752322.415999999" table:style-name="ce3">
            <text:p>-14752322,416</text:p>
          </table:table-cell>
          <table:table-cell office:value-type="float" office:value="20527103.296999998" table:style-name="ce3">
            <text:p>20527103,297</text:p>
          </table:table-cell>
          <table:table-cell office:value-type="float" office:value="20527100.759" table:style-name="ce3">
            <text:p>20527100,759</text:p>
          </table:table-cell>
          <table:table-cell office:value-type="float" office:value="20527102.526000001" table:style-name="ce3">
            <text:p>20527102,526</text:p>
          </table:table-cell>
          <table:table-cell table:number-columns-repeated="5" table:style-name="ce3"/>
          <table:table-cell office:value-type="float" office:value="-16327916.176000001" table:style-name="ce3">
            <text:p>-16327916,176</text:p>
          </table:table-cell>
          <table:table-cell office:value-type="float" office:value="-12723049.239" table:style-name="ce3">
            <text:p>-12723049,239</text:p>
          </table:table-cell>
          <table:table-cell office:value-type="float" office:value="20608139.403000001" table:style-name="ce3">
            <text:p>20608139,403</text:p>
          </table:table-cell>
          <table:table-cell office:value-type="float" office:value="20608136.670000002" table:style-name="ce3">
            <text:p>20608136,670</text:p>
          </table:table-cell>
          <table:table-cell office:value-type="float" office:value="20608138.629000001" table:style-name="ce3">
            <text:p>20608138,629</text:p>
          </table:table-cell>
          <table:table-cell office:value-type="float" office:value="-13772261.217" table:style-name="ce3">
            <text:p>-13772261,217</text:p>
          </table:table-cell>
          <table:table-cell office:value-type="float" office:value="-10731631.372" table:style-name="ce3">
            <text:p>-10731631,372</text:p>
          </table:table-cell>
          <table:table-cell office:value-type="float" office:value="21672891.451000001" table:style-name="ce3">
            <text:p>21672891,451</text:p>
          </table:table-cell>
          <table:table-cell office:value-type="float" office:value="21672889.024999999" table:style-name="ce3">
            <text:p>21672889,025</text:p>
          </table:table-cell>
          <table:table-cell office:value-type="float" office:value="21672890.879999999" table:style-name="ce3">
            <text:p>21672890,880</text:p>
          </table:table-cell>
          <table:table-cell office:value-type="float" office:value="-17530549.120000001" table:style-name="ce3">
            <text:p>-17530549,120</text:p>
          </table:table-cell>
          <table:table-cell office:value-type="float" office:value="-13660167.382999999" table:style-name="ce3">
            <text:p>-13660167,383</text:p>
          </table:table-cell>
          <table:table-cell office:value-type="float" office:value="21043572.006999999" table:style-name="ce3">
            <text:p>21043572,007</text:p>
          </table:table-cell>
          <table:table-cell office:value-type="float" office:value="21043568.259" table:style-name="ce3">
            <text:p>21043568,259</text:p>
          </table:table-cell>
          <table:table-cell office:value-type="float" office:value="21043571.478" table:style-name="ce3">
            <text:p>21043571,478</text:p>
          </table:table-cell>
          <table:table-cell table:number-columns-repeated="16332"/>
        </table:table-row>
        <table:table-row table:style-name="ro1">
          <table:table-cell office:value-type="float" office:value="13020" table:style-name="ce2">
            <text:p>13020</text:p>
          </table:table-cell>
          <table:table-cell office:value-type="float" office:value="-17479937.743999999" table:style-name="ce2">
            <text:p>-17479937,74</text:p>
          </table:table-cell>
          <table:table-cell office:value-type="float" office:value="-13620728.062000001" table:style-name="ce3">
            <text:p>-13620728,062</text:p>
          </table:table-cell>
          <table:table-cell office:value-type="float" office:value="20536206.969000001" table:style-name="ce3">
            <text:p>20536206,969</text:p>
          </table:table-cell>
          <table:table-cell office:value-type="float" office:value="20536208.261" table:style-name="ce3">
            <text:p>20536208,261</text:p>
          </table:table-cell>
          <table:table-cell office:value-type="float" office:value="20536207.412" table:style-name="ce3">
            <text:p>20536207,412</text:p>
          </table:table-cell>
          <table:table-cell table:number-columns-repeated="5" table:style-name="ce3"/>
          <table:table-cell office:value-type="float" office:value="-15927773.111" table:style-name="ce3">
            <text:p>-15927773,111</text:p>
          </table:table-cell>
          <table:table-cell office:value-type="float" office:value="-12411249.165999999" table:style-name="ce3">
            <text:p>-12411249,166</text:p>
          </table:table-cell>
          <table:table-cell office:value-type="float" office:value="20611033.147" table:style-name="ce3">
            <text:p>20611033,147</text:p>
          </table:table-cell>
          <table:table-cell office:value-type="float" office:value="20611033.548999999" table:style-name="ce3">
            <text:p>20611033,549</text:p>
          </table:table-cell>
          <table:table-cell office:value-type="float" office:value="20611032.640000001" table:style-name="ce3">
            <text:p>20611032,640</text:p>
          </table:table-cell>
          <table:table-cell office:value-type="float" office:value="-13050270.534" table:style-name="ce3">
            <text:p>-13050270,534</text:p>
          </table:table-cell>
          <table:table-cell office:value-type="float" office:value="-10169041.328" table:style-name="ce3">
            <text:p>-10169041,328</text:p>
          </table:table-cell>
          <table:table-cell office:value-type="float" office:value="21664846.598000001" table:style-name="ce3">
            <text:p>21664846,598</text:p>
          </table:table-cell>
          <table:table-cell office:value-type="float" office:value="21664846.774999999" table:style-name="ce3">
            <text:p>21664846,775</text:p>
          </table:table-cell>
          <table:table-cell office:value-type="float" office:value="21664845.568" table:style-name="ce3">
            <text:p>21664845,568</text:p>
          </table:table-cell>
          <table:table-cell office:value-type="float" office:value="-17016656.646000002" table:style-name="ce3">
            <text:p>-17016656,646</text:p>
          </table:table-cell>
          <table:table-cell office:value-type="float" office:value="-13259731.414000001" table:style-name="ce3">
            <text:p>-13259731,414</text:p>
          </table:table-cell>
          <table:table-cell office:value-type="float" office:value="21028051.594000001" table:style-name="ce3">
            <text:p>21028051,594</text:p>
          </table:table-cell>
          <table:table-cell office:value-type="float" office:value="21028050.673999999" table:style-name="ce3">
            <text:p>21028050,674</text:p>
          </table:table-cell>
          <table:table-cell office:value-type="float" office:value="21028051.061999999" table:style-name="ce3">
            <text:p>21028051,062</text:p>
          </table:table-cell>
          <table:table-cell table:style-name="ce2"/>
          <table:table-cell office:value-type="float" office:value="-18884467.296999998" table:style-name="ce3">
            <text:p>-18884467,297</text:p>
          </table:table-cell>
          <table:table-cell office:value-type="float" office:value="-14715166.352" table:style-name="ce3">
            <text:p>-14715166,352</text:p>
          </table:table-cell>
          <table:table-cell office:value-type="float" office:value="20536176.478" table:style-name="ce3">
            <text:p>20536176,478</text:p>
          </table:table-cell>
          <table:table-cell office:value-type="float" office:value="20536174.465" table:style-name="ce3">
            <text:p>20536174,465</text:p>
          </table:table-cell>
          <table:table-cell office:value-type="float" office:value="20536176.331999999" table:style-name="ce3">
            <text:p>20536176,332</text:p>
          </table:table-cell>
          <table:table-cell table:number-columns-repeated="5" table:style-name="ce3"/>
          <table:table-cell office:value-type="float" office:value="-16312867.668" table:style-name="ce3">
            <text:p>-16312867,668</text:p>
          </table:table-cell>
          <table:table-cell office:value-type="float" office:value="-12711323.123" table:style-name="ce3">
            <text:p>-12711323,123</text:p>
          </table:table-cell>
          <table:table-cell office:value-type="float" office:value="20611003.193999998" table:style-name="ce3">
            <text:p>20611003,194</text:p>
          </table:table-cell>
          <table:table-cell office:value-type="float" office:value="20611000.116" table:style-name="ce3">
            <text:p>20611000,116</text:p>
          </table:table-cell>
          <table:table-cell office:value-type="float" office:value="20611002.456999999" table:style-name="ce3">
            <text:p>20611002,457</text:p>
          </table:table-cell>
          <table:table-cell office:value-type="float" office:value="-13814694.347999999" table:style-name="ce3">
            <text:p>-13814694,348</text:p>
          </table:table-cell>
          <table:table-cell office:value-type="float" office:value="-10764696.152000001" table:style-name="ce3">
            <text:p>-10764696,152</text:p>
          </table:table-cell>
          <table:table-cell office:value-type="float" office:value="21664816.587000001" table:style-name="ce3">
            <text:p>21664816,587</text:p>
          </table:table-cell>
          <table:table-cell office:value-type="float" office:value="21664814.361000001" table:style-name="ce3">
            <text:p>21664814,361</text:p>
          </table:table-cell>
          <table:table-cell office:value-type="float" office:value="21664815.894000001" table:style-name="ce3">
            <text:p>21664815,894</text:p>
          </table:table-cell>
          <table:table-cell office:value-type="float" office:value="-17612237.727000002" table:style-name="ce3">
            <text:p>-17612237,727</text:p>
          </table:table-cell>
          <table:table-cell office:value-type="float" office:value="-13723820.84" table:style-name="ce3">
            <text:p>-13723820,840</text:p>
          </table:table-cell>
          <table:table-cell office:value-type="float" office:value="21028027.588" table:style-name="ce3">
            <text:p>21028027,588</text:p>
          </table:table-cell>
          <table:table-cell office:value-type="float" office:value="21028023.478999998" table:style-name="ce3">
            <text:p>21028023,479</text:p>
          </table:table-cell>
          <table:table-cell office:value-type="float" office:value="21028026.844999999" table:style-name="ce3">
            <text:p>21028026,845</text:p>
          </table:table-cell>
          <table:table-cell table:number-columns-repeated="16332"/>
        </table:table-row>
        <table:table-row table:style-name="ro1">
          <table:table-cell office:value-type="float" office:value="13050" table:style-name="ce2">
            <text:p>13050</text:p>
          </table:table-cell>
          <table:table-cell office:value-type="float" office:value="-17431998.73" table:style-name="ce2">
            <text:p>-17431998,73</text:p>
          </table:table-cell>
          <table:table-cell office:value-type="float" office:value="-13583372.986" table:style-name="ce3">
            <text:p>-13583372,986</text:p>
          </table:table-cell>
          <table:table-cell office:value-type="float" office:value="20545331.252" table:style-name="ce3">
            <text:p>20545331,252</text:p>
          </table:table-cell>
          <table:table-cell office:value-type="float" office:value="20545330.254999999" table:style-name="ce3">
            <text:p>20545330,255</text:p>
          </table:table-cell>
          <table:table-cell office:value-type="float" office:value="20545330.243000001" table:style-name="ce3">
            <text:p>20545330,243</text:p>
          </table:table-cell>
          <table:table-cell table:number-columns-repeated="5" table:style-name="ce3"/>
          <table:table-cell office:value-type="float" office:value="-15912462.206" table:style-name="ce3">
            <text:p>-15912462,206</text:p>
          </table:table-cell>
          <table:table-cell office:value-type="float" office:value="-12399318.584000001" table:style-name="ce3">
            <text:p>-12399318,584</text:p>
          </table:table-cell>
          <table:table-cell office:value-type="float" office:value="20613946.631000001" table:style-name="ce3">
            <text:p>20613946,631</text:p>
          </table:table-cell>
          <table:table-cell office:value-type="float" office:value="20613947.364" table:style-name="ce3">
            <text:p>20613947,364</text:p>
          </table:table-cell>
          <table:table-cell office:value-type="float" office:value="20613946.173999999" table:style-name="ce3">
            <text:p>20613946,174</text:p>
          </table:table-cell>
          <table:table-cell office:value-type="float" office:value="-13092143.143999999" table:style-name="ce3">
            <text:p>-13092143,144</text:p>
          </table:table-cell>
          <table:table-cell office:value-type="float" office:value="-10201669.336999999" table:style-name="ce3">
            <text:p>-10201669,337</text:p>
          </table:table-cell>
          <table:table-cell office:value-type="float" office:value="21656878.524" table:style-name="ce3">
            <text:p>21656878,524</text:p>
          </table:table-cell>
          <table:table-cell office:value-type="float" office:value="21656879.131000001" table:style-name="ce3">
            <text:p>21656879,131</text:p>
          </table:table-cell>
          <table:table-cell office:value-type="float" office:value="21656877.909000002" table:style-name="ce3">
            <text:p>21656877,909</text:p>
          </table:table-cell>
          <table:table-cell office:value-type="float" office:value="-17097880.427999999" table:style-name="ce3">
            <text:p>-17097880,428</text:p>
          </table:table-cell>
          <table:table-cell office:value-type="float" office:value="-13323022.671" table:style-name="ce3">
            <text:p>-13323022,671</text:p>
          </table:table-cell>
          <table:table-cell office:value-type="float" office:value="21012595.526999999" table:style-name="ce3">
            <text:p>21012595,527</text:p>
          </table:table-cell>
          <table:table-cell office:value-type="float" office:value="21012594.666000001" table:style-name="ce3">
            <text:p>21012594,666</text:p>
          </table:table-cell>
          <table:table-cell office:value-type="float" office:value="21012595.081" table:style-name="ce3">
            <text:p>21012595,081</text:p>
          </table:table-cell>
          <table:table-cell table:style-name="ce2"/>
          <table:table-cell office:value-type="float" office:value="-18836523.853999998" table:style-name="ce3">
            <text:p>-18836523,854</text:p>
          </table:table-cell>
          <table:table-cell office:value-type="float" office:value="-14677807.824999999" table:style-name="ce3">
            <text:p>-14677807,825</text:p>
          </table:table-cell>
          <table:table-cell office:value-type="float" office:value="20545300.116999999" table:style-name="ce3">
            <text:p>20545300,117</text:p>
          </table:table-cell>
          <table:table-cell office:value-type="float" office:value="20545297.901999999" table:style-name="ce3">
            <text:p>20545297,902</text:p>
          </table:table-cell>
          <table:table-cell office:value-type="float" office:value="20545299.636" table:style-name="ce3">
            <text:p>20545299,636</text:p>
          </table:table-cell>
          <table:table-cell table:number-columns-repeated="5" table:style-name="ce3"/>
          <table:table-cell office:value-type="float" office:value="-16297552.398" table:style-name="ce3">
            <text:p>-16297552,398</text:p>
          </table:table-cell>
          <table:table-cell office:value-type="float" office:value="-12699389.141000001" table:style-name="ce3">
            <text:p>-12699389,141</text:p>
          </table:table-cell>
          <table:table-cell office:value-type="float" office:value="20613917.098999999" table:style-name="ce3">
            <text:p>20613917,099</text:p>
          </table:table-cell>
          <table:table-cell office:value-type="float" office:value="20613914.870000001" table:style-name="ce3">
            <text:p>20613914,870</text:p>
          </table:table-cell>
          <table:table-cell office:value-type="float" office:value="20613916.710999999" table:style-name="ce3">
            <text:p>20613916,711</text:p>
          </table:table-cell>
          <table:table-cell office:value-type="float" office:value="-13856562.42" table:style-name="ce3">
            <text:p>-13856562,420</text:p>
          </table:table-cell>
          <table:table-cell office:value-type="float" office:value="-10797320.625" table:style-name="ce3">
            <text:p>-10797320,625</text:p>
          </table:table-cell>
          <table:table-cell office:value-type="float" office:value="21656849.824000001" table:style-name="ce3">
            <text:p>21656849,824</text:p>
          </table:table-cell>
          <table:table-cell office:value-type="float" office:value="21656847.366" table:style-name="ce3">
            <text:p>21656847,366</text:p>
          </table:table-cell>
          <table:table-cell office:value-type="float" office:value="21656849.077" table:style-name="ce3">
            <text:p>21656849,077</text:p>
          </table:table-cell>
          <table:table-cell office:value-type="float" office:value="-17693457.203000002" table:style-name="ce3">
            <text:p>-17693457,203</text:p>
          </table:table-cell>
          <table:table-cell office:value-type="float" office:value="-13787108.747" table:style-name="ce3">
            <text:p>-13787108,747</text:p>
          </table:table-cell>
          <table:table-cell office:value-type="float" office:value="21012571.534000002" table:style-name="ce3">
            <text:p>21012571,534</text:p>
          </table:table-cell>
          <table:table-cell office:value-type="float" office:value="21012568.171999998" table:style-name="ce3">
            <text:p>21012568,172</text:p>
          </table:table-cell>
          <table:table-cell office:value-type="float" office:value="21012571.074999999" table:style-name="ce3">
            <text:p>21012571,075</text:p>
          </table:table-cell>
          <table:table-cell table:number-columns-repeated="16332"/>
        </table:table-row>
        <table:table-row table:style-name="ro1">
          <table:table-cell office:value-type="float" office:value="13080" table:style-name="ce2">
            <text:p>13080</text:p>
          </table:table-cell>
          <table:table-cell office:value-type="float" office:value="-17383805.890999999" table:style-name="ce2">
            <text:p>-17383805,89</text:p>
          </table:table-cell>
          <table:table-cell office:value-type="float" office:value="-13545820.126" table:style-name="ce3">
            <text:p>-13545820,126</text:p>
          </table:table-cell>
          <table:table-cell office:value-type="float" office:value="20554502.136999998" table:style-name="ce3">
            <text:p>20554502,137</text:p>
          </table:table-cell>
          <table:table-cell office:value-type="float" office:value="20554501.756000001" table:style-name="ce3">
            <text:p>20554501,756</text:p>
          </table:table-cell>
          <table:table-cell office:value-type="float" office:value="20554501.159000002" table:style-name="ce3">
            <text:p>20554501,159</text:p>
          </table:table-cell>
          <table:table-cell table:number-columns-repeated="5" table:style-name="ce3"/>
          <table:table-cell office:value-type="float" office:value="-15896890.285" table:style-name="ce3">
            <text:p>-15896890,285</text:p>
          </table:table-cell>
          <table:table-cell office:value-type="float" office:value="-12387184.608999999" table:style-name="ce3">
            <text:p>-12387184,609</text:p>
          </table:table-cell>
          <table:table-cell office:value-type="float" office:value="20616909.725000001" table:style-name="ce3">
            <text:p>20616909,725</text:p>
          </table:table-cell>
          <table:table-cell office:value-type="float" office:value="20616910.859999999" table:style-name="ce3">
            <text:p>20616910,860</text:p>
          </table:table-cell>
          <table:table-cell office:value-type="float" office:value="20616909.344999999" table:style-name="ce3">
            <text:p>20616909,345</text:p>
          </table:table-cell>
          <table:table-cell office:value-type="float" office:value="-13133453.585000001" table:style-name="ce3">
            <text:p>-13133453,585</text:p>
          </table:table-cell>
          <table:table-cell office:value-type="float" office:value="-10233859.289999999" table:style-name="ce3">
            <text:p>-10233859,290</text:p>
          </table:table-cell>
          <table:table-cell office:value-type="float" office:value="21649016.100000001" table:style-name="ce3">
            <text:p>21649016,100</text:p>
          </table:table-cell>
          <table:table-cell office:value-type="float" office:value="21649017.715999998" table:style-name="ce3">
            <text:p>21649017,716</text:p>
          </table:table-cell>
          <table:table-cell office:value-type="float" office:value="21649016.177000001" table:style-name="ce3">
            <text:p>21649016,177</text:p>
          </table:table-cell>
          <table:table-cell office:value-type="float" office:value="-17178636.943" table:style-name="ce3">
            <text:p>-17178636,943</text:p>
          </table:table-cell>
          <table:table-cell office:value-type="float" office:value="-13385949.823000001" table:style-name="ce3">
            <text:p>-13385949,823</text:p>
          </table:table-cell>
          <table:table-cell office:value-type="float" office:value="20997227.151000001" table:style-name="ce3">
            <text:p>20997227,151</text:p>
          </table:table-cell>
          <table:table-cell office:value-type="float" office:value="20997226.813000001" table:style-name="ce3">
            <text:p>20997226,813</text:p>
          </table:table-cell>
          <table:table-cell office:value-type="float" office:value="20997227.182" table:style-name="ce3">
            <text:p>20997227,182</text:p>
          </table:table-cell>
          <table:table-cell table:style-name="ce2"/>
          <table:table-cell office:value-type="float" office:value="-18788326.120999999" table:style-name="ce3">
            <text:p>-18788326,121</text:p>
          </table:table-cell>
          <table:table-cell office:value-type="float" office:value="-14640251.147" table:style-name="ce3">
            <text:p>-14640251,147</text:p>
          </table:table-cell>
          <table:table-cell office:value-type="float" office:value="20554472.135000002" table:style-name="ce3">
            <text:p>20554472,135</text:p>
          </table:table-cell>
          <table:table-cell office:value-type="float" office:value="20554469.585999999" table:style-name="ce3">
            <text:p>20554469,586</text:p>
          </table:table-cell>
          <table:table-cell office:value-type="float" office:value="20554471.789999999" table:style-name="ce3">
            <text:p>20554471,790</text:p>
          </table:table-cell>
          <table:table-cell table:number-columns-repeated="5" table:style-name="ce3"/>
          <table:table-cell office:value-type="float" office:value="-16281975.651000001" table:style-name="ce3">
            <text:p>-16281975,651</text:p>
          </table:table-cell>
          <table:table-cell office:value-type="float" office:value="-12687251.403000001" table:style-name="ce3">
            <text:p>-12687251,403</text:p>
          </table:table-cell>
          <table:table-cell office:value-type="float" office:value="20616880.842" table:style-name="ce3">
            <text:p>20616880,842</text:p>
          </table:table-cell>
          <table:table-cell office:value-type="float" office:value="20616879.013999999" table:style-name="ce3">
            <text:p>20616879,014</text:p>
          </table:table-cell>
          <table:table-cell office:value-type="float" office:value="20616880.820999999" table:style-name="ce3">
            <text:p>20616880,821</text:p>
          </table:table-cell>
          <table:table-cell office:value-type="float" office:value="-13897867.848999999" table:style-name="ce3">
            <text:p>-13897867,849</text:p>
          </table:table-cell>
          <table:table-cell office:value-type="float" office:value="-10829506.669" table:style-name="ce3">
            <text:p>-10829506,669</text:p>
          </table:table-cell>
          <table:table-cell office:value-type="float" office:value="21648989.596999999" table:style-name="ce3">
            <text:p>21648989,597</text:p>
          </table:table-cell>
          <table:table-cell office:value-type="float" office:value="21648987.515999999" table:style-name="ce3">
            <text:p>21648987,516</text:p>
          </table:table-cell>
          <table:table-cell office:value-type="float" office:value="21648988.894000001" table:style-name="ce3">
            <text:p>21648988,894</text:p>
          </table:table-cell>
          <table:table-cell office:value-type="float" office:value="-17774208.947000001" table:style-name="ce3">
            <text:p>-17774208,947</text:p>
          </table:table-cell>
          <table:table-cell office:value-type="float" office:value="-13850032.185000001" table:style-name="ce3">
            <text:p>-13850032,185</text:p>
          </table:table-cell>
          <table:table-cell office:value-type="float" office:value="20997204.734999999" table:style-name="ce3">
            <text:p>20997204,735</text:p>
          </table:table-cell>
          <table:table-cell office:value-type="float" office:value="20997201.443" table:style-name="ce3">
            <text:p>20997201,443</text:p>
          </table:table-cell>
          <table:table-cell office:value-type="float" office:value="20997204.370999999" table:style-name="ce3">
            <text:p>20997204,371</text:p>
          </table:table-cell>
          <table:table-cell table:number-columns-repeated="1633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-17335371.313999999" table:style-name="ce2">
            <text:p>-17335371,31</text:p>
          </table:table-cell>
          <table:table-cell office:value-type="float" office:value="-13508078.889" table:style-name="ce3">
            <text:p>-13508078,889</text:p>
          </table:table-cell>
          <table:table-cell office:value-type="float" office:value="20563718.035" table:style-name="ce3">
            <text:p>20563718,035</text:p>
          </table:table-cell>
          <table:table-cell office:value-type="float" office:value="20563718.419" table:style-name="ce3">
            <text:p>20563718,419</text:p>
          </table:table-cell>
          <table:table-cell office:value-type="float" office:value="20563717.949000001" table:style-name="ce3">
            <text:p>20563717,949</text:p>
          </table:table-cell>
          <table:table-cell table:number-columns-repeated="5" table:style-name="ce3"/>
          <table:table-cell office:value-type="float" office:value="-15881069.975" table:style-name="ce3">
            <text:p>-15881069,975</text:p>
          </table:table-cell>
          <table:table-cell office:value-type="float" office:value="-12374857.084000001" table:style-name="ce3">
            <text:p>-12374857,084</text:p>
          </table:table-cell>
          <table:table-cell office:value-type="float" office:value="20619920.602000002" table:style-name="ce3">
            <text:p>20619920,602</text:p>
          </table:table-cell>
          <table:table-cell office:value-type="float" office:value="20619921.364" table:style-name="ce3">
            <text:p>20619921,364</text:p>
          </table:table-cell>
          <table:table-cell office:value-type="float" office:value="20619920.237" table:style-name="ce3">
            <text:p>20619920,237</text:p>
          </table:table-cell>
          <table:table-cell office:value-type="float" office:value="-13174211.297" table:style-name="ce3">
            <text:p>-13174211,297</text:p>
          </table:table-cell>
          <table:table-cell office:value-type="float" office:value="-10265618.545" table:style-name="ce3">
            <text:p>-10265618,545</text:p>
          </table:table-cell>
          <table:table-cell office:value-type="float" office:value="21641260.682999998" table:style-name="ce3">
            <text:p>21641260,683</text:p>
          </table:table-cell>
          <table:table-cell office:value-type="float" office:value="21641262.011" table:style-name="ce3">
            <text:p>21641262,011</text:p>
          </table:table-cell>
          <table:table-cell office:value-type="float" office:value="21641260.441" table:style-name="ce3">
            <text:p>21641260,441</text:p>
          </table:table-cell>
          <table:table-cell office:value-type="float" office:value="-17258935.278000001" table:style-name="ce3">
            <text:p>-17258935,278</text:p>
          </table:table-cell>
          <table:table-cell office:value-type="float" office:value="-13448519.956" table:style-name="ce3">
            <text:p>-13448519,956</text:p>
          </table:table-cell>
          <table:table-cell office:value-type="float" office:value="20981948.16" table:style-name="ce3">
            <text:p>20981948,160</text:p>
          </table:table-cell>
          <table:table-cell office:value-type="float" office:value="20981946.563999999" table:style-name="ce3">
            <text:p>20981946,564</text:p>
          </table:table-cell>
          <table:table-cell office:value-type="float" office:value="20981947.357999999" table:style-name="ce3">
            <text:p>20981947,358</text:p>
          </table:table-cell>
          <table:table-cell table:style-name="ce2"/>
          <table:table-cell office:value-type="float" office:value="-18739884.52" table:style-name="ce3">
            <text:p>-18739884,520</text:p>
          </table:table-cell>
          <table:table-cell office:value-type="float" office:value="-14602504.449999999" table:style-name="ce3">
            <text:p>-14602504,450</text:p>
          </table:table-cell>
          <table:table-cell office:value-type="float" office:value="20563690.052999999" table:style-name="ce3">
            <text:p>20563690,053</text:p>
          </table:table-cell>
          <table:table-cell office:value-type="float" office:value="20563687.634" table:style-name="ce3">
            <text:p>20563687,634</text:p>
          </table:table-cell>
          <table:table-cell office:value-type="float" office:value="20563689.611000001" table:style-name="ce3">
            <text:p>20563689,611</text:p>
          </table:table-cell>
          <table:table-cell table:number-columns-repeated="5" table:style-name="ce3"/>
          <table:table-cell office:value-type="float" office:value="-16266148.382999999" table:style-name="ce3">
            <text:p>-16266148,383</text:p>
          </table:table-cell>
          <table:table-cell office:value-type="float" office:value="-12674918.459000001" table:style-name="ce3">
            <text:p>-12674918,459</text:p>
          </table:table-cell>
          <table:table-cell office:value-type="float" office:value="20619892.399" table:style-name="ce3">
            <text:p>20619892,399</text:p>
          </table:table-cell>
          <table:table-cell office:value-type="float" office:value="20619890.884" table:style-name="ce3">
            <text:p>20619890,884</text:p>
          </table:table-cell>
          <table:table-cell office:value-type="float" office:value="20619892.206999999" table:style-name="ce3">
            <text:p>20619892,207</text:p>
          </table:table-cell>
          <table:table-cell office:value-type="float" office:value="-13938618.427999999" table:style-name="ce3">
            <text:p>-13938618,428</text:p>
          </table:table-cell>
          <table:table-cell office:value-type="float" office:value="-10861260.370999999" table:style-name="ce3">
            <text:p>-10861260,371</text:p>
          </table:table-cell>
          <table:table-cell office:value-type="float" office:value="21641234.340999998" table:style-name="ce3">
            <text:p>21641234,341</text:p>
          </table:table-cell>
          <table:table-cell office:value-type="float" office:value="21641233.004000001" table:style-name="ce3">
            <text:p>21641233,004</text:p>
          </table:table-cell>
          <table:table-cell office:value-type="float" office:value="21641233.879000001" table:style-name="ce3">
            <text:p>21641233,879</text:p>
          </table:table-cell>
          <table:table-cell office:value-type="float" office:value="-17854500.392000001" table:style-name="ce3">
            <text:p>-17854500,392</text:p>
          </table:table-cell>
          <table:table-cell office:value-type="float" office:value="-13912596.948999999" table:style-name="ce3">
            <text:p>-13912596,949</text:p>
          </table:table-cell>
          <table:table-cell office:value-type="float" office:value="20981925.872000001" table:style-name="ce3">
            <text:p>20981925,872</text:p>
          </table:table-cell>
          <table:table-cell office:value-type="float" office:value="20981922.638999999" table:style-name="ce3">
            <text:p>20981922,639</text:p>
          </table:table-cell>
          <table:table-cell office:value-type="float" office:value="20981925.309999999" table:style-name="ce3">
            <text:p>20981925,310</text:p>
          </table:table-cell>
          <table:table-cell table:number-columns-repeated="16332"/>
        </table:table-row>
        <table:table-row table:style-name="ro1">
          <table:table-cell office:value-type="float" office:value="13140" table:style-name="ce2">
            <text:p>13140</text:p>
          </table:table-cell>
          <table:table-cell office:value-type="float" office:value="-17286681.164000001" table:style-name="ce2">
            <text:p>-17286681,16</text:p>
          </table:table-cell>
          <table:table-cell office:value-type="float" office:value="-13470138.513" table:style-name="ce3">
            <text:p>-13470138,513</text:p>
          </table:table-cell>
          <table:table-cell office:value-type="float" office:value="20572983.263" table:style-name="ce3">
            <text:p>20572983,263</text:p>
          </table:table-cell>
          <table:table-cell office:value-type="float" office:value="20572984.011999998" table:style-name="ce3">
            <text:p>20572984,012</text:p>
          </table:table-cell>
          <table:table-cell office:value-type="float" office:value="20572982.971000001" table:style-name="ce3">
            <text:p>20572982,971</text:p>
          </table:table-cell>
          <table:table-cell table:number-columns-repeated="5" table:style-name="ce3"/>
          <table:table-cell office:value-type="float" office:value="-15864986.816" table:style-name="ce3">
            <text:p>-15864986,816</text:p>
          </table:table-cell>
          <table:table-cell office:value-type="float" office:value="-12362324.752" table:style-name="ce3">
            <text:p>-12362324,752</text:p>
          </table:table-cell>
          <table:table-cell office:value-type="float" office:value="20622981.272" table:style-name="ce3">
            <text:p>20622981,272</text:p>
          </table:table-cell>
          <table:table-cell office:value-type="float" office:value="20622981.761999998" table:style-name="ce3">
            <text:p>20622981,762</text:p>
          </table:table-cell>
          <table:table-cell office:value-type="float" office:value="20622980.655999999" table:style-name="ce3">
            <text:p>20622980,656</text:p>
          </table:table-cell>
          <table:table-cell office:value-type="float" office:value="-13214399.353" table:style-name="ce3">
            <text:p>-13214399,353</text:p>
          </table:table-cell>
          <table:table-cell office:value-type="float" office:value="-10296933.923" table:style-name="ce3">
            <text:p>-10296933,923</text:p>
          </table:table-cell>
          <table:table-cell office:value-type="float" office:value="21633614.274" table:style-name="ce3">
            <text:p>21633614,274</text:p>
          </table:table-cell>
          <table:table-cell office:value-type="float" office:value="21633614.868000001" table:style-name="ce3">
            <text:p>21633614,868</text:p>
          </table:table-cell>
          <table:table-cell office:value-type="float" office:value="21633613.329" table:style-name="ce3">
            <text:p>21633613,329</text:p>
          </table:table-cell>
          <table:table-cell office:value-type="float" office:value="-17338757.316" table:style-name="ce3">
            <text:p>-17338757,316</text:p>
          </table:table-cell>
          <table:table-cell office:value-type="float" office:value="-13510718.943" table:style-name="ce3">
            <text:p>-13510718,943</text:p>
          </table:table-cell>
          <table:table-cell office:value-type="float" office:value="20966758.670000002" table:style-name="ce3">
            <text:p>20966758,670</text:p>
          </table:table-cell>
          <table:table-cell office:value-type="float" office:value="20966757.017999999" table:style-name="ce3">
            <text:p>20966757,018</text:p>
          </table:table-cell>
          <table:table-cell office:value-type="float" office:value="20966757.93" table:style-name="ce3">
            <text:p>20966757,930</text:p>
          </table:table-cell>
          <table:table-cell table:style-name="ce2"/>
          <table:table-cell office:value-type="float" office:value="-18691190.951000001" table:style-name="ce3">
            <text:p>-18691190,951</text:p>
          </table:table-cell>
          <table:table-cell office:value-type="float" office:value="-14564561.401000001" table:style-name="ce3">
            <text:p>-14564561,401</text:p>
          </table:table-cell>
          <table:table-cell office:value-type="float" office:value="20572956.250999998" table:style-name="ce3">
            <text:p>20572956,251</text:p>
          </table:table-cell>
          <table:table-cell office:value-type="float" office:value="20572953.829" table:style-name="ce3">
            <text:p>20572953,829</text:p>
          </table:table-cell>
          <table:table-cell office:value-type="float" office:value="20572955.738000002" table:style-name="ce3">
            <text:p>20572955,738</text:p>
          </table:table-cell>
          <table:table-cell table:number-columns-repeated="5" table:style-name="ce3"/>
          <table:table-cell office:value-type="float" office:value="-16250061.872" table:style-name="ce3">
            <text:p>-16250061,872</text:p>
          </table:table-cell>
          <table:table-cell office:value-type="float" office:value="-12662383.515000001" table:style-name="ce3">
            <text:p>-12662383,515</text:p>
          </table:table-cell>
          <table:table-cell office:value-type="float" office:value="20622954.822999999" table:style-name="ce3">
            <text:p>20622954,823</text:p>
          </table:table-cell>
          <table:table-cell office:value-type="float" office:value="20622952.177000001" table:style-name="ce3">
            <text:p>20622952,177</text:p>
          </table:table-cell>
          <table:table-cell office:value-type="float" office:value="20622954.153000001" table:style-name="ce3">
            <text:p>20622954,153</text:p>
          </table:table-cell>
          <table:table-cell office:value-type="float" office:value="-13978802.954" table:style-name="ce3">
            <text:p>-13978802,954</text:p>
          </table:table-cell>
          <table:table-cell office:value-type="float" office:value="-10892572.988" table:style-name="ce3">
            <text:p>-10892572,988</text:p>
          </table:table-cell>
          <table:table-cell office:value-type="float" office:value="21633588.168000001" table:style-name="ce3">
            <text:p>21633588,168</text:p>
          </table:table-cell>
          <table:table-cell office:value-type="float" office:value="21633585.673999999" table:style-name="ce3">
            <text:p>21633585,674</text:p>
          </table:table-cell>
          <table:table-cell office:value-type="float" office:value="21633587.247000001" table:style-name="ce3">
            <text:p>21633587,247</text:p>
          </table:table-cell>
          <table:table-cell office:value-type="float" office:value="-17934319.140999999" table:style-name="ce3">
            <text:p>-17934319,141</text:p>
          </table:table-cell>
          <table:table-cell office:value-type="float" office:value="-13974793.376" table:style-name="ce3">
            <text:p>-13974793,376</text:p>
          </table:table-cell>
          <table:table-cell office:value-type="float" office:value="20966736.331" table:style-name="ce3">
            <text:p>20966736,331</text:p>
          </table:table-cell>
          <table:table-cell office:value-type="float" office:value="20966733.548999999" table:style-name="ce3">
            <text:p>20966733,549</text:p>
          </table:table-cell>
          <table:table-cell office:value-type="float" office:value="20966736.127" table:style-name="ce3">
            <text:p>20966736,127</text:p>
          </table:table-cell>
          <table:table-cell table:number-columns-repeated="16332"/>
        </table:table-row>
        <table:table-row table:style-name="ro1">
          <table:table-cell office:value-type="float" office:value="13170" table:style-name="ce2">
            <text:p>13170</text:p>
          </table:table-cell>
          <table:table-cell office:value-type="float" office:value="-17237752.850000001" table:style-name="ce2">
            <text:p>-17237752,85</text:p>
          </table:table-cell>
          <table:table-cell office:value-type="float" office:value="-13432012.550000001" table:style-name="ce3">
            <text:p>-13432012,550</text:p>
          </table:table-cell>
          <table:table-cell office:value-type="float" office:value="20582294.002999999" table:style-name="ce3">
            <text:p>20582294,003</text:p>
          </table:table-cell>
          <table:table-cell office:value-type="float" office:value="20582294.588" table:style-name="ce3">
            <text:p>20582294,588</text:p>
          </table:table-cell>
          <table:table-cell office:value-type="float" office:value="20582293.697000001" table:style-name="ce3">
            <text:p>20582293,697</text:p>
          </table:table-cell>
          <table:table-cell table:number-columns-repeated="5" table:style-name="ce3"/>
          <table:table-cell office:value-type="float" office:value="-15848658.736" table:style-name="ce3">
            <text:p>-15848658,736</text:p>
          </table:table-cell>
          <table:table-cell office:value-type="float" office:value="-12349601.573000001" table:style-name="ce3">
            <text:p>-12349601,573</text:p>
          </table:table-cell>
          <table:table-cell office:value-type="float" office:value="20626088.77" table:style-name="ce3">
            <text:p>20626088,770</text:p>
          </table:table-cell>
          <table:table-cell office:value-type="float" office:value="20626088.605" table:style-name="ce3">
            <text:p>20626088,605</text:p>
          </table:table-cell>
          <table:table-cell office:value-type="float" office:value="20626087.866" table:style-name="ce3">
            <text:p>20626087,866</text:p>
          </table:table-cell>
          <table:table-cell office:value-type="float" office:value="-13254032.696" table:style-name="ce3">
            <text:p>-13254032,696</text:p>
          </table:table-cell>
          <table:table-cell office:value-type="float" office:value="-10327817.051000001" table:style-name="ce3">
            <text:p>-10327817,051</text:p>
          </table:table-cell>
          <table:table-cell office:value-type="float" office:value="21626071.717999998" table:style-name="ce3">
            <text:p>21626071,718</text:p>
          </table:table-cell>
          <table:table-cell office:value-type="float" office:value="21626072.548999999" table:style-name="ce3">
            <text:p>21626072,549</text:p>
          </table:table-cell>
          <table:table-cell office:value-type="float" office:value="21626071.199000001" table:style-name="ce3">
            <text:p>21626071,199</text:p>
          </table:table-cell>
          <table:table-cell office:value-type="float" office:value="-17418117.153999999" table:style-name="ce3">
            <text:p>-17418117,154</text:p>
          </table:table-cell>
          <table:table-cell office:value-type="float" office:value="-13572557.779999999" table:style-name="ce3">
            <text:p>-13572557,780</text:p>
          </table:table-cell>
          <table:table-cell office:value-type="float" office:value="20951656.317000002" table:style-name="ce3">
            <text:p>20951656,317</text:p>
          </table:table-cell>
          <table:table-cell office:value-type="float" office:value="20951655.043000001" table:style-name="ce3">
            <text:p>20951655,043</text:p>
          </table:table-cell>
          <table:table-cell office:value-type="float" office:value="20951655.741" table:style-name="ce3">
            <text:p>20951655,741</text:p>
          </table:table-cell>
          <table:table-cell table:style-name="ce2"/>
          <table:table-cell office:value-type="float" office:value="-18642256.050000001" table:style-name="ce3">
            <text:p>-18642256,050</text:p>
          </table:table-cell>
          <table:table-cell office:value-type="float" office:value="-14526430.312999999" table:style-name="ce3">
            <text:p>-14526430,313</text:p>
          </table:table-cell>
          <table:table-cell office:value-type="float" office:value="20582268.234000001" table:style-name="ce3">
            <text:p>20582268,234</text:p>
          </table:table-cell>
          <table:table-cell office:value-type="float" office:value="20582265.530000001" table:style-name="ce3">
            <text:p>20582265,530</text:p>
          </table:table-cell>
          <table:table-cell office:value-type="float" office:value="20582268.006999999" table:style-name="ce3">
            <text:p>20582268,007</text:p>
          </table:table-cell>
          <table:table-cell table:number-columns-repeated="5" table:style-name="ce3"/>
          <table:table-cell office:value-type="float" office:value="-16233727.274" table:style-name="ce3">
            <text:p>-16233727,274</text:p>
          </table:table-cell>
          <table:table-cell office:value-type="float" office:value="-12649655.254000001" table:style-name="ce3">
            <text:p>-12649655,254</text:p>
          </table:table-cell>
          <table:table-cell office:value-type="float" office:value="20626062.662" table:style-name="ce3">
            <text:p>20626062,662</text:p>
          </table:table-cell>
          <table:table-cell office:value-type="float" office:value="20626060.5" table:style-name="ce3">
            <text:p>20626060,500</text:p>
          </table:table-cell>
          <table:table-cell office:value-type="float" office:value="20626062.272999998" table:style-name="ce3">
            <text:p>20626062,273</text:p>
          </table:table-cell>
          <table:table-cell office:value-type="float" office:value="-14018429.603" table:style-name="ce3">
            <text:p>-14018429,603</text:p>
          </table:table-cell>
          <table:table-cell office:value-type="float" office:value="-10923450.897" table:style-name="ce3">
            <text:p>-10923450,897</text:p>
          </table:table-cell>
          <table:table-cell office:value-type="float" office:value="21626046.886" table:style-name="ce3">
            <text:p>21626046,886</text:p>
          </table:table-cell>
          <table:table-cell office:value-type="float" office:value="21626045.693" table:style-name="ce3">
            <text:p>21626045,693</text:p>
          </table:table-cell>
          <table:table-cell office:value-type="float" office:value="21626046.335000001" table:style-name="ce3">
            <text:p>21626046,335</text:p>
          </table:table-cell>
          <table:table-cell office:value-type="float" office:value="-18013672.524" table:style-name="ce3">
            <text:p>-18013672,524</text:p>
          </table:table-cell>
          <table:table-cell office:value-type="float" office:value="-14036627.176999999" table:style-name="ce3">
            <text:p>-14036627,177</text:p>
          </table:table-cell>
          <table:table-cell office:value-type="float" office:value="20951636.905999999" table:style-name="ce3">
            <text:p>20951636,906</text:p>
          </table:table-cell>
          <table:table-cell office:value-type="float" office:value="20951633.037" table:style-name="ce3">
            <text:p>20951633,037</text:p>
          </table:table-cell>
          <table:table-cell office:value-type="float" office:value="20951636.079999998" table:style-name="ce3">
            <text:p>20951636,080</text:p>
          </table:table-cell>
          <table:table-cell table:number-columns-repeated="16332"/>
        </table:table-row>
        <table:table-row table:style-name="ro1">
          <table:table-cell office:value-type="float" office:value="13200" table:style-name="ce2">
            <text:p>13200</text:p>
          </table:table-cell>
          <table:table-cell office:value-type="float" office:value="-17188576.965999998" table:style-name="ce2">
            <text:p>-17188576,97</text:p>
          </table:table-cell>
          <table:table-cell office:value-type="float" office:value="-13393693.673" table:style-name="ce3">
            <text:p>-13393693,673</text:p>
          </table:table-cell>
          <table:table-cell office:value-type="float" office:value="20591652.159000002" table:style-name="ce3">
            <text:p>20591652,159</text:p>
          </table:table-cell>
          <table:table-cell office:value-type="float" office:value="20591652.462000001" table:style-name="ce3">
            <text:p>20591652,462</text:p>
          </table:table-cell>
          <table:table-cell office:value-type="float" office:value="20591651.682999998" table:style-name="ce3">
            <text:p>20591651,683</text:p>
          </table:table-cell>
          <table:table-cell table:number-columns-repeated="5" table:style-name="ce3"/>
          <table:table-cell office:value-type="float" office:value="-15832076.23" table:style-name="ce3">
            <text:p>-15832076,230</text:p>
          </table:table-cell>
          <table:table-cell office:value-type="float" office:value="-12336680.138" table:style-name="ce3">
            <text:p>-12336680,138</text:p>
          </table:table-cell>
          <table:table-cell office:value-type="float" office:value="20629243.568999998" table:style-name="ce3">
            <text:p>20629243,569</text:p>
          </table:table-cell>
          <table:table-cell office:value-type="float" office:value="20629244.103999998" table:style-name="ce3">
            <text:p>20629244,104</text:p>
          </table:table-cell>
          <table:table-cell office:value-type="float" office:value="20629243.283" table:style-name="ce3">
            <text:p>20629243,283</text:p>
          </table:table-cell>
          <table:table-cell office:value-type="float" office:value="-13293099.157" table:style-name="ce3">
            <text:p>-13293099,157</text:p>
          </table:table-cell>
          <table:table-cell office:value-type="float" office:value="-10358258.452" table:style-name="ce3">
            <text:p>-10358258,452</text:p>
          </table:table-cell>
          <table:table-cell office:value-type="float" office:value="21618638.188999999" table:style-name="ce3">
            <text:p>21618638,189</text:p>
          </table:table-cell>
          <table:table-cell office:value-type="float" office:value="21618638.364" table:style-name="ce3">
            <text:p>21618638,364</text:p>
          </table:table-cell>
          <table:table-cell office:value-type="float" office:value="21618636.927000001" table:style-name="ce3">
            <text:p>21618636,927</text:p>
          </table:table-cell>
          <table:table-cell office:value-type="float" office:value="-17497001.879000001" table:style-name="ce3">
            <text:p>-17497001,879</text:p>
          </table:table-cell>
          <table:table-cell office:value-type="float" office:value="-13634026.396" table:style-name="ce3">
            <text:p>-13634026,396</text:p>
          </table:table-cell>
          <table:table-cell office:value-type="float" office:value="20936645.210000001" table:style-name="ce3">
            <text:p>20936645,210</text:p>
          </table:table-cell>
          <table:table-cell office:value-type="float" office:value="20936643.963" table:style-name="ce3">
            <text:p>20936643,963</text:p>
          </table:table-cell>
          <table:table-cell office:value-type="float" office:value="20936644.359000001" table:style-name="ce3">
            <text:p>20936644,359</text:p>
          </table:table-cell>
          <table:table-cell table:style-name="ce2"/>
          <table:table-cell office:value-type="float" office:value="-18593071.853999998" table:style-name="ce3">
            <text:p>-18593071,854</text:p>
          </table:table-cell>
          <table:table-cell office:value-type="float" office:value="-14488104.956" table:style-name="ce3">
            <text:p>-14488104,956</text:p>
          </table:table-cell>
          <table:table-cell office:value-type="float" office:value="20591627.601" table:style-name="ce3">
            <text:p>20591627,601</text:p>
          </table:table-cell>
          <table:table-cell office:value-type="float" office:value="20591625.509" table:style-name="ce3">
            <text:p>20591625,509</text:p>
          </table:table-cell>
          <table:table-cell office:value-type="float" office:value="20591627.361000001" table:style-name="ce3">
            <text:p>20591627,361</text:p>
          </table:table-cell>
          <table:table-cell table:number-columns-repeated="5" table:style-name="ce3"/>
          <table:table-cell office:value-type="float" office:value="-16217136.526000001" table:style-name="ce3">
            <text:p>-16217136,526</text:p>
          </table:table-cell>
          <table:table-cell office:value-type="float" office:value="-12636727.398" table:style-name="ce3">
            <text:p>-12636727,398</text:p>
          </table:table-cell>
          <table:table-cell office:value-type="float" office:value="20629220.208000001" table:style-name="ce3">
            <text:p>20629220,208</text:p>
          </table:table-cell>
          <table:table-cell office:value-type="float" office:value="20629217.681000002" table:style-name="ce3">
            <text:p>20629217,681</text:p>
          </table:table-cell>
          <table:table-cell office:value-type="float" office:value="20629219.600000001" table:style-name="ce3">
            <text:p>20629219,600</text:p>
          </table:table-cell>
          <table:table-cell office:value-type="float" office:value="-14057487.636" table:style-name="ce3">
            <text:p>-14057487,636</text:p>
          </table:table-cell>
          <table:table-cell office:value-type="float" office:value="-10953885.736" table:style-name="ce3">
            <text:p>-10953885,736</text:p>
          </table:table-cell>
          <table:table-cell office:value-type="float" office:value="21618615.057999998" table:style-name="ce3">
            <text:p>21618615,058</text:p>
          </table:table-cell>
          <table:table-cell office:value-type="float" office:value="21618612.588" table:style-name="ce3">
            <text:p>21618612,588</text:p>
          </table:table-cell>
          <table:table-cell office:value-type="float" office:value="21618614.160999998" table:style-name="ce3">
            <text:p>21618614,161</text:p>
          </table:table-cell>
          <table:table-cell office:value-type="float" office:value="-18092549.079999998" table:style-name="ce3">
            <text:p>-18092549,080</text:p>
          </table:table-cell>
          <table:table-cell office:value-type="float" office:value="-14098089.425000001" table:style-name="ce3">
            <text:p>-14098089,425</text:p>
          </table:table-cell>
          <table:table-cell office:value-type="float" office:value="20936626.585999999" table:style-name="ce3">
            <text:p>20936626,586</text:p>
          </table:table-cell>
          <table:table-cell office:value-type="float" office:value="20936623.635000002" table:style-name="ce3">
            <text:p>20936623,635</text:p>
          </table:table-cell>
          <table:table-cell office:value-type="float" office:value="20936626.287999999" table:style-name="ce3">
            <text:p>20936626,288</text:p>
          </table:table-cell>
          <table:table-cell table:number-columns-repeated="16332"/>
        </table:table-row>
        <table:table-row table:style-name="ro1">
          <table:table-cell office:value-type="float" office:value="13230" table:style-name="ce2">
            <text:p>13230</text:p>
          </table:table-cell>
          <table:table-cell office:value-type="float" office:value="-17139151.82" table:style-name="ce2">
            <text:p>-17139151,82</text:p>
          </table:table-cell>
          <table:table-cell office:value-type="float" office:value="-13355180.569" table:style-name="ce3">
            <text:p>-13355180,569</text:p>
          </table:table-cell>
          <table:table-cell office:value-type="float" office:value="20601057.379000001" table:style-name="ce3">
            <text:p>20601057,379</text:p>
          </table:table-cell>
          <table:table-cell office:value-type="float" office:value="20601057.607000001" table:style-name="ce3">
            <text:p>20601057,607</text:p>
          </table:table-cell>
          <table:table-cell office:value-type="float" office:value="20601056.846999999" table:style-name="ce3">
            <text:p>20601056,847</text:p>
          </table:table-cell>
          <table:table-cell table:number-columns-repeated="5" table:style-name="ce3"/>
          <table:table-cell office:value-type="float" office:value="-15815237.369999999" table:style-name="ce3">
            <text:p>-15815237,370</text:p>
          </table:table-cell>
          <table:table-cell office:value-type="float" office:value="-12323558.949999999" table:style-name="ce3">
            <text:p>-12323558,950</text:p>
          </table:table-cell>
          <table:table-cell office:value-type="float" office:value="20632447.967999998" table:style-name="ce3">
            <text:p>20632447,968</text:p>
          </table:table-cell>
          <table:table-cell office:value-type="float" office:value="20632448.614" table:style-name="ce3">
            <text:p>20632448,614</text:p>
          </table:table-cell>
          <table:table-cell office:value-type="float" office:value="20632447.611000001" table:style-name="ce3">
            <text:p>20632447,611</text:p>
          </table:table-cell>
          <table:table-cell office:value-type="float" office:value="-13331593.843" table:style-name="ce3">
            <text:p>-13331593,843</text:p>
          </table:table-cell>
          <table:table-cell office:value-type="float" office:value="-10388254.313999999" table:style-name="ce3">
            <text:p>-10388254,314</text:p>
          </table:table-cell>
          <table:table-cell office:value-type="float" office:value="21611312.530000001" table:style-name="ce3">
            <text:p>21611312,530</text:p>
          </table:table-cell>
          <table:table-cell office:value-type="float" office:value="21611313.522" table:style-name="ce3">
            <text:p>21611313,522</text:p>
          </table:table-cell>
          <table:table-cell office:value-type="float" office:value="21611311.737" table:style-name="ce3">
            <text:p>21611311,737</text:p>
          </table:table-cell>
          <table:table-cell office:value-type="float" office:value="-17575405.782000002" table:style-name="ce3">
            <text:p>-17575405,782</text:p>
          </table:table-cell>
          <table:table-cell office:value-type="float" office:value="-13695120.347999999" table:style-name="ce3">
            <text:p>-13695120,348</text:p>
          </table:table-cell>
          <table:table-cell office:value-type="float" office:value="20921725.331" table:style-name="ce3">
            <text:p>20921725,331</text:p>
          </table:table-cell>
          <table:table-cell office:value-type="float" office:value="20921724.488000002" table:style-name="ce3">
            <text:p>20921724,488</text:p>
          </table:table-cell>
          <table:table-cell office:value-type="float" office:value="20921725.024" table:style-name="ce3">
            <text:p>20921725,024</text:p>
          </table:table-cell>
          <table:table-cell table:style-name="ce2"/>
          <table:table-cell office:value-type="float" office:value="-18543650.100000001" table:style-name="ce3">
            <text:p>-18543650,100</text:p>
          </table:table-cell>
          <table:table-cell office:value-type="float" office:value="-14449594.494000001" table:style-name="ce3">
            <text:p>-14449594,494</text:p>
          </table:table-cell>
          <table:table-cell office:value-type="float" office:value="20601032.813000001" table:style-name="ce3">
            <text:p>20601032,813</text:p>
          </table:table-cell>
          <table:table-cell office:value-type="float" office:value="20601029.697999999" table:style-name="ce3">
            <text:p>20601029,698</text:p>
          </table:table-cell>
          <table:table-cell office:value-type="float" office:value="20601032.276999999" table:style-name="ce3">
            <text:p>20601032,277</text:p>
          </table:table-cell>
          <table:table-cell table:number-columns-repeated="5" table:style-name="ce3"/>
          <table:table-cell office:value-type="float" office:value="-16200301.127" table:style-name="ce3">
            <text:p>-16200301,127</text:p>
          </table:table-cell>
          <table:table-cell office:value-type="float" office:value="-12623608.91" table:style-name="ce3">
            <text:p>-12623608,910</text:p>
          </table:table-cell>
          <table:table-cell office:value-type="float" office:value="20632423.500999998" table:style-name="ce3">
            <text:p>20632423,501</text:p>
          </table:table-cell>
          <table:table-cell office:value-type="float" office:value="20632421.298999999" table:style-name="ce3">
            <text:p>20632421,299</text:p>
          </table:table-cell>
          <table:table-cell office:value-type="float" office:value="20632423.162999999" table:style-name="ce3">
            <text:p>20632423,163</text:p>
          </table:table-cell>
          <table:table-cell office:value-type="float" office:value="-14095985.605" table:style-name="ce3">
            <text:p>-14095985,605</text:p>
          </table:table-cell>
          <table:table-cell office:value-type="float" office:value="-10983884.15" table:style-name="ce3">
            <text:p>-10983884,150</text:p>
          </table:table-cell>
          <table:table-cell office:value-type="float" office:value="21611289.032000002" table:style-name="ce3">
            <text:p>21611289,032</text:p>
          </table:table-cell>
          <table:table-cell office:value-type="float" office:value="21611286.73" table:style-name="ce3">
            <text:p>21611286,730</text:p>
          </table:table-cell>
          <table:table-cell office:value-type="float" office:value="21611288.372000001" table:style-name="ce3">
            <text:p>21611288,372</text:p>
          </table:table-cell>
          <table:table-cell office:value-type="float" office:value="-18170956.504999999" table:style-name="ce3">
            <text:p>-18170956,505</text:p>
          </table:table-cell>
          <table:table-cell office:value-type="float" office:value="-14159186.119999999" table:style-name="ce3">
            <text:p>-14159186,120</text:p>
          </table:table-cell>
          <table:table-cell office:value-type="float" office:value="20921706.23" table:style-name="ce3">
            <text:p>20921706,230</text:p>
          </table:table-cell>
          <table:table-cell office:value-type="float" office:value="20921702.848999999" table:style-name="ce3">
            <text:p>20921702,849</text:p>
          </table:table-cell>
          <table:table-cell office:value-type="float" office:value="20921705.644000001" table:style-name="ce3">
            <text:p>20921705,644</text:p>
          </table:table-cell>
          <table:table-cell table:number-columns-repeated="16332"/>
        </table:table-row>
        <table:table-row table:style-name="ro1">
          <table:table-cell office:value-type="float" office:value="13260" table:style-name="ce2">
            <text:p>13260</text:p>
          </table:table-cell>
          <table:table-cell office:value-type="float" office:value="-17089482.602000002" table:style-name="ce2">
            <text:p>-17089482,6</text:p>
          </table:table-cell>
          <table:table-cell office:value-type="float" office:value="-13316477.286" table:style-name="ce3">
            <text:p>-13316477,286</text:p>
          </table:table-cell>
          <table:table-cell office:value-type="float" office:value="20610508.905000001" table:style-name="ce3">
            <text:p>20610508,905</text:p>
          </table:table-cell>
          <table:table-cell office:value-type="float" office:value="20610509.259" table:style-name="ce3">
            <text:p>20610509,259</text:p>
          </table:table-cell>
          <table:table-cell office:value-type="float" office:value="20610508.737" table:style-name="ce3">
            <text:p>20610508,737</text:p>
          </table:table-cell>
          <table:table-cell table:number-columns-repeated="5" table:style-name="ce3"/>
          <table:table-cell office:value-type="float" office:value="-15798147.411" table:style-name="ce3">
            <text:p>-15798147,411</text:p>
          </table:table-cell>
          <table:table-cell office:value-type="float" office:value="-12310242.097999999" table:style-name="ce3">
            <text:p>-12310242,098</text:p>
          </table:table-cell>
          <table:table-cell office:value-type="float" office:value="20635700.317000002" table:style-name="ce3">
            <text:p>20635700,317</text:p>
          </table:table-cell>
          <table:table-cell office:value-type="float" office:value="20635700.945" table:style-name="ce3">
            <text:p>20635700,945</text:p>
          </table:table-cell>
          <table:table-cell office:value-type="float" office:value="20635699.574000001" table:style-name="ce3">
            <text:p>20635699,574</text:p>
          </table:table-cell>
          <table:table-cell office:value-type="float" office:value="-13369519.454" table:style-name="ce3">
            <text:p>-13369519,454</text:p>
          </table:table-cell>
          <table:table-cell office:value-type="float" office:value="-10417806.745999999" table:style-name="ce3">
            <text:p>-10417806,746</text:p>
          </table:table-cell>
          <table:table-cell office:value-type="float" office:value="21604095.822000001" table:style-name="ce3">
            <text:p>21604095,822</text:p>
          </table:table-cell>
          <table:table-cell office:value-type="float" office:value="21604096.451000001" table:style-name="ce3">
            <text:p>21604096,451</text:p>
          </table:table-cell>
          <table:table-cell office:value-type="float" office:value="21604095.480999999" table:style-name="ce3">
            <text:p>21604095,481</text:p>
          </table:table-cell>
          <table:table-cell office:value-type="float" office:value="-17653330.489" table:style-name="ce3">
            <text:p>-17653330,489</text:p>
          </table:table-cell>
          <table:table-cell office:value-type="float" office:value="-13755840.892999999" table:style-name="ce3">
            <text:p>-13755840,893</text:p>
          </table:table-cell>
          <table:table-cell office:value-type="float" office:value="20906896.232000001" table:style-name="ce3">
            <text:p>20906896,232</text:p>
          </table:table-cell>
          <table:table-cell office:value-type="float" office:value="20906895.863000002" table:style-name="ce3">
            <text:p>20906895,863</text:p>
          </table:table-cell>
          <table:table-cell office:value-type="float" office:value="20906895.879000001" table:style-name="ce3">
            <text:p>20906895,879</text:p>
          </table:table-cell>
          <table:table-cell table:style-name="ce2"/>
          <table:table-cell office:value-type="float" office:value="-18493978.386" table:style-name="ce3">
            <text:p>-18493978,386</text:p>
          </table:table-cell>
          <table:table-cell office:value-type="float" office:value="-14410889.264" table:style-name="ce3">
            <text:p>-14410889,264</text:p>
          </table:table-cell>
          <table:table-cell office:value-type="float" office:value="20610484.848000001" table:style-name="ce3">
            <text:p>20610484,848</text:p>
          </table:table-cell>
          <table:table-cell office:value-type="float" office:value="20610482.394000001" table:style-name="ce3">
            <text:p>20610482,394</text:p>
          </table:table-cell>
          <table:table-cell office:value-type="float" office:value="20610484.364" table:style-name="ce3">
            <text:p>20610484,364</text:p>
          </table:table-cell>
          <table:table-cell table:number-columns-repeated="5" table:style-name="ce3"/>
          <table:table-cell office:value-type="float" office:value="-16183208.734999999" table:style-name="ce3">
            <text:p>-16183208,735</text:p>
          </table:table-cell>
          <table:table-cell office:value-type="float" office:value="-12610290.164000001" table:style-name="ce3">
            <text:p>-12610290,164</text:p>
          </table:table-cell>
          <table:table-cell office:value-type="float" office:value="20635675.863000002" table:style-name="ce3">
            <text:p>20635675,863</text:p>
          </table:table-cell>
          <table:table-cell office:value-type="float" office:value="20635673.554000001" table:style-name="ce3">
            <text:p>20635673,554</text:p>
          </table:table-cell>
          <table:table-cell office:value-type="float" office:value="20635675.572000001" table:style-name="ce3">
            <text:p>20635675,572</text:p>
          </table:table-cell>
          <table:table-cell office:value-type="float" office:value="-14133908.613" table:style-name="ce3">
            <text:p>-14133908,613</text:p>
          </table:table-cell>
          <table:table-cell office:value-type="float" office:value="-11013434.552999999" table:style-name="ce3">
            <text:p>-11013434,553</text:p>
          </table:table-cell>
          <table:table-cell office:value-type="float" office:value="21604072.230999999" table:style-name="ce3">
            <text:p>21604072,231</text:p>
          </table:table-cell>
          <table:table-cell office:value-type="float" office:value="21604070.085000001" table:style-name="ce3">
            <text:p>21604070,085</text:p>
          </table:table-cell>
          <table:table-cell office:value-type="float" office:value="21604071.98" table:style-name="ce3">
            <text:p>21604071,980</text:p>
          </table:table-cell>
          <table:table-cell office:value-type="float" office:value="-18248878.846999999" table:style-name="ce3">
            <text:p>-18248878,847</text:p>
          </table:table-cell>
          <table:table-cell office:value-type="float" office:value="-14219904.823999999" table:style-name="ce3">
            <text:p>-14219904,824</text:p>
          </table:table-cell>
          <table:table-cell office:value-type="float" office:value="20906877.853" table:style-name="ce3">
            <text:p>20906877,853</text:p>
          </table:table-cell>
          <table:table-cell office:value-type="float" office:value="20906874.646000002" table:style-name="ce3">
            <text:p>20906874,646</text:p>
          </table:table-cell>
          <table:table-cell office:value-type="float" office:value="20906877.48" table:style-name="ce3">
            <text:p>20906877,480</text:p>
          </table:table-cell>
          <table:table-cell table:number-columns-repeated="16332"/>
        </table:table-row>
        <table:table-row table:style-name="ro1">
          <table:table-cell office:value-type="float" office:value="13290" table:style-name="ce2">
            <text:p>13290</text:p>
          </table:table-cell>
          <table:table-cell office:value-type="float" office:value="-17039581.092" table:style-name="ce2">
            <text:p>-17039581,09</text:p>
          </table:table-cell>
          <table:table-cell office:value-type="float" office:value="-13277593.002" table:style-name="ce3">
            <text:p>-13277593,002</text:p>
          </table:table-cell>
          <table:table-cell office:value-type="float" office:value="20620004.421999998" table:style-name="ce3">
            <text:p>20620004,422</text:p>
          </table:table-cell>
          <table:table-cell office:value-type="float" office:value="20620005.166999999" table:style-name="ce3">
            <text:p>20620005,167</text:p>
          </table:table-cell>
          <table:table-cell office:value-type="float" office:value="20620004.302000001" table:style-name="ce3">
            <text:p>20620004,302</text:p>
          </table:table-cell>
          <table:table-cell table:number-columns-repeated="5" table:style-name="ce3"/>
          <table:table-cell office:value-type="float" office:value="-15780818.442" table:style-name="ce3">
            <text:p>-15780818,442</text:p>
          </table:table-cell>
          <table:table-cell office:value-type="float" office:value="-12296739.01" table:style-name="ce3">
            <text:p>-12296739,010</text:p>
          </table:table-cell>
          <table:table-cell office:value-type="float" office:value="20638997.958000001" table:style-name="ce3">
            <text:p>20638997,958</text:p>
          </table:table-cell>
          <table:table-cell office:value-type="float" office:value="20638998.403000001" table:style-name="ce3">
            <text:p>20638998,403</text:p>
          </table:table-cell>
          <table:table-cell office:value-type="float" office:value="20638997.409000002" table:style-name="ce3">
            <text:p>20638997,409</text:p>
          </table:table-cell>
          <table:table-cell office:value-type="float" office:value="-13406885.205" table:style-name="ce3">
            <text:p>-13406885,205</text:p>
          </table:table-cell>
          <table:table-cell office:value-type="float" office:value="-10446922.919" table:style-name="ce3">
            <text:p>-10446922,919</text:p>
          </table:table-cell>
          <table:table-cell office:value-type="float" office:value="21596985.138" table:style-name="ce3">
            <text:p>21596985,138</text:p>
          </table:table-cell>
          <table:table-cell office:value-type="float" office:value="21596986.181000002" table:style-name="ce3">
            <text:p>21596986,181</text:p>
          </table:table-cell>
          <table:table-cell office:value-type="float" office:value="21596984.695" table:style-name="ce3">
            <text:p>21596984,695</text:p>
          </table:table-cell>
          <table:table-cell office:value-type="float" office:value="-17730784.43" table:style-name="ce3">
            <text:p>-17730784,430</text:p>
          </table:table-cell>
          <table:table-cell office:value-type="float" office:value="-13816194.617000001" table:style-name="ce3">
            <text:p>-13816194,617</text:p>
          </table:table-cell>
          <table:table-cell office:value-type="float" office:value="20892157.855999999" table:style-name="ce3">
            <text:p>20892157,856</text:p>
          </table:table-cell>
          <table:table-cell office:value-type="float" office:value="20892156.717999998" table:style-name="ce3">
            <text:p>20892156,718</text:p>
          </table:table-cell>
          <table:table-cell office:value-type="float" office:value="20892157.028000001" table:style-name="ce3">
            <text:p>20892157,028</text:p>
          </table:table-cell>
          <table:table-cell table:style-name="ce2"/>
          <table:table-cell office:value-type="float" office:value="-18444069.987" table:style-name="ce3">
            <text:p>-18444069,987</text:p>
          </table:table-cell>
          <table:table-cell office:value-type="float" office:value="-14371999.618000001" table:style-name="ce3">
            <text:p>-14371999,618</text:p>
          </table:table-cell>
          <table:table-cell office:value-type="float" office:value="20619981.374000002" table:style-name="ce3">
            <text:p>20619981,374</text:p>
          </table:table-cell>
          <table:table-cell office:value-type="float" office:value="20619979.282000002" table:style-name="ce3">
            <text:p>20619979,282</text:p>
          </table:table-cell>
          <table:table-cell office:value-type="float" office:value="20619981.315000001" table:style-name="ce3">
            <text:p>20619981,315</text:p>
          </table:table-cell>
          <table:table-cell table:number-columns-repeated="5" table:style-name="ce3"/>
          <table:table-cell office:value-type="float" office:value="-16165872.947000001" table:style-name="ce3">
            <text:p>-16165872,947</text:p>
          </table:table-cell>
          <table:table-cell office:value-type="float" office:value="-12596781.761" table:style-name="ce3">
            <text:p>-12596781,761</text:p>
          </table:table-cell>
          <table:table-cell office:value-type="float" office:value="20638975.170000002" table:style-name="ce3">
            <text:p>20638975,170</text:p>
          </table:table-cell>
          <table:table-cell office:value-type="float" office:value="20638972.377999999" table:style-name="ce3">
            <text:p>20638972,378</text:p>
          </table:table-cell>
          <table:table-cell office:value-type="float" office:value="20638974.605999999" table:style-name="ce3">
            <text:p>20638974,606</text:p>
          </table:table-cell>
          <table:table-cell office:value-type="float" office:value="-14171267.377" table:style-name="ce3">
            <text:p>-14171267,377</text:p>
          </table:table-cell>
          <table:table-cell office:value-type="float" office:value="-11042545.279999999" table:style-name="ce3">
            <text:p>-11042545,280</text:p>
          </table:table-cell>
          <table:table-cell office:value-type="float" office:value="21596963.010000002" table:style-name="ce3">
            <text:p>21596963,010</text:p>
          </table:table-cell>
          <table:table-cell office:value-type="float" office:value="21596960.741999999" table:style-name="ce3">
            <text:p>21596960,742</text:p>
          </table:table-cell>
          <table:table-cell office:value-type="float" office:value="21596962.486000001" table:style-name="ce3">
            <text:p>21596962,486</text:p>
          </table:table-cell>
          <table:table-cell office:value-type="float" office:value="-18326326.044" table:style-name="ce3">
            <text:p>-18326326,044</text:p>
          </table:table-cell>
          <table:table-cell office:value-type="float" office:value="-14280253.289999999" table:style-name="ce3">
            <text:p>-14280253,290</text:p>
          </table:table-cell>
          <table:table-cell office:value-type="float" office:value="20892140.162" table:style-name="ce3">
            <text:p>20892140,162</text:p>
          </table:table-cell>
          <table:table-cell office:value-type="float" office:value="20892136.991999999" table:style-name="ce3">
            <text:p>20892136,992</text:p>
          </table:table-cell>
          <table:table-cell office:value-type="float" office:value="20892139.791999999" table:style-name="ce3">
            <text:p>20892139,792</text:p>
          </table:table-cell>
          <table:table-cell table:number-columns-repeated="16332"/>
        </table:table-row>
        <table:table-row table:style-name="ro1">
          <table:table-cell office:value-type="float" office:value="13320" table:style-name="ce2">
            <text:p>13320</text:p>
          </table:table-cell>
          <table:table-cell office:value-type="float" office:value="-16989441.798999999" table:style-name="ce2">
            <text:p>-16989441,8</text:p>
          </table:table-cell>
          <table:table-cell office:value-type="float" office:value="-13238523.422" table:style-name="ce3">
            <text:p>-13238523,422</text:p>
          </table:table-cell>
          <table:table-cell office:value-type="float" office:value="20629545.677000001" table:style-name="ce3">
            <text:p>20629545,677</text:p>
          </table:table-cell>
          <table:table-cell office:value-type="float" office:value="20629546.296" table:style-name="ce3">
            <text:p>20629546,296</text:p>
          </table:table-cell>
          <table:table-cell office:value-type="float" office:value="20629545.758000001" table:style-name="ce3">
            <text:p>20629545,758</text:p>
          </table:table-cell>
          <table:table-cell table:number-columns-repeated="5" table:style-name="ce3"/>
          <table:table-cell office:value-type="float" office:value="-15763245.239" table:style-name="ce3">
            <text:p>-15763245,239</text:p>
          </table:table-cell>
          <table:table-cell office:value-type="float" office:value="-12283045.617000001" table:style-name="ce3">
            <text:p>-12283045,617</text:p>
          </table:table-cell>
          <table:table-cell office:value-type="float" office:value="20642341.977000002" table:style-name="ce3">
            <text:p>20642341,977</text:p>
          </table:table-cell>
          <table:table-cell office:value-type="float" office:value="20642342.52" table:style-name="ce3">
            <text:p>20642342,520</text:p>
          </table:table-cell>
          <table:table-cell office:value-type="float" office:value="20642341.388999999" table:style-name="ce3">
            <text:p>20642341,389</text:p>
          </table:table-cell>
          <table:table-cell office:value-type="float" office:value="-13443682.747" table:style-name="ce3">
            <text:p>-13443682,747</text:p>
          </table:table-cell>
          <table:table-cell office:value-type="float" office:value="-10475596.333000001" table:style-name="ce3">
            <text:p>-10475596,333</text:p>
          </table:table-cell>
          <table:table-cell office:value-type="float" office:value="21589982.324000001" table:style-name="ce3">
            <text:p>21589982,324</text:p>
          </table:table-cell>
          <table:table-cell office:value-type="float" office:value="21589983.807999998" table:style-name="ce3">
            <text:p>21589983,808</text:p>
          </table:table-cell>
          <table:table-cell office:value-type="float" office:value="21589981.791000001" table:style-name="ce3">
            <text:p>21589981,791</text:p>
          </table:table-cell>
          <table:table-cell office:value-type="float" office:value="-17807758.609999999" table:style-name="ce3">
            <text:p>-17807758,610</text:p>
          </table:table-cell>
          <table:table-cell office:value-type="float" office:value="-13876174.497" table:style-name="ce3">
            <text:p>-13876174,497</text:p>
          </table:table-cell>
          <table:table-cell office:value-type="float" office:value="20877509.517999999" table:style-name="ce3">
            <text:p>20877509,518</text:p>
          </table:table-cell>
          <table:table-cell office:value-type="float" office:value="20877509.006999999" table:style-name="ce3">
            <text:p>20877509,007</text:p>
          </table:table-cell>
          <table:table-cell office:value-type="float" office:value="20877509.491" table:style-name="ce3">
            <text:p>20877509,491</text:p>
          </table:table-cell>
          <table:table-cell table:style-name="ce2"/>
          <table:table-cell office:value-type="float" office:value="-18393917.634" table:style-name="ce3">
            <text:p>-18393917,634</text:p>
          </table:table-cell>
          <table:table-cell office:value-type="float" office:value="-14332919.864" table:style-name="ce3">
            <text:p>-14332919,864</text:p>
          </table:table-cell>
          <table:table-cell office:value-type="float" office:value="20629525.063999999" table:style-name="ce3">
            <text:p>20629525,064</text:p>
          </table:table-cell>
          <table:table-cell office:value-type="float" office:value="20629522.877" table:style-name="ce3">
            <text:p>20629522,877</text:p>
          </table:table-cell>
          <table:table-cell office:value-type="float" office:value="20629524.780000001" table:style-name="ce3">
            <text:p>20629524,780</text:p>
          </table:table-cell>
          <table:table-cell table:number-columns-repeated="5" table:style-name="ce3"/>
          <table:table-cell office:value-type="float" office:value="-16148286.751" table:style-name="ce3">
            <text:p>-16148286,751</text:p>
          </table:table-cell>
          <table:table-cell office:value-type="float" office:value="-12583078.241" table:style-name="ce3">
            <text:p>-12583078,241</text:p>
          </table:table-cell>
          <table:table-cell office:value-type="float" office:value="20642321.245999999" table:style-name="ce3">
            <text:p>20642321,246</text:p>
          </table:table-cell>
          <table:table-cell office:value-type="float" office:value="20642319.149999999" table:style-name="ce3">
            <text:p>20642319,150</text:p>
          </table:table-cell>
          <table:table-cell office:value-type="float" office:value="20642320.952" table:style-name="ce3">
            <text:p>20642320,952</text:p>
          </table:table-cell>
          <table:table-cell office:value-type="float" office:value="-14208051.754000001" table:style-name="ce3">
            <text:p>-14208051,754</text:p>
          </table:table-cell>
          <table:table-cell office:value-type="float" office:value="-11071208.437999999" table:style-name="ce3">
            <text:p>-11071208,438</text:p>
          </table:table-cell>
          <table:table-cell office:value-type="float" office:value="21589963.432999998" table:style-name="ce3">
            <text:p>21589963,433</text:p>
          </table:table-cell>
          <table:table-cell office:value-type="float" office:value="21589961.158" table:style-name="ce3">
            <text:p>21589961,158</text:p>
          </table:table-cell>
          <table:table-cell office:value-type="float" office:value="21589962.605999999" table:style-name="ce3">
            <text:p>21589962,606</text:p>
          </table:table-cell>
          <table:table-cell office:value-type="float" office:value="-18403287.298999999" table:style-name="ce3">
            <text:p>-18403287,299</text:p>
          </table:table-cell>
          <table:table-cell office:value-type="float" office:value="-14340223.096999999" table:style-name="ce3">
            <text:p>-14340223,097</text:p>
          </table:table-cell>
          <table:table-cell office:value-type="float" office:value="20877494.826000001" table:style-name="ce3">
            <text:p>20877494,826</text:p>
          </table:table-cell>
          <table:table-cell office:value-type="float" office:value="20877491.545000002" table:style-name="ce3">
            <text:p>20877491,545</text:p>
          </table:table-cell>
          <table:table-cell office:value-type="float" office:value="20877494.664999999" table:style-name="ce3">
            <text:p>20877494,665</text:p>
          </table:table-cell>
          <table:table-cell table:number-columns-repeated="16332"/>
        </table:table-row>
        <table:table-row table:style-name="ro1">
          <table:table-cell office:value-type="float" office:value="13350" table:style-name="ce2">
            <text:p>13350</text:p>
          </table:table-cell>
          <table:table-cell office:value-type="float" office:value="-16939053.320999999" table:style-name="ce2">
            <text:p>-16939053,32</text:p>
          </table:table-cell>
          <table:table-cell office:value-type="float" office:value="-13199259.67" table:style-name="ce3">
            <text:p>-13199259,670</text:p>
          </table:table-cell>
          <table:table-cell office:value-type="float" office:value="20639135.704999998" table:style-name="ce3">
            <text:p>20639135,705</text:p>
          </table:table-cell>
          <table:table-cell office:value-type="float" office:value="20639134.923" table:style-name="ce3">
            <text:p>20639134,923</text:p>
          </table:table-cell>
          <table:table-cell office:value-type="float" office:value="20639134.763" table:style-name="ce3">
            <text:p>20639134,763</text:p>
          </table:table-cell>
          <table:table-cell table:number-columns-repeated="5" table:style-name="ce3"/>
          <table:table-cell office:value-type="float" office:value="-15745416.115" table:style-name="ce3">
            <text:p>-15745416,115</text:p>
          </table:table-cell>
          <table:table-cell office:value-type="float" office:value="-12269152.801000001" table:style-name="ce3">
            <text:p>-12269152,801</text:p>
          </table:table-cell>
          <table:table-cell office:value-type="float" office:value="20645734.798" table:style-name="ce3">
            <text:p>20645734,798</text:p>
          </table:table-cell>
          <table:table-cell office:value-type="float" office:value="20645735.458999999" table:style-name="ce3">
            <text:p>20645735,459</text:p>
          </table:table-cell>
          <table:table-cell office:value-type="float" office:value="20645734.357999999" table:style-name="ce3">
            <text:p>20645734,358</text:p>
          </table:table-cell>
          <table:table-cell office:value-type="float" office:value="-13479898.146" table:style-name="ce3">
            <text:p>-13479898,146</text:p>
          </table:table-cell>
          <table:table-cell office:value-type="float" office:value="-10503816.118000001" table:style-name="ce3">
            <text:p>-10503816,118</text:p>
          </table:table-cell>
          <table:table-cell office:value-type="float" office:value="21583092.188999999" table:style-name="ce3">
            <text:p>21583092,189</text:p>
          </table:table-cell>
          <table:table-cell office:value-type="float" office:value="21583092.333999999" table:style-name="ce3">
            <text:p>21583092,334</text:p>
          </table:table-cell>
          <table:table-cell office:value-type="float" office:value="21583090.644000001" table:style-name="ce3">
            <text:p>21583090,644</text:p>
          </table:table-cell>
          <table:table-cell office:value-type="float" office:value="-17884237.851" table:style-name="ce3">
            <text:p>-17884237,851</text:p>
          </table:table-cell>
          <table:table-cell office:value-type="float" office:value="-13935768.709000001" table:style-name="ce3">
            <text:p>-13935768,709</text:p>
          </table:table-cell>
          <table:table-cell office:value-type="float" office:value="20862956.432" table:style-name="ce3">
            <text:p>20862956,432</text:p>
          </table:table-cell>
          <table:table-cell office:value-type="float" office:value="20862955.427999999" table:style-name="ce3">
            <text:p>20862955,428</text:p>
          </table:table-cell>
          <table:table-cell office:value-type="float" office:value="20862955.846000001" table:style-name="ce3">
            <text:p>20862955,846</text:p>
          </table:table-cell>
          <table:table-cell table:style-name="ce2"/>
          <table:table-cell office:value-type="float" office:value="-18343530.659000002" table:style-name="ce3">
            <text:p>-18343530,659</text:p>
          </table:table-cell>
          <table:table-cell office:value-type="float" office:value="-14293657.278000001" table:style-name="ce3">
            <text:p>-14293657,278</text:p>
          </table:table-cell>
          <table:table-cell office:value-type="float" office:value="20639113.969999999" table:style-name="ce3">
            <text:p>20639113,970</text:p>
          </table:table-cell>
          <table:table-cell office:value-type="float" office:value="20639111.346999999" table:style-name="ce3">
            <text:p>20639111,347</text:p>
          </table:table-cell>
          <table:table-cell office:value-type="float" office:value="20639113.596000001" table:style-name="ce3">
            <text:p>20639113,596</text:p>
          </table:table-cell>
          <table:table-cell table:number-columns-repeated="5" table:style-name="ce3"/>
          <table:table-cell office:value-type="float" office:value="-16130459.194" table:style-name="ce3">
            <text:p>-16130459,194</text:p>
          </table:table-cell>
          <table:table-cell office:value-type="float" office:value="-12569186.643999999" table:style-name="ce3">
            <text:p>-12569186,644</text:p>
          </table:table-cell>
          <table:table-cell office:value-type="float" office:value="20645713.572999999" table:style-name="ce3">
            <text:p>20645713,573</text:p>
          </table:table-cell>
          <table:table-cell office:value-type="float" office:value="20645711.550000001" table:style-name="ce3">
            <text:p>20645711,550</text:p>
          </table:table-cell>
          <table:table-cell office:value-type="float" office:value="20645713.287" table:style-name="ce3">
            <text:p>20645713,287</text:p>
          </table:table-cell>
          <table:table-cell office:value-type="float" office:value="-14244268.537" table:style-name="ce3">
            <text:p>-14244268,537</text:p>
          </table:table-cell>
          <table:table-cell office:value-type="float" office:value="-11099429.309" table:style-name="ce3">
            <text:p>-11099429,309</text:p>
          </table:table-cell>
          <table:table-cell office:value-type="float" office:value="21583071.092999998" table:style-name="ce3">
            <text:p>21583071,093</text:p>
          </table:table-cell>
          <table:table-cell office:value-type="float" office:value="21583069.350000001" table:style-name="ce3">
            <text:p>21583069,350</text:p>
          </table:table-cell>
          <table:table-cell office:value-type="float" office:value="21583070.756999999" table:style-name="ce3">
            <text:p>21583070,757</text:p>
          </table:table-cell>
          <table:table-cell office:value-type="float" office:value="-18479768.173" table:style-name="ce3">
            <text:p>-18479768,173</text:p>
          </table:table-cell>
          <table:table-cell office:value-type="float" office:value="-14399818.586999999" table:style-name="ce3">
            <text:p>-14399818,587</text:p>
          </table:table-cell>
          <table:table-cell office:value-type="float" office:value="20862941.537999999" table:style-name="ce3">
            <text:p>20862941,538</text:p>
          </table:table-cell>
          <table:table-cell office:value-type="float" office:value="20862937.978999998" table:style-name="ce3">
            <text:p>20862937,979</text:p>
          </table:table-cell>
          <table:table-cell office:value-type="float" office:value="20862940.958000001" table:style-name="ce3">
            <text:p>20862940,958</text:p>
          </table:table-cell>
          <table:table-cell table:number-columns-repeated="16332"/>
        </table:table-row>
        <table:table-row table:style-name="ro1">
          <table:table-cell office:value-type="float" office:value="13380" table:style-name="ce2">
            <text:p>13380</text:p>
          </table:table-cell>
          <table:table-cell office:value-type="float" office:value="-16888424.403999999" table:style-name="ce2">
            <text:p>-16888424,4</text:p>
          </table:table-cell>
          <table:table-cell office:value-type="float" office:value="-13159808.559" table:style-name="ce3">
            <text:p>-13159808,559</text:p>
          </table:table-cell>
          <table:table-cell office:value-type="float" office:value="20648769.899999999" table:style-name="ce3">
            <text:p>20648769,900</text:p>
          </table:table-cell>
          <table:table-cell office:value-type="float" office:value="20648769.526999999" table:style-name="ce3">
            <text:p>20648769,527</text:p>
          </table:table-cell>
          <table:table-cell office:value-type="float" office:value="20648768.702" table:style-name="ce3">
            <text:p>20648768,702</text:p>
          </table:table-cell>
          <table:table-cell table:number-columns-repeated="5" table:style-name="ce3"/>
          <table:table-cell office:value-type="float" office:value="-15727339.786" table:style-name="ce3">
            <text:p>-15727339,786</text:p>
          </table:table-cell>
          <table:table-cell office:value-type="float" office:value="-12255067.35" table:style-name="ce3">
            <text:p>-12255067,350</text:p>
          </table:table-cell>
          <table:table-cell office:value-type="float" office:value="20649174.692000002" table:style-name="ce3">
            <text:p>20649174,692</text:p>
          </table:table-cell>
          <table:table-cell office:value-type="float" office:value="20649174.888999999" table:style-name="ce3">
            <text:p>20649174,889</text:p>
          </table:table-cell>
          <table:table-cell office:value-type="float" office:value="20649174.344000001" table:style-name="ce3">
            <text:p>20649174,344</text:p>
          </table:table-cell>
          <table:table-cell office:value-type="float" office:value="-13515537.345000001" table:style-name="ce3">
            <text:p>-13515537,345</text:p>
          </table:table-cell>
          <table:table-cell office:value-type="float" office:value="-10531586.924000001" table:style-name="ce3">
            <text:p>-10531586,924</text:p>
          </table:table-cell>
          <table:table-cell office:value-type="float" office:value="21576309.236000001" table:style-name="ce3">
            <text:p>21576309,236</text:p>
          </table:table-cell>
          <table:table-cell office:value-type="float" office:value="21576309.993000001" table:style-name="ce3">
            <text:p>21576309,993</text:p>
          </table:table-cell>
          <table:table-cell office:value-type="float" office:value="21576308.66" table:style-name="ce3">
            <text:p>21576308,660</text:p>
          </table:table-cell>
          <table:table-cell office:value-type="float" office:value="-17960227.395" table:style-name="ce3">
            <text:p>-17960227,395</text:p>
          </table:table-cell>
          <table:table-cell office:value-type="float" office:value="-13994981.347999999" table:style-name="ce3">
            <text:p>-13994981,348</text:p>
          </table:table-cell>
          <table:table-cell office:value-type="float" office:value="20848496.331999999" table:style-name="ce3">
            <text:p>20848496,332</text:p>
          </table:table-cell>
          <table:table-cell office:value-type="float" office:value="20848495.528000001" table:style-name="ce3">
            <text:p>20848495,528</text:p>
          </table:table-cell>
          <table:table-cell office:value-type="float" office:value="20848495.596000001" table:style-name="ce3">
            <text:p>20848495,596</text:p>
          </table:table-cell>
          <table:table-cell table:style-name="ce2"/>
          <table:table-cell office:value-type="float" office:value="-18292903.471999999" table:style-name="ce3">
            <text:p>-18292903,472</text:p>
          </table:table-cell>
          <table:table-cell office:value-type="float" office:value="-14254207.521" table:style-name="ce3">
            <text:p>-14254207,521</text:p>
          </table:table-cell>
          <table:table-cell office:value-type="float" office:value="20648748.372000001" table:style-name="ce3">
            <text:p>20648748,372</text:p>
          </table:table-cell>
          <table:table-cell office:value-type="float" office:value="20648745.232999999" table:style-name="ce3">
            <text:p>20648745,233</text:p>
          </table:table-cell>
          <table:table-cell office:value-type="float" office:value="20648747.526999999" table:style-name="ce3">
            <text:p>20648747,527</text:p>
          </table:table-cell>
          <table:table-cell table:number-columns-repeated="5" table:style-name="ce3"/>
          <table:table-cell office:value-type="float" office:value="-16112384.666999999" table:style-name="ce3">
            <text:p>-16112384,667</text:p>
          </table:table-cell>
          <table:table-cell office:value-type="float" office:value="-12555102.596999999" table:style-name="ce3">
            <text:p>-12555102,597</text:p>
          </table:table-cell>
          <table:table-cell office:value-type="float" office:value="20649153.647999998" table:style-name="ce3">
            <text:p>20649153,648</text:p>
          </table:table-cell>
          <table:table-cell office:value-type="float" office:value="20649151.103999998" table:style-name="ce3">
            <text:p>20649151,104</text:p>
          </table:table-cell>
          <table:table-cell office:value-type="float" office:value="20649152.884" table:style-name="ce3">
            <text:p>20649152,884</text:p>
          </table:table-cell>
          <table:table-cell office:value-type="float" office:value="-14279909.364" table:style-name="ce3">
            <text:p>-14279909,364</text:p>
          </table:table-cell>
          <table:table-cell office:value-type="float" office:value="-11127201.387" table:style-name="ce3">
            <text:p>-11127201,387</text:p>
          </table:table-cell>
          <table:table-cell office:value-type="float" office:value="21576288.353999998" table:style-name="ce3">
            <text:p>21576288,354</text:p>
          </table:table-cell>
          <table:table-cell office:value-type="float" office:value="21576286.84" table:style-name="ce3">
            <text:p>21576286,840</text:p>
          </table:table-cell>
          <table:table-cell office:value-type="float" office:value="21576288.028999999" table:style-name="ce3">
            <text:p>21576288,029</text:p>
          </table:table-cell>
          <table:table-cell office:value-type="float" office:value="-18555759.596999999" table:style-name="ce3">
            <text:p>-18555759,597</text:p>
          </table:table-cell>
          <table:table-cell office:value-type="float" office:value="-14459032.676999999" table:style-name="ce3">
            <text:p>-14459032,677</text:p>
          </table:table-cell>
          <table:table-cell office:value-type="float" office:value="20848481.18" table:style-name="ce3">
            <text:p>20848481,180</text:p>
          </table:table-cell>
          <table:table-cell office:value-type="float" office:value="20848477.348000001" table:style-name="ce3">
            <text:p>20848477,348</text:p>
          </table:table-cell>
          <table:table-cell office:value-type="float" office:value="20848480.618999999" table:style-name="ce3">
            <text:p>20848480,619</text:p>
          </table:table-cell>
          <table:table-cell table:number-columns-repeated="16332"/>
        </table:table-row>
        <table:table-row table:style-name="ro1">
          <table:table-cell office:value-type="float" office:value="13410" table:style-name="ce2">
            <text:p>13410</text:p>
          </table:table-cell>
          <table:table-cell office:value-type="float" office:value="-16837559.534000002" table:style-name="ce2">
            <text:p>-16837559,53</text:p>
          </table:table-cell>
          <table:table-cell office:value-type="float" office:value="-13120173.596999999" table:style-name="ce3">
            <text:p>-13120173,597</text:p>
          </table:table-cell>
          <table:table-cell office:value-type="float" office:value="20658448.526999999" table:style-name="ce3">
            <text:p>20658448,527</text:p>
          </table:table-cell>
          <table:table-cell office:value-type="float" office:value="20658448.487" table:style-name="ce3">
            <text:p>20658448,487</text:p>
          </table:table-cell>
          <table:table-cell office:value-type="float" office:value="20658448.213" table:style-name="ce3">
            <text:p>20658448,213</text:p>
          </table:table-cell>
          <table:table-cell table:number-columns-repeated="5" table:style-name="ce3"/>
          <table:table-cell office:value-type="float" office:value="-15709021.015000001" table:style-name="ce3">
            <text:p>-15709021,015</text:p>
          </table:table-cell>
          <table:table-cell office:value-type="float" office:value="-12240792.989" table:style-name="ce3">
            <text:p>-12240792,989</text:p>
          </table:table-cell>
          <table:table-cell office:value-type="float" office:value="20652660.348999999" table:style-name="ce3">
            <text:p>20652660,349</text:p>
          </table:table-cell>
          <table:table-cell office:value-type="float" office:value="20652661.034000002" table:style-name="ce3">
            <text:p>20652661,034</text:p>
          </table:table-cell>
          <table:table-cell office:value-type="float" office:value="20652660.096999999" table:style-name="ce3">
            <text:p>20652660,097</text:p>
          </table:table-cell>
          <table:table-cell office:value-type="float" office:value="-13550602.458000001" table:style-name="ce3">
            <text:p>-13550602,458</text:p>
          </table:table-cell>
          <table:table-cell office:value-type="float" office:value="-10558910.385" table:style-name="ce3">
            <text:p>-10558910,385</text:p>
          </table:table-cell>
          <table:table-cell office:value-type="float" office:value="21569636.168000001" table:style-name="ce3">
            <text:p>21569636,168</text:p>
          </table:table-cell>
          <table:table-cell office:value-type="float" office:value="21569637.519000001" table:style-name="ce3">
            <text:p>21569637,519</text:p>
          </table:table-cell>
          <table:table-cell office:value-type="float" office:value="21569635.886999998" table:style-name="ce3">
            <text:p>21569635,887</text:p>
          </table:table-cell>
          <table:table-cell office:value-type="float" office:value="-18035728.706" table:style-name="ce3">
            <text:p>-18035728,706</text:p>
          </table:table-cell>
          <table:table-cell office:value-type="float" office:value="-14053813.534" table:style-name="ce3">
            <text:p>-14053813,534</text:p>
          </table:table-cell>
          <table:table-cell office:value-type="float" office:value="20834129.708000001" table:style-name="ce3">
            <text:p>20834129,708</text:p>
          </table:table-cell>
          <table:table-cell office:value-type="float" office:value="20834128.050000001" table:style-name="ce3">
            <text:p>20834128,050</text:p>
          </table:table-cell>
          <table:table-cell office:value-type="float" office:value="20834128.567000002" table:style-name="ce3">
            <text:p>20834128,567</text:p>
          </table:table-cell>
          <table:table-cell table:style-name="ce2"/>
          <table:table-cell office:value-type="float" office:value="-18242034.627999999" table:style-name="ce3">
            <text:p>-18242034,628</text:p>
          </table:table-cell>
          <table:table-cell office:value-type="float" office:value="-14214569.463" table:style-name="ce3">
            <text:p>-14214569,463</text:p>
          </table:table-cell>
          <table:table-cell office:value-type="float" office:value="20658428.541999999" table:style-name="ce3">
            <text:p>20658428,542</text:p>
          </table:table-cell>
          <table:table-cell office:value-type="float" office:value="20658425.528000001" table:style-name="ce3">
            <text:p>20658425,528</text:p>
          </table:table-cell>
          <table:table-cell office:value-type="float" office:value="20658427.807999998" table:style-name="ce3">
            <text:p>20658427,808</text:p>
          </table:table-cell>
          <table:table-cell table:number-columns-repeated="5" table:style-name="ce3"/>
          <table:table-cell office:value-type="float" office:value="-16094061.989" table:style-name="ce3">
            <text:p>-16094061,989</text:p>
          </table:table-cell>
          <table:table-cell office:value-type="float" office:value="-12540825.189999999" table:style-name="ce3">
            <text:p>-12540825,190</text:p>
          </table:table-cell>
          <table:table-cell office:value-type="float" office:value="20652640.550999999" table:style-name="ce3">
            <text:p>20652640,551</text:p>
          </table:table-cell>
          <table:table-cell office:value-type="float" office:value="20652638.013" table:style-name="ce3">
            <text:p>20652638,013</text:p>
          </table:table-cell>
          <table:table-cell office:value-type="float" office:value="20652639.714000002" table:style-name="ce3">
            <text:p>20652639,714</text:p>
          </table:table-cell>
          <table:table-cell office:value-type="float" office:value="-14314970.392999999" table:style-name="ce3">
            <text:p>-14314970,393</text:p>
          </table:table-cell>
          <table:table-cell office:value-type="float" office:value="-11154521.672" table:style-name="ce3">
            <text:p>-11154521,672</text:p>
          </table:table-cell>
          <table:table-cell office:value-type="float" office:value="21569617.300999999" table:style-name="ce3">
            <text:p>21569617,301</text:p>
          </table:table-cell>
          <table:table-cell office:value-type="float" office:value="21569614.613000002" table:style-name="ce3">
            <text:p>21569614,613</text:p>
          </table:table-cell>
          <table:table-cell office:value-type="float" office:value="21569616.783" table:style-name="ce3">
            <text:p>21569616,783</text:p>
          </table:table-cell>
          <table:table-cell office:value-type="float" office:value="-18631257.077" table:style-name="ce3">
            <text:p>-18631257,077</text:p>
          </table:table-cell>
          <table:table-cell office:value-type="float" office:value="-14517861.878" table:style-name="ce3">
            <text:p>-14517861,878</text:p>
          </table:table-cell>
          <table:table-cell office:value-type="float" office:value="20834114.469000001" table:style-name="ce3">
            <text:p>20834114,469</text:p>
          </table:table-cell>
          <table:table-cell office:value-type="float" office:value="20834110.545000002" table:style-name="ce3">
            <text:p>20834110,545</text:p>
          </table:table-cell>
          <table:table-cell office:value-type="float" office:value="20834113.783" table:style-name="ce3">
            <text:p>20834113,783</text:p>
          </table:table-cell>
          <table:table-cell table:number-columns-repeated="16332"/>
        </table:table-row>
        <table:table-row table:style-name="ro1">
          <table:table-cell office:value-type="float" office:value="13440" table:style-name="ce2">
            <text:p>13440</text:p>
          </table:table-cell>
          <table:table-cell office:value-type="float" office:value="-16786462.899999999" table:style-name="ce2">
            <text:p>-16786462,9</text:p>
          </table:table-cell>
          <table:table-cell office:value-type="float" office:value="-13080358.047" table:style-name="ce3">
            <text:p>-13080358,047</text:p>
          </table:table-cell>
          <table:table-cell office:value-type="float" office:value="20668171.851" table:style-name="ce3">
            <text:p>20668171,851</text:p>
          </table:table-cell>
          <table:table-cell office:value-type="float" office:value="20668172.300000001" table:style-name="ce3">
            <text:p>20668172,300</text:p>
          </table:table-cell>
          <table:table-cell office:value-type="float" office:value="20668171.600000001" table:style-name="ce3">
            <text:p>20668171,600</text:p>
          </table:table-cell>
          <table:table-cell table:number-columns-repeated="5" table:style-name="ce3"/>
          <table:table-cell office:value-type="float" office:value="-15690463.873" table:style-name="ce3">
            <text:p>-15690463,873</text:p>
          </table:table-cell>
          <table:table-cell office:value-type="float" office:value="-12226332.876" table:style-name="ce3">
            <text:p>-12226332,876</text:p>
          </table:table-cell>
          <table:table-cell office:value-type="float" office:value="20656191.837000001" table:style-name="ce3">
            <text:p>20656191,837</text:p>
          </table:table-cell>
          <table:table-cell office:value-type="float" office:value="20656192.447999999" table:style-name="ce3">
            <text:p>20656192,448</text:p>
          </table:table-cell>
          <table:table-cell office:value-type="float" office:value="20656191.359999999" table:style-name="ce3">
            <text:p>20656191,360</text:p>
          </table:table-cell>
          <table:table-cell office:value-type="float" office:value="-13585094.886" table:style-name="ce3">
            <text:p>-13585094,886</text:p>
          </table:table-cell>
          <table:table-cell office:value-type="float" office:value="-10585787.607000001" table:style-name="ce3">
            <text:p>-10585787,607</text:p>
          </table:table-cell>
          <table:table-cell office:value-type="float" office:value="21563073.081" table:style-name="ce3">
            <text:p>21563073,081</text:p>
          </table:table-cell>
          <table:table-cell office:value-type="float" office:value="21563073.462000001" table:style-name="ce3">
            <text:p>21563073,462</text:p>
          </table:table-cell>
          <table:table-cell office:value-type="float" office:value="21563071.822000001" table:style-name="ce3">
            <text:p>21563071,822</text:p>
          </table:table-cell>
          <table:table-cell office:value-type="float" office:value="-18110742.284000002" table:style-name="ce3">
            <text:p>-18110742,284</text:p>
          </table:table-cell>
          <table:table-cell office:value-type="float" office:value="-14112265.672" table:style-name="ce3">
            <text:p>-14112265,672</text:p>
          </table:table-cell>
          <table:table-cell office:value-type="float" office:value="20819853.986000001" table:style-name="ce3">
            <text:p>20819853,986</text:p>
          </table:table-cell>
          <table:table-cell office:value-type="float" office:value="20819853.350000001" table:style-name="ce3">
            <text:p>20819853,350</text:p>
          </table:table-cell>
          <table:table-cell office:value-type="float" office:value="20819853.408" table:style-name="ce3">
            <text:p>20819853,408</text:p>
          </table:table-cell>
          <table:table-cell table:style-name="ce2"/>
          <table:table-cell office:value-type="float" office:value="-18190938.618999999" table:style-name="ce3">
            <text:p>-18190938,619</text:p>
          </table:table-cell>
          <table:table-cell office:value-type="float" office:value="-14174754.397" table:style-name="ce3">
            <text:p>-14174754,397</text:p>
          </table:table-cell>
          <table:table-cell office:value-type="float" office:value="20668151.526000001" table:style-name="ce3">
            <text:p>20668151,526</text:p>
          </table:table-cell>
          <table:table-cell office:value-type="float" office:value="20668148.276999999" table:style-name="ce3">
            <text:p>20668148,277</text:p>
          </table:table-cell>
          <table:table-cell office:value-type="float" office:value="20668150.563000001" table:style-name="ce3">
            <text:p>20668150,563</text:p>
          </table:table-cell>
          <table:table-cell table:number-columns-repeated="5" table:style-name="ce3"/>
          <table:table-cell office:value-type="float" office:value="-16075505.537" table:style-name="ce3">
            <text:p>-16075505,537</text:p>
          </table:table-cell>
          <table:table-cell office:value-type="float" office:value="-12526365.618000001" table:style-name="ce3">
            <text:p>-12526365,618</text:p>
          </table:table-cell>
          <table:table-cell office:value-type="float" office:value="20656171.186000001" table:style-name="ce3">
            <text:p>20656171,186</text:p>
          </table:table-cell>
          <table:table-cell office:value-type="float" office:value="20656168.947999999" table:style-name="ce3">
            <text:p>20656168,948</text:p>
          </table:table-cell>
          <table:table-cell office:value-type="float" office:value="20656170.822999999" table:style-name="ce3">
            <text:p>20656170,823</text:p>
          </table:table-cell>
          <table:table-cell office:value-type="float" office:value="-14349463.34" table:style-name="ce3">
            <text:p>-14349463,340</text:p>
          </table:table-cell>
          <table:table-cell office:value-type="float" office:value="-11181399.291999999" table:style-name="ce3">
            <text:p>-11181399,292</text:p>
          </table:table-cell>
          <table:table-cell office:value-type="float" office:value="21563053.434999999" table:style-name="ce3">
            <text:p>21563053,435</text:p>
          </table:table-cell>
          <table:table-cell office:value-type="float" office:value="21563051" table:style-name="ce3">
            <text:p>21563051,000</text:p>
          </table:table-cell>
          <table:table-cell office:value-type="float" office:value="21563052.669" table:style-name="ce3">
            <text:p>21563052,669</text:p>
          </table:table-cell>
          <table:table-cell office:value-type="float" office:value="-18706271.414000001" table:style-name="ce3">
            <text:p>-18706271,414</text:p>
          </table:table-cell>
          <table:table-cell office:value-type="float" office:value="-14576314.609999999" table:style-name="ce3">
            <text:p>-14576314,610</text:p>
          </table:table-cell>
          <table:table-cell office:value-type="float" office:value="20819839.184999999" table:style-name="ce3">
            <text:p>20819839,185</text:p>
          </table:table-cell>
          <table:table-cell office:value-type="float" office:value="20819835.695999999" table:style-name="ce3">
            <text:p>20819835,696</text:p>
          </table:table-cell>
          <table:table-cell office:value-type="float" office:value="20819839.109000001" table:style-name="ce3">
            <text:p>20819839,109</text:p>
          </table:table-cell>
          <table:table-cell table:number-columns-repeated="16332"/>
        </table:table-row>
        <table:table-row table:style-name="ro1">
          <table:table-cell office:value-type="float" office:value="13470" table:style-name="ce2">
            <text:p>13470</text:p>
          </table:table-cell>
          <table:table-cell office:value-type="float" office:value="-16735127.328" table:style-name="ce2">
            <text:p>-16735127,33</text:p>
          </table:table-cell>
          <table:table-cell office:value-type="float" office:value="-13040356.305" table:style-name="ce3">
            <text:p>-13040356,305</text:p>
          </table:table-cell>
          <table:table-cell office:value-type="float" office:value="20677940.846999999" table:style-name="ce3">
            <text:p>20677940,847</text:p>
          </table:table-cell>
          <table:table-cell office:value-type="float" office:value="20677940.657000002" table:style-name="ce3">
            <text:p>20677940,657</text:p>
          </table:table-cell>
          <table:table-cell office:value-type="float" office:value="20677940.184" table:style-name="ce3">
            <text:p>20677940,184</text:p>
          </table:table-cell>
          <table:table-cell table:number-columns-repeated="5" table:style-name="ce3"/>
          <table:table-cell office:value-type="float" office:value="-15671661.373" table:style-name="ce3">
            <text:p>-15671661,373</text:p>
          </table:table-cell>
          <table:table-cell office:value-type="float" office:value="-12211681.579" table:style-name="ce3">
            <text:p>-12211681,579</text:p>
          </table:table-cell>
          <table:table-cell office:value-type="float" office:value="20659769.636999998" table:style-name="ce3">
            <text:p>20659769,637</text:p>
          </table:table-cell>
          <table:table-cell office:value-type="float" office:value="20659770.142000001" table:style-name="ce3">
            <text:p>20659770,142</text:p>
          </table:table-cell>
          <table:table-cell office:value-type="float" office:value="20659769.373" table:style-name="ce3">
            <text:p>20659769,373</text:p>
          </table:table-cell>
          <table:table-cell office:value-type="float" office:value="-13619005.225" table:style-name="ce3">
            <text:p>-13619005,225</text:p>
          </table:table-cell>
          <table:table-cell office:value-type="float" office:value="-10612211.257999999" table:style-name="ce3">
            <text:p>-10612211,258</text:p>
          </table:table-cell>
          <table:table-cell office:value-type="float" office:value="21556619.877999999" table:style-name="ce3">
            <text:p>21556619,878</text:p>
          </table:table-cell>
          <table:table-cell office:value-type="float" office:value="21556620.670000002" table:style-name="ce3">
            <text:p>21556620,670</text:p>
          </table:table-cell>
          <table:table-cell office:value-type="float" office:value="21556619.199999999" table:style-name="ce3">
            <text:p>21556619,200</text:p>
          </table:table-cell>
          <table:table-cell office:value-type="float" office:value="-18185257.502" table:style-name="ce3">
            <text:p>-18185257,502</text:p>
          </table:table-cell>
          <table:table-cell office:value-type="float" office:value="-14170329.470000001" table:style-name="ce3">
            <text:p>-14170329,470</text:p>
          </table:table-cell>
          <table:table-cell office:value-type="float" office:value="20805674.083000001" table:style-name="ce3">
            <text:p>20805674,083</text:p>
          </table:table-cell>
          <table:table-cell office:value-type="float" office:value="20805673.488000002" table:style-name="ce3">
            <text:p>20805673,488</text:p>
          </table:table-cell>
          <table:table-cell office:value-type="float" office:value="20805673.839000002" table:style-name="ce3">
            <text:p>20805673,839</text:p>
          </table:table-cell>
          <table:table-cell table:style-name="ce2"/>
          <table:table-cell office:value-type="float" office:value="-18139606.793000001" table:style-name="ce3">
            <text:p>-18139606,793</text:p>
          </table:table-cell>
          <table:table-cell office:value-type="float" office:value="-14134755.571" table:style-name="ce3">
            <text:p>-14134755,571</text:p>
          </table:table-cell>
          <table:table-cell office:value-type="float" office:value="20677918.798999999" table:style-name="ce3">
            <text:p>20677918,799</text:p>
          </table:table-cell>
          <table:table-cell office:value-type="float" office:value="20677916.589000002" table:style-name="ce3">
            <text:p>20677916,589</text:p>
          </table:table-cell>
          <table:table-cell office:value-type="float" office:value="20677918.780999999" table:style-name="ce3">
            <text:p>20677918,781</text:p>
          </table:table-cell>
          <table:table-cell table:number-columns-repeated="5" table:style-name="ce3"/>
          <table:table-cell office:value-type="float" office:value="-16056706.856000001" table:style-name="ce3">
            <text:p>-16056706,856</text:p>
          </table:table-cell>
          <table:table-cell office:value-type="float" office:value="-12511717.296" table:style-name="ce3">
            <text:p>-12511717,296</text:p>
          </table:table-cell>
          <table:table-cell office:value-type="float" office:value="20659748.778000001" table:style-name="ce3">
            <text:p>20659748,778</text:p>
          </table:table-cell>
          <table:table-cell office:value-type="float" office:value="20659746.125999998" table:style-name="ce3">
            <text:p>20659746,126</text:p>
          </table:table-cell>
          <table:table-cell office:value-type="float" office:value="20659748.374000002" table:style-name="ce3">
            <text:p>20659748,374</text:p>
          </table:table-cell>
          <table:table-cell office:value-type="float" office:value="-14383377.317" table:style-name="ce3">
            <text:p>-14383377,317</text:p>
          </table:table-cell>
          <table:table-cell office:value-type="float" office:value="-11207825.776000001" table:style-name="ce3">
            <text:p>-11207825,776</text:p>
          </table:table-cell>
          <table:table-cell office:value-type="float" office:value="21556599.988000002" table:style-name="ce3">
            <text:p>21556599,988</text:p>
          </table:table-cell>
          <table:table-cell office:value-type="float" office:value="21556597.886999998" table:style-name="ce3">
            <text:p>21556597,887</text:p>
          </table:table-cell>
          <table:table-cell office:value-type="float" office:value="21556599.236000001" table:style-name="ce3">
            <text:p>21556599,236</text:p>
          </table:table-cell>
          <table:table-cell office:value-type="float" office:value="-18780790.521000002" table:style-name="ce3">
            <text:p>-18780790,521</text:p>
          </table:table-cell>
          <table:table-cell office:value-type="float" office:value="-14634381.443" table:style-name="ce3">
            <text:p>-14634381,443</text:p>
          </table:table-cell>
          <table:table-cell office:value-type="float" office:value="20805659.002999999" table:style-name="ce3">
            <text:p>20805659,003</text:p>
          </table:table-cell>
          <table:table-cell office:value-type="float" office:value="20805655.32" table:style-name="ce3">
            <text:p>20805655,320</text:p>
          </table:table-cell>
          <table:table-cell office:value-type="float" office:value="20805658.532000002" table:style-name="ce3">
            <text:p>20805658,532</text:p>
          </table:table-cell>
          <table:table-cell table:number-columns-repeated="16332"/>
        </table:table-row>
        <table:table-row table:style-name="ro1">
          <table:table-cell office:value-type="float" office:value="13500" table:style-name="ce2">
            <text:p>13500</text:p>
          </table:table-cell>
          <table:table-cell office:value-type="float" office:value="-16683555.075999999" table:style-name="ce2">
            <text:p>-16683555,08</text:p>
          </table:table-cell>
          <table:table-cell office:value-type="float" office:value="-13000170.136" table:style-name="ce3">
            <text:p>-13000170,136</text:p>
          </table:table-cell>
          <table:table-cell office:value-type="float" office:value="20687754.452" table:style-name="ce3">
            <text:p>20687754,452</text:p>
          </table:table-cell>
          <table:table-cell office:value-type="float" office:value="20687755.077" table:style-name="ce3">
            <text:p>20687755,077</text:p>
          </table:table-cell>
          <table:table-cell office:value-type="float" office:value="20687754.226" table:style-name="ce3">
            <text:p>20687754,226</text:p>
          </table:table-cell>
          <table:table-cell table:number-columns-repeated="5" table:style-name="ce3"/>
          <table:table-cell office:value-type="float" office:value="-15652615.385" table:style-name="ce3">
            <text:p>-15652615,385</text:p>
          </table:table-cell>
          <table:table-cell office:value-type="float" office:value="-12196840.550000001" table:style-name="ce3">
            <text:p>-12196840,550</text:p>
          </table:table-cell>
          <table:table-cell office:value-type="float" office:value="20663394.153999999" table:style-name="ce3">
            <text:p>20663394,154</text:p>
          </table:table-cell>
          <table:table-cell office:value-type="float" office:value="20663394.508000001" table:style-name="ce3">
            <text:p>20663394,508</text:p>
          </table:table-cell>
          <table:table-cell office:value-type="float" office:value="20663393.544" table:style-name="ce3">
            <text:p>20663393,544</text:p>
          </table:table-cell>
          <table:table-cell office:value-type="float" office:value="-13652332.805" table:style-name="ce3">
            <text:p>-13652332,805</text:p>
          </table:table-cell>
          <table:table-cell office:value-type="float" office:value="-10638180.805" table:style-name="ce3">
            <text:p>-10638180,805</text:p>
          </table:table-cell>
          <table:table-cell office:value-type="float" office:value="21550278.061000001" table:style-name="ce3">
            <text:p>21550278,061</text:p>
          </table:table-cell>
          <table:table-cell office:value-type="float" office:value="21550278.565000001" table:style-name="ce3">
            <text:p>21550278,565</text:p>
          </table:table-cell>
          <table:table-cell office:value-type="float" office:value="21550277.250999998" table:style-name="ce3">
            <text:p>21550277,251</text:p>
          </table:table-cell>
          <table:table-cell office:value-type="float" office:value="-18259272.868999999" table:style-name="ce3">
            <text:p>-18259272,869</text:p>
          </table:table-cell>
          <table:table-cell office:value-type="float" office:value="-14228003.778000001" table:style-name="ce3">
            <text:p>-14228003,778</text:p>
          </table:table-cell>
          <table:table-cell office:value-type="float" office:value="20791589.958000001" table:style-name="ce3">
            <text:p>20791589,958</text:p>
          </table:table-cell>
          <table:table-cell office:value-type="float" office:value="20791588.642000001" table:style-name="ce3">
            <text:p>20791588,642</text:p>
          </table:table-cell>
          <table:table-cell office:value-type="float" office:value="20791589.500999998" table:style-name="ce3">
            <text:p>20791589,501</text:p>
          </table:table-cell>
          <table:table-cell table:style-name="ce2"/>
          <table:table-cell office:value-type="float" office:value="-18088034.331" table:style-name="ce3">
            <text:p>-18088034,331</text:p>
          </table:table-cell>
          <table:table-cell office:value-type="float" office:value="-14094569.244000001" table:style-name="ce3">
            <text:p>-14094569,244</text:p>
          </table:table-cell>
          <table:table-cell office:value-type="float" office:value="20687732.852000002" table:style-name="ce3">
            <text:p>20687732,852</text:p>
          </table:table-cell>
          <table:table-cell office:value-type="float" office:value="20687730.607000001" table:style-name="ce3">
            <text:p>20687730,607</text:p>
          </table:table-cell>
          <table:table-cell office:value-type="float" office:value="20687732.673999999" table:style-name="ce3">
            <text:p>20687732,674</text:p>
          </table:table-cell>
          <table:table-cell table:number-columns-repeated="5" table:style-name="ce3"/>
          <table:table-cell office:value-type="float" office:value="-16037660.723999999" table:style-name="ce3">
            <text:p>-16037660,724</text:p>
          </table:table-cell>
          <table:table-cell office:value-type="float" office:value="-12496876.151000001" table:style-name="ce3">
            <text:p>-12496876,151</text:p>
          </table:table-cell>
          <table:table-cell office:value-type="float" office:value="20663372.958000001" table:style-name="ce3">
            <text:p>20663372,958</text:p>
          </table:table-cell>
          <table:table-cell office:value-type="float" office:value="20663370.612" table:style-name="ce3">
            <text:p>20663370,612</text:p>
          </table:table-cell>
          <table:table-cell office:value-type="float" office:value="20663372.603" table:style-name="ce3">
            <text:p>20663372,603</text:p>
          </table:table-cell>
          <table:table-cell office:value-type="float" office:value="-14416704.59" table:style-name="ce3">
            <text:p>-14416704,590</text:p>
          </table:table-cell>
          <table:table-cell office:value-type="float" office:value="-11233795.078" table:style-name="ce3">
            <text:p>-11233795,078</text:p>
          </table:table-cell>
          <table:table-cell office:value-type="float" office:value="21550258.129999999" table:style-name="ce3">
            <text:p>21550258,130</text:p>
          </table:table-cell>
          <table:table-cell office:value-type="float" office:value="21550256.072000001" table:style-name="ce3">
            <text:p>21550256,072</text:p>
          </table:table-cell>
          <table:table-cell office:value-type="float" office:value="21550257.403999999" table:style-name="ce3">
            <text:p>21550257,404</text:p>
          </table:table-cell>
          <table:table-cell office:value-type="float" office:value="-18854805.822000001" table:style-name="ce3">
            <text:p>-18854805,822</text:p>
          </table:table-cell>
          <table:table-cell office:value-type="float" office:value="-14692055.699999999" table:style-name="ce3">
            <text:p>-14692055,700</text:p>
          </table:table-cell>
          <table:table-cell office:value-type="float" office:value="20791574.495999999" table:style-name="ce3">
            <text:p>20791574,496</text:p>
          </table:table-cell>
          <table:table-cell office:value-type="float" office:value="20791570.745999999" table:style-name="ce3">
            <text:p>20791570,746</text:p>
          </table:table-cell>
          <table:table-cell office:value-type="float" office:value="20791573.952" table:style-name="ce3">
            <text:p>20791573,952</text:p>
          </table:table-cell>
          <table:table-cell table:number-columns-repeated="16332"/>
        </table:table-row>
        <table:table-row table:style-name="ro1">
          <table:table-cell office:value-type="float" office:value="13530" table:style-name="ce2">
            <text:p>13530</text:p>
          </table:table-cell>
          <table:table-cell office:value-type="float" office:value="-16631752.239" table:style-name="ce2">
            <text:p>-16631752,24</text:p>
          </table:table-cell>
          <table:table-cell office:value-type="float" office:value="-12959804.285" table:style-name="ce3">
            <text:p>-12959804,285</text:p>
          </table:table-cell>
          <table:table-cell office:value-type="float" office:value="20697611.739" table:style-name="ce3">
            <text:p>20697611,739</text:p>
          </table:table-cell>
          <table:table-cell office:value-type="float" office:value="20697612.749000002" table:style-name="ce3">
            <text:p>20697612,749</text:p>
          </table:table-cell>
          <table:table-cell office:value-type="float" office:value="20697611.304000001" table:style-name="ce3">
            <text:p>20697611,304</text:p>
          </table:table-cell>
          <table:table-cell table:number-columns-repeated="5" table:style-name="ce3"/>
          <table:table-cell office:value-type="float" office:value="-15633332.268999999" table:style-name="ce3">
            <text:p>-15633332,269</text:p>
          </table:table-cell>
          <table:table-cell office:value-type="float" office:value="-12181814.741" table:style-name="ce3">
            <text:p>-12181814,741</text:p>
          </table:table-cell>
          <table:table-cell office:value-type="float" office:value="20667063.738000002" table:style-name="ce3">
            <text:p>20667063,738</text:p>
          </table:table-cell>
          <table:table-cell office:value-type="float" office:value="20667064.072000001" table:style-name="ce3">
            <text:p>20667064,072</text:p>
          </table:table-cell>
          <table:table-cell office:value-type="float" office:value="20667063.083999999" table:style-name="ce3">
            <text:p>20667063,084</text:p>
          </table:table-cell>
          <table:table-cell office:value-type="float" office:value="-13685081.487" table:style-name="ce3">
            <text:p>-13685081,487</text:p>
          </table:table-cell>
          <table:table-cell office:value-type="float" office:value="-10663699.257999999" table:style-name="ce3">
            <text:p>-10663699,258</text:p>
          </table:table-cell>
          <table:table-cell office:value-type="float" office:value="21544046.684" table:style-name="ce3">
            <text:p>21544046,684</text:p>
          </table:table-cell>
          <table:table-cell office:value-type="float" office:value="21544046.318" table:style-name="ce3">
            <text:p>21544046,318</text:p>
          </table:table-cell>
          <table:table-cell office:value-type="float" office:value="21544045.73" table:style-name="ce3">
            <text:p>21544045,730</text:p>
          </table:table-cell>
          <table:table-cell office:value-type="float" office:value="-18332791.123" table:style-name="ce3">
            <text:p>-18332791,123</text:p>
          </table:table-cell>
          <table:table-cell office:value-type="float" office:value="-14285290.725" table:style-name="ce3">
            <text:p>-14285290,725</text:p>
          </table:table-cell>
          <table:table-cell office:value-type="float" office:value="20777600.421999998" table:style-name="ce3">
            <text:p>20777600,422</text:p>
          </table:table-cell>
          <table:table-cell office:value-type="float" office:value="20777598.671" table:style-name="ce3">
            <text:p>20777598,671</text:p>
          </table:table-cell>
          <table:table-cell office:value-type="float" office:value="20777599.480999999" table:style-name="ce3">
            <text:p>20777599,481</text:p>
          </table:table-cell>
          <table:table-cell table:style-name="ce2"/>
          <table:table-cell office:value-type="float" office:value="-18036238.410999998" table:style-name="ce3">
            <text:p>-18036238,411</text:p>
          </table:table-cell>
          <table:table-cell office:value-type="float" office:value="-14054208.787" table:style-name="ce3">
            <text:p>-14054208,787</text:p>
          </table:table-cell>
          <table:table-cell office:value-type="float" office:value="20697589.511" table:style-name="ce3">
            <text:p>20697589,511</text:p>
          </table:table-cell>
          <table:table-cell office:value-type="float" office:value="20697586.949999999" table:style-name="ce3">
            <text:p>20697586,950</text:p>
          </table:table-cell>
          <table:table-cell office:value-type="float" office:value="20697589.061000001" table:style-name="ce3">
            <text:p>20697589,061</text:p>
          </table:table-cell>
          <table:table-cell table:number-columns-repeated="5" table:style-name="ce3"/>
          <table:table-cell office:value-type="float" office:value="-16018384.595000001" table:style-name="ce3">
            <text:p>-16018384,595</text:p>
          </table:table-cell>
          <table:table-cell office:value-type="float" office:value="-12481855.789999999" table:style-name="ce3">
            <text:p>-12481855,790</text:p>
          </table:table-cell>
          <table:table-cell office:value-type="float" office:value="20667040.813999999" table:style-name="ce3">
            <text:p>20667040,814</text:p>
          </table:table-cell>
          <table:table-cell office:value-type="float" office:value="20667039.063999999" table:style-name="ce3">
            <text:p>20667039,064</text:p>
          </table:table-cell>
          <table:table-cell office:value-type="float" office:value="20667040.107999999" table:style-name="ce3">
            <text:p>20667040,108</text:p>
          </table:table-cell>
          <table:table-cell office:value-type="float" office:value="-14449460.085999999" table:style-name="ce3">
            <text:p>-14449460,086</text:p>
          </table:table-cell>
          <table:table-cell office:value-type="float" office:value="-11259318.846000001" table:style-name="ce3">
            <text:p>-11259318,846</text:p>
          </table:table-cell>
          <table:table-cell office:value-type="float" office:value="21544024.129000001" table:style-name="ce3">
            <text:p>21544024,129</text:p>
          </table:table-cell>
          <table:table-cell office:value-type="float" office:value="21544022.831999999" table:style-name="ce3">
            <text:p>21544022,832</text:p>
          </table:table-cell>
          <table:table-cell office:value-type="float" office:value="21544023.602000002" table:style-name="ce3">
            <text:p>21544023,602</text:p>
          </table:table-cell>
          <table:table-cell office:value-type="float" office:value="-18928331.140999999" table:style-name="ce3">
            <text:p>-18928331,141</text:p>
          </table:table-cell>
          <table:table-cell office:value-type="float" office:value="-14749348.154999999" table:style-name="ce3">
            <text:p>-14749348,155</text:p>
          </table:table-cell>
          <table:table-cell office:value-type="float" office:value="20777582.307999998" table:style-name="ce3">
            <text:p>20777582,308</text:p>
          </table:table-cell>
          <table:table-cell office:value-type="float" office:value="20777579.338" table:style-name="ce3">
            <text:p>20777579,338</text:p>
          </table:table-cell>
          <table:table-cell office:value-type="float" office:value="20777582.342999998" table:style-name="ce3">
            <text:p>20777582,343</text:p>
          </table:table-cell>
          <table:table-cell table:number-columns-repeated="16332"/>
        </table:table-row>
        <table:table-row table:style-name="ro1">
          <table:table-cell office:value-type="float" office:value="13560" table:style-name="ce2">
            <text:p>13560</text:p>
          </table:table-cell>
          <table:table-cell office:value-type="float" office:value="-16579714.432" table:style-name="ce2">
            <text:p>-16579714,43</text:p>
          </table:table-cell>
          <table:table-cell office:value-type="float" office:value="-12919255.345000001" table:style-name="ce3">
            <text:p>-12919255,345</text:p>
          </table:table-cell>
          <table:table-cell office:value-type="float" office:value="20707514.73" table:style-name="ce3">
            <text:p>20707514,730</text:p>
          </table:table-cell>
          <table:table-cell office:value-type="float" office:value="20707515.252" table:style-name="ce3">
            <text:p>20707515,252</text:p>
          </table:table-cell>
          <table:table-cell office:value-type="float" office:value="20707514.045000002" table:style-name="ce3">
            <text:p>20707514,045</text:p>
          </table:table-cell>
          <table:table-cell table:number-columns-repeated="5" table:style-name="ce3"/>
          <table:table-cell office:value-type="float" office:value="-15613807.890000001" table:style-name="ce3">
            <text:p>-15613807,890</text:p>
          </table:table-cell>
          <table:table-cell office:value-type="float" office:value="-12166600.939999999" table:style-name="ce3">
            <text:p>-12166600,940</text:p>
          </table:table-cell>
          <table:table-cell office:value-type="float" office:value="20670778.980999999" table:style-name="ce3">
            <text:p>20670778,981</text:p>
          </table:table-cell>
          <table:table-cell office:value-type="float" office:value="20670779.122000001" table:style-name="ce3">
            <text:p>20670779,122</text:p>
          </table:table-cell>
          <table:table-cell office:value-type="float" office:value="20670778.675000001" table:style-name="ce3">
            <text:p>20670778,675</text:p>
          </table:table-cell>
          <table:table-cell office:value-type="float" office:value="-13717244.403000001" table:style-name="ce3">
            <text:p>-13717244,403</text:p>
          </table:table-cell>
          <table:table-cell office:value-type="float" office:value="-10688761.266000001" table:style-name="ce3">
            <text:p>-10688761,266</text:p>
          </table:table-cell>
          <table:table-cell office:value-type="float" office:value="21537925.715999998" table:style-name="ce3">
            <text:p>21537925,716</text:p>
          </table:table-cell>
          <table:table-cell office:value-type="float" office:value="21537926.157000002" table:style-name="ce3">
            <text:p>21537926,157</text:p>
          </table:table-cell>
          <table:table-cell office:value-type="float" office:value="21537925.000999998" table:style-name="ce3">
            <text:p>21537925,001</text:p>
          </table:table-cell>
          <table:table-cell office:value-type="float" office:value="-18405804.941" table:style-name="ce3">
            <text:p>-18405804,941</text:p>
          </table:table-cell>
          <table:table-cell office:value-type="float" office:value="-14342184.607999999" table:style-name="ce3">
            <text:p>-14342184,608</text:p>
          </table:table-cell>
          <table:table-cell office:value-type="float" office:value="20763704.973999999" table:style-name="ce3">
            <text:p>20763704,974</text:p>
          </table:table-cell>
          <table:table-cell office:value-type="float" office:value="20763704.77" table:style-name="ce3">
            <text:p>20763704,770</text:p>
          </table:table-cell>
          <table:table-cell office:value-type="float" office:value="20763704.396000002" table:style-name="ce3">
            <text:p>20763704,396</text:p>
          </table:table-cell>
          <table:table-cell table:style-name="ce2"/>
          <table:table-cell office:value-type="float" office:value="-17984211.745999999" table:style-name="ce3">
            <text:p>-17984211,746</text:p>
          </table:table-cell>
          <table:table-cell office:value-type="float" office:value="-14013668.529999999" table:style-name="ce3">
            <text:p>-14013668,530</text:p>
          </table:table-cell>
          <table:table-cell office:value-type="float" office:value="20707489.778000001" table:style-name="ce3">
            <text:p>20707489,778</text:p>
          </table:table-cell>
          <table:table-cell office:value-type="float" office:value="20707487.484000001" table:style-name="ce3">
            <text:p>20707487,484</text:p>
          </table:table-cell>
          <table:table-cell office:value-type="float" office:value="20707489.609000001" table:style-name="ce3">
            <text:p>20707489,609</text:p>
          </table:table-cell>
          <table:table-cell table:number-columns-repeated="5" table:style-name="ce3"/>
          <table:table-cell office:value-type="float" office:value="-15998871.419" table:style-name="ce3">
            <text:p>-15998871,419</text:p>
          </table:table-cell>
          <table:table-cell office:value-type="float" office:value="-12466650.719000001" table:style-name="ce3">
            <text:p>-12466650,719</text:p>
          </table:table-cell>
          <table:table-cell office:value-type="float" office:value="20670753.528000001" table:style-name="ce3">
            <text:p>20670753,528</text:p>
          </table:table-cell>
          <table:table-cell office:value-type="float" office:value="20670751.973000001" table:style-name="ce3">
            <text:p>20670751,973</text:p>
          </table:table-cell>
          <table:table-cell office:value-type="float" office:value="20670753.510000002" table:style-name="ce3">
            <text:p>20670753,510</text:p>
          </table:table-cell>
          <table:table-cell office:value-type="float" office:value="-14481634.025" table:style-name="ce3">
            <text:p>-14481634,025</text:p>
          </table:table-cell>
          <table:table-cell office:value-type="float" office:value="-11284389.447000001" table:style-name="ce3">
            <text:p>-11284389,447</text:p>
          </table:table-cell>
          <table:table-cell office:value-type="float" office:value="21537902.359000001" table:style-name="ce3">
            <text:p>21537902,359</text:p>
          </table:table-cell>
          <table:table-cell office:value-type="float" office:value="21537900.616" table:style-name="ce3">
            <text:p>21537900,616</text:p>
          </table:table-cell>
          <table:table-cell office:value-type="float" office:value="21537900.991" table:style-name="ce3">
            <text:p>21537900,991</text:p>
          </table:table-cell>
          <table:table-cell office:value-type="float" office:value="-19001356.239" table:style-name="ce3">
            <text:p>-19001356,239</text:p>
          </table:table-cell>
          <table:table-cell office:value-type="float" office:value="-14806250.83" table:style-name="ce3">
            <text:p>-14806250,830</text:p>
          </table:table-cell>
          <table:table-cell office:value-type="float" office:value="20763686.741999999" table:style-name="ce3">
            <text:p>20763686,742</text:p>
          </table:table-cell>
          <table:table-cell office:value-type="float" office:value="20763683.298999999" table:style-name="ce3">
            <text:p>20763683,299</text:p>
          </table:table-cell>
          <table:table-cell office:value-type="float" office:value="20763686.098999999" table:style-name="ce3">
            <text:p>20763686,099</text:p>
          </table:table-cell>
          <table:table-cell table:number-columns-repeated="16332"/>
        </table:table-row>
        <table:table-row table:style-name="ro1">
          <table:table-cell office:value-type="float" office:value="13590" table:style-name="ce2">
            <text:p>13590</text:p>
          </table:table-cell>
          <table:table-cell office:value-type="float" office:value="-16527453.097999999" table:style-name="ce2">
            <text:p>-16527453,1</text:p>
          </table:table-cell>
          <table:table-cell office:value-type="float" office:value="-12878532.221000001" table:style-name="ce3">
            <text:p>-12878532,221</text:p>
          </table:table-cell>
          <table:table-cell office:value-type="float" office:value="20717458.644000001" table:style-name="ce3">
            <text:p>20717458,644</text:p>
          </table:table-cell>
          <table:table-cell office:value-type="float" office:value="20717460.565000001" table:style-name="ce3">
            <text:p>20717460,565</text:p>
          </table:table-cell>
          <table:table-cell office:value-type="float" office:value="20717458.859000001" table:style-name="ce3">
            <text:p>20717458,859</text:p>
          </table:table-cell>
          <table:table-cell table:number-columns-repeated="5" table:style-name="ce3"/>
          <table:table-cell office:value-type="float" office:value="-15594053.643999999" table:style-name="ce3">
            <text:p>-15594053,644</text:p>
          </table:table-cell>
          <table:table-cell office:value-type="float" office:value="-12151208.016000001" table:style-name="ce3">
            <text:p>-12151208,016</text:p>
          </table:table-cell>
          <table:table-cell office:value-type="float" office:value="20674538.116999999" table:style-name="ce3">
            <text:p>20674538,117</text:p>
          </table:table-cell>
          <table:table-cell office:value-type="float" office:value="20674538.260000002" table:style-name="ce3">
            <text:p>20674538,260</text:p>
          </table:table-cell>
          <table:table-cell office:value-type="float" office:value="20674537.544" table:style-name="ce3">
            <text:p>20674537,544</text:p>
          </table:table-cell>
          <table:table-cell office:value-type="float" office:value="-13748830.873" table:style-name="ce3">
            <text:p>-13748830,873</text:p>
          </table:table-cell>
          <table:table-cell office:value-type="float" office:value="-10713374.097999999" table:style-name="ce3">
            <text:p>-10713374,098</text:p>
          </table:table-cell>
          <table:table-cell office:value-type="float" office:value="21531914.975000001" table:style-name="ce3">
            <text:p>21531914,975</text:p>
          </table:table-cell>
          <table:table-cell office:value-type="float" office:value="21531915.252" table:style-name="ce3">
            <text:p>21531915,252</text:p>
          </table:table-cell>
          <table:table-cell office:value-type="float" office:value="21531914.296" table:style-name="ce3">
            <text:p>21531914,296</text:p>
          </table:table-cell>
          <table:table-cell office:value-type="float" office:value="-18478322.335999999" table:style-name="ce3">
            <text:p>-18478322,336</text:p>
          </table:table-cell>
          <table:table-cell office:value-type="float" office:value="-14398691.672" table:style-name="ce3">
            <text:p>-14398691,672</text:p>
          </table:table-cell>
          <table:table-cell office:value-type="float" office:value="20749905.732999999" table:style-name="ce3">
            <text:p>20749905,733</text:p>
          </table:table-cell>
          <table:table-cell office:value-type="float" office:value="20749905.107999999" table:style-name="ce3">
            <text:p>20749905,108</text:p>
          </table:table-cell>
          <table:table-cell office:value-type="float" office:value="20749905.032000002" table:style-name="ce3">
            <text:p>20749905,032</text:p>
          </table:table-cell>
          <table:table-cell table:style-name="ce2"/>
          <table:table-cell office:value-type="float" office:value="-17931938.798" table:style-name="ce3">
            <text:p>-17931938,798</text:p>
          </table:table-cell>
          <table:table-cell office:value-type="float" office:value="-13972936.352" table:style-name="ce3">
            <text:p>-13972936,352</text:p>
          </table:table-cell>
          <table:table-cell office:value-type="float" office:value="20717436.850000001" table:style-name="ce3">
            <text:p>20717436,850</text:p>
          </table:table-cell>
          <table:table-cell office:value-type="float" office:value="20717434.609000001" table:style-name="ce3">
            <text:p>20717434,609</text:p>
          </table:table-cell>
          <table:table-cell office:value-type="float" office:value="20717436.596999999" table:style-name="ce3">
            <text:p>20717436,597</text:p>
          </table:table-cell>
          <table:table-cell table:number-columns-repeated="5" table:style-name="ce3"/>
          <table:table-cell office:value-type="float" office:value="-15979105.631999999" table:style-name="ce3">
            <text:p>-15979105,632</text:p>
          </table:table-cell>
          <table:table-cell office:value-type="float" office:value="-12451248.801999999" table:style-name="ce3">
            <text:p>-12451248,802</text:p>
          </table:table-cell>
          <table:table-cell office:value-type="float" office:value="20674515.477000002" table:style-name="ce3">
            <text:p>20674515,477</text:p>
          </table:table-cell>
          <table:table-cell office:value-type="float" office:value="20674513.261999998" table:style-name="ce3">
            <text:p>20674513,262</text:p>
          </table:table-cell>
          <table:table-cell office:value-type="float" office:value="20674514.973000001" table:style-name="ce3">
            <text:p>20674514,973</text:p>
          </table:table-cell>
          <table:table-cell office:value-type="float" office:value="-14513208.773" table:style-name="ce3">
            <text:p>-14513208,773</text:p>
          </table:table-cell>
          <table:table-cell office:value-type="float" office:value="-11308993.145" table:style-name="ce3">
            <text:p>-11308993,145</text:p>
          </table:table-cell>
          <table:table-cell office:value-type="float" office:value="21531892.818999998" table:style-name="ce3">
            <text:p>21531892,819</text:p>
          </table:table-cell>
          <table:table-cell office:value-type="float" office:value="21531891.940000001" table:style-name="ce3">
            <text:p>21531891,940</text:p>
          </table:table-cell>
          <table:table-cell office:value-type="float" office:value="21531892.329999998" table:style-name="ce3">
            <text:p>21531892,330</text:p>
          </table:table-cell>
          <table:table-cell office:value-type="float" office:value="-19073862.173999999" table:style-name="ce3">
            <text:p>-19073862,174</text:p>
          </table:table-cell>
          <table:table-cell office:value-type="float" office:value="-14862748.963" table:style-name="ce3">
            <text:p>-14862748,963</text:p>
          </table:table-cell>
          <table:table-cell office:value-type="float" office:value="20749887.918000001" table:style-name="ce3">
            <text:p>20749887,918</text:p>
          </table:table-cell>
          <table:table-cell office:value-type="float" office:value="20749885.967999998" table:style-name="ce3">
            <text:p>20749885,968</text:p>
          </table:table-cell>
          <table:table-cell office:value-type="float" office:value="20749888.179000001" table:style-name="ce3">
            <text:p>20749888,179</text:p>
          </table:table-cell>
          <table:table-cell table:number-columns-repeated="16332"/>
        </table:table-row>
        <table:table-row table:style-name="ro1">
          <table:table-cell office:value-type="float" office:value="13620" table:style-name="ce2">
            <text:p>13620</text:p>
          </table:table-cell>
          <table:table-cell office:value-type="float" office:value="-16474977.045" table:style-name="ce2">
            <text:p>-16474977,05</text:p>
          </table:table-cell>
          <table:table-cell office:value-type="float" office:value="-12837641.789000001" table:style-name="ce3">
            <text:p>-12837641,789</text:p>
          </table:table-cell>
          <table:table-cell office:value-type="float" office:value="20727445.432999998" table:style-name="ce3">
            <text:p>20727445,433</text:p>
          </table:table-cell>
          <table:table-cell office:value-type="float" office:value="20727446.087000001" table:style-name="ce3">
            <text:p>20727446,087</text:p>
          </table:table-cell>
          <table:table-cell office:value-type="float" office:value="20727445.357999999" table:style-name="ce3">
            <text:p>20727445,358</text:p>
          </table:table-cell>
          <table:table-cell table:number-columns-repeated="5" table:style-name="ce3"/>
          <table:table-cell office:value-type="float" office:value="-15574078.291999999" table:style-name="ce3">
            <text:p>-15574078,292</text:p>
          </table:table-cell>
          <table:table-cell office:value-type="float" office:value="-12135642.809" table:style-name="ce3">
            <text:p>-12135642,809</text:p>
          </table:table-cell>
          <table:table-cell office:value-type="float" office:value="20678339.243000001" table:style-name="ce3">
            <text:p>20678339,243</text:p>
          </table:table-cell>
          <table:table-cell office:value-type="float" office:value="20678339.954" table:style-name="ce3">
            <text:p>20678339,954</text:p>
          </table:table-cell>
          <table:table-cell office:value-type="float" office:value="20678338.561999999" table:style-name="ce3">
            <text:p>20678338,562</text:p>
          </table:table-cell>
          <table:table-cell office:value-type="float" office:value="-13779846.967" table:style-name="ce3">
            <text:p>-13779846,967</text:p>
          </table:table-cell>
          <table:table-cell office:value-type="float" office:value="-10737542.488" table:style-name="ce3">
            <text:p>-10737542,488</text:p>
          </table:table-cell>
          <table:table-cell office:value-type="float" office:value="21526012.395" table:style-name="ce3">
            <text:p>21526012,395</text:p>
          </table:table-cell>
          <table:table-cell office:value-type="float" office:value="21526013.541000001" table:style-name="ce3">
            <text:p>21526013,541</text:p>
          </table:table-cell>
          <table:table-cell office:value-type="float" office:value="21526012.144000001" table:style-name="ce3">
            <text:p>21526012,144</text:p>
          </table:table-cell>
          <table:table-cell office:value-type="float" office:value="-18550348.68" table:style-name="ce3">
            <text:p>-18550348,680</text:p>
          </table:table-cell>
          <table:table-cell office:value-type="float" office:value="-14454816.097999999" table:style-name="ce3">
            <text:p>-14454816,098</text:p>
          </table:table-cell>
          <table:table-cell office:value-type="float" office:value="20736199.401000001" table:style-name="ce3">
            <text:p>20736199,401</text:p>
          </table:table-cell>
          <table:table-cell office:value-type="float" office:value="20736198.649" table:style-name="ce3">
            <text:p>20736198,649</text:p>
          </table:table-cell>
          <table:table-cell office:value-type="float" office:value="20736199.197000001" table:style-name="ce3">
            <text:p>20736199,197</text:p>
          </table:table-cell>
          <table:table-cell table:style-name="ce2"/>
          <table:table-cell office:value-type="float" office:value="-17879451.638" table:style-name="ce3">
            <text:p>-17879451,638</text:p>
          </table:table-cell>
          <table:table-cell office:value-type="float" office:value="-13932037.263" table:style-name="ce3">
            <text:p>-13932037,263</text:p>
          </table:table-cell>
          <table:table-cell office:value-type="float" office:value="20727424.789000001" table:style-name="ce3">
            <text:p>20727424,789</text:p>
          </table:table-cell>
          <table:table-cell office:value-type="float" office:value="20727422.394000001" table:style-name="ce3">
            <text:p>20727422,394</text:p>
          </table:table-cell>
          <table:table-cell office:value-type="float" office:value="20727424.473000001" table:style-name="ce3">
            <text:p>20727424,473</text:p>
          </table:table-cell>
          <table:table-cell table:number-columns-repeated="5" table:style-name="ce3"/>
          <table:table-cell office:value-type="float" office:value="-15959119.242000001" table:style-name="ce3">
            <text:p>-15959119,242</text:p>
          </table:table-cell>
          <table:table-cell office:value-type="float" office:value="-12435674.993000001" table:style-name="ce3">
            <text:p>-12435674,993</text:p>
          </table:table-cell>
          <table:table-cell office:value-type="float" office:value="20678318.840999998" table:style-name="ce3">
            <text:p>20678318,841</text:p>
          </table:table-cell>
          <table:table-cell office:value-type="float" office:value="20678316.484999999" table:style-name="ce3">
            <text:p>20678316,485</text:p>
          </table:table-cell>
          <table:table-cell office:value-type="float" office:value="20678318.285" table:style-name="ce3">
            <text:p>20678318,285</text:p>
          </table:table-cell>
          <table:table-cell office:value-type="float" office:value="-14544213.663000001" table:style-name="ce3">
            <text:p>-14544213,663</text:p>
          </table:table-cell>
          <table:table-cell office:value-type="float" office:value="-11333152.795" table:style-name="ce3">
            <text:p>-11333152,795</text:p>
          </table:table-cell>
          <table:table-cell office:value-type="float" office:value="21525993.418000001" table:style-name="ce3">
            <text:p>21525993,418</text:p>
          </table:table-cell>
          <table:table-cell office:value-type="float" office:value="21525991.991999999" table:style-name="ce3">
            <text:p>21525991,992</text:p>
          </table:table-cell>
          <table:table-cell office:value-type="float" office:value="21525992.614" table:style-name="ce3">
            <text:p>21525992,614</text:p>
          </table:table-cell>
          <table:table-cell office:value-type="float" office:value="-19145877.559999999" table:style-name="ce3">
            <text:p>-19145877,560</text:p>
          </table:table-cell>
          <table:table-cell office:value-type="float" office:value="-14918864.845000001" table:style-name="ce3">
            <text:p>-14918864,845</text:p>
          </table:table-cell>
          <table:table-cell office:value-type="float" office:value="20736185.096000001" table:style-name="ce3">
            <text:p>20736185,096</text:p>
          </table:table-cell>
          <table:table-cell office:value-type="float" office:value="20736181.607000001" table:style-name="ce3">
            <text:p>20736181,607</text:p>
          </table:table-cell>
          <table:table-cell office:value-type="float" office:value="20736184.614" table:style-name="ce3">
            <text:p>20736184,614</text:p>
          </table:table-cell>
          <table:table-cell table:number-columns-repeated="16332"/>
        </table:table-row>
        <table:table-row table:style-name="ro1">
          <table:table-cell office:value-type="float" office:value="13650" table:style-name="ce2">
            <text:p>13650</text:p>
          </table:table-cell>
          <table:table-cell office:value-type="float" office:value="-16422265.861" table:style-name="ce2">
            <text:p>-16422265,86</text:p>
          </table:table-cell>
          <table:table-cell office:value-type="float" office:value="-12796568.132999999" table:style-name="ce3">
            <text:p>-12796568,133</text:p>
          </table:table-cell>
          <table:table-cell office:value-type="float" office:value="20737476.059999999" table:style-name="ce3">
            <text:p>20737476,060</text:p>
          </table:table-cell>
          <table:table-cell office:value-type="float" office:value="20737476.759" table:style-name="ce3">
            <text:p>20737476,759</text:p>
          </table:table-cell>
          <table:table-cell office:value-type="float" office:value="20737475.892000001" table:style-name="ce3">
            <text:p>20737475,892</text:p>
          </table:table-cell>
          <table:table-cell table:number-columns-repeated="5" table:style-name="ce3"/>
          <table:table-cell office:value-type="float" office:value="-15553861.725" table:style-name="ce3">
            <text:p>-15553861,725</text:p>
          </table:table-cell>
          <table:table-cell office:value-type="float" office:value="-12119889.647" table:style-name="ce3">
            <text:p>-12119889,647</text:p>
          </table:table-cell>
          <table:table-cell office:value-type="float" office:value="20682187.074999999" table:style-name="ce3">
            <text:p>20682187,075</text:p>
          </table:table-cell>
          <table:table-cell office:value-type="float" office:value="20682186.969000001" table:style-name="ce3">
            <text:p>20682186,969</text:p>
          </table:table-cell>
          <table:table-cell office:value-type="float" office:value="20682186.017000001" table:style-name="ce3">
            <text:p>20682186,017</text:p>
          </table:table-cell>
          <table:table-cell office:value-type="float" office:value="-13810269.926000001" table:style-name="ce3">
            <text:p>-13810269,926</text:p>
          </table:table-cell>
          <table:table-cell office:value-type="float" office:value="-10761248.692" table:style-name="ce3">
            <text:p>-10761248,692</text:p>
          </table:table-cell>
          <table:table-cell office:value-type="float" office:value="21520222.800999999" table:style-name="ce3">
            <text:p>21520222,801</text:p>
          </table:table-cell>
          <table:table-cell office:value-type="float" office:value="21520224.390999999" table:style-name="ce3">
            <text:p>21520224,391</text:p>
          </table:table-cell>
          <table:table-cell office:value-type="float" office:value="21520222.728999998" table:style-name="ce3">
            <text:p>21520222,729</text:p>
          </table:table-cell>
          <table:table-cell office:value-type="float" office:value="-18621860.149999999" table:style-name="ce3">
            <text:p>-18621860,150</text:p>
          </table:table-cell>
          <table:table-cell office:value-type="float" office:value="-14510539.319" table:style-name="ce3">
            <text:p>-14510539,319</text:p>
          </table:table-cell>
          <table:table-cell office:value-type="float" office:value="20722590.723000001" table:style-name="ce3">
            <text:p>20722590,723</text:p>
          </table:table-cell>
          <table:table-cell office:value-type="float" office:value="20722590.397" table:style-name="ce3">
            <text:p>20722590,397</text:p>
          </table:table-cell>
          <table:table-cell office:value-type="float" office:value="20722590.809999999" table:style-name="ce3">
            <text:p>20722590,810</text:p>
          </table:table-cell>
          <table:table-cell table:style-name="ce2"/>
          <table:table-cell office:value-type="float" office:value="-17826736.910999998" table:style-name="ce3">
            <text:p>-17826736,911</text:p>
          </table:table-cell>
          <table:table-cell office:value-type="float" office:value="-13890960.846999999" table:style-name="ce3">
            <text:p>-13890960,847</text:p>
          </table:table-cell>
          <table:table-cell office:value-type="float" office:value="20737455.805" table:style-name="ce3">
            <text:p>20737455,805</text:p>
          </table:table-cell>
          <table:table-cell office:value-type="float" office:value="20737453.765000001" table:style-name="ce3">
            <text:p>20737453,765</text:p>
          </table:table-cell>
          <table:table-cell office:value-type="float" office:value="20737455.175000001" table:style-name="ce3">
            <text:p>20737455,175</text:p>
          </table:table-cell>
          <table:table-cell table:number-columns-repeated="5" table:style-name="ce3"/>
          <table:table-cell office:value-type="float" office:value="-15938899.198000001" table:style-name="ce3">
            <text:p>-15938899,198</text:p>
          </table:table-cell>
          <table:table-cell office:value-type="float" office:value="-12419919.119000001" table:style-name="ce3">
            <text:p>-12419919,119</text:p>
          </table:table-cell>
          <table:table-cell office:value-type="float" office:value="20682166.605999999" table:style-name="ce3">
            <text:p>20682166,606</text:p>
          </table:table-cell>
          <table:table-cell office:value-type="float" office:value="20682164.254000001" table:style-name="ce3">
            <text:p>20682164,254</text:p>
          </table:table-cell>
          <table:table-cell office:value-type="float" office:value="20682166.068999998" table:style-name="ce3">
            <text:p>20682166,069</text:p>
          </table:table-cell>
          <table:table-cell office:value-type="float" office:value="-14574632.977" table:style-name="ce3">
            <text:p>-14574632,977</text:p>
          </table:table-cell>
          <table:table-cell office:value-type="float" office:value="-11356856.161" table:style-name="ce3">
            <text:p>-11356856,161</text:p>
          </table:table-cell>
          <table:table-cell office:value-type="float" office:value="21520205.274" table:style-name="ce3">
            <text:p>21520205,274</text:p>
          </table:table-cell>
          <table:table-cell office:value-type="float" office:value="21520203.234000001" table:style-name="ce3">
            <text:p>21520203,234</text:p>
          </table:table-cell>
          <table:table-cell office:value-type="float" office:value="21520204.447999999" table:style-name="ce3">
            <text:p>21520204,448</text:p>
          </table:table-cell>
          <table:table-cell office:value-type="float" office:value="-19217385.636999998" table:style-name="ce3">
            <text:p>-19217385,637</text:p>
          </table:table-cell>
          <table:table-cell office:value-type="float" office:value="-14974585.422" table:style-name="ce3">
            <text:p>-14974585,422</text:p>
          </table:table-cell>
          <table:table-cell office:value-type="float" office:value="20722577.721000001" table:style-name="ce3">
            <text:p>20722577,721</text:p>
          </table:table-cell>
          <table:table-cell office:value-type="float" office:value="20722574.070999999" table:style-name="ce3">
            <text:p>20722574,071</text:p>
          </table:table-cell>
          <table:table-cell office:value-type="float" office:value="20722577.004999999" table:style-name="ce3">
            <text:p>20722577,005</text:p>
          </table:table-cell>
          <table:table-cell table:number-columns-repeated="16332"/>
        </table:table-row>
        <table:table-row table:style-name="ro1">
          <table:table-cell office:value-type="float" office:value="13680" table:style-name="ce2">
            <text:p>13680</text:p>
          </table:table-cell>
          <table:table-cell office:value-type="float" office:value="-16369309.214" table:style-name="ce2">
            <text:p>-16369309,21</text:p>
          </table:table-cell>
          <table:table-cell office:value-type="float" office:value="-12755303.203" table:style-name="ce3">
            <text:p>-12755303,203</text:p>
          </table:table-cell>
          <table:table-cell office:value-type="float" office:value="20747553.006000001" table:style-name="ce3">
            <text:p>20747553,006</text:p>
          </table:table-cell>
          <table:table-cell office:value-type="float" office:value="20747553.912" table:style-name="ce3">
            <text:p>20747553,912</text:p>
          </table:table-cell>
          <table:table-cell office:value-type="float" office:value="20747553.204" table:style-name="ce3">
            <text:p>20747553,204</text:p>
          </table:table-cell>
          <table:table-cell table:number-columns-repeated="5" table:style-name="ce3"/>
          <table:table-cell office:value-type="float" office:value="-15533393.09" table:style-name="ce3">
            <text:p>-15533393,090</text:p>
          </table:table-cell>
          <table:table-cell office:value-type="float" office:value="-12103940.061000001" table:style-name="ce3">
            <text:p>-12103940,061</text:p>
          </table:table-cell>
          <table:table-cell office:value-type="float" office:value="20686081.541999999" table:style-name="ce3">
            <text:p>20686081,542</text:p>
          </table:table-cell>
          <table:table-cell office:value-type="float" office:value="20686081.548" table:style-name="ce3">
            <text:p>20686081,548</text:p>
          </table:table-cell>
          <table:table-cell office:value-type="float" office:value="20686080.91" table:style-name="ce3">
            <text:p>20686080,910</text:p>
          </table:table-cell>
          <table:table-cell office:value-type="float" office:value="-13840086.971000001" table:style-name="ce3">
            <text:p>-13840086,971</text:p>
          </table:table-cell>
          <table:table-cell office:value-type="float" office:value="-10784482.75" table:style-name="ce3">
            <text:p>-10784482,750</text:p>
          </table:table-cell>
          <table:table-cell office:value-type="float" office:value="21514550.09" table:style-name="ce3">
            <text:p>21514550,090</text:p>
          </table:table-cell>
          <table:table-cell office:value-type="float" office:value="21514550.443999998" table:style-name="ce3">
            <text:p>21514550,444</text:p>
          </table:table-cell>
          <table:table-cell office:value-type="float" office:value="21514548.954" table:style-name="ce3">
            <text:p>21514548,954</text:p>
          </table:table-cell>
          <table:table-cell office:value-type="float" office:value="-18692843.114999998" table:style-name="ce3">
            <text:p>-18692843,115</text:p>
          </table:table-cell>
          <table:table-cell office:value-type="float" office:value="-14565850.726" table:style-name="ce3">
            <text:p>-14565850,726</text:p>
          </table:table-cell>
          <table:table-cell office:value-type="float" office:value="20709083.798999999" table:style-name="ce3">
            <text:p>20709083,799</text:p>
          </table:table-cell>
          <table:table-cell office:value-type="float" office:value="20709082.642000001" table:style-name="ce3">
            <text:p>20709082,642</text:p>
          </table:table-cell>
          <table:table-cell office:value-type="float" office:value="20709083.416999999" table:style-name="ce3">
            <text:p>20709083,417</text:p>
          </table:table-cell>
          <table:table-cell table:style-name="ce2"/>
          <table:table-cell office:value-type="float" office:value="-17773801.27" table:style-name="ce3">
            <text:p>-17773801,270</text:p>
          </table:table-cell>
          <table:table-cell office:value-type="float" office:value="-13849712.275" table:style-name="ce3">
            <text:p>-13849712,275</text:p>
          </table:table-cell>
          <table:table-cell office:value-type="float" office:value="20747530.175000001" table:style-name="ce3">
            <text:p>20747530,175</text:p>
          </table:table-cell>
          <table:table-cell office:value-type="float" office:value="20747527.511" table:style-name="ce3">
            <text:p>20747527,511</text:p>
          </table:table-cell>
          <table:table-cell office:value-type="float" office:value="20747529.693999998" table:style-name="ce3">
            <text:p>20747529,694</text:p>
          </table:table-cell>
          <table:table-cell table:number-columns-repeated="5" table:style-name="ce3"/>
          <table:table-cell office:value-type="float" office:value="-15918451.624" table:style-name="ce3">
            <text:p>-15918451,624</text:p>
          </table:table-cell>
          <table:table-cell office:value-type="float" office:value="-12403985.947000001" table:style-name="ce3">
            <text:p>-12403985,947</text:p>
          </table:table-cell>
          <table:table-cell office:value-type="float" office:value="20686057.147" table:style-name="ce3">
            <text:p>20686057,147</text:p>
          </table:table-cell>
          <table:table-cell office:value-type="float" office:value="20686055.397999998" table:style-name="ce3">
            <text:p>20686055,398</text:p>
          </table:table-cell>
          <table:table-cell office:value-type="float" office:value="20686057.181000002" table:style-name="ce3">
            <text:p>20686057,181</text:p>
          </table:table-cell>
          <table:table-cell office:value-type="float" office:value="-14604470.907" table:style-name="ce3">
            <text:p>-14604470,907</text:p>
          </table:table-cell>
          <table:table-cell office:value-type="float" office:value="-11380106.503" table:style-name="ce3">
            <text:p>-11380106,503</text:p>
          </table:table-cell>
          <table:table-cell office:value-type="float" office:value="21514526.690000001" table:style-name="ce3">
            <text:p>21514526,690</text:p>
          </table:table-cell>
          <table:table-cell office:value-type="float" office:value="21514525.256000001" table:style-name="ce3">
            <text:p>21514525,256</text:p>
          </table:table-cell>
          <table:table-cell office:value-type="float" office:value="21514526.329" table:style-name="ce3">
            <text:p>21514526,329</text:p>
          </table:table-cell>
          <table:table-cell office:value-type="float" office:value="-19288389.75" table:style-name="ce3">
            <text:p>-19288389,750</text:p>
          </table:table-cell>
          <table:table-cell office:value-type="float" office:value="-15029913.306" table:style-name="ce3">
            <text:p>-15029913,306</text:p>
          </table:table-cell>
          <table:table-cell office:value-type="float" office:value="20709065.896000002" table:style-name="ce3">
            <text:p>20709065,896</text:p>
          </table:table-cell>
          <table:table-cell office:value-type="float" office:value="20709062.504999999" table:style-name="ce3">
            <text:p>20709062,505</text:p>
          </table:table-cell>
          <table:table-cell office:value-type="float" office:value="20709065.513999999" table:style-name="ce3">
            <text:p>20709065,514</text:p>
          </table:table-cell>
          <table:table-cell table:number-columns-repeated="16332"/>
        </table:table-row>
        <table:table-row table:style-name="ro1">
          <table:table-cell office:value-type="float" office:value="13710" table:style-name="ce2">
            <text:p>13710</text:p>
          </table:table-cell>
          <table:table-cell office:value-type="float" office:value="-16316141.858999999" table:style-name="ce2">
            <text:p>-16316141,86</text:p>
          </table:table-cell>
          <table:table-cell office:value-type="float" office:value="-12713874.1" table:style-name="ce3">
            <text:p>-12713874,100</text:p>
          </table:table-cell>
          <table:table-cell office:value-type="float" office:value="20757670.607999999" table:style-name="ce3">
            <text:p>20757670,608</text:p>
          </table:table-cell>
          <table:table-cell office:value-type="float" office:value="20757670.932999998" table:style-name="ce3">
            <text:p>20757670,933</text:p>
          </table:table-cell>
          <table:table-cell office:value-type="float" office:value="20757670.640999999" table:style-name="ce3">
            <text:p>20757670,641</text:p>
          </table:table-cell>
          <table:table-cell table:number-columns-repeated="5" table:style-name="ce3"/>
          <table:table-cell office:value-type="float" office:value="-15512707.687999999" table:style-name="ce3">
            <text:p>-15512707,688</text:p>
          </table:table-cell>
          <table:table-cell office:value-type="float" office:value="-12087821.562999999" table:style-name="ce3">
            <text:p>-12087821,563</text:p>
          </table:table-cell>
          <table:table-cell office:value-type="float" office:value="20690017.511" table:style-name="ce3">
            <text:p>20690017,511</text:p>
          </table:table-cell>
          <table:table-cell office:value-type="float" office:value="20690017.894000001" table:style-name="ce3">
            <text:p>20690017,894</text:p>
          </table:table-cell>
          <table:table-cell office:value-type="float" office:value="20690017.383000001" table:style-name="ce3">
            <text:p>20690017,383</text:p>
          </table:table-cell>
          <table:table-cell office:value-type="float" office:value="-13869330.717" table:style-name="ce3">
            <text:p>-13869330,717</text:p>
          </table:table-cell>
          <table:table-cell office:value-type="float" office:value="-10807270.088" table:style-name="ce3">
            <text:p>-10807270,088</text:p>
          </table:table-cell>
          <table:table-cell office:value-type="float" office:value="21508985.184" table:style-name="ce3">
            <text:p>21508985,184</text:p>
          </table:table-cell>
          <table:table-cell office:value-type="float" office:value="21508985.397" table:style-name="ce3">
            <text:p>21508985,397</text:p>
          </table:table-cell>
          <table:table-cell office:value-type="float" office:value="21508984.192000002" table:style-name="ce3">
            <text:p>21508984,192</text:p>
          </table:table-cell>
          <table:table-cell office:value-type="float" office:value="-18763328.938999999" table:style-name="ce3">
            <text:p>-18763328,939</text:p>
          </table:table-cell>
          <table:table-cell office:value-type="float" office:value="-14620774.744000001" table:style-name="ce3">
            <text:p>-14620774,744</text:p>
          </table:table-cell>
          <table:table-cell office:value-type="float" office:value="20695671.094999999" table:style-name="ce3">
            <text:p>20695671,095</text:p>
          </table:table-cell>
          <table:table-cell office:value-type="float" office:value="20695670.072000001" table:style-name="ce3">
            <text:p>20695670,072</text:p>
          </table:table-cell>
          <table:table-cell office:value-type="float" office:value="20695670.486000001" table:style-name="ce3">
            <text:p>20695670,486</text:p>
          </table:table-cell>
          <table:table-cell table:style-name="ce2"/>
          <table:table-cell office:value-type="float" office:value="-17720636.129999999" table:style-name="ce3">
            <text:p>-17720636,130</text:p>
          </table:table-cell>
          <table:table-cell office:value-type="float" office:value="-13808284.91" table:style-name="ce3">
            <text:p>-13808284,910</text:p>
          </table:table-cell>
          <table:table-cell office:value-type="float" office:value="20757647.452" table:style-name="ce3">
            <text:p>20757647,452</text:p>
          </table:table-cell>
          <table:table-cell office:value-type="float" office:value="20757643.901999999" table:style-name="ce3">
            <text:p>20757643,902</text:p>
          </table:table-cell>
          <table:table-cell office:value-type="float" office:value="20757646.587000001" table:style-name="ce3">
            <text:p>20757646,587</text:p>
          </table:table-cell>
          <table:table-cell table:number-columns-repeated="5" table:style-name="ce3"/>
          <table:table-cell office:value-type="float" office:value="-15897768.514" table:style-name="ce3">
            <text:p>-15897768,514</text:p>
          </table:table-cell>
          <table:table-cell office:value-type="float" office:value="-12387869.236" table:style-name="ce3">
            <text:p>-12387869,236</text:p>
          </table:table-cell>
          <table:table-cell office:value-type="float" office:value="20689993.157000002" table:style-name="ce3">
            <text:p>20689993,157</text:p>
          </table:table-cell>
          <table:table-cell office:value-type="float" office:value="20689991.116999999" table:style-name="ce3">
            <text:p>20689991,117</text:p>
          </table:table-cell>
          <table:table-cell office:value-type="float" office:value="20689992.864999998" table:style-name="ce3">
            <text:p>20689992,865</text:p>
          </table:table-cell>
          <table:table-cell office:value-type="float" office:value="-14633716.777000001" table:style-name="ce3">
            <text:p>-14633716,777</text:p>
          </table:table-cell>
          <table:table-cell office:value-type="float" office:value="-11402895.491" table:style-name="ce3">
            <text:p>-11402895,491</text:p>
          </table:table-cell>
          <table:table-cell office:value-type="float" office:value="21508962.123" table:style-name="ce3">
            <text:p>21508962,123</text:p>
          </table:table-cell>
          <table:table-cell office:value-type="float" office:value="21508959.954999998" table:style-name="ce3">
            <text:p>21508959,955</text:p>
          </table:table-cell>
          <table:table-cell office:value-type="float" office:value="21508961.324000001" table:style-name="ce3">
            <text:p>21508961,324</text:p>
          </table:table-cell>
          <table:table-cell office:value-type="float" office:value="-19358877.949000001" table:style-name="ce3">
            <text:p>-19358877,949</text:p>
          </table:table-cell>
          <table:table-cell office:value-type="float" office:value="-15084839.172" table:style-name="ce3">
            <text:p>-15084839,172</text:p>
          </table:table-cell>
          <table:table-cell office:value-type="float" office:value="20695652.078000002" table:style-name="ce3">
            <text:p>20695652,078</text:p>
          </table:table-cell>
          <table:table-cell office:value-type="float" office:value="20695649.096000001" table:style-name="ce3">
            <text:p>20695649,096</text:p>
          </table:table-cell>
          <table:table-cell office:value-type="float" office:value="20695651.855" table:style-name="ce3">
            <text:p>20695651,855</text:p>
          </table:table-cell>
          <table:table-cell table:number-columns-repeated="16332"/>
        </table:table-row>
        <table:table-row table:style-name="ro1">
          <table:table-cell office:value-type="float" office:value="13740" table:style-name="ce2">
            <text:p>13740</text:p>
          </table:table-cell>
          <table:table-cell office:value-type="float" office:value="-16262753.193" table:style-name="ce2">
            <text:p>-16262753,19</text:p>
          </table:table-cell>
          <table:table-cell office:value-type="float" office:value="-12672272.545" table:style-name="ce3">
            <text:p>-12672272,545</text:p>
          </table:table-cell>
          <table:table-cell office:value-type="float" office:value="20767829.620999999" table:style-name="ce3">
            <text:p>20767829,621</text:p>
          </table:table-cell>
          <table:table-cell office:value-type="float" office:value="20767831.109999999" table:style-name="ce3">
            <text:p>20767831,110</text:p>
          </table:table-cell>
          <table:table-cell office:value-type="float" office:value="20767829.695999999" table:style-name="ce3">
            <text:p>20767829,696</text:p>
          </table:table-cell>
          <table:table-cell table:number-columns-repeated="5" table:style-name="ce3"/>
          <table:table-cell office:value-type="float" office:value="-15491794.878" table:style-name="ce3">
            <text:p>-15491794,878</text:p>
          </table:table-cell>
          <table:table-cell office:value-type="float" office:value="-12071525.859999999" table:style-name="ce3">
            <text:p>-12071525,860</text:p>
          </table:table-cell>
          <table:table-cell office:value-type="float" office:value="20693997.227000002" table:style-name="ce3">
            <text:p>20693997,227</text:p>
          </table:table-cell>
          <table:table-cell office:value-type="float" office:value="20693997.500999998" table:style-name="ce3">
            <text:p>20693997,501</text:p>
          </table:table-cell>
          <table:table-cell office:value-type="float" office:value="20693996.640999999" table:style-name="ce3">
            <text:p>20693996,641</text:p>
          </table:table-cell>
          <table:table-cell office:value-type="float" office:value="-13897988.125" table:style-name="ce3">
            <text:p>-13897988,125</text:p>
          </table:table-cell>
          <table:table-cell office:value-type="float" office:value="-10829600.535" table:style-name="ce3">
            <text:p>-10829600,535</text:p>
          </table:table-cell>
          <table:table-cell office:value-type="float" office:value="21503531.359999999" table:style-name="ce3">
            <text:p>21503531,360</text:p>
          </table:table-cell>
          <table:table-cell office:value-type="float" office:value="21503531.807" table:style-name="ce3">
            <text:p>21503531,807</text:p>
          </table:table-cell>
          <table:table-cell office:value-type="float" office:value="21503530.618999999" table:style-name="ce3">
            <text:p>21503530,619</text:p>
          </table:table-cell>
          <table:table-cell office:value-type="float" office:value="-18833304.052000001" table:style-name="ce3">
            <text:p>-18833304,052</text:p>
          </table:table-cell>
          <table:table-cell office:value-type="float" office:value="-14675300.808" table:style-name="ce3">
            <text:p>-14675300,808</text:p>
          </table:table-cell>
          <table:table-cell office:value-type="float" office:value="20682355.453000002" table:style-name="ce3">
            <text:p>20682355,453</text:p>
          </table:table-cell>
          <table:table-cell office:value-type="float" office:value="20682354.537" table:style-name="ce3">
            <text:p>20682354,537</text:p>
          </table:table-cell>
          <table:table-cell office:value-type="float" office:value="20682354.68" table:style-name="ce3">
            <text:p>20682354,680</text:p>
          </table:table-cell>
          <table:table-cell table:style-name="ce2"/>
          <table:table-cell office:value-type="float" office:value="-17667244.109999999" table:style-name="ce3">
            <text:p>-17667244,110</text:p>
          </table:table-cell>
          <table:table-cell office:value-type="float" office:value="-13766680.742000001" table:style-name="ce3">
            <text:p>-13766680,742</text:p>
          </table:table-cell>
          <table:table-cell office:value-type="float" office:value="20767806.484000001" table:style-name="ce3">
            <text:p>20767806,484</text:p>
          </table:table-cell>
          <table:table-cell office:value-type="float" office:value="20767804.585000001" table:style-name="ce3">
            <text:p>20767804,585</text:p>
          </table:table-cell>
          <table:table-cell office:value-type="float" office:value="20767806.138999999" table:style-name="ce3">
            <text:p>20767806,139</text:p>
          </table:table-cell>
          <table:table-cell table:number-columns-repeated="5" table:style-name="ce3"/>
          <table:table-cell office:value-type="float" office:value="-15876852.412" table:style-name="ce3">
            <text:p>-15876852,412</text:p>
          </table:table-cell>
          <table:table-cell office:value-type="float" office:value="-12371570.971000001" table:style-name="ce3">
            <text:p>-12371570,971</text:p>
          </table:table-cell>
          <table:table-cell office:value-type="float" office:value="20693973.284000002" table:style-name="ce3">
            <text:p>20693973,284</text:p>
          </table:table-cell>
          <table:table-cell office:value-type="float" office:value="20693971.508000001" table:style-name="ce3">
            <text:p>20693971,508</text:p>
          </table:table-cell>
          <table:table-cell office:value-type="float" office:value="20693973.078000002" table:style-name="ce3">
            <text:p>20693973,078</text:p>
          </table:table-cell>
          <table:table-cell office:value-type="float" office:value="-14662370.719000001" table:style-name="ce3">
            <text:p>-14662370,719</text:p>
          </table:table-cell>
          <table:table-cell office:value-type="float" office:value="-11425223.237" table:style-name="ce3">
            <text:p>-11425223,237</text:p>
          </table:table-cell>
          <table:table-cell office:value-type="float" office:value="21503509.967999998" table:style-name="ce3">
            <text:p>21503509,968</text:p>
          </table:table-cell>
          <table:table-cell office:value-type="float" office:value="21503507.131000001" table:style-name="ce3">
            <text:p>21503507,131</text:p>
          </table:table-cell>
          <table:table-cell office:value-type="float" office:value="21503508.800999999" table:style-name="ce3">
            <text:p>21503508,801</text:p>
          </table:table-cell>
          <table:table-cell office:value-type="float" office:value="-19428849.859999999" table:style-name="ce3">
            <text:p>-19428849,860</text:p>
          </table:table-cell>
          <table:table-cell office:value-type="float" office:value="-15139362.736" table:style-name="ce3">
            <text:p>-15139362,736</text:p>
          </table:table-cell>
          <table:table-cell office:value-type="float" office:value="20682337.219000001" table:style-name="ce3">
            <text:p>20682337,219</text:p>
          </table:table-cell>
          <table:table-cell office:value-type="float" office:value="20682333.820999999" table:style-name="ce3">
            <text:p>20682333,821</text:p>
          </table:table-cell>
          <table:table-cell office:value-type="float" office:value="20682336.738000002" table:style-name="ce3">
            <text:p>20682336,738</text:p>
          </table:table-cell>
          <table:table-cell table:number-columns-repeated="16332"/>
        </table:table-row>
        <table:table-row table:style-name="ro1">
          <table:table-cell office:value-type="float" office:value="13770" table:style-name="ce2">
            <text:p>13770</text:p>
          </table:table-cell>
          <table:table-cell office:value-type="float" office:value="-16209146.936000001" table:style-name="ce2">
            <text:p>-16209146,94</text:p>
          </table:table-cell>
          <table:table-cell office:value-type="float" office:value="-12630501.429" table:style-name="ce3">
            <text:p>-12630501,429</text:p>
          </table:table-cell>
          <table:table-cell office:value-type="float" office:value="20778030.447000001" table:style-name="ce3">
            <text:p>20778030,447</text:p>
          </table:table-cell>
          <table:table-cell office:value-type="float" office:value="20778031.734999999" table:style-name="ce3">
            <text:p>20778031,735</text:p>
          </table:table-cell>
          <table:table-cell office:value-type="float" office:value="20778030.842" table:style-name="ce3">
            <text:p>20778030,842</text:p>
          </table:table-cell>
          <table:table-cell table:number-columns-repeated="5" table:style-name="ce3"/>
          <table:table-cell office:value-type="float" office:value="-15470658.767999999" table:style-name="ce3">
            <text:p>-15470658,768</text:p>
          </table:table-cell>
          <table:table-cell office:value-type="float" office:value="-12055056.155999999" table:style-name="ce3">
            <text:p>-12055056,156</text:p>
          </table:table-cell>
          <table:table-cell office:value-type="float" office:value="20698019.324000001" table:style-name="ce3">
            <text:p>20698019,324</text:p>
          </table:table-cell>
          <table:table-cell office:value-type="float" office:value="20698019.572999999" table:style-name="ce3">
            <text:p>20698019,573</text:p>
          </table:table-cell>
          <table:table-cell office:value-type="float" office:value="20698018.956999999" table:style-name="ce3">
            <text:p>20698018,957</text:p>
          </table:table-cell>
          <table:table-cell office:value-type="float" office:value="-13926060.904999999" table:style-name="ce3">
            <text:p>-13926060,905</text:p>
          </table:table-cell>
          <table:table-cell office:value-type="float" office:value="-10851475.434" table:style-name="ce3">
            <text:p>-10851475,434</text:p>
          </table:table-cell>
          <table:table-cell office:value-type="float" office:value="21498190.370000001" table:style-name="ce3">
            <text:p>21498190,370</text:p>
          </table:table-cell>
          <table:table-cell office:value-type="float" office:value="21498189.624000002" table:style-name="ce3">
            <text:p>21498189,624</text:p>
          </table:table-cell>
          <table:table-cell office:value-type="float" office:value="21498189.153000001" table:style-name="ce3">
            <text:p>21498189,153</text:p>
          </table:table-cell>
          <table:table-cell office:value-type="float" office:value="-18902769.392000001" table:style-name="ce3">
            <text:p>-18902769,392</text:p>
          </table:table-cell>
          <table:table-cell office:value-type="float" office:value="-14729429.640000001" table:style-name="ce3">
            <text:p>-14729429,640</text:p>
          </table:table-cell>
          <table:table-cell office:value-type="float" office:value="20669136.197000001" table:style-name="ce3">
            <text:p>20669136,197</text:p>
          </table:table-cell>
          <table:table-cell office:value-type="float" office:value="20669135.359999999" table:style-name="ce3">
            <text:p>20669135,360</text:p>
          </table:table-cell>
          <table:table-cell office:value-type="float" office:value="20669135.942000002" table:style-name="ce3">
            <text:p>20669135,942</text:p>
          </table:table-cell>
          <table:table-cell table:style-name="ce2"/>
          <table:table-cell office:value-type="float" office:value="-17613634.936000001" table:style-name="ce3">
            <text:p>-17613634,936</text:p>
          </table:table-cell>
          <table:table-cell office:value-type="float" office:value="-13724907.357000001" table:style-name="ce3">
            <text:p>-13724907,357</text:p>
          </table:table-cell>
          <table:table-cell office:value-type="float" office:value="20778008.112" table:style-name="ce3">
            <text:p>20778008,112</text:p>
          </table:table-cell>
          <table:table-cell office:value-type="float" office:value="20778005.638" table:style-name="ce3">
            <text:p>20778005,638</text:p>
          </table:table-cell>
          <table:table-cell office:value-type="float" office:value="20778007.712000001" table:style-name="ce3">
            <text:p>20778007,712</text:p>
          </table:table-cell>
          <table:table-cell table:number-columns-repeated="5" table:style-name="ce3"/>
          <table:table-cell office:value-type="float" office:value="-15855713.460000001" table:style-name="ce3">
            <text:p>-15855713,460</text:p>
          </table:table-cell>
          <table:table-cell office:value-type="float" office:value="-12355099.051000001" table:style-name="ce3">
            <text:p>-12355099,051</text:p>
          </table:table-cell>
          <table:table-cell office:value-type="float" office:value="20697996.043000001" table:style-name="ce3">
            <text:p>20697996,043</text:p>
          </table:table-cell>
          <table:table-cell office:value-type="float" office:value="20697994.291999999" table:style-name="ce3">
            <text:p>20697994,292</text:p>
          </table:table-cell>
          <table:table-cell office:value-type="float" office:value="20697995.84" table:style-name="ce3">
            <text:p>20697995,840</text:p>
          </table:table-cell>
          <table:table-cell office:value-type="float" office:value="-14690440.482000001" table:style-name="ce3">
            <text:p>-14690440,482</text:p>
          </table:table-cell>
          <table:table-cell office:value-type="float" office:value="-11447095.780999999" table:style-name="ce3">
            <text:p>-11447095,781</text:p>
          </table:table-cell>
          <table:table-cell office:value-type="float" office:value="21498167.528999999" table:style-name="ce3">
            <text:p>21498167,529</text:p>
          </table:table-cell>
          <table:table-cell office:value-type="float" office:value="21498165.835999999" table:style-name="ce3">
            <text:p>21498165,836</text:p>
          </table:table-cell>
          <table:table-cell office:value-type="float" office:value="21498166.903000001" table:style-name="ce3">
            <text:p>21498166,903</text:p>
          </table:table-cell>
          <table:table-cell office:value-type="float" office:value="-19498312.434999999" table:style-name="ce3">
            <text:p>-19498312,435</text:p>
          </table:table-cell>
          <table:table-cell office:value-type="float" office:value="-15193489.416999999" table:style-name="ce3">
            <text:p>-15193489,417</text:p>
          </table:table-cell>
          <table:table-cell office:value-type="float" office:value="20669119.243999999" table:style-name="ce3">
            <text:p>20669119,244</text:p>
          </table:table-cell>
          <table:table-cell office:value-type="float" office:value="20669115.59" table:style-name="ce3">
            <text:p>20669115,590</text:p>
          </table:table-cell>
          <table:table-cell office:value-type="float" office:value="20669118.456999999" table:style-name="ce3">
            <text:p>20669118,457</text:p>
          </table:table-cell>
          <table:table-cell table:number-columns-repeated="16332"/>
        </table:table-row>
        <table:table-row table:style-name="ro1">
          <table:table-cell office:value-type="float" office:value="13800" table:style-name="ce2">
            <text:p>13800</text:p>
          </table:table-cell>
          <table:table-cell office:value-type="float" office:value="-16155313.572000001" table:style-name="ce2">
            <text:p>-16155313,57</text:p>
          </table:table-cell>
          <table:table-cell office:value-type="float" office:value="-12588553.354" table:style-name="ce3">
            <text:p>-12588553,354</text:p>
          </table:table-cell>
          <table:table-cell office:value-type="float" office:value="20788276.221000001" table:style-name="ce3">
            <text:p>20788276,221</text:p>
          </table:table-cell>
          <table:table-cell office:value-type="float" office:value="20788276.208000001" table:style-name="ce3">
            <text:p>20788276,208</text:p>
          </table:table-cell>
          <table:table-cell office:value-type="float" office:value="20788275.449999999" table:style-name="ce3">
            <text:p>20788275,450</text:p>
          </table:table-cell>
          <table:table-cell table:number-columns-repeated="5" table:style-name="ce3"/>
          <table:table-cell office:value-type="float" office:value="-15449289.802999999" table:style-name="ce3">
            <text:p>-15449289,803</text:p>
          </table:table-cell>
          <table:table-cell office:value-type="float" office:value="-12038405.005000001" table:style-name="ce3">
            <text:p>-12038405,005</text:p>
          </table:table-cell>
          <table:table-cell office:value-type="float" office:value="20702085.638" table:style-name="ce3">
            <text:p>20702085,638</text:p>
          </table:table-cell>
          <table:table-cell office:value-type="float" office:value="20702086.287999999" table:style-name="ce3">
            <text:p>20702086,288</text:p>
          </table:table-cell>
          <table:table-cell office:value-type="float" office:value="20702085.397" table:style-name="ce3">
            <text:p>20702085,397</text:p>
          </table:table-cell>
          <table:table-cell office:value-type="float" office:value="-13953537.434" table:style-name="ce3">
            <text:p>-13953537,434</text:p>
          </table:table-cell>
          <table:table-cell office:value-type="float" office:value="-10872885.716" table:style-name="ce3">
            <text:p>-10872885,716</text:p>
          </table:table-cell>
          <table:table-cell office:value-type="float" office:value="21492960.993000001" table:style-name="ce3">
            <text:p>21492960,993</text:p>
          </table:table-cell>
          <table:table-cell office:value-type="float" office:value="21492961.385000002" table:style-name="ce3">
            <text:p>21492961,385</text:p>
          </table:table-cell>
          <table:table-cell office:value-type="float" office:value="21492960.289999999" table:style-name="ce3">
            <text:p>21492960,290</text:p>
          </table:table-cell>
          <table:table-cell office:value-type="float" office:value="-18971711.953000002" table:style-name="ce3">
            <text:p>-18971711,953</text:p>
          </table:table-cell>
          <table:table-cell office:value-type="float" office:value="-14783151.107000001" table:style-name="ce3">
            <text:p>-14783151,107</text:p>
          </table:table-cell>
          <table:table-cell office:value-type="float" office:value="20656017.677999999" table:style-name="ce3">
            <text:p>20656017,678</text:p>
          </table:table-cell>
          <table:table-cell office:value-type="float" office:value="20656016.035" table:style-name="ce3">
            <text:p>20656016,035</text:p>
          </table:table-cell>
          <table:table-cell office:value-type="float" office:value="20656016.949000001" table:style-name="ce3">
            <text:p>20656016,949</text:p>
          </table:table-cell>
          <table:table-cell table:style-name="ce2"/>
          <table:table-cell office:value-type="float" office:value="-17559791.885000002" table:style-name="ce3">
            <text:p>-17559791,885</text:p>
          </table:table-cell>
          <table:table-cell office:value-type="float" office:value="-13682951.737" table:style-name="ce3">
            <text:p>-13682951,737</text:p>
          </table:table-cell>
          <table:table-cell office:value-type="float" office:value="20788254.359000001" table:style-name="ce3">
            <text:p>20788254,359</text:p>
          </table:table-cell>
          <table:table-cell office:value-type="float" office:value="20788252.173" table:style-name="ce3">
            <text:p>20788252,173</text:p>
          </table:table-cell>
          <table:table-cell office:value-type="float" office:value="20788253.609000001" table:style-name="ce3">
            <text:p>20788253,609</text:p>
          </table:table-cell>
          <table:table-cell table:number-columns-repeated="5" table:style-name="ce3"/>
          <table:table-cell office:value-type="float" office:value="-15834334.880000001" table:style-name="ce3">
            <text:p>-15834334,880</text:p>
          </table:table-cell>
          <table:table-cell office:value-type="float" office:value="-12338440.409" table:style-name="ce3">
            <text:p>-12338440,409</text:p>
          </table:table-cell>
          <table:table-cell office:value-type="float" office:value="20702064.410999998" table:style-name="ce3">
            <text:p>20702064,411</text:p>
          </table:table-cell>
          <table:table-cell office:value-type="float" office:value="20702062.25" table:style-name="ce3">
            <text:p>20702062,250</text:p>
          </table:table-cell>
          <table:table-cell office:value-type="float" office:value="20702063.953000002" table:style-name="ce3">
            <text:p>20702063,953</text:p>
          </table:table-cell>
          <table:table-cell office:value-type="float" office:value="-14717907.223999999" table:style-name="ce3">
            <text:p>-14717907,224</text:p>
          </table:table-cell>
          <table:table-cell office:value-type="float" office:value="-11468498.435000001" table:style-name="ce3">
            <text:p>-11468498,435</text:p>
          </table:table-cell>
          <table:table-cell office:value-type="float" office:value="21492941.186999999" table:style-name="ce3">
            <text:p>21492941,187</text:p>
          </table:table-cell>
          <table:table-cell office:value-type="float" office:value="21492938.528000001" table:style-name="ce3">
            <text:p>21492938,528</text:p>
          </table:table-cell>
          <table:table-cell office:value-type="float" office:value="21492940.317000002" table:style-name="ce3">
            <text:p>21492940,317</text:p>
          </table:table-cell>
          <table:table-cell office:value-type="float" office:value="-19567245.460000001" table:style-name="ce3">
            <text:p>-19567245,460</text:p>
          </table:table-cell>
          <table:table-cell office:value-type="float" office:value="-15247203.461999999" table:style-name="ce3">
            <text:p>-15247203,462</text:p>
          </table:table-cell>
          <table:table-cell office:value-type="float" office:value="20656000.943" table:style-name="ce3">
            <text:p>20656000,943</text:p>
          </table:table-cell>
          <table:table-cell office:value-type="float" office:value="20655997.886" table:style-name="ce3">
            <text:p>20655997,886</text:p>
          </table:table-cell>
          <table:table-cell office:value-type="float" office:value="20656000.699999999" table:style-name="ce3">
            <text:p>20656000,700</text:p>
          </table:table-cell>
          <table:table-cell table:number-columns-repeated="16332"/>
        </table:table-row>
        <table:table-row table:style-name="ro1">
          <table:table-cell office:value-type="float" office:value="13830" table:style-name="ce2">
            <text:p>13830</text:p>
          </table:table-cell>
          <table:table-cell office:value-type="float" office:value="-16101256.226" table:style-name="ce2">
            <text:p>-16101256,23</text:p>
          </table:table-cell>
          <table:table-cell office:value-type="float" office:value="-12546430.754000001" table:style-name="ce3">
            <text:p>-12546430,754</text:p>
          </table:table-cell>
          <table:table-cell office:value-type="float" office:value="20798562.072999999" table:style-name="ce3">
            <text:p>20798562,073</text:p>
          </table:table-cell>
          <table:table-cell office:value-type="float" office:value="20798562.750999998" table:style-name="ce3">
            <text:p>20798562,751</text:p>
          </table:table-cell>
          <table:table-cell office:value-type="float" office:value="20798561.695999999" table:style-name="ce3">
            <text:p>20798561,696</text:p>
          </table:table-cell>
          <table:table-cell table:number-columns-repeated="5" table:style-name="ce3"/>
          <table:table-cell office:value-type="float" office:value="-15427690.566" table:style-name="ce3">
            <text:p>-15427690,566</text:p>
          </table:table-cell>
          <table:table-cell office:value-type="float" office:value="-12021574.425000001" table:style-name="ce3">
            <text:p>-12021574,425</text:p>
          </table:table-cell>
          <table:table-cell office:value-type="float" office:value="20706195.651000001" table:style-name="ce3">
            <text:p>20706195,651</text:p>
          </table:table-cell>
          <table:table-cell office:value-type="float" office:value="20706196.585000001" table:style-name="ce3">
            <text:p>20706196,585</text:p>
          </table:table-cell>
          <table:table-cell office:value-type="float" office:value="20706195.390000001" table:style-name="ce3">
            <text:p>20706195,390</text:p>
          </table:table-cell>
          <table:table-cell office:value-type="float" office:value="-13980417.988" table:style-name="ce3">
            <text:p>-13980417,988</text:p>
          </table:table-cell>
          <table:table-cell office:value-type="float" office:value="-10893831.602" table:style-name="ce3">
            <text:p>-10893831,602</text:p>
          </table:table-cell>
          <table:table-cell office:value-type="float" office:value="21487845.750999998" table:style-name="ce3">
            <text:p>21487845,751</text:p>
          </table:table-cell>
          <table:table-cell office:value-type="float" office:value="21487846.774" table:style-name="ce3">
            <text:p>21487846,774</text:p>
          </table:table-cell>
          <table:table-cell office:value-type="float" office:value="21487844.835000001" table:style-name="ce3">
            <text:p>21487844,835</text:p>
          </table:table-cell>
          <table:table-cell office:value-type="float" office:value="-19040131.243000001" table:style-name="ce3">
            <text:p>-19040131,243</text:p>
          </table:table-cell>
          <table:table-cell office:value-type="float" office:value="-14836464.839" table:style-name="ce3">
            <text:p>-14836464,839</text:p>
          </table:table-cell>
          <table:table-cell office:value-type="float" office:value="20642997.578000002" table:style-name="ce3">
            <text:p>20642997,578</text:p>
          </table:table-cell>
          <table:table-cell office:value-type="float" office:value="20642996.423" table:style-name="ce3">
            <text:p>20642996,423</text:p>
          </table:table-cell>
          <table:table-cell office:value-type="float" office:value="20642996.634" table:style-name="ce3">
            <text:p>20642996,634</text:p>
          </table:table-cell>
          <table:table-cell table:style-name="ce2"/>
          <table:table-cell office:value-type="float" office:value="-17505730.789999999" table:style-name="ce3">
            <text:p>-17505730,790</text:p>
          </table:table-cell>
          <table:table-cell office:value-type="float" office:value="-13640826.209000001" table:style-name="ce3">
            <text:p>-13640826,209</text:p>
          </table:table-cell>
          <table:table-cell office:value-type="float" office:value="20798541.028999999" table:style-name="ce3">
            <text:p>20798541,029</text:p>
          </table:table-cell>
          <table:table-cell office:value-type="float" office:value="20798538.923" table:style-name="ce3">
            <text:p>20798538,923</text:p>
          </table:table-cell>
          <table:table-cell office:value-type="float" office:value="20798541.193" table:style-name="ce3">
            <text:p>20798541,193</text:p>
          </table:table-cell>
          <table:table-cell table:number-columns-repeated="5" table:style-name="ce3"/>
          <table:table-cell office:value-type="float" office:value="-15812731.958000001" table:style-name="ce3">
            <text:p>-15812731,958</text:p>
          </table:table-cell>
          <table:table-cell office:value-type="float" office:value="-12321606.955" table:style-name="ce3">
            <text:p>-12321606,955</text:p>
          </table:table-cell>
          <table:table-cell office:value-type="float" office:value="20706175.804000001" table:style-name="ce3">
            <text:p>20706175,804</text:p>
          </table:table-cell>
          <table:table-cell office:value-type="float" office:value="20706173.135000002" table:style-name="ce3">
            <text:p>20706173,135</text:p>
          </table:table-cell>
          <table:table-cell office:value-type="float" office:value="20706175.107000001" table:style-name="ce3">
            <text:p>20706175,107</text:p>
          </table:table-cell>
          <table:table-cell office:value-type="float" office:value="-14744783.922" table:style-name="ce3">
            <text:p>-14744783,922</text:p>
          </table:table-cell>
          <table:table-cell office:value-type="float" office:value="-11489441.317" table:style-name="ce3">
            <text:p>-11489441,317</text:p>
          </table:table-cell>
          <table:table-cell office:value-type="float" office:value="21487826.263" table:style-name="ce3">
            <text:p>21487826,263</text:p>
          </table:table-cell>
          <table:table-cell office:value-type="float" office:value="21487824.384" table:style-name="ce3">
            <text:p>21487824,384</text:p>
          </table:table-cell>
          <table:table-cell office:value-type="float" office:value="21487825.533" table:style-name="ce3">
            <text:p>21487825,533</text:p>
          </table:table-cell>
          <table:table-cell office:value-type="float" office:value="-19635661.151999999" table:style-name="ce3">
            <text:p>-19635661,152</text:p>
          </table:table-cell>
          <table:table-cell office:value-type="float" office:value="-15300514.390000001" table:style-name="ce3">
            <text:p>-15300514,390</text:p>
          </table:table-cell>
          <table:table-cell office:value-type="float" office:value="20642982.057" table:style-name="ce3">
            <text:p>20642982,057</text:p>
          </table:table-cell>
          <table:table-cell office:value-type="float" office:value="20642978.872000001" table:style-name="ce3">
            <text:p>20642978,872</text:p>
          </table:table-cell>
          <table:table-cell office:value-type="float" office:value="20642981.601" table:style-name="ce3">
            <text:p>20642981,601</text:p>
          </table:table-cell>
          <table:table-cell table:number-columns-repeated="16332"/>
        </table:table-row>
        <table:table-row table:style-name="ro1">
          <table:table-cell office:value-type="float" office:value="13860" table:style-name="ce2">
            <text:p>13860</text:p>
          </table:table-cell>
          <table:table-cell office:value-type="float" office:value="-16046977.554" table:style-name="ce2">
            <text:p>-16046977,55</text:p>
          </table:table-cell>
          <table:table-cell office:value-type="float" office:value="-12504135.68" table:style-name="ce3">
            <text:p>-12504135,680</text:p>
          </table:table-cell>
          <table:table-cell office:value-type="float" office:value="20808890.831" table:style-name="ce3">
            <text:p>20808890,831</text:p>
          </table:table-cell>
          <table:table-cell office:value-type="float" office:value="20808891.445999999" table:style-name="ce3">
            <text:p>20808891,446</text:p>
          </table:table-cell>
          <table:table-cell office:value-type="float" office:value="20808890.238000002" table:style-name="ce3">
            <text:p>20808890,238</text:p>
          </table:table-cell>
          <table:table-cell table:number-columns-repeated="5" table:style-name="ce3"/>
          <table:table-cell office:value-type="float" office:value="-15405863.884" table:style-name="ce3">
            <text:p>-15405863,884</text:p>
          </table:table-cell>
          <table:table-cell office:value-type="float" office:value="-12004566.614" table:style-name="ce3">
            <text:p>-12004566,614</text:p>
          </table:table-cell>
          <table:table-cell office:value-type="float" office:value="20710348.846000001" table:style-name="ce3">
            <text:p>20710348,846</text:p>
          </table:table-cell>
          <table:table-cell office:value-type="float" office:value="20710350.002999999" table:style-name="ce3">
            <text:p>20710350,003</text:p>
          </table:table-cell>
          <table:table-cell office:value-type="float" office:value="20710348.522999998" table:style-name="ce3">
            <text:p>20710348,523</text:p>
          </table:table-cell>
          <table:table-cell office:value-type="float" office:value="-14006703.654999999" table:style-name="ce3">
            <text:p>-14006703,655</text:p>
          </table:table-cell>
          <table:table-cell office:value-type="float" office:value="-10914313.933" table:style-name="ce3">
            <text:p>-10914313,933</text:p>
          </table:table-cell>
          <table:table-cell office:value-type="float" office:value="21482844.441" table:style-name="ce3">
            <text:p>21482844,441</text:p>
          </table:table-cell>
          <table:table-cell office:value-type="float" office:value="21482844.298999999" table:style-name="ce3">
            <text:p>21482844,299</text:p>
          </table:table-cell>
          <table:table-cell office:value-type="float" office:value="21482843.122000001" table:style-name="ce3">
            <text:p>21482843,122</text:p>
          </table:table-cell>
          <table:table-cell office:value-type="float" office:value="-19108027.151999999" table:style-name="ce3">
            <text:p>-19108027,152</text:p>
          </table:table-cell>
          <table:table-cell office:value-type="float" office:value="-14889370.737" table:style-name="ce3">
            <text:p>-14889370,737</text:p>
          </table:table-cell>
          <table:table-cell office:value-type="float" office:value="20630077.195" table:style-name="ce3">
            <text:p>20630077,195</text:p>
          </table:table-cell>
          <table:table-cell office:value-type="float" office:value="20630075.969000001" table:style-name="ce3">
            <text:p>20630075,969</text:p>
          </table:table-cell>
          <table:table-cell office:value-type="float" office:value="20630076.609999999" table:style-name="ce3">
            <text:p>20630076,610</text:p>
          </table:table-cell>
          <table:table-cell table:style-name="ce2"/>
          <table:table-cell office:value-type="float" office:value="-17451467.651000001" table:style-name="ce3">
            <text:p>-17451467,651</text:p>
          </table:table-cell>
          <table:table-cell office:value-type="float" office:value="-13598543.239" table:style-name="ce3">
            <text:p>-13598543,239</text:p>
          </table:table-cell>
          <table:table-cell office:value-type="float" office:value="20808867.668000001" table:style-name="ce3">
            <text:p>20808867,668</text:p>
          </table:table-cell>
          <table:table-cell office:value-type="float" office:value="20808865.333000001" table:style-name="ce3">
            <text:p>20808865,333</text:p>
          </table:table-cell>
          <table:table-cell office:value-type="float" office:value="20808867.151999999" table:style-name="ce3">
            <text:p>20808867,152</text:p>
          </table:table-cell>
          <table:table-cell table:number-columns-repeated="5" table:style-name="ce3"/>
          <table:table-cell office:value-type="float" office:value="-15790920.875" table:style-name="ce3">
            <text:p>-15790920,875</text:p>
          </table:table-cell>
          <table:table-cell office:value-type="float" office:value="-12304611.295" table:style-name="ce3">
            <text:p>-12304611,295</text:p>
          </table:table-cell>
          <table:table-cell office:value-type="float" office:value="20710325.918000001" table:style-name="ce3">
            <text:p>20710325,918</text:p>
          </table:table-cell>
          <table:table-cell office:value-type="float" office:value="20710323.713" table:style-name="ce3">
            <text:p>20710323,713</text:p>
          </table:table-cell>
          <table:table-cell office:value-type="float" office:value="20710325.590999998" table:style-name="ce3">
            <text:p>20710325,591</text:p>
          </table:table-cell>
          <table:table-cell office:value-type="float" office:value="-14771085.016000001" table:style-name="ce3">
            <text:p>-14771085,016</text:p>
          </table:table-cell>
          <table:table-cell office:value-type="float" office:value="-11509935.676999999" table:style-name="ce3">
            <text:p>-11509935,677</text:p>
          </table:table-cell>
          <table:table-cell office:value-type="float" office:value="21482820.888" table:style-name="ce3">
            <text:p>21482820,888</text:p>
          </table:table-cell>
          <table:table-cell office:value-type="float" office:value="21482819.300999999" table:style-name="ce3">
            <text:p>21482819,301</text:p>
          </table:table-cell>
          <table:table-cell office:value-type="float" office:value="21482820.787" table:style-name="ce3">
            <text:p>21482820,787</text:p>
          </table:table-cell>
          <table:table-cell office:value-type="float" office:value="-19703572.75" table:style-name="ce3">
            <text:p>-19703572,750</text:p>
          </table:table-cell>
          <table:table-cell office:value-type="float" office:value="-15353432.51" table:style-name="ce3">
            <text:p>-15353432,510</text:p>
          </table:table-cell>
          <table:table-cell office:value-type="float" office:value="20630059.061000001" table:style-name="ce3">
            <text:p>20630059,061</text:p>
          </table:table-cell>
          <table:table-cell office:value-type="float" office:value="20630055.511" table:style-name="ce3">
            <text:p>20630055,511</text:p>
          </table:table-cell>
          <table:table-cell office:value-type="float" office:value="20630058.495999999" table:style-name="ce3">
            <text:p>20630058,496</text:p>
          </table:table-cell>
          <table:table-cell table:number-columns-repeated="16332"/>
        </table:table-row>
        <table:table-row table:style-name="ro1">
          <table:table-cell office:value-type="float" office:value="13890" table:style-name="ce2">
            <text:p>13890</text:p>
          </table:table-cell>
          <table:table-cell office:value-type="float" office:value="-15992489.073999999" table:style-name="ce2">
            <text:p>-15992489,07</text:p>
          </table:table-cell>
          <table:table-cell office:value-type="float" office:value="-12461677.116" table:style-name="ce3">
            <text:p>-12461677,116</text:p>
          </table:table-cell>
          <table:table-cell office:value-type="float" office:value="20819260.164999999" table:style-name="ce3">
            <text:p>20819260,165</text:p>
          </table:table-cell>
          <table:table-cell office:value-type="float" office:value="20819260.282000002" table:style-name="ce3">
            <text:p>20819260,282</text:p>
          </table:table-cell>
          <table:table-cell office:value-type="float" office:value="20819259.848999999" table:style-name="ce3">
            <text:p>20819259,849</text:p>
          </table:table-cell>
          <table:table-cell table:number-columns-repeated="5" table:style-name="ce3"/>
          <table:table-cell office:value-type="float" office:value="-15383822" table:style-name="ce3">
            <text:p>-15383822,000</text:p>
          </table:table-cell>
          <table:table-cell office:value-type="float" office:value="-11987391.115" table:style-name="ce3">
            <text:p>-11987391,115</text:p>
          </table:table-cell>
          <table:table-cell office:value-type="float" office:value="20714543.620000001" table:style-name="ce3">
            <text:p>20714543,620</text:p>
          </table:table-cell>
          <table:table-cell office:value-type="float" office:value="20714544.272999998" table:style-name="ce3">
            <text:p>20714544,273</text:p>
          </table:table-cell>
          <table:table-cell office:value-type="float" office:value="20714543.010000002" table:style-name="ce3">
            <text:p>20714543,010</text:p>
          </table:table-cell>
          <table:table-cell office:value-type="float" office:value="-14032403.759" table:style-name="ce3">
            <text:p>-14032403,759</text:p>
          </table:table-cell>
          <table:table-cell office:value-type="float" office:value="-10934339.99" table:style-name="ce3">
            <text:p>-10934339,990</text:p>
          </table:table-cell>
          <table:table-cell office:value-type="float" office:value="21477953.436999999" table:style-name="ce3">
            <text:p>21477953,437</text:p>
          </table:table-cell>
          <table:table-cell office:value-type="float" office:value="21477953.574999999" table:style-name="ce3">
            <text:p>21477953,575</text:p>
          </table:table-cell>
          <table:table-cell office:value-type="float" office:value="21477952.199000001" table:style-name="ce3">
            <text:p>21477952,199</text:p>
          </table:table-cell>
          <table:table-cell office:value-type="float" office:value="-19175408.09" table:style-name="ce3">
            <text:p>-19175408,090</text:p>
          </table:table-cell>
          <table:table-cell office:value-type="float" office:value="-14941875.356000001" table:style-name="ce3">
            <text:p>-14941875,356</text:p>
          </table:table-cell>
          <table:table-cell office:value-type="float" office:value="20617254.548" table:style-name="ce3">
            <text:p>20617254,548</text:p>
          </table:table-cell>
          <table:table-cell office:value-type="float" office:value="20617253.936999999" table:style-name="ce3">
            <text:p>20617253,937</text:p>
          </table:table-cell>
          <table:table-cell office:value-type="float" office:value="20617254.283" table:style-name="ce3">
            <text:p>20617254,283</text:p>
          </table:table-cell>
          <table:table-cell table:style-name="ce2"/>
          <table:table-cell office:value-type="float" office:value="-17396976.802999999" table:style-name="ce3">
            <text:p>-17396976,803</text:p>
          </table:table-cell>
          <table:table-cell office:value-type="float" office:value="-13556082.829" table:style-name="ce3">
            <text:p>-13556082,829</text:p>
          </table:table-cell>
          <table:table-cell office:value-type="float" office:value="20819236.381000001" table:style-name="ce3">
            <text:p>20819236,381</text:p>
          </table:table-cell>
          <table:table-cell office:value-type="float" office:value="20819234.327" table:style-name="ce3">
            <text:p>20819234,327</text:p>
          </table:table-cell>
          <table:table-cell office:value-type="float" office:value="20819236.436000001" table:style-name="ce3">
            <text:p>20819236,436</text:p>
          </table:table-cell>
          <table:table-cell table:number-columns-repeated="5" table:style-name="ce3"/>
          <table:table-cell office:value-type="float" office:value="-15768876.695" table:style-name="ce3">
            <text:p>-15768876,695</text:p>
          </table:table-cell>
          <table:table-cell office:value-type="float" office:value="-12287434.009" table:style-name="ce3">
            <text:p>-12287434,009</text:p>
          </table:table-cell>
          <table:table-cell office:value-type="float" office:value="20714520.320999999" table:style-name="ce3">
            <text:p>20714520,321</text:p>
          </table:table-cell>
          <table:table-cell office:value-type="float" office:value="20714518.331" table:style-name="ce3">
            <text:p>20714518,331</text:p>
          </table:table-cell>
          <table:table-cell office:value-type="float" office:value="20714520.171999998" table:style-name="ce3">
            <text:p>20714520,172</text:p>
          </table:table-cell>
          <table:table-cell office:value-type="float" office:value="-14796782.651000001" table:style-name="ce3">
            <text:p>-14796782,651</text:p>
          </table:table-cell>
          <table:table-cell office:value-type="float" office:value="-11529959.808" table:style-name="ce3">
            <text:p>-11529959,808</text:p>
          </table:table-cell>
          <table:table-cell office:value-type="float" office:value="21477931.026999999" table:style-name="ce3">
            <text:p>21477931,027</text:p>
          </table:table-cell>
          <table:table-cell office:value-type="float" office:value="21477928.938999999" table:style-name="ce3">
            <text:p>21477928,939</text:p>
          </table:table-cell>
          <table:table-cell office:value-type="float" office:value="21477929.954" table:style-name="ce3">
            <text:p>21477929,954</text:p>
          </table:table-cell>
          <table:table-cell office:value-type="float" office:value="-19770951.484999999" table:style-name="ce3">
            <text:p>-19770951,485</text:p>
          </table:table-cell>
          <table:table-cell office:value-type="float" office:value="-15405935.416999999" table:style-name="ce3">
            <text:p>-15405935,417</text:p>
          </table:table-cell>
          <table:table-cell office:value-type="float" office:value="20617237.693" table:style-name="ce3">
            <text:p>20617237,693</text:p>
          </table:table-cell>
          <table:table-cell office:value-type="float" office:value="20617233.866" table:style-name="ce3">
            <text:p>20617233,866</text:p>
          </table:table-cell>
          <table:table-cell office:value-type="float" office:value="20617237.160999998" table:style-name="ce3">
            <text:p>20617237,161</text:p>
          </table:table-cell>
          <table:table-cell table:number-columns-repeated="16332"/>
        </table:table-row>
        <table:table-row table:style-name="ro1">
          <table:table-cell office:value-type="float" office:value="13920" table:style-name="ce2">
            <text:p>13920</text:p>
          </table:table-cell>
          <table:table-cell office:value-type="float" office:value="-15937785.468" table:style-name="ce2">
            <text:p>-15937785,47</text:p>
          </table:table-cell>
          <table:table-cell office:value-type="float" office:value="-12419050.926999999" table:style-name="ce3">
            <text:p>-12419050,927</text:p>
          </table:table-cell>
          <table:table-cell office:value-type="float" office:value="20829669.873" table:style-name="ce3">
            <text:p>20829669,873</text:p>
          </table:table-cell>
          <table:table-cell office:value-type="float" office:value="20829670.118000001" table:style-name="ce3">
            <text:p>20829670,118</text:p>
          </table:table-cell>
          <table:table-cell office:value-type="float" office:value="20829669.750999998" table:style-name="ce3">
            <text:p>20829669,751</text:p>
          </table:table-cell>
          <table:table-cell table:number-columns-repeated="5" table:style-name="ce3"/>
          <table:table-cell office:value-type="float" office:value="-15361559.198999999" table:style-name="ce3">
            <text:p>-15361559,199</text:p>
          </table:table-cell>
          <table:table-cell office:value-type="float" office:value="-11970043.469000001" table:style-name="ce3">
            <text:p>-11970043,469</text:p>
          </table:table-cell>
          <table:table-cell office:value-type="float" office:value="20718779.881000001" table:style-name="ce3">
            <text:p>20718779,881</text:p>
          </table:table-cell>
          <table:table-cell office:value-type="float" office:value="20718780.84" table:style-name="ce3">
            <text:p>20718780,840</text:p>
          </table:table-cell>
          <table:table-cell office:value-type="float" office:value="20718779.684999999" table:style-name="ce3">
            <text:p>20718779,685</text:p>
          </table:table-cell>
          <table:table-cell office:value-type="float" office:value="-14057510.426000001" table:style-name="ce3">
            <text:p>-14057510,426</text:p>
          </table:table-cell>
          <table:table-cell office:value-type="float" office:value="-10953903.632999999" table:style-name="ce3">
            <text:p>-10953903,633</text:p>
          </table:table-cell>
          <table:table-cell office:value-type="float" office:value="21473174.868999999" table:style-name="ce3">
            <text:p>21473174,869</text:p>
          </table:table-cell>
          <table:table-cell office:value-type="float" office:value="21473175.993000001" table:style-name="ce3">
            <text:p>21473175,993</text:p>
          </table:table-cell>
          <table:table-cell office:value-type="float" office:value="21473174.488000002" table:style-name="ce3">
            <text:p>21473174,488</text:p>
          </table:table-cell>
          <table:table-cell office:value-type="float" office:value="-19242265.175999999" table:style-name="ce3">
            <text:p>-19242265,176</text:p>
          </table:table-cell>
          <table:table-cell office:value-type="float" office:value="-14993971.778000001" table:style-name="ce3">
            <text:p>-14993971,778</text:p>
          </table:table-cell>
          <table:table-cell office:value-type="float" office:value="20604531.982000001" table:style-name="ce3">
            <text:p>20604531,982</text:p>
          </table:table-cell>
          <table:table-cell office:value-type="float" office:value="20604531.647" table:style-name="ce3">
            <text:p>20604531,647</text:p>
          </table:table-cell>
          <table:table-cell office:value-type="float" office:value="20604531.721999999" table:style-name="ce3">
            <text:p>20604531,722</text:p>
          </table:table-cell>
          <table:table-cell table:style-name="ce2"/>
          <table:table-cell office:value-type="float" office:value="-17342266.278999999" table:style-name="ce3">
            <text:p>-17342266,279</text:p>
          </table:table-cell>
          <table:table-cell office:value-type="float" office:value="-13513451.245999999" table:style-name="ce3">
            <text:p>-13513451,246</text:p>
          </table:table-cell>
          <table:table-cell office:value-type="float" office:value="20829647.056000002" table:style-name="ce3">
            <text:p>20829647,056</text:p>
          </table:table-cell>
          <table:table-cell office:value-type="float" office:value="20829645.566" table:style-name="ce3">
            <text:p>20829645,566</text:p>
          </table:table-cell>
          <table:table-cell office:value-type="float" office:value="20829647.140999999" table:style-name="ce3">
            <text:p>20829647,141</text:p>
          </table:table-cell>
          <table:table-cell table:number-columns-repeated="5" table:style-name="ce3"/>
          <table:table-cell office:value-type="float" office:value="-15746607.036" table:style-name="ce3">
            <text:p>-15746607,036</text:p>
          </table:table-cell>
          <table:table-cell office:value-type="float" office:value="-12270081.025" table:style-name="ce3">
            <text:p>-12270081,025</text:p>
          </table:table-cell>
          <table:table-cell office:value-type="float" office:value="20718758.596000001" table:style-name="ce3">
            <text:p>20718758,596</text:p>
          </table:table-cell>
          <table:table-cell office:value-type="float" office:value="20718756.039000001" table:style-name="ce3">
            <text:p>20718756,039</text:p>
          </table:table-cell>
          <table:table-cell office:value-type="float" office:value="20718758.182" table:style-name="ce3">
            <text:p>20718758,182</text:p>
          </table:table-cell>
          <table:table-cell office:value-type="float" office:value="-14821882.289999999" table:style-name="ce3">
            <text:p>-14821882,290</text:p>
          </table:table-cell>
          <table:table-cell office:value-type="float" office:value="-11549517.973999999" table:style-name="ce3">
            <text:p>-11549517,974</text:p>
          </table:table-cell>
          <table:table-cell office:value-type="float" office:value="21473155.416999999" table:style-name="ce3">
            <text:p>21473155,417</text:p>
          </table:table-cell>
          <table:table-cell office:value-type="float" office:value="21473153.009" table:style-name="ce3">
            <text:p>21473153,009</text:p>
          </table:table-cell>
          <table:table-cell office:value-type="float" office:value="21473154.504999999" table:style-name="ce3">
            <text:p>21473154,505</text:p>
          </table:table-cell>
          <table:table-cell office:value-type="float" office:value="-19837801.806000002" table:style-name="ce3">
            <text:p>-19837801,806</text:p>
          </table:table-cell>
          <table:table-cell office:value-type="float" office:value="-15458026.566" table:style-name="ce3">
            <text:p>-15458026,566</text:p>
          </table:table-cell>
          <table:table-cell office:value-type="float" office:value="20604516.054000001" table:style-name="ce3">
            <text:p>20604516,054</text:p>
          </table:table-cell>
          <table:table-cell office:value-type="float" office:value="20604512.691" table:style-name="ce3">
            <text:p>20604512,691</text:p>
          </table:table-cell>
          <table:table-cell office:value-type="float" office:value="20604515.563999999" table:style-name="ce3">
            <text:p>20604515,564</text:p>
          </table:table-cell>
          <table:table-cell table:number-columns-repeated="16332"/>
        </table:table-row>
        <table:table-row table:style-name="ro1">
          <table:table-cell office:value-type="float" office:value="13950" table:style-name="ce2">
            <text:p>13950</text:p>
          </table:table-cell>
          <table:table-cell office:value-type="float" office:value="-15882863.694" table:style-name="ce2">
            <text:p>-15882863,69</text:p>
          </table:table-cell>
          <table:table-cell office:value-type="float" office:value="-12376254.722999999" table:style-name="ce3">
            <text:p>-12376254,723</text:p>
          </table:table-cell>
          <table:table-cell office:value-type="float" office:value="20840120.664999999" table:style-name="ce3">
            <text:p>20840120,665</text:p>
          </table:table-cell>
          <table:table-cell office:value-type="float" office:value="20840121.344000001" table:style-name="ce3">
            <text:p>20840121,344</text:p>
          </table:table-cell>
          <table:table-cell office:value-type="float" office:value="20840120.302000001" table:style-name="ce3">
            <text:p>20840120,302</text:p>
          </table:table-cell>
          <table:table-cell table:number-columns-repeated="5" table:style-name="ce3"/>
          <table:table-cell office:value-type="float" office:value="-15339072.636" table:style-name="ce3">
            <text:p>-15339072,636</text:p>
          </table:table-cell>
          <table:table-cell office:value-type="float" office:value="-11952521.469000001" table:style-name="ce3">
            <text:p>-11952521,469</text:p>
          </table:table-cell>
          <table:table-cell office:value-type="float" office:value="20723059.201000001" table:style-name="ce3">
            <text:p>20723059,201</text:p>
          </table:table-cell>
          <table:table-cell office:value-type="float" office:value="20723059.918000001" table:style-name="ce3">
            <text:p>20723059,918</text:p>
          </table:table-cell>
          <table:table-cell office:value-type="float" office:value="20723059.061999999" table:style-name="ce3">
            <text:p>20723059,062</text:p>
          </table:table-cell>
          <table:table-cell office:value-type="float" office:value="-14082018.767999999" table:style-name="ce3">
            <text:p>-14082018,768</text:p>
          </table:table-cell>
          <table:table-cell office:value-type="float" office:value="-10973001.043" table:style-name="ce3">
            <text:p>-10973001,043</text:p>
          </table:table-cell>
          <table:table-cell office:value-type="float" office:value="21468511.693999998" table:style-name="ce3">
            <text:p>21468511,694</text:p>
          </table:table-cell>
          <table:table-cell office:value-type="float" office:value="21468512.289000001" table:style-name="ce3">
            <text:p>21468512,289</text:p>
          </table:table-cell>
          <table:table-cell office:value-type="float" office:value="21468510.684" table:style-name="ce3">
            <text:p>21468510,684</text:p>
          </table:table-cell>
          <table:table-cell office:value-type="float" office:value="-19308592.574000001" table:style-name="ce3">
            <text:p>-19308592,574</text:p>
          </table:table-cell>
          <table:table-cell office:value-type="float" office:value="-15045655.455" table:style-name="ce3">
            <text:p>-15045655,455</text:p>
          </table:table-cell>
          <table:table-cell office:value-type="float" office:value="20591910.940000001" table:style-name="ce3">
            <text:p>20591910,940</text:p>
          </table:table-cell>
          <table:table-cell office:value-type="float" office:value="20591909.693999998" table:style-name="ce3">
            <text:p>20591909,694</text:p>
          </table:table-cell>
          <table:table-cell office:value-type="float" office:value="20591910.449000001" table:style-name="ce3">
            <text:p>20591910,449</text:p>
          </table:table-cell>
          <table:table-cell table:style-name="ce2"/>
          <table:table-cell office:value-type="float" office:value="-17287346.105999999" table:style-name="ce3">
            <text:p>-17287346,106</text:p>
          </table:table-cell>
          <table:table-cell office:value-type="float" office:value="-13470656.294" table:style-name="ce3">
            <text:p>-13470656,294</text:p>
          </table:table-cell>
          <table:table-cell office:value-type="float" office:value="20840098.715" table:style-name="ce3">
            <text:p>20840098,715</text:p>
          </table:table-cell>
          <table:table-cell office:value-type="float" office:value="20840096.706" table:style-name="ce3">
            <text:p>20840096,706</text:p>
          </table:table-cell>
          <table:table-cell office:value-type="float" office:value="20840098.34" table:style-name="ce3">
            <text:p>20840098,340</text:p>
          </table:table-cell>
          <table:table-cell table:number-columns-repeated="5" table:style-name="ce3"/>
          <table:table-cell office:value-type="float" office:value="-15724122.140000001" table:style-name="ce3">
            <text:p>-15724122,140</text:p>
          </table:table-cell>
          <table:table-cell office:value-type="float" office:value="-12252560.328" table:style-name="ce3">
            <text:p>-12252560,328</text:p>
          </table:table-cell>
          <table:table-cell office:value-type="float" office:value="20723037.660999998" table:style-name="ce3">
            <text:p>20723037,661</text:p>
          </table:table-cell>
          <table:table-cell office:value-type="float" office:value="20723034.837000001" table:style-name="ce3">
            <text:p>20723034,837</text:p>
          </table:table-cell>
          <table:table-cell office:value-type="float" office:value="20723037.081" table:style-name="ce3">
            <text:p>20723037,081</text:p>
          </table:table-cell>
          <table:table-cell office:value-type="float" office:value="-14846392.141000001" table:style-name="ce3">
            <text:p>-14846392,141</text:p>
          </table:table-cell>
          <table:table-cell office:value-type="float" office:value="-11568616.555" table:style-name="ce3">
            <text:p>-11568616,555</text:p>
          </table:table-cell>
          <table:table-cell office:value-type="float" office:value="21468491.631000001" table:style-name="ce3">
            <text:p>21468491,631</text:p>
          </table:table-cell>
          <table:table-cell office:value-type="float" office:value="21468488.675999999" table:style-name="ce3">
            <text:p>21468488,676</text:p>
          </table:table-cell>
          <table:table-cell office:value-type="float" office:value="21468490.441" table:style-name="ce3">
            <text:p>21468490,441</text:p>
          </table:table-cell>
          <table:table-cell office:value-type="float" office:value="-19904130.962000001" table:style-name="ce3">
            <text:p>-19904130,962</text:p>
          </table:table-cell>
          <table:table-cell office:value-type="float" office:value="-15509711.614" table:style-name="ce3">
            <text:p>-15509711,614</text:p>
          </table:table-cell>
          <table:table-cell office:value-type="float" office:value="20591894.530999999" table:style-name="ce3">
            <text:p>20591894,531</text:p>
          </table:table-cell>
          <table:table-cell office:value-type="float" office:value="20591890.719000001" table:style-name="ce3">
            <text:p>20591890,719</text:p>
          </table:table-cell>
          <table:table-cell office:value-type="float" office:value="20591893.774" table:style-name="ce3">
            <text:p>20591893,774</text:p>
          </table:table-cell>
          <table:table-cell table:number-columns-repeated="16332"/>
        </table:table-row>
        <table:table-row table:style-name="ro1">
          <table:table-cell office:value-type="float" office:value="13980" table:style-name="ce2">
            <text:p>13980</text:p>
          </table:table-cell>
          <table:table-cell office:value-type="float" office:value="-15827727.492000001" table:style-name="ce2">
            <text:p>-15827727,49</text:p>
          </table:table-cell>
          <table:table-cell office:value-type="float" office:value="-12333291.448000001" table:style-name="ce3">
            <text:p>-12333291,448</text:p>
          </table:table-cell>
          <table:table-cell office:value-type="float" office:value="20850613.134" table:style-name="ce3">
            <text:p>20850613,134</text:p>
          </table:table-cell>
          <table:table-cell office:value-type="float" office:value="20850613.864" table:style-name="ce3">
            <text:p>20850613,864</text:p>
          </table:table-cell>
          <table:table-cell office:value-type="float" office:value="20850612.956999999" table:style-name="ce3">
            <text:p>20850612,957</text:p>
          </table:table-cell>
          <table:table-cell table:number-columns-repeated="5" table:style-name="ce3"/>
          <table:table-cell office:value-type="float" office:value="-15316366.039999999" table:style-name="ce3">
            <text:p>-15316366,040</text:p>
          </table:table-cell>
          <table:table-cell office:value-type="float" office:value="-11934828.013" table:style-name="ce3">
            <text:p>-11934828,013</text:p>
          </table:table-cell>
          <table:table-cell office:value-type="float" office:value="20727380.688999999" table:style-name="ce3">
            <text:p>20727380,689</text:p>
          </table:table-cell>
          <table:table-cell office:value-type="float" office:value="20727380.837000001" table:style-name="ce3">
            <text:p>20727380,837</text:p>
          </table:table-cell>
          <table:table-cell office:value-type="float" office:value="20727379.940000001" table:style-name="ce3">
            <text:p>20727379,940</text:p>
          </table:table-cell>
          <table:table-cell office:value-type="float" office:value="-14105930.695" table:style-name="ce3">
            <text:p>-14105930,695</text:p>
          </table:table-cell>
          <table:table-cell office:value-type="float" office:value="-10991633.722999999" table:style-name="ce3">
            <text:p>-10991633,723</text:p>
          </table:table-cell>
          <table:table-cell office:value-type="float" office:value="21463960.811000001" table:style-name="ce3">
            <text:p>21463960,811</text:p>
          </table:table-cell>
          <table:table-cell office:value-type="float" office:value="21463962.43" table:style-name="ce3">
            <text:p>21463962,430</text:p>
          </table:table-cell>
          <table:table-cell office:value-type="float" office:value="21463959.888" table:style-name="ce3">
            <text:p>21463959,888</text:p>
          </table:table-cell>
          <table:table-cell office:value-type="float" office:value="-19374391.326000001" table:style-name="ce3">
            <text:p>-19374391,326</text:p>
          </table:table-cell>
          <table:table-cell office:value-type="float" office:value="-15096927.198000001" table:style-name="ce3">
            <text:p>-15096927,198</text:p>
          </table:table-cell>
          <table:table-cell office:value-type="float" office:value="20579389.806000002" table:style-name="ce3">
            <text:p>20579389,806</text:p>
          </table:table-cell>
          <table:table-cell office:value-type="float" office:value="20579388.752999999" table:style-name="ce3">
            <text:p>20579388,753</text:p>
          </table:table-cell>
          <table:table-cell office:value-type="float" office:value="20579389.227000002" table:style-name="ce3">
            <text:p>20579389,227</text:p>
          </table:table-cell>
          <table:table-cell table:style-name="ce2"/>
          <table:table-cell office:value-type="float" office:value="-17232210.305" table:style-name="ce3">
            <text:p>-17232210,305</text:p>
          </table:table-cell>
          <table:table-cell office:value-type="float" office:value="-13427693.332" table:style-name="ce3">
            <text:p>-13427693,332</text:p>
          </table:table-cell>
          <table:table-cell office:value-type="float" office:value="20850591.021000002" table:style-name="ce3">
            <text:p>20850591,021</text:p>
          </table:table-cell>
          <table:table-cell office:value-type="float" office:value="20850588.465" table:style-name="ce3">
            <text:p>20850588,465</text:p>
          </table:table-cell>
          <table:table-cell office:value-type="float" office:value="20850590.412" table:style-name="ce3">
            <text:p>20850590,412</text:p>
          </table:table-cell>
          <table:table-cell table:number-columns-repeated="5" table:style-name="ce3"/>
          <table:table-cell office:value-type="float" office:value="-15701416.013" table:style-name="ce3">
            <text:p>-15701416,013</text:p>
          </table:table-cell>
          <table:table-cell office:value-type="float" office:value="-12234867.237" table:style-name="ce3">
            <text:p>-12234867,237</text:p>
          </table:table-cell>
          <table:table-cell office:value-type="float" office:value="20727357.896000002" table:style-name="ce3">
            <text:p>20727357,896</text:p>
          </table:table-cell>
          <table:table-cell office:value-type="float" office:value="20727355.574999999" table:style-name="ce3">
            <text:p>20727355,575</text:p>
          </table:table-cell>
          <table:table-cell office:value-type="float" office:value="20727357.668000001" table:style-name="ce3">
            <text:p>20727357,668</text:p>
          </table:table-cell>
          <table:table-cell office:value-type="float" office:value="-14870304.369000001" table:style-name="ce3">
            <text:p>-14870304,369</text:p>
          </table:table-cell>
          <table:table-cell office:value-type="float" office:value="-11587249.463" table:style-name="ce3">
            <text:p>-11587249,463</text:p>
          </table:table-cell>
          <table:table-cell office:value-type="float" office:value="21463941.197999999" table:style-name="ce3">
            <text:p>21463941,198</text:p>
          </table:table-cell>
          <table:table-cell office:value-type="float" office:value="21463938.487" table:style-name="ce3">
            <text:p>21463938,487</text:p>
          </table:table-cell>
          <table:table-cell office:value-type="float" office:value="21463940.302999999" table:style-name="ce3">
            <text:p>21463940,303</text:p>
          </table:table-cell>
          <table:table-cell office:value-type="float" office:value="-19969930.272999998" table:style-name="ce3">
            <text:p>-19969930,273</text:p>
          </table:table-cell>
          <table:table-cell office:value-type="float" office:value="-15560983.795" table:style-name="ce3">
            <text:p>-15560983,795</text:p>
          </table:table-cell>
          <table:table-cell office:value-type="float" office:value="20579372.826000001" table:style-name="ce3">
            <text:p>20579372,826</text:p>
          </table:table-cell>
          <table:table-cell office:value-type="float" office:value="20579369.686000001" table:style-name="ce3">
            <text:p>20579369,686</text:p>
          </table:table-cell>
          <table:table-cell office:value-type="float" office:value="20579372.436999999" table:style-name="ce3">
            <text:p>20579372,437</text:p>
          </table:table-cell>
          <table:table-cell table:number-columns-repeated="16332"/>
        </table:table-row>
        <table:table-row table:style-name="ro1">
          <table:table-cell office:value-type="float" office:value="14010" table:style-name="ce2">
            <text:p>14010</text:p>
          </table:table-cell>
          <table:table-cell office:value-type="float" office:value="-15772372.631999999" table:style-name="ce2">
            <text:p>-15772372,63</text:p>
          </table:table-cell>
          <table:table-cell office:value-type="float" office:value="-12290157.787" table:style-name="ce3">
            <text:p>-12290157,787</text:p>
          </table:table-cell>
          <table:table-cell office:value-type="float" office:value="20861145.509" table:style-name="ce3">
            <text:p>20861145,509</text:p>
          </table:table-cell>
          <table:table-cell office:value-type="float" office:value="20861146.969000001" table:style-name="ce3">
            <text:p>20861146,969</text:p>
          </table:table-cell>
          <table:table-cell office:value-type="float" office:value="20861145.905000001" table:style-name="ce3">
            <text:p>20861145,905</text:p>
          </table:table-cell>
          <table:table-cell table:number-columns-repeated="5" table:style-name="ce3"/>
          <table:table-cell office:value-type="float" office:value="-15293435.267000001" table:style-name="ce3">
            <text:p>-15293435,267</text:p>
          </table:table-cell>
          <table:table-cell office:value-type="float" office:value="-11916959.880000001" table:style-name="ce3">
            <text:p>-11916959,880</text:p>
          </table:table-cell>
          <table:table-cell office:value-type="float" office:value="20731743.463" table:style-name="ce3">
            <text:p>20731743,463</text:p>
          </table:table-cell>
          <table:table-cell office:value-type="float" office:value="20731744.27" table:style-name="ce3">
            <text:p>20731744,270</text:p>
          </table:table-cell>
          <table:table-cell office:value-type="float" office:value="20731743.384" table:style-name="ce3">
            <text:p>20731743,384</text:p>
          </table:table-cell>
          <table:table-cell office:value-type="float" office:value="-14129239.913000001" table:style-name="ce3">
            <text:p>-14129239,913</text:p>
          </table:table-cell>
          <table:table-cell office:value-type="float" office:value="-11009796.748" table:style-name="ce3">
            <text:p>-11009796,748</text:p>
          </table:table-cell>
          <table:table-cell office:value-type="float" office:value="21459524.984000001" table:style-name="ce3">
            <text:p>21459524,984</text:p>
          </table:table-cell>
          <table:table-cell office:value-type="float" office:value="21459526.622000001" table:style-name="ce3">
            <text:p>21459526,622</text:p>
          </table:table-cell>
          <table:table-cell office:value-type="float" office:value="21459524.359000001" table:style-name="ce3">
            <text:p>21459524,359</text:p>
          </table:table-cell>
          <table:table-cell office:value-type="float" office:value="-19439654.032000002" table:style-name="ce3">
            <text:p>-19439654,032</text:p>
          </table:table-cell>
          <table:table-cell office:value-type="float" office:value="-15147781.248" table:style-name="ce3">
            <text:p>-15147781,248</text:p>
          </table:table-cell>
          <table:table-cell office:value-type="float" office:value="20566970.888" table:style-name="ce3">
            <text:p>20566970,888</text:p>
          </table:table-cell>
          <table:table-cell office:value-type="float" office:value="20566969.598999999" table:style-name="ce3">
            <text:p>20566969,599</text:p>
          </table:table-cell>
          <table:table-cell office:value-type="float" office:value="20566970.008000001" table:style-name="ce3">
            <text:p>20566970,008</text:p>
          </table:table-cell>
          <table:table-cell table:style-name="ce2"/>
          <table:table-cell office:value-type="float" office:value="-17176860.675000001" table:style-name="ce3">
            <text:p>-17176860,675</text:p>
          </table:table-cell>
          <table:table-cell office:value-type="float" office:value="-13384563.749" table:style-name="ce3">
            <text:p>-13384563,749</text:p>
          </table:table-cell>
          <table:table-cell office:value-type="float" office:value="20861123.827" table:style-name="ce3">
            <text:p>20861123,827</text:p>
          </table:table-cell>
          <table:table-cell office:value-type="float" office:value="20861121.008000001" table:style-name="ce3">
            <text:p>20861121,008</text:p>
          </table:table-cell>
          <table:table-cell office:value-type="float" office:value="20861123.399999999" table:style-name="ce3">
            <text:p>20861123,400</text:p>
          </table:table-cell>
          <table:table-cell table:number-columns-repeated="5" table:style-name="ce3"/>
          <table:table-cell office:value-type="float" office:value="-15678490.541999999" table:style-name="ce3">
            <text:p>-15678490,542</text:p>
          </table:table-cell>
          <table:table-cell office:value-type="float" office:value="-12217003.232999999" table:style-name="ce3">
            <text:p>-12217003,233</text:p>
          </table:table-cell>
          <table:table-cell office:value-type="float" office:value="20731720.605999999" table:style-name="ce3">
            <text:p>20731720,606</text:p>
          </table:table-cell>
          <table:table-cell office:value-type="float" office:value="20731718.103" table:style-name="ce3">
            <text:p>20731718,103</text:p>
          </table:table-cell>
          <table:table-cell office:value-type="float" office:value="20731720.103" table:style-name="ce3">
            <text:p>20731720,103</text:p>
          </table:table-cell>
          <table:table-cell office:value-type="float" office:value="-14893618.727" table:style-name="ce3">
            <text:p>-14893618,727</text:p>
          </table:table-cell>
          <table:table-cell office:value-type="float" office:value="-11605416.492000001" table:style-name="ce3">
            <text:p>-11605416,492</text:p>
          </table:table-cell>
          <table:table-cell office:value-type="float" office:value="21459503.851" table:style-name="ce3">
            <text:p>21459503,851</text:p>
          </table:table-cell>
          <table:table-cell office:value-type="float" office:value="21459502.395" table:style-name="ce3">
            <text:p>21459502,395</text:p>
          </table:table-cell>
          <table:table-cell office:value-type="float" office:value="21459502.947999999" table:style-name="ce3">
            <text:p>21459502,948</text:p>
          </table:table-cell>
          <table:table-cell office:value-type="float" office:value="-20035198.374000002" table:style-name="ce3">
            <text:p>-20035198,374</text:p>
          </table:table-cell>
          <table:table-cell office:value-type="float" office:value="-15611842.050000001" table:style-name="ce3">
            <text:p>-15611842,050</text:p>
          </table:table-cell>
          <table:table-cell office:value-type="float" office:value="20566953.120999999" table:style-name="ce3">
            <text:p>20566953,121</text:p>
          </table:table-cell>
          <table:table-cell office:value-type="float" office:value="20566949.294" table:style-name="ce3">
            <text:p>20566949,294</text:p>
          </table:table-cell>
          <table:table-cell office:value-type="float" office:value="20566952.418000001" table:style-name="ce3">
            <text:p>20566952,418</text:p>
          </table:table-cell>
          <table:table-cell table:number-columns-repeated="16332"/>
        </table:table-row>
        <table:table-row table:style-name="ro1">
          <table:table-cell office:value-type="float" office:value="14040" table:style-name="ce2">
            <text:p>14040</text:p>
          </table:table-cell>
          <table:table-cell office:value-type="float" office:value="-15716803.895" table:style-name="ce2">
            <text:p>-15716803,9</text:p>
          </table:table-cell>
          <table:table-cell office:value-type="float" office:value="-12246857.471000001" table:style-name="ce3">
            <text:p>-12246857,471</text:p>
          </table:table-cell>
          <table:table-cell office:value-type="float" office:value="20871721.228999998" table:style-name="ce3">
            <text:p>20871721,229</text:p>
          </table:table-cell>
          <table:table-cell office:value-type="float" office:value="20871721.816" table:style-name="ce3">
            <text:p>20871721,816</text:p>
          </table:table-cell>
          <table:table-cell office:value-type="float" office:value="20871721.133000001" table:style-name="ce3">
            <text:p>20871721,133</text:p>
          </table:table-cell>
          <table:table-cell table:number-columns-repeated="5" table:style-name="ce3"/>
          <table:table-cell office:value-type="float" office:value="-15270285.312000001" table:style-name="ce3">
            <text:p>-15270285,312</text:p>
          </table:table-cell>
          <table:table-cell office:value-type="float" office:value="-11898920.955" table:style-name="ce3">
            <text:p>-11898920,955</text:p>
          </table:table-cell>
          <table:table-cell office:value-type="float" office:value="20736148.589000002" table:style-name="ce3">
            <text:p>20736148,589</text:p>
          </table:table-cell>
          <table:table-cell office:value-type="float" office:value="20736149.449999999" table:style-name="ce3">
            <text:p>20736149,450</text:p>
          </table:table-cell>
          <table:table-cell office:value-type="float" office:value="20736148.453000002" table:style-name="ce3">
            <text:p>20736148,453</text:p>
          </table:table-cell>
          <table:table-cell office:value-type="float" office:value="-14151949.075999999" table:style-name="ce3">
            <text:p>-14151949,076</text:p>
          </table:table-cell>
          <table:table-cell office:value-type="float" office:value="-11027492.192" table:style-name="ce3">
            <text:p>-11027492,192</text:p>
          </table:table-cell>
          <table:table-cell office:value-type="float" office:value="21455203.103" table:style-name="ce3">
            <text:p>21455203,103</text:p>
          </table:table-cell>
          <table:table-cell office:value-type="float" office:value="21455204.789999999" table:style-name="ce3">
            <text:p>21455204,790</text:p>
          </table:table-cell>
          <table:table-cell office:value-type="float" office:value="21455203.260000002" table:style-name="ce3">
            <text:p>21455203,260</text:p>
          </table:table-cell>
          <table:table-cell office:value-type="float" office:value="-19504382.245000001" table:style-name="ce3">
            <text:p>-19504382,245</text:p>
          </table:table-cell>
          <table:table-cell office:value-type="float" office:value="-15198218.809" table:style-name="ce3">
            <text:p>-15198218,809</text:p>
          </table:table-cell>
          <table:table-cell office:value-type="float" office:value="20554653.5" table:style-name="ce3">
            <text:p>20554653,500</text:p>
          </table:table-cell>
          <table:table-cell office:value-type="float" office:value="20554652.34" table:style-name="ce3">
            <text:p>20554652,340</text:p>
          </table:table-cell>
          <table:table-cell office:value-type="float" office:value="20554652.605999999" table:style-name="ce3">
            <text:p>20554652,606</text:p>
          </table:table-cell>
          <table:table-cell table:style-name="ce2"/>
          <table:table-cell office:value-type="float" office:value="-17121298.671" table:style-name="ce3">
            <text:p>-17121298,671</text:p>
          </table:table-cell>
          <table:table-cell office:value-type="float" office:value="-13341268.674000001" table:style-name="ce3">
            <text:p>-13341268,674</text:p>
          </table:table-cell>
          <table:table-cell office:value-type="float" office:value="20871696.785" table:style-name="ce3">
            <text:p>20871696,785</text:p>
          </table:table-cell>
          <table:table-cell office:value-type="float" office:value="20871694.550999999" table:style-name="ce3">
            <text:p>20871694,551</text:p>
          </table:table-cell>
          <table:table-cell office:value-type="float" office:value="20871696.195" table:style-name="ce3">
            <text:p>20871696,195</text:p>
          </table:table-cell>
          <table:table-cell table:number-columns-repeated="5" table:style-name="ce3"/>
          <table:table-cell office:value-type="float" office:value="-15655347.393999999" table:style-name="ce3">
            <text:p>-15655347,394</text:p>
          </table:table-cell>
          <table:table-cell office:value-type="float" office:value="-12198969.607999999" table:style-name="ce3">
            <text:p>-12198969,608</text:p>
          </table:table-cell>
          <table:table-cell office:value-type="float" office:value="20736124.934999999" table:style-name="ce3">
            <text:p>20736124,935</text:p>
          </table:table-cell>
          <table:table-cell office:value-type="float" office:value="20736122.522999998" table:style-name="ce3">
            <text:p>20736122,523</text:p>
          </table:table-cell>
          <table:table-cell office:value-type="float" office:value="20736124.327" table:style-name="ce3">
            <text:p>20736124,327</text:p>
          </table:table-cell>
          <table:table-cell office:value-type="float" office:value="-14916334.517000001" table:style-name="ce3">
            <text:p>-14916334,517</text:p>
          </table:table-cell>
          <table:table-cell office:value-type="float" office:value="-11623117.113" table:style-name="ce3">
            <text:p>-11623117,113</text:p>
          </table:table-cell>
          <table:table-cell office:value-type="float" office:value="21455181.682" table:style-name="ce3">
            <text:p>21455181,682</text:p>
          </table:table-cell>
          <table:table-cell office:value-type="float" office:value="21455179.609999999" table:style-name="ce3">
            <text:p>21455179,610</text:p>
          </table:table-cell>
          <table:table-cell office:value-type="float" office:value="21455180.853" table:style-name="ce3">
            <text:p>21455180,853</text:p>
          </table:table-cell>
          <table:table-cell office:value-type="float" office:value="-20099933.482999999" table:style-name="ce3">
            <text:p>-20099933,483</text:p>
          </table:table-cell>
          <table:table-cell office:value-type="float" office:value="-15662284.983999999" table:style-name="ce3">
            <text:p>-15662284,984</text:p>
          </table:table-cell>
          <table:table-cell office:value-type="float" office:value="20554633.783" table:style-name="ce3">
            <text:p>20554633,783</text:p>
          </table:table-cell>
          <table:table-cell office:value-type="float" office:value="20554630.855" table:style-name="ce3">
            <text:p>20554630,855</text:p>
          </table:table-cell>
          <table:table-cell office:value-type="float" office:value="20554633.59" table:style-name="ce3">
            <text:p>20554633,590</text:p>
          </table:table-cell>
          <table:table-cell table:number-columns-repeated="16332"/>
        </table:table-row>
        <table:table-row table:style-name="ro1">
          <table:table-cell office:value-type="float" office:value="14070" table:style-name="ce2">
            <text:p>14070</text:p>
          </table:table-cell>
          <table:table-cell office:value-type="float" office:value="-15661036.343" table:style-name="ce2">
            <text:p>-15661036,34</text:p>
          </table:table-cell>
          <table:table-cell office:value-type="float" office:value="-12203402.241" table:style-name="ce3">
            <text:p>-12203402,241</text:p>
          </table:table-cell>
          <table:table-cell office:value-type="float" office:value="20882333.767999999" table:style-name="ce3">
            <text:p>20882333,768</text:p>
          </table:table-cell>
          <table:table-cell office:value-type="float" office:value="20882333.186999999" table:style-name="ce3">
            <text:p>20882333,187</text:p>
          </table:table-cell>
          <table:table-cell office:value-type="float" office:value="20882333.138" table:style-name="ce3">
            <text:p>20882333,138</text:p>
          </table:table-cell>
          <table:table-cell table:number-columns-repeated="5" table:style-name="ce3"/>
          <table:table-cell office:value-type="float" office:value="-15246931.659" table:style-name="ce3">
            <text:p>-15246931,659</text:p>
          </table:table-cell>
          <table:table-cell office:value-type="float" office:value="-11880723.309" table:style-name="ce3">
            <text:p>-11880723,309</text:p>
          </table:table-cell>
          <table:table-cell office:value-type="float" office:value="20740592.673" table:style-name="ce3">
            <text:p>20740592,673</text:p>
          </table:table-cell>
          <table:table-cell office:value-type="float" office:value="20740593.559" table:style-name="ce3">
            <text:p>20740593,559</text:p>
          </table:table-cell>
          <table:table-cell office:value-type="float" office:value="20740592.816" table:style-name="ce3">
            <text:p>20740592,816</text:p>
          </table:table-cell>
          <table:table-cell office:value-type="float" office:value="-14174071.540999999" table:style-name="ce3">
            <text:p>-14174071,541</text:p>
          </table:table-cell>
          <table:table-cell office:value-type="float" office:value="-11044730.475" table:style-name="ce3">
            <text:p>-11044730,475</text:p>
          </table:table-cell>
          <table:table-cell office:value-type="float" office:value="21450993.853" table:style-name="ce3">
            <text:p>21450993,853</text:p>
          </table:table-cell>
          <table:table-cell office:value-type="float" office:value="21450995.125" table:style-name="ce3">
            <text:p>21450995,125</text:p>
          </table:table-cell>
          <table:table-cell office:value-type="float" office:value="21450993.638999999" table:style-name="ce3">
            <text:p>21450993,639</text:p>
          </table:table-cell>
          <table:table-cell office:value-type="float" office:value="-19568588.438000001" table:style-name="ce3">
            <text:p>-19568588,438</text:p>
          </table:table-cell>
          <table:table-cell office:value-type="float" office:value="-15248249.598999999" table:style-name="ce3">
            <text:p>-15248249,599</text:p>
          </table:table-cell>
          <table:table-cell office:value-type="float" office:value="20542435.145" table:style-name="ce3">
            <text:p>20542435,145</text:p>
          </table:table-cell>
          <table:table-cell office:value-type="float" office:value="20542434.282000002" table:style-name="ce3">
            <text:p>20542434,282</text:p>
          </table:table-cell>
          <table:table-cell office:value-type="float" office:value="20542434.780999999" table:style-name="ce3">
            <text:p>20542434,781</text:p>
          </table:table-cell>
          <table:table-cell table:style-name="ce2"/>
          <table:table-cell office:value-type="float" office:value="-17065523.530999999" table:style-name="ce3">
            <text:p>-17065523,531</text:p>
          </table:table-cell>
          <table:table-cell office:value-type="float" office:value="-13297807.52" table:style-name="ce3">
            <text:p>-13297807,520</text:p>
          </table:table-cell>
          <table:table-cell office:value-type="float" office:value="20882309.359000001" table:style-name="ce3">
            <text:p>20882309,359</text:p>
          </table:table-cell>
          <table:table-cell office:value-type="float" office:value="20882308.320999999" table:style-name="ce3">
            <text:p>20882308,321</text:p>
          </table:table-cell>
          <table:table-cell office:value-type="float" office:value="20882309.359999999" table:style-name="ce3">
            <text:p>20882309,360</text:p>
          </table:table-cell>
          <table:table-cell table:number-columns-repeated="5" table:style-name="ce3"/>
          <table:table-cell office:value-type="float" office:value="-15631986.216" table:style-name="ce3">
            <text:p>-15631986,216</text:p>
          </table:table-cell>
          <table:table-cell office:value-type="float" office:value="-12180766.096999999" table:style-name="ce3">
            <text:p>-12180766,097</text:p>
          </table:table-cell>
          <table:table-cell office:value-type="float" office:value="20740569.945" table:style-name="ce3">
            <text:p>20740569,945</text:p>
          </table:table-cell>
          <table:table-cell office:value-type="float" office:value="20740567.850000001" table:style-name="ce3">
            <text:p>20740567,850</text:p>
          </table:table-cell>
          <table:table-cell office:value-type="float" office:value="20740569.697999999" table:style-name="ce3">
            <text:p>20740569,698</text:p>
          </table:table-cell>
          <table:table-cell office:value-type="float" office:value="-14938449.288000001" table:style-name="ce3">
            <text:p>-14938449,288</text:p>
          </table:table-cell>
          <table:table-cell office:value-type="float" office:value="-11640349.397" table:style-name="ce3">
            <text:p>-11640349,397</text:p>
          </table:table-cell>
          <table:table-cell office:value-type="float" office:value="21450973.013" table:style-name="ce3">
            <text:p>21450973,013</text:p>
          </table:table-cell>
          <table:table-cell office:value-type="float" office:value="21450971.306000002" table:style-name="ce3">
            <text:p>21450971,306</text:p>
          </table:table-cell>
          <table:table-cell office:value-type="float" office:value="21450972.359000001" table:style-name="ce3">
            <text:p>21450972,359</text:p>
          </table:table-cell>
          <table:table-cell office:value-type="float" office:value="-20164132.243000001" table:style-name="ce3">
            <text:p>-20164132,243</text:p>
          </table:table-cell>
          <table:table-cell office:value-type="float" office:value="-15712309.983999999" table:style-name="ce3">
            <text:p>-15712309,984</text:p>
          </table:table-cell>
          <table:table-cell office:value-type="float" office:value="20542416.842" table:style-name="ce3">
            <text:p>20542416,842</text:p>
          </table:table-cell>
          <table:table-cell office:value-type="float" office:value="20542414.125999998" table:style-name="ce3">
            <text:p>20542414,126</text:p>
          </table:table-cell>
          <table:table-cell office:value-type="float" office:value="20542416.923999999" table:style-name="ce3">
            <text:p>20542416,924</text:p>
          </table:table-cell>
          <table:table-cell table:number-columns-repeated="16332"/>
        </table:table-row>
        <table:table-row table:style-name="ro1">
          <table:table-cell office:value-type="float" office:value="14100" table:style-name="ce2">
            <text:p>14100</text:p>
          </table:table-cell>
          <table:table-cell office:value-type="float" office:value="-15605050.388" table:style-name="ce2">
            <text:p>-15605050,39</text:p>
          </table:table-cell>
          <table:table-cell office:value-type="float" office:value="-12159776.811000001" table:style-name="ce3">
            <text:p>-12159776,811</text:p>
          </table:table-cell>
          <table:table-cell office:value-type="float" office:value="20892987.157000002" table:style-name="ce3">
            <text:p>20892987,157</text:p>
          </table:table-cell>
          <table:table-cell office:value-type="float" office:value="20892987.526999999" table:style-name="ce3">
            <text:p>20892987,527</text:p>
          </table:table-cell>
          <table:table-cell office:value-type="float" office:value="20892986.636999998" table:style-name="ce3">
            <text:p>20892986,637</text:p>
          </table:table-cell>
          <table:table-cell table:number-columns-repeated="5" table:style-name="ce3"/>
          <table:table-cell office:value-type="float" office:value="-15223354.509" table:style-name="ce3">
            <text:p>-15223354,509</text:p>
          </table:table-cell>
          <table:table-cell office:value-type="float" office:value="-11862351.498" table:style-name="ce3">
            <text:p>-11862351,498</text:p>
          </table:table-cell>
          <table:table-cell office:value-type="float" office:value="20745080.374000002" table:style-name="ce3">
            <text:p>20745080,374</text:p>
          </table:table-cell>
          <table:table-cell office:value-type="float" office:value="20745080.055" table:style-name="ce3">
            <text:p>20745080,055</text:p>
          </table:table-cell>
          <table:table-cell office:value-type="float" office:value="20745079.583999999" table:style-name="ce3">
            <text:p>20745079,584</text:p>
          </table:table-cell>
          <table:table-cell office:value-type="float" office:value="-14195585.741" table:style-name="ce3">
            <text:p>-14195585,741</text:p>
          </table:table-cell>
          <table:table-cell office:value-type="float" office:value="-11061494.784" table:style-name="ce3">
            <text:p>-11061494,784</text:p>
          </table:table-cell>
          <table:table-cell office:value-type="float" office:value="21446900.359999999" table:style-name="ce3">
            <text:p>21446900,360</text:p>
          </table:table-cell>
          <table:table-cell office:value-type="float" office:value="21446901.013999999" table:style-name="ce3">
            <text:p>21446901,014</text:p>
          </table:table-cell>
          <table:table-cell office:value-type="float" office:value="21446899.423" table:style-name="ce3">
            <text:p>21446899,423</text:p>
          </table:table-cell>
          <table:table-cell office:value-type="float" office:value="-19632249.877" table:style-name="ce3">
            <text:p>-19632249,877</text:p>
          </table:table-cell>
          <table:table-cell office:value-type="float" office:value="-15297855.904999999" table:style-name="ce3">
            <text:p>-15297855,905</text:p>
          </table:table-cell>
          <table:table-cell office:value-type="float" office:value="20530321.070999999" table:style-name="ce3">
            <text:p>20530321,071</text:p>
          </table:table-cell>
          <table:table-cell office:value-type="float" office:value="20530319.954999998" table:style-name="ce3">
            <text:p>20530319,955</text:p>
          </table:table-cell>
          <table:table-cell office:value-type="float" office:value="20530320.576000001" table:style-name="ce3">
            <text:p>20530320,576</text:p>
          </table:table-cell>
          <table:table-cell table:style-name="ce2"/>
          <table:table-cell office:value-type="float" office:value="-17009543.462000001" table:style-name="ce3">
            <text:p>-17009543,462</text:p>
          </table:table-cell>
          <table:table-cell office:value-type="float" office:value="-13254186.685000001" table:style-name="ce3">
            <text:p>-13254186,685</text:p>
          </table:table-cell>
          <table:table-cell office:value-type="float" office:value="20892962.363000002" table:style-name="ce3">
            <text:p>20892962,363</text:p>
          </table:table-cell>
          <table:table-cell office:value-type="float" office:value="20892960.530000001" table:style-name="ce3">
            <text:p>20892960,530</text:p>
          </table:table-cell>
          <table:table-cell office:value-type="float" office:value="20892962.368000001" table:style-name="ce3">
            <text:p>20892962,368</text:p>
          </table:table-cell>
          <table:table-cell table:number-columns-repeated="5" table:style-name="ce3"/>
          <table:table-cell office:value-type="float" office:value="-15608415.023" table:style-name="ce3">
            <text:p>-15608415,023</text:p>
          </table:table-cell>
          <table:table-cell office:value-type="float" office:value="-12162398.932" table:style-name="ce3">
            <text:p>-12162398,932</text:p>
          </table:table-cell>
          <table:table-cell office:value-type="float" office:value="20745055.943" table:style-name="ce3">
            <text:p>20745055,943</text:p>
          </table:table-cell>
          <table:table-cell office:value-type="float" office:value="20745053.293000001" table:style-name="ce3">
            <text:p>20745053,293</text:p>
          </table:table-cell>
          <table:table-cell office:value-type="float" office:value="20745055.182999998" table:style-name="ce3">
            <text:p>20745055,183</text:p>
          </table:table-cell>
          <table:table-cell office:value-type="float" office:value="-14959969.273" table:style-name="ce3">
            <text:p>-14959969,273</text:p>
          </table:table-cell>
          <table:table-cell office:value-type="float" office:value="-11657118.216" table:style-name="ce3">
            <text:p>-11657118,216</text:p>
          </table:table-cell>
          <table:table-cell office:value-type="float" office:value="21446877.68" table:style-name="ce3">
            <text:p>21446877,680</text:p>
          </table:table-cell>
          <table:table-cell office:value-type="float" office:value="21446876.088" table:style-name="ce3">
            <text:p>21446876,088</text:p>
          </table:table-cell>
          <table:table-cell office:value-type="float" office:value="21446876.958999999" table:style-name="ce3">
            <text:p>21446876,959</text:p>
          </table:table-cell>
          <table:table-cell office:value-type="float" office:value="-20227799.734999999" table:style-name="ce3">
            <text:p>-20227799,735</text:p>
          </table:table-cell>
          <table:table-cell office:value-type="float" office:value="-15761921.011" table:style-name="ce3">
            <text:p>-15761921,011</text:p>
          </table:table-cell>
          <table:table-cell office:value-type="float" office:value="20530302.506999999" table:style-name="ce3">
            <text:p>20530302,507</text:p>
          </table:table-cell>
          <table:table-cell office:value-type="float" office:value="20530298.625999998" table:style-name="ce3">
            <text:p>20530298,626</text:p>
          </table:table-cell>
          <table:table-cell office:value-type="float" office:value="20530301.695999999" table:style-name="ce3">
            <text:p>20530301,696</text:p>
          </table:table-cell>
          <table:table-cell table:number-columns-repeated="16332"/>
        </table:table-row>
        <table:table-row table:style-name="ro1">
          <table:table-cell office:value-type="float" office:value="14130" table:style-name="ce2">
            <text:p>14130</text:p>
          </table:table-cell>
          <table:table-cell office:value-type="float" office:value="-15548859.811000001" table:style-name="ce2">
            <text:p>-15548859,81</text:p>
          </table:table-cell>
          <table:table-cell office:value-type="float" office:value="-12115991.963" table:style-name="ce3">
            <text:p>-12115991,963</text:p>
          </table:table-cell>
          <table:table-cell office:value-type="float" office:value="20903679.335000001" table:style-name="ce3">
            <text:p>20903679,335</text:p>
          </table:table-cell>
          <table:table-cell office:value-type="float" office:value="20903679.862" table:style-name="ce3">
            <text:p>20903679,862</text:p>
          </table:table-cell>
          <table:table-cell office:value-type="float" office:value="20903679.362" table:style-name="ce3">
            <text:p>20903679,362</text:p>
          </table:table-cell>
          <table:table-cell table:number-columns-repeated="5" table:style-name="ce3"/>
          <table:table-cell office:value-type="float" office:value="-15199567.569" table:style-name="ce3">
            <text:p>-15199567,569</text:p>
          </table:table-cell>
          <table:table-cell office:value-type="float" office:value="-11843816.211999999" table:style-name="ce3">
            <text:p>-11843816,212</text:p>
          </table:table-cell>
          <table:table-cell office:value-type="float" office:value="20749606.539999999" table:style-name="ce3">
            <text:p>20749606,540</text:p>
          </table:table-cell>
          <table:table-cell office:value-type="float" office:value="20749606.563999999" table:style-name="ce3">
            <text:p>20749606,564</text:p>
          </table:table-cell>
          <table:table-cell office:value-type="float" office:value="20749605.954999998" table:style-name="ce3">
            <text:p>20749605,955</text:p>
          </table:table-cell>
          <table:table-cell office:value-type="float" office:value="-14216503.727" table:style-name="ce3">
            <text:p>-14216503,727</text:p>
          </table:table-cell>
          <table:table-cell office:value-type="float" office:value="-11077794.518999999" table:style-name="ce3">
            <text:p>-11077794,519</text:p>
          </table:table-cell>
          <table:table-cell office:value-type="float" office:value="21442919.954999998" table:style-name="ce3">
            <text:p>21442919,955</text:p>
          </table:table-cell>
          <table:table-cell office:value-type="float" office:value="21442921.085999999" table:style-name="ce3">
            <text:p>21442921,086</text:p>
          </table:table-cell>
          <table:table-cell office:value-type="float" office:value="21442919.173999999" table:style-name="ce3">
            <text:p>21442919,174</text:p>
          </table:table-cell>
          <table:table-cell office:value-type="float" office:value="-19695377.609000001" table:style-name="ce3">
            <text:p>-19695377,609</text:p>
          </table:table-cell>
          <table:table-cell office:value-type="float" office:value="-15347046.34" table:style-name="ce3">
            <text:p>-15347046,340</text:p>
          </table:table-cell>
          <table:table-cell office:value-type="float" office:value="20518307.581999999" table:style-name="ce3">
            <text:p>20518307,582</text:p>
          </table:table-cell>
          <table:table-cell office:value-type="float" office:value="20518307.317000002" table:style-name="ce3">
            <text:p>20518307,317</text:p>
          </table:table-cell>
          <table:table-cell office:value-type="float" office:value="20518307.315000001" table:style-name="ce3">
            <text:p>20518307,315</text:p>
          </table:table-cell>
          <table:table-cell table:style-name="ce2"/>
          <table:table-cell office:value-type="float" office:value="-16953353.420000002" table:style-name="ce3">
            <text:p>-16953353,420</text:p>
          </table:table-cell>
          <table:table-cell office:value-type="float" office:value="-13210402.248" table:style-name="ce3">
            <text:p>-13210402,248</text:p>
          </table:table-cell>
          <table:table-cell office:value-type="float" office:value="20903655.559" table:style-name="ce3">
            <text:p>20903655,559</text:p>
          </table:table-cell>
          <table:table-cell office:value-type="float" office:value="20903652.963" table:style-name="ce3">
            <text:p>20903652,963</text:p>
          </table:table-cell>
          <table:table-cell office:value-type="float" office:value="20903655.225000001" table:style-name="ce3">
            <text:p>20903655,225</text:p>
          </table:table-cell>
          <table:table-cell table:number-columns-repeated="5" table:style-name="ce3"/>
          <table:table-cell office:value-type="float" office:value="-15584628.681" table:style-name="ce3">
            <text:p>-15584628,681</text:p>
          </table:table-cell>
          <table:table-cell office:value-type="float" office:value="-12143864.111" table:style-name="ce3">
            <text:p>-12143864,111</text:p>
          </table:table-cell>
          <table:table-cell office:value-type="float" office:value="20749581.241" table:style-name="ce3">
            <text:p>20749581,241</text:p>
          </table:table-cell>
          <table:table-cell office:value-type="float" office:value="20749579.741" table:style-name="ce3">
            <text:p>20749579,741</text:p>
          </table:table-cell>
          <table:table-cell office:value-type="float" office:value="20749581.276999999" table:style-name="ce3">
            <text:p>20749581,277</text:p>
          </table:table-cell>
          <table:table-cell office:value-type="float" office:value="-14980887.695" table:style-name="ce3">
            <text:p>-14980887,695</text:p>
          </table:table-cell>
          <table:table-cell office:value-type="float" office:value="-11673418.285" table:style-name="ce3">
            <text:p>-11673418,285</text:p>
          </table:table-cell>
          <table:table-cell office:value-type="float" office:value="21442897.497000001" table:style-name="ce3">
            <text:p>21442897,497</text:p>
          </table:table-cell>
          <table:table-cell office:value-type="float" office:value="21442895.477000002" table:style-name="ce3">
            <text:p>21442895,477</text:p>
          </table:table-cell>
          <table:table-cell office:value-type="float" office:value="21442896.506999999" table:style-name="ce3">
            <text:p>21442896,507</text:p>
          </table:table-cell>
          <table:table-cell office:value-type="float" office:value="-20290928.160999998" table:style-name="ce3">
            <text:p>-20290928,161</text:p>
          </table:table-cell>
          <table:table-cell office:value-type="float" office:value="-15811111.988" table:style-name="ce3">
            <text:p>-15811111,988</text:p>
          </table:table-cell>
          <table:table-cell office:value-type="float" office:value="20518288.934" table:style-name="ce3">
            <text:p>20518288,934</text:p>
          </table:table-cell>
          <table:table-cell office:value-type="float" office:value="20518285.651999999" table:style-name="ce3">
            <text:p>20518285,652</text:p>
          </table:table-cell>
          <table:table-cell office:value-type="float" office:value="20518288.563000001" table:style-name="ce3">
            <text:p>20518288,563</text:p>
          </table:table-cell>
          <table:table-cell table:number-columns-repeated="16332"/>
        </table:table-row>
        <table:table-row table:style-name="ro1">
          <table:table-cell office:value-type="float" office:value="14160" table:style-name="ce2">
            <text:p>14160</text:p>
          </table:table-cell>
          <table:table-cell office:value-type="float" office:value="-15492456.399" table:style-name="ce2">
            <text:p>-15492456,4</text:p>
          </table:table-cell>
          <table:table-cell office:value-type="float" office:value="-12072041.25" table:style-name="ce3">
            <text:p>-12072041,250</text:p>
          </table:table-cell>
          <table:table-cell office:value-type="float" office:value="20914412.846000001" table:style-name="ce3">
            <text:p>20914412,846</text:p>
          </table:table-cell>
          <table:table-cell office:value-type="float" office:value="20914413.484999999" table:style-name="ce3">
            <text:p>20914413,485</text:p>
          </table:table-cell>
          <table:table-cell office:value-type="float" office:value="20914412.171999998" table:style-name="ce3">
            <text:p>20914412,172</text:p>
          </table:table-cell>
          <table:table-cell table:number-columns-repeated="5" table:style-name="ce3"/>
          <table:table-cell office:value-type="float" office:value="-15175562.68" table:style-name="ce3">
            <text:p>-15175562,680</text:p>
          </table:table-cell>
          <table:table-cell office:value-type="float" office:value="-11825111.092" table:style-name="ce3">
            <text:p>-11825111,092</text:p>
          </table:table-cell>
          <table:table-cell office:value-type="float" office:value="20754174.18" table:style-name="ce3">
            <text:p>20754174,180</text:p>
          </table:table-cell>
          <table:table-cell office:value-type="float" office:value="20754174.629999999" table:style-name="ce3">
            <text:p>20754174,630</text:p>
          </table:table-cell>
          <table:table-cell office:value-type="float" office:value="20754173.666000001" table:style-name="ce3">
            <text:p>20754173,666</text:p>
          </table:table-cell>
          <table:table-cell office:value-type="float" office:value="-14236815.176000001" table:style-name="ce3">
            <text:p>-14236815,176</text:p>
          </table:table-cell>
          <table:table-cell office:value-type="float" office:value="-11093621.624" table:style-name="ce3">
            <text:p>-11093621,624</text:p>
          </table:table-cell>
          <table:table-cell office:value-type="float" office:value="21439054.734000001" table:style-name="ce3">
            <text:p>21439054,734</text:p>
          </table:table-cell>
          <table:table-cell office:value-type="float" office:value="21439055.872000001" table:style-name="ce3">
            <text:p>21439055,872</text:p>
          </table:table-cell>
          <table:table-cell office:value-type="float" office:value="21439053.634" table:style-name="ce3">
            <text:p>21439053,634</text:p>
          </table:table-cell>
          <table:table-cell office:value-type="float" office:value="-19757960.166999999" table:style-name="ce3">
            <text:p>-19757960,167</text:p>
          </table:table-cell>
          <table:table-cell office:value-type="float" office:value="-15395811.968" table:style-name="ce3">
            <text:p>-15395811,968</text:p>
          </table:table-cell>
          <table:table-cell office:value-type="float" office:value="20506399.147" table:style-name="ce3">
            <text:p>20506399,147</text:p>
          </table:table-cell>
          <table:table-cell office:value-type="float" office:value="20506398.171999998" table:style-name="ce3">
            <text:p>20506398,172</text:p>
          </table:table-cell>
          <table:table-cell office:value-type="float" office:value="20506398.471999999" table:style-name="ce3">
            <text:p>20506398,472</text:p>
          </table:table-cell>
          <table:table-cell table:style-name="ce2"/>
          <table:table-cell office:value-type="float" office:value="-16896954.182" table:style-name="ce3">
            <text:p>-16896954,182</text:p>
          </table:table-cell>
          <table:table-cell office:value-type="float" office:value="-13166454.800000001" table:style-name="ce3">
            <text:p>-13166454,800</text:p>
          </table:table-cell>
          <table:table-cell office:value-type="float" office:value="20914387.601" table:style-name="ce3">
            <text:p>20914387,601</text:p>
          </table:table-cell>
          <table:table-cell office:value-type="float" office:value="20914385.581999999" table:style-name="ce3">
            <text:p>20914385,582</text:p>
          </table:table-cell>
          <table:table-cell office:value-type="float" office:value="20914387.416000001" table:style-name="ce3">
            <text:p>20914387,416</text:p>
          </table:table-cell>
          <table:table-cell table:number-columns-repeated="5" table:style-name="ce3"/>
          <table:table-cell office:value-type="float" office:value="-15560628.034" table:style-name="ce3">
            <text:p>-15560628,034</text:p>
          </table:table-cell>
          <table:table-cell office:value-type="float" office:value="-12125162.296" table:style-name="ce3">
            <text:p>-12125162,296</text:p>
          </table:table-cell>
          <table:table-cell office:value-type="float" office:value="20754148.708999999" table:style-name="ce3">
            <text:p>20754148,709</text:p>
          </table:table-cell>
          <table:table-cell office:value-type="float" office:value="20754146.914999999" table:style-name="ce3">
            <text:p>20754146,915</text:p>
          </table:table-cell>
          <table:table-cell office:value-type="float" office:value="20754148.388" table:style-name="ce3">
            <text:p>20754148,388</text:p>
          </table:table-cell>
          <table:table-cell office:value-type="float" office:value="-15001203.222999999" table:style-name="ce3">
            <text:p>-15001203,223</text:p>
          </table:table-cell>
          <table:table-cell office:value-type="float" office:value="-11689248.574999999" table:style-name="ce3">
            <text:p>-11689248,575</text:p>
          </table:table-cell>
          <table:table-cell office:value-type="float" office:value="21439031.026000001" table:style-name="ce3">
            <text:p>21439031,026</text:p>
          </table:table-cell>
          <table:table-cell office:value-type="float" office:value="21439029.532000002" table:style-name="ce3">
            <text:p>21439029,532</text:p>
          </table:table-cell>
          <table:table-cell office:value-type="float" office:value="21439030.931000002" table:style-name="ce3">
            <text:p>21439030,931</text:p>
          </table:table-cell>
          <table:table-cell office:value-type="float" office:value="-20353515.059999999" table:style-name="ce3">
            <text:p>-20353515,060</text:p>
          </table:table-cell>
          <table:table-cell office:value-type="float" office:value="-15859880.999" table:style-name="ce3">
            <text:p>-15859880,999</text:p>
          </table:table-cell>
          <table:table-cell office:value-type="float" office:value="20506378.978999998" table:style-name="ce3">
            <text:p>20506378,979</text:p>
          </table:table-cell>
          <table:table-cell office:value-type="float" office:value="20506375.693" table:style-name="ce3">
            <text:p>20506375,693</text:p>
          </table:table-cell>
          <table:table-cell office:value-type="float" office:value="20506378.697999999" table:style-name="ce3">
            <text:p>20506378,698</text:p>
          </table:table-cell>
          <table:table-cell table:number-columns-repeated="16332"/>
        </table:table-row>
        <table:table-row table:style-name="ro1">
          <table:table-cell office:value-type="float" office:value="14190" table:style-name="ce2">
            <text:p>14190</text:p>
          </table:table-cell>
          <table:table-cell office:value-type="float" office:value="-15435853.827" table:style-name="ce2">
            <text:p>-15435853,83</text:p>
          </table:table-cell>
          <table:table-cell office:value-type="float" office:value="-12027935.361" table:style-name="ce3">
            <text:p>-12027935,361</text:p>
          </table:table-cell>
          <table:table-cell office:value-type="float" office:value="20925184.048" table:style-name="ce3">
            <text:p>20925184,048</text:p>
          </table:table-cell>
          <table:table-cell office:value-type="float" office:value="20925184.611000001" table:style-name="ce3">
            <text:p>20925184,611</text:p>
          </table:table-cell>
          <table:table-cell office:value-type="float" office:value="20925183.488000002" table:style-name="ce3">
            <text:p>20925183,488</text:p>
          </table:table-cell>
          <table:table-cell table:number-columns-repeated="5" table:style-name="ce3"/>
          <table:table-cell office:value-type="float" office:value="-15151353.767999999" table:style-name="ce3">
            <text:p>-15151353,768</text:p>
          </table:table-cell>
          <table:table-cell office:value-type="float" office:value="-11806246.994000001" table:style-name="ce3">
            <text:p>-11806246,994</text:p>
          </table:table-cell>
          <table:table-cell office:value-type="float" office:value="20758780.517000001" table:style-name="ce3">
            <text:p>20758780,517</text:p>
          </table:table-cell>
          <table:table-cell office:value-type="float" office:value="20758781.462000001" table:style-name="ce3">
            <text:p>20758781,462</text:p>
          </table:table-cell>
          <table:table-cell office:value-type="float" office:value="20758780.263" table:style-name="ce3">
            <text:p>20758780,263</text:p>
          </table:table-cell>
          <table:table-cell office:value-type="float" office:value="-14256532.009" table:style-name="ce3">
            <text:p>-14256532,009</text:p>
          </table:table-cell>
          <table:table-cell office:value-type="float" office:value="-11108985.389" table:style-name="ce3">
            <text:p>-11108985,389</text:p>
          </table:table-cell>
          <table:table-cell office:value-type="float" office:value="21435302.388" table:style-name="ce3">
            <text:p>21435302,388</text:p>
          </table:table-cell>
          <table:table-cell office:value-type="float" office:value="21435303.469000001" table:style-name="ce3">
            <text:p>21435303,469</text:p>
          </table:table-cell>
          <table:table-cell office:value-type="float" office:value="21435301.633000001" table:style-name="ce3">
            <text:p>21435301,633</text:p>
          </table:table-cell>
          <table:table-cell office:value-type="float" office:value="-19820008.787" table:style-name="ce3">
            <text:p>-19820008,787</text:p>
          </table:table-cell>
          <table:table-cell office:value-type="float" office:value="-15444161.539999999" table:style-name="ce3">
            <text:p>-15444161,540</text:p>
          </table:table-cell>
          <table:table-cell office:value-type="float" office:value="20494591.344999999" table:style-name="ce3">
            <text:p>20494591,345</text:p>
          </table:table-cell>
          <table:table-cell office:value-type="float" office:value="20494590.478" table:style-name="ce3">
            <text:p>20494590,478</text:p>
          </table:table-cell>
          <table:table-cell office:value-type="float" office:value="20494591.09" table:style-name="ce3">
            <text:p>20494591,090</text:p>
          </table:table-cell>
          <table:table-cell table:style-name="ce2"/>
          <table:table-cell office:value-type="float" office:value="-16840348.925000001" table:style-name="ce3">
            <text:p>-16840348,925</text:p>
          </table:table-cell>
          <table:table-cell office:value-type="float" office:value="-13122346.811000001" table:style-name="ce3">
            <text:p>-13122346,811</text:p>
          </table:table-cell>
          <table:table-cell office:value-type="float" office:value="20925159.339000002" table:style-name="ce3">
            <text:p>20925159,339</text:p>
          </table:table-cell>
          <table:table-cell office:value-type="float" office:value="20925156.951000001" table:style-name="ce3">
            <text:p>20925156,951</text:p>
          </table:table-cell>
          <table:table-cell office:value-type="float" office:value="20925159.129999999" table:style-name="ce3">
            <text:p>20925159,130</text:p>
          </table:table-cell>
          <table:table-cell table:number-columns-repeated="5" table:style-name="ce3"/>
          <table:table-cell office:value-type="float" office:value="-15536416.502" table:style-name="ce3">
            <text:p>-15536416,502</text:p>
          </table:table-cell>
          <table:table-cell office:value-type="float" office:value="-12106296.153000001" table:style-name="ce3">
            <text:p>-12106296,153</text:p>
          </table:table-cell>
          <table:table-cell office:value-type="float" office:value="20758756.732999999" table:style-name="ce3">
            <text:p>20758756,733</text:p>
          </table:table-cell>
          <table:table-cell office:value-type="float" office:value="20758753.908" table:style-name="ce3">
            <text:p>20758753,908</text:p>
          </table:table-cell>
          <table:table-cell office:value-type="float" office:value="20758755.991999999" table:style-name="ce3">
            <text:p>20758755,992</text:p>
          </table:table-cell>
          <table:table-cell office:value-type="float" office:value="-15020917.275" table:style-name="ce3">
            <text:p>-15020917,275</text:p>
          </table:table-cell>
          <table:table-cell office:value-type="float" office:value="-11704610.169" table:style-name="ce3">
            <text:p>-11704610,169</text:p>
          </table:table-cell>
          <table:table-cell office:value-type="float" office:value="21435280.195999999" table:style-name="ce3">
            <text:p>21435280,196</text:p>
          </table:table-cell>
          <table:table-cell office:value-type="float" office:value="21435277.649" table:style-name="ce3">
            <text:p>21435277,649</text:p>
          </table:table-cell>
          <table:table-cell office:value-type="float" office:value="21435279.293000001" table:style-name="ce3">
            <text:p>21435279,293</text:p>
          </table:table-cell>
          <table:table-cell office:value-type="float" office:value="-20415561.155999999" table:style-name="ce3">
            <text:p>-20415561,156</text:p>
          </table:table-cell>
          <table:table-cell office:value-type="float" office:value="-15908228.601" table:style-name="ce3">
            <text:p>-15908228,601</text:p>
          </table:table-cell>
          <table:table-cell office:value-type="float" office:value="20494572.759" table:style-name="ce3">
            <text:p>20494572,759</text:p>
          </table:table-cell>
          <table:table-cell office:value-type="float" office:value="20494568.759" table:style-name="ce3">
            <text:p>20494568,759</text:p>
          </table:table-cell>
          <table:table-cell office:value-type="float" office:value="20494571.934" table:style-name="ce3">
            <text:p>20494571,934</text:p>
          </table:table-cell>
          <table:table-cell table:number-columns-repeated="16332"/>
        </table:table-row>
        <table:table-row table:style-name="ro1">
          <table:table-cell office:value-type="float" office:value="14220" table:style-name="ce2">
            <text:p>14220</text:p>
          </table:table-cell>
          <table:table-cell office:value-type="float" office:value="-15379045.164000001" table:style-name="ce2">
            <text:p>-15379045,16</text:p>
          </table:table-cell>
          <table:table-cell office:value-type="float" office:value="-11983668.879000001" table:style-name="ce3">
            <text:p>-11983668,879</text:p>
          </table:table-cell>
          <table:table-cell office:value-type="float" office:value="20935994.881000001" table:style-name="ce3">
            <text:p>20935994,881</text:p>
          </table:table-cell>
          <table:table-cell office:value-type="float" office:value="20935995.120000001" table:style-name="ce3">
            <text:p>20935995,120</text:p>
          </table:table-cell>
          <table:table-cell office:value-type="float" office:value="20935994.109999999" table:style-name="ce3">
            <text:p>20935994,110</text:p>
          </table:table-cell>
          <table:table-cell table:number-columns-repeated="5" table:style-name="ce3"/>
          <table:table-cell office:value-type="float" office:value="-15126933.93" table:style-name="ce3">
            <text:p>-15126933,930</text:p>
          </table:table-cell>
          <table:table-cell office:value-type="float" office:value="-11787218.546" table:style-name="ce3">
            <text:p>-11787218,546</text:p>
          </table:table-cell>
          <table:table-cell office:value-type="float" office:value="20763426.943" table:style-name="ce3">
            <text:p>20763426,943</text:p>
          </table:table-cell>
          <table:table-cell office:value-type="float" office:value="20763428.260000002" table:style-name="ce3">
            <text:p>20763428,260</text:p>
          </table:table-cell>
          <table:table-cell office:value-type="float" office:value="20763427.375999998" table:style-name="ce3">
            <text:p>20763427,376</text:p>
          </table:table-cell>
          <table:table-cell office:value-type="float" office:value="-14275645.486" table:style-name="ce3">
            <text:p>-14275645,486</text:p>
          </table:table-cell>
          <table:table-cell office:value-type="float" office:value="-11123879.007999999" table:style-name="ce3">
            <text:p>-11123879,008</text:p>
          </table:table-cell>
          <table:table-cell office:value-type="float" office:value="21431664.921" table:style-name="ce3">
            <text:p>21431664,921</text:p>
          </table:table-cell>
          <table:table-cell office:value-type="float" office:value="21431666.294" table:style-name="ce3">
            <text:p>21431666,294</text:p>
          </table:table-cell>
          <table:table-cell office:value-type="float" office:value="21431664.671999998" table:style-name="ce3">
            <text:p>21431664,672</text:p>
          </table:table-cell>
          <table:table-cell office:value-type="float" office:value="-19881513.482999999" table:style-name="ce3">
            <text:p>-19881513,483</text:p>
          </table:table-cell>
          <table:table-cell office:value-type="float" office:value="-15492087.278999999" table:style-name="ce3">
            <text:p>-15492087,279</text:p>
          </table:table-cell>
          <table:table-cell office:value-type="float" office:value="20482887.379999999" table:style-name="ce3">
            <text:p>20482887,380</text:p>
          </table:table-cell>
          <table:table-cell office:value-type="float" office:value="20482886.508000001" table:style-name="ce3">
            <text:p>20482886,508</text:p>
          </table:table-cell>
          <table:table-cell office:value-type="float" office:value="20482886.967999998" table:style-name="ce3">
            <text:p>20482886,968</text:p>
          </table:table-cell>
          <table:table-cell table:style-name="ce2"/>
          <table:table-cell office:value-type="float" office:value="-16783533.875999998" table:style-name="ce3">
            <text:p>-16783533,876</text:p>
          </table:table-cell>
          <table:table-cell office:value-type="float" office:value="-13078075.343" table:style-name="ce3">
            <text:p>-13078075,343</text:p>
          </table:table-cell>
          <table:table-cell office:value-type="float" office:value="20935971.057" table:style-name="ce3">
            <text:p>20935971,057</text:p>
          </table:table-cell>
          <table:table-cell office:value-type="float" office:value="20935969.203000002" table:style-name="ce3">
            <text:p>20935969,203</text:p>
          </table:table-cell>
          <table:table-cell office:value-type="float" office:value="20935970.657000002" table:style-name="ce3">
            <text:p>20935970,657</text:p>
          </table:table-cell>
          <table:table-cell table:number-columns-repeated="5" table:style-name="ce3"/>
          <table:table-cell office:value-type="float" office:value="-15511990.336999999" table:style-name="ce3">
            <text:p>-15511990,337</text:p>
          </table:table-cell>
          <table:table-cell office:value-type="float" office:value="-12087262.775" table:style-name="ce3">
            <text:p>-12087262,775</text:p>
          </table:table-cell>
          <table:table-cell office:value-type="float" office:value="20763404.822999999" table:style-name="ce3">
            <text:p>20763404,823</text:p>
          </table:table-cell>
          <table:table-cell office:value-type="float" office:value="20763402.197999999" table:style-name="ce3">
            <text:p>20763402,198</text:p>
          </table:table-cell>
          <table:table-cell office:value-type="float" office:value="20763404.357000001" table:style-name="ce3">
            <text:p>20763404,357</text:p>
          </table:table-cell>
          <table:table-cell office:value-type="float" office:value="-15040024.249" table:style-name="ce3">
            <text:p>-15040024,249</text:p>
          </table:table-cell>
          <table:table-cell office:value-type="float" office:value="-11719498.727" table:style-name="ce3">
            <text:p>-11719498,727</text:p>
          </table:table-cell>
          <table:table-cell office:value-type="float" office:value="21431644.125" table:style-name="ce3">
            <text:p>21431644,125</text:p>
          </table:table-cell>
          <table:table-cell office:value-type="float" office:value="21431642.046999998" table:style-name="ce3">
            <text:p>21431642,047</text:p>
          </table:table-cell>
          <table:table-cell office:value-type="float" office:value="21431643.087000001" table:style-name="ce3">
            <text:p>21431643,087</text:p>
          </table:table-cell>
          <table:table-cell office:value-type="float" office:value="-20477059.629999999" table:style-name="ce3">
            <text:p>-20477059,630</text:p>
          </table:table-cell>
          <table:table-cell office:value-type="float" office:value="-15956149.488" table:style-name="ce3">
            <text:p>-15956149,488</text:p>
          </table:table-cell>
          <table:table-cell office:value-type="float" office:value="20482869.682999998" table:style-name="ce3">
            <text:p>20482869,683</text:p>
          </table:table-cell>
          <table:table-cell office:value-type="float" office:value="20482866.017000001" table:style-name="ce3">
            <text:p>20482866,017</text:p>
          </table:table-cell>
          <table:table-cell office:value-type="float" office:value="20482869.008000001" table:style-name="ce3">
            <text:p>20482869,008</text:p>
          </table:table-cell>
          <table:table-cell table:number-columns-repeated="16332"/>
        </table:table-row>
        <table:table-row table:style-name="ro1">
          <table:table-cell office:value-type="float" office:value="14250" table:style-name="ce2">
            <text:p>14250</text:p>
          </table:table-cell>
          <table:table-cell office:value-type="float" office:value="-15322024.998" table:style-name="ce2">
            <text:p>-15322025</text:p>
          </table:table-cell>
          <table:table-cell office:value-type="float" office:value="-11939237.58" table:style-name="ce3">
            <text:p>-11939237,580</text:p>
          </table:table-cell>
          <table:table-cell office:value-type="float" office:value="20946844.289999999" table:style-name="ce3">
            <text:p>20946844,290</text:p>
          </table:table-cell>
          <table:table-cell office:value-type="float" office:value="20946845.629000001" table:style-name="ce3">
            <text:p>20946845,629</text:p>
          </table:table-cell>
          <table:table-cell office:value-type="float" office:value="20946844.381999999" table:style-name="ce3">
            <text:p>20946844,382</text:p>
          </table:table-cell>
          <table:table-cell table:number-columns-repeated="5" table:style-name="ce3"/>
          <table:table-cell office:value-type="float" office:value="-15102297.783" table:style-name="ce3">
            <text:p>-15102297,783</text:p>
          </table:table-cell>
          <table:table-cell office:value-type="float" office:value="-11768021.536" table:style-name="ce3">
            <text:p>-11768021,536</text:p>
          </table:table-cell>
          <table:table-cell office:value-type="float" office:value="20768116.067000002" table:style-name="ce3">
            <text:p>20768116,067</text:p>
          </table:table-cell>
          <table:table-cell office:value-type="float" office:value="20768116.215999998" table:style-name="ce3">
            <text:p>20768116,216</text:p>
          </table:table-cell>
          <table:table-cell office:value-type="float" office:value="20768115.502999999" table:style-name="ce3">
            <text:p>20768115,503</text:p>
          </table:table-cell>
          <table:table-cell office:value-type="float" office:value="-14294148.58" table:style-name="ce3">
            <text:p>-14294148,580</text:p>
          </table:table-cell>
          <table:table-cell office:value-type="float" office:value="-11138296.998" table:style-name="ce3">
            <text:p>-11138296,998</text:p>
          </table:table-cell>
          <table:table-cell office:value-type="float" office:value="21428143.662999999" table:style-name="ce3">
            <text:p>21428143,663</text:p>
          </table:table-cell>
          <table:table-cell office:value-type="float" office:value="21428144.956999999" table:style-name="ce3">
            <text:p>21428144,957</text:p>
          </table:table-cell>
          <table:table-cell office:value-type="float" office:value="21428143.624000002" table:style-name="ce3">
            <text:p>21428143,624</text:p>
          </table:table-cell>
          <table:table-cell office:value-type="float" office:value="-19942466.050000001" table:style-name="ce3">
            <text:p>-19942466,050</text:p>
          </table:table-cell>
          <table:table-cell office:value-type="float" office:value="-15539582.787" table:style-name="ce3">
            <text:p>-15539582,787</text:p>
          </table:table-cell>
          <table:table-cell office:value-type="float" office:value="20471288.725000001" table:style-name="ce3">
            <text:p>20471288,725</text:p>
          </table:table-cell>
          <table:table-cell office:value-type="float" office:value="20471287.682999998" table:style-name="ce3">
            <text:p>20471287,683</text:p>
          </table:table-cell>
          <table:table-cell office:value-type="float" office:value="20471288.024999999" table:style-name="ce3">
            <text:p>20471288,025</text:p>
          </table:table-cell>
          <table:table-cell table:style-name="ce2"/>
          <table:table-cell office:value-type="float" office:value="-16726506.548" table:style-name="ce3">
            <text:p>-16726506,548</text:p>
          </table:table-cell>
          <table:table-cell office:value-type="float" office:value="-13033638.466" table:style-name="ce3">
            <text:p>-13033638,466</text:p>
          </table:table-cell>
          <table:table-cell office:value-type="float" office:value="20946822.923" table:style-name="ce3">
            <text:p>20946822,923</text:p>
          </table:table-cell>
          <table:table-cell office:value-type="float" office:value="20946820.524999999" table:style-name="ce3">
            <text:p>20946820,525</text:p>
          </table:table-cell>
          <table:table-cell office:value-type="float" office:value="20946822.548" table:style-name="ce3">
            <text:p>20946822,548</text:p>
          </table:table-cell>
          <table:table-cell table:number-columns-repeated="5" table:style-name="ce3"/>
          <table:table-cell office:value-type="float" office:value="-15487347.095000001" table:style-name="ce3">
            <text:p>-15487347,095</text:p>
          </table:table-cell>
          <table:table-cell office:value-type="float" office:value="-12068060.237" table:style-name="ce3">
            <text:p>-12068060,237</text:p>
          </table:table-cell>
          <table:table-cell office:value-type="float" office:value="20768094.714000002" table:style-name="ce3">
            <text:p>20768094,714</text:p>
          </table:table-cell>
          <table:table-cell office:value-type="float" office:value="20768091.923" table:style-name="ce3">
            <text:p>20768091,923</text:p>
          </table:table-cell>
          <table:table-cell office:value-type="float" office:value="20768094.182" table:style-name="ce3">
            <text:p>20768094,182</text:p>
          </table:table-cell>
          <table:table-cell office:value-type="float" office:value="-15058520.085999999" table:style-name="ce3">
            <text:p>-15058520,086</text:p>
          </table:table-cell>
          <table:table-cell office:value-type="float" office:value="-11733911.064999999" table:style-name="ce3">
            <text:p>-11733911,065</text:p>
          </table:table-cell>
          <table:table-cell office:value-type="float" office:value="21428124.162999999" table:style-name="ce3">
            <text:p>21428124,163</text:p>
          </table:table-cell>
          <table:table-cell office:value-type="float" office:value="21428122.765999999" table:style-name="ce3">
            <text:p>21428122,766</text:p>
          </table:table-cell>
          <table:table-cell office:value-type="float" office:value="21428123.805" table:style-name="ce3">
            <text:p>21428123,805</text:p>
          </table:table-cell>
          <table:table-cell office:value-type="float" office:value="-20538005.206" table:style-name="ce3">
            <text:p>-20538005,206</text:p>
          </table:table-cell>
          <table:table-cell office:value-type="float" office:value="-16003639.548" table:style-name="ce3">
            <text:p>-16003639,548</text:p>
          </table:table-cell>
          <table:table-cell office:value-type="float" office:value="20471271.677000001" table:style-name="ce3">
            <text:p>20471271,677</text:p>
          </table:table-cell>
          <table:table-cell office:value-type="float" office:value="20471268.614999998" table:style-name="ce3">
            <text:p>20471268,615</text:p>
          </table:table-cell>
          <table:table-cell office:value-type="float" office:value="20471271.16" table:style-name="ce3">
            <text:p>20471271,160</text:p>
          </table:table-cell>
          <table:table-cell table:number-columns-repeated="16332"/>
        </table:table-row>
        <table:table-row table:style-name="ro1">
          <table:table-cell office:value-type="float" office:value="14280" table:style-name="ce2">
            <text:p>14280</text:p>
          </table:table-cell>
          <table:table-cell office:value-type="float" office:value="-15264802.791999999" table:style-name="ce2">
            <text:p>-15264802,79</text:p>
          </table:table-cell>
          <table:table-cell office:value-type="float" office:value="-11894648.848999999" table:style-name="ce3">
            <text:p>-11894648,849</text:p>
          </table:table-cell>
          <table:table-cell office:value-type="float" office:value="20957734.671999998" table:style-name="ce3">
            <text:p>20957734,672</text:p>
          </table:table-cell>
          <table:table-cell office:value-type="float" office:value="20957734.078000002" table:style-name="ce3">
            <text:p>20957734,078</text:p>
          </table:table-cell>
          <table:table-cell office:value-type="float" office:value="20957733.969999999" table:style-name="ce3">
            <text:p>20957733,970</text:p>
          </table:table-cell>
          <table:table-cell table:number-columns-repeated="5" table:style-name="ce3"/>
          <table:table-cell office:value-type="float" office:value="-15077454.971999999" table:style-name="ce3">
            <text:p>-15077454,972</text:p>
          </table:table-cell>
          <table:table-cell office:value-type="float" office:value="-11748663.489" table:style-name="ce3">
            <text:p>-11748663,489</text:p>
          </table:table-cell>
          <table:table-cell office:value-type="float" office:value="20772842.947999999" table:style-name="ce3">
            <text:p>20772842,948</text:p>
          </table:table-cell>
          <table:table-cell office:value-type="float" office:value="20772843.611000001" table:style-name="ce3">
            <text:p>20772843,611</text:p>
          </table:table-cell>
          <table:table-cell office:value-type="float" office:value="20772842.769000001" table:style-name="ce3">
            <text:p>20772842,769</text:p>
          </table:table-cell>
          <table:table-cell office:value-type="float" office:value="-14312049.083000001" table:style-name="ce3">
            <text:p>-14312049,083</text:p>
          </table:table-cell>
          <table:table-cell office:value-type="float" office:value="-11152245.437999999" table:style-name="ce3">
            <text:p>-11152245,438</text:p>
          </table:table-cell>
          <table:table-cell office:value-type="float" office:value="21424738.300999999" table:style-name="ce3">
            <text:p>21424738,301</text:p>
          </table:table-cell>
          <table:table-cell office:value-type="float" office:value="21424738.179000001" table:style-name="ce3">
            <text:p>21424738,179</text:p>
          </table:table-cell>
          <table:table-cell office:value-type="float" office:value="21424737.362" table:style-name="ce3">
            <text:p>21424737,362</text:p>
          </table:table-cell>
          <table:table-cell office:value-type="float" office:value="-20002873.215" table:style-name="ce3">
            <text:p>-20002873,215</text:p>
          </table:table-cell>
          <table:table-cell office:value-type="float" office:value="-15586653.308" table:style-name="ce3">
            <text:p>-15586653,308</text:p>
          </table:table-cell>
          <table:table-cell office:value-type="float" office:value="20459793.670000002" table:style-name="ce3">
            <text:p>20459793,670</text:p>
          </table:table-cell>
          <table:table-cell office:value-type="float" office:value="20459792.596000001" table:style-name="ce3">
            <text:p>20459792,596</text:p>
          </table:table-cell>
          <table:table-cell office:value-type="float" office:value="20459792.941" table:style-name="ce3">
            <text:p>20459792,941</text:p>
          </table:table-cell>
          <table:table-cell table:style-name="ce2"/>
          <table:table-cell office:value-type="float" office:value="-16669290.181" table:style-name="ce3">
            <text:p>-16669290,181</text:p>
          </table:table-cell>
          <table:table-cell office:value-type="float" office:value="-12989054.277000001" table:style-name="ce3">
            <text:p>-12989054,277</text:p>
          </table:table-cell>
          <table:table-cell office:value-type="float" office:value="20957711.497000001" table:style-name="ce3">
            <text:p>20957711,497</text:p>
          </table:table-cell>
          <table:table-cell office:value-type="float" office:value="20957708.662999999" table:style-name="ce3">
            <text:p>20957708,663</text:p>
          </table:table-cell>
          <table:table-cell office:value-type="float" office:value="20957710.763" table:style-name="ce3">
            <text:p>20957710,763</text:p>
          </table:table-cell>
          <table:table-cell table:number-columns-repeated="5" table:style-name="ce3"/>
          <table:table-cell office:value-type="float" office:value="-15462510.191" table:style-name="ce3">
            <text:p>-15462510,191</text:p>
          </table:table-cell>
          <table:table-cell office:value-type="float" office:value="-12048706.794" table:style-name="ce3">
            <text:p>-12048706,794</text:p>
          </table:table-cell>
          <table:table-cell office:value-type="float" office:value="20772820.118999999" table:style-name="ce3">
            <text:p>20772820,119</text:p>
          </table:table-cell>
          <table:table-cell office:value-type="float" office:value="20772818.151999999" table:style-name="ce3">
            <text:p>20772818,152</text:p>
          </table:table-cell>
          <table:table-cell office:value-type="float" office:value="20772819.940000001" table:style-name="ce3">
            <text:p>20772819,940</text:p>
          </table:table-cell>
          <table:table-cell office:value-type="float" office:value="-15076426.33" table:style-name="ce3">
            <text:p>-15076426,330</text:p>
          </table:table-cell>
          <table:table-cell office:value-type="float" office:value="-11747863.971000001" table:style-name="ce3">
            <text:p>-11747863,971</text:p>
          </table:table-cell>
          <table:table-cell office:value-type="float" office:value="21424717.144000001" table:style-name="ce3">
            <text:p>21424717,144</text:p>
          </table:table-cell>
          <table:table-cell office:value-type="float" office:value="21424715.081999999" table:style-name="ce3">
            <text:p>21424715,082</text:p>
          </table:table-cell>
          <table:table-cell office:value-type="float" office:value="21424716.684" table:style-name="ce3">
            <text:p>21424716,684</text:p>
          </table:table-cell>
          <table:table-cell office:value-type="float" office:value="-20598418.377999999" table:style-name="ce3">
            <text:p>-20598418,378</text:p>
          </table:table-cell>
          <table:table-cell office:value-type="float" office:value="-16050714.745999999" table:style-name="ce3">
            <text:p>-16050714,746</text:p>
          </table:table-cell>
          <table:table-cell office:value-type="float" office:value="20459775.916999999" table:style-name="ce3">
            <text:p>20459775,917</text:p>
          </table:table-cell>
          <table:table-cell office:value-type="float" office:value="20459772.390999999" table:style-name="ce3">
            <text:p>20459772,391</text:p>
          </table:table-cell>
          <table:table-cell office:value-type="float" office:value="20459775.329999998" table:style-name="ce3">
            <text:p>20459775,330</text:p>
          </table:table-cell>
          <table:table-cell table:number-columns-repeated="16332"/>
        </table:table-row>
        <table:table-row table:style-name="ro1">
          <table:table-cell office:value-type="float" office:value="14310" table:style-name="ce2">
            <text:p>14310</text:p>
          </table:table-cell>
          <table:table-cell office:value-type="float" office:value="-15207384.825999999" table:style-name="ce2">
            <text:p>-15207384,83</text:p>
          </table:table-cell>
          <table:table-cell office:value-type="float" office:value="-11849907.58" table:style-name="ce3">
            <text:p>-11849907,580</text:p>
          </table:table-cell>
          <table:table-cell office:value-type="float" office:value="20968661.353999998" table:style-name="ce3">
            <text:p>20968661,354</text:p>
          </table:table-cell>
          <table:table-cell office:value-type="float" office:value="20968660.609999999" table:style-name="ce3">
            <text:p>20968660,610</text:p>
          </table:table-cell>
          <table:table-cell office:value-type="float" office:value="20968660.254999999" table:style-name="ce3">
            <text:p>20968660,255</text:p>
          </table:table-cell>
          <table:table-cell table:number-columns-repeated="5" table:style-name="ce3"/>
          <table:table-cell office:value-type="float" office:value="-15052411.909" table:style-name="ce3">
            <text:p>-15052411,909</text:p>
          </table:table-cell>
          <table:table-cell office:value-type="float" office:value="-11729149.395" table:style-name="ce3">
            <text:p>-11729149,395</text:p>
          </table:table-cell>
          <table:table-cell office:value-type="float" office:value="20777608.293000001" table:style-name="ce3">
            <text:p>20777608,293</text:p>
          </table:table-cell>
          <table:table-cell office:value-type="float" office:value="20777609.140999999" table:style-name="ce3">
            <text:p>20777609,141</text:p>
          </table:table-cell>
          <table:table-cell office:value-type="float" office:value="20777608.092999998" table:style-name="ce3">
            <text:p>20777608,093</text:p>
          </table:table-cell>
          <table:table-cell office:value-type="float" office:value="-14329351.192" table:style-name="ce3">
            <text:p>-14329351,192</text:p>
          </table:table-cell>
          <table:table-cell office:value-type="float" office:value="-11165727.603" table:style-name="ce3">
            <text:p>-11165727,603</text:p>
          </table:table-cell>
          <table:table-cell office:value-type="float" office:value="21421444.491" table:style-name="ce3">
            <text:p>21421444,491</text:p>
          </table:table-cell>
          <table:table-cell office:value-type="float" office:value="21421446.116999999" table:style-name="ce3">
            <text:p>21421446,117</text:p>
          </table:table-cell>
          <table:table-cell office:value-type="float" office:value="21421444.237" table:style-name="ce3">
            <text:p>21421444,237</text:p>
          </table:table-cell>
          <table:table-cell office:value-type="float" office:value="-20062738.311000001" table:style-name="ce3">
            <text:p>-20062738,311</text:p>
          </table:table-cell>
          <table:table-cell office:value-type="float" office:value="-15633301.437000001" table:style-name="ce3">
            <text:p>-15633301,437</text:p>
          </table:table-cell>
          <table:table-cell office:value-type="float" office:value="20448401.519000001" table:style-name="ce3">
            <text:p>20448401,519</text:p>
          </table:table-cell>
          <table:table-cell office:value-type="float" office:value="20448400.581999999" table:style-name="ce3">
            <text:p>20448400,582</text:p>
          </table:table-cell>
          <table:table-cell office:value-type="float" office:value="20448400.920000002" table:style-name="ce3">
            <text:p>20448400,920</text:p>
          </table:table-cell>
          <table:table-cell table:style-name="ce2"/>
          <table:table-cell office:value-type="float" office:value="-16611865.357000001" table:style-name="ce3">
            <text:p>-16611865,357</text:p>
          </table:table-cell>
          <table:table-cell office:value-type="float" office:value="-12944307.671" table:style-name="ce3">
            <text:p>-12944307,671</text:p>
          </table:table-cell>
          <table:table-cell office:value-type="float" office:value="20968638.921999998" table:style-name="ce3">
            <text:p>20968638,922</text:p>
          </table:table-cell>
          <table:table-cell office:value-type="float" office:value="20968636.004000001" table:style-name="ce3">
            <text:p>20968636,004</text:p>
          </table:table-cell>
          <table:table-cell office:value-type="float" office:value="20968638.015999999" table:style-name="ce3">
            <text:p>20968638,016</text:p>
          </table:table-cell>
          <table:table-cell table:number-columns-repeated="5" table:style-name="ce3"/>
          <table:table-cell office:value-type="float" office:value="-15437460.338" table:style-name="ce3">
            <text:p>-15437460,338</text:p>
          </table:table-cell>
          <table:table-cell office:value-type="float" office:value="-12029187.412" table:style-name="ce3">
            <text:p>-12029187,412</text:p>
          </table:table-cell>
          <table:table-cell office:value-type="float" office:value="20777587.094000001" table:style-name="ce3">
            <text:p>20777587,094</text:p>
          </table:table-cell>
          <table:table-cell office:value-type="float" office:value="20777584.907000002" table:style-name="ce3">
            <text:p>20777584,907</text:p>
          </table:table-cell>
          <table:table-cell office:value-type="float" office:value="20777586.579999998" table:style-name="ce3">
            <text:p>20777586,580</text:p>
          </table:table-cell>
          <table:table-cell office:value-type="float" office:value="-15093721.491" table:style-name="ce3">
            <text:p>-15093721,491</text:p>
          </table:table-cell>
          <table:table-cell office:value-type="float" office:value="-11761340.718" table:style-name="ce3">
            <text:p>-11761340,718</text:p>
          </table:table-cell>
          <table:table-cell office:value-type="float" office:value="21421425.248" table:style-name="ce3">
            <text:p>21421425,248</text:p>
          </table:table-cell>
          <table:table-cell office:value-type="float" office:value="21421423.623" table:style-name="ce3">
            <text:p>21421423,623</text:p>
          </table:table-cell>
          <table:table-cell office:value-type="float" office:value="21421425.217999998" table:style-name="ce3">
            <text:p>21421425,218</text:p>
          </table:table-cell>
          <table:table-cell office:value-type="float" office:value="-20658276.796" table:style-name="ce3">
            <text:p>-20658276,796</text:p>
          </table:table-cell>
          <table:table-cell office:value-type="float" office:value="-16097357.666999999" table:style-name="ce3">
            <text:p>-16097357,667</text:p>
          </table:table-cell>
          <table:table-cell office:value-type="float" office:value="20448385.383000001" table:style-name="ce3">
            <text:p>20448385,383</text:p>
          </table:table-cell>
          <table:table-cell office:value-type="float" office:value="20448381.530000001" table:style-name="ce3">
            <text:p>20448381,530</text:p>
          </table:table-cell>
          <table:table-cell office:value-type="float" office:value="20448384.602000002" table:style-name="ce3">
            <text:p>20448384,602</text:p>
          </table:table-cell>
          <table:table-cell table:number-columns-repeated="16332"/>
        </table:table-row>
        <table:table-row table:style-name="ro1">
          <table:table-cell office:value-type="float" office:value="14340" table:style-name="ce2">
            <text:p>14340</text:p>
          </table:table-cell>
          <table:table-cell office:value-type="float" office:value="-15149768.092" table:style-name="ce2">
            <text:p>-15149768,09</text:p>
          </table:table-cell>
          <table:table-cell office:value-type="float" office:value="-11805011.416999999" table:style-name="ce3">
            <text:p>-11805011,417</text:p>
          </table:table-cell>
          <table:table-cell office:value-type="float" office:value="20979624.157000002" table:style-name="ce3">
            <text:p>20979624,157</text:p>
          </table:table-cell>
          <table:table-cell office:value-type="float" office:value="20979624.877999999" table:style-name="ce3">
            <text:p>20979624,878</text:p>
          </table:table-cell>
          <table:table-cell office:value-type="float" office:value="20979623.986000001" table:style-name="ce3">
            <text:p>20979623,986</text:p>
          </table:table-cell>
          <table:table-cell table:number-columns-repeated="5" table:style-name="ce3"/>
          <table:table-cell office:value-type="float" office:value="-15027165.301000001" table:style-name="ce3">
            <text:p>-15027165,301</text:p>
          </table:table-cell>
          <table:table-cell office:value-type="float" office:value="-11709476.700999999" table:style-name="ce3">
            <text:p>-11709476,701</text:p>
          </table:table-cell>
          <table:table-cell office:value-type="float" office:value="20782413.541999999" table:style-name="ce3">
            <text:p>20782413,542</text:p>
          </table:table-cell>
          <table:table-cell office:value-type="float" office:value="20782413.669" table:style-name="ce3">
            <text:p>20782413,669</text:p>
          </table:table-cell>
          <table:table-cell office:value-type="float" office:value="20782412.684999999" table:style-name="ce3">
            <text:p>20782412,685</text:p>
          </table:table-cell>
          <table:table-cell office:value-type="float" office:value="-14346050.175000001" table:style-name="ce3">
            <text:p>-14346050,175</text:p>
          </table:table-cell>
          <table:table-cell office:value-type="float" office:value="-11178739.798" table:style-name="ce3">
            <text:p>-11178739,798</text:p>
          </table:table-cell>
          <table:table-cell office:value-type="float" office:value="21418267.727000002" table:style-name="ce3">
            <text:p>21418267,727</text:p>
          </table:table-cell>
          <table:table-cell office:value-type="float" office:value="21418269.159000002" table:style-name="ce3">
            <text:p>21418269,159</text:p>
          </table:table-cell>
          <table:table-cell office:value-type="float" office:value="21418266.923999999" table:style-name="ce3">
            <text:p>21418266,924</text:p>
          </table:table-cell>
          <table:table-cell office:value-type="float" office:value="-20122055.421999998" table:style-name="ce3">
            <text:p>-20122055,422</text:p>
          </table:table-cell>
          <table:table-cell office:value-type="float" office:value="-15679522.561000001" table:style-name="ce3">
            <text:p>-15679522,561</text:p>
          </table:table-cell>
          <table:table-cell office:value-type="float" office:value="20437113.416999999" table:style-name="ce3">
            <text:p>20437113,417</text:p>
          </table:table-cell>
          <table:table-cell office:value-type="float" office:value="20437112.774999999" table:style-name="ce3">
            <text:p>20437112,775</text:p>
          </table:table-cell>
          <table:table-cell office:value-type="float" office:value="20437113.101" table:style-name="ce3">
            <text:p>20437113,101</text:p>
          </table:table-cell>
          <table:table-cell table:style-name="ce2"/>
          <table:table-cell office:value-type="float" office:value="-16554248.313999999" table:style-name="ce3">
            <text:p>-16554248,314</text:p>
          </table:table-cell>
          <table:table-cell office:value-type="float" office:value="-12899411.268999999" table:style-name="ce3">
            <text:p>-12899411,269</text:p>
          </table:table-cell>
          <table:table-cell office:value-type="float" office:value="20979603.087000001" table:style-name="ce3">
            <text:p>20979603,087</text:p>
          </table:table-cell>
          <table:table-cell office:value-type="float" office:value="20979600.090999998" table:style-name="ce3">
            <text:p>20979600,091</text:p>
          </table:table-cell>
          <table:table-cell office:value-type="float" office:value="20979602.640000001" table:style-name="ce3">
            <text:p>20979602,640</text:p>
          </table:table-cell>
          <table:table-cell table:number-columns-repeated="5" table:style-name="ce3"/>
          <table:table-cell office:value-type="float" office:value="-15412213.495999999" table:style-name="ce3">
            <text:p>-15412213,496</text:p>
          </table:table-cell>
          <table:table-cell office:value-type="float" office:value="-12009514.533" table:style-name="ce3">
            <text:p>-12009514,533</text:p>
          </table:table-cell>
          <table:table-cell office:value-type="float" office:value="20782391.425000001" table:style-name="ce3">
            <text:p>20782391,425</text:p>
          </table:table-cell>
          <table:table-cell office:value-type="float" office:value="20782389.238000002" table:style-name="ce3">
            <text:p>20782389,238</text:p>
          </table:table-cell>
          <table:table-cell office:value-type="float" office:value="20782391.057" table:style-name="ce3">
            <text:p>20782391,057</text:p>
          </table:table-cell>
          <table:table-cell office:value-type="float" office:value="-15110420.071" table:style-name="ce3">
            <text:p>-15110420,071</text:p>
          </table:table-cell>
          <table:table-cell office:value-type="float" office:value="-11774352.592" table:style-name="ce3">
            <text:p>-11774352,592</text:p>
          </table:table-cell>
          <table:table-cell office:value-type="float" office:value="21418248.153999999" table:style-name="ce3">
            <text:p>21418248,154</text:p>
          </table:table-cell>
          <table:table-cell office:value-type="float" office:value="21418246.18" table:style-name="ce3">
            <text:p>21418246,180</text:p>
          </table:table-cell>
          <table:table-cell office:value-type="float" office:value="21418247.561000001" table:style-name="ce3">
            <text:p>21418247,561</text:p>
          </table:table-cell>
          <table:table-cell office:value-type="float" office:value="-20717593.774999999" table:style-name="ce3">
            <text:p>-20717593,775</text:p>
          </table:table-cell>
          <table:table-cell office:value-type="float" office:value="-16143578.686000001" table:style-name="ce3">
            <text:p>-16143578,686</text:p>
          </table:table-cell>
          <table:table-cell office:value-type="float" office:value="20437097.789999999" table:style-name="ce3">
            <text:p>20437097,790</text:p>
          </table:table-cell>
          <table:table-cell office:value-type="float" office:value="20437093.820999999" table:style-name="ce3">
            <text:p>20437093,821</text:p>
          </table:table-cell>
          <table:table-cell office:value-type="float" office:value="20437097.162999999" table:style-name="ce3">
            <text:p>20437097,163</text:p>
          </table:table-cell>
          <table:table-cell table:number-columns-repeated="16332"/>
        </table:table-row>
        <table:table-row table:style-name="ro1">
          <table:table-cell office:value-type="float" office:value="14370" table:style-name="ce2">
            <text:p>14370</text:p>
          </table:table-cell>
          <table:table-cell office:value-type="float" office:value="-15091947.403999999" table:style-name="ce2">
            <text:p>-15091947,4</text:p>
          </table:table-cell>
          <table:table-cell office:value-type="float" office:value="-11759956.348999999" table:style-name="ce3">
            <text:p>-11759956,349</text:p>
          </table:table-cell>
          <table:table-cell office:value-type="float" office:value="20990627.287999999" table:style-name="ce3">
            <text:p>20990627,288</text:p>
          </table:table-cell>
          <table:table-cell office:value-type="float" office:value="20990627.859999999" table:style-name="ce3">
            <text:p>20990627,860</text:p>
          </table:table-cell>
          <table:table-cell office:value-type="float" office:value="20990626.826000001" table:style-name="ce3">
            <text:p>20990626,826</text:p>
          </table:table-cell>
          <table:table-cell table:number-columns-repeated="5" table:style-name="ce3"/>
          <table:table-cell office:value-type="float" office:value="-15001710.459000001" table:style-name="ce3">
            <text:p>-15001710,459</text:p>
          </table:table-cell>
          <table:table-cell office:value-type="float" office:value="-11689641.747" table:style-name="ce3">
            <text:p>-11689641,747</text:p>
          </table:table-cell>
          <table:table-cell office:value-type="float" office:value="20787257.280000001" table:style-name="ce3">
            <text:p>20787257,280</text:p>
          </table:table-cell>
          <table:table-cell office:value-type="float" office:value="20787257.583000001" table:style-name="ce3">
            <text:p>20787257,583</text:p>
          </table:table-cell>
          <table:table-cell office:value-type="float" office:value="20787256.671" table:style-name="ce3">
            <text:p>20787256,671</text:p>
          </table:table-cell>
          <table:table-cell office:value-type="float" office:value="-14362139.808" table:style-name="ce3">
            <text:p>-14362139,808</text:p>
          </table:table-cell>
          <table:table-cell office:value-type="float" office:value="-11191277.176999999" table:style-name="ce3">
            <text:p>-11191277,177</text:p>
          </table:table-cell>
          <table:table-cell office:value-type="float" office:value="21415207.101" table:style-name="ce3">
            <text:p>21415207,101</text:p>
          </table:table-cell>
          <table:table-cell office:value-type="float" office:value="21415207.197000001" table:style-name="ce3">
            <text:p>21415207,197</text:p>
          </table:table-cell>
          <table:table-cell office:value-type="float" office:value="21415205.600000001" table:style-name="ce3">
            <text:p>21415205,600</text:p>
          </table:table-cell>
          <table:table-cell office:value-type="float" office:value="-20180817.410999998" table:style-name="ce3">
            <text:p>-20180817,411</text:p>
          </table:table-cell>
          <table:table-cell office:value-type="float" office:value="-15725311.119999999" table:style-name="ce3">
            <text:p>-15725311,120</text:p>
          </table:table-cell>
          <table:table-cell office:value-type="float" office:value="20425931.574000001" table:style-name="ce3">
            <text:p>20425931,574</text:p>
          </table:table-cell>
          <table:table-cell office:value-type="float" office:value="20425931.098999999" table:style-name="ce3">
            <text:p>20425931,099</text:p>
          </table:table-cell>
          <table:table-cell office:value-type="float" office:value="20425931.170000002" table:style-name="ce3">
            <text:p>20425931,170</text:p>
          </table:table-cell>
          <table:table-cell table:style-name="ce2"/>
          <table:table-cell office:value-type="float" office:value="-16496420.475" table:style-name="ce3">
            <text:p>-16496420,475</text:p>
          </table:table-cell>
          <table:table-cell office:value-type="float" office:value="-12854350.625" table:style-name="ce3">
            <text:p>-12854350,625</text:p>
          </table:table-cell>
          <table:table-cell office:value-type="float" office:value="20990606.533" table:style-name="ce3">
            <text:p>20990606,533</text:p>
          </table:table-cell>
          <table:table-cell office:value-type="float" office:value="20990605.234000001" table:style-name="ce3">
            <text:p>20990605,234</text:p>
          </table:table-cell>
          <table:table-cell office:value-type="float" office:value="20990606.414000001" table:style-name="ce3">
            <text:p>20990606,414</text:p>
          </table:table-cell>
          <table:table-cell table:number-columns-repeated="5" table:style-name="ce3"/>
          <table:table-cell office:value-type="float" office:value="-15386751.559" table:style-name="ce3">
            <text:p>-15386751,559</text:p>
          </table:table-cell>
          <table:table-cell office:value-type="float" office:value="-11989674.054" table:style-name="ce3">
            <text:p>-11989674,054</text:p>
          </table:table-cell>
          <table:table-cell office:value-type="float" office:value="20787236.649" table:style-name="ce3">
            <text:p>20787236,649</text:p>
          </table:table-cell>
          <table:table-cell office:value-type="float" office:value="20787234.339000002" table:style-name="ce3">
            <text:p>20787234,339</text:p>
          </table:table-cell>
          <table:table-cell office:value-type="float" office:value="20787236.238000002" table:style-name="ce3">
            <text:p>20787236,238</text:p>
          </table:table-cell>
          <table:table-cell office:value-type="float" office:value="-15126502.458000001" table:style-name="ce3">
            <text:p>-15126502,458</text:p>
          </table:table-cell>
          <table:table-cell office:value-type="float" office:value="-11786884.328" table:style-name="ce3">
            <text:p>-11786884,328</text:p>
          </table:table-cell>
          <table:table-cell office:value-type="float" office:value="21415187.701000001" table:style-name="ce3">
            <text:p>21415187,701</text:p>
          </table:table-cell>
          <table:table-cell office:value-type="float" office:value="21415185.634" table:style-name="ce3">
            <text:p>21415185,634</text:p>
          </table:table-cell>
          <table:table-cell office:value-type="float" office:value="21415187.239" table:style-name="ce3">
            <text:p>21415187,239</text:p>
          </table:table-cell>
          <table:table-cell office:value-type="float" office:value="-20776348.785" table:style-name="ce3">
            <text:p>-20776348,785</text:p>
          </table:table-cell>
          <table:table-cell office:value-type="float" office:value="-16189361.804" table:style-name="ce3">
            <text:p>-16189361,804</text:p>
          </table:table-cell>
          <table:table-cell office:value-type="float" office:value="20425916.612" table:style-name="ce3">
            <text:p>20425916,612</text:p>
          </table:table-cell>
          <table:table-cell office:value-type="float" office:value="20425913.103999998" table:style-name="ce3">
            <text:p>20425913,104</text:p>
          </table:table-cell>
          <table:table-cell office:value-type="float" office:value="20425916.307999998" table:style-name="ce3">
            <text:p>20425916,308</text:p>
          </table:table-cell>
          <table:table-cell table:number-columns-repeated="16332"/>
        </table:table-row>
        <table:table-row table:style-name="ro1">
          <table:table-cell office:value-type="float" office:value="14400" table:style-name="ce2">
            <text:p>14400</text:p>
          </table:table-cell>
          <table:table-cell office:value-type="float" office:value="-15033926.050000001" table:style-name="ce2">
            <text:p>-15033926,05</text:p>
          </table:table-cell>
          <table:table-cell office:value-type="float" office:value="-11714744.909" table:style-name="ce3">
            <text:p>-11714744,909</text:p>
          </table:table-cell>
          <table:table-cell office:value-type="float" office:value="21001668.271000002" table:style-name="ce3">
            <text:p>21001668,271</text:p>
          </table:table-cell>
          <table:table-cell office:value-type="float" office:value="21001668.772" table:style-name="ce3">
            <text:p>21001668,772</text:p>
          </table:table-cell>
          <table:table-cell office:value-type="float" office:value="21001667.765999999" table:style-name="ce3">
            <text:p>21001667,766</text:p>
          </table:table-cell>
          <table:table-cell table:number-columns-repeated="5" table:style-name="ce3"/>
          <table:table-cell office:value-type="float" office:value="-14976050.681" table:style-name="ce3">
            <text:p>-14976050,681</text:p>
          </table:table-cell>
          <table:table-cell office:value-type="float" office:value="-11669647.104" table:style-name="ce3">
            <text:p>-11669647,104</text:p>
          </table:table-cell>
          <table:table-cell office:value-type="float" office:value="20792140.217" table:style-name="ce3">
            <text:p>20792140,217</text:p>
          </table:table-cell>
          <table:table-cell office:value-type="float" office:value="20792140.403000001" table:style-name="ce3">
            <text:p>20792140,403</text:p>
          </table:table-cell>
          <table:table-cell office:value-type="float" office:value="20792139.732000001" table:style-name="ce3">
            <text:p>20792139,732</text:p>
          </table:table-cell>
          <table:table-cell office:value-type="float" office:value="-14377621.616" table:style-name="ce3">
            <text:p>-14377621,616</text:p>
          </table:table-cell>
          <table:table-cell office:value-type="float" office:value="-11203340.921" table:style-name="ce3">
            <text:p>-11203340,921</text:p>
          </table:table-cell>
          <table:table-cell office:value-type="float" office:value="21412260.010000002" table:style-name="ce3">
            <text:p>21412260,010</text:p>
          </table:table-cell>
          <table:table-cell office:value-type="float" office:value="21412261" table:style-name="ce3">
            <text:p>21412261,000</text:p>
          </table:table-cell>
          <table:table-cell office:value-type="float" office:value="21412259.285999998" table:style-name="ce3">
            <text:p>21412259,286</text:p>
          </table:table-cell>
          <table:table-cell office:value-type="float" office:value="-20239024.585999999" table:style-name="ce3">
            <text:p>-20239024,586</text:p>
          </table:table-cell>
          <table:table-cell office:value-type="float" office:value="-15770667.354" table:style-name="ce3">
            <text:p>-15770667,354</text:p>
          </table:table-cell>
          <table:table-cell office:value-type="float" office:value="20414855.276999999" table:style-name="ce3">
            <text:p>20414855,277</text:p>
          </table:table-cell>
          <table:table-cell office:value-type="float" office:value="20414854.522" table:style-name="ce3">
            <text:p>20414854,522</text:p>
          </table:table-cell>
          <table:table-cell office:value-type="float" office:value="20414854.855999999" table:style-name="ce3">
            <text:p>20414854,856</text:p>
          </table:table-cell>
          <table:table-cell table:style-name="ce2"/>
          <table:table-cell office:value-type="float" office:value="-16438399.257999999" table:style-name="ce3">
            <text:p>-16438399,258</text:p>
          </table:table-cell>
          <table:table-cell office:value-type="float" office:value="-12809139.291999999" table:style-name="ce3">
            <text:p>-12809139,292</text:p>
          </table:table-cell>
          <table:table-cell office:value-type="float" office:value="21001647.815000001" table:style-name="ce3">
            <text:p>21001647,815</text:p>
          </table:table-cell>
          <table:table-cell office:value-type="float" office:value="21001645.998" table:style-name="ce3">
            <text:p>21001645,998</text:p>
          </table:table-cell>
          <table:table-cell office:value-type="float" office:value="21001647.936000001" table:style-name="ce3">
            <text:p>21001647,936</text:p>
          </table:table-cell>
          <table:table-cell table:number-columns-repeated="5" table:style-name="ce3"/>
          <table:table-cell office:value-type="float" office:value="-15361091.989" table:style-name="ce3">
            <text:p>-15361091,989</text:p>
          </table:table-cell>
          <table:table-cell office:value-type="float" office:value="-11969679.569" table:style-name="ce3">
            <text:p>-11969679,569</text:p>
          </table:table-cell>
          <table:table-cell office:value-type="float" office:value="20792119.403999999" table:style-name="ce3">
            <text:p>20792119,404</text:p>
          </table:table-cell>
          <table:table-cell office:value-type="float" office:value="20792117.057999998" table:style-name="ce3">
            <text:p>20792117,058</text:p>
          </table:table-cell>
          <table:table-cell office:value-type="float" office:value="20792119.134" table:style-name="ce3">
            <text:p>20792119,134</text:p>
          </table:table-cell>
          <table:table-cell office:value-type="float" office:value="-15141984.301999999" table:style-name="ce3">
            <text:p>-15141984,302</text:p>
          </table:table-cell>
          <table:table-cell office:value-type="float" office:value="-11798948.102" table:style-name="ce3">
            <text:p>-11798948,102</text:p>
          </table:table-cell>
          <table:table-cell office:value-type="float" office:value="21412241.634" table:style-name="ce3">
            <text:p>21412241,634</text:p>
          </table:table-cell>
          <table:table-cell office:value-type="float" office:value="21412239.754000001" table:style-name="ce3">
            <text:p>21412239,754</text:p>
          </table:table-cell>
          <table:table-cell office:value-type="float" office:value="21412240.883000001" table:style-name="ce3">
            <text:p>21412240,883</text:p>
          </table:table-cell>
          <table:table-cell office:value-type="float" office:value="-20834556.265999999" table:style-name="ce3">
            <text:p>-20834556,266</text:p>
          </table:table-cell>
          <table:table-cell office:value-type="float" office:value="-16234718.280999999" table:style-name="ce3">
            <text:p>-16234718,281</text:p>
          </table:table-cell>
          <table:table-cell office:value-type="float" office:value="20414839.800999999" table:style-name="ce3">
            <text:p>20414839,801</text:p>
          </table:table-cell>
          <table:table-cell office:value-type="float" office:value="20414836.541000001" table:style-name="ce3">
            <text:p>20414836,541</text:p>
          </table:table-cell>
          <table:table-cell office:value-type="float" office:value="20414839.476" table:style-name="ce3">
            <text:p>20414839,476</text:p>
          </table:table-cell>
          <table:table-cell table:number-columns-repeated="16332"/>
        </table:table-row>
        <table:table-row table:style-name="ro1">
          <table:table-cell office:value-type="float" office:value="14430" table:style-name="ce2">
            <text:p>14430</text:p>
          </table:table-cell>
          <table:table-cell office:value-type="float" office:value="-14975705.323000001" table:style-name="ce2">
            <text:p>-14975705,32</text:p>
          </table:table-cell>
          <table:table-cell office:value-type="float" office:value="-11669378.117000001" table:style-name="ce3">
            <text:p>-11669378,117</text:p>
          </table:table-cell>
          <table:table-cell office:value-type="float" office:value="21012746.594000001" table:style-name="ce3">
            <text:p>21012746,594</text:p>
          </table:table-cell>
          <table:table-cell office:value-type="float" office:value="21012747.912" table:style-name="ce3">
            <text:p>21012747,912</text:p>
          </table:table-cell>
          <table:table-cell office:value-type="float" office:value="21012747.026999999" table:style-name="ce3">
            <text:p>21012747,027</text:p>
          </table:table-cell>
          <table:table-cell table:number-columns-repeated="5" table:style-name="ce3"/>
          <table:table-cell office:value-type="float" office:value="-14950187.414000001" table:style-name="ce3">
            <text:p>-14950187,414</text:p>
          </table:table-cell>
          <table:table-cell office:value-type="float" office:value="-11649493.903999999" table:style-name="ce3">
            <text:p>-11649493,904</text:p>
          </table:table-cell>
          <table:table-cell office:value-type="float" office:value="20797062.298999999" table:style-name="ce3">
            <text:p>20797062,299</text:p>
          </table:table-cell>
          <table:table-cell office:value-type="float" office:value="20797062.066" table:style-name="ce3">
            <text:p>20797062,066</text:p>
          </table:table-cell>
          <table:table-cell office:value-type="float" office:value="20797061.123" table:style-name="ce3">
            <text:p>20797061,123</text:p>
          </table:table-cell>
          <table:table-cell office:value-type="float" office:value="-14392495.328" table:style-name="ce3">
            <text:p>-14392495,328</text:p>
          </table:table-cell>
          <table:table-cell office:value-type="float" office:value="-11214930.824999999" table:style-name="ce3">
            <text:p>-11214930,825</text:p>
          </table:table-cell>
          <table:table-cell office:value-type="float" office:value="21409430.837000001" table:style-name="ce3">
            <text:p>21409430,837</text:p>
          </table:table-cell>
          <table:table-cell office:value-type="float" office:value="21409429.895" table:style-name="ce3">
            <text:p>21409429,895</text:p>
          </table:table-cell>
          <table:table-cell office:value-type="float" office:value="21409429.732999999" table:style-name="ce3">
            <text:p>21409429,733</text:p>
          </table:table-cell>
          <table:table-cell office:value-type="float" office:value="-20296675.480999999" table:style-name="ce3">
            <text:p>-20296675,481</text:p>
          </table:table-cell>
          <table:table-cell office:value-type="float" office:value="-15815590.116" table:style-name="ce3">
            <text:p>-15815590,116</text:p>
          </table:table-cell>
          <table:table-cell office:value-type="float" office:value="20403884.614999998" table:style-name="ce3">
            <text:p>20403884,615</text:p>
          </table:table-cell>
          <table:table-cell office:value-type="float" office:value="20403883.625999998" table:style-name="ce3">
            <text:p>20403883,626</text:p>
          </table:table-cell>
          <table:table-cell office:value-type="float" office:value="20403884.074999999" table:style-name="ce3">
            <text:p>20403884,075</text:p>
          </table:table-cell>
          <table:table-cell table:style-name="ce2"/>
          <table:table-cell office:value-type="float" office:value="-16380162.779999999" table:style-name="ce3">
            <text:p>-16380162,780</text:p>
          </table:table-cell>
          <table:table-cell office:value-type="float" office:value="-12763760.225" table:style-name="ce3">
            <text:p>-12763760,225</text:p>
          </table:table-cell>
          <table:table-cell office:value-type="float" office:value="21012729.374000002" table:style-name="ce3">
            <text:p>21012729,374</text:p>
          </table:table-cell>
          <table:table-cell office:value-type="float" office:value="21012728.210000001" table:style-name="ce3">
            <text:p>21012728,210</text:p>
          </table:table-cell>
          <table:table-cell office:value-type="float" office:value="21012729.261" table:style-name="ce3">
            <text:p>21012729,261</text:p>
          </table:table-cell>
          <table:table-cell table:number-columns-repeated="5" table:style-name="ce3"/>
          <table:table-cell office:value-type="float" office:value="-15335213.033" table:style-name="ce3">
            <text:p>-15335213,033</text:p>
          </table:table-cell>
          <table:table-cell office:value-type="float" office:value="-11949514.143999999" table:style-name="ce3">
            <text:p>-11949514,144</text:p>
          </table:table-cell>
          <table:table-cell office:value-type="float" office:value="20797044.155999999" table:style-name="ce3">
            <text:p>20797044,156</text:p>
          </table:table-cell>
          <table:table-cell office:value-type="float" office:value="20797041.745999999" table:style-name="ce3">
            <text:p>20797041,746</text:p>
          </table:table-cell>
          <table:table-cell office:value-type="float" office:value="20797043.991999999" table:style-name="ce3">
            <text:p>20797043,992</text:p>
          </table:table-cell>
          <table:table-cell office:value-type="float" office:value="-15156842.161" table:style-name="ce3">
            <text:p>-15156842,161</text:p>
          </table:table-cell>
          <table:table-cell office:value-type="float" office:value="-11810525.655999999" table:style-name="ce3">
            <text:p>-11810525,656</text:p>
          </table:table-cell>
          <table:table-cell office:value-type="float" office:value="21409413.873" table:style-name="ce3">
            <text:p>21409413,873</text:p>
          </table:table-cell>
          <table:table-cell office:value-type="float" office:value="21409412.045000002" table:style-name="ce3">
            <text:p>21409412,045</text:p>
          </table:table-cell>
          <table:table-cell office:value-type="float" office:value="21409413.526999999" table:style-name="ce3">
            <text:p>21409413,527</text:p>
          </table:table-cell>
          <table:table-cell office:value-type="float" office:value="-20892191.581" table:style-name="ce3">
            <text:p>-20892191,581</text:p>
          </table:table-cell>
          <table:table-cell office:value-type="float" office:value="-16279628.908" table:style-name="ce3">
            <text:p>-16279628,908</text:p>
          </table:table-cell>
          <table:table-cell office:value-type="float" office:value="20403872.831999999" table:style-name="ce3">
            <text:p>20403872,832</text:p>
          </table:table-cell>
          <table:table-cell office:value-type="float" office:value="20403868.993000001" table:style-name="ce3">
            <text:p>20403868,993</text:p>
          </table:table-cell>
          <table:table-cell office:value-type="float" office:value="20403872.044" table:style-name="ce3">
            <text:p>20403872,044</text:p>
          </table:table-cell>
          <table:table-cell table:number-columns-repeated="16332"/>
        </table:table-row>
        <table:table-row table:style-name="ro1">
          <table:table-cell office:value-type="float" office:value="14460" table:style-name="ce2">
            <text:p>14460</text:p>
          </table:table-cell>
          <table:table-cell office:value-type="float" office:value="-14917283.875" table:style-name="ce2">
            <text:p>-14917283,88</text:p>
          </table:table-cell>
          <table:table-cell office:value-type="float" office:value="-11623854.916999999" table:style-name="ce3">
            <text:p>-11623854,917</text:p>
          </table:table-cell>
          <table:table-cell office:value-type="float" office:value="21023865.072000001" table:style-name="ce3">
            <text:p>21023865,072</text:p>
          </table:table-cell>
          <table:table-cell office:value-type="float" office:value="21023865.638" table:style-name="ce3">
            <text:p>21023865,638</text:p>
          </table:table-cell>
          <table:table-cell office:value-type="float" office:value="21023864.438999999" table:style-name="ce3">
            <text:p>21023864,439</text:p>
          </table:table-cell>
          <table:table-cell table:number-columns-repeated="5" table:style-name="ce3"/>
          <table:table-cell office:value-type="float" office:value="-14924119.202" table:style-name="ce3">
            <text:p>-14924119,202</text:p>
          </table:table-cell>
          <table:table-cell office:value-type="float" office:value="-11629181.003" table:style-name="ce3">
            <text:p>-11629181,003</text:p>
          </table:table-cell>
          <table:table-cell office:value-type="float" office:value="20802022.046" table:style-name="ce3">
            <text:p>20802022,046</text:p>
          </table:table-cell>
          <table:table-cell office:value-type="float" office:value="20802022.390000001" table:style-name="ce3">
            <text:p>20802022,390</text:p>
          </table:table-cell>
          <table:table-cell office:value-type="float" office:value="20802021.515000001" table:style-name="ce3">
            <text:p>20802021,515</text:p>
          </table:table-cell>
          <table:table-cell office:value-type="float" office:value="-14406757.893999999" table:style-name="ce3">
            <text:p>-14406757,894</text:p>
          </table:table-cell>
          <table:table-cell office:value-type="float" office:value="-11226044.509" table:style-name="ce3">
            <text:p>-11226044,509</text:p>
          </table:table-cell>
          <table:table-cell office:value-type="float" office:value="21406715.850000001" table:style-name="ce3">
            <text:p>21406715,850</text:p>
          </table:table-cell>
          <table:table-cell office:value-type="float" office:value="21406716.482999999" table:style-name="ce3">
            <text:p>21406716,483</text:p>
          </table:table-cell>
          <table:table-cell office:value-type="float" office:value="21406715.158" table:style-name="ce3">
            <text:p>21406715,158</text:p>
          </table:table-cell>
          <table:table-cell office:value-type="float" office:value="-20353766.140000001" table:style-name="ce3">
            <text:p>-20353766,140</text:p>
          </table:table-cell>
          <table:table-cell office:value-type="float" office:value="-15860076.338" table:style-name="ce3">
            <text:p>-15860076,338</text:p>
          </table:table-cell>
          <table:table-cell office:value-type="float" office:value="20393021.294" table:style-name="ce3">
            <text:p>20393021,294</text:p>
          </table:table-cell>
          <table:table-cell office:value-type="float" office:value="20393019.789000001" table:style-name="ce3">
            <text:p>20393019,789</text:p>
          </table:table-cell>
          <table:table-cell office:value-type="float" office:value="20393020.443" table:style-name="ce3">
            <text:p>20393020,443</text:p>
          </table:table-cell>
          <table:table-cell table:style-name="ce2"/>
          <table:table-cell office:value-type="float" office:value="-16321740.562000001" table:style-name="ce3">
            <text:p>-16321740,562</text:p>
          </table:table-cell>
          <table:table-cell office:value-type="float" office:value="-12718236.422" table:style-name="ce3">
            <text:p>-12718236,422</text:p>
          </table:table-cell>
          <table:table-cell office:value-type="float" office:value="21023848.239" table:style-name="ce3">
            <text:p>21023848,239</text:p>
          </table:table-cell>
          <table:table-cell office:value-type="float" office:value="21023845.611000001" table:style-name="ce3">
            <text:p>21023845,611</text:p>
          </table:table-cell>
          <table:table-cell office:value-type="float" office:value="21023847.243000001" table:style-name="ce3">
            <text:p>21023847,243</text:p>
          </table:table-cell>
          <table:table-cell table:number-columns-repeated="5" table:style-name="ce3"/>
          <table:table-cell office:value-type="float" office:value="-15309144.119999999" table:style-name="ce3">
            <text:p>-15309144,120</text:p>
          </table:table-cell>
          <table:table-cell office:value-type="float" office:value="-11929200.695" table:style-name="ce3">
            <text:p>-11929200,695</text:p>
          </table:table-cell>
          <table:table-cell office:value-type="float" office:value="20802005.015000001" table:style-name="ce3">
            <text:p>20802005,015</text:p>
          </table:table-cell>
          <table:table-cell office:value-type="float" office:value="20802002.517000001" table:style-name="ce3">
            <text:p>20802002,517</text:p>
          </table:table-cell>
          <table:table-cell office:value-type="float" office:value="20802004.385000002" table:style-name="ce3">
            <text:p>20802004,385</text:p>
          </table:table-cell>
          <table:table-cell office:value-type="float" office:value="-15171103.851" table:style-name="ce3">
            <text:p>-15171103,851</text:p>
          </table:table-cell>
          <table:table-cell office:value-type="float" office:value="-11821638.661" table:style-name="ce3">
            <text:p>-11821638,661</text:p>
          </table:table-cell>
          <table:table-cell office:value-type="float" office:value="21406699.857000001" table:style-name="ce3">
            <text:p>21406699,857</text:p>
          </table:table-cell>
          <table:table-cell office:value-type="float" office:value="21406698.682999998" table:style-name="ce3">
            <text:p>21406698,683</text:p>
          </table:table-cell>
          <table:table-cell office:value-type="float" office:value="21406699.471000001" table:style-name="ce3">
            <text:p>21406699,471</text:p>
          </table:table-cell>
          <table:table-cell office:value-type="float" office:value="-20949281.636999998" table:style-name="ce3">
            <text:p>-20949281,637</text:p>
          </table:table-cell>
          <table:table-cell office:value-type="float" office:value="-16324114.659" table:style-name="ce3">
            <text:p>-16324114,659</text:p>
          </table:table-cell>
          <table:table-cell office:value-type="float" office:value="20393008.438000001" table:style-name="ce3">
            <text:p>20393008,438</text:p>
          </table:table-cell>
          <table:table-cell office:value-type="float" office:value="20393005.07" table:style-name="ce3">
            <text:p>20393005,070</text:p>
          </table:table-cell>
          <table:table-cell office:value-type="float" office:value="20393008.090999998" table:style-name="ce3">
            <text:p>20393008,091</text:p>
          </table:table-cell>
          <table:table-cell table:number-columns-repeated="16332"/>
        </table:table-row>
        <table:table-row table:style-name="ro1">
          <table:table-cell office:value-type="float" office:value="14490" table:style-name="ce2">
            <text:p>14490</text:p>
          </table:table-cell>
          <table:table-cell office:value-type="float" office:value="-14858666.714" table:style-name="ce2">
            <text:p>-14858666,71</text:p>
          </table:table-cell>
          <table:table-cell office:value-type="float" office:value="-11578179.217" table:style-name="ce3">
            <text:p>-11578179,217</text:p>
          </table:table-cell>
          <table:table-cell office:value-type="float" office:value="21035019.188999999" table:style-name="ce3">
            <text:p>21035019,189</text:p>
          </table:table-cell>
          <table:table-cell office:value-type="float" office:value="21035019.504000001" table:style-name="ce3">
            <text:p>21035019,504</text:p>
          </table:table-cell>
          <table:table-cell office:value-type="float" office:value="21035018.765999999" table:style-name="ce3">
            <text:p>21035018,766</text:p>
          </table:table-cell>
          <table:table-cell table:number-columns-repeated="5" table:style-name="ce3"/>
          <table:table-cell office:value-type="float" office:value="-14897851.413000001" table:style-name="ce3">
            <text:p>-14897851,413</text:p>
          </table:table-cell>
          <table:table-cell office:value-type="float" office:value="-11608712.586999999" table:style-name="ce3">
            <text:p>-11608712,587</text:p>
          </table:table-cell>
          <table:table-cell office:value-type="float" office:value="20807020.252" table:style-name="ce3">
            <text:p>20807020,252</text:p>
          </table:table-cell>
          <table:table-cell office:value-type="float" office:value="20807020.997000001" table:style-name="ce3">
            <text:p>20807020,997</text:p>
          </table:table-cell>
          <table:table-cell office:value-type="float" office:value="20807019.914999999" table:style-name="ce3">
            <text:p>20807019,915</text:p>
          </table:table-cell>
          <table:table-cell office:value-type="float" office:value="-14420412.885" table:style-name="ce3">
            <text:p>-14420412,885</text:p>
          </table:table-cell>
          <table:table-cell office:value-type="float" office:value="-11236684.765000001" table:style-name="ce3">
            <text:p>-11236684,765</text:p>
          </table:table-cell>
          <table:table-cell office:value-type="float" office:value="21404117.488000002" table:style-name="ce3">
            <text:p>21404117,488</text:p>
          </table:table-cell>
          <table:table-cell office:value-type="float" office:value="21404117.986000001" table:style-name="ce3">
            <text:p>21404117,986</text:p>
          </table:table-cell>
          <table:table-cell office:value-type="float" office:value="21404116.5" table:style-name="ce3">
            <text:p>21404116,500</text:p>
          </table:table-cell>
          <table:table-cell office:value-type="float" office:value="-20410298.905000001" table:style-name="ce3">
            <text:p>-20410298,905</text:p>
          </table:table-cell>
          <table:table-cell office:value-type="float" office:value="-15904127.833000001" table:style-name="ce3">
            <text:p>-15904127,833</text:p>
          </table:table-cell>
          <table:table-cell office:value-type="float" office:value="20382263.368000001" table:style-name="ce3">
            <text:p>20382263,368</text:p>
          </table:table-cell>
          <table:table-cell office:value-type="float" office:value="20382261.965" table:style-name="ce3">
            <text:p>20382261,965</text:p>
          </table:table-cell>
          <table:table-cell office:value-type="float" office:value="20382262.541999999" table:style-name="ce3">
            <text:p>20382262,542</text:p>
          </table:table-cell>
          <table:table-cell table:style-name="ce2"/>
          <table:table-cell office:value-type="float" office:value="-16263129.319" table:style-name="ce3">
            <text:p>-16263129,319</text:p>
          </table:table-cell>
          <table:table-cell office:value-type="float" office:value="-12672565.331" table:style-name="ce3">
            <text:p>-12672565,331</text:p>
          </table:table-cell>
          <table:table-cell office:value-type="float" office:value="21035001.037999999" table:style-name="ce3">
            <text:p>21035001,038</text:p>
          </table:table-cell>
          <table:table-cell office:value-type="float" office:value="21034998.605999999" table:style-name="ce3">
            <text:p>21034998,606</text:p>
          </table:table-cell>
          <table:table-cell office:value-type="float" office:value="21035000.399" table:style-name="ce3">
            <text:p>21035000,399</text:p>
          </table:table-cell>
          <table:table-cell table:number-columns-repeated="5" table:style-name="ce3"/>
          <table:table-cell office:value-type="float" office:value="-15282882.323000001" table:style-name="ce3">
            <text:p>-15282882,323</text:p>
          </table:table-cell>
          <table:table-cell office:value-type="float" office:value="-11908736.954" table:style-name="ce3">
            <text:p>-11908736,954</text:p>
          </table:table-cell>
          <table:table-cell office:value-type="float" office:value="20807002.135000002" table:style-name="ce3">
            <text:p>20807002,135</text:p>
          </table:table-cell>
          <table:table-cell office:value-type="float" office:value="20806999.918000001" table:style-name="ce3">
            <text:p>20806999,918</text:p>
          </table:table-cell>
          <table:table-cell office:value-type="float" office:value="20807001.603" table:style-name="ce3">
            <text:p>20807001,603</text:p>
          </table:table-cell>
          <table:table-cell office:value-type="float" office:value="-15184764.673" table:style-name="ce3">
            <text:p>-15184764,673</text:p>
          </table:table-cell>
          <table:table-cell office:value-type="float" office:value="-11832283.458000001" table:style-name="ce3">
            <text:p>-11832283,458</text:p>
          </table:table-cell>
          <table:table-cell office:value-type="float" office:value="21404100.817000002" table:style-name="ce3">
            <text:p>21404100,817</text:p>
          </table:table-cell>
          <table:table-cell office:value-type="float" office:value="21404098.909000002" table:style-name="ce3">
            <text:p>21404098,909</text:p>
          </table:table-cell>
          <table:table-cell office:value-type="float" office:value="21404100.199999999" table:style-name="ce3">
            <text:p>21404100,200</text:p>
          </table:table-cell>
          <table:table-cell office:value-type="float" office:value="-21005820.502" table:style-name="ce3">
            <text:p>-21005820,502</text:p>
          </table:table-cell>
          <table:table-cell office:value-type="float" office:value="-16368170.905999999" table:style-name="ce3">
            <text:p>-16368170,906</text:p>
          </table:table-cell>
          <table:table-cell office:value-type="float" office:value="20382250.035999998" table:style-name="ce3">
            <text:p>20382250,036</text:p>
          </table:table-cell>
          <table:table-cell office:value-type="float" office:value="20382246.030999999" table:style-name="ce3">
            <text:p>20382246,031</text:p>
          </table:table-cell>
          <table:table-cell office:value-type="float" office:value="20382249.249000002" table:style-name="ce3">
            <text:p>20382249,249</text:p>
          </table:table-cell>
          <table:table-cell table:number-columns-repeated="16332"/>
        </table:table-row>
        <table:table-row table:style-name="ro1">
          <table:table-cell office:value-type="float" office:value="14520" table:style-name="ce2">
            <text:p>14520</text:p>
          </table:table-cell>
          <table:table-cell office:value-type="float" office:value="-14799856.072000001" table:style-name="ce2">
            <text:p>-14799856,07</text:p>
          </table:table-cell>
          <table:table-cell office:value-type="float" office:value="-11532352.742000001" table:style-name="ce3">
            <text:p>-11532352,742</text:p>
          </table:table-cell>
          <table:table-cell office:value-type="float" office:value="21046211.717999998" table:style-name="ce3">
            <text:p>21046211,718</text:p>
          </table:table-cell>
          <table:table-cell office:value-type="float" office:value="21046210.838" table:style-name="ce3">
            <text:p>21046210,838</text:p>
          </table:table-cell>
          <table:table-cell office:value-type="float" office:value="21046210.697999999" table:style-name="ce3">
            <text:p>21046210,698</text:p>
          </table:table-cell>
          <table:table-cell table:number-columns-repeated="5" table:style-name="ce3"/>
          <table:table-cell office:value-type="float" office:value="-14871386.185000001" table:style-name="ce3">
            <text:p>-14871386,185</text:p>
          </table:table-cell>
          <table:table-cell office:value-type="float" office:value="-11588090.339" table:style-name="ce3">
            <text:p>-11588090,339</text:p>
          </table:table-cell>
          <table:table-cell office:value-type="float" office:value="20812056.866999999" table:style-name="ce3">
            <text:p>20812056,867</text:p>
          </table:table-cell>
          <table:table-cell office:value-type="float" office:value="20812057.293000001" table:style-name="ce3">
            <text:p>20812057,293</text:p>
          </table:table-cell>
          <table:table-cell office:value-type="float" office:value="20812056.234999999" table:style-name="ce3">
            <text:p>20812056,235</text:p>
          </table:table-cell>
          <table:table-cell office:value-type="float" office:value="-14433461.075999999" table:style-name="ce3">
            <text:p>-14433461,076</text:p>
          </table:table-cell>
          <table:table-cell office:value-type="float" office:value="-11246852.182" table:style-name="ce3">
            <text:p>-11246852,182</text:p>
          </table:table-cell>
          <table:table-cell office:value-type="float" office:value="21401635.217" table:style-name="ce3">
            <text:p>21401635,217</text:p>
          </table:table-cell>
          <table:table-cell office:value-type="float" office:value="21401635.386999998" table:style-name="ce3">
            <text:p>21401635,387</text:p>
          </table:table-cell>
          <table:table-cell office:value-type="float" office:value="21401633.923999999" table:style-name="ce3">
            <text:p>21401633,924</text:p>
          </table:table-cell>
          <table:table-cell office:value-type="float" office:value="-20466273.693999998" table:style-name="ce3">
            <text:p>-20466273,694</text:p>
          </table:table-cell>
          <table:table-cell office:value-type="float" office:value="-15947744.539000001" table:style-name="ce3">
            <text:p>-15947744,539</text:p>
          </table:table-cell>
          <table:table-cell office:value-type="float" office:value="20371611.403999999" table:style-name="ce3">
            <text:p>20371611,404</text:p>
          </table:table-cell>
          <table:table-cell office:value-type="float" office:value="20371610.295000002" table:style-name="ce3">
            <text:p>20371610,295</text:p>
          </table:table-cell>
          <table:table-cell office:value-type="float" office:value="20371610.818999998" table:style-name="ce3">
            <text:p>20371610,819</text:p>
          </table:table-cell>
          <table:table-cell table:style-name="ce2"/>
          <table:table-cell office:value-type="float" office:value="-16204323.847999999" table:style-name="ce3">
            <text:p>-16204323,848</text:p>
          </table:table-cell>
          <table:table-cell office:value-type="float" office:value="-12626742.881999999" table:style-name="ce3">
            <text:p>-12626742,882</text:p>
          </table:table-cell>
          <table:table-cell office:value-type="float" office:value="21046192.059" table:style-name="ce3">
            <text:p>21046192,059</text:p>
          </table:table-cell>
          <table:table-cell office:value-type="float" office:value="21046188.515999999" table:style-name="ce3">
            <text:p>21046188,516</text:p>
          </table:table-cell>
          <table:table-cell office:value-type="float" office:value="21046191.081" table:style-name="ce3">
            <text:p>21046191,081</text:p>
          </table:table-cell>
          <table:table-cell table:number-columns-repeated="5" table:style-name="ce3"/>
          <table:table-cell office:value-type="float" office:value="-15256422.329" table:style-name="ce3">
            <text:p>-15256422,329</text:p>
          </table:table-cell>
          <table:table-cell office:value-type="float" office:value="-11888118.782" table:style-name="ce3">
            <text:p>-11888118,782</text:p>
          </table:table-cell>
          <table:table-cell office:value-type="float" office:value="20812036.984999999" table:style-name="ce3">
            <text:p>20812036,985</text:p>
          </table:table-cell>
          <table:table-cell office:value-type="float" office:value="20812035.431000002" table:style-name="ce3">
            <text:p>20812035,431</text:p>
          </table:table-cell>
          <table:table-cell office:value-type="float" office:value="20812036.596000001" table:style-name="ce3">
            <text:p>20812036,596</text:p>
          </table:table-cell>
          <table:table-cell office:value-type="float" office:value="-15197817.939999999" table:style-name="ce3">
            <text:p>-15197817,940</text:p>
          </table:table-cell>
          <table:table-cell office:value-type="float" office:value="-11842454.83" table:style-name="ce3">
            <text:p>-11842454,830</text:p>
          </table:table-cell>
          <table:table-cell office:value-type="float" office:value="21401616.743000001" table:style-name="ce3">
            <text:p>21401616,743</text:p>
          </table:table-cell>
          <table:table-cell office:value-type="float" office:value="21401615.054000001" table:style-name="ce3">
            <text:p>21401615,054</text:p>
          </table:table-cell>
          <table:table-cell office:value-type="float" office:value="21401616.381999999" table:style-name="ce3">
            <text:p>21401616,382</text:p>
          </table:table-cell>
          <table:table-cell office:value-type="float" office:value="-21061800.636999998" table:style-name="ce3">
            <text:p>-21061800,637</text:p>
          </table:table-cell>
          <table:table-cell office:value-type="float" office:value="-16411791.778999999" table:style-name="ce3">
            <text:p>-16411791,779</text:p>
          </table:table-cell>
          <table:table-cell office:value-type="float" office:value="20371597.192000002" table:style-name="ce3">
            <text:p>20371597,192</text:p>
          </table:table-cell>
          <table:table-cell office:value-type="float" office:value="20371593.375999998" table:style-name="ce3">
            <text:p>20371593,376</text:p>
          </table:table-cell>
          <table:table-cell office:value-type="float" office:value="20371596.588" table:style-name="ce3">
            <text:p>20371596,588</text:p>
          </table:table-cell>
          <table:table-cell table:number-columns-repeated="16332"/>
        </table:table-row>
        <table:table-row table:style-name="ro1">
          <table:table-cell office:value-type="float" office:value="14550" table:style-name="ce2">
            <text:p>14550</text:p>
          </table:table-cell>
          <table:table-cell office:value-type="float" office:value="-14740854.346999999" table:style-name="ce2">
            <text:p>-14740854,35</text:p>
          </table:table-cell>
          <table:table-cell office:value-type="float" office:value="-11486377.379000001" table:style-name="ce3">
            <text:p>-11486377,379</text:p>
          </table:table-cell>
          <table:table-cell office:value-type="float" office:value="21057438.973000001" table:style-name="ce3">
            <text:p>21057438,973</text:p>
          </table:table-cell>
          <table:table-cell office:value-type="float" office:value="21057438.833999999" table:style-name="ce3">
            <text:p>21057438,834</text:p>
          </table:table-cell>
          <table:table-cell office:value-type="float" office:value="21057437.967999998" table:style-name="ce3">
            <text:p>21057437,968</text:p>
          </table:table-cell>
          <table:table-cell table:number-columns-repeated="5" table:style-name="ce3"/>
          <table:table-cell office:value-type="float" office:value="-14844726.441" table:style-name="ce3">
            <text:p>-14844726,441</text:p>
          </table:table-cell>
          <table:table-cell office:value-type="float" office:value="-11567316.506999999" table:style-name="ce3">
            <text:p>-11567316,507</text:p>
          </table:table-cell>
          <table:table-cell office:value-type="float" office:value="20817129.761999998" table:style-name="ce3">
            <text:p>20817129,762</text:p>
          </table:table-cell>
          <table:table-cell office:value-type="float" office:value="20817130.386" table:style-name="ce3">
            <text:p>20817130,386</text:p>
          </table:table-cell>
          <table:table-cell office:value-type="float" office:value="20817129.510000002" table:style-name="ce3">
            <text:p>20817129,510</text:p>
          </table:table-cell>
          <table:table-cell office:value-type="float" office:value="-14445903.486" table:style-name="ce3">
            <text:p>-14445903,486</text:p>
          </table:table-cell>
          <table:table-cell office:value-type="float" office:value="-11256547.562999999" table:style-name="ce3">
            <text:p>-11256547,563</text:p>
          </table:table-cell>
          <table:table-cell office:value-type="float" office:value="21399266.984000001" table:style-name="ce3">
            <text:p>21399266,984</text:p>
          </table:table-cell>
          <table:table-cell office:value-type="float" office:value="21399267.307999998" table:style-name="ce3">
            <text:p>21399267,308</text:p>
          </table:table-cell>
          <table:table-cell office:value-type="float" office:value="21399266.061000001" table:style-name="ce3">
            <text:p>21399266,061</text:p>
          </table:table-cell>
          <table:table-cell office:value-type="float" office:value="-20521690.261" table:style-name="ce3">
            <text:p>-20521690,261</text:p>
          </table:table-cell>
          <table:table-cell office:value-type="float" office:value="-15990926.27" table:style-name="ce3">
            <text:p>-15990926,270</text:p>
          </table:table-cell>
          <table:table-cell office:value-type="float" office:value="20361065.870000001" table:style-name="ce3">
            <text:p>20361065,870</text:p>
          </table:table-cell>
          <table:table-cell office:value-type="float" office:value="20361064.868000001" table:style-name="ce3">
            <text:p>20361064,868</text:p>
          </table:table-cell>
          <table:table-cell office:value-type="float" office:value="20361065.094000001" table:style-name="ce3">
            <text:p>20361065,094</text:p>
          </table:table-cell>
          <table:table-cell table:style-name="ce2"/>
          <table:table-cell office:value-type="float" office:value="-16145321.082" table:style-name="ce3">
            <text:p>-16145321,082</text:p>
          </table:table-cell>
          <table:table-cell office:value-type="float" office:value="-12580766.718" table:style-name="ce3">
            <text:p>-12580766,718</text:p>
          </table:table-cell>
          <table:table-cell office:value-type="float" office:value="21057419.239999998" table:style-name="ce3">
            <text:p>21057419,240</text:p>
          </table:table-cell>
          <table:table-cell office:value-type="float" office:value="21057416.488000002" table:style-name="ce3">
            <text:p>21057416,488</text:p>
          </table:table-cell>
          <table:table-cell office:value-type="float" office:value="21057419.019000001" table:style-name="ce3">
            <text:p>21057419,019</text:p>
          </table:table-cell>
          <table:table-cell table:number-columns-repeated="5" table:style-name="ce3"/>
          <table:table-cell office:value-type="float" office:value="-15229761.619000001" table:style-name="ce3">
            <text:p>-15229761,619</text:p>
          </table:table-cell>
          <table:table-cell office:value-type="float" office:value="-11867344.199999999" table:style-name="ce3">
            <text:p>-11867344,200</text:p>
          </table:table-cell>
          <table:table-cell office:value-type="float" office:value="20817110.614999998" table:style-name="ce3">
            <text:p>20817110,615</text:p>
          </table:table-cell>
          <table:table-cell office:value-type="float" office:value="20817108.353999998" table:style-name="ce3">
            <text:p>20817108,354</text:p>
          </table:table-cell>
          <table:table-cell office:value-type="float" office:value="20817110.287" table:style-name="ce3">
            <text:p>20817110,287</text:p>
          </table:table-cell>
          <table:table-cell office:value-type="float" office:value="-15210259.215" table:style-name="ce3">
            <text:p>-15210259,215</text:p>
          </table:table-cell>
          <table:table-cell office:value-type="float" office:value="-11852149.333000001" table:style-name="ce3">
            <text:p>-11852149,333</text:p>
          </table:table-cell>
          <table:table-cell office:value-type="float" office:value="21399249.596000001" table:style-name="ce3">
            <text:p>21399249,596</text:p>
          </table:table-cell>
          <table:table-cell office:value-type="float" office:value="21399247.258000001" table:style-name="ce3">
            <text:p>21399247,258</text:p>
          </table:table-cell>
          <table:table-cell office:value-type="float" office:value="21399248.934999999" table:style-name="ce3">
            <text:p>21399248,935</text:p>
          </table:table-cell>
          <table:table-cell office:value-type="float" office:value="-21117216.350000001" table:style-name="ce3">
            <text:p>-21117216,350</text:p>
          </table:table-cell>
          <table:table-cell office:value-type="float" office:value="-16454972.842" table:style-name="ce3">
            <text:p>-16454972,842</text:p>
          </table:table-cell>
          <table:table-cell office:value-type="float" office:value="20361052.153999999" table:style-name="ce3">
            <text:p>20361052,154</text:p>
          </table:table-cell>
          <table:table-cell office:value-type="float" office:value="20361048.021000002" table:style-name="ce3">
            <text:p>20361048,021</text:p>
          </table:table-cell>
          <table:table-cell office:value-type="float" office:value="20361051.559999999" table:style-name="ce3">
            <text:p>20361051,560</text:p>
          </table:table-cell>
          <table:table-cell table:number-columns-repeated="16332"/>
        </table:table-row>
        <table:table-row table:style-name="ro1">
          <table:table-cell office:value-type="float" office:value="14580" table:style-name="ce2">
            <text:p>14580</text:p>
          </table:table-cell>
          <table:table-cell office:value-type="float" office:value="-14681662.83" table:style-name="ce2">
            <text:p>-14681662,83</text:p>
          </table:table-cell>
          <table:table-cell office:value-type="float" office:value="-11440254.122" table:style-name="ce3">
            <text:p>-11440254,122</text:p>
          </table:table-cell>
          <table:table-cell office:value-type="float" office:value="21068702.381000001" table:style-name="ce3">
            <text:p>21068702,381</text:p>
          </table:table-cell>
          <table:table-cell office:value-type="float" office:value="21068702.338" table:style-name="ce3">
            <text:p>21068702,338</text:p>
          </table:table-cell>
          <table:table-cell office:value-type="float" office:value="21068701.844999999" table:style-name="ce3">
            <text:p>21068701,845</text:p>
          </table:table-cell>
          <table:table-cell table:number-columns-repeated="5" table:style-name="ce3"/>
          <table:table-cell office:value-type="float" office:value="-14817873.183" table:style-name="ce3">
            <text:p>-14817873,183</text:p>
          </table:table-cell>
          <table:table-cell office:value-type="float" office:value="-11546391.888" table:style-name="ce3">
            <text:p>-11546391,888</text:p>
          </table:table-cell>
          <table:table-cell office:value-type="float" office:value="20822240.598000001" table:style-name="ce3">
            <text:p>20822240,598</text:p>
          </table:table-cell>
          <table:table-cell office:value-type="float" office:value="20822240.692000002" table:style-name="ce3">
            <text:p>20822240,692</text:p>
          </table:table-cell>
          <table:table-cell office:value-type="float" office:value="20822239.765000001" table:style-name="ce3">
            <text:p>20822239,765</text:p>
          </table:table-cell>
          <table:table-cell office:value-type="float" office:value="-14457740.085000001" table:style-name="ce3">
            <text:p>-14457740,085</text:p>
          </table:table-cell>
          <table:table-cell office:value-type="float" office:value="-11265770.888" table:style-name="ce3">
            <text:p>-11265770,888</text:p>
          </table:table-cell>
          <table:table-cell office:value-type="float" office:value="21397014.081999999" table:style-name="ce3">
            <text:p>21397014,082</text:p>
          </table:table-cell>
          <table:table-cell office:value-type="float" office:value="21397015.006999999" table:style-name="ce3">
            <text:p>21397015,007</text:p>
          </table:table-cell>
          <table:table-cell office:value-type="float" office:value="21397013.499000002" table:style-name="ce3">
            <text:p>21397013,499</text:p>
          </table:table-cell>
          <table:table-cell office:value-type="float" office:value="-20576547.324999999" table:style-name="ce3">
            <text:p>-20576547,325</text:p>
          </table:table-cell>
          <table:table-cell office:value-type="float" office:value="-16033672.022" table:style-name="ce3">
            <text:p>-16033672,022</text:p>
          </table:table-cell>
          <table:table-cell office:value-type="float" office:value="20350626.962000001" table:style-name="ce3">
            <text:p>20350626,962</text:p>
          </table:table-cell>
          <table:table-cell office:value-type="float" office:value="20350626.081999999" table:style-name="ce3">
            <text:p>20350626,082</text:p>
          </table:table-cell>
          <table:table-cell office:value-type="float" office:value="20350626.328000002" table:style-name="ce3">
            <text:p>20350626,328</text:p>
          </table:table-cell>
          <table:table-cell table:style-name="ce2"/>
          <table:table-cell office:value-type="float" office:value="-16086124.161" table:style-name="ce3">
            <text:p>-16086124,161</text:p>
          </table:table-cell>
          <table:table-cell office:value-type="float" office:value="-12534639.249" table:style-name="ce3">
            <text:p>-12534639,249</text:p>
          </table:table-cell>
          <table:table-cell office:value-type="float" office:value="21068683.002" table:style-name="ce3">
            <text:p>21068683,002</text:p>
          </table:table-cell>
          <table:table-cell office:value-type="float" office:value="21068681.350000001" table:style-name="ce3">
            <text:p>21068681,350</text:p>
          </table:table-cell>
          <table:table-cell office:value-type="float" office:value="21068682.618000001" table:style-name="ce3">
            <text:p>21068682,618</text:p>
          </table:table-cell>
          <table:table-cell table:number-columns-repeated="5" table:style-name="ce3"/>
          <table:table-cell office:value-type="float" office:value="-15202903.018999999" table:style-name="ce3">
            <text:p>-15202903,019</text:p>
          </table:table-cell>
          <table:table-cell office:value-type="float" office:value="-11846415.418" table:style-name="ce3">
            <text:p>-11846415,418</text:p>
          </table:table-cell>
          <table:table-cell office:value-type="float" office:value="20822222.574000001" table:style-name="ce3">
            <text:p>20822222,574</text:p>
          </table:table-cell>
          <table:table-cell office:value-type="float" office:value="20822219.181000002" table:style-name="ce3">
            <text:p>20822219,181</text:p>
          </table:table-cell>
          <table:table-cell office:value-type="float" office:value="20822221.771000002" table:style-name="ce3">
            <text:p>20822221,771</text:p>
          </table:table-cell>
          <table:table-cell office:value-type="float" office:value="-15222090.313999999" table:style-name="ce3">
            <text:p>-15222090,314</text:p>
          </table:table-cell>
          <table:table-cell office:value-type="float" office:value="-11861368.365" table:style-name="ce3">
            <text:p>-11861368,365</text:p>
          </table:table-cell>
          <table:table-cell office:value-type="float" office:value="21396998.009" table:style-name="ce3">
            <text:p>21396998,009</text:p>
          </table:table-cell>
          <table:table-cell office:value-type="float" office:value="21396995.901000001" table:style-name="ce3">
            <text:p>21396995,901</text:p>
          </table:table-cell>
          <table:table-cell office:value-type="float" office:value="21396997.429000001" table:style-name="ce3">
            <text:p>21396997,429</text:p>
          </table:table-cell>
          <table:table-cell office:value-type="float" office:value="-21172068.184" table:style-name="ce3">
            <text:p>-21172068,184</text:p>
          </table:table-cell>
          <table:table-cell office:value-type="float" office:value="-16497714.52" table:style-name="ce3">
            <text:p>-16497714,520</text:p>
          </table:table-cell>
          <table:table-cell office:value-type="float" office:value="20350613.883000001" table:style-name="ce3">
            <text:p>20350613,883</text:p>
          </table:table-cell>
          <table:table-cell office:value-type="float" office:value="20350610.129999999" table:style-name="ce3">
            <text:p>20350610,130</text:p>
          </table:table-cell>
          <table:table-cell office:value-type="float" office:value="20350613.182999998" table:style-name="ce3">
            <text:p>20350613,183</text:p>
          </table:table-cell>
          <table:table-cell table:number-columns-repeated="16332"/>
        </table:table-row>
        <table:table-row table:style-name="ro1">
          <table:table-cell office:value-type="float" office:value="14610" table:style-name="ce2">
            <text:p>14610</text:p>
          </table:table-cell>
          <table:table-cell office:value-type="float" office:value="-14622278.200999999" table:style-name="ce2">
            <text:p>-14622278,2</text:p>
          </table:table-cell>
          <table:table-cell office:value-type="float" office:value="-11393980.393999999" table:style-name="ce3">
            <text:p>-11393980,394</text:p>
          </table:table-cell>
          <table:table-cell office:value-type="float" office:value="21080002.331" table:style-name="ce3">
            <text:p>21080002,331</text:p>
          </table:table-cell>
          <table:table-cell office:value-type="float" office:value="21080003.028999999" table:style-name="ce3">
            <text:p>21080003,029</text:p>
          </table:table-cell>
          <table:table-cell office:value-type="float" office:value="21080001.907000002" table:style-name="ce3">
            <text:p>21080001,907</text:p>
          </table:table-cell>
          <table:table-cell table:number-columns-repeated="5" table:style-name="ce3"/>
          <table:table-cell office:value-type="float" office:value="-14790823.369999999" table:style-name="ce3">
            <text:p>-14790823,370</text:p>
          </table:table-cell>
          <table:table-cell office:value-type="float" office:value="-11525314.114" table:style-name="ce3">
            <text:p>-11525314,114</text:p>
          </table:table-cell>
          <table:table-cell office:value-type="float" office:value="20827387.785999998" table:style-name="ce3">
            <text:p>20827387,786</text:p>
          </table:table-cell>
          <table:table-cell office:value-type="float" office:value="20827387.925000001" table:style-name="ce3">
            <text:p>20827387,925</text:p>
          </table:table-cell>
          <table:table-cell office:value-type="float" office:value="20827386.964000002" table:style-name="ce3">
            <text:p>20827386,964</text:p>
          </table:table-cell>
          <table:table-cell office:value-type="float" office:value="-14468966.107999999" table:style-name="ce3">
            <text:p>-14468966,108</text:p>
          </table:table-cell>
          <table:table-cell office:value-type="float" office:value="-11274518.433" table:style-name="ce3">
            <text:p>-11274518,433</text:p>
          </table:table-cell>
          <table:table-cell office:value-type="float" office:value="21394877.938999999" table:style-name="ce3">
            <text:p>21394877,939</text:p>
          </table:table-cell>
          <table:table-cell office:value-type="float" office:value="21394878.425999999" table:style-name="ce3">
            <text:p>21394878,426</text:p>
          </table:table-cell>
          <table:table-cell office:value-type="float" office:value="21394877.322000001" table:style-name="ce3">
            <text:p>21394877,322</text:p>
          </table:table-cell>
          <table:table-cell office:value-type="float" office:value="-20630839.182" table:style-name="ce3">
            <text:p>-20630839,182</text:p>
          </table:table-cell>
          <table:table-cell office:value-type="float" office:value="-16075977.347999999" table:style-name="ce3">
            <text:p>-16075977,348</text:p>
          </table:table-cell>
          <table:table-cell office:value-type="float" office:value="20340295.456999999" table:style-name="ce3">
            <text:p>20340295,457</text:p>
          </table:table-cell>
          <table:table-cell office:value-type="float" office:value="20340294.526000001" table:style-name="ce3">
            <text:p>20340294,526</text:p>
          </table:table-cell>
          <table:table-cell office:value-type="float" office:value="20340294.850000001" table:style-name="ce3">
            <text:p>20340294,850</text:p>
          </table:table-cell>
          <table:table-cell table:style-name="ce2"/>
          <table:table-cell office:value-type="float" office:value="-16026731.866" table:style-name="ce3">
            <text:p>-16026731,866</text:p>
          </table:table-cell>
          <table:table-cell office:value-type="float" office:value="-12488359.552999999" table:style-name="ce3">
            <text:p>-12488359,553</text:p>
          </table:table-cell>
          <table:table-cell office:value-type="float" office:value="21079986.004000001" table:style-name="ce3">
            <text:p>21079986,004</text:p>
          </table:table-cell>
          <table:table-cell office:value-type="float" office:value="21079983.471999999" table:style-name="ce3">
            <text:p>21079983,472</text:p>
          </table:table-cell>
          <table:table-cell office:value-type="float" office:value="21079985.699000001" table:style-name="ce3">
            <text:p>21079985,699</text:p>
          </table:table-cell>
          <table:table-cell table:number-columns-repeated="5" table:style-name="ce3"/>
          <table:table-cell office:value-type="float" office:value="-15175845.616" table:style-name="ce3">
            <text:p>-15175845,616</text:p>
          </table:table-cell>
          <table:table-cell office:value-type="float" office:value="-11825331.727" table:style-name="ce3">
            <text:p>-11825331,727</text:p>
          </table:table-cell>
          <table:table-cell office:value-type="float" office:value="20827371.429000001" table:style-name="ce3">
            <text:p>20827371,429</text:p>
          </table:table-cell>
          <table:table-cell office:value-type="float" office:value="20827368.441" table:style-name="ce3">
            <text:p>20827368,441</text:p>
          </table:table-cell>
          <table:table-cell office:value-type="float" office:value="20827370.530999999" table:style-name="ce3">
            <text:p>20827370,531</text:p>
          </table:table-cell>
          <table:table-cell office:value-type="float" office:value="-15233308.585000001" table:style-name="ce3">
            <text:p>-15233308,585</text:p>
          </table:table-cell>
          <table:table-cell office:value-type="float" office:value="-11870109.873" table:style-name="ce3">
            <text:p>-11870109,873</text:p>
          </table:table-cell>
          <table:table-cell office:value-type="float" office:value="21394863.432999998" table:style-name="ce3">
            <text:p>21394863,433</text:p>
          </table:table-cell>
          <table:table-cell office:value-type="float" office:value="21394861.144000001" table:style-name="ce3">
            <text:p>21394861,144</text:p>
          </table:table-cell>
          <table:table-cell office:value-type="float" office:value="21394862.666000001" table:style-name="ce3">
            <text:p>21394862,666</text:p>
          </table:table-cell>
          <table:table-cell office:value-type="float" office:value="-21226352.561000001" table:style-name="ce3">
            <text:p>-21226352,561</text:p>
          </table:table-cell>
          <table:table-cell office:value-type="float" office:value="-16540014.02" table:style-name="ce3">
            <text:p>-16540014,020</text:p>
          </table:table-cell>
          <table:table-cell office:value-type="float" office:value="20340283.98" table:style-name="ce3">
            <text:p>20340283,980</text:p>
          </table:table-cell>
          <table:table-cell office:value-type="float" office:value="20340280.151999999" table:style-name="ce3">
            <text:p>20340280,152</text:p>
          </table:table-cell>
          <table:table-cell office:value-type="float" office:value="20340283.338" table:style-name="ce3">
            <text:p>20340283,338</text:p>
          </table:table-cell>
          <table:table-cell table:number-columns-repeated="16332"/>
        </table:table-row>
        <table:table-row table:style-name="ro1">
          <table:table-cell office:value-type="float" office:value="14640" table:style-name="ce2">
            <text:p>14640</text:p>
          </table:table-cell>
          <table:table-cell office:value-type="float" office:value="-14562698.501" table:style-name="ce2">
            <text:p>-14562698,5</text:p>
          </table:table-cell>
          <table:table-cell office:value-type="float" office:value="-11347554.658" table:style-name="ce3">
            <text:p>-11347554,658</text:p>
          </table:table-cell>
          <table:table-cell office:value-type="float" office:value="21091340.579" table:style-name="ce3">
            <text:p>21091340,579</text:p>
          </table:table-cell>
          <table:table-cell office:value-type="float" office:value="21091340.495000001" table:style-name="ce3">
            <text:p>21091340,495</text:p>
          </table:table-cell>
          <table:table-cell office:value-type="float" office:value="21091340.124000002" table:style-name="ce3">
            <text:p>21091340,124</text:p>
          </table:table-cell>
          <table:table-cell table:number-columns-repeated="5" table:style-name="ce3"/>
          <table:table-cell office:value-type="float" office:value="-14763574.873" table:style-name="ce3">
            <text:p>-14763574,873</text:p>
          </table:table-cell>
          <table:table-cell office:value-type="float" office:value="-11504081.516000001" table:style-name="ce3">
            <text:p>-11504081,516</text:p>
          </table:table-cell>
          <table:table-cell office:value-type="float" office:value="20832572.811000001" table:style-name="ce3">
            <text:p>20832572,811</text:p>
          </table:table-cell>
          <table:table-cell office:value-type="float" office:value="20832572.949000001" table:style-name="ce3">
            <text:p>20832572,949</text:p>
          </table:table-cell>
          <table:table-cell office:value-type="float" office:value="20832572.418000001" table:style-name="ce3">
            <text:p>20832572,418</text:p>
          </table:table-cell>
          <table:table-cell office:value-type="float" office:value="-14479578.107999999" table:style-name="ce3">
            <text:p>-14479578,108</text:p>
          </table:table-cell>
          <table:table-cell office:value-type="float" office:value="-11282787.529999999" table:style-name="ce3">
            <text:p>-11282787,530</text:p>
          </table:table-cell>
          <table:table-cell office:value-type="float" office:value="21392858.585000001" table:style-name="ce3">
            <text:p>21392858,585</text:p>
          </table:table-cell>
          <table:table-cell office:value-type="float" office:value="21392859.335999999" table:style-name="ce3">
            <text:p>21392859,336</text:p>
          </table:table-cell>
          <table:table-cell office:value-type="float" office:value="21392858.063000001" table:style-name="ce3">
            <text:p>21392858,063</text:p>
          </table:table-cell>
          <table:table-cell office:value-type="float" office:value="-20684561.399999999" table:style-name="ce3">
            <text:p>-20684561,400</text:p>
          </table:table-cell>
          <table:table-cell office:value-type="float" office:value="-16117838.798" table:style-name="ce3">
            <text:p>-16117838,798</text:p>
          </table:table-cell>
          <table:table-cell office:value-type="float" office:value="20330072.594000001" table:style-name="ce3">
            <text:p>20330072,594</text:p>
          </table:table-cell>
          <table:table-cell office:value-type="float" office:value="20330071.471000001" table:style-name="ce3">
            <text:p>20330071,471</text:p>
          </table:table-cell>
          <table:table-cell office:value-type="float" office:value="20330072.072000001" table:style-name="ce3">
            <text:p>20330072,072</text:p>
          </table:table-cell>
          <table:table-cell table:style-name="ce2"/>
          <table:table-cell office:value-type="float" office:value="-15967151.530999999" table:style-name="ce3">
            <text:p>-15967151,531</text:p>
          </table:table-cell>
          <table:table-cell office:value-type="float" office:value="-12441933.329" table:style-name="ce3">
            <text:p>-12441933,329</text:p>
          </table:table-cell>
          <table:table-cell office:value-type="float" office:value="21091322.842" table:style-name="ce3">
            <text:p>21091322,842</text:p>
          </table:table-cell>
          <table:table-cell office:value-type="float" office:value="21091321.712000001" table:style-name="ce3">
            <text:p>21091321,712</text:p>
          </table:table-cell>
          <table:table-cell office:value-type="float" office:value="21091323.015000001" table:style-name="ce3">
            <text:p>21091323,015</text:p>
          </table:table-cell>
          <table:table-cell table:number-columns-repeated="5" table:style-name="ce3"/>
          <table:table-cell office:value-type="float" office:value="-15148596.554" table:style-name="ce3">
            <text:p>-15148596,554</text:p>
          </table:table-cell>
          <table:table-cell office:value-type="float" office:value="-11804098.689999999" table:style-name="ce3">
            <text:p>-11804098,690</text:p>
          </table:table-cell>
          <table:table-cell office:value-type="float" office:value="20832556.427000001" table:style-name="ce3">
            <text:p>20832556,427</text:p>
          </table:table-cell>
          <table:table-cell office:value-type="float" office:value="20832553.521000002" table:style-name="ce3">
            <text:p>20832553,521</text:p>
          </table:table-cell>
          <table:table-cell office:value-type="float" office:value="20832555.776999999" table:style-name="ce3">
            <text:p>20832555,777</text:p>
          </table:table-cell>
          <table:table-cell office:value-type="float" office:value="-15243919.867000001" table:style-name="ce3">
            <text:p>-15243919,867</text:p>
          </table:table-cell>
          <table:table-cell office:value-type="float" office:value="-11878378.407" table:style-name="ce3">
            <text:p>-11878378,407</text:p>
          </table:table-cell>
          <table:table-cell office:value-type="float" office:value="21392844.028999999" table:style-name="ce3">
            <text:p>21392844,029</text:p>
          </table:table-cell>
          <table:table-cell office:value-type="float" office:value="21392841.679000001" table:style-name="ce3">
            <text:p>21392841,679</text:p>
          </table:table-cell>
          <table:table-cell office:value-type="float" office:value="21392843.243000001" table:style-name="ce3">
            <text:p>21392843,243</text:p>
          </table:table-cell>
          <table:table-cell office:value-type="float" office:value="-21280074.324999999" table:style-name="ce3">
            <text:p>-21280074,325</text:p>
          </table:table-cell>
          <table:table-cell office:value-type="float" office:value="-16581875.120999999" table:style-name="ce3">
            <text:p>-16581875,121</text:p>
          </table:table-cell>
          <table:table-cell office:value-type="float" office:value="20330060.550999999" table:style-name="ce3">
            <text:p>20330060,551</text:p>
          </table:table-cell>
          <table:table-cell office:value-type="float" office:value="20330056.989999998" table:style-name="ce3">
            <text:p>20330056,990</text:p>
          </table:table-cell>
          <table:table-cell office:value-type="float" office:value="20330060.256000001" table:style-name="ce3">
            <text:p>20330060,256</text:p>
          </table:table-cell>
          <table:table-cell table:number-columns-repeated="16332"/>
        </table:table-row>
        <table:table-row table:style-name="ro1">
          <table:table-cell office:value-type="float" office:value="14670" table:style-name="ce2">
            <text:p>14670</text:p>
          </table:table-cell>
          <table:table-cell office:value-type="float" office:value="-14502930.663000001" table:style-name="ce2">
            <text:p>-14502930,66</text:p>
          </table:table-cell>
          <table:table-cell office:value-type="float" office:value="-11300982.32" table:style-name="ce3">
            <text:p>-11300982,320</text:p>
          </table:table-cell>
          <table:table-cell office:value-type="float" office:value="21102714.09" table:style-name="ce3">
            <text:p>21102714,090</text:p>
          </table:table-cell>
          <table:table-cell office:value-type="float" office:value="21102714.124000002" table:style-name="ce3">
            <text:p>21102714,124</text:p>
          </table:table-cell>
          <table:table-cell office:value-type="float" office:value="21102713.864" table:style-name="ce3">
            <text:p>21102713,864</text:p>
          </table:table-cell>
          <table:table-cell table:number-columns-repeated="5" table:style-name="ce3"/>
          <table:table-cell office:value-type="float" office:value="-14736135.009" table:style-name="ce3">
            <text:p>-14736135,009</text:p>
          </table:table-cell>
          <table:table-cell office:value-type="float" office:value="-11482699.788000001" table:style-name="ce3">
            <text:p>-11482699,788</text:p>
          </table:table-cell>
          <table:table-cell office:value-type="float" office:value="20837795.002999999" table:style-name="ce3">
            <text:p>20837795,003</text:p>
          </table:table-cell>
          <table:table-cell office:value-type="float" office:value="20837794.704" table:style-name="ce3">
            <text:p>20837794,704</text:p>
          </table:table-cell>
          <table:table-cell office:value-type="float" office:value="20837794.169" table:style-name="ce3">
            <text:p>20837794,169</text:p>
          </table:table-cell>
          <table:table-cell office:value-type="float" office:value="-14489582.108999999" table:style-name="ce3">
            <text:p>-14489582,109</text:p>
          </table:table-cell>
          <table:table-cell office:value-type="float" office:value="-11290582.853" table:style-name="ce3">
            <text:p>-11290582,853</text:p>
          </table:table-cell>
          <table:table-cell office:value-type="float" office:value="21390955.399999999" table:style-name="ce3">
            <text:p>21390955,400</text:p>
          </table:table-cell>
          <table:table-cell office:value-type="float" office:value="21390955.249000002" table:style-name="ce3">
            <text:p>21390955,249</text:p>
          </table:table-cell>
          <table:table-cell office:value-type="float" office:value="21390954.526000001" table:style-name="ce3">
            <text:p>21390954,526</text:p>
          </table:table-cell>
          <table:table-cell office:value-type="float" office:value="-20737718.532000002" table:style-name="ce3">
            <text:p>-20737718,532</text:p>
          </table:table-cell>
          <table:table-cell office:value-type="float" office:value="-16159259.931" table:style-name="ce3">
            <text:p>-16159259,931</text:p>
          </table:table-cell>
          <table:table-cell office:value-type="float" office:value="20319957.079999998" table:style-name="ce3">
            <text:p>20319957,080</text:p>
          </table:table-cell>
          <table:table-cell office:value-type="float" office:value="20319956.146000002" table:style-name="ce3">
            <text:p>20319956,146</text:p>
          </table:table-cell>
          <table:table-cell office:value-type="float" office:value="20319956.495000001" table:style-name="ce3">
            <text:p>20319956,495</text:p>
          </table:table-cell>
          <table:table-cell table:style-name="ce2"/>
          <table:table-cell office:value-type="float" office:value="-15907384.605" table:style-name="ce3">
            <text:p>-15907384,605</text:p>
          </table:table-cell>
          <table:table-cell office:value-type="float" office:value="-12395361.689999999" table:style-name="ce3">
            <text:p>-12395361,690</text:p>
          </table:table-cell>
          <table:table-cell office:value-type="float" office:value="21102696.741999999" table:style-name="ce3">
            <text:p>21102696,742</text:p>
          </table:table-cell>
          <table:table-cell office:value-type="float" office:value="21102695.085999999" table:style-name="ce3">
            <text:p>21102695,086</text:p>
          </table:table-cell>
          <table:table-cell office:value-type="float" office:value="21102696.535" table:style-name="ce3">
            <text:p>21102696,535</text:p>
          </table:table-cell>
          <table:table-cell table:number-columns-repeated="5" table:style-name="ce3"/>
          <table:table-cell office:value-type="float" office:value="-15121157.658" table:style-name="ce3">
            <text:p>-15121157,658</text:p>
          </table:table-cell>
          <table:table-cell office:value-type="float" office:value="-11782717.718" table:style-name="ce3">
            <text:p>-11782717,718</text:p>
          </table:table-cell>
          <table:table-cell office:value-type="float" office:value="20837777.344999999" table:style-name="ce3">
            <text:p>20837777,345</text:p>
          </table:table-cell>
          <table:table-cell office:value-type="float" office:value="20837774.886999998" table:style-name="ce3">
            <text:p>20837774,887</text:p>
          </table:table-cell>
          <table:table-cell office:value-type="float" office:value="20837777.118000001" table:style-name="ce3">
            <text:p>20837777,118</text:p>
          </table:table-cell>
          <table:table-cell office:value-type="float" office:value="-15253924.673" table:style-name="ce3">
            <text:p>-15253924,673</text:p>
          </table:table-cell>
          <table:table-cell office:value-type="float" office:value="-11886174.363" table:style-name="ce3">
            <text:p>-11886174,363</text:p>
          </table:table-cell>
          <table:table-cell office:value-type="float" office:value="21390939.754999999" table:style-name="ce3">
            <text:p>21390939,755</text:p>
          </table:table-cell>
          <table:table-cell office:value-type="float" office:value="21390937.945" table:style-name="ce3">
            <text:p>21390937,945</text:p>
          </table:table-cell>
          <table:table-cell office:value-type="float" office:value="21390939.48" table:style-name="ce3">
            <text:p>21390939,480</text:p>
          </table:table-cell>
          <table:table-cell office:value-type="float" office:value="-21333232.539999999" table:style-name="ce3">
            <text:p>-21333232,540</text:p>
          </table:table-cell>
          <table:table-cell office:value-type="float" office:value="-16623297.096000001" table:style-name="ce3">
            <text:p>-16623297,096</text:p>
          </table:table-cell>
          <table:table-cell office:value-type="float" office:value="20319944.677999999" table:style-name="ce3">
            <text:p>20319944,678</text:p>
          </table:table-cell>
          <table:table-cell office:value-type="float" office:value="20319941.502999999" table:style-name="ce3">
            <text:p>20319941,503</text:p>
          </table:table-cell>
          <table:table-cell office:value-type="float" office:value="20319944.530000001" table:style-name="ce3">
            <text:p>20319944,530</text:p>
          </table:table-cell>
          <table:table-cell table:number-columns-repeated="16332"/>
        </table:table-row>
        <table:table-row table:style-name="ro1">
          <table:table-cell office:value-type="float" office:value="14700" table:style-name="ce2">
            <text:p>14700</text:p>
          </table:table-cell>
          <table:table-cell office:value-type="float" office:value="-14442971.414000001" table:style-name="ce2">
            <text:p>-14442971,41</text:p>
          </table:table-cell>
          <table:table-cell office:value-type="float" office:value="-11254260.823000001" table:style-name="ce3">
            <text:p>-11254260,823</text:p>
          </table:table-cell>
          <table:table-cell office:value-type="float" office:value="21114123.221000001" table:style-name="ce3">
            <text:p>21114123,221</text:p>
          </table:table-cell>
          <table:table-cell office:value-type="float" office:value="21114123.695999999" table:style-name="ce3">
            <text:p>21114123,696</text:p>
          </table:table-cell>
          <table:table-cell office:value-type="float" office:value="21114122.982000001" table:style-name="ce3">
            <text:p>21114122,982</text:p>
          </table:table-cell>
          <table:table-cell table:number-columns-repeated="5" table:style-name="ce3"/>
          <table:table-cell office:value-type="float" office:value="-14708500.086999999" table:style-name="ce3">
            <text:p>-14708500,087</text:p>
          </table:table-cell>
          <table:table-cell office:value-type="float" office:value="-11461166.062999999" table:style-name="ce3">
            <text:p>-11461166,063</text:p>
          </table:table-cell>
          <table:table-cell office:value-type="float" office:value="20843053.197999999" table:style-name="ce3">
            <text:p>20843053,198</text:p>
          </table:table-cell>
          <table:table-cell office:value-type="float" office:value="20843053.317000002" table:style-name="ce3">
            <text:p>20843053,317</text:p>
          </table:table-cell>
          <table:table-cell office:value-type="float" office:value="20843052.820999999" table:style-name="ce3">
            <text:p>20843052,821</text:p>
          </table:table-cell>
          <table:table-cell office:value-type="float" office:value="-14498973.301999999" table:style-name="ce3">
            <text:p>-14498973,302</text:p>
          </table:table-cell>
          <table:table-cell office:value-type="float" office:value="-11297900.666999999" table:style-name="ce3">
            <text:p>-11297900,667</text:p>
          </table:table-cell>
          <table:table-cell office:value-type="float" office:value="21389168.188000001" table:style-name="ce3">
            <text:p>21389168,188</text:p>
          </table:table-cell>
          <table:table-cell office:value-type="float" office:value="21389168.581" table:style-name="ce3">
            <text:p>21389168,581</text:p>
          </table:table-cell>
          <table:table-cell office:value-type="float" office:value="21389166.761999998" table:style-name="ce3">
            <text:p>21389166,762</text:p>
          </table:table-cell>
          <table:table-cell office:value-type="float" office:value="-20790304.861000001" table:style-name="ce3">
            <text:p>-20790304,861</text:p>
          </table:table-cell>
          <table:table-cell office:value-type="float" office:value="-16200236.283" table:style-name="ce3">
            <text:p>-16200236,283</text:p>
          </table:table-cell>
          <table:table-cell office:value-type="float" office:value="20309950.870000001" table:style-name="ce3">
            <text:p>20309950,870</text:p>
          </table:table-cell>
          <table:table-cell office:value-type="float" office:value="20309949.107000001" table:style-name="ce3">
            <text:p>20309949,107</text:p>
          </table:table-cell>
          <table:table-cell office:value-type="float" office:value="20309949.794" table:style-name="ce3">
            <text:p>20309949,794</text:p>
          </table:table-cell>
          <table:table-cell table:style-name="ce2"/>
          <table:table-cell office:value-type="float" office:value="-15847429.255999999" table:style-name="ce3">
            <text:p>-15847429,256</text:p>
          </table:table-cell>
          <table:table-cell office:value-type="float" office:value="-12348643.236" table:style-name="ce3">
            <text:p>-12348643,236</text:p>
          </table:table-cell>
          <table:table-cell office:value-type="float" office:value="21114106.274999999" table:style-name="ce3">
            <text:p>21114106,275</text:p>
          </table:table-cell>
          <table:table-cell office:value-type="float" office:value="21114103.519000001" table:style-name="ce3">
            <text:p>21114103,519</text:p>
          </table:table-cell>
          <table:table-cell office:value-type="float" office:value="21114105.703000002" table:style-name="ce3">
            <text:p>21114105,703</text:p>
          </table:table-cell>
          <table:table-cell table:number-columns-repeated="5" table:style-name="ce3"/>
          <table:table-cell office:value-type="float" office:value="-15093526.714" table:style-name="ce3">
            <text:p>-15093526,714</text:p>
          </table:table-cell>
          <table:table-cell office:value-type="float" office:value="-11761187.085000001" table:style-name="ce3">
            <text:p>-11761187,085</text:p>
          </table:table-cell>
          <table:table-cell office:value-type="float" office:value="20843035.499000002" table:style-name="ce3">
            <text:p>20843035,499</text:p>
          </table:table-cell>
          <table:table-cell office:value-type="float" office:value="20843033.090999998" table:style-name="ce3">
            <text:p>20843033,091</text:p>
          </table:table-cell>
          <table:table-cell office:value-type="float" office:value="20843035.140999999" table:style-name="ce3">
            <text:p>20843035,141</text:p>
          </table:table-cell>
          <table:table-cell office:value-type="float" office:value="-15263319.681" table:style-name="ce3">
            <text:p>-15263319,681</text:p>
          </table:table-cell>
          <table:table-cell office:value-type="float" office:value="-11893495.148" table:style-name="ce3">
            <text:p>-11893495,148</text:p>
          </table:table-cell>
          <table:table-cell office:value-type="float" office:value="21389152.487" table:style-name="ce3">
            <text:p>21389152,487</text:p>
          </table:table-cell>
          <table:table-cell office:value-type="float" office:value="21389150.425000001" table:style-name="ce3">
            <text:p>21389150,425</text:p>
          </table:table-cell>
          <table:table-cell office:value-type="float" office:value="21389151.905000001" table:style-name="ce3">
            <text:p>21389151,905</text:p>
          </table:table-cell>
          <table:table-cell office:value-type="float" office:value="-21385822.960999999" table:style-name="ce3">
            <text:p>-21385822,961</text:p>
          </table:table-cell>
          <table:table-cell office:value-type="float" office:value="-16664276.631999999" table:style-name="ce3">
            <text:p>-16664276,632</text:p>
          </table:table-cell>
          <table:table-cell office:value-type="float" office:value="20309937.421999998" table:style-name="ce3">
            <text:p>20309937,422</text:p>
          </table:table-cell>
          <table:table-cell office:value-type="float" office:value="20309933.995000001" table:style-name="ce3">
            <text:p>20309933,995</text:p>
          </table:table-cell>
          <table:table-cell office:value-type="float" office:value="20309937.112" table:style-name="ce3">
            <text:p>20309937,112</text:p>
          </table:table-cell>
          <table:table-cell table:number-columns-repeated="16332"/>
        </table:table-row>
        <table:table-row table:style-name="ro1">
          <table:table-cell office:value-type="float" office:value="14730" table:style-name="ce2">
            <text:p>14730</text:p>
          </table:table-cell>
          <table:table-cell office:value-type="float" office:value="-14382824.073999999" table:style-name="ce2">
            <text:p>-14382824,07</text:p>
          </table:table-cell>
          <table:table-cell office:value-type="float" office:value="-11207392.767000001" table:style-name="ce3">
            <text:p>-11207392,767</text:p>
          </table:table-cell>
          <table:table-cell office:value-type="float" office:value="21125569.024" table:style-name="ce3">
            <text:p>21125569,024</text:p>
          </table:table-cell>
          <table:table-cell office:value-type="float" office:value="21125569.998" table:style-name="ce3">
            <text:p>21125569,998</text:p>
          </table:table-cell>
          <table:table-cell office:value-type="float" office:value="21125568.613000002" table:style-name="ce3">
            <text:p>21125568,613</text:p>
          </table:table-cell>
          <table:table-cell table:number-columns-repeated="5" table:style-name="ce3"/>
          <table:table-cell office:value-type="float" office:value="-14680673.775" table:style-name="ce3">
            <text:p>-14680673,775</text:p>
          </table:table-cell>
          <table:table-cell office:value-type="float" office:value="-11439483.200999999" table:style-name="ce3">
            <text:p>-11439483,201</text:p>
          </table:table-cell>
          <table:table-cell office:value-type="float" office:value="20848348.502" table:style-name="ce3">
            <text:p>20848348,502</text:p>
          </table:table-cell>
          <table:table-cell office:value-type="float" office:value="20848348.727000002" table:style-name="ce3">
            <text:p>20848348,727</text:p>
          </table:table-cell>
          <table:table-cell office:value-type="float" office:value="20848347.675000001" table:style-name="ce3">
            <text:p>20848347,675</text:p>
          </table:table-cell>
          <table:table-cell office:value-type="float" office:value="-14507753.768999999" table:style-name="ce3">
            <text:p>-14507753,769</text:p>
          </table:table-cell>
          <table:table-cell office:value-type="float" office:value="-11304742.591" table:style-name="ce3">
            <text:p>-11304742,591</text:p>
          </table:table-cell>
          <table:table-cell office:value-type="float" office:value="21387496.142000001" table:style-name="ce3">
            <text:p>21387496,142</text:p>
          </table:table-cell>
          <table:table-cell office:value-type="float" office:value="21387497.355" table:style-name="ce3">
            <text:p>21387497,355</text:p>
          </table:table-cell>
          <table:table-cell office:value-type="float" office:value="21387495.66" table:style-name="ce3">
            <text:p>21387495,660</text:p>
          </table:table-cell>
          <table:table-cell office:value-type="float" office:value="-20842321.306000002" table:style-name="ce3">
            <text:p>-20842321,306</text:p>
          </table:table-cell>
          <table:table-cell office:value-type="float" office:value="-16240768.567" table:style-name="ce3">
            <text:p>-16240768,567</text:p>
          </table:table-cell>
          <table:table-cell office:value-type="float" office:value="20300051.804000001" table:style-name="ce3">
            <text:p>20300051,804</text:p>
          </table:table-cell>
          <table:table-cell office:value-type="float" office:value="20300050.903999999" table:style-name="ce3">
            <text:p>20300050,904</text:p>
          </table:table-cell>
          <table:table-cell office:value-type="float" office:value="20300051.331" table:style-name="ce3">
            <text:p>20300051,331</text:p>
          </table:table-cell>
          <table:table-cell table:style-name="ce2"/>
          <table:table-cell office:value-type="float" office:value="-15787286.23" table:style-name="ce3">
            <text:p>-15787286,230</text:p>
          </table:table-cell>
          <table:table-cell office:value-type="float" office:value="-12301778.535" table:style-name="ce3">
            <text:p>-12301778,535</text:p>
          </table:table-cell>
          <table:table-cell office:value-type="float" office:value="21125550.649999999" table:style-name="ce3">
            <text:p>21125550,650</text:p>
          </table:table-cell>
          <table:table-cell office:value-type="float" office:value="21125548.43" table:style-name="ce3">
            <text:p>21125548,430</text:p>
          </table:table-cell>
          <table:table-cell office:value-type="float" office:value="21125550.052000001" table:style-name="ce3">
            <text:p>21125550,052</text:p>
          </table:table-cell>
          <table:table-cell table:number-columns-repeated="5" table:style-name="ce3"/>
          <table:table-cell office:value-type="float" office:value="-15065704.779999999" table:style-name="ce3">
            <text:p>-15065704,780</text:p>
          </table:table-cell>
          <table:table-cell office:value-type="float" office:value="-11739507.636" table:style-name="ce3">
            <text:p>-11739507,636</text:p>
          </table:table-cell>
          <table:table-cell office:value-type="float" office:value="20848330.401999999" table:style-name="ce3">
            <text:p>20848330,402</text:p>
          </table:table-cell>
          <table:table-cell office:value-type="float" office:value="20848327.291999999" table:style-name="ce3">
            <text:p>20848327,292</text:p>
          </table:table-cell>
          <table:table-cell office:value-type="float" office:value="20848329.499000002" table:style-name="ce3">
            <text:p>20848329,499</text:p>
          </table:table-cell>
          <table:table-cell office:value-type="float" office:value="-15272104.375" table:style-name="ce3">
            <text:p>-15272104,375</text:p>
          </table:table-cell>
          <table:table-cell office:value-type="float" office:value="-11900340.362" table:style-name="ce3">
            <text:p>-11900340,362</text:p>
          </table:table-cell>
          <table:table-cell office:value-type="float" office:value="21387481.467999998" table:style-name="ce3">
            <text:p>21387481,468</text:p>
          </table:table-cell>
          <table:table-cell office:value-type="float" office:value="21387478.84" table:style-name="ce3">
            <text:p>21387478,840</text:p>
          </table:table-cell>
          <table:table-cell office:value-type="float" office:value="21387480.329999998" table:style-name="ce3">
            <text:p>21387480,330</text:p>
          </table:table-cell>
          <table:table-cell office:value-type="float" office:value="-21437843.899" table:style-name="ce3">
            <text:p>-21437843,899</text:p>
          </table:table-cell>
          <table:table-cell office:value-type="float" office:value="-16704812.419" table:style-name="ce3">
            <text:p>-16704812,419</text:p>
          </table:table-cell>
          <table:table-cell office:value-type="float" office:value="20300038.675000001" table:style-name="ce3">
            <text:p>20300038,675</text:p>
          </table:table-cell>
          <table:table-cell office:value-type="float" office:value="20300034.587000001" table:style-name="ce3">
            <text:p>20300034,587</text:p>
          </table:table-cell>
          <table:table-cell office:value-type="float" office:value="20300037.965" table:style-name="ce3">
            <text:p>20300037,965</text:p>
          </table:table-cell>
          <table:table-cell table:number-columns-repeated="16332"/>
        </table:table-row>
        <table:table-row table:style-name="ro1">
          <table:table-cell office:value-type="float" office:value="14760" table:style-name="ce2">
            <text:p>14760</text:p>
          </table:table-cell>
          <table:table-cell office:value-type="float" office:value="-14322501.992000001" table:style-name="ce2">
            <text:p>-14322501,99</text:p>
          </table:table-cell>
          <table:table-cell office:value-type="float" office:value="-11160388.546" table:style-name="ce3">
            <text:p>-11160388,546</text:p>
          </table:table-cell>
          <table:table-cell office:value-type="float" office:value="21137048.039999999" table:style-name="ce3">
            <text:p>21137048,040</text:p>
          </table:table-cell>
          <table:table-cell office:value-type="float" office:value="21137047.838" table:style-name="ce3">
            <text:p>21137047,838</text:p>
          </table:table-cell>
          <table:table-cell office:value-type="float" office:value="21137047.434999999" table:style-name="ce3">
            <text:p>21137047,435</text:p>
          </table:table-cell>
          <table:table-cell table:number-columns-repeated="5" table:style-name="ce3"/>
          <table:table-cell office:value-type="float" office:value="-14652669.388" table:style-name="ce3">
            <text:p>-14652669,388</text:p>
          </table:table-cell>
          <table:table-cell office:value-type="float" office:value="-11417661.588" table:style-name="ce3">
            <text:p>-11417661,588</text:p>
          </table:table-cell>
          <table:table-cell office:value-type="float" office:value="20853677.131999999" table:style-name="ce3">
            <text:p>20853677,132</text:p>
          </table:table-cell>
          <table:table-cell office:value-type="float" office:value="20853678.000999998" table:style-name="ce3">
            <text:p>20853678,001</text:p>
          </table:table-cell>
          <table:table-cell office:value-type="float" office:value="20853676.605" table:style-name="ce3">
            <text:p>20853676,605</text:p>
          </table:table-cell>
          <table:table-cell office:value-type="float" office:value="-14515935.823999999" table:style-name="ce3">
            <text:p>-14515935,824</text:p>
          </table:table-cell>
          <table:table-cell office:value-type="float" office:value="-11311118.215" table:style-name="ce3">
            <text:p>-11311118,215</text:p>
          </table:table-cell>
          <table:table-cell office:value-type="float" office:value="21385939.941" table:style-name="ce3">
            <text:p>21385939,941</text:p>
          </table:table-cell>
          <table:table-cell office:value-type="float" office:value="21385940.548999999" table:style-name="ce3">
            <text:p>21385940,549</text:p>
          </table:table-cell>
          <table:table-cell office:value-type="float" office:value="21385939.295000002" table:style-name="ce3">
            <text:p>21385939,295</text:p>
          </table:table-cell>
          <table:table-cell office:value-type="float" office:value="-20893778.776999999" table:style-name="ce3">
            <text:p>-20893778,777</text:p>
          </table:table-cell>
          <table:table-cell office:value-type="float" office:value="-16280865.289000001" table:style-name="ce3">
            <text:p>-16280865,289</text:p>
          </table:table-cell>
          <table:table-cell office:value-type="float" office:value="20290260.056000002" table:style-name="ce3">
            <text:p>20290260,056</text:p>
          </table:table-cell>
          <table:table-cell office:value-type="float" office:value="20290258.811999999" table:style-name="ce3">
            <text:p>20290258,812</text:p>
          </table:table-cell>
          <table:table-cell office:value-type="float" office:value="20290259.269000001" table:style-name="ce3">
            <text:p>20290259,269</text:p>
          </table:table-cell>
          <table:table-cell table:style-name="ce2"/>
          <table:table-cell office:value-type="float" office:value="-15726956.018999999" table:style-name="ce3">
            <text:p>-15726956,019</text:p>
          </table:table-cell>
          <table:table-cell office:value-type="float" office:value="-12254767.997" table:style-name="ce3">
            <text:p>-12254767,997</text:p>
          </table:table-cell>
          <table:table-cell office:value-type="float" office:value="21137030.438999999" table:style-name="ce3">
            <text:p>21137030,439</text:p>
          </table:table-cell>
          <table:table-cell office:value-type="float" office:value="21137028.725000001" table:style-name="ce3">
            <text:p>21137028,725</text:p>
          </table:table-cell>
          <table:table-cell office:value-type="float" office:value="21137030.631999999" table:style-name="ce3">
            <text:p>21137030,632</text:p>
          </table:table-cell>
          <table:table-cell table:number-columns-repeated="5" table:style-name="ce3"/>
          <table:table-cell office:value-type="float" office:value="-15037692.338" table:style-name="ce3">
            <text:p>-15037692,338</text:p>
          </table:table-cell>
          <table:table-cell office:value-type="float" office:value="-11717679.747" table:style-name="ce3">
            <text:p>-11717679,747</text:p>
          </table:table-cell>
          <table:table-cell office:value-type="float" office:value="20853660.101" table:style-name="ce3">
            <text:p>20853660,101</text:p>
          </table:table-cell>
          <table:table-cell office:value-type="float" office:value="20853657.798" table:style-name="ce3">
            <text:p>20853657,798</text:p>
          </table:table-cell>
          <table:table-cell office:value-type="float" office:value="20853659.774999999" table:style-name="ce3">
            <text:p>20853659,775</text:p>
          </table:table-cell>
          <table:table-cell office:value-type="float" office:value="-15280278.206" table:style-name="ce3">
            <text:p>-15280278,206</text:p>
          </table:table-cell>
          <table:table-cell office:value-type="float" office:value="-11906709.589" table:style-name="ce3">
            <text:p>-11906709,589</text:p>
          </table:table-cell>
          <table:table-cell office:value-type="float" office:value="21385925.416999999" table:style-name="ce3">
            <text:p>21385925,417</text:p>
          </table:table-cell>
          <table:table-cell office:value-type="float" office:value="21385923.146000002" table:style-name="ce3">
            <text:p>21385923,146</text:p>
          </table:table-cell>
          <table:table-cell office:value-type="float" office:value="21385924.767000001" table:style-name="ce3">
            <text:p>21385924,767</text:p>
          </table:table-cell>
          <table:table-cell office:value-type="float" office:value="-21489293.436999999" table:style-name="ce3">
            <text:p>-21489293,437</text:p>
          </table:table-cell>
          <table:table-cell office:value-type="float" office:value="-16744902.958000001" table:style-name="ce3">
            <text:p>-16744902,958</text:p>
          </table:table-cell>
          <table:table-cell office:value-type="float" office:value="20290248.721999999" table:style-name="ce3">
            <text:p>20290248,722</text:p>
          </table:table-cell>
          <table:table-cell office:value-type="float" office:value="20290244.249000002" table:style-name="ce3">
            <text:p>20290244,249</text:p>
          </table:table-cell>
          <table:table-cell office:value-type="float" office:value="20290247.697999999" table:style-name="ce3">
            <text:p>20290247,698</text:p>
          </table:table-cell>
          <table:table-cell table:number-columns-repeated="16332"/>
        </table:table-row>
        <table:table-row table:style-name="ro1">
          <table:table-cell office:value-type="float" office:value="14790" table:style-name="ce2">
            <text:p>14790</text:p>
          </table:table-cell>
          <table:table-cell office:value-type="float" office:value="-14261989.528000001" table:style-name="ce2">
            <text:p>-14261989,53</text:p>
          </table:table-cell>
          <table:table-cell office:value-type="float" office:value="-11113235.981000001" table:style-name="ce3">
            <text:p>-11113235,981</text:p>
          </table:table-cell>
          <table:table-cell office:value-type="float" office:value="21148563.920000002" table:style-name="ce3">
            <text:p>21148563,920</text:p>
          </table:table-cell>
          <table:table-cell office:value-type="float" office:value="21148563.364999998" table:style-name="ce3">
            <text:p>21148563,365</text:p>
          </table:table-cell>
          <table:table-cell office:value-type="float" office:value="21148563.202" table:style-name="ce3">
            <text:p>21148563,202</text:p>
          </table:table-cell>
          <table:table-cell table:number-columns-repeated="5" table:style-name="ce3"/>
          <table:table-cell office:value-type="float" office:value="-14624471.732999999" table:style-name="ce3">
            <text:p>-14624471,733</text:p>
          </table:table-cell>
          <table:table-cell office:value-type="float" office:value="-11395689.374" table:style-name="ce3">
            <text:p>-11395689,374</text:p>
          </table:table-cell>
          <table:table-cell office:value-type="float" office:value="20859043.155999999" table:style-name="ce3">
            <text:p>20859043,156</text:p>
          </table:table-cell>
          <table:table-cell office:value-type="float" office:value="20859043.528999999" table:style-name="ce3">
            <text:p>20859043,529</text:p>
          </table:table-cell>
          <table:table-cell office:value-type="float" office:value="20859042.260000002" table:style-name="ce3">
            <text:p>20859042,260</text:p>
          </table:table-cell>
          <table:table-cell office:value-type="float" office:value="-14523502.721000001" table:style-name="ce3">
            <text:p>-14523502,721</text:p>
          </table:table-cell>
          <table:table-cell office:value-type="float" office:value="-11317014.505000001" table:style-name="ce3">
            <text:p>-11317014,505</text:p>
          </table:table-cell>
          <table:table-cell office:value-type="float" office:value="21384499.623" table:style-name="ce3">
            <text:p>21384499,623</text:p>
          </table:table-cell>
          <table:table-cell office:value-type="float" office:value="21384500.499000002" table:style-name="ce3">
            <text:p>21384500,499</text:p>
          </table:table-cell>
          <table:table-cell office:value-type="float" office:value="21384499.146000002" table:style-name="ce3">
            <text:p>21384499,146</text:p>
          </table:table-cell>
          <table:table-cell office:value-type="float" office:value="-20944659.548999999" table:style-name="ce3">
            <text:p>-20944659,549</text:p>
          </table:table-cell>
          <table:table-cell office:value-type="float" office:value="-16320512.638" table:style-name="ce3">
            <text:p>-16320512,638</text:p>
          </table:table-cell>
          <table:table-cell office:value-type="float" office:value="20280577.405999999" table:style-name="ce3">
            <text:p>20280577,406</text:p>
          </table:table-cell>
          <table:table-cell office:value-type="float" office:value="20280576.364999998" table:style-name="ce3">
            <text:p>20280576,365</text:p>
          </table:table-cell>
          <table:table-cell office:value-type="float" office:value="20280577.045000002" table:style-name="ce3">
            <text:p>20280577,045</text:p>
          </table:table-cell>
          <table:table-cell table:style-name="ce2"/>
          <table:table-cell office:value-type="float" office:value="-15666439.635" table:style-name="ce3">
            <text:p>-15666439,635</text:p>
          </table:table-cell>
          <table:table-cell office:value-type="float" office:value="-12207612.369000001" table:style-name="ce3">
            <text:p>-12207612,369</text:p>
          </table:table-cell>
          <table:table-cell office:value-type="float" office:value="21148547.780999999" table:style-name="ce3">
            <text:p>21148547,781</text:p>
          </table:table-cell>
          <table:table-cell office:value-type="float" office:value="21148544.420000002" table:style-name="ce3">
            <text:p>21148544,420</text:p>
          </table:table-cell>
          <table:table-cell office:value-type="float" office:value="21148546.730999999" table:style-name="ce3">
            <text:p>21148546,731</text:p>
          </table:table-cell>
          <table:table-cell table:number-columns-repeated="5" table:style-name="ce3"/>
          <table:table-cell office:value-type="float" office:value="-15009490.834000001" table:style-name="ce3">
            <text:p>-15009490,834</text:p>
          </table:table-cell>
          <table:table-cell office:value-type="float" office:value="-11695704.529999999" table:style-name="ce3">
            <text:p>-11695704,530</text:p>
          </table:table-cell>
          <table:table-cell office:value-type="float" office:value="20859026.999000002" table:style-name="ce3">
            <text:p>20859026,999</text:p>
          </table:table-cell>
          <table:table-cell office:value-type="float" office:value="20859024.300000001" table:style-name="ce3">
            <text:p>20859024,300</text:p>
          </table:table-cell>
          <table:table-cell office:value-type="float" office:value="20859026.304000001" table:style-name="ce3">
            <text:p>20859026,304</text:p>
          </table:table-cell>
          <table:table-cell office:value-type="float" office:value="-15287841.101" table:style-name="ce3">
            <text:p>-15287841,101</text:p>
          </table:table-cell>
          <table:table-cell office:value-type="float" office:value="-11912602.749" table:style-name="ce3">
            <text:p>-11912602,749</text:p>
          </table:table-cell>
          <table:table-cell office:value-type="float" office:value="21384485.750999998" table:style-name="ce3">
            <text:p>21384485,751</text:p>
          </table:table-cell>
          <table:table-cell office:value-type="float" office:value="21384484.241999999" table:style-name="ce3">
            <text:p>21384484,242</text:p>
          </table:table-cell>
          <table:table-cell office:value-type="float" office:value="21384485.715999998" table:style-name="ce3">
            <text:p>21384485,716</text:p>
          </table:table-cell>
          <table:table-cell office:value-type="float" office:value="-21540170.469000001" table:style-name="ce3">
            <text:p>-21540170,469</text:p>
          </table:table-cell>
          <table:table-cell office:value-type="float" office:value="-16784547.395" table:style-name="ce3">
            <text:p>-16784547,395</text:p>
          </table:table-cell>
          <table:table-cell office:value-type="float" office:value="20280565.842" table:style-name="ce3">
            <text:p>20280565,842</text:p>
          </table:table-cell>
          <table:table-cell office:value-type="float" office:value="20280562.478999998" table:style-name="ce3">
            <text:p>20280562,479</text:p>
          </table:table-cell>
          <table:table-cell office:value-type="float" office:value="20280565.647" table:style-name="ce3">
            <text:p>20280565,647</text:p>
          </table:table-cell>
          <table:table-cell table:number-columns-repeated="16332"/>
        </table:table-row>
        <table:table-row table:style-name="ro1">
          <table:table-cell office:value-type="float" office:value="14820" table:style-name="ce2">
            <text:p>14820</text:p>
          </table:table-cell>
          <table:table-cell office:value-type="float" office:value="-14201285.877" table:style-name="ce2">
            <text:p>-14201285,88</text:p>
          </table:table-cell>
          <table:table-cell office:value-type="float" office:value="-11065934.425000001" table:style-name="ce3">
            <text:p>-11065934,425</text:p>
          </table:table-cell>
          <table:table-cell office:value-type="float" office:value="21160114.897" table:style-name="ce3">
            <text:p>21160114,897</text:p>
          </table:table-cell>
          <table:table-cell office:value-type="float" office:value="21160114.984000001" table:style-name="ce3">
            <text:p>21160114,984</text:p>
          </table:table-cell>
          <table:table-cell office:value-type="float" office:value="21160114.629000001" table:style-name="ce3">
            <text:p>21160114,629</text:p>
          </table:table-cell>
          <table:table-cell table:number-columns-repeated="5" table:style-name="ce3"/>
          <table:table-cell office:value-type="float" office:value="-14596080.061000001" table:style-name="ce3">
            <text:p>-14596080,061</text:p>
          </table:table-cell>
          <table:table-cell office:value-type="float" office:value="-11373565.982999999" table:style-name="ce3">
            <text:p>-11373565,983</text:p>
          </table:table-cell>
          <table:table-cell office:value-type="float" office:value="20864445.798999999" table:style-name="ce3">
            <text:p>20864445,799</text:p>
          </table:table-cell>
          <table:table-cell office:value-type="float" office:value="20864446.309999999" table:style-name="ce3">
            <text:p>20864446,310</text:p>
          </table:table-cell>
          <table:table-cell office:value-type="float" office:value="20864445.397" table:style-name="ce3">
            <text:p>20864445,397</text:p>
          </table:table-cell>
          <table:table-cell office:value-type="float" office:value="-14530452.51" table:style-name="ce3">
            <text:p>-14530452,510</text:p>
          </table:table-cell>
          <table:table-cell office:value-type="float" office:value="-11322429.925000001" table:style-name="ce3">
            <text:p>-11322429,925</text:p>
          </table:table-cell>
          <table:table-cell office:value-type="float" office:value="21383176.57" table:style-name="ce3">
            <text:p>21383176,570</text:p>
          </table:table-cell>
          <table:table-cell office:value-type="float" office:value="21383178.421" table:style-name="ce3">
            <text:p>21383178,421</text:p>
          </table:table-cell>
          <table:table-cell office:value-type="float" office:value="21383176.75" table:style-name="ce3">
            <text:p>21383176,750</text:p>
          </table:table-cell>
          <table:table-cell office:value-type="float" office:value="-20994960.669" table:style-name="ce3">
            <text:p>-20994960,669</text:p>
          </table:table-cell>
          <table:table-cell office:value-type="float" office:value="-16359708.313999999" table:style-name="ce3">
            <text:p>-16359708,314</text:p>
          </table:table-cell>
          <table:table-cell office:value-type="float" office:value="20271005.261" table:style-name="ce3">
            <text:p>20271005,261</text:p>
          </table:table-cell>
          <table:table-cell office:value-type="float" office:value="20271004.250999998" table:style-name="ce3">
            <text:p>20271004,251</text:p>
          </table:table-cell>
          <table:table-cell office:value-type="float" office:value="20271004.798999999" table:style-name="ce3">
            <text:p>20271004,799</text:p>
          </table:table-cell>
          <table:table-cell table:style-name="ce2"/>
          <table:table-cell office:value-type="float" office:value="-15605733.069" table:style-name="ce3">
            <text:p>-15605733,069</text:p>
          </table:table-cell>
          <table:table-cell office:value-type="float" office:value="-12160308.541999999" table:style-name="ce3">
            <text:p>-12160308,542</text:p>
          </table:table-cell>
          <table:table-cell office:value-type="float" office:value="21160100.397999998" table:style-name="ce3">
            <text:p>21160100,398</text:p>
          </table:table-cell>
          <table:table-cell office:value-type="float" office:value="21160096.776000001" table:style-name="ce3">
            <text:p>21160096,776</text:p>
          </table:table-cell>
          <table:table-cell office:value-type="float" office:value="21160099.506999999" table:style-name="ce3">
            <text:p>21160099,507</text:p>
          </table:table-cell>
          <table:table-cell table:number-columns-repeated="5" table:style-name="ce3"/>
          <table:table-cell office:value-type="float" office:value="-14981096.312000001" table:style-name="ce3">
            <text:p>-14981096,312</text:p>
          </table:table-cell>
          <table:table-cell office:value-type="float" office:value="-11673578.92" table:style-name="ce3">
            <text:p>-11673578,920</text:p>
          </table:table-cell>
          <table:table-cell office:value-type="float" office:value="20864430.557999998" table:style-name="ce3">
            <text:p>20864430,558</text:p>
          </table:table-cell>
          <table:table-cell office:value-type="float" office:value="20864427.737" table:style-name="ce3">
            <text:p>20864427,737</text:p>
          </table:table-cell>
          <table:table-cell office:value-type="float" office:value="20864430.002999999" table:style-name="ce3">
            <text:p>20864430,003</text:p>
          </table:table-cell>
          <table:table-cell office:value-type="float" office:value="-15294787.877" table:style-name="ce3">
            <text:p>-15294787,877</text:p>
          </table:table-cell>
          <table:table-cell office:value-type="float" office:value="-11918015.822000001" table:style-name="ce3">
            <text:p>-11918015,822</text:p>
          </table:table-cell>
          <table:table-cell office:value-type="float" office:value="21383163.603999998" table:style-name="ce3">
            <text:p>21383163,604</text:p>
          </table:table-cell>
          <table:table-cell office:value-type="float" office:value="21383162.482000001" table:style-name="ce3">
            <text:p>21383162,482</text:p>
          </table:table-cell>
          <table:table-cell office:value-type="float" office:value="21383163.276999999" table:style-name="ce3">
            <text:p>21383163,277</text:p>
          </table:table-cell>
          <table:table-cell office:value-type="float" office:value="-21590468.857000001" table:style-name="ce3">
            <text:p>-21590468,857</text:p>
          </table:table-cell>
          <table:table-cell office:value-type="float" office:value="-16823740.940000001" table:style-name="ce3">
            <text:p>-16823740,940</text:p>
          </table:table-cell>
          <table:table-cell office:value-type="float" office:value="20270994.875" table:style-name="ce3">
            <text:p>20270994,875</text:p>
          </table:table-cell>
          <table:table-cell office:value-type="float" office:value="20270990.980999999" table:style-name="ce3">
            <text:p>20270990,981</text:p>
          </table:table-cell>
          <table:table-cell office:value-type="float" office:value="20270994.342" table:style-name="ce3">
            <text:p>20270994,342</text:p>
          </table:table-cell>
          <table:table-cell table:number-columns-repeated="16332"/>
        </table:table-row>
        <table:table-row table:style-name="ro1">
          <table:table-cell office:value-type="float" office:value="14850" table:style-name="ce2">
            <text:p>14850</text:p>
          </table:table-cell>
          <table:table-cell office:value-type="float" office:value="-14140398.289000001" table:style-name="ce2">
            <text:p>-14140398,29</text:p>
          </table:table-cell>
          <table:table-cell office:value-type="float" office:value="-11018489.551000001" table:style-name="ce3">
            <text:p>-11018489,551</text:p>
          </table:table-cell>
          <table:table-cell office:value-type="float" office:value="21171700.925000001" table:style-name="ce3">
            <text:p>21171700,925</text:p>
          </table:table-cell>
          <table:table-cell office:value-type="float" office:value="21171701.743999999" table:style-name="ce3">
            <text:p>21171701,744</text:p>
          </table:table-cell>
          <table:table-cell office:value-type="float" office:value="21171700.837000001" table:style-name="ce3">
            <text:p>21171700,837</text:p>
          </table:table-cell>
          <table:table-cell table:number-columns-repeated="5" table:style-name="ce3"/>
          <table:table-cell office:value-type="float" office:value="-14567501.696" table:style-name="ce3">
            <text:p>-14567501,696</text:p>
          </table:table-cell>
          <table:table-cell office:value-type="float" office:value="-11351297.117000001" table:style-name="ce3">
            <text:p>-11351297,117</text:p>
          </table:table-cell>
          <table:table-cell office:value-type="float" office:value="20869884.522999998" table:style-name="ce3">
            <text:p>20869884,523</text:p>
          </table:table-cell>
          <table:table-cell office:value-type="float" office:value="20869884.807999998" table:style-name="ce3">
            <text:p>20869884,808</text:p>
          </table:table-cell>
          <table:table-cell office:value-type="float" office:value="20869883.795000002" table:style-name="ce3">
            <text:p>20869883,795</text:p>
          </table:table-cell>
          <table:table-cell office:value-type="float" office:value="-14536791.078" table:style-name="ce3">
            <text:p>-14536791,078</text:p>
          </table:table-cell>
          <table:table-cell office:value-type="float" office:value="-11327369.07" table:style-name="ce3">
            <text:p>-11327369,070</text:p>
          </table:table-cell>
          <table:table-cell office:value-type="float" office:value="21381970.712000001" table:style-name="ce3">
            <text:p>21381970,712</text:p>
          </table:table-cell>
          <table:table-cell office:value-type="float" office:value="21381971.811000001" table:style-name="ce3">
            <text:p>21381971,811</text:p>
          </table:table-cell>
          <table:table-cell office:value-type="float" office:value="21381970.27" table:style-name="ce3">
            <text:p>21381970,270</text:p>
          </table:table-cell>
          <table:table-cell office:value-type="float" office:value="-21044687.072999999" table:style-name="ce3">
            <text:p>-21044687,073</text:p>
          </table:table-cell>
          <table:table-cell office:value-type="float" office:value="-16398456.157" table:style-name="ce3">
            <text:p>-16398456,157</text:p>
          </table:table-cell>
          <table:table-cell office:value-type="float" office:value="20261542.666999999" table:style-name="ce3">
            <text:p>20261542,667</text:p>
          </table:table-cell>
          <table:table-cell office:value-type="float" office:value="20261542.050000001" table:style-name="ce3">
            <text:p>20261542,050</text:p>
          </table:table-cell>
          <table:table-cell office:value-type="float" office:value="20261542.491999999" table:style-name="ce3">
            <text:p>20261542,492</text:p>
          </table:table-cell>
          <table:table-cell table:style-name="ce2"/>
          <table:table-cell office:value-type="float" office:value="-15544852.98" table:style-name="ce3">
            <text:p>-15544852,980</text:p>
          </table:table-cell>
          <table:table-cell office:value-type="float" office:value="-12112869.511" table:style-name="ce3">
            <text:p>-12112869,511</text:p>
          </table:table-cell>
          <table:table-cell office:value-type="float" office:value="21171683.649999999" table:style-name="ce3">
            <text:p>21171683,650</text:p>
          </table:table-cell>
          <table:table-cell office:value-type="float" office:value="21171682.217" table:style-name="ce3">
            <text:p>21171682,217</text:p>
          </table:table-cell>
          <table:table-cell office:value-type="float" office:value="21171683.601" table:style-name="ce3">
            <text:p>21171683,601</text:p>
          </table:table-cell>
          <table:table-cell table:number-columns-repeated="5" table:style-name="ce3"/>
          <table:table-cell office:value-type="float" office:value="-14952525.507999999" table:style-name="ce3">
            <text:p>-14952525,508</text:p>
          </table:table-cell>
          <table:table-cell office:value-type="float" office:value="-11651315.949999999" table:style-name="ce3">
            <text:p>-11651315,950</text:p>
          </table:table-cell>
          <table:table-cell office:value-type="float" office:value="20869867.949999999" table:style-name="ce3">
            <text:p>20869867,950</text:p>
          </table:table-cell>
          <table:table-cell office:value-type="float" office:value="20869864.780000001" table:style-name="ce3">
            <text:p>20869864,780</text:p>
          </table:table-cell>
          <table:table-cell office:value-type="float" office:value="20869867.324999999" table:style-name="ce3">
            <text:p>20869867,325</text:p>
          </table:table-cell>
          <table:table-cell office:value-type="float" office:value="-15301133.85" table:style-name="ce3">
            <text:p>-15301133,850</text:p>
          </table:table-cell>
          <table:table-cell office:value-type="float" office:value="-11922960.737" table:style-name="ce3">
            <text:p>-11922960,737</text:p>
          </table:table-cell>
          <table:table-cell office:value-type="float" office:value="21381956.313000001" table:style-name="ce3">
            <text:p>21381956,313</text:p>
          </table:table-cell>
          <table:table-cell office:value-type="float" office:value="21381954.513" table:style-name="ce3">
            <text:p>21381954,513</text:p>
          </table:table-cell>
          <table:table-cell office:value-type="float" office:value="21381955.721999999" table:style-name="ce3">
            <text:p>21381955,722</text:p>
          </table:table-cell>
          <table:table-cell office:value-type="float" office:value="-21640202.940000001" table:style-name="ce3">
            <text:p>-21640202,940</text:p>
          </table:table-cell>
          <table:table-cell office:value-type="float" office:value="-16862494.771000002" table:style-name="ce3">
            <text:p>-16862494,771</text:p>
          </table:table-cell>
          <table:table-cell office:value-type="float" office:value="20261530.563000001" table:style-name="ce3">
            <text:p>20261530,563</text:p>
          </table:table-cell>
          <table:table-cell office:value-type="float" office:value="20261527.000999998" table:style-name="ce3">
            <text:p>20261527,001</text:p>
          </table:table-cell>
          <table:table-cell office:value-type="float" office:value="20261530.195" table:style-name="ce3">
            <text:p>20261530,195</text:p>
          </table:table-cell>
          <table:table-cell table:number-columns-repeated="16332"/>
        </table:table-row>
        <table:table-row table:style-name="ro1">
          <table:table-cell office:value-type="float" office:value="14880" table:style-name="ce2">
            <text:p>14880</text:p>
          </table:table-cell>
          <table:table-cell office:value-type="float" office:value="-14079332.278000001" table:style-name="ce2">
            <text:p>-14079332,28</text:p>
          </table:table-cell>
          <table:table-cell office:value-type="float" office:value="-10970905.642999999" table:style-name="ce3">
            <text:p>-10970905,643</text:p>
          </table:table-cell>
          <table:table-cell office:value-type="float" office:value="21183321.572000001" table:style-name="ce3">
            <text:p>21183321,572</text:p>
          </table:table-cell>
          <table:table-cell office:value-type="float" office:value="21183322.184" table:style-name="ce3">
            <text:p>21183322,184</text:p>
          </table:table-cell>
          <table:table-cell office:value-type="float" office:value="21183321.098000001" table:style-name="ce3">
            <text:p>21183321,098</text:p>
          </table:table-cell>
          <table:table-cell table:number-columns-repeated="5" table:style-name="ce3"/>
          <table:table-cell office:value-type="float" office:value="-14538742.448000001" table:style-name="ce3">
            <text:p>-14538742,448</text:p>
          </table:table-cell>
          <table:table-cell office:value-type="float" office:value="-11328887.309" table:style-name="ce3">
            <text:p>-11328887,309</text:p>
          </table:table-cell>
          <table:table-cell office:value-type="float" office:value="20875356.785" table:style-name="ce3">
            <text:p>20875356,785</text:p>
          </table:table-cell>
          <table:table-cell office:value-type="float" office:value="20875357.338" table:style-name="ce3">
            <text:p>20875357,338</text:p>
          </table:table-cell>
          <table:table-cell office:value-type="float" office:value="20875356.289999999" table:style-name="ce3">
            <text:p>20875356,290</text:p>
          </table:table-cell>
          <table:table-cell office:value-type="float" office:value="-14542523.15" table:style-name="ce3">
            <text:p>-14542523,150</text:p>
          </table:table-cell>
          <table:table-cell office:value-type="float" office:value="-11331835.620999999" table:style-name="ce3">
            <text:p>-11331835,621</text:p>
          </table:table-cell>
          <table:table-cell office:value-type="float" office:value="21380880.420000002" table:style-name="ce3">
            <text:p>21380880,420</text:p>
          </table:table-cell>
          <table:table-cell office:value-type="float" office:value="21380881.305" table:style-name="ce3">
            <text:p>21380881,305</text:p>
          </table:table-cell>
          <table:table-cell office:value-type="float" office:value="21380879.789000001" table:style-name="ce3">
            <text:p>21380879,789</text:p>
          </table:table-cell>
          <table:table-cell office:value-type="float" office:value="-21093842.077" table:style-name="ce3">
            <text:p>-21093842,077</text:p>
          </table:table-cell>
          <table:table-cell office:value-type="float" office:value="-16436758.748" table:style-name="ce3">
            <text:p>-16436758,748</text:p>
          </table:table-cell>
          <table:table-cell office:value-type="float" office:value="20252189.217" table:style-name="ce3">
            <text:p>20252189,217</text:p>
          </table:table-cell>
          <table:table-cell office:value-type="float" office:value="20252188.107000001" table:style-name="ce3">
            <text:p>20252188,107</text:p>
          </table:table-cell>
          <table:table-cell office:value-type="float" office:value="20252188.386" table:style-name="ce3">
            <text:p>20252188,386</text:p>
          </table:table-cell>
          <table:table-cell table:style-name="ce2"/>
          <table:table-cell office:value-type="float" office:value="-15483791.197000001" table:style-name="ce3">
            <text:p>-15483791,197</text:p>
          </table:table-cell>
          <table:table-cell office:value-type="float" office:value="-12065288.901000001" table:style-name="ce3">
            <text:p>-12065288,901</text:p>
          </table:table-cell>
          <table:table-cell office:value-type="float" office:value="21183303.493000001" table:style-name="ce3">
            <text:p>21183303,493</text:p>
          </table:table-cell>
          <table:table-cell office:value-type="float" office:value="21183301.734999999" table:style-name="ce3">
            <text:p>21183301,735</text:p>
          </table:table-cell>
          <table:table-cell office:value-type="float" office:value="21183303.633000001" table:style-name="ce3">
            <text:p>21183303,633</text:p>
          </table:table-cell>
          <table:table-cell table:number-columns-repeated="5" table:style-name="ce3"/>
          <table:table-cell office:value-type="float" office:value="-14923770.556" table:style-name="ce3">
            <text:p>-14923770,556</text:p>
          </table:table-cell>
          <table:table-cell office:value-type="float" office:value="-11628909.489" table:style-name="ce3">
            <text:p>-11628909,489</text:p>
          </table:table-cell>
          <table:table-cell office:value-type="float" office:value="20875339.07" table:style-name="ce3">
            <text:p>20875339,070</text:p>
          </table:table-cell>
          <table:table-cell office:value-type="float" office:value="20875336.535999998" table:style-name="ce3">
            <text:p>20875336,536</text:p>
          </table:table-cell>
          <table:table-cell office:value-type="float" office:value="20875338.668000001" table:style-name="ce3">
            <text:p>20875338,668</text:p>
          </table:table-cell>
          <table:table-cell office:value-type="float" office:value="-15306870.063999999" table:style-name="ce3">
            <text:p>-15306870,064</text:p>
          </table:table-cell>
          <table:table-cell office:value-type="float" office:value="-11927430.516000001" table:style-name="ce3">
            <text:p>-11927430,516</text:p>
          </table:table-cell>
          <table:table-cell office:value-type="float" office:value="21380864.513999999" table:style-name="ce3">
            <text:p>21380864,514</text:p>
          </table:table-cell>
          <table:table-cell office:value-type="float" office:value="21380863.142999999" table:style-name="ce3">
            <text:p>21380863,143</text:p>
          </table:table-cell>
          <table:table-cell office:value-type="float" office:value="21380864.305" table:style-name="ce3">
            <text:p>21380864,305</text:p>
          </table:table-cell>
          <table:table-cell office:value-type="float" office:value="-21689362.362" table:style-name="ce3">
            <text:p>-21689362,362</text:p>
          </table:table-cell>
          <table:table-cell office:value-type="float" office:value="-16900800.800999999" table:style-name="ce3">
            <text:p>-16900800,801</text:p>
          </table:table-cell>
          <table:table-cell office:value-type="float" office:value="20252175.864" table:style-name="ce3">
            <text:p>20252175,864</text:p>
          </table:table-cell>
          <table:table-cell office:value-type="float" office:value="20252172.379999999" table:style-name="ce3">
            <text:p>20252172,380</text:p>
          </table:table-cell>
          <table:table-cell office:value-type="float" office:value="20252175.364999998" table:style-name="ce3">
            <text:p>20252175,365</text:p>
          </table:table-cell>
          <table:table-cell table:number-columns-repeated="16332"/>
        </table:table-row>
        <table:table-row table:style-name="ro1">
          <table:table-cell office:value-type="float" office:value="14910" table:style-name="ce2">
            <text:p>14910</text:p>
          </table:table-cell>
          <table:table-cell office:value-type="float" office:value="-14018079.922" table:style-name="ce2">
            <text:p>-14018079,92</text:p>
          </table:table-cell>
          <table:table-cell office:value-type="float" office:value="-10923176.535" table:style-name="ce3">
            <text:p>-10923176,535</text:p>
          </table:table-cell>
          <table:table-cell office:value-type="float" office:value="21194977.837000001" table:style-name="ce3">
            <text:p>21194977,837</text:p>
          </table:table-cell>
          <table:table-cell office:value-type="float" office:value="21194978.133000001" table:style-name="ce3">
            <text:p>21194978,133</text:p>
          </table:table-cell>
          <table:table-cell office:value-type="float" office:value="21194976.912" table:style-name="ce3">
            <text:p>21194976,912</text:p>
          </table:table-cell>
          <table:table-cell table:number-columns-repeated="5" table:style-name="ce3"/>
          <table:table-cell office:value-type="float" office:value="-14509794.414000001" table:style-name="ce3">
            <text:p>-14509794,414</text:p>
          </table:table-cell>
          <table:table-cell office:value-type="float" office:value="-11306330.399" table:style-name="ce3">
            <text:p>-11306330,399</text:p>
          </table:table-cell>
          <table:table-cell office:value-type="float" office:value="20880865.063999999" table:style-name="ce3">
            <text:p>20880865,064</text:p>
          </table:table-cell>
          <table:table-cell office:value-type="float" office:value="20880866.050999999" table:style-name="ce3">
            <text:p>20880866,051</text:p>
          </table:table-cell>
          <table:table-cell office:value-type="float" office:value="20880864.969999999" table:style-name="ce3">
            <text:p>20880864,970</text:p>
          </table:table-cell>
          <table:table-cell office:value-type="float" office:value="-14547639.745999999" table:style-name="ce3">
            <text:p>-14547639,746</text:p>
          </table:table-cell>
          <table:table-cell office:value-type="float" office:value="-11335822.575999999" table:style-name="ce3">
            <text:p>-11335822,576</text:p>
          </table:table-cell>
          <table:table-cell office:value-type="float" office:value="21379906.390000001" table:style-name="ce3">
            <text:p>21379906,390</text:p>
          </table:table-cell>
          <table:table-cell office:value-type="float" office:value="21379907.208000001" table:style-name="ce3">
            <text:p>21379907,208</text:p>
          </table:table-cell>
          <table:table-cell office:value-type="float" office:value="21379905.592999998" table:style-name="ce3">
            <text:p>21379905,593</text:p>
          </table:table-cell>
          <table:table-cell office:value-type="float" office:value="-21142415.657000002" table:style-name="ce3">
            <text:p>-21142415,657</text:p>
          </table:table-cell>
          <table:table-cell office:value-type="float" office:value="-16474608.284" table:style-name="ce3">
            <text:p>-16474608,284</text:p>
          </table:table-cell>
          <table:table-cell office:value-type="float" office:value="20242945.912" table:style-name="ce3">
            <text:p>20242945,912</text:p>
          </table:table-cell>
          <table:table-cell office:value-type="float" office:value="20242944.688000001" table:style-name="ce3">
            <text:p>20242944,688</text:p>
          </table:table-cell>
          <table:table-cell office:value-type="float" office:value="20242945.285999998" table:style-name="ce3">
            <text:p>20242945,286</text:p>
          </table:table-cell>
          <table:table-cell table:style-name="ce2"/>
          <table:table-cell office:value-type="float" office:value="-15422543.181" table:style-name="ce3">
            <text:p>-15422543,181</text:p>
          </table:table-cell>
          <table:table-cell office:value-type="float" office:value="-12017563.177999999" table:style-name="ce3">
            <text:p>-12017563,178</text:p>
          </table:table-cell>
          <table:table-cell office:value-type="float" office:value="21194959.603" table:style-name="ce3">
            <text:p>21194959,603</text:p>
          </table:table-cell>
          <table:table-cell office:value-type="float" office:value="21194956.921999998" table:style-name="ce3">
            <text:p>21194956,922</text:p>
          </table:table-cell>
          <table:table-cell office:value-type="float" office:value="21194958.509" table:style-name="ce3">
            <text:p>21194958,509</text:p>
          </table:table-cell>
          <table:table-cell table:number-columns-repeated="5" table:style-name="ce3"/>
          <table:table-cell office:value-type="float" office:value="-14894826.937000001" table:style-name="ce3">
            <text:p>-14894826,937</text:p>
          </table:table-cell>
          <table:table-cell office:value-type="float" office:value="-11606356.016000001" table:style-name="ce3">
            <text:p>-11606356,016</text:p>
          </table:table-cell>
          <table:table-cell office:value-type="float" office:value="20880846.625999998" table:style-name="ce3">
            <text:p>20880846,626</text:p>
          </table:table-cell>
          <table:table-cell office:value-type="float" office:value="20880844.285999998" table:style-name="ce3">
            <text:p>20880844,286</text:p>
          </table:table-cell>
          <table:table-cell office:value-type="float" office:value="20880845.936000001" table:style-name="ce3">
            <text:p>20880845,936</text:p>
          </table:table-cell>
          <table:table-cell office:value-type="float" office:value="-15311990.916999999" table:style-name="ce3">
            <text:p>-15311990,917</text:p>
          </table:table-cell>
          <table:table-cell office:value-type="float" office:value="-11931420.789000001" table:style-name="ce3">
            <text:p>-11931420,789</text:p>
          </table:table-cell>
          <table:table-cell office:value-type="float" office:value="21379890.971999999" table:style-name="ce3">
            <text:p>21379890,972</text:p>
          </table:table-cell>
          <table:table-cell office:value-type="float" office:value="21379888.550000001" table:style-name="ce3">
            <text:p>21379888,550</text:p>
          </table:table-cell>
          <table:table-cell office:value-type="float" office:value="21379889.881999999" table:style-name="ce3">
            <text:p>21379889,882</text:p>
          </table:table-cell>
          <table:table-cell office:value-type="float" office:value="-21737940.478999998" table:style-name="ce3">
            <text:p>-21737940,479</text:p>
          </table:table-cell>
          <table:table-cell office:value-type="float" office:value="-16938653.870000001" table:style-name="ce3">
            <text:p>-16938653,870</text:p>
          </table:table-cell>
          <table:table-cell office:value-type="float" office:value="20242931.855" table:style-name="ce3">
            <text:p>20242931,855</text:p>
          </table:table-cell>
          <table:table-cell office:value-type="float" office:value="20242928.34" table:style-name="ce3">
            <text:p>20242928,340</text:p>
          </table:table-cell>
          <table:table-cell office:value-type="float" office:value="20242931.427000001" table:style-name="ce3">
            <text:p>20242931,427</text:p>
          </table:table-cell>
          <table:table-cell table:number-columns-repeated="16332"/>
        </table:table-row>
        <table:table-row table:style-name="ro1">
          <table:table-cell office:value-type="float" office:value="14940" table:style-name="ce2">
            <text:p>14940</text:p>
          </table:table-cell>
          <table:table-cell office:value-type="float" office:value="-13956649.778000001" table:style-name="ce2">
            <text:p>-13956649,78</text:p>
          </table:table-cell>
          <table:table-cell office:value-type="float" office:value="-10875308.882999999" table:style-name="ce3">
            <text:p>-10875308,883</text:p>
          </table:table-cell>
          <table:table-cell office:value-type="float" office:value="21206667.429000001" table:style-name="ce3">
            <text:p>21206667,429</text:p>
          </table:table-cell>
          <table:table-cell office:value-type="float" office:value="21206667.995000001" table:style-name="ce3">
            <text:p>21206667,995</text:p>
          </table:table-cell>
          <table:table-cell office:value-type="float" office:value="21206667.324000001" table:style-name="ce3">
            <text:p>21206667,324</text:p>
          </table:table-cell>
          <table:table-cell table:number-columns-repeated="5" table:style-name="ce3"/>
          <table:table-cell office:value-type="float" office:value="-14480665.927999999" table:style-name="ce3">
            <text:p>-14480665,928</text:p>
          </table:table-cell>
          <table:table-cell office:value-type="float" office:value="-11283632.876" table:style-name="ce3">
            <text:p>-11283632,876</text:p>
          </table:table-cell>
          <table:table-cell office:value-type="float" office:value="20886409.061000001" table:style-name="ce3">
            <text:p>20886409,061</text:p>
          </table:table-cell>
          <table:table-cell office:value-type="float" office:value="20886409.065000001" table:style-name="ce3">
            <text:p>20886409,065</text:p>
          </table:table-cell>
          <table:table-cell office:value-type="float" office:value="20886408.260000002" table:style-name="ce3">
            <text:p>20886408,260</text:p>
          </table:table-cell>
          <table:table-cell office:value-type="float" office:value="-14552148.413000001" table:style-name="ce3">
            <text:p>-14552148,413</text:p>
          </table:table-cell>
          <table:table-cell office:value-type="float" office:value="-11339335.823999999" table:style-name="ce3">
            <text:p>-11339335,824</text:p>
          </table:table-cell>
          <table:table-cell office:value-type="float" office:value="21379048.811999999" table:style-name="ce3">
            <text:p>21379048,812</text:p>
          </table:table-cell>
          <table:table-cell office:value-type="float" office:value="21379049.664000001" table:style-name="ce3">
            <text:p>21379049,664</text:p>
          </table:table-cell>
          <table:table-cell office:value-type="float" office:value="21379047.783" table:style-name="ce3">
            <text:p>21379047,783</text:p>
          </table:table-cell>
          <table:table-cell office:value-type="float" office:value="-21190413.916999999" table:style-name="ce3">
            <text:p>-21190413,917</text:p>
          </table:table-cell>
          <table:table-cell office:value-type="float" office:value="-16512009.514" table:style-name="ce3">
            <text:p>-16512009,514</text:p>
          </table:table-cell>
          <table:table-cell office:value-type="float" office:value="20233812.094999999" table:style-name="ce3">
            <text:p>20233812,095</text:p>
          </table:table-cell>
          <table:table-cell office:value-type="float" office:value="20233810.899" table:style-name="ce3">
            <text:p>20233810,899</text:p>
          </table:table-cell>
          <table:table-cell office:value-type="float" office:value="20233811.589000002" table:style-name="ce3">
            <text:p>20233811,589</text:p>
          </table:table-cell>
          <table:table-cell table:style-name="ce2"/>
          <table:table-cell office:value-type="float" office:value="-15361099.971999999" table:style-name="ce3">
            <text:p>-15361099,972</text:p>
          </table:table-cell>
          <table:table-cell office:value-type="float" office:value="-11969685.347999999" table:style-name="ce3">
            <text:p>-11969685,348</text:p>
          </table:table-cell>
          <table:table-cell office:value-type="float" office:value="21206651.011" table:style-name="ce3">
            <text:p>21206651,011</text:p>
          </table:table-cell>
          <table:table-cell office:value-type="float" office:value="21206648.543000001" table:style-name="ce3">
            <text:p>21206648,543</text:p>
          </table:table-cell>
          <table:table-cell office:value-type="float" office:value="21206650.629000001" table:style-name="ce3">
            <text:p>21206650,629</text:p>
          </table:table-cell>
          <table:table-cell table:number-columns-repeated="5" table:style-name="ce3"/>
          <table:table-cell office:value-type="float" office:value="-14865685.458000001" table:style-name="ce3">
            <text:p>-14865685,458</text:p>
          </table:table-cell>
          <table:table-cell office:value-type="float" office:value="-11583648.370999999" table:style-name="ce3">
            <text:p>-11583648,371</text:p>
          </table:table-cell>
          <table:table-cell office:value-type="float" office:value="20886391.976" table:style-name="ce3">
            <text:p>20886391,976</text:p>
          </table:table-cell>
          <table:table-cell office:value-type="float" office:value="20886389.631000001" table:style-name="ce3">
            <text:p>20886389,631</text:p>
          </table:table-cell>
          <table:table-cell office:value-type="float" office:value="20886391.528000001" table:style-name="ce3">
            <text:p>20886391,528</text:p>
          </table:table-cell>
          <table:table-cell office:value-type="float" office:value="-15316486.436000001" table:style-name="ce3">
            <text:p>-15316486,436</text:p>
          </table:table-cell>
          <table:table-cell office:value-type="float" office:value="-11934923.791999999" table:style-name="ce3">
            <text:p>-11934923,792</text:p>
          </table:table-cell>
          <table:table-cell office:value-type="float" office:value="21379035.653999999" table:style-name="ce3">
            <text:p>21379035,654</text:p>
          </table:table-cell>
          <table:table-cell office:value-type="float" office:value="21379032.929000001" table:style-name="ce3">
            <text:p>21379032,929</text:p>
          </table:table-cell>
          <table:table-cell office:value-type="float" office:value="21379034.807999998" table:style-name="ce3">
            <text:p>21379034,808</text:p>
          </table:table-cell>
          <table:table-cell office:value-type="float" office:value="-21785925.864999998" table:style-name="ce3">
            <text:p>-21785925,865</text:p>
          </table:table-cell>
          <table:table-cell office:value-type="float" office:value="-16976045.07" table:style-name="ce3">
            <text:p>-16976045,070</text:p>
          </table:table-cell>
          <table:table-cell office:value-type="float" office:value="20233800.857000001" table:style-name="ce3">
            <text:p>20233800,857</text:p>
          </table:table-cell>
          <table:table-cell office:value-type="float" office:value="20233796.831" table:style-name="ce3">
            <text:p>20233796,831</text:p>
          </table:table-cell>
          <table:table-cell office:value-type="float" office:value="20233799.954999998" table:style-name="ce3">
            <text:p>20233799,955</text:p>
          </table:table-cell>
          <table:table-cell table:number-columns-repeated="16332"/>
        </table:table-row>
        <table:table-row table:style-name="ro1">
          <table:table-cell office:value-type="float" office:value="14970" table:style-name="ce2">
            <text:p>14970</text:p>
          </table:table-cell>
          <table:table-cell office:value-type="float" office:value="-13895046.231000001" table:style-name="ce2">
            <text:p>-13895046,23</text:p>
          </table:table-cell>
          <table:table-cell office:value-type="float" office:value="-10827306.129000001" table:style-name="ce3">
            <text:p>-10827306,129</text:p>
          </table:table-cell>
          <table:table-cell office:value-type="float" office:value="21218389.980999999" table:style-name="ce3">
            <text:p>21218389,981</text:p>
          </table:table-cell>
          <table:table-cell office:value-type="float" office:value="21218390.877999999" table:style-name="ce3">
            <text:p>21218390,878</text:p>
          </table:table-cell>
          <table:table-cell office:value-type="float" office:value="21218389.949000001" table:style-name="ce3">
            <text:p>21218389,949</text:p>
          </table:table-cell>
          <table:table-cell table:number-columns-repeated="5" table:style-name="ce3"/>
          <table:table-cell office:value-type="float" office:value="-14451361.888" table:style-name="ce3">
            <text:p>-14451361,888</text:p>
          </table:table-cell>
          <table:table-cell office:value-type="float" office:value="-11260798.562000001" table:style-name="ce3">
            <text:p>-11260798,562</text:p>
          </table:table-cell>
          <table:table-cell office:value-type="float" office:value="20891985.728" table:style-name="ce3">
            <text:p>20891985,728</text:p>
          </table:table-cell>
          <table:table-cell office:value-type="float" office:value="20891985.574000001" table:style-name="ce3">
            <text:p>20891985,574</text:p>
          </table:table-cell>
          <table:table-cell office:value-type="float" office:value="20891984.609000001" table:style-name="ce3">
            <text:p>20891984,609</text:p>
          </table:table-cell>
          <table:table-cell office:value-type="float" office:value="-14556052.738" table:style-name="ce3">
            <text:p>-14556052,738</text:p>
          </table:table-cell>
          <table:table-cell office:value-type="float" office:value="-11342378.152000001" table:style-name="ce3">
            <text:p>-11342378,152</text:p>
          </table:table-cell>
          <table:table-cell office:value-type="float" office:value="21378305.500999998" table:style-name="ce3">
            <text:p>21378305,501</text:p>
          </table:table-cell>
          <table:table-cell office:value-type="float" office:value="21378306.745999999" table:style-name="ce3">
            <text:p>21378306,746</text:p>
          </table:table-cell>
          <table:table-cell office:value-type="float" office:value="21378305.107000001" table:style-name="ce3">
            <text:p>21378305,107</text:p>
          </table:table-cell>
          <table:table-cell office:value-type="float" office:value="-21237839.142999999" table:style-name="ce3">
            <text:p>-21237839,143</text:p>
          </table:table-cell>
          <table:table-cell office:value-type="float" office:value="-16548964.228" table:style-name="ce3">
            <text:p>-16548964,228</text:p>
          </table:table-cell>
          <table:table-cell office:value-type="float" office:value="20224786.647999998" table:style-name="ce3">
            <text:p>20224786,648</text:p>
          </table:table-cell>
          <table:table-cell office:value-type="float" office:value="20224786.116999999" table:style-name="ce3">
            <text:p>20224786,117</text:p>
          </table:table-cell>
          <table:table-cell office:value-type="float" office:value="20224786.337000001" table:style-name="ce3">
            <text:p>20224786,337</text:p>
          </table:table-cell>
          <table:table-cell table:style-name="ce2"/>
          <table:table-cell office:value-type="float" office:value="-15299489.011" table:style-name="ce3">
            <text:p>-15299489,011</text:p>
          </table:table-cell>
          <table:table-cell office:value-type="float" office:value="-11921676.806" table:style-name="ce3">
            <text:p>-11921676,806</text:p>
          </table:table-cell>
          <table:table-cell office:value-type="float" office:value="21218375.772999998" table:style-name="ce3">
            <text:p>21218375,773</text:p>
          </table:table-cell>
          <table:table-cell office:value-type="float" office:value="21218372.800000001" table:style-name="ce3">
            <text:p>21218372,800</text:p>
          </table:table-cell>
          <table:table-cell office:value-type="float" office:value="21218375.155000001" table:style-name="ce3">
            <text:p>21218375,155</text:p>
          </table:table-cell>
          <table:table-cell table:number-columns-repeated="5" table:style-name="ce3"/>
          <table:table-cell office:value-type="float" office:value="-14836374.056" table:style-name="ce3">
            <text:p>-14836374,056</text:p>
          </table:table-cell>
          <table:table-cell office:value-type="float" office:value="-11560808.317" table:style-name="ce3">
            <text:p>-11560808,317</text:p>
          </table:table-cell>
          <table:table-cell office:value-type="float" office:value="20891970.002999999" table:style-name="ce3">
            <text:p>20891970,003</text:p>
          </table:table-cell>
          <table:table-cell office:value-type="float" office:value="20891967.390000001" table:style-name="ce3">
            <text:p>20891967,390</text:p>
          </table:table-cell>
          <table:table-cell office:value-type="float" office:value="20891969.530999999" table:style-name="ce3">
            <text:p>20891969,531</text:p>
          </table:table-cell>
          <table:table-cell office:value-type="float" office:value="-15320383.243000001" table:style-name="ce3">
            <text:p>-15320383,243</text:p>
          </table:table-cell>
          <table:table-cell office:value-type="float" office:value="-11937960.267000001" table:style-name="ce3">
            <text:p>-11937960,267</text:p>
          </table:table-cell>
          <table:table-cell office:value-type="float" office:value="21378293.511999998" table:style-name="ce3">
            <text:p>21378293,512</text:p>
          </table:table-cell>
          <table:table-cell office:value-type="float" office:value="21378291.407000002" table:style-name="ce3">
            <text:p>21378291,407</text:p>
          </table:table-cell>
          <table:table-cell office:value-type="float" office:value="21378292.905000001" table:style-name="ce3">
            <text:p>21378292,905</text:p>
          </table:table-cell>
          <table:table-cell office:value-type="float" office:value="-21833343.855999999" table:style-name="ce3">
            <text:p>-21833343,856</text:p>
          </table:table-cell>
          <table:table-cell office:value-type="float" office:value="-17012994.145" table:style-name="ce3">
            <text:p>-17012994,145</text:p>
          </table:table-cell>
          <table:table-cell office:value-type="float" office:value="20224776.629999999" table:style-name="ce3">
            <text:p>20224776,630</text:p>
          </table:table-cell>
          <table:table-cell office:value-type="float" office:value="20224773.533" table:style-name="ce3">
            <text:p>20224773,533</text:p>
          </table:table-cell>
          <table:table-cell office:value-type="float" office:value="20224776.546" table:style-name="ce3">
            <text:p>20224776,546</text:p>
          </table:table-cell>
          <table:table-cell table:number-columns-repeated="16332"/>
        </table:table-row>
        <table:table-row table:style-name="ro1">
          <table:table-cell office:value-type="float" office:value="15000" table:style-name="ce2">
            <text:p>15000</text:p>
          </table:table-cell>
          <table:table-cell office:value-type="float" office:value="-13833250.306" table:style-name="ce2">
            <text:p>-13833250,31</text:p>
          </table:table-cell>
          <table:table-cell office:value-type="float" office:value="-10779153.467" table:style-name="ce3">
            <text:p>-10779153,467</text:p>
          </table:table-cell>
          <table:table-cell office:value-type="float" office:value="21230149.374000002" table:style-name="ce3">
            <text:p>21230149,374</text:p>
          </table:table-cell>
          <table:table-cell office:value-type="float" office:value="21230149.984999999" table:style-name="ce3">
            <text:p>21230149,985</text:p>
          </table:table-cell>
          <table:table-cell office:value-type="float" office:value="21230149.181000002" table:style-name="ce3">
            <text:p>21230149,181</text:p>
          </table:table-cell>
          <table:table-cell table:number-columns-repeated="5" table:style-name="ce3"/>
          <table:table-cell office:value-type="float" office:value="-14421863.091" table:style-name="ce3">
            <text:p>-14421863,091</text:p>
          </table:table-cell>
          <table:table-cell office:value-type="float" office:value="-11237812.488" table:style-name="ce3">
            <text:p>-11237812,488</text:p>
          </table:table-cell>
          <table:table-cell office:value-type="float" office:value="20897598.094999999" table:style-name="ce3">
            <text:p>20897598,095</text:p>
          </table:table-cell>
          <table:table-cell office:value-type="float" office:value="20897598.870000001" table:style-name="ce3">
            <text:p>20897598,870</text:p>
          </table:table-cell>
          <table:table-cell office:value-type="float" office:value="20897597.976" table:style-name="ce3">
            <text:p>20897597,976</text:p>
          </table:table-cell>
          <table:table-cell office:value-type="float" office:value="-14559332.456" table:style-name="ce3">
            <text:p>-14559332,456</text:p>
          </table:table-cell>
          <table:table-cell office:value-type="float" office:value="-11344933.780999999" table:style-name="ce3">
            <text:p>-11344933,781</text:p>
          </table:table-cell>
          <table:table-cell office:value-type="float" office:value="21377681.044" table:style-name="ce3">
            <text:p>21377681,044</text:p>
          </table:table-cell>
          <table:table-cell office:value-type="float" office:value="21377682.965" table:style-name="ce3">
            <text:p>21377682,965</text:p>
          </table:table-cell>
          <table:table-cell office:value-type="float" office:value="21377680.539000001" table:style-name="ce3">
            <text:p>21377680,539</text:p>
          </table:table-cell>
          <table:table-cell office:value-type="float" office:value="-21284670.368000001" table:style-name="ce3">
            <text:p>-21284670,368</text:p>
          </table:table-cell>
          <table:table-cell office:value-type="float" office:value="-16585456.085999999" table:style-name="ce3">
            <text:p>-16585456,086</text:p>
          </table:table-cell>
          <table:table-cell office:value-type="float" office:value="20215874.642000001" table:style-name="ce3">
            <text:p>20215874,642</text:p>
          </table:table-cell>
          <table:table-cell office:value-type="float" office:value="20215874.420000002" table:style-name="ce3">
            <text:p>20215874,420</text:p>
          </table:table-cell>
          <table:table-cell office:value-type="float" office:value="20215874.623" table:style-name="ce3">
            <text:p>20215874,623</text:p>
          </table:table-cell>
          <table:table-cell table:style-name="ce2"/>
          <table:table-cell office:value-type="float" office:value="-15237697.652000001" table:style-name="ce3">
            <text:p>-15237697,652</text:p>
          </table:table-cell>
          <table:table-cell office:value-type="float" office:value="-11873527.711999999" table:style-name="ce3">
            <text:p>-11873527,712</text:p>
          </table:table-cell>
          <table:table-cell office:value-type="float" office:value="21230133.965999998" table:style-name="ce3">
            <text:p>21230133,966</text:p>
          </table:table-cell>
          <table:table-cell office:value-type="float" office:value="21230131.563000001" table:style-name="ce3">
            <text:p>21230131,563</text:p>
          </table:table-cell>
          <table:table-cell office:value-type="float" office:value="21230133.478" table:style-name="ce3">
            <text:p>21230133,478</text:p>
          </table:table-cell>
          <table:table-cell table:number-columns-repeated="5" table:style-name="ce3"/>
          <table:table-cell office:value-type="float" office:value="-14806879.898" table:style-name="ce3">
            <text:p>-14806879,898</text:p>
          </table:table-cell>
          <table:table-cell office:value-type="float" office:value="-11537825.859999999" table:style-name="ce3">
            <text:p>-11537825,860</text:p>
          </table:table-cell>
          <table:table-cell office:value-type="float" office:value="20897582.5" table:style-name="ce3">
            <text:p>20897582,500</text:p>
          </table:table-cell>
          <table:table-cell office:value-type="float" office:value="20897579.923" table:style-name="ce3">
            <text:p>20897579,923</text:p>
          </table:table-cell>
          <table:table-cell office:value-type="float" office:value="20897582.258000001" table:style-name="ce3">
            <text:p>20897582,258</text:p>
          </table:table-cell>
          <table:table-cell office:value-type="float" office:value="-15323667.450999999" table:style-name="ce3">
            <text:p>-15323667,451</text:p>
          </table:table-cell>
          <table:table-cell office:value-type="float" office:value="-11940519.393999999" table:style-name="ce3">
            <text:p>-11940519,394</text:p>
          </table:table-cell>
          <table:table-cell office:value-type="float" office:value="21377668.274" table:style-name="ce3">
            <text:p>21377668,274</text:p>
          </table:table-cell>
          <table:table-cell office:value-type="float" office:value="21377666.524999999" table:style-name="ce3">
            <text:p>21377666,525</text:p>
          </table:table-cell>
          <table:table-cell office:value-type="float" office:value="21377668.27" table:style-name="ce3">
            <text:p>21377668,270</text:p>
          </table:table-cell>
          <table:table-cell office:value-type="float" office:value="-21880179.846999999" table:style-name="ce3">
            <text:p>-21880179,847</text:p>
          </table:table-cell>
          <table:table-cell office:value-type="float" office:value="-17049489.715999998" table:style-name="ce3">
            <text:p>-17049489,716</text:p>
          </table:table-cell>
          <table:table-cell office:value-type="float" office:value="20215864.151000001" table:style-name="ce3">
            <text:p>20215864,151</text:p>
          </table:table-cell>
          <table:table-cell office:value-type="float" office:value="20215860.780999999" table:style-name="ce3">
            <text:p>20215860,781</text:p>
          </table:table-cell>
          <table:table-cell office:value-type="float" office:value="20215863.945999999" table:style-name="ce3">
            <text:p>20215863,946</text:p>
          </table:table-cell>
          <table:table-cell table:number-columns-repeated="16332"/>
        </table:table-row>
        <table:table-row table:style-name="ro1">
          <table:table-cell office:value-type="float" office:value="15030" table:style-name="ce2">
            <text:p>15030</text:p>
          </table:table-cell>
          <table:table-cell office:value-type="float" office:value="-13771280.697000001" table:style-name="ce2">
            <text:p>-13771280,7</text:p>
          </table:table-cell>
          <table:table-cell office:value-type="float" office:value="-10730865.467" table:style-name="ce3">
            <text:p>-10730865,467</text:p>
          </table:table-cell>
          <table:table-cell office:value-type="float" office:value="21241941.780000001" table:style-name="ce3">
            <text:p>21241941,780</text:p>
          </table:table-cell>
          <table:table-cell office:value-type="float" office:value="21241942.653999999" table:style-name="ce3">
            <text:p>21241942,654</text:p>
          </table:table-cell>
          <table:table-cell office:value-type="float" office:value="21241941.191" table:style-name="ce3">
            <text:p>21241941,191</text:p>
          </table:table-cell>
          <table:table-cell table:number-columns-repeated="5" table:style-name="ce3"/>
          <table:table-cell office:value-type="float" office:value="-14392188.219000001" table:style-name="ce3">
            <text:p>-14392188,219</text:p>
          </table:table-cell>
          <table:table-cell office:value-type="float" office:value="-11214689.207" table:style-name="ce3">
            <text:p>-11214689,207</text:p>
          </table:table-cell>
          <table:table-cell office:value-type="float" office:value="20903245.059" table:style-name="ce3">
            <text:p>20903245,059</text:p>
          </table:table-cell>
          <table:table-cell office:value-type="float" office:value="20903245.449999999" table:style-name="ce3">
            <text:p>20903245,450</text:p>
          </table:table-cell>
          <table:table-cell office:value-type="float" office:value="20903244.982999999" table:style-name="ce3">
            <text:p>20903244,983</text:p>
          </table:table-cell>
          <table:table-cell office:value-type="float" office:value="-14562005.720000001" table:style-name="ce3">
            <text:p>-14562005,720</text:p>
          </table:table-cell>
          <table:table-cell office:value-type="float" office:value="-11347016.846000001" table:style-name="ce3">
            <text:p>-11347016,846</text:p>
          </table:table-cell>
          <table:table-cell office:value-type="float" office:value="21377173.318" table:style-name="ce3">
            <text:p>21377173,318</text:p>
          </table:table-cell>
          <table:table-cell office:value-type="float" office:value="21377173.690000001" table:style-name="ce3">
            <text:p>21377173,690</text:p>
          </table:table-cell>
          <table:table-cell office:value-type="float" office:value="21377172.267999999" table:style-name="ce3">
            <text:p>21377172,268</text:p>
          </table:table-cell>
          <table:table-cell office:value-type="float" office:value="-21330924.171999998" table:style-name="ce3">
            <text:p>-21330924,172</text:p>
          </table:table-cell>
          <table:table-cell office:value-type="float" office:value="-16621498.01" table:style-name="ce3">
            <text:p>-16621498,010</text:p>
          </table:table-cell>
          <table:table-cell office:value-type="float" office:value="20207073.533" table:style-name="ce3">
            <text:p>20207073,533</text:p>
          </table:table-cell>
          <table:table-cell office:value-type="float" office:value="20207072.622000001" table:style-name="ce3">
            <text:p>20207072,622</text:p>
          </table:table-cell>
          <table:table-cell office:value-type="float" office:value="20207072.984000001" table:style-name="ce3">
            <text:p>20207072,984</text:p>
          </table:table-cell>
          <table:table-cell table:style-name="ce2"/>
          <table:table-cell office:value-type="float" office:value="-15175728.813999999" table:style-name="ce3">
            <text:p>-15175728,814</text:p>
          </table:table-cell>
          <table:table-cell office:value-type="float" office:value="-11825240.309" table:style-name="ce3">
            <text:p>-11825240,309</text:p>
          </table:table-cell>
          <table:table-cell office:value-type="float" office:value="21241926.623" table:style-name="ce3">
            <text:p>21241926,623</text:p>
          </table:table-cell>
          <table:table-cell office:value-type="float" office:value="21241923.697000001" table:style-name="ce3">
            <text:p>21241923,697</text:p>
          </table:table-cell>
          <table:table-cell office:value-type="float" office:value="21241926.324999999" table:style-name="ce3">
            <text:p>21241926,325</text:p>
          </table:table-cell>
          <table:table-cell table:number-columns-repeated="5" table:style-name="ce3"/>
          <table:table-cell office:value-type="float" office:value="-14777205.856000001" table:style-name="ce3">
            <text:p>-14777205,856</text:p>
          </table:table-cell>
          <table:table-cell office:value-type="float" office:value="-11514703.232999999" table:style-name="ce3">
            <text:p>-11514703,233</text:p>
          </table:table-cell>
          <table:table-cell office:value-type="float" office:value="20903229.623" table:style-name="ce3">
            <text:p>20903229,623</text:p>
          </table:table-cell>
          <table:table-cell office:value-type="float" office:value="20903226.967" table:style-name="ce3">
            <text:p>20903226,967</text:p>
          </table:table-cell>
          <table:table-cell office:value-type="float" office:value="20903228.960999999" table:style-name="ce3">
            <text:p>20903228,961</text:p>
          </table:table-cell>
          <table:table-cell office:value-type="float" office:value="-15326341.393999999" table:style-name="ce3">
            <text:p>-15326341,394</text:p>
          </table:table-cell>
          <table:table-cell office:value-type="float" office:value="-11942602.989" table:style-name="ce3">
            <text:p>-11942602,989</text:p>
          </table:table-cell>
          <table:table-cell office:value-type="float" office:value="21377160.491999999" table:style-name="ce3">
            <text:p>21377160,492</text:p>
          </table:table-cell>
          <table:table-cell office:value-type="float" office:value="21377157.475000001" table:style-name="ce3">
            <text:p>21377157,475</text:p>
          </table:table-cell>
          <table:table-cell office:value-type="float" office:value="21377159.498" table:style-name="ce3">
            <text:p>21377159,498</text:p>
          </table:table-cell>
          <table:table-cell office:value-type="float" office:value="-21926434.609999999" table:style-name="ce3">
            <text:p>-21926434,610</text:p>
          </table:table-cell>
          <table:table-cell office:value-type="float" office:value="-17085532.383000001" table:style-name="ce3">
            <text:p>-17085532,383</text:p>
          </table:table-cell>
          <table:table-cell office:value-type="float" office:value="20207062.785" table:style-name="ce3">
            <text:p>20207062,785</text:p>
          </table:table-cell>
          <table:table-cell office:value-type="float" office:value="20207058.929000001" table:style-name="ce3">
            <text:p>20207058,929</text:p>
          </table:table-cell>
          <table:table-cell office:value-type="float" office:value="20207062.102000002" table:style-name="ce3">
            <text:p>20207062,102</text:p>
          </table:table-cell>
          <table:table-cell table:number-columns-repeated="16332"/>
        </table:table-row>
        <table:table-row table:style-name="ro1">
          <table:table-cell office:value-type="float" office:value="15060" table:style-name="ce2">
            <text:p>15060</text:p>
          </table:table-cell>
          <table:table-cell office:value-type="float" office:value="-13709137.823999999" table:style-name="ce2">
            <text:p>-13709137,82</text:p>
          </table:table-cell>
          <table:table-cell office:value-type="float" office:value="-10682442.459000001" table:style-name="ce3">
            <text:p>-10682442,459</text:p>
          </table:table-cell>
          <table:table-cell office:value-type="float" office:value="21253767.109000001" table:style-name="ce3">
            <text:p>21253767,109</text:p>
          </table:table-cell>
          <table:table-cell office:value-type="float" office:value="21253768.006000001" table:style-name="ce3">
            <text:p>21253768,006</text:p>
          </table:table-cell>
          <table:table-cell office:value-type="float" office:value="21253766.984000001" table:style-name="ce3">
            <text:p>21253766,984</text:p>
          </table:table-cell>
          <table:table-cell table:number-columns-repeated="5" table:style-name="ce3"/>
          <table:table-cell office:value-type="float" office:value="-14362337.984999999" table:style-name="ce3">
            <text:p>-14362337,985</text:p>
          </table:table-cell>
          <table:table-cell office:value-type="float" office:value="-11191429.289000001" table:style-name="ce3">
            <text:p>-11191429,289</text:p>
          </table:table-cell>
          <table:table-cell office:value-type="float" office:value="20908925.287999999" table:style-name="ce3">
            <text:p>20908925,288</text:p>
          </table:table-cell>
          <table:table-cell office:value-type="float" office:value="20908925.973000001" table:style-name="ce3">
            <text:p>20908925,973</text:p>
          </table:table-cell>
          <table:table-cell office:value-type="float" office:value="20908924.686999999" table:style-name="ce3">
            <text:p>20908924,687</text:p>
          </table:table-cell>
          <table:table-cell office:value-type="float" office:value="-14564072.078" table:style-name="ce3">
            <text:p>-14564072,078</text:p>
          </table:table-cell>
          <table:table-cell office:value-type="float" office:value="-11348627.005999999" table:style-name="ce3">
            <text:p>-11348627,006</text:p>
          </table:table-cell>
          <table:table-cell office:value-type="float" office:value="21376779.513999999" table:style-name="ce3">
            <text:p>21376779,514</text:p>
          </table:table-cell>
          <table:table-cell office:value-type="float" office:value="21376780.359999999" table:style-name="ce3">
            <text:p>21376780,360</text:p>
          </table:table-cell>
          <table:table-cell office:value-type="float" office:value="21376778.609000001" table:style-name="ce3">
            <text:p>21376778,609</text:p>
          </table:table-cell>
          <table:table-cell office:value-type="float" office:value="-21376599.140999999" table:style-name="ce3">
            <text:p>-21376599,141</text:p>
          </table:table-cell>
          <table:table-cell office:value-type="float" office:value="-16657088.891000001" table:style-name="ce3">
            <text:p>-16657088,891</text:p>
          </table:table-cell>
          <table:table-cell office:value-type="float" office:value="20198382.434999999" table:style-name="ce3">
            <text:p>20198382,435</text:p>
          </table:table-cell>
          <table:table-cell office:value-type="float" office:value="20198381.002999999" table:style-name="ce3">
            <text:p>20198381,003</text:p>
          </table:table-cell>
          <table:table-cell office:value-type="float" office:value="20198381.581" table:style-name="ce3">
            <text:p>20198381,581</text:p>
          </table:table-cell>
          <table:table-cell table:style-name="ce2"/>
          <table:table-cell office:value-type="float" office:value="-15113585.687000001" table:style-name="ce3">
            <text:p>-15113585,687</text:p>
          </table:table-cell>
          <table:table-cell office:value-type="float" office:value="-11776817.085999999" table:style-name="ce3">
            <text:p>-11776817,086</text:p>
          </table:table-cell>
          <table:table-cell office:value-type="float" office:value="21253752.276999999" table:style-name="ce3">
            <text:p>21253752,277</text:p>
          </table:table-cell>
          <table:table-cell office:value-type="float" office:value="21253749.414000001" table:style-name="ce3">
            <text:p>21253749,414</text:p>
          </table:table-cell>
          <table:table-cell office:value-type="float" office:value="21253751.875" table:style-name="ce3">
            <text:p>21253751,875</text:p>
          </table:table-cell>
          <table:table-cell table:number-columns-repeated="5" table:style-name="ce3"/>
          <table:table-cell office:value-type="float" office:value="-14747355.431" table:style-name="ce3">
            <text:p>-14747355,431</text:p>
          </table:table-cell>
          <table:table-cell office:value-type="float" office:value="-11491443.163000001" table:style-name="ce3">
            <text:p>-11491443,163</text:p>
          </table:table-cell>
          <table:table-cell office:value-type="float" office:value="20908909.862" table:style-name="ce3">
            <text:p>20908909,862</text:p>
          </table:table-cell>
          <table:table-cell office:value-type="float" office:value="20908907.318" table:style-name="ce3">
            <text:p>20908907,318</text:p>
          </table:table-cell>
          <table:table-cell office:value-type="float" office:value="20908909.383000001" table:style-name="ce3">
            <text:p>20908909,383</text:p>
          </table:table-cell>
          <table:table-cell office:value-type="float" office:value="-15328407.407" table:style-name="ce3">
            <text:p>-15328407,407</text:p>
          </table:table-cell>
          <table:table-cell office:value-type="float" office:value="-11944212.865" table:style-name="ce3">
            <text:p>-11944212,865</text:p>
          </table:table-cell>
          <table:table-cell office:value-type="float" office:value="21376766.629999999" table:style-name="ce3">
            <text:p>21376766,630</text:p>
          </table:table-cell>
          <table:table-cell office:value-type="float" office:value="21376764.467999998" table:style-name="ce3">
            <text:p>21376764,468</text:p>
          </table:table-cell>
          <table:table-cell office:value-type="float" office:value="21376766.078000002" table:style-name="ce3">
            <text:p>21376766,078</text:p>
          </table:table-cell>
          <table:table-cell office:value-type="float" office:value="-21972109.509" table:style-name="ce3">
            <text:p>-21972109,509</text:p>
          </table:table-cell>
          <table:table-cell office:value-type="float" office:value="-17121123.210999999" table:style-name="ce3">
            <text:p>-17121123,211</text:p>
          </table:table-cell>
          <table:table-cell office:value-type="float" office:value="20198371.105" table:style-name="ce3">
            <text:p>20198371,105</text:p>
          </table:table-cell>
          <table:table-cell office:value-type="float" office:value="20198367.105" table:style-name="ce3">
            <text:p>20198367,105</text:p>
          </table:table-cell>
          <table:table-cell office:value-type="float" office:value="20198370.327" table:style-name="ce3">
            <text:p>20198370,327</text:p>
          </table:table-cell>
          <table:table-cell table:number-columns-repeated="16332"/>
        </table:table-row>
        <table:table-row table:style-name="ro1">
          <table:table-cell office:value-type="float" office:value="15090" table:style-name="ce2">
            <text:p>15090</text:p>
          </table:table-cell>
          <table:table-cell office:value-type="float" office:value="-13646824.098999999" table:style-name="ce2">
            <text:p>-13646824,1</text:p>
          </table:table-cell>
          <table:table-cell office:value-type="float" office:value="-10633886.317" table:style-name="ce3">
            <text:p>-10633886,317</text:p>
          </table:table-cell>
          <table:table-cell office:value-type="float" office:value="21265626.188000001" table:style-name="ce3">
            <text:p>21265626,188</text:p>
          </table:table-cell>
          <table:table-cell office:value-type="float" office:value="21265625.727000002" table:style-name="ce3">
            <text:p>21265625,727</text:p>
          </table:table-cell>
          <table:table-cell office:value-type="float" office:value="21265625.32" table:style-name="ce3">
            <text:p>21265625,320</text:p>
          </table:table-cell>
          <table:table-cell table:number-columns-repeated="5" table:style-name="ce3"/>
          <table:table-cell office:value-type="float" office:value="-14332315.405999999" table:style-name="ce3">
            <text:p>-14332315,406</text:p>
          </table:table-cell>
          <table:table-cell office:value-type="float" office:value="-11168035.073999999" table:style-name="ce3">
            <text:p>-11168035,074</text:p>
          </table:table-cell>
          <table:table-cell office:value-type="float" office:value="20914637.874000002" table:style-name="ce3">
            <text:p>20914637,874</text:p>
          </table:table-cell>
          <table:table-cell office:value-type="float" office:value="20914639.114999998" table:style-name="ce3">
            <text:p>20914639,115</text:p>
          </table:table-cell>
          <table:table-cell office:value-type="float" office:value="20914637.815000001" table:style-name="ce3">
            <text:p>20914637,815</text:p>
          </table:table-cell>
          <table:table-cell office:value-type="float" office:value="-14565533.364" table:style-name="ce3">
            <text:p>-14565533,364</text:p>
          </table:table-cell>
          <table:table-cell office:value-type="float" office:value="-11349765.672" table:style-name="ce3">
            <text:p>-11349765,672</text:p>
          </table:table-cell>
          <table:table-cell office:value-type="float" office:value="21376501.243999999" table:style-name="ce3">
            <text:p>21376501,244</text:p>
          </table:table-cell>
          <table:table-cell office:value-type="float" office:value="21376502.063000001" table:style-name="ce3">
            <text:p>21376502,063</text:p>
          </table:table-cell>
          <table:table-cell office:value-type="float" office:value="21376500.988000002" table:style-name="ce3">
            <text:p>21376500,988</text:p>
          </table:table-cell>
          <table:table-cell office:value-type="float" office:value="-21421695.813000001" table:style-name="ce3">
            <text:p>-21421695,813</text:p>
          </table:table-cell>
          <table:table-cell office:value-type="float" office:value="-16692229.148" table:style-name="ce3">
            <text:p>-16692229,148</text:p>
          </table:table-cell>
          <table:table-cell office:value-type="float" office:value="20189800.442000002" table:style-name="ce3">
            <text:p>20189800,442</text:p>
          </table:table-cell>
          <table:table-cell office:value-type="float" office:value="20189799.351" table:style-name="ce3">
            <text:p>20189799,351</text:p>
          </table:table-cell>
          <table:table-cell office:value-type="float" office:value="20189799.941" table:style-name="ce3">
            <text:p>20189799,941</text:p>
          </table:table-cell>
          <table:table-cell table:style-name="ce2"/>
          <table:table-cell office:value-type="float" office:value="-15051272.059" table:style-name="ce3">
            <text:p>-15051272,059</text:p>
          </table:table-cell>
          <table:table-cell office:value-type="float" office:value="-11728261.037" table:style-name="ce3">
            <text:p>-11728261,037</text:p>
          </table:table-cell>
          <table:table-cell office:value-type="float" office:value="21265609.223999999" table:style-name="ce3">
            <text:p>21265609,224</text:p>
          </table:table-cell>
          <table:table-cell office:value-type="float" office:value="21265607.368999999" table:style-name="ce3">
            <text:p>21265607,369</text:p>
          </table:table-cell>
          <table:table-cell office:value-type="float" office:value="21265609.002" table:style-name="ce3">
            <text:p>21265609,002</text:p>
          </table:table-cell>
          <table:table-cell table:number-columns-repeated="5" table:style-name="ce3"/>
          <table:table-cell office:value-type="float" office:value="-14717333.021" table:style-name="ce3">
            <text:p>-14717333,021</text:p>
          </table:table-cell>
          <table:table-cell office:value-type="float" office:value="-11468049.079" table:style-name="ce3">
            <text:p>-11468049,079</text:p>
          </table:table-cell>
          <table:table-cell office:value-type="float" office:value="20914622.760000002" table:style-name="ce3">
            <text:p>20914622,760</text:p>
          </table:table-cell>
          <table:table-cell office:value-type="float" office:value="20914620.353999998" table:style-name="ce3">
            <text:p>20914620,354</text:p>
          </table:table-cell>
          <table:table-cell office:value-type="float" office:value="20914622.249000002" table:style-name="ce3">
            <text:p>20914622,249</text:p>
          </table:table-cell>
          <table:table-cell office:value-type="float" office:value="-15329868.707" table:style-name="ce3">
            <text:p>-15329868,707</text:p>
          </table:table-cell>
          <table:table-cell office:value-type="float" office:value="-11945351.552999999" table:style-name="ce3">
            <text:p>-11945351,553</text:p>
          </table:table-cell>
          <table:table-cell office:value-type="float" office:value="21376488.452" table:style-name="ce3">
            <text:p>21376488,452</text:p>
          </table:table-cell>
          <table:table-cell office:value-type="float" office:value="21376486.259" table:style-name="ce3">
            <text:p>21376486,259</text:p>
          </table:table-cell>
          <table:table-cell office:value-type="float" office:value="21376487.965999998" table:style-name="ce3">
            <text:p>21376487,966</text:p>
          </table:table-cell>
          <table:table-cell office:value-type="float" office:value="-22017206.476" table:style-name="ce3">
            <text:p>-22017206,476</text:p>
          </table:table-cell>
          <table:table-cell office:value-type="float" office:value="-17156263.697999999" table:style-name="ce3">
            <text:p>-17156263,698</text:p>
          </table:table-cell>
          <table:table-cell office:value-type="float" office:value="20189789.691" table:style-name="ce3">
            <text:p>20189789,691</text:p>
          </table:table-cell>
          <table:table-cell office:value-type="float" office:value="20189785.43" table:style-name="ce3">
            <text:p>20189785,430</text:p>
          </table:table-cell>
          <table:table-cell office:value-type="float" office:value="20189789.074000001" table:style-name="ce3">
            <text:p>20189789,074</text:p>
          </table:table-cell>
          <table:table-cell table:number-columns-repeated="16332"/>
        </table:table-row>
        <table:table-row table:style-name="ro1">
          <table:table-cell office:value-type="float" office:value="15120" table:style-name="ce2">
            <text:p>15120</text:p>
          </table:table-cell>
          <table:table-cell office:value-type="float" office:value="-13584334.475" table:style-name="ce2">
            <text:p>-13584334,48</text:p>
          </table:table-cell>
          <table:table-cell office:value-type="float" office:value="-10585193.098999999" table:style-name="ce3">
            <text:p>-10585193,099</text:p>
          </table:table-cell>
          <table:table-cell office:value-type="float" office:value="21277516.853" table:style-name="ce3">
            <text:p>21277516,853</text:p>
          </table:table-cell>
          <table:table-cell office:value-type="float" office:value="21277516.552000001" table:style-name="ce3">
            <text:p>21277516,552</text:p>
          </table:table-cell>
          <table:table-cell office:value-type="float" office:value="21277516.25" table:style-name="ce3">
            <text:p>21277516,250</text:p>
          </table:table-cell>
          <table:table-cell table:number-columns-repeated="5" table:style-name="ce3"/>
          <table:table-cell office:value-type="float" office:value="-14302115.044" table:style-name="ce3">
            <text:p>-14302115,044</text:p>
          </table:table-cell>
          <table:table-cell office:value-type="float" office:value="-11144502.325999999" table:style-name="ce3">
            <text:p>-11144502,326</text:p>
          </table:table-cell>
          <table:table-cell office:value-type="float" office:value="20920385.41" table:style-name="ce3">
            <text:p>20920385,410</text:p>
          </table:table-cell>
          <table:table-cell office:value-type="float" office:value="20920385.673" table:style-name="ce3">
            <text:p>20920385,673</text:p>
          </table:table-cell>
          <table:table-cell office:value-type="float" office:value="20920385.138" table:style-name="ce3">
            <text:p>20920385,138</text:p>
          </table:table-cell>
          <table:table-cell office:value-type="float" office:value="-14566383.151000001" table:style-name="ce3">
            <text:p>-14566383,151</text:p>
          </table:table-cell>
          <table:table-cell office:value-type="float" office:value="-11350427.845000001" table:style-name="ce3">
            <text:p>-11350427,845</text:p>
          </table:table-cell>
          <table:table-cell office:value-type="float" office:value="21376339.995000001" table:style-name="ce3">
            <text:p>21376339,995</text:p>
          </table:table-cell>
          <table:table-cell office:value-type="float" office:value="21376340.77" table:style-name="ce3">
            <text:p>21376340,770</text:p>
          </table:table-cell>
          <table:table-cell office:value-type="float" office:value="21376339.219000001" table:style-name="ce3">
            <text:p>21376339,219</text:p>
          </table:table-cell>
          <table:table-cell office:value-type="float" office:value="-21466206.809" table:style-name="ce3">
            <text:p>-21466206,809</text:p>
          </table:table-cell>
          <table:table-cell office:value-type="float" office:value="-16726913.037" table:style-name="ce3">
            <text:p>-16726913,037</text:p>
          </table:table-cell>
          <table:table-cell office:value-type="float" office:value="20181329.682" table:style-name="ce3">
            <text:p>20181329,682</text:p>
          </table:table-cell>
          <table:table-cell office:value-type="float" office:value="20181329.199999999" table:style-name="ce3">
            <text:p>20181329,200</text:p>
          </table:table-cell>
          <table:table-cell office:value-type="float" office:value="20181329.508000001" table:style-name="ce3">
            <text:p>20181329,508</text:p>
          </table:table-cell>
          <table:table-cell table:style-name="ce2"/>
          <table:table-cell office:value-type="float" office:value="-14988779.419" table:style-name="ce3">
            <text:p>-14988779,419</text:p>
          </table:table-cell>
          <table:table-cell office:value-type="float" office:value="-11679565.463" table:style-name="ce3">
            <text:p>-11679565,463</text:p>
          </table:table-cell>
          <table:table-cell office:value-type="float" office:value="21277501.703000002" table:style-name="ce3">
            <text:p>21277501,703</text:p>
          </table:table-cell>
          <table:table-cell office:value-type="float" office:value="21277498.938000001" table:style-name="ce3">
            <text:p>21277498,938</text:p>
          </table:table-cell>
          <table:table-cell office:value-type="float" office:value="21277501.000999998" table:style-name="ce3">
            <text:p>21277501,001</text:p>
          </table:table-cell>
          <table:table-cell table:number-columns-repeated="5" table:style-name="ce3"/>
          <table:table-cell office:value-type="float" office:value="-14687129.706" table:style-name="ce3">
            <text:p>-14687129,706</text:p>
          </table:table-cell>
          <table:table-cell office:value-type="float" office:value="-11444514.028999999" table:style-name="ce3">
            <text:p>-11444514,029</text:p>
          </table:table-cell>
          <table:table-cell office:value-type="float" office:value="20920370.028999999" table:style-name="ce3">
            <text:p>20920370,029</text:p>
          </table:table-cell>
          <table:table-cell office:value-type="float" office:value="20920367.899" table:style-name="ce3">
            <text:p>20920367,899</text:p>
          </table:table-cell>
          <table:table-cell office:value-type="float" office:value="20920369.727000002" table:style-name="ce3">
            <text:p>20920369,727</text:p>
          </table:table-cell>
          <table:table-cell office:value-type="float" office:value="-15330715.386" table:style-name="ce3">
            <text:p>-15330715,386</text:p>
          </table:table-cell>
          <table:table-cell office:value-type="float" office:value="-11946011.301000001" table:style-name="ce3">
            <text:p>-11946011,301</text:p>
          </table:table-cell>
          <table:table-cell office:value-type="float" office:value="21376327.296" table:style-name="ce3">
            <text:p>21376327,296</text:p>
          </table:table-cell>
          <table:table-cell office:value-type="float" office:value="21376325.324999999" table:style-name="ce3">
            <text:p>21376325,325</text:p>
          </table:table-cell>
          <table:table-cell office:value-type="float" office:value="21376326.563999999" table:style-name="ce3">
            <text:p>21376326,564</text:p>
          </table:table-cell>
          <table:table-cell office:value-type="float" office:value="-22061714.649999999" table:style-name="ce3">
            <text:p>-22061714,650</text:p>
          </table:table-cell>
          <table:table-cell office:value-type="float" office:value="-17190945.386" table:style-name="ce3">
            <text:p>-17190945,386</text:p>
          </table:table-cell>
          <table:table-cell office:value-type="float" office:value="20181319.978999998" table:style-name="ce3">
            <text:p>20181319,979</text:p>
          </table:table-cell>
          <table:table-cell office:value-type="float" office:value="20181315.936000001" table:style-name="ce3">
            <text:p>20181315,936</text:p>
          </table:table-cell>
          <table:table-cell office:value-type="float" office:value="20181319.351" table:style-name="ce3">
            <text:p>20181319,351</text:p>
          </table:table-cell>
          <table:table-cell table:number-columns-repeated="16332"/>
        </table:table-row>
        <table:table-row table:style-name="ro1">
          <table:table-cell office:value-type="float" office:value="15150" table:style-name="ce2">
            <text:p>15150</text:p>
          </table:table-cell>
          <table:table-cell office:value-type="float" office:value="-13521667.238" table:style-name="ce2">
            <text:p>-13521667,24</text:p>
          </table:table-cell>
          <table:table-cell office:value-type="float" office:value="-10536361.486" table:style-name="ce3">
            <text:p>-10536361,486</text:p>
          </table:table-cell>
          <table:table-cell office:value-type="float" office:value="21289441.425000001" table:style-name="ce3">
            <text:p>21289441,425</text:p>
          </table:table-cell>
          <table:table-cell office:value-type="float" office:value="21289442.440000001" table:style-name="ce3">
            <text:p>21289442,440</text:p>
          </table:table-cell>
          <table:table-cell office:value-type="float" office:value="21289441.125" table:style-name="ce3">
            <text:p>21289441,125</text:p>
          </table:table-cell>
          <table:table-cell table:number-columns-repeated="5" table:style-name="ce3"/>
          <table:table-cell office:value-type="float" office:value="-14271735.333000001" table:style-name="ce3">
            <text:p>-14271735,333</text:p>
          </table:table-cell>
          <table:table-cell office:value-type="float" office:value="-11120829.829" table:style-name="ce3">
            <text:p>-11120829,829</text:p>
          </table:table-cell>
          <table:table-cell office:value-type="float" office:value="20926166.5" table:style-name="ce3">
            <text:p>20926166,500</text:p>
          </table:table-cell>
          <table:table-cell office:value-type="float" office:value="20926167.028999999" table:style-name="ce3">
            <text:p>20926167,029</text:p>
          </table:table-cell>
          <table:table-cell office:value-type="float" office:value="20926166.318" table:style-name="ce3">
            <text:p>20926166,318</text:p>
          </table:table-cell>
          <table:table-cell office:value-type="float" office:value="-14566618.982000001" table:style-name="ce3">
            <text:p>-14566618,982</text:p>
          </table:table-cell>
          <table:table-cell office:value-type="float" office:value="-11350611.607000001" table:style-name="ce3">
            <text:p>-11350611,607</text:p>
          </table:table-cell>
          <table:table-cell office:value-type="float" office:value="21376294.515000001" table:style-name="ce3">
            <text:p>21376294,515</text:p>
          </table:table-cell>
          <table:table-cell office:value-type="float" office:value="21376295.885000002" table:style-name="ce3">
            <text:p>21376295,885</text:p>
          </table:table-cell>
          <table:table-cell office:value-type="float" office:value="21376293.895" table:style-name="ce3">
            <text:p>21376293,895</text:p>
          </table:table-cell>
          <table:table-cell office:value-type="float" office:value="-21510128.576000001" table:style-name="ce3">
            <text:p>-21510128,576</text:p>
          </table:table-cell>
          <table:table-cell office:value-type="float" office:value="-16761137.782" table:style-name="ce3">
            <text:p>-16761137,782</text:p>
          </table:table-cell>
          <table:table-cell office:value-type="float" office:value="20172971.897" table:style-name="ce3">
            <text:p>20172971,897</text:p>
          </table:table-cell>
          <table:table-cell office:value-type="float" office:value="20172971.088" table:style-name="ce3">
            <text:p>20172971,088</text:p>
          </table:table-cell>
          <table:table-cell office:value-type="float" office:value="20172971.502" table:style-name="ce3">
            <text:p>20172971,502</text:p>
          </table:table-cell>
          <table:table-cell table:style-name="ce2"/>
          <table:table-cell office:value-type="float" office:value="-14926108.801999999" table:style-name="ce3">
            <text:p>-14926108,802</text:p>
          </table:table-cell>
          <table:table-cell office:value-type="float" office:value="-11630731.209000001" table:style-name="ce3">
            <text:p>-11630731,209</text:p>
          </table:table-cell>
          <table:table-cell office:value-type="float" office:value="21289427.581" table:style-name="ce3">
            <text:p>21289427,581</text:p>
          </table:table-cell>
          <table:table-cell office:value-type="float" office:value="21289425.022999998" table:style-name="ce3">
            <text:p>21289425,023</text:p>
          </table:table-cell>
          <table:table-cell office:value-type="float" office:value="21289427.243000001" table:style-name="ce3">
            <text:p>21289427,243</text:p>
          </table:table-cell>
          <table:table-cell table:number-columns-repeated="5" table:style-name="ce3"/>
          <table:table-cell office:value-type="float" office:value="-14656746.677999999" table:style-name="ce3">
            <text:p>-14656746,678</text:p>
          </table:table-cell>
          <table:table-cell office:value-type="float" office:value="-11420838.948000001" table:style-name="ce3">
            <text:p>-11420838,948</text:p>
          </table:table-cell>
          <table:table-cell office:value-type="float" office:value="20926152.353" table:style-name="ce3">
            <text:p>20926152,353</text:p>
          </table:table-cell>
          <table:table-cell office:value-type="float" office:value="20926149.572000001" table:style-name="ce3">
            <text:p>20926149,572</text:p>
          </table:table-cell>
          <table:table-cell office:value-type="float" office:value="20926151.539999999" table:style-name="ce3">
            <text:p>20926151,540</text:p>
          </table:table-cell>
          <table:table-cell office:value-type="float" office:value="-15330947.749" table:style-name="ce3">
            <text:p>-15330947,749</text:p>
          </table:table-cell>
          <table:table-cell office:value-type="float" office:value="-11946192.362" table:style-name="ce3">
            <text:p>-11946192,362</text:p>
          </table:table-cell>
          <table:table-cell office:value-type="float" office:value="21376282.715" table:style-name="ce3">
            <text:p>21376282,715</text:p>
          </table:table-cell>
          <table:table-cell office:value-type="float" office:value="21376281.175999999" table:style-name="ce3">
            <text:p>21376281,176</text:p>
          </table:table-cell>
          <table:table-cell office:value-type="float" office:value="21376282.056000002" table:style-name="ce3">
            <text:p>21376282,056</text:p>
          </table:table-cell>
          <table:table-cell office:value-type="float" office:value="-22105633.227000002" table:style-name="ce3">
            <text:p>-22105633,227</text:p>
          </table:table-cell>
          <table:table-cell office:value-type="float" office:value="-17225167.649" table:style-name="ce3">
            <text:p>-17225167,649</text:p>
          </table:table-cell>
          <table:table-cell office:value-type="float" office:value="20172962.291999999" table:style-name="ce3">
            <text:p>20172962,292</text:p>
          </table:table-cell>
          <table:table-cell office:value-type="float" office:value="20172958.331999999" table:style-name="ce3">
            <text:p>20172958,332</text:p>
          </table:table-cell>
          <table:table-cell office:value-type="float" office:value="20172961.730999999" table:style-name="ce3">
            <text:p>20172961,731</text:p>
          </table:table-cell>
          <table:table-cell table:number-columns-repeated="16332"/>
        </table:table-row>
        <table:table-row table:style-name="ro1">
          <table:table-cell office:value-type="float" office:value="15180" table:style-name="ce2">
            <text:p>15180</text:p>
          </table:table-cell>
          <table:table-cell office:value-type="float" office:value="-13458816.937999999" table:style-name="ce2">
            <text:p>-13458816,94</text:p>
          </table:table-cell>
          <table:table-cell office:value-type="float" office:value="-10487387.222999999" table:style-name="ce3">
            <text:p>-10487387,223</text:p>
          </table:table-cell>
          <table:table-cell office:value-type="float" office:value="21301401.702" table:style-name="ce3">
            <text:p>21301401,702</text:p>
          </table:table-cell>
          <table:table-cell office:value-type="float" office:value="21301402.072000001" table:style-name="ce3">
            <text:p>21301402,072</text:p>
          </table:table-cell>
          <table:table-cell office:value-type="float" office:value="21301401.313999999" table:style-name="ce3">
            <text:p>21301401,314</text:p>
          </table:table-cell>
          <table:table-cell table:number-columns-repeated="5" table:style-name="ce3"/>
          <table:table-cell office:value-type="float" office:value="-14241170.970000001" table:style-name="ce3">
            <text:p>-14241170,970</text:p>
          </table:table-cell>
          <table:table-cell office:value-type="float" office:value="-11097013.445" table:style-name="ce3">
            <text:p>-11097013,445</text:p>
          </table:table-cell>
          <table:table-cell office:value-type="float" office:value="20931983.160999998" table:style-name="ce3">
            <text:p>20931983,161</text:p>
          </table:table-cell>
          <table:table-cell office:value-type="float" office:value="20931983.309" table:style-name="ce3">
            <text:p>20931983,309</text:p>
          </table:table-cell>
          <table:table-cell office:value-type="float" office:value="20931982.386999998" table:style-name="ce3">
            <text:p>20931982,387</text:p>
          </table:table-cell>
          <table:table-cell office:value-type="float" office:value="-14566234.756999999" table:style-name="ce3">
            <text:p>-14566234,757</text:p>
          </table:table-cell>
          <table:table-cell office:value-type="float" office:value="-11350312.207" table:style-name="ce3">
            <text:p>-11350312,207</text:p>
          </table:table-cell>
          <table:table-cell office:value-type="float" office:value="21376368.469000001" table:style-name="ce3">
            <text:p>21376368,469</text:p>
          </table:table-cell>
          <table:table-cell office:value-type="float" office:value="21376368.977000002" table:style-name="ce3">
            <text:p>21376368,977</text:p>
          </table:table-cell>
          <table:table-cell office:value-type="float" office:value="21376367.317000002" table:style-name="ce3">
            <text:p>21376367,317</text:p>
          </table:table-cell>
          <table:table-cell office:value-type="float" office:value="-21553453.613000002" table:style-name="ce3">
            <text:p>-21553453,613</text:p>
          </table:table-cell>
          <table:table-cell office:value-type="float" office:value="-16794897.546" table:style-name="ce3">
            <text:p>-16794897,546</text:p>
          </table:table-cell>
          <table:table-cell office:value-type="float" office:value="20164727.664000001" table:style-name="ce3">
            <text:p>20164727,664</text:p>
          </table:table-cell>
          <table:table-cell office:value-type="float" office:value="20164726.611000001" table:style-name="ce3">
            <text:p>20164726,611</text:p>
          </table:table-cell>
          <table:table-cell office:value-type="float" office:value="20164726.925999999" table:style-name="ce3">
            <text:p>20164726,926</text:p>
          </table:table-cell>
          <table:table-cell table:style-name="ce2"/>
          <table:table-cell office:value-type="float" office:value="-14863263.407" table:style-name="ce3">
            <text:p>-14863263,407</text:p>
          </table:table-cell>
          <table:table-cell office:value-type="float" office:value="-11581760.779999999" table:style-name="ce3">
            <text:p>-11581760,780</text:p>
          </table:table-cell>
          <table:table-cell office:value-type="float" office:value="21301385.884" table:style-name="ce3">
            <text:p>21301385,884</text:p>
          </table:table-cell>
          <table:table-cell office:value-type="float" office:value="21301384.574999999" table:style-name="ce3">
            <text:p>21301384,575</text:p>
          </table:table-cell>
          <table:table-cell office:value-type="float" office:value="21301385.973999999" table:style-name="ce3">
            <text:p>21301385,974</text:p>
          </table:table-cell>
          <table:table-cell table:number-columns-repeated="5" table:style-name="ce3"/>
          <table:table-cell office:value-type="float" office:value="-14626187.297" table:style-name="ce3">
            <text:p>-14626187,297</text:p>
          </table:table-cell>
          <table:table-cell office:value-type="float" office:value="-11397026.448000001" table:style-name="ce3">
            <text:p>-11397026,448</text:p>
          </table:table-cell>
          <table:table-cell office:value-type="float" office:value="20931967.208000001" table:style-name="ce3">
            <text:p>20931967,208</text:p>
          </table:table-cell>
          <table:table-cell office:value-type="float" office:value="20931965.138999999" table:style-name="ce3">
            <text:p>20931965,139</text:p>
          </table:table-cell>
          <table:table-cell office:value-type="float" office:value="20931966.850000001" table:style-name="ce3">
            <text:p>20931966,850</text:p>
          </table:table-cell>
          <table:table-cell office:value-type="float" office:value="-15330568.342" table:style-name="ce3">
            <text:p>-15330568,342</text:p>
          </table:table-cell>
          <table:table-cell office:value-type="float" office:value="-11945896.726" table:style-name="ce3">
            <text:p>-11945896,726</text:p>
          </table:table-cell>
          <table:table-cell office:value-type="float" office:value="21376354.658" table:style-name="ce3">
            <text:p>21376354,658</text:p>
          </table:table-cell>
          <table:table-cell office:value-type="float" office:value="21376353.850000001" table:style-name="ce3">
            <text:p>21376353,850</text:p>
          </table:table-cell>
          <table:table-cell office:value-type="float" office:value="21376354.642999999" table:style-name="ce3">
            <text:p>21376354,643</text:p>
          </table:table-cell>
          <table:table-cell office:value-type="float" office:value="-22148963.368000001" table:style-name="ce3">
            <text:p>-22148963,368</text:p>
          </table:table-cell>
          <table:table-cell office:value-type="float" office:value="-17258931.392000001" table:style-name="ce3">
            <text:p>-17258931,392</text:p>
          </table:table-cell>
          <table:table-cell office:value-type="float" office:value="20164716.526000001" table:style-name="ce3">
            <text:p>20164716,526</text:p>
          </table:table-cell>
          <table:table-cell office:value-type="float" office:value="20164712.802000001" table:style-name="ce3">
            <text:p>20164712,802</text:p>
          </table:table-cell>
          <table:table-cell office:value-type="float" office:value="20164716.232999999" table:style-name="ce3">
            <text:p>20164716,233</text:p>
          </table:table-cell>
          <table:table-cell table:number-columns-repeated="16332"/>
        </table:table-row>
        <table:table-row table:style-name="ro1">
          <table:table-cell office:value-type="float" office:value="15210" table:style-name="ce2">
            <text:p>15210</text:p>
          </table:table-cell>
          <table:table-cell office:value-type="float" office:value="-13395804.077" table:style-name="ce2">
            <text:p>-13395804,08</text:p>
          </table:table-cell>
          <table:table-cell office:value-type="float" office:value="-10438286.296" table:style-name="ce3">
            <text:p>-10438286,296</text:p>
          </table:table-cell>
          <table:table-cell office:value-type="float" office:value="21313392.568" table:style-name="ce3">
            <text:p>21313392,568</text:p>
          </table:table-cell>
          <table:table-cell office:value-type="float" office:value="21313393.162999999" table:style-name="ce3">
            <text:p>21313393,163</text:p>
          </table:table-cell>
          <table:table-cell office:value-type="float" office:value="21313392.627" table:style-name="ce3">
            <text:p>21313392,627</text:p>
          </table:table-cell>
          <table:table-cell table:number-columns-repeated="5" table:style-name="ce3"/>
          <table:table-cell office:value-type="float" office:value="-14210442.622" table:style-name="ce3">
            <text:p>-14210442,622</text:p>
          </table:table-cell>
          <table:table-cell office:value-type="float" office:value="-11073069.273" table:style-name="ce3">
            <text:p>-11073069,273</text:p>
          </table:table-cell>
          <table:table-cell office:value-type="float" office:value="20937829.890000001" table:style-name="ce3">
            <text:p>20937829,890</text:p>
          </table:table-cell>
          <table:table-cell office:value-type="float" office:value="20937830.462000001" table:style-name="ce3">
            <text:p>20937830,462</text:p>
          </table:table-cell>
          <table:table-cell office:value-type="float" office:value="20937829.629000001" table:style-name="ce3">
            <text:p>20937829,629</text:p>
          </table:table-cell>
          <table:table-cell office:value-type="float" office:value="-14565250.604" table:style-name="ce3">
            <text:p>-14565250,604</text:p>
          </table:table-cell>
          <table:table-cell office:value-type="float" office:value="-11349545.34" table:style-name="ce3">
            <text:p>-11349545,340</text:p>
          </table:table-cell>
          <table:table-cell office:value-type="float" office:value="21376554.965999998" table:style-name="ce3">
            <text:p>21376554,966</text:p>
          </table:table-cell>
          <table:table-cell office:value-type="float" office:value="21376556.337000001" table:style-name="ce3">
            <text:p>21376556,337</text:p>
          </table:table-cell>
          <table:table-cell office:value-type="float" office:value="21376554.624000002" table:style-name="ce3">
            <text:p>21376554,624</text:p>
          </table:table-cell>
          <table:table-cell office:value-type="float" office:value="-21596200.949999999" table:style-name="ce3">
            <text:p>-21596200,950</text:p>
          </table:table-cell>
          <table:table-cell office:value-type="float" office:value="-16828207.153999999" table:style-name="ce3">
            <text:p>-16828207,154</text:p>
          </table:table-cell>
          <table:table-cell office:value-type="float" office:value="20156592.866999999" table:style-name="ce3">
            <text:p>20156592,867</text:p>
          </table:table-cell>
          <table:table-cell office:value-type="float" office:value="20156591.897999998" table:style-name="ce3">
            <text:p>20156591,898</text:p>
          </table:table-cell>
          <table:table-cell office:value-type="float" office:value="20156592.504999999" table:style-name="ce3">
            <text:p>20156592,505</text:p>
          </table:table-cell>
          <table:table-cell table:style-name="ce2"/>
          <table:table-cell office:value-type="float" office:value="-14800255.569" table:style-name="ce3">
            <text:p>-14800255,569</text:p>
          </table:table-cell>
          <table:table-cell office:value-type="float" office:value="-11532663.774" table:style-name="ce3">
            <text:p>-11532663,774</text:p>
          </table:table-cell>
          <table:table-cell office:value-type="float" office:value="21313377.107000001" table:style-name="ce3">
            <text:p>21313377,107</text:p>
          </table:table-cell>
          <table:table-cell office:value-type="float" office:value="21313374.059999999" table:style-name="ce3">
            <text:p>21313374,060</text:p>
          </table:table-cell>
          <table:table-cell office:value-type="float" office:value="21313376.896000002" table:style-name="ce3">
            <text:p>21313376,896</text:p>
          </table:table-cell>
          <table:table-cell table:number-columns-repeated="5" table:style-name="ce3"/>
          <table:table-cell office:value-type="float" office:value="-14595464.038000001" table:style-name="ce3">
            <text:p>-14595464,038</text:p>
          </table:table-cell>
          <table:table-cell office:value-type="float" office:value="-11373086.238" table:style-name="ce3">
            <text:p>-11373086,238</text:p>
          </table:table-cell>
          <table:table-cell office:value-type="float" office:value="20937814.149" table:style-name="ce3">
            <text:p>20937814,149</text:p>
          </table:table-cell>
          <table:table-cell office:value-type="float" office:value="20937811.495999999" table:style-name="ce3">
            <text:p>20937811,496</text:p>
          </table:table-cell>
          <table:table-cell office:value-type="float" office:value="20937813.186000001" table:style-name="ce3">
            <text:p>20937813,186</text:p>
          </table:table-cell>
          <table:table-cell office:value-type="float" office:value="-15329589.141000001" table:style-name="ce3">
            <text:p>-15329589,141</text:p>
          </table:table-cell>
          <table:table-cell office:value-type="float" office:value="-11945133.716" table:style-name="ce3">
            <text:p>-11945133,716</text:p>
          </table:table-cell>
          <table:table-cell office:value-type="float" office:value="21376542.092" table:style-name="ce3">
            <text:p>21376542,092</text:p>
          </table:table-cell>
          <table:table-cell office:value-type="float" office:value="21376539.662" table:style-name="ce3">
            <text:p>21376539,662</text:p>
          </table:table-cell>
          <table:table-cell office:value-type="float" office:value="21376541.035999998" table:style-name="ce3">
            <text:p>21376541,036</text:p>
          </table:table-cell>
          <table:table-cell office:value-type="float" office:value="-22191715.925999999" table:style-name="ce3">
            <text:p>-22191715,926</text:p>
          </table:table-cell>
          <table:table-cell office:value-type="float" office:value="-17292245.068999998" table:style-name="ce3">
            <text:p>-17292245,069</text:p>
          </table:table-cell>
          <table:table-cell office:value-type="float" office:value="20156581.248" table:style-name="ce3">
            <text:p>20156581,248</text:p>
          </table:table-cell>
          <table:table-cell office:value-type="float" office:value="20156577.379000001" table:style-name="ce3">
            <text:p>20156577,379</text:p>
          </table:table-cell>
          <table:table-cell office:value-type="float" office:value="20156580.704" table:style-name="ce3">
            <text:p>20156580,704</text:p>
          </table:table-cell>
          <table:table-cell table:number-columns-repeated="16332"/>
        </table:table-row>
        <table:table-row table:style-name="ro1">
          <table:table-cell office:value-type="float" office:value="15240" table:style-name="ce2">
            <text:p>15240</text:p>
          </table:table-cell>
          <table:table-cell office:value-type="float" office:value="-13332620.589" table:style-name="ce2">
            <text:p>-13332620,59</text:p>
          </table:table-cell>
          <table:table-cell office:value-type="float" office:value="-10389052.411" table:style-name="ce3">
            <text:p>-10389052,411</text:p>
          </table:table-cell>
          <table:table-cell office:value-type="float" office:value="21325415.875" table:style-name="ce3">
            <text:p>21325415,875</text:p>
          </table:table-cell>
          <table:table-cell office:value-type="float" office:value="21325416.239" table:style-name="ce3">
            <text:p>21325416,239</text:p>
          </table:table-cell>
          <table:table-cell office:value-type="float" office:value="21325415.885000002" table:style-name="ce3">
            <text:p>21325415,885</text:p>
          </table:table-cell>
          <table:table-cell table:number-columns-repeated="5" table:style-name="ce3"/>
          <table:table-cell office:value-type="float" office:value="-14179542.414000001" table:style-name="ce3">
            <text:p>-14179542,414</text:p>
          </table:table-cell>
          <table:table-cell office:value-type="float" office:value="-11048991.189999999" table:style-name="ce3">
            <text:p>-11048991,190</text:p>
          </table:table-cell>
          <table:table-cell office:value-type="float" office:value="20943709.824000001" table:style-name="ce3">
            <text:p>20943709,824</text:p>
          </table:table-cell>
          <table:table-cell office:value-type="float" office:value="20943710.598000001" table:style-name="ce3">
            <text:p>20943710,598</text:p>
          </table:table-cell>
          <table:table-cell office:value-type="float" office:value="20943709.693999998" table:style-name="ce3">
            <text:p>20943709,694</text:p>
          </table:table-cell>
          <table:table-cell office:value-type="float" office:value="-14563657.881999999" table:style-name="ce3">
            <text:p>-14563657,882</text:p>
          </table:table-cell>
          <table:table-cell office:value-type="float" office:value="-11348304.257999999" table:style-name="ce3">
            <text:p>-11348304,258</text:p>
          </table:table-cell>
          <table:table-cell office:value-type="float" office:value="21376858.300999999" table:style-name="ce3">
            <text:p>21376858,301</text:p>
          </table:table-cell>
          <table:table-cell office:value-type="float" office:value="21376859.195" table:style-name="ce3">
            <text:p>21376859,195</text:p>
          </table:table-cell>
          <table:table-cell office:value-type="float" office:value="21376857.688999999" table:style-name="ce3">
            <text:p>21376857,689</text:p>
          </table:table-cell>
          <table:table-cell office:value-type="float" office:value="-21638360.388999999" table:style-name="ce3">
            <text:p>-21638360,389</text:p>
          </table:table-cell>
          <table:table-cell office:value-type="float" office:value="-16861058.649" table:style-name="ce3">
            <text:p>-16861058,649</text:p>
          </table:table-cell>
          <table:table-cell office:value-type="float" office:value="20148569.853999998" table:style-name="ce3">
            <text:p>20148569,854</text:p>
          </table:table-cell>
          <table:table-cell office:value-type="float" office:value="20148569.359999999" table:style-name="ce3">
            <text:p>20148569,360</text:p>
          </table:table-cell>
          <table:table-cell office:value-type="float" office:value="20148569.892000001" table:style-name="ce3">
            <text:p>20148569,892</text:p>
          </table:table-cell>
          <table:table-cell table:style-name="ce2"/>
          <table:table-cell office:value-type="float" office:value="-14737084.811000001" table:style-name="ce3">
            <text:p>-14737084,811</text:p>
          </table:table-cell>
          <table:table-cell office:value-type="float" office:value="-11483439.797" table:style-name="ce3">
            <text:p>-11483439,797</text:p>
          </table:table-cell>
          <table:table-cell office:value-type="float" office:value="21325398.250999998" table:style-name="ce3">
            <text:p>21325398,251</text:p>
          </table:table-cell>
          <table:table-cell office:value-type="float" office:value="21325395.265000001" table:style-name="ce3">
            <text:p>21325395,265</text:p>
          </table:table-cell>
          <table:table-cell office:value-type="float" office:value="21325397.425999999" table:style-name="ce3">
            <text:p>21325397,426</text:p>
          </table:table-cell>
          <table:table-cell table:number-columns-repeated="5" table:style-name="ce3"/>
          <table:table-cell office:value-type="float" office:value="-14564576.619999999" table:style-name="ce3">
            <text:p>-14564576,620</text:p>
          </table:table-cell>
          <table:table-cell office:value-type="float" office:value="-11349018.118000001" table:style-name="ce3">
            <text:p>-11349018,118</text:p>
          </table:table-cell>
          <table:table-cell office:value-type="float" office:value="20943690.859000001" table:style-name="ce3">
            <text:p>20943690,859</text:p>
          </table:table-cell>
          <table:table-cell office:value-type="float" office:value="20943689.017000001" table:style-name="ce3">
            <text:p>20943689,017</text:p>
          </table:table-cell>
          <table:table-cell office:value-type="float" office:value="20943690.761999998" table:style-name="ce3">
            <text:p>20943690,762</text:p>
          </table:table-cell>
          <table:table-cell office:value-type="float" office:value="-15328009.054" table:style-name="ce3">
            <text:p>-15328009,054</text:p>
          </table:table-cell>
          <table:table-cell office:value-type="float" office:value="-11943902.476" table:style-name="ce3">
            <text:p>-11943902,476</text:p>
          </table:table-cell>
          <table:table-cell office:value-type="float" office:value="21376842.480999999" table:style-name="ce3">
            <text:p>21376842,481</text:p>
          </table:table-cell>
          <table:table-cell office:value-type="float" office:value="21376840.353" table:style-name="ce3">
            <text:p>21376840,353</text:p>
          </table:table-cell>
          <table:table-cell office:value-type="float" office:value="21376841.958000001" table:style-name="ce3">
            <text:p>21376841,958</text:p>
          </table:table-cell>
          <table:table-cell office:value-type="float" office:value="-22233888.278000001" table:style-name="ce3">
            <text:p>-22233888,278</text:p>
          </table:table-cell>
          <table:table-cell office:value-type="float" office:value="-17325106.624000002" table:style-name="ce3">
            <text:p>-17325106,624</text:p>
          </table:table-cell>
          <table:table-cell office:value-type="float" office:value="20148556.065000001" table:style-name="ce3">
            <text:p>20148556,065</text:p>
          </table:table-cell>
          <table:table-cell office:value-type="float" office:value="20148552.335999999" table:style-name="ce3">
            <text:p>20148552,336</text:p>
          </table:table-cell>
          <table:table-cell office:value-type="float" office:value="20148555.454999998" table:style-name="ce3">
            <text:p>20148555,455</text:p>
          </table:table-cell>
          <table:table-cell table:number-columns-repeated="16332"/>
        </table:table-row>
        <table:table-row table:style-name="ro1">
          <table:table-cell office:value-type="float" office:value="15270" table:style-name="ce2">
            <text:p>15270</text:p>
          </table:table-cell>
          <table:table-cell office:value-type="float" office:value="-13269266.243000001" table:style-name="ce2">
            <text:p>-13269266,24</text:p>
          </table:table-cell>
          <table:table-cell office:value-type="float" office:value="-10339685.407" table:style-name="ce3">
            <text:p>-10339685,407</text:p>
          </table:table-cell>
          <table:table-cell office:value-type="float" office:value="21337471.978999998" table:style-name="ce3">
            <text:p>21337471,979</text:p>
          </table:table-cell>
          <table:table-cell office:value-type="float" office:value="21337472.708999999" table:style-name="ce3">
            <text:p>21337472,709</text:p>
          </table:table-cell>
          <table:table-cell office:value-type="float" office:value="21337471.355" table:style-name="ce3">
            <text:p>21337471,355</text:p>
          </table:table-cell>
          <table:table-cell table:number-columns-repeated="5" table:style-name="ce3"/>
          <table:table-cell office:value-type="float" office:value="-14148470.128" table:style-name="ce3">
            <text:p>-14148470,128</text:p>
          </table:table-cell>
          <table:table-cell office:value-type="float" office:value="-11024779.017000001" table:style-name="ce3">
            <text:p>-11024779,017</text:p>
          </table:table-cell>
          <table:table-cell office:value-type="float" office:value="20949623.304000001" table:style-name="ce3">
            <text:p>20949623,304</text:p>
          </table:table-cell>
          <table:table-cell office:value-type="float" office:value="20949623.557" table:style-name="ce3">
            <text:p>20949623,557</text:p>
          </table:table-cell>
          <table:table-cell office:value-type="float" office:value="20949622.839000002" table:style-name="ce3">
            <text:p>20949622,839</text:p>
          </table:table-cell>
          <table:table-cell office:value-type="float" office:value="-14561455.684" table:style-name="ce3">
            <text:p>-14561455,684</text:p>
          </table:table-cell>
          <table:table-cell office:value-type="float" office:value="-11346588.267000001" table:style-name="ce3">
            <text:p>-11346588,267</text:p>
          </table:table-cell>
          <table:table-cell office:value-type="float" office:value="21377277.381999999" table:style-name="ce3">
            <text:p>21377277,382</text:p>
          </table:table-cell>
          <table:table-cell office:value-type="float" office:value="21377278.578000002" table:style-name="ce3">
            <text:p>21377278,578</text:p>
          </table:table-cell>
          <table:table-cell office:value-type="float" office:value="21377277.061000001" table:style-name="ce3">
            <text:p>21377277,061</text:p>
          </table:table-cell>
          <table:table-cell office:value-type="float" office:value="-21679930.089000002" table:style-name="ce3">
            <text:p>-21679930,089</text:p>
          </table:table-cell>
          <table:table-cell office:value-type="float" office:value="-16893450.612" table:style-name="ce3">
            <text:p>-16893450,612</text:p>
          </table:table-cell>
          <table:table-cell office:value-type="float" office:value="20140659.774" table:style-name="ce3">
            <text:p>20140659,774</text:p>
          </table:table-cell>
          <table:table-cell office:value-type="float" office:value="20140658.539000001" table:style-name="ce3">
            <text:p>20140658,539</text:p>
          </table:table-cell>
          <table:table-cell office:value-type="float" office:value="20140659.434999999" table:style-name="ce3">
            <text:p>20140659,435</text:p>
          </table:table-cell>
          <table:table-cell table:style-name="ce2"/>
          <table:table-cell office:value-type="float" office:value="-14673727.356000001" table:style-name="ce3">
            <text:p>-14673727,356</text:p>
          </table:table-cell>
          <table:table-cell office:value-type="float" office:value="-11434070.370999999" table:style-name="ce3">
            <text:p>-11434070,371</text:p>
          </table:table-cell>
          <table:table-cell office:value-type="float" office:value="21337453.859999999" table:style-name="ce3">
            <text:p>21337453,860</text:p>
          </table:table-cell>
          <table:table-cell office:value-type="float" office:value="21337451.831" table:style-name="ce3">
            <text:p>21337451,831</text:p>
          </table:table-cell>
          <table:table-cell office:value-type="float" office:value="21337453.651000001" table:style-name="ce3">
            <text:p>21337453,651</text:p>
          </table:table-cell>
          <table:table-cell table:number-columns-repeated="5" table:style-name="ce3"/>
          <table:table-cell office:value-type="float" office:value="-14533501.278000001" table:style-name="ce3">
            <text:p>-14533501,278</text:p>
          </table:table-cell>
          <table:table-cell office:value-type="float" office:value="-11324803.57" table:style-name="ce3">
            <text:p>-11324803,570</text:p>
          </table:table-cell>
          <table:table-cell office:value-type="float" office:value="20949604.565000001" table:style-name="ce3">
            <text:p>20949604,565</text:p>
          </table:table-cell>
          <table:table-cell office:value-type="float" office:value="20949602.274" table:style-name="ce3">
            <text:p>20949602,274</text:p>
          </table:table-cell>
          <table:table-cell office:value-type="float" office:value="20949604.041999999" table:style-name="ce3">
            <text:p>20949604,042</text:p>
          </table:table-cell>
          <table:table-cell office:value-type="float" office:value="-15325803.653999999" table:style-name="ce3">
            <text:p>-15325803,654</text:p>
          </table:table-cell>
          <table:table-cell office:value-type="float" office:value="-11942183.984999999" table:style-name="ce3">
            <text:p>-11942183,985</text:p>
          </table:table-cell>
          <table:table-cell office:value-type="float" office:value="21377261.445999999" table:style-name="ce3">
            <text:p>21377261,446</text:p>
          </table:table-cell>
          <table:table-cell office:value-type="float" office:value="21377260.370000001" table:style-name="ce3">
            <text:p>21377260,370</text:p>
          </table:table-cell>
          <table:table-cell office:value-type="float" office:value="21377261.039000001" table:style-name="ce3">
            <text:p>21377261,039</text:p>
          </table:table-cell>
          <table:table-cell office:value-type="float" office:value="-22275455.057999998" table:style-name="ce3">
            <text:p>-22275455,058</text:p>
          </table:table-cell>
          <table:table-cell office:value-type="float" office:value="-17357496.309999999" table:style-name="ce3">
            <text:p>-17357496,310</text:p>
          </table:table-cell>
          <table:table-cell office:value-type="float" office:value="20140646.289999999" table:style-name="ce3">
            <text:p>20140646,290</text:p>
          </table:table-cell>
          <table:table-cell office:value-type="float" office:value="20140642.475000001" table:style-name="ce3">
            <text:p>20140642,475</text:p>
          </table:table-cell>
          <table:table-cell office:value-type="float" office:value="20140645.342" table:style-name="ce3">
            <text:p>20140645,342</text:p>
          </table:table-cell>
          <table:table-cell table:number-columns-repeated="16332"/>
        </table:table-row>
        <table:table-row table:style-name="ro1">
          <table:table-cell office:value-type="float" office:value="15300" table:style-name="ce2">
            <text:p>15300</text:p>
          </table:table-cell>
          <table:table-cell office:value-type="float" office:value="-13205746.103" table:style-name="ce2">
            <text:p>-13205746,1</text:p>
          </table:table-cell>
          <table:table-cell office:value-type="float" office:value="-10290189.196" table:style-name="ce3">
            <text:p>-10290189,196</text:p>
          </table:table-cell>
          <table:table-cell office:value-type="float" office:value="21349559.572000001" table:style-name="ce3">
            <text:p>21349559,572</text:p>
          </table:table-cell>
          <table:table-cell office:value-type="float" office:value="21349560.263" table:style-name="ce3">
            <text:p>21349560,263</text:p>
          </table:table-cell>
          <table:table-cell office:value-type="float" office:value="21349559.346999999" table:style-name="ce3">
            <text:p>21349559,347</text:p>
          </table:table-cell>
          <table:table-cell table:number-columns-repeated="5" table:style-name="ce3"/>
          <table:table-cell office:value-type="float" office:value="-14117231.066" table:style-name="ce3">
            <text:p>-14117231,066</text:p>
          </table:table-cell>
          <table:table-cell office:value-type="float" office:value="-11000436.891000001" table:style-name="ce3">
            <text:p>-11000436,891</text:p>
          </table:table-cell>
          <table:table-cell office:value-type="float" office:value="20955567" table:style-name="ce3">
            <text:p>20955567,000</text:p>
          </table:table-cell>
          <table:table-cell office:value-type="float" office:value="20955568.081" table:style-name="ce3">
            <text:p>20955568,081</text:p>
          </table:table-cell>
          <table:table-cell office:value-type="float" office:value="20955567.006000001" table:style-name="ce3">
            <text:p>20955567,006</text:p>
          </table:table-cell>
          <table:table-cell office:value-type="float" office:value="-14558648.104" table:style-name="ce3">
            <text:p>-14558648,104</text:p>
          </table:table-cell>
          <table:table-cell office:value-type="float" office:value="-11344400.541999999" table:style-name="ce3">
            <text:p>-11344400,542</text:p>
          </table:table-cell>
          <table:table-cell office:value-type="float" office:value="21377812.067000002" table:style-name="ce3">
            <text:p>21377812,067</text:p>
          </table:table-cell>
          <table:table-cell office:value-type="float" office:value="21377812.706999999" table:style-name="ce3">
            <text:p>21377812,707</text:p>
          </table:table-cell>
          <table:table-cell office:value-type="float" office:value="21377811.510000002" table:style-name="ce3">
            <text:p>21377811,510</text:p>
          </table:table-cell>
          <table:table-cell office:value-type="float" office:value="-21720912.956" table:style-name="ce3">
            <text:p>-21720912,956</text:p>
          </table:table-cell>
          <table:table-cell office:value-type="float" office:value="-16925385.302000001" table:style-name="ce3">
            <text:p>-16925385,302</text:p>
          </table:table-cell>
          <table:table-cell office:value-type="float" office:value="20132861.806000002" table:style-name="ce3">
            <text:p>20132861,806</text:p>
          </table:table-cell>
          <table:table-cell office:value-type="float" office:value="20132860.068" table:style-name="ce3">
            <text:p>20132860,068</text:p>
          </table:table-cell>
          <table:table-cell office:value-type="float" office:value="20132860.813999999" table:style-name="ce3">
            <text:p>20132860,814</text:p>
          </table:table-cell>
          <table:table-cell table:style-name="ce2"/>
          <table:table-cell office:value-type="float" office:value="-14610218.432" table:style-name="ce3">
            <text:p>-14610218,432</text:p>
          </table:table-cell>
          <table:table-cell office:value-type="float" office:value="-11384582.91" table:style-name="ce3">
            <text:p>-11384582,910</text:p>
          </table:table-cell>
          <table:table-cell office:value-type="float" office:value="21349539.713" table:style-name="ce3">
            <text:p>21349539,713</text:p>
          </table:table-cell>
          <table:table-cell office:value-type="float" office:value="21349536.438999999" table:style-name="ce3">
            <text:p>21349536,439</text:p>
          </table:table-cell>
          <table:table-cell office:value-type="float" office:value="21349539.144000001" table:style-name="ce3">
            <text:p>21349539,144</text:p>
          </table:table-cell>
          <table:table-cell table:number-columns-repeated="5" table:style-name="ce3"/>
          <table:table-cell office:value-type="float" office:value="-14502273.515000001" table:style-name="ce3">
            <text:p>-14502273,515</text:p>
          </table:table-cell>
          <table:table-cell office:value-type="float" office:value="-11300470.252" table:style-name="ce3">
            <text:p>-11300470,252</text:p>
          </table:table-cell>
          <table:table-cell office:value-type="float" office:value="20955546.982000001" table:style-name="ce3">
            <text:p>20955546,982</text:p>
          </table:table-cell>
          <table:table-cell office:value-type="float" office:value="20955545.054000001" table:style-name="ce3">
            <text:p>20955545,054</text:p>
          </table:table-cell>
          <table:table-cell office:value-type="float" office:value="20955546.344000001" table:style-name="ce3">
            <text:p>20955546,344</text:p>
          </table:table-cell>
          <table:table-cell office:value-type="float" office:value="-15323007.215" table:style-name="ce3">
            <text:p>-15323007,215</text:p>
          </table:table-cell>
          <table:table-cell office:value-type="float" office:value="-11940004.942" table:style-name="ce3">
            <text:p>-11940004,942</text:p>
          </table:table-cell>
          <table:table-cell office:value-type="float" office:value="21377794.248" table:style-name="ce3">
            <text:p>21377794,248</text:p>
          </table:table-cell>
          <table:table-cell office:value-type="float" office:value="21377792.409000002" table:style-name="ce3">
            <text:p>21377792,409</text:p>
          </table:table-cell>
          <table:table-cell office:value-type="float" office:value="21377793.511" table:style-name="ce3">
            <text:p>21377793,511</text:p>
          </table:table-cell>
          <table:table-cell office:value-type="float" office:value="-22316449.355999999" table:style-name="ce3">
            <text:p>-22316449,356</text:p>
          </table:table-cell>
          <table:table-cell office:value-type="float" office:value="-17389439.905999999" table:style-name="ce3">
            <text:p>-17389439,906</text:p>
          </table:table-cell>
          <table:table-cell office:value-type="float" office:value="20132844.743999999" table:style-name="ce3">
            <text:p>20132844,744</text:p>
          </table:table-cell>
          <table:table-cell office:value-type="float" office:value="20132841.620999999" table:style-name="ce3">
            <text:p>20132841,621</text:p>
          </table:table-cell>
          <table:table-cell office:value-type="float" office:value="20132844.541000001" table:style-name="ce3">
            <text:p>20132844,541</text:p>
          </table:table-cell>
          <table:table-cell table:number-columns-repeated="16332"/>
        </table:table-row>
        <table:table-row table:style-name="ro1">
          <table:table-cell office:value-type="float" office:value="15330" table:style-name="ce2">
            <text:p>15330</text:p>
          </table:table-cell>
          <table:table-cell office:value-type="float" office:value="-13142047.403000001" table:style-name="ce2">
            <text:p>-13142047,4</text:p>
          </table:table-cell>
          <table:table-cell office:value-type="float" office:value="-10240553.853" table:style-name="ce3">
            <text:p>-10240553,853</text:p>
          </table:table-cell>
          <table:table-cell office:value-type="float" office:value="21361681.041000001" table:style-name="ce3">
            <text:p>21361681,041</text:p>
          </table:table-cell>
          <table:table-cell office:value-type="float" office:value="21361682.307999998" table:style-name="ce3">
            <text:p>21361682,308</text:p>
          </table:table-cell>
          <table:table-cell office:value-type="float" office:value="21361680.421" table:style-name="ce3">
            <text:p>21361680,421</text:p>
          </table:table-cell>
          <table:table-cell table:number-columns-repeated="5" table:style-name="ce3"/>
          <table:table-cell office:value-type="float" office:value="-14085811.983999999" table:style-name="ce3">
            <text:p>-14085811,984</text:p>
          </table:table-cell>
          <table:table-cell office:value-type="float" office:value="-10975954.494999999" table:style-name="ce3">
            <text:p>-10975954,495</text:p>
          </table:table-cell>
          <table:table-cell office:value-type="float" office:value="20961546.965" table:style-name="ce3">
            <text:p>20961546,965</text:p>
          </table:table-cell>
          <table:table-cell office:value-type="float" office:value="20961546.962000001" table:style-name="ce3">
            <text:p>20961546,962</text:p>
          </table:table-cell>
          <table:table-cell office:value-type="float" office:value="20961546.085000001" table:style-name="ce3">
            <text:p>20961546,085</text:p>
          </table:table-cell>
          <table:table-cell office:value-type="float" office:value="-14555222.013" table:style-name="ce3">
            <text:p>-14555222,013</text:p>
          </table:table-cell>
          <table:table-cell office:value-type="float" office:value="-11341730.858999999" table:style-name="ce3">
            <text:p>-11341730,859</text:p>
          </table:table-cell>
          <table:table-cell office:value-type="float" office:value="21378463.550999999" table:style-name="ce3">
            <text:p>21378463,551</text:p>
          </table:table-cell>
          <table:table-cell office:value-type="float" office:value="21378464.743999999" table:style-name="ce3">
            <text:p>21378464,744</text:p>
          </table:table-cell>
          <table:table-cell office:value-type="float" office:value="21378463.204999998" table:style-name="ce3">
            <text:p>21378463,205</text:p>
          </table:table-cell>
          <table:table-cell office:value-type="float" office:value="-21761294.399999999" table:style-name="ce3">
            <text:p>-21761294,400</text:p>
          </table:table-cell>
          <table:table-cell office:value-type="float" office:value="-16956851.357000001" table:style-name="ce3">
            <text:p>-16956851,357</text:p>
          </table:table-cell>
          <table:table-cell office:value-type="float" office:value="20125177.109999999" table:style-name="ce3">
            <text:p>20125177,110</text:p>
          </table:table-cell>
          <table:table-cell office:value-type="float" office:value="20125175.795000002" table:style-name="ce3">
            <text:p>20125175,795</text:p>
          </table:table-cell>
          <table:table-cell office:value-type="float" office:value="20125176.359999999" table:style-name="ce3">
            <text:p>20125176,360</text:p>
          </table:table-cell>
          <table:table-cell table:style-name="ce2"/>
          <table:table-cell office:value-type="float" office:value="-14546521.548" table:style-name="ce3">
            <text:p>-14546521,548</text:p>
          </table:table-cell>
          <table:table-cell office:value-type="float" office:value="-11334948.970000001" table:style-name="ce3">
            <text:p>-11334948,970</text:p>
          </table:table-cell>
          <table:table-cell office:value-type="float" office:value="21361660.342999998" table:style-name="ce3">
            <text:p>21361660,343</text:p>
          </table:table-cell>
          <table:table-cell office:value-type="float" office:value="21361658.114" table:style-name="ce3">
            <text:p>21361658,114</text:p>
          </table:table-cell>
          <table:table-cell office:value-type="float" office:value="21361659.851" table:style-name="ce3">
            <text:p>21361659,851</text:p>
          </table:table-cell>
          <table:table-cell table:number-columns-repeated="5" table:style-name="ce3"/>
          <table:table-cell office:value-type="float" office:value="-14470856.309" table:style-name="ce3">
            <text:p>-14470856,309</text:p>
          </table:table-cell>
          <table:table-cell office:value-type="float" office:value="-11275989.311000001" table:style-name="ce3">
            <text:p>-11275989,311</text:p>
          </table:table-cell>
          <table:table-cell office:value-type="float" office:value="20961525.438999999" table:style-name="ce3">
            <text:p>20961525,439</text:p>
          </table:table-cell>
          <table:table-cell office:value-type="float" office:value="20961523.739999998" table:style-name="ce3">
            <text:p>20961523,740</text:p>
          </table:table-cell>
          <table:table-cell office:value-type="float" office:value="20961524.956" table:style-name="ce3">
            <text:p>20961524,956</text:p>
          </table:table-cell>
          <table:table-cell office:value-type="float" office:value="-15319582.859999999" table:style-name="ce3">
            <text:p>-15319582,860</text:p>
          </table:table-cell>
          <table:table-cell office:value-type="float" office:value="-11937336.605" table:style-name="ce3">
            <text:p>-11937336,605</text:p>
          </table:table-cell>
          <table:table-cell office:value-type="float" office:value="21378446.044" table:style-name="ce3">
            <text:p>21378446,044</text:p>
          </table:table-cell>
          <table:table-cell office:value-type="float" office:value="21378443.824000001" table:style-name="ce3">
            <text:p>21378443,824</text:p>
          </table:table-cell>
          <table:table-cell office:value-type="float" office:value="21378445.228" table:style-name="ce3">
            <text:p>21378445,228</text:p>
          </table:table-cell>
          <table:table-cell office:value-type="float" office:value="-22356832.811000001" table:style-name="ce3">
            <text:p>-22356832,811</text:p>
          </table:table-cell>
          <table:table-cell office:value-type="float" office:value="-17420907.528000001" table:style-name="ce3">
            <text:p>-17420907,528</text:p>
          </table:table-cell>
          <table:table-cell office:value-type="float" office:value="20125160.704999998" table:style-name="ce3">
            <text:p>20125160,705</text:p>
          </table:table-cell>
          <table:table-cell office:value-type="float" office:value="20125156.666000001" table:style-name="ce3">
            <text:p>20125156,666</text:p>
          </table:table-cell>
          <table:table-cell office:value-type="float" office:value="20125160.120999999" table:style-name="ce3">
            <text:p>20125160,121</text:p>
          </table:table-cell>
          <table:table-cell table:number-columns-repeated="16332"/>
        </table:table-row>
        <table:table-row table:style-name="ro1">
          <table:table-cell office:value-type="float" office:value="15360" table:style-name="ce2">
            <text:p>15360</text:p>
          </table:table-cell>
          <table:table-cell office:value-type="float" office:value="-13078193.353" table:style-name="ce2">
            <text:p>-13078193,35</text:p>
          </table:table-cell>
          <table:table-cell office:value-type="float" office:value="-10190797.460000001" table:style-name="ce3">
            <text:p>-10190797,460</text:p>
          </table:table-cell>
          <table:table-cell office:value-type="float" office:value="21373832.149" table:style-name="ce3">
            <text:p>21373832,149</text:p>
          </table:table-cell>
          <table:table-cell office:value-type="float" office:value="21373832.443" table:style-name="ce3">
            <text:p>21373832,443</text:p>
          </table:table-cell>
          <table:table-cell office:value-type="float" office:value="21373831.84" table:style-name="ce3">
            <text:p>21373831,840</text:p>
          </table:table-cell>
          <table:table-cell table:number-columns-repeated="5" table:style-name="ce3"/>
          <table:table-cell office:value-type="float" office:value="-14054236.635" table:style-name="ce3">
            <text:p>-14054236,635</text:p>
          </table:table-cell>
          <table:table-cell office:value-type="float" office:value="-10951350.328" table:style-name="ce3">
            <text:p>-10951350,328</text:p>
          </table:table-cell>
          <table:table-cell office:value-type="float" office:value="20967554.655999999" table:style-name="ce3">
            <text:p>20967554,656</text:p>
          </table:table-cell>
          <table:table-cell office:value-type="float" office:value="20967555.796" table:style-name="ce3">
            <text:p>20967555,796</text:p>
          </table:table-cell>
          <table:table-cell office:value-type="float" office:value="20967554.420000002" table:style-name="ce3">
            <text:p>20967554,420</text:p>
          </table:table-cell>
          <table:table-cell office:value-type="float" office:value="-14551200.305" table:style-name="ce3">
            <text:p>-14551200,305</text:p>
          </table:table-cell>
          <table:table-cell office:value-type="float" office:value="-11338597.062000001" table:style-name="ce3">
            <text:p>-11338597,062</text:p>
          </table:table-cell>
          <table:table-cell office:value-type="float" office:value="21379228.388999999" table:style-name="ce3">
            <text:p>21379228,389</text:p>
          </table:table-cell>
          <table:table-cell office:value-type="float" office:value="21379229.664999999" table:style-name="ce3">
            <text:p>21379229,665</text:p>
          </table:table-cell>
          <table:table-cell office:value-type="float" office:value="21379227.892999999" table:style-name="ce3">
            <text:p>21379227,893</text:p>
          </table:table-cell>
          <table:table-cell office:value-type="float" office:value="-21801096.798" table:style-name="ce3">
            <text:p>-21801096,798</text:p>
          </table:table-cell>
          <table:table-cell office:value-type="float" office:value="-16987866.210000001" table:style-name="ce3">
            <text:p>-16987866,210</text:p>
          </table:table-cell>
          <table:table-cell office:value-type="float" office:value="20117602.181000002" table:style-name="ce3">
            <text:p>20117602,181</text:p>
          </table:table-cell>
          <table:table-cell office:value-type="float" office:value="20117601.745000001" table:style-name="ce3">
            <text:p>20117601,745</text:p>
          </table:table-cell>
          <table:table-cell office:value-type="float" office:value="20117602.083999999" table:style-name="ce3">
            <text:p>20117602,084</text:p>
          </table:table-cell>
          <table:table-cell table:style-name="ce2"/>
          <table:table-cell office:value-type="float" office:value="-14482658.325999999" table:style-name="ce3">
            <text:p>-14482658,326</text:p>
          </table:table-cell>
          <table:table-cell office:value-type="float" office:value="-11285185.429" table:style-name="ce3">
            <text:p>-11285185,429</text:p>
          </table:table-cell>
          <table:table-cell office:value-type="float" office:value="21373812.986000001" table:style-name="ce3">
            <text:p>21373812,986</text:p>
          </table:table-cell>
          <table:table-cell office:value-type="float" office:value="21373811.362" table:style-name="ce3">
            <text:p>21373811,362</text:p>
          </table:table-cell>
          <table:table-cell office:value-type="float" office:value="21373812.620999999" table:style-name="ce3">
            <text:p>21373812,621</text:p>
          </table:table-cell>
          <table:table-cell table:number-columns-repeated="5" table:style-name="ce3"/>
          <table:table-cell office:value-type="float" office:value="-14439271.847999999" table:style-name="ce3">
            <text:p>-14439271,848</text:p>
          </table:table-cell>
          <table:table-cell office:value-type="float" office:value="-11251378.043" table:style-name="ce3">
            <text:p>-11251378,043</text:p>
          </table:table-cell>
          <table:table-cell office:value-type="float" office:value="20967535.706999999" table:style-name="ce3">
            <text:p>20967535,707</text:p>
          </table:table-cell>
          <table:table-cell office:value-type="float" office:value="20967533.532000002" table:style-name="ce3">
            <text:p>20967533,532</text:p>
          </table:table-cell>
          <table:table-cell office:value-type="float" office:value="20967535.436999999" table:style-name="ce3">
            <text:p>20967535,437</text:p>
          </table:table-cell>
          <table:table-cell office:value-type="float" office:value="-15315551.891000001" table:style-name="ce3">
            <text:p>-15315551,891</text:p>
          </table:table-cell>
          <table:table-cell office:value-type="float" office:value="-11934195.596000001" table:style-name="ce3">
            <text:p>-11934195,596</text:p>
          </table:table-cell>
          <table:table-cell office:value-type="float" office:value="21379213.068" table:style-name="ce3">
            <text:p>21379213,068</text:p>
          </table:table-cell>
          <table:table-cell office:value-type="float" office:value="21379210.651000001" table:style-name="ce3">
            <text:p>21379210,651</text:p>
          </table:table-cell>
          <table:table-cell office:value-type="float" office:value="21379212.142999999" table:style-name="ce3">
            <text:p>21379212,143</text:p>
          </table:table-cell>
          <table:table-cell office:value-type="float" office:value="-22396626.227000002" table:style-name="ce3">
            <text:p>-22396626,227</text:p>
          </table:table-cell>
          <table:table-cell office:value-type="float" office:value="-17451915.386" table:style-name="ce3">
            <text:p>-17451915,386</text:p>
          </table:table-cell>
          <table:table-cell office:value-type="float" office:value="20117587.995000001" table:style-name="ce3">
            <text:p>20117587,995</text:p>
          </table:table-cell>
          <table:table-cell office:value-type="float" office:value="20117584.254000001" table:style-name="ce3">
            <text:p>20117584,254</text:p>
          </table:table-cell>
          <table:table-cell office:value-type="float" office:value="20117587.559999999" table:style-name="ce3">
            <text:p>20117587,560</text:p>
          </table:table-cell>
          <table:table-cell table:number-columns-repeated="16332"/>
        </table:table-row>
        <table:table-row table:style-name="ro1">
          <table:table-cell office:value-type="float" office:value="15390" table:style-name="ce2">
            <text:p>15390</text:p>
          </table:table-cell>
          <table:table-cell office:value-type="float" office:value="-13014168.456" table:style-name="ce2">
            <text:p>-13014168,46</text:p>
          </table:table-cell>
          <table:table-cell office:value-type="float" office:value="-10140907.926999999" table:style-name="ce3">
            <text:p>-10140907,927</text:p>
          </table:table-cell>
          <table:table-cell office:value-type="float" office:value="21386015.443" table:style-name="ce3">
            <text:p>21386015,443</text:p>
          </table:table-cell>
          <table:table-cell office:value-type="float" office:value="21386015.897999998" table:style-name="ce3">
            <text:p>21386015,898</text:p>
          </table:table-cell>
          <table:table-cell office:value-type="float" office:value="21386015.135000002" table:style-name="ce3">
            <text:p>21386015,135</text:p>
          </table:table-cell>
          <table:table-cell table:number-columns-repeated="5" table:style-name="ce3"/>
          <table:table-cell office:value-type="float" office:value="-14022489.661" table:style-name="ce3">
            <text:p>-14022489,661</text:p>
          </table:table-cell>
          <table:table-cell office:value-type="float" office:value="-10926612.427999999" table:style-name="ce3">
            <text:p>-10926612,428</text:p>
          </table:table-cell>
          <table:table-cell office:value-type="float" office:value="20973596.136999998" table:style-name="ce3">
            <text:p>20973596,137</text:p>
          </table:table-cell>
          <table:table-cell office:value-type="float" office:value="20973596.829" table:style-name="ce3">
            <text:p>20973596,829</text:p>
          </table:table-cell>
          <table:table-cell office:value-type="float" office:value="20973595.879999999" table:style-name="ce3">
            <text:p>20973595,880</text:p>
          </table:table-cell>
          <table:table-cell office:value-type="float" office:value="-14546567.069" table:style-name="ce3">
            <text:p>-14546567,069</text:p>
          </table:table-cell>
          <table:table-cell office:value-type="float" office:value="-11334986.744000001" table:style-name="ce3">
            <text:p>-11334986,744</text:p>
          </table:table-cell>
          <table:table-cell office:value-type="float" office:value="21380109.909000002" table:style-name="ce3">
            <text:p>21380109,909</text:p>
          </table:table-cell>
          <table:table-cell office:value-type="float" office:value="21380111.247000001" table:style-name="ce3">
            <text:p>21380111,247</text:p>
          </table:table-cell>
          <table:table-cell office:value-type="float" office:value="21380109.771000002" table:style-name="ce3">
            <text:p>21380109,771</text:p>
          </table:table-cell>
          <table:table-cell office:value-type="float" office:value="-21840302.453000002" table:style-name="ce3">
            <text:p>-21840302,453</text:p>
          </table:table-cell>
          <table:table-cell office:value-type="float" office:value="-17018416.067000002" table:style-name="ce3">
            <text:p>-17018416,067</text:p>
          </table:table-cell>
          <table:table-cell office:value-type="float" office:value="20110141.671" table:style-name="ce3">
            <text:p>20110141,671</text:p>
          </table:table-cell>
          <table:table-cell office:value-type="float" office:value="20110141.307999998" table:style-name="ce3">
            <text:p>20110141,308</text:p>
          </table:table-cell>
          <table:table-cell office:value-type="float" office:value="20110141.219999999" table:style-name="ce3">
            <text:p>20110141,220</text:p>
          </table:table-cell>
          <table:table-cell table:style-name="ce2"/>
          <table:table-cell office:value-type="float" office:value="-14418620.117000001" table:style-name="ce3">
            <text:p>-14418620,117</text:p>
          </table:table-cell>
          <table:table-cell office:value-type="float" office:value="-11235285.535" table:style-name="ce3">
            <text:p>-11235285,535</text:p>
          </table:table-cell>
          <table:table-cell office:value-type="float" office:value="21385999.668000001" table:style-name="ce3">
            <text:p>21385999,668</text:p>
          </table:table-cell>
          <table:table-cell office:value-type="float" office:value="21385996.809999999" table:style-name="ce3">
            <text:p>21385996,810</text:p>
          </table:table-cell>
          <table:table-cell office:value-type="float" office:value="21385999.052999999" table:style-name="ce3">
            <text:p>21385999,053</text:p>
          </table:table-cell>
          <table:table-cell table:number-columns-repeated="5" table:style-name="ce3"/>
          <table:table-cell office:value-type="float" office:value="-14407511.652000001" table:style-name="ce3">
            <text:p>-14407511,652</text:p>
          </table:table-cell>
          <table:table-cell office:value-type="float" office:value="-11226629.835000001" table:style-name="ce3">
            <text:p>-11226629,835</text:p>
          </table:table-cell>
          <table:table-cell office:value-type="float" office:value="20973579.429000001" table:style-name="ce3">
            <text:p>20973579,429</text:p>
          </table:table-cell>
          <table:table-cell office:value-type="float" office:value="20973577.670000002" table:style-name="ce3">
            <text:p>20973577,670</text:p>
          </table:table-cell>
          <table:table-cell office:value-type="float" office:value="20973579.142999999" table:style-name="ce3">
            <text:p>20973579,143</text:p>
          </table:table-cell>
          <table:table-cell office:value-type="float" office:value="-15310905.278999999" table:style-name="ce3">
            <text:p>-15310905,279</text:p>
          </table:table-cell>
          <table:table-cell office:value-type="float" office:value="-11930574.865" table:style-name="ce3">
            <text:p>-11930574,865</text:p>
          </table:table-cell>
          <table:table-cell office:value-type="float" office:value="21380097.848999999" table:style-name="ce3">
            <text:p>21380097,849</text:p>
          </table:table-cell>
          <table:table-cell office:value-type="float" office:value="21380094.868000001" table:style-name="ce3">
            <text:p>21380094,868</text:p>
          </table:table-cell>
          <table:table-cell office:value-type="float" office:value="21380096.759" table:style-name="ce3">
            <text:p>21380096,759</text:p>
          </table:table-cell>
          <table:table-cell office:value-type="float" office:value="-22435818.789999999" table:style-name="ce3">
            <text:p>-22435818,790</text:p>
          </table:table-cell>
          <table:table-cell office:value-type="float" office:value="-17482455.041999999" table:style-name="ce3">
            <text:p>-17482455,042</text:p>
          </table:table-cell>
          <table:table-cell office:value-type="float" office:value="20110130.157000002" table:style-name="ce3">
            <text:p>20110130,157</text:p>
          </table:table-cell>
          <table:table-cell office:value-type="float" office:value="20110126.124000002" table:style-name="ce3">
            <text:p>20110126,124</text:p>
          </table:table-cell>
          <table:table-cell office:value-type="float" office:value="20110129.410999998" table:style-name="ce3">
            <text:p>20110129,411</text:p>
          </table:table-cell>
          <table:table-cell table:number-columns-repeated="16332"/>
        </table:table-row>
        <table:table-row table:style-name="ro1">
          <table:table-cell office:value-type="float" office:value="15420" table:style-name="ce2">
            <text:p>15420</text:p>
          </table:table-cell>
          <table:table-cell office:value-type="float" office:value="-12949974.274" table:style-name="ce2">
            <text:p>-12949974,27</text:p>
          </table:table-cell>
          <table:table-cell office:value-type="float" office:value="-10090886.494999999" table:style-name="ce3">
            <text:p>-10090886,495</text:p>
          </table:table-cell>
          <table:table-cell office:value-type="float" office:value="21398231.644000001" table:style-name="ce3">
            <text:p>21398231,644</text:p>
          </table:table-cell>
          <table:table-cell office:value-type="float" office:value="21398231.977000002" table:style-name="ce3">
            <text:p>21398231,977</text:p>
          </table:table-cell>
          <table:table-cell office:value-type="float" office:value="21398231.276999999" table:style-name="ce3">
            <text:p>21398231,277</text:p>
          </table:table-cell>
          <table:table-cell table:number-columns-repeated="5" table:style-name="ce3"/>
          <table:table-cell office:value-type="float" office:value="-13990572.66" table:style-name="ce3">
            <text:p>-13990572,660</text:p>
          </table:table-cell>
          <table:table-cell office:value-type="float" office:value="-10901742.041999999" table:style-name="ce3">
            <text:p>-10901742,042</text:p>
          </table:table-cell>
          <table:table-cell office:value-type="float" office:value="20979670.274" table:style-name="ce3">
            <text:p>20979670,274</text:p>
          </table:table-cell>
          <table:table-cell office:value-type="float" office:value="20979670.484999999" table:style-name="ce3">
            <text:p>20979670,485</text:p>
          </table:table-cell>
          <table:table-cell office:value-type="float" office:value="20979669.546999998" table:style-name="ce3">
            <text:p>20979669,547</text:p>
          </table:table-cell>
          <table:table-cell office:value-type="float" office:value="-14541323.26" table:style-name="ce3">
            <text:p>-14541323,260</text:p>
          </table:table-cell>
          <table:table-cell office:value-type="float" office:value="-11330900.666999999" table:style-name="ce3">
            <text:p>-11330900,667</text:p>
          </table:table-cell>
          <table:table-cell office:value-type="float" office:value="21381108.673999999" table:style-name="ce3">
            <text:p>21381108,674</text:p>
          </table:table-cell>
          <table:table-cell office:value-type="float" office:value="21381108.864" table:style-name="ce3">
            <text:p>21381108,864</text:p>
          </table:table-cell>
          <table:table-cell office:value-type="float" office:value="21381107.850000001" table:style-name="ce3">
            <text:p>21381107,850</text:p>
          </table:table-cell>
          <table:table-cell office:value-type="float" office:value="-21878911.173" table:style-name="ce3">
            <text:p>-21878911,173</text:p>
          </table:table-cell>
          <table:table-cell office:value-type="float" office:value="-17048500.780000001" table:style-name="ce3">
            <text:p>-17048500,780</text:p>
          </table:table-cell>
          <table:table-cell office:value-type="float" office:value="20102795.129000001" table:style-name="ce3">
            <text:p>20102795,129</text:p>
          </table:table-cell>
          <table:table-cell office:value-type="float" office:value="20102794.131000001" table:style-name="ce3">
            <text:p>20102794,131</text:p>
          </table:table-cell>
          <table:table-cell office:value-type="float" office:value="20102794.454" table:style-name="ce3">
            <text:p>20102794,454</text:p>
          </table:table-cell>
          <table:table-cell table:style-name="ce2"/>
          <table:table-cell office:value-type="float" office:value="-14354426.041999999" table:style-name="ce3">
            <text:p>-14354426,042</text:p>
          </table:table-cell>
          <table:table-cell office:value-type="float" office:value="-11185264.176999999" table:style-name="ce3">
            <text:p>-11185264,177</text:p>
          </table:table-cell>
          <table:table-cell office:value-type="float" office:value="21398214.541999999" table:style-name="ce3">
            <text:p>21398214,542</text:p>
          </table:table-cell>
          <table:table-cell office:value-type="float" office:value="21398213.188000001" table:style-name="ce3">
            <text:p>21398213,188</text:p>
          </table:table-cell>
          <table:table-cell office:value-type="float" office:value="21398214.443" table:style-name="ce3">
            <text:p>21398214,443</text:p>
          </table:table-cell>
          <table:table-cell table:number-columns-repeated="5" table:style-name="ce3"/>
          <table:table-cell office:value-type="float" office:value="-14375594.807" table:style-name="ce3">
            <text:p>-14375594,807</text:p>
          </table:table-cell>
          <table:table-cell office:value-type="float" office:value="-11201759.567" table:style-name="ce3">
            <text:p>-11201759,567</text:p>
          </table:table-cell>
          <table:table-cell office:value-type="float" office:value="20979653.475000001" table:style-name="ce3">
            <text:p>20979653,475</text:p>
          </table:table-cell>
          <table:table-cell office:value-type="float" office:value="20979650.971999999" table:style-name="ce3">
            <text:p>20979650,972</text:p>
          </table:table-cell>
          <table:table-cell office:value-type="float" office:value="20979652.842" table:style-name="ce3">
            <text:p>20979652,842</text:p>
          </table:table-cell>
          <table:table-cell office:value-type="float" office:value="-15305661.482999999" table:style-name="ce3">
            <text:p>-15305661,483</text:p>
          </table:table-cell>
          <table:table-cell office:value-type="float" office:value="-11926488.789000001" table:style-name="ce3">
            <text:p>-11926488,789</text:p>
          </table:table-cell>
          <table:table-cell office:value-type="float" office:value="21381095.423999999" table:style-name="ce3">
            <text:p>21381095,424</text:p>
          </table:table-cell>
          <table:table-cell office:value-type="float" office:value="21381092.822999999" table:style-name="ce3">
            <text:p>21381092,823</text:p>
          </table:table-cell>
          <table:table-cell office:value-type="float" office:value="21381094.530000001" table:style-name="ce3">
            <text:p>21381094,530</text:p>
          </table:table-cell>
          <table:table-cell office:value-type="float" office:value="-22474427.796" table:style-name="ce3">
            <text:p>-22474427,796</text:p>
          </table:table-cell>
          <table:table-cell office:value-type="float" office:value="-17512539.978" table:style-name="ce3">
            <text:p>-17512539,978</text:p>
          </table:table-cell>
          <table:table-cell office:value-type="float" office:value="20102782.914999999" table:style-name="ce3">
            <text:p>20102782,915</text:p>
          </table:table-cell>
          <table:table-cell office:value-type="float" office:value="20102779.032000002" table:style-name="ce3">
            <text:p>20102779,032</text:p>
          </table:table-cell>
          <table:table-cell office:value-type="float" office:value="20102782.458999999" table:style-name="ce3">
            <text:p>20102782,459</text:p>
          </table:table-cell>
          <table:table-cell table:number-columns-repeated="16332"/>
        </table:table-row>
        <table:table-row table:style-name="ro1">
          <table:table-cell office:value-type="float" office:value="15450" table:style-name="ce2">
            <text:p>15450</text:p>
          </table:table-cell>
          <table:table-cell office:value-type="float" office:value="-12885609.157" table:style-name="ce2">
            <text:p>-12885609,16</text:p>
          </table:table-cell>
          <table:table-cell office:value-type="float" office:value="-10040731.861" table:style-name="ce3">
            <text:p>-10040731,861</text:p>
          </table:table-cell>
          <table:table-cell office:value-type="float" office:value="21410479.824999999" table:style-name="ce3">
            <text:p>21410479,825</text:p>
          </table:table-cell>
          <table:table-cell office:value-type="float" office:value="21410480.09" table:style-name="ce3">
            <text:p>21410480,090</text:p>
          </table:table-cell>
          <table:table-cell office:value-type="float" office:value="21410478.982999999" table:style-name="ce3">
            <text:p>21410478,983</text:p>
          </table:table-cell>
          <table:table-cell table:number-columns-repeated="5" table:style-name="ce3"/>
          <table:table-cell office:value-type="float" office:value="-13958484.022" table:style-name="ce3">
            <text:p>-13958484,022</text:p>
          </table:table-cell>
          <table:table-cell office:value-type="float" office:value="-10876737.902000001" table:style-name="ce3">
            <text:p>-10876737,902</text:p>
          </table:table-cell>
          <table:table-cell office:value-type="float" office:value="20985776.07" table:style-name="ce3">
            <text:p>20985776,070</text:p>
          </table:table-cell>
          <table:table-cell office:value-type="float" office:value="20985776.77" table:style-name="ce3">
            <text:p>20985776,770</text:p>
          </table:table-cell>
          <table:table-cell office:value-type="float" office:value="20985775.548999999" table:style-name="ce3">
            <text:p>20985775,549</text:p>
          </table:table-cell>
          <table:table-cell office:value-type="float" office:value="-14535466.495999999" table:style-name="ce3">
            <text:p>-14535466,496</text:p>
          </table:table-cell>
          <table:table-cell office:value-type="float" office:value="-11326336.960000001" table:style-name="ce3">
            <text:p>-11326336,960</text:p>
          </table:table-cell>
          <table:table-cell office:value-type="float" office:value="21382223.588" table:style-name="ce3">
            <text:p>21382223,588</text:p>
          </table:table-cell>
          <table:table-cell office:value-type="float" office:value="21382224.114999998" table:style-name="ce3">
            <text:p>21382224,115</text:p>
          </table:table-cell>
          <table:table-cell office:value-type="float" office:value="21382222.497000001" table:style-name="ce3">
            <text:p>21382222,497</text:p>
          </table:table-cell>
          <table:table-cell office:value-type="float" office:value="-21916919.478999998" table:style-name="ce3">
            <text:p>-21916919,479</text:p>
          </table:table-cell>
          <table:table-cell office:value-type="float" office:value="-17078117.640000001" table:style-name="ce3">
            <text:p>-17078117,640</text:p>
          </table:table-cell>
          <table:table-cell office:value-type="float" office:value="20095562.094999999" table:style-name="ce3">
            <text:p>20095562,095</text:p>
          </table:table-cell>
          <table:table-cell office:value-type="float" office:value="20095561.294" table:style-name="ce3">
            <text:p>20095561,294</text:p>
          </table:table-cell>
          <table:table-cell office:value-type="float" office:value="20095561.952" table:style-name="ce3">
            <text:p>20095561,952</text:p>
          </table:table-cell>
          <table:table-cell table:style-name="ce2"/>
          <table:table-cell office:value-type="float" office:value="-14290056.65" table:style-name="ce3">
            <text:p>-14290056,650</text:p>
          </table:table-cell>
          <table:table-cell office:value-type="float" office:value="-11135106.221999999" table:style-name="ce3">
            <text:p>-11135106,222</text:p>
          </table:table-cell>
          <table:table-cell office:value-type="float" office:value="21410463.193999998" table:style-name="ce3">
            <text:p>21410463,194</text:p>
          </table:table-cell>
          <table:table-cell office:value-type="float" office:value="21410461.938999999" table:style-name="ce3">
            <text:p>21410461,939</text:p>
          </table:table-cell>
          <table:table-cell office:value-type="float" office:value="21410462.901999999" table:style-name="ce3">
            <text:p>21410462,902</text:p>
          </table:table-cell>
          <table:table-cell table:number-columns-repeated="5" table:style-name="ce3"/>
          <table:table-cell office:value-type="float" office:value="-14343501.954" table:style-name="ce3">
            <text:p>-14343501,954</text:p>
          </table:table-cell>
          <table:table-cell office:value-type="float" office:value="-11176752.151000001" table:style-name="ce3">
            <text:p>-11176752,151</text:p>
          </table:table-cell>
          <table:table-cell office:value-type="float" office:value="20985760.903999999" table:style-name="ce3">
            <text:p>20985760,904</text:p>
          </table:table-cell>
          <table:table-cell office:value-type="float" office:value="20985758.010000002" table:style-name="ce3">
            <text:p>20985758,010</text:p>
          </table:table-cell>
          <table:table-cell office:value-type="float" office:value="20985760.188000001" table:style-name="ce3">
            <text:p>20985760,188</text:p>
          </table:table-cell>
          <table:table-cell office:value-type="float" office:value="-15299800.359999999" table:style-name="ce3">
            <text:p>-15299800,360</text:p>
          </table:table-cell>
          <table:table-cell office:value-type="float" office:value="-11921921.686000001" table:style-name="ce3">
            <text:p>-11921921,686</text:p>
          </table:table-cell>
          <table:table-cell office:value-type="float" office:value="21382210.041000001" table:style-name="ce3">
            <text:p>21382210,041</text:p>
          </table:table-cell>
          <table:table-cell office:value-type="float" office:value="21382208.364" table:style-name="ce3">
            <text:p>21382208,364</text:p>
          </table:table-cell>
          <table:table-cell office:value-type="float" office:value="21382209.699999999" table:style-name="ce3">
            <text:p>21382209,700</text:p>
          </table:table-cell>
          <table:table-cell office:value-type="float" office:value="-22512432.033" table:style-name="ce3">
            <text:p>-22512432,033</text:p>
          </table:table-cell>
          <table:table-cell office:value-type="float" office:value="-17542153.662999999" table:style-name="ce3">
            <text:p>-17542153,663</text:p>
          </table:table-cell>
          <table:table-cell office:value-type="float" office:value="20095551.129999999" table:style-name="ce3">
            <text:p>20095551,130</text:p>
          </table:table-cell>
          <table:table-cell office:value-type="float" office:value="20095546.84" table:style-name="ce3">
            <text:p>20095546,840</text:p>
          </table:table-cell>
          <table:table-cell office:value-type="float" office:value="20095550.329999998" table:style-name="ce3">
            <text:p>20095550,330</text:p>
          </table:table-cell>
          <table:table-cell table:number-columns-repeated="16332"/>
        </table:table-row>
        <table:table-row table:style-name="ro1">
          <table:table-cell office:value-type="float" office:value="15480" table:style-name="ce2">
            <text:p>15480</text:p>
          </table:table-cell>
          <table:table-cell office:value-type="float" office:value="-12821082.273" table:style-name="ce2">
            <text:p>-12821082,27</text:p>
          </table:table-cell>
          <table:table-cell office:value-type="float" office:value="-9990451.1840000004" table:style-name="ce3">
            <text:p>-9990451,184</text:p>
          </table:table-cell>
          <table:table-cell office:value-type="float" office:value="21422758.261" table:style-name="ce3">
            <text:p>21422758,261</text:p>
          </table:table-cell>
          <table:table-cell office:value-type="float" office:value="21422758.822999999" table:style-name="ce3">
            <text:p>21422758,823</text:p>
          </table:table-cell>
          <table:table-cell office:value-type="float" office:value="21422758.212000001" table:style-name="ce3">
            <text:p>21422758,212</text:p>
          </table:table-cell>
          <table:table-cell table:number-columns-repeated="5" table:style-name="ce3"/>
          <table:table-cell office:value-type="float" office:value="-13926232.948999999" table:style-name="ce3">
            <text:p>-13926232,949</text:p>
          </table:table-cell>
          <table:table-cell office:value-type="float" office:value="-10851607.191" table:style-name="ce3">
            <text:p>-10851607,191</text:p>
          </table:table-cell>
          <table:table-cell office:value-type="float" office:value="20991913.092999998" table:style-name="ce3">
            <text:p>20991913,093</text:p>
          </table:table-cell>
          <table:table-cell office:value-type="float" office:value="20991913.818" table:style-name="ce3">
            <text:p>20991913,818</text:p>
          </table:table-cell>
          <table:table-cell office:value-type="float" office:value="20991912.741" table:style-name="ce3">
            <text:p>20991912,741</text:p>
          </table:table-cell>
          <table:table-cell office:value-type="float" office:value="-14529005.801999999" table:style-name="ce3">
            <text:p>-14529005,802</text:p>
          </table:table-cell>
          <table:table-cell office:value-type="float" office:value="-11321302.653000001" table:style-name="ce3">
            <text:p>-11321302,653</text:p>
          </table:table-cell>
          <table:table-cell office:value-type="float" office:value="21383452.234999999" table:style-name="ce3">
            <text:p>21383452,235</text:p>
          </table:table-cell>
          <table:table-cell office:value-type="float" office:value="21383453.627999999" table:style-name="ce3">
            <text:p>21383453,628</text:p>
          </table:table-cell>
          <table:table-cell office:value-type="float" office:value="21383451.886" table:style-name="ce3">
            <text:p>21383451,886</text:p>
          </table:table-cell>
          <table:table-cell office:value-type="float" office:value="-21954335.27" table:style-name="ce3">
            <text:p>-21954335,270</text:p>
          </table:table-cell>
          <table:table-cell office:value-type="float" office:value="-17107272.798999999" table:style-name="ce3">
            <text:p>-17107272,799</text:p>
          </table:table-cell>
          <table:table-cell office:value-type="float" office:value="20088442.574999999" table:style-name="ce3">
            <text:p>20088442,575</text:p>
          </table:table-cell>
          <table:table-cell office:value-type="float" office:value="20088441.322000001" table:style-name="ce3">
            <text:p>20088441,322</text:p>
          </table:table-cell>
          <table:table-cell office:value-type="float" office:value="20088441.929000001" table:style-name="ce3">
            <text:p>20088441,929</text:p>
          </table:table-cell>
          <table:table-cell table:style-name="ce2"/>
          <table:table-cell office:value-type="float" office:value="-14225522.358999999" table:style-name="ce3">
            <text:p>-14225522,359</text:p>
          </table:table-cell>
          <table:table-cell office:value-type="float" office:value="-11084819.762" table:style-name="ce3">
            <text:p>-11084819,762</text:p>
          </table:table-cell>
          <table:table-cell office:value-type="float" office:value="21422745.973000001" table:style-name="ce3">
            <text:p>21422745,973</text:p>
          </table:table-cell>
          <table:table-cell office:value-type="float" office:value="21422742.471000001" table:style-name="ce3">
            <text:p>21422742,471</text:p>
          </table:table-cell>
          <table:table-cell office:value-type="float" office:value="21422745.072999999" table:style-name="ce3">
            <text:p>21422745,073</text:p>
          </table:table-cell>
          <table:table-cell table:number-columns-repeated="5" table:style-name="ce3"/>
          <table:table-cell office:value-type="float" office:value="-14311243.544" table:style-name="ce3">
            <text:p>-14311243,544</text:p>
          </table:table-cell>
          <table:table-cell office:value-type="float" office:value="-11151615.727" table:style-name="ce3">
            <text:p>-11151615,727</text:p>
          </table:table-cell>
          <table:table-cell office:value-type="float" office:value="20991899.728999998" table:style-name="ce3">
            <text:p>20991899,729</text:p>
          </table:table-cell>
          <table:table-cell office:value-type="float" office:value="20991896.513999999" table:style-name="ce3">
            <text:p>20991896,514</text:p>
          </table:table-cell>
          <table:table-cell office:value-type="float" office:value="20991898.605" table:style-name="ce3">
            <text:p>20991898,605</text:p>
          </table:table-cell>
          <table:table-cell office:value-type="float" office:value="-15293332.184" table:style-name="ce3">
            <text:p>-15293332,184</text:p>
          </table:table-cell>
          <table:table-cell office:value-type="float" office:value="-11916881.545" table:style-name="ce3">
            <text:p>-11916881,545</text:p>
          </table:table-cell>
          <table:table-cell office:value-type="float" office:value="21383441.401000001" table:style-name="ce3">
            <text:p>21383441,401</text:p>
          </table:table-cell>
          <table:table-cell office:value-type="float" office:value="21383439.215" table:style-name="ce3">
            <text:p>21383439,215</text:p>
          </table:table-cell>
          <table:table-cell office:value-type="float" office:value="21383440.592999998" table:style-name="ce3">
            <text:p>21383440,593</text:p>
          </table:table-cell>
          <table:table-cell office:value-type="float" office:value="-22549840.623" table:style-name="ce3">
            <text:p>-22549840,623</text:p>
          </table:table-cell>
          <table:table-cell office:value-type="float" office:value="-17571303.212000001" table:style-name="ce3">
            <text:p>-17571303,212</text:p>
          </table:table-cell>
          <table:table-cell office:value-type="float" office:value="20088431.715999998" table:style-name="ce3">
            <text:p>20088431,716</text:p>
          </table:table-cell>
          <table:table-cell office:value-type="float" office:value="20088428.300999999" table:style-name="ce3">
            <text:p>20088428,301</text:p>
          </table:table-cell>
          <table:table-cell office:value-type="float" office:value="20088431.497000001" table:style-name="ce3">
            <text:p>20088431,497</text:p>
          </table:table-cell>
          <table:table-cell table:number-columns-repeated="16332"/>
        </table:table-row>
        <table:table-row table:style-name="ro1">
          <table:table-cell office:value-type="float" office:value="15510" table:style-name="ce2">
            <text:p>15510</text:p>
          </table:table-cell>
          <table:table-cell office:value-type="float" office:value="-12756381" table:style-name="ce2">
            <text:p>-12756381</text:p>
          </table:table-cell>
          <table:table-cell office:value-type="float" office:value="-9940034.6170000006" table:style-name="ce3">
            <text:p>-9940034,617</text:p>
          </table:table-cell>
          <table:table-cell office:value-type="float" office:value="21435071.493999999" table:style-name="ce3">
            <text:p>21435071,494</text:p>
          </table:table-cell>
          <table:table-cell office:value-type="float" office:value="21435071.364999998" table:style-name="ce3">
            <text:p>21435071,365</text:p>
          </table:table-cell>
          <table:table-cell office:value-type="float" office:value="21435070.574999999" table:style-name="ce3">
            <text:p>21435070,575</text:p>
          </table:table-cell>
          <table:table-cell table:number-columns-repeated="5" table:style-name="ce3"/>
          <table:table-cell office:value-type="float" office:value="-13893807.363" table:style-name="ce3">
            <text:p>-13893807,363</text:p>
          </table:table-cell>
          <table:table-cell office:value-type="float" office:value="-10826340.499" table:style-name="ce3">
            <text:p>-10826340,499</text:p>
          </table:table-cell>
          <table:table-cell office:value-type="float" office:value="20998084.629000001" table:style-name="ce3">
            <text:p>20998084,629</text:p>
          </table:table-cell>
          <table:table-cell office:value-type="float" office:value="20998084.355" table:style-name="ce3">
            <text:p>20998084,355</text:p>
          </table:table-cell>
          <table:table-cell office:value-type="float" office:value="20998083.712000001" table:style-name="ce3">
            <text:p>20998083,712</text:p>
          </table:table-cell>
          <table:table-cell office:value-type="float" office:value="-14521928.469000001" table:style-name="ce3">
            <text:p>-14521928,469</text:p>
          </table:table-cell>
          <table:table-cell office:value-type="float" office:value="-11315787.846999999" table:style-name="ce3">
            <text:p>-11315787,847</text:p>
          </table:table-cell>
          <table:table-cell office:value-type="float" office:value="21384799.493999999" table:style-name="ce3">
            <text:p>21384799,494</text:p>
          </table:table-cell>
          <table:table-cell office:value-type="float" office:value="21384800.190000001" table:style-name="ce3">
            <text:p>21384800,190</text:p>
          </table:table-cell>
          <table:table-cell office:value-type="float" office:value="21384798.796999998" table:style-name="ce3">
            <text:p>21384798,797</text:p>
          </table:table-cell>
          <table:table-cell office:value-type="float" office:value="-21991144.300000001" table:style-name="ce3">
            <text:p>-21991144,300</text:p>
          </table:table-cell>
          <table:table-cell office:value-type="float" office:value="-17135955.158" table:style-name="ce3">
            <text:p>-17135955,158</text:p>
          </table:table-cell>
          <table:table-cell office:value-type="float" office:value="20081437.462000001" table:style-name="ce3">
            <text:p>20081437,462</text:p>
          </table:table-cell>
          <table:table-cell office:value-type="float" office:value="20081436.772999998" table:style-name="ce3">
            <text:p>20081436,773</text:p>
          </table:table-cell>
          <table:table-cell office:value-type="float" office:value="20081437.265000001" table:style-name="ce3">
            <text:p>20081437,265</text:p>
          </table:table-cell>
          <table:table-cell table:style-name="ce2"/>
          <table:table-cell office:value-type="float" office:value="-14160830.234999999" table:style-name="ce3">
            <text:p>-14160830,235</text:p>
          </table:table-cell>
          <table:table-cell office:value-type="float" office:value="-11034410.323999999" table:style-name="ce3">
            <text:p>-11034410,324</text:p>
          </table:table-cell>
          <table:table-cell office:value-type="float" office:value="21435054.552999999" table:style-name="ce3">
            <text:p>21435054,553</text:p>
          </table:table-cell>
          <table:table-cell office:value-type="float" office:value="21435052.976" table:style-name="ce3">
            <text:p>21435052,976</text:p>
          </table:table-cell>
          <table:table-cell office:value-type="float" office:value="21435054.919" table:style-name="ce3">
            <text:p>21435054,919</text:p>
          </table:table-cell>
          <table:table-cell table:number-columns-repeated="5" table:style-name="ce3"/>
          <table:table-cell office:value-type="float" office:value="-14278827.154999999" table:style-name="ce3">
            <text:p>-14278827,155</text:p>
          </table:table-cell>
          <table:table-cell office:value-type="float" office:value="-11126356.207" table:style-name="ce3">
            <text:p>-11126356,207</text:p>
          </table:table-cell>
          <table:table-cell office:value-type="float" office:value="20998067.127" table:style-name="ce3">
            <text:p>20998067,127</text:p>
          </table:table-cell>
          <table:table-cell office:value-type="float" office:value="20998065.304000001" table:style-name="ce3">
            <text:p>20998065,304</text:p>
          </table:table-cell>
          <table:table-cell office:value-type="float" office:value="20998066.717999998" table:style-name="ce3">
            <text:p>20998066,718</text:p>
          </table:table-cell>
          <table:table-cell office:value-type="float" office:value="-15286263.903000001" table:style-name="ce3">
            <text:p>-15286263,903</text:p>
          </table:table-cell>
          <table:table-cell office:value-type="float" office:value="-11911373.799000001" table:style-name="ce3">
            <text:p>-11911373,799</text:p>
          </table:table-cell>
          <table:table-cell office:value-type="float" office:value="21384785.769000001" table:style-name="ce3">
            <text:p>21384785,769</text:p>
          </table:table-cell>
          <table:table-cell office:value-type="float" office:value="21384784.249000002" table:style-name="ce3">
            <text:p>21384784,249</text:p>
          </table:table-cell>
          <table:table-cell office:value-type="float" office:value="21384785.271000002" table:style-name="ce3">
            <text:p>21384785,271</text:p>
          </table:table-cell>
          <table:table-cell office:value-type="float" office:value="-22586658.991999999" table:style-name="ce3">
            <text:p>-22586658,992</text:p>
          </table:table-cell>
          <table:table-cell office:value-type="float" office:value="-17599992.844000001" table:style-name="ce3">
            <text:p>-17599992,844</text:p>
          </table:table-cell>
          <table:table-cell office:value-type="float" office:value="20081425.741" table:style-name="ce3">
            <text:p>20081425,741</text:p>
          </table:table-cell>
          <table:table-cell office:value-type="float" office:value="20081422.278000001" table:style-name="ce3">
            <text:p>20081422,278</text:p>
          </table:table-cell>
          <table:table-cell office:value-type="float" office:value="20081425.339000002" table:style-name="ce3">
            <text:p>20081425,339</text:p>
          </table:table-cell>
          <table:table-cell table:number-columns-repeated="16332"/>
        </table:table-row>
        <table:table-row table:style-name="ro1">
          <table:table-cell office:value-type="float" office:value="15540" table:style-name="ce2">
            <text:p>15540</text:p>
          </table:table-cell>
          <table:table-cell office:value-type="float" office:value="-12691523.353" table:style-name="ce2">
            <text:p>-12691523,35</text:p>
          </table:table-cell>
          <table:table-cell office:value-type="float" office:value="-9889496.1889999993" table:style-name="ce3">
            <text:p>-9889496,189</text:p>
          </table:table-cell>
          <table:table-cell office:value-type="float" office:value="21447412.620999999" table:style-name="ce3">
            <text:p>21447412,621</text:p>
          </table:table-cell>
          <table:table-cell office:value-type="float" office:value="21447412.875999998" table:style-name="ce3">
            <text:p>21447412,876</text:p>
          </table:table-cell>
          <table:table-cell office:value-type="float" office:value="21447412.511" table:style-name="ce3">
            <text:p>21447412,511</text:p>
          </table:table-cell>
          <table:table-cell table:number-columns-repeated="5" table:style-name="ce3"/>
          <table:table-cell office:value-type="float" office:value="-13861225.478" table:style-name="ce3">
            <text:p>-13861225,478</text:p>
          </table:table-cell>
          <table:table-cell office:value-type="float" office:value="-10800952.028000001" table:style-name="ce3">
            <text:p>-10800952,028</text:p>
          </table:table-cell>
          <table:table-cell office:value-type="float" office:value="21004284.408" table:style-name="ce3">
            <text:p>21004284,408</text:p>
          </table:table-cell>
          <table:table-cell office:value-type="float" office:value="21004284.570999999" table:style-name="ce3">
            <text:p>21004284,571</text:p>
          </table:table-cell>
          <table:table-cell office:value-type="float" office:value="21004283.456" table:style-name="ce3">
            <text:p>21004283,456</text:p>
          </table:table-cell>
          <table:table-cell office:value-type="float" office:value="-14514252.422" table:style-name="ce3">
            <text:p>-14514252,422</text:p>
          </table:table-cell>
          <table:table-cell office:value-type="float" office:value="-11309806.521" table:style-name="ce3">
            <text:p>-11309806,521</text:p>
          </table:table-cell>
          <table:table-cell office:value-type="float" office:value="21386259.914000001" table:style-name="ce3">
            <text:p>21386259,914</text:p>
          </table:table-cell>
          <table:table-cell office:value-type="float" office:value="21386260.693999998" table:style-name="ce3">
            <text:p>21386260,694</text:p>
          </table:table-cell>
          <table:table-cell office:value-type="float" office:value="21386259.272999998" table:style-name="ce3">
            <text:p>21386259,273</text:p>
          </table:table-cell>
          <table:table-cell office:value-type="float" office:value="-22027363.403000001" table:style-name="ce3">
            <text:p>-22027363,403</text:p>
          </table:table-cell>
          <table:table-cell office:value-type="float" office:value="-17164177.833999999" table:style-name="ce3">
            <text:p>-17164177,834</text:p>
          </table:table-cell>
          <table:table-cell office:value-type="float" office:value="20074545.366" table:style-name="ce3">
            <text:p>20074545,366</text:p>
          </table:table-cell>
          <table:table-cell office:value-type="float" office:value="20074544.397" table:style-name="ce3">
            <text:p>20074544,397</text:p>
          </table:table-cell>
          <table:table-cell office:value-type="float" office:value="20074545.085000001" table:style-name="ce3">
            <text:p>20074545,085</text:p>
          </table:table-cell>
          <table:table-cell table:style-name="ce2"/>
          <table:table-cell office:value-type="float" office:value="-14095978.188999999" table:style-name="ce3">
            <text:p>-14095978,189</text:p>
          </table:table-cell>
          <table:table-cell office:value-type="float" office:value="-10983876.267999999" table:style-name="ce3">
            <text:p>-10983876,268</text:p>
          </table:table-cell>
          <table:table-cell office:value-type="float" office:value="21447396.331999999" table:style-name="ce3">
            <text:p>21447396,332</text:p>
          </table:table-cell>
          <table:table-cell office:value-type="float" office:value="21447394.028000001" table:style-name="ce3">
            <text:p>21447394,028</text:p>
          </table:table-cell>
          <table:table-cell office:value-type="float" office:value="21447395.723000001" table:style-name="ce3">
            <text:p>21447395,723</text:p>
          </table:table-cell>
          <table:table-cell table:number-columns-repeated="5" table:style-name="ce3"/>
          <table:table-cell office:value-type="float" office:value="-14246250.946" table:style-name="ce3">
            <text:p>-14246250,946</text:p>
          </table:table-cell>
          <table:table-cell office:value-type="float" office:value="-11100972.15" table:style-name="ce3">
            <text:p>-11100972,150</text:p>
          </table:table-cell>
          <table:table-cell office:value-type="float" office:value="21004265.995999999" table:style-name="ce3">
            <text:p>21004265,996</text:p>
          </table:table-cell>
          <table:table-cell office:value-type="float" office:value="21004264.186000001" table:style-name="ce3">
            <text:p>21004264,186</text:p>
          </table:table-cell>
          <table:table-cell office:value-type="float" office:value="21004265.587000001" table:style-name="ce3">
            <text:p>21004265,587</text:p>
          </table:table-cell>
          <table:table-cell office:value-type="float" office:value="-15278593.380999999" table:style-name="ce3">
            <text:p>-15278593,381</text:p>
          </table:table-cell>
          <table:table-cell office:value-type="float" office:value="-11905396.77" table:style-name="ce3">
            <text:p>-11905396,770</text:p>
          </table:table-cell>
          <table:table-cell office:value-type="float" office:value="21386245.749000002" table:style-name="ce3">
            <text:p>21386245,749</text:p>
          </table:table-cell>
          <table:table-cell office:value-type="float" office:value="21386243.590999998" table:style-name="ce3">
            <text:p>21386243,591</text:p>
          </table:table-cell>
          <table:table-cell office:value-type="float" office:value="21386245.258000001" table:style-name="ce3">
            <text:p>21386245,258</text:p>
          </table:table-cell>
          <table:table-cell office:value-type="float" office:value="-22622883.899999999" table:style-name="ce3">
            <text:p>-22622883,900</text:p>
          </table:table-cell>
          <table:table-cell office:value-type="float" office:value="-17628220.039999999" table:style-name="ce3">
            <text:p>-17628220,040</text:p>
          </table:table-cell>
          <table:table-cell office:value-type="float" office:value="20074532.68" table:style-name="ce3">
            <text:p>20074532,680</text:p>
          </table:table-cell>
          <table:table-cell office:value-type="float" office:value="20074528.932999998" table:style-name="ce3">
            <text:p>20074528,933</text:p>
          </table:table-cell>
          <table:table-cell office:value-type="float" office:value="20074532.046999998" table:style-name="ce3">
            <text:p>20074532,047</text:p>
          </table:table-cell>
          <table:table-cell table:number-columns-repeated="16332"/>
        </table:table-row>
        <table:table-row table:style-name="ro1">
          <table:table-cell office:value-type="float" office:value="15570" table:style-name="ce2">
            <text:p>15570</text:p>
          </table:table-cell>
          <table:table-cell office:value-type="float" office:value="-12626509.857000001" table:style-name="ce2">
            <text:p>-12626509,86</text:p>
          </table:table-cell>
          <table:table-cell office:value-type="float" office:value="-9838836.3169999998" table:style-name="ce3">
            <text:p>-9838836,317</text:p>
          </table:table-cell>
          <table:table-cell office:value-type="float" office:value="21459784.170000002" table:style-name="ce3">
            <text:p>21459784,170</text:p>
          </table:table-cell>
          <table:table-cell office:value-type="float" office:value="21459784.373" table:style-name="ce3">
            <text:p>21459784,373</text:p>
          </table:table-cell>
          <table:table-cell office:value-type="float" office:value="21459784.223999999" table:style-name="ce3">
            <text:p>21459784,224</text:p>
          </table:table-cell>
          <table:table-cell table:number-columns-repeated="5" table:style-name="ce3"/>
          <table:table-cell office:value-type="float" office:value="-13828487.642000001" table:style-name="ce3">
            <text:p>-13828487,642</text:p>
          </table:table-cell>
          <table:table-cell office:value-type="float" office:value="-10775442.029999999" table:style-name="ce3">
            <text:p>-10775442,030</text:p>
          </table:table-cell>
          <table:table-cell office:value-type="float" office:value="21010513.782000002" table:style-name="ce3">
            <text:p>21010513,782</text:p>
          </table:table-cell>
          <table:table-cell office:value-type="float" office:value="21010514.364999998" table:style-name="ce3">
            <text:p>21010514,365</text:p>
          </table:table-cell>
          <table:table-cell office:value-type="float" office:value="21010513.399999999" table:style-name="ce3">
            <text:p>21010513,400</text:p>
          </table:table-cell>
          <table:table-cell office:value-type="float" office:value="-14505977.616" table:style-name="ce3">
            <text:p>-14505977,616</text:p>
          </table:table-cell>
          <table:table-cell office:value-type="float" office:value="-11303358.619999999" table:style-name="ce3">
            <text:p>-11303358,620</text:p>
          </table:table-cell>
          <table:table-cell office:value-type="float" office:value="21387834.232999999" table:style-name="ce3">
            <text:p>21387834,233</text:p>
          </table:table-cell>
          <table:table-cell office:value-type="float" office:value="21387835.063999999" table:style-name="ce3">
            <text:p>21387835,064</text:p>
          </table:table-cell>
          <table:table-cell office:value-type="float" office:value="21387833.806000002" table:style-name="ce3">
            <text:p>21387833,806</text:p>
          </table:table-cell>
          <table:table-cell office:value-type="float" office:value="-22062991.324999999" table:style-name="ce3">
            <text:p>-22062991,325</text:p>
          </table:table-cell>
          <table:table-cell office:value-type="float" office:value="-17191939.850000001" table:style-name="ce3">
            <text:p>-17191939,850</text:p>
          </table:table-cell>
          <table:table-cell office:value-type="float" office:value="20067766.055" table:style-name="ce3">
            <text:p>20067766,055</text:p>
          </table:table-cell>
          <table:table-cell office:value-type="float" office:value="20067764.815000001" table:style-name="ce3">
            <text:p>20067764,815</text:p>
          </table:table-cell>
          <table:table-cell office:value-type="float" office:value="20067765.425999999" table:style-name="ce3">
            <text:p>20067765,426</text:p>
          </table:table-cell>
          <table:table-cell table:style-name="ce2"/>
          <table:table-cell office:value-type="float" office:value="-14030972.581" table:style-name="ce3">
            <text:p>-14030972,581</text:p>
          </table:table-cell>
          <table:table-cell office:value-type="float" office:value="-10933222.548" table:style-name="ce3">
            <text:p>-10933222,548</text:p>
          </table:table-cell>
          <table:table-cell office:value-type="float" office:value="21459766.134" table:style-name="ce3">
            <text:p>21459766,134</text:p>
          </table:table-cell>
          <table:table-cell office:value-type="float" office:value="21459763.749000002" table:style-name="ce3">
            <text:p>21459763,749</text:p>
          </table:table-cell>
          <table:table-cell office:value-type="float" office:value="21459766.008000001" table:style-name="ce3">
            <text:p>21459766,008</text:p>
          </table:table-cell>
          <table:table-cell table:number-columns-repeated="5" table:style-name="ce3"/>
          <table:table-cell office:value-type="float" office:value="-14213521.071" table:style-name="ce3">
            <text:p>-14213521,071</text:p>
          </table:table-cell>
          <table:table-cell office:value-type="float" office:value="-11075468.352" table:style-name="ce3">
            <text:p>-11075468,352</text:p>
          </table:table-cell>
          <table:table-cell office:value-type="float" office:value="21010494.791000001" table:style-name="ce3">
            <text:p>21010494,791</text:p>
          </table:table-cell>
          <table:table-cell office:value-type="float" office:value="21010492.267000001" table:style-name="ce3">
            <text:p>21010492,267</text:p>
          </table:table-cell>
          <table:table-cell office:value-type="float" office:value="21010494.318" table:style-name="ce3">
            <text:p>21010494,318</text:p>
          </table:table-cell>
          <table:table-cell office:value-type="float" office:value="-15270326.396" table:style-name="ce3">
            <text:p>-15270326,396</text:p>
          </table:table-cell>
          <table:table-cell office:value-type="float" office:value="-11898954.959000001" table:style-name="ce3">
            <text:p>-11898954,959</text:p>
          </table:table-cell>
          <table:table-cell office:value-type="float" office:value="21387819.035" table:style-name="ce3">
            <text:p>21387819,035</text:p>
          </table:table-cell>
          <table:table-cell office:value-type="float" office:value="21387816.982999999" table:style-name="ce3">
            <text:p>21387816,983</text:p>
          </table:table-cell>
          <table:table-cell office:value-type="float" office:value="21387818.614" table:style-name="ce3">
            <text:p>21387818,614</text:p>
          </table:table-cell>
          <table:table-cell office:value-type="float" office:value="-22658519.914000001" table:style-name="ce3">
            <text:p>-22658519,914</text:p>
          </table:table-cell>
          <table:table-cell office:value-type="float" office:value="-17655988.368000001" table:style-name="ce3">
            <text:p>-17655988,368</text:p>
          </table:table-cell>
          <table:table-cell office:value-type="float" office:value="20067750.732999999" table:style-name="ce3">
            <text:p>20067750,733</text:p>
          </table:table-cell>
          <table:table-cell office:value-type="float" office:value="20067747.616999999" table:style-name="ce3">
            <text:p>20067747,617</text:p>
          </table:table-cell>
          <table:table-cell office:value-type="float" office:value="20067750.745000001" table:style-name="ce3">
            <text:p>20067750,745</text:p>
          </table:table-cell>
          <table:table-cell table:number-columns-repeated="16332"/>
        </table:table-row>
        <table:table-row table:style-name="ro1">
          <table:table-cell office:value-type="float" office:value="15600" table:style-name="ce2">
            <text:p>15600</text:p>
          </table:table-cell>
          <table:table-cell office:value-type="float" office:value="-12561339.304" table:style-name="ce2">
            <text:p>-12561339,3</text:p>
          </table:table-cell>
          <table:table-cell office:value-type="float" office:value="-9788054.0749999993" table:style-name="ce3">
            <text:p>-9788054,075</text:p>
          </table:table-cell>
          <table:table-cell office:value-type="float" office:value="21472186.182999998" table:style-name="ce3">
            <text:p>21472186,183</text:p>
          </table:table-cell>
          <table:table-cell office:value-type="float" office:value="21472186.772" table:style-name="ce3">
            <text:p>21472186,772</text:p>
          </table:table-cell>
          <table:table-cell office:value-type="float" office:value="21472186.173999999" table:style-name="ce3">
            <text:p>21472186,174</text:p>
          </table:table-cell>
          <table:table-cell table:number-columns-repeated="5" table:style-name="ce3"/>
          <table:table-cell office:value-type="float" office:value="-13795592.109999999" table:style-name="ce3">
            <text:p>-13795592,110</text:p>
          </table:table-cell>
          <table:table-cell office:value-type="float" office:value="-10749809.149" table:style-name="ce3">
            <text:p>-10749809,149</text:p>
          </table:table-cell>
          <table:table-cell office:value-type="float" office:value="21016773.473000001" table:style-name="ce3">
            <text:p>21016773,473</text:p>
          </table:table-cell>
          <table:table-cell office:value-type="float" office:value="21016774.460999999" table:style-name="ce3">
            <text:p>21016774,461</text:p>
          </table:table-cell>
          <table:table-cell office:value-type="float" office:value="21016772.837000001" table:style-name="ce3">
            <text:p>21016772,837</text:p>
          </table:table-cell>
          <table:table-cell office:value-type="float" office:value="-14497102.299000001" table:style-name="ce3">
            <text:p>-14497102,299</text:p>
          </table:table-cell>
          <table:table-cell office:value-type="float" office:value="-11296442.787" table:style-name="ce3">
            <text:p>-11296442,787</text:p>
          </table:table-cell>
          <table:table-cell office:value-type="float" office:value="21389523.818999998" table:style-name="ce3">
            <text:p>21389523,819</text:p>
          </table:table-cell>
          <table:table-cell office:value-type="float" office:value="21389524.403000001" table:style-name="ce3">
            <text:p>21389524,403</text:p>
          </table:table-cell>
          <table:table-cell office:value-type="float" office:value="21389522.984000001" table:style-name="ce3">
            <text:p>21389522,984</text:p>
          </table:table-cell>
          <table:table-cell office:value-type="float" office:value="-22098024.958999999" table:style-name="ce3">
            <text:p>-22098024,959</text:p>
          </table:table-cell>
          <table:table-cell office:value-type="float" office:value="-17219238.778999999" table:style-name="ce3">
            <text:p>-17219238,779</text:p>
          </table:table-cell>
          <table:table-cell office:value-type="float" office:value="20061099.385000002" table:style-name="ce3">
            <text:p>20061099,385</text:p>
          </table:table-cell>
          <table:table-cell office:value-type="float" office:value="20061098.27" table:style-name="ce3">
            <text:p>20061098,270</text:p>
          </table:table-cell>
          <table:table-cell office:value-type="float" office:value="20061098.574999999" table:style-name="ce3">
            <text:p>20061098,575</text:p>
          </table:table-cell>
          <table:table-cell table:style-name="ce2"/>
          <table:table-cell office:value-type="float" office:value="-13965791.043" table:style-name="ce3">
            <text:p>-13965791,043</text:p>
          </table:table-cell>
          <table:table-cell office:value-type="float" office:value="-10882431.744000001" table:style-name="ce3">
            <text:p>-10882431,744</text:p>
          </table:table-cell>
          <table:table-cell office:value-type="float" office:value="21472169.795000002" table:style-name="ce3">
            <text:p>21472169,795</text:p>
          </table:table-cell>
          <table:table-cell office:value-type="float" office:value="21472167.967999998" table:style-name="ce3">
            <text:p>21472167,968</text:p>
          </table:table-cell>
          <table:table-cell office:value-type="float" office:value="21472169.215" table:style-name="ce3">
            <text:p>21472169,215</text:p>
          </table:table-cell>
          <table:table-cell table:number-columns-repeated="5" table:style-name="ce3"/>
          <table:table-cell office:value-type="float" office:value="-14180614.608999999" table:style-name="ce3">
            <text:p>-14180614,609</text:p>
          </table:table-cell>
          <table:table-cell office:value-type="float" office:value="-11049826.956" table:style-name="ce3">
            <text:p>-11049826,956</text:p>
          </table:table-cell>
          <table:table-cell office:value-type="float" office:value="21016756.763" table:style-name="ce3">
            <text:p>21016756,763</text:p>
          </table:table-cell>
          <table:table-cell office:value-type="float" office:value="21016754.322999999" table:style-name="ce3">
            <text:p>21016754,323</text:p>
          </table:table-cell>
          <table:table-cell office:value-type="float" office:value="21016756.684" table:style-name="ce3">
            <text:p>21016756,684</text:p>
          </table:table-cell>
          <table:table-cell office:value-type="float" office:value="-15261440.005000001" table:style-name="ce3">
            <text:p>-15261440,005</text:p>
          </table:table-cell>
          <table:table-cell office:value-type="float" office:value="-11892030.501" table:style-name="ce3">
            <text:p>-11892030,501</text:p>
          </table:table-cell>
          <table:table-cell office:value-type="float" office:value="21389510.921999998" table:style-name="ce3">
            <text:p>21389510,922</text:p>
          </table:table-cell>
          <table:table-cell office:value-type="float" office:value="21389507.884" table:style-name="ce3">
            <text:p>21389507,884</text:p>
          </table:table-cell>
          <table:table-cell office:value-type="float" office:value="21389510.026000001" table:style-name="ce3">
            <text:p>21389510,026</text:p>
          </table:table-cell>
          <table:table-cell office:value-type="float" office:value="-22693542.759" table:style-name="ce3">
            <text:p>-22693542,759</text:p>
          </table:table-cell>
          <table:table-cell office:value-type="float" office:value="-17683278.890999999" table:style-name="ce3">
            <text:p>-17683278,891</text:p>
          </table:table-cell>
          <table:table-cell office:value-type="float" office:value="20061086.855999999" table:style-name="ce3">
            <text:p>20061086,856</text:p>
          </table:table-cell>
          <table:table-cell office:value-type="float" office:value="20061082.807" table:style-name="ce3">
            <text:p>20061082,807</text:p>
          </table:table-cell>
          <table:table-cell office:value-type="float" office:value="20061086.013" table:style-name="ce3">
            <text:p>20061086,013</text:p>
          </table:table-cell>
          <table:table-cell table:number-columns-repeated="16332"/>
        </table:table-row>
        <table:table-row table:style-name="ro1">
          <table:table-cell office:value-type="float" office:value="15630" table:style-name="ce2">
            <text:p>15630</text:p>
          </table:table-cell>
          <table:table-cell office:value-type="float" office:value="-12496001.528000001" table:style-name="ce2">
            <text:p>-12496001,53</text:p>
          </table:table-cell>
          <table:table-cell office:value-type="float" office:value="-9737141.5219999999" table:style-name="ce3">
            <text:p>-9737141,522</text:p>
          </table:table-cell>
          <table:table-cell office:value-type="float" office:value="21484619.375999998" table:style-name="ce3">
            <text:p>21484619,376</text:p>
          </table:table-cell>
          <table:table-cell office:value-type="float" office:value="21484620.168000001" table:style-name="ce3">
            <text:p>21484620,168</text:p>
          </table:table-cell>
          <table:table-cell office:value-type="float" office:value="21484618.842" table:style-name="ce3">
            <text:p>21484618,842</text:p>
          </table:table-cell>
          <table:table-cell table:number-columns-repeated="5" table:style-name="ce3"/>
          <table:table-cell office:value-type="float" office:value="-13762529.145" table:style-name="ce3">
            <text:p>-13762529,145</text:p>
          </table:table-cell>
          <table:table-cell office:value-type="float" office:value="-10724045.799000001" table:style-name="ce3">
            <text:p>-10724045,799</text:p>
          </table:table-cell>
          <table:table-cell office:value-type="float" office:value="21023065.572000001" table:style-name="ce3">
            <text:p>21023065,572</text:p>
          </table:table-cell>
          <table:table-cell office:value-type="float" office:value="21023065.774999999" table:style-name="ce3">
            <text:p>21023065,775</text:p>
          </table:table-cell>
          <table:table-cell office:value-type="float" office:value="21023064.749000002" table:style-name="ce3">
            <text:p>21023064,749</text:p>
          </table:table-cell>
          <table:table-cell office:value-type="float" office:value="-14487616.139" table:style-name="ce3">
            <text:p>-14487616,139</text:p>
          </table:table-cell>
          <table:table-cell office:value-type="float" office:value="-11289050.975" table:style-name="ce3">
            <text:p>-11289050,975</text:p>
          </table:table-cell>
          <table:table-cell office:value-type="float" office:value="21391330.079999998" table:style-name="ce3">
            <text:p>21391330,080</text:p>
          </table:table-cell>
          <table:table-cell office:value-type="float" office:value="21391329.504999999" table:style-name="ce3">
            <text:p>21391329,505</text:p>
          </table:table-cell>
          <table:table-cell office:value-type="float" office:value="21391328.41" table:style-name="ce3">
            <text:p>21391328,410</text:p>
          </table:table-cell>
          <table:table-cell office:value-type="float" office:value="-22132452.827" table:style-name="ce3">
            <text:p>-22132452,827</text:p>
          </table:table-cell>
          <table:table-cell office:value-type="float" office:value="-17246065.684999999" table:style-name="ce3">
            <text:p>-17246065,685</text:p>
          </table:table-cell>
          <table:table-cell office:value-type="float" office:value="20054547.350000001" table:style-name="ce3">
            <text:p>20054547,350</text:p>
          </table:table-cell>
          <table:table-cell office:value-type="float" office:value="20054546.666999999" table:style-name="ce3">
            <text:p>20054546,667</text:p>
          </table:table-cell>
          <table:table-cell office:value-type="float" office:value="20054546.903000001" table:style-name="ce3">
            <text:p>20054546,903</text:p>
          </table:table-cell>
          <table:table-cell table:style-name="ce2"/>
          <table:table-cell office:value-type="float" office:value="-13900450.512" table:style-name="ce3">
            <text:p>-13900450,512</text:p>
          </table:table-cell>
          <table:table-cell office:value-type="float" office:value="-10831517.044" table:style-name="ce3">
            <text:p>-10831517,044</text:p>
          </table:table-cell>
          <table:table-cell office:value-type="float" office:value="21484603.778000001" table:style-name="ce3">
            <text:p>21484603,778</text:p>
          </table:table-cell>
          <table:table-cell office:value-type="float" office:value="21484601.438000001" table:style-name="ce3">
            <text:p>21484601,438</text:p>
          </table:table-cell>
          <table:table-cell office:value-type="float" office:value="21484603.105" table:style-name="ce3">
            <text:p>21484603,105</text:p>
          </table:table-cell>
          <table:table-cell table:number-columns-repeated="5" table:style-name="ce3"/>
          <table:table-cell office:value-type="float" office:value="-14147548.954" table:style-name="ce3">
            <text:p>-14147548,954</text:p>
          </table:table-cell>
          <table:table-cell office:value-type="float" office:value="-11024061.515000001" table:style-name="ce3">
            <text:p>-11024061,515</text:p>
          </table:table-cell>
          <table:table-cell office:value-type="float" office:value="21023049.050999999" table:style-name="ce3">
            <text:p>21023049,051</text:p>
          </table:table-cell>
          <table:table-cell office:value-type="float" office:value="21023046.589000002" table:style-name="ce3">
            <text:p>21023046,589</text:p>
          </table:table-cell>
          <table:table-cell office:value-type="float" office:value="21023048.592999998" table:style-name="ce3">
            <text:p>21023048,593</text:p>
          </table:table-cell>
          <table:table-cell office:value-type="float" office:value="-15251951.017999999" table:style-name="ce3">
            <text:p>-15251951,018</text:p>
          </table:table-cell>
          <table:table-cell office:value-type="float" office:value="-11884636.486" table:style-name="ce3">
            <text:p>-11884636,486</text:p>
          </table:table-cell>
          <table:table-cell office:value-type="float" office:value="21391315.425999999" table:style-name="ce3">
            <text:p>21391315,426</text:p>
          </table:table-cell>
          <table:table-cell office:value-type="float" office:value="21391313.585000001" table:style-name="ce3">
            <text:p>21391313,585</text:p>
          </table:table-cell>
          <table:table-cell office:value-type="float" office:value="21391314.932999998" table:style-name="ce3">
            <text:p>21391314,933</text:p>
          </table:table-cell>
          <table:table-cell office:value-type="float" office:value="-22727968.079" table:style-name="ce3">
            <text:p>-22727968,079</text:p>
          </table:table-cell>
          <table:table-cell office:value-type="float" office:value="-17710103.809999999" table:style-name="ce3">
            <text:p>-17710103,810</text:p>
          </table:table-cell>
          <table:table-cell office:value-type="float" office:value="20054535.765000001" table:style-name="ce3">
            <text:p>20054535,765</text:p>
          </table:table-cell>
          <table:table-cell office:value-type="float" office:value="20054531.870000001" table:style-name="ce3">
            <text:p>20054531,870</text:p>
          </table:table-cell>
          <table:table-cell office:value-type="float" office:value="20054535.388" table:style-name="ce3">
            <text:p>20054535,388</text:p>
          </table:table-cell>
          <table:table-cell table:number-columns-repeated="16332"/>
        </table:table-row>
        <table:table-row table:style-name="ro1">
          <table:table-cell office:value-type="float" office:value="15660" table:style-name="ce2">
            <text:p>15660</text:p>
          </table:table-cell>
          <table:table-cell office:value-type="float" office:value="-12430516.153999999" table:style-name="ce2">
            <text:p>-12430516,15</text:p>
          </table:table-cell>
          <table:table-cell office:value-type="float" office:value="-9686113.9690000005" table:style-name="ce3">
            <text:p>-9686113,969</text:p>
          </table:table-cell>
          <table:table-cell office:value-type="float" office:value="21497081.017000001" table:style-name="ce3">
            <text:p>21497081,017</text:p>
          </table:table-cell>
          <table:table-cell office:value-type="float" office:value="21497080.916999999" table:style-name="ce3">
            <text:p>21497080,917</text:p>
          </table:table-cell>
          <table:table-cell office:value-type="float" office:value="21497080.544" table:style-name="ce3">
            <text:p>21497080,544</text:p>
          </table:table-cell>
          <table:table-cell table:number-columns-repeated="5" table:style-name="ce3"/>
          <table:table-cell office:value-type="float" office:value="-13729318.676000001" table:style-name="ce3">
            <text:p>-13729318,676</text:p>
          </table:table-cell>
          <table:table-cell office:value-type="float" office:value="-10698167.512" table:style-name="ce3">
            <text:p>-10698167,512</text:p>
          </table:table-cell>
          <table:table-cell office:value-type="float" office:value="21029385.116" table:style-name="ce3">
            <text:p>21029385,116</text:p>
          </table:table-cell>
          <table:table-cell office:value-type="float" office:value="21029385.405999999" table:style-name="ce3">
            <text:p>21029385,406</text:p>
          </table:table-cell>
          <table:table-cell office:value-type="float" office:value="21029384.390000001" table:style-name="ce3">
            <text:p>21029384,390</text:p>
          </table:table-cell>
          <table:table-cell office:value-type="float" office:value="-14477538.878" table:style-name="ce3">
            <text:p>-14477538,878</text:p>
          </table:table-cell>
          <table:table-cell office:value-type="float" office:value="-11281198.557" table:style-name="ce3">
            <text:p>-11281198,557</text:p>
          </table:table-cell>
          <table:table-cell office:value-type="float" office:value="21393246.623" table:style-name="ce3">
            <text:p>21393246,623</text:p>
          </table:table-cell>
          <table:table-cell office:value-type="float" office:value="21393247.199000001" table:style-name="ce3">
            <text:p>21393247,199</text:p>
          </table:table-cell>
          <table:table-cell office:value-type="float" office:value="21393245.863000002" table:style-name="ce3">
            <text:p>21393245,863</text:p>
          </table:table-cell>
          <table:table-cell office:value-type="float" office:value="-22166293.296999998" table:style-name="ce3">
            <text:p>-22166293,297</text:p>
          </table:table-cell>
          <table:table-cell office:value-type="float" office:value="-17272434.888" table:style-name="ce3">
            <text:p>-17272434,888</text:p>
          </table:table-cell>
          <table:table-cell office:value-type="float" office:value="20048107.791000001" table:style-name="ce3">
            <text:p>20048107,791</text:p>
          </table:table-cell>
          <table:table-cell office:value-type="float" office:value="20048106.916000001" table:style-name="ce3">
            <text:p>20048106,916</text:p>
          </table:table-cell>
          <table:table-cell office:value-type="float" office:value="20048107.662999999" table:style-name="ce3">
            <text:p>20048107,663</text:p>
          </table:table-cell>
          <table:table-cell table:style-name="ce2"/>
          <table:table-cell office:value-type="float" office:value="-13834949.628" table:style-name="ce3">
            <text:p>-13834949,628</text:p>
          </table:table-cell>
          <table:table-cell office:value-type="float" office:value="-10780477.401000001" table:style-name="ce3">
            <text:p>-10780477,401</text:p>
          </table:table-cell>
          <table:table-cell office:value-type="float" office:value="21497068.173999999" table:style-name="ce3">
            <text:p>21497068,174</text:p>
          </table:table-cell>
          <table:table-cell office:value-type="float" office:value="21497066.350000001" table:style-name="ce3">
            <text:p>21497066,350</text:p>
          </table:table-cell>
          <table:table-cell office:value-type="float" office:value="21497067.544" table:style-name="ce3">
            <text:p>21497067,544</text:p>
          </table:table-cell>
          <table:table-cell table:number-columns-repeated="5" table:style-name="ce3"/>
          <table:table-cell office:value-type="float" office:value="-14114323.029999999" table:style-name="ce3">
            <text:p>-14114323,030</text:p>
          </table:table-cell>
          <table:table-cell office:value-type="float" office:value="-10998171.186000001" table:style-name="ce3">
            <text:p>-10998171,186</text:p>
          </table:table-cell>
          <table:table-cell office:value-type="float" office:value="21029371.157000002" table:style-name="ce3">
            <text:p>21029371,157</text:p>
          </table:table-cell>
          <table:table-cell office:value-type="float" office:value="21029369.421" table:style-name="ce3">
            <text:p>21029369,421</text:p>
          </table:table-cell>
          <table:table-cell office:value-type="float" office:value="21029371.112" table:style-name="ce3">
            <text:p>21029371,112</text:p>
          </table:table-cell>
          <table:table-cell office:value-type="float" office:value="-15241858.164000001" table:style-name="ce3">
            <text:p>-15241858,164</text:p>
          </table:table-cell>
          <table:table-cell office:value-type="float" office:value="-11876771.924000001" table:style-name="ce3">
            <text:p>-11876771,924</text:p>
          </table:table-cell>
          <table:table-cell office:value-type="float" office:value="21393236.960000001" table:style-name="ce3">
            <text:p>21393236,960</text:p>
          </table:table-cell>
          <table:table-cell office:value-type="float" office:value="21393234.276000001" table:style-name="ce3">
            <text:p>21393234,276</text:p>
          </table:table-cell>
          <table:table-cell office:value-type="float" office:value="21393236.052000001" table:style-name="ce3">
            <text:p>21393236,052</text:p>
          </table:table-cell>
          <table:table-cell office:value-type="float" office:value="-22761793.239999998" table:style-name="ce3">
            <text:p>-22761793,240</text:p>
          </table:table-cell>
          <table:table-cell office:value-type="float" office:value="-17736461.085000001" table:style-name="ce3">
            <text:p>-17736461,085</text:p>
          </table:table-cell>
          <table:table-cell office:value-type="float" office:value="20048098.629999999" table:style-name="ce3">
            <text:p>20048098,630</text:p>
          </table:table-cell>
          <table:table-cell office:value-type="float" office:value="20048095.311000001" table:style-name="ce3">
            <text:p>20048095,311</text:p>
          </table:table-cell>
          <table:table-cell office:value-type="float" office:value="20048098.528000001" table:style-name="ce3">
            <text:p>20048098,528</text:p>
          </table:table-cell>
          <table:table-cell table:number-columns-repeated="16332"/>
        </table:table-row>
        <table:table-row table:style-name="ro1">
          <table:table-cell office:value-type="float" office:value="15690" table:style-name="ce2">
            <text:p>15690</text:p>
          </table:table-cell>
          <table:table-cell office:value-type="float" office:value="-12364862.785" table:style-name="ce2">
            <text:p>-12364862,79</text:p>
          </table:table-cell>
          <table:table-cell office:value-type="float" office:value="-9634955.5010000002" table:style-name="ce3">
            <text:p>-9634955,501</text:p>
          </table:table-cell>
          <table:table-cell office:value-type="float" office:value="21509574.423" table:style-name="ce3">
            <text:p>21509574,423</text:p>
          </table:table-cell>
          <table:table-cell office:value-type="float" office:value="21509574.436999999" table:style-name="ce3">
            <text:p>21509574,437</text:p>
          </table:table-cell>
          <table:table-cell office:value-type="float" office:value="21509574.267999999" table:style-name="ce3">
            <text:p>21509574,268</text:p>
          </table:table-cell>
          <table:table-cell table:number-columns-repeated="5" table:style-name="ce3"/>
          <table:table-cell office:value-type="float" office:value="-13695940.6" table:style-name="ce3">
            <text:p>-13695940,600</text:p>
          </table:table-cell>
          <table:table-cell office:value-type="float" office:value="-10672158.622" table:style-name="ce3">
            <text:p>-10672158,622</text:p>
          </table:table-cell>
          <table:table-cell office:value-type="float" office:value="21035737.473999999" table:style-name="ce3">
            <text:p>21035737,474</text:p>
          </table:table-cell>
          <table:table-cell office:value-type="float" office:value="21035737.197000001" table:style-name="ce3">
            <text:p>21035737,197</text:p>
          </table:table-cell>
          <table:table-cell office:value-type="float" office:value="21035736.296" table:style-name="ce3">
            <text:p>21035736,296</text:p>
          </table:table-cell>
          <table:table-cell office:value-type="float" office:value="-14466850.166999999" table:style-name="ce3">
            <text:p>-14466850,167</text:p>
          </table:table-cell>
          <table:table-cell office:value-type="float" office:value="-11272869.682" table:style-name="ce3">
            <text:p>-11272869,682</text:p>
          </table:table-cell>
          <table:table-cell office:value-type="float" office:value="21395281.081999999" table:style-name="ce3">
            <text:p>21395281,082</text:p>
          </table:table-cell>
          <table:table-cell office:value-type="float" office:value="21395281.408" table:style-name="ce3">
            <text:p>21395281,408</text:p>
          </table:table-cell>
          <table:table-cell office:value-type="float" office:value="21395279.833999999" table:style-name="ce3">
            <text:p>21395279,834</text:p>
          </table:table-cell>
          <table:table-cell office:value-type="float" office:value="-22199525.188000001" table:style-name="ce3">
            <text:p>-22199525,188</text:p>
          </table:table-cell>
          <table:table-cell office:value-type="float" office:value="-17298329.862" table:style-name="ce3">
            <text:p>-17298329,862</text:p>
          </table:table-cell>
          <table:table-cell office:value-type="float" office:value="20041784.519000001" table:style-name="ce3">
            <text:p>20041784,519</text:p>
          </table:table-cell>
          <table:table-cell office:value-type="float" office:value="20041783.215999998" table:style-name="ce3">
            <text:p>20041783,216</text:p>
          </table:table-cell>
          <table:table-cell office:value-type="float" office:value="20041783.925999999" table:style-name="ce3">
            <text:p>20041783,926</text:p>
          </table:table-cell>
          <table:table-cell table:style-name="ce2"/>
          <table:table-cell office:value-type="float" office:value="-13769303.717" table:style-name="ce3">
            <text:p>-13769303,717</text:p>
          </table:table-cell>
          <table:table-cell office:value-type="float" office:value="-10729324.755999999" table:style-name="ce3">
            <text:p>-10729324,756</text:p>
          </table:table-cell>
          <table:table-cell office:value-type="float" office:value="21509560.285999998" table:style-name="ce3">
            <text:p>21509560,286</text:p>
          </table:table-cell>
          <table:table-cell office:value-type="float" office:value="21509558.147999998" table:style-name="ce3">
            <text:p>21509558,148</text:p>
          </table:table-cell>
          <table:table-cell office:value-type="float" office:value="21509559.998" table:style-name="ce3">
            <text:p>21509559,998</text:p>
          </table:table-cell>
          <table:table-cell table:number-columns-repeated="5" table:style-name="ce3"/>
          <table:table-cell office:value-type="float" office:value="-14080952.491" table:style-name="ce3">
            <text:p>-14080952,491</text:p>
          </table:table-cell>
          <table:table-cell office:value-type="float" office:value="-10972168.172" table:style-name="ce3">
            <text:p>-10972168,172</text:p>
          </table:table-cell>
          <table:table-cell office:value-type="float" office:value="21035721.732000001" table:style-name="ce3">
            <text:p>21035721,732</text:p>
          </table:table-cell>
          <table:table-cell office:value-type="float" office:value="21035719.554000001" table:style-name="ce3">
            <text:p>21035719,554</text:p>
          </table:table-cell>
          <table:table-cell office:value-type="float" office:value="21035721.352000002" table:style-name="ce3">
            <text:p>21035721,352</text:p>
          </table:table-cell>
          <table:table-cell office:value-type="float" office:value="-15231176.839" table:style-name="ce3">
            <text:p>-15231176,839</text:p>
          </table:table-cell>
          <table:table-cell office:value-type="float" office:value="-11868448.809" table:style-name="ce3">
            <text:p>-11868448,809</text:p>
          </table:table-cell>
          <table:table-cell office:value-type="float" office:value="21395268.660999998" table:style-name="ce3">
            <text:p>21395268,661</text:p>
          </table:table-cell>
          <table:table-cell office:value-type="float" office:value="21395266.778999999" table:style-name="ce3">
            <text:p>21395266,779</text:p>
          </table:table-cell>
          <table:table-cell office:value-type="float" office:value="21395268.353999998" table:style-name="ce3">
            <text:p>21395268,354</text:p>
          </table:table-cell>
          <table:table-cell office:value-type="float" office:value="-22795032.802000001" table:style-name="ce3">
            <text:p>-22795032,802</text:p>
          </table:table-cell>
          <table:table-cell office:value-type="float" office:value="-17762362.037" table:style-name="ce3">
            <text:p>-17762362,037</text:p>
          </table:table-cell>
          <table:table-cell office:value-type="float" office:value="20041773.385000002" table:style-name="ce3">
            <text:p>20041773,385</text:p>
          </table:table-cell>
          <table:table-cell office:value-type="float" office:value="20041769.993999999" table:style-name="ce3">
            <text:p>20041769,994</text:p>
          </table:table-cell>
          <table:table-cell office:value-type="float" office:value="20041773.16" table:style-name="ce3">
            <text:p>20041773,160</text:p>
          </table:table-cell>
          <table:table-cell table:number-columns-repeated="16332"/>
        </table:table-row>
        <table:table-row table:style-name="ro1">
          <table:table-cell office:value-type="float" office:value="15720" table:style-name="ce2">
            <text:p>15720</text:p>
          </table:table-cell>
          <table:table-cell office:value-type="float" office:value="-12299049.032" table:style-name="ce2">
            <text:p>-12299049,03</text:p>
          </table:table-cell>
          <table:table-cell office:value-type="float" office:value="-9583672.0659999996" table:style-name="ce3">
            <text:p>-9583672,066</text:p>
          </table:table-cell>
          <table:table-cell office:value-type="float" office:value="21522099.101" table:style-name="ce3">
            <text:p>21522099,101</text:p>
          </table:table-cell>
          <table:table-cell office:value-type="float" office:value="21522099.026999999" table:style-name="ce3">
            <text:p>21522099,027</text:p>
          </table:table-cell>
          <table:table-cell office:value-type="float" office:value="21522098.129999999" table:style-name="ce3">
            <text:p>21522098,130</text:p>
          </table:table-cell>
          <table:table-cell table:number-columns-repeated="5" table:style-name="ce3"/>
          <table:table-cell office:value-type="float" office:value="-13662402.617000001" table:style-name="ce3">
            <text:p>-13662402,617</text:p>
          </table:table-cell>
          <table:table-cell office:value-type="float" office:value="-10646025.130000001" table:style-name="ce3">
            <text:p>-10646025,130</text:p>
          </table:table-cell>
          <table:table-cell office:value-type="float" office:value="21042118.206" table:style-name="ce3">
            <text:p>21042118,206</text:p>
          </table:table-cell>
          <table:table-cell office:value-type="float" office:value="21042119.034000002" table:style-name="ce3">
            <text:p>21042119,034</text:p>
          </table:table-cell>
          <table:table-cell office:value-type="float" office:value="21042118.221999999" table:style-name="ce3">
            <text:p>21042118,222</text:p>
          </table:table-cell>
          <table:table-cell office:value-type="float" office:value="-14455557.4" table:style-name="ce3">
            <text:p>-14455557,400</text:p>
          </table:table-cell>
          <table:table-cell office:value-type="float" office:value="-11264070.132999999" table:style-name="ce3">
            <text:p>-11264070,133</text:p>
          </table:table-cell>
          <table:table-cell office:value-type="float" office:value="21397429.344000001" table:style-name="ce3">
            <text:p>21397429,344</text:p>
          </table:table-cell>
          <table:table-cell office:value-type="float" office:value="21397430.149" table:style-name="ce3">
            <text:p>21397430,149</text:p>
          </table:table-cell>
          <table:table-cell office:value-type="float" office:value="21397428.877" table:style-name="ce3">
            <text:p>21397428,877</text:p>
          </table:table-cell>
          <table:table-cell office:value-type="float" office:value="-22232154.221999999" table:style-name="ce3">
            <text:p>-22232154,222</text:p>
          </table:table-cell>
          <table:table-cell office:value-type="float" office:value="-17323755.083999999" table:style-name="ce3">
            <text:p>-17323755,084</text:p>
          </table:table-cell>
          <table:table-cell office:value-type="float" office:value="20035575.473999999" table:style-name="ce3">
            <text:p>20035575,474</text:p>
          </table:table-cell>
          <table:table-cell office:value-type="float" office:value="20035574.063000001" table:style-name="ce3">
            <text:p>20035574,063</text:p>
          </table:table-cell>
          <table:table-cell office:value-type="float" office:value="20035574.627999999" table:style-name="ce3">
            <text:p>20035574,628</text:p>
          </table:table-cell>
          <table:table-cell table:style-name="ce2"/>
          <table:table-cell office:value-type="float" office:value="-13703494.128" table:style-name="ce3">
            <text:p>-13703494,128</text:p>
          </table:table-cell>
          <table:table-cell office:value-type="float" office:value="-10678044.573000001" table:style-name="ce3">
            <text:p>-10678044,573</text:p>
          </table:table-cell>
          <table:table-cell office:value-type="float" office:value="21522083.861000001" table:style-name="ce3">
            <text:p>21522083,861</text:p>
          </table:table-cell>
          <table:table-cell office:value-type="float" office:value="21522080.897999998" table:style-name="ce3">
            <text:p>21522080,898</text:p>
          </table:table-cell>
          <table:table-cell office:value-type="float" office:value="21522083.228" table:style-name="ce3">
            <text:p>21522083,228</text:p>
          </table:table-cell>
          <table:table-cell table:number-columns-repeated="5" table:style-name="ce3"/>
          <table:table-cell office:value-type="float" office:value="-14047418.725" table:style-name="ce3">
            <text:p>-14047418,725</text:p>
          </table:table-cell>
          <table:table-cell office:value-type="float" office:value="-10946037.963" table:style-name="ce3">
            <text:p>-10946037,963</text:p>
          </table:table-cell>
          <table:table-cell office:value-type="float" office:value="21042103.640000001" table:style-name="ce3">
            <text:p>21042103,640</text:p>
          </table:table-cell>
          <table:table-cell office:value-type="float" office:value="21042100.927000001" table:style-name="ce3">
            <text:p>21042100,927</text:p>
          </table:table-cell>
          <table:table-cell office:value-type="float" office:value="21042102.728" table:style-name="ce3">
            <text:p>21042102,728</text:p>
          </table:table-cell>
          <table:table-cell office:value-type="float" office:value="-15219888.161" table:style-name="ce3">
            <text:p>-15219888,161</text:p>
          </table:table-cell>
          <table:table-cell office:value-type="float" office:value="-11859652.434" table:style-name="ce3">
            <text:p>-11859652,434</text:p>
          </table:table-cell>
          <table:table-cell office:value-type="float" office:value="21397416.824000001" table:style-name="ce3">
            <text:p>21397416,824</text:p>
          </table:table-cell>
          <table:table-cell office:value-type="float" office:value="21397414.991999999" table:style-name="ce3">
            <text:p>21397414,992</text:p>
          </table:table-cell>
          <table:table-cell office:value-type="float" office:value="21397416.015999999" table:style-name="ce3">
            <text:p>21397416,016</text:p>
          </table:table-cell>
          <table:table-cell office:value-type="float" office:value="-22827666.197999999" table:style-name="ce3">
            <text:p>-22827666,198</text:p>
          </table:table-cell>
          <table:table-cell office:value-type="float" office:value="-17787790.653999999" table:style-name="ce3">
            <text:p>-17787790,654</text:p>
          </table:table-cell>
          <table:table-cell office:value-type="float" office:value="20035564.208999999" table:style-name="ce3">
            <text:p>20035564,209</text:p>
          </table:table-cell>
          <table:table-cell office:value-type="float" office:value="20035560.125999998" table:style-name="ce3">
            <text:p>20035560,126</text:p>
          </table:table-cell>
          <table:table-cell office:value-type="float" office:value="20035563.440000001" table:style-name="ce3">
            <text:p>20035563,440</text:p>
          </table:table-cell>
          <table:table-cell table:number-columns-repeated="16332"/>
        </table:table-row>
        <table:table-row table:style-name="ro1">
          <table:table-cell office:value-type="float" office:value="15750" table:style-name="ce2">
            <text:p>15750</text:p>
          </table:table-cell>
          <table:table-cell office:value-type="float" office:value="-12233083.091" table:style-name="ce2">
            <text:p>-12233083,09</text:p>
          </table:table-cell>
          <table:table-cell office:value-type="float" office:value="-9532270.0490000006" table:style-name="ce3">
            <text:p>-9532270,049</text:p>
          </table:table-cell>
          <table:table-cell office:value-type="float" office:value="21534652.263999999" table:style-name="ce3">
            <text:p>21534652,264</text:p>
          </table:table-cell>
          <table:table-cell office:value-type="float" office:value="21534652.116" table:style-name="ce3">
            <text:p>21534652,116</text:p>
          </table:table-cell>
          <table:table-cell office:value-type="float" office:value="21534651.526999999" table:style-name="ce3">
            <text:p>21534651,527</text:p>
          </table:table-cell>
          <table:table-cell table:number-columns-repeated="5" table:style-name="ce3"/>
          <table:table-cell office:value-type="float" office:value="-13628712.796" table:style-name="ce3">
            <text:p>-13628712,796</text:p>
          </table:table-cell>
          <table:table-cell office:value-type="float" office:value="-10619773.323999999" table:style-name="ce3">
            <text:p>-10619773,324</text:p>
          </table:table-cell>
          <table:table-cell office:value-type="float" office:value="21048530.109999999" table:style-name="ce3">
            <text:p>21048530,110</text:p>
          </table:table-cell>
          <table:table-cell office:value-type="float" office:value="21048530.412999999" table:style-name="ce3">
            <text:p>21048530,413</text:p>
          </table:table-cell>
          <table:table-cell office:value-type="float" office:value="21048529.192000002" table:style-name="ce3">
            <text:p>21048529,192</text:p>
          </table:table-cell>
          <table:table-cell office:value-type="float" office:value="-14443668.835000001" table:style-name="ce3">
            <text:p>-14443668,835</text:p>
          </table:table-cell>
          <table:table-cell office:value-type="float" office:value="-11254806.319" table:style-name="ce3">
            <text:p>-11254806,319</text:p>
          </table:table-cell>
          <table:table-cell office:value-type="float" office:value="21399690.932" table:style-name="ce3">
            <text:p>21399690,932</text:p>
          </table:table-cell>
          <table:table-cell office:value-type="float" office:value="21399692.259" table:style-name="ce3">
            <text:p>21399692,259</text:p>
          </table:table-cell>
          <table:table-cell office:value-type="float" office:value="21399690.811999999" table:style-name="ce3">
            <text:p>21399690,812</text:p>
          </table:table-cell>
          <table:table-cell office:value-type="float" office:value="-22264187.576000001" table:style-name="ce3">
            <text:p>-22264187,576</text:p>
          </table:table-cell>
          <table:table-cell office:value-type="float" office:value="-17348716.136999998" table:style-name="ce3">
            <text:p>-17348716,137</text:p>
          </table:table-cell>
          <table:table-cell office:value-type="float" office:value="20029478.787" table:style-name="ce3">
            <text:p>20029478,787</text:p>
          </table:table-cell>
          <table:table-cell office:value-type="float" office:value="20029478.379999999" table:style-name="ce3">
            <text:p>20029478,380</text:p>
          </table:table-cell>
          <table:table-cell office:value-type="float" office:value="20029478.715" table:style-name="ce3">
            <text:p>20029478,715</text:p>
          </table:table-cell>
          <table:table-cell table:style-name="ce2"/>
          <table:table-cell office:value-type="float" office:value="-13637517.657" table:style-name="ce3">
            <text:p>-13637517,657</text:p>
          </table:table-cell>
          <table:table-cell office:value-type="float" office:value="-10626634.347999999" table:style-name="ce3">
            <text:p>-10626634,348</text:p>
          </table:table-cell>
          <table:table-cell office:value-type="float" office:value="21534638.374000002" table:style-name="ce3">
            <text:p>21534638,374</text:p>
          </table:table-cell>
          <table:table-cell office:value-type="float" office:value="21534635.756999999" table:style-name="ce3">
            <text:p>21534635,757</text:p>
          </table:table-cell>
          <table:table-cell office:value-type="float" office:value="21534637.945999999" table:style-name="ce3">
            <text:p>21534637,946</text:p>
          </table:table-cell>
          <table:table-cell table:number-columns-repeated="5" table:style-name="ce3"/>
          <table:table-cell office:value-type="float" office:value="-14013718.445" table:style-name="ce3">
            <text:p>-14013718,445</text:p>
          </table:table-cell>
          <table:table-cell office:value-type="float" office:value="-10919778" table:style-name="ce3">
            <text:p>-10919778,000</text:p>
          </table:table-cell>
          <table:table-cell office:value-type="float" office:value="21048516.445999999" table:style-name="ce3">
            <text:p>21048516,446</text:p>
          </table:table-cell>
          <table:table-cell office:value-type="float" office:value="21048513.837000001" table:style-name="ce3">
            <text:p>21048513,837</text:p>
          </table:table-cell>
          <table:table-cell office:value-type="float" office:value="21048515.370999999" table:style-name="ce3">
            <text:p>21048515,371</text:p>
          </table:table-cell>
          <table:table-cell office:value-type="float" office:value="-15207988.993000001" table:style-name="ce3">
            <text:p>-15207988,993</text:p>
          </table:table-cell>
          <table:table-cell office:value-type="float" office:value="-11850380.354" table:style-name="ce3">
            <text:p>-11850380,354</text:p>
          </table:table-cell>
          <table:table-cell office:value-type="float" office:value="21399681.581" table:style-name="ce3">
            <text:p>21399681,581</text:p>
          </table:table-cell>
          <table:table-cell office:value-type="float" office:value="21399679.546" table:style-name="ce3">
            <text:p>21399679,546</text:p>
          </table:table-cell>
          <table:table-cell office:value-type="float" office:value="21399681.035" table:style-name="ce3">
            <text:p>21399681,035</text:p>
          </table:table-cell>
          <table:table-cell office:value-type="float" office:value="-22859689.228" table:style-name="ce3">
            <text:p>-22859689,228</text:p>
          </table:table-cell>
          <table:table-cell office:value-type="float" office:value="-17812743.666999999" table:style-name="ce3">
            <text:p>-17812743,667</text:p>
          </table:table-cell>
          <table:table-cell office:value-type="float" office:value="20029469.646000002" table:style-name="ce3">
            <text:p>20029469,646</text:p>
          </table:table-cell>
          <table:table-cell office:value-type="float" office:value="20029466.546999998" table:style-name="ce3">
            <text:p>20029466,547</text:p>
          </table:table-cell>
          <table:table-cell office:value-type="float" office:value="20029469.607000001" table:style-name="ce3">
            <text:p>20029469,607</text:p>
          </table:table-cell>
          <table:table-cell table:number-columns-repeated="16332"/>
        </table:table-row>
        <table:table-row table:style-name="ro1">
          <table:table-cell office:value-type="float" office:value="15780" table:style-name="ce2">
            <text:p>15780</text:p>
          </table:table-cell>
          <table:table-cell office:value-type="float" office:value="-12166941.855" table:style-name="ce2">
            <text:p>-12166941,86</text:p>
          </table:table-cell>
          <table:table-cell office:value-type="float" office:value="-9480731.4360000007" table:style-name="ce3">
            <text:p>-9480731,436</text:p>
          </table:table-cell>
          <table:table-cell office:value-type="float" office:value="21547238.044" table:style-name="ce3">
            <text:p>21547238,044</text:p>
          </table:table-cell>
          <table:table-cell office:value-type="float" office:value="21547237.870000001" table:style-name="ce3">
            <text:p>21547237,870</text:p>
          </table:table-cell>
          <table:table-cell office:value-type="float" office:value="21547237.802000001" table:style-name="ce3">
            <text:p>21547237,802</text:p>
          </table:table-cell>
          <table:table-cell table:number-columns-repeated="5" table:style-name="ce3"/>
          <table:table-cell office:value-type="float" office:value="-13594848.085000001" table:style-name="ce3">
            <text:p>-13594848,085</text:p>
          </table:table-cell>
          <table:table-cell office:value-type="float" office:value="-10593385.238" table:style-name="ce3">
            <text:p>-10593385,238</text:p>
          </table:table-cell>
          <table:table-cell office:value-type="float" office:value="21054973.967" table:style-name="ce3">
            <text:p>21054973,967</text:p>
          </table:table-cell>
          <table:table-cell office:value-type="float" office:value="21054974.550000001" table:style-name="ce3">
            <text:p>21054974,550</text:p>
          </table:table-cell>
          <table:table-cell office:value-type="float" office:value="21054973.588" table:style-name="ce3">
            <text:p>21054973,588</text:p>
          </table:table-cell>
          <table:table-cell office:value-type="float" office:value="-14431160.876" table:style-name="ce3">
            <text:p>-14431160,876</text:p>
          </table:table-cell>
          <table:table-cell office:value-type="float" office:value="-11245059.85" table:style-name="ce3">
            <text:p>-11245059,850</text:p>
          </table:table-cell>
          <table:table-cell office:value-type="float" office:value="21402071.416000001" table:style-name="ce3">
            <text:p>21402071,416</text:p>
          </table:table-cell>
          <table:table-cell office:value-type="float" office:value="21402072.684999999" table:style-name="ce3">
            <text:p>21402072,685</text:p>
          </table:table-cell>
          <table:table-cell office:value-type="float" office:value="21402070.84" table:style-name="ce3">
            <text:p>21402070,840</text:p>
          </table:table-cell>
          <table:table-cell office:value-type="float" office:value="-22295600.440000001" table:style-name="ce3">
            <text:p>-22295600,440</text:p>
          </table:table-cell>
          <table:table-cell office:value-type="float" office:value="-17373193.691" table:style-name="ce3">
            <text:p>-17373193,691</text:p>
          </table:table-cell>
          <table:table-cell office:value-type="float" office:value="20023501.963" table:style-name="ce3">
            <text:p>20023501,963</text:p>
          </table:table-cell>
          <table:table-cell office:value-type="float" office:value="20023500.666999999" table:style-name="ce3">
            <text:p>20023500,667</text:p>
          </table:table-cell>
          <table:table-cell office:value-type="float" office:value="20023501.124000002" table:style-name="ce3">
            <text:p>20023501,124</text:p>
          </table:table-cell>
          <table:table-cell table:style-name="ce2"/>
          <table:table-cell office:value-type="float" office:value="-13571400.755999999" table:style-name="ce3">
            <text:p>-13571400,756</text:p>
          </table:table-cell>
          <table:table-cell office:value-type="float" office:value="-10575114.682" table:style-name="ce3">
            <text:p>-10575114,682</text:p>
          </table:table-cell>
          <table:table-cell office:value-type="float" office:value="21547220.412" table:style-name="ce3">
            <text:p>21547220,412</text:p>
          </table:table-cell>
          <table:table-cell office:value-type="float" office:value="21547217.473999999" table:style-name="ce3">
            <text:p>21547217,474</text:p>
          </table:table-cell>
          <table:table-cell office:value-type="float" office:value="21547219.635000002" table:style-name="ce3">
            <text:p>21547219,635</text:p>
          </table:table-cell>
          <table:table-cell table:number-columns-repeated="5" table:style-name="ce3"/>
          <table:table-cell office:value-type="float" office:value="-13979878.140000001" table:style-name="ce3">
            <text:p>-13979878,140</text:p>
          </table:table-cell>
          <table:table-cell office:value-type="float" office:value="-10893408.926999999" table:style-name="ce3">
            <text:p>-10893408,927</text:p>
          </table:table-cell>
          <table:table-cell office:value-type="float" office:value="21054956.107999999" table:style-name="ce3">
            <text:p>21054956,108</text:p>
          </table:table-cell>
          <table:table-cell office:value-type="float" office:value="21054953.454" table:style-name="ce3">
            <text:p>21054953,454</text:p>
          </table:table-cell>
          <table:table-cell office:value-type="float" office:value="21054955.526000001" table:style-name="ce3">
            <text:p>21054955,526</text:p>
          </table:table-cell>
          <table:table-cell office:value-type="float" office:value="-15195505.289999999" table:style-name="ce3">
            <text:p>-15195505,290</text:p>
          </table:table-cell>
          <table:table-cell office:value-type="float" office:value="-11840652.787" table:style-name="ce3">
            <text:p>-11840652,787</text:p>
          </table:table-cell>
          <table:table-cell office:value-type="float" office:value="21402057.912" table:style-name="ce3">
            <text:p>21402057,912</text:p>
          </table:table-cell>
          <table:table-cell office:value-type="float" office:value="21402055.078000002" table:style-name="ce3">
            <text:p>21402055,078</text:p>
          </table:table-cell>
          <table:table-cell office:value-type="float" office:value="21402057.087000001" table:style-name="ce3">
            <text:p>21402057,087</text:p>
          </table:table-cell>
          <table:table-cell office:value-type="float" office:value="-22891126.642999999" table:style-name="ce3">
            <text:p>-22891126,643</text:p>
          </table:table-cell>
          <table:table-cell office:value-type="float" office:value="-17837240.344999999" table:style-name="ce3">
            <text:p>-17837240,345</text:p>
          </table:table-cell>
          <table:table-cell office:value-type="float" office:value="20023487.818" table:style-name="ce3">
            <text:p>20023487,818</text:p>
          </table:table-cell>
          <table:table-cell office:value-type="float" office:value="20023483.851" table:style-name="ce3">
            <text:p>20023483,851</text:p>
          </table:table-cell>
          <table:table-cell office:value-type="float" office:value="20023487.092999998" table:style-name="ce3">
            <text:p>20023487,093</text:p>
          </table:table-cell>
          <table:table-cell table:number-columns-repeated="16332"/>
        </table:table-row>
        <table:table-row table:style-name="ro1">
          <table:table-cell office:value-type="float" office:value="15810" table:style-name="ce2">
            <text:p>15810</text:p>
          </table:table-cell>
          <table:table-cell office:value-type="float" office:value="-12100644.112" table:style-name="ce2">
            <text:p>-12100644,11</text:p>
          </table:table-cell>
          <table:table-cell office:value-type="float" office:value="-9429070.8609999996" table:style-name="ce3">
            <text:p>-9429070,861</text:p>
          </table:table-cell>
          <table:table-cell office:value-type="float" office:value="21559853.304000001" table:style-name="ce3">
            <text:p>21559853,304</text:p>
          </table:table-cell>
          <table:table-cell office:value-type="float" office:value="21559853.870999999" table:style-name="ce3">
            <text:p>21559853,871</text:p>
          </table:table-cell>
          <table:table-cell office:value-type="float" office:value="21559852.973000001" table:style-name="ce3">
            <text:p>21559852,973</text:p>
          </table:table-cell>
          <table:table-cell table:number-columns-repeated="5" table:style-name="ce3"/>
          <table:table-cell office:value-type="float" office:value="-13560827.57" table:style-name="ce3">
            <text:p>-13560827,570</text:p>
          </table:table-cell>
          <table:table-cell office:value-type="float" office:value="-10566875.745999999" table:style-name="ce3">
            <text:p>-10566875,746</text:p>
          </table:table-cell>
          <table:table-cell office:value-type="float" office:value="21061448.006999999" table:style-name="ce3">
            <text:p>21061448,007</text:p>
          </table:table-cell>
          <table:table-cell office:value-type="float" office:value="21061448.539999999" table:style-name="ce3">
            <text:p>21061448,540</text:p>
          </table:table-cell>
          <table:table-cell office:value-type="float" office:value="21061447.487" table:style-name="ce3">
            <text:p>21061447,487</text:p>
          </table:table-cell>
          <table:table-cell office:value-type="float" office:value="-14418052.476" table:style-name="ce3">
            <text:p>-14418052,476</text:p>
          </table:table-cell>
          <table:table-cell office:value-type="float" office:value="-11234845.505000001" table:style-name="ce3">
            <text:p>-11234845,505</text:p>
          </table:table-cell>
          <table:table-cell office:value-type="float" office:value="21404566.098999999" table:style-name="ce3">
            <text:p>21404566,099</text:p>
          </table:table-cell>
          <table:table-cell office:value-type="float" office:value="21404567.265999999" table:style-name="ce3">
            <text:p>21404567,266</text:p>
          </table:table-cell>
          <table:table-cell office:value-type="float" office:value="21404565.673" table:style-name="ce3">
            <text:p>21404565,673</text:p>
          </table:table-cell>
          <table:table-cell office:value-type="float" office:value="-22326410.631000001" table:style-name="ce3">
            <text:p>-22326410,631</text:p>
          </table:table-cell>
          <table:table-cell office:value-type="float" office:value="-17397201.625" table:style-name="ce3">
            <text:p>-17397201,625</text:p>
          </table:table-cell>
          <table:table-cell office:value-type="float" office:value="20017639.131999999" table:style-name="ce3">
            <text:p>20017639,132</text:p>
          </table:table-cell>
          <table:table-cell office:value-type="float" office:value="20017637.68" table:style-name="ce3">
            <text:p>20017637,680</text:p>
          </table:table-cell>
          <table:table-cell office:value-type="float" office:value="20017638.460999999" table:style-name="ce3">
            <text:p>20017638,461</text:p>
          </table:table-cell>
          <table:table-cell table:style-name="ce2"/>
          <table:table-cell office:value-type="float" office:value="-13505128.338" table:style-name="ce3">
            <text:p>-13505128,338</text:p>
          </table:table-cell>
          <table:table-cell office:value-type="float" office:value="-10523473.843" table:style-name="ce3">
            <text:p>-10523473,843</text:p>
          </table:table-cell>
          <table:table-cell office:value-type="float" office:value="21559830.493000001" table:style-name="ce3">
            <text:p>21559830,493</text:p>
          </table:table-cell>
          <table:table-cell office:value-type="float" office:value="21559829.041000001" table:style-name="ce3">
            <text:p>21559829,041</text:p>
          </table:table-cell>
          <table:table-cell office:value-type="float" office:value="21559830.228999998" table:style-name="ce3">
            <text:p>21559830,229</text:p>
          </table:table-cell>
          <table:table-cell table:number-columns-repeated="5" table:style-name="ce3"/>
          <table:table-cell office:value-type="float" office:value="-13945883.005999999" table:style-name="ce3">
            <text:p>-13945883,006</text:p>
          </table:table-cell>
          <table:table-cell office:value-type="float" office:value="-10866919.218" table:style-name="ce3">
            <text:p>-10866919,218</text:p>
          </table:table-cell>
          <table:table-cell office:value-type="float" office:value="21061424.975000001" table:style-name="ce3">
            <text:p>21061424,975</text:p>
          </table:table-cell>
          <table:table-cell office:value-type="float" office:value="21061422.373" table:style-name="ce3">
            <text:p>21061422,373</text:p>
          </table:table-cell>
          <table:table-cell office:value-type="float" office:value="21061424.618999999" table:style-name="ce3">
            <text:p>21061424,619</text:p>
          </table:table-cell>
          <table:table-cell office:value-type="float" office:value="-15182422.127" table:style-name="ce3">
            <text:p>-15182422,127</text:p>
          </table:table-cell>
          <table:table-cell office:value-type="float" office:value="-11830458.119000001" table:style-name="ce3">
            <text:p>-11830458,119</text:p>
          </table:table-cell>
          <table:table-cell office:value-type="float" office:value="21404545.789999999" table:style-name="ce3">
            <text:p>21404545,790</text:p>
          </table:table-cell>
          <table:table-cell office:value-type="float" office:value="21404544.447000001" table:style-name="ce3">
            <text:p>21404544,447</text:p>
          </table:table-cell>
          <table:table-cell office:value-type="float" office:value="21404545.453000002" table:style-name="ce3">
            <text:p>21404545,453</text:p>
          </table:table-cell>
          <table:table-cell office:value-type="float" office:value="-22921962.359000001" table:style-name="ce3">
            <text:p>-22921962,359</text:p>
          </table:table-cell>
          <table:table-cell office:value-type="float" office:value="-17861268.171999998" table:style-name="ce3">
            <text:p>-17861268,172</text:p>
          </table:table-cell>
          <table:table-cell office:value-type="float" office:value="20017619.921" table:style-name="ce3">
            <text:p>20017619,921</text:p>
          </table:table-cell>
          <table:table-cell office:value-type="float" office:value="20017615.815000001" table:style-name="ce3">
            <text:p>20017615,815</text:p>
          </table:table-cell>
          <table:table-cell office:value-type="float" office:value="20017619.313000001" table:style-name="ce3">
            <text:p>20017619,313</text:p>
          </table:table-cell>
          <table:table-cell table:number-columns-repeated="16332"/>
        </table:table-row>
        <table:table-row table:style-name="ro1">
          <table:table-cell office:value-type="float" office:value="15840" table:style-name="ce2">
            <text:p>15840</text:p>
          </table:table-cell>
          <table:table-cell office:value-type="float" office:value="-12034202.18" table:style-name="ce2">
            <text:p>-12034202,18</text:p>
          </table:table-cell>
          <table:table-cell office:value-type="float" office:value="-9377297.9389999993" table:style-name="ce3">
            <text:p>-9377297,939</text:p>
          </table:table-cell>
          <table:table-cell office:value-type="float" office:value="21572497.109999999" table:style-name="ce3">
            <text:p>21572497,110</text:p>
          </table:table-cell>
          <table:table-cell office:value-type="float" office:value="21572497.384" table:style-name="ce3">
            <text:p>21572497,384</text:p>
          </table:table-cell>
          <table:table-cell office:value-type="float" office:value="21572496.611000001" table:style-name="ce3">
            <text:p>21572496,611</text:p>
          </table:table-cell>
          <table:table-cell table:number-columns-repeated="5" table:style-name="ce3"/>
          <table:table-cell office:value-type="float" office:value="-13526663.369999999" table:style-name="ce3">
            <text:p>-13526663,370</text:p>
          </table:table-cell>
          <table:table-cell office:value-type="float" office:value="-10540254.290999999" table:style-name="ce3">
            <text:p>-10540254,291</text:p>
          </table:table-cell>
          <table:table-cell office:value-type="float" office:value="21067949.539000001" table:style-name="ce3">
            <text:p>21067949,539</text:p>
          </table:table-cell>
          <table:table-cell office:value-type="float" office:value="21067949.528000001" table:style-name="ce3">
            <text:p>21067949,528</text:p>
          </table:table-cell>
          <table:table-cell office:value-type="float" office:value="21067948.602000002" table:style-name="ce3">
            <text:p>21067948,602</text:p>
          </table:table-cell>
          <table:table-cell office:value-type="float" office:value="-14404355.853" table:style-name="ce3">
            <text:p>-14404355,853</text:p>
          </table:table-cell>
          <table:table-cell office:value-type="float" office:value="-11224172.804" table:style-name="ce3">
            <text:p>-11224172,804</text:p>
          </table:table-cell>
          <table:table-cell office:value-type="float" office:value="21407172.449999999" table:style-name="ce3">
            <text:p>21407172,450</text:p>
          </table:table-cell>
          <table:table-cell office:value-type="float" office:value="21407173.739" table:style-name="ce3">
            <text:p>21407173,739</text:p>
          </table:table-cell>
          <table:table-cell office:value-type="float" office:value="21407172.072999999" table:style-name="ce3">
            <text:p>21407172,073</text:p>
          </table:table-cell>
          <table:table-cell office:value-type="float" office:value="-22356628.98" table:style-name="ce3">
            <text:p>-22356628,980</text:p>
          </table:table-cell>
          <table:table-cell office:value-type="float" office:value="-17420748.388" table:style-name="ce3">
            <text:p>-17420748,388</text:p>
          </table:table-cell>
          <table:table-cell office:value-type="float" office:value="20011888.510000002" table:style-name="ce3">
            <text:p>20011888,510</text:p>
          </table:table-cell>
          <table:table-cell office:value-type="float" office:value="20011887.409000002" table:style-name="ce3">
            <text:p>20011887,409</text:p>
          </table:table-cell>
          <table:table-cell office:value-type="float" office:value="20011888.024999999" table:style-name="ce3">
            <text:p>20011888,025</text:p>
          </table:table-cell>
          <table:table-cell table:style-name="ce2"/>
          <table:table-cell office:value-type="float" office:value="-13438681.044" table:style-name="ce3">
            <text:p>-13438681,044</text:p>
          </table:table-cell>
          <table:table-cell office:value-type="float" office:value="-10471696.757999999" table:style-name="ce3">
            <text:p>-10471696,758</text:p>
          </table:table-cell>
          <table:table-cell office:value-type="float" office:value="21572474.004000001" table:style-name="ce3">
            <text:p>21572474,004</text:p>
          </table:table-cell>
          <table:table-cell office:value-type="float" office:value="21572473.499000002" table:style-name="ce3">
            <text:p>21572473,499</text:p>
          </table:table-cell>
          <table:table-cell office:value-type="float" office:value="21572474.620000001" table:style-name="ce3">
            <text:p>21572474,620</text:p>
          </table:table-cell>
          <table:table-cell table:number-columns-repeated="5" table:style-name="ce3"/>
          <table:table-cell office:value-type="float" office:value="-13911713.503" table:style-name="ce3">
            <text:p>-13911713,503</text:p>
          </table:table-cell>
          <table:table-cell office:value-type="float" office:value="-10840293.631999999" table:style-name="ce3">
            <text:p>-10840293,632</text:p>
          </table:table-cell>
          <table:table-cell office:value-type="float" office:value="21067926.973999999" table:style-name="ce3">
            <text:p>21067926,974</text:p>
          </table:table-cell>
          <table:table-cell office:value-type="float" office:value="21067924.809999999" table:style-name="ce3">
            <text:p>21067924,810</text:p>
          </table:table-cell>
          <table:table-cell office:value-type="float" office:value="21067926.566" table:style-name="ce3">
            <text:p>21067926,566</text:p>
          </table:table-cell>
          <table:table-cell office:value-type="float" office:value="-15168720.062999999" table:style-name="ce3">
            <text:p>-15168720,063</text:p>
          </table:table-cell>
          <table:table-cell office:value-type="float" office:value="-11819781.184" table:style-name="ce3">
            <text:p>-11819781,184</text:p>
          </table:table-cell>
          <table:table-cell office:value-type="float" office:value="21407154.307999998" table:style-name="ce3">
            <text:p>21407154,308</text:p>
          </table:table-cell>
          <table:table-cell office:value-type="float" office:value="21407152.067000002" table:style-name="ce3">
            <text:p>21407152,067</text:p>
          </table:table-cell>
          <table:table-cell office:value-type="float" office:value="21407153.541000001" table:style-name="ce3">
            <text:p>21407153,541</text:p>
          </table:table-cell>
          <table:table-cell office:value-type="float" office:value="-22952175.548999999" table:style-name="ce3">
            <text:p>-22952175,549</text:p>
          </table:table-cell>
          <table:table-cell office:value-type="float" office:value="-17884810.918000001" table:style-name="ce3">
            <text:p>-17884810,918</text:p>
          </table:table-cell>
          <table:table-cell office:value-type="float" office:value="20011870.649" table:style-name="ce3">
            <text:p>20011870,649</text:p>
          </table:table-cell>
          <table:table-cell office:value-type="float" office:value="20011866.647999998" table:style-name="ce3">
            <text:p>20011866,648</text:p>
          </table:table-cell>
          <table:table-cell office:value-type="float" office:value="20011870.017999999" table:style-name="ce3">
            <text:p>20011870,018</text:p>
          </table:table-cell>
          <table:table-cell table:number-columns-repeated="16332"/>
        </table:table-row>
        <table:table-row table:style-name="ro1">
          <table:table-cell office:value-type="float" office:value="15870" table:style-name="ce2">
            <text:p>15870</text:p>
          </table:table-cell>
          <table:table-cell office:value-type="float" office:value="-11967608.403999999" table:style-name="ce2">
            <text:p>-11967608,4</text:p>
          </table:table-cell>
          <table:table-cell office:value-type="float" office:value="-9325406.6999999993" table:style-name="ce3">
            <text:p>-9325406,700</text:p>
          </table:table-cell>
          <table:table-cell office:value-type="float" office:value="21585169.787" table:style-name="ce3">
            <text:p>21585169,787</text:p>
          </table:table-cell>
          <table:table-cell office:value-type="float" office:value="21585170.248" table:style-name="ce3">
            <text:p>21585170,248</text:p>
          </table:table-cell>
          <table:table-cell office:value-type="float" office:value="21585169.223000001" table:style-name="ce3">
            <text:p>21585169,223</text:p>
          </table:table-cell>
          <table:table-cell table:number-columns-repeated="5" table:style-name="ce3"/>
          <table:table-cell office:value-type="float" office:value="-13492348.305" table:style-name="ce3">
            <text:p>-13492348,305</text:p>
          </table:table-cell>
          <table:table-cell office:value-type="float" office:value="-10513515.274" table:style-name="ce3">
            <text:p>-10513515,274</text:p>
          </table:table-cell>
          <table:table-cell office:value-type="float" office:value="21074478.653999999" table:style-name="ce3">
            <text:p>21074478,654</text:p>
          </table:table-cell>
          <table:table-cell office:value-type="float" office:value="21074479.335999999" table:style-name="ce3">
            <text:p>21074479,336</text:p>
          </table:table-cell>
          <table:table-cell office:value-type="float" office:value="21074478.618999999" table:style-name="ce3">
            <text:p>21074478,619</text:p>
          </table:table-cell>
          <table:table-cell office:value-type="float" office:value="-14390063.698999999" table:style-name="ce3">
            <text:p>-14390063,699</text:p>
          </table:table-cell>
          <table:table-cell office:value-type="float" office:value="-11213036.058" table:style-name="ce3">
            <text:p>-11213036,058</text:p>
          </table:table-cell>
          <table:table-cell office:value-type="float" office:value="21409892.973999999" table:style-name="ce3">
            <text:p>21409892,974</text:p>
          </table:table-cell>
          <table:table-cell office:value-type="float" office:value="21409893.136999998" table:style-name="ce3">
            <text:p>21409893,137</text:p>
          </table:table-cell>
          <table:table-cell office:value-type="float" office:value="21409891.796999998" table:style-name="ce3">
            <text:p>21409891,797</text:p>
          </table:table-cell>
          <table:table-cell office:value-type="float" office:value="-22386247.23" table:style-name="ce3">
            <text:p>-22386247,230</text:p>
          </table:table-cell>
          <table:table-cell office:value-type="float" office:value="-17443827.541999999" table:style-name="ce3">
            <text:p>-17443827,542</text:p>
          </table:table-cell>
          <table:table-cell office:value-type="float" office:value="20006252.059" table:style-name="ce3">
            <text:p>20006252,059</text:p>
          </table:table-cell>
          <table:table-cell office:value-type="float" office:value="20006251.278999999" table:style-name="ce3">
            <text:p>20006251,279</text:p>
          </table:table-cell>
          <table:table-cell office:value-type="float" office:value="20006251.640000001" table:style-name="ce3">
            <text:p>20006251,640</text:p>
          </table:table-cell>
          <table:table-cell table:style-name="ce2"/>
          <table:table-cell office:value-type="float" office:value="-13372094.311000001" table:style-name="ce3">
            <text:p>-13372094,311</text:p>
          </table:table-cell>
          <table:table-cell office:value-type="float" office:value="-10419810.988" table:style-name="ce3">
            <text:p>-10419810,988</text:p>
          </table:table-cell>
          <table:table-cell office:value-type="float" office:value="21585147.037" table:style-name="ce3">
            <text:p>21585147,037</text:p>
          </table:table-cell>
          <table:table-cell office:value-type="float" office:value="21585144.284000002" table:style-name="ce3">
            <text:p>21585144,284</text:p>
          </table:table-cell>
          <table:table-cell office:value-type="float" office:value="21585146.208999999" table:style-name="ce3">
            <text:p>21585146,209</text:p>
          </table:table-cell>
          <table:table-cell table:number-columns-repeated="5" table:style-name="ce3"/>
          <table:table-cell office:value-type="float" office:value="-13877405.533" table:style-name="ce3">
            <text:p>-13877405,533</text:p>
          </table:table-cell>
          <table:table-cell office:value-type="float" office:value="-10813560.142000001" table:style-name="ce3">
            <text:p>-10813560,142</text:p>
          </table:table-cell>
          <table:table-cell office:value-type="float" office:value="21074455.627" table:style-name="ce3">
            <text:p>21074455,627</text:p>
          </table:table-cell>
          <table:table-cell office:value-type="float" office:value="21074453.243999999" table:style-name="ce3">
            <text:p>21074453,244</text:p>
          </table:table-cell>
          <table:table-cell office:value-type="float" office:value="21074455.260000002" table:style-name="ce3">
            <text:p>21074455,260</text:p>
          </table:table-cell>
          <table:table-cell office:value-type="float" office:value="-15154434.873" table:style-name="ce3">
            <text:p>-15154434,873</text:p>
          </table:table-cell>
          <table:table-cell office:value-type="float" office:value="-11808649.868000001" table:style-name="ce3">
            <text:p>-11808649,868</text:p>
          </table:table-cell>
          <table:table-cell office:value-type="float" office:value="21409872.978999998" table:style-name="ce3">
            <text:p>21409872,979</text:p>
          </table:table-cell>
          <table:table-cell office:value-type="float" office:value="21409870.587000001" table:style-name="ce3">
            <text:p>21409870,587</text:p>
          </table:table-cell>
          <table:table-cell office:value-type="float" office:value="21409872.127999999" table:style-name="ce3">
            <text:p>21409872,128</text:p>
          </table:table-cell>
          <table:table-cell office:value-type="float" office:value="-22981801.046999998" table:style-name="ce3">
            <text:p>-22981801,047</text:p>
          </table:table-cell>
          <table:table-cell office:value-type="float" office:value="-17907895.719000001" table:style-name="ce3">
            <text:p>-17907895,719</text:p>
          </table:table-cell>
          <table:table-cell office:value-type="float" office:value="20006232.125999998" table:style-name="ce3">
            <text:p>20006232,126</text:p>
          </table:table-cell>
          <table:table-cell office:value-type="float" office:value="20006228.949999999" table:style-name="ce3">
            <text:p>20006228,950</text:p>
          </table:table-cell>
          <table:table-cell office:value-type="float" office:value="20006231.815000001" table:style-name="ce3">
            <text:p>20006231,815</text:p>
          </table:table-cell>
          <table:table-cell table:number-columns-repeated="16332"/>
        </table:table-row>
        <table:table-row table:style-name="ro1">
          <table:table-cell office:value-type="float" office:value="15900" table:style-name="ce2">
            <text:p>15900</text:p>
          </table:table-cell>
          <table:table-cell office:value-type="float" office:value="-11900872.464" table:style-name="ce2">
            <text:p>-11900872,46</text:p>
          </table:table-cell>
          <table:table-cell office:value-type="float" office:value="-9273404.6640000008" table:style-name="ce3">
            <text:p>-9273404,664</text:p>
          </table:table-cell>
          <table:table-cell office:value-type="float" office:value="21597867.747000001" table:style-name="ce3">
            <text:p>21597867,747</text:p>
          </table:table-cell>
          <table:table-cell office:value-type="float" office:value="21597869.443999998" table:style-name="ce3">
            <text:p>21597869,444</text:p>
          </table:table-cell>
          <table:table-cell office:value-type="float" office:value="21597868.581" table:style-name="ce3">
            <text:p>21597868,581</text:p>
          </table:table-cell>
          <table:table-cell table:number-columns-repeated="5" table:style-name="ce3"/>
          <table:table-cell office:value-type="float" office:value="-13457891.622" table:style-name="ce3">
            <text:p>-13457891,622</text:p>
          </table:table-cell>
          <table:table-cell office:value-type="float" office:value="-10486665.9" table:style-name="ce3">
            <text:p>-10486665,900</text:p>
          </table:table-cell>
          <table:table-cell office:value-type="float" office:value="21081036.024" table:style-name="ce3">
            <text:p>21081036,024</text:p>
          </table:table-cell>
          <table:table-cell office:value-type="float" office:value="21081036.927999999" table:style-name="ce3">
            <text:p>21081036,928</text:p>
          </table:table-cell>
          <table:table-cell office:value-type="float" office:value="21081035.456" table:style-name="ce3">
            <text:p>21081035,456</text:p>
          </table:table-cell>
          <table:table-cell office:value-type="float" office:value="-14375185.479" table:style-name="ce3">
            <text:p>-14375185,479</text:p>
          </table:table-cell>
          <table:table-cell office:value-type="float" office:value="-11201442.641000001" table:style-name="ce3">
            <text:p>-11201442,641</text:p>
          </table:table-cell>
          <table:table-cell office:value-type="float" office:value="21412723.807" table:style-name="ce3">
            <text:p>21412723,807</text:p>
          </table:table-cell>
          <table:table-cell office:value-type="float" office:value="21412724.098000001" table:style-name="ce3">
            <text:p>21412724,098</text:p>
          </table:table-cell>
          <table:table-cell office:value-type="float" office:value="21412722.727000002" table:style-name="ce3">
            <text:p>21412722,727</text:p>
          </table:table-cell>
          <table:table-cell office:value-type="float" office:value="-22415273.197999999" table:style-name="ce3">
            <text:p>-22415273,198</text:p>
          </table:table-cell>
          <table:table-cell office:value-type="float" office:value="-17466445.175000001" table:style-name="ce3">
            <text:p>-17466445,175</text:p>
          </table:table-cell>
          <table:table-cell office:value-type="float" office:value="20000728.596000001" table:style-name="ce3">
            <text:p>20000728,596</text:p>
          </table:table-cell>
          <table:table-cell office:value-type="float" office:value="20000727.510000002" table:style-name="ce3">
            <text:p>20000727,510</text:p>
          </table:table-cell>
          <table:table-cell office:value-type="float" office:value="20000728.208000001" table:style-name="ce3">
            <text:p>20000728,208</text:p>
          </table:table-cell>
          <table:table-cell table:style-name="ce2"/>
          <table:table-cell office:value-type="float" office:value="-13305355.863" table:style-name="ce3">
            <text:p>-13305355,863</text:p>
          </table:table-cell>
          <table:table-cell office:value-type="float" office:value="-10367807.02" table:style-name="ce3">
            <text:p>-10367807,020</text:p>
          </table:table-cell>
          <table:table-cell office:value-type="float" office:value="21597845.462000001" table:style-name="ce3">
            <text:p>21597845,462</text:p>
          </table:table-cell>
          <table:table-cell office:value-type="float" office:value="21597844.34" table:style-name="ce3">
            <text:p>21597844,340</text:p>
          </table:table-cell>
          <table:table-cell office:value-type="float" office:value="21597845.438999999" table:style-name="ce3">
            <text:p>21597845,439</text:p>
          </table:table-cell>
          <table:table-cell table:number-columns-repeated="5" table:style-name="ce3"/>
          <table:table-cell office:value-type="float" office:value="-13842946.414999999" table:style-name="ce3">
            <text:p>-13842946,415</text:p>
          </table:table-cell>
          <table:table-cell office:value-type="float" office:value="-10786708.876" table:style-name="ce3">
            <text:p>-10786708,876</text:p>
          </table:table-cell>
          <table:table-cell office:value-type="float" office:value="21081012.666000001" table:style-name="ce3">
            <text:p>21081012,666</text:p>
          </table:table-cell>
          <table:table-cell office:value-type="float" office:value="21081010.524" table:style-name="ce3">
            <text:p>21081010,524</text:p>
          </table:table-cell>
          <table:table-cell office:value-type="float" office:value="21081012.519000001" table:style-name="ce3">
            <text:p>21081012,519</text:p>
          </table:table-cell>
          <table:table-cell office:value-type="float" office:value="-15139554.078" table:style-name="ce3">
            <text:p>-15139554,078</text:p>
          </table:table-cell>
          <table:table-cell office:value-type="float" office:value="-11797054.444" table:style-name="ce3">
            <text:p>-11797054,444</text:p>
          </table:table-cell>
          <table:table-cell office:value-type="float" office:value="21412703.730999999" table:style-name="ce3">
            <text:p>21412703,731</text:p>
          </table:table-cell>
          <table:table-cell office:value-type="float" office:value="21412702.715" table:style-name="ce3">
            <text:p>21412702,715</text:p>
          </table:table-cell>
          <table:table-cell office:value-type="float" office:value="21412703.249000002" table:style-name="ce3">
            <text:p>21412703,249</text:p>
          </table:table-cell>
          <table:table-cell office:value-type="float" office:value="-23010824.723000001" table:style-name="ce3">
            <text:p>-23010824,723</text:p>
          </table:table-cell>
          <table:table-cell office:value-type="float" office:value="-17930511.568" table:style-name="ce3">
            <text:p>-17930511,568</text:p>
          </table:table-cell>
          <table:table-cell office:value-type="float" office:value="20000709.964000002" table:style-name="ce3">
            <text:p>20000709,964</text:p>
          </table:table-cell>
          <table:table-cell office:value-type="float" office:value="20000706.239999998" table:style-name="ce3">
            <text:p>20000706,240</text:p>
          </table:table-cell>
          <table:table-cell office:value-type="float" office:value="20000709.265999999" table:style-name="ce3">
            <text:p>20000709,266</text:p>
          </table:table-cell>
          <table:table-cell table:number-columns-repeated="16332"/>
        </table:table-row>
        <table:table-row table:style-name="ro1">
          <table:table-cell office:value-type="float" office:value="15930" table:style-name="ce2">
            <text:p>15930</text:p>
          </table:table-cell>
          <table:table-cell office:value-type="float" office:value="-11833965.365" table:style-name="ce2">
            <text:p>-11833965,37</text:p>
          </table:table-cell>
          <table:table-cell office:value-type="float" office:value="-9221269.2789999992" table:style-name="ce3">
            <text:p>-9221269,279</text:p>
          </table:table-cell>
          <table:table-cell office:value-type="float" office:value="21610600.655000001" table:style-name="ce3">
            <text:p>21610600,655</text:p>
          </table:table-cell>
          <table:table-cell office:value-type="float" office:value="21610601.447000001" table:style-name="ce3">
            <text:p>21610601,447</text:p>
          </table:table-cell>
          <table:table-cell office:value-type="float" office:value="21610600.280999999" table:style-name="ce3">
            <text:p>21610600,281</text:p>
          </table:table-cell>
          <table:table-cell table:number-columns-repeated="5" table:style-name="ce3"/>
          <table:table-cell office:value-type="float" office:value="-13423264.414999999" table:style-name="ce3">
            <text:p>-13423264,415</text:p>
          </table:table-cell>
          <table:table-cell office:value-type="float" office:value="-10459683.655999999" table:style-name="ce3">
            <text:p>-10459683,656</text:p>
          </table:table-cell>
          <table:table-cell office:value-type="float" office:value="21087625.274" table:style-name="ce3">
            <text:p>21087625,274</text:p>
          </table:table-cell>
          <table:table-cell office:value-type="float" office:value="21087625.879000001" table:style-name="ce3">
            <text:p>21087625,879</text:p>
          </table:table-cell>
          <table:table-cell office:value-type="float" office:value="21087624.669" table:style-name="ce3">
            <text:p>21087624,669</text:p>
          </table:table-cell>
          <table:table-cell office:value-type="float" office:value="-14359692.415999999" table:style-name="ce3">
            <text:p>-14359692,416</text:p>
          </table:table-cell>
          <table:table-cell office:value-type="float" office:value="-11189370.125" table:style-name="ce3">
            <text:p>-11189370,125</text:p>
          </table:table-cell>
          <table:table-cell office:value-type="float" office:value="21415672.616" table:style-name="ce3">
            <text:p>21415672,616</text:p>
          </table:table-cell>
          <table:table-cell office:value-type="float" office:value="21415672.704" table:style-name="ce3">
            <text:p>21415672,704</text:p>
          </table:table-cell>
          <table:table-cell office:value-type="float" office:value="21415671.445" table:style-name="ce3">
            <text:p>21415671,445</text:p>
          </table:table-cell>
          <table:table-cell office:value-type="float" office:value="-22443676.943" table:style-name="ce3">
            <text:p>-22443676,943</text:p>
          </table:table-cell>
          <table:table-cell office:value-type="float" office:value="-17488577.958999999" table:style-name="ce3">
            <text:p>-17488577,959</text:p>
          </table:table-cell>
          <table:table-cell office:value-type="float" office:value="19995323.442000002" table:style-name="ce3">
            <text:p>19995323,442</text:p>
          </table:table-cell>
          <table:table-cell office:value-type="float" office:value="19995322.526999999" table:style-name="ce3">
            <text:p>19995322,527</text:p>
          </table:table-cell>
          <table:table-cell office:value-type="float" office:value="19995323.116" table:style-name="ce3">
            <text:p>19995323,116</text:p>
          </table:table-cell>
          <table:table-cell table:style-name="ce2"/>
          <table:table-cell office:value-type="float" office:value="-13238449.658" table:style-name="ce3">
            <text:p>-13238449,658</text:p>
          </table:table-cell>
          <table:table-cell office:value-type="float" office:value="-10315672.318" table:style-name="ce3">
            <text:p>-10315672,318</text:p>
          </table:table-cell>
          <table:table-cell office:value-type="float" office:value="21610578.219000001" table:style-name="ce3">
            <text:p>21610578,219</text:p>
          </table:table-cell>
          <table:table-cell office:value-type="float" office:value="21610575.848999999" table:style-name="ce3">
            <text:p>21610575,849</text:p>
          </table:table-cell>
          <table:table-cell office:value-type="float" office:value="21610577.759" table:style-name="ce3">
            <text:p>21610577,759</text:p>
          </table:table-cell>
          <table:table-cell table:number-columns-repeated="5" table:style-name="ce3"/>
          <table:table-cell office:value-type="float" office:value="-13808320.173" table:style-name="ce3">
            <text:p>-13808320,173</text:p>
          </table:table-cell>
          <table:table-cell office:value-type="float" office:value="-10759727.378" table:style-name="ce3">
            <text:p>-10759727,378</text:p>
          </table:table-cell>
          <table:table-cell office:value-type="float" office:value="21087602.096000001" table:style-name="ce3">
            <text:p>21087602,096</text:p>
          </table:table-cell>
          <table:table-cell office:value-type="float" office:value="21087599.684999999" table:style-name="ce3">
            <text:p>21087599,685</text:p>
          </table:table-cell>
          <table:table-cell office:value-type="float" office:value="21087601.296999998" table:style-name="ce3">
            <text:p>21087601,297</text:p>
          </table:table-cell>
          <table:table-cell office:value-type="float" office:value="-15124061.838" table:style-name="ce3">
            <text:p>-15124061,838</text:p>
          </table:table-cell>
          <table:table-cell office:value-type="float" office:value="-11784982.555" table:style-name="ce3">
            <text:p>-11784982,555</text:p>
          </table:table-cell>
          <table:table-cell office:value-type="float" office:value="21415652.046999998" table:style-name="ce3">
            <text:p>21415652,047</text:p>
          </table:table-cell>
          <table:table-cell office:value-type="float" office:value="21415650.103999998" table:style-name="ce3">
            <text:p>21415650,104</text:p>
          </table:table-cell>
          <table:table-cell office:value-type="float" office:value="21415651.258000001" table:style-name="ce3">
            <text:p>21415651,258</text:p>
          </table:table-cell>
          <table:table-cell office:value-type="float" office:value="-23039229.570999999" table:style-name="ce3">
            <text:p>-23039229,571</text:p>
          </table:table-cell>
          <table:table-cell office:value-type="float" office:value="-17952645.210999999" table:style-name="ce3">
            <text:p>-17952645,211</text:p>
          </table:table-cell>
          <table:table-cell office:value-type="float" office:value="19995305.136" table:style-name="ce3">
            <text:p>19995305,136</text:p>
          </table:table-cell>
          <table:table-cell office:value-type="float" office:value="19995300.686999999" table:style-name="ce3">
            <text:p>19995300,687</text:p>
          </table:table-cell>
          <table:table-cell office:value-type="float" office:value="19995304.129999999" table:style-name="ce3">
            <text:p>19995304,130</text:p>
          </table:table-cell>
          <table:table-cell table:number-columns-repeated="16332"/>
        </table:table-row>
        <table:table-row table:style-name="ro1">
          <table:table-cell office:value-type="float" office:value="15960" table:style-name="ce2">
            <text:p>15960</text:p>
          </table:table-cell>
          <table:table-cell office:value-type="float" office:value="-11766910.460000001" table:style-name="ce2">
            <text:p>-11766910,46</text:p>
          </table:table-cell>
          <table:table-cell office:value-type="float" office:value="-9169018.7039999999" table:style-name="ce3">
            <text:p>-9169018,704</text:p>
          </table:table-cell>
          <table:table-cell office:value-type="float" office:value="21623360.771000002" table:style-name="ce3">
            <text:p>21623360,771</text:p>
          </table:table-cell>
          <table:table-cell office:value-type="float" office:value="21623361.545000002" table:style-name="ce3">
            <text:p>21623361,545</text:p>
          </table:table-cell>
          <table:table-cell office:value-type="float" office:value="21623360.103" table:style-name="ce3">
            <text:p>21623360,103</text:p>
          </table:table-cell>
          <table:table-cell table:number-columns-repeated="5" table:style-name="ce3"/>
          <table:table-cell office:value-type="float" office:value="-13388490.579" table:style-name="ce3">
            <text:p>-13388490,579</text:p>
          </table:table-cell>
          <table:table-cell office:value-type="float" office:value="-10432587.161" table:style-name="ce3">
            <text:p>-10432587,161</text:p>
          </table:table-cell>
          <table:table-cell office:value-type="float" office:value="21094242.195999999" table:style-name="ce3">
            <text:p>21094242,196</text:p>
          </table:table-cell>
          <table:table-cell office:value-type="float" office:value="21094243.296" table:style-name="ce3">
            <text:p>21094243,296</text:p>
          </table:table-cell>
          <table:table-cell office:value-type="float" office:value="21094241.719999999" table:style-name="ce3">
            <text:p>21094241,720</text:p>
          </table:table-cell>
          <table:table-cell office:value-type="float" office:value="-14343608.186000001" table:style-name="ce3">
            <text:p>-14343608,186</text:p>
          </table:table-cell>
          <table:table-cell office:value-type="float" office:value="-11176836.965" table:style-name="ce3">
            <text:p>-11176836,965</text:p>
          </table:table-cell>
          <table:table-cell office:value-type="float" office:value="21418733.081" table:style-name="ce3">
            <text:p>21418733,081</text:p>
          </table:table-cell>
          <table:table-cell office:value-type="float" office:value="21418733.651999999" table:style-name="ce3">
            <text:p>21418733,652</text:p>
          </table:table-cell>
          <table:table-cell office:value-type="float" office:value="21418732.241" table:style-name="ce3">
            <text:p>21418732,241</text:p>
          </table:table-cell>
          <table:table-cell office:value-type="float" office:value="-22471480.715999998" table:style-name="ce3">
            <text:p>-22471480,716</text:p>
          </table:table-cell>
          <table:table-cell office:value-type="float" office:value="-17510243.234999999" table:style-name="ce3">
            <text:p>-17510243,235</text:p>
          </table:table-cell>
          <table:table-cell office:value-type="float" office:value="19990032.800000001" table:style-name="ce3">
            <text:p>19990032,800</text:p>
          </table:table-cell>
          <table:table-cell office:value-type="float" office:value="19990031.881000001" table:style-name="ce3">
            <text:p>19990031,881</text:p>
          </table:table-cell>
          <table:table-cell office:value-type="float" office:value="19990032.372000001" table:style-name="ce3">
            <text:p>19990032,372</text:p>
          </table:table-cell>
          <table:table-cell table:style-name="ce2"/>
          <table:table-cell office:value-type="float" office:value="-13171415.005999999" table:style-name="ce3">
            <text:p>-13171415,006</text:p>
          </table:table-cell>
          <table:table-cell office:value-type="float" office:value="-10263437.525" table:style-name="ce3">
            <text:p>-10263437,525</text:p>
          </table:table-cell>
          <table:table-cell office:value-type="float" office:value="21623335.289999999" table:style-name="ce3">
            <text:p>21623335,290</text:p>
          </table:table-cell>
          <table:table-cell office:value-type="float" office:value="21623332.555" table:style-name="ce3">
            <text:p>21623332,555</text:p>
          </table:table-cell>
          <table:table-cell office:value-type="float" office:value="21623334.693999998" table:style-name="ce3">
            <text:p>21623334,694</text:p>
          </table:table-cell>
          <table:table-cell table:number-columns-repeated="5" table:style-name="ce3"/>
          <table:table-cell office:value-type="float" office:value="-13773566.637" table:style-name="ce3">
            <text:p>-13773566,637</text:p>
          </table:table-cell>
          <table:table-cell office:value-type="float" office:value="-10732646.699999999" table:style-name="ce3">
            <text:p>-10732646,700</text:p>
          </table:table-cell>
          <table:table-cell office:value-type="float" office:value="21094215.291000001" table:style-name="ce3">
            <text:p>21094215,291</text:p>
          </table:table-cell>
          <table:table-cell office:value-type="float" office:value="21094212.743999999" table:style-name="ce3">
            <text:p>21094212,744</text:p>
          </table:table-cell>
          <table:table-cell office:value-type="float" office:value="21094215.041000001" table:style-name="ce3">
            <text:p>21094215,041</text:p>
          </table:table-cell>
          <table:table-cell office:value-type="float" office:value="-15107997.783" table:style-name="ce3">
            <text:p>-15107997,783</text:p>
          </table:table-cell>
          <table:table-cell office:value-type="float" office:value="-11772465.108999999" table:style-name="ce3">
            <text:p>-11772465,109</text:p>
          </table:table-cell>
          <table:table-cell office:value-type="float" office:value="21418708.465999998" table:style-name="ce3">
            <text:p>21418708,466</text:p>
          </table:table-cell>
          <table:table-cell office:value-type="float" office:value="21418707.423999999" table:style-name="ce3">
            <text:p>21418707,424</text:p>
          </table:table-cell>
          <table:table-cell office:value-type="float" office:value="21418708.048999999" table:style-name="ce3">
            <text:p>21418708,049</text:p>
          </table:table-cell>
          <table:table-cell office:value-type="float" office:value="-23067053.794" table:style-name="ce3">
            <text:p>-23067053,794</text:p>
          </table:table-cell>
          <table:table-cell office:value-type="float" office:value="-17974326.421" table:style-name="ce3">
            <text:p>-17974326,421</text:p>
          </table:table-cell>
          <table:table-cell office:value-type="float" office:value="19990009.693" table:style-name="ce3">
            <text:p>19990009,693</text:p>
          </table:table-cell>
          <table:table-cell office:value-type="float" office:value="19990006.138" table:style-name="ce3">
            <text:p>19990006,138</text:p>
          </table:table-cell>
          <table:table-cell office:value-type="float" office:value="19990009.368999999" table:style-name="ce3">
            <text:p>19990009,369</text:p>
          </table:table-cell>
          <table:table-cell table:number-columns-repeated="16332"/>
        </table:table-row>
        <table:table-row table:style-name="ro1">
          <table:table-cell office:value-type="float" office:value="15990" table:style-name="ce2">
            <text:p>15990</text:p>
          </table:table-cell>
          <table:table-cell office:value-type="float" office:value="-11699700.301999999" table:style-name="ce2">
            <text:p>-11699700,3</text:p>
          </table:table-cell>
          <table:table-cell office:value-type="float" office:value="-9116647.1510000005" table:style-name="ce3">
            <text:p>-9116647,151</text:p>
          </table:table-cell>
          <table:table-cell office:value-type="float" office:value="21636150.092" table:style-name="ce3">
            <text:p>21636150,092</text:p>
          </table:table-cell>
          <table:table-cell office:value-type="float" office:value="21636151.085000001" table:style-name="ce3">
            <text:p>21636151,085</text:p>
          </table:table-cell>
          <table:table-cell office:value-type="float" office:value="21636150.197999999" table:style-name="ce3">
            <text:p>21636150,198</text:p>
          </table:table-cell>
          <table:table-cell table:number-columns-repeated="5" table:style-name="ce3"/>
          <table:table-cell office:value-type="float" office:value="-13353562.848999999" table:style-name="ce3">
            <text:p>-13353562,849</text:p>
          </table:table-cell>
          <table:table-cell office:value-type="float" office:value="-10405370.741" table:style-name="ce3">
            <text:p>-10405370,741</text:p>
          </table:table-cell>
          <table:table-cell office:value-type="float" office:value="21100889.370999999" table:style-name="ce3">
            <text:p>21100889,371</text:p>
          </table:table-cell>
          <table:table-cell office:value-type="float" office:value="21100889.403999999" table:style-name="ce3">
            <text:p>21100889,404</text:p>
          </table:table-cell>
          <table:table-cell office:value-type="float" office:value="21100888.559" table:style-name="ce3">
            <text:p>21100888,559</text:p>
          </table:table-cell>
          <table:table-cell office:value-type="float" office:value="-14326925.577" table:style-name="ce3">
            <text:p>-14326925,577</text:p>
          </table:table-cell>
          <table:table-cell office:value-type="float" office:value="-11163837.533" table:style-name="ce3">
            <text:p>-11163837,533</text:p>
          </table:table-cell>
          <table:table-cell office:value-type="float" office:value="21421907.043000001" table:style-name="ce3">
            <text:p>21421907,043</text:p>
          </table:table-cell>
          <table:table-cell office:value-type="float" office:value="21421908.169" table:style-name="ce3">
            <text:p>21421908,169</text:p>
          </table:table-cell>
          <table:table-cell office:value-type="float" office:value="21421906.548" table:style-name="ce3">
            <text:p>21421906,548</text:p>
          </table:table-cell>
          <table:table-cell office:value-type="float" office:value="-22498676.111000001" table:style-name="ce3">
            <text:p>-22498676,111</text:p>
          </table:table-cell>
          <table:table-cell office:value-type="float" office:value="-17531434.451000001" table:style-name="ce3">
            <text:p>-17531434,451</text:p>
          </table:table-cell>
          <table:table-cell office:value-type="float" office:value="19984857.999000002" table:style-name="ce3">
            <text:p>19984857,999</text:p>
          </table:table-cell>
          <table:table-cell office:value-type="float" office:value="19984856.710999999" table:style-name="ce3">
            <text:p>19984856,711</text:p>
          </table:table-cell>
          <table:table-cell office:value-type="float" office:value="19984857.574999999" table:style-name="ce3">
            <text:p>19984857,575</text:p>
          </table:table-cell>
          <table:table-cell table:style-name="ce2"/>
          <table:table-cell office:value-type="float" office:value="-13104203.216" table:style-name="ce3">
            <text:p>-13104203,216</text:p>
          </table:table-cell>
          <table:table-cell office:value-type="float" office:value="-10211064.720000001" table:style-name="ce3">
            <text:p>-10211064,720</text:p>
          </table:table-cell>
          <table:table-cell office:value-type="float" office:value="21636124.324000001" table:style-name="ce3">
            <text:p>21636124,324</text:p>
          </table:table-cell>
          <table:table-cell office:value-type="float" office:value="21636122.515999999" table:style-name="ce3">
            <text:p>21636122,516</text:p>
          </table:table-cell>
          <table:table-cell office:value-type="float" office:value="21636123.896000002" table:style-name="ce3">
            <text:p>21636123,896</text:p>
          </table:table-cell>
          <table:table-cell table:number-columns-repeated="5" table:style-name="ce3"/>
          <table:table-cell office:value-type="float" office:value="-13738637.361" table:style-name="ce3">
            <text:p>-13738637,361</text:p>
          </table:table-cell>
          <table:table-cell office:value-type="float" office:value="-10705429.08" table:style-name="ce3">
            <text:p>-10705429,080</text:p>
          </table:table-cell>
          <table:table-cell office:value-type="float" office:value="21100862.690000001" table:style-name="ce3">
            <text:p>21100862,690</text:p>
          </table:table-cell>
          <table:table-cell office:value-type="float" office:value="21100860.289000001" table:style-name="ce3">
            <text:p>21100860,289</text:p>
          </table:table-cell>
          <table:table-cell office:value-type="float" office:value="21100862.011" table:style-name="ce3">
            <text:p>21100862,011</text:p>
          </table:table-cell>
          <table:table-cell office:value-type="float" office:value="-15091313.492000001" table:style-name="ce3">
            <text:p>-15091313,492</text:p>
          </table:table-cell>
          <table:table-cell office:value-type="float" office:value="-11759464.357000001" table:style-name="ce3">
            <text:p>-11759464,357</text:p>
          </table:table-cell>
          <table:table-cell office:value-type="float" office:value="21421884.508000001" table:style-name="ce3">
            <text:p>21421884,508</text:p>
          </table:table-cell>
          <table:table-cell office:value-type="float" office:value="21421882.316" table:style-name="ce3">
            <text:p>21421882,316</text:p>
          </table:table-cell>
          <table:table-cell office:value-type="float" office:value="21421883.636" table:style-name="ce3">
            <text:p>21421883,636</text:p>
          </table:table-cell>
          <table:table-cell office:value-type="float" office:value="-23094247.793000001" table:style-name="ce3">
            <text:p>-23094247,793</text:p>
          </table:table-cell>
          <table:table-cell office:value-type="float" office:value="-17995516.546" table:style-name="ce3">
            <text:p>-17995516,546</text:p>
          </table:table-cell>
          <table:table-cell office:value-type="float" office:value="19984834.855" table:style-name="ce3">
            <text:p>19984834,855</text:p>
          </table:table-cell>
          <table:table-cell office:value-type="float" office:value="19984831.114" table:style-name="ce3">
            <text:p>19984831,114</text:p>
          </table:table-cell>
          <table:table-cell office:value-type="float" office:value="19984834.357000001" table:style-name="ce3">
            <text:p>19984834,357</text:p>
          </table:table-cell>
          <table:table-cell table:number-columns-repeated="16332"/>
        </table:table-row>
        <table:table-row table:style-name="ro1">
          <table:table-cell office:value-type="float" office:value="16020" table:style-name="ce2">
            <text:p>16020</text:p>
          </table:table-cell>
          <table:table-cell office:value-type="float" office:value="-11632345.091" table:style-name="ce2">
            <text:p>-11632345,09</text:p>
          </table:table-cell>
          <table:table-cell office:value-type="float" office:value="-9064162.5879999995" table:style-name="ce3">
            <text:p>-9064162,588</text:p>
          </table:table-cell>
          <table:table-cell office:value-type="float" office:value="21648968.017999999" table:style-name="ce3">
            <text:p>21648968,018</text:p>
          </table:table-cell>
          <table:table-cell office:value-type="float" office:value="21648968.313999999" table:style-name="ce3">
            <text:p>21648968,314</text:p>
          </table:table-cell>
          <table:table-cell office:value-type="float" office:value="21648967.980999999" table:style-name="ce3">
            <text:p>21648967,981</text:p>
          </table:table-cell>
          <table:table-cell table:number-columns-repeated="5" table:style-name="ce3"/>
          <table:table-cell office:value-type="float" office:value="-13318491.403999999" table:style-name="ce3">
            <text:p>-13318491,404</text:p>
          </table:table-cell>
          <table:table-cell office:value-type="float" office:value="-10378042.342" table:style-name="ce3">
            <text:p>-10378042,342</text:p>
          </table:table-cell>
          <table:table-cell office:value-type="float" office:value="21107562.934999999" table:style-name="ce3">
            <text:p>21107562,935</text:p>
          </table:table-cell>
          <table:table-cell office:value-type="float" office:value="21107563.140000001" table:style-name="ce3">
            <text:p>21107563,140</text:p>
          </table:table-cell>
          <table:table-cell office:value-type="float" office:value="21107562.447000001" table:style-name="ce3">
            <text:p>21107562,447</text:p>
          </table:table-cell>
          <table:table-cell office:value-type="float" office:value="-14309654.953" table:style-name="ce3">
            <text:p>-14309654,953</text:p>
          </table:table-cell>
          <table:table-cell office:value-type="float" office:value="-11150379.893999999" table:style-name="ce3">
            <text:p>-11150379,894</text:p>
          </table:table-cell>
          <table:table-cell office:value-type="float" office:value="21425193.048999999" table:style-name="ce3">
            <text:p>21425193,049</text:p>
          </table:table-cell>
          <table:table-cell office:value-type="float" office:value="21425194.504999999" table:style-name="ce3">
            <text:p>21425194,505</text:p>
          </table:table-cell>
          <table:table-cell office:value-type="float" office:value="21425192.991" table:style-name="ce3">
            <text:p>21425192,991</text:p>
          </table:table-cell>
          <table:table-cell office:value-type="float" office:value="-22525272.780000001" table:style-name="ce3">
            <text:p>-22525272,780</text:p>
          </table:table-cell>
          <table:table-cell office:value-type="float" office:value="-17552159.127" table:style-name="ce3">
            <text:p>-17552159,127</text:p>
          </table:table-cell>
          <table:table-cell office:value-type="float" office:value="19979796.743000001" table:style-name="ce3">
            <text:p>19979796,743</text:p>
          </table:table-cell>
          <table:table-cell office:value-type="float" office:value="19979795.498" table:style-name="ce3">
            <text:p>19979795,498</text:p>
          </table:table-cell>
          <table:table-cell office:value-type="float" office:value="19979796.050000001" table:style-name="ce3">
            <text:p>19979796,050</text:p>
          </table:table-cell>
          <table:table-cell table:style-name="ce2"/>
          <table:table-cell office:value-type="float" office:value="-13036831.797" table:style-name="ce3">
            <text:p>-13036831,797</text:p>
          </table:table-cell>
          <table:table-cell office:value-type="float" office:value="-10158567.513" table:style-name="ce3">
            <text:p>-10158567,513</text:p>
          </table:table-cell>
          <table:table-cell office:value-type="float" office:value="21648945.504000001" table:style-name="ce3">
            <text:p>21648945,504</text:p>
          </table:table-cell>
          <table:table-cell office:value-type="float" office:value="21648942.958000001" table:style-name="ce3">
            <text:p>21648942,958</text:p>
          </table:table-cell>
          <table:table-cell office:value-type="float" office:value="21648944.732999999" table:style-name="ce3">
            <text:p>21648944,733</text:p>
          </table:table-cell>
          <table:table-cell table:number-columns-repeated="5" table:style-name="ce3"/>
          <table:table-cell office:value-type="float" office:value="-13703549.757999999" table:style-name="ce3">
            <text:p>-13703549,758</text:p>
          </table:table-cell>
          <table:table-cell office:value-type="float" office:value="-10678088.085999999" table:style-name="ce3">
            <text:p>-10678088,086</text:p>
          </table:table-cell>
          <table:table-cell office:value-type="float" office:value="21107539.697000001" table:style-name="ce3">
            <text:p>21107539,697</text:p>
          </table:table-cell>
          <table:table-cell office:value-type="float" office:value="21107536.782000002" table:style-name="ce3">
            <text:p>21107536,782</text:p>
          </table:table-cell>
          <table:table-cell office:value-type="float" office:value="21107538.936999999" table:style-name="ce3">
            <text:p>21107538,937</text:p>
          </table:table-cell>
          <table:table-cell office:value-type="float" office:value="-15074026.562999999" table:style-name="ce3">
            <text:p>-15074026,563</text:p>
          </table:table-cell>
          <table:table-cell office:value-type="float" office:value="-11745994.026000001" table:style-name="ce3">
            <text:p>-11745994,026</text:p>
          </table:table-cell>
          <table:table-cell office:value-type="float" office:value="21425172.778999999" table:style-name="ce3">
            <text:p>21425172,779</text:p>
          </table:table-cell>
          <table:table-cell office:value-type="float" office:value="21425171.653999999" table:style-name="ce3">
            <text:p>21425171,654</text:p>
          </table:table-cell>
          <table:table-cell office:value-type="float" office:value="21425173.052000001" table:style-name="ce3">
            <text:p>21425173,052</text:p>
          </table:table-cell>
          <table:table-cell office:value-type="float" office:value="-23120828.449000001" table:style-name="ce3">
            <text:p>-23120828,449</text:p>
          </table:table-cell>
          <table:table-cell office:value-type="float" office:value="-18016228.743000001" table:style-name="ce3">
            <text:p>-18016228,743</text:p>
          </table:table-cell>
          <table:table-cell office:value-type="float" office:value="19979776.300000001" table:style-name="ce3">
            <text:p>19979776,300</text:p>
          </table:table-cell>
          <table:table-cell office:value-type="float" office:value="19979773.179000001" table:style-name="ce3">
            <text:p>19979773,179</text:p>
          </table:table-cell>
          <table:table-cell office:value-type="float" office:value="19979776.188999999" table:style-name="ce3">
            <text:p>19979776,189</text:p>
          </table:table-cell>
          <table:table-cell table:number-columns-repeated="16332"/>
        </table:table-row>
        <table:table-row table:style-name="ro1">
          <table:table-cell office:value-type="float" office:value="16050" table:style-name="ce2">
            <text:p>16050</text:p>
          </table:table-cell>
          <table:table-cell office:value-type="float" office:value="-11564829.539000001" table:style-name="ce2">
            <text:p>-11564829,54</text:p>
          </table:table-cell>
          <table:table-cell office:value-type="float" office:value="-9011553.0600000005" table:style-name="ce3">
            <text:p>-9011553,060</text:p>
          </table:table-cell>
          <table:table-cell office:value-type="float" office:value="21661815.697000001" table:style-name="ce3">
            <text:p>21661815,697</text:p>
          </table:table-cell>
          <table:table-cell office:value-type="float" office:value="21661816.333999999" table:style-name="ce3">
            <text:p>21661816,334</text:p>
          </table:table-cell>
          <table:table-cell office:value-type="float" office:value="21661815.221999999" table:style-name="ce3">
            <text:p>21661815,222</text:p>
          </table:table-cell>
          <table:table-cell table:number-columns-repeated="5" table:style-name="ce3"/>
          <table:table-cell office:value-type="float" office:value="-13283261.022" table:style-name="ce3">
            <text:p>-13283261,022</text:p>
          </table:table-cell>
          <table:table-cell office:value-type="float" office:value="-10350590.092" table:style-name="ce3">
            <text:p>-10350590,092</text:p>
          </table:table-cell>
          <table:table-cell office:value-type="float" office:value="21114266.728999998" table:style-name="ce3">
            <text:p>21114266,729</text:p>
          </table:table-cell>
          <table:table-cell office:value-type="float" office:value="21114267.453000002" table:style-name="ce3">
            <text:p>21114267,453</text:p>
          </table:table-cell>
          <table:table-cell office:value-type="float" office:value="21114266.353999998" table:style-name="ce3">
            <text:p>21114266,354</text:p>
          </table:table-cell>
          <table:table-cell office:value-type="float" office:value="-14291781.27" table:style-name="ce3">
            <text:p>-14291781,270</text:p>
          </table:table-cell>
          <table:table-cell office:value-type="float" office:value="-11136452.345000001" table:style-name="ce3">
            <text:p>-11136452,345</text:p>
          </table:table-cell>
          <table:table-cell office:value-type="float" office:value="21428595.947999999" table:style-name="ce3">
            <text:p>21428595,948</text:p>
          </table:table-cell>
          <table:table-cell office:value-type="float" office:value="21428595.223000001" table:style-name="ce3">
            <text:p>21428595,223</text:p>
          </table:table-cell>
          <table:table-cell office:value-type="float" office:value="21428594.706" table:style-name="ce3">
            <text:p>21428594,706</text:p>
          </table:table-cell>
          <table:table-cell office:value-type="float" office:value="-22551253.989" table:style-name="ce3">
            <text:p>-22551253,989</text:p>
          </table:table-cell>
          <table:table-cell office:value-type="float" office:value="-17572404.227000002" table:style-name="ce3">
            <text:p>-17572404,227</text:p>
          </table:table-cell>
          <table:table-cell office:value-type="float" office:value="19974852.379000001" table:style-name="ce3">
            <text:p>19974852,379</text:p>
          </table:table-cell>
          <table:table-cell office:value-type="float" office:value="19974851.355" table:style-name="ce3">
            <text:p>19974851,355</text:p>
          </table:table-cell>
          <table:table-cell office:value-type="float" office:value="19974852.07" table:style-name="ce3">
            <text:p>19974852,070</text:p>
          </table:table-cell>
          <table:table-cell table:style-name="ce2"/>
          <table:table-cell office:value-type="float" office:value="-12969308.268999999" table:style-name="ce3">
            <text:p>-12969308,269</text:p>
          </table:table-cell>
          <table:table-cell office:value-type="float" office:value="-10105951.762" table:style-name="ce3">
            <text:p>-10105951,762</text:p>
          </table:table-cell>
          <table:table-cell office:value-type="float" office:value="21661794.817000002" table:style-name="ce3">
            <text:p>21661794,817</text:p>
          </table:table-cell>
          <table:table-cell office:value-type="float" office:value="21661791.791000001" table:style-name="ce3">
            <text:p>21661791,791</text:p>
          </table:table-cell>
          <table:table-cell office:value-type="float" office:value="21661794.059" table:style-name="ce3">
            <text:p>21661794,059</text:p>
          </table:table-cell>
          <table:table-cell table:number-columns-repeated="5" table:style-name="ce3"/>
          <table:table-cell office:value-type="float" office:value="-13668311.457" table:style-name="ce3">
            <text:p>-13668311,457</text:p>
          </table:table-cell>
          <table:table-cell office:value-type="float" office:value="-10650629.675000001" table:style-name="ce3">
            <text:p>-10650629,675</text:p>
          </table:table-cell>
          <table:table-cell office:value-type="float" office:value="21114244.842999998" table:style-name="ce3">
            <text:p>21114244,843</text:p>
          </table:table-cell>
          <table:table-cell office:value-type="float" office:value="21114242.442000002" table:style-name="ce3">
            <text:p>21114242,442</text:p>
          </table:table-cell>
          <table:table-cell office:value-type="float" office:value="21114244.901999999" table:style-name="ce3">
            <text:p>21114244,902</text:p>
          </table:table-cell>
          <table:table-cell office:value-type="float" office:value="-15056144.83" table:style-name="ce3">
            <text:p>-15056144,830</text:p>
          </table:table-cell>
          <table:table-cell office:value-type="float" office:value="-11732060.199999999" table:style-name="ce3">
            <text:p>-11732060,200</text:p>
          </table:table-cell>
          <table:table-cell office:value-type="float" office:value="21428577.289000001" table:style-name="ce3">
            <text:p>21428577,289</text:p>
          </table:table-cell>
          <table:table-cell office:value-type="float" office:value="21428574.078000002" table:style-name="ce3">
            <text:p>21428574,078</text:p>
          </table:table-cell>
          <table:table-cell office:value-type="float" office:value="21428576.078000002" table:style-name="ce3">
            <text:p>21428576,078</text:p>
          </table:table-cell>
          <table:table-cell office:value-type="float" office:value="-23146801.899999999" table:style-name="ce3">
            <text:p>-23146801,900</text:p>
          </table:table-cell>
          <table:table-cell office:value-type="float" office:value="-18036467.796" table:style-name="ce3">
            <text:p>-18036467,796</text:p>
          </table:table-cell>
          <table:table-cell office:value-type="float" office:value="19974834.261999998" table:style-name="ce3">
            <text:p>19974834,262</text:p>
          </table:table-cell>
          <table:table-cell office:value-type="float" office:value="19974830.43" table:style-name="ce3">
            <text:p>19974830,430</text:p>
          </table:table-cell>
          <table:table-cell office:value-type="float" office:value="19974833.572999999" table:style-name="ce3">
            <text:p>19974833,573</text:p>
          </table:table-cell>
          <table:table-cell table:number-columns-repeated="16332"/>
        </table:table-row>
        <table:table-row table:style-name="ro1">
          <table:table-cell office:value-type="float" office:value="16080" table:style-name="ce2">
            <text:p>16080</text:p>
          </table:table-cell>
          <table:table-cell office:value-type="float" office:value="-11497168.618000001" table:style-name="ce2">
            <text:p>-11497168,62</text:p>
          </table:table-cell>
          <table:table-cell office:value-type="float" office:value="-8958830.2660000008" table:style-name="ce3">
            <text:p>-8958830,266</text:p>
          </table:table-cell>
          <table:table-cell office:value-type="float" office:value="21674692.131000001" table:style-name="ce3">
            <text:p>21674692,131</text:p>
          </table:table-cell>
          <table:table-cell office:value-type="float" office:value="21674692.265999999" table:style-name="ce3">
            <text:p>21674692,266</text:p>
          </table:table-cell>
          <table:table-cell office:value-type="float" office:value="21674691.699999999" table:style-name="ce3">
            <text:p>21674691,700</text:p>
          </table:table-cell>
          <table:table-cell table:number-columns-repeated="5" table:style-name="ce3"/>
          <table:table-cell office:value-type="float" office:value="-13247886.684" table:style-name="ce3">
            <text:p>-13247886,684</text:p>
          </table:table-cell>
          <table:table-cell office:value-type="float" office:value="-10323025.662" table:style-name="ce3">
            <text:p>-10323025,662</text:p>
          </table:table-cell>
          <table:table-cell office:value-type="float" office:value="21120998.114999998" table:style-name="ce3">
            <text:p>21120998,115</text:p>
          </table:table-cell>
          <table:table-cell office:value-type="float" office:value="21120998.907000002" table:style-name="ce3">
            <text:p>21120998,907</text:p>
          </table:table-cell>
          <table:table-cell office:value-type="float" office:value="21120997.784000002" table:style-name="ce3">
            <text:p>21120997,784</text:p>
          </table:table-cell>
          <table:table-cell office:value-type="float" office:value="-14273319.839" table:style-name="ce3">
            <text:p>-14273319,839</text:p>
          </table:table-cell>
          <table:table-cell office:value-type="float" office:value="-11122066.812000001" table:style-name="ce3">
            <text:p>-11122066,812</text:p>
          </table:table-cell>
          <table:table-cell office:value-type="float" office:value="21432108.256000001" table:style-name="ce3">
            <text:p>21432108,256</text:p>
          </table:table-cell>
          <table:table-cell office:value-type="float" office:value="21432108.456999999" table:style-name="ce3">
            <text:p>21432108,457</text:p>
          </table:table-cell>
          <table:table-cell office:value-type="float" office:value="21432107.462000001" table:style-name="ce3">
            <text:p>21432107,462</text:p>
          </table:table-cell>
          <table:table-cell office:value-type="float" office:value="-22576633.864999998" table:style-name="ce3">
            <text:p>-22576633,865</text:p>
          </table:table-cell>
          <table:table-cell office:value-type="float" office:value="-17592180.75" table:style-name="ce3">
            <text:p>-17592180,750</text:p>
          </table:table-cell>
          <table:table-cell office:value-type="float" office:value="19970023.204" table:style-name="ce3">
            <text:p>19970023,204</text:p>
          </table:table-cell>
          <table:table-cell office:value-type="float" office:value="19970021.579" table:style-name="ce3">
            <text:p>19970021,579</text:p>
          </table:table-cell>
          <table:table-cell office:value-type="float" office:value="19970022.442000002" table:style-name="ce3">
            <text:p>19970022,442</text:p>
          </table:table-cell>
          <table:table-cell table:style-name="ce2"/>
          <table:table-cell office:value-type="float" office:value="-12901656.957" table:style-name="ce3">
            <text:p>-12901656,957</text:p>
          </table:table-cell>
          <table:table-cell office:value-type="float" office:value="-10053236.444" table:style-name="ce3">
            <text:p>-10053236,444</text:p>
          </table:table-cell>
          <table:table-cell office:value-type="float" office:value="21674667.697000001" table:style-name="ce3">
            <text:p>21674667,697</text:p>
          </table:table-cell>
          <table:table-cell office:value-type="float" office:value="21674665.405000001" table:style-name="ce3">
            <text:p>21674665,405</text:p>
          </table:table-cell>
          <table:table-cell office:value-type="float" office:value="21674667.642000001" table:style-name="ce3">
            <text:p>21674667,642</text:p>
          </table:table-cell>
          <table:table-cell table:number-columns-repeated="5" table:style-name="ce3"/>
          <table:table-cell office:value-type="float" office:value="-13632946.786" table:style-name="ce3">
            <text:p>-13632946,786</text:p>
          </table:table-cell>
          <table:table-cell office:value-type="float" office:value="-10623072.778000001" table:style-name="ce3">
            <text:p>-10623072,778</text:p>
          </table:table-cell>
          <table:table-cell office:value-type="float" office:value="21120974.195" table:style-name="ce3">
            <text:p>21120974,195</text:p>
          </table:table-cell>
          <table:table-cell office:value-type="float" office:value="21120972.329999998" table:style-name="ce3">
            <text:p>21120972,330</text:p>
          </table:table-cell>
          <table:table-cell office:value-type="float" office:value="21120973.897" table:style-name="ce3">
            <text:p>21120973,897</text:p>
          </table:table-cell>
          <table:table-cell office:value-type="float" office:value="-15037692.934" table:style-name="ce3">
            <text:p>-15037692,934</text:p>
          </table:table-cell>
          <table:table-cell office:value-type="float" office:value="-11717682.102" table:style-name="ce3">
            <text:p>-11717682,102</text:p>
          </table:table-cell>
          <table:table-cell office:value-type="float" office:value="21432087.776000001" table:style-name="ce3">
            <text:p>21432087,776</text:p>
          </table:table-cell>
          <table:table-cell office:value-type="float" office:value="21432085.442000002" table:style-name="ce3">
            <text:p>21432085,442</text:p>
          </table:table-cell>
          <table:table-cell office:value-type="float" office:value="21432087.405000001" table:style-name="ce3">
            <text:p>21432087,405</text:p>
          </table:table-cell>
          <table:table-cell office:value-type="float" office:value="-23172191.589000002" table:style-name="ce3">
            <text:p>-23172191,589</text:p>
          </table:table-cell>
          <table:table-cell office:value-type="float" office:value="-18056251.967999998" table:style-name="ce3">
            <text:p>-18056251,968</text:p>
          </table:table-cell>
          <table:table-cell office:value-type="float" office:value="19970002.526999999" table:style-name="ce3">
            <text:p>19970002,527</text:p>
          </table:table-cell>
          <table:table-cell office:value-type="float" office:value="19969998.886" table:style-name="ce3">
            <text:p>19969998,886</text:p>
          </table:table-cell>
          <table:table-cell office:value-type="float" office:value="19970002.179000001" table:style-name="ce3">
            <text:p>19970002,179</text:p>
          </table:table-cell>
          <table:table-cell table:number-columns-repeated="16332"/>
        </table:table-row>
        <table:table-row table:style-name="ro1">
          <table:table-cell office:value-type="float" office:value="16110" table:style-name="ce2">
            <text:p>16110</text:p>
          </table:table-cell>
          <table:table-cell office:value-type="float" office:value="-11429362.479" table:style-name="ce2">
            <text:p>-11429362,48</text:p>
          </table:table-cell>
          <table:table-cell office:value-type="float" office:value="-8905994.3080000002" table:style-name="ce3">
            <text:p>-8905994,308</text:p>
          </table:table-cell>
          <table:table-cell office:value-type="float" office:value="21687595.390999999" table:style-name="ce3">
            <text:p>21687595,391</text:p>
          </table:table-cell>
          <table:table-cell office:value-type="float" office:value="21687594.335000001" table:style-name="ce3">
            <text:p>21687594,335</text:p>
          </table:table-cell>
          <table:table-cell office:value-type="float" office:value="21687594.594999999" table:style-name="ce3">
            <text:p>21687594,595</text:p>
          </table:table-cell>
          <table:table-cell table:number-columns-repeated="5" table:style-name="ce3"/>
          <table:table-cell office:value-type="float" office:value="-13212368.555" table:style-name="ce3">
            <text:p>-13212368,555</text:p>
          </table:table-cell>
          <table:table-cell office:value-type="float" office:value="-10295349.196" table:style-name="ce3">
            <text:p>-10295349,196</text:p>
          </table:table-cell>
          <table:table-cell office:value-type="float" office:value="21127758.079" table:style-name="ce3">
            <text:p>21127758,079</text:p>
          </table:table-cell>
          <table:table-cell office:value-type="float" office:value="21127757.892000001" table:style-name="ce3">
            <text:p>21127757,892</text:p>
          </table:table-cell>
          <table:table-cell office:value-type="float" office:value="21127757.135000002" table:style-name="ce3">
            <text:p>21127757,135</text:p>
          </table:table-cell>
          <table:table-cell office:value-type="float" office:value="-14254271.006999999" table:style-name="ce3">
            <text:p>-14254271,007</text:p>
          </table:table-cell>
          <table:table-cell office:value-type="float" office:value="-11107223.568" table:style-name="ce3">
            <text:p>-11107223,568</text:p>
          </table:table-cell>
          <table:table-cell office:value-type="float" office:value="21435732.805" table:style-name="ce3">
            <text:p>21435732,805</text:p>
          </table:table-cell>
          <table:table-cell office:value-type="float" office:value="21435733.890999999" table:style-name="ce3">
            <text:p>21435733,891</text:p>
          </table:table-cell>
          <table:table-cell office:value-type="float" office:value="21435732.061999999" table:style-name="ce3">
            <text:p>21435732,062</text:p>
          </table:table-cell>
          <table:table-cell office:value-type="float" office:value="-22601411.550000001" table:style-name="ce3">
            <text:p>-22601411,550</text:p>
          </table:table-cell>
          <table:table-cell office:value-type="float" office:value="-17611488.034000002" table:style-name="ce3">
            <text:p>-17611488,034</text:p>
          </table:table-cell>
          <table:table-cell office:value-type="float" office:value="19965307.655999999" table:style-name="ce3">
            <text:p>19965307,656</text:p>
          </table:table-cell>
          <table:table-cell office:value-type="float" office:value="19965306.703000002" table:style-name="ce3">
            <text:p>19965306,703</text:p>
          </table:table-cell>
          <table:table-cell office:value-type="float" office:value="19965307.248" table:style-name="ce3">
            <text:p>19965307,248</text:p>
          </table:table-cell>
          <table:table-cell table:style-name="ce2"/>
          <table:table-cell office:value-type="float" office:value="-12833856.161" table:style-name="ce3">
            <text:p>-12833856,161</text:p>
          </table:table-cell>
          <table:table-cell office:value-type="float" office:value="-10000404.658" table:style-name="ce3">
            <text:p>-10000404,658</text:p>
          </table:table-cell>
          <table:table-cell office:value-type="float" office:value="21687570.409000002" table:style-name="ce3">
            <text:p>21687570,409</text:p>
          </table:table-cell>
          <table:table-cell office:value-type="float" office:value="21687568.245000001" table:style-name="ce3">
            <text:p>21687568,245</text:p>
          </table:table-cell>
          <table:table-cell office:value-type="float" office:value="21687569.829" table:style-name="ce3">
            <text:p>21687569,829</text:p>
          </table:table-cell>
          <table:table-cell table:number-columns-repeated="5" table:style-name="ce3"/>
          <table:table-cell office:value-type="float" office:value="-13597434.056" table:style-name="ce3">
            <text:p>-13597434,056</text:p>
          </table:table-cell>
          <table:table-cell office:value-type="float" office:value="-10595400.511" table:style-name="ce3">
            <text:p>-10595400,511</text:p>
          </table:table-cell>
          <table:table-cell office:value-type="float" office:value="21127732.028999999" table:style-name="ce3">
            <text:p>21127732,029</text:p>
          </table:table-cell>
          <table:table-cell office:value-type="float" office:value="21127730.101" table:style-name="ce3">
            <text:p>21127730,101</text:p>
          </table:table-cell>
          <table:table-cell office:value-type="float" office:value="21127731.574000001" table:style-name="ce3">
            <text:p>21127731,574</text:p>
          </table:table-cell>
          <table:table-cell office:value-type="float" office:value="-15018649.369999999" table:style-name="ce3">
            <text:p>-15018649,370</text:p>
          </table:table-cell>
          <table:table-cell office:value-type="float" office:value="-11702842.957" table:style-name="ce3">
            <text:p>-11702842,957</text:p>
          </table:table-cell>
          <table:table-cell office:value-type="float" office:value="21435711.611000001" table:style-name="ce3">
            <text:p>21435711,611</text:p>
          </table:table-cell>
          <table:table-cell office:value-type="float" office:value="21435709.162999999" table:style-name="ce3">
            <text:p>21435709,163</text:p>
          </table:table-cell>
          <table:table-cell office:value-type="float" office:value="21435711.039000001" table:style-name="ce3">
            <text:p>21435711,039</text:p>
          </table:table-cell>
          <table:table-cell office:value-type="float" office:value="-23196974.818" table:style-name="ce3">
            <text:p>-23196974,818</text:p>
          </table:table-cell>
          <table:table-cell office:value-type="float" office:value="-18075563.574000001" table:style-name="ce3">
            <text:p>-18075563,574</text:p>
          </table:table-cell>
          <table:table-cell office:value-type="float" office:value="19965286.568" table:style-name="ce3">
            <text:p>19965286,568</text:p>
          </table:table-cell>
          <table:table-cell office:value-type="float" office:value="19965282.844999999" table:style-name="ce3">
            <text:p>19965282,845</text:p>
          </table:table-cell>
          <table:table-cell office:value-type="float" office:value="19965286.125999998" table:style-name="ce3">
            <text:p>19965286,126</text:p>
          </table:table-cell>
          <table:table-cell table:number-columns-repeated="16332"/>
        </table:table-row>
        <table:table-row table:style-name="ro1">
          <table:table-cell office:value-type="float" office:value="16140" table:style-name="ce2">
            <text:p>16140</text:p>
          </table:table-cell>
          <table:table-cell office:value-type="float" office:value="-11361403.74" table:style-name="ce2">
            <text:p>-11361403,74</text:p>
          </table:table-cell>
          <table:table-cell office:value-type="float" office:value="-8853039.4529999997" table:style-name="ce3">
            <text:p>-8853039,453</text:p>
          </table:table-cell>
          <table:table-cell office:value-type="float" office:value="21700525.754000001" table:style-name="ce3">
            <text:p>21700525,754</text:p>
          </table:table-cell>
          <table:table-cell office:value-type="float" office:value="21700526.859999999" table:style-name="ce3">
            <text:p>21700526,860</text:p>
          </table:table-cell>
          <table:table-cell office:value-type="float" office:value="21700525.008000001" table:style-name="ce3">
            <text:p>21700525,008</text:p>
          </table:table-cell>
          <table:table-cell table:number-columns-repeated="5" table:style-name="ce3"/>
          <table:table-cell office:value-type="float" office:value="-13176699.505999999" table:style-name="ce3">
            <text:p>-13176699,506</text:p>
          </table:table-cell>
          <table:table-cell office:value-type="float" office:value="-10267555.128" table:style-name="ce3">
            <text:p>-10267555,128</text:p>
          </table:table-cell>
          <table:table-cell office:value-type="float" office:value="21134544.954999998" table:style-name="ce3">
            <text:p>21134544,955</text:p>
          </table:table-cell>
          <table:table-cell office:value-type="float" office:value="21134545.712000001" table:style-name="ce3">
            <text:p>21134545,712</text:p>
          </table:table-cell>
          <table:table-cell office:value-type="float" office:value="21134544.578000002" table:style-name="ce3">
            <text:p>21134544,578</text:p>
          </table:table-cell>
          <table:table-cell office:value-type="float" office:value="-14234627.964" table:style-name="ce3">
            <text:p>-14234627,964</text:p>
          </table:table-cell>
          <table:table-cell office:value-type="float" office:value="-11091917.286" table:style-name="ce3">
            <text:p>-11091917,286</text:p>
          </table:table-cell>
          <table:table-cell office:value-type="float" office:value="21439469.936999999" table:style-name="ce3">
            <text:p>21439469,937</text:p>
          </table:table-cell>
          <table:table-cell office:value-type="float" office:value="21439472.098000001" table:style-name="ce3">
            <text:p>21439472,098</text:p>
          </table:table-cell>
          <table:table-cell office:value-type="float" office:value="21439469.774999999" table:style-name="ce3">
            <text:p>21439469,775</text:p>
          </table:table-cell>
          <table:table-cell office:value-type="float" office:value="-22625578.579" table:style-name="ce3">
            <text:p>-22625578,579</text:p>
          </table:table-cell>
          <table:table-cell office:value-type="float" office:value="-17630319.480999999" table:style-name="ce3">
            <text:p>-17630319,481</text:p>
          </table:table-cell>
          <table:table-cell office:value-type="float" office:value="19960708.960000001" table:style-name="ce3">
            <text:p>19960708,960</text:p>
          </table:table-cell>
          <table:table-cell office:value-type="float" office:value="19960707.886999998" table:style-name="ce3">
            <text:p>19960707,887</text:p>
          </table:table-cell>
          <table:table-cell office:value-type="float" office:value="19960708.570999999" table:style-name="ce3">
            <text:p>19960708,571</text:p>
          </table:table-cell>
          <table:table-cell table:style-name="ce2"/>
          <table:table-cell office:value-type="float" office:value="-12765910.598999999" table:style-name="ce3">
            <text:p>-12765910,599</text:p>
          </table:table-cell>
          <table:table-cell office:value-type="float" office:value="-9947460.0639999993" table:style-name="ce3">
            <text:p>-9947460,064</text:p>
          </table:table-cell>
          <table:table-cell office:value-type="float" office:value="21700499.482999999" table:style-name="ce3">
            <text:p>21700499,483</text:p>
          </table:table-cell>
          <table:table-cell office:value-type="float" office:value="21700497.572999999" table:style-name="ce3">
            <text:p>21700497,573</text:p>
          </table:table-cell>
          <table:table-cell office:value-type="float" office:value="21700499.151999999" table:style-name="ce3">
            <text:p>21700499,152</text:p>
          </table:table-cell>
          <table:table-cell table:number-columns-repeated="5" table:style-name="ce3"/>
          <table:table-cell office:value-type="float" office:value="-13561778.25" table:style-name="ce3">
            <text:p>-13561778,250</text:p>
          </table:table-cell>
          <table:table-cell office:value-type="float" office:value="-10567616.763" table:style-name="ce3">
            <text:p>-10567616,763</text:p>
          </table:table-cell>
          <table:table-cell office:value-type="float" office:value="21134517.48" table:style-name="ce3">
            <text:p>21134517,480</text:p>
          </table:table-cell>
          <table:table-cell office:value-type="float" office:value="21134515.094000001" table:style-name="ce3">
            <text:p>21134515,094</text:p>
          </table:table-cell>
          <table:table-cell office:value-type="float" office:value="21134516.868000001" table:style-name="ce3">
            <text:p>21134516,868</text:p>
          </table:table-cell>
          <table:table-cell office:value-type="float" office:value="-14999019.431" table:style-name="ce3">
            <text:p>-14999019,431</text:p>
          </table:table-cell>
          <table:table-cell office:value-type="float" office:value="-11687546.9" table:style-name="ce3">
            <text:p>-11687546,900</text:p>
          </table:table-cell>
          <table:table-cell office:value-type="float" office:value="21439447.394000001" table:style-name="ce3">
            <text:p>21439447,394</text:p>
          </table:table-cell>
          <table:table-cell office:value-type="float" office:value="21439445.043000001" table:style-name="ce3">
            <text:p>21439445,043</text:p>
          </table:table-cell>
          <table:table-cell office:value-type="float" office:value="21439446.386999998" table:style-name="ce3">
            <text:p>21439446,387</text:p>
          </table:table-cell>
          <table:table-cell office:value-type="float" office:value="-23221155.237" table:style-name="ce3">
            <text:p>-23221155,237</text:p>
          </table:table-cell>
          <table:table-cell office:value-type="float" office:value="-18094405.456" table:style-name="ce3">
            <text:p>-18094405,456</text:p>
          </table:table-cell>
          <table:table-cell office:value-type="float" office:value="19960684.910999998" table:style-name="ce3">
            <text:p>19960684,911</text:p>
          </table:table-cell>
          <table:table-cell office:value-type="float" office:value="19960681.552000001" table:style-name="ce3">
            <text:p>19960681,552</text:p>
          </table:table-cell>
          <table:table-cell office:value-type="float" office:value="19960684.629000001" table:style-name="ce3">
            <text:p>19960684,629</text:p>
          </table:table-cell>
          <table:table-cell table:number-columns-repeated="16332"/>
        </table:table-row>
        <table:table-row table:style-name="ro1">
          <table:table-cell office:value-type="float" office:value="16170" table:style-name="ce2">
            <text:p>16170</text:p>
          </table:table-cell>
          <table:table-cell office:value-type="float" office:value="-11293296.914000001" table:style-name="ce2">
            <text:p>-11293296,91</text:p>
          </table:table-cell>
          <table:table-cell office:value-type="float" office:value="-8799969.2029999997" table:style-name="ce3">
            <text:p>-8799969,203</text:p>
          </table:table-cell>
          <table:table-cell office:value-type="float" office:value="21713486.973999999" table:style-name="ce3">
            <text:p>21713486,974</text:p>
          </table:table-cell>
          <table:table-cell office:value-type="float" office:value="21713487.010000002" table:style-name="ce3">
            <text:p>21713487,010</text:p>
          </table:table-cell>
          <table:table-cell office:value-type="float" office:value="21713486.895" table:style-name="ce3">
            <text:p>21713486,895</text:p>
          </table:table-cell>
          <table:table-cell table:number-columns-repeated="5" table:style-name="ce3"/>
          <table:table-cell office:value-type="float" office:value="-13140883.99" table:style-name="ce3">
            <text:p>-13140883,990</text:p>
          </table:table-cell>
          <table:table-cell office:value-type="float" office:value="-10239646.934" table:style-name="ce3">
            <text:p>-10239646,934</text:p>
          </table:table-cell>
          <table:table-cell office:value-type="float" office:value="21141360.401999999" table:style-name="ce3">
            <text:p>21141360,402</text:p>
          </table:table-cell>
          <table:table-cell office:value-type="float" office:value="21141361.004999999" table:style-name="ce3">
            <text:p>21141361,005</text:p>
          </table:table-cell>
          <table:table-cell office:value-type="float" office:value="21141360.214000002" table:style-name="ce3">
            <text:p>21141360,214</text:p>
          </table:table-cell>
          <table:table-cell office:value-type="float" office:value="-14214395.549000001" table:style-name="ce3">
            <text:p>-14214395,549</text:p>
          </table:table-cell>
          <table:table-cell office:value-type="float" office:value="-11076151.763" table:style-name="ce3">
            <text:p>-11076151,763</text:p>
          </table:table-cell>
          <table:table-cell office:value-type="float" office:value="21443319.868999999" table:style-name="ce3">
            <text:p>21443319,869</text:p>
          </table:table-cell>
          <table:table-cell office:value-type="float" office:value="21443322.34" table:style-name="ce3">
            <text:p>21443322,340</text:p>
          </table:table-cell>
          <table:table-cell office:value-type="float" office:value="21443319.993000001" table:style-name="ce3">
            <text:p>21443319,993</text:p>
          </table:table-cell>
          <table:table-cell office:value-type="float" office:value="-22649139.094999999" table:style-name="ce3">
            <text:p>-22649139,095</text:p>
          </table:table-cell>
          <table:table-cell office:value-type="float" office:value="-17648678.322999999" table:style-name="ce3">
            <text:p>-17648678,323</text:p>
          </table:table-cell>
          <table:table-cell office:value-type="float" office:value="19956225.103" table:style-name="ce3">
            <text:p>19956225,103</text:p>
          </table:table-cell>
          <table:table-cell office:value-type="float" office:value="19956224.510000002" table:style-name="ce3">
            <text:p>19956224,510</text:p>
          </table:table-cell>
          <table:table-cell office:value-type="float" office:value="19956225.228" table:style-name="ce3">
            <text:p>19956225,228</text:p>
          </table:table-cell>
          <table:table-cell table:style-name="ce2"/>
          <table:table-cell office:value-type="float" office:value="-12697807.623" table:style-name="ce3">
            <text:p>-12697807,623</text:p>
          </table:table-cell>
          <table:table-cell office:value-type="float" office:value="-9894392.8120000008" table:style-name="ce3">
            <text:p>-9894392,812</text:p>
          </table:table-cell>
          <table:table-cell office:value-type="float" office:value="21713459.748" table:style-name="ce3">
            <text:p>21713459,748</text:p>
          </table:table-cell>
          <table:table-cell office:value-type="float" office:value="21713456.486000001" table:style-name="ce3">
            <text:p>21713456,486</text:p>
          </table:table-cell>
          <table:table-cell office:value-type="float" office:value="21713459.101" table:style-name="ce3">
            <text:p>21713459,101</text:p>
          </table:table-cell>
          <table:table-cell table:number-columns-repeated="5" table:style-name="ce3"/>
          <table:table-cell office:value-type="float" office:value="-13525966.643999999" table:style-name="ce3">
            <text:p>-13525966,644</text:p>
          </table:table-cell>
          <table:table-cell office:value-type="float" office:value="-10539711.616" table:style-name="ce3">
            <text:p>-10539711,616</text:p>
          </table:table-cell>
          <table:table-cell office:value-type="float" office:value="21141332.179000001" table:style-name="ce3">
            <text:p>21141332,179</text:p>
          </table:table-cell>
          <table:table-cell office:value-type="float" office:value="21141329.697000001" table:style-name="ce3">
            <text:p>21141329,697</text:p>
          </table:table-cell>
          <table:table-cell office:value-type="float" office:value="21141331.892000001" table:style-name="ce3">
            <text:p>21141331,892</text:p>
          </table:table-cell>
          <table:table-cell office:value-type="float" office:value="-14978790.801999999" table:style-name="ce3">
            <text:p>-14978790,802</text:p>
          </table:table-cell>
          <table:table-cell office:value-type="float" office:value="-11671784.324999999" table:style-name="ce3">
            <text:p>-11671784,325</text:p>
          </table:table-cell>
          <table:table-cell office:value-type="float" office:value="21443296.629000001" table:style-name="ce3">
            <text:p>21443296,629</text:p>
          </table:table-cell>
          <table:table-cell office:value-type="float" office:value="21443294.627" table:style-name="ce3">
            <text:p>21443294,627</text:p>
          </table:table-cell>
          <table:table-cell office:value-type="float" office:value="21443295.778000001" table:style-name="ce3">
            <text:p>21443295,778</text:p>
          </table:table-cell>
          <table:table-cell office:value-type="float" office:value="-23244719.813999999" table:style-name="ce3">
            <text:p>-23244719,814</text:p>
          </table:table-cell>
          <table:table-cell office:value-type="float" office:value="-18112767.465" table:style-name="ce3">
            <text:p>-18112767,465</text:p>
          </table:table-cell>
          <table:table-cell office:value-type="float" office:value="19956200.577" table:style-name="ce3">
            <text:p>19956200,577</text:p>
          </table:table-cell>
          <table:table-cell office:value-type="float" office:value="19956197.524" table:style-name="ce3">
            <text:p>19956197,524</text:p>
          </table:table-cell>
          <table:table-cell office:value-type="float" office:value="19956200.256999999" table:style-name="ce3">
            <text:p>19956200,257</text:p>
          </table:table-cell>
          <table:table-cell table:number-columns-repeated="16332"/>
        </table:table-row>
        <table:table-row table:style-name="ro1">
          <table:table-cell office:value-type="float" office:value="16200" table:style-name="ce2">
            <text:p>16200</text:p>
          </table:table-cell>
          <table:table-cell office:value-type="float" office:value="-11225051.897" table:style-name="ce2">
            <text:p>-11225051,9</text:p>
          </table:table-cell>
          <table:table-cell office:value-type="float" office:value="-8746791.2709999997" table:style-name="ce3">
            <text:p>-8746791,271</text:p>
          </table:table-cell>
          <table:table-cell office:value-type="float" office:value="21726473.127" table:style-name="ce3">
            <text:p>21726473,127</text:p>
          </table:table-cell>
          <table:table-cell office:value-type="float" office:value="21726473.712000001" table:style-name="ce3">
            <text:p>21726473,712</text:p>
          </table:table-cell>
          <table:table-cell office:value-type="float" office:value="21726472.359000001" table:style-name="ce3">
            <text:p>21726472,359</text:p>
          </table:table-cell>
          <table:table-cell table:number-columns-repeated="5" table:style-name="ce3"/>
          <table:table-cell office:value-type="float" office:value="-13104931.471999999" table:style-name="ce3">
            <text:p>-13104931,472</text:p>
          </table:table-cell>
          <table:table-cell office:value-type="float" office:value="-10211631.994000001" table:style-name="ce3">
            <text:p>-10211631,994</text:p>
          </table:table-cell>
          <table:table-cell office:value-type="float" office:value="21148202.055" table:style-name="ce3">
            <text:p>21148202,055</text:p>
          </table:table-cell>
          <table:table-cell office:value-type="float" office:value="21148202.534000002" table:style-name="ce3">
            <text:p>21148202,534</text:p>
          </table:table-cell>
          <table:table-cell office:value-type="float" office:value="21148201.557999998" table:style-name="ce3">
            <text:p>21148201,558</text:p>
          </table:table-cell>
          <table:table-cell office:value-type="float" office:value="-14193583.702" table:style-name="ce3">
            <text:p>-14193583,702</text:p>
          </table:table-cell>
          <table:table-cell office:value-type="float" office:value="-11059934.738" table:style-name="ce3">
            <text:p>-11059934,738</text:p>
          </table:table-cell>
          <table:table-cell office:value-type="float" office:value="21447281.780000001" table:style-name="ce3">
            <text:p>21447281,780</text:p>
          </table:table-cell>
          <table:table-cell office:value-type="float" office:value="21447281.908" table:style-name="ce3">
            <text:p>21447281,908</text:p>
          </table:table-cell>
          <table:table-cell office:value-type="float" office:value="21447280.732999999" table:style-name="ce3">
            <text:p>21447280,733</text:p>
          </table:table-cell>
          <table:table-cell office:value-type="float" office:value="-22672101.432" table:style-name="ce3">
            <text:p>-22672101,432</text:p>
          </table:table-cell>
          <table:table-cell office:value-type="float" office:value="-17666571.052000001" table:style-name="ce3">
            <text:p>-17666571,052</text:p>
          </table:table-cell>
          <table:table-cell office:value-type="float" office:value="19951855.745999999" table:style-name="ce3">
            <text:p>19951855,746</text:p>
          </table:table-cell>
          <table:table-cell office:value-type="float" office:value="19951854.973999999" table:style-name="ce3">
            <text:p>19951854,974</text:p>
          </table:table-cell>
          <table:table-cell office:value-type="float" office:value="19951855.476" table:style-name="ce3">
            <text:p>19951855,476</text:p>
          </table:table-cell>
          <table:table-cell table:style-name="ce2"/>
          <table:table-cell office:value-type="float" office:value="-12629554.823000001" table:style-name="ce3">
            <text:p>-12629554,823</text:p>
          </table:table-cell>
          <table:table-cell office:value-type="float" office:value="-9841208.8169999998" table:style-name="ce3">
            <text:p>-9841208,817</text:p>
          </table:table-cell>
          <table:table-cell office:value-type="float" office:value="21726447.921" table:style-name="ce3">
            <text:p>21726447,921</text:p>
          </table:table-cell>
          <table:table-cell office:value-type="float" office:value="21726445.223999999" table:style-name="ce3">
            <text:p>21726445,224</text:p>
          </table:table-cell>
          <table:table-cell office:value-type="float" office:value="21726446.774" table:style-name="ce3">
            <text:p>21726446,774</text:p>
          </table:table-cell>
          <table:table-cell table:number-columns-repeated="5" table:style-name="ce3"/>
          <table:table-cell office:value-type="float" office:value="-13490006.404999999" table:style-name="ce3">
            <text:p>-13490006,405</text:p>
          </table:table-cell>
          <table:table-cell office:value-type="float" office:value="-10511690.65" table:style-name="ce3">
            <text:p>-10511690,650</text:p>
          </table:table-cell>
          <table:table-cell office:value-type="float" office:value="21148175.238000002" table:style-name="ce3">
            <text:p>21148175,238</text:p>
          </table:table-cell>
          <table:table-cell office:value-type="float" office:value="21148172.947000001" table:style-name="ce3">
            <text:p>21148172,947</text:p>
          </table:table-cell>
          <table:table-cell office:value-type="float" office:value="21148175.008000001" table:style-name="ce3">
            <text:p>21148175,008</text:p>
          </table:table-cell>
          <table:table-cell office:value-type="float" office:value="-14957971.096000001" table:style-name="ce3">
            <text:p>-14957971,096</text:p>
          </table:table-cell>
          <table:table-cell office:value-type="float" office:value="-11655561.177999999" table:style-name="ce3">
            <text:p>-11655561,178</text:p>
          </table:table-cell>
          <table:table-cell office:value-type="float" office:value="21447258.092" table:style-name="ce3">
            <text:p>21447258,092</text:p>
          </table:table-cell>
          <table:table-cell office:value-type="float" office:value="21447256.175000001" table:style-name="ce3">
            <text:p>21447256,175</text:p>
          </table:table-cell>
          <table:table-cell office:value-type="float" office:value="21447257.085999999" table:style-name="ce3">
            <text:p>21447257,086</text:p>
          </table:table-cell>
          <table:table-cell office:value-type="float" office:value="-23267674.578000002" table:style-name="ce3">
            <text:p>-23267674,578</text:p>
          </table:table-cell>
          <table:table-cell office:value-type="float" office:value="-18130654.291999999" table:style-name="ce3">
            <text:p>-18130654,292</text:p>
          </table:table-cell>
          <table:table-cell office:value-type="float" office:value="19951832.952" table:style-name="ce3">
            <text:p>19951832,952</text:p>
          </table:table-cell>
          <table:table-cell office:value-type="float" office:value="19951829.131000001" table:style-name="ce3">
            <text:p>19951829,131</text:p>
          </table:table-cell>
          <table:table-cell office:value-type="float" office:value="19951832.276000001" table:style-name="ce3">
            <text:p>19951832,276</text:p>
          </table:table-cell>
          <table:table-cell table:number-columns-repeated="16332"/>
        </table:table-row>
        <table:table-row table:style-name="ro1">
          <table:table-cell office:value-type="float" office:value="16230" table:style-name="ce2">
            <text:p>16230</text:p>
          </table:table-cell>
          <table:table-cell office:value-type="float" office:value="-11156663.593" table:style-name="ce2">
            <text:p>-11156663,59</text:p>
          </table:table-cell>
          <table:table-cell office:value-type="float" office:value="-8693501.6730000004" table:style-name="ce3">
            <text:p>-8693501,673</text:p>
          </table:table-cell>
          <table:table-cell office:value-type="float" office:value="21739486.554000001" table:style-name="ce3">
            <text:p>21739486,554</text:p>
          </table:table-cell>
          <table:table-cell office:value-type="float" office:value="21739487.715999998" table:style-name="ce3">
            <text:p>21739487,716</text:p>
          </table:table-cell>
          <table:table-cell office:value-type="float" office:value="21739486.510000002" table:style-name="ce3">
            <text:p>21739486,510</text:p>
          </table:table-cell>
          <table:table-cell table:number-columns-repeated="5" table:style-name="ce3"/>
          <table:table-cell office:value-type="float" office:value="-13068837.433" table:style-name="ce3">
            <text:p>-13068837,433</text:p>
          </table:table-cell>
          <table:table-cell office:value-type="float" office:value="-10183506.771" table:style-name="ce3">
            <text:p>-10183506,771</text:p>
          </table:table-cell>
          <table:table-cell office:value-type="float" office:value="21155069.809" table:style-name="ce3">
            <text:p>21155069,809</text:p>
          </table:table-cell>
          <table:table-cell office:value-type="float" office:value="21155071.037999999" table:style-name="ce3">
            <text:p>21155071,038</text:p>
          </table:table-cell>
          <table:table-cell office:value-type="float" office:value="21155069.838" table:style-name="ce3">
            <text:p>21155069,838</text:p>
          </table:table-cell>
          <table:table-cell office:value-type="float" office:value="-14172188.028000001" table:style-name="ce3">
            <text:p>-14172188,028</text:p>
          </table:table-cell>
          <table:table-cell office:value-type="float" office:value="-11043262.779999999" table:style-name="ce3">
            <text:p>-11043262,780</text:p>
          </table:table-cell>
          <table:table-cell office:value-type="float" office:value="21451352.101" table:style-name="ce3">
            <text:p>21451352,101</text:p>
          </table:table-cell>
          <table:table-cell office:value-type="float" office:value="21451353.256000001" table:style-name="ce3">
            <text:p>21451353,256</text:p>
          </table:table-cell>
          <table:table-cell office:value-type="float" office:value="21451351.827" table:style-name="ce3">
            <text:p>21451351,827</text:p>
          </table:table-cell>
          <table:table-cell office:value-type="float" office:value="-22694459.988000002" table:style-name="ce3">
            <text:p>-22694459,988</text:p>
          </table:table-cell>
          <table:table-cell office:value-type="float" office:value="-17683993.302999999" table:style-name="ce3">
            <text:p>-17683993,303</text:p>
          </table:table-cell>
          <table:table-cell office:value-type="float" office:value="19947601.013" table:style-name="ce3">
            <text:p>19947601,013</text:p>
          </table:table-cell>
          <table:table-cell office:value-type="float" office:value="19947600.390999999" table:style-name="ce3">
            <text:p>19947600,391</text:p>
          </table:table-cell>
          <table:table-cell office:value-type="float" office:value="19947600.535" table:style-name="ce3">
            <text:p>19947600,535</text:p>
          </table:table-cell>
          <table:table-cell table:style-name="ce2"/>
          <table:table-cell office:value-type="float" office:value="-12561172.981000001" table:style-name="ce3">
            <text:p>-12561172,981</text:p>
          </table:table-cell>
          <table:table-cell office:value-type="float" office:value="-9787924.2540000007" table:style-name="ce3">
            <text:p>-9787924,254</text:p>
          </table:table-cell>
          <table:table-cell office:value-type="float" office:value="21739460.046999998" table:style-name="ce3">
            <text:p>21739460,047</text:p>
          </table:table-cell>
          <table:table-cell office:value-type="float" office:value="21739457.627" table:style-name="ce3">
            <text:p>21739457,627</text:p>
          </table:table-cell>
          <table:table-cell office:value-type="float" office:value="21739459.669" table:style-name="ce3">
            <text:p>21739459,669</text:p>
          </table:table-cell>
          <table:table-cell table:number-columns-repeated="5" table:style-name="ce3"/>
          <table:table-cell office:value-type="float" office:value="-13453918.891000001" table:style-name="ce3">
            <text:p>-13453918,891</text:p>
          </table:table-cell>
          <table:table-cell office:value-type="float" office:value="-10483570.515000001" table:style-name="ce3">
            <text:p>-10483570,515</text:p>
          </table:table-cell>
          <table:table-cell office:value-type="float" office:value="21155042.159000002" table:style-name="ce3">
            <text:p>21155042,159</text:p>
          </table:table-cell>
          <table:table-cell office:value-type="float" office:value="21155039.859000001" table:style-name="ce3">
            <text:p>21155039,859</text:p>
          </table:table-cell>
          <table:table-cell office:value-type="float" office:value="21155041.964000002" table:style-name="ce3">
            <text:p>21155041,964</text:p>
          </table:table-cell>
          <table:table-cell office:value-type="float" office:value="-14936581.821" table:style-name="ce3">
            <text:p>-14936581,821</text:p>
          </table:table-cell>
          <table:table-cell office:value-type="float" office:value="-11638894.200999999" table:style-name="ce3">
            <text:p>-11638894,201</text:p>
          </table:table-cell>
          <table:table-cell office:value-type="float" office:value="21451328.616" table:style-name="ce3">
            <text:p>21451328,616</text:p>
          </table:table-cell>
          <table:table-cell office:value-type="float" office:value="21451326.682999998" table:style-name="ce3">
            <text:p>21451326,683</text:p>
          </table:table-cell>
          <table:table-cell office:value-type="float" office:value="21451327.962000001" table:style-name="ce3">
            <text:p>21451327,962</text:p>
          </table:table-cell>
          <table:table-cell office:value-type="float" office:value="-23290039.82" table:style-name="ce3">
            <text:p>-23290039,820</text:p>
          </table:table-cell>
          <table:table-cell office:value-type="float" office:value="-18148081.752999999" table:style-name="ce3">
            <text:p>-18148081,753</text:p>
          </table:table-cell>
          <table:table-cell office:value-type="float" office:value="19947577.210999999" table:style-name="ce3">
            <text:p>19947577,211</text:p>
          </table:table-cell>
          <table:table-cell office:value-type="float" office:value="19947573.280000001" table:style-name="ce3">
            <text:p>19947573,280</text:p>
          </table:table-cell>
          <table:table-cell office:value-type="float" office:value="19947576.449999999" table:style-name="ce3">
            <text:p>19947576,450</text:p>
          </table:table-cell>
          <table:table-cell table:number-columns-repeated="16332"/>
        </table:table-row>
        <table:table-row table:style-name="ro1">
          <table:table-cell office:value-type="float" office:value="16260" table:style-name="ce2">
            <text:p>16260</text:p>
          </table:table-cell>
          <table:table-cell office:value-type="float" office:value="-11088120.152000001" table:style-name="ce2">
            <text:p>-11088120,15</text:p>
          </table:table-cell>
          <table:table-cell office:value-type="float" office:value="-8640091.1870000008" table:style-name="ce3">
            <text:p>-8640091,187</text:p>
          </table:table-cell>
          <table:table-cell office:value-type="float" office:value="21752531.059" table:style-name="ce3">
            <text:p>21752531,059</text:p>
          </table:table-cell>
          <table:table-cell office:value-type="float" office:value="21752531.614999998" table:style-name="ce3">
            <text:p>21752531,615</text:p>
          </table:table-cell>
          <table:table-cell office:value-type="float" office:value="21752530.327" table:style-name="ce3">
            <text:p>21752530,327</text:p>
          </table:table-cell>
          <table:table-cell table:number-columns-repeated="5" table:style-name="ce3"/>
          <table:table-cell office:value-type="float" office:value="-13032590.423" table:style-name="ce3">
            <text:p>-13032590,423</text:p>
          </table:table-cell>
          <table:table-cell office:value-type="float" office:value="-10155262.341" table:style-name="ce3">
            <text:p>-10155262,341</text:p>
          </table:table-cell>
          <table:table-cell office:value-type="float" office:value="21161967.438999999" table:style-name="ce3">
            <text:p>21161967,439</text:p>
          </table:table-cell>
          <table:table-cell office:value-type="float" office:value="21161968.677000001" table:style-name="ce3">
            <text:p>21161968,677</text:p>
          </table:table-cell>
          <table:table-cell office:value-type="float" office:value="21161967.289999999" table:style-name="ce3">
            <text:p>21161967,290</text:p>
          </table:table-cell>
          <table:table-cell office:value-type="float" office:value="-14150197.336999999" table:style-name="ce3">
            <text:p>-14150197,337</text:p>
          </table:table-cell>
          <table:table-cell office:value-type="float" office:value="-11026127.181" table:style-name="ce3">
            <text:p>-11026127,181</text:p>
          </table:table-cell>
          <table:table-cell office:value-type="float" office:value="21455536.995000001" table:style-name="ce3">
            <text:p>21455536,995</text:p>
          </table:table-cell>
          <table:table-cell office:value-type="float" office:value="21455538.267000001" table:style-name="ce3">
            <text:p>21455538,267</text:p>
          </table:table-cell>
          <table:table-cell office:value-type="float" office:value="21455536.798999999" table:style-name="ce3">
            <text:p>21455536,799</text:p>
          </table:table-cell>
          <table:table-cell office:value-type="float" office:value="-22716202.405999999" table:style-name="ce3">
            <text:p>-22716202,406</text:p>
          </table:table-cell>
          <table:table-cell office:value-type="float" office:value="-17700935.445" table:style-name="ce3">
            <text:p>-17700935,445</text:p>
          </table:table-cell>
          <table:table-cell office:value-type="float" office:value="19943464.147999998" table:style-name="ce3">
            <text:p>19943464,148</text:p>
          </table:table-cell>
          <table:table-cell office:value-type="float" office:value="19943463.019000001" table:style-name="ce3">
            <text:p>19943463,019</text:p>
          </table:table-cell>
          <table:table-cell office:value-type="float" office:value="19943463.289000001" table:style-name="ce3">
            <text:p>19943463,289</text:p>
          </table:table-cell>
          <table:table-cell table:style-name="ce2"/>
          <table:table-cell office:value-type="float" office:value="-12492632.52" table:style-name="ce3">
            <text:p>-12492632,520</text:p>
          </table:table-cell>
          <table:table-cell office:value-type="float" office:value="-9734516.0989999995" table:style-name="ce3">
            <text:p>-9734516,099</text:p>
          </table:table-cell>
          <table:table-cell office:value-type="float" office:value="21752503.456999999" table:style-name="ce3">
            <text:p>21752503,457</text:p>
          </table:table-cell>
          <table:table-cell office:value-type="float" office:value="21752499.885000002" table:style-name="ce3">
            <text:p>21752499,885</text:p>
          </table:table-cell>
          <table:table-cell office:value-type="float" office:value="21752502.366" table:style-name="ce3">
            <text:p>21752502,366</text:p>
          </table:table-cell>
          <table:table-cell table:number-columns-repeated="5" table:style-name="ce3"/>
          <table:table-cell office:value-type="float" office:value="-13417674.937000001" table:style-name="ce3">
            <text:p>-13417674,937</text:p>
          </table:table-cell>
          <table:table-cell office:value-type="float" office:value="-10455328.473999999" table:style-name="ce3">
            <text:p>-10455328,474</text:p>
          </table:table-cell>
          <table:table-cell office:value-type="float" office:value="21161939.528999999" table:style-name="ce3">
            <text:p>21161939,529</text:p>
          </table:table-cell>
          <table:table-cell office:value-type="float" office:value="21161937.149999999" table:style-name="ce3">
            <text:p>21161937,150</text:p>
          </table:table-cell>
          <table:table-cell office:value-type="float" office:value="21161938.993000001" table:style-name="ce3">
            <text:p>21161938,993</text:p>
          </table:table-cell>
          <table:table-cell office:value-type="float" office:value="-14914594.061000001" table:style-name="ce3">
            <text:p>-14914594,061</text:p>
          </table:table-cell>
          <table:table-cell office:value-type="float" office:value="-11621760.879000001" table:style-name="ce3">
            <text:p>-11621760,879</text:p>
          </table:table-cell>
          <table:table-cell office:value-type="float" office:value="21455512.420000002" table:style-name="ce3">
            <text:p>21455512,420</text:p>
          </table:table-cell>
          <table:table-cell office:value-type="float" office:value="21455510.706" table:style-name="ce3">
            <text:p>21455510,706</text:p>
          </table:table-cell>
          <table:table-cell office:value-type="float" office:value="21455511.837000001" table:style-name="ce3">
            <text:p>21455511,837</text:p>
          </table:table-cell>
          <table:table-cell office:value-type="float" office:value="-23311785.445" table:style-name="ce3">
            <text:p>-23311785,445</text:p>
          </table:table-cell>
          <table:table-cell office:value-type="float" office:value="-18165026.394000001" table:style-name="ce3">
            <text:p>-18165026,394</text:p>
          </table:table-cell>
          <table:table-cell office:value-type="float" office:value="19943438.947000001" table:style-name="ce3">
            <text:p>19943438,947</text:p>
          </table:table-cell>
          <table:table-cell office:value-type="float" office:value="19943435.002" table:style-name="ce3">
            <text:p>19943435,002</text:p>
          </table:table-cell>
          <table:table-cell office:value-type="float" office:value="19943438.399999999" table:style-name="ce3">
            <text:p>19943438,400</text:p>
          </table:table-cell>
          <table:table-cell table:number-columns-repeated="16332"/>
        </table:table-row>
        <table:table-row table:style-name="ro1">
          <table:table-cell office:value-type="float" office:value="16290" table:style-name="ce2">
            <text:p>16290</text:p>
          </table:table-cell>
          <table:table-cell office:value-type="float" office:value="-11019444.499" table:style-name="ce2">
            <text:p>-11019444,5</text:p>
          </table:table-cell>
          <table:table-cell office:value-type="float" office:value="-8586577.6970000006" table:style-name="ce3">
            <text:p>-8586577,697</text:p>
          </table:table-cell>
          <table:table-cell office:value-type="float" office:value="21765598.478999998" table:style-name="ce3">
            <text:p>21765598,479</text:p>
          </table:table-cell>
          <table:table-cell office:value-type="float" office:value="21765599.901000001" table:style-name="ce3">
            <text:p>21765599,901</text:p>
          </table:table-cell>
          <table:table-cell office:value-type="float" office:value="21765598.717" table:style-name="ce3">
            <text:p>21765598,717</text:p>
          </table:table-cell>
          <table:table-cell table:number-columns-repeated="5" table:style-name="ce3"/>
          <table:table-cell office:value-type="float" office:value="-12996213.289000001" table:style-name="ce3">
            <text:p>-12996213,289</text:p>
          </table:table-cell>
          <table:table-cell office:value-type="float" office:value="-10126916.517999999" table:style-name="ce3">
            <text:p>-10126916,518</text:p>
          </table:table-cell>
          <table:table-cell office:value-type="float" office:value="21168890.101" table:style-name="ce3">
            <text:p>21168890,101</text:p>
          </table:table-cell>
          <table:table-cell office:value-type="float" office:value="21168890.929000001" table:style-name="ce3">
            <text:p>21168890,929</text:p>
          </table:table-cell>
          <table:table-cell office:value-type="float" office:value="21168889.802999999" table:style-name="ce3">
            <text:p>21168889,803</text:p>
          </table:table-cell>
          <table:table-cell office:value-type="float" office:value="-14127635.104" table:style-name="ce3">
            <text:p>-14127635,104</text:p>
          </table:table-cell>
          <table:table-cell office:value-type="float" office:value="-11008546.216" table:style-name="ce3">
            <text:p>-11008546,216</text:p>
          </table:table-cell>
          <table:table-cell office:value-type="float" office:value="21459831.436000001" table:style-name="ce3">
            <text:p>21459831,436</text:p>
          </table:table-cell>
          <table:table-cell office:value-type="float" office:value="21459831.874000002" table:style-name="ce3">
            <text:p>21459831,874</text:p>
          </table:table-cell>
          <table:table-cell office:value-type="float" office:value="21459830.491" table:style-name="ce3">
            <text:p>21459830,491</text:p>
          </table:table-cell>
          <table:table-cell office:value-type="float" office:value="-22737350.839000002" table:style-name="ce3">
            <text:p>-22737350,839</text:p>
          </table:table-cell>
          <table:table-cell office:value-type="float" office:value="-17717414.738000002" table:style-name="ce3">
            <text:p>-17717414,738</text:p>
          </table:table-cell>
          <table:table-cell office:value-type="float" office:value="19939440.188999999" table:style-name="ce3">
            <text:p>19939440,189</text:p>
          </table:table-cell>
          <table:table-cell office:value-type="float" office:value="19939438.265999999" table:style-name="ce3">
            <text:p>19939438,266</text:p>
          </table:table-cell>
          <table:table-cell office:value-type="float" office:value="19939439.033" table:style-name="ce3">
            <text:p>19939439,033</text:p>
          </table:table-cell>
          <table:table-cell table:style-name="ce2"/>
          <table:table-cell office:value-type="float" office:value="-12423950.784" table:style-name="ce3">
            <text:p>-12423950,784</text:p>
          </table:table-cell>
          <table:table-cell office:value-type="float" office:value="-9680997.8660000004" table:style-name="ce3">
            <text:p>-9680997,866</text:p>
          </table:table-cell>
          <table:table-cell office:value-type="float" office:value="21765573.510000002" table:style-name="ce3">
            <text:p>21765573,510</text:p>
          </table:table-cell>
          <table:table-cell office:value-type="float" office:value="21765570.532000002" table:style-name="ce3">
            <text:p>21765570,532</text:p>
          </table:table-cell>
          <table:table-cell office:value-type="float" office:value="21765572.427000001" table:style-name="ce3">
            <text:p>21765572,427</text:p>
          </table:table-cell>
          <table:table-cell table:number-columns-repeated="5" table:style-name="ce3"/>
          <table:table-cell office:value-type="float" office:value="-13381291.757999999" table:style-name="ce3">
            <text:p>-13381291,758</text:p>
          </table:table-cell>
          <table:table-cell office:value-type="float" office:value="-10426977.947000001" table:style-name="ce3">
            <text:p>-10426977,947</text:p>
          </table:table-cell>
          <table:table-cell office:value-type="float" office:value="21168862.644000001" table:style-name="ce3">
            <text:p>21168862,644</text:p>
          </table:table-cell>
          <table:table-cell office:value-type="float" office:value="21168860.508000001" table:style-name="ce3">
            <text:p>21168860,508</text:p>
          </table:table-cell>
          <table:table-cell office:value-type="float" office:value="21168862.357999999" table:style-name="ce3">
            <text:p>21168862,358</text:p>
          </table:table-cell>
          <table:table-cell office:value-type="float" office:value="-14892025.66" table:style-name="ce3">
            <text:p>-14892025,660</text:p>
          </table:table-cell>
          <table:table-cell office:value-type="float" office:value="-11604175.109999999" table:style-name="ce3">
            <text:p>-11604175,110</text:p>
          </table:table-cell>
          <table:table-cell office:value-type="float" office:value="21459806.756000001" table:style-name="ce3">
            <text:p>21459806,756</text:p>
          </table:table-cell>
          <table:table-cell office:value-type="float" office:value="21459805.467999998" table:style-name="ce3">
            <text:p>21459805,468</text:p>
          </table:table-cell>
          <table:table-cell office:value-type="float" office:value="21459806.521000002" table:style-name="ce3">
            <text:p>21459806,521</text:p>
          </table:table-cell>
          <table:table-cell office:value-type="float" office:value="-23332927.986000001" table:style-name="ce3">
            <text:p>-23332927,986</text:p>
          </table:table-cell>
          <table:table-cell office:value-type="float" office:value="-18181501.096999999" table:style-name="ce3">
            <text:p>-18181501,097</text:p>
          </table:table-cell>
          <table:table-cell office:value-type="float" office:value="19939415.034000002" table:style-name="ce3">
            <text:p>19939415,034</text:p>
          </table:table-cell>
          <table:table-cell office:value-type="float" office:value="19939411.942000002" table:style-name="ce3">
            <text:p>19939411,942</text:p>
          </table:table-cell>
          <table:table-cell office:value-type="float" office:value="19939414.802000001" table:style-name="ce3">
            <text:p>19939414,802</text:p>
          </table:table-cell>
          <table:table-cell table:number-columns-repeated="16332"/>
        </table:table-row>
        <table:table-row table:style-name="ro1">
          <table:table-cell office:value-type="float" office:value="16320" table:style-name="ce2">
            <text:p>16320</text:p>
          </table:table-cell>
          <table:table-cell office:value-type="float" office:value="-10950616.183" table:style-name="ce2">
            <text:p>-10950616,18</text:p>
          </table:table-cell>
          <table:table-cell office:value-type="float" office:value="-8532945.2469999995" table:style-name="ce3">
            <text:p>-8532945,247</text:p>
          </table:table-cell>
          <table:table-cell office:value-type="float" office:value="21778696.566" table:style-name="ce3">
            <text:p>21778696,566</text:p>
          </table:table-cell>
          <table:table-cell office:value-type="float" office:value="21778697.149999999" table:style-name="ce3">
            <text:p>21778697,150</text:p>
          </table:table-cell>
          <table:table-cell office:value-type="float" office:value="21778695.805" table:style-name="ce3">
            <text:p>21778695,805</text:p>
          </table:table-cell>
          <table:table-cell table:number-columns-repeated="5" table:style-name="ce3"/>
          <table:table-cell office:value-type="float" office:value="-12959685.789999999" table:style-name="ce3">
            <text:p>-12959685,790</text:p>
          </table:table-cell>
          <table:table-cell office:value-type="float" office:value="-10098453.533" table:style-name="ce3">
            <text:p>-10098453,533</text:p>
          </table:table-cell>
          <table:table-cell office:value-type="float" office:value="21175841.443999998" table:style-name="ce3">
            <text:p>21175841,444</text:p>
          </table:table-cell>
          <table:table-cell office:value-type="float" office:value="21175841.721000001" table:style-name="ce3">
            <text:p>21175841,721</text:p>
          </table:table-cell>
          <table:table-cell office:value-type="float" office:value="21175840.989999998" table:style-name="ce3">
            <text:p>21175840,990</text:p>
          </table:table-cell>
          <table:table-cell office:value-type="float" office:value="-14104481.338" table:style-name="ce3">
            <text:p>-14104481,338</text:p>
          </table:table-cell>
          <table:table-cell office:value-type="float" office:value="-10990504.318" table:style-name="ce3">
            <text:p>-10990504,318</text:p>
          </table:table-cell>
          <table:table-cell office:value-type="float" office:value="21464237.353" table:style-name="ce3">
            <text:p>21464237,353</text:p>
          </table:table-cell>
          <table:table-cell office:value-type="float" office:value="21464237.925000001" table:style-name="ce3">
            <text:p>21464237,925</text:p>
          </table:table-cell>
          <table:table-cell office:value-type="float" office:value="21464236.399" table:style-name="ce3">
            <text:p>21464236,399</text:p>
          </table:table-cell>
          <table:table-cell office:value-type="float" office:value="-22757883.947999999" table:style-name="ce3">
            <text:p>-22757883,948</text:p>
          </table:table-cell>
          <table:table-cell office:value-type="float" office:value="-17733414.561000001" table:style-name="ce3">
            <text:p>-17733414,561</text:p>
          </table:table-cell>
          <table:table-cell office:value-type="float" office:value="19935532.502" table:style-name="ce3">
            <text:p>19935532,502</text:p>
          </table:table-cell>
          <table:table-cell office:value-type="float" office:value="19935530.842999998" table:style-name="ce3">
            <text:p>19935530,843</text:p>
          </table:table-cell>
          <table:table-cell office:value-type="float" office:value="19935531.712000001" table:style-name="ce3">
            <text:p>19935531,712</text:p>
          </table:table-cell>
          <table:table-cell table:style-name="ce2"/>
          <table:table-cell office:value-type="float" office:value="-12355115.118000001" table:style-name="ce3">
            <text:p>-12355115,118</text:p>
          </table:table-cell>
          <table:table-cell office:value-type="float" office:value="-9627359.6909999996" table:style-name="ce3">
            <text:p>-9627359,691</text:p>
          </table:table-cell>
          <table:table-cell office:value-type="float" office:value="21778671.965999998" table:style-name="ce3">
            <text:p>21778671,966</text:p>
          </table:table-cell>
          <table:table-cell office:value-type="float" office:value="21778669.098999999" table:style-name="ce3">
            <text:p>21778669,099</text:p>
          </table:table-cell>
          <table:table-cell office:value-type="float" office:value="21778671.603999998" table:style-name="ce3">
            <text:p>21778671,604</text:p>
          </table:table-cell>
          <table:table-cell table:number-columns-repeated="5" table:style-name="ce3"/>
          <table:table-cell office:value-type="float" office:value="-13344756.970000001" table:style-name="ce3">
            <text:p>-13344756,970</text:p>
          </table:table-cell>
          <table:table-cell office:value-type="float" office:value="-10398509.278999999" table:style-name="ce3">
            <text:p>-10398509,279</text:p>
          </table:table-cell>
          <table:table-cell office:value-type="float" office:value="21175814.383000001" table:style-name="ce3">
            <text:p>21175814,383</text:p>
          </table:table-cell>
          <table:table-cell office:value-type="float" office:value="21175812.645" table:style-name="ce3">
            <text:p>21175812,645</text:p>
          </table:table-cell>
          <table:table-cell office:value-type="float" office:value="21175814.335000001" table:style-name="ce3">
            <text:p>21175814,335</text:p>
          </table:table-cell>
          <table:table-cell office:value-type="float" office:value="-14868864.477" table:style-name="ce3">
            <text:p>-14868864,477</text:p>
          </table:table-cell>
          <table:table-cell office:value-type="float" office:value="-11586127.436000001" table:style-name="ce3">
            <text:p>-11586127,436</text:p>
          </table:table-cell>
          <table:table-cell office:value-type="float" office:value="21464214.052000001" table:style-name="ce3">
            <text:p>21464214,052</text:p>
          </table:table-cell>
          <table:table-cell office:value-type="float" office:value="21464212.708000001" table:style-name="ce3">
            <text:p>21464212,708</text:p>
          </table:table-cell>
          <table:table-cell office:value-type="float" office:value="21464213.728999998" table:style-name="ce3">
            <text:p>21464213,729</text:p>
          </table:table-cell>
          <table:table-cell office:value-type="float" office:value="-23353453.967999998" table:style-name="ce3">
            <text:p>-23353453,968</text:p>
          </table:table-cell>
          <table:table-cell office:value-type="float" office:value="-18197495.363000002" table:style-name="ce3">
            <text:p>-18197495,363</text:p>
          </table:table-cell>
          <table:table-cell office:value-type="float" office:value="19935509.890000001" table:style-name="ce3">
            <text:p>19935509,890</text:p>
          </table:table-cell>
          <table:table-cell office:value-type="float" office:value="19935505.873" table:style-name="ce3">
            <text:p>19935505,873</text:p>
          </table:table-cell>
          <table:table-cell office:value-type="float" office:value="19935509.227000002" table:style-name="ce3">
            <text:p>19935509,227</text:p>
          </table:table-cell>
          <table:table-cell table:number-columns-repeated="16332"/>
        </table:table-row>
        <table:table-row table:style-name="ro1">
          <table:table-cell office:value-type="float" office:value="16350" table:style-name="ce2">
            <text:p>16350</text:p>
          </table:table-cell>
          <table:table-cell office:value-type="float" office:value="-10881634.439999999" table:style-name="ce2">
            <text:p>-10881634,44</text:p>
          </table:table-cell>
          <table:table-cell office:value-type="float" office:value="-8479193.2359999996" table:style-name="ce3">
            <text:p>-8479193,236</text:p>
          </table:table-cell>
          <table:table-cell office:value-type="float" office:value="21791823.177999999" table:style-name="ce3">
            <text:p>21791823,178</text:p>
          </table:table-cell>
          <table:table-cell office:value-type="float" office:value="21791824.192000002" table:style-name="ce3">
            <text:p>21791824,192</text:p>
          </table:table-cell>
          <table:table-cell office:value-type="float" office:value="21791823.118000001" table:style-name="ce3">
            <text:p>21791823,118</text:p>
          </table:table-cell>
          <table:table-cell table:number-columns-repeated="5" table:style-name="ce3"/>
          <table:table-cell office:value-type="float" office:value="-12923006.245999999" table:style-name="ce3">
            <text:p>-12923006,246</text:p>
          </table:table-cell>
          <table:table-cell office:value-type="float" office:value="-10069872.074999999" table:style-name="ce3">
            <text:p>-10069872,075</text:p>
          </table:table-cell>
          <table:table-cell office:value-type="float" office:value="21182821.088" table:style-name="ce3">
            <text:p>21182821,088</text:p>
          </table:table-cell>
          <table:table-cell office:value-type="float" office:value="21182821.920000002" table:style-name="ce3">
            <text:p>21182821,920</text:p>
          </table:table-cell>
          <table:table-cell office:value-type="float" office:value="21182821.103" table:style-name="ce3">
            <text:p>21182821,103</text:p>
          </table:table-cell>
          <table:table-cell office:value-type="float" office:value="-14080735.646" table:style-name="ce3">
            <text:p>-14080735,646</text:p>
          </table:table-cell>
          <table:table-cell office:value-type="float" office:value="-10972001.185000001" table:style-name="ce3">
            <text:p>-10972001,185</text:p>
          </table:table-cell>
          <table:table-cell office:value-type="float" office:value="21468755.285999998" table:style-name="ce3">
            <text:p>21468755,286</text:p>
          </table:table-cell>
          <table:table-cell office:value-type="float" office:value="21468756.385000002" table:style-name="ce3">
            <text:p>21468756,385</text:p>
          </table:table-cell>
          <table:table-cell office:value-type="float" office:value="21468754.874000002" table:style-name="ce3">
            <text:p>21468754,874</text:p>
          </table:table-cell>
          <table:table-cell office:value-type="float" office:value="-22777800.278999999" table:style-name="ce3">
            <text:p>-22777800,279</text:p>
          </table:table-cell>
          <table:table-cell office:value-type="float" office:value="-17748933.778999999" table:style-name="ce3">
            <text:p>-17748933,779</text:p>
          </table:table-cell>
          <table:table-cell office:value-type="float" office:value="19931742.381000001" table:style-name="ce3">
            <text:p>19931742,381</text:p>
          </table:table-cell>
          <table:table-cell office:value-type="float" office:value="19931741.414999999" table:style-name="ce3">
            <text:p>19931741,415</text:p>
          </table:table-cell>
          <table:table-cell office:value-type="float" office:value="19931741.818" table:style-name="ce3">
            <text:p>19931741,818</text:p>
          </table:table-cell>
          <table:table-cell table:style-name="ce2"/>
          <table:table-cell office:value-type="float" office:value="-12286145.761" table:style-name="ce3">
            <text:p>-12286145,761</text:p>
          </table:table-cell>
          <table:table-cell office:value-type="float" office:value="-9573617.3330000006" table:style-name="ce3">
            <text:p>-9573617,333</text:p>
          </table:table-cell>
          <table:table-cell office:value-type="float" office:value="21791797.206999999" table:style-name="ce3">
            <text:p>21791797,207</text:p>
          </table:table-cell>
          <table:table-cell office:value-type="float" office:value="21791792.761" table:style-name="ce3">
            <text:p>21791792,761</text:p>
          </table:table-cell>
          <table:table-cell office:value-type="float" office:value="21791795.991999999" table:style-name="ce3">
            <text:p>21791795,992</text:p>
          </table:table-cell>
          <table:table-cell table:number-columns-repeated="5" table:style-name="ce3"/>
          <table:table-cell office:value-type="float" office:value="-13308089.879000001" table:style-name="ce3">
            <text:p>-13308089,879</text:p>
          </table:table-cell>
          <table:table-cell office:value-type="float" office:value="-10369937.525" table:style-name="ce3">
            <text:p>-10369937,525</text:p>
          </table:table-cell>
          <table:table-cell office:value-type="float" office:value="21182793.177000001" table:style-name="ce3">
            <text:p>21182793,177</text:p>
          </table:table-cell>
          <table:table-cell office:value-type="float" office:value="21182790.618000001" table:style-name="ce3">
            <text:p>21182790,618</text:p>
          </table:table-cell>
          <table:table-cell office:value-type="float" office:value="21182792.192000002" table:style-name="ce3">
            <text:p>21182792,192</text:p>
          </table:table-cell>
          <table:table-cell office:value-type="float" office:value="-14845131.111" table:style-name="ce3">
            <text:p>-14845131,111</text:p>
          </table:table-cell>
          <table:table-cell office:value-type="float" office:value="-11567633.905999999" table:style-name="ce3">
            <text:p>-11567633,906</text:p>
          </table:table-cell>
          <table:table-cell office:value-type="float" office:value="21468731.193999998" table:style-name="ce3">
            <text:p>21468731,194</text:p>
          </table:table-cell>
          <table:table-cell office:value-type="float" office:value="21468728.975000001" table:style-name="ce3">
            <text:p>21468728,975</text:p>
          </table:table-cell>
          <table:table-cell office:value-type="float" office:value="21468730.388999999" table:style-name="ce3">
            <text:p>21468730,389</text:p>
          </table:table-cell>
          <table:table-cell office:value-type="float" office:value="-23373382.903000001" table:style-name="ce3">
            <text:p>-23373382,903</text:p>
          </table:table-cell>
          <table:table-cell office:value-type="float" office:value="-18213024.403999999" table:style-name="ce3">
            <text:p>-18213024,404</text:p>
          </table:table-cell>
          <table:table-cell office:value-type="float" office:value="19931717.16" table:style-name="ce3">
            <text:p>19931717,160</text:p>
          </table:table-cell>
          <table:table-cell office:value-type="float" office:value="19931713.480999999" table:style-name="ce3">
            <text:p>19931713,481</text:p>
          </table:table-cell>
          <table:table-cell office:value-type="float" office:value="19931716.627" table:style-name="ce3">
            <text:p>19931716,627</text:p>
          </table:table-cell>
          <table:table-cell table:number-columns-repeated="16332"/>
        </table:table-row>
        <table:table-row table:style-name="ro1">
          <table:table-cell office:value-type="float" office:value="16380" table:style-name="ce2">
            <text:p>16380</text:p>
          </table:table-cell>
          <table:table-cell office:value-type="float" office:value="-10812528.213" table:style-name="ce2">
            <text:p>-10812528,21</text:p>
          </table:table-cell>
          <table:table-cell office:value-type="float" office:value="-8425344.227" table:style-name="ce3">
            <text:p>-8425344,227</text:p>
          </table:table-cell>
          <table:table-cell office:value-type="float" office:value="21804973.91" table:style-name="ce3">
            <text:p>21804973,910</text:p>
          </table:table-cell>
          <table:table-cell office:value-type="float" office:value="21804974.820999999" table:style-name="ce3">
            <text:p>21804974,821</text:p>
          </table:table-cell>
          <table:table-cell office:value-type="float" office:value="21804973.118999999" table:style-name="ce3">
            <text:p>21804973,119</text:p>
          </table:table-cell>
          <table:table-cell table:number-columns-repeated="5" table:style-name="ce3"/>
          <table:table-cell office:value-type="float" office:value="-12886204.609999999" table:style-name="ce3">
            <text:p>-12886204,610</text:p>
          </table:table-cell>
          <table:table-cell office:value-type="float" office:value="-10041195.482000001" table:style-name="ce3">
            <text:p>-10041195,482</text:p>
          </table:table-cell>
          <table:table-cell office:value-type="float" office:value="21189823.989999998" table:style-name="ce3">
            <text:p>21189823,990</text:p>
          </table:table-cell>
          <table:table-cell office:value-type="float" office:value="21189824.664999999" table:style-name="ce3">
            <text:p>21189824,665</text:p>
          </table:table-cell>
          <table:table-cell office:value-type="float" office:value="21189823.929000001" table:style-name="ce3">
            <text:p>21189823,929</text:p>
          </table:table-cell>
          <table:table-cell office:value-type="float" office:value="-14056427.719000001" table:style-name="ce3">
            <text:p>-14056427,719</text:p>
          </table:table-cell>
          <table:table-cell office:value-type="float" office:value="-10953059.934" table:style-name="ce3">
            <text:p>-10953059,934</text:p>
          </table:table-cell>
          <table:table-cell office:value-type="float" office:value="21473380.851" table:style-name="ce3">
            <text:p>21473380,851</text:p>
          </table:table-cell>
          <table:table-cell office:value-type="float" office:value="21473382.300000001" table:style-name="ce3">
            <text:p>21473382,300</text:p>
          </table:table-cell>
          <table:table-cell office:value-type="float" office:value="21473380.614" table:style-name="ce3">
            <text:p>21473380,614</text:p>
          </table:table-cell>
          <table:table-cell office:value-type="float" office:value="-22797128.103" table:style-name="ce3">
            <text:p>-22797128,103</text:p>
          </table:table-cell>
          <table:table-cell office:value-type="float" office:value="-17763994.419" table:style-name="ce3">
            <text:p>-17763994,419</text:p>
          </table:table-cell>
          <table:table-cell office:value-type="float" office:value="19928064.436999999" table:style-name="ce3">
            <text:p>19928064,437</text:p>
          </table:table-cell>
          <table:table-cell office:value-type="float" office:value="19928063.357000001" table:style-name="ce3">
            <text:p>19928063,357</text:p>
          </table:table-cell>
          <table:table-cell office:value-type="float" office:value="19928063.723999999" table:style-name="ce3">
            <text:p>19928063,724</text:p>
          </table:table-cell>
          <table:table-cell table:style-name="ce2"/>
          <table:table-cell office:value-type="float" office:value="-12217044.993000001" table:style-name="ce3">
            <text:p>-12217044,993</text:p>
          </table:table-cell>
          <table:table-cell office:value-type="float" office:value="-9519772.5739999991" table:style-name="ce3">
            <text:p>-9519772,574</text:p>
          </table:table-cell>
          <table:table-cell office:value-type="float" office:value="21804946.054000001" table:style-name="ce3">
            <text:p>21804946,054</text:p>
          </table:table-cell>
          <table:table-cell office:value-type="float" office:value="21804942.714000002" table:style-name="ce3">
            <text:p>21804942,714</text:p>
          </table:table-cell>
          <table:table-cell office:value-type="float" office:value="21804945.228" table:style-name="ce3">
            <text:p>21804945,228</text:p>
          </table:table-cell>
          <table:table-cell table:number-columns-repeated="5" table:style-name="ce3"/>
          <table:table-cell office:value-type="float" office:value="-13271293.766000001" table:style-name="ce3">
            <text:p>-13271293,766</text:p>
          </table:table-cell>
          <table:table-cell office:value-type="float" office:value="-10341265.23" table:style-name="ce3">
            <text:p>-10341265,230</text:p>
          </table:table-cell>
          <table:table-cell office:value-type="float" office:value="21189794.285999998" table:style-name="ce3">
            <text:p>21189794,286</text:p>
          </table:table-cell>
          <table:table-cell office:value-type="float" office:value="21189792.596999999" table:style-name="ce3">
            <text:p>21189792,597</text:p>
          </table:table-cell>
          <table:table-cell office:value-type="float" office:value="21189794.184" table:style-name="ce3">
            <text:p>21189794,184</text:p>
          </table:table-cell>
          <table:table-cell office:value-type="float" office:value="-14820828.575999999" table:style-name="ce3">
            <text:p>-14820828,576</text:p>
          </table:table-cell>
          <table:table-cell office:value-type="float" office:value="-11548696.865" table:style-name="ce3">
            <text:p>-11548696,865</text:p>
          </table:table-cell>
          <table:table-cell office:value-type="float" office:value="21473356.083999999" table:style-name="ce3">
            <text:p>21473356,084</text:p>
          </table:table-cell>
          <table:table-cell office:value-type="float" office:value="21473353.545000002" table:style-name="ce3">
            <text:p>21473353,545</text:p>
          </table:table-cell>
          <table:table-cell office:value-type="float" office:value="21473355.019000001" table:style-name="ce3">
            <text:p>21473355,019</text:p>
          </table:table-cell>
          <table:table-cell office:value-type="float" office:value="-23392716.405000001" table:style-name="ce3">
            <text:p>-23392716,405</text:p>
          </table:table-cell>
          <table:table-cell office:value-type="float" office:value="-18228089.469000001" table:style-name="ce3">
            <text:p>-18228089,469</text:p>
          </table:table-cell>
          <table:table-cell office:value-type="float" office:value="19928037.954999998" table:style-name="ce3">
            <text:p>19928037,955</text:p>
          </table:table-cell>
          <table:table-cell office:value-type="float" office:value="19928034.265999999" table:style-name="ce3">
            <text:p>19928034,266</text:p>
          </table:table-cell>
          <table:table-cell office:value-type="float" office:value="19928037.385000002" table:style-name="ce3">
            <text:p>19928037,385</text:p>
          </table:table-cell>
          <table:table-cell table:number-columns-repeated="16332"/>
        </table:table-row>
        <table:table-row table:style-name="ro1">
          <table:table-cell office:value-type="float" office:value="16410" table:style-name="ce2">
            <text:p>16410</text:p>
          </table:table-cell>
          <table:table-cell office:value-type="float" office:value="-10743277.582" table:style-name="ce2">
            <text:p>-10743277,58</text:p>
          </table:table-cell>
          <table:table-cell office:value-type="float" office:value="-8371382.7079999996" table:style-name="ce3">
            <text:p>-8371382,708</text:p>
          </table:table-cell>
          <table:table-cell office:value-type="float" office:value="21818152.260000002" table:style-name="ce3">
            <text:p>21818152,260</text:p>
          </table:table-cell>
          <table:table-cell office:value-type="float" office:value="21818152.945999999" table:style-name="ce3">
            <text:p>21818152,946</text:p>
          </table:table-cell>
          <table:table-cell office:value-type="float" office:value="21818151.537999999" table:style-name="ce3">
            <text:p>21818151,538</text:p>
          </table:table-cell>
          <table:table-cell table:number-columns-repeated="5" table:style-name="ce3"/>
          <table:table-cell office:value-type="float" office:value="-12849261.105" table:style-name="ce3">
            <text:p>-12849261,105</text:p>
          </table:table-cell>
          <table:table-cell office:value-type="float" office:value="-10012408.341" table:style-name="ce3">
            <text:p>-10012408,341</text:p>
          </table:table-cell>
          <table:table-cell office:value-type="float" office:value="21196854.52" table:style-name="ce3">
            <text:p>21196854,520</text:p>
          </table:table-cell>
          <table:table-cell office:value-type="float" office:value="21196854.919" table:style-name="ce3">
            <text:p>21196854,919</text:p>
          </table:table-cell>
          <table:table-cell office:value-type="float" office:value="21196854.138999999" table:style-name="ce3">
            <text:p>21196854,139</text:p>
          </table:table-cell>
          <table:table-cell office:value-type="float" office:value="-14031538.562000001" table:style-name="ce3">
            <text:p>-14031538,562</text:p>
          </table:table-cell>
          <table:table-cell office:value-type="float" office:value="-10933665.788000001" table:style-name="ce3">
            <text:p>-10933665,788</text:p>
          </table:table-cell>
          <table:table-cell office:value-type="float" office:value="21478118.021000002" table:style-name="ce3">
            <text:p>21478118,021</text:p>
          </table:table-cell>
          <table:table-cell office:value-type="float" office:value="21478118.642999999" table:style-name="ce3">
            <text:p>21478118,643</text:p>
          </table:table-cell>
          <table:table-cell office:value-type="float" office:value="21478116.982999999" table:style-name="ce3">
            <text:p>21478116,983</text:p>
          </table:table-cell>
          <table:table-cell office:value-type="float" office:value="-22815847.217999998" table:style-name="ce3">
            <text:p>-22815847,218</text:p>
          </table:table-cell>
          <table:table-cell office:value-type="float" office:value="-17778580.741999999" table:style-name="ce3">
            <text:p>-17778580,742</text:p>
          </table:table-cell>
          <table:table-cell office:value-type="float" office:value="19924502.276000001" table:style-name="ce3">
            <text:p>19924502,276</text:p>
          </table:table-cell>
          <table:table-cell office:value-type="float" office:value="19924500.986000001" table:style-name="ce3">
            <text:p>19924500,986</text:p>
          </table:table-cell>
          <table:table-cell office:value-type="float" office:value="19924501.620999999" table:style-name="ce3">
            <text:p>19924501,621</text:p>
          </table:table-cell>
          <table:table-cell table:style-name="ce2"/>
          <table:table-cell office:value-type="float" office:value="-12147784.039999999" table:style-name="ce3">
            <text:p>-12147784,040</text:p>
          </table:table-cell>
          <table:table-cell office:value-type="float" office:value="-9465802.9920000006" table:style-name="ce3">
            <text:p>-9465802,992</text:p>
          </table:table-cell>
          <table:table-cell office:value-type="float" office:value="21818123.877999999" table:style-name="ce3">
            <text:p>21818123,878</text:p>
          </table:table-cell>
          <table:table-cell office:value-type="float" office:value="21818122.978" table:style-name="ce3">
            <text:p>21818122,978</text:p>
          </table:table-cell>
          <table:table-cell office:value-type="float" office:value="21818123.916000001" table:style-name="ce3">
            <text:p>21818123,916</text:p>
          </table:table-cell>
          <table:table-cell table:number-columns-repeated="5" table:style-name="ce3"/>
          <table:table-cell office:value-type="float" office:value="-13234340.002" table:style-name="ce3">
            <text:p>-13234340,002</text:p>
          </table:table-cell>
          <table:table-cell office:value-type="float" office:value="-10312470.086999999" table:style-name="ce3">
            <text:p>-10312470,087</text:p>
          </table:table-cell>
          <table:table-cell office:value-type="float" office:value="21196826.991" table:style-name="ce3">
            <text:p>21196826,991</text:p>
          </table:table-cell>
          <table:table-cell office:value-type="float" office:value="21196824.719999999" table:style-name="ce3">
            <text:p>21196824,720</text:p>
          </table:table-cell>
          <table:table-cell office:value-type="float" office:value="21196826.526000001" table:style-name="ce3">
            <text:p>21196826,526</text:p>
          </table:table-cell>
          <table:table-cell office:value-type="float" office:value="-14795929.025" table:style-name="ce3">
            <text:p>-14795929,025</text:p>
          </table:table-cell>
          <table:table-cell office:value-type="float" office:value="-11529294.617000001" table:style-name="ce3">
            <text:p>-11529294,617</text:p>
          </table:table-cell>
          <table:table-cell office:value-type="float" office:value="21478093.592" table:style-name="ce3">
            <text:p>21478093,592</text:p>
          </table:table-cell>
          <table:table-cell office:value-type="float" office:value="21478091.581" table:style-name="ce3">
            <text:p>21478091,581</text:p>
          </table:table-cell>
          <table:table-cell office:value-type="float" office:value="21478093.037999999" table:style-name="ce3">
            <text:p>21478093,038</text:p>
          </table:table-cell>
          <table:table-cell office:value-type="float" office:value="-23411425.41" table:style-name="ce3">
            <text:p>-23411425,410</text:p>
          </table:table-cell>
          <table:table-cell office:value-type="float" office:value="-18242667.910999998" table:style-name="ce3">
            <text:p>-18242667,911</text:p>
          </table:table-cell>
          <table:table-cell office:value-type="float" office:value="19924478.284000002" table:style-name="ce3">
            <text:p>19924478,284</text:p>
          </table:table-cell>
          <table:table-cell office:value-type="float" office:value="19924474.052999999" table:style-name="ce3">
            <text:p>19924474,053</text:p>
          </table:table-cell>
          <table:table-cell office:value-type="float" office:value="19924477.401999999" table:style-name="ce3">
            <text:p>19924477,402</text:p>
          </table:table-cell>
          <table:table-cell table:number-columns-repeated="16332"/>
        </table:table-row>
        <table:table-row table:style-name="ro1">
          <table:table-cell office:value-type="float" office:value="16440" table:style-name="ce2">
            <text:p>16440</text:p>
          </table:table-cell>
          <table:table-cell office:value-type="float" office:value="-10673868.888" table:style-name="ce2">
            <text:p>-10673868,89</text:p>
          </table:table-cell>
          <table:table-cell office:value-type="float" office:value="-8317298.0049999999" table:style-name="ce3">
            <text:p>-8317298,005</text:p>
          </table:table-cell>
          <table:table-cell office:value-type="float" office:value="21831359.261999998" table:style-name="ce3">
            <text:p>21831359,262</text:p>
          </table:table-cell>
          <table:table-cell office:value-type="float" office:value="21831360.030999999" table:style-name="ce3">
            <text:p>21831360,031</text:p>
          </table:table-cell>
          <table:table-cell office:value-type="float" office:value="21831359.826000001" table:style-name="ce3">
            <text:p>21831359,826</text:p>
          </table:table-cell>
          <table:table-cell table:number-columns-repeated="5" table:style-name="ce3"/>
          <table:table-cell office:value-type="float" office:value="-12812161.775" table:style-name="ce3">
            <text:p>-12812161,775</text:p>
          </table:table-cell>
          <table:table-cell office:value-type="float" office:value="-9983499.7719999999" table:style-name="ce3">
            <text:p>-9983499,772</text:p>
          </table:table-cell>
          <table:table-cell office:value-type="float" office:value="21203914.344000001" table:style-name="ce3">
            <text:p>21203914,344</text:p>
          </table:table-cell>
          <table:table-cell office:value-type="float" office:value="21203914.447000001" table:style-name="ce3">
            <text:p>21203914,447</text:p>
          </table:table-cell>
          <table:table-cell office:value-type="float" office:value="21203913.655000001" table:style-name="ce3">
            <text:p>21203913,655</text:p>
          </table:table-cell>
          <table:table-cell office:value-type="float" office:value="-14006054.976" table:style-name="ce3">
            <text:p>-14006054,976</text:p>
          </table:table-cell>
          <table:table-cell office:value-type="float" office:value="-10913808.450999999" table:style-name="ce3">
            <text:p>-10913808,451</text:p>
          </table:table-cell>
          <table:table-cell office:value-type="float" office:value="21482967.699000001" table:style-name="ce3">
            <text:p>21482967,699</text:p>
          </table:table-cell>
          <table:table-cell office:value-type="float" office:value="21482967.675000001" table:style-name="ce3">
            <text:p>21482967,675</text:p>
          </table:table-cell>
          <table:table-cell office:value-type="float" office:value="21482966.340999998" table:style-name="ce3">
            <text:p>21482966,341</text:p>
          </table:table-cell>
          <table:table-cell office:value-type="float" office:value="-22833943.140999999" table:style-name="ce3">
            <text:p>-22833943,141</text:p>
          </table:table-cell>
          <table:table-cell office:value-type="float" office:value="-17792681.458999999" table:style-name="ce3">
            <text:p>-17792681,459</text:p>
          </table:table-cell>
          <table:table-cell office:value-type="float" office:value="19921059.206" table:style-name="ce3">
            <text:p>19921059,206</text:p>
          </table:table-cell>
          <table:table-cell office:value-type="float" office:value="19921057.555" table:style-name="ce3">
            <text:p>19921057,555</text:p>
          </table:table-cell>
          <table:table-cell office:value-type="float" office:value="19921058.285999998" table:style-name="ce3">
            <text:p>19921058,286</text:p>
          </table:table-cell>
          <table:table-cell table:style-name="ce2"/>
          <table:table-cell office:value-type="float" office:value="-12078380.275" table:style-name="ce3">
            <text:p>-12078380,275</text:p>
          </table:table-cell>
          <table:table-cell office:value-type="float" office:value="-9411722.1349999998" table:style-name="ce3">
            <text:p>-9411722,135</text:p>
          </table:table-cell>
          <table:table-cell office:value-type="float" office:value="21831331.504000001" table:style-name="ce3">
            <text:p>21831331,504</text:p>
          </table:table-cell>
          <table:table-cell office:value-type="float" office:value="21831329.916000001" table:style-name="ce3">
            <text:p>21831329,916</text:p>
          </table:table-cell>
          <table:table-cell office:value-type="float" office:value="21831331.745999999" table:style-name="ce3">
            <text:p>21831331,746</text:p>
          </table:table-cell>
          <table:table-cell table:number-columns-repeated="5" table:style-name="ce3"/>
          <table:table-cell office:value-type="float" office:value="-13197245.654999999" table:style-name="ce3">
            <text:p>-13197245,655</text:p>
          </table:table-cell>
          <table:table-cell office:value-type="float" office:value="-10283565.404999999" table:style-name="ce3">
            <text:p>-10283565,405</text:p>
          </table:table-cell>
          <table:table-cell office:value-type="float" office:value="21203886.094000001" table:style-name="ce3">
            <text:p>21203886,094</text:p>
          </table:table-cell>
          <table:table-cell office:value-type="float" office:value="21203883.149999999" table:style-name="ce3">
            <text:p>21203883,150</text:p>
          </table:table-cell>
          <table:table-cell office:value-type="float" office:value="21203885.436999999" table:style-name="ce3">
            <text:p>21203885,437</text:p>
          </table:table-cell>
          <table:table-cell office:value-type="float" office:value="-14770450.306" table:style-name="ce3">
            <text:p>-14770450,306</text:p>
          </table:table-cell>
          <table:table-cell office:value-type="float" office:value="-11509441.067" table:style-name="ce3">
            <text:p>-11509441,067</text:p>
          </table:table-cell>
          <table:table-cell office:value-type="float" office:value="21482942.079" table:style-name="ce3">
            <text:p>21482942,079</text:p>
          </table:table-cell>
          <table:table-cell office:value-type="float" office:value="21482940.291999999" table:style-name="ce3">
            <text:p>21482940,292</text:p>
          </table:table-cell>
          <table:table-cell office:value-type="float" office:value="21482941.160999998" table:style-name="ce3">
            <text:p>21482941,161</text:p>
          </table:table-cell>
          <table:table-cell office:value-type="float" office:value="-23429526.477000002" table:style-name="ce3">
            <text:p>-23429526,477</text:p>
          </table:table-cell>
          <table:table-cell office:value-type="float" office:value="-18256772.638999999" table:style-name="ce3">
            <text:p>-18256772,639</text:p>
          </table:table-cell>
          <table:table-cell office:value-type="float" office:value="19921033.649999999" table:style-name="ce3">
            <text:p>19921033,650</text:p>
          </table:table-cell>
          <table:table-cell office:value-type="float" office:value="19921029.679000001" table:style-name="ce3">
            <text:p>19921029,679</text:p>
          </table:table-cell>
          <table:table-cell office:value-type="float" office:value="19921033.089000002" table:style-name="ce3">
            <text:p>19921033,089</text:p>
          </table:table-cell>
          <table:table-cell table:number-columns-repeated="16332"/>
        </table:table-row>
        <table:table-row table:style-name="ro1">
          <table:table-cell office:value-type="float" office:value="16470" table:style-name="ce2">
            <text:p>16470</text:p>
          </table:table-cell>
          <table:table-cell office:value-type="float" office:value="-10604333.493000001" table:style-name="ce2">
            <text:p>-10604333,49</text:p>
          </table:table-cell>
          <table:table-cell office:value-type="float" office:value="-8263114.5800000001" table:style-name="ce3">
            <text:p>-8263114,580</text:p>
          </table:table-cell>
          <table:table-cell office:value-type="float" office:value="21844592.072000001" table:style-name="ce3">
            <text:p>21844592,072</text:p>
          </table:table-cell>
          <table:table-cell office:value-type="float" office:value="21844592.254000001" table:style-name="ce3">
            <text:p>21844592,254</text:p>
          </table:table-cell>
          <table:table-cell office:value-type="float" office:value="21844591.675999999" table:style-name="ce3">
            <text:p>21844591,676</text:p>
          </table:table-cell>
          <table:table-cell table:number-columns-repeated="5" table:style-name="ce3"/>
          <table:table-cell office:value-type="float" office:value="-12774938.259" table:style-name="ce3">
            <text:p>-12774938,259</text:p>
          </table:table-cell>
          <table:table-cell office:value-type="float" office:value="-9954494.4350000005" table:style-name="ce3">
            <text:p>-9954494,435</text:p>
          </table:table-cell>
          <table:table-cell office:value-type="float" office:value="21210997.401000001" table:style-name="ce3">
            <text:p>21210997,401</text:p>
          </table:table-cell>
          <table:table-cell office:value-type="float" office:value="21210998.030999999" table:style-name="ce3">
            <text:p>21210998,031</text:p>
          </table:table-cell>
          <table:table-cell office:value-type="float" office:value="21210997.305" table:style-name="ce3">
            <text:p>21210997,305</text:p>
          </table:table-cell>
          <table:table-cell office:value-type="float" office:value="-13980009.021" table:style-name="ce3">
            <text:p>-13980009,021</text:p>
          </table:table-cell>
          <table:table-cell office:value-type="float" office:value="-10893512.9" table:style-name="ce3">
            <text:p>-10893512,900</text:p>
          </table:table-cell>
          <table:table-cell office:value-type="float" office:value="21487922.91" table:style-name="ce3">
            <text:p>21487922,910</text:p>
          </table:table-cell>
          <table:table-cell office:value-type="float" office:value="21487924.226" table:style-name="ce3">
            <text:p>21487924,226</text:p>
          </table:table-cell>
          <table:table-cell office:value-type="float" office:value="21487922.864999998" table:style-name="ce3">
            <text:p>21487922,865</text:p>
          </table:table-cell>
          <table:table-cell office:value-type="float" office:value="-22851446.848999999" table:style-name="ce3">
            <text:p>-22851446,849</text:p>
          </table:table-cell>
          <table:table-cell office:value-type="float" office:value="-17806320.712000001" table:style-name="ce3">
            <text:p>-17806320,712</text:p>
          </table:table-cell>
          <table:table-cell office:value-type="float" office:value="19917727.405999999" table:style-name="ce3">
            <text:p>19917727,406</text:p>
          </table:table-cell>
          <table:table-cell office:value-type="float" office:value="19917726.616" table:style-name="ce3">
            <text:p>19917726,616</text:p>
          </table:table-cell>
          <table:table-cell office:value-type="float" office:value="19917727.035999998" table:style-name="ce3">
            <text:p>19917727,036</text:p>
          </table:table-cell>
          <table:table-cell table:style-name="ce2"/>
          <table:table-cell office:value-type="float" office:value="-12008833.722999999" table:style-name="ce3">
            <text:p>-12008833,723</text:p>
          </table:table-cell>
          <table:table-cell office:value-type="float" office:value="-9357530.0250000004" table:style-name="ce3">
            <text:p>-9357530,025</text:p>
          </table:table-cell>
          <table:table-cell office:value-type="float" office:value="21844566.989" table:style-name="ce3">
            <text:p>21844566,989</text:p>
          </table:table-cell>
          <table:table-cell office:value-type="float" office:value="21844564.419" table:style-name="ce3">
            <text:p>21844564,419</text:p>
          </table:table-cell>
          <table:table-cell office:value-type="float" office:value="21844566.309" table:style-name="ce3">
            <text:p>21844566,309</text:p>
          </table:table-cell>
          <table:table-cell table:number-columns-repeated="5" table:style-name="ce3"/>
          <table:table-cell office:value-type="float" office:value="-13160011.036" table:style-name="ce3">
            <text:p>-13160011,036</text:p>
          </table:table-cell>
          <table:table-cell office:value-type="float" office:value="-10254551.418" table:style-name="ce3">
            <text:p>-10254551,418</text:p>
          </table:table-cell>
          <table:table-cell office:value-type="float" office:value="21210970.995000001" table:style-name="ce3">
            <text:p>21210970,995</text:p>
          </table:table-cell>
          <table:table-cell office:value-type="float" office:value="21210969.230999999" table:style-name="ce3">
            <text:p>21210969,231</text:p>
          </table:table-cell>
          <table:table-cell office:value-type="float" office:value="21210970.776999999" table:style-name="ce3">
            <text:p>21210970,777</text:p>
          </table:table-cell>
          <table:table-cell office:value-type="float" office:value="-14744393.123" table:style-name="ce3">
            <text:p>-14744393,123</text:p>
          </table:table-cell>
          <table:table-cell office:value-type="float" office:value="-11489136.763" table:style-name="ce3">
            <text:p>-11489136,763</text:p>
          </table:table-cell>
          <table:table-cell office:value-type="float" office:value="21487899.620999999" table:style-name="ce3">
            <text:p>21487899,621</text:p>
          </table:table-cell>
          <table:table-cell office:value-type="float" office:value="21487898.816" table:style-name="ce3">
            <text:p>21487898,816</text:p>
          </table:table-cell>
          <table:table-cell office:value-type="float" office:value="21487899.589000002" table:style-name="ce3">
            <text:p>21487899,589</text:p>
          </table:table-cell>
          <table:table-cell office:value-type="float" office:value="-23447019.238000002" table:style-name="ce3">
            <text:p>-23447019,238</text:p>
          </table:table-cell>
          <table:table-cell office:value-type="float" office:value="-18270403.359000001" table:style-name="ce3">
            <text:p>-18270403,359</text:p>
          </table:table-cell>
          <table:table-cell office:value-type="float" office:value="19917704.780000001" table:style-name="ce3">
            <text:p>19917704,780</text:p>
          </table:table-cell>
          <table:table-cell office:value-type="float" office:value="19917701.105999999" table:style-name="ce3">
            <text:p>19917701,106</text:p>
          </table:table-cell>
          <table:table-cell office:value-type="float" office:value="19917704.329" table:style-name="ce3">
            <text:p>19917704,329</text:p>
          </table:table-cell>
          <table:table-cell table:number-columns-repeated="16332"/>
        </table:table-row>
        <table:table-row table:style-name="ro1">
          <table:table-cell office:value-type="float" office:value="16500" table:style-name="ce2">
            <text:p>16500</text:p>
          </table:table-cell>
          <table:table-cell office:value-type="float" office:value="-10534660.744999999" table:style-name="ce2">
            <text:p>-10534660,75</text:p>
          </table:table-cell>
          <table:table-cell office:value-type="float" office:value="-8208824.1270000003" table:style-name="ce3">
            <text:p>-8208824,127</text:p>
          </table:table-cell>
          <table:table-cell office:value-type="float" office:value="21857849.686999999" table:style-name="ce3">
            <text:p>21857849,687</text:p>
          </table:table-cell>
          <table:table-cell office:value-type="float" office:value="21857851.322999999" table:style-name="ce3">
            <text:p>21857851,323</text:p>
          </table:table-cell>
          <table:table-cell office:value-type="float" office:value="21857849.936999999" table:style-name="ce3">
            <text:p>21857849,937</text:p>
          </table:table-cell>
          <table:table-cell table:number-columns-repeated="5" table:style-name="ce3"/>
          <table:table-cell office:value-type="float" office:value="-12737579.780999999" table:style-name="ce3">
            <text:p>-12737579,781</text:p>
          </table:table-cell>
          <table:table-cell office:value-type="float" office:value="-9925383.9289999995" table:style-name="ce3">
            <text:p>-9925383,929</text:p>
          </table:table-cell>
          <table:table-cell office:value-type="float" office:value="21218106.576000001" table:style-name="ce3">
            <text:p>21218106,576</text:p>
          </table:table-cell>
          <table:table-cell office:value-type="float" office:value="21218106.863000002" table:style-name="ce3">
            <text:p>21218106,863</text:p>
          </table:table-cell>
          <table:table-cell office:value-type="float" office:value="21218106.072000001" table:style-name="ce3">
            <text:p>21218106,072</text:p>
          </table:table-cell>
          <table:table-cell office:value-type="float" office:value="-13953390.886" table:style-name="ce3">
            <text:p>-13953390,886</text:p>
          </table:table-cell>
          <table:table-cell office:value-type="float" office:value="-10872771.491" table:style-name="ce3">
            <text:p>-10872771,491</text:p>
          </table:table-cell>
          <table:table-cell office:value-type="float" office:value="21492988.642999999" table:style-name="ce3">
            <text:p>21492988,643</text:p>
          </table:table-cell>
          <table:table-cell office:value-type="float" office:value="21492988.988000002" table:style-name="ce3">
            <text:p>21492988,988</text:p>
          </table:table-cell>
          <table:table-cell office:value-type="float" office:value="21492988.175999999" table:style-name="ce3">
            <text:p>21492988,176</text:p>
          </table:table-cell>
          <table:table-cell office:value-type="float" office:value="-22868347.306000002" table:style-name="ce3">
            <text:p>-22868347,306</text:p>
          </table:table-cell>
          <table:table-cell office:value-type="float" office:value="-17819489.897" table:style-name="ce3">
            <text:p>-17819489,897</text:p>
          </table:table-cell>
          <table:table-cell office:value-type="float" office:value="19914511.631999999" table:style-name="ce3">
            <text:p>19914511,632</text:p>
          </table:table-cell>
          <table:table-cell office:value-type="float" office:value="19914510.491999999" table:style-name="ce3">
            <text:p>19914510,492</text:p>
          </table:table-cell>
          <table:table-cell office:value-type="float" office:value="19914511.030999999" table:style-name="ce3">
            <text:p>19914511,031</text:p>
          </table:table-cell>
          <table:table-cell table:style-name="ce2"/>
          <table:table-cell office:value-type="float" office:value="-11939159.369000001" table:style-name="ce3">
            <text:p>-11939159,369</text:p>
          </table:table-cell>
          <table:table-cell office:value-type="float" office:value="-9303238.3159999996" table:style-name="ce3">
            <text:p>-9303238,316</text:p>
          </table:table-cell>
          <table:table-cell office:value-type="float" office:value="21857826.072999999" table:style-name="ce3">
            <text:p>21857826,073</text:p>
          </table:table-cell>
          <table:table-cell office:value-type="float" office:value="21857822.890999999" table:style-name="ce3">
            <text:p>21857822,891</text:p>
          </table:table-cell>
          <table:table-cell office:value-type="float" office:value="21857825.403999999" table:style-name="ce3">
            <text:p>21857825,404</text:p>
          </table:table-cell>
          <table:table-cell table:number-columns-repeated="5" table:style-name="ce3"/>
          <table:table-cell office:value-type="float" office:value="-13122650.995999999" table:style-name="ce3">
            <text:p>-13122650,996</text:p>
          </table:table-cell>
          <table:table-cell office:value-type="float" office:value="-10225439.700999999" table:style-name="ce3">
            <text:p>-10225439,701</text:p>
          </table:table-cell>
          <table:table-cell office:value-type="float" office:value="21218080.339000002" table:style-name="ce3">
            <text:p>21218080,339</text:p>
          </table:table-cell>
          <table:table-cell office:value-type="float" office:value="21218078.473000001" table:style-name="ce3">
            <text:p>21218078,473</text:p>
          </table:table-cell>
          <table:table-cell office:value-type="float" office:value="21218079.978" table:style-name="ce3">
            <text:p>21218079,978</text:p>
          </table:table-cell>
          <table:table-cell office:value-type="float" office:value="-14717773.310000001" table:style-name="ce3">
            <text:p>-14717773,310</text:p>
          </table:table-cell>
          <table:table-cell office:value-type="float" office:value="-11468394.049000001" table:style-name="ce3">
            <text:p>-11468394,049</text:p>
          </table:table-cell>
          <table:table-cell office:value-type="float" office:value="21492965.863000002" table:style-name="ce3">
            <text:p>21492965,863</text:p>
          </table:table-cell>
          <table:table-cell office:value-type="float" office:value="21492964.302000001" table:style-name="ce3">
            <text:p>21492964,302</text:p>
          </table:table-cell>
          <table:table-cell office:value-type="float" office:value="21492965.691" table:style-name="ce3">
            <text:p>21492965,691</text:p>
          </table:table-cell>
          <table:table-cell office:value-type="float" office:value="-23463918.295000002" table:style-name="ce3">
            <text:p>-23463918,295</text:p>
          </table:table-cell>
          <table:table-cell office:value-type="float" office:value="-18283571.454" table:style-name="ce3">
            <text:p>-18283571,454</text:p>
          </table:table-cell>
          <table:table-cell office:value-type="float" office:value="19914489.068" table:style-name="ce3">
            <text:p>19914489,068</text:p>
          </table:table-cell>
          <table:table-cell office:value-type="float" office:value="19914485.206999999" table:style-name="ce3">
            <text:p>19914485,207</text:p>
          </table:table-cell>
          <table:table-cell office:value-type="float" office:value="19914488.693" table:style-name="ce3">
            <text:p>19914488,693</text:p>
          </table:table-cell>
          <table:table-cell table:number-columns-repeated="16332"/>
        </table:table-row>
        <table:table-row table:style-name="ro1">
          <table:table-cell office:value-type="float" office:value="16530" table:style-name="ce2">
            <text:p>16530</text:p>
          </table:table-cell>
          <table:table-cell office:value-type="float" office:value="-10464854.077" table:style-name="ce2">
            <text:p>-10464854,08</text:p>
          </table:table-cell>
          <table:table-cell office:value-type="float" office:value="-8154429.3200000003" table:style-name="ce3">
            <text:p>-8154429,320</text:p>
          </table:table-cell>
          <table:table-cell office:value-type="float" office:value="21871133.147" table:style-name="ce3">
            <text:p>21871133,147</text:p>
          </table:table-cell>
          <table:table-cell office:value-type="float" office:value="21871134.416999999" table:style-name="ce3">
            <text:p>21871134,417</text:p>
          </table:table-cell>
          <table:table-cell office:value-type="float" office:value="21871133.030000001" table:style-name="ce3">
            <text:p>21871133,030</text:p>
          </table:table-cell>
          <table:table-cell table:number-columns-repeated="5" table:style-name="ce3"/>
          <table:table-cell office:value-type="float" office:value="-12700089.707" table:style-name="ce3">
            <text:p>-12700089,707</text:p>
          </table:table-cell>
          <table:table-cell office:value-type="float" office:value="-9896170.8880000003" table:style-name="ce3">
            <text:p>-9896170,888</text:p>
          </table:table-cell>
          <table:table-cell office:value-type="float" office:value="21225240.668000001" table:style-name="ce3">
            <text:p>21225240,668</text:p>
          </table:table-cell>
          <table:table-cell office:value-type="float" office:value="21225240.971000001" table:style-name="ce3">
            <text:p>21225240,971</text:p>
          </table:table-cell>
          <table:table-cell office:value-type="float" office:value="21225240.034000002" table:style-name="ce3">
            <text:p>21225240,034</text:p>
          </table:table-cell>
          <table:table-cell office:value-type="float" office:value="-13926204.839" table:style-name="ce3">
            <text:p>-13926204,839</text:p>
          </table:table-cell>
          <table:table-cell office:value-type="float" office:value="-10851587.557" table:style-name="ce3">
            <text:p>-10851587,557</text:p>
          </table:table-cell>
          <table:table-cell office:value-type="float" office:value="21498162.149" table:style-name="ce3">
            <text:p>21498162,149</text:p>
          </table:table-cell>
          <table:table-cell office:value-type="float" office:value="21498162.144000001" table:style-name="ce3">
            <text:p>21498162,144</text:p>
          </table:table-cell>
          <table:table-cell office:value-type="float" office:value="21498161.546999998" table:style-name="ce3">
            <text:p>21498161,547</text:p>
          </table:table-cell>
          <table:table-cell office:value-type="float" office:value="-22884647.107000001" table:style-name="ce3">
            <text:p>-22884647,107</text:p>
          </table:table-cell>
          <table:table-cell office:value-type="float" office:value="-17832191.035" table:style-name="ce3">
            <text:p>-17832191,035</text:p>
          </table:table-cell>
          <table:table-cell office:value-type="float" office:value="19911410.471000001" table:style-name="ce3">
            <text:p>19911410,471</text:p>
          </table:table-cell>
          <table:table-cell office:value-type="float" office:value="19911408.769000001" table:style-name="ce3">
            <text:p>19911408,769</text:p>
          </table:table-cell>
          <table:table-cell office:value-type="float" office:value="19911409.550999999" table:style-name="ce3">
            <text:p>19911409,551</text:p>
          </table:table-cell>
          <table:table-cell table:style-name="ce2"/>
          <table:table-cell office:value-type="float" office:value="-11869329.672" table:style-name="ce3">
            <text:p>-11869329,672</text:p>
          </table:table-cell>
          <table:table-cell office:value-type="float" office:value="-9248825.5800000001" table:style-name="ce3">
            <text:p>-9248825,580</text:p>
          </table:table-cell>
          <table:table-cell office:value-type="float" office:value="21871114.739999998" table:style-name="ce3">
            <text:p>21871114,740</text:p>
          </table:table-cell>
          <table:table-cell office:value-type="float" office:value="21871110.910999998" table:style-name="ce3">
            <text:p>21871110,911</text:p>
          </table:table-cell>
          <table:table-cell office:value-type="float" office:value="21871113.760000002" table:style-name="ce3">
            <text:p>21871113,760</text:p>
          </table:table-cell>
          <table:table-cell table:number-columns-repeated="5" table:style-name="ce3"/>
          <table:table-cell office:value-type="float" office:value="-13085137.971999999" table:style-name="ce3">
            <text:p>-13085137,972</text:p>
          </table:table-cell>
          <table:table-cell office:value-type="float" office:value="-10196208.777000001" table:style-name="ce3">
            <text:p>-10196208,777</text:p>
          </table:table-cell>
          <table:table-cell office:value-type="float" office:value="21225218.844999999" table:style-name="ce3">
            <text:p>21225218,845</text:p>
          </table:table-cell>
          <table:table-cell office:value-type="float" office:value="21225216.728999998" table:style-name="ce3">
            <text:p>21225216,729</text:p>
          </table:table-cell>
          <table:table-cell office:value-type="float" office:value="21225218.23" table:style-name="ce3">
            <text:p>21225218,230</text:p>
          </table:table-cell>
          <table:table-cell office:value-type="float" office:value="-14690564.195" table:style-name="ce3">
            <text:p>-14690564,195</text:p>
          </table:table-cell>
          <table:table-cell office:value-type="float" office:value="-11447192.130999999" table:style-name="ce3">
            <text:p>-11447192,131</text:p>
          </table:table-cell>
          <table:table-cell office:value-type="float" office:value="21498144.328000002" table:style-name="ce3">
            <text:p>21498144,328</text:p>
          </table:table-cell>
          <table:table-cell office:value-type="float" office:value="21498141.831" table:style-name="ce3">
            <text:p>21498141,831</text:p>
          </table:table-cell>
          <table:table-cell office:value-type="float" office:value="21498143.116999999" table:style-name="ce3">
            <text:p>21498143,117</text:p>
          </table:table-cell>
          <table:table-cell office:value-type="float" office:value="-23480195.302000001" table:style-name="ce3">
            <text:p>-23480195,302</text:p>
          </table:table-cell>
          <table:table-cell office:value-type="float" office:value="-18296254.831999999" table:style-name="ce3">
            <text:p>-18296254,832</text:p>
          </table:table-cell>
          <table:table-cell office:value-type="float" office:value="19911391.929000001" table:style-name="ce3">
            <text:p>19911391,929</text:p>
          </table:table-cell>
          <table:table-cell office:value-type="float" office:value="19911387.789999999" table:style-name="ce3">
            <text:p>19911387,790</text:p>
          </table:table-cell>
          <table:table-cell office:value-type="float" office:value="19911391.585999999" table:style-name="ce3">
            <text:p>19911391,586</text:p>
          </table:table-cell>
          <table:table-cell table:number-columns-repeated="16332"/>
        </table:table-row>
        <table:table-row table:style-name="ro1">
          <table:table-cell office:value-type="float" office:value="16560" table:style-name="ce2">
            <text:p>16560</text:p>
          </table:table-cell>
          <table:table-cell office:value-type="float" office:value="-10394900.809" table:style-name="ce2">
            <text:p>-10394900,81</text:p>
          </table:table-cell>
          <table:table-cell office:value-type="float" office:value="-8099920.2750000004" table:style-name="ce3">
            <text:p>-8099920,275</text:p>
          </table:table-cell>
          <table:table-cell office:value-type="float" office:value="21884445.120000001" table:style-name="ce3">
            <text:p>21884445,120</text:p>
          </table:table-cell>
          <table:table-cell office:value-type="float" office:value="21884446.736000001" table:style-name="ce3">
            <text:p>21884446,736</text:p>
          </table:table-cell>
          <table:table-cell office:value-type="float" office:value="21884444.951000001" table:style-name="ce3">
            <text:p>21884444,951</text:p>
          </table:table-cell>
          <table:table-cell table:number-columns-repeated="5" table:style-name="ce3"/>
          <table:table-cell office:value-type="float" office:value="-12662455.638" table:style-name="ce3">
            <text:p>-12662455,638</text:p>
          </table:table-cell>
          <table:table-cell office:value-type="float" office:value="-9866845.6429999992" table:style-name="ce3">
            <text:p>-9866845,643</text:p>
          </table:table-cell>
          <table:table-cell office:value-type="float" office:value="21232402.136999998" table:style-name="ce3">
            <text:p>21232402,137</text:p>
          </table:table-cell>
          <table:table-cell office:value-type="float" office:value="21232402.475000001" table:style-name="ce3">
            <text:p>21232402,475</text:p>
          </table:table-cell>
          <table:table-cell office:value-type="float" office:value="21232401.873" table:style-name="ce3">
            <text:p>21232401,873</text:p>
          </table:table-cell>
          <table:table-cell office:value-type="float" office:value="-13898438.689999999" table:style-name="ce3">
            <text:p>-13898438,690</text:p>
          </table:table-cell>
          <table:table-cell office:value-type="float" office:value="-10829951.593" table:style-name="ce3">
            <text:p>-10829951,593</text:p>
          </table:table-cell>
          <table:table-cell office:value-type="float" office:value="21503445.348999999" table:style-name="ce3">
            <text:p>21503445,349</text:p>
          </table:table-cell>
          <table:table-cell office:value-type="float" office:value="21503446.195999999" table:style-name="ce3">
            <text:p>21503446,196</text:p>
          </table:table-cell>
          <table:table-cell office:value-type="float" office:value="21503444.655000001" table:style-name="ce3">
            <text:p>21503444,655</text:p>
          </table:table-cell>
          <table:table-cell office:value-type="float" office:value="-22900332.772" table:style-name="ce3">
            <text:p>-22900332,772</text:p>
          </table:table-cell>
          <table:table-cell office:value-type="float" office:value="-17844413.627" table:style-name="ce3">
            <text:p>-17844413,627</text:p>
          </table:table-cell>
          <table:table-cell office:value-type="float" office:value="19908424.923" table:style-name="ce3">
            <text:p>19908424,923</text:p>
          </table:table-cell>
          <table:table-cell office:value-type="float" office:value="19908423.943999998" table:style-name="ce3">
            <text:p>19908423,944</text:p>
          </table:table-cell>
          <table:table-cell office:value-type="float" office:value="19908424.631999999" table:style-name="ce3">
            <text:p>19908424,632</text:p>
          </table:table-cell>
          <table:table-cell table:style-name="ce2"/>
          <table:table-cell office:value-type="float" office:value="-11799368.958000001" table:style-name="ce3">
            <text:p>-11799368,958</text:p>
          </table:table-cell>
          <table:table-cell office:value-type="float" office:value="-9194310.7400000002" table:style-name="ce3">
            <text:p>-9194310,740</text:p>
          </table:table-cell>
          <table:table-cell office:value-type="float" office:value="21884427.142000001" table:style-name="ce3">
            <text:p>21884427,142</text:p>
          </table:table-cell>
          <table:table-cell office:value-type="float" office:value="21884424.815000001" table:style-name="ce3">
            <text:p>21884424,815</text:p>
          </table:table-cell>
          <table:table-cell office:value-type="float" office:value="21884426.395" table:style-name="ce3">
            <text:p>21884426,395</text:p>
          </table:table-cell>
          <table:table-cell table:number-columns-repeated="5" table:style-name="ce3"/>
          <table:table-cell office:value-type="float" office:value="-13047496.528000001" table:style-name="ce3">
            <text:p>-13047496,528</text:p>
          </table:table-cell>
          <table:table-cell office:value-type="float" office:value="-10166877.784" table:style-name="ce3">
            <text:p>-10166877,784</text:p>
          </table:table-cell>
          <table:table-cell office:value-type="float" office:value="21232382.493999999" table:style-name="ce3">
            <text:p>21232382,494</text:p>
          </table:table-cell>
          <table:table-cell office:value-type="float" office:value="21232379.374000002" table:style-name="ce3">
            <text:p>21232379,374</text:p>
          </table:table-cell>
          <table:table-cell office:value-type="float" office:value="21232381.750999998" table:style-name="ce3">
            <text:p>21232381,751</text:p>
          </table:table-cell>
          <table:table-cell office:value-type="float" office:value="-14662790.538000001" table:style-name="ce3">
            <text:p>-14662790,538</text:p>
          </table:table-cell>
          <table:table-cell office:value-type="float" office:value="-11425550.323999999" table:style-name="ce3">
            <text:p>-11425550,324</text:p>
          </table:table-cell>
          <table:table-cell office:value-type="float" office:value="21503428.190000001" table:style-name="ce3">
            <text:p>21503428,190</text:p>
          </table:table-cell>
          <table:table-cell office:value-type="float" office:value="21503427.109000001" table:style-name="ce3">
            <text:p>21503427,109</text:p>
          </table:table-cell>
          <table:table-cell office:value-type="float" office:value="21503428.318" table:style-name="ce3">
            <text:p>21503428,318</text:p>
          </table:table-cell>
          <table:table-cell office:value-type="float" office:value="-23495873.745999999" table:style-name="ce3">
            <text:p>-23495873,746</text:p>
          </table:table-cell>
          <table:table-cell office:value-type="float" office:value="-18308471.802999999" table:style-name="ce3">
            <text:p>-18308471,803</text:p>
          </table:table-cell>
          <table:table-cell office:value-type="float" office:value="19908408.265000001" table:style-name="ce3">
            <text:p>19908408,265</text:p>
          </table:table-cell>
          <table:table-cell office:value-type="float" office:value="19908404.050999999" table:style-name="ce3">
            <text:p>19908404,051</text:p>
          </table:table-cell>
          <table:table-cell office:value-type="float" office:value="19908407.721000001" table:style-name="ce3">
            <text:p>19908407,721</text:p>
          </table:table-cell>
          <table:table-cell table:number-columns-repeated="16332"/>
        </table:table-row>
        <table:table-row table:style-name="ro1">
          <table:table-cell office:value-type="float" office:value="16590" table:style-name="ce2">
            <text:p>16590</text:p>
          </table:table-cell>
          <table:table-cell office:value-type="float" office:value="-10324819.086999999" table:style-name="ce2">
            <text:p>-10324819,09</text:p>
          </table:table-cell>
          <table:table-cell office:value-type="float" office:value="-8045311.1569999997" table:style-name="ce3">
            <text:p>-8045311,157</text:p>
          </table:table-cell>
          <table:table-cell office:value-type="float" office:value="21897782.061000001" table:style-name="ce3">
            <text:p>21897782,061</text:p>
          </table:table-cell>
          <table:table-cell office:value-type="float" office:value="21897782.649" table:style-name="ce3">
            <text:p>21897782,649</text:p>
          </table:table-cell>
          <table:table-cell office:value-type="float" office:value="21897781.703000002" table:style-name="ce3">
            <text:p>21897781,703</text:p>
          </table:table-cell>
          <table:table-cell table:number-columns-repeated="5" table:style-name="ce3"/>
          <table:table-cell office:value-type="float" office:value="-12624695.885" table:style-name="ce3">
            <text:p>-12624695,885</text:p>
          </table:table-cell>
          <table:table-cell office:value-type="float" office:value="-9837422.4649999999" table:style-name="ce3">
            <text:p>-9837422,465</text:p>
          </table:table-cell>
          <table:table-cell office:value-type="float" office:value="21239587.524" table:style-name="ce3">
            <text:p>21239587,524</text:p>
          </table:table-cell>
          <table:table-cell office:value-type="float" office:value="21239588.065000001" table:style-name="ce3">
            <text:p>21239588,065</text:p>
          </table:table-cell>
          <table:table-cell office:value-type="float" office:value="21239587.342" table:style-name="ce3">
            <text:p>21239587,342</text:p>
          </table:table-cell>
          <table:table-cell office:value-type="float" office:value="-13870111.592" table:style-name="ce3">
            <text:p>-13870111,592</text:p>
          </table:table-cell>
          <table:table-cell office:value-type="float" office:value="-10807878.521" table:style-name="ce3">
            <text:p>-10807878,521</text:p>
          </table:table-cell>
          <table:table-cell office:value-type="float" office:value="21508836.105" table:style-name="ce3">
            <text:p>21508836,105</text:p>
          </table:table-cell>
          <table:table-cell office:value-type="float" office:value="21508836.066" table:style-name="ce3">
            <text:p>21508836,066</text:p>
          </table:table-cell>
          <table:table-cell office:value-type="float" office:value="21508835.385000002" table:style-name="ce3">
            <text:p>21508835,385</text:p>
          </table:table-cell>
          <table:table-cell office:value-type="float" office:value="-22915422.462000001" table:style-name="ce3">
            <text:p>-22915422,462</text:p>
          </table:table-cell>
          <table:table-cell office:value-type="float" office:value="-17856171.824000001" table:style-name="ce3">
            <text:p>-17856171,824</text:p>
          </table:table-cell>
          <table:table-cell office:value-type="float" office:value="19905553.636999998" table:style-name="ce3">
            <text:p>19905553,637</text:p>
          </table:table-cell>
          <table:table-cell office:value-type="float" office:value="19905552.570999999" table:style-name="ce3">
            <text:p>19905552,571</text:p>
          </table:table-cell>
          <table:table-cell office:value-type="float" office:value="19905553.260000002" table:style-name="ce3">
            <text:p>19905553,260</text:p>
          </table:table-cell>
          <table:table-cell table:style-name="ce2"/>
          <table:table-cell office:value-type="float" office:value="-11729284.807" table:style-name="ce3">
            <text:p>-11729284,807</text:p>
          </table:table-cell>
          <table:table-cell office:value-type="float" office:value="-9139699.7060000002" table:style-name="ce3">
            <text:p>-9139699,706</text:p>
          </table:table-cell>
          <table:table-cell office:value-type="float" office:value="21897761.912" table:style-name="ce3">
            <text:p>21897761,912</text:p>
          </table:table-cell>
          <table:table-cell office:value-type="float" office:value="21897760.668000001" table:style-name="ce3">
            <text:p>21897760,668</text:p>
          </table:table-cell>
          <table:table-cell office:value-type="float" office:value="21897761.623" table:style-name="ce3">
            <text:p>21897761,623</text:p>
          </table:table-cell>
          <table:table-cell table:number-columns-repeated="5" table:style-name="ce3"/>
          <table:table-cell office:value-type="float" office:value="-13009734.386" table:style-name="ce3">
            <text:p>-13009734,386</text:p>
          </table:table-cell>
          <table:table-cell office:value-type="float" office:value="-10137452.742000001" table:style-name="ce3">
            <text:p>-10137452,742</text:p>
          </table:table-cell>
          <table:table-cell office:value-type="float" office:value="21239567.511999998" table:style-name="ce3">
            <text:p>21239567,512</text:p>
          </table:table-cell>
          <table:table-cell office:value-type="float" office:value="21239565.815000001" table:style-name="ce3">
            <text:p>21239565,815</text:p>
          </table:table-cell>
          <table:table-cell office:value-type="float" office:value="21239567.124000002" table:style-name="ce3">
            <text:p>21239567,124</text:p>
          </table:table-cell>
          <table:table-cell office:value-type="float" office:value="-14634460.921" table:style-name="ce3">
            <text:p>-14634460,921</text:p>
          </table:table-cell>
          <table:table-cell office:value-type="float" office:value="-11403475.297" table:style-name="ce3">
            <text:p>-11403475,297</text:p>
          </table:table-cell>
          <table:table-cell office:value-type="float" office:value="21508819.605" table:style-name="ce3">
            <text:p>21508819,605</text:p>
          </table:table-cell>
          <table:table-cell office:value-type="float" office:value="21508817.945999999" table:style-name="ce3">
            <text:p>21508817,946</text:p>
          </table:table-cell>
          <table:table-cell office:value-type="float" office:value="21508819.272999998" table:style-name="ce3">
            <text:p>21508819,273</text:p>
          </table:table-cell>
          <table:table-cell office:value-type="float" office:value="-23510961.204999998" table:style-name="ce3">
            <text:p>-23510961,205</text:p>
          </table:table-cell>
          <table:table-cell office:value-type="float" office:value="-18320228.260000002" table:style-name="ce3">
            <text:p>-18320228,260</text:p>
          </table:table-cell>
          <table:table-cell office:value-type="float" office:value="19905536.642000001" table:style-name="ce3">
            <text:p>19905536,642</text:p>
          </table:table-cell>
          <table:table-cell office:value-type="float" office:value="19905533.157000002" table:style-name="ce3">
            <text:p>19905533,157</text:p>
          </table:table-cell>
          <table:table-cell office:value-type="float" office:value="19905536.526000001" table:style-name="ce3">
            <text:p>19905536,526</text:p>
          </table:table-cell>
          <table:table-cell table:number-columns-repeated="16332"/>
        </table:table-row>
        <table:table-row table:style-name="ro1">
          <table:table-cell office:value-type="float" office:value="16620" table:style-name="ce2">
            <text:p>16620</text:p>
          </table:table-cell>
          <table:table-cell office:value-type="float" office:value="-10254600.120999999" table:style-name="ce2">
            <text:p>-10254600,12</text:p>
          </table:table-cell>
          <table:table-cell office:value-type="float" office:value="-7990595.085" table:style-name="ce3">
            <text:p>-7990595,085</text:p>
          </table:table-cell>
          <table:table-cell office:value-type="float" office:value="21911144.394000001" table:style-name="ce3">
            <text:p>21911144,394</text:p>
          </table:table-cell>
          <table:table-cell office:value-type="float" office:value="21911145.166000001" table:style-name="ce3">
            <text:p>21911145,166</text:p>
          </table:table-cell>
          <table:table-cell office:value-type="float" office:value="21911143.822999999" table:style-name="ce3">
            <text:p>21911143,823</text:p>
          </table:table-cell>
          <table:table-cell table:number-columns-repeated="5" table:style-name="ce3"/>
          <table:table-cell office:value-type="float" office:value="-12586801.459000001" table:style-name="ce3">
            <text:p>-12586801,459</text:p>
          </table:table-cell>
          <table:table-cell office:value-type="float" office:value="-9807894.341" table:style-name="ce3">
            <text:p>-9807894,341</text:p>
          </table:table-cell>
          <table:table-cell office:value-type="float" office:value="21246798.581999999" table:style-name="ce3">
            <text:p>21246798,582</text:p>
          </table:table-cell>
          <table:table-cell office:value-type="float" office:value="21246799.506000001" table:style-name="ce3">
            <text:p>21246799,506</text:p>
          </table:table-cell>
          <table:table-cell office:value-type="float" office:value="21246798.254999999" table:style-name="ce3">
            <text:p>21246798,255</text:p>
          </table:table-cell>
          <table:table-cell office:value-type="float" office:value="-13841215.482999999" table:style-name="ce3">
            <text:p>-13841215,483</text:p>
          </table:table-cell>
          <table:table-cell office:value-type="float" office:value="-10785362.07" table:style-name="ce3">
            <text:p>-10785362,070</text:p>
          </table:table-cell>
          <table:table-cell office:value-type="float" office:value="21514335.545000002" table:style-name="ce3">
            <text:p>21514335,545</text:p>
          </table:table-cell>
          <table:table-cell office:value-type="float" office:value="21514335.096999999" table:style-name="ce3">
            <text:p>21514335,097</text:p>
          </table:table-cell>
          <table:table-cell office:value-type="float" office:value="21514334.333000001" table:style-name="ce3">
            <text:p>21514334,333</text:p>
          </table:table-cell>
          <table:table-cell office:value-type="float" office:value="-22929906.890000001" table:style-name="ce3">
            <text:p>-22929906,890</text:p>
          </table:table-cell>
          <table:table-cell office:value-type="float" office:value="-17867458.384" table:style-name="ce3">
            <text:p>-17867458,384</text:p>
          </table:table-cell>
          <table:table-cell office:value-type="float" office:value="19902797.875999998" table:style-name="ce3">
            <text:p>19902797,876</text:p>
          </table:table-cell>
          <table:table-cell office:value-type="float" office:value="19902796.214000002" table:style-name="ce3">
            <text:p>19902796,214</text:p>
          </table:table-cell>
          <table:table-cell office:value-type="float" office:value="19902796.914000001" table:style-name="ce3">
            <text:p>19902796,914</text:p>
          </table:table-cell>
          <table:table-cell table:style-name="ce2"/>
          <table:table-cell office:value-type="float" office:value="-11659059.877" table:style-name="ce3">
            <text:p>-11659059,877</text:p>
          </table:table-cell>
          <table:table-cell office:value-type="float" office:value="-9084979.0079999994" table:style-name="ce3">
            <text:p>-9084979,008</text:p>
          </table:table-cell>
          <table:table-cell office:value-type="float" office:value="21911126.465" table:style-name="ce3">
            <text:p>21911126,465</text:p>
          </table:table-cell>
          <table:table-cell office:value-type="float" office:value="21911124.291000001" table:style-name="ce3">
            <text:p>21911124,291</text:p>
          </table:table-cell>
          <table:table-cell office:value-type="float" office:value="21911125.820999999" table:style-name="ce3">
            <text:p>21911125,821</text:p>
          </table:table-cell>
          <table:table-cell table:number-columns-repeated="5" table:style-name="ce3"/>
          <table:table-cell office:value-type="float" office:value="-12971834.066" table:style-name="ce3">
            <text:p>-12971834,066</text:p>
          </table:table-cell>
          <table:table-cell office:value-type="float" office:value="-10107920.024" table:style-name="ce3">
            <text:p>-10107920,024</text:p>
          </table:table-cell>
          <table:table-cell office:value-type="float" office:value="21246779.861000001" table:style-name="ce3">
            <text:p>21246779,861</text:p>
          </table:table-cell>
          <table:table-cell office:value-type="float" office:value="21246777.659000002" table:style-name="ce3">
            <text:p>21246777,659</text:p>
          </table:table-cell>
          <table:table-cell office:value-type="float" office:value="21246779.603999998" table:style-name="ce3">
            <text:p>21246779,604</text:p>
          </table:table-cell>
          <table:table-cell office:value-type="float" office:value="-14605558.799000001" table:style-name="ce3">
            <text:p>-14605558,799</text:p>
          </table:table-cell>
          <table:table-cell office:value-type="float" office:value="-11380954.162" table:style-name="ce3">
            <text:p>-11380954,162</text:p>
          </table:table-cell>
          <table:table-cell office:value-type="float" office:value="21514319.109000001" table:style-name="ce3">
            <text:p>21514319,109</text:p>
          </table:table-cell>
          <table:table-cell office:value-type="float" office:value="21514318.046999998" table:style-name="ce3">
            <text:p>21514318,047</text:p>
          </table:table-cell>
          <table:table-cell office:value-type="float" office:value="21514318.818999998" table:style-name="ce3">
            <text:p>21514318,819</text:p>
          </table:table-cell>
          <table:table-cell office:value-type="float" office:value="-23525439.899999999" table:style-name="ce3">
            <text:p>-23525439,900</text:p>
          </table:table-cell>
          <table:table-cell office:value-type="float" office:value="-18331510.355999999" table:style-name="ce3">
            <text:p>-18331510,356</text:p>
          </table:table-cell>
          <table:table-cell office:value-type="float" office:value="19902781.798" table:style-name="ce3">
            <text:p>19902781,798</text:p>
          </table:table-cell>
          <table:table-cell office:value-type="float" office:value="19902777.932" table:style-name="ce3">
            <text:p>19902777,932</text:p>
          </table:table-cell>
          <table:table-cell office:value-type="float" office:value="19902781.577" table:style-name="ce3">
            <text:p>19902781,577</text:p>
          </table:table-cell>
          <table:table-cell table:number-columns-repeated="16332"/>
        </table:table-row>
        <table:table-row table:style-name="ro1">
          <table:table-cell office:value-type="float" office:value="16650" table:style-name="ce2">
            <text:p>16650</text:p>
          </table:table-cell>
          <table:table-cell office:value-type="float" office:value="-10184230.248" table:style-name="ce2">
            <text:p>-10184230,25</text:p>
          </table:table-cell>
          <table:table-cell office:value-type="float" office:value="-7935761.4220000003" table:style-name="ce3">
            <text:p>-7935761,422</text:p>
          </table:table-cell>
          <table:table-cell office:value-type="float" office:value="21924535.473999999" table:style-name="ce3">
            <text:p>21924535,474</text:p>
          </table:table-cell>
          <table:table-cell office:value-type="float" office:value="21924535.813000001" table:style-name="ce3">
            <text:p>21924535,813</text:p>
          </table:table-cell>
          <table:table-cell office:value-type="float" office:value="21924534.838" table:style-name="ce3">
            <text:p>21924534,838</text:p>
          </table:table-cell>
          <table:table-cell table:number-columns-repeated="5" table:style-name="ce3"/>
          <table:table-cell office:value-type="float" office:value="-12548758.636" table:style-name="ce3">
            <text:p>-12548758,636</text:p>
          </table:table-cell>
          <table:table-cell office:value-type="float" office:value="-9778250.5879999995" table:style-name="ce3">
            <text:p>-9778250,588</text:p>
          </table:table-cell>
          <table:table-cell office:value-type="float" office:value="21254037.850000001" table:style-name="ce3">
            <text:p>21254037,850</text:p>
          </table:table-cell>
          <table:table-cell office:value-type="float" office:value="21254038.057999998" table:style-name="ce3">
            <text:p>21254038,058</text:p>
          </table:table-cell>
          <table:table-cell office:value-type="float" office:value="21254037.473000001" table:style-name="ce3">
            <text:p>21254037,473</text:p>
          </table:table-cell>
          <table:table-cell office:value-type="float" office:value="-13811737.657" table:style-name="ce3">
            <text:p>-13811737,657</text:p>
          </table:table-cell>
          <table:table-cell office:value-type="float" office:value="-10762392.335000001" table:style-name="ce3">
            <text:p>-10762392,335</text:p>
          </table:table-cell>
          <table:table-cell office:value-type="float" office:value="21519943.809" table:style-name="ce3">
            <text:p>21519943,809</text:p>
          </table:table-cell>
          <table:table-cell office:value-type="float" office:value="21519944.763999999" table:style-name="ce3">
            <text:p>21519944,764</text:p>
          </table:table-cell>
          <table:table-cell office:value-type="float" office:value="21519943.346999999" table:style-name="ce3">
            <text:p>21519943,347</text:p>
          </table:table-cell>
          <table:table-cell office:value-type="float" office:value="-22943772.000999998" table:style-name="ce3">
            <text:p>-22943772,001</text:p>
          </table:table-cell>
          <table:table-cell office:value-type="float" office:value="-17878262.364" table:style-name="ce3">
            <text:p>-17878262,364</text:p>
          </table:table-cell>
          <table:table-cell office:value-type="float" office:value="19900158.795000002" table:style-name="ce3">
            <text:p>19900158,795</text:p>
          </table:table-cell>
          <table:table-cell office:value-type="float" office:value="19900157.605" table:style-name="ce3">
            <text:p>19900157,605</text:p>
          </table:table-cell>
          <table:table-cell office:value-type="float" office:value="19900158.227000002" table:style-name="ce3">
            <text:p>19900158,227</text:p>
          </table:table-cell>
          <table:table-cell table:style-name="ce2"/>
          <table:table-cell office:value-type="float" office:value="-11588692.705" table:style-name="ce3">
            <text:p>-11588692,705</text:p>
          </table:table-cell>
          <table:table-cell office:value-type="float" office:value="-9030147.4450000003" table:style-name="ce3">
            <text:p>-9030147,445</text:p>
          </table:table-cell>
          <table:table-cell office:value-type="float" office:value="21924517.329999998" table:style-name="ce3">
            <text:p>21924517,330</text:p>
          </table:table-cell>
          <table:table-cell office:value-type="float" office:value="21924514.364" table:style-name="ce3">
            <text:p>21924514,364</text:p>
          </table:table-cell>
          <table:table-cell office:value-type="float" office:value="21924516.715999998" table:style-name="ce3">
            <text:p>21924516,716</text:p>
          </table:table-cell>
          <table:table-cell table:number-columns-repeated="5" table:style-name="ce3"/>
          <table:table-cell office:value-type="float" office:value="-12933794.01" table:style-name="ce3">
            <text:p>-12933794,010</text:p>
          </table:table-cell>
          <table:table-cell office:value-type="float" office:value="-10078278.426000001" table:style-name="ce3">
            <text:p>-10078278,426</text:p>
          </table:table-cell>
          <table:table-cell office:value-type="float" office:value="21254018.596999999" table:style-name="ce3">
            <text:p>21254018,597</text:p>
          </table:table-cell>
          <table:table-cell office:value-type="float" office:value="21254016.964000002" table:style-name="ce3">
            <text:p>21254016,964</text:p>
          </table:table-cell>
          <table:table-cell office:value-type="float" office:value="21254018.219000001" table:style-name="ce3">
            <text:p>21254018,219</text:p>
          </table:table-cell>
          <table:table-cell office:value-type="float" office:value="-14576083.614" table:style-name="ce3">
            <text:p>-14576083,614</text:p>
          </table:table-cell>
          <table:table-cell office:value-type="float" office:value="-11357986.48" table:style-name="ce3">
            <text:p>-11357986,480</text:p>
          </table:table-cell>
          <table:table-cell office:value-type="float" office:value="21519929.675000001" table:style-name="ce3">
            <text:p>21519929,675</text:p>
          </table:table-cell>
          <table:table-cell office:value-type="float" office:value="21519927.342999998" table:style-name="ce3">
            <text:p>21519927,343</text:p>
          </table:table-cell>
          <table:table-cell office:value-type="float" office:value="21519928.754999999" table:style-name="ce3">
            <text:p>21519928,755</text:p>
          </table:table-cell>
          <table:table-cell office:value-type="float" office:value="-23539307.932" table:style-name="ce3">
            <text:p>-23539307,932</text:p>
          </table:table-cell>
          <table:table-cell office:value-type="float" office:value="-18342316.611000001" table:style-name="ce3">
            <text:p>-18342316,611</text:p>
          </table:table-cell>
          <table:table-cell office:value-type="float" office:value="19900143.081" table:style-name="ce3">
            <text:p>19900143,081</text:p>
          </table:table-cell>
          <table:table-cell office:value-type="float" office:value="19900139.055" table:style-name="ce3">
            <text:p>19900139,055</text:p>
          </table:table-cell>
          <table:table-cell office:value-type="float" office:value="19900142.254999999" table:style-name="ce3">
            <text:p>19900142,255</text:p>
          </table:table-cell>
          <table:table-cell table:number-columns-repeated="16332"/>
        </table:table-row>
        <table:table-row table:style-name="ro1">
          <table:table-cell office:value-type="float" office:value="16680" table:style-name="ce2">
            <text:p>16680</text:p>
          </table:table-cell>
          <table:table-cell office:value-type="float" office:value="-10113730.135" table:style-name="ce2">
            <text:p>-10113730,14</text:p>
          </table:table-cell>
          <table:table-cell office:value-type="float" office:value="-7880826.2719999999" table:style-name="ce3">
            <text:p>-7880826,272</text:p>
          </table:table-cell>
          <table:table-cell office:value-type="float" office:value="21937952.261" table:style-name="ce3">
            <text:p>21937952,261</text:p>
          </table:table-cell>
          <table:table-cell office:value-type="float" office:value="21937951.221999999" table:style-name="ce3">
            <text:p>21937951,222</text:p>
          </table:table-cell>
          <table:table-cell office:value-type="float" office:value="21937951.287" table:style-name="ce3">
            <text:p>21937951,287</text:p>
          </table:table-cell>
          <table:table-cell table:number-columns-repeated="5" table:style-name="ce3"/>
          <table:table-cell office:value-type="float" office:value="-12510588.460000001" table:style-name="ce3">
            <text:p>-12510588,460</text:p>
          </table:table-cell>
          <table:table-cell office:value-type="float" office:value="-9748507.5950000007" table:style-name="ce3">
            <text:p>-9748507,595</text:p>
          </table:table-cell>
          <table:table-cell office:value-type="float" office:value="21261301.296999998" table:style-name="ce3">
            <text:p>21261301,297</text:p>
          </table:table-cell>
          <table:table-cell office:value-type="float" office:value="21261302.000999998" table:style-name="ce3">
            <text:p>21261302,001</text:p>
          </table:table-cell>
          <table:table-cell office:value-type="float" office:value="21261301.061000001" table:style-name="ce3">
            <text:p>21261301,061</text:p>
          </table:table-cell>
          <table:table-cell office:value-type="float" office:value="-13781700.126" table:style-name="ce3">
            <text:p>-13781700,126</text:p>
          </table:table-cell>
          <table:table-cell office:value-type="float" office:value="-10738986.459000001" table:style-name="ce3">
            <text:p>-10738986,459</text:p>
          </table:table-cell>
          <table:table-cell office:value-type="float" office:value="21525660.785999998" table:style-name="ce3">
            <text:p>21525660,786</text:p>
          </table:table-cell>
          <table:table-cell office:value-type="float" office:value="21525660.747000001" table:style-name="ce3">
            <text:p>21525660,747</text:p>
          </table:table-cell>
          <table:table-cell office:value-type="float" office:value="21525659.438999999" table:style-name="ce3">
            <text:p>21525659,439</text:p>
          </table:table-cell>
          <table:table-cell office:value-type="float" office:value="-22957038.607999999" table:style-name="ce3">
            <text:p>-22957038,608</text:p>
          </table:table-cell>
          <table:table-cell office:value-type="float" office:value="-17888599.978" table:style-name="ce3">
            <text:p>-17888599,978</text:p>
          </table:table-cell>
          <table:table-cell office:value-type="float" office:value="19897634.089000002" table:style-name="ce3">
            <text:p>19897634,089</text:p>
          </table:table-cell>
          <table:table-cell office:value-type="float" office:value="19897633.125" table:style-name="ce3">
            <text:p>19897633,125</text:p>
          </table:table-cell>
          <table:table-cell office:value-type="float" office:value="19897633.706" table:style-name="ce3">
            <text:p>19897633,706</text:p>
          </table:table-cell>
          <table:table-cell table:style-name="ce2"/>
          <table:table-cell office:value-type="float" office:value="-11518191.058" table:style-name="ce3">
            <text:p>-11518191,058</text:p>
          </table:table-cell>
          <table:table-cell office:value-type="float" office:value="-8975211.0869999994" table:style-name="ce3">
            <text:p>-8975211,087</text:p>
          </table:table-cell>
          <table:table-cell office:value-type="float" office:value="21937933.521000002" table:style-name="ce3">
            <text:p>21937933,521</text:p>
          </table:table-cell>
          <table:table-cell office:value-type="float" office:value="21937930.500999998" table:style-name="ce3">
            <text:p>21937930,501</text:p>
          </table:table-cell>
          <table:table-cell office:value-type="float" office:value="21937932.68" table:style-name="ce3">
            <text:p>21937932,680</text:p>
          </table:table-cell>
          <table:table-cell table:number-columns-repeated="5" table:style-name="ce3"/>
          <table:table-cell office:value-type="float" office:value="-12895622.353" table:style-name="ce3">
            <text:p>-12895622,353</text:p>
          </table:table-cell>
          <table:table-cell office:value-type="float" office:value="-10048534.275" table:style-name="ce3">
            <text:p>-10048534,275</text:p>
          </table:table-cell>
          <table:table-cell office:value-type="float" office:value="21261283.193" table:style-name="ce3">
            <text:p>21261283,193</text:p>
          </table:table-cell>
          <table:table-cell office:value-type="float" office:value="21261280.217" table:style-name="ce3">
            <text:p>21261280,217</text:p>
          </table:table-cell>
          <table:table-cell office:value-type="float" office:value="21261282.429000001" table:style-name="ce3">
            <text:p>21261282,429</text:p>
          </table:table-cell>
          <table:table-cell office:value-type="float" office:value="-14546044.483999999" table:style-name="ce3">
            <text:p>-14546044,484</text:p>
          </table:table-cell>
          <table:table-cell office:value-type="float" office:value="-11334579.359999999" table:style-name="ce3">
            <text:p>-11334579,360</text:p>
          </table:table-cell>
          <table:table-cell office:value-type="float" office:value="21525645.261999998" table:style-name="ce3">
            <text:p>21525645,262</text:p>
          </table:table-cell>
          <table:table-cell office:value-type="float" office:value="21525643.807" table:style-name="ce3">
            <text:p>21525643,807</text:p>
          </table:table-cell>
          <table:table-cell office:value-type="float" office:value="21525644.677000001" table:style-name="ce3">
            <text:p>21525644,677</text:p>
          </table:table-cell>
          <table:table-cell office:value-type="float" office:value="-23552573.219000001" table:style-name="ce3">
            <text:p>-23552573,219</text:p>
          </table:table-cell>
          <table:table-cell office:value-type="float" office:value="-18352653.193" table:style-name="ce3">
            <text:p>-18352653,193</text:p>
          </table:table-cell>
          <table:table-cell office:value-type="float" office:value="19897618.441" table:style-name="ce3">
            <text:p>19897618,441</text:p>
          </table:table-cell>
          <table:table-cell office:value-type="float" office:value="19897614.815000001" table:style-name="ce3">
            <text:p>19897614,815</text:p>
          </table:table-cell>
          <table:table-cell office:value-type="float" office:value="19897617.954999998" table:style-name="ce3">
            <text:p>19897617,955</text:p>
          </table:table-cell>
          <table:table-cell table:number-columns-repeated="16332"/>
        </table:table-row>
        <table:table-row table:style-name="ro1">
          <table:table-cell office:value-type="float" office:value="16710" table:style-name="ce2">
            <text:p>16710</text:p>
          </table:table-cell>
          <table:table-cell office:value-type="float" office:value="-10043083.075999999" table:style-name="ce2">
            <text:p>-10043083,08</text:p>
          </table:table-cell>
          <table:table-cell office:value-type="float" office:value="-7825776.6169999996" table:style-name="ce3">
            <text:p>-7825776,617</text:p>
          </table:table-cell>
          <table:table-cell office:value-type="float" office:value="21951394.664999999" table:style-name="ce3">
            <text:p>21951394,665</text:p>
          </table:table-cell>
          <table:table-cell office:value-type="float" office:value="21951395.359000001" table:style-name="ce3">
            <text:p>21951395,359</text:p>
          </table:table-cell>
          <table:table-cell office:value-type="float" office:value="21951394.140999999" table:style-name="ce3">
            <text:p>21951394,141</text:p>
          </table:table-cell>
          <table:table-cell table:number-columns-repeated="5" table:style-name="ce3"/>
          <table:table-cell office:value-type="float" office:value="-12472274.089" table:style-name="ce3">
            <text:p>-12472274,089</text:p>
          </table:table-cell>
          <table:table-cell office:value-type="float" office:value="-9718652.2479999997" table:style-name="ce3">
            <text:p>-9718652,248</text:p>
          </table:table-cell>
          <table:table-cell office:value-type="float" office:value="21268592.794" table:style-name="ce3">
            <text:p>21268592,794</text:p>
          </table:table-cell>
          <table:table-cell office:value-type="float" office:value="21268592.800000001" table:style-name="ce3">
            <text:p>21268592,800</text:p>
          </table:table-cell>
          <table:table-cell office:value-type="float" office:value="21268592.394000001" table:style-name="ce3">
            <text:p>21268592,394</text:p>
          </table:table-cell>
          <table:table-cell office:value-type="float" office:value="-13751086.859999999" table:style-name="ce3">
            <text:p>-13751086,860</text:p>
          </table:table-cell>
          <table:table-cell office:value-type="float" office:value="-10715131.971000001" table:style-name="ce3">
            <text:p>-10715131,971</text:p>
          </table:table-cell>
          <table:table-cell office:value-type="float" office:value="21531485.381999999" table:style-name="ce3">
            <text:p>21531485,382</text:p>
          </table:table-cell>
          <table:table-cell office:value-type="float" office:value="21531485.888999999" table:style-name="ce3">
            <text:p>21531485,889</text:p>
          </table:table-cell>
          <table:table-cell office:value-type="float" office:value="21531484.513999999" table:style-name="ce3">
            <text:p>21531484,514</text:p>
          </table:table-cell>
          <table:table-cell office:value-type="float" office:value="-22969689.407000002" table:style-name="ce3">
            <text:p>-22969689,407</text:p>
          </table:table-cell>
          <table:table-cell office:value-type="float" office:value="-17898457.741" table:style-name="ce3">
            <text:p>-17898457,741</text:p>
          </table:table-cell>
          <table:table-cell office:value-type="float" office:value="19895226.649999999" table:style-name="ce3">
            <text:p>19895226,650</text:p>
          </table:table-cell>
          <table:table-cell office:value-type="float" office:value="19895225.721000001" table:style-name="ce3">
            <text:p>19895225,721</text:p>
          </table:table-cell>
          <table:table-cell office:value-type="float" office:value="19895226.386" table:style-name="ce3">
            <text:p>19895226,386</text:p>
          </table:table-cell>
          <table:table-cell table:style-name="ce2"/>
          <table:table-cell office:value-type="float" office:value="-11447550.812000001" table:style-name="ce3">
            <text:p>-11447550,812</text:p>
          </table:table-cell>
          <table:table-cell office:value-type="float" office:value="-8920166.7440000009" table:style-name="ce3">
            <text:p>-8920166,744</text:p>
          </table:table-cell>
          <table:table-cell office:value-type="float" office:value="21951376.039999999" table:style-name="ce3">
            <text:p>21951376,040</text:p>
          </table:table-cell>
          <table:table-cell office:value-type="float" office:value="21951372.842999998" table:style-name="ce3">
            <text:p>21951372,843</text:p>
          </table:table-cell>
          <table:table-cell office:value-type="float" office:value="21951375.272" table:style-name="ce3">
            <text:p>21951375,272</text:p>
          </table:table-cell>
          <table:table-cell table:number-columns-repeated="5" table:style-name="ce3"/>
          <table:table-cell office:value-type="float" office:value="-12857314.852" table:style-name="ce3">
            <text:p>-12857314,852</text:p>
          </table:table-cell>
          <table:table-cell office:value-type="float" office:value="-10018684.284" table:style-name="ce3">
            <text:p>-10018684,284</text:p>
          </table:table-cell>
          <table:table-cell office:value-type="float" office:value="21268571.892999999" table:style-name="ce3">
            <text:p>21268571,893</text:p>
          </table:table-cell>
          <table:table-cell office:value-type="float" office:value="21268570.206999999" table:style-name="ce3">
            <text:p>21268570,207</text:p>
          </table:table-cell>
          <table:table-cell office:value-type="float" office:value="21268571.833000001" table:style-name="ce3">
            <text:p>21268571,833</text:p>
          </table:table-cell>
          <table:table-cell office:value-type="float" office:value="-14515437.968" table:style-name="ce3">
            <text:p>-14515437,968</text:p>
          </table:table-cell>
          <table:table-cell office:value-type="float" office:value="-11310730.129000001" table:style-name="ce3">
            <text:p>-11310730,129</text:p>
          </table:table-cell>
          <table:table-cell office:value-type="float" office:value="21531469.120999999" table:style-name="ce3">
            <text:p>21531469,121</text:p>
          </table:table-cell>
          <table:table-cell office:value-type="float" office:value="21531467.517000001" table:style-name="ce3">
            <text:p>21531467,517</text:p>
          </table:table-cell>
          <table:table-cell office:value-type="float" office:value="21531468.348999999" table:style-name="ce3">
            <text:p>21531468,349</text:p>
          </table:table-cell>
          <table:table-cell office:value-type="float" office:value="-23565231.052000001" table:style-name="ce3">
            <text:p>-23565231,052</text:p>
          </table:table-cell>
          <table:table-cell office:value-type="float" office:value="-18362516.436999999" table:style-name="ce3">
            <text:p>-18362516,437</text:p>
          </table:table-cell>
          <table:table-cell office:value-type="float" office:value="19895210.350000001" table:style-name="ce3">
            <text:p>19895210,350</text:p>
          </table:table-cell>
          <table:table-cell office:value-type="float" office:value="19895206.011" table:style-name="ce3">
            <text:p>19895206,011</text:p>
          </table:table-cell>
          <table:table-cell office:value-type="float" office:value="19895209.555" table:style-name="ce3">
            <text:p>19895209,555</text:p>
          </table:table-cell>
          <table:table-cell table:number-columns-repeated="16332"/>
        </table:table-row>
        <table:table-row table:style-name="ro1">
          <table:table-cell office:value-type="float" office:value="16740" table:style-name="ce2">
            <text:p>16740</text:p>
          </table:table-cell>
          <table:table-cell office:value-type="float" office:value="-9972316.9969999995" table:style-name="ce3">
            <text:p>-9972316,997</text:p>
          </table:table-cell>
          <table:table-cell office:value-type="float" office:value="-7770634.2230000002" table:style-name="ce3">
            <text:p>-7770634,223</text:p>
          </table:table-cell>
          <table:table-cell office:value-type="float" office:value="21964860.552999999" table:style-name="ce3">
            <text:p>21964860,553</text:p>
          </table:table-cell>
          <table:table-cell office:value-type="float" office:value="21964861.118000001" table:style-name="ce3">
            <text:p>21964861,118</text:p>
          </table:table-cell>
          <table:table-cell office:value-type="float" office:value="21964860.322999999" table:style-name="ce3">
            <text:p>21964860,323</text:p>
          </table:table-cell>
          <table:table-cell table:number-columns-repeated="5" table:style-name="ce3"/>
          <table:table-cell office:value-type="float" office:value="-12433843.914000001" table:style-name="ce3">
            <text:p>-12433843,914</text:p>
          </table:table-cell>
          <table:table-cell office:value-type="float" office:value="-9688706.6579999998" table:style-name="ce3">
            <text:p>-9688706,658</text:p>
          </table:table-cell>
          <table:table-cell office:value-type="float" office:value="21275906.089000002" table:style-name="ce3">
            <text:p>21275906,089</text:p>
          </table:table-cell>
          <table:table-cell office:value-type="float" office:value="21275906.327" table:style-name="ce3">
            <text:p>21275906,327</text:p>
          </table:table-cell>
          <table:table-cell office:value-type="float" office:value="21275905.408" table:style-name="ce3">
            <text:p>21275905,408</text:p>
          </table:table-cell>
          <table:table-cell office:value-type="float" office:value="-13719926.927999999" table:style-name="ce3">
            <text:p>-13719926,928</text:p>
          </table:table-cell>
          <table:table-cell office:value-type="float" office:value="-10690851.505000001" table:style-name="ce3">
            <text:p>-10690851,505</text:p>
          </table:table-cell>
          <table:table-cell office:value-type="float" office:value="21537415.100000001" table:style-name="ce3">
            <text:p>21537415,100</text:p>
          </table:table-cell>
          <table:table-cell office:value-type="float" office:value="21537415.693" table:style-name="ce3">
            <text:p>21537415,693</text:p>
          </table:table-cell>
          <table:table-cell office:value-type="float" office:value="21537414.102000002" table:style-name="ce3">
            <text:p>21537414,102</text:p>
          </table:table-cell>
          <table:table-cell office:value-type="float" office:value="-22981752.311999999" table:style-name="ce3">
            <text:p>-22981752,312</text:p>
          </table:table-cell>
          <table:table-cell office:value-type="float" office:value="-17907857.405999999" table:style-name="ce3">
            <text:p>-17907857,406</text:p>
          </table:table-cell>
          <table:table-cell office:value-type="float" office:value="19892931.627" table:style-name="ce3">
            <text:p>19892931,627</text:p>
          </table:table-cell>
          <table:table-cell office:value-type="float" office:value="19892930.212000001" table:style-name="ce3">
            <text:p>19892930,212</text:p>
          </table:table-cell>
          <table:table-cell office:value-type="float" office:value="19892930.903999999" table:style-name="ce3">
            <text:p>19892930,904</text:p>
          </table:table-cell>
          <table:table-cell table:style-name="ce2"/>
          <table:table-cell office:value-type="float" office:value="-11376774.005999999" table:style-name="ce3">
            <text:p>-11376774,006</text:p>
          </table:table-cell>
          <table:table-cell office:value-type="float" office:value="-8865015.9900000002" table:style-name="ce3">
            <text:p>-8865015,990</text:p>
          </table:table-cell>
          <table:table-cell office:value-type="float" office:value="21964844.175000001" table:style-name="ce3">
            <text:p>21964844,175</text:p>
          </table:table-cell>
          <table:table-cell office:value-type="float" office:value="21964841.431000002" table:style-name="ce3">
            <text:p>21964841,431</text:p>
          </table:table-cell>
          <table:table-cell office:value-type="float" office:value="21964843.138999999" table:style-name="ce3">
            <text:p>21964843,139</text:p>
          </table:table-cell>
          <table:table-cell table:number-columns-repeated="5" table:style-name="ce3"/>
          <table:table-cell office:value-type="float" office:value="-12818874.005000001" table:style-name="ce3">
            <text:p>-12818874,005</text:p>
          </table:table-cell>
          <table:table-cell office:value-type="float" office:value="-9988730.3770000003" table:style-name="ce3">
            <text:p>-9988730,377</text:p>
          </table:table-cell>
          <table:table-cell office:value-type="float" office:value="21275887.827" table:style-name="ce3">
            <text:p>21275887,827</text:p>
          </table:table-cell>
          <table:table-cell office:value-type="float" office:value="21275885.002" table:style-name="ce3">
            <text:p>21275885,002</text:p>
          </table:table-cell>
          <table:table-cell office:value-type="float" office:value="21275887.243999999" table:style-name="ce3">
            <text:p>21275887,244</text:p>
          </table:table-cell>
          <table:table-cell office:value-type="float" office:value="-14484267.248" table:style-name="ce3">
            <text:p>-14484267,248</text:p>
          </table:table-cell>
          <table:table-cell office:value-type="float" office:value="-11286441.248" table:style-name="ce3">
            <text:p>-11286441,248</text:p>
          </table:table-cell>
          <table:table-cell office:value-type="float" office:value="21537400.888999999" table:style-name="ce3">
            <text:p>21537400,889</text:p>
          </table:table-cell>
          <table:table-cell office:value-type="float" office:value="21537399.243999999" table:style-name="ce3">
            <text:p>21537399,244</text:p>
          </table:table-cell>
          <table:table-cell office:value-type="float" office:value="21537400.191" table:style-name="ce3">
            <text:p>21537400,191</text:p>
          </table:table-cell>
          <table:table-cell office:value-type="float" office:value="-23577283.434999999" table:style-name="ce3">
            <text:p>-23577283,435</text:p>
          </table:table-cell>
          <table:table-cell office:value-type="float" office:value="-18371907.905999999" table:style-name="ce3">
            <text:p>-18371907,906</text:p>
          </table:table-cell>
          <table:table-cell office:value-type="float" office:value="19892916.475000001" table:style-name="ce3">
            <text:p>19892916,475</text:p>
          </table:table-cell>
          <table:table-cell office:value-type="float" office:value="19892912.463" table:style-name="ce3">
            <text:p>19892912,463</text:p>
          </table:table-cell>
          <table:table-cell office:value-type="float" office:value="19892915.838" table:style-name="ce3">
            <text:p>19892915,838</text:p>
          </table:table-cell>
          <table:table-cell table:number-columns-repeated="16332"/>
        </table:table-row>
        <table:table-row table:style-name="ro1">
          <table:table-cell office:value-type="float" office:value="16770" table:style-name="ce2">
            <text:p>16770</text:p>
          </table:table-cell>
          <table:table-cell office:value-type="float" office:value="-9901410.8479999993" table:style-name="ce3">
            <text:p>-9901410,848</text:p>
          </table:table-cell>
          <table:table-cell office:value-type="float" office:value="-7715382.6749999998" table:style-name="ce3">
            <text:p>-7715382,675</text:p>
          </table:table-cell>
          <table:table-cell office:value-type="float" office:value="21978353.767999999" table:style-name="ce3">
            <text:p>21978353,768</text:p>
          </table:table-cell>
          <table:table-cell office:value-type="float" office:value="21978354.421" table:style-name="ce3">
            <text:p>21978354,421</text:p>
          </table:table-cell>
          <table:table-cell office:value-type="float" office:value="21978353.219000001" table:style-name="ce3">
            <text:p>21978353,219</text:p>
          </table:table-cell>
          <table:table-cell table:number-columns-repeated="5" table:style-name="ce3"/>
          <table:table-cell office:value-type="float" office:value="-12395276.52" table:style-name="ce3">
            <text:p>-12395276,520</text:p>
          </table:table-cell>
          <table:table-cell office:value-type="float" office:value="-9658654.1500000004" table:style-name="ce3">
            <text:p>-9658654,150</text:p>
          </table:table-cell>
          <table:table-cell office:value-type="float" office:value="21283245.263" table:style-name="ce3">
            <text:p>21283245,263</text:p>
          </table:table-cell>
          <table:table-cell office:value-type="float" office:value="21283245.263999999" table:style-name="ce3">
            <text:p>21283245,264</text:p>
          </table:table-cell>
          <table:table-cell office:value-type="float" office:value="21283244.509" table:style-name="ce3">
            <text:p>21283244,509</text:p>
          </table:table-cell>
          <table:table-cell office:value-type="float" office:value="-13688199.984999999" table:style-name="ce3">
            <text:p>-13688199,985</text:p>
          </table:table-cell>
          <table:table-cell office:value-type="float" office:value="-10666129.204" table:style-name="ce3">
            <text:p>-10666129,204</text:p>
          </table:table-cell>
          <table:table-cell office:value-type="float" office:value="21543452.309" table:style-name="ce3">
            <text:p>21543452,309</text:p>
          </table:table-cell>
          <table:table-cell office:value-type="float" office:value="21543453.105" table:style-name="ce3">
            <text:p>21543453,105</text:p>
          </table:table-cell>
          <table:table-cell office:value-type="float" office:value="21543451.894000001" table:style-name="ce3">
            <text:p>21543451,894</text:p>
          </table:table-cell>
          <table:table-cell office:value-type="float" office:value="-22993205.543000001" table:style-name="ce3">
            <text:p>-22993205,543</text:p>
          </table:table-cell>
          <table:table-cell office:value-type="float" office:value="-17916781.995999999" table:style-name="ce3">
            <text:p>-17916781,996</text:p>
          </table:table-cell>
          <table:table-cell office:value-type="float" office:value="19890751.232999999" table:style-name="ce3">
            <text:p>19890751,233</text:p>
          </table:table-cell>
          <table:table-cell office:value-type="float" office:value="19890750.713" table:style-name="ce3">
            <text:p>19890750,713</text:p>
          </table:table-cell>
          <table:table-cell office:value-type="float" office:value="19890751.140000001" table:style-name="ce3">
            <text:p>19890751,140</text:p>
          </table:table-cell>
          <table:table-cell table:style-name="ce2"/>
          <table:table-cell office:value-type="float" office:value="-11305860.702" table:style-name="ce3">
            <text:p>-11305860,702</text:p>
          </table:table-cell>
          <table:table-cell office:value-type="float" office:value="-8809758.8780000005" table:style-name="ce3">
            <text:p>-8809758,878</text:p>
          </table:table-cell>
          <table:table-cell office:value-type="float" office:value="21978337.307999998" table:style-name="ce3">
            <text:p>21978337,308</text:p>
          </table:table-cell>
          <table:table-cell office:value-type="float" office:value="21978335.800000001" table:style-name="ce3">
            <text:p>21978335,800</text:p>
          </table:table-cell>
          <table:table-cell office:value-type="float" office:value="21978337.344000001" table:style-name="ce3">
            <text:p>21978337,344</text:p>
          </table:table-cell>
          <table:table-cell table:number-columns-repeated="5" table:style-name="ce3"/>
          <table:table-cell office:value-type="float" office:value="-12780299.511" table:style-name="ce3">
            <text:p>-12780299,511</text:p>
          </table:table-cell>
          <table:table-cell office:value-type="float" office:value="-9958672.3399999999" table:style-name="ce3">
            <text:p>-9958672,340</text:p>
          </table:table-cell>
          <table:table-cell office:value-type="float" office:value="21283228.170000002" table:style-name="ce3">
            <text:p>21283228,170</text:p>
          </table:table-cell>
          <table:table-cell office:value-type="float" office:value="21283225.572000001" table:style-name="ce3">
            <text:p>21283225,572</text:p>
          </table:table-cell>
          <table:table-cell office:value-type="float" office:value="21283227.261" table:style-name="ce3">
            <text:p>21283227,261</text:p>
          </table:table-cell>
          <table:table-cell office:value-type="float" office:value="-14452533.089" table:style-name="ce3">
            <text:p>-14452533,089</text:p>
          </table:table-cell>
          <table:table-cell office:value-type="float" office:value="-11261713.331" table:style-name="ce3">
            <text:p>-11261713,331</text:p>
          </table:table-cell>
          <table:table-cell office:value-type="float" office:value="21543439.715999998" table:style-name="ce3">
            <text:p>21543439,716</text:p>
          </table:table-cell>
          <table:table-cell office:value-type="float" office:value="21543437.905000001" table:style-name="ce3">
            <text:p>21543437,905</text:p>
          </table:table-cell>
          <table:table-cell office:value-type="float" office:value="21543439.125999998" table:style-name="ce3">
            <text:p>21543439,126</text:p>
          </table:table-cell>
          <table:table-cell office:value-type="float" office:value="-23588729.737" table:style-name="ce3">
            <text:p>-23588729,737</text:p>
          </table:table-cell>
          <table:table-cell office:value-type="float" office:value="-18380827.098000001" table:style-name="ce3">
            <text:p>-18380827,098</text:p>
          </table:table-cell>
          <table:table-cell office:value-type="float" office:value="19890738.223999999" table:style-name="ce3">
            <text:p>19890738,224</text:p>
          </table:table-cell>
          <table:table-cell office:value-type="float" office:value="19890734.329" table:style-name="ce3">
            <text:p>19890734,329</text:p>
          </table:table-cell>
          <table:table-cell office:value-type="float" office:value="19890737.636999998" table:style-name="ce3">
            <text:p>19890737,637</text:p>
          </table:table-cell>
          <table:table-cell table:number-columns-repeated="16332"/>
        </table:table-row>
        <table:table-row table:style-name="ro1">
          <table:table-cell office:value-type="float" office:value="16800" table:style-name="ce2">
            <text:p>16800</text:p>
          </table:table-cell>
          <table:table-cell office:value-type="float" office:value="-9830372.8939999994" table:style-name="ce3">
            <text:p>-9830372,894</text:p>
          </table:table-cell>
          <table:table-cell office:value-type="float" office:value="-7660028.4380000001" table:style-name="ce3">
            <text:p>-7660028,438</text:p>
          </table:table-cell>
          <table:table-cell office:value-type="float" office:value="21991872.693999998" table:style-name="ce3">
            <text:p>21991872,694</text:p>
          </table:table-cell>
          <table:table-cell office:value-type="float" office:value="21991872.464000002" table:style-name="ce3">
            <text:p>21991872,464</text:p>
          </table:table-cell>
          <table:table-cell office:value-type="float" office:value="21991871.646000002" table:style-name="ce3">
            <text:p>21991871,646</text:p>
          </table:table-cell>
          <table:table-cell table:number-columns-repeated="5" table:style-name="ce3"/>
          <table:table-cell office:value-type="float" office:value="-12356580.188999999" table:style-name="ce3">
            <text:p>-12356580,189</text:p>
          </table:table-cell>
          <table:table-cell office:value-type="float" office:value="-9628501.1659999993" table:style-name="ce3">
            <text:p>-9628501,166</text:p>
          </table:table-cell>
          <table:table-cell office:value-type="float" office:value="21290608.888" table:style-name="ce3">
            <text:p>21290608,888</text:p>
          </table:table-cell>
          <table:table-cell office:value-type="float" office:value="21290609.107000001" table:style-name="ce3">
            <text:p>21290609,107</text:p>
          </table:table-cell>
          <table:table-cell office:value-type="float" office:value="21290608.313000001" table:style-name="ce3">
            <text:p>21290608,313</text:p>
          </table:table-cell>
          <table:table-cell office:value-type="float" office:value="-13655915.306" table:style-name="ce3">
            <text:p>-13655915,306</text:p>
          </table:table-cell>
          <table:table-cell office:value-type="float" office:value="-10640972.309" table:style-name="ce3">
            <text:p>-10640972,309</text:p>
          </table:table-cell>
          <table:table-cell office:value-type="float" office:value="21549596.445" table:style-name="ce3">
            <text:p>21549596,445</text:p>
          </table:table-cell>
          <table:table-cell office:value-type="float" office:value="21549596.662" table:style-name="ce3">
            <text:p>21549596,662</text:p>
          </table:table-cell>
          <table:table-cell office:value-type="float" office:value="21549595.585000001" table:style-name="ce3">
            <text:p>21549595,585</text:p>
          </table:table-cell>
          <table:table-cell office:value-type="float" office:value="-23004056.958999999" table:style-name="ce3">
            <text:p>-23004056,959</text:p>
          </table:table-cell>
          <table:table-cell office:value-type="float" office:value="-17925237.640000001" table:style-name="ce3">
            <text:p>-17925237,640</text:p>
          </table:table-cell>
          <table:table-cell office:value-type="float" office:value="19888686.873" table:style-name="ce3">
            <text:p>19888686,873</text:p>
          </table:table-cell>
          <table:table-cell office:value-type="float" office:value="19888685.734999999" table:style-name="ce3">
            <text:p>19888685,735</text:p>
          </table:table-cell>
          <table:table-cell office:value-type="float" office:value="19888686.348000001" table:style-name="ce3">
            <text:p>19888686,348</text:p>
          </table:table-cell>
          <table:table-cell table:style-name="ce2"/>
          <table:table-cell office:value-type="float" office:value="-11234822.692" table:style-name="ce3">
            <text:p>-11234822,692</text:p>
          </table:table-cell>
          <table:table-cell office:value-type="float" office:value="-8754404.5999999996" table:style-name="ce3">
            <text:p>-8754404,600</text:p>
          </table:table-cell>
          <table:table-cell office:value-type="float" office:value="21991856.585999999" table:style-name="ce3">
            <text:p>21991856,586</text:p>
          </table:table-cell>
          <table:table-cell office:value-type="float" office:value="21991853.798" table:style-name="ce3">
            <text:p>21991853,798</text:p>
          </table:table-cell>
          <table:table-cell office:value-type="float" office:value="21991855.826000001" table:style-name="ce3">
            <text:p>21991855,826</text:p>
          </table:table-cell>
          <table:table-cell table:number-columns-repeated="5" table:style-name="ce3"/>
          <table:table-cell office:value-type="float" office:value="-12741603.172" table:style-name="ce3">
            <text:p>-12741603,172</text:p>
          </table:table-cell>
          <table:table-cell office:value-type="float" office:value="-9928519.3550000004" table:style-name="ce3">
            <text:p>-9928519,355</text:p>
          </table:table-cell>
          <table:table-cell office:value-type="float" office:value="21290591.026000001" table:style-name="ce3">
            <text:p>21290591,026</text:p>
          </table:table-cell>
          <table:table-cell office:value-type="float" office:value="21290589.181000002" table:style-name="ce3">
            <text:p>21290589,181</text:p>
          </table:table-cell>
          <table:table-cell office:value-type="float" office:value="21290591.182" table:style-name="ce3">
            <text:p>21290591,182</text:p>
          </table:table-cell>
          <table:table-cell office:value-type="float" office:value="-14420248.282" table:style-name="ce3">
            <text:p>-14420248,282</text:p>
          </table:table-cell>
          <table:table-cell office:value-type="float" office:value="-11236556.335000001" table:style-name="ce3">
            <text:p>-11236556,335</text:p>
          </table:table-cell>
          <table:table-cell office:value-type="float" office:value="21549583.416000001" table:style-name="ce3">
            <text:p>21549583,416</text:p>
          </table:table-cell>
          <table:table-cell office:value-type="float" office:value="21549581.25" table:style-name="ce3">
            <text:p>21549581,250</text:p>
          </table:table-cell>
          <table:table-cell office:value-type="float" office:value="21549582.884" table:style-name="ce3">
            <text:p>21549582,884</text:p>
          </table:table-cell>
          <table:table-cell office:value-type="float" office:value="-23599581.306000002" table:style-name="ce3">
            <text:p>-23599581,306</text:p>
          </table:table-cell>
          <table:table-cell office:value-type="float" office:value="-18389282.861000001" table:style-name="ce3">
            <text:p>-18389282,861</text:p>
          </table:table-cell>
          <table:table-cell office:value-type="float" office:value="19888673.274" table:style-name="ce3">
            <text:p>19888673,274</text:p>
          </table:table-cell>
          <table:table-cell office:value-type="float" office:value="19888669.460999999" table:style-name="ce3">
            <text:p>19888669,461</text:p>
          </table:table-cell>
          <table:table-cell office:value-type="float" office:value="19888672.831999999" table:style-name="ce3">
            <text:p>19888672,832</text:p>
          </table:table-cell>
          <table:table-cell table:number-columns-repeated="16332"/>
        </table:table-row>
        <table:table-row table:style-name="ro1">
          <table:table-cell office:value-type="float" office:value="16830" table:style-name="ce2">
            <text:p>16830</text:p>
          </table:table-cell>
          <table:table-cell office:value-type="float" office:value="-9759200.3019999992" table:style-name="ce3">
            <text:p>-9759200,302</text:p>
          </table:table-cell>
          <table:table-cell office:value-type="float" office:value="-7604569.2850000001" table:style-name="ce3">
            <text:p>-7604569,285</text:p>
          </table:table-cell>
          <table:table-cell office:value-type="float" office:value="22005415.497000001" table:style-name="ce3">
            <text:p>22005415,497</text:p>
          </table:table-cell>
          <table:table-cell office:value-type="float" office:value="22005416.111000001" table:style-name="ce3">
            <text:p>22005416,111</text:p>
          </table:table-cell>
          <table:table-cell office:value-type="float" office:value="22005415.063999999" table:style-name="ce3">
            <text:p>22005415,064</text:p>
          </table:table-cell>
          <table:table-cell table:number-columns-repeated="5" table:style-name="ce3"/>
          <table:table-cell office:value-type="float" office:value="-12317752.296" table:style-name="ce3">
            <text:p>-12317752,296</text:p>
          </table:table-cell>
          <table:table-cell office:value-type="float" office:value="-9598245.6740000006" table:style-name="ce3">
            <text:p>-9598245,674</text:p>
          </table:table-cell>
          <table:table-cell office:value-type="float" office:value="21297997.228" table:style-name="ce3">
            <text:p>21297997,228</text:p>
          </table:table-cell>
          <table:table-cell office:value-type="float" office:value="21297997.515999999" table:style-name="ce3">
            <text:p>21297997,516</text:p>
          </table:table-cell>
          <table:table-cell office:value-type="float" office:value="21297996.971000001" table:style-name="ce3">
            <text:p>21297996,971</text:p>
          </table:table-cell>
          <table:table-cell office:value-type="float" office:value="-13623071.16" table:style-name="ce3">
            <text:p>-13623071,160</text:p>
          </table:table-cell>
          <table:table-cell office:value-type="float" office:value="-10615379.468" table:style-name="ce3">
            <text:p>-10615379,468</text:p>
          </table:table-cell>
          <table:table-cell office:value-type="float" office:value="21555846.664999999" table:style-name="ce3">
            <text:p>21555846,665</text:p>
          </table:table-cell>
          <table:table-cell office:value-type="float" office:value="21555846.787" table:style-name="ce3">
            <text:p>21555846,787</text:p>
          </table:table-cell>
          <table:table-cell office:value-type="float" office:value="21555845.48" table:style-name="ce3">
            <text:p>21555845,480</text:p>
          </table:table-cell>
          <table:table-cell office:value-type="float" office:value="-23014303.629000001" table:style-name="ce3">
            <text:p>-23014303,629</text:p>
          </table:table-cell>
          <table:table-cell office:value-type="float" office:value="-17933222.054000001" table:style-name="ce3">
            <text:p>-17933222,054</text:p>
          </table:table-cell>
          <table:table-cell office:value-type="float" office:value="19886736.943" table:style-name="ce3">
            <text:p>19886736,943</text:p>
          </table:table-cell>
          <table:table-cell office:value-type="float" office:value="19886735.863000002" table:style-name="ce3">
            <text:p>19886735,863</text:p>
          </table:table-cell>
          <table:table-cell office:value-type="float" office:value="19886736.331999999" table:style-name="ce3">
            <text:p>19886736,332</text:p>
          </table:table-cell>
          <table:table-cell table:style-name="ce2"/>
          <table:table-cell office:value-type="float" office:value="-11163645.658" table:style-name="ce3">
            <text:p>-11163645,658</text:p>
          </table:table-cell>
          <table:table-cell office:value-type="float" office:value="-8698941.9729999993" table:style-name="ce3">
            <text:p>-8698941,973</text:p>
          </table:table-cell>
          <table:table-cell office:value-type="float" office:value="22005399.884" table:style-name="ce3">
            <text:p>22005399,884</text:p>
          </table:table-cell>
          <table:table-cell office:value-type="float" office:value="22005398.649999999" table:style-name="ce3">
            <text:p>22005398,650</text:p>
          </table:table-cell>
          <table:table-cell office:value-type="float" office:value="22005400.517000001" table:style-name="ce3">
            <text:p>22005400,517</text:p>
          </table:table-cell>
          <table:table-cell table:number-columns-repeated="5" table:style-name="ce3"/>
          <table:table-cell office:value-type="float" office:value="-12702770.890000001" table:style-name="ce3">
            <text:p>-12702770,890</text:p>
          </table:table-cell>
          <table:table-cell office:value-type="float" office:value="-9898260.4399999995" table:style-name="ce3">
            <text:p>-9898260,440</text:p>
          </table:table-cell>
          <table:table-cell office:value-type="float" office:value="21297980.383000001" table:style-name="ce3">
            <text:p>21297980,383</text:p>
          </table:table-cell>
          <table:table-cell office:value-type="float" office:value="21297978.780999999" table:style-name="ce3">
            <text:p>21297978,781</text:p>
          </table:table-cell>
          <table:table-cell office:value-type="float" office:value="21297980.124000002" table:style-name="ce3">
            <text:p>21297980,124</text:p>
          </table:table-cell>
          <table:table-cell office:value-type="float" office:value="-14387399.638" table:style-name="ce3">
            <text:p>-14387399,638</text:p>
          </table:table-cell>
          <table:table-cell office:value-type="float" office:value="-11210959.997" table:style-name="ce3">
            <text:p>-11210959,997</text:p>
          </table:table-cell>
          <table:table-cell office:value-type="float" office:value="21555834.375" table:style-name="ce3">
            <text:p>21555834,375</text:p>
          </table:table-cell>
          <table:table-cell office:value-type="float" office:value="21555831.987" table:style-name="ce3">
            <text:p>21555831,987</text:p>
          </table:table-cell>
          <table:table-cell office:value-type="float" office:value="21555833.875" table:style-name="ce3">
            <text:p>21555833,875</text:p>
          </table:table-cell>
          <table:table-cell office:value-type="float" office:value="-23609823.747000001" table:style-name="ce3">
            <text:p>-23609823,747</text:p>
          </table:table-cell>
          <table:table-cell office:value-type="float" office:value="-18397263.980999999" table:style-name="ce3">
            <text:p>-18397263,981</text:p>
          </table:table-cell>
          <table:table-cell office:value-type="float" office:value="19886724.225000001" table:style-name="ce3">
            <text:p>19886724,225</text:p>
          </table:table-cell>
          <table:table-cell office:value-type="float" office:value="19886720.352000002" table:style-name="ce3">
            <text:p>19886720,352</text:p>
          </table:table-cell>
          <table:table-cell office:value-type="float" office:value="19886723.789999999" table:style-name="ce3">
            <text:p>19886723,790</text:p>
          </table:table-cell>
          <table:table-cell table:number-columns-repeated="16332"/>
        </table:table-row>
        <table:table-row table:style-name="ro1">
          <table:table-cell office:value-type="float" office:value="16860" table:style-name="ce2">
            <text:p>16860</text:p>
          </table:table-cell>
          <table:table-cell office:value-type="float" office:value="-9687908.4130000006" table:style-name="ce3">
            <text:p>-9687908,413</text:p>
          </table:table-cell>
          <table:table-cell office:value-type="float" office:value="-7549017.1720000003" table:style-name="ce3">
            <text:p>-7549017,172</text:p>
          </table:table-cell>
          <table:table-cell office:value-type="float" office:value="22018981.388" table:style-name="ce3">
            <text:p>22018981,388</text:p>
          </table:table-cell>
          <table:table-cell office:value-type="float" office:value="22018982.879999999" table:style-name="ce3">
            <text:p>22018982,880</text:p>
          </table:table-cell>
          <table:table-cell office:value-type="float" office:value="22018981.258000001" table:style-name="ce3">
            <text:p>22018981,258</text:p>
          </table:table-cell>
          <table:table-cell table:number-columns-repeated="5" table:style-name="ce3"/>
          <table:table-cell office:value-type="float" office:value="-12278808.555" table:style-name="ce3">
            <text:p>-12278808,555</text:p>
          </table:table-cell>
          <table:table-cell office:value-type="float" office:value="-9567899.8990000002" table:style-name="ce3">
            <text:p>-9567899,899</text:p>
          </table:table-cell>
          <table:table-cell office:value-type="float" office:value="21305408.27" table:style-name="ce3">
            <text:p>21305408,270</text:p>
          </table:table-cell>
          <table:table-cell office:value-type="float" office:value="21305408.75" table:style-name="ce3">
            <text:p>21305408,750</text:p>
          </table:table-cell>
          <table:table-cell office:value-type="float" office:value="21305407.504000001" table:style-name="ce3">
            <text:p>21305407,504</text:p>
          </table:table-cell>
          <table:table-cell office:value-type="float" office:value="-13589684.385" table:style-name="ce3">
            <text:p>-13589684,385</text:p>
          </table:table-cell>
          <table:table-cell office:value-type="float" office:value="-10589363.802999999" table:style-name="ce3">
            <text:p>-10589363,803</text:p>
          </table:table-cell>
          <table:table-cell office:value-type="float" office:value="21562199.57" table:style-name="ce3">
            <text:p>21562199,570</text:p>
          </table:table-cell>
          <table:table-cell office:value-type="float" office:value="21562200.495999999" table:style-name="ce3">
            <text:p>21562200,496</text:p>
          </table:table-cell>
          <table:table-cell office:value-type="float" office:value="21562198.727000002" table:style-name="ce3">
            <text:p>21562198,727</text:p>
          </table:table-cell>
          <table:table-cell office:value-type="float" office:value="-23023961.647999998" table:style-name="ce3">
            <text:p>-23023961,648</text:p>
          </table:table-cell>
          <table:table-cell office:value-type="float" office:value="-17940747.780999999" table:style-name="ce3">
            <text:p>-17940747,781</text:p>
          </table:table-cell>
          <table:table-cell office:value-type="float" office:value="19884899.370999999" table:style-name="ce3">
            <text:p>19884899,371</text:p>
          </table:table-cell>
          <table:table-cell office:value-type="float" office:value="19884898.204999998" table:style-name="ce3">
            <text:p>19884898,205</text:p>
          </table:table-cell>
          <table:table-cell office:value-type="float" office:value="19884898.713" table:style-name="ce3">
            <text:p>19884898,713</text:p>
          </table:table-cell>
          <table:table-cell table:style-name="ce2"/>
          <table:table-cell office:value-type="float" office:value="-11092333.207" table:style-name="ce3">
            <text:p>-11092333,207</text:p>
          </table:table-cell>
          <table:table-cell office:value-type="float" office:value="-8643373.8300000001" table:style-name="ce3">
            <text:p>-8643373,830</text:p>
          </table:table-cell>
          <table:table-cell office:value-type="float" office:value="22018971.293000001" table:style-name="ce3">
            <text:p>22018971,293</text:p>
          </table:table-cell>
          <table:table-cell office:value-type="float" office:value="22018968.644000001" table:style-name="ce3">
            <text:p>22018968,644</text:p>
          </table:table-cell>
          <table:table-cell office:value-type="float" office:value="22018970.620000001" table:style-name="ce3">
            <text:p>22018970,620</text:p>
          </table:table-cell>
          <table:table-cell table:number-columns-repeated="5" table:style-name="ce3"/>
          <table:table-cell office:value-type="float" office:value="-12663806.643999999" table:style-name="ce3">
            <text:p>-12663806,644</text:p>
          </table:table-cell>
          <table:table-cell office:value-type="float" office:value="-9867898.6870000008" table:style-name="ce3">
            <text:p>-9867898,687</text:p>
          </table:table-cell>
          <table:table-cell office:value-type="float" office:value="21305395.895" table:style-name="ce3">
            <text:p>21305395,895</text:p>
          </table:table-cell>
          <table:table-cell office:value-type="float" office:value="21305393.467999998" table:style-name="ce3">
            <text:p>21305393,468</text:p>
          </table:table-cell>
          <table:table-cell office:value-type="float" office:value="21305395.438999999" table:style-name="ce3">
            <text:p>21305395,439</text:p>
          </table:table-cell>
          <table:table-cell office:value-type="float" office:value="-14353992.244999999" table:style-name="ce3">
            <text:p>-14353992,245</text:p>
          </table:table-cell>
          <table:table-cell office:value-type="float" office:value="-11184928.263" table:style-name="ce3">
            <text:p>-11184928,263</text:p>
          </table:table-cell>
          <table:table-cell office:value-type="float" office:value="21562190.787" table:style-name="ce3">
            <text:p>21562190,787</text:p>
          </table:table-cell>
          <table:table-cell office:value-type="float" office:value="21562189.028000001" table:style-name="ce3">
            <text:p>21562189,028</text:p>
          </table:table-cell>
          <table:table-cell office:value-type="float" office:value="21562190.681000002" table:style-name="ce3">
            <text:p>21562190,681</text:p>
          </table:table-cell>
          <table:table-cell office:value-type="float" office:value="-23619461.427999999" table:style-name="ce3">
            <text:p>-23619461,428</text:p>
          </table:table-cell>
          <table:table-cell office:value-type="float" office:value="-18404773.859000001" table:style-name="ce3">
            <text:p>-18404773,859</text:p>
          </table:table-cell>
          <table:table-cell office:value-type="float" office:value="19884889.802999999" table:style-name="ce3">
            <text:p>19884889,803</text:p>
          </table:table-cell>
          <table:table-cell office:value-type="float" office:value="19884886.067000002" table:style-name="ce3">
            <text:p>19884886,067</text:p>
          </table:table-cell>
          <table:table-cell office:value-type="float" office:value="19884889.425999999" table:style-name="ce3">
            <text:p>19884889,426</text:p>
          </table:table-cell>
          <table:table-cell table:number-columns-repeated="16332"/>
        </table:table-row>
        <table:table-row table:style-name="ro1">
          <table:table-cell office:value-type="float" office:value="16890" table:style-name="ce2">
            <text:p>16890</text:p>
          </table:table-cell>
          <table:table-cell office:value-type="float" office:value="-9616468.057" table:style-name="ce3">
            <text:p>-9616468,057</text:p>
          </table:table-cell>
          <table:table-cell office:value-type="float" office:value="-7493349.3720000004" table:style-name="ce3">
            <text:p>-7493349,372</text:p>
          </table:table-cell>
          <table:table-cell office:value-type="float" office:value="22032576.123" table:style-name="ce3">
            <text:p>22032576,123</text:p>
          </table:table-cell>
          <table:table-cell office:value-type="float" office:value="22032576.295000002" table:style-name="ce3">
            <text:p>22032576,295</text:p>
          </table:table-cell>
          <table:table-cell office:value-type="float" office:value="22032576.055" table:style-name="ce3">
            <text:p>22032576,055</text:p>
          </table:table-cell>
          <table:table-cell table:number-columns-repeated="5" table:style-name="ce3"/>
          <table:table-cell office:value-type="float" office:value="-12239719.278999999" table:style-name="ce3">
            <text:p>-12239719,279</text:p>
          </table:table-cell>
          <table:table-cell office:value-type="float" office:value="-9537440.7249999996" table:style-name="ce3">
            <text:p>-9537440,725</text:p>
          </table:table-cell>
          <table:table-cell office:value-type="float" office:value="21312846.263" table:style-name="ce3">
            <text:p>21312846,263</text:p>
          </table:table-cell>
          <table:table-cell office:value-type="float" office:value="21312846.886" table:style-name="ce3">
            <text:p>21312846,886</text:p>
          </table:table-cell>
          <table:table-cell office:value-type="float" office:value="21312846.175999999" table:style-name="ce3">
            <text:p>21312846,176</text:p>
          </table:table-cell>
          <table:table-cell office:value-type="float" office:value="-13555726.685000001" table:style-name="ce3">
            <text:p>-13555726,685</text:p>
          </table:table-cell>
          <table:table-cell office:value-type="float" office:value="-10562903.26" table:style-name="ce3">
            <text:p>-10562903,260</text:p>
          </table:table-cell>
          <table:table-cell office:value-type="float" office:value="21568661.037" table:style-name="ce3">
            <text:p>21568661,037</text:p>
          </table:table-cell>
          <table:table-cell office:value-type="float" office:value="21568662.147999998" table:style-name="ce3">
            <text:p>21568662,148</text:p>
          </table:table-cell>
          <table:table-cell office:value-type="float" office:value="21568660.631999999" table:style-name="ce3">
            <text:p>21568660,632</text:p>
          </table:table-cell>
          <table:table-cell office:value-type="float" office:value="-23033000.818" table:style-name="ce3">
            <text:p>-23033000,818</text:p>
          </table:table-cell>
          <table:table-cell office:value-type="float" office:value="-17947791.293000001" table:style-name="ce3">
            <text:p>-17947791,293</text:p>
          </table:table-cell>
          <table:table-cell office:value-type="float" office:value="19883179.127" table:style-name="ce3">
            <text:p>19883179,127</text:p>
          </table:table-cell>
          <table:table-cell office:value-type="float" office:value="19883177.561999999" table:style-name="ce3">
            <text:p>19883177,562</text:p>
          </table:table-cell>
          <table:table-cell office:value-type="float" office:value="19883178.605" table:style-name="ce3">
            <text:p>19883178,605</text:p>
          </table:table-cell>
          <table:table-cell table:style-name="ce2"/>
          <table:table-cell office:value-type="float" office:value="-11020898.157" table:style-name="ce3">
            <text:p>-11020898,157</text:p>
          </table:table-cell>
          <table:table-cell office:value-type="float" office:value="-8587710.1689999998" table:style-name="ce3">
            <text:p>-8587710,169</text:p>
          </table:table-cell>
          <table:table-cell office:value-type="float" office:value="22032565.655000001" table:style-name="ce3">
            <text:p>22032565,655</text:p>
          </table:table-cell>
          <table:table-cell office:value-type="float" office:value="22032562.295000002" table:style-name="ce3">
            <text:p>22032562,295</text:p>
          </table:table-cell>
          <table:table-cell office:value-type="float" office:value="22032564.778999999" table:style-name="ce3">
            <text:p>22032564,779</text:p>
          </table:table-cell>
          <table:table-cell table:number-columns-repeated="5" table:style-name="ce3"/>
          <table:table-cell office:value-type="float" office:value="-12624722.73" table:style-name="ce3">
            <text:p>-12624722,730</text:p>
          </table:table-cell>
          <table:table-cell office:value-type="float" office:value="-9837443.6950000003" table:style-name="ce3">
            <text:p>-9837443,695</text:p>
          </table:table-cell>
          <table:table-cell office:value-type="float" office:value="21312833.614" table:style-name="ce3">
            <text:p>21312833,614</text:p>
          </table:table-cell>
          <table:table-cell office:value-type="float" office:value="21312830.881999999" table:style-name="ce3">
            <text:p>21312830,882</text:p>
          </table:table-cell>
          <table:table-cell office:value-type="float" office:value="21312832.975000001" table:style-name="ce3">
            <text:p>21312832,975</text:p>
          </table:table-cell>
          <table:table-cell office:value-type="float" office:value="-14320039.801999999" table:style-name="ce3">
            <text:p>-14320039,802</text:p>
          </table:table-cell>
          <table:table-cell office:value-type="float" office:value="-11158471.814999999" table:style-name="ce3">
            <text:p>-11158471,815</text:p>
          </table:table-cell>
          <table:table-cell office:value-type="float" office:value="21568652.988000002" table:style-name="ce3">
            <text:p>21568652,988</text:p>
          </table:table-cell>
          <table:table-cell office:value-type="float" office:value="21568649.977000002" table:style-name="ce3">
            <text:p>21568649,977</text:p>
          </table:table-cell>
          <table:table-cell office:value-type="float" office:value="21568652.195" table:style-name="ce3">
            <text:p>21568652,195</text:p>
          </table:table-cell>
          <table:table-cell office:value-type="float" office:value="-23628506.129000001" table:style-name="ce3">
            <text:p>-23628506,129</text:p>
          </table:table-cell>
          <table:table-cell office:value-type="float" office:value="-18411821.677999999" table:style-name="ce3">
            <text:p>-18411821,678</text:p>
          </table:table-cell>
          <table:table-cell office:value-type="float" office:value="19883168.445999999" table:style-name="ce3">
            <text:p>19883168,446</text:p>
          </table:table-cell>
          <table:table-cell office:value-type="float" office:value="19883165.305" table:style-name="ce3">
            <text:p>19883165,305</text:p>
          </table:table-cell>
          <table:table-cell office:value-type="float" office:value="19883168.287" table:style-name="ce3">
            <text:p>19883168,287</text:p>
          </table:table-cell>
          <table:table-cell table:number-columns-repeated="16332"/>
        </table:table-row>
        <table:table-row table:style-name="ro1">
          <table:table-cell office:value-type="float" office:value="16920" table:style-name="ce2">
            <text:p>16920</text:p>
          </table:table-cell>
          <table:table-cell office:value-type="float" office:value="-9544888.1830000002" table:style-name="ce3">
            <text:p>-9544888,183</text:p>
          </table:table-cell>
          <table:table-cell office:value-type="float" office:value="-7437572.8470000001" table:style-name="ce3">
            <text:p>-7437572,847</text:p>
          </table:table-cell>
          <table:table-cell office:value-type="float" office:value="22046197.910999998" table:style-name="ce3">
            <text:p>22046197,911</text:p>
          </table:table-cell>
          <table:table-cell office:value-type="float" office:value="22046198.362" table:style-name="ce3">
            <text:p>22046198,362</text:p>
          </table:table-cell>
          <table:table-cell office:value-type="float" office:value="22046197.151000001" table:style-name="ce3">
            <text:p>22046197,151</text:p>
          </table:table-cell>
          <table:table-cell table:number-columns-repeated="5" table:style-name="ce3"/>
          <table:table-cell office:value-type="float" office:value="-12200493.619999999" table:style-name="ce3">
            <text:p>-12200493,620</text:p>
          </table:table-cell>
          <table:table-cell office:value-type="float" office:value="-9506875.2689999994" table:style-name="ce3">
            <text:p>-9506875,269</text:p>
          </table:table-cell>
          <table:table-cell office:value-type="float" office:value="21320310.539999999" table:style-name="ce3">
            <text:p>21320310,540</text:p>
          </table:table-cell>
          <table:table-cell office:value-type="float" office:value="21320311.317000002" table:style-name="ce3">
            <text:p>21320311,317</text:p>
          </table:table-cell>
          <table:table-cell office:value-type="float" office:value="21320310.317000002" table:style-name="ce3">
            <text:p>21320310,317</text:p>
          </table:table-cell>
          <table:table-cell office:value-type="float" office:value="-13521208.153999999" table:style-name="ce3">
            <text:p>-13521208,154</text:p>
          </table:table-cell>
          <table:table-cell office:value-type="float" office:value="-10536005.702" table:style-name="ce3">
            <text:p>-10536005,702</text:p>
          </table:table-cell>
          <table:table-cell office:value-type="float" office:value="21575229.693999998" table:style-name="ce3">
            <text:p>21575229,694</text:p>
          </table:table-cell>
          <table:table-cell office:value-type="float" office:value="21575231.372000001" table:style-name="ce3">
            <text:p>21575231,372</text:p>
          </table:table-cell>
          <table:table-cell office:value-type="float" office:value="21575228.809" table:style-name="ce3">
            <text:p>21575228,809</text:p>
          </table:table-cell>
          <table:table-cell office:value-type="float" office:value="-23041430.300999999" table:style-name="ce3">
            <text:p>-23041430,301</text:p>
          </table:table-cell>
          <table:table-cell office:value-type="float" office:value="-17954359.726" table:style-name="ce3">
            <text:p>-17954359,726</text:p>
          </table:table-cell>
          <table:table-cell office:value-type="float" office:value="19881574.493999999" table:style-name="ce3">
            <text:p>19881574,494</text:p>
          </table:table-cell>
          <table:table-cell office:value-type="float" office:value="19881573.638999999" table:style-name="ce3">
            <text:p>19881573,639</text:p>
          </table:table-cell>
          <table:table-cell office:value-type="float" office:value="19881574.43" table:style-name="ce3">
            <text:p>19881574,430</text:p>
          </table:table-cell>
          <table:table-cell table:style-name="ce2"/>
          <table:table-cell office:value-type="float" office:value="-10949321.672" table:style-name="ce3">
            <text:p>-10949321,672</text:p>
          </table:table-cell>
          <table:table-cell office:value-type="float" office:value="-8531936.3019999992" table:style-name="ce3">
            <text:p>-8531936,302</text:p>
          </table:table-cell>
          <table:table-cell office:value-type="float" office:value="22046184.855" table:style-name="ce3">
            <text:p>22046184,855</text:p>
          </table:table-cell>
          <table:table-cell office:value-type="float" office:value="22046182.563000001" table:style-name="ce3">
            <text:p>22046182,563</text:p>
          </table:table-cell>
          <table:table-cell office:value-type="float" office:value="22046184.659000002" table:style-name="ce3">
            <text:p>22046184,659</text:p>
          </table:table-cell>
          <table:table-cell table:number-columns-repeated="5" table:style-name="ce3"/>
          <table:table-cell office:value-type="float" office:value="-12585500.537" table:style-name="ce3">
            <text:p>-12585500,537</text:p>
          </table:table-cell>
          <table:table-cell office:value-type="float" office:value="-9806880.9299999997" table:style-name="ce3">
            <text:p>-9806880,930</text:p>
          </table:table-cell>
          <table:table-cell office:value-type="float" office:value="21320296.004999999" table:style-name="ce3">
            <text:p>21320296,005</text:p>
          </table:table-cell>
          <table:table-cell office:value-type="float" office:value="21320294.409000002" table:style-name="ce3">
            <text:p>21320294,409</text:p>
          </table:table-cell>
          <table:table-cell office:value-type="float" office:value="21320296.326000001" table:style-name="ce3">
            <text:p>21320296,326</text:p>
          </table:table-cell>
          <table:table-cell office:value-type="float" office:value="-14285524.607999999" table:style-name="ce3">
            <text:p>-14285524,608</text:p>
          </table:table-cell>
          <table:table-cell office:value-type="float" office:value="-11131576.864" table:style-name="ce3">
            <text:p>-11131576,864</text:p>
          </table:table-cell>
          <table:table-cell office:value-type="float" office:value="21575221.519000001" table:style-name="ce3">
            <text:p>21575221,519</text:p>
          </table:table-cell>
          <table:table-cell office:value-type="float" office:value="21575218.673" table:style-name="ce3">
            <text:p>21575218,673</text:p>
          </table:table-cell>
          <table:table-cell office:value-type="float" office:value="21575220.581999999" table:style-name="ce3">
            <text:p>21575220,582</text:p>
          </table:table-cell>
          <table:table-cell office:value-type="float" office:value="-23636939.232000001" table:style-name="ce3">
            <text:p>-23636939,232</text:p>
          </table:table-cell>
          <table:table-cell office:value-type="float" office:value="-18418392.927000001" table:style-name="ce3">
            <text:p>-18418392,927</text:p>
          </table:table-cell>
          <table:table-cell office:value-type="float" office:value="19881564.339000002" table:style-name="ce3">
            <text:p>19881564,339</text:p>
          </table:table-cell>
          <table:table-cell office:value-type="float" office:value="19881560.489" table:style-name="ce3">
            <text:p>19881560,489</text:p>
          </table:table-cell>
          <table:table-cell office:value-type="float" office:value="19881563.691" table:style-name="ce3">
            <text:p>19881563,691</text:p>
          </table:table-cell>
          <table:table-cell table:number-columns-repeated="16332"/>
        </table:table-row>
        <table:table-row table:style-name="ro1">
          <table:table-cell office:value-type="float" office:value="16950" table:style-name="ce2">
            <text:p>16950</text:p>
          </table:table-cell>
          <table:table-cell office:value-type="float" office:value="-9473190.7249999996" table:style-name="ce3">
            <text:p>-9473190,725</text:p>
          </table:table-cell>
          <table:table-cell office:value-type="float" office:value="-7381704.7050000001" table:style-name="ce3">
            <text:p>-7381704,705</text:p>
          </table:table-cell>
          <table:table-cell office:value-type="float" office:value="22059841.721000001" table:style-name="ce3">
            <text:p>22059841,721</text:p>
          </table:table-cell>
          <table:table-cell office:value-type="float" office:value="22059842.013" table:style-name="ce3">
            <text:p>22059842,013</text:p>
          </table:table-cell>
          <table:table-cell office:value-type="float" office:value="22059841.407000002" table:style-name="ce3">
            <text:p>22059841,407</text:p>
          </table:table-cell>
          <table:table-cell table:number-columns-repeated="5" table:style-name="ce3"/>
          <table:table-cell office:value-type="float" office:value="-12161153.645" table:style-name="ce3">
            <text:p>-12161153,645</text:p>
          </table:table-cell>
          <table:table-cell office:value-type="float" office:value="-9476220.7390000001" table:style-name="ce3">
            <text:p>-9476220,739</text:p>
          </table:table-cell>
          <table:table-cell office:value-type="float" office:value="21327796.774" table:style-name="ce3">
            <text:p>21327796,774</text:p>
          </table:table-cell>
          <table:table-cell office:value-type="float" office:value="21327797.942000002" table:style-name="ce3">
            <text:p>21327797,942</text:p>
          </table:table-cell>
          <table:table-cell office:value-type="float" office:value="21327796.504000001" table:style-name="ce3">
            <text:p>21327796,504</text:p>
          </table:table-cell>
          <table:table-cell office:value-type="float" office:value="-13486151.885" table:style-name="ce3">
            <text:p>-13486151,885</text:p>
          </table:table-cell>
          <table:table-cell office:value-type="float" office:value="-10508689.140000001" table:style-name="ce3">
            <text:p>-10508689,140</text:p>
          </table:table-cell>
          <table:table-cell office:value-type="float" office:value="21581900.603" table:style-name="ce3">
            <text:p>21581900,603</text:p>
          </table:table-cell>
          <table:table-cell office:value-type="float" office:value="21581902.592999998" table:style-name="ce3">
            <text:p>21581902,593</text:p>
          </table:table-cell>
          <table:table-cell office:value-type="float" office:value="21581900.362" table:style-name="ce3">
            <text:p>21581900,362</text:p>
          </table:table-cell>
          <table:table-cell office:value-type="float" office:value="-23049271.936000001" table:style-name="ce3">
            <text:p>-23049271,936</text:p>
          </table:table-cell>
          <table:table-cell office:value-type="float" office:value="-17960470.09" table:style-name="ce3">
            <text:p>-17960470,090</text:p>
          </table:table-cell>
          <table:table-cell office:value-type="float" office:value="19880082.664000001" table:style-name="ce3">
            <text:p>19880082,664</text:p>
          </table:table-cell>
          <table:table-cell office:value-type="float" office:value="19880081.691" table:style-name="ce3">
            <text:p>19880081,691</text:p>
          </table:table-cell>
          <table:table-cell office:value-type="float" office:value="19880082.265000001" table:style-name="ce3">
            <text:p>19880082,265</text:p>
          </table:table-cell>
          <table:table-cell table:style-name="ce2"/>
          <table:table-cell office:value-type="float" office:value="-10877618.464" table:style-name="ce3">
            <text:p>-10877618,464</text:p>
          </table:table-cell>
          <table:table-cell office:value-type="float" office:value="-8476063.6830000002" table:style-name="ce3">
            <text:p>-8476063,683</text:p>
          </table:table-cell>
          <table:table-cell office:value-type="float" office:value="22059829.263999999" table:style-name="ce3">
            <text:p>22059829,264</text:p>
          </table:table-cell>
          <table:table-cell office:value-type="float" office:value="22059827.596000001" table:style-name="ce3">
            <text:p>22059827,596</text:p>
          </table:table-cell>
          <table:table-cell office:value-type="float" office:value="22059828.767999999" table:style-name="ce3">
            <text:p>22059828,768</text:p>
          </table:table-cell>
          <table:table-cell table:number-columns-repeated="5" table:style-name="ce3"/>
          <table:table-cell office:value-type="float" office:value="-12546154.863" table:style-name="ce3">
            <text:p>-12546154,863</text:p>
          </table:table-cell>
          <table:table-cell office:value-type="float" office:value="-9776221.9680000003" table:style-name="ce3">
            <text:p>-9776221,968</text:p>
          </table:table-cell>
          <table:table-cell office:value-type="float" office:value="21327784.681000002" table:style-name="ce3">
            <text:p>21327784,681</text:p>
          </table:table-cell>
          <table:table-cell office:value-type="float" office:value="21327781.962000001" table:style-name="ce3">
            <text:p>21327781,962</text:p>
          </table:table-cell>
          <table:table-cell office:value-type="float" office:value="21327783.925999999" table:style-name="ce3">
            <text:p>21327783,926</text:p>
          </table:table-cell>
          <table:table-cell table:number-columns-repeated="5" table:style-name="ce3"/>
          <table:table-cell office:value-type="float" office:value="-23644775.340999998" table:style-name="ce3">
            <text:p>-23644775,341</text:p>
          </table:table-cell>
          <table:table-cell office:value-type="float" office:value="-18424498.982999999" table:style-name="ce3">
            <text:p>-18424498,983</text:p>
          </table:table-cell>
          <table:table-cell office:value-type="float" office:value="19880072.524999999" table:style-name="ce3">
            <text:p>19880072,525</text:p>
          </table:table-cell>
          <table:table-cell office:value-type="float" office:value="19880069.302999999" table:style-name="ce3">
            <text:p>19880069,303</text:p>
          </table:table-cell>
          <table:table-cell office:value-type="float" office:value="19880072.453000002" table:style-name="ce3">
            <text:p>19880072,453</text:p>
          </table:table-cell>
          <table:table-cell table:number-columns-repeated="16332"/>
        </table:table-row>
        <table:table-row table:style-name="ro1">
          <table:table-cell office:value-type="float" office:value="16980" table:style-name="ce2">
            <text:p>16980</text:p>
          </table:table-cell>
          <table:table-cell office:value-type="float" office:value="-9401370.1089999992" table:style-name="ce3">
            <text:p>-9401370,109</text:p>
          </table:table-cell>
          <table:table-cell office:value-type="float" office:value="-7325740.5920000002" table:style-name="ce3">
            <text:p>-7325740,592</text:p>
          </table:table-cell>
          <table:table-cell office:value-type="float" office:value="22073509.436999999" table:style-name="ce3">
            <text:p>22073509,437</text:p>
          </table:table-cell>
          <table:table-cell office:value-type="float" office:value="22073509.162" table:style-name="ce3">
            <text:p>22073509,162</text:p>
          </table:table-cell>
          <table:table-cell office:value-type="float" office:value="22073508.776999999" table:style-name="ce3">
            <text:p>22073508,777</text:p>
          </table:table-cell>
          <table:table-cell table:number-columns-repeated="5" table:style-name="ce3"/>
          <table:table-cell office:value-type="float" office:value="-12121693.744999999" table:style-name="ce3">
            <text:p>-12121693,745</text:p>
          </table:table-cell>
          <table:table-cell office:value-type="float" office:value="-9445472.7670000009" table:style-name="ce3">
            <text:p>-9445472,767</text:p>
          </table:table-cell>
          <table:table-cell office:value-type="float" office:value="21335305.234000001" table:style-name="ce3">
            <text:p>21335305,234</text:p>
          </table:table-cell>
          <table:table-cell office:value-type="float" office:value="21335306.317000002" table:style-name="ce3">
            <text:p>21335306,317</text:p>
          </table:table-cell>
          <table:table-cell office:value-type="float" office:value="21335305.081" table:style-name="ce3">
            <text:p>21335305,081</text:p>
          </table:table-cell>
          <table:table-cell office:value-type="float" office:value="-13450553.460000001" table:style-name="ce3">
            <text:p>-13450553,460</text:p>
          </table:table-cell>
          <table:table-cell office:value-type="float" office:value="-10480950.102" table:style-name="ce3">
            <text:p>-10480950,102</text:p>
          </table:table-cell>
          <table:table-cell office:value-type="float" office:value="21588674.249000002" table:style-name="ce3">
            <text:p>21588674,249</text:p>
          </table:table-cell>
          <table:table-cell office:value-type="float" office:value="21588676.004000001" table:style-name="ce3">
            <text:p>21588676,004</text:p>
          </table:table-cell>
          <table:table-cell office:value-type="float" office:value="21588673.760000002" table:style-name="ce3">
            <text:p>21588673,760</text:p>
          </table:table-cell>
          <table:table-cell office:value-type="float" office:value="-23056520.199000001" table:style-name="ce3">
            <text:p>-23056520,199</text:p>
          </table:table-cell>
          <table:table-cell office:value-type="float" office:value="-17966118.081999999" table:style-name="ce3">
            <text:p>-17966118,082</text:p>
          </table:table-cell>
          <table:table-cell office:value-type="float" office:value="19878703.877" table:style-name="ce3">
            <text:p>19878703,877</text:p>
          </table:table-cell>
          <table:table-cell office:value-type="float" office:value="19878702.206" table:style-name="ce3">
            <text:p>19878702,206</text:p>
          </table:table-cell>
          <table:table-cell office:value-type="float" office:value="19878703.136" table:style-name="ce3">
            <text:p>19878703,136</text:p>
          </table:table-cell>
          <table:table-cell table:style-name="ce2"/>
          <table:table-cell office:value-type="float" office:value="-10805776.093" table:style-name="ce3">
            <text:p>-10805776,093</text:p>
          </table:table-cell>
          <table:table-cell office:value-type="float" office:value="-8420082.6070000008" table:style-name="ce3">
            <text:p>-8420082,607</text:p>
          </table:table-cell>
          <table:table-cell office:value-type="float" office:value="22073500.055" table:style-name="ce3">
            <text:p>22073500,055</text:p>
          </table:table-cell>
          <table:table-cell office:value-type="float" office:value="22073498.061000001" table:style-name="ce3">
            <text:p>22073498,061</text:p>
          </table:table-cell>
          <table:table-cell office:value-type="float" office:value="22073500.375" table:style-name="ce3">
            <text:p>22073500,375</text:p>
          </table:table-cell>
          <table:table-cell table:number-columns-repeated="5" table:style-name="ce3"/>
          <table:table-cell office:value-type="float" office:value="-12506673.255999999" table:style-name="ce3">
            <text:p>-12506673,256</text:p>
          </table:table-cell>
          <table:table-cell office:value-type="float" office:value="-9745457.0800000001" table:style-name="ce3">
            <text:p>-9745457,080</text:p>
          </table:table-cell>
          <table:table-cell office:value-type="float" office:value="21335296.622000001" table:style-name="ce3">
            <text:p>21335296,622</text:p>
          </table:table-cell>
          <table:table-cell office:value-type="float" office:value="21335294.778999999" table:style-name="ce3">
            <text:p>21335294,779</text:p>
          </table:table-cell>
          <table:table-cell office:value-type="float" office:value="21335296.127999999" table:style-name="ce3">
            <text:p>21335296,128</text:p>
          </table:table-cell>
          <table:table-cell office:value-type="float" office:value="33261.714" table:style-name="ce3">
            <text:p>33261,714</text:p>
          </table:table-cell>
          <table:table-cell office:value-type="float" office:value="25918.260999999999" table:style-name="ce3">
            <text:p>25918,261</text:p>
          </table:table-cell>
          <table:table-cell office:value-type="float" office:value="21588671.363000002" table:style-name="ce3">
            <text:p>21588671,363</text:p>
          </table:table-cell>
          <table:table-cell office:value-type="float" office:value="21588669.425000001" table:style-name="ce3">
            <text:p>21588669,425</text:p>
          </table:table-cell>
          <table:table-cell office:value-type="float" office:value="21588670.142000001" table:style-name="ce3">
            <text:p>21588670,142</text:p>
          </table:table-cell>
          <table:table-cell office:value-type="float" office:value="-23652002.063000001" table:style-name="ce3">
            <text:p>-23652002,063</text:p>
          </table:table-cell>
          <table:table-cell office:value-type="float" office:value="-18430130.192000002" table:style-name="ce3">
            <text:p>-18430130,192</text:p>
          </table:table-cell>
          <table:table-cell office:value-type="float" office:value="19878697.555" table:style-name="ce3">
            <text:p>19878697,555</text:p>
          </table:table-cell>
          <table:table-cell office:value-type="float" office:value="19878693.811999999" table:style-name="ce3">
            <text:p>19878693,812</text:p>
          </table:table-cell>
          <table:table-cell office:value-type="float" office:value="19878697.278000001" table:style-name="ce3">
            <text:p>19878697,278</text:p>
          </table:table-cell>
          <table:table-cell table:number-columns-repeated="16332"/>
        </table:table-row>
        <table:table-row table:style-name="ro1">
          <table:table-cell office:value-type="float" office:value="17010" table:style-name="ce2">
            <text:p>17010</text:p>
          </table:table-cell>
          <table:table-cell office:value-type="float" office:value="-9329405.5590000004" table:style-name="ce3">
            <text:p>-9329405,559</text:p>
          </table:table-cell>
          <table:table-cell office:value-type="float" office:value="-7269664.3499999996" table:style-name="ce3">
            <text:p>-7269664,350</text:p>
          </table:table-cell>
          <table:table-cell office:value-type="float" office:value="22087203.577" table:style-name="ce3">
            <text:p>22087203,577</text:p>
          </table:table-cell>
          <table:table-cell office:value-type="float" office:value="22087203.838" table:style-name="ce3">
            <text:p>22087203,838</text:p>
          </table:table-cell>
          <table:table-cell office:value-type="float" office:value="22087202.879999999" table:style-name="ce3">
            <text:p>22087202,880</text:p>
          </table:table-cell>
          <table:table-cell table:number-columns-repeated="5" table:style-name="ce3"/>
          <table:table-cell office:value-type="float" office:value="-12082093.039000001" table:style-name="ce3">
            <text:p>-12082093,039</text:p>
          </table:table-cell>
          <table:table-cell office:value-type="float" office:value="-9414615.0720000006" table:style-name="ce3">
            <text:p>-9414615,072</text:p>
          </table:table-cell>
          <table:table-cell office:value-type="float" office:value="21342841.535999998" table:style-name="ce3">
            <text:p>21342841,536</text:p>
          </table:table-cell>
          <table:table-cell office:value-type="float" office:value="21342842.57" table:style-name="ce3">
            <text:p>21342842,570</text:p>
          </table:table-cell>
          <table:table-cell office:value-type="float" office:value="21342841.282000002" table:style-name="ce3">
            <text:p>21342841,282</text:p>
          </table:table-cell>
          <table:table-cell office:value-type="float" office:value="-13414393.595000001" table:style-name="ce3">
            <text:p>-13414393,595</text:p>
          </table:table-cell>
          <table:table-cell office:value-type="float" office:value="-10452773.582" table:style-name="ce3">
            <text:p>-10452773,582</text:p>
          </table:table-cell>
          <table:table-cell office:value-type="float" office:value="21595555.554000001" table:style-name="ce3">
            <text:p>21595555,554</text:p>
          </table:table-cell>
          <table:table-cell office:value-type="float" office:value="21595557.138" table:style-name="ce3">
            <text:p>21595557,138</text:p>
          </table:table-cell>
          <table:table-cell office:value-type="float" office:value="21595555.546" table:style-name="ce3">
            <text:p>21595555,546</text:p>
          </table:table-cell>
          <table:table-cell office:value-type="float" office:value="-23063154.089000002" table:style-name="ce3">
            <text:p>-23063154,089</text:p>
          </table:table-cell>
          <table:table-cell office:value-type="float" office:value="-17971287.344000001" table:style-name="ce3">
            <text:p>-17971287,344</text:p>
          </table:table-cell>
          <table:table-cell office:value-type="float" office:value="19877441.577" table:style-name="ce3">
            <text:p>19877441,577</text:p>
          </table:table-cell>
          <table:table-cell office:value-type="float" office:value="19877439.918000001" table:style-name="ce3">
            <text:p>19877439,918</text:p>
          </table:table-cell>
          <table:table-cell office:value-type="float" office:value="19877440.728999998" table:style-name="ce3">
            <text:p>19877440,729</text:p>
          </table:table-cell>
          <table:table-cell table:style-name="ce2"/>
          <table:table-cell office:value-type="float" office:value="-10733828.102" table:style-name="ce3">
            <text:p>-10733828,102</text:p>
          </table:table-cell>
          <table:table-cell office:value-type="float" office:value="-8364019.2470000004" table:style-name="ce3">
            <text:p>-8364019,247</text:p>
          </table:table-cell>
          <table:table-cell office:value-type="float" office:value="22087191.699999999" table:style-name="ce3">
            <text:p>22087191,700</text:p>
          </table:table-cell>
          <table:table-cell office:value-type="float" office:value="22087189.763999999" table:style-name="ce3">
            <text:p>22087189,764</text:p>
          </table:table-cell>
          <table:table-cell office:value-type="float" office:value="22087191.201000001" table:style-name="ce3">
            <text:p>22087191,201</text:p>
          </table:table-cell>
          <table:table-cell table:number-columns-repeated="5" table:style-name="ce3"/>
          <table:table-cell office:value-type="float" office:value="-12467089.155999999" table:style-name="ce3">
            <text:p>-12467089,156</text:p>
          </table:table-cell>
          <table:table-cell office:value-type="float" office:value="-9714612.3330000006" table:style-name="ce3">
            <text:p>-9714612,333</text:p>
          </table:table-cell>
          <table:table-cell office:value-type="float" office:value="21342830.443" table:style-name="ce3">
            <text:p>21342830,443</text:p>
          </table:table-cell>
          <table:table-cell office:value-type="float" office:value="21342827.480999999" table:style-name="ce3">
            <text:p>21342827,481</text:p>
          </table:table-cell>
          <table:table-cell office:value-type="float" office:value="21342829.550000001" table:style-name="ce3">
            <text:p>21342829,550</text:p>
          </table:table-cell>
          <table:table-cell office:value-type="float" office:value="69405.087" table:style-name="ce3">
            <text:p>69405,087</text:p>
          </table:table-cell>
          <table:table-cell office:value-type="float" office:value="54081.936000000002" table:style-name="ce3">
            <text:p>54081,936</text:p>
          </table:table-cell>
          <table:table-cell office:value-type="float" office:value="21595548.833000001" table:style-name="ce3">
            <text:p>21595548,833</text:p>
          </table:table-cell>
          <table:table-cell office:value-type="float" office:value="21595547.289999999" table:style-name="ce3">
            <text:p>21595547,290</text:p>
          </table:table-cell>
          <table:table-cell office:value-type="float" office:value="21595548.096000001" table:style-name="ce3">
            <text:p>21595548,096</text:p>
          </table:table-cell>
          <table:table-cell office:value-type="float" office:value="-23658652.725000001" table:style-name="ce3">
            <text:p>-23658652,725</text:p>
          </table:table-cell>
          <table:table-cell office:value-type="float" office:value="-18435312.524" table:style-name="ce3">
            <text:p>-18435312,524</text:p>
          </table:table-cell>
          <table:table-cell office:value-type="float" office:value="19877432.27" table:style-name="ce3">
            <text:p>19877432,270</text:p>
          </table:table-cell>
          <table:table-cell office:value-type="float" office:value="19877428.453000002" table:style-name="ce3">
            <text:p>19877428,453</text:p>
          </table:table-cell>
          <table:table-cell office:value-type="float" office:value="19877431.596999999" table:style-name="ce3">
            <text:p>19877431,597</text:p>
          </table:table-cell>
          <table:table-cell table:number-columns-repeated="16332"/>
        </table:table-row>
        <table:table-row table:style-name="ro1">
          <table:table-cell office:value-type="float" office:value="17040" table:style-name="ce2">
            <text:p>17040</text:p>
          </table:table-cell>
          <table:table-cell office:value-type="float" office:value="-9257318.9639999997" table:style-name="ce3">
            <text:p>-9257318,964</text:p>
          </table:table-cell>
          <table:table-cell office:value-type="float" office:value="-7213492.9910000004" table:style-name="ce3">
            <text:p>-7213492,991</text:p>
          </table:table-cell>
          <table:table-cell office:value-type="float" office:value="22100920.704" table:style-name="ce3">
            <text:p>22100920,704</text:p>
          </table:table-cell>
          <table:table-cell office:value-type="float" office:value="22100921.236000001" table:style-name="ce3">
            <text:p>22100921,236</text:p>
          </table:table-cell>
          <table:table-cell office:value-type="float" office:value="22100920.346000001" table:style-name="ce3">
            <text:p>22100920,346</text:p>
          </table:table-cell>
          <table:table-cell table:number-columns-repeated="5" table:style-name="ce3"/>
          <table:table-cell office:value-type="float" office:value="-12042373.563999999" table:style-name="ce3">
            <text:p>-12042373,564</text:p>
          </table:table-cell>
          <table:table-cell office:value-type="float" office:value="-9383664.8379999995" table:style-name="ce3">
            <text:p>-9383664,838</text:p>
          </table:table-cell>
          <table:table-cell office:value-type="float" office:value="21350399.796999998" table:style-name="ce3">
            <text:p>21350399,797</text:p>
          </table:table-cell>
          <table:table-cell office:value-type="float" office:value="21350400.388999999" table:style-name="ce3">
            <text:p>21350400,389</text:p>
          </table:table-cell>
          <table:table-cell office:value-type="float" office:value="21350399.539000001" table:style-name="ce3">
            <text:p>21350399,539</text:p>
          </table:table-cell>
          <table:table-cell office:value-type="float" office:value="-13377695.318" table:style-name="ce3">
            <text:p>-13377695,318</text:p>
          </table:table-cell>
          <table:table-cell office:value-type="float" office:value="-10424177.528999999" table:style-name="ce3">
            <text:p>-10424177,529</text:p>
          </table:table-cell>
          <table:table-cell office:value-type="float" office:value="21602539.563999999" table:style-name="ce3">
            <text:p>21602539,564</text:p>
          </table:table-cell>
          <table:table-cell office:value-type="float" office:value="21602540.414999999" table:style-name="ce3">
            <text:p>21602540,415</text:p>
          </table:table-cell>
          <table:table-cell office:value-type="float" office:value="21602538.995000001" table:style-name="ce3">
            <text:p>21602538,995</text:p>
          </table:table-cell>
          <table:table-cell office:value-type="float" office:value="-23069195.833999999" table:style-name="ce3">
            <text:p>-23069195,834</text:p>
          </table:table-cell>
          <table:table-cell office:value-type="float" office:value="-17975995.195999999" table:style-name="ce3">
            <text:p>-17975995,196</text:p>
          </table:table-cell>
          <table:table-cell office:value-type="float" office:value="19876291.129999999" table:style-name="ce3">
            <text:p>19876291,130</text:p>
          </table:table-cell>
          <table:table-cell office:value-type="float" office:value="19876290.195999999" table:style-name="ce3">
            <text:p>19876290,196</text:p>
          </table:table-cell>
          <table:table-cell office:value-type="float" office:value="19876290.864999998" table:style-name="ce3">
            <text:p>19876290,865</text:p>
          </table:table-cell>
          <table:table-cell table:style-name="ce2"/>
          <table:table-cell office:value-type="float" office:value="-10661748.557" table:style-name="ce3">
            <text:p>-10661748,557</text:p>
          </table:table-cell>
          <table:table-cell office:value-type="float" office:value="-8307853.3720000004" table:style-name="ce3">
            <text:p>-8307853,372</text:p>
          </table:table-cell>
          <table:table-cell office:value-type="float" office:value="22100908.616" table:style-name="ce3">
            <text:p>22100908,616</text:p>
          </table:table-cell>
          <table:table-cell office:value-type="float" office:value="22100906.254000001" table:style-name="ce3">
            <text:p>22100906,254</text:p>
          </table:table-cell>
          <table:table-cell office:value-type="float" office:value="22100908.116999999" table:style-name="ce3">
            <text:p>22100908,117</text:p>
          </table:table-cell>
          <table:table-cell table:number-columns-repeated="5" table:style-name="ce3"/>
          <table:table-cell office:value-type="float" office:value="-12427376.768999999" table:style-name="ce3">
            <text:p>-12427376,769</text:p>
          </table:table-cell>
          <table:table-cell office:value-type="float" office:value="-9683667.6219999995" table:style-name="ce3">
            <text:p>-9683667,622</text:p>
          </table:table-cell>
          <table:table-cell office:value-type="float" office:value="21350386.818" table:style-name="ce3">
            <text:p>21350386,818</text:p>
          </table:table-cell>
          <table:table-cell office:value-type="float" office:value="21350384.395" table:style-name="ce3">
            <text:p>21350384,395</text:p>
          </table:table-cell>
          <table:table-cell office:value-type="float" office:value="21350386.473000001" table:style-name="ce3">
            <text:p>21350386,473</text:p>
          </table:table-cell>
          <table:table-cell office:value-type="float" office:value="106096.38400000001" table:style-name="ce3">
            <text:p>106096,384</text:p>
          </table:table-cell>
          <table:table-cell office:value-type="float" office:value="82672.562000000005" table:style-name="ce3">
            <text:p>82672,562</text:p>
          </table:table-cell>
          <table:table-cell office:value-type="float" office:value="21602530.748" table:style-name="ce3">
            <text:p>21602530,748</text:p>
          </table:table-cell>
          <table:table-cell office:value-type="float" office:value="21602529.355999999" table:style-name="ce3">
            <text:p>21602529,356</text:p>
          </table:table-cell>
          <table:table-cell office:value-type="float" office:value="21602529.934" table:style-name="ce3">
            <text:p>21602529,934</text:p>
          </table:table-cell>
          <table:table-cell office:value-type="float" office:value="-23664701.719999999" table:style-name="ce3">
            <text:p>-23664701,720</text:p>
          </table:table-cell>
          <table:table-cell office:value-type="float" office:value="-18440026.028000001" table:style-name="ce3">
            <text:p>-18440026,028</text:p>
          </table:table-cell>
          <table:table-cell office:value-type="float" office:value="19876280.896000002" table:style-name="ce3">
            <text:p>19876280,896</text:p>
          </table:table-cell>
          <table:table-cell office:value-type="float" office:value="19876277.506000001" table:style-name="ce3">
            <text:p>19876277,506</text:p>
          </table:table-cell>
          <table:table-cell office:value-type="float" office:value="19876280.530999999" table:style-name="ce3">
            <text:p>19876280,531</text:p>
          </table:table-cell>
          <table:table-cell table:number-columns-repeated="16332"/>
        </table:table-row>
        <table:table-row table:style-name="ro1">
          <table:table-cell office:value-type="float" office:value="17070" table:style-name="ce2">
            <text:p>17070</text:p>
          </table:table-cell>
          <table:table-cell office:value-type="float" office:value="-9185101.6510000005" table:style-name="ce3">
            <text:p>-9185101,651</text:p>
          </table:table-cell>
          <table:table-cell office:value-type="float" office:value="-7157219.7860000003" table:style-name="ce3">
            <text:p>-7157219,786</text:p>
          </table:table-cell>
          <table:table-cell office:value-type="float" office:value="22114663.973000001" table:style-name="ce3">
            <text:p>22114663,973</text:p>
          </table:table-cell>
          <table:table-cell office:value-type="float" office:value="22114662.684" table:style-name="ce3">
            <text:p>22114662,684</text:p>
          </table:table-cell>
          <table:table-cell office:value-type="float" office:value="22114662.280000001" table:style-name="ce3">
            <text:p>22114662,280</text:p>
          </table:table-cell>
          <table:table-cell table:number-columns-repeated="5" table:style-name="ce3"/>
          <table:table-cell office:value-type="float" office:value="-12002526.528000001" table:style-name="ce3">
            <text:p>-12002526,528</text:p>
          </table:table-cell>
          <table:table-cell office:value-type="float" office:value="-9352615.1980000008" table:style-name="ce3">
            <text:p>-9352615,198</text:p>
          </table:table-cell>
          <table:table-cell office:value-type="float" office:value="21357982.708999999" table:style-name="ce3">
            <text:p>21357982,709</text:p>
          </table:table-cell>
          <table:table-cell office:value-type="float" office:value="21357983.026999999" table:style-name="ce3">
            <text:p>21357983,027</text:p>
          </table:table-cell>
          <table:table-cell office:value-type="float" office:value="21357982.298" table:style-name="ce3">
            <text:p>21357982,298</text:p>
          </table:table-cell>
          <table:table-cell office:value-type="float" office:value="-13340451.231000001" table:style-name="ce3">
            <text:p>-13340451,231</text:p>
          </table:table-cell>
          <table:table-cell office:value-type="float" office:value="-10395156.164999999" table:style-name="ce3">
            <text:p>-10395156,165</text:p>
          </table:table-cell>
          <table:table-cell office:value-type="float" office:value="21609627.164000001" table:style-name="ce3">
            <text:p>21609627,164</text:p>
          </table:table-cell>
          <table:table-cell office:value-type="float" office:value="21609627.331" table:style-name="ce3">
            <text:p>21609627,331</text:p>
          </table:table-cell>
          <table:table-cell office:value-type="float" office:value="21609626.438999999" table:style-name="ce3">
            <text:p>21609626,439</text:p>
          </table:table-cell>
          <table:table-cell office:value-type="float" office:value="-23074636.822000001" table:style-name="ce3">
            <text:p>-23074636,822</text:p>
          </table:table-cell>
          <table:table-cell office:value-type="float" office:value="-17980234.925000001" table:style-name="ce3">
            <text:p>-17980234,925</text:p>
          </table:table-cell>
          <table:table-cell office:value-type="float" office:value="19875255.886" table:style-name="ce3">
            <text:p>19875255,886</text:p>
          </table:table-cell>
          <table:table-cell office:value-type="float" office:value="19875255.134" table:style-name="ce3">
            <text:p>19875255,134</text:p>
          </table:table-cell>
          <table:table-cell office:value-type="float" office:value="19875255.583999999" table:style-name="ce3">
            <text:p>19875255,584</text:p>
          </table:table-cell>
          <table:table-cell table:style-name="ce2"/>
          <table:table-cell office:value-type="float" office:value="-10589529.779999999" table:style-name="ce3">
            <text:p>-10589529,780</text:p>
          </table:table-cell>
          <table:table-cell office:value-type="float" office:value="-8251579.0209999997" table:style-name="ce3">
            <text:p>-8251579,021</text:p>
          </table:table-cell>
          <table:table-cell office:value-type="float" office:value="22114651.401000001" table:style-name="ce3">
            <text:p>22114651,401</text:p>
          </table:table-cell>
          <table:table-cell office:value-type="float" office:value="22114648.976" table:style-name="ce3">
            <text:p>22114648,976</text:p>
          </table:table-cell>
          <table:table-cell office:value-type="float" office:value="22114651.151000001" table:style-name="ce3">
            <text:p>22114651,151</text:p>
          </table:table-cell>
          <table:table-cell table:number-columns-repeated="5" table:style-name="ce3"/>
          <table:table-cell office:value-type="float" office:value="-12387528.323000001" table:style-name="ce3">
            <text:p>-12387528,323</text:p>
          </table:table-cell>
          <table:table-cell office:value-type="float" office:value="-9652616.8880000003" table:style-name="ce3">
            <text:p>-9652616,888</text:p>
          </table:table-cell>
          <table:table-cell office:value-type="float" office:value="21357970.467" table:style-name="ce3">
            <text:p>21357970,467</text:p>
          </table:table-cell>
          <table:table-cell office:value-type="float" office:value="21357967.833000001" table:style-name="ce3">
            <text:p>21357967,833</text:p>
          </table:table-cell>
          <table:table-cell office:value-type="float" office:value="21357969.605" table:style-name="ce3">
            <text:p>21357969,605</text:p>
          </table:table-cell>
          <table:table-cell office:value-type="float" office:value="143341.984" table:style-name="ce3">
            <text:p>143341,984</text:p>
          </table:table-cell>
          <table:table-cell office:value-type="float" office:value="111695.103" table:style-name="ce3">
            <text:p>111695,103</text:p>
          </table:table-cell>
          <table:table-cell office:value-type="float" office:value="21609618.25" table:style-name="ce3">
            <text:p>21609618,250</text:p>
          </table:table-cell>
          <table:table-cell office:value-type="float" office:value="21609616.776999999" table:style-name="ce3">
            <text:p>21609616,777</text:p>
          </table:table-cell>
          <table:table-cell office:value-type="float" office:value="21609617.618000001" table:style-name="ce3">
            <text:p>21609617,618</text:p>
          </table:table-cell>
          <table:table-cell office:value-type="float" office:value="-23670141.465" table:style-name="ce3">
            <text:p>-23670141,465</text:p>
          </table:table-cell>
          <table:table-cell office:value-type="float" office:value="-18444264.789000001" table:style-name="ce3">
            <text:p>-18444264,789</text:p>
          </table:table-cell>
          <table:table-cell office:value-type="float" office:value="19875246.318" table:style-name="ce3">
            <text:p>19875246,318</text:p>
          </table:table-cell>
          <table:table-cell office:value-type="float" office:value="19875242.208000001" table:style-name="ce3">
            <text:p>19875242,208</text:p>
          </table:table-cell>
          <table:table-cell office:value-type="float" office:value="19875245.421999998" table:style-name="ce3">
            <text:p>19875245,422</text:p>
          </table:table-cell>
          <table:table-cell table:number-columns-repeated="16332"/>
        </table:table-row>
        <table:table-row table:style-name="ro1">
          <table:table-cell office:value-type="float" office:value="17100" table:style-name="ce2">
            <text:p>17100</text:p>
          </table:table-cell>
          <table:table-cell office:value-type="float" office:value="-9112756.3320000004" table:style-name="ce3">
            <text:p>-9112756,332</text:p>
          </table:table-cell>
          <table:table-cell office:value-type="float" office:value="-7100846.7949999999" table:style-name="ce3">
            <text:p>-7100846,795</text:p>
          </table:table-cell>
          <table:table-cell office:value-type="float" office:value="22128430.050000001" table:style-name="ce3">
            <text:p>22128430,050</text:p>
          </table:table-cell>
          <table:table-cell office:value-type="float" office:value="22128430.453000002" table:style-name="ce3">
            <text:p>22128430,453</text:p>
          </table:table-cell>
          <table:table-cell office:value-type="float" office:value="22128429.813000001" table:style-name="ce3">
            <text:p>22128429,813</text:p>
          </table:table-cell>
          <table:table-cell table:number-columns-repeated="5" table:style-name="ce3"/>
          <table:table-cell office:value-type="float" office:value="-11962554.679" table:style-name="ce3">
            <text:p>-11962554,679</text:p>
          </table:table-cell>
          <table:table-cell office:value-type="float" office:value="-9321468.3110000007" table:style-name="ce3">
            <text:p>-9321468,311</text:p>
          </table:table-cell>
          <table:table-cell office:value-type="float" office:value="21365588.732000001" table:style-name="ce3">
            <text:p>21365588,732</text:p>
          </table:table-cell>
          <table:table-cell office:value-type="float" office:value="21365589.280999999" table:style-name="ce3">
            <text:p>21365589,281</text:p>
          </table:table-cell>
          <table:table-cell office:value-type="float" office:value="21365588.215999998" table:style-name="ce3">
            <text:p>21365588,216</text:p>
          </table:table-cell>
          <table:table-cell office:value-type="float" office:value="-13302665.252" table:style-name="ce3">
            <text:p>-13302665,252</text:p>
          </table:table-cell>
          <table:table-cell office:value-type="float" office:value="-10365712.544" table:style-name="ce3">
            <text:p>-10365712,544</text:p>
          </table:table-cell>
          <table:table-cell office:value-type="float" office:value="21616817.420000002" table:style-name="ce3">
            <text:p>21616817,420</text:p>
          </table:table-cell>
          <table:table-cell office:value-type="float" office:value="21616818.386" table:style-name="ce3">
            <text:p>21616818,386</text:p>
          </table:table-cell>
          <table:table-cell office:value-type="float" office:value="21616817.054000001" table:style-name="ce3">
            <text:p>21616817,054</text:p>
          </table:table-cell>
          <table:table-cell office:value-type="float" office:value="-23079479.537999999" table:style-name="ce3">
            <text:p>-23079479,538</text:p>
          </table:table-cell>
          <table:table-cell office:value-type="float" office:value="-17984008.467999998" table:style-name="ce3">
            <text:p>-17984008,468</text:p>
          </table:table-cell>
          <table:table-cell office:value-type="float" office:value="19874334.397999998" table:style-name="ce3">
            <text:p>19874334,398</text:p>
          </table:table-cell>
          <table:table-cell office:value-type="float" office:value="19874333.136999998" table:style-name="ce3">
            <text:p>19874333,137</text:p>
          </table:table-cell>
          <table:table-cell office:value-type="float" office:value="19874334.085000001" table:style-name="ce3">
            <text:p>19874334,085</text:p>
          </table:table-cell>
          <table:table-cell table:style-name="ce2"/>
          <table:table-cell office:value-type="float" office:value="-10517182.632999999" table:style-name="ce3">
            <text:p>-10517182,633</text:p>
          </table:table-cell>
          <table:table-cell office:value-type="float" office:value="-8195204.6310000001" table:style-name="ce3">
            <text:p>-8195204,631</text:p>
          </table:table-cell>
          <table:table-cell office:value-type="float" office:value="22128418.631999999" table:style-name="ce3">
            <text:p>22128418,632</text:p>
          </table:table-cell>
          <table:table-cell office:value-type="float" office:value="22128416.738000002" table:style-name="ce3">
            <text:p>22128416,738</text:p>
          </table:table-cell>
          <table:table-cell office:value-type="float" office:value="22128418.602000002" table:style-name="ce3">
            <text:p>22128418,602</text:p>
          </table:table-cell>
          <table:table-cell table:number-columns-repeated="5" table:style-name="ce3"/>
          <table:table-cell office:value-type="float" office:value="-12347554.734999999" table:style-name="ce3">
            <text:p>-12347554,735</text:p>
          </table:table-cell>
          <table:table-cell office:value-type="float" office:value="-9621468.6349999998" table:style-name="ce3">
            <text:p>-9621468,635</text:p>
          </table:table-cell>
          <table:table-cell office:value-type="float" office:value="21365576.410999998" table:style-name="ce3">
            <text:p>21365576,411</text:p>
          </table:table-cell>
          <table:table-cell office:value-type="float" office:value="21365574.394000001" table:style-name="ce3">
            <text:p>21365574,394</text:p>
          </table:table-cell>
          <table:table-cell office:value-type="float" office:value="21365576.109000001" table:style-name="ce3">
            <text:p>21365576,109</text:p>
          </table:table-cell>
          <table:table-cell office:value-type="float" office:value="181129.82199999999" table:style-name="ce3">
            <text:p>181129,822</text:p>
          </table:table-cell>
          <table:table-cell office:value-type="float" office:value="141140.16500000001" table:style-name="ce3">
            <text:p>141140,165</text:p>
          </table:table-cell>
          <table:table-cell office:value-type="float" office:value="21616808.787" table:style-name="ce3">
            <text:p>21616808,787</text:p>
          </table:table-cell>
          <table:table-cell office:value-type="float" office:value="21616807.217" table:style-name="ce3">
            <text:p>21616807,217</text:p>
          </table:table-cell>
          <table:table-cell office:value-type="float" office:value="21616808.309" table:style-name="ce3">
            <text:p>21616808,309</text:p>
          </table:table-cell>
          <table:table-cell office:value-type="float" office:value="-23674982.598000001" table:style-name="ce3">
            <text:p>-23674982,598</text:p>
          </table:table-cell>
          <table:table-cell office:value-type="float" office:value="-18448037.101" table:style-name="ce3">
            <text:p>-18448037,101</text:p>
          </table:table-cell>
          <table:table-cell office:value-type="float" office:value="19874324.749000002" table:style-name="ce3">
            <text:p>19874324,749</text:p>
          </table:table-cell>
          <table:table-cell office:value-type="float" office:value="19874320.879000001" table:style-name="ce3">
            <text:p>19874320,879</text:p>
          </table:table-cell>
          <table:table-cell office:value-type="float" office:value="19874324.353999998" table:style-name="ce3">
            <text:p>19874324,354</text:p>
          </table:table-cell>
          <table:table-cell table:number-columns-repeated="16332"/>
        </table:table-row>
        <table:table-row table:style-name="ro1">
          <table:table-cell office:value-type="float" office:value="17130" table:style-name="ce2">
            <text:p>17130</text:p>
          </table:table-cell>
          <table:table-cell office:value-type="float" office:value="-9040282.5859999992" table:style-name="ce3">
            <text:p>-9040282,586</text:p>
          </table:table-cell>
          <table:table-cell office:value-type="float" office:value="-7044373.7680000002" table:style-name="ce3">
            <text:p>-7044373,768</text:p>
          </table:table-cell>
          <table:table-cell office:value-type="float" office:value="22142222.388999999" table:style-name="ce3">
            <text:p>22142222,389</text:p>
          </table:table-cell>
          <table:table-cell office:value-type="float" office:value="22142221.219999999" table:style-name="ce3">
            <text:p>22142221,220</text:p>
          </table:table-cell>
          <table:table-cell office:value-type="float" office:value="22142221.482999999" table:style-name="ce3">
            <text:p>22142221,483</text:p>
          </table:table-cell>
          <table:table-cell table:number-columns-repeated="5" table:style-name="ce3"/>
          <table:table-cell office:value-type="float" office:value="-11922457.412" table:style-name="ce3">
            <text:p>-11922457,412</text:p>
          </table:table-cell>
          <table:table-cell office:value-type="float" office:value="-9290223.6789999995" table:style-name="ce3">
            <text:p>-9290223,679</text:p>
          </table:table-cell>
          <table:table-cell office:value-type="float" office:value="21373219.052999999" table:style-name="ce3">
            <text:p>21373219,053</text:p>
          </table:table-cell>
          <table:table-cell office:value-type="float" office:value="21373219.778999999" table:style-name="ce3">
            <text:p>21373219,779</text:p>
          </table:table-cell>
          <table:table-cell office:value-type="float" office:value="21373218.657000002" table:style-name="ce3">
            <text:p>21373218,657</text:p>
          </table:table-cell>
          <table:table-cell office:value-type="float" office:value="-13264338.539999999" table:style-name="ce3">
            <text:p>-13264338,540</text:p>
          </table:table-cell>
          <table:table-cell office:value-type="float" office:value="-10335847.579" table:style-name="ce3">
            <text:p>-10335847,579</text:p>
          </table:table-cell>
          <table:table-cell office:value-type="float" office:value="21624111.419" table:style-name="ce3">
            <text:p>21624111,419</text:p>
          </table:table-cell>
          <table:table-cell office:value-type="float" office:value="21624111.456999999" table:style-name="ce3">
            <text:p>21624111,457</text:p>
          </table:table-cell>
          <table:table-cell office:value-type="float" office:value="21624110.302000001" table:style-name="ce3">
            <text:p>21624110,302</text:p>
          </table:table-cell>
          <table:table-cell office:value-type="float" office:value="-23083723.794" table:style-name="ce3">
            <text:p>-23083723,794</text:p>
          </table:table-cell>
          <table:table-cell office:value-type="float" office:value="-17987315.684999999" table:style-name="ce3">
            <text:p>-17987315,685</text:p>
          </table:table-cell>
          <table:table-cell office:value-type="float" office:value="19873526.405999999" table:style-name="ce3">
            <text:p>19873526,406</text:p>
          </table:table-cell>
          <table:table-cell office:value-type="float" office:value="19873525.912" table:style-name="ce3">
            <text:p>19873525,912</text:p>
          </table:table-cell>
          <table:table-cell office:value-type="float" office:value="19873526.379999999" table:style-name="ce3">
            <text:p>19873526,380</text:p>
          </table:table-cell>
          <table:table-cell table:style-name="ce2"/>
          <table:table-cell office:value-type="float" office:value="-10444724.059" table:style-name="ce3">
            <text:p>-10444724,059</text:p>
          </table:table-cell>
          <table:table-cell office:value-type="float" office:value="-8138743.4060000004" table:style-name="ce3">
            <text:p>-8138743,406</text:p>
          </table:table-cell>
          <table:table-cell office:value-type="float" office:value="22142207.585999999" table:style-name="ce3">
            <text:p>22142207,586</text:p>
          </table:table-cell>
          <table:table-cell office:value-type="float" office:value="22142204.364" table:style-name="ce3">
            <text:p>22142204,364</text:p>
          </table:table-cell>
          <table:table-cell office:value-type="float" office:value="22142206.655999999" table:style-name="ce3">
            <text:p>22142206,656</text:p>
          </table:table-cell>
          <table:table-cell table:number-columns-repeated="5" table:style-name="ce3"/>
          <table:table-cell office:value-type="float" office:value="-12307472.676000001" table:style-name="ce3">
            <text:p>-12307472,676</text:p>
          </table:table-cell>
          <table:table-cell office:value-type="float" office:value="-9590235.8609999996" table:style-name="ce3">
            <text:p>-9590235,861</text:p>
          </table:table-cell>
          <table:table-cell office:value-type="float" office:value="21373203.973000001" table:style-name="ce3">
            <text:p>21373203,973</text:p>
          </table:table-cell>
          <table:table-cell office:value-type="float" office:value="21373201.925000001" table:style-name="ce3">
            <text:p>21373201,925</text:p>
          </table:table-cell>
          <table:table-cell office:value-type="float" office:value="21373203.331" table:style-name="ce3">
            <text:p>21373203,331</text:p>
          </table:table-cell>
          <table:table-cell office:value-type="float" office:value="219441.42800000001" table:style-name="ce3">
            <text:p>219441,428</text:p>
          </table:table-cell>
          <table:table-cell office:value-type="float" office:value="170993.36799999999" table:style-name="ce3">
            <text:p>170993,368</text:p>
          </table:table-cell>
          <table:table-cell office:value-type="float" office:value="21624099.789000001" table:style-name="ce3">
            <text:p>21624099,789</text:p>
          </table:table-cell>
          <table:table-cell office:value-type="float" office:value="21624097.482000001" table:style-name="ce3">
            <text:p>21624097,482</text:p>
          </table:table-cell>
          <table:table-cell office:value-type="float" office:value="21624098.796999998" table:style-name="ce3">
            <text:p>21624098,797</text:p>
          </table:table-cell>
          <table:table-cell office:value-type="float" office:value="-23679242.238000002" table:style-name="ce3">
            <text:p>-23679242,238</text:p>
          </table:table-cell>
          <table:table-cell office:value-type="float" office:value="-18451356.304000001" table:style-name="ce3">
            <text:p>-18451356,304</text:p>
          </table:table-cell>
          <table:table-cell office:value-type="float" office:value="19873514.241" table:style-name="ce3">
            <text:p>19873514,241</text:p>
          </table:table-cell>
          <table:table-cell office:value-type="float" office:value="19873510.395" table:style-name="ce3">
            <text:p>19873510,395</text:p>
          </table:table-cell>
          <table:table-cell office:value-type="float" office:value="19873513.629999999" table:style-name="ce3">
            <text:p>19873513,630</text:p>
          </table:table-cell>
          <table:table-cell table:number-columns-repeated="16332"/>
        </table:table-row>
        <table:table-row table:style-name="ro1">
          <table:table-cell office:value-type="float" office:value="17160" table:style-name="ce2">
            <text:p>17160</text:p>
          </table:table-cell>
          <table:table-cell office:value-type="float" office:value="-8967680.4230000004" table:style-name="ce3">
            <text:p>-8967680,423</text:p>
          </table:table-cell>
          <table:table-cell office:value-type="float" office:value="-6987800.665" table:style-name="ce3">
            <text:p>-6987800,665</text:p>
          </table:table-cell>
          <table:table-cell office:value-type="float" office:value="22156036.881000001" table:style-name="ce3">
            <text:p>22156036,881</text:p>
          </table:table-cell>
          <table:table-cell office:value-type="float" office:value="22156037.844999999" table:style-name="ce3">
            <text:p>22156037,845</text:p>
          </table:table-cell>
          <table:table-cell office:value-type="float" office:value="22156036.892999999" table:style-name="ce3">
            <text:p>22156036,893</text:p>
          </table:table-cell>
          <table:table-cell table:number-columns-repeated="5" table:style-name="ce3"/>
          <table:table-cell office:value-type="float" office:value="-11882235.334000001" table:style-name="ce3">
            <text:p>-11882235,334</text:p>
          </table:table-cell>
          <table:table-cell office:value-type="float" office:value="-9258881.8090000004" table:style-name="ce3">
            <text:p>-9258881,809</text:p>
          </table:table-cell>
          <table:table-cell office:value-type="float" office:value="21380873.675999999" table:style-name="ce3">
            <text:p>21380873,676</text:p>
          </table:table-cell>
          <table:table-cell office:value-type="float" office:value="21380873.748" table:style-name="ce3">
            <text:p>21380873,748</text:p>
          </table:table-cell>
          <table:table-cell office:value-type="float" office:value="21380872.855999999" table:style-name="ce3">
            <text:p>21380872,856</text:p>
          </table:table-cell>
          <table:table-cell office:value-type="float" office:value="-13225472.465" table:style-name="ce3">
            <text:p>-13225472,465</text:p>
          </table:table-cell>
          <table:table-cell office:value-type="float" office:value="-10305562.323000001" table:style-name="ce3">
            <text:p>-10305562,323</text:p>
          </table:table-cell>
          <table:table-cell office:value-type="float" office:value="21631506.68" table:style-name="ce3">
            <text:p>21631506,680</text:p>
          </table:table-cell>
          <table:table-cell office:value-type="float" office:value="21631507.515999999" table:style-name="ce3">
            <text:p>21631507,516</text:p>
          </table:table-cell>
          <table:table-cell office:value-type="float" office:value="21631506.346999999" table:style-name="ce3">
            <text:p>21631506,347</text:p>
          </table:table-cell>
          <table:table-cell office:value-type="float" office:value="-23087369.590999998" table:style-name="ce3">
            <text:p>-23087369,591</text:p>
          </table:table-cell>
          <table:table-cell office:value-type="float" office:value="-17990156.559999999" table:style-name="ce3">
            <text:p>-17990156,560</text:p>
          </table:table-cell>
          <table:table-cell office:value-type="float" office:value="19872832.785" table:style-name="ce3">
            <text:p>19872832,785</text:p>
          </table:table-cell>
          <table:table-cell office:value-type="float" office:value="19872831.896000002" table:style-name="ce3">
            <text:p>19872831,896</text:p>
          </table:table-cell>
          <table:table-cell office:value-type="float" office:value="19872832.548999999" table:style-name="ce3">
            <text:p>19872832,549</text:p>
          </table:table-cell>
          <table:table-cell table:style-name="ce2"/>
          <table:table-cell office:value-type="float" office:value="-10372115.581" table:style-name="ce3">
            <text:p>-10372115,581</text:p>
          </table:table-cell>
          <table:table-cell office:value-type="float" office:value="-8082165.3830000004" table:style-name="ce3">
            <text:p>-8082165,383</text:p>
          </table:table-cell>
          <table:table-cell office:value-type="float" office:value="22156024.085000001" table:style-name="ce3">
            <text:p>22156024,085</text:p>
          </table:table-cell>
          <table:table-cell office:value-type="float" office:value="22156021.999000002" table:style-name="ce3">
            <text:p>22156021,999</text:p>
          </table:table-cell>
          <table:table-cell office:value-type="float" office:value="22156023.846999999" table:style-name="ce3">
            <text:p>22156023,847</text:p>
          </table:table-cell>
          <table:table-cell table:number-columns-repeated="5" table:style-name="ce3"/>
          <table:table-cell office:value-type="float" office:value="-12267244.339" table:style-name="ce3">
            <text:p>-12267244,339</text:p>
          </table:table-cell>
          <table:table-cell office:value-type="float" office:value="-9558889.1040000003" table:style-name="ce3">
            <text:p>-9558889,104</text:p>
          </table:table-cell>
          <table:table-cell office:value-type="float" office:value="21380859.256999999" table:style-name="ce3">
            <text:p>21380859,257</text:p>
          </table:table-cell>
          <table:table-cell office:value-type="float" office:value="21380856.432999998" table:style-name="ce3">
            <text:p>21380856,433</text:p>
          </table:table-cell>
          <table:table-cell office:value-type="float" office:value="21380858.434" table:style-name="ce3">
            <text:p>21380858,434</text:p>
          </table:table-cell>
          <table:table-cell office:value-type="float" office:value="258313.88" table:style-name="ce3">
            <text:p>258313,880</text:p>
          </table:table-cell>
          <table:table-cell office:value-type="float" office:value="201283.58900000001" table:style-name="ce3">
            <text:p>201283,589</text:p>
          </table:table-cell>
          <table:table-cell office:value-type="float" office:value="21631497.120999999" table:style-name="ce3">
            <text:p>21631497,121</text:p>
          </table:table-cell>
          <table:table-cell office:value-type="float" office:value="21631494.625" table:style-name="ce3">
            <text:p>21631494,625</text:p>
          </table:table-cell>
          <table:table-cell office:value-type="float" office:value="21631496.401000001" table:style-name="ce3">
            <text:p>21631496,401</text:p>
          </table:table-cell>
          <table:table-cell office:value-type="float" office:value="-23682881.929000001" table:style-name="ce3">
            <text:p>-23682881,929</text:p>
          </table:table-cell>
          <table:table-cell office:value-type="float" office:value="-18454192.427000001" table:style-name="ce3">
            <text:p>-18454192,427</text:p>
          </table:table-cell>
          <table:table-cell office:value-type="float" office:value="19872821.666999999" table:style-name="ce3">
            <text:p>19872821,667</text:p>
          </table:table-cell>
          <table:table-cell office:value-type="float" office:value="19872817.664000001" table:style-name="ce3">
            <text:p>19872817,664</text:p>
          </table:table-cell>
          <table:table-cell office:value-type="float" office:value="19872820.949000001" table:style-name="ce3">
            <text:p>19872820,949</text:p>
          </table:table-cell>
          <table:table-cell table:number-columns-repeated="16332"/>
        </table:table-row>
        <table:table-row table:style-name="ro1">
          <table:table-cell office:value-type="float" office:value="17190" table:style-name="ce2">
            <text:p>17190</text:p>
          </table:table-cell>
          <table:table-cell office:value-type="float" office:value="-8894954.6750000007" table:style-name="ce3">
            <text:p>-8894954,675</text:p>
          </table:table-cell>
          <table:table-cell office:value-type="float" office:value="-6931131.267" table:style-name="ce3">
            <text:p>-6931131,267</text:p>
          </table:table-cell>
          <table:table-cell office:value-type="float" office:value="22169876.208000001" table:style-name="ce3">
            <text:p>22169876,208</text:p>
          </table:table-cell>
          <table:table-cell office:value-type="float" office:value="22169877.109000001" table:style-name="ce3">
            <text:p>22169877,109</text:p>
          </table:table-cell>
          <table:table-cell office:value-type="float" office:value="22169875.627" table:style-name="ce3">
            <text:p>22169875,627</text:p>
          </table:table-cell>
          <table:table-cell table:number-columns-repeated="5" table:style-name="ce3"/>
          <table:table-cell office:value-type="float" office:value="-11841893.431" table:style-name="ce3">
            <text:p>-11841893,431</text:p>
          </table:table-cell>
          <table:table-cell office:value-type="float" office:value="-9227446.5600000005" table:style-name="ce3">
            <text:p>-9227446,560</text:p>
          </table:table-cell>
          <table:table-cell office:value-type="float" office:value="21388550.952" table:style-name="ce3">
            <text:p>21388550,952</text:p>
          </table:table-cell>
          <table:table-cell office:value-type="float" office:value="21388550.589000002" table:style-name="ce3">
            <text:p>21388550,589</text:p>
          </table:table-cell>
          <table:table-cell office:value-type="float" office:value="21388550.149" table:style-name="ce3">
            <text:p>21388550,149</text:p>
          </table:table-cell>
          <table:table-cell office:value-type="float" office:value="-13186073.210000001" table:style-name="ce3">
            <text:p>-13186073,210</text:p>
          </table:table-cell>
          <table:table-cell office:value-type="float" office:value="-10274861.614" table:style-name="ce3">
            <text:p>-10274861,614</text:p>
          </table:table-cell>
          <table:table-cell office:value-type="float" office:value="21639004.304000001" table:style-name="ce3">
            <text:p>21639004,304</text:p>
          </table:table-cell>
          <table:table-cell office:value-type="float" office:value="21639005.006999999" table:style-name="ce3">
            <text:p>21639005,007</text:p>
          </table:table-cell>
          <table:table-cell office:value-type="float" office:value="21639003.517000001" table:style-name="ce3">
            <text:p>21639003,517</text:p>
          </table:table-cell>
          <table:table-cell office:value-type="float" office:value="-23090422.511" table:style-name="ce3">
            <text:p>-23090422,511</text:p>
          </table:table-cell>
          <table:table-cell office:value-type="float" office:value="-17992535.460000001" table:style-name="ce3">
            <text:p>-17992535,460</text:p>
          </table:table-cell>
          <table:table-cell office:value-type="float" office:value="19872252.243999999" table:style-name="ce3">
            <text:p>19872252,244</text:p>
          </table:table-cell>
          <table:table-cell office:value-type="float" office:value="19872250.956999999" table:style-name="ce3">
            <text:p>19872250,957</text:p>
          </table:table-cell>
          <table:table-cell office:value-type="float" office:value="19872251.634" table:style-name="ce3">
            <text:p>19872251,634</text:p>
          </table:table-cell>
          <table:table-cell table:style-name="ce2"/>
          <table:table-cell office:value-type="float" office:value="-10299395.334000001" table:style-name="ce3">
            <text:p>-10299395,334</text:p>
          </table:table-cell>
          <table:table-cell office:value-type="float" office:value="-8025500.2620000001" table:style-name="ce3">
            <text:p>-8025500,262</text:p>
          </table:table-cell>
          <table:table-cell office:value-type="float" office:value="22169862.317000002" table:style-name="ce3">
            <text:p>22169862,317</text:p>
          </table:table-cell>
          <table:table-cell office:value-type="float" office:value="22169859.671999998" table:style-name="ce3">
            <text:p>22169859,672</text:p>
          </table:table-cell>
          <table:table-cell office:value-type="float" office:value="22169861.495000001" table:style-name="ce3">
            <text:p>22169861,495</text:p>
          </table:table-cell>
          <table:table-cell table:number-columns-repeated="5" table:style-name="ce3"/>
          <table:table-cell office:value-type="float" office:value="-12226907.992000001" table:style-name="ce3">
            <text:p>-12226907,992</text:p>
          </table:table-cell>
          <table:table-cell office:value-type="float" office:value="-9527458.1919999998" table:style-name="ce3">
            <text:p>-9527458,192</text:p>
          </table:table-cell>
          <table:table-cell office:value-type="float" office:value="21388535.063000001" table:style-name="ce3">
            <text:p>21388535,063</text:p>
          </table:table-cell>
          <table:table-cell office:value-type="float" office:value="21388532.916000001" table:style-name="ce3">
            <text:p>21388532,916</text:p>
          </table:table-cell>
          <table:table-cell office:value-type="float" office:value="21388534.467999998" table:style-name="ce3">
            <text:p>21388534,468</text:p>
          </table:table-cell>
          <table:table-cell office:value-type="float" office:value="297707.679" table:style-name="ce3">
            <text:p>297707,679</text:p>
          </table:table-cell>
          <table:table-cell office:value-type="float" office:value="231980.04199999999" table:style-name="ce3">
            <text:p>231980,042</text:p>
          </table:table-cell>
          <table:table-cell office:value-type="float" office:value="21638992.785999998" table:style-name="ce3">
            <text:p>21638992,786</text:p>
          </table:table-cell>
          <table:table-cell office:value-type="float" office:value="21638991.155000001" table:style-name="ce3">
            <text:p>21638991,155</text:p>
          </table:table-cell>
          <table:table-cell office:value-type="float" office:value="21638992.342999998" table:style-name="ce3">
            <text:p>21638992,343</text:p>
          </table:table-cell>
          <table:table-cell office:value-type="float" office:value="-23685940.578000002" table:style-name="ce3">
            <text:p>-23685940,578</text:p>
          </table:table-cell>
          <table:table-cell office:value-type="float" office:value="-18456575.785" table:style-name="ce3">
            <text:p>-18456575,785</text:p>
          </table:table-cell>
          <table:table-cell office:value-type="float" office:value="19872239.589000002" table:style-name="ce3">
            <text:p>19872239,589</text:p>
          </table:table-cell>
          <table:table-cell office:value-type="float" office:value="19872235.956" table:style-name="ce3">
            <text:p>19872235,956</text:p>
          </table:table-cell>
          <table:table-cell office:value-type="float" office:value="19872239.063000001" table:style-name="ce3">
            <text:p>19872239,063</text:p>
          </table:table-cell>
          <table:table-cell table:number-columns-repeated="16332"/>
        </table:table-row>
        <table:table-row table:style-name="ro1">
          <table:table-cell office:value-type="float" office:value="17220" table:style-name="ce2">
            <text:p>17220</text:p>
          </table:table-cell>
          <table:table-cell office:value-type="float" office:value="-8822111.2760000005" table:style-name="ce3">
            <text:p>-8822111,276</text:p>
          </table:table-cell>
          <table:table-cell office:value-type="float" office:value="-6874370.1770000001" table:style-name="ce3">
            <text:p>-6874370,177</text:p>
          </table:table-cell>
          <table:table-cell office:value-type="float" office:value="22183737.206999999" table:style-name="ce3">
            <text:p>22183737,207</text:p>
          </table:table-cell>
          <table:table-cell office:value-type="float" office:value="22183738.414000001" table:style-name="ce3">
            <text:p>22183738,414</text:p>
          </table:table-cell>
          <table:table-cell office:value-type="float" office:value="22183736.986000001" table:style-name="ce3">
            <text:p>22183736,986</text:p>
          </table:table-cell>
          <table:table-cell table:number-columns-repeated="5" table:style-name="ce3"/>
          <table:table-cell office:value-type="float" office:value="-11801437.007999999" table:style-name="ce3">
            <text:p>-11801437,008</text:p>
          </table:table-cell>
          <table:table-cell office:value-type="float" office:value="-9195922.0810000002" table:style-name="ce3">
            <text:p>-9195922,081</text:p>
          </table:table-cell>
          <table:table-cell office:value-type="float" office:value="21396248.881999999" table:style-name="ce3">
            <text:p>21396248,882</text:p>
          </table:table-cell>
          <table:table-cell office:value-type="float" office:value="21396249.107999999" table:style-name="ce3">
            <text:p>21396249,108</text:p>
          </table:table-cell>
          <table:table-cell office:value-type="float" office:value="21396248.028999999" table:style-name="ce3">
            <text:p>21396248,029</text:p>
          </table:table-cell>
          <table:table-cell office:value-type="float" office:value="-13146148.232000001" table:style-name="ce3">
            <text:p>-13146148,232</text:p>
          </table:table-cell>
          <table:table-cell office:value-type="float" office:value="-10243751.233999999" table:style-name="ce3">
            <text:p>-10243751,234</text:p>
          </table:table-cell>
          <table:table-cell office:value-type="float" office:value="21646601.460000001" table:style-name="ce3">
            <text:p>21646601,460</text:p>
          </table:table-cell>
          <table:table-cell office:value-type="float" office:value="21646602.43" table:style-name="ce3">
            <text:p>21646602,430</text:p>
          </table:table-cell>
          <table:table-cell office:value-type="float" office:value="21646600.938999999" table:style-name="ce3">
            <text:p>21646600,939</text:p>
          </table:table-cell>
          <table:table-cell office:value-type="float" office:value="-23092888.537999999" table:style-name="ce3">
            <text:p>-23092888,538</text:p>
          </table:table-cell>
          <table:table-cell office:value-type="float" office:value="-17994457.033" table:style-name="ce3">
            <text:p>-17994457,033</text:p>
          </table:table-cell>
          <table:table-cell office:value-type="float" office:value="19871783.477000002" table:style-name="ce3">
            <text:p>19871783,477</text:p>
          </table:table-cell>
          <table:table-cell office:value-type="float" office:value="19871781.668000001" table:style-name="ce3">
            <text:p>19871781,668</text:p>
          </table:table-cell>
          <table:table-cell office:value-type="float" office:value="19871782.445999999" table:style-name="ce3">
            <text:p>19871782,446</text:p>
          </table:table-cell>
          <table:table-cell table:style-name="ce2"/>
          <table:table-cell office:value-type="float" office:value="-10226532.785" table:style-name="ce3">
            <text:p>-10226532,785</text:p>
          </table:table-cell>
          <table:table-cell office:value-type="float" office:value="-7968724.2609999999" table:style-name="ce3">
            <text:p>-7968724,261</text:p>
          </table:table-cell>
          <table:table-cell office:value-type="float" office:value="22183728.307999998" table:style-name="ce3">
            <text:p>22183728,308</text:p>
          </table:table-cell>
          <table:table-cell office:value-type="float" office:value="22183724.655000001" table:style-name="ce3">
            <text:p>22183724,655</text:p>
          </table:table-cell>
          <table:table-cell office:value-type="float" office:value="22183727.487" table:style-name="ce3">
            <text:p>22183727,487</text:p>
          </table:table-cell>
          <table:table-cell table:number-columns-repeated="5" table:style-name="ce3"/>
          <table:table-cell office:value-type="float" office:value="-12186432.479" table:style-name="ce3">
            <text:p>-12186432,479</text:p>
          </table:table-cell>
          <table:table-cell office:value-type="float" office:value="-9495918.8310000002" table:style-name="ce3">
            <text:p>-9495918,831</text:p>
          </table:table-cell>
          <table:table-cell office:value-type="float" office:value="21396236.868999999" table:style-name="ce3">
            <text:p>21396236,869</text:p>
          </table:table-cell>
          <table:table-cell office:value-type="float" office:value="21396235.136" table:style-name="ce3">
            <text:p>21396235,136</text:p>
          </table:table-cell>
          <table:table-cell office:value-type="float" office:value="21396236.577" table:style-name="ce3">
            <text:p>21396236,577</text:p>
          </table:table-cell>
          <table:table-cell office:value-type="float" office:value="337651.87300000002" table:style-name="ce3">
            <text:p>337651,873</text:p>
          </table:table-cell>
          <table:table-cell office:value-type="float" office:value="263105.38500000001" table:style-name="ce3">
            <text:p>263105,385</text:p>
          </table:table-cell>
          <table:table-cell office:value-type="float" office:value="21646595.142999999" table:style-name="ce3">
            <text:p>21646595,143</text:p>
          </table:table-cell>
          <table:table-cell office:value-type="float" office:value="21646592.120999999" table:style-name="ce3">
            <text:p>21646592,121</text:p>
          </table:table-cell>
          <table:table-cell office:value-type="float" office:value="21646593.986000001" table:style-name="ce3">
            <text:p>21646593,986</text:p>
          </table:table-cell>
          <table:table-cell office:value-type="float" office:value="-23688387.675000001" table:style-name="ce3">
            <text:p>-23688387,675</text:p>
          </table:table-cell>
          <table:table-cell office:value-type="float" office:value="-18458482.611000001" table:style-name="ce3">
            <text:p>-18458482,611</text:p>
          </table:table-cell>
          <table:table-cell office:value-type="float" office:value="19871773.662" table:style-name="ce3">
            <text:p>19871773,662</text:p>
          </table:table-cell>
          <table:table-cell office:value-type="float" office:value="19871769.995999999" table:style-name="ce3">
            <text:p>19871769,996</text:p>
          </table:table-cell>
          <table:table-cell office:value-type="float" office:value="19871773.554000001" table:style-name="ce3">
            <text:p>19871773,554</text:p>
          </table:table-cell>
          <table:table-cell table:number-columns-repeated="16332"/>
        </table:table-row>
        <table:table-row table:style-name="ro1">
          <table:table-cell office:value-type="float" office:value="17250" table:style-name="ce2">
            <text:p>17250</text:p>
          </table:table-cell>
          <table:table-cell office:value-type="float" office:value="-8749133.2469999995" table:style-name="ce3">
            <text:p>-8749133,247</text:p>
          </table:table-cell>
          <table:table-cell office:value-type="float" office:value="-6817504.1840000004" table:style-name="ce3">
            <text:p>-6817504,184</text:p>
          </table:table-cell>
          <table:table-cell office:value-type="float" office:value="22197624.318" table:style-name="ce3">
            <text:p>22197624,318</text:p>
          </table:table-cell>
          <table:table-cell office:value-type="float" office:value="22197625.565000001" table:style-name="ce3">
            <text:p>22197625,565</text:p>
          </table:table-cell>
          <table:table-cell office:value-type="float" office:value="22197624.809" table:style-name="ce3">
            <text:p>22197624,809</text:p>
          </table:table-cell>
          <table:table-cell table:number-columns-repeated="5" table:style-name="ce3"/>
          <table:table-cell office:value-type="float" office:value="-11760849.445" table:style-name="ce3">
            <text:p>-11760849,445</text:p>
          </table:table-cell>
          <table:table-cell office:value-type="float" office:value="-9164295.3929999992" table:style-name="ce3">
            <text:p>-9164295,393</text:p>
          </table:table-cell>
          <table:table-cell office:value-type="float" office:value="21403972.886" table:style-name="ce3">
            <text:p>21403972,886</text:p>
          </table:table-cell>
          <table:table-cell office:value-type="float" office:value="21403972.475000001" table:style-name="ce3">
            <text:p>21403972,475</text:p>
          </table:table-cell>
          <table:table-cell office:value-type="float" office:value="21403972.423999999" table:style-name="ce3">
            <text:p>21403972,424</text:p>
          </table:table-cell>
          <table:table-cell office:value-type="float" office:value="-13105682.033" table:style-name="ce3">
            <text:p>-13105682,033</text:p>
          </table:table-cell>
          <table:table-cell office:value-type="float" office:value="-10212219.148" table:style-name="ce3">
            <text:p>-10212219,148</text:p>
          </table:table-cell>
          <table:table-cell office:value-type="float" office:value="21654301.166999999" table:style-name="ce3">
            <text:p>21654301,167</text:p>
          </table:table-cell>
          <table:table-cell office:value-type="float" office:value="21654302.798999999" table:style-name="ce3">
            <text:p>21654302,799</text:p>
          </table:table-cell>
          <table:table-cell office:value-type="float" office:value="21654301.278999999" table:style-name="ce3">
            <text:p>21654301,279</text:p>
          </table:table-cell>
          <table:table-cell office:value-type="float" office:value="-23094750.59" table:style-name="ce3">
            <text:p>-23094750,590</text:p>
          </table:table-cell>
          <table:table-cell office:value-type="float" office:value="-17995907.978999998" table:style-name="ce3">
            <text:p>-17995907,979</text:p>
          </table:table-cell>
          <table:table-cell office:value-type="float" office:value="19871428.866999999" table:style-name="ce3">
            <text:p>19871428,867</text:p>
          </table:table-cell>
          <table:table-cell office:value-type="float" office:value="19871427.715" table:style-name="ce3">
            <text:p>19871427,715</text:p>
          </table:table-cell>
          <table:table-cell office:value-type="float" office:value="19871427.897999998" table:style-name="ce3">
            <text:p>19871427,898</text:p>
          </table:table-cell>
          <table:table-cell table:style-name="ce2"/>
          <table:table-cell office:value-type="float" office:value="-10153555.030999999" table:style-name="ce3">
            <text:p>-10153555,031</text:p>
          </table:table-cell>
          <table:table-cell office:value-type="float" office:value="-7911858.4910000004" table:style-name="ce3">
            <text:p>-7911858,491</text:p>
          </table:table-cell>
          <table:table-cell office:value-type="float" office:value="22197614.480999999" table:style-name="ce3">
            <text:p>22197614,481</text:p>
          </table:table-cell>
          <table:table-cell office:value-type="float" office:value="22197611.664000001" table:style-name="ce3">
            <text:p>22197611,664</text:p>
          </table:table-cell>
          <table:table-cell office:value-type="float" office:value="22197613.638" table:style-name="ce3">
            <text:p>22197613,638</text:p>
          </table:table-cell>
          <table:table-cell table:number-columns-repeated="5" table:style-name="ce3"/>
          <table:table-cell office:value-type="float" office:value="-12145845.239" table:style-name="ce3">
            <text:p>-12145845,239</text:p>
          </table:table-cell>
          <table:table-cell office:value-type="float" office:value="-9464292.4049999993" table:style-name="ce3">
            <text:p>-9464292,405</text:p>
          </table:table-cell>
          <table:table-cell office:value-type="float" office:value="21403960.550999999" table:style-name="ce3">
            <text:p>21403960,551</text:p>
          </table:table-cell>
          <table:table-cell office:value-type="float" office:value="21403958.197000001" table:style-name="ce3">
            <text:p>21403958,197</text:p>
          </table:table-cell>
          <table:table-cell office:value-type="float" office:value="21403960.074999999" table:style-name="ce3">
            <text:p>21403960,075</text:p>
          </table:table-cell>
          <table:table-cell office:value-type="float" office:value="378117.84" table:style-name="ce3">
            <text:p>378117,840</text:p>
          </table:table-cell>
          <table:table-cell office:value-type="float" office:value="294637.29300000001" table:style-name="ce3">
            <text:p>294637,293</text:p>
          </table:table-cell>
          <table:table-cell office:value-type="float" office:value="21654294.477000002" table:style-name="ce3">
            <text:p>21654294,477</text:p>
          </table:table-cell>
          <table:table-cell office:value-type="float" office:value="21654292.789999999" table:style-name="ce3">
            <text:p>21654292,790</text:p>
          </table:table-cell>
          <table:table-cell office:value-type="float" office:value="21654294.065000001" table:style-name="ce3">
            <text:p>21654294,065</text:p>
          </table:table-cell>
          <table:table-cell office:value-type="float" office:value="-23690250.232000001" table:style-name="ce3">
            <text:p>-23690250,232</text:p>
          </table:table-cell>
          <table:table-cell office:value-type="float" office:value="-18459933.953000002" table:style-name="ce3">
            <text:p>-18459933,953</text:p>
          </table:table-cell>
          <table:table-cell office:value-type="float" office:value="19871419.745999999" table:style-name="ce3">
            <text:p>19871419,746</text:p>
          </table:table-cell>
          <table:table-cell office:value-type="float" office:value="19871415.699999999" table:style-name="ce3">
            <text:p>19871415,700</text:p>
          </table:table-cell>
          <table:table-cell office:value-type="float" office:value="19871419.217" table:style-name="ce3">
            <text:p>19871419,217</text:p>
          </table:table-cell>
          <table:table-cell table:number-columns-repeated="16332"/>
        </table:table-row>
        <table:table-row table:style-name="ro1">
          <table:table-cell office:value-type="float" office:value="17280" table:style-name="ce2">
            <text:p>17280</text:p>
          </table:table-cell>
          <table:table-cell office:value-type="float" office:value="-8676032.6769999992" table:style-name="ce3">
            <text:p>-8676032,677</text:p>
          </table:table-cell>
          <table:table-cell office:value-type="float" office:value="-6760542.7019999996" table:style-name="ce3">
            <text:p>-6760542,702</text:p>
          </table:table-cell>
          <table:table-cell office:value-type="float" office:value="22211535.489999998" table:style-name="ce3">
            <text:p>22211535,490</text:p>
          </table:table-cell>
          <table:table-cell office:value-type="float" office:value="22211536.136" table:style-name="ce3">
            <text:p>22211536,136</text:p>
          </table:table-cell>
          <table:table-cell office:value-type="float" office:value="22211535.427999999" table:style-name="ce3">
            <text:p>22211535,428</text:p>
          </table:table-cell>
          <table:table-cell table:number-columns-repeated="5" table:style-name="ce3"/>
          <table:table-cell office:value-type="float" office:value="-11720142.952" table:style-name="ce3">
            <text:p>-11720142,952</text:p>
          </table:table-cell>
          <table:table-cell office:value-type="float" office:value="-9132576.0510000009" table:style-name="ce3">
            <text:p>-9132576,051</text:p>
          </table:table-cell>
          <table:table-cell office:value-type="float" office:value="21411718.539000001" table:style-name="ce3">
            <text:p>21411718,539</text:p>
          </table:table-cell>
          <table:table-cell office:value-type="float" office:value="21411718.609999999" table:style-name="ce3">
            <text:p>21411718,610</text:p>
          </table:table-cell>
          <table:table-cell office:value-type="float" office:value="21411718.144000001" table:style-name="ce3">
            <text:p>21411718,144</text:p>
          </table:table-cell>
          <table:table-cell office:value-type="float" office:value="-13064688.126" table:style-name="ce3">
            <text:p>-13064688,126</text:p>
          </table:table-cell>
          <table:table-cell office:value-type="float" office:value="-10180275.846000001" table:style-name="ce3">
            <text:p>-10180275,846</text:p>
          </table:table-cell>
          <table:table-cell office:value-type="float" office:value="21662101.701000001" table:style-name="ce3">
            <text:p>21662101,701</text:p>
          </table:table-cell>
          <table:table-cell office:value-type="float" office:value="21662104.366999999" table:style-name="ce3">
            <text:p>21662104,367</text:p>
          </table:table-cell>
          <table:table-cell office:value-type="float" office:value="21662101.958000001" table:style-name="ce3">
            <text:p>21662101,958</text:p>
          </table:table-cell>
          <table:table-cell office:value-type="float" office:value="-23096020.967999998" table:style-name="ce3">
            <text:p>-23096020,968</text:p>
          </table:table-cell>
          <table:table-cell office:value-type="float" office:value="-17996897.886999998" table:style-name="ce3">
            <text:p>-17996897,887</text:p>
          </table:table-cell>
          <table:table-cell office:value-type="float" office:value="19871187.160999998" table:style-name="ce3">
            <text:p>19871187,161</text:p>
          </table:table-cell>
          <table:table-cell office:value-type="float" office:value="19871185.649999999" table:style-name="ce3">
            <text:p>19871185,650</text:p>
          </table:table-cell>
          <table:table-cell office:value-type="float" office:value="19871186.453000002" table:style-name="ce3">
            <text:p>19871186,453</text:p>
          </table:table-cell>
          <table:table-cell table:style-name="ce2"/>
          <table:table-cell office:value-type="float" office:value="-10080443.537" table:style-name="ce3">
            <text:p>-10080443,537</text:p>
          </table:table-cell>
          <table:table-cell office:value-type="float" office:value="-7854888.5020000003" table:style-name="ce3">
            <text:p>-7854888,502</text:p>
          </table:table-cell>
          <table:table-cell office:value-type="float" office:value="22211527.772999998" table:style-name="ce3">
            <text:p>22211527,773</text:p>
          </table:table-cell>
          <table:table-cell office:value-type="float" office:value="22211524.754999999" table:style-name="ce3">
            <text:p>22211524,755</text:p>
          </table:table-cell>
          <table:table-cell office:value-type="float" office:value="22211526.883000001" table:style-name="ce3">
            <text:p>22211526,883</text:p>
          </table:table-cell>
          <table:table-cell table:number-columns-repeated="5" table:style-name="ce3"/>
          <table:table-cell office:value-type="float" office:value="-12105127.891000001" table:style-name="ce3">
            <text:p>-12105127,891</text:p>
          </table:table-cell>
          <table:table-cell office:value-type="float" office:value="-9432564.5999999996" table:style-name="ce3">
            <text:p>-9432564,600</text:p>
          </table:table-cell>
          <table:table-cell office:value-type="float" office:value="21411708.449000001" table:style-name="ce3">
            <text:p>21411708,449</text:p>
          </table:table-cell>
          <table:table-cell office:value-type="float" office:value="21411706.561999999" table:style-name="ce3">
            <text:p>21411706,562</text:p>
          </table:table-cell>
          <table:table-cell office:value-type="float" office:value="21411708.173999999" table:style-name="ce3">
            <text:p>21411708,174</text:p>
          </table:table-cell>
          <table:table-cell office:value-type="float" office:value="419122.71600000001" table:style-name="ce3">
            <text:p>419122,716</text:p>
          </table:table-cell>
          <table:table-cell office:value-type="float" office:value="326589.13900000002" table:style-name="ce3">
            <text:p>326589,139</text:p>
          </table:table-cell>
          <table:table-cell office:value-type="float" office:value="21662098.888999999" table:style-name="ce3">
            <text:p>21662098,889</text:p>
          </table:table-cell>
          <table:table-cell office:value-type="float" office:value="21662095.624000002" table:style-name="ce3">
            <text:p>21662095,624</text:p>
          </table:table-cell>
          <table:table-cell office:value-type="float" office:value="21662097.495000001" table:style-name="ce3">
            <text:p>21662097,495</text:p>
          </table:table-cell>
          <table:table-cell office:value-type="float" office:value="-23691509.912999999" table:style-name="ce3">
            <text:p>-23691509,913</text:p>
          </table:table-cell>
          <table:table-cell office:value-type="float" office:value="-18460915.522999998" table:style-name="ce3">
            <text:p>-18460915,523</text:p>
          </table:table-cell>
          <table:table-cell office:value-type="float" office:value="19871179.636999998" table:style-name="ce3">
            <text:p>19871179,637</text:p>
          </table:table-cell>
          <table:table-cell office:value-type="float" office:value="19871175.919" table:style-name="ce3">
            <text:p>19871175,919</text:p>
          </table:table-cell>
          <table:table-cell office:value-type="float" office:value="19871179.162" table:style-name="ce3">
            <text:p>19871179,162</text:p>
          </table:table-cell>
          <table:table-cell table:number-columns-repeated="16332"/>
        </table:table-row>
        <table:table-row table:style-name="ro1">
          <table:table-cell office:value-type="float" office:value="17310" table:style-name="ce2">
            <text:p>17310</text:p>
          </table:table-cell>
          <table:table-cell office:value-type="float" office:value="-8602804.1809999999" table:style-name="ce3">
            <text:p>-8602804,181</text:p>
          </table:table-cell>
          <table:table-cell office:value-type="float" office:value="-6703481.5269999998" table:style-name="ce3">
            <text:p>-6703481,527</text:p>
          </table:table-cell>
          <table:table-cell office:value-type="float" office:value="22225471.872000001" table:style-name="ce3">
            <text:p>22225471,872</text:p>
          </table:table-cell>
          <table:table-cell office:value-type="float" office:value="22225471.232000001" table:style-name="ce3">
            <text:p>22225471,232</text:p>
          </table:table-cell>
          <table:table-cell office:value-type="float" office:value="22225470.783" table:style-name="ce3">
            <text:p>22225470,783</text:p>
          </table:table-cell>
          <table:table-cell table:number-columns-repeated="5" table:style-name="ce3"/>
          <table:table-cell office:value-type="float" office:value="-11679311.772" table:style-name="ce3">
            <text:p>-11679311,772</text:p>
          </table:table-cell>
          <table:table-cell office:value-type="float" office:value="-9100759.5429999996" table:style-name="ce3">
            <text:p>-9100759,543</text:p>
          </table:table-cell>
          <table:table-cell office:value-type="float" office:value="21419488.43" table:style-name="ce3">
            <text:p>21419488,430</text:p>
          </table:table-cell>
          <table:table-cell office:value-type="float" office:value="21419488.715" table:style-name="ce3">
            <text:p>21419488,715</text:p>
          </table:table-cell>
          <table:table-cell office:value-type="float" office:value="21419488.015000001" table:style-name="ce3">
            <text:p>21419488,015</text:p>
          </table:table-cell>
          <table:table-cell office:value-type="float" office:value="-13023162.616" table:style-name="ce3">
            <text:p>-13023162,616</text:p>
          </table:table-cell>
          <table:table-cell office:value-type="float" office:value="-10147918.310000001" table:style-name="ce3">
            <text:p>-10147918,310</text:p>
          </table:table-cell>
          <table:table-cell office:value-type="float" office:value="21670004.592" table:style-name="ce3">
            <text:p>21670004,592</text:p>
          </table:table-cell>
          <table:table-cell office:value-type="float" office:value="21670005.835000001" table:style-name="ce3">
            <text:p>21670005,835</text:p>
          </table:table-cell>
          <table:table-cell office:value-type="float" office:value="21670003.748" table:style-name="ce3">
            <text:p>21670003,748</text:p>
          </table:table-cell>
          <table:table-cell office:value-type="float" office:value="-23096694.697000001" table:style-name="ce3">
            <text:p>-23096694,697</text:p>
          </table:table-cell>
          <table:table-cell office:value-type="float" office:value="-17997422.868999999" table:style-name="ce3">
            <text:p>-17997422,869</text:p>
          </table:table-cell>
          <table:table-cell office:value-type="float" office:value="19871059.149" table:style-name="ce3">
            <text:p>19871059,149</text:p>
          </table:table-cell>
          <table:table-cell office:value-type="float" office:value="19871057.377999999" table:style-name="ce3">
            <text:p>19871057,378</text:p>
          </table:table-cell>
          <table:table-cell office:value-type="float" office:value="19871058.192000002" table:style-name="ce3">
            <text:p>19871058,192</text:p>
          </table:table-cell>
          <table:table-cell table:style-name="ce2"/>
          <table:table-cell office:value-type="float" office:value="-10007215.077" table:style-name="ce3">
            <text:p>-10007215,077</text:p>
          </table:table-cell>
          <table:table-cell office:value-type="float" office:value="-7797827.375" table:style-name="ce3">
            <text:p>-7797827,375</text:p>
          </table:table-cell>
          <table:table-cell office:value-type="float" office:value="22225461.838" table:style-name="ce3">
            <text:p>22225461,838</text:p>
          </table:table-cell>
          <table:table-cell office:value-type="float" office:value="22225459.592" table:style-name="ce3">
            <text:p>22225459,592</text:p>
          </table:table-cell>
          <table:table-cell office:value-type="float" office:value="22225461.923999999" table:style-name="ce3">
            <text:p>22225461,924</text:p>
          </table:table-cell>
          <table:table-cell table:number-columns-repeated="5" table:style-name="ce3"/>
          <table:table-cell office:value-type="float" office:value="-12064296.793" table:style-name="ce3">
            <text:p>-12064296,793</text:p>
          </table:table-cell>
          <table:table-cell office:value-type="float" office:value="-9400748.1630000006" table:style-name="ce3">
            <text:p>-9400748,163</text:p>
          </table:table-cell>
          <table:table-cell office:value-type="float" office:value="21419478.640000001" table:style-name="ce3">
            <text:p>21419478,640</text:p>
          </table:table-cell>
          <table:table-cell office:value-type="float" office:value="21419476.254000001" table:style-name="ce3">
            <text:p>21419476,254</text:p>
          </table:table-cell>
          <table:table-cell office:value-type="float" office:value="21419478.375" table:style-name="ce3">
            <text:p>21419478,375</text:p>
          </table:table-cell>
          <table:table-cell office:value-type="float" office:value="460648.239" table:style-name="ce3">
            <text:p>460648,239</text:p>
          </table:table-cell>
          <table:table-cell office:value-type="float" office:value="358946.68300000002" table:style-name="ce3">
            <text:p>358946,683</text:p>
          </table:table-cell>
          <table:table-cell office:value-type="float" office:value="21670000.443999998" table:style-name="ce3">
            <text:p>21670000,444</text:p>
          </table:table-cell>
          <table:table-cell office:value-type="float" office:value="21669997.859000001" table:style-name="ce3">
            <text:p>21669997,859</text:p>
          </table:table-cell>
          <table:table-cell office:value-type="float" office:value="21669999.223999999" table:style-name="ce3">
            <text:p>21669999,224</text:p>
          </table:table-cell>
          <table:table-cell office:value-type="float" office:value="-23692183.905000001" table:style-name="ce3">
            <text:p>-23692183,905</text:p>
          </table:table-cell>
          <table:table-cell office:value-type="float" office:value="-18461440.710000001" table:style-name="ce3">
            <text:p>-18461440,710</text:p>
          </table:table-cell>
          <table:table-cell office:value-type="float" office:value="19871050.870999999" table:style-name="ce3">
            <text:p>19871050,871</text:p>
          </table:table-cell>
          <table:table-cell office:value-type="float" office:value="19871047.815000001" table:style-name="ce3">
            <text:p>19871047,815</text:p>
          </table:table-cell>
          <table:table-cell office:value-type="float" office:value="19871051.133000001" table:style-name="ce3">
            <text:p>19871051,133</text:p>
          </table:table-cell>
          <table:table-cell table:number-columns-repeated="16332"/>
        </table:table-row>
        <table:table-row table:style-name="ro1">
          <table:table-cell office:value-type="float" office:value="17340" table:style-name="ce2">
            <text:p>17340</text:p>
          </table:table-cell>
          <table:table-cell office:value-type="float" office:value="-8529454.6410000008" table:style-name="ce3">
            <text:p>-8529454,641</text:p>
          </table:table-cell>
          <table:table-cell office:value-type="float" office:value="-6646326.0559999999" table:style-name="ce3">
            <text:p>-6646326,056</text:p>
          </table:table-cell>
          <table:table-cell office:value-type="float" office:value="22239428.199000001" table:style-name="ce3">
            <text:p>22239428,199</text:p>
          </table:table-cell>
          <table:table-cell office:value-type="float" office:value="22239428.772999998" table:style-name="ce3">
            <text:p>22239428,773</text:p>
          </table:table-cell>
          <table:table-cell office:value-type="float" office:value="22239428.488000002" table:style-name="ce3">
            <text:p>22239428,488</text:p>
          </table:table-cell>
          <table:table-cell table:number-columns-repeated="5" table:style-name="ce3"/>
          <table:table-cell office:value-type="float" office:value="-11638363.006999999" table:style-name="ce3">
            <text:p>-11638363,007</text:p>
          </table:table-cell>
          <table:table-cell office:value-type="float" office:value="-9068851.4169999994" table:style-name="ce3">
            <text:p>-9068851,417</text:p>
          </table:table-cell>
          <table:table-cell office:value-type="float" office:value="21427281.017000001" table:style-name="ce3">
            <text:p>21427281,017</text:p>
          </table:table-cell>
          <table:table-cell office:value-type="float" office:value="21427281.151000001" table:style-name="ce3">
            <text:p>21427281,151</text:p>
          </table:table-cell>
          <table:table-cell office:value-type="float" office:value="21427280.419" table:style-name="ce3">
            <text:p>21427280,419</text:p>
          </table:table-cell>
          <table:table-cell office:value-type="float" office:value="-12981114.164999999" table:style-name="ce3">
            <text:p>-12981114,165</text:p>
          </table:table-cell>
          <table:table-cell office:value-type="float" office:value="-10115153.293" table:style-name="ce3">
            <text:p>-10115153,293</text:p>
          </table:table-cell>
          <table:table-cell office:value-type="float" office:value="21678006.579999998" table:style-name="ce3">
            <text:p>21678006,580</text:p>
          </table:table-cell>
          <table:table-cell office:value-type="float" office:value="21678007.484999999" table:style-name="ce3">
            <text:p>21678007,485</text:p>
          </table:table-cell>
          <table:table-cell office:value-type="float" office:value="21678005.785" table:style-name="ce3">
            <text:p>21678005,785</text:p>
          </table:table-cell>
          <table:table-cell office:value-type="float" office:value="-23096779.543000001" table:style-name="ce3">
            <text:p>-23096779,543</text:p>
          </table:table-cell>
          <table:table-cell office:value-type="float" office:value="-17997488.982999999" table:style-name="ce3">
            <text:p>-17997488,983</text:p>
          </table:table-cell>
          <table:table-cell office:value-type="float" office:value="19871043.260000002" table:style-name="ce3">
            <text:p>19871043,260</text:p>
          </table:table-cell>
          <table:table-cell office:value-type="float" office:value="19871041.427000001" table:style-name="ce3">
            <text:p>19871041,427</text:p>
          </table:table-cell>
          <table:table-cell office:value-type="float" office:value="19871041.927000001" table:style-name="ce3">
            <text:p>19871041,927</text:p>
          </table:table-cell>
          <table:table-cell table:style-name="ce2"/>
          <table:table-cell office:value-type="float" office:value="-9933873.6469999999" table:style-name="ce3">
            <text:p>-9933873,647</text:p>
          </table:table-cell>
          <table:table-cell office:value-type="float" office:value="-7740678.2060000002" table:style-name="ce3">
            <text:p>-7740678,206</text:p>
          </table:table-cell>
          <table:table-cell office:value-type="float" office:value="22239418.407000002" table:style-name="ce3">
            <text:p>22239418,407</text:p>
          </table:table-cell>
          <table:table-cell office:value-type="float" office:value="22239416.175999999" table:style-name="ce3">
            <text:p>22239416,176</text:p>
          </table:table-cell>
          <table:table-cell office:value-type="float" office:value="22239418.131000001" table:style-name="ce3">
            <text:p>22239418,131</text:p>
          </table:table-cell>
          <table:table-cell table:number-columns-repeated="5" table:style-name="ce3"/>
          <table:table-cell office:value-type="float" office:value="-12023356.184" table:style-name="ce3">
            <text:p>-12023356,184</text:p>
          </table:table-cell>
          <table:table-cell office:value-type="float" office:value="-9368846.3900000006" table:style-name="ce3">
            <text:p>-9368846,390</text:p>
          </table:table-cell>
          <table:table-cell office:value-type="float" office:value="21427269.352000002" table:style-name="ce3">
            <text:p>21427269,352</text:p>
          </table:table-cell>
          <table:table-cell office:value-type="float" office:value="21427266.758000001" table:style-name="ce3">
            <text:p>21427266,758</text:p>
          </table:table-cell>
          <table:table-cell office:value-type="float" office:value="21427269.092999998" table:style-name="ce3">
            <text:p>21427269,093</text:p>
          </table:table-cell>
          <table:table-cell office:value-type="float" office:value="502688.63299999997" table:style-name="ce3">
            <text:p>502688,633</text:p>
          </table:table-cell>
          <table:table-cell office:value-type="float" office:value="391705.43699999998" table:style-name="ce3">
            <text:p>391705,437</text:p>
          </table:table-cell>
          <table:table-cell office:value-type="float" office:value="21677999.965" table:style-name="ce3">
            <text:p>21677999,965</text:p>
          </table:table-cell>
          <table:table-cell office:value-type="float" office:value="21677998.055" table:style-name="ce3">
            <text:p>21677998,055</text:p>
          </table:table-cell>
          <table:table-cell office:value-type="float" office:value="21677999.649999999" table:style-name="ce3">
            <text:p>21677999,650</text:p>
          </table:table-cell>
          <table:table-cell office:value-type="float" office:value="-23692277.07" table:style-name="ce3">
            <text:p>-23692277,070</text:p>
          </table:table-cell>
          <table:table-cell office:value-type="float" office:value="-18461513.305" table:style-name="ce3">
            <text:p>-18461513,305</text:p>
          </table:table-cell>
          <table:table-cell office:value-type="float" office:value="19871033.734999999" table:style-name="ce3">
            <text:p>19871033,735</text:p>
          </table:table-cell>
          <table:table-cell office:value-type="float" office:value="19871030.118000001" table:style-name="ce3">
            <text:p>19871030,118</text:p>
          </table:table-cell>
          <table:table-cell office:value-type="float" office:value="19871033.395" table:style-name="ce3">
            <text:p>19871033,395</text:p>
          </table:table-cell>
          <table:table-cell table:number-columns-repeated="16332"/>
        </table:table-row>
        <table:table-row table:style-name="ro1">
          <table:table-cell office:value-type="float" office:value="17370" table:style-name="ce2">
            <text:p>17370</text:p>
          </table:table-cell>
          <table:table-cell office:value-type="float" office:value="-8455981.0769999996" table:style-name="ce3">
            <text:p>-8455981,077</text:p>
          </table:table-cell>
          <table:table-cell office:value-type="float" office:value="-6589073.9419999998" table:style-name="ce3">
            <text:p>-6589073,942</text:p>
          </table:table-cell>
          <table:table-cell office:value-type="float" office:value="22253410.441" table:style-name="ce3">
            <text:p>22253410,441</text:p>
          </table:table-cell>
          <table:table-cell office:value-type="float" office:value="22253410.739999998" table:style-name="ce3">
            <text:p>22253410,740</text:p>
          </table:table-cell>
          <table:table-cell office:value-type="float" office:value="22253409.401000001" table:style-name="ce3">
            <text:p>22253409,401</text:p>
          </table:table-cell>
          <table:table-cell table:number-columns-repeated="5" table:style-name="ce3"/>
          <table:table-cell office:value-type="float" office:value="-11597293.18" table:style-name="ce3">
            <text:p>-11597293,180</text:p>
          </table:table-cell>
          <table:table-cell office:value-type="float" office:value="-9036848.9590000007" table:style-name="ce3">
            <text:p>-9036848,959</text:p>
          </table:table-cell>
          <table:table-cell office:value-type="float" office:value="21435095.892000001" table:style-name="ce3">
            <text:p>21435095,892</text:p>
          </table:table-cell>
          <table:table-cell office:value-type="float" office:value="21435096.513999999" table:style-name="ce3">
            <text:p>21435096,514</text:p>
          </table:table-cell>
          <table:table-cell office:value-type="float" office:value="21435095.436999999" table:style-name="ce3">
            <text:p>21435095,437</text:p>
          </table:table-cell>
          <table:table-cell office:value-type="float" office:value="-12938540.785" table:style-name="ce3">
            <text:p>-12938540,785</text:p>
          </table:table-cell>
          <table:table-cell office:value-type="float" office:value="-10081979.225" table:style-name="ce3">
            <text:p>-10081979,225</text:p>
          </table:table-cell>
          <table:table-cell office:value-type="float" office:value="21686108.421" table:style-name="ce3">
            <text:p>21686108,421</text:p>
          </table:table-cell>
          <table:table-cell office:value-type="float" office:value="21686108.811000001" table:style-name="ce3">
            <text:p>21686108,811</text:p>
          </table:table-cell>
          <table:table-cell office:value-type="float" office:value="21686107.191" table:style-name="ce3">
            <text:p>21686107,191</text:p>
          </table:table-cell>
          <table:table-cell office:value-type="float" office:value="-23096271.895" table:style-name="ce3">
            <text:p>-23096271,895</text:p>
          </table:table-cell>
          <table:table-cell office:value-type="float" office:value="-17997093.414000001" table:style-name="ce3">
            <text:p>-17997093,414</text:p>
          </table:table-cell>
          <table:table-cell office:value-type="float" office:value="19871139.359999999" table:style-name="ce3">
            <text:p>19871139,360</text:p>
          </table:table-cell>
          <table:table-cell office:value-type="float" office:value="19871137.852000002" table:style-name="ce3">
            <text:p>19871137,852</text:p>
          </table:table-cell>
          <table:table-cell office:value-type="float" office:value="19871138.600000001" table:style-name="ce3">
            <text:p>19871138,600</text:p>
          </table:table-cell>
          <table:table-cell table:style-name="ce2"/>
          <table:table-cell office:value-type="float" office:value="-9860387.4360000007" table:style-name="ce3">
            <text:p>-9860387,436</text:p>
          </table:table-cell>
          <table:table-cell office:value-type="float" office:value="-7683416.2439999999" table:style-name="ce3">
            <text:p>-7683416,244</text:p>
          </table:table-cell>
          <table:table-cell office:value-type="float" office:value="22253401.899999999" table:style-name="ce3">
            <text:p>22253401,900</text:p>
          </table:table-cell>
          <table:table-cell office:value-type="float" office:value="22253400.493999999" table:style-name="ce3">
            <text:p>22253400,494</text:p>
          </table:table-cell>
          <table:table-cell office:value-type="float" office:value="22253401.675999999" table:style-name="ce3">
            <text:p>22253401,676</text:p>
          </table:table-cell>
          <table:table-cell table:number-columns-repeated="5" table:style-name="ce3"/>
          <table:table-cell office:value-type="float" office:value="-11982273.773" table:style-name="ce3">
            <text:p>-11982273,773</text:p>
          </table:table-cell>
          <table:table-cell office:value-type="float" office:value="-9336834.1290000007" table:style-name="ce3">
            <text:p>-9336834,129</text:p>
          </table:table-cell>
          <table:table-cell office:value-type="float" office:value="21435087.276000001" table:style-name="ce3">
            <text:p>21435087,276</text:p>
          </table:table-cell>
          <table:table-cell office:value-type="float" office:value="21435085.116" table:style-name="ce3">
            <text:p>21435085,116</text:p>
          </table:table-cell>
          <table:table-cell office:value-type="float" office:value="21435087.024999999" table:style-name="ce3">
            <text:p>21435087,025</text:p>
          </table:table-cell>
          <table:table-cell office:value-type="float" office:value="545274.696" table:style-name="ce3">
            <text:p>545274,696</text:p>
          </table:table-cell>
          <table:table-cell office:value-type="float" office:value="424889.38299999997" table:style-name="ce3">
            <text:p>424889,383</text:p>
          </table:table-cell>
          <table:table-cell office:value-type="float" office:value="21686103.585999999" table:style-name="ce3">
            <text:p>21686103,586</text:p>
          </table:table-cell>
          <table:table-cell office:value-type="float" office:value="21686102.228" table:style-name="ce3">
            <text:p>21686102,228</text:p>
          </table:table-cell>
          <table:table-cell office:value-type="float" office:value="21686103.081" table:style-name="ce3">
            <text:p>21686103,081</text:p>
          </table:table-cell>
          <table:table-cell office:value-type="float" office:value="-23691757.009" table:style-name="ce3">
            <text:p>-23691757,009</text:p>
          </table:table-cell>
          <table:table-cell office:value-type="float" office:value="-18461108.065000001" table:style-name="ce3">
            <text:p>-18461108,065</text:p>
          </table:table-cell>
          <table:table-cell office:value-type="float" office:value="19871132.743000001" table:style-name="ce3">
            <text:p>19871132,743</text:p>
          </table:table-cell>
          <table:table-cell office:value-type="float" office:value="19871128.932" table:style-name="ce3">
            <text:p>19871128,932</text:p>
          </table:table-cell>
          <table:table-cell office:value-type="float" office:value="19871132.269000001" table:style-name="ce3">
            <text:p>19871132,269</text:p>
          </table:table-cell>
          <table:table-cell table:number-columns-repeated="16332"/>
        </table:table-row>
        <table:table-row table:style-name="ro1">
          <table:table-cell office:value-type="float" office:value="17400" table:style-name="ce2">
            <text:p>17400</text:p>
          </table:table-cell>
          <table:table-cell office:value-type="float" office:value="-8382379.4840000002" table:style-name="ce3">
            <text:p>-8382379,484</text:p>
          </table:table-cell>
          <table:table-cell office:value-type="float" office:value="-6531722.0640000002" table:style-name="ce3">
            <text:p>-6531722,064</text:p>
          </table:table-cell>
          <table:table-cell office:value-type="float" office:value="22267415.752" table:style-name="ce3">
            <text:p>22267415,752</text:p>
          </table:table-cell>
          <table:table-cell office:value-type="float" office:value="22267416.467" table:style-name="ce3">
            <text:p>22267416,467</text:p>
          </table:table-cell>
          <table:table-cell office:value-type="float" office:value="22267415.169" table:style-name="ce3">
            <text:p>22267415,169</text:p>
          </table:table-cell>
          <table:table-cell table:number-columns-repeated="5" table:style-name="ce3"/>
          <table:table-cell office:value-type="float" office:value="-11556098.726" table:style-name="ce3">
            <text:p>-11556098,726</text:p>
          </table:table-cell>
          <table:table-cell office:value-type="float" office:value="-9004749.3890000004" table:style-name="ce3">
            <text:p>-9004749,389</text:p>
          </table:table-cell>
          <table:table-cell office:value-type="float" office:value="21442935.644000001" table:style-name="ce3">
            <text:p>21442935,644</text:p>
          </table:table-cell>
          <table:table-cell office:value-type="float" office:value="21442935.491999999" table:style-name="ce3">
            <text:p>21442935,492</text:p>
          </table:table-cell>
          <table:table-cell office:value-type="float" office:value="21442934.866999999" table:style-name="ce3">
            <text:p>21442934,867</text:p>
          </table:table-cell>
          <table:table-cell office:value-type="float" office:value="-12895440.415999999" table:style-name="ce3">
            <text:p>-12895440,416</text:p>
          </table:table-cell>
          <table:table-cell office:value-type="float" office:value="-10048394.533" table:style-name="ce3">
            <text:p>-10048394,533</text:p>
          </table:table-cell>
          <table:table-cell office:value-type="float" office:value="21694308.647999998" table:style-name="ce3">
            <text:p>21694308,648</text:p>
          </table:table-cell>
          <table:table-cell office:value-type="float" office:value="21694310.366" table:style-name="ce3">
            <text:p>21694310,366</text:p>
          </table:table-cell>
          <table:table-cell office:value-type="float" office:value="21694308.739999998" table:style-name="ce3">
            <text:p>21694308,740</text:p>
          </table:table-cell>
          <table:table-cell office:value-type="float" office:value="-23095168.539999999" table:style-name="ce3">
            <text:p>-23095168,540</text:p>
          </table:table-cell>
          <table:table-cell office:value-type="float" office:value="-17996233.658" table:style-name="ce3">
            <text:p>-17996233,658</text:p>
          </table:table-cell>
          <table:table-cell office:value-type="float" office:value="19871349.289000001" table:style-name="ce3">
            <text:p>19871349,289</text:p>
          </table:table-cell>
          <table:table-cell office:value-type="float" office:value="19871347.975000001" table:style-name="ce3">
            <text:p>19871347,975</text:p>
          </table:table-cell>
          <table:table-cell office:value-type="float" office:value="19871348.533" table:style-name="ce3">
            <text:p>19871348,533</text:p>
          </table:table-cell>
          <table:table-cell table:style-name="ce2"/>
          <table:table-cell office:value-type="float" office:value="-9786783.9370000008" table:style-name="ce3">
            <text:p>-9786783,937</text:p>
          </table:table-cell>
          <table:table-cell office:value-type="float" office:value="-7626062.8739999998" table:style-name="ce3">
            <text:p>-7626062,874</text:p>
          </table:table-cell>
          <table:table-cell office:value-type="float" office:value="22267408.629000001" table:style-name="ce3">
            <text:p>22267408,629</text:p>
          </table:table-cell>
          <table:table-cell office:value-type="float" office:value="22267406.548999999" table:style-name="ce3">
            <text:p>22267406,549</text:p>
          </table:table-cell>
          <table:table-cell office:value-type="float" office:value="22267408.59" table:style-name="ce3">
            <text:p>22267408,590</text:p>
          </table:table-cell>
          <table:table-cell table:number-columns-repeated="5" table:style-name="ce3"/>
          <table:table-cell office:value-type="float" office:value="-11941077.460999999" table:style-name="ce3">
            <text:p>-11941077,461</text:p>
          </table:table-cell>
          <table:table-cell office:value-type="float" office:value="-9304733.1079999991" table:style-name="ce3">
            <text:p>-9304733,108</text:p>
          </table:table-cell>
          <table:table-cell office:value-type="float" office:value="21442926.254000001" table:style-name="ce3">
            <text:p>21442926,254</text:p>
          </table:table-cell>
          <table:table-cell office:value-type="float" office:value="21442924.530999999" table:style-name="ce3">
            <text:p>21442924,531</text:p>
          </table:table-cell>
          <table:table-cell office:value-type="float" office:value="21442925.815000001" table:style-name="ce3">
            <text:p>21442925,815</text:p>
          </table:table-cell>
          <table:table-cell office:value-type="float" office:value="588377.027" table:style-name="ce3">
            <text:p>588377,027</text:p>
          </table:table-cell>
          <table:table-cell office:value-type="float" office:value="458475.61200000002" table:style-name="ce3">
            <text:p>458475,612</text:p>
          </table:table-cell>
          <table:table-cell office:value-type="float" office:value="21694306.155000001" table:style-name="ce3">
            <text:p>21694306,155</text:p>
          </table:table-cell>
          <table:table-cell office:value-type="float" office:value="21694304.033" table:style-name="ce3">
            <text:p>21694304,033</text:p>
          </table:table-cell>
          <table:table-cell office:value-type="float" office:value="21694305.201000001" table:style-name="ce3">
            <text:p>21694305,201</text:p>
          </table:table-cell>
          <table:table-cell office:value-type="float" office:value="-23690651.963" table:style-name="ce3">
            <text:p>-23690651,963</text:p>
          </table:table-cell>
          <table:table-cell office:value-type="float" office:value="-18460246.991" table:style-name="ce3">
            <text:p>-18460246,991</text:p>
          </table:table-cell>
          <table:table-cell office:value-type="float" office:value="19871342.813000001" table:style-name="ce3">
            <text:p>19871342,813</text:p>
          </table:table-cell>
          <table:table-cell office:value-type="float" office:value="19871339.234999999" table:style-name="ce3">
            <text:p>19871339,235</text:p>
          </table:table-cell>
          <table:table-cell office:value-type="float" office:value="19871342.419" table:style-name="ce3">
            <text:p>19871342,419</text:p>
          </table:table-cell>
          <table:table-cell table:number-columns-repeated="16332"/>
        </table:table-row>
        <table:table-row table:style-name="ro1">
          <table:table-cell office:value-type="float" office:value="17430" table:style-name="ce2">
            <text:p>17430</text:p>
          </table:table-cell>
          <table:table-cell office:value-type="float" office:value="-8308657.1390000004" table:style-name="ce3">
            <text:p>-8308657,139</text:p>
          </table:table-cell>
          <table:table-cell office:value-type="float" office:value="-6474276.0829999996" table:style-name="ce3">
            <text:p>-6474276,083</text:p>
          </table:table-cell>
          <table:table-cell office:value-type="float" office:value="22281444.842" table:style-name="ce3">
            <text:p>22281444,842</text:p>
          </table:table-cell>
          <table:table-cell office:value-type="float" office:value="22281445.895" table:style-name="ce3">
            <text:p>22281445,895</text:p>
          </table:table-cell>
          <table:table-cell office:value-type="float" office:value="22281445.451000001" table:style-name="ce3">
            <text:p>22281445,451</text:p>
          </table:table-cell>
          <table:table-cell table:number-columns-repeated="5" table:style-name="ce3"/>
          <table:table-cell office:value-type="float" office:value="-11514787.164000001" table:style-name="ce3">
            <text:p>-11514787,164</text:p>
          </table:table-cell>
          <table:table-cell office:value-type="float" office:value="-8972558.5629999992" table:style-name="ce3">
            <text:p>-8972558,563</text:p>
          </table:table-cell>
          <table:table-cell office:value-type="float" office:value="21450796.587000001" table:style-name="ce3">
            <text:p>21450796,587</text:p>
          </table:table-cell>
          <table:table-cell office:value-type="float" office:value="21450796.868999999" table:style-name="ce3">
            <text:p>21450796,869</text:p>
          </table:table-cell>
          <table:table-cell office:value-type="float" office:value="21450796.052999999" table:style-name="ce3">
            <text:p>21450796,053</text:p>
          </table:table-cell>
          <table:table-cell office:value-type="float" office:value="-12851821.964" table:style-name="ce3">
            <text:p>-12851821,964</text:p>
          </table:table-cell>
          <table:table-cell office:value-type="float" office:value="-10014406.116" table:style-name="ce3">
            <text:p>-10014406,116</text:p>
          </table:table-cell>
          <table:table-cell office:value-type="float" office:value="21702610.682999998" table:style-name="ce3">
            <text:p>21702610,683</text:p>
          </table:table-cell>
          <table:table-cell office:value-type="float" office:value="21702611.271000002" table:style-name="ce3">
            <text:p>21702611,271</text:p>
          </table:table-cell>
          <table:table-cell office:value-type="float" office:value="21702609.642000001" table:style-name="ce3">
            <text:p>21702609,642</text:p>
          </table:table-cell>
          <table:table-cell office:value-type="float" office:value="-23093477.425000001" table:style-name="ce3">
            <text:p>-23093477,425</text:p>
          </table:table-cell>
          <table:table-cell office:value-type="float" office:value="-17994915.903000001" table:style-name="ce3">
            <text:p>-17994915,903</text:p>
          </table:table-cell>
          <table:table-cell office:value-type="float" office:value="19871670.377" table:style-name="ce3">
            <text:p>19871670,377</text:p>
          </table:table-cell>
          <table:table-cell office:value-type="float" office:value="19871669.557" table:style-name="ce3">
            <text:p>19871669,557</text:p>
          </table:table-cell>
          <table:table-cell office:value-type="float" office:value="19871670.304000001" table:style-name="ce3">
            <text:p>19871670,304</text:p>
          </table:table-cell>
          <table:table-cell table:style-name="ce2"/>
          <table:table-cell office:value-type="float" office:value="-9713064.7699999996" table:style-name="ce3">
            <text:p>-9713064,770</text:p>
          </table:table-cell>
          <table:table-cell office:value-type="float" office:value="-7568619.3600000003" table:style-name="ce3">
            <text:p>-7568619,360</text:p>
          </table:table-cell>
          <table:table-cell office:value-type="float" office:value="22281437.467999998" table:style-name="ce3">
            <text:p>22281437,468</text:p>
          </table:table-cell>
          <table:table-cell office:value-type="float" office:value="22281434.563999999" table:style-name="ce3">
            <text:p>22281434,564</text:p>
          </table:table-cell>
          <table:table-cell office:value-type="float" office:value="22281436.927000001" table:style-name="ce3">
            <text:p>22281436,927</text:p>
          </table:table-cell>
          <table:table-cell table:number-columns-repeated="5" table:style-name="ce3"/>
          <table:table-cell office:value-type="float" office:value="-11899769.130000001" table:style-name="ce3">
            <text:p>-11899769,130</text:p>
          </table:table-cell>
          <table:table-cell office:value-type="float" office:value="-9272544.7960000001" table:style-name="ce3">
            <text:p>-9272544,796</text:p>
          </table:table-cell>
          <table:table-cell office:value-type="float" office:value="21450786.932999998" table:style-name="ce3">
            <text:p>21450786,933</text:p>
          </table:table-cell>
          <table:table-cell office:value-type="float" office:value="21450785.660999998" table:style-name="ce3">
            <text:p>21450785,661</text:p>
          </table:table-cell>
          <table:table-cell office:value-type="float" office:value="21450786.934999999" table:style-name="ce3">
            <text:p>21450786,935</text:p>
          </table:table-cell>
          <table:table-cell office:value-type="float" office:value="631992.35699999996" table:style-name="ce3">
            <text:p>631992,357</text:p>
          </table:table-cell>
          <table:table-cell office:value-type="float" office:value="492461.58199999999" table:style-name="ce3">
            <text:p>492461,582</text:p>
          </table:table-cell>
          <table:table-cell office:value-type="float" office:value="21702605.142999999" table:style-name="ce3">
            <text:p>21702605,143</text:p>
          </table:table-cell>
          <table:table-cell office:value-type="float" office:value="21702603.506000001" table:style-name="ce3">
            <text:p>21702603,506</text:p>
          </table:table-cell>
          <table:table-cell office:value-type="float" office:value="21702604.77" table:style-name="ce3">
            <text:p>21702604,770</text:p>
          </table:table-cell>
          <table:table-cell office:value-type="float" office:value="-23688964.243000001" table:style-name="ce3">
            <text:p>-23688964,243</text:p>
          </table:table-cell>
          <table:table-cell office:value-type="float" office:value="-18458931.881000001" table:style-name="ce3">
            <text:p>-18458931,881</text:p>
          </table:table-cell>
          <table:table-cell office:value-type="float" office:value="19871664.013999999" table:style-name="ce3">
            <text:p>19871664,014</text:p>
          </table:table-cell>
          <table:table-cell office:value-type="float" office:value="19871660.421" table:style-name="ce3">
            <text:p>19871660,421</text:p>
          </table:table-cell>
          <table:table-cell office:value-type="float" office:value="19871663.635000002" table:style-name="ce3">
            <text:p>19871663,635</text:p>
          </table:table-cell>
          <table:table-cell table:number-columns-repeated="16332"/>
        </table:table-row>
        <table:table-row table:style-name="ro1">
          <table:table-cell office:value-type="float" office:value="17460" table:style-name="ce2">
            <text:p>17460</text:p>
          </table:table-cell>
          <table:table-cell office:value-type="float" office:value="-8234822.1040000003" table:style-name="ce3">
            <text:p>-8234822,104</text:p>
          </table:table-cell>
          <table:table-cell office:value-type="float" office:value="-6416742.2980000004" table:style-name="ce3">
            <text:p>-6416742,298</text:p>
          </table:table-cell>
          <table:table-cell office:value-type="float" office:value="22295495.134" table:style-name="ce3">
            <text:p>22295495,134</text:p>
          </table:table-cell>
          <table:table-cell office:value-type="float" office:value="22295495.581999999" table:style-name="ce3">
            <text:p>22295495,582</text:p>
          </table:table-cell>
          <table:table-cell office:value-type="float" office:value="22295495.392999999" table:style-name="ce3">
            <text:p>22295495,393</text:p>
          </table:table-cell>
          <table:table-cell table:number-columns-repeated="5" table:style-name="ce3"/>
          <table:table-cell office:value-type="float" office:value="-11473366.239" table:style-name="ce3">
            <text:p>-11473366,239</text:p>
          </table:table-cell>
          <table:table-cell office:value-type="float" office:value="-8940282.5170000009" table:style-name="ce3">
            <text:p>-8940282,517</text:p>
          </table:table-cell>
          <table:table-cell office:value-type="float" office:value="21458678.302999999" table:style-name="ce3">
            <text:p>21458678,303</text:p>
          </table:table-cell>
          <table:table-cell office:value-type="float" office:value="21458678.693999998" table:style-name="ce3">
            <text:p>21458678,694</text:p>
          </table:table-cell>
          <table:table-cell office:value-type="float" office:value="21458677.818" table:style-name="ce3">
            <text:p>21458677,818</text:p>
          </table:table-cell>
          <table:table-cell office:value-type="float" office:value="-12807695.196" table:style-name="ce3">
            <text:p>-12807695,196</text:p>
          </table:table-cell>
          <table:table-cell office:value-type="float" office:value="-9980021.6160000004" table:style-name="ce3">
            <text:p>-9980021,616</text:p>
          </table:table-cell>
          <table:table-cell office:value-type="float" office:value="21711007.129000001" table:style-name="ce3">
            <text:p>21711007,129</text:p>
          </table:table-cell>
          <table:table-cell office:value-type="float" office:value="21711007.877" table:style-name="ce3">
            <text:p>21711007,877</text:p>
          </table:table-cell>
          <table:table-cell office:value-type="float" office:value="21711006.473000001" table:style-name="ce3">
            <text:p>21711006,473</text:p>
          </table:table-cell>
          <table:table-cell office:value-type="float" office:value="-23091206.530999999" table:style-name="ce3">
            <text:p>-23091206,531</text:p>
          </table:table-cell>
          <table:table-cell office:value-type="float" office:value="-17993146.375" table:style-name="ce3">
            <text:p>-17993146,375</text:p>
          </table:table-cell>
          <table:table-cell office:value-type="float" office:value="19872103.236000001" table:style-name="ce3">
            <text:p>19872103,236</text:p>
          </table:table-cell>
          <table:table-cell office:value-type="float" office:value="19872101.633000001" table:style-name="ce3">
            <text:p>19872101,633</text:p>
          </table:table-cell>
          <table:table-cell office:value-type="float" office:value="19872102.537" table:style-name="ce3">
            <text:p>19872102,537</text:p>
          </table:table-cell>
          <table:table-cell table:style-name="ce2"/>
          <table:table-cell office:value-type="float" office:value="-9639221.5419999994" table:style-name="ce3">
            <text:p>-9639221,542</text:p>
          </table:table-cell>
          <table:table-cell office:value-type="float" office:value="-7511079.2010000004" table:style-name="ce3">
            <text:p>-7511079,201</text:p>
          </table:table-cell>
          <table:table-cell office:value-type="float" office:value="22295489.375" table:style-name="ce3">
            <text:p>22295489,375</text:p>
          </table:table-cell>
          <table:table-cell office:value-type="float" office:value="22295487.835000001" table:style-name="ce3">
            <text:p>22295487,835</text:p>
          </table:table-cell>
          <table:table-cell office:value-type="float" office:value="22295488.903999999" table:style-name="ce3">
            <text:p>22295488,904</text:p>
          </table:table-cell>
          <table:table-cell table:number-columns-repeated="5" table:style-name="ce3"/>
          <table:table-cell office:value-type="float" office:value="-11858340.057" table:style-name="ce3">
            <text:p>-11858340,057</text:p>
          </table:table-cell>
          <table:table-cell office:value-type="float" office:value="-9240262.3959999997" table:style-name="ce3">
            <text:p>-9240262,396</text:p>
          </table:table-cell>
          <table:table-cell office:value-type="float" office:value="21458671.124000002" table:style-name="ce3">
            <text:p>21458671,124</text:p>
          </table:table-cell>
          <table:table-cell office:value-type="float" office:value="21458668.699000001" table:style-name="ce3">
            <text:p>21458668,699</text:p>
          </table:table-cell>
          <table:table-cell office:value-type="float" office:value="21458670.127999999" table:style-name="ce3">
            <text:p>21458670,128</text:p>
          </table:table-cell>
          <table:table-cell office:value-type="float" office:value="676127.38399999996" table:style-name="ce3">
            <text:p>676127,384</text:p>
          </table:table-cell>
          <table:table-cell office:value-type="float" office:value="526852.51199999999" table:style-name="ce3">
            <text:p>526852,512</text:p>
          </table:table-cell>
          <table:table-cell office:value-type="float" office:value="21711004.289999999" table:style-name="ce3">
            <text:p>21711004,290</text:p>
          </table:table-cell>
          <table:table-cell office:value-type="float" office:value="21711002.329" table:style-name="ce3">
            <text:p>21711002,329</text:p>
          </table:table-cell>
          <table:table-cell office:value-type="float" office:value="21711003.537" table:style-name="ce3">
            <text:p>21711003,537</text:p>
          </table:table-cell>
          <table:table-cell office:value-type="float" office:value="-23686685.364" table:style-name="ce3">
            <text:p>-23686685,364</text:p>
          </table:table-cell>
          <table:table-cell office:value-type="float" office:value="-18457156.131000001" table:style-name="ce3">
            <text:p>-18457156,131</text:p>
          </table:table-cell>
          <table:table-cell office:value-type="float" office:value="19872098.013" table:style-name="ce3">
            <text:p>19872098,013</text:p>
          </table:table-cell>
          <table:table-cell office:value-type="float" office:value="19872094.028999999" table:style-name="ce3">
            <text:p>19872094,029</text:p>
          </table:table-cell>
          <table:table-cell office:value-type="float" office:value="19872097.179000001" table:style-name="ce3">
            <text:p>19872097,179</text:p>
          </table:table-cell>
          <table:table-cell table:number-columns-repeated="16332"/>
        </table:table-row>
        <table:table-row table:style-name="ro1">
          <table:table-cell office:value-type="float" office:value="17490" table:style-name="ce2">
            <text:p>17490</text:p>
          </table:table-cell>
          <table:table-cell office:value-type="float" office:value="-8160856.7209999999" table:style-name="ce3">
            <text:p>-8160856,721</text:p>
          </table:table-cell>
          <table:table-cell office:value-type="float" office:value="-6359106.943" table:style-name="ce3">
            <text:p>-6359106,943</text:p>
          </table:table-cell>
          <table:table-cell office:value-type="float" office:value="22309570.383000001" table:style-name="ce3">
            <text:p>22309570,383</text:p>
          </table:table-cell>
          <table:table-cell office:value-type="float" office:value="22309571.322999999" table:style-name="ce3">
            <text:p>22309571,323</text:p>
          </table:table-cell>
          <table:table-cell office:value-type="float" office:value="22309569.927999999" table:style-name="ce3">
            <text:p>22309569,928</text:p>
          </table:table-cell>
          <table:table-cell table:number-columns-repeated="5" table:style-name="ce3"/>
          <table:table-cell office:value-type="float" office:value="-11431818.369999999" table:style-name="ce3">
            <text:p>-11431818,370</text:p>
          </table:table-cell>
          <table:table-cell office:value-type="float" office:value="-8907907.5500000007" table:style-name="ce3">
            <text:p>-8907907,550</text:p>
          </table:table-cell>
          <table:table-cell office:value-type="float" office:value="21466585.199999999" table:style-name="ce3">
            <text:p>21466585,200</text:p>
          </table:table-cell>
          <table:table-cell office:value-type="float" office:value="21466585.192000002" table:style-name="ce3">
            <text:p>21466585,192</text:p>
          </table:table-cell>
          <table:table-cell office:value-type="float" office:value="21466584.381999999" table:style-name="ce3">
            <text:p>21466584,382</text:p>
          </table:table-cell>
          <table:table-cell office:value-type="float" office:value="-12763044.105" table:style-name="ce3">
            <text:p>-12763044,105</text:p>
          </table:table-cell>
          <table:table-cell office:value-type="float" office:value="-9945228.5659999996" table:style-name="ce3">
            <text:p>-9945228,566</text:p>
          </table:table-cell>
          <table:table-cell office:value-type="float" office:value="21719504.410999998" table:style-name="ce3">
            <text:p>21719504,411</text:p>
          </table:table-cell>
          <table:table-cell office:value-type="float" office:value="21719504.811999999" table:style-name="ce3">
            <text:p>21719504,812</text:p>
          </table:table-cell>
          <table:table-cell office:value-type="float" office:value="21719503.500999998" table:style-name="ce3">
            <text:p>21719503,501</text:p>
          </table:table-cell>
          <table:table-cell office:value-type="float" office:value="-23088339.181000002" table:style-name="ce3">
            <text:p>-23088339,181</text:p>
          </table:table-cell>
          <table:table-cell office:value-type="float" office:value="-17990912.076000001" table:style-name="ce3">
            <text:p>-17990912,076</text:p>
          </table:table-cell>
          <table:table-cell office:value-type="float" office:value="19872648.482999999" table:style-name="ce3">
            <text:p>19872648,483</text:p>
          </table:table-cell>
          <table:table-cell office:value-type="float" office:value="19872647.524" table:style-name="ce3">
            <text:p>19872647,524</text:p>
          </table:table-cell>
          <table:table-cell office:value-type="float" office:value="19872647.945" table:style-name="ce3">
            <text:p>19872647,945</text:p>
          </table:table-cell>
          <table:table-cell table:style-name="ce2"/>
          <table:table-cell office:value-type="float" office:value="-9565261.6879999992" table:style-name="ce3">
            <text:p>-9565261,688</text:p>
          </table:table-cell>
          <table:table-cell office:value-type="float" office:value="-7453448.1409999998" table:style-name="ce3">
            <text:p>-7453448,141</text:p>
          </table:table-cell>
          <table:table-cell office:value-type="float" office:value="22309563.151999999" table:style-name="ce3">
            <text:p>22309563,152</text:p>
          </table:table-cell>
          <table:table-cell office:value-type="float" office:value="22309560.675000001" table:style-name="ce3">
            <text:p>22309560,675</text:p>
          </table:table-cell>
          <table:table-cell office:value-type="float" office:value="22309562.636999998" table:style-name="ce3">
            <text:p>22309562,637</text:p>
          </table:table-cell>
          <table:table-cell table:number-columns-repeated="5" table:style-name="ce3"/>
          <table:table-cell office:value-type="float" office:value="-11816797.763" table:style-name="ce3">
            <text:p>-11816797,763</text:p>
          </table:table-cell>
          <table:table-cell office:value-type="float" office:value="-9207891.7809999995" table:style-name="ce3">
            <text:p>-9207891,781</text:p>
          </table:table-cell>
          <table:table-cell office:value-type="float" office:value="21466576.719000001" table:style-name="ce3">
            <text:p>21466576,719</text:p>
          </table:table-cell>
          <table:table-cell office:value-type="float" office:value="21466574.048999999" table:style-name="ce3">
            <text:p>21466574,049</text:p>
          </table:table-cell>
          <table:table-cell office:value-type="float" office:value="21466575.973000001" table:style-name="ce3">
            <text:p>21466575,973</text:p>
          </table:table-cell>
          <table:table-cell office:value-type="float" office:value="720772.98199999996" table:style-name="ce3">
            <text:p>720772,982</text:p>
          </table:table-cell>
          <table:table-cell office:value-type="float" office:value="561641.29" table:style-name="ce3">
            <text:p>561641,290</text:p>
          </table:table-cell>
          <table:table-cell office:value-type="float" office:value="21719499.028000001" table:style-name="ce3">
            <text:p>21719499,028</text:p>
          </table:table-cell>
          <table:table-cell office:value-type="float" office:value="21719497.875999998" table:style-name="ce3">
            <text:p>21719497,876</text:p>
          </table:table-cell>
          <table:table-cell office:value-type="float" office:value="21719498.853" table:style-name="ce3">
            <text:p>21719498,853</text:p>
          </table:table-cell>
          <table:table-cell office:value-type="float" office:value="-23683823.772" table:style-name="ce3">
            <text:p>-23683823,772</text:p>
          </table:table-cell>
          <table:table-cell office:value-type="float" office:value="-18454926.316" table:style-name="ce3">
            <text:p>-18454926,316</text:p>
          </table:table-cell>
          <table:table-cell office:value-type="float" office:value="19872642.076000001" table:style-name="ce3">
            <text:p>19872642,076</text:p>
          </table:table-cell>
          <table:table-cell office:value-type="float" office:value="19872638.278999999" table:style-name="ce3">
            <text:p>19872638,279</text:p>
          </table:table-cell>
          <table:table-cell office:value-type="float" office:value="19872641.613000002" table:style-name="ce3">
            <text:p>19872641,613</text:p>
          </table:table-cell>
          <table:table-cell table:number-columns-repeated="16332"/>
        </table:table-row>
        <table:table-row table:style-name="ro1">
          <table:table-cell office:value-type="float" office:value="17520" table:style-name="ce2">
            <text:p>17520</text:p>
          </table:table-cell>
          <table:table-cell office:value-type="float" office:value="-8086771.6500000004" table:style-name="ce3">
            <text:p>-8086771,650</text:p>
          </table:table-cell>
          <table:table-cell office:value-type="float" office:value="-6301378.3020000001" table:style-name="ce3">
            <text:p>-6301378,302</text:p>
          </table:table-cell>
          <table:table-cell office:value-type="float" office:value="22323668.988000002" table:style-name="ce3">
            <text:p>22323668,988</text:p>
          </table:table-cell>
          <table:table-cell office:value-type="float" office:value="22323668.359999999" table:style-name="ce3">
            <text:p>22323668,360</text:p>
          </table:table-cell>
          <table:table-cell office:value-type="float" office:value="22323668.375999998" table:style-name="ce3">
            <text:p>22323668,376</text:p>
          </table:table-cell>
          <table:table-cell table:number-columns-repeated="5" table:style-name="ce3"/>
          <table:table-cell office:value-type="float" office:value="-11390154.051999999" table:style-name="ce3">
            <text:p>-11390154,052</text:p>
          </table:table-cell>
          <table:table-cell office:value-type="float" office:value="-8875441.852" table:style-name="ce3">
            <text:p>-8875441,852</text:p>
          </table:table-cell>
          <table:table-cell office:value-type="float" office:value="21474513.559999999" table:style-name="ce3">
            <text:p>21474513,560</text:p>
          </table:table-cell>
          <table:table-cell office:value-type="float" office:value="21474513.636" table:style-name="ce3">
            <text:p>21474513,636</text:p>
          </table:table-cell>
          <table:table-cell office:value-type="float" office:value="21474512.982000001" table:style-name="ce3">
            <text:p>21474512,982</text:p>
          </table:table-cell>
          <table:table-cell office:value-type="float" office:value="-12717881.040999999" table:style-name="ce3">
            <text:p>-12717881,041</text:p>
          </table:table-cell>
          <table:table-cell office:value-type="float" office:value="-9910036.5710000005" table:style-name="ce3">
            <text:p>-9910036,571</text:p>
          </table:table-cell>
          <table:table-cell office:value-type="float" office:value="21728097.333000001" table:style-name="ce3">
            <text:p>21728097,333</text:p>
          </table:table-cell>
          <table:table-cell office:value-type="float" office:value="21728098.907000002" table:style-name="ce3">
            <text:p>21728098,907</text:p>
          </table:table-cell>
          <table:table-cell office:value-type="float" office:value="21728097.212000001" table:style-name="ce3">
            <text:p>21728097,212</text:p>
          </table:table-cell>
          <table:table-cell office:value-type="float" office:value="-23084886.227000002" table:style-name="ce3">
            <text:p>-23084886,227</text:p>
          </table:table-cell>
          <table:table-cell office:value-type="float" office:value="-17988221.460000001" table:style-name="ce3">
            <text:p>-17988221,460</text:p>
          </table:table-cell>
          <table:table-cell office:value-type="float" office:value="19873305.101" table:style-name="ce3">
            <text:p>19873305,101</text:p>
          </table:table-cell>
          <table:table-cell office:value-type="float" office:value="19873304.467999998" table:style-name="ce3">
            <text:p>19873304,468</text:p>
          </table:table-cell>
          <table:table-cell office:value-type="float" office:value="19873304.892000001" table:style-name="ce3">
            <text:p>19873304,892</text:p>
          </table:table-cell>
          <table:table-cell table:style-name="ce2"/>
          <table:table-cell office:value-type="float" office:value="-9491179.7909999993" table:style-name="ce3">
            <text:p>-9491179,791</text:p>
          </table:table-cell>
          <table:table-cell office:value-type="float" office:value="-7395721.9919999996" table:style-name="ce3">
            <text:p>-7395721,992</text:p>
          </table:table-cell>
          <table:table-cell office:value-type="float" office:value="22323660.771000002" table:style-name="ce3">
            <text:p>22323660,771</text:p>
          </table:table-cell>
          <table:table-cell office:value-type="float" office:value="22323658.241999999" table:style-name="ce3">
            <text:p>22323658,242</text:p>
          </table:table-cell>
          <table:table-cell office:value-type="float" office:value="22323659.853999998" table:style-name="ce3">
            <text:p>22323659,854</text:p>
          </table:table-cell>
          <table:table-cell table:number-columns-repeated="5" table:style-name="ce3"/>
          <table:table-cell office:value-type="float" office:value="-11775136.671" table:style-name="ce3">
            <text:p>-11775136,671</text:p>
          </table:table-cell>
          <table:table-cell office:value-type="float" office:value="-9175428.5950000007" table:style-name="ce3">
            <text:p>-9175428,595</text:p>
          </table:table-cell>
          <table:table-cell office:value-type="float" office:value="21474505.010000002" table:style-name="ce3">
            <text:p>21474505,010</text:p>
          </table:table-cell>
          <table:table-cell office:value-type="float" office:value="21474501.675999999" table:style-name="ce3">
            <text:p>21474501,676</text:p>
          </table:table-cell>
          <table:table-cell office:value-type="float" office:value="21474504.072999999" table:style-name="ce3">
            <text:p>21474504,073</text:p>
          </table:table-cell>
          <table:table-cell office:value-type="float" office:value="765932.91399999999" table:style-name="ce3">
            <text:p>765932,914</text:p>
          </table:table-cell>
          <table:table-cell office:value-type="float" office:value="596830.848" table:style-name="ce3">
            <text:p>596830,848</text:p>
          </table:table-cell>
          <table:table-cell office:value-type="float" office:value="21728093.809" table:style-name="ce3">
            <text:p>21728093,809</text:p>
          </table:table-cell>
          <table:table-cell office:value-type="float" office:value="21728091.565000001" table:style-name="ce3">
            <text:p>21728091,565</text:p>
          </table:table-cell>
          <table:table-cell office:value-type="float" office:value="21728093.006999999" table:style-name="ce3">
            <text:p>21728093,007</text:p>
          </table:table-cell>
          <table:table-cell office:value-type="float" office:value="-23680374.217999998" table:style-name="ce3">
            <text:p>-23680374,218</text:p>
          </table:table-cell>
          <table:table-cell office:value-type="float" office:value="-18452238.350000001" table:style-name="ce3">
            <text:p>-18452238,350</text:p>
          </table:table-cell>
          <table:table-cell office:value-type="float" office:value="19873298.585000001" table:style-name="ce3">
            <text:p>19873298,585</text:p>
          </table:table-cell>
          <table:table-cell office:value-type="float" office:value="19873294.931000002" table:style-name="ce3">
            <text:p>19873294,931</text:p>
          </table:table-cell>
          <table:table-cell office:value-type="float" office:value="19873298.136" table:style-name="ce3">
            <text:p>19873298,136</text:p>
          </table:table-cell>
          <table:table-cell table:number-columns-repeated="16332"/>
        </table:table-row>
        <table:table-row table:style-name="ro1">
          <table:table-cell office:value-type="float" office:value="17550" table:style-name="ce2">
            <text:p>17550</text:p>
          </table:table-cell>
          <table:table-cell office:value-type="float" office:value="-8012560.3789999997" table:style-name="ce3">
            <text:p>-8012560,379</text:p>
          </table:table-cell>
          <table:table-cell office:value-type="float" office:value="-6243551.358" table:style-name="ce3">
            <text:p>-6243551,358</text:p>
          </table:table-cell>
          <table:table-cell office:value-type="float" office:value="22337790.653000001" table:style-name="ce3">
            <text:p>22337790,653</text:p>
          </table:table-cell>
          <table:table-cell office:value-type="float" office:value="22337791.149999999" table:style-name="ce3">
            <text:p>22337791,150</text:p>
          </table:table-cell>
          <table:table-cell office:value-type="float" office:value="22337789.190000001" table:style-name="ce3">
            <text:p>22337789,190</text:p>
          </table:table-cell>
          <table:table-cell table:number-columns-repeated="5" table:style-name="ce3"/>
          <table:table-cell office:value-type="float" office:value="-11348366.945" table:style-name="ce3">
            <text:p>-11348366,945</text:p>
          </table:table-cell>
          <table:table-cell office:value-type="float" office:value="-8842880.4729999993" table:style-name="ce3">
            <text:p>-8842880,473</text:p>
          </table:table-cell>
          <table:table-cell office:value-type="float" office:value="21482465.611000001" table:style-name="ce3">
            <text:p>21482465,611</text:p>
          </table:table-cell>
          <table:table-cell office:value-type="float" office:value="21482465.522999998" table:style-name="ce3">
            <text:p>21482465,523</text:p>
          </table:table-cell>
          <table:table-cell office:value-type="float" office:value="21482464.945999999" table:style-name="ce3">
            <text:p>21482464,946</text:p>
          </table:table-cell>
          <table:table-cell office:value-type="float" office:value="-12672201.298" table:style-name="ce3">
            <text:p>-12672201,298</text:p>
          </table:table-cell>
          <table:table-cell office:value-type="float" office:value="-9874441.9639999997" table:style-name="ce3">
            <text:p>-9874441,964</text:p>
          </table:table-cell>
          <table:table-cell office:value-type="float" office:value="21736791.737" table:style-name="ce3">
            <text:p>21736791,737</text:p>
          </table:table-cell>
          <table:table-cell office:value-type="float" office:value="21736791.412" table:style-name="ce3">
            <text:p>21736791,412</text:p>
          </table:table-cell>
          <table:table-cell office:value-type="float" office:value="21736790.278000001" table:style-name="ce3">
            <text:p>21736790,278</text:p>
          </table:table-cell>
          <table:table-cell office:value-type="float" office:value="-23080841.868000001" table:style-name="ce3">
            <text:p>-23080841,868</text:p>
          </table:table-cell>
          <table:table-cell office:value-type="float" office:value="-17985070.011" table:style-name="ce3">
            <text:p>-17985070,011</text:p>
          </table:table-cell>
          <table:table-cell office:value-type="float" office:value="19874075.134" table:style-name="ce3">
            <text:p>19874075,134</text:p>
          </table:table-cell>
          <table:table-cell office:value-type="float" office:value="19874074.079" table:style-name="ce3">
            <text:p>19874074,079</text:p>
          </table:table-cell>
          <table:table-cell office:value-type="float" office:value="19874074.574999999" table:style-name="ce3">
            <text:p>19874074,575</text:p>
          </table:table-cell>
          <table:table-cell table:style-name="ce2"/>
          <table:table-cell office:value-type="float" office:value="-9416978.1730000004" table:style-name="ce3">
            <text:p>-9416978,173</text:p>
          </table:table-cell>
          <table:table-cell office:value-type="float" office:value="-7337902.5420000004" table:style-name="ce3">
            <text:p>-7337902,542</text:p>
          </table:table-cell>
          <table:table-cell office:value-type="float" office:value="22337781.379000001" table:style-name="ce3">
            <text:p>22337781,379</text:p>
          </table:table-cell>
          <table:table-cell office:value-type="float" office:value="22337778.708999999" table:style-name="ce3">
            <text:p>22337778,709</text:p>
          </table:table-cell>
          <table:table-cell office:value-type="float" office:value="22337780.802999999" table:style-name="ce3">
            <text:p>22337780,803</text:p>
          </table:table-cell>
          <table:table-cell table:number-columns-repeated="5" table:style-name="ce3"/>
          <table:table-cell office:value-type="float" office:value="-11733359.244000001" table:style-name="ce3">
            <text:p>-11733359,244</text:p>
          </table:table-cell>
          <table:table-cell office:value-type="float" office:value="-9142874.7569999993" table:style-name="ce3">
            <text:p>-9142874,757</text:p>
          </table:table-cell>
          <table:table-cell office:value-type="float" office:value="21482454.217" table:style-name="ce3">
            <text:p>21482454,217</text:p>
          </table:table-cell>
          <table:table-cell office:value-type="float" office:value="21482451.612" table:style-name="ce3">
            <text:p>21482451,612</text:p>
          </table:table-cell>
          <table:table-cell office:value-type="float" office:value="21482453.925000001" table:style-name="ce3">
            <text:p>21482453,925</text:p>
          </table:table-cell>
          <table:table-cell office:value-type="float" office:value="811603.08900000004" table:style-name="ce3">
            <text:p>811603,089</text:p>
          </table:table-cell>
          <table:table-cell office:value-type="float" office:value="632417.99100000004" table:style-name="ce3">
            <text:p>632417,991</text:p>
          </table:table-cell>
          <table:table-cell office:value-type="float" office:value="21736784.024" table:style-name="ce3">
            <text:p>21736784,024</text:p>
          </table:table-cell>
          <table:table-cell office:value-type="float" office:value="21736782.434999999" table:style-name="ce3">
            <text:p>21736782,435</text:p>
          </table:table-cell>
          <table:table-cell office:value-type="float" office:value="21736783.752" table:style-name="ce3">
            <text:p>21736783,752</text:p>
          </table:table-cell>
          <table:table-cell office:value-type="float" office:value="-23676339.702" table:style-name="ce3">
            <text:p>-23676339,702</text:p>
          </table:table-cell>
          <table:table-cell office:value-type="float" office:value="-18449094.572000001" table:style-name="ce3">
            <text:p>-18449094,572</text:p>
          </table:table-cell>
          <table:table-cell office:value-type="float" office:value="19874066.535" table:style-name="ce3">
            <text:p>19874066,535</text:p>
          </table:table-cell>
          <table:table-cell office:value-type="float" office:value="19874062.805" table:style-name="ce3">
            <text:p>19874062,805</text:p>
          </table:table-cell>
          <table:table-cell office:value-type="float" office:value="19874065.886" table:style-name="ce3">
            <text:p>19874065,886</text:p>
          </table:table-cell>
          <table:table-cell table:number-columns-repeated="16332"/>
        </table:table-row>
        <table:table-row table:style-name="ro1">
          <table:table-cell office:value-type="float" office:value="17580" table:style-name="ce2">
            <text:p>17580</text:p>
          </table:table-cell>
          <table:table-cell office:value-type="float" office:value="-7938234.409" table:style-name="ce3">
            <text:p>-7938234,409</text:p>
          </table:table-cell>
          <table:table-cell office:value-type="float" office:value="-6185635.0029999996" table:style-name="ce3">
            <text:p>-6185635,003</text:p>
          </table:table-cell>
          <table:table-cell office:value-type="float" office:value="22351934.609999999" table:style-name="ce3">
            <text:p>22351934,610</text:p>
          </table:table-cell>
          <table:table-cell office:value-type="float" office:value="22351934.552000001" table:style-name="ce3">
            <text:p>22351934,552</text:p>
          </table:table-cell>
          <table:table-cell office:value-type="float" office:value="22351933.660999998" table:style-name="ce3">
            <text:p>22351933,661</text:p>
          </table:table-cell>
          <table:table-cell table:number-columns-repeated="5" table:style-name="ce3"/>
          <table:table-cell office:value-type="float" office:value="-11306468.300000001" table:style-name="ce3">
            <text:p>-11306468,300</text:p>
          </table:table-cell>
          <table:table-cell office:value-type="float" office:value="-8810232.1740000006" table:style-name="ce3">
            <text:p>-8810232,174</text:p>
          </table:table-cell>
          <table:table-cell office:value-type="float" office:value="21490438.195999999" table:style-name="ce3">
            <text:p>21490438,196</text:p>
          </table:table-cell>
          <table:table-cell office:value-type="float" office:value="21490438.609999999" table:style-name="ce3">
            <text:p>21490438,610</text:p>
          </table:table-cell>
          <table:table-cell office:value-type="float" office:value="21490438.133000001" table:style-name="ce3">
            <text:p>21490438,133</text:p>
          </table:table-cell>
          <table:table-cell office:value-type="float" office:value="-12626018.152000001" table:style-name="ce3">
            <text:p>-12626018,152</text:p>
          </table:table-cell>
          <table:table-cell office:value-type="float" office:value="-9838455.102" table:style-name="ce3">
            <text:p>-9838455,102</text:p>
          </table:table-cell>
          <table:table-cell office:value-type="float" office:value="21745578.686999999" table:style-name="ce3">
            <text:p>21745578,687</text:p>
          </table:table-cell>
          <table:table-cell office:value-type="float" office:value="21745579.953000002" table:style-name="ce3">
            <text:p>21745579,953</text:p>
          </table:table-cell>
          <table:table-cell office:value-type="float" office:value="21745578.669" table:style-name="ce3">
            <text:p>21745578,669</text:p>
          </table:table-cell>
          <table:table-cell office:value-type="float" office:value="-23076218.066" table:style-name="ce3">
            <text:p>-23076218,066</text:p>
          </table:table-cell>
          <table:table-cell office:value-type="float" office:value="-17981467.048" table:style-name="ce3">
            <text:p>-17981467,048</text:p>
          </table:table-cell>
          <table:table-cell office:value-type="float" office:value="19874954.846000001" table:style-name="ce3">
            <text:p>19874954,846</text:p>
          </table:table-cell>
          <table:table-cell office:value-type="float" office:value="19874953.862" table:style-name="ce3">
            <text:p>19874953,862</text:p>
          </table:table-cell>
          <table:table-cell office:value-type="float" office:value="19874954.499000002" table:style-name="ce3">
            <text:p>19874954,499</text:p>
          </table:table-cell>
          <table:table-cell table:style-name="ce2"/>
          <table:table-cell office:value-type="float" office:value="-9342650.8190000001" table:style-name="ce3">
            <text:p>-9342650,819</text:p>
          </table:table-cell>
          <table:table-cell office:value-type="float" office:value="-7279985.1370000001" table:style-name="ce3">
            <text:p>-7279985,137</text:p>
          </table:table-cell>
          <table:table-cell office:value-type="float" office:value="22351923.035" table:style-name="ce3">
            <text:p>22351923,035</text:p>
          </table:table-cell>
          <table:table-cell office:value-type="float" office:value="22351922.243000001" table:style-name="ce3">
            <text:p>22351922,243</text:p>
          </table:table-cell>
          <table:table-cell office:value-type="float" office:value="22351923.975000001" table:style-name="ce3">
            <text:p>22351923,975</text:p>
          </table:table-cell>
          <table:table-cell table:number-columns-repeated="5" table:style-name="ce3"/>
          <table:table-cell office:value-type="float" office:value="-11691459.276000001" table:style-name="ce3">
            <text:p>-11691459,276</text:p>
          </table:table-cell>
          <table:table-cell office:value-type="float" office:value="-9110225.4299999997" table:style-name="ce3">
            <text:p>-9110225,430</text:p>
          </table:table-cell>
          <table:table-cell office:value-type="float" office:value="21490427.223000001" table:style-name="ce3">
            <text:p>21490427,223</text:p>
          </table:table-cell>
          <table:table-cell office:value-type="float" office:value="21490424.958000001" table:style-name="ce3">
            <text:p>21490424,958</text:p>
          </table:table-cell>
          <table:table-cell office:value-type="float" office:value="21490426.761" table:style-name="ce3">
            <text:p>21490426,761</text:p>
          </table:table-cell>
          <table:table-cell office:value-type="float" office:value="857787.63699999999" table:style-name="ce3">
            <text:p>857787,637</text:p>
          </table:table-cell>
          <table:table-cell office:value-type="float" office:value="668405.95299999998" table:style-name="ce3">
            <text:p>668405,953</text:p>
          </table:table-cell>
          <table:table-cell office:value-type="float" office:value="21745572.736000001" table:style-name="ce3">
            <text:p>21745572,736</text:p>
          </table:table-cell>
          <table:table-cell office:value-type="float" office:value="21745570.675000001" table:style-name="ce3">
            <text:p>21745570,675</text:p>
          </table:table-cell>
          <table:table-cell office:value-type="float" office:value="21745572.181000002" table:style-name="ce3">
            <text:p>21745572,181</text:p>
          </table:table-cell>
          <table:table-cell office:value-type="float" office:value="-23671714.756999999" table:style-name="ce3">
            <text:p>-23671714,757</text:p>
          </table:table-cell>
          <table:table-cell office:value-type="float" office:value="-18445490.715999998" table:style-name="ce3">
            <text:p>-18445490,716</text:p>
          </table:table-cell>
          <table:table-cell office:value-type="float" office:value="19874946.453000002" table:style-name="ce3">
            <text:p>19874946,453</text:p>
          </table:table-cell>
          <table:table-cell office:value-type="float" office:value="19874942.824000001" table:style-name="ce3">
            <text:p>19874942,824</text:p>
          </table:table-cell>
          <table:table-cell office:value-type="float" office:value="19874946.361000001" table:style-name="ce3">
            <text:p>19874946,361</text:p>
          </table:table-cell>
          <table:table-cell table:number-columns-repeated="16332"/>
        </table:table-row>
        <table:table-row table:style-name="ro1">
          <table:table-cell office:value-type="float" office:value="17610" table:style-name="ce2">
            <text:p>17610</text:p>
          </table:table-cell>
          <table:table-cell office:value-type="float" office:value="-7863787.6270000003" table:style-name="ce3">
            <text:p>-7863787,627</text:p>
          </table:table-cell>
          <table:table-cell office:value-type="float" office:value="-6127624.5109999999" table:style-name="ce3">
            <text:p>-6127624,511</text:p>
          </table:table-cell>
          <table:table-cell office:value-type="float" office:value="22366099.715" table:style-name="ce3">
            <text:p>22366099,715</text:p>
          </table:table-cell>
          <table:table-cell office:value-type="float" office:value="22366101.206999999" table:style-name="ce3">
            <text:p>22366101,207</text:p>
          </table:table-cell>
          <table:table-cell office:value-type="float" office:value="22366100.452" table:style-name="ce3">
            <text:p>22366100,452</text:p>
          </table:table-cell>
          <table:table-cell table:number-columns-repeated="5" table:style-name="ce3"/>
          <table:table-cell office:value-type="float" office:value="-11264452.347999999" table:style-name="ce3">
            <text:p>-11264452,348</text:p>
          </table:table-cell>
          <table:table-cell office:value-type="float" office:value="-8777492.477" table:style-name="ce3">
            <text:p>-8777492,477</text:p>
          </table:table-cell>
          <table:table-cell office:value-type="float" office:value="21498432.817000002" table:style-name="ce3">
            <text:p>21498432,817</text:p>
          </table:table-cell>
          <table:table-cell office:value-type="float" office:value="21498434.101" table:style-name="ce3">
            <text:p>21498434,101</text:p>
          </table:table-cell>
          <table:table-cell office:value-type="float" office:value="21498432.590999998" table:style-name="ce3">
            <text:p>21498432,591</text:p>
          </table:table-cell>
          <table:table-cell office:value-type="float" office:value="-12579327.247" table:style-name="ce3">
            <text:p>-12579327,247</text:p>
          </table:table-cell>
          <table:table-cell office:value-type="float" office:value="-9802072.5820000004" table:style-name="ce3">
            <text:p>-9802072,582</text:p>
          </table:table-cell>
          <table:table-cell office:value-type="float" office:value="21754463.956999999" table:style-name="ce3">
            <text:p>21754463,957</text:p>
          </table:table-cell>
          <table:table-cell office:value-type="float" office:value="21754465.386" table:style-name="ce3">
            <text:p>21754465,386</text:p>
          </table:table-cell>
          <table:table-cell office:value-type="float" office:value="21754463.682" table:style-name="ce3">
            <text:p>21754463,682</text:p>
          </table:table-cell>
          <table:table-cell office:value-type="float" office:value="-23071009.522999998" table:style-name="ce3">
            <text:p>-23071009,523</text:p>
          </table:table-cell>
          <table:table-cell office:value-type="float" office:value="-17977408.440000001" table:style-name="ce3">
            <text:p>-17977408,440</text:p>
          </table:table-cell>
          <table:table-cell office:value-type="float" office:value="19875946.388999999" table:style-name="ce3">
            <text:p>19875946,389</text:p>
          </table:table-cell>
          <table:table-cell office:value-type="float" office:value="19875944.984999999" table:style-name="ce3">
            <text:p>19875944,985</text:p>
          </table:table-cell>
          <table:table-cell office:value-type="float" office:value="19875945.861000001" table:style-name="ce3">
            <text:p>19875945,861</text:p>
          </table:table-cell>
          <table:table-cell table:style-name="ce2"/>
          <table:table-cell office:value-type="float" office:value="-9268208.0319999997" table:style-name="ce3">
            <text:p>-9268208,032</text:p>
          </table:table-cell>
          <table:table-cell office:value-type="float" office:value="-7221977.7750000004" table:style-name="ce3">
            <text:p>-7221977,775</text:p>
          </table:table-cell>
          <table:table-cell office:value-type="float" office:value="22366089.787" table:style-name="ce3">
            <text:p>22366089,787</text:p>
          </table:table-cell>
          <table:table-cell office:value-type="float" office:value="22366087.747000001" table:style-name="ce3">
            <text:p>22366087,747</text:p>
          </table:table-cell>
          <table:table-cell office:value-type="float" office:value="22366089.603999998" table:style-name="ce3">
            <text:p>22366089,604</text:p>
          </table:table-cell>
          <table:table-cell table:number-columns-repeated="5" table:style-name="ce3"/>
          <table:table-cell office:value-type="float" office:value="-11649447.389" table:style-name="ce3">
            <text:p>-11649447,389</text:p>
          </table:table-cell>
          <table:table-cell office:value-type="float" office:value="-9077488.8939999994" table:style-name="ce3">
            <text:p>-9077488,894</text:p>
          </table:table-cell>
          <table:table-cell office:value-type="float" office:value="21498421.969999999" table:style-name="ce3">
            <text:p>21498421,970</text:p>
          </table:table-cell>
          <table:table-cell office:value-type="float" office:value="21498420.006000001" table:style-name="ce3">
            <text:p>21498420,006</text:p>
          </table:table-cell>
          <table:table-cell office:value-type="float" office:value="21498421.522" table:style-name="ce3">
            <text:p>21498421,522</text:p>
          </table:table-cell>
          <table:table-cell office:value-type="float" office:value="904474.58" table:style-name="ce3">
            <text:p>904474,580</text:p>
          </table:table-cell>
          <table:table-cell office:value-type="float" office:value="704785.38600000006" table:style-name="ce3">
            <text:p>704785,386</text:p>
          </table:table-cell>
          <table:table-cell office:value-type="float" office:value="21754456.405000001" table:style-name="ce3">
            <text:p>21754456,405</text:p>
          </table:table-cell>
          <table:table-cell office:value-type="float" office:value="21754455.184999999" table:style-name="ce3">
            <text:p>21754455,185</text:p>
          </table:table-cell>
          <table:table-cell office:value-type="float" office:value="21754456.318" table:style-name="ce3">
            <text:p>21754456,318</text:p>
          </table:table-cell>
          <table:table-cell office:value-type="float" office:value="-23666510.438000001" table:style-name="ce3">
            <text:p>-23666510,438</text:p>
          </table:table-cell>
          <table:table-cell office:value-type="float" office:value="-18441435.403000001" table:style-name="ce3">
            <text:p>-18441435,403</text:p>
          </table:table-cell>
          <table:table-cell office:value-type="float" office:value="19875936.896000002" table:style-name="ce3">
            <text:p>19875936,896</text:p>
          </table:table-cell>
          <table:table-cell office:value-type="float" office:value="19875933.333999999" table:style-name="ce3">
            <text:p>19875933,334</text:p>
          </table:table-cell>
          <table:table-cell office:value-type="float" office:value="19875936.524" table:style-name="ce3">
            <text:p>19875936,524</text:p>
          </table:table-cell>
          <table:table-cell table:number-columns-repeated="16332"/>
        </table:table-row>
        <table:table-row table:style-name="ro1">
          <table:table-cell office:value-type="float" office:value="17640" table:style-name="ce2">
            <text:p>17640</text:p>
          </table:table-cell>
          <table:table-cell office:value-type="float" office:value="-7789233.0020000003" table:style-name="ce3">
            <text:p>-7789233,002</text:p>
          </table:table-cell>
          <table:table-cell office:value-type="float" office:value="-6069530.0089999996" table:style-name="ce3">
            <text:p>-6069530,009</text:p>
          </table:table-cell>
          <table:table-cell office:value-type="float" office:value="22380286.596999999" table:style-name="ce3">
            <text:p>22380286,597</text:p>
          </table:table-cell>
          <table:table-cell office:value-type="float" office:value="22380288.557" table:style-name="ce3">
            <text:p>22380288,557</text:p>
          </table:table-cell>
          <table:table-cell office:value-type="float" office:value="22380286.851" table:style-name="ce3">
            <text:p>22380286,851</text:p>
          </table:table-cell>
          <table:table-cell table:number-columns-repeated="5" table:style-name="ce3"/>
          <table:table-cell office:value-type="float" office:value="-11222331.705" table:style-name="ce3">
            <text:p>-11222331,705</text:p>
          </table:table-cell>
          <table:table-cell office:value-type="float" office:value="-8744671.1870000008" table:style-name="ce3">
            <text:p>-8744671,187</text:p>
          </table:table-cell>
          <table:table-cell office:value-type="float" office:value="21506449.870999999" table:style-name="ce3">
            <text:p>21506449,871</text:p>
          </table:table-cell>
          <table:table-cell office:value-type="float" office:value="21506449.052999999" table:style-name="ce3">
            <text:p>21506449,053</text:p>
          </table:table-cell>
          <table:table-cell office:value-type="float" office:value="21506448.66" table:style-name="ce3">
            <text:p>21506448,660</text:p>
          </table:table-cell>
          <table:table-cell office:value-type="float" office:value="-12532143.07" table:style-name="ce3">
            <text:p>-12532143,070</text:p>
          </table:table-cell>
          <table:table-cell office:value-type="float" office:value="-9765305.6950000003" table:style-name="ce3">
            <text:p>-9765305,695</text:p>
          </table:table-cell>
          <table:table-cell office:value-type="float" office:value="21763442.127" table:style-name="ce3">
            <text:p>21763442,127</text:p>
          </table:table-cell>
          <table:table-cell office:value-type="float" office:value="21763443.495000001" table:style-name="ce3">
            <text:p>21763443,495</text:p>
          </table:table-cell>
          <table:table-cell office:value-type="float" office:value="21763442.045000002" table:style-name="ce3">
            <text:p>21763442,045</text:p>
          </table:table-cell>
          <table:table-cell office:value-type="float" office:value="-23065229.309999999" table:style-name="ce3">
            <text:p>-23065229,310</text:p>
          </table:table-cell>
          <table:table-cell office:value-type="float" office:value="-17972904.381000001" table:style-name="ce3">
            <text:p>-17972904,381</text:p>
          </table:table-cell>
          <table:table-cell office:value-type="float" office:value="19877046.579" table:style-name="ce3">
            <text:p>19877046,579</text:p>
          </table:table-cell>
          <table:table-cell office:value-type="float" office:value="19877045.131999999" table:style-name="ce3">
            <text:p>19877045,132</text:p>
          </table:table-cell>
          <table:table-cell office:value-type="float" office:value="19877045.817000002" table:style-name="ce3">
            <text:p>19877045,817</text:p>
          </table:table-cell>
          <table:table-cell table:style-name="ce2"/>
          <table:table-cell office:value-type="float" office:value="-9193640.1410000008" table:style-name="ce3">
            <text:p>-9193640,141</text:p>
          </table:table-cell>
          <table:table-cell office:value-type="float" office:value="-7163872.9409999996" table:style-name="ce3">
            <text:p>-7163872,941</text:p>
          </table:table-cell>
          <table:table-cell office:value-type="float" office:value="22380280.359000001" table:style-name="ce3">
            <text:p>22380280,359</text:p>
          </table:table-cell>
          <table:table-cell office:value-type="float" office:value="22380278.072999999" table:style-name="ce3">
            <text:p>22380278,073</text:p>
          </table:table-cell>
          <table:table-cell office:value-type="float" office:value="22380279.824000001" table:style-name="ce3">
            <text:p>22380279,824</text:p>
          </table:table-cell>
          <table:table-cell table:number-columns-repeated="5" table:style-name="ce3"/>
          <table:table-cell office:value-type="float" office:value="-11607313.512" table:style-name="ce3">
            <text:p>-11607313,512</text:p>
          </table:table-cell>
          <table:table-cell office:value-type="float" office:value="-9044657.3000000007" table:style-name="ce3">
            <text:p>-9044657,300</text:p>
          </table:table-cell>
          <table:table-cell office:value-type="float" office:value="21506439.879000001" table:style-name="ce3">
            <text:p>21506439,879</text:p>
          </table:table-cell>
          <table:table-cell office:value-type="float" office:value="21506437.204" table:style-name="ce3">
            <text:p>21506437,204</text:p>
          </table:table-cell>
          <table:table-cell office:value-type="float" office:value="21506439.379999999" table:style-name="ce3">
            <text:p>21506439,380</text:p>
          </table:table-cell>
          <table:table-cell office:value-type="float" office:value="951672.07499999995" table:style-name="ce3">
            <text:p>951672,075</text:p>
          </table:table-cell>
          <table:table-cell office:value-type="float" office:value="741562.652" table:style-name="ce3">
            <text:p>741562,652</text:p>
          </table:table-cell>
          <table:table-cell office:value-type="float" office:value="21763439.134" table:style-name="ce3">
            <text:p>21763439,134</text:p>
          </table:table-cell>
          <table:table-cell office:value-type="float" office:value="21763436.756000001" table:style-name="ce3">
            <text:p>21763436,756</text:p>
          </table:table-cell>
          <table:table-cell office:value-type="float" office:value="21763437.993000001" table:style-name="ce3">
            <text:p>21763437,993</text:p>
          </table:table-cell>
          <table:table-cell office:value-type="float" office:value="-23660717.173999999" table:style-name="ce3">
            <text:p>-23660717,174</text:p>
          </table:table-cell>
          <table:table-cell office:value-type="float" office:value="-18436921.175999999" table:style-name="ce3">
            <text:p>-18436921,176</text:p>
          </table:table-cell>
          <table:table-cell office:value-type="float" office:value="19877039.390999999" table:style-name="ce3">
            <text:p>19877039,391</text:p>
          </table:table-cell>
          <table:table-cell office:value-type="float" office:value="19877035.550000001" table:style-name="ce3">
            <text:p>19877035,550</text:p>
          </table:table-cell>
          <table:table-cell office:value-type="float" office:value="19877038.923" table:style-name="ce3">
            <text:p>19877038,923</text:p>
          </table:table-cell>
          <table:table-cell table:number-columns-repeated="16332"/>
        </table:table-row>
        <table:table-row table:style-name="ro1">
          <table:table-cell office:value-type="float" office:value="17670" table:style-name="ce2">
            <text:p>17670</text:p>
          </table:table-cell>
          <table:table-cell office:value-type="float" office:value="-7714549.3859999999" table:style-name="ce3">
            <text:p>-7714549,386</text:p>
          </table:table-cell>
          <table:table-cell office:value-type="float" office:value="-6011335.0020000003" table:style-name="ce3">
            <text:p>-6011335,002</text:p>
          </table:table-cell>
          <table:table-cell office:value-type="float" office:value="22394499.592999998" table:style-name="ce3">
            <text:p>22394499,593</text:p>
          </table:table-cell>
          <table:table-cell office:value-type="float" office:value="22394500.480999999" table:style-name="ce3">
            <text:p>22394500,481</text:p>
          </table:table-cell>
          <table:table-cell office:value-type="float" office:value="22394499.620000001" table:style-name="ce3">
            <text:p>22394499,620</text:p>
          </table:table-cell>
          <table:table-cell table:number-columns-repeated="5" table:style-name="ce3"/>
          <table:table-cell office:value-type="float" office:value="-11180085.289999999" table:style-name="ce3">
            <text:p>-11180085,290</text:p>
          </table:table-cell>
          <table:table-cell office:value-type="float" office:value="-8711751.9039999992" table:style-name="ce3">
            <text:p>-8711751,904</text:p>
          </table:table-cell>
          <table:table-cell office:value-type="float" office:value="21514488.776999999" table:style-name="ce3">
            <text:p>21514488,777</text:p>
          </table:table-cell>
          <table:table-cell office:value-type="float" office:value="21514488.666000001" table:style-name="ce3">
            <text:p>21514488,666</text:p>
          </table:table-cell>
          <table:table-cell office:value-type="float" office:value="21514487.671" table:style-name="ce3">
            <text:p>21514487,671</text:p>
          </table:table-cell>
          <table:table-cell office:value-type="float" office:value="-12484446.461999999" table:style-name="ce3">
            <text:p>-12484446,462</text:p>
          </table:table-cell>
          <table:table-cell office:value-type="float" office:value="-9728139.5" table:style-name="ce3">
            <text:p>-9728139,500</text:p>
          </table:table-cell>
          <table:table-cell office:value-type="float" office:value="21772519.653999999" table:style-name="ce3">
            <text:p>21772519,654</text:p>
          </table:table-cell>
          <table:table-cell office:value-type="float" office:value="21772519.465" table:style-name="ce3">
            <text:p>21772519,465</text:p>
          </table:table-cell>
          <table:table-cell office:value-type="float" office:value="21772518.528000001" table:style-name="ce3">
            <text:p>21772518,528</text:p>
          </table:table-cell>
          <table:table-cell office:value-type="float" office:value="-23058857.100000001" table:style-name="ce3">
            <text:p>-23058857,100</text:p>
          </table:table-cell>
          <table:table-cell office:value-type="float" office:value="-17967939.022" table:style-name="ce3">
            <text:p>-17967939,022</text:p>
          </table:table-cell>
          <table:table-cell office:value-type="float" office:value="19878259.234000001" table:style-name="ce3">
            <text:p>19878259,234</text:p>
          </table:table-cell>
          <table:table-cell office:value-type="float" office:value="19878257.559999999" table:style-name="ce3">
            <text:p>19878257,560</text:p>
          </table:table-cell>
          <table:table-cell office:value-type="float" office:value="19878258.456999999" table:style-name="ce3">
            <text:p>19878258,457</text:p>
          </table:table-cell>
          <table:table-cell table:style-name="ce2"/>
          <table:table-cell office:value-type="float" office:value="-9118953.4710000008" table:style-name="ce3">
            <text:p>-9118953,471</text:p>
          </table:table-cell>
          <table:table-cell office:value-type="float" office:value="-7105675.5269999998" table:style-name="ce3">
            <text:p>-7105675,527</text:p>
          </table:table-cell>
          <table:table-cell office:value-type="float" office:value="22394493.204" table:style-name="ce3">
            <text:p>22394493,204</text:p>
          </table:table-cell>
          <table:table-cell office:value-type="float" office:value="22394490.728" table:style-name="ce3">
            <text:p>22394490,728</text:p>
          </table:table-cell>
          <table:table-cell office:value-type="float" office:value="22394492.589000002" table:style-name="ce3">
            <text:p>22394492,589</text:p>
          </table:table-cell>
          <table:table-cell table:number-columns-repeated="5" table:style-name="ce3"/>
          <table:table-cell office:value-type="float" office:value="-11565064.069" table:style-name="ce3">
            <text:p>-11565064,069</text:p>
          </table:table-cell>
          <table:table-cell office:value-type="float" office:value="-9011735.6600000001" table:style-name="ce3">
            <text:p>-9011735,660</text:p>
          </table:table-cell>
          <table:table-cell office:value-type="float" office:value="21514478.559" table:style-name="ce3">
            <text:p>21514478,559</text:p>
          </table:table-cell>
          <table:table-cell office:value-type="float" office:value="21514477.390000001" table:style-name="ce3">
            <text:p>21514477,390</text:p>
          </table:table-cell>
          <table:table-cell office:value-type="float" office:value="21514478.574000001" table:style-name="ce3">
            <text:p>21514478,574</text:p>
          </table:table-cell>
          <table:table-cell office:value-type="float" office:value="999371.80299999996" table:style-name="ce3">
            <text:p>999371,803</text:p>
          </table:table-cell>
          <table:table-cell office:value-type="float" office:value="778731.272" table:style-name="ce3">
            <text:p>778731,272</text:p>
          </table:table-cell>
          <table:table-cell office:value-type="float" office:value="21772515.386" table:style-name="ce3">
            <text:p>21772515,386</text:p>
          </table:table-cell>
          <table:table-cell office:value-type="float" office:value="21772513.164000001" table:style-name="ce3">
            <text:p>21772513,164</text:p>
          </table:table-cell>
          <table:table-cell office:value-type="float" office:value="21772514.877" table:style-name="ce3">
            <text:p>21772514,877</text:p>
          </table:table-cell>
          <table:table-cell office:value-type="float" office:value="-23654342.114" table:style-name="ce3">
            <text:p>-23654342,114</text:p>
          </table:table-cell>
          <table:table-cell office:value-type="float" office:value="-18431953.594999999" table:style-name="ce3">
            <text:p>-18431953,595</text:p>
          </table:table-cell>
          <table:table-cell office:value-type="float" office:value="19878252.475000001" table:style-name="ce3">
            <text:p>19878252,475</text:p>
          </table:table-cell>
          <table:table-cell office:value-type="float" office:value="19878248.919" table:style-name="ce3">
            <text:p>19878248,919</text:p>
          </table:table-cell>
          <table:table-cell office:value-type="float" office:value="19878251.965" table:style-name="ce3">
            <text:p>19878251,965</text:p>
          </table:table-cell>
          <table:table-cell table:number-columns-repeated="16332"/>
        </table:table-row>
        <table:table-row table:style-name="ro1">
          <table:table-cell office:value-type="float" office:value="17700" table:style-name="ce2">
            <text:p>17700</text:p>
          </table:table-cell>
          <table:table-cell office:value-type="float" office:value="-7639737.0410000002" table:style-name="ce3">
            <text:p>-7639737,041</text:p>
          </table:table-cell>
          <table:table-cell office:value-type="float" office:value="-5953039.6830000002" table:style-name="ce3">
            <text:p>-5953039,683</text:p>
          </table:table-cell>
          <table:table-cell office:value-type="float" office:value="22408737.138" table:style-name="ce3">
            <text:p>22408737,138</text:p>
          </table:table-cell>
          <table:table-cell office:value-type="float" office:value="22408736.783" table:style-name="ce3">
            <text:p>22408736,783</text:p>
          </table:table-cell>
          <table:table-cell office:value-type="float" office:value="22408736.263" table:style-name="ce3">
            <text:p>22408736,263</text:p>
          </table:table-cell>
          <table:table-cell table:number-columns-repeated="5" table:style-name="ce3"/>
          <table:table-cell office:value-type="float" office:value="-11137713.487" table:style-name="ce3">
            <text:p>-11137713,487</text:p>
          </table:table-cell>
          <table:table-cell office:value-type="float" office:value="-8678734.909" table:style-name="ce3">
            <text:p>-8678734,909</text:p>
          </table:table-cell>
          <table:table-cell office:value-type="float" office:value="21522550.978999998" table:style-name="ce3">
            <text:p>21522550,979</text:p>
          </table:table-cell>
          <table:table-cell office:value-type="float" office:value="21522551.688999999" table:style-name="ce3">
            <text:p>21522551,689</text:p>
          </table:table-cell>
          <table:table-cell office:value-type="float" office:value="21522550.738000002" table:style-name="ce3">
            <text:p>21522550,738</text:p>
          </table:table-cell>
          <table:table-cell office:value-type="float" office:value="-12436239.738" table:style-name="ce3">
            <text:p>-12436239,738</text:p>
          </table:table-cell>
          <table:table-cell office:value-type="float" office:value="-9690575.8369999994" table:style-name="ce3">
            <text:p>-9690575,837</text:p>
          </table:table-cell>
          <table:table-cell office:value-type="float" office:value="21781693.313000001" table:style-name="ce3">
            <text:p>21781693,313</text:p>
          </table:table-cell>
          <table:table-cell office:value-type="float" office:value="21781693.443" table:style-name="ce3">
            <text:p>21781693,443</text:p>
          </table:table-cell>
          <table:table-cell office:value-type="float" office:value="21781692.488000002" table:style-name="ce3">
            <text:p>21781692,488</text:p>
          </table:table-cell>
          <table:table-cell office:value-type="float" office:value="-23051893.914000001" table:style-name="ce3">
            <text:p>-23051893,914</text:p>
          </table:table-cell>
          <table:table-cell office:value-type="float" office:value="-17962513.162" table:style-name="ce3">
            <text:p>-17962513,162</text:p>
          </table:table-cell>
          <table:table-cell office:value-type="float" office:value="19879583.962000001" table:style-name="ce3">
            <text:p>19879583,962</text:p>
          </table:table-cell>
          <table:table-cell office:value-type="float" office:value="19879582.662" table:style-name="ce3">
            <text:p>19879582,662</text:p>
          </table:table-cell>
          <table:table-cell office:value-type="float" office:value="19879583.361000001" table:style-name="ce3">
            <text:p>19879583,361</text:p>
          </table:table-cell>
          <table:table-cell table:style-name="ce2"/>
          <table:table-cell office:value-type="float" office:value="-9044151.3489999995" table:style-name="ce3">
            <text:p>-9044151,349</text:p>
          </table:table-cell>
          <table:table-cell office:value-type="float" office:value="-7047388.1739999996" table:style-name="ce3">
            <text:p>-7047388,174</text:p>
          </table:table-cell>
          <table:table-cell office:value-type="float" office:value="22408728.34" table:style-name="ce3">
            <text:p>22408728,340</text:p>
          </table:table-cell>
          <table:table-cell office:value-type="float" office:value="22408724.693" table:style-name="ce3">
            <text:p>22408724,693</text:p>
          </table:table-cell>
          <table:table-cell office:value-type="float" office:value="22408727.056000002" table:style-name="ce3">
            <text:p>22408727,056</text:p>
          </table:table-cell>
          <table:table-cell table:number-columns-repeated="5" table:style-name="ce3"/>
          <table:table-cell office:value-type="float" office:value="-11522702.539999999" table:style-name="ce3">
            <text:p>-11522702,540</text:p>
          </table:table-cell>
          <table:table-cell office:value-type="float" office:value="-8978726.6740000006" table:style-name="ce3">
            <text:p>-8978726,674</text:p>
          </table:table-cell>
          <table:table-cell office:value-type="float" office:value="21522540.298" table:style-name="ce3">
            <text:p>21522540,298</text:p>
          </table:table-cell>
          <table:table-cell office:value-type="float" office:value="21522538.280999999" table:style-name="ce3">
            <text:p>21522538,281</text:p>
          </table:table-cell>
          <table:table-cell office:value-type="float" office:value="21522539.967" table:style-name="ce3">
            <text:p>21522539,967</text:p>
          </table:table-cell>
          <table:table-cell office:value-type="float" office:value="1047568.349" table:style-name="ce3">
            <text:p>1047568,349</text:p>
          </table:table-cell>
          <table:table-cell office:value-type="float" office:value="816287.01300000004" table:style-name="ce3">
            <text:p>816287,013</text:p>
          </table:table-cell>
          <table:table-cell office:value-type="float" office:value="21781687.171999998" table:style-name="ce3">
            <text:p>21781687,172</text:p>
          </table:table-cell>
          <table:table-cell office:value-type="float" office:value="21781685.348000001" table:style-name="ce3">
            <text:p>21781685,348</text:p>
          </table:table-cell>
          <table:table-cell office:value-type="float" office:value="21781686.576000001" table:style-name="ce3">
            <text:p>21781686,576</text:p>
          </table:table-cell>
          <table:table-cell office:value-type="float" office:value="-23647389.373" table:style-name="ce3">
            <text:p>-23647389,373</text:p>
          </table:table-cell>
          <table:table-cell office:value-type="float" office:value="-18426535.872000001" table:style-name="ce3">
            <text:p>-18426535,872</text:p>
          </table:table-cell>
          <table:table-cell office:value-type="float" office:value="19879574.796" table:style-name="ce3">
            <text:p>19879574,796</text:p>
          </table:table-cell>
          <table:table-cell office:value-type="float" office:value="19879571.765000001" table:style-name="ce3">
            <text:p>19879571,765</text:p>
          </table:table-cell>
          <table:table-cell office:value-type="float" office:value="19879574.982000001" table:style-name="ce3">
            <text:p>19879574,982</text:p>
          </table:table-cell>
          <table:table-cell table:number-columns-repeated="16332"/>
        </table:table-row>
        <table:table-row table:style-name="ro1">
          <table:table-cell office:value-type="float" office:value="17730" table:style-name="ce2">
            <text:p>17730</text:p>
          </table:table-cell>
          <table:table-cell office:value-type="float" office:value="-7564817.3150000004" table:style-name="ce3">
            <text:p>-7564817,315</text:p>
          </table:table-cell>
          <table:table-cell office:value-type="float" office:value="-5894660.6670000004" table:style-name="ce3">
            <text:p>-5894660,667</text:p>
          </table:table-cell>
          <table:table-cell office:value-type="float" office:value="22422993.27" table:style-name="ce3">
            <text:p>22422993,270</text:p>
          </table:table-cell>
          <table:table-cell office:value-type="float" office:value="22422994" table:style-name="ce3">
            <text:p>22422994,000</text:p>
          </table:table-cell>
          <table:table-cell office:value-type="float" office:value="22422992.557999998" table:style-name="ce3">
            <text:p>22422992,558</text:p>
          </table:table-cell>
          <table:table-cell table:number-columns-repeated="5" table:style-name="ce3"/>
          <table:table-cell office:value-type="float" office:value="-11095237.332" table:style-name="ce3">
            <text:p>-11095237,332</text:p>
          </table:table-cell>
          <table:table-cell office:value-type="float" office:value="-8645636.6170000006" table:style-name="ce3">
            <text:p>-8645636,617</text:p>
          </table:table-cell>
          <table:table-cell office:value-type="float" office:value="21530634.149" table:style-name="ce3">
            <text:p>21530634,149</text:p>
          </table:table-cell>
          <table:table-cell office:value-type="float" office:value="21530634.785" table:style-name="ce3">
            <text:p>21530634,785</text:p>
          </table:table-cell>
          <table:table-cell office:value-type="float" office:value="21530633.480999999" table:style-name="ce3">
            <text:p>21530633,481</text:p>
          </table:table-cell>
          <table:table-cell office:value-type="float" office:value="-12387545.524" table:style-name="ce3">
            <text:p>-12387545,524</text:p>
          </table:table-cell>
          <table:table-cell office:value-type="float" office:value="-9652632.2909999993" table:style-name="ce3">
            <text:p>-9652632,291</text:p>
          </table:table-cell>
          <table:table-cell office:value-type="float" office:value="21790959.43" table:style-name="ce3">
            <text:p>21790959,430</text:p>
          </table:table-cell>
          <table:table-cell office:value-type="float" office:value="21790960.035" table:style-name="ce3">
            <text:p>21790960,035</text:p>
          </table:table-cell>
          <table:table-cell office:value-type="float" office:value="21790958.151999999" table:style-name="ce3">
            <text:p>21790958,152</text:p>
          </table:table-cell>
          <table:table-cell office:value-type="float" office:value="-23044361.305" table:style-name="ce3">
            <text:p>-23044361,305</text:p>
          </table:table-cell>
          <table:table-cell office:value-type="float" office:value="-17956643.594000001" table:style-name="ce3">
            <text:p>-17956643,594</text:p>
          </table:table-cell>
          <table:table-cell office:value-type="float" office:value="19881016.789000001" table:style-name="ce3">
            <text:p>19881016,789</text:p>
          </table:table-cell>
          <table:table-cell office:value-type="float" office:value="19881016.055" table:style-name="ce3">
            <text:p>19881016,055</text:p>
          </table:table-cell>
          <table:table-cell office:value-type="float" office:value="19881016.530999999" table:style-name="ce3">
            <text:p>19881016,531</text:p>
          </table:table-cell>
          <table:table-cell table:style-name="ce2"/>
          <table:table-cell office:value-type="float" office:value="-8969236.2660000008" table:style-name="ce3">
            <text:p>-8969236,266</text:p>
          </table:table-cell>
          <table:table-cell office:value-type="float" office:value="-6989012.7860000003" table:style-name="ce3">
            <text:p>-6989012,786</text:p>
          </table:table-cell>
          <table:table-cell office:value-type="float" office:value="22422983.079" table:style-name="ce3">
            <text:p>22422983,079</text:p>
          </table:table-cell>
          <table:table-cell office:value-type="float" office:value="22422980.291000001" table:style-name="ce3">
            <text:p>22422980,291</text:p>
          </table:table-cell>
          <table:table-cell office:value-type="float" office:value="22422982.802999999" table:style-name="ce3">
            <text:p>22422982,803</text:p>
          </table:table-cell>
          <table:table-cell table:number-columns-repeated="5" table:style-name="ce3"/>
          <table:table-cell office:value-type="float" office:value="-11480231.105" table:style-name="ce3">
            <text:p>-11480231,105</text:p>
          </table:table-cell>
          <table:table-cell office:value-type="float" office:value="-8945632.0470000003" table:style-name="ce3">
            <text:p>-8945632,047</text:p>
          </table:table-cell>
          <table:table-cell office:value-type="float" office:value="21530622.704999998" table:style-name="ce3">
            <text:p>21530622,705</text:p>
          </table:table-cell>
          <table:table-cell office:value-type="float" office:value="21530620.52" table:style-name="ce3">
            <text:p>21530620,520</text:p>
          </table:table-cell>
          <table:table-cell office:value-type="float" office:value="21530622.213" table:style-name="ce3">
            <text:p>21530622,213</text:p>
          </table:table-cell>
          <table:table-cell office:value-type="float" office:value="1096257.9439999999" table:style-name="ce3">
            <text:p>1096257,944</text:p>
          </table:table-cell>
          <table:table-cell office:value-type="float" office:value="854226.96499999997" table:style-name="ce3">
            <text:p>854226,965</text:p>
          </table:table-cell>
          <table:table-cell office:value-type="float" office:value="21790952.881000001" table:style-name="ce3">
            <text:p>21790952,881</text:p>
          </table:table-cell>
          <table:table-cell office:value-type="float" office:value="21790950.594999999" table:style-name="ce3">
            <text:p>21790950,595</text:p>
          </table:table-cell>
          <table:table-cell office:value-type="float" office:value="21790951.795000002" table:style-name="ce3">
            <text:p>21790951,795</text:p>
          </table:table-cell>
          <table:table-cell office:value-type="float" office:value="-23639861.646000002" table:style-name="ce3">
            <text:p>-23639861,646</text:p>
          </table:table-cell>
          <table:table-cell office:value-type="float" office:value="-18420670.105" table:style-name="ce3">
            <text:p>-18420670,105</text:p>
          </table:table-cell>
          <table:table-cell office:value-type="float" office:value="19881007.813000001" table:style-name="ce3">
            <text:p>19881007,813</text:p>
          </table:table-cell>
          <table:table-cell office:value-type="float" office:value="19881004.206999999" table:style-name="ce3">
            <text:p>19881004,207</text:p>
          </table:table-cell>
          <table:table-cell office:value-type="float" office:value="19881007.546" table:style-name="ce3">
            <text:p>19881007,546</text:p>
          </table:table-cell>
          <table:table-cell table:number-columns-repeated="16332"/>
        </table:table-row>
        <table:table-row table:style-name="ro1">
          <table:table-cell office:value-type="float" office:value="17760" table:style-name="ce2">
            <text:p>17760</text:p>
          </table:table-cell>
          <table:table-cell office:value-type="float" office:value="-7489772.8279999997" table:style-name="ce3">
            <text:p>-7489772,828</text:p>
          </table:table-cell>
          <table:table-cell office:value-type="float" office:value="-5836184.4570000004" table:style-name="ce3">
            <text:p>-5836184,457</text:p>
          </table:table-cell>
          <table:table-cell office:value-type="float" office:value="22437271.704999998" table:style-name="ce3">
            <text:p>22437271,705</text:p>
          </table:table-cell>
          <table:table-cell office:value-type="float" office:value="22437274.362" table:style-name="ce3">
            <text:p>22437274,362</text:p>
          </table:table-cell>
          <table:table-cell office:value-type="float" office:value="22437271.932" table:style-name="ce3">
            <text:p>22437271,932</text:p>
          </table:table-cell>
          <table:table-cell table:number-columns-repeated="5" table:style-name="ce3"/>
          <table:table-cell office:value-type="float" office:value="-11052639.646" table:style-name="ce3">
            <text:p>-11052639,646</text:p>
          </table:table-cell>
          <table:table-cell office:value-type="float" office:value="-8612443.6180000007" table:style-name="ce3">
            <text:p>-8612443,618</text:p>
          </table:table-cell>
          <table:table-cell office:value-type="float" office:value="21538740.837000001" table:style-name="ce3">
            <text:p>21538740,837</text:p>
          </table:table-cell>
          <table:table-cell office:value-type="float" office:value="21538740.802999999" table:style-name="ce3">
            <text:p>21538740,803</text:p>
          </table:table-cell>
          <table:table-cell office:value-type="float" office:value="21538740.074999999" table:style-name="ce3">
            <text:p>21538740,075</text:p>
          </table:table-cell>
          <table:table-cell office:value-type="float" office:value="-12338348.831" table:style-name="ce3">
            <text:p>-12338348,831</text:p>
          </table:table-cell>
          <table:table-cell office:value-type="float" office:value="-9614297.2109999992" table:style-name="ce3">
            <text:p>-9614297,211</text:p>
          </table:table-cell>
          <table:table-cell office:value-type="float" office:value="21800321.287" table:style-name="ce3">
            <text:p>21800321,287</text:p>
          </table:table-cell>
          <table:table-cell office:value-type="float" office:value="21800321.109999999" table:style-name="ce3">
            <text:p>21800321,110</text:p>
          </table:table-cell>
          <table:table-cell office:value-type="float" office:value="21800320.339000002" table:style-name="ce3">
            <text:p>21800320,339</text:p>
          </table:table-cell>
          <table:table-cell office:value-type="float" office:value="-23036243.175000001" table:style-name="ce3">
            <text:p>-23036243,175</text:p>
          </table:table-cell>
          <table:table-cell office:value-type="float" office:value="-17950317.776000001" table:style-name="ce3">
            <text:p>-17950317,776</text:p>
          </table:table-cell>
          <table:table-cell office:value-type="float" office:value="19882561.745999999" table:style-name="ce3">
            <text:p>19882561,746</text:p>
          </table:table-cell>
          <table:table-cell office:value-type="float" office:value="19882561.052000001" table:style-name="ce3">
            <text:p>19882561,052</text:p>
          </table:table-cell>
          <table:table-cell office:value-type="float" office:value="19882561.603999998" table:style-name="ce3">
            <text:p>19882561,604</text:p>
          </table:table-cell>
          <table:table-cell table:style-name="ce2"/>
          <table:table-cell office:value-type="float" office:value="-8894193.6349999998" table:style-name="ce3">
            <text:p>-8894193,635</text:p>
          </table:table-cell>
          <table:table-cell office:value-type="float" office:value="-6930537.9950000001" table:style-name="ce3">
            <text:p>-6930537,995</text:p>
          </table:table-cell>
          <table:table-cell office:value-type="float" office:value="22437264.026999999" table:style-name="ce3">
            <text:p>22437264,027</text:p>
          </table:table-cell>
          <table:table-cell office:value-type="float" office:value="22437260.938999999" table:style-name="ce3">
            <text:p>22437260,939</text:p>
          </table:table-cell>
          <table:table-cell office:value-type="float" office:value="22437263.098000001" table:style-name="ce3">
            <text:p>22437263,098</text:p>
          </table:table-cell>
          <table:table-cell table:number-columns-repeated="5" table:style-name="ce3"/>
          <table:table-cell office:value-type="float" office:value="-11437635.304" table:style-name="ce3">
            <text:p>-11437635,304</text:p>
          </table:table-cell>
          <table:table-cell office:value-type="float" office:value="-8912440.5270000007" table:style-name="ce3">
            <text:p>-8912440,527</text:p>
          </table:table-cell>
          <table:table-cell office:value-type="float" office:value="21538728.588" table:style-name="ce3">
            <text:p>21538728,588</text:p>
          </table:table-cell>
          <table:table-cell office:value-type="float" office:value="21538726.195" table:style-name="ce3">
            <text:p>21538726,195</text:p>
          </table:table-cell>
          <table:table-cell office:value-type="float" office:value="21538728.162" table:style-name="ce3">
            <text:p>21538728,162</text:p>
          </table:table-cell>
          <table:table-cell office:value-type="float" office:value="1145452.8400000001" table:style-name="ce3">
            <text:p>1145452,840</text:p>
          </table:table-cell>
          <table:table-cell office:value-type="float" office:value="892560.64199999999" table:style-name="ce3">
            <text:p>892560,642</text:p>
          </table:table-cell>
          <table:table-cell office:value-type="float" office:value="21800314.223999999" table:style-name="ce3">
            <text:p>21800314,224</text:p>
          </table:table-cell>
          <table:table-cell office:value-type="float" office:value="21800311.892000001" table:style-name="ce3">
            <text:p>21800311,892</text:p>
          </table:table-cell>
          <table:table-cell office:value-type="float" office:value="21800313.353" table:style-name="ce3">
            <text:p>21800313,353</text:p>
          </table:table-cell>
          <table:table-cell office:value-type="float" office:value="-23631745.577" table:style-name="ce3">
            <text:p>-23631745,577</text:p>
          </table:table-cell>
          <table:table-cell office:value-type="float" office:value="-18414345.895" table:style-name="ce3">
            <text:p>-18414345,895</text:p>
          </table:table-cell>
          <table:table-cell office:value-type="float" office:value="19882552.732000001" table:style-name="ce3">
            <text:p>19882552,732</text:p>
          </table:table-cell>
          <table:table-cell office:value-type="float" office:value="19882548.806000002" table:style-name="ce3">
            <text:p>19882548,806</text:p>
          </table:table-cell>
          <table:table-cell office:value-type="float" office:value="19882551.822999999" table:style-name="ce3">
            <text:p>19882551,823</text:p>
          </table:table-cell>
          <table:table-cell table:number-columns-repeated="16332"/>
        </table:table-row>
        <table:table-row table:style-name="ro1">
          <table:table-cell office:value-type="float" office:value="17790" table:style-name="ce2">
            <text:p>17790</text:p>
          </table:table-cell>
          <table:table-cell office:value-type="float" office:value="-7414620.0259999996" table:style-name="ce3">
            <text:p>-7414620,026</text:p>
          </table:table-cell>
          <table:table-cell office:value-type="float" office:value="-5777623.8449999997" table:style-name="ce3">
            <text:p>-5777623,845</text:p>
          </table:table-cell>
          <table:table-cell office:value-type="float" office:value="22451575.478" table:style-name="ce3">
            <text:p>22451575,478</text:p>
          </table:table-cell>
          <table:table-cell office:value-type="float" office:value="22451576.074000001" table:style-name="ce3">
            <text:p>22451576,074</text:p>
          </table:table-cell>
          <table:table-cell office:value-type="float" office:value="22451574.324999999" table:style-name="ce3">
            <text:p>22451574,325</text:p>
          </table:table-cell>
          <table:table-cell table:number-columns-repeated="5" table:style-name="ce3"/>
          <table:table-cell office:value-type="float" office:value="-11009936.884" table:style-name="ce3">
            <text:p>-11009936,884</text:p>
          </table:table-cell>
          <table:table-cell office:value-type="float" office:value="-8579168.7420000006" table:style-name="ce3">
            <text:p>-8579168,742</text:p>
          </table:table-cell>
          <table:table-cell office:value-type="float" office:value="21546866.063999999" table:style-name="ce3">
            <text:p>21546866,064</text:p>
          </table:table-cell>
          <table:table-cell office:value-type="float" office:value="21546866.588" table:style-name="ce3">
            <text:p>21546866,588</text:p>
          </table:table-cell>
          <table:table-cell office:value-type="float" office:value="21546865.738000002" table:style-name="ce3">
            <text:p>21546865,738</text:p>
          </table:table-cell>
          <table:table-cell office:value-type="float" office:value="-12288668.294" table:style-name="ce3">
            <text:p>-12288668,294</text:p>
          </table:table-cell>
          <table:table-cell office:value-type="float" office:value="-9575585.1079999991" table:style-name="ce3">
            <text:p>-9575585,108</text:p>
          </table:table-cell>
          <table:table-cell office:value-type="float" office:value="21809775.116" table:style-name="ce3">
            <text:p>21809775,116</text:p>
          </table:table-cell>
          <table:table-cell office:value-type="float" office:value="21809775.822999999" table:style-name="ce3">
            <text:p>21809775,823</text:p>
          </table:table-cell>
          <table:table-cell office:value-type="float" office:value="21809774.195999999" table:style-name="ce3">
            <text:p>21809774,196</text:p>
          </table:table-cell>
          <table:table-cell office:value-type="float" office:value="-23027556.589000002" table:style-name="ce3">
            <text:p>-23027556,589</text:p>
          </table:table-cell>
          <table:table-cell office:value-type="float" office:value="-17943549.004000001" table:style-name="ce3">
            <text:p>-17943549,004</text:p>
          </table:table-cell>
          <table:table-cell office:value-type="float" office:value="19884214.943999998" table:style-name="ce3">
            <text:p>19884214,944</text:p>
          </table:table-cell>
          <table:table-cell office:value-type="float" office:value="19884214.243999999" table:style-name="ce3">
            <text:p>19884214,244</text:p>
          </table:table-cell>
          <table:table-cell office:value-type="float" office:value="19884214.489" table:style-name="ce3">
            <text:p>19884214,489</text:p>
          </table:table-cell>
          <table:table-cell table:style-name="ce2"/>
          <table:table-cell office:value-type="float" office:value="-8819043.8120000008" table:style-name="ce3">
            <text:p>-8819043,812</text:p>
          </table:table-cell>
          <table:table-cell office:value-type="float" office:value="-6871979.7110000001" table:style-name="ce3">
            <text:p>-6871979,711</text:p>
          </table:table-cell>
          <table:table-cell office:value-type="float" office:value="22451564.787" table:style-name="ce3">
            <text:p>22451564,787</text:p>
          </table:table-cell>
          <table:table-cell office:value-type="float" office:value="22451561.727000002" table:style-name="ce3">
            <text:p>22451561,727</text:p>
          </table:table-cell>
          <table:table-cell office:value-type="float" office:value="22451563.318" table:style-name="ce3">
            <text:p>22451563,318</text:p>
          </table:table-cell>
          <table:table-cell table:number-columns-repeated="5" table:style-name="ce3"/>
          <table:table-cell office:value-type="float" office:value="-11394935.574999999" table:style-name="ce3">
            <text:p>-11394935,575</text:p>
          </table:table-cell>
          <table:table-cell office:value-type="float" office:value="-8879168.0010000002" table:style-name="ce3">
            <text:p>-8879168,001</text:p>
          </table:table-cell>
          <table:table-cell office:value-type="float" office:value="21546854.717999998" table:style-name="ce3">
            <text:p>21546854,718</text:p>
          </table:table-cell>
          <table:table-cell office:value-type="float" office:value="21546851.988000002" table:style-name="ce3">
            <text:p>21546851,988</text:p>
          </table:table-cell>
          <table:table-cell office:value-type="float" office:value="21546853.835000001" table:style-name="ce3">
            <text:p>21546853,835</text:p>
          </table:table-cell>
          <table:table-cell office:value-type="float" office:value="1195130.439" table:style-name="ce3">
            <text:p>1195130,439</text:p>
          </table:table-cell>
          <table:table-cell office:value-type="float" office:value="931270.45200000005" table:style-name="ce3">
            <text:p>931270,452</text:p>
          </table:table-cell>
          <table:table-cell office:value-type="float" office:value="21809766.664000001" table:style-name="ce3">
            <text:p>21809766,664</text:p>
          </table:table-cell>
          <table:table-cell office:value-type="float" office:value="21809765.057999998" table:style-name="ce3">
            <text:p>21809765,058</text:p>
          </table:table-cell>
          <table:table-cell office:value-type="float" office:value="21809766.421" table:style-name="ce3">
            <text:p>21809766,421</text:p>
          </table:table-cell>
          <table:table-cell office:value-type="float" office:value="-23623062.195" table:style-name="ce3">
            <text:p>-23623062,195</text:p>
          </table:table-cell>
          <table:table-cell office:value-type="float" office:value="-18407579.620000001" table:style-name="ce3">
            <text:p>-18407579,620</text:p>
          </table:table-cell>
          <table:table-cell office:value-type="float" office:value="19884205.061000001" table:style-name="ce3">
            <text:p>19884205,061</text:p>
          </table:table-cell>
          <table:table-cell office:value-type="float" office:value="19884201.248" table:style-name="ce3">
            <text:p>19884201,248</text:p>
          </table:table-cell>
          <table:table-cell office:value-type="float" office:value="19884204.237" table:style-name="ce3">
            <text:p>19884204,237</text:p>
          </table:table-cell>
          <table:table-cell table:number-columns-repeated="16332"/>
        </table:table-row>
        <table:table-row table:style-name="ro1">
          <table:table-cell office:value-type="float" office:value="17820" table:style-name="ce2">
            <text:p>17820</text:p>
          </table:table-cell>
          <table:table-cell office:value-type="float" office:value="-7339347.2309999997" table:style-name="ce3">
            <text:p>-7339347,231</text:p>
          </table:table-cell>
          <table:table-cell office:value-type="float" office:value="-5718969.7300000004" table:style-name="ce3">
            <text:p>-5718969,730</text:p>
          </table:table-cell>
          <table:table-cell office:value-type="float" office:value="22465899.030000001" table:style-name="ce3">
            <text:p>22465899,030</text:p>
          </table:table-cell>
          <table:table-cell office:value-type="float" office:value="22465899.118000001" table:style-name="ce3">
            <text:p>22465899,118</text:p>
          </table:table-cell>
          <table:table-cell office:value-type="float" office:value="22465898.465" table:style-name="ce3">
            <text:p>22465898,465</text:p>
          </table:table-cell>
          <table:table-cell table:number-columns-repeated="5" table:style-name="ce3"/>
          <table:table-cell office:value-type="float" office:value="-10967117.030999999" table:style-name="ce3">
            <text:p>-10967117,031</text:p>
          </table:table-cell>
          <table:table-cell office:value-type="float" office:value="-8545802.6290000007" table:style-name="ce3">
            <text:p>-8545802,629</text:p>
          </table:table-cell>
          <table:table-cell office:value-type="float" office:value="21555013.958000001" table:style-name="ce3">
            <text:p>21555013,958</text:p>
          </table:table-cell>
          <table:table-cell office:value-type="float" office:value="21555014.692000002" table:style-name="ce3">
            <text:p>21555014,692</text:p>
          </table:table-cell>
          <table:table-cell office:value-type="float" office:value="21555013.881000001" table:style-name="ce3">
            <text:p>21555013,881</text:p>
          </table:table-cell>
          <table:table-cell office:value-type="float" office:value="-12238493.85" table:style-name="ce3">
            <text:p>-12238493,850</text:p>
          </table:table-cell>
          <table:table-cell office:value-type="float" office:value="-9536488.1390000004" table:style-name="ce3">
            <text:p>-9536488,139</text:p>
          </table:table-cell>
          <table:table-cell office:value-type="float" office:value="21819322.458000001" table:style-name="ce3">
            <text:p>21819322,458</text:p>
          </table:table-cell>
          <table:table-cell office:value-type="float" office:value="21819323.609000001" table:style-name="ce3">
            <text:p>21819323,609</text:p>
          </table:table-cell>
          <table:table-cell office:value-type="float" office:value="21819322.267000001" table:style-name="ce3">
            <text:p>21819322,267</text:p>
          </table:table-cell>
          <table:table-cell office:value-type="float" office:value="-23018290.460000001" table:style-name="ce3">
            <text:p>-23018290,460</text:p>
          </table:table-cell>
          <table:table-cell office:value-type="float" office:value="-17936328.642999999" table:style-name="ce3">
            <text:p>-17936328,643</text:p>
          </table:table-cell>
          <table:table-cell office:value-type="float" office:value="19885978.583999999" table:style-name="ce3">
            <text:p>19885978,584</text:p>
          </table:table-cell>
          <table:table-cell office:value-type="float" office:value="19885977.335999999" table:style-name="ce3">
            <text:p>19885977,336</text:p>
          </table:table-cell>
          <table:table-cell office:value-type="float" office:value="19885977.914999999" table:style-name="ce3">
            <text:p>19885977,915</text:p>
          </table:table-cell>
          <table:table-cell table:style-name="ce2"/>
          <table:table-cell office:value-type="float" office:value="-8743768.3670000006" table:style-name="ce3">
            <text:p>-8743768,367</text:p>
          </table:table-cell>
          <table:table-cell office:value-type="float" office:value="-6813323.5319999997" table:style-name="ce3">
            <text:p>-6813323,532</text:p>
          </table:table-cell>
          <table:table-cell office:value-type="float" office:value="22465888.464000002" table:style-name="ce3">
            <text:p>22465888,464</text:p>
          </table:table-cell>
          <table:table-cell office:value-type="float" office:value="22465885.817000002" table:style-name="ce3">
            <text:p>22465885,817</text:p>
          </table:table-cell>
          <table:table-cell office:value-type="float" office:value="22465887.355" table:style-name="ce3">
            <text:p>22465887,355</text:p>
          </table:table-cell>
          <table:table-cell table:number-columns-repeated="5" table:style-name="ce3"/>
          <table:table-cell office:value-type="float" office:value="-11352113.122" table:style-name="ce3">
            <text:p>-11352113,122</text:p>
          </table:table-cell>
          <table:table-cell office:value-type="float" office:value="-8845799.8690000009" table:style-name="ce3">
            <text:p>-8845799,869</text:p>
          </table:table-cell>
          <table:table-cell office:value-type="float" office:value="21555002.054000001" table:style-name="ce3">
            <text:p>21555002,054</text:p>
          </table:table-cell>
          <table:table-cell office:value-type="float" office:value="21555000.576000001" table:style-name="ce3">
            <text:p>21555000,576</text:p>
          </table:table-cell>
          <table:table-cell office:value-type="float" office:value="21555001.976" table:style-name="ce3">
            <text:p>21555001,976</text:p>
          </table:table-cell>
          <table:table-cell office:value-type="float" office:value="1245307.568" table:style-name="ce3">
            <text:p>1245307,568</text:p>
          </table:table-cell>
          <table:table-cell office:value-type="float" office:value="970369.51100000006" table:style-name="ce3">
            <text:p>970369,511</text:p>
          </table:table-cell>
          <table:table-cell office:value-type="float" office:value="21819314.861000001" table:style-name="ce3">
            <text:p>21819314,861</text:p>
          </table:table-cell>
          <table:table-cell office:value-type="float" office:value="21819313.403999999" table:style-name="ce3">
            <text:p>21819313,404</text:p>
          </table:table-cell>
          <table:table-cell office:value-type="float" office:value="21819314.712000001" table:style-name="ce3">
            <text:p>21819314,712</text:p>
          </table:table-cell>
          <table:table-cell office:value-type="float" office:value="-23613793.644000001" table:style-name="ce3">
            <text:p>-23613793,644</text:p>
          </table:table-cell>
          <table:table-cell office:value-type="float" office:value="-18400357.375" table:style-name="ce3">
            <text:p>-18400357,375</text:p>
          </table:table-cell>
          <table:table-cell office:value-type="float" office:value="19885968.263999999" table:style-name="ce3">
            <text:p>19885968,264</text:p>
          </table:table-cell>
          <table:table-cell office:value-type="float" office:value="19885965.094000001" table:style-name="ce3">
            <text:p>19885965,094</text:p>
          </table:table-cell>
          <table:table-cell office:value-type="float" office:value="19885968.105999999" table:style-name="ce3">
            <text:p>19885968,106</text:p>
          </table:table-cell>
          <table:table-cell table:number-columns-repeated="16332"/>
        </table:table-row>
        <table:table-row table:style-name="ro1">
          <table:table-cell office:value-type="float" office:value="17850" table:style-name="ce2">
            <text:p>17850</text:p>
          </table:table-cell>
          <table:table-cell office:value-type="float" office:value="-7263961.2470000004" table:style-name="ce3">
            <text:p>-7263961,247</text:p>
          </table:table-cell>
          <table:table-cell office:value-type="float" office:value="-5660227.415" table:style-name="ce3">
            <text:p>-5660227,415</text:p>
          </table:table-cell>
          <table:table-cell office:value-type="float" office:value="22480243.673999999" table:style-name="ce3">
            <text:p>22480243,674</text:p>
          </table:table-cell>
          <table:table-cell office:value-type="float" office:value="22480244.603" table:style-name="ce3">
            <text:p>22480244,603</text:p>
          </table:table-cell>
          <table:table-cell office:value-type="float" office:value="22480243.704" table:style-name="ce3">
            <text:p>22480243,704</text:p>
          </table:table-cell>
          <table:table-cell table:number-columns-repeated="5" table:style-name="ce3"/>
          <table:table-cell office:value-type="float" office:value="-10924186.823999999" table:style-name="ce3">
            <text:p>-10924186,824</text:p>
          </table:table-cell>
          <table:table-cell office:value-type="float" office:value="-8512350.5199999996" table:style-name="ce3">
            <text:p>-8512350,520</text:p>
          </table:table-cell>
          <table:table-cell office:value-type="float" office:value="21563183.927999999" table:style-name="ce3">
            <text:p>21563183,928</text:p>
          </table:table-cell>
          <table:table-cell office:value-type="float" office:value="21563184.467" table:style-name="ce3">
            <text:p>21563184,467</text:p>
          </table:table-cell>
          <table:table-cell office:value-type="float" office:value="21563183.598000001" table:style-name="ce3">
            <text:p>21563183,598</text:p>
          </table:table-cell>
          <table:table-cell office:value-type="float" office:value="-12187834.034" table:style-name="ce3">
            <text:p>-12187834,034</text:p>
          </table:table-cell>
          <table:table-cell office:value-type="float" office:value="-9497012.9629999995" table:style-name="ce3">
            <text:p>-9497012,963</text:p>
          </table:table-cell>
          <table:table-cell office:value-type="float" office:value="21828963.864999998" table:style-name="ce3">
            <text:p>21828963,865</text:p>
          </table:table-cell>
          <table:table-cell office:value-type="float" office:value="21828963.921999998" table:style-name="ce3">
            <text:p>21828963,922</text:p>
          </table:table-cell>
          <table:table-cell office:value-type="float" office:value="21828962.438000001" table:style-name="ce3">
            <text:p>21828962,438</text:p>
          </table:table-cell>
          <table:table-cell office:value-type="float" office:value="-23008452.289000001" table:style-name="ce3">
            <text:p>-23008452,289</text:p>
          </table:table-cell>
          <table:table-cell office:value-type="float" office:value="-17928662.535999998" table:style-name="ce3">
            <text:p>-17928662,536</text:p>
          </table:table-cell>
          <table:table-cell office:value-type="float" office:value="19887850.691" table:style-name="ce3">
            <text:p>19887850,691</text:p>
          </table:table-cell>
          <table:table-cell office:value-type="float" office:value="19887849.309999999" table:style-name="ce3">
            <text:p>19887849,310</text:p>
          </table:table-cell>
          <table:table-cell office:value-type="float" office:value="19887850.153000001" table:style-name="ce3">
            <text:p>19887850,153</text:p>
          </table:table-cell>
          <table:table-cell table:style-name="ce2"/>
          <table:table-cell office:value-type="float" office:value="-8668389.5749999993" table:style-name="ce3">
            <text:p>-8668389,575</text:p>
          </table:table-cell>
          <table:table-cell office:value-type="float" office:value="-6754586.8200000003" table:style-name="ce3">
            <text:p>-6754586,820</text:p>
          </table:table-cell>
          <table:table-cell office:value-type="float" office:value="22480233.394000001" table:style-name="ce3">
            <text:p>22480233,394</text:p>
          </table:table-cell>
          <table:table-cell office:value-type="float" office:value="22480229.899999999" table:style-name="ce3">
            <text:p>22480229,900</text:p>
          </table:table-cell>
          <table:table-cell office:value-type="float" office:value="22480232.171" table:style-name="ce3">
            <text:p>22480232,171</text:p>
          </table:table-cell>
          <table:table-cell table:number-columns-repeated="5" table:style-name="ce3"/>
          <table:table-cell office:value-type="float" office:value="-11309190.148" table:style-name="ce3">
            <text:p>-11309190,148</text:p>
          </table:table-cell>
          <table:table-cell office:value-type="float" office:value="-8812353.4039999992" table:style-name="ce3">
            <text:p>-8812353,404</text:p>
          </table:table-cell>
          <table:table-cell office:value-type="float" office:value="21563171.923999999" table:style-name="ce3">
            <text:p>21563171,924</text:p>
          </table:table-cell>
          <table:table-cell office:value-type="float" office:value="21563168.368000001" table:style-name="ce3">
            <text:p>21563168,368</text:p>
          </table:table-cell>
          <table:table-cell office:value-type="float" office:value="21563170.988000002" table:style-name="ce3">
            <text:p>21563170,988</text:p>
          </table:table-cell>
          <table:table-cell office:value-type="float" office:value="1295960.243" table:style-name="ce3">
            <text:p>1295960,243</text:p>
          </table:table-cell>
          <table:table-cell office:value-type="float" office:value="1009839.123" table:style-name="ce3">
            <text:p>1009839,123</text:p>
          </table:table-cell>
          <table:table-cell office:value-type="float" office:value="21828953.609999999" table:style-name="ce3">
            <text:p>21828953,610</text:p>
          </table:table-cell>
          <table:table-cell office:value-type="float" office:value="21828952.399" table:style-name="ce3">
            <text:p>21828952,399</text:p>
          </table:table-cell>
          <table:table-cell office:value-type="float" office:value="21828953.375" table:style-name="ce3">
            <text:p>21828953,375</text:p>
          </table:table-cell>
          <table:table-cell office:value-type="float" office:value="-23603962.875999998" table:style-name="ce3">
            <text:p>-23603962,876</text:p>
          </table:table-cell>
          <table:table-cell office:value-type="float" office:value="-18392697.035" table:style-name="ce3">
            <text:p>-18392697,035</text:p>
          </table:table-cell>
          <table:table-cell office:value-type="float" office:value="19887838.945999999" table:style-name="ce3">
            <text:p>19887838,946</text:p>
          </table:table-cell>
          <table:table-cell office:value-type="float" office:value="19887835.544" table:style-name="ce3">
            <text:p>19887835,544</text:p>
          </table:table-cell>
          <table:table-cell office:value-type="float" office:value="19887838.868000001" table:style-name="ce3">
            <text:p>19887838,868</text:p>
          </table:table-cell>
          <table:table-cell table:number-columns-repeated="16332"/>
        </table:table-row>
        <table:table-row table:style-name="ro1">
          <table:table-cell office:value-type="float" office:value="17880" table:style-name="ce2">
            <text:p>17880</text:p>
          </table:table-cell>
          <table:table-cell office:value-type="float" office:value="-7188462.5" table:style-name="ce3">
            <text:p>-7188462,500</text:p>
          </table:table-cell>
          <table:table-cell office:value-type="float" office:value="-5601397.2139999997" table:style-name="ce3">
            <text:p>-5601397,214</text:p>
          </table:table-cell>
          <table:table-cell office:value-type="float" office:value="22494610.976" table:style-name="ce3">
            <text:p>22494610,976</text:p>
          </table:table-cell>
          <table:table-cell office:value-type="float" office:value="22494611.384" table:style-name="ce3">
            <text:p>22494611,384</text:p>
          </table:table-cell>
          <table:table-cell office:value-type="float" office:value="22494610.441" table:style-name="ce3">
            <text:p>22494610,441</text:p>
          </table:table-cell>
          <table:table-cell table:number-columns-repeated="5" table:style-name="ce3"/>
          <table:table-cell office:value-type="float" office:value="-10881146.763" table:style-name="ce3">
            <text:p>-10881146,763</text:p>
          </table:table-cell>
          <table:table-cell office:value-type="float" office:value="-8478812.8100000005" table:style-name="ce3">
            <text:p>-8478812,810</text:p>
          </table:table-cell>
          <table:table-cell office:value-type="float" office:value="21571373.355999999" table:style-name="ce3">
            <text:p>21571373,356</text:p>
          </table:table-cell>
          <table:table-cell office:value-type="float" office:value="21571374.666999999" table:style-name="ce3">
            <text:p>21571374,667</text:p>
          </table:table-cell>
          <table:table-cell office:value-type="float" office:value="21571373.348000001" table:style-name="ce3">
            <text:p>21571373,348</text:p>
          </table:table-cell>
          <table:table-cell office:value-type="float" office:value="-12136691.379000001" table:style-name="ce3">
            <text:p>-12136691,379</text:p>
          </table:table-cell>
          <table:table-cell office:value-type="float" office:value="-9457161.5519999992" table:style-name="ce3">
            <text:p>-9457161,552</text:p>
          </table:table-cell>
          <table:table-cell office:value-type="float" office:value="21838694.373" table:style-name="ce3">
            <text:p>21838694,373</text:p>
          </table:table-cell>
          <table:table-cell office:value-type="float" office:value="21838695.601" table:style-name="ce3">
            <text:p>21838695,601</text:p>
          </table:table-cell>
          <table:table-cell office:value-type="float" office:value="21838694.221000001" table:style-name="ce3">
            <text:p>21838694,221</text:p>
          </table:table-cell>
          <table:table-cell office:value-type="float" office:value="-22998043.313999999" table:style-name="ce3">
            <text:p>-22998043,314</text:p>
          </table:table-cell>
          <table:table-cell office:value-type="float" office:value="-17920551.647" table:style-name="ce3">
            <text:p>-17920551,647</text:p>
          </table:table-cell>
          <table:table-cell office:value-type="float" office:value="19889831.092999998" table:style-name="ce3">
            <text:p>19889831,093</text:p>
          </table:table-cell>
          <table:table-cell office:value-type="float" office:value="19889830.221000001" table:style-name="ce3">
            <text:p>19889830,221</text:p>
          </table:table-cell>
          <table:table-cell office:value-type="float" office:value="19889830.908" table:style-name="ce3">
            <text:p>19889830,908</text:p>
          </table:table-cell>
          <table:table-cell table:style-name="ce2"/>
          <table:table-cell office:value-type="float" office:value="-8592882.3870000001" table:style-name="ce3">
            <text:p>-8592882,387</text:p>
          </table:table-cell>
          <table:table-cell office:value-type="float" office:value="-6695750.0489999996" table:style-name="ce3">
            <text:p>-6695750,049</text:p>
          </table:table-cell>
          <table:table-cell office:value-type="float" office:value="22494600.850000001" table:style-name="ce3">
            <text:p>22494600,850</text:p>
          </table:table-cell>
          <table:table-cell office:value-type="float" office:value="22494598.473999999" table:style-name="ce3">
            <text:p>22494598,474</text:p>
          </table:table-cell>
          <table:table-cell office:value-type="float" office:value="22494600.625" table:style-name="ce3">
            <text:p>22494600,625</text:p>
          </table:table-cell>
          <table:table-cell table:number-columns-repeated="5" table:style-name="ce3"/>
          <table:table-cell office:value-type="float" office:value="-11266141.704" table:style-name="ce3">
            <text:p>-11266141,704</text:p>
          </table:table-cell>
          <table:table-cell office:value-type="float" office:value="-8778809.1530000009" table:style-name="ce3">
            <text:p>-8778809,153</text:p>
          </table:table-cell>
          <table:table-cell office:value-type="float" office:value="21571362.191" table:style-name="ce3">
            <text:p>21571362,191</text:p>
          </table:table-cell>
          <table:table-cell office:value-type="float" office:value="21571360.541000001" table:style-name="ce3">
            <text:p>21571360,541</text:p>
          </table:table-cell>
          <table:table-cell office:value-type="float" office:value="21571361.620000001" table:style-name="ce3">
            <text:p>21571361,620</text:p>
          </table:table-cell>
          <table:table-cell office:value-type="float" office:value="1347111.371" table:style-name="ce3">
            <text:p>1347111,371</text:p>
          </table:table-cell>
          <table:table-cell office:value-type="float" office:value="1049697.138" table:style-name="ce3">
            <text:p>1049697,138</text:p>
          </table:table-cell>
          <table:table-cell office:value-type="float" office:value="21838687.677000001" table:style-name="ce3">
            <text:p>21838687,677</text:p>
          </table:table-cell>
          <table:table-cell office:value-type="float" office:value="21838686.149999999" table:style-name="ce3">
            <text:p>21838686,150</text:p>
          </table:table-cell>
          <table:table-cell office:value-type="float" office:value="21838687.572999999" table:style-name="ce3">
            <text:p>21838687,573</text:p>
          </table:table-cell>
          <table:table-cell office:value-type="float" office:value="-23593545.688000001" table:style-name="ce3">
            <text:p>-23593545,688</text:p>
          </table:table-cell>
          <table:table-cell office:value-type="float" office:value="-18384579.743000001" table:style-name="ce3">
            <text:p>-18384579,743</text:p>
          </table:table-cell>
          <table:table-cell office:value-type="float" office:value="19889821.769000001" table:style-name="ce3">
            <text:p>19889821,769</text:p>
          </table:table-cell>
          <table:table-cell office:value-type="float" office:value="19889817.807999998" table:style-name="ce3">
            <text:p>19889817,808</text:p>
          </table:table-cell>
          <table:table-cell office:value-type="float" office:value="19889821.486000001" table:style-name="ce3">
            <text:p>19889821,486</text:p>
          </table:table-cell>
          <table:table-cell table:number-columns-repeated="16332"/>
        </table:table-row>
        <table:table-row table:style-name="ro1">
          <table:table-cell office:value-type="float" office:value="17910" table:style-name="ce2">
            <text:p>17910</text:p>
          </table:table-cell>
          <table:table-cell office:value-type="float" office:value="-7112848.4380000001" table:style-name="ce3">
            <text:p>-7112848,438</text:p>
          </table:table-cell>
          <table:table-cell office:value-type="float" office:value="-5542477.1830000002" table:style-name="ce3">
            <text:p>-5542477,183</text:p>
          </table:table-cell>
          <table:table-cell office:value-type="float" office:value="22508999.859999999" table:style-name="ce3">
            <text:p>22508999,860</text:p>
          </table:table-cell>
          <table:table-cell office:value-type="float" office:value="22509000.675000001" table:style-name="ce3">
            <text:p>22509000,675</text:p>
          </table:table-cell>
          <table:table-cell office:value-type="float" office:value="22508998.703000002" table:style-name="ce3">
            <text:p>22508998,703</text:p>
          </table:table-cell>
          <table:table-cell table:number-columns-repeated="5" table:style-name="ce3"/>
          <table:table-cell office:value-type="float" office:value="-10837994.367000001" table:style-name="ce3">
            <text:p>-10837994,367</text:p>
          </table:table-cell>
          <table:table-cell office:value-type="float" office:value="-8445187.5639999993" table:style-name="ce3">
            <text:p>-8445187,564</text:p>
          </table:table-cell>
          <table:table-cell office:value-type="float" office:value="21579586.024" table:style-name="ce3">
            <text:p>21579586,024</text:p>
          </table:table-cell>
          <table:table-cell office:value-type="float" office:value="21579586.653999999" table:style-name="ce3">
            <text:p>21579586,654</text:p>
          </table:table-cell>
          <table:table-cell office:value-type="float" office:value="21579585.204999998" table:style-name="ce3">
            <text:p>21579585,205</text:p>
          </table:table-cell>
          <table:table-cell office:value-type="float" office:value="-12085065.365" table:style-name="ce3">
            <text:p>-12085065,365</text:p>
          </table:table-cell>
          <table:table-cell office:value-type="float" office:value="-9416933.4930000007" table:style-name="ce3">
            <text:p>-9416933,493</text:p>
          </table:table-cell>
          <table:table-cell office:value-type="float" office:value="21848519.820999999" table:style-name="ce3">
            <text:p>21848519,821</text:p>
          </table:table-cell>
          <table:table-cell office:value-type="float" office:value="21848519.861000001" table:style-name="ce3">
            <text:p>21848519,861</text:p>
          </table:table-cell>
          <table:table-cell office:value-type="float" office:value="21848518.252999999" table:style-name="ce3">
            <text:p>21848518,253</text:p>
          </table:table-cell>
          <table:table-cell office:value-type="float" office:value="-22987061.923" table:style-name="ce3">
            <text:p>-22987061,923</text:p>
          </table:table-cell>
          <table:table-cell office:value-type="float" office:value="-17911994.719000001" table:style-name="ce3">
            <text:p>-17911994,719</text:p>
          </table:table-cell>
          <table:table-cell office:value-type="float" office:value="19891921.195" table:style-name="ce3">
            <text:p>19891921,195</text:p>
          </table:table-cell>
          <table:table-cell office:value-type="float" office:value="19891919.999000002" table:style-name="ce3">
            <text:p>19891919,999</text:p>
          </table:table-cell>
          <table:table-cell office:value-type="float" office:value="19891920.629999999" table:style-name="ce3">
            <text:p>19891920,630</text:p>
          </table:table-cell>
          <table:table-cell table:style-name="ce2"/>
          <table:table-cell office:value-type="float" office:value="-8517266.3000000007" table:style-name="ce3">
            <text:p>-8517266,300</text:p>
          </table:table-cell>
          <table:table-cell office:value-type="float" office:value="-6636828.4220000003" table:style-name="ce3">
            <text:p>-6636828,422</text:p>
          </table:table-cell>
          <table:table-cell office:value-type="float" office:value="22508989.390000001" table:style-name="ce3">
            <text:p>22508989,390</text:p>
          </table:table-cell>
          <table:table-cell office:value-type="float" office:value="22508987.361000001" table:style-name="ce3">
            <text:p>22508987,361</text:p>
          </table:table-cell>
          <table:table-cell office:value-type="float" office:value="22508990.050999999" table:style-name="ce3">
            <text:p>22508990,051</text:p>
          </table:table-cell>
          <table:table-cell table:number-columns-repeated="5" table:style-name="ce3"/>
          <table:table-cell office:value-type="float" office:value="-11222987.309" table:style-name="ce3">
            <text:p>-11222987,309</text:p>
          </table:table-cell>
          <table:table-cell office:value-type="float" office:value="-8745182.3570000008" table:style-name="ce3">
            <text:p>-8745182,357</text:p>
          </table:table-cell>
          <table:table-cell office:value-type="float" office:value="21579574.480999999" table:style-name="ce3">
            <text:p>21579574,481</text:p>
          </table:table-cell>
          <table:table-cell office:value-type="float" office:value="21579572.138999999" table:style-name="ce3">
            <text:p>21579572,139</text:p>
          </table:table-cell>
          <table:table-cell office:value-type="float" office:value="21579574.374000002" table:style-name="ce3">
            <text:p>21579574,374</text:p>
          </table:table-cell>
          <table:table-cell office:value-type="float" office:value="1398739.4709999999" table:style-name="ce3">
            <text:p>1398739,471</text:p>
          </table:table-cell>
          <table:table-cell office:value-type="float" office:value="1089926.824" table:style-name="ce3">
            <text:p>1089926,824</text:p>
          </table:table-cell>
          <table:table-cell office:value-type="float" office:value="21848512.691" table:style-name="ce3">
            <text:p>21848512,691</text:p>
          </table:table-cell>
          <table:table-cell office:value-type="float" office:value="21848510.978" table:style-name="ce3">
            <text:p>21848510,978</text:p>
          </table:table-cell>
          <table:table-cell office:value-type="float" office:value="21848511.855" table:style-name="ce3">
            <text:p>21848511,855</text:p>
          </table:table-cell>
          <table:table-cell office:value-type="float" office:value="-23582562.478999998" table:style-name="ce3">
            <text:p>-23582562,479</text:p>
          </table:table-cell>
          <table:table-cell office:value-type="float" office:value="-18376021.397999998" table:style-name="ce3">
            <text:p>-18376021,398</text:p>
          </table:table-cell>
          <table:table-cell office:value-type="float" office:value="19891911.719000001" table:style-name="ce3">
            <text:p>19891911,719</text:p>
          </table:table-cell>
          <table:table-cell office:value-type="float" office:value="19891907.818999998" table:style-name="ce3">
            <text:p>19891907,819</text:p>
          </table:table-cell>
          <table:table-cell office:value-type="float" office:value="19891911.177000001" table:style-name="ce3">
            <text:p>19891911,177</text:p>
          </table:table-cell>
          <table:table-cell table:number-columns-repeated="16332"/>
        </table:table-row>
        <table:table-row table:style-name="ro1">
          <table:table-cell office:value-type="float" office:value="17940" table:style-name="ce2">
            <text:p>17940</text:p>
          </table:table-cell>
          <table:table-cell office:value-type="float" office:value="-7037114.2740000002" table:style-name="ce3">
            <text:p>-7037114,274</text:p>
          </table:table-cell>
          <table:table-cell office:value-type="float" office:value="-5483463.5599999996" table:style-name="ce3">
            <text:p>-5483463,560</text:p>
          </table:table-cell>
          <table:table-cell office:value-type="float" office:value="22523411.434" table:style-name="ce3">
            <text:p>22523411,434</text:p>
          </table:table-cell>
          <table:table-cell office:value-type="float" office:value="22523411.495999999" table:style-name="ce3">
            <text:p>22523411,496</text:p>
          </table:table-cell>
          <table:table-cell office:value-type="float" office:value="22523410.420000002" table:style-name="ce3">
            <text:p>22523410,420</text:p>
          </table:table-cell>
          <table:table-cell table:number-columns-repeated="5" table:style-name="ce3"/>
          <table:table-cell office:value-type="float" office:value="-10794724.886" table:style-name="ce3">
            <text:p>-10794724,886</text:p>
          </table:table-cell>
          <table:table-cell office:value-type="float" office:value="-8411471.0879999995" table:style-name="ce3">
            <text:p>-8411471,088</text:p>
          </table:table-cell>
          <table:table-cell office:value-type="float" office:value="21587818.695" table:style-name="ce3">
            <text:p>21587818,695</text:p>
          </table:table-cell>
          <table:table-cell office:value-type="float" office:value="21587820.362" table:style-name="ce3">
            <text:p>21587820,362</text:p>
          </table:table-cell>
          <table:table-cell office:value-type="float" office:value="21587818.785" table:style-name="ce3">
            <text:p>21587818,785</text:p>
          </table:table-cell>
          <table:table-cell office:value-type="float" office:value="-12032953.433" table:style-name="ce3">
            <text:p>-12032953,433</text:p>
          </table:table-cell>
          <table:table-cell office:value-type="float" office:value="-9376326.8010000009" table:style-name="ce3">
            <text:p>-9376326,801</text:p>
          </table:table-cell>
          <table:table-cell office:value-type="float" office:value="21858435.734000001" table:style-name="ce3">
            <text:p>21858435,734</text:p>
          </table:table-cell>
          <table:table-cell office:value-type="float" office:value="21858436.521000002" table:style-name="ce3">
            <text:p>21858436,521</text:p>
          </table:table-cell>
          <table:table-cell office:value-type="float" office:value="21858435.039999999" table:style-name="ce3">
            <text:p>21858435,040</text:p>
          </table:table-cell>
          <table:table-cell office:value-type="float" office:value="-22975504.532000002" table:style-name="ce3">
            <text:p>-22975504,532</text:p>
          </table:table-cell>
          <table:table-cell office:value-type="float" office:value="-17902988.960999999" table:style-name="ce3">
            <text:p>-17902988,961</text:p>
          </table:table-cell>
          <table:table-cell office:value-type="float" office:value="19894120.300999999" table:style-name="ce3">
            <text:p>19894120,301</text:p>
          </table:table-cell>
          <table:table-cell office:value-type="float" office:value="19894118.978" table:style-name="ce3">
            <text:p>19894118,978</text:p>
          </table:table-cell>
          <table:table-cell office:value-type="float" office:value="19894119.829" table:style-name="ce3">
            <text:p>19894119,829</text:p>
          </table:table-cell>
          <table:table-cell table:style-name="ce2"/>
          <table:table-cell office:value-type="float" office:value="-8441540.7770000007" table:style-name="ce3">
            <text:p>-8441540,777</text:p>
          </table:table-cell>
          <table:table-cell office:value-type="float" office:value="-6577821.54" table:style-name="ce3">
            <text:p>-6577821,540</text:p>
          </table:table-cell>
          <table:table-cell office:value-type="float" office:value="22523399.195" table:style-name="ce3">
            <text:p>22523399,195</text:p>
          </table:table-cell>
          <table:table-cell office:value-type="float" office:value="22523397.931000002" table:style-name="ce3">
            <text:p>22523397,931</text:p>
          </table:table-cell>
          <table:table-cell office:value-type="float" office:value="22523400.27" table:style-name="ce3">
            <text:p>22523400,270</text:p>
          </table:table-cell>
          <table:table-cell table:number-columns-repeated="5" table:style-name="ce3"/>
          <table:table-cell office:value-type="float" office:value="-11179726.529999999" table:style-name="ce3">
            <text:p>-11179726,530</text:p>
          </table:table-cell>
          <table:table-cell office:value-type="float" office:value="-8711472.6649999991" table:style-name="ce3">
            <text:p>-8711472,665</text:p>
          </table:table-cell>
          <table:table-cell office:value-type="float" office:value="21587806.91" table:style-name="ce3">
            <text:p>21587806,910</text:p>
          </table:table-cell>
          <table:table-cell office:value-type="float" office:value="21587804.351" table:style-name="ce3">
            <text:p>21587804,351</text:p>
          </table:table-cell>
          <table:table-cell office:value-type="float" office:value="21587806.179000001" table:style-name="ce3">
            <text:p>21587806,179</text:p>
          </table:table-cell>
          <table:table-cell office:value-type="float" office:value="1450842.7849999999" table:style-name="ce3">
            <text:p>1450842,785</text:p>
          </table:table-cell>
          <table:table-cell office:value-type="float" office:value="1130526.807" table:style-name="ce3">
            <text:p>1130526,807</text:p>
          </table:table-cell>
          <table:table-cell office:value-type="float" office:value="21858427.763999999" table:style-name="ce3">
            <text:p>21858427,764</text:p>
          </table:table-cell>
          <table:table-cell office:value-type="float" office:value="21858426.162" table:style-name="ce3">
            <text:p>21858426,162</text:p>
          </table:table-cell>
          <table:table-cell office:value-type="float" office:value="21858427.090999998" table:style-name="ce3">
            <text:p>21858427,091</text:p>
          </table:table-cell>
          <table:table-cell office:value-type="float" office:value="-23571013.960000001" table:style-name="ce3">
            <text:p>-23571013,960</text:p>
          </table:table-cell>
          <table:table-cell office:value-type="float" office:value="-18367022.557" table:style-name="ce3">
            <text:p>-18367022,557</text:p>
          </table:table-cell>
          <table:table-cell office:value-type="float" office:value="19894108.690000001" table:style-name="ce3">
            <text:p>19894108,690</text:p>
          </table:table-cell>
          <table:table-cell office:value-type="float" office:value="19894105.291999999" table:style-name="ce3">
            <text:p>19894105,292</text:p>
          </table:table-cell>
          <table:table-cell office:value-type="float" office:value="19894108.471999999" table:style-name="ce3">
            <text:p>19894108,472</text:p>
          </table:table-cell>
          <table:table-cell table:number-columns-repeated="16332"/>
        </table:table-row>
        <table:table-row table:style-name="ro1">
          <table:table-cell office:value-type="float" office:value="17970" table:style-name="ce2">
            <text:p>17970</text:p>
          </table:table-cell>
          <table:table-cell office:value-type="float" office:value="-6961268.3399999999" table:style-name="ce3">
            <text:p>-6961268,340</text:p>
          </table:table-cell>
          <table:table-cell office:value-type="float" office:value="-5424362.8430000003" table:style-name="ce3">
            <text:p>-5424362,843</text:p>
          </table:table-cell>
          <table:table-cell office:value-type="float" office:value="22537845.006000001" table:style-name="ce3">
            <text:p>22537845,006</text:p>
          </table:table-cell>
          <table:table-cell office:value-type="float" office:value="22537845.835000001" table:style-name="ce3">
            <text:p>22537845,835</text:p>
          </table:table-cell>
          <table:table-cell office:value-type="float" office:value="22537844.747000001" table:style-name="ce3">
            <text:p>22537844,747</text:p>
          </table:table-cell>
          <table:table-cell table:number-columns-repeated="5" table:style-name="ce3"/>
          <table:table-cell office:value-type="float" office:value="-10751346.256999999" table:style-name="ce3">
            <text:p>-10751346,257</text:p>
          </table:table-cell>
          <table:table-cell office:value-type="float" office:value="-8377669.5659999996" table:style-name="ce3">
            <text:p>-8377669,566</text:p>
          </table:table-cell>
          <table:table-cell office:value-type="float" office:value="21596074.594999999" table:style-name="ce3">
            <text:p>21596074,595</text:p>
          </table:table-cell>
          <table:table-cell office:value-type="float" office:value="21596075.079" table:style-name="ce3">
            <text:p>21596075,079</text:p>
          </table:table-cell>
          <table:table-cell office:value-type="float" office:value="21596073.914000001" table:style-name="ce3">
            <text:p>21596073,914</text:p>
          </table:table-cell>
          <table:table-cell office:value-type="float" office:value="-11980365.710999999" table:style-name="ce3">
            <text:p>-11980365,711</text:p>
          </table:table-cell>
          <table:table-cell office:value-type="float" office:value="-9335349.3499999996" table:style-name="ce3">
            <text:p>-9335349,350</text:p>
          </table:table-cell>
          <table:table-cell office:value-type="float" office:value="21868442.322000001" table:style-name="ce3">
            <text:p>21868442,322</text:p>
          </table:table-cell>
          <table:table-cell office:value-type="float" office:value="21868443.519000001" table:style-name="ce3">
            <text:p>21868443,519</text:p>
          </table:table-cell>
          <table:table-cell office:value-type="float" office:value="21868441.982000001" table:style-name="ce3">
            <text:p>21868441,982</text:p>
          </table:table-cell>
          <table:table-cell office:value-type="float" office:value="-22963379.699999999" table:style-name="ce3">
            <text:p>-22963379,700</text:p>
          </table:table-cell>
          <table:table-cell office:value-type="float" office:value="-17893541.039999999" table:style-name="ce3">
            <text:p>-17893541,040</text:p>
          </table:table-cell>
          <table:table-cell office:value-type="float" office:value="19896427.533" table:style-name="ce3">
            <text:p>19896427,533</text:p>
          </table:table-cell>
          <table:table-cell office:value-type="float" office:value="19896426.427999999" table:style-name="ce3">
            <text:p>19896426,428</text:p>
          </table:table-cell>
          <table:table-cell office:value-type="float" office:value="19896427.146000002" table:style-name="ce3">
            <text:p>19896427,146</text:p>
          </table:table-cell>
          <table:table-cell table:style-name="ce2"/>
          <table:table-cell office:value-type="float" office:value="-8365700.4220000003" table:style-name="ce3">
            <text:p>-8365700,422</text:p>
          </table:table-cell>
          <table:table-cell office:value-type="float" office:value="-6518725.1739999996" table:style-name="ce3">
            <text:p>-6518725,174</text:p>
          </table:table-cell>
          <table:table-cell office:value-type="float" office:value="22537832.809" table:style-name="ce3">
            <text:p>22537832,809</text:p>
          </table:table-cell>
          <table:table-cell office:value-type="float" office:value="22537829.502" table:style-name="ce3">
            <text:p>22537829,502</text:p>
          </table:table-cell>
          <table:table-cell office:value-type="float" office:value="22537831.636999998" table:style-name="ce3">
            <text:p>22537831,637</text:p>
          </table:table-cell>
          <table:table-cell table:number-columns-repeated="5" table:style-name="ce3"/>
          <table:table-cell office:value-type="float" office:value="-11136353.539000001" table:style-name="ce3">
            <text:p>-11136353,539</text:p>
          </table:table-cell>
          <table:table-cell office:value-type="float" office:value="-8677675.5280000009" table:style-name="ce3">
            <text:p>-8677675,528</text:p>
          </table:table-cell>
          <table:table-cell office:value-type="float" office:value="21596059.482000001" table:style-name="ce3">
            <text:p>21596059,482</text:p>
          </table:table-cell>
          <table:table-cell office:value-type="float" office:value="21596058.02" table:style-name="ce3">
            <text:p>21596058,020</text:p>
          </table:table-cell>
          <table:table-cell office:value-type="float" office:value="21596059.484000001" table:style-name="ce3">
            <text:p>21596059,484</text:p>
          </table:table-cell>
          <table:table-cell office:value-type="float" office:value="1503424.9639999999" table:style-name="ce3">
            <text:p>1503424,964</text:p>
          </table:table-cell>
          <table:table-cell office:value-type="float" office:value="1171499.929" table:style-name="ce3">
            <text:p>1171499,929</text:p>
          </table:table-cell>
          <table:table-cell office:value-type="float" office:value="21868434.278000001" table:style-name="ce3">
            <text:p>21868434,278</text:p>
          </table:table-cell>
          <table:table-cell office:value-type="float" office:value="21868431.956999999" table:style-name="ce3">
            <text:p>21868431,957</text:p>
          </table:table-cell>
          <table:table-cell office:value-type="float" office:value="21868433.294" table:style-name="ce3">
            <text:p>21868433,294</text:p>
          </table:table-cell>
          <table:table-cell office:value-type="float" office:value="-23558894.932" table:style-name="ce3">
            <text:p>-23558894,932</text:p>
          </table:table-cell>
          <table:table-cell office:value-type="float" office:value="-18357579.158" table:style-name="ce3">
            <text:p>-18357579,158</text:p>
          </table:table-cell>
          <table:table-cell office:value-type="float" office:value="19896415.002999999" table:style-name="ce3">
            <text:p>19896415,003</text:p>
          </table:table-cell>
          <table:table-cell office:value-type="float" office:value="19896411.725000001" table:style-name="ce3">
            <text:p>19896411,725</text:p>
          </table:table-cell>
          <table:table-cell office:value-type="float" office:value="19896414.855999999" table:style-name="ce3">
            <text:p>19896414,856</text:p>
          </table:table-cell>
          <table:table-cell table:number-columns-repeated="16332"/>
        </table:table-row>
        <table:table-row table:style-name="ro1">
          <table:table-cell office:value-type="float" office:value="18000" table:style-name="ce2">
            <text:p>18000</text:p>
          </table:table-cell>
          <table:table-cell office:value-type="float" office:value="-6885307.1519999998" table:style-name="ce3">
            <text:p>-6885307,152</text:p>
          </table:table-cell>
          <table:table-cell office:value-type="float" office:value="-5365172.3250000002" table:style-name="ce3">
            <text:p>-5365172,325</text:p>
          </table:table-cell>
          <table:table-cell office:value-type="float" office:value="22552299.635000002" table:style-name="ce3">
            <text:p>22552299,635</text:p>
          </table:table-cell>
          <table:table-cell office:value-type="float" office:value="22552299.427999999" table:style-name="ce3">
            <text:p>22552299,428</text:p>
          </table:table-cell>
          <table:table-cell office:value-type="float" office:value="22552299.436999999" table:style-name="ce3">
            <text:p>22552299,437</text:p>
          </table:table-cell>
          <table:table-cell table:number-columns-repeated="5" table:style-name="ce3"/>
          <table:table-cell office:value-type="float" office:value="-10707854.959000001" table:style-name="ce3">
            <text:p>-10707854,959</text:p>
          </table:table-cell>
          <table:table-cell office:value-type="float" office:value="-8343780.25" table:style-name="ce3">
            <text:p>-8343780,250</text:p>
          </table:table-cell>
          <table:table-cell office:value-type="float" office:value="21604350.193" table:style-name="ce3">
            <text:p>21604350,193</text:p>
          </table:table-cell>
          <table:table-cell office:value-type="float" office:value="21604351.160999998" table:style-name="ce3">
            <text:p>21604351,161</text:p>
          </table:table-cell>
          <table:table-cell office:value-type="float" office:value="21604349.831999999" table:style-name="ce3">
            <text:p>21604349,832</text:p>
          </table:table-cell>
          <table:table-cell office:value-type="float" office:value="-11927300.629000001" table:style-name="ce3">
            <text:p>-11927300,629</text:p>
          </table:table-cell>
          <table:table-cell office:value-type="float" office:value="-9293999.9529999997" table:style-name="ce3">
            <text:p>-9293999,953</text:p>
          </table:table-cell>
          <table:table-cell office:value-type="float" office:value="21878539.93" table:style-name="ce3">
            <text:p>21878539,930</text:p>
          </table:table-cell>
          <table:table-cell office:value-type="float" office:value="21878541.192000002" table:style-name="ce3">
            <text:p>21878541,192</text:p>
          </table:table-cell>
          <table:table-cell office:value-type="float" office:value="21878539.691" table:style-name="ce3">
            <text:p>21878539,691</text:p>
          </table:table-cell>
          <table:table-cell office:value-type="float" office:value="-22950684.859999999" table:style-name="ce3">
            <text:p>-22950684,860</text:p>
          </table:table-cell>
          <table:table-cell office:value-type="float" office:value="-17883648.956" table:style-name="ce3">
            <text:p>-17883648,956</text:p>
          </table:table-cell>
          <table:table-cell office:value-type="float" office:value="19898843.368999999" table:style-name="ce3">
            <text:p>19898843,369</text:p>
          </table:table-cell>
          <table:table-cell office:value-type="float" office:value="19898842.18" table:style-name="ce3">
            <text:p>19898842,180</text:p>
          </table:table-cell>
          <table:table-cell office:value-type="float" office:value="19898842.864999998" table:style-name="ce3">
            <text:p>19898842,865</text:p>
          </table:table-cell>
          <table:table-cell table:style-name="ce2"/>
          <table:table-cell office:value-type="float" office:value="-8289742.6699999999" table:style-name="ce3">
            <text:p>-8289742,670</text:p>
          </table:table-cell>
          <table:table-cell office:value-type="float" office:value="-6459537.3260000004" table:style-name="ce3">
            <text:p>-6459537,326</text:p>
          </table:table-cell>
          <table:table-cell office:value-type="float" office:value="22552285.326000001" table:style-name="ce3">
            <text:p>22552285,326</text:p>
          </table:table-cell>
          <table:table-cell office:value-type="float" office:value="22552284.013999999" table:style-name="ce3">
            <text:p>22552284,014</text:p>
          </table:table-cell>
          <table:table-cell office:value-type="float" office:value="22552285.602000002" table:style-name="ce3">
            <text:p>22552285,602</text:p>
          </table:table-cell>
          <table:table-cell table:number-columns-repeated="5" table:style-name="ce3"/>
          <table:table-cell office:value-type="float" office:value="-11092865.717" table:style-name="ce3">
            <text:p>-11092865,717</text:p>
          </table:table-cell>
          <table:table-cell office:value-type="float" office:value="-8643788.9140000008" table:style-name="ce3">
            <text:p>-8643788,914</text:p>
          </table:table-cell>
          <table:table-cell office:value-type="float" office:value="21604336.607999999" table:style-name="ce3">
            <text:p>21604336,608</text:p>
          </table:table-cell>
          <table:table-cell office:value-type="float" office:value="21604334.010000002" table:style-name="ce3">
            <text:p>21604334,010</text:p>
          </table:table-cell>
          <table:table-cell office:value-type="float" office:value="21604335.811000001" table:style-name="ce3">
            <text:p>21604335,811</text:p>
          </table:table-cell>
          <table:table-cell office:value-type="float" office:value="1556486.648" table:style-name="ce3">
            <text:p>1556486,648</text:p>
          </table:table-cell>
          <table:table-cell office:value-type="float" office:value="1212846.686" table:style-name="ce3">
            <text:p>1212846,686</text:p>
          </table:table-cell>
          <table:table-cell office:value-type="float" office:value="21878531.318999998" table:style-name="ce3">
            <text:p>21878531,319</text:p>
          </table:table-cell>
          <table:table-cell office:value-type="float" office:value="21878529.427000001" table:style-name="ce3">
            <text:p>21878529,427</text:p>
          </table:table-cell>
          <table:table-cell office:value-type="float" office:value="21878530.796999998" table:style-name="ce3">
            <text:p>21878530,797</text:p>
          </table:table-cell>
          <table:table-cell office:value-type="float" office:value="-23546203.741" table:style-name="ce3">
            <text:p>-23546203,741</text:p>
          </table:table-cell>
          <table:table-cell office:value-type="float" office:value="-18347689.916000001" table:style-name="ce3">
            <text:p>-18347689,916</text:p>
          </table:table-cell>
          <table:table-cell office:value-type="float" office:value="19898830.557" table:style-name="ce3">
            <text:p>19898830,557</text:p>
          </table:table-cell>
          <table:table-cell office:value-type="float" office:value="19898826.831" table:style-name="ce3">
            <text:p>19898826,831</text:p>
          </table:table-cell>
          <table:table-cell office:value-type="float" office:value="19898830.02" table:style-name="ce3">
            <text:p>19898830,020</text:p>
          </table:table-cell>
          <table:table-cell table:number-columns-repeated="16332"/>
        </table:table-row>
        <table:table-row table:style-name="ro1">
          <table:table-cell office:value-type="float" office:value="18030" table:style-name="ce2">
            <text:p>18030</text:p>
          </table:table-cell>
          <table:table-cell office:value-type="float" office:value="-6809233.3250000002" table:style-name="ce3">
            <text:p>-6809233,325</text:p>
          </table:table-cell>
          <table:table-cell office:value-type="float" office:value="-5305894.0319999997" table:style-name="ce3">
            <text:p>-5305894,032</text:p>
          </table:table-cell>
          <table:table-cell office:value-type="float" office:value="22566776.664999999" table:style-name="ce3">
            <text:p>22566776,665</text:p>
          </table:table-cell>
          <table:table-cell office:value-type="float" office:value="22566776.767999999" table:style-name="ce3">
            <text:p>22566776,768</text:p>
          </table:table-cell>
          <table:table-cell office:value-type="float" office:value="22566776.155000001" table:style-name="ce3">
            <text:p>22566776,155</text:p>
          </table:table-cell>
          <table:table-cell table:number-columns-repeated="5" table:style-name="ce3"/>
          <table:table-cell office:value-type="float" office:value="-10664253.632999999" table:style-name="ce3">
            <text:p>-10664253,633</text:p>
          </table:table-cell>
          <table:table-cell office:value-type="float" office:value="-8309805.1890000002" table:style-name="ce3">
            <text:p>-8309805,189</text:p>
          </table:table-cell>
          <table:table-cell office:value-type="float" office:value="21612647.271000002" table:style-name="ce3">
            <text:p>21612647,271</text:p>
          </table:table-cell>
          <table:table-cell office:value-type="float" office:value="21612647.945" table:style-name="ce3">
            <text:p>21612647,945</text:p>
          </table:table-cell>
          <table:table-cell office:value-type="float" office:value="21612646.811000001" table:style-name="ce3">
            <text:p>21612646,811</text:p>
          </table:table-cell>
          <table:table-cell office:value-type="float" office:value="-11873763.482999999" table:style-name="ce3">
            <text:p>-11873763,483</text:p>
          </table:table-cell>
          <table:table-cell office:value-type="float" office:value="-9252282.7050000001" table:style-name="ce3">
            <text:p>-9252282,705</text:p>
          </table:table-cell>
          <table:table-cell office:value-type="float" office:value="21888728.855999999" table:style-name="ce3">
            <text:p>21888728,856</text:p>
          </table:table-cell>
          <table:table-cell office:value-type="float" office:value="21888729.311000001" table:style-name="ce3">
            <text:p>21888729,311</text:p>
          </table:table-cell>
          <table:table-cell office:value-type="float" office:value="21888727.276999999" table:style-name="ce3">
            <text:p>21888727,277</text:p>
          </table:table-cell>
          <table:table-cell office:value-type="float" office:value="-22937424.102000002" table:style-name="ce3">
            <text:p>-22937424,102</text:p>
          </table:table-cell>
          <table:table-cell office:value-type="float" office:value="-17873315.894000001" table:style-name="ce3">
            <text:p>-17873315,894</text:p>
          </table:table-cell>
          <table:table-cell office:value-type="float" office:value="19901366.306000002" table:style-name="ce3">
            <text:p>19901366,306</text:p>
          </table:table-cell>
          <table:table-cell office:value-type="float" office:value="19901365.423999999" table:style-name="ce3">
            <text:p>19901365,424</text:p>
          </table:table-cell>
          <table:table-cell office:value-type="float" office:value="19901366.077" table:style-name="ce3">
            <text:p>19901366,077</text:p>
          </table:table-cell>
          <table:table-cell table:style-name="ce2"/>
          <table:table-cell office:value-type="float" office:value="-8213663.6370000001" table:style-name="ce3">
            <text:p>-8213663,637</text:p>
          </table:table-cell>
          <table:table-cell office:value-type="float" office:value="-6400254.9579999996" table:style-name="ce3">
            <text:p>-6400254,958</text:p>
          </table:table-cell>
          <table:table-cell office:value-type="float" office:value="22566763.370999999" table:style-name="ce3">
            <text:p>22566763,371</text:p>
          </table:table-cell>
          <table:table-cell office:value-type="float" office:value="22566761.348000001" table:style-name="ce3">
            <text:p>22566761,348</text:p>
          </table:table-cell>
          <table:table-cell office:value-type="float" office:value="22566762.493999999" table:style-name="ce3">
            <text:p>22566762,494</text:p>
          </table:table-cell>
          <table:table-cell table:number-columns-repeated="5" table:style-name="ce3"/>
          <table:table-cell office:value-type="float" office:value="-11049259.232999999" table:style-name="ce3">
            <text:p>-11049259,233</text:p>
          </table:table-cell>
          <table:table-cell office:value-type="float" office:value="-8609809.8440000005" table:style-name="ce3">
            <text:p>-8609809,844</text:p>
          </table:table-cell>
          <table:table-cell office:value-type="float" office:value="21612634.487" table:style-name="ce3">
            <text:p>21612634,487</text:p>
          </table:table-cell>
          <table:table-cell office:value-type="float" office:value="21612631.778000001" table:style-name="ce3">
            <text:p>21612631,778</text:p>
          </table:table-cell>
          <table:table-cell office:value-type="float" office:value="21612633.585000001" table:style-name="ce3">
            <text:p>21612633,585</text:p>
          </table:table-cell>
          <table:table-cell office:value-type="float" office:value="1610029.03" table:style-name="ce3">
            <text:p>1610029,030</text:p>
          </table:table-cell>
          <table:table-cell office:value-type="float" office:value="1254568.0149999999" table:style-name="ce3">
            <text:p>1254568,015</text:p>
          </table:table-cell>
          <table:table-cell office:value-type="float" office:value="21888721.451000001" table:style-name="ce3">
            <text:p>21888721,451</text:p>
          </table:table-cell>
          <table:table-cell office:value-type="float" office:value="21888717.739999998" table:style-name="ce3">
            <text:p>21888717,740</text:p>
          </table:table-cell>
          <table:table-cell office:value-type="float" office:value="21888720.057" table:style-name="ce3">
            <text:p>21888720,057</text:p>
          </table:table-cell>
          <table:table-cell office:value-type="float" office:value="-23532938.002999999" table:style-name="ce3">
            <text:p>-23532938,003</text:p>
          </table:table-cell>
          <table:table-cell office:value-type="float" office:value="-18337352.975000001" table:style-name="ce3">
            <text:p>-18337352,975</text:p>
          </table:table-cell>
          <table:table-cell office:value-type="float" office:value="19901355.491" table:style-name="ce3">
            <text:p>19901355,491</text:p>
          </table:table-cell>
          <table:table-cell office:value-type="float" office:value="19901351.225000001" table:style-name="ce3">
            <text:p>19901351,225</text:p>
          </table:table-cell>
          <table:table-cell office:value-type="float" office:value="19901354.662999999" table:style-name="ce3">
            <text:p>19901354,663</text:p>
          </table:table-cell>
          <table:table-cell table:number-columns-repeated="16332"/>
        </table:table-row>
        <table:table-row table:style-name="ro1">
          <table:table-cell office:value-type="float" office:value="18060" table:style-name="ce2">
            <text:p>18060</text:p>
          </table:table-cell>
          <table:table-cell office:value-type="float" office:value="-6733037.9579999996" table:style-name="ce3">
            <text:p>-6733037,958</text:p>
          </table:table-cell>
          <table:table-cell office:value-type="float" office:value="-5246521.0180000002" table:style-name="ce3">
            <text:p>-5246521,018</text:p>
          </table:table-cell>
          <table:table-cell office:value-type="float" office:value="22581275.192000002" table:style-name="ce3">
            <text:p>22581275,192</text:p>
          </table:table-cell>
          <table:table-cell office:value-type="float" office:value="22581276.226" table:style-name="ce3">
            <text:p>22581276,226</text:p>
          </table:table-cell>
          <table:table-cell office:value-type="float" office:value="22581274.999000002" table:style-name="ce3">
            <text:p>22581274,999</text:p>
          </table:table-cell>
          <table:table-cell table:number-columns-repeated="5" table:style-name="ce3"/>
          <table:table-cell office:value-type="float" office:value="-10620533.117000001" table:style-name="ce3">
            <text:p>-10620533,117</text:p>
          </table:table-cell>
          <table:table-cell office:value-type="float" office:value="-8275737.2560000001" table:style-name="ce3">
            <text:p>-8275737,256</text:p>
          </table:table-cell>
          <table:table-cell office:value-type="float" office:value="21620967.647" table:style-name="ce3">
            <text:p>21620967,647</text:p>
          </table:table-cell>
          <table:table-cell office:value-type="float" office:value="21620967.778999999" table:style-name="ce3">
            <text:p>21620967,779</text:p>
          </table:table-cell>
          <table:table-cell office:value-type="float" office:value="21620966.778999999" table:style-name="ce3">
            <text:p>21620966,779</text:p>
          </table:table-cell>
          <table:table-cell office:value-type="float" office:value="-11819747.093" table:style-name="ce3">
            <text:p>-11819747,093</text:p>
          </table:table-cell>
          <table:table-cell office:value-type="float" office:value="-9210192.0140000004" table:style-name="ce3">
            <text:p>-9210192,014</text:p>
          </table:table-cell>
          <table:table-cell office:value-type="float" office:value="21899007.73" table:style-name="ce3">
            <text:p>21899007,730</text:p>
          </table:table-cell>
          <table:table-cell office:value-type="float" office:value="21899008.539999999" table:style-name="ce3">
            <text:p>21899008,540</text:p>
          </table:table-cell>
          <table:table-cell office:value-type="float" office:value="21899007.004000001" table:style-name="ce3">
            <text:p>21899007,004</text:p>
          </table:table-cell>
          <table:table-cell office:value-type="float" office:value="-22923589.267000001" table:style-name="ce3">
            <text:p>-22923589,267</text:p>
          </table:table-cell>
          <table:table-cell office:value-type="float" office:value="-17862535.5" table:style-name="ce3">
            <text:p>-17862535,500</text:p>
          </table:table-cell>
          <table:table-cell office:value-type="float" office:value="19903999.055" table:style-name="ce3">
            <text:p>19903999,055</text:p>
          </table:table-cell>
          <table:table-cell office:value-type="float" office:value="19903998.157000002" table:style-name="ce3">
            <text:p>19903998,157</text:p>
          </table:table-cell>
          <table:table-cell office:value-type="float" office:value="19903998.686000001" table:style-name="ce3">
            <text:p>19903998,686</text:p>
          </table:table-cell>
          <table:table-cell table:style-name="ce2"/>
          <table:table-cell office:value-type="float" office:value="-8137473" table:style-name="ce3">
            <text:p>-8137473,000</text:p>
          </table:table-cell>
          <table:table-cell office:value-type="float" office:value="-6340885.6529999999" table:style-name="ce3">
            <text:p>-6340885,653</text:p>
          </table:table-cell>
          <table:table-cell office:value-type="float" office:value="22581262.710000001" table:style-name="ce3">
            <text:p>22581262,710</text:p>
          </table:table-cell>
          <table:table-cell office:value-type="float" office:value="22581260.153000001" table:style-name="ce3">
            <text:p>22581260,153</text:p>
          </table:table-cell>
          <table:table-cell office:value-type="float" office:value="22581262.313999999" table:style-name="ce3">
            <text:p>22581262,314</text:p>
          </table:table-cell>
          <table:table-cell table:number-columns-repeated="5" table:style-name="ce3"/>
          <table:table-cell office:value-type="float" office:value="-11005543.512" table:style-name="ce3">
            <text:p>-11005543,512</text:p>
          </table:table-cell>
          <table:table-cell office:value-type="float" office:value="-8575745.6420000009" table:style-name="ce3">
            <text:p>-8575745,642</text:p>
          </table:table-cell>
          <table:table-cell office:value-type="float" office:value="21620952.897999998" table:style-name="ce3">
            <text:p>21620952,898</text:p>
          </table:table-cell>
          <table:table-cell office:value-type="float" office:value="21620950.335000001" table:style-name="ce3">
            <text:p>21620950,335</text:p>
          </table:table-cell>
          <table:table-cell office:value-type="float" office:value="21620952.495000001" table:style-name="ce3">
            <text:p>21620952,495</text:p>
          </table:table-cell>
          <table:table-cell office:value-type="float" office:value="1664040.719" table:style-name="ce3">
            <text:p>1664040,719</text:p>
          </table:table-cell>
          <table:table-cell office:value-type="float" office:value="1296655.0390000001" table:style-name="ce3">
            <text:p>1296655,039</text:p>
          </table:table-cell>
          <table:table-cell office:value-type="float" office:value="21898998.388" table:style-name="ce3">
            <text:p>21898998,388</text:p>
          </table:table-cell>
          <table:table-cell office:value-type="float" office:value="21898995.795000002" table:style-name="ce3">
            <text:p>21898995,795</text:p>
          </table:table-cell>
          <table:table-cell office:value-type="float" office:value="21898997.445" table:style-name="ce3">
            <text:p>21898997,445</text:p>
          </table:table-cell>
          <table:table-cell office:value-type="float" office:value="-23519108.136" table:style-name="ce3">
            <text:p>-23519108,136</text:p>
          </table:table-cell>
          <table:table-cell office:value-type="float" office:value="-18326576.454999998" table:style-name="ce3">
            <text:p>-18326576,455</text:p>
          </table:table-cell>
          <table:table-cell office:value-type="float" office:value="19903986.881999999" table:style-name="ce3">
            <text:p>19903986,882</text:p>
          </table:table-cell>
          <table:table-cell office:value-type="float" office:value="19903983.072000001" table:style-name="ce3">
            <text:p>19903983,072</text:p>
          </table:table-cell>
          <table:table-cell office:value-type="float" office:value="19903986.186999999" table:style-name="ce3">
            <text:p>19903986,187</text:p>
          </table:table-cell>
          <table:table-cell table:number-columns-repeated="16332"/>
        </table:table-row>
        <table:table-row table:style-name="ro1">
          <table:table-cell office:value-type="float" office:value="18090" table:style-name="ce2">
            <text:p>18090</text:p>
          </table:table-cell>
          <table:table-cell office:value-type="float" office:value="-6656732.5460000001" table:style-name="ce3">
            <text:p>-6656732,546</text:p>
          </table:table-cell>
          <table:table-cell office:value-type="float" office:value="-5187062.26" table:style-name="ce3">
            <text:p>-5187062,260</text:p>
          </table:table-cell>
          <table:table-cell office:value-type="float" office:value="22595796.660999998" table:style-name="ce3">
            <text:p>22595796,661</text:p>
          </table:table-cell>
          <table:table-cell office:value-type="float" office:value="22595796.182" table:style-name="ce3">
            <text:p>22595796,182</text:p>
          </table:table-cell>
          <table:table-cell office:value-type="float" office:value="22595795.23" table:style-name="ce3">
            <text:p>22595795,230</text:p>
          </table:table-cell>
          <table:table-cell table:number-columns-repeated="5" table:style-name="ce3"/>
          <table:table-cell office:value-type="float" office:value="-10576705.182" table:style-name="ce3">
            <text:p>-10576705,182</text:p>
          </table:table-cell>
          <table:table-cell office:value-type="float" office:value="-8241585.6279999996" table:style-name="ce3">
            <text:p>-8241585,628</text:p>
          </table:table-cell>
          <table:table-cell office:value-type="float" office:value="21629306.877999999" table:style-name="ce3">
            <text:p>21629306,878</text:p>
          </table:table-cell>
          <table:table-cell office:value-type="float" office:value="21629308.230999999" table:style-name="ce3">
            <text:p>21629308,231</text:p>
          </table:table-cell>
          <table:table-cell office:value-type="float" office:value="21629306.677999999" table:style-name="ce3">
            <text:p>21629306,678</text:p>
          </table:table-cell>
          <table:table-cell office:value-type="float" office:value="-11765265.013" table:style-name="ce3">
            <text:p>-11765265,013</text:p>
          </table:table-cell>
          <table:table-cell office:value-type="float" office:value="-9167738.4529999997" table:style-name="ce3">
            <text:p>-9167738,453</text:p>
          </table:table-cell>
          <table:table-cell office:value-type="float" office:value="21909375.763" table:style-name="ce3">
            <text:p>21909375,763</text:p>
          </table:table-cell>
          <table:table-cell office:value-type="float" office:value="21909376.120000001" table:style-name="ce3">
            <text:p>21909376,120</text:p>
          </table:table-cell>
          <table:table-cell office:value-type="float" office:value="21909374.987" table:style-name="ce3">
            <text:p>21909374,987</text:p>
          </table:table-cell>
          <table:table-cell office:value-type="float" office:value="-22909192.546" table:style-name="ce3">
            <text:p>-22909192,546</text:p>
          </table:table-cell>
          <table:table-cell office:value-type="float" office:value="-17851317.272999998" table:style-name="ce3">
            <text:p>-17851317,273</text:p>
          </table:table-cell>
          <table:table-cell office:value-type="float" office:value="19906739.037999999" table:style-name="ce3">
            <text:p>19906739,038</text:p>
          </table:table-cell>
          <table:table-cell office:value-type="float" office:value="19906737.686000001" table:style-name="ce3">
            <text:p>19906737,686</text:p>
          </table:table-cell>
          <table:table-cell office:value-type="float" office:value="19906738.408" table:style-name="ce3">
            <text:p>19906738,408</text:p>
          </table:table-cell>
          <table:table-cell table:style-name="ce2"/>
          <table:table-cell office:value-type="float" office:value="-8061175.5750000002" table:style-name="ce3">
            <text:p>-8061175,575</text:p>
          </table:table-cell>
          <table:table-cell office:value-type="float" office:value="-6281433.1440000003" table:style-name="ce3">
            <text:p>-6281433,144</text:p>
          </table:table-cell>
          <table:table-cell office:value-type="float" office:value="22595781.539999999" table:style-name="ce3">
            <text:p>22595781,540</text:p>
          </table:table-cell>
          <table:table-cell office:value-type="float" office:value="22595778.579" table:style-name="ce3">
            <text:p>22595778,579</text:p>
          </table:table-cell>
          <table:table-cell office:value-type="float" office:value="22595781.208000001" table:style-name="ce3">
            <text:p>22595781,208</text:p>
          </table:table-cell>
          <table:table-cell table:number-columns-repeated="5" table:style-name="ce3"/>
          <table:table-cell office:value-type="float" office:value="-10961723.624" table:style-name="ce3">
            <text:p>-10961723,624</text:p>
          </table:table-cell>
          <table:table-cell office:value-type="float" office:value="-8541600.2870000005" table:style-name="ce3">
            <text:p>-8541600,287</text:p>
          </table:table-cell>
          <table:table-cell office:value-type="float" office:value="21629290.669" table:style-name="ce3">
            <text:p>21629290,669</text:p>
          </table:table-cell>
          <table:table-cell office:value-type="float" office:value="21629288.77" table:style-name="ce3">
            <text:p>21629288,770</text:p>
          </table:table-cell>
          <table:table-cell office:value-type="float" office:value="21629290.581999999" table:style-name="ce3">
            <text:p>21629290,582</text:p>
          </table:table-cell>
          <table:table-cell office:value-type="float" office:value="1718514.831" table:style-name="ce3">
            <text:p>1718514,831</text:p>
          </table:table-cell>
          <table:table-cell office:value-type="float" office:value="1339102.388" table:style-name="ce3">
            <text:p>1339102,388</text:p>
          </table:table-cell>
          <table:table-cell office:value-type="float" office:value="21909364.410999998" table:style-name="ce3">
            <text:p>21909364,411</text:p>
          </table:table-cell>
          <table:table-cell office:value-type="float" office:value="21909361.804000001" table:style-name="ce3">
            <text:p>21909361,804</text:p>
          </table:table-cell>
          <table:table-cell office:value-type="float" office:value="21909363.410999998" table:style-name="ce3">
            <text:p>21909363,411</text:p>
          </table:table-cell>
          <table:table-cell office:value-type="float" office:value="-23504719.640999999" table:style-name="ce3">
            <text:p>-23504719,641</text:p>
          </table:table-cell>
          <table:table-cell office:value-type="float" office:value="-18315364.640000001" table:style-name="ce3">
            <text:p>-18315364,640</text:p>
          </table:table-cell>
          <table:table-cell office:value-type="float" office:value="19906724.767000001" table:style-name="ce3">
            <text:p>19906724,767</text:p>
          </table:table-cell>
          <table:table-cell office:value-type="float" office:value="19906721.140000001" table:style-name="ce3">
            <text:p>19906721,140</text:p>
          </table:table-cell>
          <table:table-cell office:value-type="float" office:value="19906724.353999998" table:style-name="ce3">
            <text:p>19906724,354</text:p>
          </table:table-cell>
          <table:table-cell table:number-columns-repeated="16332"/>
        </table:table-row>
        <table:table-row table:style-name="ro1">
          <table:table-cell office:value-type="float" office:value="18120" table:style-name="ce2">
            <text:p>18120</text:p>
          </table:table-cell>
          <table:table-cell office:value-type="float" office:value="-6580323.6619999995" table:style-name="ce3">
            <text:p>-6580323,662</text:p>
          </table:table-cell>
          <table:table-cell office:value-type="float" office:value="-5127522.8859999999" table:style-name="ce3">
            <text:p>-5127522,886</text:p>
          </table:table-cell>
          <table:table-cell office:value-type="float" office:value="22610336.603999998" table:style-name="ce3">
            <text:p>22610336,604</text:p>
          </table:table-cell>
          <table:table-cell office:value-type="float" office:value="22610336.646000002" table:style-name="ce3">
            <text:p>22610336,646</text:p>
          </table:table-cell>
          <table:table-cell office:value-type="float" office:value="22610335.151999999" table:style-name="ce3">
            <text:p>22610335,152</text:p>
          </table:table-cell>
          <table:table-cell table:number-columns-repeated="5" table:style-name="ce3"/>
          <table:table-cell office:value-type="float" office:value="-10532776.352" table:style-name="ce3">
            <text:p>-10532776,352</text:p>
          </table:table-cell>
          <table:table-cell office:value-type="float" office:value="-8207355.3729999997" table:style-name="ce3">
            <text:p>-8207355,373</text:p>
          </table:table-cell>
          <table:table-cell office:value-type="float" office:value="21637667.589000002" table:style-name="ce3">
            <text:p>21637667,589</text:p>
          </table:table-cell>
          <table:table-cell office:value-type="float" office:value="21637667.473999999" table:style-name="ce3">
            <text:p>21637667,474</text:p>
          </table:table-cell>
          <table:table-cell office:value-type="float" office:value="21637666.866" table:style-name="ce3">
            <text:p>21637666,866</text:p>
          </table:table-cell>
          <table:table-cell office:value-type="float" office:value="-11710325.948999999" table:style-name="ce3">
            <text:p>-11710325,949</text:p>
          </table:table-cell>
          <table:table-cell office:value-type="float" office:value="-9124928.7939999998" table:style-name="ce3">
            <text:p>-9124928,794</text:p>
          </table:table-cell>
          <table:table-cell office:value-type="float" office:value="21919829.079999998" table:style-name="ce3">
            <text:p>21919829,080</text:p>
          </table:table-cell>
          <table:table-cell office:value-type="float" office:value="21919830.765000001" table:style-name="ce3">
            <text:p>21919830,765</text:p>
          </table:table-cell>
          <table:table-cell office:value-type="float" office:value="21919828.881000001" table:style-name="ce3">
            <text:p>21919828,881</text:p>
          </table:table-cell>
          <table:table-cell office:value-type="float" office:value="-22894241.925999999" table:style-name="ce3">
            <text:p>-22894241,926</text:p>
          </table:table-cell>
          <table:table-cell office:value-type="float" office:value="-17839667.436999999" table:style-name="ce3">
            <text:p>-17839667,437</text:p>
          </table:table-cell>
          <table:table-cell office:value-type="float" office:value="19909583.969000001" table:style-name="ce3">
            <text:p>19909583,969</text:p>
          </table:table-cell>
          <table:table-cell office:value-type="float" office:value="19909582.539000001" table:style-name="ce3">
            <text:p>19909582,539</text:p>
          </table:table-cell>
          <table:table-cell office:value-type="float" office:value="19909583.603999998" table:style-name="ce3">
            <text:p>19909583,604</text:p>
          </table:table-cell>
          <table:table-cell table:style-name="ce2"/>
          <table:table-cell office:value-type="float" office:value="-7984749.8140000002" table:style-name="ce3">
            <text:p>-7984749,814</text:p>
          </table:table-cell>
          <table:table-cell office:value-type="float" office:value="-6221880.6009999998" table:style-name="ce3">
            <text:p>-6221880,601</text:p>
          </table:table-cell>
          <table:table-cell office:value-type="float" office:value="22610324.004000001" table:style-name="ce3">
            <text:p>22610324,004</text:p>
          </table:table-cell>
          <table:table-cell office:value-type="float" office:value="22610322.186999999" table:style-name="ce3">
            <text:p>22610322,187</text:p>
          </table:table-cell>
          <table:table-cell office:value-type="float" office:value="22610322.991" table:style-name="ce3">
            <text:p>22610322,991</text:p>
          </table:table-cell>
          <table:table-cell table:number-columns-repeated="5" table:style-name="ce3"/>
          <table:table-cell office:value-type="float" office:value="-10917777.949999999" table:style-name="ce3">
            <text:p>-10917777,950</text:p>
          </table:table-cell>
          <table:table-cell office:value-type="float" office:value="-8507356.9020000007" table:style-name="ce3">
            <text:p>-8507356,902</text:p>
          </table:table-cell>
          <table:table-cell office:value-type="float" office:value="21637653.894000001" table:style-name="ce3">
            <text:p>21637653,894</text:p>
          </table:table-cell>
          <table:table-cell office:value-type="float" office:value="21637651.318" table:style-name="ce3">
            <text:p>21637651,318</text:p>
          </table:table-cell>
          <table:table-cell office:value-type="float" office:value="21637653.416000001" table:style-name="ce3">
            <text:p>21637653,416</text:p>
          </table:table-cell>
          <table:table-cell office:value-type="float" office:value="1773470.828" table:style-name="ce3">
            <text:p>1773470,828</text:p>
          </table:table-cell>
          <table:table-cell office:value-type="float" office:value="1381925.2350000001" table:style-name="ce3">
            <text:p>1381925,235</text:p>
          </table:table-cell>
          <table:table-cell office:value-type="float" office:value="21919822.388" table:style-name="ce3">
            <text:p>21919822,388</text:p>
          </table:table-cell>
          <table:table-cell office:value-type="float" office:value="21919819.671999998" table:style-name="ce3">
            <text:p>21919819,672</text:p>
          </table:table-cell>
          <table:table-cell office:value-type="float" office:value="21919821.478" table:style-name="ce3">
            <text:p>21919821,478</text:p>
          </table:table-cell>
          <table:table-cell office:value-type="float" office:value="-23489752.350000001" table:style-name="ce3">
            <text:p>-23489752,350</text:p>
          </table:table-cell>
          <table:table-cell office:value-type="float" office:value="-18303701.809999999" table:style-name="ce3">
            <text:p>-18303701,810</text:p>
          </table:table-cell>
          <table:table-cell office:value-type="float" office:value="19909572.370000001" table:style-name="ce3">
            <text:p>19909572,370</text:p>
          </table:table-cell>
          <table:table-cell office:value-type="float" office:value="19909569.010000002" table:style-name="ce3">
            <text:p>19909569,010</text:p>
          </table:table-cell>
          <table:table-cell office:value-type="float" office:value="19909572.478999998" table:style-name="ce3">
            <text:p>19909572,479</text:p>
          </table:table-cell>
          <table:table-cell table:number-columns-repeated="16332"/>
        </table:table-row>
        <table:table-row table:style-name="ro1">
          <table:table-cell office:value-type="float" office:value="18150" table:style-name="ce2">
            <text:p>18150</text:p>
          </table:table-cell>
          <table:table-cell office:value-type="float" office:value="-6503790.1519999998" table:style-name="ce3">
            <text:p>-6503790,152</text:p>
          </table:table-cell>
          <table:table-cell office:value-type="float" office:value="-5067886.3789999997" table:style-name="ce3">
            <text:p>-5067886,379</text:p>
          </table:table-cell>
          <table:table-cell office:value-type="float" office:value="22624899.359000001" table:style-name="ce3">
            <text:p>22624899,359</text:p>
          </table:table-cell>
          <table:table-cell office:value-type="float" office:value="22624900.048" table:style-name="ce3">
            <text:p>22624900,048</text:p>
          </table:table-cell>
          <table:table-cell office:value-type="float" office:value="22624899.486000001" table:style-name="ce3">
            <text:p>22624899,486</text:p>
          </table:table-cell>
          <table:table-cell table:number-columns-repeated="5" table:style-name="ce3"/>
          <table:table-cell office:value-type="float" office:value="-10488725.446" table:style-name="ce3">
            <text:p>-10488725,446</text:p>
          </table:table-cell>
          <table:table-cell office:value-type="float" office:value="-8173029.9859999996" table:style-name="ce3">
            <text:p>-8173029,986</text:p>
          </table:table-cell>
          <table:table-cell office:value-type="float" office:value="21646049.418000001" table:style-name="ce3">
            <text:p>21646049,418</text:p>
          </table:table-cell>
          <table:table-cell office:value-type="float" office:value="21646049.853999998" table:style-name="ce3">
            <text:p>21646049,854</text:p>
          </table:table-cell>
          <table:table-cell office:value-type="float" office:value="21646049.164999999" table:style-name="ce3">
            <text:p>21646049,165</text:p>
          </table:table-cell>
          <table:table-cell office:value-type="float" office:value="-11654911.046" table:style-name="ce3">
            <text:p>-11654911,046</text:p>
          </table:table-cell>
          <table:table-cell office:value-type="float" office:value="-9081748.3629999999" table:style-name="ce3">
            <text:p>-9081748,363</text:p>
          </table:table-cell>
          <table:table-cell office:value-type="float" office:value="21930375.026000001" table:style-name="ce3">
            <text:p>21930375,026</text:p>
          </table:table-cell>
          <table:table-cell office:value-type="float" office:value="21930375.941" table:style-name="ce3">
            <text:p>21930375,941</text:p>
          </table:table-cell>
          <table:table-cell office:value-type="float" office:value="21930374.34" table:style-name="ce3">
            <text:p>21930374,340</text:p>
          </table:table-cell>
          <table:table-cell office:value-type="float" office:value="-22878716.741" table:style-name="ce3">
            <text:p>-22878716,741</text:p>
          </table:table-cell>
          <table:table-cell office:value-type="float" office:value="-17827569.890000001" table:style-name="ce3">
            <text:p>-17827569,890</text:p>
          </table:table-cell>
          <table:table-cell office:value-type="float" office:value="19912539.265999999" table:style-name="ce3">
            <text:p>19912539,266</text:p>
          </table:table-cell>
          <table:table-cell office:value-type="float" office:value="19912537.175999999" table:style-name="ce3">
            <text:p>19912537,176</text:p>
          </table:table-cell>
          <table:table-cell office:value-type="float" office:value="19912538.32" table:style-name="ce3">
            <text:p>19912538,320</text:p>
          </table:table-cell>
          <table:table-cell table:style-name="ce2"/>
          <table:table-cell office:value-type="float" office:value="-7908224.0149999997" table:style-name="ce3">
            <text:p>-7908224,015</text:p>
          </table:table-cell>
          <table:table-cell office:value-type="float" office:value="-6162250.1270000003" table:style-name="ce3">
            <text:p>-6162250,127</text:p>
          </table:table-cell>
          <table:table-cell office:value-type="float" office:value="22624887.425000001" table:style-name="ce3">
            <text:p>22624887,425</text:p>
          </table:table-cell>
          <table:table-cell office:value-type="float" office:value="22624885.493999999" table:style-name="ce3">
            <text:p>22624885,494</text:p>
          </table:table-cell>
          <table:table-cell office:value-type="float" office:value="22624886.011" table:style-name="ce3">
            <text:p>22624886,011</text:p>
          </table:table-cell>
          <table:table-cell table:number-columns-repeated="5" table:style-name="ce3"/>
          <table:table-cell office:value-type="float" office:value="-10873734.804" table:style-name="ce3">
            <text:p>-10873734,804</text:p>
          </table:table-cell>
          <table:table-cell office:value-type="float" office:value="-8473037.5759999994" table:style-name="ce3">
            <text:p>-8473037,576</text:p>
          </table:table-cell>
          <table:table-cell office:value-type="float" office:value="21646035.094999999" table:style-name="ce3">
            <text:p>21646035,095</text:p>
          </table:table-cell>
          <table:table-cell office:value-type="float" office:value="21646032.895" table:style-name="ce3">
            <text:p>21646032,895</text:p>
          </table:table-cell>
          <table:table-cell office:value-type="float" office:value="21646034.489" table:style-name="ce3">
            <text:p>21646034,489</text:p>
          </table:table-cell>
          <table:table-cell office:value-type="float" office:value="1828878.0430000001" table:style-name="ce3">
            <text:p>1828878,043</text:p>
          </table:table-cell>
          <table:table-cell office:value-type="float" office:value="1425099.6710000001" table:style-name="ce3">
            <text:p>1425099,671</text:p>
          </table:table-cell>
          <table:table-cell office:value-type="float" office:value="21930365.719999999" table:style-name="ce3">
            <text:p>21930365,720</text:p>
          </table:table-cell>
          <table:table-cell office:value-type="float" office:value="21930363.728999998" table:style-name="ce3">
            <text:p>21930363,729</text:p>
          </table:table-cell>
          <table:table-cell office:value-type="float" office:value="21930364.872000001" table:style-name="ce3">
            <text:p>21930364,872</text:p>
          </table:table-cell>
          <table:table-cell office:value-type="float" office:value="-23474235.107000001" table:style-name="ce3">
            <text:p>-23474235,107</text:p>
          </table:table-cell>
          <table:table-cell office:value-type="float" office:value="-18291610.453000002" table:style-name="ce3">
            <text:p>-18291610,453</text:p>
          </table:table-cell>
          <table:table-cell office:value-type="float" office:value="19912525.199000001" table:style-name="ce3">
            <text:p>19912525,199</text:p>
          </table:table-cell>
          <table:table-cell office:value-type="float" office:value="19912521.717999998" table:style-name="ce3">
            <text:p>19912521,718</text:p>
          </table:table-cell>
          <table:table-cell office:value-type="float" office:value="19912525.041000001" table:style-name="ce3">
            <text:p>19912525,041</text:p>
          </table:table-cell>
          <table:table-cell table:number-columns-repeated="16332"/>
        </table:table-row>
        <table:table-row table:style-name="ro1">
          <table:table-cell office:value-type="float" office:value="18180" table:style-name="ce2">
            <text:p>18180</text:p>
          </table:table-cell>
          <table:table-cell office:value-type="float" office:value="-6427151.4129999997" table:style-name="ce3">
            <text:p>-6427151,413</text:p>
          </table:table-cell>
          <table:table-cell office:value-type="float" office:value="-5008167.8669999996" table:style-name="ce3">
            <text:p>-5008167,867</text:p>
          </table:table-cell>
          <table:table-cell office:value-type="float" office:value="22639484.221000001" table:style-name="ce3">
            <text:p>22639484,221</text:p>
          </table:table-cell>
          <table:table-cell office:value-type="float" office:value="22639484.826000001" table:style-name="ce3">
            <text:p>22639484,826</text:p>
          </table:table-cell>
          <table:table-cell office:value-type="float" office:value="22639483.456" table:style-name="ce3">
            <text:p>22639483,456</text:p>
          </table:table-cell>
          <table:table-cell table:number-columns-repeated="5" table:style-name="ce3"/>
          <table:table-cell office:value-type="float" office:value="-10444571.596999999" table:style-name="ce3">
            <text:p>-10444571,597</text:p>
          </table:table-cell>
          <table:table-cell office:value-type="float" office:value="-8138624.4009999996" table:style-name="ce3">
            <text:p>-8138624,401</text:p>
          </table:table-cell>
          <table:table-cell office:value-type="float" office:value="21654452.333000001" table:style-name="ce3">
            <text:p>21654452,333</text:p>
          </table:table-cell>
          <table:table-cell office:value-type="float" office:value="21654452.482000001" table:style-name="ce3">
            <text:p>21654452,482</text:p>
          </table:table-cell>
          <table:table-cell office:value-type="float" office:value="21654451.390999999" table:style-name="ce3">
            <text:p>21654451,391</text:p>
          </table:table-cell>
          <table:table-cell office:value-type="float" office:value="-11599042.039999999" table:style-name="ce3">
            <text:p>-11599042,040</text:p>
          </table:table-cell>
          <table:table-cell office:value-type="float" office:value="-9038214.0789999999" table:style-name="ce3">
            <text:p>-9038214,079</text:p>
          </table:table-cell>
          <table:table-cell office:value-type="float" office:value="21941006.443999998" table:style-name="ce3">
            <text:p>21941006,444</text:p>
          </table:table-cell>
          <table:table-cell office:value-type="float" office:value="21941007.103999998" table:style-name="ce3">
            <text:p>21941007,104</text:p>
          </table:table-cell>
          <table:table-cell office:value-type="float" office:value="21941005.476" table:style-name="ce3">
            <text:p>21941005,476</text:p>
          </table:table-cell>
          <table:table-cell office:value-type="float" office:value="-22862638.129000001" table:style-name="ce3">
            <text:p>-22862638,129</text:p>
          </table:table-cell>
          <table:table-cell office:value-type="float" office:value="-17815041.101" table:style-name="ce3">
            <text:p>-17815041,101</text:p>
          </table:table-cell>
          <table:table-cell office:value-type="float" office:value="19915598.109999999" table:style-name="ce3">
            <text:p>19915598,110</text:p>
          </table:table-cell>
          <table:table-cell office:value-type="float" office:value="19915596.813000001" table:style-name="ce3">
            <text:p>19915596,813</text:p>
          </table:table-cell>
          <table:table-cell office:value-type="float" office:value="19915597.280999999" table:style-name="ce3">
            <text:p>19915597,281</text:p>
          </table:table-cell>
          <table:table-cell table:style-name="ce2"/>
          <table:table-cell office:value-type="float" office:value="-7831585.4550000001" table:style-name="ce3">
            <text:p>-7831585,455</text:p>
          </table:table-cell>
          <table:table-cell office:value-type="float" office:value="-6102531.7649999997" table:style-name="ce3">
            <text:p>-6102531,765</text:p>
          </table:table-cell>
          <table:table-cell office:value-type="float" office:value="22639469.919" table:style-name="ce3">
            <text:p>22639469,919</text:p>
          </table:table-cell>
          <table:table-cell office:value-type="float" office:value="22639469.050000001" table:style-name="ce3">
            <text:p>22639469,050</text:p>
          </table:table-cell>
          <table:table-cell office:value-type="float" office:value="22639469.537999999" table:style-name="ce3">
            <text:p>22639469,538</text:p>
          </table:table-cell>
          <table:table-cell table:number-columns-repeated="5" table:style-name="ce3"/>
          <table:table-cell office:value-type="float" office:value="-10829581.196" table:style-name="ce3">
            <text:p>-10829581,196</text:p>
          </table:table-cell>
          <table:table-cell office:value-type="float" office:value="-8438632.1720000003" table:style-name="ce3">
            <text:p>-8438632,172</text:p>
          </table:table-cell>
          <table:table-cell office:value-type="float" office:value="21654436.738000002" table:style-name="ce3">
            <text:p>21654436,738</text:p>
          </table:table-cell>
          <table:table-cell office:value-type="float" office:value="21654434.899" table:style-name="ce3">
            <text:p>21654434,899</text:p>
          </table:table-cell>
          <table:table-cell office:value-type="float" office:value="21654436.416999999" table:style-name="ce3">
            <text:p>21654436,417</text:p>
          </table:table-cell>
          <table:table-cell office:value-type="float" office:value="1884746.8940000001" table:style-name="ce3">
            <text:p>1884746,894</text:p>
          </table:table-cell>
          <table:table-cell office:value-type="float" office:value="1468633.8389999999" table:style-name="ce3">
            <text:p>1468633,839</text:p>
          </table:table-cell>
          <table:table-cell office:value-type="float" office:value="21940996.923" table:style-name="ce3">
            <text:p>21940996,923</text:p>
          </table:table-cell>
          <table:table-cell office:value-type="float" office:value="21940994.960000001" table:style-name="ce3">
            <text:p>21940994,960</text:p>
          </table:table-cell>
          <table:table-cell office:value-type="float" office:value="21940996.316" table:style-name="ce3">
            <text:p>21940996,316</text:p>
          </table:table-cell>
          <table:table-cell office:value-type="float" office:value="-23458156.914000001" table:style-name="ce3">
            <text:p>-23458156,914</text:p>
          </table:table-cell>
          <table:table-cell office:value-type="float" office:value="-18279081.989" table:style-name="ce3">
            <text:p>-18279081,989</text:p>
          </table:table-cell>
          <table:table-cell office:value-type="float" office:value="19915585.195" table:style-name="ce3">
            <text:p>19915585,195</text:p>
          </table:table-cell>
          <table:table-cell office:value-type="float" office:value="19915581.353999998" table:style-name="ce3">
            <text:p>19915581,354</text:p>
          </table:table-cell>
          <table:table-cell office:value-type="float" office:value="19915584.732000001" table:style-name="ce3">
            <text:p>19915584,732</text:p>
          </table:table-cell>
          <table:table-cell table:number-columns-repeated="16332"/>
        </table:table-row>
        <table:table-row table:style-name="ro1">
          <table:table-cell office:value-type="float" office:value="18210" table:style-name="ce2">
            <text:p>18210</text:p>
          </table:table-cell>
          <table:table-cell office:value-type="float" office:value="-6350400.9989999998" table:style-name="ce3">
            <text:p>-6350400,999</text:p>
          </table:table-cell>
          <table:table-cell office:value-type="float" office:value="-4948362.3710000003" table:style-name="ce3">
            <text:p>-4948362,371</text:p>
          </table:table-cell>
          <table:table-cell office:value-type="float" office:value="22654088.666000001" table:style-name="ce3">
            <text:p>22654088,666</text:p>
          </table:table-cell>
          <table:table-cell office:value-type="float" office:value="22654089.072000001" table:style-name="ce3">
            <text:p>22654089,072</text:p>
          </table:table-cell>
          <table:table-cell office:value-type="float" office:value="22654088.267999999" table:style-name="ce3">
            <text:p>22654088,268</text:p>
          </table:table-cell>
          <table:table-cell table:number-columns-repeated="5" table:style-name="ce3"/>
          <table:table-cell office:value-type="float" office:value="-10400308.324999999" table:style-name="ce3">
            <text:p>-10400308,325</text:p>
          </table:table-cell>
          <table:table-cell office:value-type="float" office:value="-8104133.5420000004" table:style-name="ce3">
            <text:p>-8104133,542</text:p>
          </table:table-cell>
          <table:table-cell office:value-type="float" office:value="21662874.383000001" table:style-name="ce3">
            <text:p>21662874,383</text:p>
          </table:table-cell>
          <table:table-cell office:value-type="float" office:value="21662875.057999998" table:style-name="ce3">
            <text:p>21662875,058</text:p>
          </table:table-cell>
          <table:table-cell office:value-type="float" office:value="21662874.23" table:style-name="ce3">
            <text:p>21662874,230</text:p>
          </table:table-cell>
          <table:table-cell office:value-type="float" office:value="-11542714.583000001" table:style-name="ce3">
            <text:p>-11542714,583</text:p>
          </table:table-cell>
          <table:table-cell office:value-type="float" office:value="-8994322.5739999991" table:style-name="ce3">
            <text:p>-8994322,574</text:p>
          </table:table-cell>
          <table:table-cell office:value-type="float" office:value="21951724.160999998" table:style-name="ce3">
            <text:p>21951724,161</text:p>
          </table:table-cell>
          <table:table-cell office:value-type="float" office:value="21951725.655000001" table:style-name="ce3">
            <text:p>21951725,655</text:p>
          </table:table-cell>
          <table:table-cell office:value-type="float" office:value="21951723.719000001" table:style-name="ce3">
            <text:p>21951723,719</text:p>
          </table:table-cell>
          <table:table-cell office:value-type="float" office:value="-22846000.418000001" table:style-name="ce3">
            <text:p>-22846000,418</text:p>
          </table:table-cell>
          <table:table-cell office:value-type="float" office:value="-17802076.653000001" table:style-name="ce3">
            <text:p>-17802076,653</text:p>
          </table:table-cell>
          <table:table-cell office:value-type="float" office:value="19918763.728" table:style-name="ce3">
            <text:p>19918763,728</text:p>
          </table:table-cell>
          <table:table-cell office:value-type="float" office:value="19918763.044" table:style-name="ce3">
            <text:p>19918763,044</text:p>
          </table:table-cell>
          <table:table-cell office:value-type="float" office:value="19918763.438000001" table:style-name="ce3">
            <text:p>19918763,438</text:p>
          </table:table-cell>
          <table:table-cell table:style-name="ce2"/>
          <table:table-cell office:value-type="float" office:value="-7754834.2589999996" table:style-name="ce3">
            <text:p>-7754834,259</text:p>
          </table:table-cell>
          <table:table-cell office:value-type="float" office:value="-6042725.6500000004" table:style-name="ce3">
            <text:p>-6042725,650</text:p>
          </table:table-cell>
          <table:table-cell office:value-type="float" office:value="22654076.464000002" table:style-name="ce3">
            <text:p>22654076,464</text:p>
          </table:table-cell>
          <table:table-cell office:value-type="float" office:value="22654074.27" table:style-name="ce3">
            <text:p>22654074,270</text:p>
          </table:table-cell>
          <table:table-cell office:value-type="float" office:value="22654075.405999999" table:style-name="ce3">
            <text:p>22654075,406</text:p>
          </table:table-cell>
          <table:table-cell table:number-columns-repeated="5" table:style-name="ce3"/>
          <table:table-cell office:value-type="float" office:value="-10785317.195" table:style-name="ce3">
            <text:p>-10785317,195</text:p>
          </table:table-cell>
          <table:table-cell office:value-type="float" office:value="-8404140.7420000006" table:style-name="ce3">
            <text:p>-8404140,742</text:p>
          </table:table-cell>
          <table:table-cell office:value-type="float" office:value="21662860.374000002" table:style-name="ce3">
            <text:p>21662860,374</text:p>
          </table:table-cell>
          <table:table-cell office:value-type="float" office:value="21662858.498" table:style-name="ce3">
            <text:p>21662858,498</text:p>
          </table:table-cell>
          <table:table-cell office:value-type="float" office:value="21662860.006999999" table:style-name="ce3">
            <text:p>21662860,007</text:p>
          </table:table-cell>
          <table:table-cell office:value-type="float" office:value="1941075.15" table:style-name="ce3">
            <text:p>1941075,150</text:p>
          </table:table-cell>
          <table:table-cell office:value-type="float" office:value="1512525.9790000001" table:style-name="ce3">
            <text:p>1512525,979</text:p>
          </table:table-cell>
          <table:table-cell office:value-type="float" office:value="21951716.938999999" table:style-name="ce3">
            <text:p>21951716,939</text:p>
          </table:table-cell>
          <table:table-cell office:value-type="float" office:value="21951713.453000002" table:style-name="ce3">
            <text:p>21951713,453</text:p>
          </table:table-cell>
          <table:table-cell office:value-type="float" office:value="21951715.842" table:style-name="ce3">
            <text:p>21951715,842</text:p>
          </table:table-cell>
          <table:table-cell office:value-type="float" office:value="-23441518.651999999" table:style-name="ce3">
            <text:p>-23441518,652</text:p>
          </table:table-cell>
          <table:table-cell office:value-type="float" office:value="-18266117.107999999" table:style-name="ce3">
            <text:p>-18266117,108</text:p>
          </table:table-cell>
          <table:table-cell office:value-type="float" office:value="19918751.574999999" table:style-name="ce3">
            <text:p>19918751,575</text:p>
          </table:table-cell>
          <table:table-cell office:value-type="float" office:value="19918747.791999999" table:style-name="ce3">
            <text:p>19918747,792</text:p>
          </table:table-cell>
          <table:table-cell office:value-type="float" office:value="19918750.986000001" table:style-name="ce3">
            <text:p>19918750,986</text:p>
          </table:table-cell>
          <table:table-cell table:number-columns-repeated="16332"/>
        </table:table-row>
        <table:table-row table:style-name="ro1">
          <table:table-cell office:value-type="float" office:value="18240" table:style-name="ce2">
            <text:p>18240</text:p>
          </table:table-cell>
          <table:table-cell office:value-type="float" office:value="-6273538.7889999999" table:style-name="ce3">
            <text:p>-6273538,789</text:p>
          </table:table-cell>
          <table:table-cell office:value-type="float" office:value="-4888469.733" table:style-name="ce3">
            <text:p>-4888469,733</text:p>
          </table:table-cell>
          <table:table-cell office:value-type="float" office:value="22668715.568999998" table:style-name="ce3">
            <text:p>22668715,569</text:p>
          </table:table-cell>
          <table:table-cell office:value-type="float" office:value="22668715.872000001" table:style-name="ce3">
            <text:p>22668715,872</text:p>
          </table:table-cell>
          <table:table-cell office:value-type="float" office:value="22668714.223999999" table:style-name="ce3">
            <text:p>22668714,224</text:p>
          </table:table-cell>
          <table:table-cell table:number-columns-repeated="5" table:style-name="ce3"/>
          <table:table-cell office:value-type="float" office:value="-10355935.184" table:style-name="ce3">
            <text:p>-10355935,184</text:p>
          </table:table-cell>
          <table:table-cell office:value-type="float" office:value="-8069557.0769999996" table:style-name="ce3">
            <text:p>-8069557,077</text:p>
          </table:table-cell>
          <table:table-cell office:value-type="float" office:value="21671318.375999998" table:style-name="ce3">
            <text:p>21671318,376</text:p>
          </table:table-cell>
          <table:table-cell office:value-type="float" office:value="21671319.728999998" table:style-name="ce3">
            <text:p>21671319,729</text:p>
          </table:table-cell>
          <table:table-cell office:value-type="float" office:value="21671318.068" table:style-name="ce3">
            <text:p>21671318,068</text:p>
          </table:table-cell>
          <table:table-cell office:value-type="float" office:value="-11485930.533" table:style-name="ce3">
            <text:p>-11485930,533</text:p>
          </table:table-cell>
          <table:table-cell office:value-type="float" office:value="-8950075.2770000007" table:style-name="ce3">
            <text:p>-8950075,277</text:p>
          </table:table-cell>
          <table:table-cell office:value-type="float" office:value="21962531.052000001" table:style-name="ce3">
            <text:p>21962531,052</text:p>
          </table:table-cell>
          <table:table-cell office:value-type="float" office:value="21962531.033" table:style-name="ce3">
            <text:p>21962531,033</text:p>
          </table:table-cell>
          <table:table-cell office:value-type="float" office:value="21962529.743000001" table:style-name="ce3">
            <text:p>21962529,743</text:p>
          </table:table-cell>
          <table:table-cell office:value-type="float" office:value="-22828804.488000002" table:style-name="ce3">
            <text:p>-22828804,488</text:p>
          </table:table-cell>
          <table:table-cell office:value-type="float" office:value="-17788677.225000001" table:style-name="ce3">
            <text:p>-17788677,225</text:p>
          </table:table-cell>
          <table:table-cell office:value-type="float" office:value="19922036.493999999" table:style-name="ce3">
            <text:p>19922036,494</text:p>
          </table:table-cell>
          <table:table-cell office:value-type="float" office:value="19922035.317000002" table:style-name="ce3">
            <text:p>19922035,317</text:p>
          </table:table-cell>
          <table:table-cell office:value-type="float" office:value="19922036.026000001" table:style-name="ce3">
            <text:p>19922036,026</text:p>
          </table:table-cell>
          <table:table-cell table:style-name="ce2"/>
          <table:table-cell office:value-type="float" office:value="-7677977.2719999999" table:style-name="ce3">
            <text:p>-7677977,272</text:p>
          </table:table-cell>
          <table:table-cell office:value-type="float" office:value="-5982837.0820000004" table:style-name="ce3">
            <text:p>-5982837,082</text:p>
          </table:table-cell>
          <table:table-cell office:value-type="float" office:value="22668700.756000001" table:style-name="ce3">
            <text:p>22668700,756</text:p>
          </table:table-cell>
          <table:table-cell office:value-type="float" office:value="22668699.065000001" table:style-name="ce3">
            <text:p>22668699,065</text:p>
          </table:table-cell>
          <table:table-cell office:value-type="float" office:value="22668701.401000001" table:style-name="ce3">
            <text:p>22668701,401</text:p>
          </table:table-cell>
          <table:table-cell table:number-columns-repeated="5" table:style-name="ce3"/>
          <table:table-cell office:value-type="float" office:value="-10740949.321" table:style-name="ce3">
            <text:p>-10740949,321</text:p>
          </table:table-cell>
          <table:table-cell office:value-type="float" office:value="-8369568.3729999997" table:style-name="ce3">
            <text:p>-8369568,373</text:p>
          </table:table-cell>
          <table:table-cell office:value-type="float" office:value="21671303.592" table:style-name="ce3">
            <text:p>21671303,592</text:p>
          </table:table-cell>
          <table:table-cell office:value-type="float" office:value="21671301.256999999" table:style-name="ce3">
            <text:p>21671301,257</text:p>
          </table:table-cell>
          <table:table-cell office:value-type="float" office:value="21671302.978999998" table:style-name="ce3">
            <text:p>21671302,979</text:p>
          </table:table-cell>
          <table:table-cell office:value-type="float" office:value="1997854.0079999999" table:style-name="ce3">
            <text:p>1997854,008</text:p>
          </table:table-cell>
          <table:table-cell office:value-type="float" office:value="1556769.2209999999" table:style-name="ce3">
            <text:p>1556769,221</text:p>
          </table:table-cell>
          <table:table-cell office:value-type="float" office:value="21962519.416000001" table:style-name="ce3">
            <text:p>21962519,416</text:p>
          </table:table-cell>
          <table:table-cell office:value-type="float" office:value="21962518.362" table:style-name="ce3">
            <text:p>21962518,362</text:p>
          </table:table-cell>
          <table:table-cell office:value-type="float" office:value="21962519.539000001" table:style-name="ce3">
            <text:p>21962519,539</text:p>
          </table:table-cell>
          <table:table-cell office:value-type="float" office:value="-23424328.16" table:style-name="ce3">
            <text:p>-23424328,160</text:p>
          </table:table-cell>
          <table:table-cell office:value-type="float" office:value="-18252721.918000001" table:style-name="ce3">
            <text:p>-18252721,918</text:p>
          </table:table-cell>
          <table:table-cell office:value-type="float" office:value="19922023.289000001" table:style-name="ce3">
            <text:p>19922023,289</text:p>
          </table:table-cell>
          <table:table-cell office:value-type="float" office:value="19922018.973000001" table:style-name="ce3">
            <text:p>19922018,973</text:p>
          </table:table-cell>
          <table:table-cell office:value-type="float" office:value="19922022.427999999" table:style-name="ce3">
            <text:p>19922022,428</text:p>
          </table:table-cell>
          <table:table-cell table:number-columns-repeated="16332"/>
        </table:table-row>
        <table:table-row table:style-name="ro1">
          <table:table-cell office:value-type="float" office:value="18270" table:style-name="ce2">
            <text:p>18270</text:p>
          </table:table-cell>
          <table:table-cell office:value-type="float" office:value="-6196560.1689999998" table:style-name="ce3">
            <text:p>-6196560,169</text:p>
          </table:table-cell>
          <table:table-cell office:value-type="float" office:value="-4828486.398" table:style-name="ce3">
            <text:p>-4828486,398</text:p>
          </table:table-cell>
          <table:table-cell office:value-type="float" office:value="22683364.761" table:style-name="ce3">
            <text:p>22683364,761</text:p>
          </table:table-cell>
          <table:table-cell office:value-type="float" office:value="22683364.616999999" table:style-name="ce3">
            <text:p>22683364,617</text:p>
          </table:table-cell>
          <table:table-cell office:value-type="float" office:value="22683363.736000001" table:style-name="ce3">
            <text:p>22683363,736</text:p>
          </table:table-cell>
          <table:table-cell table:number-columns-repeated="5" table:style-name="ce3"/>
          <table:table-cell office:value-type="float" office:value="-10311447.405999999" table:style-name="ce3">
            <text:p>-10311447,406</text:p>
          </table:table-cell>
          <table:table-cell office:value-type="float" office:value="-8034891.2750000004" table:style-name="ce3">
            <text:p>-8034891,275</text:p>
          </table:table-cell>
          <table:table-cell office:value-type="float" office:value="21679784.414000001" table:style-name="ce3">
            <text:p>21679784,414</text:p>
          </table:table-cell>
          <table:table-cell office:value-type="float" office:value="21679785.039000001" table:style-name="ce3">
            <text:p>21679785,039</text:p>
          </table:table-cell>
          <table:table-cell office:value-type="float" office:value="21679784.089000002" table:style-name="ce3">
            <text:p>21679784,089</text:p>
          </table:table-cell>
          <table:table-cell office:value-type="float" office:value="-11428687.73" table:style-name="ce3">
            <text:p>-11428687,730</text:p>
          </table:table-cell>
          <table:table-cell office:value-type="float" office:value="-8905470.5050000008" table:style-name="ce3">
            <text:p>-8905470,505</text:p>
          </table:table-cell>
          <table:table-cell office:value-type="float" office:value="21973423.296999998" table:style-name="ce3">
            <text:p>21973423,297</text:p>
          </table:table-cell>
          <table:table-cell office:value-type="float" office:value="21973424.467" table:style-name="ce3">
            <text:p>21973424,467</text:p>
          </table:table-cell>
          <table:table-cell office:value-type="float" office:value="21973422.822000001" table:style-name="ce3">
            <text:p>21973422,822</text:p>
          </table:table-cell>
          <table:table-cell office:value-type="float" office:value="-22811046.647" table:style-name="ce3">
            <text:p>-22811046,647</text:p>
          </table:table-cell>
          <table:table-cell office:value-type="float" office:value="-17774839.943" table:style-name="ce3">
            <text:p>-17774839,943</text:p>
          </table:table-cell>
          <table:table-cell office:value-type="float" office:value="19925415.206" table:style-name="ce3">
            <text:p>19925415,206</text:p>
          </table:table-cell>
          <table:table-cell office:value-type="float" office:value="19925414.41" table:style-name="ce3">
            <text:p>19925414,410</text:p>
          </table:table-cell>
          <table:table-cell office:value-type="float" office:value="19925414.879999999" table:style-name="ce3">
            <text:p>19925414,880</text:p>
          </table:table-cell>
          <table:table-cell table:style-name="ce2"/>
          <table:table-cell office:value-type="float" office:value="-7601002.7050000001" table:style-name="ce3">
            <text:p>-7601002,705</text:p>
          </table:table-cell>
          <table:table-cell office:value-type="float" office:value="-5922856.898" table:style-name="ce3">
            <text:p>-5922856,898</text:p>
          </table:table-cell>
          <table:table-cell office:value-type="float" office:value="22683349.068999998" table:style-name="ce3">
            <text:p>22683349,069</text:p>
          </table:table-cell>
          <table:table-cell office:value-type="float" office:value="22683346.945999999" table:style-name="ce3">
            <text:p>22683346,946</text:p>
          </table:table-cell>
          <table:table-cell office:value-type="float" office:value="22683348.539000001" table:style-name="ce3">
            <text:p>22683348,539</text:p>
          </table:table-cell>
          <table:table-cell table:number-columns-repeated="5" table:style-name="ce3"/>
          <table:table-cell office:value-type="float" office:value="-10696465.640000001" table:style-name="ce3">
            <text:p>-10696465,640</text:p>
          </table:table-cell>
          <table:table-cell office:value-type="float" office:value="-8334905.767" table:style-name="ce3">
            <text:p>-8334905,767</text:p>
          </table:table-cell>
          <table:table-cell office:value-type="float" office:value="21679768.919" table:style-name="ce3">
            <text:p>21679768,919</text:p>
          </table:table-cell>
          <table:table-cell office:value-type="float" office:value="21679765.774" table:style-name="ce3">
            <text:p>21679765,774</text:p>
          </table:table-cell>
          <table:table-cell office:value-type="float" office:value="21679768.425999999" table:style-name="ce3">
            <text:p>21679768,426</text:p>
          </table:table-cell>
          <table:table-cell office:value-type="float" office:value="2055092.79" table:style-name="ce3">
            <text:p>2055092,790</text:p>
          </table:table-cell>
          <table:table-cell office:value-type="float" office:value="1601370.8589999999" table:style-name="ce3">
            <text:p>1601370,859</text:p>
          </table:table-cell>
          <table:table-cell office:value-type="float" office:value="21973411.741999999" table:style-name="ce3">
            <text:p>21973411,742</text:p>
          </table:table-cell>
          <table:table-cell office:value-type="float" office:value="21973410.822999999" table:style-name="ce3">
            <text:p>21973410,823</text:p>
          </table:table-cell>
          <table:table-cell office:value-type="float" office:value="21973412.002999999" table:style-name="ce3">
            <text:p>21973412,003</text:p>
          </table:table-cell>
          <table:table-cell office:value-type="float" office:value="-23406574.598000001" table:style-name="ce3">
            <text:p>-23406574,598</text:p>
          </table:table-cell>
          <table:table-cell office:value-type="float" office:value="-18238887.973000001" table:style-name="ce3">
            <text:p>-18238887,973</text:p>
          </table:table-cell>
          <table:table-cell office:value-type="float" office:value="19925400.675999999" table:style-name="ce3">
            <text:p>19925400,676</text:p>
          </table:table-cell>
          <table:table-cell office:value-type="float" office:value="19925397.526000001" table:style-name="ce3">
            <text:p>19925397,526</text:p>
          </table:table-cell>
          <table:table-cell office:value-type="float" office:value="19925400.432" table:style-name="ce3">
            <text:p>19925400,432</text:p>
          </table:table-cell>
          <table:table-cell table:number-columns-repeated="16332"/>
        </table:table-row>
        <table:table-row table:style-name="ro1">
          <table:table-cell office:value-type="float" office:value="18300" table:style-name="ce2">
            <text:p>18300</text:p>
          </table:table-cell>
          <table:table-cell office:value-type="float" office:value="-6119475.6390000004" table:style-name="ce3">
            <text:p>-6119475,639</text:p>
          </table:table-cell>
          <table:table-cell office:value-type="float" office:value="-4768420.54" table:style-name="ce3">
            <text:p>-4768420,540</text:p>
          </table:table-cell>
          <table:table-cell office:value-type="float" office:value="22698033.605" table:style-name="ce3">
            <text:p>22698033,605</text:p>
          </table:table-cell>
          <table:table-cell office:value-type="float" office:value="22698033.342" table:style-name="ce3">
            <text:p>22698033,342</text:p>
          </table:table-cell>
          <table:table-cell office:value-type="float" office:value="22698032.603999998" table:style-name="ce3">
            <text:p>22698032,604</text:p>
          </table:table-cell>
          <table:table-cell table:number-columns-repeated="5" table:style-name="ce3"/>
          <table:table-cell office:value-type="float" office:value="-10266855.57" table:style-name="ce3">
            <text:p>-10266855,570</text:p>
          </table:table-cell>
          <table:table-cell office:value-type="float" office:value="-8000144.3890000004" table:style-name="ce3">
            <text:p>-8000144,389</text:p>
          </table:table-cell>
          <table:table-cell office:value-type="float" office:value="21688269.210999999" table:style-name="ce3">
            <text:p>21688269,211</text:p>
          </table:table-cell>
          <table:table-cell office:value-type="float" office:value="21688270.247000001" table:style-name="ce3">
            <text:p>21688270,247</text:p>
          </table:table-cell>
          <table:table-cell office:value-type="float" office:value="21688269.274" table:style-name="ce3">
            <text:p>21688269,274</text:p>
          </table:table-cell>
          <table:table-cell office:value-type="float" office:value="-11370998.994999999" table:style-name="ce3">
            <text:p>-11370998,995</text:p>
          </table:table-cell>
          <table:table-cell office:value-type="float" office:value="-8860518.2520000003" table:style-name="ce3">
            <text:p>-8860518,252</text:p>
          </table:table-cell>
          <table:table-cell office:value-type="float" office:value="21984402.120000001" table:style-name="ce3">
            <text:p>21984402,120</text:p>
          </table:table-cell>
          <table:table-cell office:value-type="float" office:value="21984401.473000001" table:style-name="ce3">
            <text:p>21984401,473</text:p>
          </table:table-cell>
          <table:table-cell office:value-type="float" office:value="21984400.822000001" table:style-name="ce3">
            <text:p>21984400,822</text:p>
          </table:table-cell>
          <table:table-cell office:value-type="float" office:value="-22792738.772" table:style-name="ce3">
            <text:p>-22792738,772</text:p>
          </table:table-cell>
          <table:table-cell office:value-type="float" office:value="-17760574.063000001" table:style-name="ce3">
            <text:p>-17760574,063</text:p>
          </table:table-cell>
          <table:table-cell office:value-type="float" office:value="19928899.259" table:style-name="ce3">
            <text:p>19928899,259</text:p>
          </table:table-cell>
          <table:table-cell office:value-type="float" office:value="19928898.256000001" table:style-name="ce3">
            <text:p>19928898,256</text:p>
          </table:table-cell>
          <table:table-cell office:value-type="float" office:value="19928898.806000002" table:style-name="ce3">
            <text:p>19928898,806</text:p>
          </table:table-cell>
          <table:table-cell table:style-name="ce2"/>
          <table:table-cell office:value-type="float" office:value="-7523920.2139999997" table:style-name="ce3">
            <text:p>-7523920,214</text:p>
          </table:table-cell>
          <table:table-cell office:value-type="float" office:value="-5862792.625" table:style-name="ce3">
            <text:p>-5862792,625</text:p>
          </table:table-cell>
          <table:table-cell office:value-type="float" office:value="22698017.499000002" table:style-name="ce3">
            <text:p>22698017,499</text:p>
          </table:table-cell>
          <table:table-cell office:value-type="float" office:value="22698014.776999999" table:style-name="ce3">
            <text:p>22698014,777</text:p>
          </table:table-cell>
          <table:table-cell office:value-type="float" office:value="22698017.458000001" table:style-name="ce3">
            <text:p>22698017,458</text:p>
          </table:table-cell>
          <table:table-cell table:number-columns-repeated="5" table:style-name="ce3"/>
          <table:table-cell office:value-type="float" office:value="-10651875.903999999" table:style-name="ce3">
            <text:p>-10651875,904</text:p>
          </table:table-cell>
          <table:table-cell office:value-type="float" office:value="-8300160.5159999998" table:style-name="ce3">
            <text:p>-8300160,516</text:p>
          </table:table-cell>
          <table:table-cell office:value-type="float" office:value="21688253.587000001" table:style-name="ce3">
            <text:p>21688253,587</text:p>
          </table:table-cell>
          <table:table-cell office:value-type="float" office:value="21688251.304000001" table:style-name="ce3">
            <text:p>21688251,304</text:p>
          </table:table-cell>
          <table:table-cell office:value-type="float" office:value="21688252.879000001" table:style-name="ce3">
            <text:p>21688252,879</text:p>
          </table:table-cell>
          <table:table-cell office:value-type="float" office:value="2112779.5070000002" table:style-name="ce3">
            <text:p>2112779,507</text:p>
          </table:table-cell>
          <table:table-cell office:value-type="float" office:value="1646321.5490000001" table:style-name="ce3">
            <text:p>1646321,549</text:p>
          </table:table-cell>
          <table:table-cell office:value-type="float" office:value="21984390.269000001" table:style-name="ce3">
            <text:p>21984390,269</text:p>
          </table:table-cell>
          <table:table-cell office:value-type="float" office:value="21984388.019000001" table:style-name="ce3">
            <text:p>21984388,019</text:p>
          </table:table-cell>
          <table:table-cell office:value-type="float" office:value="21984389.796" table:style-name="ce3">
            <text:p>21984389,796</text:p>
          </table:table-cell>
          <table:table-cell office:value-type="float" office:value="-23388268.986000001" table:style-name="ce3">
            <text:p>-23388268,986</text:p>
          </table:table-cell>
          <table:table-cell office:value-type="float" office:value="-18224623.853999998" table:style-name="ce3">
            <text:p>-18224623,854</text:p>
          </table:table-cell>
          <table:table-cell office:value-type="float" office:value="19928884.677999999" table:style-name="ce3">
            <text:p>19928884,678</text:p>
          </table:table-cell>
          <table:table-cell office:value-type="float" office:value="19928880.712000001" table:style-name="ce3">
            <text:p>19928880,712</text:p>
          </table:table-cell>
          <table:table-cell office:value-type="float" office:value="19928884.214000002" table:style-name="ce3">
            <text:p>19928884,214</text:p>
          </table:table-cell>
          <table:table-cell table:number-columns-repeated="16332"/>
        </table:table-row>
        <table:table-row table:style-name="ro1">
          <table:table-cell office:value-type="float" office:value="18330" table:style-name="ce2">
            <text:p>18330</text:p>
          </table:table-cell>
          <table:table-cell office:value-type="float" office:value="-6042281.5789999999" table:style-name="ce3">
            <text:p>-6042281,579</text:p>
          </table:table-cell>
          <table:table-cell office:value-type="float" office:value="-4708269.3380000005" table:style-name="ce3">
            <text:p>-4708269,338</text:p>
          </table:table-cell>
          <table:table-cell office:value-type="float" office:value="22712723.030000001" table:style-name="ce3">
            <text:p>22712723,030</text:p>
          </table:table-cell>
          <table:table-cell office:value-type="float" office:value="22712722.638999999" table:style-name="ce3">
            <text:p>22712722,639</text:p>
          </table:table-cell>
          <table:table-cell office:value-type="float" office:value="22712722.493999999" table:style-name="ce3">
            <text:p>22712722,494</text:p>
          </table:table-cell>
          <table:table-cell table:number-columns-repeated="5" table:style-name="ce3"/>
          <table:table-cell office:value-type="float" office:value="-10222156.176999999" table:style-name="ce3">
            <text:p>-10222156,177</text:p>
          </table:table-cell>
          <table:table-cell office:value-type="float" office:value="-7965313.6940000001" table:style-name="ce3">
            <text:p>-7965313,694</text:p>
          </table:table-cell>
          <table:table-cell office:value-type="float" office:value="21696776.463" table:style-name="ce3">
            <text:p>21696776,463</text:p>
          </table:table-cell>
          <table:table-cell office:value-type="float" office:value="21696776.543000001" table:style-name="ce3">
            <text:p>21696776,543</text:p>
          </table:table-cell>
          <table:table-cell office:value-type="float" office:value="21696775.659000002" table:style-name="ce3">
            <text:p>21696775,659</text:p>
          </table:table-cell>
          <table:table-cell office:value-type="float" office:value="-11312862.924000001" table:style-name="ce3">
            <text:p>-11312862,924</text:p>
          </table:table-cell>
          <table:table-cell office:value-type="float" office:value="-8815217.4210000001" table:style-name="ce3">
            <text:p>-8815217,421</text:p>
          </table:table-cell>
          <table:table-cell office:value-type="float" office:value="21995465.022" table:style-name="ce3">
            <text:p>21995465,022</text:p>
          </table:table-cell>
          <table:table-cell office:value-type="float" office:value="21995464.296" table:style-name="ce3">
            <text:p>21995464,296</text:p>
          </table:table-cell>
          <table:table-cell office:value-type="float" office:value="21995464.214000002" table:style-name="ce3">
            <text:p>21995464,214</text:p>
          </table:table-cell>
          <table:table-cell office:value-type="float" office:value="-22773878.190000001" table:style-name="ce3">
            <text:p>-22773878,190</text:p>
          </table:table-cell>
          <table:table-cell office:value-type="float" office:value="-17745877.504999999" table:style-name="ce3">
            <text:p>-17745877,505</text:p>
          </table:table-cell>
          <table:table-cell office:value-type="float" office:value="19932488.243999999" table:style-name="ce3">
            <text:p>19932488,244</text:p>
          </table:table-cell>
          <table:table-cell office:value-type="float" office:value="19932487.213" table:style-name="ce3">
            <text:p>19932487,213</text:p>
          </table:table-cell>
          <table:table-cell office:value-type="float" office:value="19932487.785999998" table:style-name="ce3">
            <text:p>19932487,786</text:p>
          </table:table-cell>
          <table:table-cell table:style-name="ce2"/>
          <table:table-cell office:value-type="float" office:value="-7446724.8540000003" table:style-name="ce3">
            <text:p>-7446724,854</text:p>
          </table:table-cell>
          <table:table-cell office:value-type="float" office:value="-5802640.4199999999" table:style-name="ce3">
            <text:p>-5802640,420</text:p>
          </table:table-cell>
          <table:table-cell office:value-type="float" office:value="22712706.059" table:style-name="ce3">
            <text:p>22712706,059</text:p>
          </table:table-cell>
          <table:table-cell office:value-type="float" office:value="22712705.528000001" table:style-name="ce3">
            <text:p>22712705,528</text:p>
          </table:table-cell>
          <table:table-cell office:value-type="float" office:value="22712705.828000002" table:style-name="ce3">
            <text:p>22712705,828</text:p>
          </table:table-cell>
          <table:table-cell table:number-columns-repeated="5" table:style-name="ce3"/>
          <table:table-cell office:value-type="float" office:value="-10607175.267999999" table:style-name="ce3">
            <text:p>-10607175,268</text:p>
          </table:table-cell>
          <table:table-cell office:value-type="float" office:value="-8265328.8550000004" table:style-name="ce3">
            <text:p>-8265328,855</text:p>
          </table:table-cell>
          <table:table-cell office:value-type="float" office:value="21696759.701000001" table:style-name="ce3">
            <text:p>21696759,701</text:p>
          </table:table-cell>
          <table:table-cell office:value-type="float" office:value="21696757.432999998" table:style-name="ce3">
            <text:p>21696757,433</text:p>
          </table:table-cell>
          <table:table-cell office:value-type="float" office:value="21696759.298999999" table:style-name="ce3">
            <text:p>21696759,299</text:p>
          </table:table-cell>
          <table:table-cell office:value-type="float" office:value="2170916.9019999998" table:style-name="ce3">
            <text:p>2170916,902</text:p>
          </table:table-cell>
          <table:table-cell office:value-type="float" office:value="1691623.4029999999" table:style-name="ce3">
            <text:p>1691623,403</text:p>
          </table:table-cell>
          <table:table-cell office:value-type="float" office:value="21995453.414999999" table:style-name="ce3">
            <text:p>21995453,415</text:p>
          </table:table-cell>
          <table:table-cell office:value-type="float" office:value="21995450.883000001" table:style-name="ce3">
            <text:p>21995450,883</text:p>
          </table:table-cell>
          <table:table-cell office:value-type="float" office:value="21995452.651999999" table:style-name="ce3">
            <text:p>21995452,652</text:p>
          </table:table-cell>
          <table:table-cell office:value-type="float" office:value="-23369407.344999999" table:style-name="ce3">
            <text:p>-23369407,345</text:p>
          </table:table-cell>
          <table:table-cell office:value-type="float" office:value="-18209926.469000001" table:style-name="ce3">
            <text:p>-18209926,469</text:p>
          </table:table-cell>
          <table:table-cell office:value-type="float" office:value="19932473.335999999" table:style-name="ce3">
            <text:p>19932473,336</text:p>
          </table:table-cell>
          <table:table-cell office:value-type="float" office:value="19932469.852000002" table:style-name="ce3">
            <text:p>19932469,852</text:p>
          </table:table-cell>
          <table:table-cell office:value-type="float" office:value="19932473.135000002" table:style-name="ce3">
            <text:p>19932473,135</text:p>
          </table:table-cell>
          <table:table-cell table:number-columns-repeated="16332"/>
        </table:table-row>
        <table:table-row table:style-name="ro1">
          <table:table-cell office:value-type="float" office:value="18360" table:style-name="ce2">
            <text:p>18360</text:p>
          </table:table-cell>
          <table:table-cell office:value-type="float" office:value="-5964975.8729999997" table:style-name="ce3">
            <text:p>-5964975,873</text:p>
          </table:table-cell>
          <table:table-cell office:value-type="float" office:value="-4648031.1330000004" table:style-name="ce3">
            <text:p>-4648031,133</text:p>
          </table:table-cell>
          <table:table-cell office:value-type="float" office:value="22727432.219000001" table:style-name="ce3">
            <text:p>22727432,219</text:p>
          </table:table-cell>
          <table:table-cell office:value-type="float" office:value="22727433.947999999" table:style-name="ce3">
            <text:p>22727433,948</text:p>
          </table:table-cell>
          <table:table-cell office:value-type="float" office:value="22727431.874000002" table:style-name="ce3">
            <text:p>22727431,874</text:p>
          </table:table-cell>
          <table:table-cell table:number-columns-repeated="5" table:style-name="ce3"/>
          <table:table-cell office:value-type="float" office:value="-10177346.976" table:style-name="ce3">
            <text:p>-10177346,976</text:p>
          </table:table-cell>
          <table:table-cell office:value-type="float" office:value="-7930397.4380000001" table:style-name="ce3">
            <text:p>-7930397,438</text:p>
          </table:table-cell>
          <table:table-cell office:value-type="float" office:value="21705303.017000001" table:style-name="ce3">
            <text:p>21705303,017</text:p>
          </table:table-cell>
          <table:table-cell office:value-type="float" office:value="21705303.182" table:style-name="ce3">
            <text:p>21705303,182</text:p>
          </table:table-cell>
          <table:table-cell office:value-type="float" office:value="21705302.296999998" table:style-name="ce3">
            <text:p>21705302,297</text:p>
          </table:table-cell>
          <table:table-cell office:value-type="float" office:value="-11254279.950999999" table:style-name="ce3">
            <text:p>-11254279,951</text:p>
          </table:table-cell>
          <table:table-cell office:value-type="float" office:value="-8769568.3599999994" table:style-name="ce3">
            <text:p>-8769568,360</text:p>
          </table:table-cell>
          <table:table-cell office:value-type="float" office:value="22006612.798" table:style-name="ce3">
            <text:p>22006612,798</text:p>
          </table:table-cell>
          <table:table-cell office:value-type="float" office:value="22006613.002999999" table:style-name="ce3">
            <text:p>22006613,003</text:p>
          </table:table-cell>
          <table:table-cell office:value-type="float" office:value="22006611.995000001" table:style-name="ce3">
            <text:p>22006611,995</text:p>
          </table:table-cell>
          <table:table-cell office:value-type="float" office:value="-22754464.436000001" table:style-name="ce3">
            <text:p>-22754464,436</text:p>
          </table:table-cell>
          <table:table-cell office:value-type="float" office:value="-17730749.905000001" table:style-name="ce3">
            <text:p>-17730749,905</text:p>
          </table:table-cell>
          <table:table-cell office:value-type="float" office:value="19936182.515999999" table:style-name="ce3">
            <text:p>19936182,516</text:p>
          </table:table-cell>
          <table:table-cell office:value-type="float" office:value="19936181.594000001" table:style-name="ce3">
            <text:p>19936181,594</text:p>
          </table:table-cell>
          <table:table-cell office:value-type="float" office:value="19936182.037" table:style-name="ce3">
            <text:p>19936182,037</text:p>
          </table:table-cell>
          <table:table-cell table:style-name="ce2"/>
          <table:table-cell office:value-type="float" office:value="-7369418.8399999999" table:style-name="ce3">
            <text:p>-7369418,840</text:p>
          </table:table-cell>
          <table:table-cell office:value-type="float" office:value="-5742401.983" table:style-name="ce3">
            <text:p>-5742401,983</text:p>
          </table:table-cell>
          <table:table-cell office:value-type="float" office:value="22727414.434" table:style-name="ce3">
            <text:p>22727414,434</text:p>
          </table:table-cell>
          <table:table-cell office:value-type="float" office:value="22727417.399999999" table:style-name="ce3">
            <text:p>22727417,400</text:p>
          </table:table-cell>
          <table:table-cell office:value-type="float" office:value="22727416.212000001" table:style-name="ce3">
            <text:p>22727416,212</text:p>
          </table:table-cell>
          <table:table-cell table:number-columns-repeated="5" table:style-name="ce3"/>
          <table:table-cell office:value-type="float" office:value="-10562365.812000001" table:style-name="ce3">
            <text:p>-10562365,812</text:p>
          </table:table-cell>
          <table:table-cell office:value-type="float" office:value="-8230412.4009999996" table:style-name="ce3">
            <text:p>-8230412,401</text:p>
          </table:table-cell>
          <table:table-cell office:value-type="float" office:value="21705286.421999998" table:style-name="ce3">
            <text:p>21705286,422</text:p>
          </table:table-cell>
          <table:table-cell office:value-type="float" office:value="21705284.530000001" table:style-name="ce3">
            <text:p>21705284,530</text:p>
          </table:table-cell>
          <table:table-cell office:value-type="float" office:value="21705286.18" table:style-name="ce3">
            <text:p>21705286,180</text:p>
          </table:table-cell>
          <table:table-cell office:value-type="float" office:value="2229500.199" table:style-name="ce3">
            <text:p>2229500,199</text:p>
          </table:table-cell>
          <table:table-cell office:value-type="float" office:value="1737272.723" table:style-name="ce3">
            <text:p>1737272,723</text:p>
          </table:table-cell>
          <table:table-cell office:value-type="float" office:value="22006601.699000001" table:style-name="ce3">
            <text:p>22006601,699</text:p>
          </table:table-cell>
          <table:table-cell office:value-type="float" office:value="22006599.355" table:style-name="ce3">
            <text:p>22006599,355</text:p>
          </table:table-cell>
          <table:table-cell office:value-type="float" office:value="22006600.405000001" table:style-name="ce3">
            <text:p>22006600,405</text:p>
          </table:table-cell>
          <table:table-cell office:value-type="float" office:value="-23349993.510000002" table:style-name="ce3">
            <text:p>-23349993,510</text:p>
          </table:table-cell>
          <table:table-cell office:value-type="float" office:value="-18194798.805" table:style-name="ce3">
            <text:p>-18194798,805</text:p>
          </table:table-cell>
          <table:table-cell office:value-type="float" office:value="19936167.952" table:style-name="ce3">
            <text:p>19936167,952</text:p>
          </table:table-cell>
          <table:table-cell office:value-type="float" office:value="19936164.245000001" table:style-name="ce3">
            <text:p>19936164,245</text:p>
          </table:table-cell>
          <table:table-cell office:value-type="float" office:value="19936167.723000001" table:style-name="ce3">
            <text:p>19936167,723</text:p>
          </table:table-cell>
          <table:table-cell table:number-columns-repeated="16332"/>
        </table:table-row>
        <table:table-row table:style-name="ro1">
          <table:table-cell office:value-type="float" office:value="18390" table:style-name="ce2">
            <text:p>18390</text:p>
          </table:table-cell>
          <table:table-cell office:value-type="float" office:value="-5887564.9129999997" table:style-name="ce3">
            <text:p>-5887564,913</text:p>
          </table:table-cell>
          <table:table-cell office:value-type="float" office:value="-4587710.8959999997" table:style-name="ce3">
            <text:p>-4587710,896</text:p>
          </table:table-cell>
          <table:table-cell office:value-type="float" office:value="22742164.807999998" table:style-name="ce3">
            <text:p>22742164,808</text:p>
          </table:table-cell>
          <table:table-cell office:value-type="float" office:value="22742164.894000001" table:style-name="ce3">
            <text:p>22742164,894</text:p>
          </table:table-cell>
          <table:table-cell office:value-type="float" office:value="22742163.829" table:style-name="ce3">
            <text:p>22742163,829</text:p>
          </table:table-cell>
          <table:table-cell table:number-columns-repeated="5" table:style-name="ce3"/>
          <table:table-cell office:value-type="float" office:value="-10132434.095000001" table:style-name="ce3">
            <text:p>-10132434,095</text:p>
          </table:table-cell>
          <table:table-cell office:value-type="float" office:value="-7895400.392" table:style-name="ce3">
            <text:p>-7895400,392</text:p>
          </table:table-cell>
          <table:table-cell office:value-type="float" office:value="21713849.609999999" table:style-name="ce3">
            <text:p>21713849,610</text:p>
          </table:table-cell>
          <table:table-cell office:value-type="float" office:value="21713850.048" table:style-name="ce3">
            <text:p>21713850,048</text:p>
          </table:table-cell>
          <table:table-cell office:value-type="float" office:value="21713849.385000002" table:style-name="ce3">
            <text:p>21713849,385</text:p>
          </table:table-cell>
          <table:table-cell office:value-type="float" office:value="-11195258.585000001" table:style-name="ce3">
            <text:p>-11195258,585</text:p>
          </table:table-cell>
          <table:table-cell office:value-type="float" office:value="-8723577.6860000007" table:style-name="ce3">
            <text:p>-8723577,686</text:p>
          </table:table-cell>
          <table:table-cell office:value-type="float" office:value="22017843.204999998" table:style-name="ce3">
            <text:p>22017843,205</text:p>
          </table:table-cell>
          <table:table-cell office:value-type="float" office:value="22017844.357000001" table:style-name="ce3">
            <text:p>22017844,357</text:p>
          </table:table-cell>
          <table:table-cell office:value-type="float" office:value="22017842.263" table:style-name="ce3">
            <text:p>22017842,263</text:p>
          </table:table-cell>
          <table:table-cell office:value-type="float" office:value="-22734504.684" table:style-name="ce3">
            <text:p>-22734504,684</text:p>
          </table:table-cell>
          <table:table-cell office:value-type="float" office:value="-17715196.848999999" table:style-name="ce3">
            <text:p>-17715196,849</text:p>
          </table:table-cell>
          <table:table-cell office:value-type="float" office:value="19939980.715999998" table:style-name="ce3">
            <text:p>19939980,716</text:p>
          </table:table-cell>
          <table:table-cell office:value-type="float" office:value="19939979.890000001" table:style-name="ce3">
            <text:p>19939979,890</text:p>
          </table:table-cell>
          <table:table-cell office:value-type="float" office:value="19939980.278000001" table:style-name="ce3">
            <text:p>19939980,278</text:p>
          </table:table-cell>
          <table:table-cell table:style-name="ce2"/>
          <table:table-cell office:value-type="float" office:value="-7292011.2939999998" table:style-name="ce3">
            <text:p>-7292011,294</text:p>
          </table:table-cell>
          <table:table-cell office:value-type="float" office:value="-5682084.4100000001" table:style-name="ce3">
            <text:p>-5682084,410</text:p>
          </table:table-cell>
          <table:table-cell office:value-type="float" office:value="22742149.883000001" table:style-name="ce3">
            <text:p>22742149,883</text:p>
          </table:table-cell>
          <table:table-cell office:value-type="float" office:value="22742146.234000001" table:style-name="ce3">
            <text:p>22742146,234</text:p>
          </table:table-cell>
          <table:table-cell office:value-type="float" office:value="22742148.212000001" table:style-name="ce3">
            <text:p>22742148,212</text:p>
          </table:table-cell>
          <table:table-cell table:number-columns-repeated="5" table:style-name="ce3"/>
          <table:table-cell office:value-type="float" office:value="-10517456.416999999" table:style-name="ce3">
            <text:p>-10517456,417</text:p>
          </table:table-cell>
          <table:table-cell office:value-type="float" office:value="-8195418.0650000004" table:style-name="ce3">
            <text:p>-8195418,065</text:p>
          </table:table-cell>
          <table:table-cell office:value-type="float" office:value="21713833.848999999" table:style-name="ce3">
            <text:p>21713833,849</text:p>
          </table:table-cell>
          <table:table-cell office:value-type="float" office:value="21713830.410999998" table:style-name="ce3">
            <text:p>21713830,411</text:p>
          </table:table-cell>
          <table:table-cell office:value-type="float" office:value="21713832.952" table:style-name="ce3">
            <text:p>21713832,952</text:p>
          </table:table-cell>
          <table:table-cell office:value-type="float" office:value="2288518.145" table:style-name="ce3">
            <text:p>2288518,145</text:p>
          </table:table-cell>
          <table:table-cell office:value-type="float" office:value="1783260.7379999999" table:style-name="ce3">
            <text:p>1783260,738</text:p>
          </table:table-cell>
          <table:table-cell office:value-type="float" office:value="22017830.57" table:style-name="ce3">
            <text:p>22017830,570</text:p>
          </table:table-cell>
          <table:table-cell office:value-type="float" office:value="22017829.68" table:style-name="ce3">
            <text:p>22017829,680</text:p>
          </table:table-cell>
          <table:table-cell office:value-type="float" office:value="22017831.298999999" table:style-name="ce3">
            <text:p>22017831,299</text:p>
          </table:table-cell>
          <table:table-cell office:value-type="float" office:value="-23330037.420000002" table:style-name="ce3">
            <text:p>-23330037,420</text:p>
          </table:table-cell>
          <table:table-cell office:value-type="float" office:value="-18179248.601" table:style-name="ce3">
            <text:p>-18179248,601</text:p>
          </table:table-cell>
          <table:table-cell office:value-type="float" office:value="19939965.561999999" table:style-name="ce3">
            <text:p>19939965,562</text:p>
          </table:table-cell>
          <table:table-cell office:value-type="float" office:value="19939961.932999998" table:style-name="ce3">
            <text:p>19939961,933</text:p>
          </table:table-cell>
          <table:table-cell office:value-type="float" office:value="19939965.204999998" table:style-name="ce3">
            <text:p>19939965,205</text:p>
          </table:table-cell>
          <table:table-cell table:number-columns-repeated="16332"/>
        </table:table-row>
        <table:table-row table:style-name="ro1">
          <table:table-cell office:value-type="float" office:value="18420" table:style-name="ce2">
            <text:p>18420</text:p>
          </table:table-cell>
          <table:table-cell office:value-type="float" office:value="-5810039.3420000002" table:style-name="ce3">
            <text:p>-5810039,342</text:p>
          </table:table-cell>
          <table:table-cell office:value-type="float" office:value="-4527301.3760000002" table:style-name="ce3">
            <text:p>-4527301,376</text:p>
          </table:table-cell>
          <table:table-cell office:value-type="float" office:value="22756917.594999999" table:style-name="ce3">
            <text:p>22756917,595</text:p>
          </table:table-cell>
          <table:table-cell office:value-type="float" office:value="22756917.021000002" table:style-name="ce3">
            <text:p>22756917,021</text:p>
          </table:table-cell>
          <table:table-cell office:value-type="float" office:value="22756915.899" table:style-name="ce3">
            <text:p>22756915,899</text:p>
          </table:table-cell>
          <table:table-cell table:number-columns-repeated="5" table:style-name="ce3"/>
          <table:table-cell office:value-type="float" office:value="-10087408.153999999" table:style-name="ce3">
            <text:p>-10087408,154</text:p>
          </table:table-cell>
          <table:table-cell office:value-type="float" office:value="-7860315.2419999996" table:style-name="ce3">
            <text:p>-7860315,242</text:p>
          </table:table-cell>
          <table:table-cell office:value-type="float" office:value="21722417.708000001" table:style-name="ce3">
            <text:p>21722417,708</text:p>
          </table:table-cell>
          <table:table-cell office:value-type="float" office:value="21722417.978" table:style-name="ce3">
            <text:p>21722417,978</text:p>
          </table:table-cell>
          <table:table-cell office:value-type="float" office:value="21722417.414000001" table:style-name="ce3">
            <text:p>21722417,414</text:p>
          </table:table-cell>
          <table:table-cell office:value-type="float" office:value="-11135791.856000001" table:style-name="ce3">
            <text:p>-11135791,856</text:p>
          </table:table-cell>
          <table:table-cell office:value-type="float" office:value="-8677239.9690000005" table:style-name="ce3">
            <text:p>-8677239,969</text:p>
          </table:table-cell>
          <table:table-cell office:value-type="float" office:value="22029158.662" table:style-name="ce3">
            <text:p>22029158,662</text:p>
          </table:table-cell>
          <table:table-cell office:value-type="float" office:value="22029161.23" table:style-name="ce3">
            <text:p>22029161,230</text:p>
          </table:table-cell>
          <table:table-cell office:value-type="float" office:value="22029158.432999998" table:style-name="ce3">
            <text:p>22029158,433</text:p>
          </table:table-cell>
          <table:table-cell office:value-type="float" office:value="-22713991.017000001" table:style-name="ce3">
            <text:p>-22713991,017</text:p>
          </table:table-cell>
          <table:table-cell office:value-type="float" office:value="-17699212.173" table:style-name="ce3">
            <text:p>-17699212,173</text:p>
          </table:table-cell>
          <table:table-cell office:value-type="float" office:value="19943884.464000002" table:style-name="ce3">
            <text:p>19943884,464</text:p>
          </table:table-cell>
          <table:table-cell office:value-type="float" office:value="19943883.331" table:style-name="ce3">
            <text:p>19943883,331</text:p>
          </table:table-cell>
          <table:table-cell office:value-type="float" office:value="19943884.081" table:style-name="ce3">
            <text:p>19943884,081</text:p>
          </table:table-cell>
          <table:table-cell table:style-name="ce2"/>
          <table:table-cell office:value-type="float" office:value="-7214492.5769999996" table:style-name="ce3">
            <text:p>-7214492,577</text:p>
          </table:table-cell>
          <table:table-cell office:value-type="float" office:value="-5621680.1979999999" table:style-name="ce3">
            <text:p>-5621680,198</text:p>
          </table:table-cell>
          <table:table-cell office:value-type="float" office:value="22756899.239" table:style-name="ce3">
            <text:p>22756899,239</text:p>
          </table:table-cell>
          <table:table-cell office:value-type="float" office:value="22756899.745000001" table:style-name="ce3">
            <text:p>22756899,745</text:p>
          </table:table-cell>
          <table:table-cell office:value-type="float" office:value="22756899.045000002" table:style-name="ce3">
            <text:p>22756899,045</text:p>
          </table:table-cell>
          <table:table-cell table:number-columns-repeated="5" table:style-name="ce3"/>
          <table:table-cell office:value-type="float" office:value="-10472437.34" table:style-name="ce3">
            <text:p>-10472437,340</text:p>
          </table:table-cell>
          <table:table-cell office:value-type="float" office:value="-8160338.2640000004" table:style-name="ce3">
            <text:p>-8160338,264</text:p>
          </table:table-cell>
          <table:table-cell office:value-type="float" office:value="21722400.193" table:style-name="ce3">
            <text:p>21722400,193</text:p>
          </table:table-cell>
          <table:table-cell office:value-type="float" office:value="21722397.388999999" table:style-name="ce3">
            <text:p>21722397,389</text:p>
          </table:table-cell>
          <table:table-cell office:value-type="float" office:value="21722399.072000001" table:style-name="ce3">
            <text:p>21722399,072</text:p>
          </table:table-cell>
          <table:table-cell office:value-type="float" office:value="2347978.105" table:style-name="ce3">
            <text:p>2347978,105</text:p>
          </table:table-cell>
          <table:table-cell office:value-type="float" office:value="1829593.165" table:style-name="ce3">
            <text:p>1829593,165</text:p>
          </table:table-cell>
          <table:table-cell office:value-type="float" office:value="22029147.925000001" table:style-name="ce3">
            <text:p>22029147,925</text:p>
          </table:table-cell>
          <table:table-cell office:value-type="float" office:value="22029145.098999999" table:style-name="ce3">
            <text:p>22029145,099</text:p>
          </table:table-cell>
          <table:table-cell office:value-type="float" office:value="22029146.767000001" table:style-name="ce3">
            <text:p>22029146,767</text:p>
          </table:table-cell>
          <table:table-cell office:value-type="float" office:value="-23309530.789000001" table:style-name="ce3">
            <text:p>-23309530,789</text:p>
          </table:table-cell>
          <table:table-cell office:value-type="float" office:value="-18163269.408" table:style-name="ce3">
            <text:p>-18163269,408</text:p>
          </table:table-cell>
          <table:table-cell office:value-type="float" office:value="19943867.598999999" table:style-name="ce3">
            <text:p>19943867,599</text:p>
          </table:table-cell>
          <table:table-cell office:value-type="float" office:value="19943864.041000001" table:style-name="ce3">
            <text:p>19943864,041</text:p>
          </table:table-cell>
          <table:table-cell office:value-type="float" office:value="19943867.302000001" table:style-name="ce3">
            <text:p>19943867,302</text:p>
          </table:table-cell>
          <table:table-cell table:number-columns-repeated="16332"/>
        </table:table-row>
        <table:table-row table:style-name="ro1">
          <table:table-cell office:value-type="float" office:value="18450" table:style-name="ce2">
            <text:p>18450</text:p>
          </table:table-cell>
          <table:table-cell office:value-type="float" office:value="-5732409.1169999996" table:style-name="ce3">
            <text:p>-5732409,117</text:p>
          </table:table-cell>
          <table:table-cell office:value-type="float" office:value="-4466810.2970000003" table:style-name="ce3">
            <text:p>-4466810,297</text:p>
          </table:table-cell>
          <table:table-cell office:value-type="float" office:value="22771689.236000001" table:style-name="ce3">
            <text:p>22771689,236</text:p>
          </table:table-cell>
          <table:table-cell office:value-type="float" office:value="22771689.384" table:style-name="ce3">
            <text:p>22771689,384</text:p>
          </table:table-cell>
          <table:table-cell office:value-type="float" office:value="22771688.670000002" table:style-name="ce3">
            <text:p>22771688,670</text:p>
          </table:table-cell>
          <table:table-cell table:number-columns-repeated="5" table:style-name="ce3"/>
          <table:table-cell office:value-type="float" office:value="-10042278.904999999" table:style-name="ce3">
            <text:p>-10042278,905</text:p>
          </table:table-cell>
          <table:table-cell office:value-type="float" office:value="-7825149.5889999997" table:style-name="ce3">
            <text:p>-7825149,589</text:p>
          </table:table-cell>
          <table:table-cell office:value-type="float" office:value="21731005.602000002" table:style-name="ce3">
            <text:p>21731005,602</text:p>
          </table:table-cell>
          <table:table-cell office:value-type="float" office:value="21731006.105999999" table:style-name="ce3">
            <text:p>21731006,106</text:p>
          </table:table-cell>
          <table:table-cell office:value-type="float" office:value="21731005.004999999" table:style-name="ce3">
            <text:p>21731005,005</text:p>
          </table:table-cell>
          <table:table-cell office:value-type="float" office:value="-11075891.744999999" table:style-name="ce3">
            <text:p>-11075891,745</text:p>
          </table:table-cell>
          <table:table-cell office:value-type="float" office:value="-8630564.557" table:style-name="ce3">
            <text:p>-8630564,557</text:p>
          </table:table-cell>
          <table:table-cell office:value-type="float" office:value="22040558.287999999" table:style-name="ce3">
            <text:p>22040558,288</text:p>
          </table:table-cell>
          <table:table-cell office:value-type="float" office:value="22040559.686999999" table:style-name="ce3">
            <text:p>22040559,687</text:p>
          </table:table-cell>
          <table:table-cell office:value-type="float" office:value="22040557.822000001" table:style-name="ce3">
            <text:p>22040557,822</text:p>
          </table:table-cell>
          <table:table-cell office:value-type="float" office:value="-22692934.465" table:style-name="ce3">
            <text:p>-22692934,465</text:p>
          </table:table-cell>
          <table:table-cell office:value-type="float" office:value="-17682804.464000002" table:style-name="ce3">
            <text:p>-17682804,464</text:p>
          </table:table-cell>
          <table:table-cell office:value-type="float" office:value="19947891.050999999" table:style-name="ce3">
            <text:p>19947891,051</text:p>
          </table:table-cell>
          <table:table-cell office:value-type="float" office:value="19947890.522" table:style-name="ce3">
            <text:p>19947890,522</text:p>
          </table:table-cell>
          <table:table-cell office:value-type="float" office:value="19947891.125999998" table:style-name="ce3">
            <text:p>19947891,126</text:p>
          </table:table-cell>
          <table:table-cell table:style-name="ce2"/>
          <table:table-cell office:value-type="float" office:value="-7136865.4050000003" table:style-name="ce3">
            <text:p>-7136865,405</text:p>
          </table:table-cell>
          <table:table-cell office:value-type="float" office:value="-5561191.5029999996" table:style-name="ce3">
            <text:p>-5561191,503</text:p>
          </table:table-cell>
          <table:table-cell office:value-type="float" office:value="22771672.124000002" table:style-name="ce3">
            <text:p>22771672,124</text:p>
          </table:table-cell>
          <table:table-cell office:value-type="float" office:value="22771669.596999999" table:style-name="ce3">
            <text:p>22771669,597</text:p>
          </table:table-cell>
          <table:table-cell office:value-type="float" office:value="22771671.013999999" table:style-name="ce3">
            <text:p>22771671,014</text:p>
          </table:table-cell>
          <table:table-cell table:number-columns-repeated="5" table:style-name="ce3"/>
          <table:table-cell office:value-type="float" office:value="-10427311.196" table:style-name="ce3">
            <text:p>-10427311,196</text:p>
          </table:table-cell>
          <table:table-cell office:value-type="float" office:value="-8125175.0290000001" table:style-name="ce3">
            <text:p>-8125175,029</text:p>
          </table:table-cell>
          <table:table-cell office:value-type="float" office:value="21730986.636" table:style-name="ce3">
            <text:p>21730986,636</text:p>
          </table:table-cell>
          <table:table-cell office:value-type="float" office:value="21730984.857999999" table:style-name="ce3">
            <text:p>21730984,858</text:p>
          </table:table-cell>
          <table:table-cell office:value-type="float" office:value="21730986.254000001" table:style-name="ce3">
            <text:p>21730986,254</text:p>
          </table:table-cell>
          <table:table-cell office:value-type="float" office:value="2407875.1770000001" table:style-name="ce3">
            <text:p>2407875,177</text:p>
          </table:table-cell>
          <table:table-cell office:value-type="float" office:value="1876266.2080000001" table:style-name="ce3">
            <text:p>1876266,208</text:p>
          </table:table-cell>
          <table:table-cell office:value-type="float" office:value="22040544.364999998" table:style-name="ce3">
            <text:p>22040544,365</text:p>
          </table:table-cell>
          <table:table-cell office:value-type="float" office:value="22040543.162999999" table:style-name="ce3">
            <text:p>22040543,163</text:p>
          </table:table-cell>
          <table:table-cell office:value-type="float" office:value="22040544.223999999" table:style-name="ce3">
            <text:p>22040544,224</text:p>
          </table:table-cell>
          <table:table-cell office:value-type="float" office:value="-23288477.526000001" table:style-name="ce3">
            <text:p>-23288477,526</text:p>
          </table:table-cell>
          <table:table-cell office:value-type="float" office:value="-18146864.263999999" table:style-name="ce3">
            <text:p>-18146864,264</text:p>
          </table:table-cell>
          <table:table-cell office:value-type="float" office:value="19947874.316" table:style-name="ce3">
            <text:p>19947874,316</text:p>
          </table:table-cell>
          <table:table-cell office:value-type="float" office:value="19947870.458999999" table:style-name="ce3">
            <text:p>19947870,459</text:p>
          </table:table-cell>
          <table:table-cell office:value-type="float" office:value="19947873.588" table:style-name="ce3">
            <text:p>19947873,588</text:p>
          </table:table-cell>
          <table:table-cell table:number-columns-repeated="16332"/>
        </table:table-row>
        <table:table-row table:style-name="ro1">
          <table:table-cell office:value-type="float" office:value="18480" table:style-name="ce2">
            <text:p>18480</text:p>
          </table:table-cell>
          <table:table-cell office:value-type="float" office:value="-5654678.676" table:style-name="ce3">
            <text:p>-5654678,676</text:p>
          </table:table-cell>
          <table:table-cell office:value-type="float" office:value="-4406241.1310000001" table:style-name="ce3">
            <text:p>-4406241,131</text:p>
          </table:table-cell>
          <table:table-cell office:value-type="float" office:value="22786481.241" table:style-name="ce3">
            <text:p>22786481,241</text:p>
          </table:table-cell>
          <table:table-cell office:value-type="float" office:value="22786481.666999999" table:style-name="ce3">
            <text:p>22786481,667</text:p>
          </table:table-cell>
          <table:table-cell office:value-type="float" office:value="22786480.785999998" table:style-name="ce3">
            <text:p>22786480,786</text:p>
          </table:table-cell>
          <table:table-cell table:number-columns-repeated="5" table:style-name="ce3"/>
          <table:table-cell office:value-type="float" office:value="-9997050.5960000008" table:style-name="ce3">
            <text:p>-9997050,596</text:p>
          </table:table-cell>
          <table:table-cell office:value-type="float" office:value="-7789906.7489999998" table:style-name="ce3">
            <text:p>-7789906,749</text:p>
          </table:table-cell>
          <table:table-cell office:value-type="float" office:value="21739612.526000001" table:style-name="ce3">
            <text:p>21739612,526</text:p>
          </table:table-cell>
          <table:table-cell office:value-type="float" office:value="21739612.487" table:style-name="ce3">
            <text:p>21739612,487</text:p>
          </table:table-cell>
          <table:table-cell office:value-type="float" office:value="21739611.530000001" table:style-name="ce3">
            <text:p>21739611,530</text:p>
          </table:table-cell>
          <table:table-cell office:value-type="float" office:value="-11015565.284" table:style-name="ce3">
            <text:p>-11015565,284</text:p>
          </table:table-cell>
          <table:table-cell office:value-type="float" office:value="-8583556.9409999996" table:style-name="ce3">
            <text:p>-8583556,941</text:p>
          </table:table-cell>
          <table:table-cell office:value-type="float" office:value="22052038.758000001" table:style-name="ce3">
            <text:p>22052038,758</text:p>
          </table:table-cell>
          <table:table-cell office:value-type="float" office:value="22052038.879000001" table:style-name="ce3">
            <text:p>22052038,879</text:p>
          </table:table-cell>
          <table:table-cell office:value-type="float" office:value="22052038.009" table:style-name="ce3">
            <text:p>22052038,009</text:p>
          </table:table-cell>
          <table:table-cell office:value-type="float" office:value="-22671340.736000001" table:style-name="ce3">
            <text:p>-22671340,736</text:p>
          </table:table-cell>
          <table:table-cell office:value-type="float" office:value="-17665978.175999999" table:style-name="ce3">
            <text:p>-17665978,176</text:p>
          </table:table-cell>
          <table:table-cell office:value-type="float" office:value="19952000.331999999" table:style-name="ce3">
            <text:p>19952000,332</text:p>
          </table:table-cell>
          <table:table-cell office:value-type="float" office:value="19951999.609000001" table:style-name="ce3">
            <text:p>19951999,609</text:p>
          </table:table-cell>
          <table:table-cell office:value-type="float" office:value="19952000.169" table:style-name="ce3">
            <text:p>19952000,169</text:p>
          </table:table-cell>
          <table:table-cell table:style-name="ce2"/>
          <table:table-cell office:value-type="float" office:value="-7059121.8849999998" table:style-name="ce3">
            <text:p>-7059121,885</text:p>
          </table:table-cell>
          <table:table-cell office:value-type="float" office:value="-5500612.1390000004" table:style-name="ce3">
            <text:p>-5500612,139</text:p>
          </table:table-cell>
          <table:table-cell office:value-type="float" office:value="22786465.925999999" table:style-name="ce3">
            <text:p>22786465,926</text:p>
          </table:table-cell>
          <table:table-cell office:value-type="float" office:value="22786463.592999998" table:style-name="ce3">
            <text:p>22786463,593</text:p>
          </table:table-cell>
          <table:table-cell office:value-type="float" office:value="22786466.052000001" table:style-name="ce3">
            <text:p>22786466,052</text:p>
          </table:table-cell>
          <table:table-cell table:number-columns-repeated="5" table:style-name="ce3"/>
          <table:table-cell office:value-type="float" office:value="-10382069.848999999" table:style-name="ce3">
            <text:p>-10382069,849</text:p>
          </table:table-cell>
          <table:table-cell office:value-type="float" office:value="-8089922.0279999999" table:style-name="ce3">
            <text:p>-8089922,028</text:p>
          </table:table-cell>
          <table:table-cell office:value-type="float" office:value="21739595.798" table:style-name="ce3">
            <text:p>21739595,798</text:p>
          </table:table-cell>
          <table:table-cell office:value-type="float" office:value="21739593.447000001" table:style-name="ce3">
            <text:p>21739593,447</text:p>
          </table:table-cell>
          <table:table-cell office:value-type="float" office:value="21739595.414999999" table:style-name="ce3">
            <text:p>21739595,415</text:p>
          </table:table-cell>
          <table:table-cell office:value-type="float" office:value="2468214.7590000001" table:style-name="ce3">
            <text:p>2468214,759</text:p>
          </table:table-cell>
          <table:table-cell office:value-type="float" office:value="1923284.05" table:style-name="ce3">
            <text:p>1923284,050</text:p>
          </table:table-cell>
          <table:table-cell office:value-type="float" office:value="22052027.392000001" table:style-name="ce3">
            <text:p>22052027,392</text:p>
          </table:table-cell>
          <table:table-cell office:value-type="float" office:value="22052025.631000001" table:style-name="ce3">
            <text:p>22052025,631</text:p>
          </table:table-cell>
          <table:table-cell office:value-type="float" office:value="22052026.403999999" table:style-name="ce3">
            <text:p>22052026,404</text:p>
          </table:table-cell>
          <table:table-cell office:value-type="float" office:value="-23266870.93" table:style-name="ce3">
            <text:p>-23266870,930</text:p>
          </table:table-cell>
          <table:table-cell office:value-type="float" office:value="-18130027.954" table:style-name="ce3">
            <text:p>-18130027,954</text:p>
          </table:table-cell>
          <table:table-cell office:value-type="float" office:value="19951985.784000002" table:style-name="ce3">
            <text:p>19951985,784</text:p>
          </table:table-cell>
          <table:table-cell office:value-type="float" office:value="19951982.061000001" table:style-name="ce3">
            <text:p>19951982,061</text:p>
          </table:table-cell>
          <table:table-cell office:value-type="float" office:value="19951985.283" table:style-name="ce3">
            <text:p>19951985,283</text:p>
          </table:table-cell>
          <table:table-cell table:number-columns-repeated="16332"/>
        </table:table-row>
        <table:table-row table:style-name="ro1">
          <table:table-cell office:value-type="float" office:value="18510" table:style-name="ce2">
            <text:p>18510</text:p>
          </table:table-cell>
          <table:table-cell office:value-type="float" office:value="-5576836.023" table:style-name="ce3">
            <text:p>-5576836,023</text:p>
          </table:table-cell>
          <table:table-cell office:value-type="float" office:value="-4345584.5250000004" table:style-name="ce3">
            <text:p>-4345584,525</text:p>
          </table:table-cell>
          <table:table-cell office:value-type="float" office:value="22801293.616999999" table:style-name="ce3">
            <text:p>22801293,617</text:p>
          </table:table-cell>
          <table:table-cell office:value-type="float" office:value="22801293.818999998" table:style-name="ce3">
            <text:p>22801293,819</text:p>
          </table:table-cell>
          <table:table-cell office:value-type="float" office:value="22801292.734999999" table:style-name="ce3">
            <text:p>22801292,735</text:p>
          </table:table-cell>
          <table:table-cell table:number-columns-repeated="5" table:style-name="ce3"/>
          <table:table-cell office:value-type="float" office:value="-9951711.3589999992" table:style-name="ce3">
            <text:p>-9951711,359</text:p>
          </table:table-cell>
          <table:table-cell office:value-type="float" office:value="-7754577.4749999996" table:style-name="ce3">
            <text:p>-7754577,475</text:p>
          </table:table-cell>
          <table:table-cell office:value-type="float" office:value="21748240.892999999" table:style-name="ce3">
            <text:p>21748240,893</text:p>
          </table:table-cell>
          <table:table-cell office:value-type="float" office:value="21748240.23" table:style-name="ce3">
            <text:p>21748240,230</text:p>
          </table:table-cell>
          <table:table-cell office:value-type="float" office:value="21748239.682999998" table:style-name="ce3">
            <text:p>21748239,683</text:p>
          </table:table-cell>
          <table:table-cell office:value-type="float" office:value="-10954803.129000001" table:style-name="ce3">
            <text:p>-10954803,129</text:p>
          </table:table-cell>
          <table:table-cell office:value-type="float" office:value="-8536209.807" table:style-name="ce3">
            <text:p>-8536209,807</text:p>
          </table:table-cell>
          <table:table-cell office:value-type="float" office:value="22063601.977000002" table:style-name="ce3">
            <text:p>22063601,977</text:p>
          </table:table-cell>
          <table:table-cell office:value-type="float" office:value="22063601.550000001" table:style-name="ce3">
            <text:p>22063601,550</text:p>
          </table:table-cell>
          <table:table-cell office:value-type="float" office:value="22063600.688999999" table:style-name="ce3">
            <text:p>22063600,689</text:p>
          </table:table-cell>
          <table:table-cell office:value-type="float" office:value="-22649199.377999999" table:style-name="ce3">
            <text:p>-22649199,378</text:p>
          </table:table-cell>
          <table:table-cell office:value-type="float" office:value="-17648725.164999999" table:style-name="ce3">
            <text:p>-17648725,165</text:p>
          </table:table-cell>
          <table:table-cell office:value-type="float" office:value="19956213.921999998" table:style-name="ce3">
            <text:p>19956213,922</text:p>
          </table:table-cell>
          <table:table-cell office:value-type="float" office:value="19956213.052000001" table:style-name="ce3">
            <text:p>19956213,052</text:p>
          </table:table-cell>
          <table:table-cell office:value-type="float" office:value="19956213.640000001" table:style-name="ce3">
            <text:p>19956213,640</text:p>
          </table:table-cell>
          <table:table-cell table:style-name="ce2"/>
          <table:table-cell office:value-type="float" office:value="-6981282.0039999997" table:style-name="ce3">
            <text:p>-6981282,004</text:p>
          </table:table-cell>
          <table:table-cell office:value-type="float" office:value="-5439957.648" table:style-name="ce3">
            <text:p>-5439957,648</text:p>
          </table:table-cell>
          <table:table-cell office:value-type="float" office:value="22801277.245999999" table:style-name="ce3">
            <text:p>22801277,246</text:p>
          </table:table-cell>
          <table:table-cell office:value-type="float" office:value="22801276.824999999" table:style-name="ce3">
            <text:p>22801276,825</text:p>
          </table:table-cell>
          <table:table-cell office:value-type="float" office:value="22801279.164999999" table:style-name="ce3">
            <text:p>22801279,165</text:p>
          </table:table-cell>
          <table:table-cell table:number-columns-repeated="5" table:style-name="ce3"/>
          <table:table-cell office:value-type="float" office:value="-10336733.388" table:style-name="ce3">
            <text:p>-10336733,388</text:p>
          </table:table-cell>
          <table:table-cell office:value-type="float" office:value="-8054594.9139999999" table:style-name="ce3">
            <text:p>-8054594,914</text:p>
          </table:table-cell>
          <table:table-cell office:value-type="float" office:value="21748222.837000001" table:style-name="ce3">
            <text:p>21748222,837</text:p>
          </table:table-cell>
          <table:table-cell office:value-type="float" office:value="21748221.024999999" table:style-name="ce3">
            <text:p>21748221,025</text:p>
          </table:table-cell>
          <table:table-cell office:value-type="float" office:value="21748222.475000001" table:style-name="ce3">
            <text:p>21748222,475</text:p>
          </table:table-cell>
          <table:table-cell office:value-type="float" office:value="2528974.21" table:style-name="ce3">
            <text:p>2528974,210</text:p>
          </table:table-cell>
          <table:table-cell office:value-type="float" office:value="1970629.0789999999" table:style-name="ce3">
            <text:p>1970629,079</text:p>
          </table:table-cell>
          <table:table-cell office:value-type="float" office:value="22063587.399999999" table:style-name="ce3">
            <text:p>22063587,400</text:p>
          </table:table-cell>
          <table:table-cell office:value-type="float" office:value="22063587.486000001" table:style-name="ce3">
            <text:p>22063587,486</text:p>
          </table:table-cell>
          <table:table-cell office:value-type="float" office:value="22063587.998" table:style-name="ce3">
            <text:p>22063587,998</text:p>
          </table:table-cell>
          <table:table-cell office:value-type="float" office:value="-23244732.519000001" table:style-name="ce3">
            <text:p>-23244732,519</text:p>
          </table:table-cell>
          <table:table-cell office:value-type="float" office:value="-18112777.241999999" table:style-name="ce3">
            <text:p>-18112777,242</text:p>
          </table:table-cell>
          <table:table-cell office:value-type="float" office:value="19956198.103" table:style-name="ce3">
            <text:p>19956198,103</text:p>
          </table:table-cell>
          <table:table-cell office:value-type="float" office:value="19956194.706999999" table:style-name="ce3">
            <text:p>19956194,707</text:p>
          </table:table-cell>
          <table:table-cell office:value-type="float" office:value="19956197.677999999" table:style-name="ce3">
            <text:p>19956197,678</text:p>
          </table:table-cell>
          <table:table-cell table:number-columns-repeated="16332"/>
        </table:table-row>
        <table:table-row table:style-name="ro1">
          <table:table-cell office:value-type="float" office:value="18540" table:style-name="ce2">
            <text:p>18540</text:p>
          </table:table-cell>
          <table:table-cell office:value-type="float" office:value="-5498883.4060000004" table:style-name="ce3">
            <text:p>-5498883,406</text:p>
          </table:table-cell>
          <table:table-cell office:value-type="float" office:value="-4284842.2309999997" table:style-name="ce3">
            <text:p>-4284842,231</text:p>
          </table:table-cell>
          <table:table-cell office:value-type="float" office:value="22816127.824000001" table:style-name="ce3">
            <text:p>22816127,824</text:p>
          </table:table-cell>
          <table:table-cell office:value-type="float" office:value="22816128.537" table:style-name="ce3">
            <text:p>22816128,537</text:p>
          </table:table-cell>
          <table:table-cell office:value-type="float" office:value="22816126.587000001" table:style-name="ce3">
            <text:p>22816126,587</text:p>
          </table:table-cell>
          <table:table-cell table:number-columns-repeated="5" table:style-name="ce3"/>
          <table:table-cell office:value-type="float" office:value="-9906263.1850000005" table:style-name="ce3">
            <text:p>-9906263,185</text:p>
          </table:table-cell>
          <table:table-cell office:value-type="float" office:value="-7719163.3140000002" table:style-name="ce3">
            <text:p>-7719163,314</text:p>
          </table:table-cell>
          <table:table-cell office:value-type="float" office:value="21756886.987" table:style-name="ce3">
            <text:p>21756886,987</text:p>
          </table:table-cell>
          <table:table-cell office:value-type="float" office:value="21756888.739" table:style-name="ce3">
            <text:p>21756888,739</text:p>
          </table:table-cell>
          <table:table-cell office:value-type="float" office:value="21756887.392000001" table:style-name="ce3">
            <text:p>21756887,392</text:p>
          </table:table-cell>
          <table:table-cell office:value-type="float" office:value="-10893609.892999999" table:style-name="ce3">
            <text:p>-10893609,893</text:p>
          </table:table-cell>
          <table:table-cell office:value-type="float" office:value="-8488526.7740000002" table:style-name="ce3">
            <text:p>-8488526,774</text:p>
          </table:table-cell>
          <table:table-cell office:value-type="float" office:value="22075245.026000001" table:style-name="ce3">
            <text:p>22075245,026</text:p>
          </table:table-cell>
          <table:table-cell office:value-type="float" office:value="22075245.892000001" table:style-name="ce3">
            <text:p>22075245,892</text:p>
          </table:table-cell>
          <table:table-cell office:value-type="float" office:value="22075244.645" table:style-name="ce3">
            <text:p>22075244,645</text:p>
          </table:table-cell>
          <table:table-cell office:value-type="float" office:value="-22626513.827" table:style-name="ce3">
            <text:p>-22626513,827</text:p>
          </table:table-cell>
          <table:table-cell office:value-type="float" office:value="-17631048.109999999" table:style-name="ce3">
            <text:p>-17631048,110</text:p>
          </table:table-cell>
          <table:table-cell office:value-type="float" office:value="19960530.776999999" table:style-name="ce3">
            <text:p>19960530,777</text:p>
          </table:table-cell>
          <table:table-cell office:value-type="float" office:value="19960529.978" table:style-name="ce3">
            <text:p>19960529,978</text:p>
          </table:table-cell>
          <table:table-cell office:value-type="float" office:value="19960530.317000002" table:style-name="ce3">
            <text:p>19960530,317</text:p>
          </table:table-cell>
          <table:table-cell table:style-name="ce2"/>
          <table:table-cell office:value-type="float" office:value="-6903326.0350000001" table:style-name="ce3">
            <text:p>-6903326,035</text:p>
          </table:table-cell>
          <table:table-cell office:value-type="float" office:value="-5379212.7479999997" table:style-name="ce3">
            <text:p>-5379212,748</text:p>
          </table:table-cell>
          <table:table-cell office:value-type="float" office:value="22816112.745999999" table:style-name="ce3">
            <text:p>22816112,746</text:p>
          </table:table-cell>
          <table:table-cell office:value-type="float" office:value="22816111.839000002" table:style-name="ce3">
            <text:p>22816111,839</text:p>
          </table:table-cell>
          <table:table-cell office:value-type="float" office:value="22816111.346999999" table:style-name="ce3">
            <text:p>22816111,347</text:p>
          </table:table-cell>
          <table:table-cell table:number-columns-repeated="5" table:style-name="ce3"/>
          <table:table-cell office:value-type="float" office:value="-10291281.907" table:style-name="ce3">
            <text:p>-10291281,907</text:p>
          </table:table-cell>
          <table:table-cell office:value-type="float" office:value="-8019178.176" table:style-name="ce3">
            <text:p>-8019178,176</text:p>
          </table:table-cell>
          <table:table-cell office:value-type="float" office:value="21756872.067000002" table:style-name="ce3">
            <text:p>21756872,067</text:p>
          </table:table-cell>
          <table:table-cell office:value-type="float" office:value="21756869.763999999" table:style-name="ce3">
            <text:p>21756869,764</text:p>
          </table:table-cell>
          <table:table-cell office:value-type="float" office:value="21756871.567000002" table:style-name="ce3">
            <text:p>21756871,567</text:p>
          </table:table-cell>
          <table:table-cell office:value-type="float" office:value="2590170.8119999999" table:style-name="ce3">
            <text:p>2590170,812</text:p>
          </table:table-cell>
          <table:table-cell office:value-type="float" office:value="2018314.736" table:style-name="ce3">
            <text:p>2018314,736</text:p>
          </table:table-cell>
          <table:table-cell office:value-type="float" office:value="22075233.899" table:style-name="ce3">
            <text:p>22075233,899</text:p>
          </table:table-cell>
          <table:table-cell office:value-type="float" office:value="22075232.105999999" table:style-name="ce3">
            <text:p>22075232,106</text:p>
          </table:table-cell>
          <table:table-cell office:value-type="float" office:value="22075233.567000002" table:style-name="ce3">
            <text:p>22075233,567</text:p>
          </table:table-cell>
          <table:table-cell office:value-type="float" office:value="-23222043.838" table:style-name="ce3">
            <text:p>-23222043,838</text:p>
          </table:table-cell>
          <table:table-cell office:value-type="float" office:value="-18095097.748" table:style-name="ce3">
            <text:p>-18095097,748</text:p>
          </table:table-cell>
          <table:table-cell office:value-type="float" office:value="19960516.590999998" table:style-name="ce3">
            <text:p>19960516,591</text:p>
          </table:table-cell>
          <table:table-cell office:value-type="float" office:value="19960512.355999999" table:style-name="ce3">
            <text:p>19960512,356</text:p>
          </table:table-cell>
          <table:table-cell office:value-type="float" office:value="19960515.752" table:style-name="ce3">
            <text:p>19960515,752</text:p>
          </table:table-cell>
          <table:table-cell table:number-columns-repeated="16332"/>
        </table:table-row>
        <table:table-row table:style-name="ro1">
          <table:table-cell office:value-type="float" office:value="18570" table:style-name="ce2">
            <text:p>18570</text:p>
          </table:table-cell>
          <table:table-cell office:value-type="float" office:value="-5420819.3480000002" table:style-name="ce3">
            <text:p>-5420819,348</text:p>
          </table:table-cell>
          <table:table-cell office:value-type="float" office:value="-4224013.1040000003" table:style-name="ce3">
            <text:p>-4224013,104</text:p>
          </table:table-cell>
          <table:table-cell office:value-type="float" office:value="22830983.177000001" table:style-name="ce3">
            <text:p>22830983,177</text:p>
          </table:table-cell>
          <table:table-cell office:value-type="float" office:value="22830982.713" table:style-name="ce3">
            <text:p>22830982,713</text:p>
          </table:table-cell>
          <table:table-cell office:value-type="float" office:value="22830982.478" table:style-name="ce3">
            <text:p>22830982,478</text:p>
          </table:table-cell>
          <table:table-cell table:number-columns-repeated="5" table:style-name="ce3"/>
          <table:table-cell office:value-type="float" office:value="-9860704.6390000004" table:style-name="ce3">
            <text:p>-9860704,639</text:p>
          </table:table-cell>
          <table:table-cell office:value-type="float" office:value="-7683663.1490000002" table:style-name="ce3">
            <text:p>-7683663,149</text:p>
          </table:table-cell>
          <table:table-cell office:value-type="float" office:value="21765558.041999999" table:style-name="ce3">
            <text:p>21765558,042</text:p>
          </table:table-cell>
          <table:table-cell office:value-type="float" office:value="21765558.574000001" table:style-name="ce3">
            <text:p>21765558,574</text:p>
          </table:table-cell>
          <table:table-cell office:value-type="float" office:value="21765557.357000001" table:style-name="ce3">
            <text:p>21765557,357</text:p>
          </table:table-cell>
          <table:table-cell office:value-type="float" office:value="-10831986.254000001" table:style-name="ce3">
            <text:p>-10831986,254</text:p>
          </table:table-cell>
          <table:table-cell office:value-type="float" office:value="-8440508.3670000006" table:style-name="ce3">
            <text:p>-8440508,367</text:p>
          </table:table-cell>
          <table:table-cell office:value-type="float" office:value="22086972.662" table:style-name="ce3">
            <text:p>22086972,662</text:p>
          </table:table-cell>
          <table:table-cell office:value-type="float" office:value="22086973.107999999" table:style-name="ce3">
            <text:p>22086973,108</text:p>
          </table:table-cell>
          <table:table-cell office:value-type="float" office:value="22086971.206999999" table:style-name="ce3">
            <text:p>22086971,207</text:p>
          </table:table-cell>
          <table:table-cell office:value-type="float" office:value="-22603283.704999998" table:style-name="ce3">
            <text:p>-22603283,705</text:p>
          </table:table-cell>
          <table:table-cell office:value-type="float" office:value="-17612946.715999998" table:style-name="ce3">
            <text:p>-17612946,716</text:p>
          </table:table-cell>
          <table:table-cell office:value-type="float" office:value="19964951.269000001" table:style-name="ce3">
            <text:p>19964951,269</text:p>
          </table:table-cell>
          <table:table-cell office:value-type="float" office:value="19964950.368000001" table:style-name="ce3">
            <text:p>19964950,368</text:p>
          </table:table-cell>
          <table:table-cell office:value-type="float" office:value="19964950.776999999" table:style-name="ce3">
            <text:p>19964950,777</text:p>
          </table:table-cell>
          <table:table-cell table:style-name="ce2"/>
          <table:table-cell office:value-type="float" office:value="-6825264.892" table:style-name="ce3">
            <text:p>-6825264,892</text:p>
          </table:table-cell>
          <table:table-cell office:value-type="float" office:value="-5318385.8739999998" table:style-name="ce3">
            <text:p>-5318385,874</text:p>
          </table:table-cell>
          <table:table-cell office:value-type="float" office:value="22830966.833999999" table:style-name="ce3">
            <text:p>22830966,834</text:p>
          </table:table-cell>
          <table:table-cell office:value-type="float" office:value="22830965.245000001" table:style-name="ce3">
            <text:p>22830965,245</text:p>
          </table:table-cell>
          <table:table-cell office:value-type="float" office:value="22830965.844000001" table:style-name="ce3">
            <text:p>22830965,844</text:p>
          </table:table-cell>
          <table:table-cell table:number-columns-repeated="5" table:style-name="ce3"/>
          <table:table-cell office:value-type="float" office:value="-10245726.329" table:style-name="ce3">
            <text:p>-10245726,329</text:p>
          </table:table-cell>
          <table:table-cell office:value-type="float" office:value="-7983680.3210000005" table:style-name="ce3">
            <text:p>-7983680,321</text:p>
          </table:table-cell>
          <table:table-cell office:value-type="float" office:value="21765540.976" table:style-name="ce3">
            <text:p>21765540,976</text:p>
          </table:table-cell>
          <table:table-cell office:value-type="float" office:value="21765538.616" table:style-name="ce3">
            <text:p>21765538,616</text:p>
          </table:table-cell>
          <table:table-cell office:value-type="float" office:value="21765541.078000002" table:style-name="ce3">
            <text:p>21765541,078</text:p>
          </table:table-cell>
          <table:table-cell office:value-type="float" office:value="2651791.571" table:style-name="ce3">
            <text:p>2651791,571</text:p>
          </table:table-cell>
          <table:table-cell office:value-type="float" office:value="2066330.9069999999" table:style-name="ce3">
            <text:p>2066330,907</text:p>
          </table:table-cell>
          <table:table-cell office:value-type="float" office:value="22086960.517999999" table:style-name="ce3">
            <text:p>22086960,518</text:p>
          </table:table-cell>
          <table:table-cell office:value-type="float" office:value="22086958.614" table:style-name="ce3">
            <text:p>22086958,614</text:p>
          </table:table-cell>
          <table:table-cell office:value-type="float" office:value="22086960.302000001" table:style-name="ce3">
            <text:p>22086960,302</text:p>
          </table:table-cell>
          <table:table-cell office:value-type="float" office:value="-23198816.855" table:style-name="ce3">
            <text:p>-23198816,855</text:p>
          </table:table-cell>
          <table:table-cell office:value-type="float" office:value="-18076998.793000001" table:style-name="ce3">
            <text:p>-18076998,793</text:p>
          </table:table-cell>
          <table:table-cell office:value-type="float" office:value="19964935.57" table:style-name="ce3">
            <text:p>19964935,570</text:p>
          </table:table-cell>
          <table:table-cell office:value-type="float" office:value="19964932.43" table:style-name="ce3">
            <text:p>19964932,430</text:p>
          </table:table-cell>
          <table:table-cell office:value-type="float" office:value="19964935.333000001" table:style-name="ce3">
            <text:p>19964935,333</text:p>
          </table:table-cell>
          <table:table-cell table:number-columns-repeated="16332"/>
        </table:table-row>
        <table:table-row table:style-name="ro1">
          <table:table-cell office:value-type="float" office:value="18600" table:style-name="ce2">
            <text:p>18600</text:p>
          </table:table-cell>
          <table:table-cell office:value-type="float" office:value="-5342657.9790000003" table:style-name="ce3">
            <text:p>-5342657,979</text:p>
          </table:table-cell>
          <table:table-cell office:value-type="float" office:value="-4163108.1540000001" table:style-name="ce3">
            <text:p>-4163108,154</text:p>
          </table:table-cell>
          <table:table-cell office:value-type="float" office:value="22845855.441" table:style-name="ce3">
            <text:p>22845855,441</text:p>
          </table:table-cell>
          <table:table-cell office:value-type="float" office:value="22845857.022" table:style-name="ce3">
            <text:p>22845857,022</text:p>
          </table:table-cell>
          <table:table-cell office:value-type="float" office:value="22845855.386999998" table:style-name="ce3">
            <text:p>22845855,387</text:p>
          </table:table-cell>
          <table:table-cell table:number-columns-repeated="5" table:style-name="ce3"/>
          <table:table-cell office:value-type="float" office:value="-9815049.5419999994" table:style-name="ce3">
            <text:p>-9815049,542</text:p>
          </table:table-cell>
          <table:table-cell office:value-type="float" office:value="-7648087.7539999997" table:style-name="ce3">
            <text:p>-7648087,754</text:p>
          </table:table-cell>
          <table:table-cell office:value-type="float" office:value="21774245.886" table:style-name="ce3">
            <text:p>21774245,886</text:p>
          </table:table-cell>
          <table:table-cell office:value-type="float" office:value="21774246.306000002" table:style-name="ce3">
            <text:p>21774246,306</text:p>
          </table:table-cell>
          <table:table-cell office:value-type="float" office:value="21774245.348999999" table:style-name="ce3">
            <text:p>21774245,349</text:p>
          </table:table-cell>
          <table:table-cell office:value-type="float" office:value="-10769949.027000001" table:style-name="ce3">
            <text:p>-10769949,027</text:p>
          </table:table-cell>
          <table:table-cell office:value-type="float" office:value="-8392167.6600000001" table:style-name="ce3">
            <text:p>-8392167,660</text:p>
          </table:table-cell>
          <table:table-cell office:value-type="float" office:value="22098777.813000001" table:style-name="ce3">
            <text:p>22098777,813</text:p>
          </table:table-cell>
          <table:table-cell office:value-type="float" office:value="22098778.506999999" table:style-name="ce3">
            <text:p>22098778,507</text:p>
          </table:table-cell>
          <table:table-cell office:value-type="float" office:value="22098776.965999998" table:style-name="ce3">
            <text:p>22098776,966</text:p>
          </table:table-cell>
          <table:table-cell office:value-type="float" office:value="-22579524.743999999" table:style-name="ce3">
            <text:p>-22579524,744</text:p>
          </table:table-cell>
          <table:table-cell office:value-type="float" office:value="-17594433.238000002" table:style-name="ce3">
            <text:p>-17594433,238</text:p>
          </table:table-cell>
          <table:table-cell office:value-type="float" office:value="19969472.5" table:style-name="ce3">
            <text:p>19969472,500</text:p>
          </table:table-cell>
          <table:table-cell office:value-type="float" office:value="19969471.577" table:style-name="ce3">
            <text:p>19969471,577</text:p>
          </table:table-cell>
          <table:table-cell office:value-type="float" office:value="19969471.936999999" table:style-name="ce3">
            <text:p>19969471,937</text:p>
          </table:table-cell>
          <table:table-cell table:style-name="ce2"/>
          <table:table-cell office:value-type="float" office:value="-6747101.1880000001" table:style-name="ce3">
            <text:p>-6747101,188</text:p>
          </table:table-cell>
          <table:table-cell office:value-type="float" office:value="-5257479.0820000004" table:style-name="ce3">
            <text:p>-5257479,082</text:p>
          </table:table-cell>
          <table:table-cell office:value-type="float" office:value="22845841.813999999" table:style-name="ce3">
            <text:p>22845841,814</text:p>
          </table:table-cell>
          <table:table-cell office:value-type="float" office:value="22845838.936999999" table:style-name="ce3">
            <text:p>22845838,937</text:p>
          </table:table-cell>
          <table:table-cell office:value-type="float" office:value="22845841.658" table:style-name="ce3">
            <text:p>22845841,658</text:p>
          </table:table-cell>
          <table:table-cell table:number-columns-repeated="5" table:style-name="ce3"/>
          <table:table-cell office:value-type="float" office:value="-10200068.927999999" table:style-name="ce3">
            <text:p>-10200068,928</text:p>
          </table:table-cell>
          <table:table-cell office:value-type="float" office:value="-7948103.1289999997" table:style-name="ce3">
            <text:p>-7948103,129</text:p>
          </table:table-cell>
          <table:table-cell office:value-type="float" office:value="21774229.543000001" table:style-name="ce3">
            <text:p>21774229,543</text:p>
          </table:table-cell>
          <table:table-cell office:value-type="float" office:value="21774227.217" table:style-name="ce3">
            <text:p>21774227,217</text:p>
          </table:table-cell>
          <table:table-cell office:value-type="float" office:value="21774229.153000001" table:style-name="ce3">
            <text:p>21774229,153</text:p>
          </table:table-cell>
          <table:table-cell office:value-type="float" office:value="2713831.1770000001" table:style-name="ce3">
            <text:p>2713831,177</text:p>
          </table:table-cell>
          <table:table-cell office:value-type="float" office:value="2114673.4589999998" table:style-name="ce3">
            <text:p>2114673,459</text:p>
          </table:table-cell>
          <table:table-cell office:value-type="float" office:value="22098766.009" table:style-name="ce3">
            <text:p>22098766,009</text:p>
          </table:table-cell>
          <table:table-cell office:value-type="float" office:value="22098764.835000001" table:style-name="ce3">
            <text:p>22098764,835</text:p>
          </table:table-cell>
          <table:table-cell office:value-type="float" office:value="22098765.736000001" table:style-name="ce3">
            <text:p>22098765,736</text:p>
          </table:table-cell>
          <table:table-cell office:value-type="float" office:value="-23175055.758000001" table:style-name="ce3">
            <text:p>-23175055,758</text:p>
          </table:table-cell>
          <table:table-cell office:value-type="float" office:value="-18058483.649999999" table:style-name="ce3">
            <text:p>-18058483,650</text:p>
          </table:table-cell>
          <table:table-cell office:value-type="float" office:value="19969456.908" table:style-name="ce3">
            <text:p>19969456,908</text:p>
          </table:table-cell>
          <table:table-cell office:value-type="float" office:value="19969453.752999999" table:style-name="ce3">
            <text:p>19969453,753</text:p>
          </table:table-cell>
          <table:table-cell office:value-type="float" office:value="19969457.013" table:style-name="ce3">
            <text:p>19969457,013</text:p>
          </table:table-cell>
          <table:table-cell table:number-columns-repeated="16332"/>
        </table:table-row>
        <table:table-row table:style-name="ro1">
          <table:table-cell office:value-type="float" office:value="18630" table:style-name="ce2">
            <text:p>18630</text:p>
          </table:table-cell>
          <table:table-cell office:value-type="float" office:value="-5264386.3930000002" table:style-name="ce3">
            <text:p>-5264386,393</text:p>
          </table:table-cell>
          <table:table-cell office:value-type="float" office:value="-4102117.3050000002" table:style-name="ce3">
            <text:p>-4102117,305</text:p>
          </table:table-cell>
          <table:table-cell office:value-type="float" office:value="22860749.662" table:style-name="ce3">
            <text:p>22860749,662</text:p>
          </table:table-cell>
          <table:table-cell office:value-type="float" office:value="22860751.237" table:style-name="ce3">
            <text:p>22860751,237</text:p>
          </table:table-cell>
          <table:table-cell office:value-type="float" office:value="22860750.813000001" table:style-name="ce3">
            <text:p>22860750,813</text:p>
          </table:table-cell>
          <table:table-cell table:number-columns-repeated="5" table:style-name="ce3"/>
          <table:table-cell office:value-type="float" office:value="-9769284.8929999992" table:style-name="ce3">
            <text:p>-9769284,893</text:p>
          </table:table-cell>
          <table:table-cell office:value-type="float" office:value="-7612426.9900000002" table:style-name="ce3">
            <text:p>-7612426,990</text:p>
          </table:table-cell>
          <table:table-cell office:value-type="float" office:value="21782954.984999999" table:style-name="ce3">
            <text:p>21782954,985</text:p>
          </table:table-cell>
          <table:table-cell office:value-type="float" office:value="21782955.033" table:style-name="ce3">
            <text:p>21782955,033</text:p>
          </table:table-cell>
          <table:table-cell office:value-type="float" office:value="21782954.395" table:style-name="ce3">
            <text:p>21782954,395</text:p>
          </table:table-cell>
          <table:table-cell office:value-type="float" office:value="-10707488.027000001" table:style-name="ce3">
            <text:p>-10707488,027</text:p>
          </table:table-cell>
          <table:table-cell office:value-type="float" office:value="-8343496.7549999999" table:style-name="ce3">
            <text:p>-8343496,755</text:p>
          </table:table-cell>
          <table:table-cell office:value-type="float" office:value="22110662.763999999" table:style-name="ce3">
            <text:p>22110662,764</text:p>
          </table:table-cell>
          <table:table-cell office:value-type="float" office:value="22110664.294" table:style-name="ce3">
            <text:p>22110664,294</text:p>
          </table:table-cell>
          <table:table-cell office:value-type="float" office:value="22110662.971000001" table:style-name="ce3">
            <text:p>22110662,971</text:p>
          </table:table-cell>
          <table:table-cell office:value-type="float" office:value="-22555225.502999999" table:style-name="ce3">
            <text:p>-22555225,503</text:p>
          </table:table-cell>
          <table:table-cell office:value-type="float" office:value="-17575498.765999999" table:style-name="ce3">
            <text:p>-17575498,766</text:p>
          </table:table-cell>
          <table:table-cell office:value-type="float" office:value="19974096.385000002" table:style-name="ce3">
            <text:p>19974096,385</text:p>
          </table:table-cell>
          <table:table-cell office:value-type="float" office:value="19974095.342999998" table:style-name="ce3">
            <text:p>19974095,343</text:p>
          </table:table-cell>
          <table:table-cell office:value-type="float" office:value="19974095.916000001" table:style-name="ce3">
            <text:p>19974095,916</text:p>
          </table:table-cell>
          <table:table-cell table:style-name="ce2"/>
          <table:table-cell office:value-type="float" office:value="-6668830.3839999996" table:style-name="ce3">
            <text:p>-6668830,384</text:p>
          </table:table-cell>
          <table:table-cell office:value-type="float" office:value="-5196488.8669999996" table:style-name="ce3">
            <text:p>-5196488,867</text:p>
          </table:table-cell>
          <table:table-cell office:value-type="float" office:value="22860736.254000001" table:style-name="ce3">
            <text:p>22860736,254</text:p>
          </table:table-cell>
          <table:table-cell office:value-type="float" office:value="22860734.798" table:style-name="ce3">
            <text:p>22860734,798</text:p>
          </table:table-cell>
          <table:table-cell office:value-type="float" office:value="22860736.182999998" table:style-name="ce3">
            <text:p>22860736,183</text:p>
          </table:table-cell>
          <table:table-cell table:number-columns-repeated="5" table:style-name="ce3"/>
          <table:table-cell office:value-type="float" office:value="-10154305.116" table:style-name="ce3">
            <text:p>-10154305,116</text:p>
          </table:table-cell>
          <table:table-cell office:value-type="float" office:value="-7912443.0310000004" table:style-name="ce3">
            <text:p>-7912443,031</text:p>
          </table:table-cell>
          <table:table-cell office:value-type="float" office:value="21782937.969999999" table:style-name="ce3">
            <text:p>21782937,970</text:p>
          </table:table-cell>
          <table:table-cell office:value-type="float" office:value="21782935.671999998" table:style-name="ce3">
            <text:p>21782935,672</text:p>
          </table:table-cell>
          <table:table-cell office:value-type="float" office:value="21782937.377" table:style-name="ce3">
            <text:p>21782937,377</text:p>
          </table:table-cell>
          <table:table-cell office:value-type="float" office:value="2776291.4049999998" table:style-name="ce3">
            <text:p>2776291,405</text:p>
          </table:table-cell>
          <table:table-cell office:value-type="float" office:value="2163343.77" table:style-name="ce3">
            <text:p>2163343,770</text:p>
          </table:table-cell>
          <table:table-cell office:value-type="float" office:value="22110651.491" table:style-name="ce3">
            <text:p>22110651,491</text:p>
          </table:table-cell>
          <table:table-cell office:value-type="float" office:value="22110650.213" table:style-name="ce3">
            <text:p>22110650,213</text:p>
          </table:table-cell>
          <table:table-cell office:value-type="float" office:value="22110651.600000001" table:style-name="ce3">
            <text:p>22110651,600</text:p>
          </table:table-cell>
          <table:table-cell office:value-type="float" office:value="-23150757.534000002" table:style-name="ce3">
            <text:p>-23150757,534</text:p>
          </table:table-cell>
          <table:table-cell office:value-type="float" office:value="-18039549.967" table:style-name="ce3">
            <text:p>-18039549,967</text:p>
          </table:table-cell>
          <table:table-cell office:value-type="float" office:value="19974081.535" table:style-name="ce3">
            <text:p>19974081,535</text:p>
          </table:table-cell>
          <table:table-cell office:value-type="float" office:value="19974077.499000002" table:style-name="ce3">
            <text:p>19974077,499</text:p>
          </table:table-cell>
          <table:table-cell office:value-type="float" office:value="19974081.125999998" table:style-name="ce3">
            <text:p>19974081,126</text:p>
          </table:table-cell>
          <table:table-cell table:number-columns-repeated="16332"/>
        </table:table-row>
        <table:table-row table:style-name="ro1">
          <table:table-cell office:value-type="float" office:value="18660" table:style-name="ce2">
            <text:p>18660</text:p>
          </table:table-cell>
          <table:table-cell office:value-type="float" office:value="-5186015.4330000002" table:style-name="ce3">
            <text:p>-5186015,433</text:p>
          </table:table-cell>
          <table:table-cell office:value-type="float" office:value="-4041049.0469999998" table:style-name="ce3">
            <text:p>-4041049,047</text:p>
          </table:table-cell>
          <table:table-cell office:value-type="float" office:value="22875663.806000002" table:style-name="ce3">
            <text:p>22875663,806</text:p>
          </table:table-cell>
          <table:table-cell office:value-type="float" office:value="22875664.761999998" table:style-name="ce3">
            <text:p>22875664,762</text:p>
          </table:table-cell>
          <table:table-cell office:value-type="float" office:value="22875663.822999999" table:style-name="ce3">
            <text:p>22875663,823</text:p>
          </table:table-cell>
          <table:table-cell table:number-columns-repeated="5" table:style-name="ce3"/>
          <table:table-cell office:value-type="float" office:value="-9723421.2980000004" table:style-name="ce3">
            <text:p>-9723421,298</text:p>
          </table:table-cell>
          <table:table-cell office:value-type="float" office:value="-7576689.1330000004" table:style-name="ce3">
            <text:p>-7576689,133</text:p>
          </table:table-cell>
          <table:table-cell office:value-type="float" office:value="21791681.638" table:style-name="ce3">
            <text:p>21791681,638</text:p>
          </table:table-cell>
          <table:table-cell office:value-type="float" office:value="21791682.395" table:style-name="ce3">
            <text:p>21791682,395</text:p>
          </table:table-cell>
          <table:table-cell office:value-type="float" office:value="21791681.471000001" table:style-name="ce3">
            <text:p>21791681,471</text:p>
          </table:table-cell>
          <table:table-cell office:value-type="float" office:value="-10644616.096000001" table:style-name="ce3">
            <text:p>-10644616,096</text:p>
          </table:table-cell>
          <table:table-cell office:value-type="float" office:value="-8294505.6560000004" table:style-name="ce3">
            <text:p>-8294505,656</text:p>
          </table:table-cell>
          <table:table-cell office:value-type="float" office:value="22122627.802999999" table:style-name="ce3">
            <text:p>22122627,803</text:p>
          </table:table-cell>
          <table:table-cell office:value-type="float" office:value="22122628.432999998" table:style-name="ce3">
            <text:p>22122628,433</text:p>
          </table:table-cell>
          <table:table-cell office:value-type="float" office:value="22122627.131000001" table:style-name="ce3">
            <text:p>22122627,131</text:p>
          </table:table-cell>
          <table:table-cell office:value-type="float" office:value="-22530397.695" table:style-name="ce3">
            <text:p>-22530397,695</text:p>
          </table:table-cell>
          <table:table-cell office:value-type="float" office:value="-17556152.419" table:style-name="ce3">
            <text:p>-17556152,419</text:p>
          </table:table-cell>
          <table:table-cell office:value-type="float" office:value="19978820.805" table:style-name="ce3">
            <text:p>19978820,805</text:p>
          </table:table-cell>
          <table:table-cell office:value-type="float" office:value="19978820.113000002" table:style-name="ce3">
            <text:p>19978820,113</text:p>
          </table:table-cell>
          <table:table-cell office:value-type="float" office:value="19978820.528000001" table:style-name="ce3">
            <text:p>19978820,528</text:p>
          </table:table-cell>
          <table:table-cell table:style-name="ce2"/>
          <table:table-cell office:value-type="float" office:value="-6590448.8279999997" table:style-name="ce3">
            <text:p>-6590448,828</text:p>
          </table:table-cell>
          <table:table-cell office:value-type="float" office:value="-5135412.3509999998" table:style-name="ce3">
            <text:p>-5135412,351</text:p>
          </table:table-cell>
          <table:table-cell office:value-type="float" office:value="22875652.965999998" table:style-name="ce3">
            <text:p>22875652,966</text:p>
          </table:table-cell>
          <table:table-cell office:value-type="float" office:value="22875648.828000002" table:style-name="ce3">
            <text:p>22875648,828</text:p>
          </table:table-cell>
          <table:table-cell office:value-type="float" office:value="22875651.170000002" table:style-name="ce3">
            <text:p>22875651,170</text:p>
          </table:table-cell>
          <table:table-cell table:number-columns-repeated="5" table:style-name="ce3"/>
          <table:table-cell office:value-type="float" office:value="-10108430.938999999" table:style-name="ce3">
            <text:p>-10108430,939</text:p>
          </table:table-cell>
          <table:table-cell office:value-type="float" office:value="-7876696.9249999998" table:style-name="ce3">
            <text:p>-7876696,925</text:p>
          </table:table-cell>
          <table:table-cell office:value-type="float" office:value="21791666.921999998" table:style-name="ce3">
            <text:p>21791666,922</text:p>
          </table:table-cell>
          <table:table-cell office:value-type="float" office:value="21791665.370999999" table:style-name="ce3">
            <text:p>21791665,371</text:p>
          </table:table-cell>
          <table:table-cell office:value-type="float" office:value="21791667.182" table:style-name="ce3">
            <text:p>21791667,182</text:p>
          </table:table-cell>
          <table:table-cell office:value-type="float" office:value="2839173.969" table:style-name="ce3">
            <text:p>2839173,969</text:p>
          </table:table-cell>
          <table:table-cell office:value-type="float" office:value="2212343.142" table:style-name="ce3">
            <text:p>2212343,142</text:p>
          </table:table-cell>
          <table:table-cell office:value-type="float" office:value="22122618.741" table:style-name="ce3">
            <text:p>22122618,741</text:p>
          </table:table-cell>
          <table:table-cell office:value-type="float" office:value="22122616.767000001" table:style-name="ce3">
            <text:p>22122616,767</text:p>
          </table:table-cell>
          <table:table-cell office:value-type="float" office:value="22122618.046999998" table:style-name="ce3">
            <text:p>22122618,047</text:p>
          </table:table-cell>
          <table:table-cell office:value-type="float" office:value="-23125919.329999998" table:style-name="ce3">
            <text:p>-23125919,330</text:p>
          </table:table-cell>
          <table:table-cell office:value-type="float" office:value="-18020195.517999999" table:style-name="ce3">
            <text:p>-18020195,518</text:p>
          </table:table-cell>
          <table:table-cell office:value-type="float" office:value="19978807.738000002" table:style-name="ce3">
            <text:p>19978807,738</text:p>
          </table:table-cell>
          <table:table-cell office:value-type="float" office:value="19978804.237" table:style-name="ce3">
            <text:p>19978804,237</text:p>
          </table:table-cell>
          <table:table-cell office:value-type="float" office:value="19978807.322000001" table:style-name="ce3">
            <text:p>19978807,322</text:p>
          </table:table-cell>
          <table:table-cell table:number-columns-repeated="16332"/>
        </table:table-row>
        <table:table-row table:style-name="ro1">
          <table:table-cell office:value-type="float" office:value="18690" table:style-name="ce2">
            <text:p>18690</text:p>
          </table:table-cell>
          <table:table-cell office:value-type="float" office:value="-5107534.6179999998" table:style-name="ce3">
            <text:p>-5107534,618</text:p>
          </table:table-cell>
          <table:table-cell office:value-type="float" office:value="-3979895.1639999999" table:style-name="ce3">
            <text:p>-3979895,164</text:p>
          </table:table-cell>
          <table:table-cell office:value-type="float" office:value="22890598.451000001" table:style-name="ce3">
            <text:p>22890598,451</text:p>
          </table:table-cell>
          <table:table-cell office:value-type="float" office:value="22890598.122000001" table:style-name="ce3">
            <text:p>22890598,122</text:p>
          </table:table-cell>
          <table:table-cell office:value-type="float" office:value="22890597.973000001" table:style-name="ce3">
            <text:p>22890597,973</text:p>
          </table:table-cell>
          <table:table-cell table:number-columns-repeated="5" table:style-name="ce3"/>
          <table:table-cell office:value-type="float" office:value="-9677448.1439999994" table:style-name="ce3">
            <text:p>-9677448,144</text:p>
          </table:table-cell>
          <table:table-cell office:value-type="float" office:value="-7540865.9009999996" table:style-name="ce3">
            <text:p>-7540865,901</text:p>
          </table:table-cell>
          <table:table-cell office:value-type="float" office:value="21800431.076000001" table:style-name="ce3">
            <text:p>21800431,076</text:p>
          </table:table-cell>
          <table:table-cell office:value-type="float" office:value="21800431.107000001" table:style-name="ce3">
            <text:p>21800431,107</text:p>
          </table:table-cell>
          <table:table-cell office:value-type="float" office:value="21800430.23" table:style-name="ce3">
            <text:p>21800430,230</text:p>
          </table:table-cell>
          <table:table-cell office:value-type="float" office:value="-10581325.323000001" table:style-name="ce3">
            <text:p>-10581325,323</text:p>
          </table:table-cell>
          <table:table-cell office:value-type="float" office:value="-8245188.176" table:style-name="ce3">
            <text:p>-8245188,176</text:p>
          </table:table-cell>
          <table:table-cell office:value-type="float" office:value="22134669.572000001" table:style-name="ce3">
            <text:p>22134669,572</text:p>
          </table:table-cell>
          <table:table-cell office:value-type="float" office:value="22134672.076000001" table:style-name="ce3">
            <text:p>22134672,076</text:p>
          </table:table-cell>
          <table:table-cell office:value-type="float" office:value="22134669.789999999" table:style-name="ce3">
            <text:p>22134669,790</text:p>
          </table:table-cell>
          <table:table-cell office:value-type="float" office:value="-22505032.421" table:style-name="ce3">
            <text:p>-22505032,421</text:p>
          </table:table-cell>
          <table:table-cell office:value-type="float" office:value="-17536387.265999999" table:style-name="ce3">
            <text:p>-17536387,266</text:p>
          </table:table-cell>
          <table:table-cell office:value-type="float" office:value="19983647.995000001" table:style-name="ce3">
            <text:p>19983647,995</text:p>
          </table:table-cell>
          <table:table-cell office:value-type="float" office:value="19983646.953000002" table:style-name="ce3">
            <text:p>19983646,953</text:p>
          </table:table-cell>
          <table:table-cell office:value-type="float" office:value="19983647.583000001" table:style-name="ce3">
            <text:p>19983647,583</text:p>
          </table:table-cell>
          <table:table-cell table:style-name="ce2"/>
          <table:table-cell office:value-type="float" office:value="-6511965.0520000001" table:style-name="ce3">
            <text:p>-6511965,052</text:p>
          </table:table-cell>
          <table:table-cell office:value-type="float" office:value="-5074256.2050000001" table:style-name="ce3">
            <text:p>-5074256,205</text:p>
          </table:table-cell>
          <table:table-cell office:value-type="float" office:value="22890587.079999998" table:style-name="ce3">
            <text:p>22890587,080</text:p>
          </table:table-cell>
          <table:table-cell office:value-type="float" office:value="22890583.559999999" table:style-name="ce3">
            <text:p>22890583,560</text:p>
          </table:table-cell>
          <table:table-cell office:value-type="float" office:value="22890586.717" table:style-name="ce3">
            <text:p>22890586,717</text:p>
          </table:table-cell>
          <table:table-cell table:number-columns-repeated="5" table:style-name="ce3"/>
          <table:table-cell office:value-type="float" office:value="-10062454.888" table:style-name="ce3">
            <text:p>-10062454,888</text:p>
          </table:table-cell>
          <table:table-cell office:value-type="float" office:value="-7840871.432" table:style-name="ce3">
            <text:p>-7840871,432</text:p>
          </table:table-cell>
          <table:table-cell office:value-type="float" office:value="21800415.866999999" table:style-name="ce3">
            <text:p>21800415,867</text:p>
          </table:table-cell>
          <table:table-cell office:value-type="float" office:value="21800414.429000001" table:style-name="ce3">
            <text:p>21800414,429</text:p>
          </table:table-cell>
          <table:table-cell office:value-type="float" office:value="21800416.017999999" table:style-name="ce3">
            <text:p>21800416,018</text:p>
          </table:table-cell>
          <table:table-cell office:value-type="float" office:value="2902467.7030000002" table:style-name="ce3">
            <text:p>2902467,703</text:p>
          </table:table-cell>
          <table:table-cell office:value-type="float" office:value="2261662.94" table:style-name="ce3">
            <text:p>2261662,940</text:p>
          </table:table-cell>
          <table:table-cell office:value-type="float" office:value="22134663.070999999" table:style-name="ce3">
            <text:p>22134663,071</text:p>
          </table:table-cell>
          <table:table-cell office:value-type="float" office:value="22134661.177000001" table:style-name="ce3">
            <text:p>22134661,177</text:p>
          </table:table-cell>
          <table:table-cell office:value-type="float" office:value="22134662.013" table:style-name="ce3">
            <text:p>22134662,013</text:p>
          </table:table-cell>
          <table:table-cell office:value-type="float" office:value="-23100551.333999999" table:style-name="ce3">
            <text:p>-23100551,334</text:p>
          </table:table-cell>
          <table:table-cell office:value-type="float" office:value="-18000428.247000001" table:style-name="ce3">
            <text:p>-18000428,247</text:p>
          </table:table-cell>
          <table:table-cell office:value-type="float" office:value="19983635.423999999" table:style-name="ce3">
            <text:p>19983635,424</text:p>
          </table:table-cell>
          <table:table-cell office:value-type="float" office:value="19983631.513" table:style-name="ce3">
            <text:p>19983631,513</text:p>
          </table:table-cell>
          <table:table-cell office:value-type="float" office:value="19983634.929000001" table:style-name="ce3">
            <text:p>19983634,929</text:p>
          </table:table-cell>
          <table:table-cell table:number-columns-repeated="16332"/>
        </table:table-row>
        <table:table-row table:style-name="ro1">
          <table:table-cell office:value-type="float" office:value="18720" table:style-name="ce2">
            <text:p>18720</text:p>
          </table:table-cell>
          <table:table-cell office:value-type="float" office:value="-5028940.0870000003" table:style-name="ce3">
            <text:p>-5028940,087</text:p>
          </table:table-cell>
          <table:table-cell office:value-type="float" office:value="-3918652.6719999998" table:style-name="ce3">
            <text:p>-3918652,672</text:p>
          </table:table-cell>
          <table:table-cell office:value-type="float" office:value="22905553.010000002" table:style-name="ce3">
            <text:p>22905553,010</text:p>
          </table:table-cell>
          <table:table-cell office:value-type="float" office:value="22905554.493999999" table:style-name="ce3">
            <text:p>22905554,494</text:p>
          </table:table-cell>
          <table:table-cell office:value-type="float" office:value="22905553.471999999" table:style-name="ce3">
            <text:p>22905553,472</text:p>
          </table:table-cell>
          <table:table-cell table:number-columns-repeated="5" table:style-name="ce3"/>
          <table:table-cell office:value-type="float" office:value="-9631361.6899999995" table:style-name="ce3">
            <text:p>-9631361,690</text:p>
          </table:table-cell>
          <table:table-cell office:value-type="float" office:value="-7504954.3839999996" table:style-name="ce3">
            <text:p>-7504954,384</text:p>
          </table:table-cell>
          <table:table-cell office:value-type="float" office:value="21809200.636999998" table:style-name="ce3">
            <text:p>21809200,637</text:p>
          </table:table-cell>
          <table:table-cell office:value-type="float" office:value="21809200.734000001" table:style-name="ce3">
            <text:p>21809200,734</text:p>
          </table:table-cell>
          <table:table-cell office:value-type="float" office:value="21809199.969000001" table:style-name="ce3">
            <text:p>21809199,969</text:p>
          </table:table-cell>
          <table:table-cell office:value-type="float" office:value="-10517614.549000001" table:style-name="ce3">
            <text:p>-10517614,549</text:p>
          </table:table-cell>
          <table:table-cell office:value-type="float" office:value="-8195543.4139999999" table:style-name="ce3">
            <text:p>-8195543,414</text:p>
          </table:table-cell>
          <table:table-cell office:value-type="float" office:value="22146795.388" table:style-name="ce3">
            <text:p>22146795,388</text:p>
          </table:table-cell>
          <table:table-cell office:value-type="float" office:value="22146796.592999998" table:style-name="ce3">
            <text:p>22146796,593</text:p>
          </table:table-cell>
          <table:table-cell office:value-type="float" office:value="22146794.528000001" table:style-name="ce3">
            <text:p>22146794,528</text:p>
          </table:table-cell>
          <table:table-cell office:value-type="float" office:value="-22479127.669" table:style-name="ce3">
            <text:p>-22479127,669</text:p>
          </table:table-cell>
          <table:table-cell office:value-type="float" office:value="-17516201.743999999" table:style-name="ce3">
            <text:p>-17516201,744</text:p>
          </table:table-cell>
          <table:table-cell office:value-type="float" office:value="19988577.684" table:style-name="ce3">
            <text:p>19988577,684</text:p>
          </table:table-cell>
          <table:table-cell office:value-type="float" office:value="19988576.305" table:style-name="ce3">
            <text:p>19988576,305</text:p>
          </table:table-cell>
          <table:table-cell office:value-type="float" office:value="19988577.182999998" table:style-name="ce3">
            <text:p>19988577,183</text:p>
          </table:table-cell>
          <table:table-cell table:style-name="ce2"/>
          <table:table-cell office:value-type="float" office:value="-6433375.517" table:style-name="ce3">
            <text:p>-6433375,517</text:p>
          </table:table-cell>
          <table:table-cell office:value-type="float" office:value="-5013017.63" table:style-name="ce3">
            <text:p>-5013017,630</text:p>
          </table:table-cell>
          <table:table-cell office:value-type="float" office:value="22905540.848999999" table:style-name="ce3">
            <text:p>22905540,849</text:p>
          </table:table-cell>
          <table:table-cell office:value-type="float" office:value="22905539.208000001" table:style-name="ce3">
            <text:p>22905539,208</text:p>
          </table:table-cell>
          <table:table-cell office:value-type="float" office:value="22905540.331" table:style-name="ce3">
            <text:p>22905540,331</text:p>
          </table:table-cell>
          <table:table-cell table:number-columns-repeated="5" table:style-name="ce3"/>
          <table:table-cell office:value-type="float" office:value="-10016373.505999999" table:style-name="ce3">
            <text:p>-10016373,506</text:p>
          </table:table-cell>
          <table:table-cell office:value-type="float" office:value="-7804963.8660000004" table:style-name="ce3">
            <text:p>-7804963,866</text:p>
          </table:table-cell>
          <table:table-cell office:value-type="float" office:value="21809187.105999999" table:style-name="ce3">
            <text:p>21809187,106</text:p>
          </table:table-cell>
          <table:table-cell office:value-type="float" office:value="21809183.125" table:style-name="ce3">
            <text:p>21809183,125</text:p>
          </table:table-cell>
          <table:table-cell office:value-type="float" office:value="21809185.714000002" table:style-name="ce3">
            <text:p>21809185,714</text:p>
          </table:table-cell>
          <table:table-cell office:value-type="float" office:value="2966173.4759999998" table:style-name="ce3">
            <text:p>2966173,476</text:p>
          </table:table-cell>
          <table:table-cell office:value-type="float" office:value="2311303.798" table:style-name="ce3">
            <text:p>2311303,798</text:p>
          </table:table-cell>
          <table:table-cell office:value-type="float" office:value="22146784.594999999" table:style-name="ce3">
            <text:p>22146784,595</text:p>
          </table:table-cell>
          <table:table-cell office:value-type="float" office:value="22146783.644000001" table:style-name="ce3">
            <text:p>22146783,644</text:p>
          </table:table-cell>
          <table:table-cell office:value-type="float" office:value="22146784.225000001" table:style-name="ce3">
            <text:p>22146784,225</text:p>
          </table:table-cell>
          <table:table-cell office:value-type="float" office:value="-23074651.828000002" table:style-name="ce3">
            <text:p>-23074651,828</text:p>
          </table:table-cell>
          <table:table-cell office:value-type="float" office:value="-17980246.813999999" table:style-name="ce3">
            <text:p>-17980246,814</text:p>
          </table:table-cell>
          <table:table-cell office:value-type="float" office:value="19988563.364" table:style-name="ce3">
            <text:p>19988563,364</text:p>
          </table:table-cell>
          <table:table-cell office:value-type="float" office:value="19988560.098000001" table:style-name="ce3">
            <text:p>19988560,098</text:p>
          </table:table-cell>
          <table:table-cell office:value-type="float" office:value="19988563.070999999" table:style-name="ce3">
            <text:p>19988563,071</text:p>
          </table:table-cell>
          <table:table-cell table:number-columns-repeated="16332"/>
        </table:table-row>
        <table:table-row table:style-name="ro1">
          <table:table-cell office:value-type="float" office:value="18750" table:style-name="ce2">
            <text:p>18750</text:p>
          </table:table-cell>
          <table:table-cell office:value-type="float" office:value="-4950243.7450000001" table:style-name="ce3">
            <text:p>-4950243,745</text:p>
          </table:table-cell>
          <table:table-cell office:value-type="float" office:value="-3857330.8420000002" table:style-name="ce3">
            <text:p>-3857330,842</text:p>
          </table:table-cell>
          <table:table-cell office:value-type="float" office:value="22920529.329" table:style-name="ce3">
            <text:p>22920529,329</text:p>
          </table:table-cell>
          <table:table-cell office:value-type="float" office:value="22920530.294" table:style-name="ce3">
            <text:p>22920530,294</text:p>
          </table:table-cell>
          <table:table-cell office:value-type="float" office:value="22920529.469999999" table:style-name="ce3">
            <text:p>22920529,470</text:p>
          </table:table-cell>
          <table:table-cell table:number-columns-repeated="5" table:style-name="ce3"/>
          <table:table-cell office:value-type="float" office:value="-9585173.4900000002" table:style-name="ce3">
            <text:p>-9585173,490</text:p>
          </table:table-cell>
          <table:table-cell office:value-type="float" office:value="-7468963.5779999997" table:style-name="ce3">
            <text:p>-7468963,578</text:p>
          </table:table-cell>
          <table:table-cell office:value-type="float" office:value="21817989.596999999" table:style-name="ce3">
            <text:p>21817989,597</text:p>
          </table:table-cell>
          <table:table-cell office:value-type="float" office:value="21817990.142999999" table:style-name="ce3">
            <text:p>21817990,143</text:p>
          </table:table-cell>
          <table:table-cell office:value-type="float" office:value="21817989.201000001" table:style-name="ce3">
            <text:p>21817989,201</text:p>
          </table:table-cell>
          <table:table-cell office:value-type="float" office:value="-10453497.872" table:style-name="ce3">
            <text:p>-10453497,872</text:p>
          </table:table-cell>
          <table:table-cell office:value-type="float" office:value="-8145582.3849999998" table:style-name="ce3">
            <text:p>-8145582,385</text:p>
          </table:table-cell>
          <table:table-cell office:value-type="float" office:value="22158995.954" table:style-name="ce3">
            <text:p>22158995,954</text:p>
          </table:table-cell>
          <table:table-cell office:value-type="float" office:value="22158997.851" table:style-name="ce3">
            <text:p>22158997,851</text:p>
          </table:table-cell>
          <table:table-cell office:value-type="float" office:value="22158995.607000001" table:style-name="ce3">
            <text:p>22158995,607</text:p>
          </table:table-cell>
          <table:table-cell office:value-type="float" office:value="-22452696.377999999" table:style-name="ce3">
            <text:p>-22452696,378</text:p>
          </table:table-cell>
          <table:table-cell office:value-type="float" office:value="-17495605.927999999" table:style-name="ce3">
            <text:p>-17495605,928</text:p>
          </table:table-cell>
          <table:table-cell office:value-type="float" office:value="19993607.155000001" table:style-name="ce3">
            <text:p>19993607,155</text:p>
          </table:table-cell>
          <table:table-cell office:value-type="float" office:value="19993606.07" table:style-name="ce3">
            <text:p>19993606,070</text:p>
          </table:table-cell>
          <table:table-cell office:value-type="float" office:value="19993606.666000001" table:style-name="ce3">
            <text:p>19993606,666</text:p>
          </table:table-cell>
          <table:table-cell table:style-name="ce2"/>
          <table:table-cell office:value-type="float" office:value="-6354678.398" table:style-name="ce3">
            <text:p>-6354678,398</text:p>
          </table:table-cell>
          <table:table-cell office:value-type="float" office:value="-4951695.2010000004" table:style-name="ce3">
            <text:p>-4951695,201</text:p>
          </table:table-cell>
          <table:table-cell office:value-type="float" office:value="22920517.478999998" table:style-name="ce3">
            <text:p>22920517,479</text:p>
          </table:table-cell>
          <table:table-cell office:value-type="float" office:value="22920515.261" table:style-name="ce3">
            <text:p>22920515,261</text:p>
          </table:table-cell>
          <table:table-cell office:value-type="float" office:value="22920515.532000002" table:style-name="ce3">
            <text:p>22920515,532</text:p>
          </table:table-cell>
          <table:table-cell table:number-columns-repeated="5" table:style-name="ce3"/>
          <table:table-cell office:value-type="float" office:value="-9970184.5710000005" table:style-name="ce3">
            <text:p>-9970184,571</text:p>
          </table:table-cell>
          <table:table-cell office:value-type="float" office:value="-7768972.4910000004" table:style-name="ce3">
            <text:p>-7768972,491</text:p>
          </table:table-cell>
          <table:table-cell office:value-type="float" office:value="21817975.401000001" table:style-name="ce3">
            <text:p>21817975,401</text:p>
          </table:table-cell>
          <table:table-cell office:value-type="float" office:value="21817972.833999999" table:style-name="ce3">
            <text:p>21817972,834</text:p>
          </table:table-cell>
          <table:table-cell office:value-type="float" office:value="21817974.675999999" table:style-name="ce3">
            <text:p>21817974,676</text:p>
          </table:table-cell>
          <table:table-cell office:value-type="float" office:value="3030290.95" table:style-name="ce3">
            <text:p>3030290,950</text:p>
          </table:table-cell>
          <table:table-cell office:value-type="float" office:value="2361265.4569999999" table:style-name="ce3">
            <text:p>2361265,457</text:p>
          </table:table-cell>
          <table:table-cell office:value-type="float" office:value="22158987.699999999" table:style-name="ce3">
            <text:p>22158987,700</text:p>
          </table:table-cell>
          <table:table-cell office:value-type="float" office:value="22158985.046999998" table:style-name="ce3">
            <text:p>22158985,047</text:p>
          </table:table-cell>
          <table:table-cell office:value-type="float" office:value="22158986.870999999" table:style-name="ce3">
            <text:p>22158986,871</text:p>
          </table:table-cell>
          <table:table-cell office:value-type="float" office:value="-23048219.991" table:style-name="ce3">
            <text:p>-23048219,991</text:p>
          </table:table-cell>
          <table:table-cell office:value-type="float" office:value="-17959650.572000001" table:style-name="ce3">
            <text:p>-17959650,572</text:p>
          </table:table-cell>
          <table:table-cell office:value-type="float" office:value="19993593.870000001" table:style-name="ce3">
            <text:p>19993593,870</text:p>
          </table:table-cell>
          <table:table-cell office:value-type="float" office:value="19993589.791000001" table:style-name="ce3">
            <text:p>19993589,791</text:p>
          </table:table-cell>
          <table:table-cell office:value-type="float" office:value="19993593.27" table:style-name="ce3">
            <text:p>19993593,270</text:p>
          </table:table-cell>
          <table:table-cell table:number-columns-repeated="16332"/>
        </table:table-row>
        <table:table-row table:style-name="ro1">
          <table:table-cell office:value-type="float" office:value="18780" table:style-name="ce2">
            <text:p>18780</text:p>
          </table:table-cell>
          <table:table-cell office:value-type="float" office:value="-4871447.909" table:style-name="ce3">
            <text:p>-4871447,909</text:p>
          </table:table-cell>
          <table:table-cell office:value-type="float" office:value="-3795931.5010000002" table:style-name="ce3">
            <text:p>-3795931,501</text:p>
          </table:table-cell>
          <table:table-cell office:value-type="float" office:value="22935525.713" table:style-name="ce3">
            <text:p>22935525,713</text:p>
          </table:table-cell>
          <table:table-cell office:value-type="float" office:value="22935523.623" table:style-name="ce3">
            <text:p>22935523,623</text:p>
          </table:table-cell>
          <table:table-cell office:value-type="float" office:value="22935524.486000001" table:style-name="ce3">
            <text:p>22935524,486</text:p>
          </table:table-cell>
          <table:table-cell table:number-columns-repeated="5" table:style-name="ce3"/>
          <table:table-cell office:value-type="float" office:value="-9538885.7290000003" table:style-name="ce3">
            <text:p>-9538885,729</text:p>
          </table:table-cell>
          <table:table-cell office:value-type="float" office:value="-7432895.1979999999" table:style-name="ce3">
            <text:p>-7432895,198</text:p>
          </table:table-cell>
          <table:table-cell office:value-type="float" office:value="21826798.817000002" table:style-name="ce3">
            <text:p>21826798,817</text:p>
          </table:table-cell>
          <table:table-cell office:value-type="float" office:value="21826798.602000002" table:style-name="ce3">
            <text:p>21826798,602</text:p>
          </table:table-cell>
          <table:table-cell office:value-type="float" office:value="21826797.754999999" table:style-name="ce3">
            <text:p>21826797,755</text:p>
          </table:table-cell>
          <table:table-cell office:value-type="float" office:value="-10388980.253" table:style-name="ce3">
            <text:p>-10388980,253</text:p>
          </table:table-cell>
          <table:table-cell office:value-type="float" office:value="-8095308.9129999997" table:style-name="ce3">
            <text:p>-8095308,913</text:p>
          </table:table-cell>
          <table:table-cell office:value-type="float" office:value="22171273.636999998" table:style-name="ce3">
            <text:p>22171273,637</text:p>
          </table:table-cell>
          <table:table-cell office:value-type="float" office:value="22171273.879000001" table:style-name="ce3">
            <text:p>22171273,879</text:p>
          </table:table-cell>
          <table:table-cell office:value-type="float" office:value="22171272.664999999" table:style-name="ce3">
            <text:p>22171272,665</text:p>
          </table:table-cell>
          <table:table-cell office:value-type="float" office:value="-22425742.534000002" table:style-name="ce3">
            <text:p>-22425742,534</text:p>
          </table:table-cell>
          <table:table-cell office:value-type="float" office:value="-17474602.925999999" table:style-name="ce3">
            <text:p>-17474602,926</text:p>
          </table:table-cell>
          <table:table-cell office:value-type="float" office:value="19998736.07" table:style-name="ce3">
            <text:p>19998736,070</text:p>
          </table:table-cell>
          <table:table-cell office:value-type="float" office:value="19998735.337000001" table:style-name="ce3">
            <text:p>19998735,337</text:p>
          </table:table-cell>
          <table:table-cell office:value-type="float" office:value="19998735.745999999" table:style-name="ce3">
            <text:p>19998735,746</text:p>
          </table:table-cell>
          <table:table-cell table:style-name="ce2"/>
          <table:table-cell office:value-type="float" office:value="-6275870.1059999997" table:style-name="ce3">
            <text:p>-6275870,106</text:p>
          </table:table-cell>
          <table:table-cell office:value-type="float" office:value="-4890286.176" table:style-name="ce3">
            <text:p>-4890286,176</text:p>
          </table:table-cell>
          <table:table-cell office:value-type="float" office:value="22935514.489999998" table:style-name="ce3">
            <text:p>22935514,490</text:p>
          </table:table-cell>
          <table:table-cell office:value-type="float" office:value="22935511.357000001" table:style-name="ce3">
            <text:p>22935511,357</text:p>
          </table:table-cell>
          <table:table-cell office:value-type="float" office:value="22935513.897" table:style-name="ce3">
            <text:p>22935513,897</text:p>
          </table:table-cell>
          <table:table-cell table:number-columns-repeated="5" table:style-name="ce3"/>
          <table:table-cell office:value-type="float" office:value="-9923884.3900000006" table:style-name="ce3">
            <text:p>-9923884,390</text:p>
          </table:table-cell>
          <table:table-cell office:value-type="float" office:value="-7732894.4309999999" table:style-name="ce3">
            <text:p>-7732894,431</text:p>
          </table:table-cell>
          <table:table-cell office:value-type="float" office:value="21826786.067000002" table:style-name="ce3">
            <text:p>21826786,067</text:p>
          </table:table-cell>
          <table:table-cell office:value-type="float" office:value="21826783.420000002" table:style-name="ce3">
            <text:p>21826783,420</text:p>
          </table:table-cell>
          <table:table-cell office:value-type="float" office:value="21826785.747000001" table:style-name="ce3">
            <text:p>21826785,747</text:p>
          </table:table-cell>
          <table:table-cell office:value-type="float" office:value="3094821.0469999998" table:style-name="ce3">
            <text:p>3094821,047</text:p>
          </table:table-cell>
          <table:table-cell office:value-type="float" office:value="2411548.6529999999" table:style-name="ce3">
            <text:p>2411548,653</text:p>
          </table:table-cell>
          <table:table-cell office:value-type="float" office:value="22171266.596000001" table:style-name="ce3">
            <text:p>22171266,596</text:p>
          </table:table-cell>
          <table:table-cell office:value-type="float" office:value="22171264.083999999" table:style-name="ce3">
            <text:p>22171264,084</text:p>
          </table:table-cell>
          <table:table-cell office:value-type="float" office:value="22171265.555" table:style-name="ce3">
            <text:p>22171265,555</text:p>
          </table:table-cell>
          <table:table-cell office:value-type="float" office:value="-23021253.892000001" table:style-name="ce3">
            <text:p>-23021253,892</text:p>
          </table:table-cell>
          <table:table-cell office:value-type="float" office:value="-17938638.024999999" table:style-name="ce3">
            <text:p>-17938638,025</text:p>
          </table:table-cell>
          <table:table-cell office:value-type="float" office:value="19998725.627" table:style-name="ce3">
            <text:p>19998725,627</text:p>
          </table:table-cell>
          <table:table-cell office:value-type="float" office:value="19998721.063000001" table:style-name="ce3">
            <text:p>19998721,063</text:p>
          </table:table-cell>
          <table:table-cell office:value-type="float" office:value="19998724.653000001" table:style-name="ce3">
            <text:p>19998724,653</text:p>
          </table:table-cell>
          <table:table-cell table:number-columns-repeated="16332"/>
        </table:table-row>
        <table:table-row table:style-name="ro1">
          <table:table-cell office:value-type="float" office:value="18810" table:style-name="ce2">
            <text:p>18810</text:p>
          </table:table-cell>
          <table:table-cell office:value-type="float" office:value="-4792544.9460000005" table:style-name="ce3">
            <text:p>-4792544,946</text:p>
          </table:table-cell>
          <table:table-cell office:value-type="float" office:value="-3734448.7" table:style-name="ce3">
            <text:p>-3734448,700</text:p>
          </table:table-cell>
          <table:table-cell office:value-type="float" office:value="22950539.909000002" table:style-name="ce3">
            <text:p>22950539,909</text:p>
          </table:table-cell>
          <table:table-cell office:value-type="float" office:value="22950539.502999999" table:style-name="ce3">
            <text:p>22950539,503</text:p>
          </table:table-cell>
          <table:table-cell office:value-type="float" office:value="22950538.134" table:style-name="ce3">
            <text:p>22950538,134</text:p>
          </table:table-cell>
          <table:table-cell table:number-columns-repeated="5" table:style-name="ce3"/>
          <table:table-cell office:value-type="float" office:value="-9492490.5940000005" table:style-name="ce3">
            <text:p>-9492490,594</text:p>
          </table:table-cell>
          <table:table-cell office:value-type="float" office:value="-7396743.1390000004" table:style-name="ce3">
            <text:p>-7396743,139</text:p>
          </table:table-cell>
          <table:table-cell office:value-type="float" office:value="21835626.609000001" table:style-name="ce3">
            <text:p>21835626,609</text:p>
          </table:table-cell>
          <table:table-cell office:value-type="float" office:value="21835626.938999999" table:style-name="ce3">
            <text:p>21835626,939</text:p>
          </table:table-cell>
          <table:table-cell office:value-type="float" office:value="21835626.366" table:style-name="ce3">
            <text:p>21835626,366</text:p>
          </table:table-cell>
          <table:table-cell office:value-type="float" office:value="-10324056.65" table:style-name="ce3">
            <text:p>-10324056,650</text:p>
          </table:table-cell>
          <table:table-cell office:value-type="float" office:value="-8044719.0880000005" table:style-name="ce3">
            <text:p>-8044719,088</text:p>
          </table:table-cell>
          <table:table-cell office:value-type="float" office:value="22183627.631000001" table:style-name="ce3">
            <text:p>22183627,631</text:p>
          </table:table-cell>
          <table:table-cell office:value-type="float" office:value="22183628.552999999" table:style-name="ce3">
            <text:p>22183628,553</text:p>
          </table:table-cell>
          <table:table-cell office:value-type="float" office:value="22183627.124000002" table:style-name="ce3">
            <text:p>22183627,124</text:p>
          </table:table-cell>
          <table:table-cell office:value-type="float" office:value="-22398259.857999999" table:style-name="ce3">
            <text:p>-22398259,858</text:p>
          </table:table-cell>
          <table:table-cell office:value-type="float" office:value="-17453187.848999999" table:style-name="ce3">
            <text:p>-17453187,849</text:p>
          </table:table-cell>
          <table:table-cell office:value-type="float" office:value="20003966.548" table:style-name="ce3">
            <text:p>20003966,548</text:p>
          </table:table-cell>
          <table:table-cell office:value-type="float" office:value="20003964.993999999" table:style-name="ce3">
            <text:p>20003964,994</text:p>
          </table:table-cell>
          <table:table-cell office:value-type="float" office:value="20003965.649" table:style-name="ce3">
            <text:p>20003965,649</text:p>
          </table:table-cell>
          <table:table-cell table:style-name="ce2"/>
          <table:table-cell office:value-type="float" office:value="-6196959.8380000005" table:style-name="ce3">
            <text:p>-6196959,838</text:p>
          </table:table-cell>
          <table:table-cell office:value-type="float" office:value="-4828797.6490000002" table:style-name="ce3">
            <text:p>-4828797,649</text:p>
          </table:table-cell>
          <table:table-cell office:value-type="float" office:value="22950529.901999999" table:style-name="ce3">
            <text:p>22950529,902</text:p>
          </table:table-cell>
          <table:table-cell office:value-type="float" office:value="22950528.471000001" table:style-name="ce3">
            <text:p>22950528,471</text:p>
          </table:table-cell>
          <table:table-cell office:value-type="float" office:value="22950529.579999998" table:style-name="ce3">
            <text:p>22950529,580</text:p>
          </table:table-cell>
          <table:table-cell table:number-columns-repeated="5" table:style-name="ce3"/>
          <table:table-cell office:value-type="float" office:value="-9877481.9930000007" table:style-name="ce3">
            <text:p>-9877481,993</text:p>
          </table:table-cell>
          <table:table-cell office:value-type="float" office:value="-7696736.7139999997" table:style-name="ce3">
            <text:p>-7696736,714</text:p>
          </table:table-cell>
          <table:table-cell office:value-type="float" office:value="21835616.629999999" table:style-name="ce3">
            <text:p>21835616,630</text:p>
          </table:table-cell>
          <table:table-cell office:value-type="float" office:value="21835613.951000001" table:style-name="ce3">
            <text:p>21835613,951</text:p>
          </table:table-cell>
          <table:table-cell office:value-type="float" office:value="21835615.508000001" table:style-name="ce3">
            <text:p>21835615,508</text:p>
          </table:table-cell>
          <table:table-cell office:value-type="float" office:value="3159751.9879999999" table:style-name="ce3">
            <text:p>3159751,988</text:p>
          </table:table-cell>
          <table:table-cell office:value-type="float" office:value="2462144.1860000002" table:style-name="ce3">
            <text:p>2462144,186</text:p>
          </table:table-cell>
          <table:table-cell office:value-type="float" office:value="22183622.026999999" table:style-name="ce3">
            <text:p>22183622,027</text:p>
          </table:table-cell>
          <table:table-cell office:value-type="float" office:value="22183620.013999999" table:style-name="ce3">
            <text:p>22183620,014</text:p>
          </table:table-cell>
          <table:table-cell office:value-type="float" office:value="22183621.796999998" table:style-name="ce3">
            <text:p>22183621,797</text:p>
          </table:table-cell>
          <table:table-cell office:value-type="float" office:value="-22993764.125" table:style-name="ce3">
            <text:p>-22993764,125</text:p>
          </table:table-cell>
          <table:table-cell office:value-type="float" office:value="-17917217.427000001" table:style-name="ce3">
            <text:p>-17917217,427</text:p>
          </table:table-cell>
          <table:table-cell office:value-type="float" office:value="20003956.147" table:style-name="ce3">
            <text:p>20003956,147</text:p>
          </table:table-cell>
          <table:table-cell office:value-type="float" office:value="20003952.489999998" table:style-name="ce3">
            <text:p>20003952,490</text:p>
          </table:table-cell>
          <table:table-cell office:value-type="float" office:value="20003955.761" table:style-name="ce3">
            <text:p>20003955,761</text:p>
          </table:table-cell>
          <table:table-cell table:number-columns-repeated="16332"/>
        </table:table-row>
        <table:table-row table:style-name="ro1">
          <table:table-cell office:value-type="float" office:value="18840" table:style-name="ce2">
            <text:p>18840</text:p>
          </table:table-cell>
          <table:table-cell office:value-type="float" office:value="-4713537.0710000005" table:style-name="ce3">
            <text:p>-4713537,071</text:p>
          </table:table-cell>
          <table:table-cell office:value-type="float" office:value="-3672884.1039999998" table:style-name="ce3">
            <text:p>-3672884,104</text:p>
          </table:table-cell>
          <table:table-cell office:value-type="float" office:value="22965573.719000001" table:style-name="ce3">
            <text:p>22965573,719</text:p>
          </table:table-cell>
          <table:table-cell office:value-type="float" office:value="22965573.816" table:style-name="ce3">
            <text:p>22965573,816</text:p>
          </table:table-cell>
          <table:table-cell office:value-type="float" office:value="22965573.862" table:style-name="ce3">
            <text:p>22965573,862</text:p>
          </table:table-cell>
          <table:table-cell table:number-columns-repeated="5" table:style-name="ce3"/>
          <table:table-cell office:value-type="float" office:value="-9445990.2359999996" table:style-name="ce3">
            <text:p>-9445990,236</text:p>
          </table:table-cell>
          <table:table-cell office:value-type="float" office:value="-7360509.0980000002" table:style-name="ce3">
            <text:p>-7360509,098</text:p>
          </table:table-cell>
          <table:table-cell office:value-type="float" office:value="21844475.767000001" table:style-name="ce3">
            <text:p>21844475,767</text:p>
          </table:table-cell>
          <table:table-cell office:value-type="float" office:value="21844475.684999999" table:style-name="ce3">
            <text:p>21844475,685</text:p>
          </table:table-cell>
          <table:table-cell office:value-type="float" office:value="21844475.166999999" table:style-name="ce3">
            <text:p>21844475,167</text:p>
          </table:table-cell>
          <table:table-cell office:value-type="float" office:value="-10258732.1" table:style-name="ce3">
            <text:p>-10258732,100</text:p>
          </table:table-cell>
          <table:table-cell office:value-type="float" office:value="-7993816.8530000001" table:style-name="ce3">
            <text:p>-7993816,853</text:p>
          </table:table-cell>
          <table:table-cell office:value-type="float" office:value="22196058.335000001" table:style-name="ce3">
            <text:p>22196058,335</text:p>
          </table:table-cell>
          <table:table-cell office:value-type="float" office:value="22196059.289000001" table:style-name="ce3">
            <text:p>22196059,289</text:p>
          </table:table-cell>
          <table:table-cell office:value-type="float" office:value="22196057.528999999" table:style-name="ce3">
            <text:p>22196057,529</text:p>
          </table:table-cell>
          <table:table-cell office:value-type="float" office:value="-22370252.309" table:style-name="ce3">
            <text:p>-22370252,309</text:p>
          </table:table-cell>
          <table:table-cell office:value-type="float" office:value="-17431363.782000002" table:style-name="ce3">
            <text:p>-17431363,782</text:p>
          </table:table-cell>
          <table:table-cell office:value-type="float" office:value="20009295.923999999" table:style-name="ce3">
            <text:p>20009295,924</text:p>
          </table:table-cell>
          <table:table-cell office:value-type="float" office:value="20009294.780999999" table:style-name="ce3">
            <text:p>20009294,781</text:p>
          </table:table-cell>
          <table:table-cell office:value-type="float" office:value="20009295.118999999" table:style-name="ce3">
            <text:p>20009295,119</text:p>
          </table:table-cell>
          <table:table-cell table:style-name="ce2"/>
          <table:table-cell office:value-type="float" office:value="-6117948.7529999996" table:style-name="ce3">
            <text:p>-6117948,753</text:p>
          </table:table-cell>
          <table:table-cell office:value-type="float" office:value="-4767230.5860000001" table:style-name="ce3">
            <text:p>-4767230,586</text:p>
          </table:table-cell>
          <table:table-cell office:value-type="float" office:value="22965562.796" table:style-name="ce3">
            <text:p>22965562,796</text:p>
          </table:table-cell>
          <table:table-cell office:value-type="float" office:value="22965562.09" table:style-name="ce3">
            <text:p>22965562,090</text:p>
          </table:table-cell>
          <table:table-cell office:value-type="float" office:value="22965564.046" table:style-name="ce3">
            <text:p>22965564,046</text:p>
          </table:table-cell>
          <table:table-cell table:number-columns-repeated="5" table:style-name="ce3"/>
          <table:table-cell office:value-type="float" office:value="-9830978.5179999992" table:style-name="ce3">
            <text:p>-9830978,518</text:p>
          </table:table-cell>
          <table:table-cell office:value-type="float" office:value="-7660500.2429999998" table:style-name="ce3">
            <text:p>-7660500,243</text:p>
          </table:table-cell>
          <table:table-cell office:value-type="float" office:value="21844464.861000001" table:style-name="ce3">
            <text:p>21844464,861</text:p>
          </table:table-cell>
          <table:table-cell office:value-type="float" office:value="21844462.390000001" table:style-name="ce3">
            <text:p>21844462,390</text:p>
          </table:table-cell>
          <table:table-cell office:value-type="float" office:value="21844464.364999998" table:style-name="ce3">
            <text:p>21844464,365</text:p>
          </table:table-cell>
          <table:table-cell office:value-type="float" office:value="3225079.7119999998" table:style-name="ce3">
            <text:p>3225079,712</text:p>
          </table:table-cell>
          <table:table-cell office:value-type="float" office:value="2513048.9029999999" table:style-name="ce3">
            <text:p>2513048,903</text:p>
          </table:table-cell>
          <table:table-cell office:value-type="float" office:value="22196053.171999998" table:style-name="ce3">
            <text:p>22196053,172</text:p>
          </table:table-cell>
          <table:table-cell office:value-type="float" office:value="22196051.234999999" table:style-name="ce3">
            <text:p>22196051,235</text:p>
          </table:table-cell>
          <table:table-cell office:value-type="float" office:value="22196052.971000001" table:style-name="ce3">
            <text:p>22196052,971</text:p>
          </table:table-cell>
          <table:table-cell office:value-type="float" office:value="-22965753.631999999" table:style-name="ce3">
            <text:p>-22965753,632</text:p>
          </table:table-cell>
          <table:table-cell office:value-type="float" office:value="-17895391.066" table:style-name="ce3">
            <text:p>-17895391,066</text:p>
          </table:table-cell>
          <table:table-cell office:value-type="float" office:value="20009286.259" table:style-name="ce3">
            <text:p>20009286,259</text:p>
          </table:table-cell>
          <table:table-cell office:value-type="float" office:value="20009282.725000001" table:style-name="ce3">
            <text:p>20009282,725</text:p>
          </table:table-cell>
          <table:table-cell office:value-type="float" office:value="20009286.002" table:style-name="ce3">
            <text:p>20009286,002</text:p>
          </table:table-cell>
          <table:table-cell table:number-columns-repeated="16332"/>
        </table:table-row>
        <table:table-row table:style-name="ro1">
          <table:table-cell office:value-type="float" office:value="18870" table:style-name="ce2">
            <text:p>18870</text:p>
          </table:table-cell>
          <table:table-cell office:value-type="float" office:value="-4634419.4790000003" table:style-name="ce3">
            <text:p>-4634419,479</text:p>
          </table:table-cell>
          <table:table-cell office:value-type="float" office:value="-3611234.0430000001" table:style-name="ce3">
            <text:p>-3611234,043</text:p>
          </table:table-cell>
          <table:table-cell office:value-type="float" office:value="22980631.153999999" table:style-name="ce3">
            <text:p>22980631,154</text:p>
          </table:table-cell>
          <table:table-cell office:value-type="float" office:value="22980630.324000001" table:style-name="ce3">
            <text:p>22980630,324</text:p>
          </table:table-cell>
          <table:table-cell office:value-type="float" office:value="22980628.471000001" table:style-name="ce3">
            <text:p>22980628,471</text:p>
          </table:table-cell>
          <table:table-cell table:number-columns-repeated="5" table:style-name="ce3"/>
          <table:table-cell office:value-type="float" office:value="-9399379.2540000007" table:style-name="ce3">
            <text:p>-9399379,254</text:p>
          </table:table-cell>
          <table:table-cell office:value-type="float" office:value="-7324188.8590000002" table:style-name="ce3">
            <text:p>-7324188,859</text:p>
          </table:table-cell>
          <table:table-cell office:value-type="float" office:value="21853345.102000002" table:style-name="ce3">
            <text:p>21853345,102</text:p>
          </table:table-cell>
          <table:table-cell office:value-type="float" office:value="21853346.052000001" table:style-name="ce3">
            <text:p>21853346,052</text:p>
          </table:table-cell>
          <table:table-cell office:value-type="float" office:value="21853344.589000002" table:style-name="ce3">
            <text:p>21853344,589</text:p>
          </table:table-cell>
          <table:table-cell office:value-type="float" office:value="-10193004.041999999" table:style-name="ce3">
            <text:p>-10193004,042</text:p>
          </table:table-cell>
          <table:table-cell office:value-type="float" office:value="-7942600.1699999999" table:style-name="ce3">
            <text:p>-7942600,170</text:p>
          </table:table-cell>
          <table:table-cell office:value-type="float" office:value="22208566.254999999" table:style-name="ce3">
            <text:p>22208566,255</text:p>
          </table:table-cell>
          <table:table-cell office:value-type="float" office:value="22208567.079" table:style-name="ce3">
            <text:p>22208567,079</text:p>
          </table:table-cell>
          <table:table-cell office:value-type="float" office:value="22208565.567000002" table:style-name="ce3">
            <text:p>22208565,567</text:p>
          </table:table-cell>
          <table:table-cell office:value-type="float" office:value="-22341716.252" table:style-name="ce3">
            <text:p>-22341716,252</text:p>
          </table:table-cell>
          <table:table-cell office:value-type="float" office:value="-17409127.892999999" table:style-name="ce3">
            <text:p>-17409127,893</text:p>
          </table:table-cell>
          <table:table-cell office:value-type="float" office:value="20014726.445" table:style-name="ce3">
            <text:p>20014726,445</text:p>
          </table:table-cell>
          <table:table-cell office:value-type="float" office:value="20014724.910999998" table:style-name="ce3">
            <text:p>20014724,911</text:p>
          </table:table-cell>
          <table:table-cell office:value-type="float" office:value="20014725.478" table:style-name="ce3">
            <text:p>20014725,478</text:p>
          </table:table-cell>
          <table:table-cell table:style-name="ce2"/>
          <table:table-cell office:value-type="float" office:value="-6038833.3229999999" table:style-name="ce3">
            <text:p>-6038833,323</text:p>
          </table:table-cell>
          <table:table-cell office:value-type="float" office:value="-4705582.1900000004" table:style-name="ce3">
            <text:p>-4705582,190</text:p>
          </table:table-cell>
          <table:table-cell office:value-type="float" office:value="22980618.896000002" table:style-name="ce3">
            <text:p>22980618,896</text:p>
          </table:table-cell>
          <table:table-cell office:value-type="float" office:value="22980620.013999999" table:style-name="ce3">
            <text:p>22980620,014</text:p>
          </table:table-cell>
          <table:table-cell office:value-type="float" office:value="22980619.589000002" table:style-name="ce3">
            <text:p>22980619,589</text:p>
          </table:table-cell>
          <table:table-cell table:number-columns-repeated="5" table:style-name="ce3"/>
          <table:table-cell office:value-type="float" office:value="-9784369.7809999995" table:style-name="ce3">
            <text:p>-9784369,781</text:p>
          </table:table-cell>
          <table:table-cell office:value-type="float" office:value="-7624181.7529999996" table:style-name="ce3">
            <text:p>-7624181,753</text:p>
          </table:table-cell>
          <table:table-cell office:value-type="float" office:value="21853334.147999998" table:style-name="ce3">
            <text:p>21853334,148</text:p>
          </table:table-cell>
          <table:table-cell office:value-type="float" office:value="21853332.497000001" table:style-name="ce3">
            <text:p>21853332,497</text:p>
          </table:table-cell>
          <table:table-cell office:value-type="float" office:value="21853334.171" table:style-name="ce3">
            <text:p>21853334,171</text:p>
          </table:table-cell>
          <table:table-cell office:value-type="float" office:value="3290805.591" table:style-name="ce3">
            <text:p>3290805,591</text:p>
          </table:table-cell>
          <table:table-cell office:value-type="float" office:value="2564263.8709999998" table:style-name="ce3">
            <text:p>2564263,871</text:p>
          </table:table-cell>
          <table:table-cell office:value-type="float" office:value="22208560.864" table:style-name="ce3">
            <text:p>22208560,864</text:p>
          </table:table-cell>
          <table:table-cell office:value-type="float" office:value="22208558.901999999" table:style-name="ce3">
            <text:p>22208558,902</text:p>
          </table:table-cell>
          <table:table-cell office:value-type="float" office:value="22208560.456999999" table:style-name="ce3">
            <text:p>22208560,457</text:p>
          </table:table-cell>
          <table:table-cell office:value-type="float" office:value="-22937220.000999998" table:style-name="ce3">
            <text:p>-22937220,001</text:p>
          </table:table-cell>
          <table:table-cell office:value-type="float" office:value="-17873157.067000002" table:style-name="ce3">
            <text:p>-17873157,067</text:p>
          </table:table-cell>
          <table:table-cell office:value-type="float" office:value="20014716.765999999" table:style-name="ce3">
            <text:p>20014716,766</text:p>
          </table:table-cell>
          <table:table-cell office:value-type="float" office:value="20014712.500999998" table:style-name="ce3">
            <text:p>20014712,501</text:p>
          </table:table-cell>
          <table:table-cell office:value-type="float" office:value="20014715.754000001" table:style-name="ce3">
            <text:p>20014715,754</text:p>
          </table:table-cell>
          <table:table-cell table:number-columns-repeated="16332"/>
        </table:table-row>
        <table:table-row table:style-name="ro1">
          <table:table-cell office:value-type="float" office:value="18900" table:style-name="ce2">
            <text:p>18900</text:p>
          </table:table-cell>
          <table:table-cell office:value-type="float" office:value="-4555203.085" table:style-name="ce3">
            <text:p>-4555203,085</text:p>
          </table:table-cell>
          <table:table-cell office:value-type="float" office:value="-3549507.0060000001" table:style-name="ce3">
            <text:p>-3549507,006</text:p>
          </table:table-cell>
          <table:table-cell office:value-type="float" office:value="22995705.416000001" table:style-name="ce3">
            <text:p>22995705,416</text:p>
          </table:table-cell>
          <table:table-cell office:value-type="float" office:value="22995703.956" table:style-name="ce3">
            <text:p>22995703,956</text:p>
          </table:table-cell>
          <table:table-cell office:value-type="float" office:value="22995703.806000002" table:style-name="ce3">
            <text:p>22995703,806</text:p>
          </table:table-cell>
          <table:table-cell table:number-columns-repeated="5" table:style-name="ce3"/>
          <table:table-cell office:value-type="float" office:value="-9352668.7210000008" table:style-name="ce3">
            <text:p>-9352668,721</text:p>
          </table:table-cell>
          <table:table-cell office:value-type="float" office:value="-7287791.0489999996" table:style-name="ce3">
            <text:p>-7287791,049</text:p>
          </table:table-cell>
          <table:table-cell office:value-type="float" office:value="21862235.173" table:style-name="ce3">
            <text:p>21862235,173</text:p>
          </table:table-cell>
          <table:table-cell office:value-type="float" office:value="21862234.464000002" table:style-name="ce3">
            <text:p>21862234,464</text:p>
          </table:table-cell>
          <table:table-cell office:value-type="float" office:value="21862233.498" table:style-name="ce3">
            <text:p>21862233,498</text:p>
          </table:table-cell>
          <table:table-cell office:value-type="float" office:value="-10126886.028999999" table:style-name="ce3">
            <text:p>-10126886,029</text:p>
          </table:table-cell>
          <table:table-cell office:value-type="float" office:value="-7891079.6490000002" table:style-name="ce3">
            <text:p>-7891079,649</text:p>
          </table:table-cell>
          <table:table-cell office:value-type="float" office:value="22221148.574000001" table:style-name="ce3">
            <text:p>22221148,574</text:p>
          </table:table-cell>
          <table:table-cell office:value-type="float" office:value="22221149.34" table:style-name="ce3">
            <text:p>22221149,340</text:p>
          </table:table-cell>
          <table:table-cell office:value-type="float" office:value="22221148.017000001" table:style-name="ce3">
            <text:p>22221148,017</text:p>
          </table:table-cell>
          <table:table-cell office:value-type="float" office:value="-22312664.355" table:style-name="ce3">
            <text:p>-22312664,355</text:p>
          </table:table-cell>
          <table:table-cell office:value-type="float" office:value="-17386490.050000001" table:style-name="ce3">
            <text:p>-17386490,050</text:p>
          </table:table-cell>
          <table:table-cell office:value-type="float" office:value="20020254.535" table:style-name="ce3">
            <text:p>20020254,535</text:p>
          </table:table-cell>
          <table:table-cell office:value-type="float" office:value="20020253.362" table:style-name="ce3">
            <text:p>20020253,362</text:p>
          </table:table-cell>
          <table:table-cell office:value-type="float" office:value="20020254.250999998" table:style-name="ce3">
            <text:p>20020254,251</text:p>
          </table:table-cell>
          <table:table-cell table:style-name="ce2"/>
          <table:table-cell office:value-type="float" office:value="-5959605.9950000001" table:style-name="ce3">
            <text:p>-5959605,995</text:p>
          </table:table-cell>
          <table:table-cell office:value-type="float" office:value="-4643846.5980000002" table:style-name="ce3">
            <text:p>-4643846,598</text:p>
          </table:table-cell>
          <table:table-cell office:value-type="float" office:value="22995693.171" table:style-name="ce3">
            <text:p>22995693,171</text:p>
          </table:table-cell>
          <table:table-cell office:value-type="float" office:value="22995694.215" table:style-name="ce3">
            <text:p>22995694,215</text:p>
          </table:table-cell>
          <table:table-cell office:value-type="float" office:value="22995696.028999999" table:style-name="ce3">
            <text:p>22995696,029</text:p>
          </table:table-cell>
          <table:table-cell table:number-columns-repeated="5" table:style-name="ce3"/>
          <table:table-cell office:value-type="float" office:value="-9737648.2909999993" table:style-name="ce3">
            <text:p>-9737648,291</text:p>
          </table:table-cell>
          <table:table-cell office:value-type="float" office:value="-7587775.3909999998" table:style-name="ce3">
            <text:p>-7587775,391</text:p>
          </table:table-cell>
          <table:table-cell office:value-type="float" office:value="21862225.642999999" table:style-name="ce3">
            <text:p>21862225,643</text:p>
          </table:table-cell>
          <table:table-cell office:value-type="float" office:value="21862222.877" table:style-name="ce3">
            <text:p>21862222,877</text:p>
          </table:table-cell>
          <table:table-cell office:value-type="float" office:value="21862225.078000002" table:style-name="ce3">
            <text:p>21862225,078</text:p>
          </table:table-cell>
          <table:table-cell office:value-type="float" office:value="3356934.6189999999" table:style-name="ce3">
            <text:p>3356934,619</text:p>
          </table:table-cell>
          <table:table-cell office:value-type="float" office:value="2615793.003" table:style-name="ce3">
            <text:p>2615793,003</text:p>
          </table:table-cell>
          <table:table-cell office:value-type="float" office:value="22221144.908" table:style-name="ce3">
            <text:p>22221144,908</text:p>
          </table:table-cell>
          <table:table-cell office:value-type="float" office:value="22221142.388999999" table:style-name="ce3">
            <text:p>22221142,389</text:p>
          </table:table-cell>
          <table:table-cell office:value-type="float" office:value="22221144.004999999" table:style-name="ce3">
            <text:p>22221144,005</text:p>
          </table:table-cell>
          <table:table-cell office:value-type="float" office:value="-22908157.317000002" table:style-name="ce3">
            <text:p>-22908157,317</text:p>
          </table:table-cell>
          <table:table-cell office:value-type="float" office:value="-17850510.816" table:style-name="ce3">
            <text:p>-17850510,816</text:p>
          </table:table-cell>
          <table:table-cell office:value-type="float" office:value="20020246.877999999" table:style-name="ce3">
            <text:p>20020246,878</text:p>
          </table:table-cell>
          <table:table-cell office:value-type="float" office:value="20020242.811999999" table:style-name="ce3">
            <text:p>20020242,812</text:p>
          </table:table-cell>
          <table:table-cell office:value-type="float" office:value="20020246.302999999" table:style-name="ce3">
            <text:p>20020246,303</text:p>
          </table:table-cell>
          <table:table-cell table:number-columns-repeated="16332"/>
        </table:table-row>
        <table:table-row table:style-name="ro1">
          <table:table-cell office:value-type="float" office:value="18930" table:style-name="ce2">
            <text:p>18930</text:p>
          </table:table-cell>
          <table:table-cell office:value-type="float" office:value="-4475881.9029999999" table:style-name="ce3">
            <text:p>-4475881,903</text:p>
          </table:table-cell>
          <table:table-cell office:value-type="float" office:value="-3487698.273" table:style-name="ce3">
            <text:p>-3487698,273</text:p>
          </table:table-cell>
          <table:table-cell office:value-type="float" office:value="23010798.973999999" table:style-name="ce3">
            <text:p>23010798,974</text:p>
          </table:table-cell>
          <table:table-cell office:value-type="float" office:value="23010798.629999999" table:style-name="ce3">
            <text:p>23010798,630</text:p>
          </table:table-cell>
          <table:table-cell office:value-type="float" office:value="23010797.489" table:style-name="ce3">
            <text:p>23010797,489</text:p>
          </table:table-cell>
          <table:table-cell table:number-columns-repeated="5" table:style-name="ce3"/>
          <table:table-cell office:value-type="float" office:value="-9305852.9059999995" table:style-name="ce3">
            <text:p>-9305852,906</text:p>
          </table:table-cell>
          <table:table-cell office:value-type="float" office:value="-7251311.1890000002" table:style-name="ce3">
            <text:p>-7251311,189</text:p>
          </table:table-cell>
          <table:table-cell office:value-type="float" office:value="21871142.234000001" table:style-name="ce3">
            <text:p>21871142,234</text:p>
          </table:table-cell>
          <table:table-cell office:value-type="float" office:value="21871143.160999998" table:style-name="ce3">
            <text:p>21871143,161</text:p>
          </table:table-cell>
          <table:table-cell office:value-type="float" office:value="21871142.147" table:style-name="ce3">
            <text:p>21871142,147</text:p>
          </table:table-cell>
          <table:table-cell office:value-type="float" office:value="-10060374.983999999" table:style-name="ce3">
            <text:p>-10060374,984</text:p>
          </table:table-cell>
          <table:table-cell office:value-type="float" office:value="-7839252.8540000003" table:style-name="ce3">
            <text:p>-7839252,854</text:p>
          </table:table-cell>
          <table:table-cell office:value-type="float" office:value="22233806.048999999" table:style-name="ce3">
            <text:p>22233806,049</text:p>
          </table:table-cell>
          <table:table-cell office:value-type="float" office:value="22233806.412999999" table:style-name="ce3">
            <text:p>22233806,413</text:p>
          </table:table-cell>
          <table:table-cell office:value-type="float" office:value="22233804.842999998" table:style-name="ce3">
            <text:p>22233804,843</text:p>
          </table:table-cell>
          <table:table-cell office:value-type="float" office:value="-22283092.030999999" table:style-name="ce3">
            <text:p>-22283092,031</text:p>
          </table:table-cell>
          <table:table-cell office:value-type="float" office:value="-17363446.677000001" table:style-name="ce3">
            <text:p>-17363446,677</text:p>
          </table:table-cell>
          <table:table-cell office:value-type="float" office:value="20025881.377999999" table:style-name="ce3">
            <text:p>20025881,378</text:p>
          </table:table-cell>
          <table:table-cell office:value-type="float" office:value="20025880.59" table:style-name="ce3">
            <text:p>20025880,590</text:p>
          </table:table-cell>
          <table:table-cell office:value-type="float" office:value="20025881.153999999" table:style-name="ce3">
            <text:p>20025881,154</text:p>
          </table:table-cell>
          <table:table-cell table:style-name="ce2"/>
          <table:table-cell office:value-type="float" office:value="-5880283.3899999997" table:style-name="ce3">
            <text:p>-5880283,390</text:p>
          </table:table-cell>
          <table:table-cell office:value-type="float" office:value="-4582036.767" table:style-name="ce3">
            <text:p>-4582036,767</text:p>
          </table:table-cell>
          <table:table-cell office:value-type="float" office:value="23010791.081999999" table:style-name="ce3">
            <text:p>23010791,082</text:p>
          </table:table-cell>
          <table:table-cell office:value-type="float" office:value="23010789.842999998" table:style-name="ce3">
            <text:p>23010789,843</text:p>
          </table:table-cell>
          <table:table-cell office:value-type="float" office:value="23010791.846999999" table:style-name="ce3">
            <text:p>23010791,847</text:p>
          </table:table-cell>
          <table:table-cell table:number-columns-repeated="5" table:style-name="ce3"/>
          <table:table-cell office:value-type="float" office:value="-9690831.0559999999" table:style-name="ce3">
            <text:p>-9690831,056</text:p>
          </table:table-cell>
          <table:table-cell office:value-type="float" office:value="-7551294.4419999998" table:style-name="ce3">
            <text:p>-7551294,442</text:p>
          </table:table-cell>
          <table:table-cell office:value-type="float" office:value="21871134.357999999" table:style-name="ce3">
            <text:p>21871134,358</text:p>
          </table:table-cell>
          <table:table-cell office:value-type="float" office:value="21871131.947000001" table:style-name="ce3">
            <text:p>21871131,947</text:p>
          </table:table-cell>
          <table:table-cell office:value-type="float" office:value="21871133.423999999" table:style-name="ce3">
            <text:p>21871133,424</text:p>
          </table:table-cell>
          <table:table-cell office:value-type="float" office:value="3423447.1460000002" table:style-name="ce3">
            <text:p>3423447,146</text:p>
          </table:table-cell>
          <table:table-cell office:value-type="float" office:value="2667620.9380000001" table:style-name="ce3">
            <text:p>2667620,938</text:p>
          </table:table-cell>
          <table:table-cell office:value-type="float" office:value="22233801.192000002" table:style-name="ce3">
            <text:p>22233801,192</text:p>
          </table:table-cell>
          <table:table-cell office:value-type="float" office:value="22233799.368000001" table:style-name="ce3">
            <text:p>22233799,368</text:p>
          </table:table-cell>
          <table:table-cell office:value-type="float" office:value="22233800.852000002" table:style-name="ce3">
            <text:p>22233800,852</text:p>
          </table:table-cell>
          <table:table-cell office:value-type="float" office:value="-22878583.75" table:style-name="ce3">
            <text:p>-22878583,750</text:p>
          </table:table-cell>
          <table:table-cell office:value-type="float" office:value="-17827466.478999998" table:style-name="ce3">
            <text:p>-17827466,479</text:p>
          </table:table-cell>
          <table:table-cell office:value-type="float" office:value="20025874.028000001" table:style-name="ce3">
            <text:p>20025874,028</text:p>
          </table:table-cell>
          <table:table-cell office:value-type="float" office:value="20025870.254000001" table:style-name="ce3">
            <text:p>20025870,254</text:p>
          </table:table-cell>
          <table:table-cell office:value-type="float" office:value="20025873.594999999" table:style-name="ce3">
            <text:p>20025873,595</text:p>
          </table:table-cell>
          <table:table-cell table:number-columns-repeated="16332"/>
        </table:table-row>
        <table:table-row table:style-name="ro1">
          <table:table-cell office:value-type="float" office:value="18960" table:style-name="ce2">
            <text:p>18960</text:p>
          </table:table-cell>
          <table:table-cell office:value-type="float" office:value="-4396461.534" table:style-name="ce3">
            <text:p>-4396461,534</text:p>
          </table:table-cell>
          <table:table-cell office:value-type="float" office:value="-3425812.264" table:style-name="ce3">
            <text:p>-3425812,264</text:p>
          </table:table-cell>
          <table:table-cell office:value-type="float" office:value="23025912.050000001" table:style-name="ce3">
            <text:p>23025912,050</text:p>
          </table:table-cell>
          <table:table-cell office:value-type="float" office:value="23025910.921" table:style-name="ce3">
            <text:p>23025910,921</text:p>
          </table:table-cell>
          <table:table-cell office:value-type="float" office:value="23025911.120999999" table:style-name="ce3">
            <text:p>23025911,121</text:p>
          </table:table-cell>
          <table:table-cell table:number-columns-repeated="5" table:style-name="ce3"/>
          <table:table-cell office:value-type="float" office:value="-9258936.9519999996" table:style-name="ce3">
            <text:p>-9258936,952</text:p>
          </table:table-cell>
          <table:table-cell office:value-type="float" office:value="-7214753.3090000004" table:style-name="ce3">
            <text:p>-7214753,309</text:p>
          </table:table-cell>
          <table:table-cell office:value-type="float" office:value="21880070.280000001" table:style-name="ce3">
            <text:p>21880070,280</text:p>
          </table:table-cell>
          <table:table-cell office:value-type="float" office:value="21880071.228999998" table:style-name="ce3">
            <text:p>21880071,229</text:p>
          </table:table-cell>
          <table:table-cell office:value-type="float" office:value="21880069.936999999" table:style-name="ce3">
            <text:p>21880069,937</text:p>
          </table:table-cell>
          <table:table-cell office:value-type="float" office:value="-9993479.0820000004" table:style-name="ce3">
            <text:p>-9993479,082</text:p>
          </table:table-cell>
          <table:table-cell office:value-type="float" office:value="-7787126.1789999995" table:style-name="ce3">
            <text:p>-7787126,179</text:p>
          </table:table-cell>
          <table:table-cell office:value-type="float" office:value="22246535.315000001" table:style-name="ce3">
            <text:p>22246535,315</text:p>
          </table:table-cell>
          <table:table-cell office:value-type="float" office:value="22246535.767999999" table:style-name="ce3">
            <text:p>22246535,768</text:p>
          </table:table-cell>
          <table:table-cell office:value-type="float" office:value="22246534.480999999" table:style-name="ce3">
            <text:p>22246534,481</text:p>
          </table:table-cell>
          <table:table-cell office:value-type="float" office:value="-22253006.721999999" table:style-name="ce3">
            <text:p>-22253006,722</text:p>
          </table:table-cell>
          <table:table-cell office:value-type="float" office:value="-17340003.583000001" table:style-name="ce3">
            <text:p>-17340003,583</text:p>
          </table:table-cell>
          <table:table-cell office:value-type="float" office:value="20031606.907000002" table:style-name="ce3">
            <text:p>20031606,907</text:p>
          </table:table-cell>
          <table:table-cell office:value-type="float" office:value="20031605.991" table:style-name="ce3">
            <text:p>20031605,991</text:p>
          </table:table-cell>
          <table:table-cell office:value-type="float" office:value="20031606.397999998" table:style-name="ce3">
            <text:p>20031606,398</text:p>
          </table:table-cell>
          <table:table-cell table:style-name="ce2"/>
          <table:table-cell office:value-type="float" office:value="-5800858.2599999998" table:style-name="ce3">
            <text:p>-5800858,260</text:p>
          </table:table-cell>
          <table:table-cell office:value-type="float" office:value="-4520147.0279999999" table:style-name="ce3">
            <text:p>-4520147,028</text:p>
          </table:table-cell>
          <table:table-cell office:value-type="float" office:value="23025906.704" table:style-name="ce3">
            <text:p>23025906,704</text:p>
          </table:table-cell>
          <table:table-cell office:value-type="float" office:value="23025903.098999999" table:style-name="ce3">
            <text:p>23025903,099</text:p>
          </table:table-cell>
          <table:table-cell office:value-type="float" office:value="23025906.155999999" table:style-name="ce3">
            <text:p>23025906,156</text:p>
          </table:table-cell>
          <table:table-cell table:number-columns-repeated="5" table:style-name="ce3"/>
          <table:table-cell office:value-type="float" office:value="-9643910.3570000008" table:style-name="ce3">
            <text:p>-9643910,357</text:p>
          </table:table-cell>
          <table:table-cell office:value-type="float" office:value="-7514732.8619999997" table:style-name="ce3">
            <text:p>-7514732,862</text:p>
          </table:table-cell>
          <table:table-cell office:value-type="float" office:value="21880062.335999999" table:style-name="ce3">
            <text:p>21880062,336</text:p>
          </table:table-cell>
          <table:table-cell office:value-type="float" office:value="21880060.875" table:style-name="ce3">
            <text:p>21880060,875</text:p>
          </table:table-cell>
          <table:table-cell office:value-type="float" office:value="21880062.605999999" table:style-name="ce3">
            <text:p>21880062,606</text:p>
          </table:table-cell>
          <table:table-cell office:value-type="float" office:value="3490347.8480000002" table:style-name="ce3">
            <text:p>3490347,848</text:p>
          </table:table-cell>
          <table:table-cell office:value-type="float" office:value="2719751.36" table:style-name="ce3">
            <text:p>2719751,360</text:p>
          </table:table-cell>
          <table:table-cell office:value-type="float" office:value="22246532.989999998" table:style-name="ce3">
            <text:p>22246532,990</text:p>
          </table:table-cell>
          <table:table-cell office:value-type="float" office:value="22246530.708000001" table:style-name="ce3">
            <text:p>22246530,708</text:p>
          </table:table-cell>
          <table:table-cell office:value-type="float" office:value="22246532.397999998" table:style-name="ce3">
            <text:p>22246532,398</text:p>
          </table:table-cell>
          <table:table-cell office:value-type="float" office:value="-22848493.877" table:style-name="ce3">
            <text:p>-22848493,877</text:p>
          </table:table-cell>
          <table:table-cell office:value-type="float" office:value="-17804019.818999998" table:style-name="ce3">
            <text:p>-17804019,819</text:p>
          </table:table-cell>
          <table:table-cell office:value-type="float" office:value="20031600.561000001" table:style-name="ce3">
            <text:p>20031600,561</text:p>
          </table:table-cell>
          <table:table-cell office:value-type="float" office:value="20031596.410999998" table:style-name="ce3">
            <text:p>20031596,411</text:p>
          </table:table-cell>
          <table:table-cell office:value-type="float" office:value="20031599.837000001" table:style-name="ce3">
            <text:p>20031599,837</text:p>
          </table:table-cell>
          <table:table-cell table:number-columns-repeated="16332"/>
        </table:table-row>
        <table:table-row table:style-name="ro1">
          <table:table-cell office:value-type="float" office:value="18990" table:style-name="ce2">
            <text:p>18990</text:p>
          </table:table-cell>
          <table:table-cell office:value-type="float" office:value="-4316936.12" table:style-name="ce3">
            <text:p>-4316936,120</text:p>
          </table:table-cell>
          <table:table-cell office:value-type="float" office:value="-3363844.4010000001" table:style-name="ce3">
            <text:p>-3363844,401</text:p>
          </table:table-cell>
          <table:table-cell office:value-type="float" office:value="23041043.873" table:style-name="ce3">
            <text:p>23041043,873</text:p>
          </table:table-cell>
          <table:table-cell office:value-type="float" office:value="23041044.405000001" table:style-name="ce3">
            <text:p>23041044,405</text:p>
          </table:table-cell>
          <table:table-cell office:value-type="float" office:value="23041043.451000001" table:style-name="ce3">
            <text:p>23041043,451</text:p>
          </table:table-cell>
          <table:table-cell table:number-columns-repeated="5" table:style-name="ce3"/>
          <table:table-cell office:value-type="float" office:value="-9211914.8579999991" table:style-name="ce3">
            <text:p>-9211914,858</text:p>
          </table:table-cell>
          <table:table-cell office:value-type="float" office:value="-7178112.7249999996" table:style-name="ce3">
            <text:p>-7178112,725</text:p>
          </table:table-cell>
          <table:table-cell office:value-type="float" office:value="21889018.385000002" table:style-name="ce3">
            <text:p>21889018,385</text:p>
          </table:table-cell>
          <table:table-cell office:value-type="float" office:value="21889019.147" table:style-name="ce3">
            <text:p>21889019,147</text:p>
          </table:table-cell>
          <table:table-cell office:value-type="float" office:value="21889017.916000001" table:style-name="ce3">
            <text:p>21889017,916</text:p>
          </table:table-cell>
          <table:table-cell office:value-type="float" office:value="-9926195.1339999996" table:style-name="ce3">
            <text:p>-9926195,134</text:p>
          </table:table-cell>
          <table:table-cell office:value-type="float" office:value="-7734697.125" table:style-name="ce3">
            <text:p>-7734697,125</text:p>
          </table:table-cell>
          <table:table-cell office:value-type="float" office:value="22259338.780999999" table:style-name="ce3">
            <text:p>22259338,781</text:p>
          </table:table-cell>
          <table:table-cell office:value-type="float" office:value="22259339.271000002" table:style-name="ce3">
            <text:p>22259339,271</text:p>
          </table:table-cell>
          <table:table-cell office:value-type="float" office:value="22259338.054000001" table:style-name="ce3">
            <text:p>22259338,054</text:p>
          </table:table-cell>
          <table:table-cell office:value-type="float" office:value="-22222404.162999999" table:style-name="ce3">
            <text:p>-22222404,163</text:p>
          </table:table-cell>
          <table:table-cell office:value-type="float" office:value="-17316157.427999999" table:style-name="ce3">
            <text:p>-17316157,428</text:p>
          </table:table-cell>
          <table:table-cell office:value-type="float" office:value="20037430.655999999" table:style-name="ce3">
            <text:p>20037430,656</text:p>
          </table:table-cell>
          <table:table-cell office:value-type="float" office:value="20037429.138999999" table:style-name="ce3">
            <text:p>20037429,139</text:p>
          </table:table-cell>
          <table:table-cell office:value-type="float" office:value="20037430.173" table:style-name="ce3">
            <text:p>20037430,173</text:p>
          </table:table-cell>
          <table:table-cell table:style-name="ce2"/>
          <table:table-cell office:value-type="float" office:value="-5721335.4550000001" table:style-name="ce3">
            <text:p>-5721335,455</text:p>
          </table:table-cell>
          <table:table-cell office:value-type="float" office:value="-4458181.2609999999" table:style-name="ce3">
            <text:p>-4458181,261</text:p>
          </table:table-cell>
          <table:table-cell office:value-type="float" office:value="23041036.326000001" table:style-name="ce3">
            <text:p>23041036,326</text:p>
          </table:table-cell>
          <table:table-cell office:value-type="float" office:value="23041035.693" table:style-name="ce3">
            <text:p>23041035,693</text:p>
          </table:table-cell>
          <table:table-cell office:value-type="float" office:value="23041038.352000002" table:style-name="ce3">
            <text:p>23041038,352</text:p>
          </table:table-cell>
          <table:table-cell table:number-columns-repeated="5" table:style-name="ce3"/>
          <table:table-cell office:value-type="float" office:value="-9596890.9079999998" table:style-name="ce3">
            <text:p>-9596890,908</text:p>
          </table:table-cell>
          <table:table-cell office:value-type="float" office:value="-7478094.3439999996" table:style-name="ce3">
            <text:p>-7478094,344</text:p>
          </table:table-cell>
          <table:table-cell office:value-type="float" office:value="21889010.017000001" table:style-name="ce3">
            <text:p>21889010,017</text:p>
          </table:table-cell>
          <table:table-cell office:value-type="float" office:value="21889008.352000002" table:style-name="ce3">
            <text:p>21889008,352</text:p>
          </table:table-cell>
          <table:table-cell office:value-type="float" office:value="21889009.807" table:style-name="ce3">
            <text:p>21889009,807</text:p>
          </table:table-cell>
          <table:table-cell office:value-type="float" office:value="3557629.213" table:style-name="ce3">
            <text:p>3557629,213</text:p>
          </table:table-cell>
          <table:table-cell office:value-type="float" office:value="2772178.39" table:style-name="ce3">
            <text:p>2772178,390</text:p>
          </table:table-cell>
          <table:table-cell office:value-type="float" office:value="22259336.851" table:style-name="ce3">
            <text:p>22259336,851</text:p>
          </table:table-cell>
          <table:table-cell office:value-type="float" office:value="22259334.138999999" table:style-name="ce3">
            <text:p>22259334,139</text:p>
          </table:table-cell>
          <table:table-cell office:value-type="float" office:value="22259336.291999999" table:style-name="ce3">
            <text:p>22259336,292</text:p>
          </table:table-cell>
          <table:table-cell office:value-type="float" office:value="-22817894.140000001" table:style-name="ce3">
            <text:p>-22817894,140</text:p>
          </table:table-cell>
          <table:table-cell office:value-type="float" office:value="-17780175.864999998" table:style-name="ce3">
            <text:p>-17780175,865</text:p>
          </table:table-cell>
          <table:table-cell office:value-type="float" office:value="20037423.254999999" table:style-name="ce3">
            <text:p>20037423,255</text:p>
          </table:table-cell>
          <table:table-cell office:value-type="float" office:value="20037419.384" table:style-name="ce3">
            <text:p>20037419,384</text:p>
          </table:table-cell>
          <table:table-cell office:value-type="float" office:value="20037422.945999999" table:style-name="ce3">
            <text:p>20037422,946</text:p>
          </table:table-cell>
          <table:table-cell table:number-columns-repeated="16332"/>
        </table:table-row>
        <table:table-row table:style-name="ro1">
          <table:table-cell office:value-type="float" office:value="19020" table:style-name="ce2">
            <text:p>19020</text:p>
          </table:table-cell>
          <table:table-cell office:value-type="float" office:value="-4237307.9780000001" table:style-name="ce3">
            <text:p>-4237307,978</text:p>
          </table:table-cell>
          <table:table-cell office:value-type="float" office:value="-3301796.49" table:style-name="ce3">
            <text:p>-3301796,490</text:p>
          </table:table-cell>
          <table:table-cell office:value-type="float" office:value="23056198.478999998" table:style-name="ce3">
            <text:p>23056198,479</text:p>
          </table:table-cell>
          <table:table-cell office:value-type="float" office:value="23056197.546999998" table:style-name="ce3">
            <text:p>23056197,547</text:p>
          </table:table-cell>
          <table:table-cell office:value-type="float" office:value="23056196.431000002" table:style-name="ce3">
            <text:p>23056196,431</text:p>
          </table:table-cell>
          <table:table-cell table:number-columns-repeated="5" table:style-name="ce3"/>
          <table:table-cell office:value-type="float" office:value="-9164788.3570000008" table:style-name="ce3">
            <text:p>-9164788,357</text:p>
          </table:table-cell>
          <table:table-cell office:value-type="float" office:value="-7141390.7819999997" table:style-name="ce3">
            <text:p>-7141390,782</text:p>
          </table:table-cell>
          <table:table-cell office:value-type="float" office:value="21897986.522" table:style-name="ce3">
            <text:p>21897986,522</text:p>
          </table:table-cell>
          <table:table-cell office:value-type="float" office:value="21897986.877999999" table:style-name="ce3">
            <text:p>21897986,878</text:p>
          </table:table-cell>
          <table:table-cell office:value-type="float" office:value="21897985.967" table:style-name="ce3">
            <text:p>21897985,967</text:p>
          </table:table-cell>
          <table:table-cell office:value-type="float" office:value="-9858527.932" table:style-name="ce3">
            <text:p>-9858527,932</text:p>
          </table:table-cell>
          <table:table-cell office:value-type="float" office:value="-7681969.4380000001" table:style-name="ce3">
            <text:p>-7681969,438</text:p>
          </table:table-cell>
          <table:table-cell office:value-type="float" office:value="22272215.140000001" table:style-name="ce3">
            <text:p>22272215,140</text:p>
          </table:table-cell>
          <table:table-cell office:value-type="float" office:value="22272215.905999999" table:style-name="ce3">
            <text:p>22272215,906</text:p>
          </table:table-cell>
          <table:table-cell office:value-type="float" office:value="22272214.083999999" table:style-name="ce3">
            <text:p>22272214,084</text:p>
          </table:table-cell>
          <table:table-cell office:value-type="float" office:value="-22191288.056000002" table:style-name="ce3">
            <text:p>-22191288,056</text:p>
          </table:table-cell>
          <table:table-cell office:value-type="float" office:value="-17291911.107000001" table:style-name="ce3">
            <text:p>-17291911,107</text:p>
          </table:table-cell>
          <table:table-cell office:value-type="float" office:value="20043351.539000001" table:style-name="ce3">
            <text:p>20043351,539</text:p>
          </table:table-cell>
          <table:table-cell office:value-type="float" office:value="20043350.364" table:style-name="ce3">
            <text:p>20043350,364</text:p>
          </table:table-cell>
          <table:table-cell office:value-type="float" office:value="20043351.116" table:style-name="ce3">
            <text:p>20043351,116</text:p>
          </table:table-cell>
          <table:table-cell table:style-name="ce2"/>
          <table:table-cell office:value-type="float" office:value="-5641699.1040000003" table:style-name="ce3">
            <text:p>-5641699,104</text:p>
          </table:table-cell>
          <table:table-cell office:value-type="float" office:value="-4396126.943" table:style-name="ce3">
            <text:p>-4396126,943</text:p>
          </table:table-cell>
          <table:table-cell office:value-type="float" office:value="23056193.026000001" table:style-name="ce3">
            <text:p>23056193,026</text:p>
          </table:table-cell>
          <table:table-cell office:value-type="float" office:value="23056191.214000002" table:style-name="ce3">
            <text:p>23056191,214</text:p>
          </table:table-cell>
          <table:table-cell office:value-type="float" office:value="23056191.958999999" table:style-name="ce3">
            <text:p>23056191,959</text:p>
          </table:table-cell>
          <table:table-cell table:number-columns-repeated="5" table:style-name="ce3"/>
          <table:table-cell office:value-type="float" office:value="-9549756.2219999991" table:style-name="ce3">
            <text:p>-9549756,222</text:p>
          </table:table-cell>
          <table:table-cell office:value-type="float" office:value="-7441366.0180000002" table:style-name="ce3">
            <text:p>-7441366,018</text:p>
          </table:table-cell>
          <table:table-cell office:value-type="float" office:value="21897979.644000001" table:style-name="ce3">
            <text:p>21897979,644</text:p>
          </table:table-cell>
          <table:table-cell office:value-type="float" office:value="21897978.272" table:style-name="ce3">
            <text:p>21897978,272</text:p>
          </table:table-cell>
          <table:table-cell office:value-type="float" office:value="21897979.418000001" table:style-name="ce3">
            <text:p>21897979,418</text:p>
          </table:table-cell>
          <table:table-cell office:value-type="float" office:value="3625304.6359999999" table:style-name="ce3">
            <text:p>3625304,636</text:p>
          </table:table-cell>
          <table:table-cell office:value-type="float" office:value="2824912.4879999999" table:style-name="ce3">
            <text:p>2824912,488</text:p>
          </table:table-cell>
          <table:table-cell office:value-type="float" office:value="22272215.443999998" table:style-name="ce3">
            <text:p>22272215,444</text:p>
          </table:table-cell>
          <table:table-cell office:value-type="float" office:value="22272212.355999999" table:style-name="ce3">
            <text:p>22272212,356</text:p>
          </table:table-cell>
          <table:table-cell office:value-type="float" office:value="22272214.208000001" table:style-name="ce3">
            <text:p>22272214,208</text:p>
          </table:table-cell>
          <table:table-cell office:value-type="float" office:value="-22786770.024999999" table:style-name="ce3">
            <text:p>-22786770,025</text:p>
          </table:table-cell>
          <table:table-cell office:value-type="float" office:value="-17755923.307" table:style-name="ce3">
            <text:p>-17755923,307</text:p>
          </table:table-cell>
          <table:table-cell office:value-type="float" office:value="20043345.820999999" table:style-name="ce3">
            <text:p>20043345,821</text:p>
          </table:table-cell>
          <table:table-cell office:value-type="float" office:value="20043342.452" table:style-name="ce3">
            <text:p>20043342,452</text:p>
          </table:table-cell>
          <table:table-cell office:value-type="float" office:value="20043345.454999998" table:style-name="ce3">
            <text:p>20043345,455</text:p>
          </table:table-cell>
          <table:table-cell table:number-columns-repeated="16332"/>
        </table:table-row>
        <table:table-row table:style-name="ro1">
          <table:table-cell office:value-type="float" office:value="19050" table:style-name="ce2">
            <text:p>19050</text:p>
          </table:table-cell>
          <table:table-cell office:value-type="float" office:value="-4157576.219" table:style-name="ce3">
            <text:p>-4157576,219</text:p>
          </table:table-cell>
          <table:table-cell office:value-type="float" office:value="-3239667.8650000002" table:style-name="ce3">
            <text:p>-3239667,865</text:p>
          </table:table-cell>
          <table:table-cell office:value-type="float" office:value="23071369.188000001" table:style-name="ce3">
            <text:p>23071369,188</text:p>
          </table:table-cell>
          <table:table-cell office:value-type="float" office:value="23071370.252" table:style-name="ce3">
            <text:p>23071370,252</text:p>
          </table:table-cell>
          <table:table-cell office:value-type="float" office:value="23071369.068" table:style-name="ce3">
            <text:p>23071369,068</text:p>
          </table:table-cell>
          <table:table-cell table:number-columns-repeated="5" table:style-name="ce3"/>
          <table:table-cell office:value-type="float" office:value="-9117556.3729999997" table:style-name="ce3">
            <text:p>-9117556,373</text:p>
          </table:table-cell>
          <table:table-cell office:value-type="float" office:value="-7104586.642" table:style-name="ce3">
            <text:p>-7104586,642</text:p>
          </table:table-cell>
          <table:table-cell office:value-type="float" office:value="21906974.842" table:style-name="ce3">
            <text:p>21906974,842</text:p>
          </table:table-cell>
          <table:table-cell office:value-type="float" office:value="21906974.708999999" table:style-name="ce3">
            <text:p>21906974,709</text:p>
          </table:table-cell>
          <table:table-cell office:value-type="float" office:value="21906974.149999999" table:style-name="ce3">
            <text:p>21906974,150</text:p>
          </table:table-cell>
          <table:table-cell office:value-type="float" office:value="-9790479.2939999998" table:style-name="ce3">
            <text:p>-9790479,294</text:p>
          </table:table-cell>
          <table:table-cell office:value-type="float" office:value="-7628944.5520000001" table:style-name="ce3">
            <text:p>-7628944,552</text:p>
          </table:table-cell>
          <table:table-cell office:value-type="float" office:value="22285165.122000001" table:style-name="ce3">
            <text:p>22285165,122</text:p>
          </table:table-cell>
          <table:table-cell office:value-type="float" office:value="22285165.453000002" table:style-name="ce3">
            <text:p>22285165,453</text:p>
          </table:table-cell>
          <table:table-cell office:value-type="float" office:value="22285164.368999999" table:style-name="ce3">
            <text:p>22285164,369</text:p>
          </table:table-cell>
          <table:table-cell office:value-type="float" office:value="-22159659.171" table:style-name="ce3">
            <text:p>-22159659,171</text:p>
          </table:table-cell>
          <table:table-cell office:value-type="float" office:value="-17267265.223999999" table:style-name="ce3">
            <text:p>-17267265,224</text:p>
          </table:table-cell>
          <table:table-cell office:value-type="float" office:value="20049370.331999999" table:style-name="ce3">
            <text:p>20049370,332</text:p>
          </table:table-cell>
          <table:table-cell office:value-type="float" office:value="20049369.434" table:style-name="ce3">
            <text:p>20049369,434</text:p>
          </table:table-cell>
          <table:table-cell office:value-type="float" office:value="20049369.826000001" table:style-name="ce3">
            <text:p>20049369,826</text:p>
          </table:table-cell>
          <table:table-cell table:style-name="ce2"/>
          <table:table-cell office:value-type="float" office:value="-5561972.102" table:style-name="ce3">
            <text:p>-5561972,102</text:p>
          </table:table-cell>
          <table:table-cell office:value-type="float" office:value="-4334001.9890000001" table:style-name="ce3">
            <text:p>-4334001,989</text:p>
          </table:table-cell>
          <table:table-cell office:value-type="float" office:value="23071363.221000001" table:style-name="ce3">
            <text:p>23071363,221</text:p>
          </table:table-cell>
          <table:table-cell office:value-type="float" office:value="23071364.024999999" table:style-name="ce3">
            <text:p>23071364,025</text:p>
          </table:table-cell>
          <table:table-cell office:value-type="float" office:value="23071362.754000001" table:style-name="ce3">
            <text:p>23071362,754</text:p>
          </table:table-cell>
          <table:table-cell table:number-columns-repeated="5" table:style-name="ce3"/>
          <table:table-cell office:value-type="float" office:value="-9502529.023" table:style-name="ce3">
            <text:p>-9502529,023</text:p>
          </table:table-cell>
          <table:table-cell office:value-type="float" office:value="-7404565.6030000001" table:style-name="ce3">
            <text:p>-7404565,603</text:p>
          </table:table-cell>
          <table:table-cell office:value-type="float" office:value="21906967.399" table:style-name="ce3">
            <text:p>21906967,399</text:p>
          </table:table-cell>
          <table:table-cell office:value-type="float" office:value="21906964.791999999" table:style-name="ce3">
            <text:p>21906964,792</text:p>
          </table:table-cell>
          <table:table-cell office:value-type="float" office:value="21906966.877999999" table:style-name="ce3">
            <text:p>21906966,878</text:p>
          </table:table-cell>
          <table:table-cell office:value-type="float" office:value="3693348.537" table:style-name="ce3">
            <text:p>3693348,537</text:p>
          </table:table-cell>
          <table:table-cell office:value-type="float" office:value="2877933.7069999999" table:style-name="ce3">
            <text:p>2877933,707</text:p>
          </table:table-cell>
          <table:table-cell office:value-type="float" office:value="22285162.381999999" table:style-name="ce3">
            <text:p>22285162,382</text:p>
          </table:table-cell>
          <table:table-cell office:value-type="float" office:value="22285160.923999999" table:style-name="ce3">
            <text:p>22285160,924</text:p>
          </table:table-cell>
          <table:table-cell office:value-type="float" office:value="22285162.147" table:style-name="ce3">
            <text:p>22285162,147</text:p>
          </table:table-cell>
          <table:table-cell office:value-type="float" office:value="-22755146.105999999" table:style-name="ce3">
            <text:p>-22755146,106</text:p>
          </table:table-cell>
          <table:table-cell office:value-type="float" office:value="-17731281.289999999" table:style-name="ce3">
            <text:p>-17731281,290</text:p>
          </table:table-cell>
          <table:table-cell office:value-type="float" office:value="20049363.487" table:style-name="ce3">
            <text:p>20049363,487</text:p>
          </table:table-cell>
          <table:table-cell office:value-type="float" office:value="20049360.140000001" table:style-name="ce3">
            <text:p>20049360,140</text:p>
          </table:table-cell>
          <table:table-cell office:value-type="float" office:value="20049363.109000001" table:style-name="ce3">
            <text:p>20049363,109</text:p>
          </table:table-cell>
          <table:table-cell table:number-columns-repeated="16332"/>
        </table:table-row>
        <table:table-row table:style-name="ro1">
          <table:table-cell office:value-type="float" office:value="19080" table:style-name="ce2">
            <text:p>19080</text:p>
          </table:table-cell>
          <table:table-cell office:value-type="float" office:value="-4077744.2609999999" table:style-name="ce3">
            <text:p>-4077744,261</text:p>
          </table:table-cell>
          <table:table-cell office:value-type="float" office:value="-3177461.179" table:style-name="ce3">
            <text:p>-3177461,179</text:p>
          </table:table-cell>
          <table:table-cell office:value-type="float" office:value="23086562.695" table:style-name="ce3">
            <text:p>23086562,695</text:p>
          </table:table-cell>
          <table:table-cell office:value-type="float" office:value="23086561.741" table:style-name="ce3">
            <text:p>23086561,741</text:p>
          </table:table-cell>
          <table:table-cell office:value-type="float" office:value="23086562.416999999" table:style-name="ce3">
            <text:p>23086562,417</text:p>
          </table:table-cell>
          <table:table-cell table:number-columns-repeated="5" table:style-name="ce3"/>
          <table:table-cell office:value-type="float" office:value="-9070222.6699999999" table:style-name="ce3">
            <text:p>-9070222,670</text:p>
          </table:table-cell>
          <table:table-cell office:value-type="float" office:value="-7067703.2510000002" table:style-name="ce3">
            <text:p>-7067703,251</text:p>
          </table:table-cell>
          <table:table-cell office:value-type="float" office:value="21915982.377" table:style-name="ce3">
            <text:p>21915982,377</text:p>
          </table:table-cell>
          <table:table-cell office:value-type="float" office:value="21915982.412999999" table:style-name="ce3">
            <text:p>21915982,413</text:p>
          </table:table-cell>
          <table:table-cell office:value-type="float" office:value="21915981.370999999" table:style-name="ce3">
            <text:p>21915981,371</text:p>
          </table:table-cell>
          <table:table-cell office:value-type="float" office:value="-9722055.5979999993" table:style-name="ce3">
            <text:p>-9722055,598</text:p>
          </table:table-cell>
          <table:table-cell office:value-type="float" office:value="-7575627.3669999996" table:style-name="ce3">
            <text:p>-7575627,367</text:p>
          </table:table-cell>
          <table:table-cell office:value-type="float" office:value="22298184.559" table:style-name="ce3">
            <text:p>22298184,559</text:p>
          </table:table-cell>
          <table:table-cell office:value-type="float" office:value="22298186.473999999" table:style-name="ce3">
            <text:p>22298186,474</text:p>
          </table:table-cell>
          <table:table-cell office:value-type="float" office:value="22298183.592999998" table:style-name="ce3">
            <text:p>22298183,593</text:p>
          </table:table-cell>
          <table:table-cell office:value-type="float" office:value="-22127522.438000001" table:style-name="ce3">
            <text:p>-22127522,438</text:p>
          </table:table-cell>
          <table:table-cell office:value-type="float" office:value="-17242223.612" table:style-name="ce3">
            <text:p>-17242223,612</text:p>
          </table:table-cell>
          <table:table-cell office:value-type="float" office:value="20055485.394000001" table:style-name="ce3">
            <text:p>20055485,394</text:p>
          </table:table-cell>
          <table:table-cell office:value-type="float" office:value="20055484.813000001" table:style-name="ce3">
            <text:p>20055484,813</text:p>
          </table:table-cell>
          <table:table-cell office:value-type="float" office:value="20055485.193" table:style-name="ce3">
            <text:p>20055485,193</text:p>
          </table:table-cell>
          <table:table-cell table:style-name="ce2"/>
          <table:table-cell office:value-type="float" office:value="-5482132.9519999996" table:style-name="ce3">
            <text:p>-5482132,952</text:p>
          </table:table-cell>
          <table:table-cell office:value-type="float" office:value="-4271789.7050000001" table:style-name="ce3">
            <text:p>-4271789,705</text:p>
          </table:table-cell>
          <table:table-cell office:value-type="float" office:value="23086555.291999999" table:style-name="ce3">
            <text:p>23086555,292</text:p>
          </table:table-cell>
          <table:table-cell office:value-type="float" office:value="23086553.381999999" table:style-name="ce3">
            <text:p>23086553,382</text:p>
          </table:table-cell>
          <table:table-cell office:value-type="float" office:value="23086555.864999998" table:style-name="ce3">
            <text:p>23086555,865</text:p>
          </table:table-cell>
          <table:table-cell table:number-columns-repeated="5" table:style-name="ce3"/>
          <table:table-cell office:value-type="float" office:value="-9455188.1669999994" table:style-name="ce3">
            <text:p>-9455188,167</text:p>
          </table:table-cell>
          <table:table-cell office:value-type="float" office:value="-7367676.6370000001" table:style-name="ce3">
            <text:p>-7367676,637</text:p>
          </table:table-cell>
          <table:table-cell office:value-type="float" office:value="21915975.103" table:style-name="ce3">
            <text:p>21915975,103</text:p>
          </table:table-cell>
          <table:table-cell office:value-type="float" office:value="21915973.386" table:style-name="ce3">
            <text:p>21915973,386</text:p>
          </table:table-cell>
          <table:table-cell office:value-type="float" office:value="21915975.252999999" table:style-name="ce3">
            <text:p>21915975,253</text:p>
          </table:table-cell>
          <table:table-cell office:value-type="float" office:value="3761779.4350000001" table:style-name="ce3">
            <text:p>3761779,435</text:p>
          </table:table-cell>
          <table:table-cell office:value-type="float" office:value="2931256.4950000001" table:style-name="ce3">
            <text:p>2931256,495</text:p>
          </table:table-cell>
          <table:table-cell office:value-type="float" office:value="22298184.271000002" table:style-name="ce3">
            <text:p>22298184,271</text:p>
          </table:table-cell>
          <table:table-cell office:value-type="float" office:value="22298182.771000002" table:style-name="ce3">
            <text:p>22298182,771</text:p>
          </table:table-cell>
          <table:table-cell office:value-type="float" office:value="22298183.322000001" table:style-name="ce3">
            <text:p>22298183,322</text:p>
          </table:table-cell>
          <table:table-cell office:value-type="float" office:value="-22723002.392999999" table:style-name="ce3">
            <text:p>-22723002,393</text:p>
          </table:table-cell>
          <table:table-cell office:value-type="float" office:value="-17706234.241999999" table:style-name="ce3">
            <text:p>-17706234,242</text:p>
          </table:table-cell>
          <table:table-cell office:value-type="float" office:value="20055480.493000001" table:style-name="ce3">
            <text:p>20055480,493</text:p>
          </table:table-cell>
          <table:table-cell office:value-type="float" office:value="20055476.601" table:style-name="ce3">
            <text:p>20055476,601</text:p>
          </table:table-cell>
          <table:table-cell office:value-type="float" office:value="20055480.048999999" table:style-name="ce3">
            <text:p>20055480,049</text:p>
          </table:table-cell>
          <table:table-cell table:number-columns-repeated="16332"/>
        </table:table-row>
        <table:table-row table:style-name="ro1">
          <table:table-cell office:value-type="float" office:value="19110" table:style-name="ce2">
            <text:p>19110</text:p>
          </table:table-cell>
          <table:table-cell office:value-type="float" office:value="-3997810.55" table:style-name="ce3">
            <text:p>-3997810,550</text:p>
          </table:table-cell>
          <table:table-cell office:value-type="float" office:value="-3115175.1770000001" table:style-name="ce3">
            <text:p>-3115175,177</text:p>
          </table:table-cell>
          <table:table-cell office:value-type="float" office:value="23101770.998" table:style-name="ce3">
            <text:p>23101770,998</text:p>
          </table:table-cell>
          <table:table-cell office:value-type="float" office:value="23101773.147" table:style-name="ce3">
            <text:p>23101773,147</text:p>
          </table:table-cell>
          <table:table-cell office:value-type="float" office:value="23101769.713" table:style-name="ce3">
            <text:p>23101769,713</text:p>
          </table:table-cell>
          <table:table-cell table:number-columns-repeated="5" table:style-name="ce3"/>
          <table:table-cell office:value-type="float" office:value="-9022785.7760000005" table:style-name="ce3">
            <text:p>-9022785,776</text:p>
          </table:table-cell>
          <table:table-cell office:value-type="float" office:value="-7030739.4409999996" table:style-name="ce3">
            <text:p>-7030739,441</text:p>
          </table:table-cell>
          <table:table-cell office:value-type="float" office:value="21925007.851" table:style-name="ce3">
            <text:p>21925007,851</text:p>
          </table:table-cell>
          <table:table-cell office:value-type="float" office:value="21925009.364999998" table:style-name="ce3">
            <text:p>21925009,365</text:p>
          </table:table-cell>
          <table:table-cell office:value-type="float" office:value="21925008.009" table:style-name="ce3">
            <text:p>21925008,009</text:p>
          </table:table-cell>
          <table:table-cell office:value-type="float" office:value="-9653257.9199999999" table:style-name="ce3">
            <text:p>-9653257,920</text:p>
          </table:table-cell>
          <table:table-cell office:value-type="float" office:value="-7522018.7850000001" table:style-name="ce3">
            <text:p>-7522018,785</text:p>
          </table:table-cell>
          <table:table-cell office:value-type="float" office:value="22311277.456" table:style-name="ce3">
            <text:p>22311277,456</text:p>
          </table:table-cell>
          <table:table-cell office:value-type="float" office:value="22311278.022" table:style-name="ce3">
            <text:p>22311278,022</text:p>
          </table:table-cell>
          <table:table-cell office:value-type="float" office:value="22311276.596000001" table:style-name="ce3">
            <text:p>22311276,596</text:p>
          </table:table-cell>
          <table:table-cell office:value-type="float" office:value="-22094878.401000001" table:style-name="ce3">
            <text:p>-22094878,401</text:p>
          </table:table-cell>
          <table:table-cell office:value-type="float" office:value="-17216786.697999999" table:style-name="ce3">
            <text:p>-17216786,698</text:p>
          </table:table-cell>
          <table:table-cell office:value-type="float" office:value="20061697.818999998" table:style-name="ce3">
            <text:p>20061697,819</text:p>
          </table:table-cell>
          <table:table-cell office:value-type="float" office:value="20061696.640000001" table:style-name="ce3">
            <text:p>20061696,640</text:p>
          </table:table-cell>
          <table:table-cell office:value-type="float" office:value="20061697.175999999" table:style-name="ce3">
            <text:p>20061697,176</text:p>
          </table:table-cell>
          <table:table-cell table:style-name="ce2"/>
          <table:table-cell office:value-type="float" office:value="-5402193.5999999996" table:style-name="ce3">
            <text:p>-5402193,600</text:p>
          </table:table-cell>
          <table:table-cell office:value-type="float" office:value="-4209499.2939999998" table:style-name="ce3">
            <text:p>-4209499,294</text:p>
          </table:table-cell>
          <table:table-cell office:value-type="float" office:value="23101768.934999999" table:style-name="ce3">
            <text:p>23101768,935</text:p>
          </table:table-cell>
          <table:table-cell office:value-type="float" office:value="23101766.361000001" table:style-name="ce3">
            <text:p>23101766,361</text:p>
          </table:table-cell>
          <table:table-cell office:value-type="float" office:value="23101768.568999998" table:style-name="ce3">
            <text:p>23101768,569</text:p>
          </table:table-cell>
          <table:table-cell table:number-columns-repeated="5" table:style-name="ce3"/>
          <table:table-cell office:value-type="float" office:value="-9407745.6050000004" table:style-name="ce3">
            <text:p>-9407745,605</text:p>
          </table:table-cell>
          <table:table-cell office:value-type="float" office:value="-7330708.4000000004" table:style-name="ce3">
            <text:p>-7330708,400</text:p>
          </table:table-cell>
          <table:table-cell office:value-type="float" office:value="21925003.215" table:style-name="ce3">
            <text:p>21925003,215</text:p>
          </table:table-cell>
          <table:table-cell office:value-type="float" office:value="21925001.140999999" table:style-name="ce3">
            <text:p>21925001,141</text:p>
          </table:table-cell>
          <table:table-cell office:value-type="float" office:value="21925002.976" table:style-name="ce3">
            <text:p>21925002,976</text:p>
          </table:table-cell>
          <table:table-cell office:value-type="float" office:value="3830582.8480000002" table:style-name="ce3">
            <text:p>3830582,848</text:p>
          </table:table-cell>
          <table:table-cell office:value-type="float" office:value="2984869.5419999999" table:style-name="ce3">
            <text:p>2984869,542</text:p>
          </table:table-cell>
          <table:table-cell office:value-type="float" office:value="22311276.333000001" table:style-name="ce3">
            <text:p>22311276,333</text:p>
          </table:table-cell>
          <table:table-cell office:value-type="float" office:value="22311275.649999999" table:style-name="ce3">
            <text:p>22311275,650</text:p>
          </table:table-cell>
          <table:table-cell office:value-type="float" office:value="22311276.085999999" table:style-name="ce3">
            <text:p>22311276,086</text:p>
          </table:table-cell>
          <table:table-cell office:value-type="float" office:value="-22690352.859000001" table:style-name="ce3">
            <text:p>-22690352,859</text:p>
          </table:table-cell>
          <table:table-cell office:value-type="float" office:value="-17680793.045000002" table:style-name="ce3">
            <text:p>-17680793,045</text:p>
          </table:table-cell>
          <table:table-cell office:value-type="float" office:value="20061693.870000001" table:style-name="ce3">
            <text:p>20061693,870</text:p>
          </table:table-cell>
          <table:table-cell office:value-type="float" office:value="20061689.555" table:style-name="ce3">
            <text:p>20061689,555</text:p>
          </table:table-cell>
          <table:table-cell office:value-type="float" office:value="20061692.870999999" table:style-name="ce3">
            <text:p>20061692,871</text:p>
          </table:table-cell>
          <table:table-cell table:number-columns-repeated="16332"/>
        </table:table-row>
        <table:table-row table:style-name="ro1">
          <table:table-cell office:value-type="float" office:value="19140" table:style-name="ce2">
            <text:p>19140</text:p>
          </table:table-cell>
          <table:table-cell office:value-type="float" office:value="-3917772.1009999998" table:style-name="ce3">
            <text:p>-3917772,101</text:p>
          </table:table-cell>
          <table:table-cell office:value-type="float" office:value="-3052807.551" table:style-name="ce3">
            <text:p>-3052807,551</text:p>
          </table:table-cell>
          <table:table-cell office:value-type="float" office:value="23117003.999000002" table:style-name="ce3">
            <text:p>23117003,999</text:p>
          </table:table-cell>
          <table:table-cell office:value-type="float" office:value="23117003.587000001" table:style-name="ce3">
            <text:p>23117003,587</text:p>
          </table:table-cell>
          <table:table-cell office:value-type="float" office:value="23117002.908" table:style-name="ce3">
            <text:p>23117002,908</text:p>
          </table:table-cell>
          <table:table-cell table:number-columns-repeated="5" table:style-name="ce3"/>
          <table:table-cell office:value-type="float" office:value="-8975241.8780000005" table:style-name="ce3">
            <text:p>-8975241,878</text:p>
          </table:table-cell>
          <table:table-cell office:value-type="float" office:value="-6993692.2379999999" table:style-name="ce3">
            <text:p>-6993692,238</text:p>
          </table:table-cell>
          <table:table-cell office:value-type="float" office:value="21934055.829999998" table:style-name="ce3">
            <text:p>21934055,830</text:p>
          </table:table-cell>
          <table:table-cell office:value-type="float" office:value="21934055.861000001" table:style-name="ce3">
            <text:p>21934055,861</text:p>
          </table:table-cell>
          <table:table-cell office:value-type="float" office:value="21934055.655000001" table:style-name="ce3">
            <text:p>21934055,655</text:p>
          </table:table-cell>
          <table:table-cell office:value-type="float" office:value="-9584085.5950000007" table:style-name="ce3">
            <text:p>-9584085,595</text:p>
          </table:table-cell>
          <table:table-cell office:value-type="float" office:value="-7468118.2740000002" table:style-name="ce3">
            <text:p>-7468118,274</text:p>
          </table:table-cell>
          <table:table-cell office:value-type="float" office:value="22324440.646000002" table:style-name="ce3">
            <text:p>22324440,646</text:p>
          </table:table-cell>
          <table:table-cell office:value-type="float" office:value="22324440.530999999" table:style-name="ce3">
            <text:p>22324440,531</text:p>
          </table:table-cell>
          <table:table-cell office:value-type="float" office:value="22324439.511999998" table:style-name="ce3">
            <text:p>22324439,512</text:p>
          </table:table-cell>
          <table:table-cell office:value-type="float" office:value="-22061725.607999999" table:style-name="ce3">
            <text:p>-22061725,608</text:p>
          </table:table-cell>
          <table:table-cell office:value-type="float" office:value="-17190953.353999998" table:style-name="ce3">
            <text:p>-17190953,354</text:p>
          </table:table-cell>
          <table:table-cell office:value-type="float" office:value="20068005.800000001" table:style-name="ce3">
            <text:p>20068005,800</text:p>
          </table:table-cell>
          <table:table-cell office:value-type="float" office:value="20068005.438999999" table:style-name="ce3">
            <text:p>20068005,439</text:p>
          </table:table-cell>
          <table:table-cell office:value-type="float" office:value="20068005.671999998" table:style-name="ce3">
            <text:p>20068005,672</text:p>
          </table:table-cell>
          <table:table-cell table:style-name="ce2"/>
          <table:table-cell office:value-type="float" office:value="-5322158.2520000003" table:style-name="ce3">
            <text:p>-5322158,252</text:p>
          </table:table-cell>
          <table:table-cell office:value-type="float" office:value="-4147134.085" table:style-name="ce3">
            <text:p>-4147134,085</text:p>
          </table:table-cell>
          <table:table-cell office:value-type="float" office:value="23117001.068" table:style-name="ce3">
            <text:p>23117001,068</text:p>
          </table:table-cell>
          <table:table-cell office:value-type="float" office:value="23116998.857999999" table:style-name="ce3">
            <text:p>23116998,858</text:p>
          </table:table-cell>
          <table:table-cell office:value-type="float" office:value="23116999.355999999" table:style-name="ce3">
            <text:p>23116999,356</text:p>
          </table:table-cell>
          <table:table-cell table:number-columns-repeated="5" table:style-name="ce3"/>
          <table:table-cell office:value-type="float" office:value="-9360204.8599999994" table:style-name="ce3">
            <text:p>-9360204,860</text:p>
          </table:table-cell>
          <table:table-cell office:value-type="float" office:value="-7293663.6699999999" table:style-name="ce3">
            <text:p>-7293663,670</text:p>
          </table:table-cell>
          <table:table-cell office:value-type="float" office:value="21934050.416000001" table:style-name="ce3">
            <text:p>21934050,416</text:p>
          </table:table-cell>
          <table:table-cell office:value-type="float" office:value="21934047.916999999" table:style-name="ce3">
            <text:p>21934047,917</text:p>
          </table:table-cell>
          <table:table-cell office:value-type="float" office:value="21934049.827" table:style-name="ce3">
            <text:p>21934049,827</text:p>
          </table:table-cell>
          <table:table-cell office:value-type="float" office:value="3899752.077" table:style-name="ce3">
            <text:p>3899752,077</text:p>
          </table:table-cell>
          <table:table-cell office:value-type="float" office:value="3038767.6349999998" table:style-name="ce3">
            <text:p>3038767,635</text:p>
          </table:table-cell>
          <table:table-cell office:value-type="float" office:value="22324439.98" table:style-name="ce3">
            <text:p>22324439,980</text:p>
          </table:table-cell>
          <table:table-cell office:value-type="float" office:value="22324437.409000002" table:style-name="ce3">
            <text:p>22324437,409</text:p>
          </table:table-cell>
          <table:table-cell office:value-type="float" office:value="22324438.399999999" table:style-name="ce3">
            <text:p>22324438,400</text:p>
          </table:table-cell>
          <table:table-cell office:value-type="float" office:value="-22657203.403999999" table:style-name="ce3">
            <text:p>-22657203,404</text:p>
          </table:table-cell>
          <table:table-cell office:value-type="float" office:value="-17654962.302000001" table:style-name="ce3">
            <text:p>-17654962,302</text:p>
          </table:table-cell>
          <table:table-cell office:value-type="float" office:value="20068001.256999999" table:style-name="ce3">
            <text:p>20068001,257</text:p>
          </table:table-cell>
          <table:table-cell office:value-type="float" office:value="20067997.484999999" table:style-name="ce3">
            <text:p>20067997,485</text:p>
          </table:table-cell>
          <table:table-cell office:value-type="float" office:value="20068000.998" table:style-name="ce3">
            <text:p>20068000,998</text:p>
          </table:table-cell>
          <table:table-cell table:number-columns-repeated="16332"/>
        </table:table-row>
        <table:table-row table:style-name="ro1">
          <table:table-cell office:value-type="float" office:value="19170" table:style-name="ce2">
            <text:p>19170</text:p>
          </table:table-cell>
          <table:table-cell office:value-type="float" office:value="-3837630.0249999999" table:style-name="ce3">
            <text:p>-3837630,025</text:p>
          </table:table-cell>
          <table:table-cell office:value-type="float" office:value="-2990359.148" table:style-name="ce3">
            <text:p>-2990359,148</text:p>
          </table:table-cell>
          <table:table-cell office:value-type="float" office:value="23132252.171" table:style-name="ce3">
            <text:p>23132252,171</text:p>
          </table:table-cell>
          <table:table-cell office:value-type="float" office:value="23132253.640000001" table:style-name="ce3">
            <text:p>23132253,640</text:p>
          </table:table-cell>
          <table:table-cell office:value-type="float" office:value="23132252.973000001" table:style-name="ce3">
            <text:p>23132252,973</text:p>
          </table:table-cell>
          <table:table-cell table:number-columns-repeated="5" table:style-name="ce3"/>
          <table:table-cell office:value-type="float" office:value="-8927591.8269999996" table:style-name="ce3">
            <text:p>-8927591,827</text:p>
          </table:table-cell>
          <table:table-cell office:value-type="float" office:value="-6956562.3310000002" table:style-name="ce3">
            <text:p>-6956562,331</text:p>
          </table:table-cell>
          <table:table-cell office:value-type="float" office:value="21943123.763999999" table:style-name="ce3">
            <text:p>21943123,764</text:p>
          </table:table-cell>
          <table:table-cell office:value-type="float" office:value="21943124.401999999" table:style-name="ce3">
            <text:p>21943124,402</text:p>
          </table:table-cell>
          <table:table-cell office:value-type="float" office:value="21943122.927999999" table:style-name="ce3">
            <text:p>21943122,928</text:p>
          </table:table-cell>
          <table:table-cell office:value-type="float" office:value="-9514542.3420000002" table:style-name="ce3">
            <text:p>-9514542,342</text:p>
          </table:table-cell>
          <table:table-cell office:value-type="float" office:value="-7413928.7199999997" table:style-name="ce3">
            <text:p>-7413928,720</text:p>
          </table:table-cell>
          <table:table-cell office:value-type="float" office:value="22337673.267000001" table:style-name="ce3">
            <text:p>22337673,267</text:p>
          </table:table-cell>
          <table:table-cell office:value-type="float" office:value="22337673.539999999" table:style-name="ce3">
            <text:p>22337673,540</text:p>
          </table:table-cell>
          <table:table-cell office:value-type="float" office:value="22337672.458000001" table:style-name="ce3">
            <text:p>22337672,458</text:p>
          </table:table-cell>
          <table:table-cell office:value-type="float" office:value="-22028066.453000002" table:style-name="ce3">
            <text:p>-22028066,453</text:p>
          </table:table-cell>
          <table:table-cell office:value-type="float" office:value="-17164725.438999999" table:style-name="ce3">
            <text:p>-17164725,439</text:p>
          </table:table-cell>
          <table:table-cell office:value-type="float" office:value="20074411.399" table:style-name="ce3">
            <text:p>20074411,399</text:p>
          </table:table-cell>
          <table:table-cell office:value-type="float" office:value="20074410.594999999" table:style-name="ce3">
            <text:p>20074410,595</text:p>
          </table:table-cell>
          <table:table-cell office:value-type="float" office:value="20074411.013999999" table:style-name="ce3">
            <text:p>20074411,014</text:p>
          </table:table-cell>
          <table:table-cell table:style-name="ce2"/>
          <table:table-cell office:value-type="float" office:value="-5242025.051" table:style-name="ce3">
            <text:p>-5242025,051</text:p>
          </table:table-cell>
          <table:table-cell office:value-type="float" office:value="-4084692.6579999998" table:style-name="ce3">
            <text:p>-4084692,658</text:p>
          </table:table-cell>
          <table:table-cell office:value-type="float" office:value="23132248.002999999" table:style-name="ce3">
            <text:p>23132248,003</text:p>
          </table:table-cell>
          <table:table-cell office:value-type="float" office:value="23132245.798999999" table:style-name="ce3">
            <text:p>23132245,799</text:p>
          </table:table-cell>
          <table:table-cell office:value-type="float" office:value="23132247.484999999" table:style-name="ce3">
            <text:p>23132247,485</text:p>
          </table:table-cell>
          <table:table-cell table:number-columns-repeated="5" table:style-name="ce3"/>
          <table:table-cell office:value-type="float" office:value="-9312563.7640000004" table:style-name="ce3">
            <text:p>-9312563,764</text:p>
          </table:table-cell>
          <table:table-cell office:value-type="float" office:value="-7256540.7419999996" table:style-name="ce3">
            <text:p>-7256540,742</text:p>
          </table:table-cell>
          <table:table-cell office:value-type="float" office:value="21943116.241" table:style-name="ce3">
            <text:p>21943116,241</text:p>
          </table:table-cell>
          <table:table-cell office:value-type="float" office:value="21943113.477000002" table:style-name="ce3">
            <text:p>21943113,477</text:p>
          </table:table-cell>
          <table:table-cell office:value-type="float" office:value="21943115.713" table:style-name="ce3">
            <text:p>21943115,713</text:p>
          </table:table-cell>
          <table:table-cell office:value-type="float" office:value="3969286.423" table:style-name="ce3">
            <text:p>3969286,423</text:p>
          </table:table-cell>
          <table:table-cell office:value-type="float" office:value="3092950.2519999999" table:style-name="ce3">
            <text:p>3092950,252</text:p>
          </table:table-cell>
          <table:table-cell office:value-type="float" office:value="22337671.684999999" table:style-name="ce3">
            <text:p>22337671,685</text:p>
          </table:table-cell>
          <table:table-cell office:value-type="float" office:value="22337669.434" table:style-name="ce3">
            <text:p>22337669,434</text:p>
          </table:table-cell>
          <table:table-cell office:value-type="float" office:value="22337671.554000001" table:style-name="ce3">
            <text:p>22337671,554</text:p>
          </table:table-cell>
          <table:table-cell office:value-type="float" office:value="-22623553.373" table:style-name="ce3">
            <text:p>-22623553,373</text:p>
          </table:table-cell>
          <table:table-cell office:value-type="float" office:value="-17628741.495000001" table:style-name="ce3">
            <text:p>-17628741,495</text:p>
          </table:table-cell>
          <table:table-cell office:value-type="float" office:value="20074404.642999999" table:style-name="ce3">
            <text:p>20074404,643</text:p>
          </table:table-cell>
          <table:table-cell office:value-type="float" office:value="20074401.056000002" table:style-name="ce3">
            <text:p>20074401,056</text:p>
          </table:table-cell>
          <table:table-cell office:value-type="float" office:value="20074404.263" table:style-name="ce3">
            <text:p>20074404,263</text:p>
          </table:table-cell>
          <table:table-cell table:number-columns-repeated="16332"/>
        </table:table-row>
        <table:table-row table:style-name="ro1">
          <table:table-cell office:value-type="float" office:value="19200" table:style-name="ce2">
            <text:p>19200</text:p>
          </table:table-cell>
          <table:table-cell office:value-type="float" office:value="-3757392.9750000001" table:style-name="ce3">
            <text:p>-3757392,975</text:p>
          </table:table-cell>
          <table:table-cell office:value-type="float" office:value="-2927836.7710000002" table:style-name="ce3">
            <text:p>-2927836,771</text:p>
          </table:table-cell>
          <table:table-cell office:value-type="float" office:value="23147522.782000002" table:style-name="ce3">
            <text:p>23147522,782</text:p>
          </table:table-cell>
          <table:table-cell office:value-type="float" office:value="23147522.627999999" table:style-name="ce3">
            <text:p>23147522,628</text:p>
          </table:table-cell>
          <table:table-cell office:value-type="float" office:value="23147522.5" table:style-name="ce3">
            <text:p>23147522,500</text:p>
          </table:table-cell>
          <table:table-cell table:number-columns-repeated="5" table:style-name="ce3"/>
          <table:table-cell office:value-type="float" office:value="-8879844.0899999999" table:style-name="ce3">
            <text:p>-8879844,090</text:p>
          </table:table-cell>
          <table:table-cell office:value-type="float" office:value="-6919356.3099999996" table:style-name="ce3">
            <text:p>-6919356,310</text:p>
          </table:table-cell>
          <table:table-cell office:value-type="float" office:value="21952209.688000001" table:style-name="ce3">
            <text:p>21952209,688</text:p>
          </table:table-cell>
          <table:table-cell office:value-type="float" office:value="21952210.703000002" table:style-name="ce3">
            <text:p>21952210,703</text:p>
          </table:table-cell>
          <table:table-cell office:value-type="float" office:value="21952209.401000001" table:style-name="ce3">
            <text:p>21952209,401</text:p>
          </table:table-cell>
          <table:table-cell office:value-type="float" office:value="-9444639.7689999994" table:style-name="ce3">
            <text:p>-9444639,769</text:p>
          </table:table-cell>
          <table:table-cell office:value-type="float" office:value="-7359459.176" table:style-name="ce3">
            <text:p>-7359459,176</text:p>
          </table:table-cell>
          <table:table-cell office:value-type="float" office:value="22350975.807999998" table:style-name="ce3">
            <text:p>22350975,808</text:p>
          </table:table-cell>
          <table:table-cell office:value-type="float" office:value="22350975.289000001" table:style-name="ce3">
            <text:p>22350975,289</text:p>
          </table:table-cell>
          <table:table-cell office:value-type="float" office:value="22350974.947999999" table:style-name="ce3">
            <text:p>22350974,948</text:p>
          </table:table-cell>
          <table:table-cell office:value-type="float" office:value="-21993911.629000001" table:style-name="ce3">
            <text:p>-21993911,629</text:p>
          </table:table-cell>
          <table:table-cell office:value-type="float" office:value="-17138111.289999999" table:style-name="ce3">
            <text:p>-17138111,290</text:p>
          </table:table-cell>
          <table:table-cell office:value-type="float" office:value="20080911.469999999" table:style-name="ce3">
            <text:p>20080911,470</text:p>
          </table:table-cell>
          <table:table-cell office:value-type="float" office:value="20080910.245999999" table:style-name="ce3">
            <text:p>20080910,246</text:p>
          </table:table-cell>
          <table:table-cell office:value-type="float" office:value="20080910.846000001" table:style-name="ce3">
            <text:p>20080910,846</text:p>
          </table:table-cell>
          <table:table-cell table:style-name="ce2"/>
          <table:table-cell office:value-type="float" office:value="-5161791.148" table:style-name="ce3">
            <text:p>-5161791,148</text:p>
          </table:table-cell>
          <table:table-cell office:value-type="float" office:value="-4022172.7390000001" table:style-name="ce3">
            <text:p>-4022172,739</text:p>
          </table:table-cell>
          <table:table-cell office:value-type="float" office:value="23147513.822999999" table:style-name="ce3">
            <text:p>23147513,823</text:p>
          </table:table-cell>
          <table:table-cell office:value-type="float" office:value="23147513.351" table:style-name="ce3">
            <text:p>23147513,351</text:p>
          </table:table-cell>
          <table:table-cell office:value-type="float" office:value="23147515.719999999" table:style-name="ce3">
            <text:p>23147515,720</text:p>
          </table:table-cell>
          <table:table-cell table:number-columns-repeated="5" table:style-name="ce3"/>
          <table:table-cell office:value-type="float" office:value="-9264819.2200000007" table:style-name="ce3">
            <text:p>-9264819,220</text:p>
          </table:table-cell>
          <table:table-cell office:value-type="float" office:value="-7219337.21" table:style-name="ce3">
            <text:p>-7219337,210</text:p>
          </table:table-cell>
          <table:table-cell office:value-type="float" office:value="21952201.374000002" table:style-name="ce3">
            <text:p>21952201,374</text:p>
          </table:table-cell>
          <table:table-cell office:value-type="float" office:value="21952199.515999999" table:style-name="ce3">
            <text:p>21952199,516</text:p>
          </table:table-cell>
          <table:table-cell office:value-type="float" office:value="21952200.859999999" table:style-name="ce3">
            <text:p>21952200,860</text:p>
          </table:table-cell>
          <table:table-cell office:value-type="float" office:value="4039185.8640000001" table:style-name="ce3">
            <text:p>4039185,864</text:p>
          </table:table-cell>
          <table:table-cell office:value-type="float" office:value="3147417.3369999998" table:style-name="ce3">
            <text:p>3147417,337</text:p>
          </table:table-cell>
          <table:table-cell office:value-type="float" office:value="22350972.752" table:style-name="ce3">
            <text:p>22350972,752</text:p>
          </table:table-cell>
          <table:table-cell office:value-type="float" office:value="22350970.973999999" table:style-name="ce3">
            <text:p>22350970,974</text:p>
          </table:table-cell>
          <table:table-cell office:value-type="float" office:value="22350972.019000001" table:style-name="ce3">
            <text:p>22350972,019</text:p>
          </table:table-cell>
          <table:table-cell office:value-type="float" office:value="-22589401.920000002" table:style-name="ce3">
            <text:p>-22589401,920</text:p>
          </table:table-cell>
          <table:table-cell office:value-type="float" office:value="-17602129.973999999" table:style-name="ce3">
            <text:p>-17602129,974</text:p>
          </table:table-cell>
          <table:table-cell office:value-type="float" office:value="20080903.480999999" table:style-name="ce3">
            <text:p>20080903,481</text:p>
          </table:table-cell>
          <table:table-cell office:value-type="float" office:value="20080899.846000001" table:style-name="ce3">
            <text:p>20080899,846</text:p>
          </table:table-cell>
          <table:table-cell office:value-type="float" office:value="20080903.267999999" table:style-name="ce3">
            <text:p>20080903,268</text:p>
          </table:table-cell>
          <table:table-cell table:number-columns-repeated="16332"/>
        </table:table-row>
        <table:table-row table:style-name="ro1">
          <table:table-cell office:value-type="float" office:value="19230" table:style-name="ce2">
            <text:p>19230</text:p>
          </table:table-cell>
          <table:table-cell office:value-type="float" office:value="-3677049.1290000002" table:style-name="ce3">
            <text:p>-3677049,129</text:p>
          </table:table-cell>
          <table:table-cell office:value-type="float" office:value="-2865231.1609999998" table:style-name="ce3">
            <text:p>-2865231,161</text:p>
          </table:table-cell>
          <table:table-cell office:value-type="float" office:value="23162810.436999999" table:style-name="ce3">
            <text:p>23162810,437</text:p>
          </table:table-cell>
          <table:table-cell office:value-type="float" office:value="23162811.943" table:style-name="ce3">
            <text:p>23162811,943</text:p>
          </table:table-cell>
          <table:table-cell office:value-type="float" office:value="23162810.563999999" table:style-name="ce3">
            <text:p>23162810,564</text:p>
          </table:table-cell>
          <table:table-cell table:number-columns-repeated="5" table:style-name="ce3"/>
          <table:table-cell office:value-type="float" office:value="-8831986.7589999996" table:style-name="ce3">
            <text:p>-8831986,759</text:p>
          </table:table-cell>
          <table:table-cell office:value-type="float" office:value="-6882064.8859999999" table:style-name="ce3">
            <text:p>-6882064,886</text:p>
          </table:table-cell>
          <table:table-cell office:value-type="float" office:value="21961316.482999999" table:style-name="ce3">
            <text:p>21961316,483</text:p>
          </table:table-cell>
          <table:table-cell office:value-type="float" office:value="21961316.789000001" table:style-name="ce3">
            <text:p>21961316,789</text:p>
          </table:table-cell>
          <table:table-cell office:value-type="float" office:value="21961315.932999998" table:style-name="ce3">
            <text:p>21961315,933</text:p>
          </table:table-cell>
          <table:table-cell office:value-type="float" office:value="-9374368.8000000007" table:style-name="ce3">
            <text:p>-9374368,800</text:p>
          </table:table-cell>
          <table:table-cell office:value-type="float" office:value="-7304702.5889999997" table:style-name="ce3">
            <text:p>-7304702,589</text:p>
          </table:table-cell>
          <table:table-cell office:value-type="float" office:value="22364347.949000001" table:style-name="ce3">
            <text:p>22364347,949</text:p>
          </table:table-cell>
          <table:table-cell office:value-type="float" office:value="22364347.952" table:style-name="ce3">
            <text:p>22364347,952</text:p>
          </table:table-cell>
          <table:table-cell office:value-type="float" office:value="22364347.294" table:style-name="ce3">
            <text:p>22364347,294</text:p>
          </table:table-cell>
          <table:table-cell office:value-type="float" office:value="-21959250.682999998" table:style-name="ce3">
            <text:p>-21959250,683</text:p>
          </table:table-cell>
          <table:table-cell office:value-type="float" office:value="-17111102.763" table:style-name="ce3">
            <text:p>-17111102,763</text:p>
          </table:table-cell>
          <table:table-cell office:value-type="float" office:value="20087506.502" table:style-name="ce3">
            <text:p>20087506,502</text:p>
          </table:table-cell>
          <table:table-cell office:value-type="float" office:value="20087505.565000001" table:style-name="ce3">
            <text:p>20087505,565</text:p>
          </table:table-cell>
          <table:table-cell office:value-type="float" office:value="20087506.259" table:style-name="ce3">
            <text:p>20087506,259</text:p>
          </table:table-cell>
          <table:table-cell table:style-name="ce2"/>
          <table:table-cell office:value-type="float" office:value="-5081449.8020000001" table:style-name="ce3">
            <text:p>-5081449,802</text:p>
          </table:table-cell>
          <table:table-cell office:value-type="float" office:value="-3959569.0490000001" table:style-name="ce3">
            <text:p>-3959569,049</text:p>
          </table:table-cell>
          <table:table-cell office:value-type="float" office:value="23162805.081999999" table:style-name="ce3">
            <text:p>23162805,082</text:p>
          </table:table-cell>
          <table:table-cell office:value-type="float" office:value="23162803.061999999" table:style-name="ce3">
            <text:p>23162803,062</text:p>
          </table:table-cell>
          <table:table-cell office:value-type="float" office:value="23162804.048999999" table:style-name="ce3">
            <text:p>23162804,049</text:p>
          </table:table-cell>
          <table:table-cell table:number-columns-repeated="5" table:style-name="ce3"/>
          <table:table-cell office:value-type="float" office:value="-9216964.4100000001" table:style-name="ce3">
            <text:p>-9216964,410</text:p>
          </table:table-cell>
          <table:table-cell office:value-type="float" office:value="-7182047.7510000002" table:style-name="ce3">
            <text:p>-7182047,751</text:p>
          </table:table-cell>
          <table:table-cell office:value-type="float" office:value="21961307.885000002" table:style-name="ce3">
            <text:p>21961307,885</text:p>
          </table:table-cell>
          <table:table-cell office:value-type="float" office:value="21961305.493999999" table:style-name="ce3">
            <text:p>21961305,494</text:p>
          </table:table-cell>
          <table:table-cell office:value-type="float" office:value="21961307.559999999" table:style-name="ce3">
            <text:p>21961307,560</text:p>
          </table:table-cell>
          <table:table-cell office:value-type="float" office:value="4109454.3629999999" table:style-name="ce3">
            <text:p>4109454,363</text:p>
          </table:table-cell>
          <table:table-cell office:value-type="float" office:value="3202172.003" table:style-name="ce3">
            <text:p>3202172,003</text:p>
          </table:table-cell>
          <table:table-cell office:value-type="float" office:value="22364345.076000001" table:style-name="ce3">
            <text:p>22364345,076</text:p>
          </table:table-cell>
          <table:table-cell office:value-type="float" office:value="22364343.033" table:style-name="ce3">
            <text:p>22364343,033</text:p>
          </table:table-cell>
          <table:table-cell office:value-type="float" office:value="22364344.504999999" table:style-name="ce3">
            <text:p>22364344,505</text:p>
          </table:table-cell>
          <table:table-cell office:value-type="float" office:value="-22554743.671" table:style-name="ce3">
            <text:p>-22554743,671</text:p>
          </table:table-cell>
          <table:table-cell office:value-type="float" office:value="-17575123.544" table:style-name="ce3">
            <text:p>-17575123,544</text:p>
          </table:table-cell>
          <table:table-cell office:value-type="float" office:value="20087498.638999999" table:style-name="ce3">
            <text:p>20087498,639</text:p>
          </table:table-cell>
          <table:table-cell office:value-type="float" office:value="20087495.327" table:style-name="ce3">
            <text:p>20087495,327</text:p>
          </table:table-cell>
          <table:table-cell office:value-type="float" office:value="20087498.296" table:style-name="ce3">
            <text:p>20087498,296</text:p>
          </table:table-cell>
          <table:table-cell table:number-columns-repeated="16332"/>
        </table:table-row>
        <table:table-row table:style-name="ro1">
          <table:table-cell office:value-type="float" office:value="19260" table:style-name="ce2">
            <text:p>19260</text:p>
          </table:table-cell>
          <table:table-cell office:value-type="float" office:value="-3596614.0759999999" table:style-name="ce3">
            <text:p>-3596614,076</text:p>
          </table:table-cell>
          <table:table-cell office:value-type="float" office:value="-2802554.5120000001" table:style-name="ce3">
            <text:p>-2802554,512</text:p>
          </table:table-cell>
          <table:table-cell office:value-type="float" office:value="23178116.875" table:style-name="ce3">
            <text:p>23178116,875</text:p>
          </table:table-cell>
          <table:table-cell office:value-type="float" office:value="23178117.431000002" table:style-name="ce3">
            <text:p>23178117,431</text:p>
          </table:table-cell>
          <table:table-cell office:value-type="float" office:value="23178116.760000002" table:style-name="ce3">
            <text:p>23178116,760</text:p>
          </table:table-cell>
          <table:table-cell table:number-columns-repeated="5" table:style-name="ce3"/>
          <table:table-cell office:value-type="float" office:value="-8784035.6720000003" table:style-name="ce3">
            <text:p>-8784035,672</text:p>
          </table:table-cell>
          <table:table-cell office:value-type="float" office:value="-6844700.3940000003" table:style-name="ce3">
            <text:p>-6844700,394</text:p>
          </table:table-cell>
          <table:table-cell office:value-type="float" office:value="21970442.322999999" table:style-name="ce3">
            <text:p>21970442,323</text:p>
          </table:table-cell>
          <table:table-cell office:value-type="float" office:value="21970441.339000002" table:style-name="ce3">
            <text:p>21970441,339</text:p>
          </table:table-cell>
          <table:table-cell office:value-type="float" office:value="21970441.109999999" table:style-name="ce3">
            <text:p>21970441,110</text:p>
          </table:table-cell>
          <table:table-cell office:value-type="float" office:value="-9303748.0539999995" table:style-name="ce3">
            <text:p>-9303748,054</text:p>
          </table:table-cell>
          <table:table-cell office:value-type="float" office:value="-7249673.4390000002" table:style-name="ce3">
            <text:p>-7249673,439</text:p>
          </table:table-cell>
          <table:table-cell office:value-type="float" office:value="22377787.438999999" table:style-name="ce3">
            <text:p>22377787,439</text:p>
          </table:table-cell>
          <table:table-cell office:value-type="float" office:value="22377787.037" table:style-name="ce3">
            <text:p>22377787,037</text:p>
          </table:table-cell>
          <table:table-cell office:value-type="float" office:value="22377785.916000001" table:style-name="ce3">
            <text:p>22377785,916</text:p>
          </table:table-cell>
          <table:table-cell office:value-type="float" office:value="-21924101.243999999" table:style-name="ce3">
            <text:p>-21924101,244</text:p>
          </table:table-cell>
          <table:table-cell office:value-type="float" office:value="-17083713.589000002" table:style-name="ce3">
            <text:p>-17083713,589</text:p>
          </table:table-cell>
          <table:table-cell office:value-type="float" office:value="20094195.23" table:style-name="ce3">
            <text:p>20094195,230</text:p>
          </table:table-cell>
          <table:table-cell office:value-type="float" office:value="20094194.511999998" table:style-name="ce3">
            <text:p>20094194,512</text:p>
          </table:table-cell>
          <table:table-cell office:value-type="float" office:value="20094194.91" table:style-name="ce3">
            <text:p>20094194,910</text:p>
          </table:table-cell>
          <table:table-cell table:style-name="ce2"/>
          <table:table-cell office:value-type="float" office:value="-5001009.1689999998" table:style-name="ce3">
            <text:p>-5001009,169</text:p>
          </table:table-cell>
          <table:table-cell office:value-type="float" office:value="-3896888.0720000002" table:style-name="ce3">
            <text:p>-3896888,072</text:p>
          </table:table-cell>
          <table:table-cell office:value-type="float" office:value="23178112.682999998" table:style-name="ce3">
            <text:p>23178112,683</text:p>
          </table:table-cell>
          <table:table-cell office:value-type="float" office:value="23178108.513999999" table:style-name="ce3">
            <text:p>23178108,514</text:p>
          </table:table-cell>
          <table:table-cell office:value-type="float" office:value="23178111.706" table:style-name="ce3">
            <text:p>23178111,706</text:p>
          </table:table-cell>
          <table:table-cell table:number-columns-repeated="5" table:style-name="ce3"/>
          <table:table-cell office:value-type="float" office:value="-9169007.7310000006" table:style-name="ce3">
            <text:p>-9169007,731</text:p>
          </table:table-cell>
          <table:table-cell office:value-type="float" office:value="-7144678.9129999997" table:style-name="ce3">
            <text:p>-7144678,913</text:p>
          </table:table-cell>
          <table:table-cell office:value-type="float" office:value="21970433.565000001" table:style-name="ce3">
            <text:p>21970433,565</text:p>
          </table:table-cell>
          <table:table-cell office:value-type="float" office:value="21970431.399999999" table:style-name="ce3">
            <text:p>21970431,400</text:p>
          </table:table-cell>
          <table:table-cell office:value-type="float" office:value="21970433.179000001" table:style-name="ce3">
            <text:p>21970433,179</text:p>
          </table:table-cell>
          <table:table-cell office:value-type="float" office:value="4180080.7319999998" table:style-name="ce3">
            <text:p>4180080,732</text:p>
          </table:table-cell>
          <table:table-cell office:value-type="float" office:value="3257205.531" table:style-name="ce3">
            <text:p>3257205,531</text:p>
          </table:table-cell>
          <table:table-cell office:value-type="float" office:value="22377785.434999999" table:style-name="ce3">
            <text:p>22377785,435</text:p>
          </table:table-cell>
          <table:table-cell office:value-type="float" office:value="22377783.043000001" table:style-name="ce3">
            <text:p>22377783,043</text:p>
          </table:table-cell>
          <table:table-cell office:value-type="float" office:value="22377783.956" table:style-name="ce3">
            <text:p>22377783,956</text:p>
          </table:table-cell>
          <table:table-cell office:value-type="float" office:value="-22519588.837000001" table:style-name="ce3">
            <text:p>-22519588,837</text:p>
          </table:table-cell>
          <table:table-cell office:value-type="float" office:value="-17547730.158" table:style-name="ce3">
            <text:p>-17547730,158</text:p>
          </table:table-cell>
          <table:table-cell office:value-type="float" office:value="20094188.585999999" table:style-name="ce3">
            <text:p>20094188,586</text:p>
          </table:table-cell>
          <table:table-cell office:value-type="float" office:value="20094185.009" table:style-name="ce3">
            <text:p>20094185,009</text:p>
          </table:table-cell>
          <table:table-cell office:value-type="float" office:value="20094188.107000001" table:style-name="ce3">
            <text:p>20094188,107</text:p>
          </table:table-cell>
          <table:table-cell table:number-columns-repeated="16332"/>
        </table:table-row>
        <table:table-row table:style-name="ro1">
          <table:table-cell office:value-type="float" office:value="19290" table:style-name="ce2">
            <text:p>19290</text:p>
          </table:table-cell>
          <table:table-cell office:value-type="float" office:value="-3516072.3020000001" table:style-name="ce3">
            <text:p>-3516072,302</text:p>
          </table:table-cell>
          <table:table-cell office:value-type="float" office:value="-2739794.6889999998" table:style-name="ce3">
            <text:p>-2739794,689</text:p>
          </table:table-cell>
          <table:table-cell office:value-type="float" office:value="23193443.377" table:style-name="ce3">
            <text:p>23193443,377</text:p>
          </table:table-cell>
          <table:table-cell office:value-type="float" office:value="23193444.024999999" table:style-name="ce3">
            <text:p>23193444,025</text:p>
          </table:table-cell>
          <table:table-cell office:value-type="float" office:value="23193443.712000001" table:style-name="ce3">
            <text:p>23193443,712</text:p>
          </table:table-cell>
          <table:table-cell table:number-columns-repeated="5" table:style-name="ce3"/>
          <table:table-cell office:value-type="float" office:value="-8735974.5069999993" table:style-name="ce3">
            <text:p>-8735974,507</text:p>
          </table:table-cell>
          <table:table-cell office:value-type="float" office:value="-6807250.1299999999" table:style-name="ce3">
            <text:p>-6807250,130</text:p>
          </table:table-cell>
          <table:table-cell office:value-type="float" office:value="21979586.592" table:style-name="ce3">
            <text:p>21979586,592</text:p>
          </table:table-cell>
          <table:table-cell office:value-type="float" office:value="21979587.701000001" table:style-name="ce3">
            <text:p>21979587,701</text:p>
          </table:table-cell>
          <table:table-cell office:value-type="float" office:value="21979586.442000002" table:style-name="ce3">
            <text:p>21979586,442</text:p>
          </table:table-cell>
          <table:table-cell office:value-type="float" office:value="-9232764.3939999994" table:style-name="ce3">
            <text:p>-9232764,394</text:p>
          </table:table-cell>
          <table:table-cell office:value-type="float" office:value="-7194361.5" table:style-name="ce3">
            <text:p>-7194361,500</text:p>
          </table:table-cell>
          <table:table-cell office:value-type="float" office:value="22391295.559999999" table:style-name="ce3">
            <text:p>22391295,560</text:p>
          </table:table-cell>
          <table:table-cell office:value-type="float" office:value="22391295.065000001" table:style-name="ce3">
            <text:p>22391295,065</text:p>
          </table:table-cell>
          <table:table-cell office:value-type="float" office:value="22391293.605" table:style-name="ce3">
            <text:p>22391293,605</text:p>
          </table:table-cell>
          <table:table-cell office:value-type="float" office:value="-21888449.583999999" table:style-name="ce3">
            <text:p>-21888449,584</text:p>
          </table:table-cell>
          <table:table-cell office:value-type="float" office:value="-17055933.07" table:style-name="ce3">
            <text:p>-17055933,070</text:p>
          </table:table-cell>
          <table:table-cell office:value-type="float" office:value="20100980.276000001" table:style-name="ce3">
            <text:p>20100980,276</text:p>
          </table:table-cell>
          <table:table-cell office:value-type="float" office:value="20100978.679000001" table:style-name="ce3">
            <text:p>20100978,679</text:p>
          </table:table-cell>
          <table:table-cell office:value-type="float" office:value="20100979.385000002" table:style-name="ce3">
            <text:p>20100979,385</text:p>
          </table:table-cell>
          <table:table-cell table:style-name="ce2"/>
          <table:table-cell office:value-type="float" office:value="-4920470.0029999996" table:style-name="ce3">
            <text:p>-4920470,003</text:p>
          </table:table-cell>
          <table:table-cell office:value-type="float" office:value="-3834130.28" table:style-name="ce3">
            <text:p>-3834130,280</text:p>
          </table:table-cell>
          <table:table-cell office:value-type="float" office:value="23193438.636999998" table:style-name="ce3">
            <text:p>23193438,637</text:p>
          </table:table-cell>
          <table:table-cell office:value-type="float" office:value="23193436.399999999" table:style-name="ce3">
            <text:p>23193436,400</text:p>
          </table:table-cell>
          <table:table-cell office:value-type="float" office:value="23193437.956" table:style-name="ce3">
            <text:p>23193437,956</text:p>
          </table:table-cell>
          <table:table-cell table:number-columns-repeated="5" table:style-name="ce3"/>
          <table:table-cell office:value-type="float" office:value="-9120949.1999999993" table:style-name="ce3">
            <text:p>-9120949,200</text:p>
          </table:table-cell>
          <table:table-cell office:value-type="float" office:value="-7107230.7010000004" table:style-name="ce3">
            <text:p>-7107230,701</text:p>
          </table:table-cell>
          <table:table-cell office:value-type="float" office:value="21979579.545000002" table:style-name="ce3">
            <text:p>21979579,545</text:p>
          </table:table-cell>
          <table:table-cell office:value-type="float" office:value="21979576.644000001" table:style-name="ce3">
            <text:p>21979576,644</text:p>
          </table:table-cell>
          <table:table-cell office:value-type="float" office:value="21979578.951000001" table:style-name="ce3">
            <text:p>21979578,951</text:p>
          </table:table-cell>
          <table:table-cell office:value-type="float" office:value="4251061.8020000001" table:style-name="ce3">
            <text:p>4251061,802</text:p>
          </table:table-cell>
          <table:table-cell office:value-type="float" office:value="3312515.4569999999" table:style-name="ce3">
            <text:p>3312515,457</text:p>
          </table:table-cell>
          <table:table-cell office:value-type="float" office:value="22391291.754999999" table:style-name="ce3">
            <text:p>22391291,755</text:p>
          </table:table-cell>
          <table:table-cell office:value-type="float" office:value="22391290.57" table:style-name="ce3">
            <text:p>22391290,570</text:p>
          </table:table-cell>
          <table:table-cell office:value-type="float" office:value="22391291.280000001" table:style-name="ce3">
            <text:p>22391291,280</text:p>
          </table:table-cell>
          <table:table-cell office:value-type="float" office:value="-22483939.982999999" table:style-name="ce3">
            <text:p>-22483939,983</text:p>
          </table:table-cell>
          <table:table-cell office:value-type="float" office:value="-17519951.833999999" table:style-name="ce3">
            <text:p>-17519951,834</text:p>
          </table:table-cell>
          <table:table-cell office:value-type="float" office:value="20100972.590999998" table:style-name="ce3">
            <text:p>20100972,591</text:p>
          </table:table-cell>
          <table:table-cell office:value-type="float" office:value="20100968.699999999" table:style-name="ce3">
            <text:p>20100968,700</text:p>
          </table:table-cell>
          <table:table-cell office:value-type="float" office:value="20100972.215999998" table:style-name="ce3">
            <text:p>20100972,216</text:p>
          </table:table-cell>
          <table:table-cell table:number-columns-repeated="16332"/>
        </table:table-row>
        <table:table-row table:style-name="ro1">
          <table:table-cell office:value-type="float" office:value="19320" table:style-name="ce2">
            <text:p>19320</text:p>
          </table:table-cell>
          <table:table-cell office:value-type="float" office:value="-3435437.5410000002" table:style-name="ce3">
            <text:p>-3435437,541</text:p>
          </table:table-cell>
          <table:table-cell office:value-type="float" office:value="-2676962.4139999999" table:style-name="ce3">
            <text:p>-2676962,414</text:p>
          </table:table-cell>
          <table:table-cell office:value-type="float" office:value="23208786.699999999" table:style-name="ce3">
            <text:p>23208786,700</text:p>
          </table:table-cell>
          <table:table-cell office:value-type="float" office:value="23208788.782000002" table:style-name="ce3">
            <text:p>23208788,782</text:p>
          </table:table-cell>
          <table:table-cell office:value-type="float" office:value="23208786.901999999" table:style-name="ce3">
            <text:p>23208786,902</text:p>
          </table:table-cell>
          <table:table-cell table:number-columns-repeated="5" table:style-name="ce3"/>
          <table:table-cell office:value-type="float" office:value="-8687816.9890000001" table:style-name="ce3">
            <text:p>-8687816,989</text:p>
          </table:table-cell>
          <table:table-cell office:value-type="float" office:value="-6769724.8080000002" table:style-name="ce3">
            <text:p>-6769724,808</text:p>
          </table:table-cell>
          <table:table-cell office:value-type="float" office:value="21988751.521000002" table:style-name="ce3">
            <text:p>21988751,521</text:p>
          </table:table-cell>
          <table:table-cell office:value-type="float" office:value="21988751.635000002" table:style-name="ce3">
            <text:p>21988751,635</text:p>
          </table:table-cell>
          <table:table-cell office:value-type="float" office:value="21988750.923" table:style-name="ce3">
            <text:p>21988750,923</text:p>
          </table:table-cell>
          <table:table-cell office:value-type="float" office:value="-9161434.4440000001" table:style-name="ce3">
            <text:p>-9161434,444</text:p>
          </table:table-cell>
          <table:table-cell office:value-type="float" office:value="-7138779.7290000003" table:style-name="ce3">
            <text:p>-7138779,729</text:p>
          </table:table-cell>
          <table:table-cell office:value-type="float" office:value="22404868.094000001" table:style-name="ce3">
            <text:p>22404868,094</text:p>
          </table:table-cell>
          <table:table-cell office:value-type="float" office:value="22404868.883000001" table:style-name="ce3">
            <text:p>22404868,883</text:p>
          </table:table-cell>
          <table:table-cell office:value-type="float" office:value="22404866.964000002" table:style-name="ce3">
            <text:p>22404866,964</text:p>
          </table:table-cell>
          <table:table-cell office:value-type="float" office:value="-21852311.276999999" table:style-name="ce3">
            <text:p>-21852311,277</text:p>
          </table:table-cell>
          <table:table-cell office:value-type="float" office:value="-17027773.350000001" table:style-name="ce3">
            <text:p>-17027773,350</text:p>
          </table:table-cell>
          <table:table-cell office:value-type="float" office:value="20107855.947000001" table:style-name="ce3">
            <text:p>20107855,947</text:p>
          </table:table-cell>
          <table:table-cell office:value-type="float" office:value="20107855.471999999" table:style-name="ce3">
            <text:p>20107855,472</text:p>
          </table:table-cell>
          <table:table-cell office:value-type="float" office:value="20107855.984000001" table:style-name="ce3">
            <text:p>20107855,984</text:p>
          </table:table-cell>
          <table:table-cell table:style-name="ce2"/>
          <table:table-cell office:value-type="float" office:value="-4839825.5319999997" table:style-name="ce3">
            <text:p>-4839825,532</text:p>
          </table:table-cell>
          <table:table-cell office:value-type="float" office:value="-3771290.4309999999" table:style-name="ce3">
            <text:p>-3771290,431</text:p>
          </table:table-cell>
          <table:table-cell office:value-type="float" office:value="23208783.109000001" table:style-name="ce3">
            <text:p>23208783,109</text:p>
          </table:table-cell>
          <table:table-cell office:value-type="float" office:value="23208782.329" table:style-name="ce3">
            <text:p>23208782,329</text:p>
          </table:table-cell>
          <table:table-cell office:value-type="float" office:value="23208782.872000001" table:style-name="ce3">
            <text:p>23208782,872</text:p>
          </table:table-cell>
          <table:table-cell table:number-columns-repeated="5" table:style-name="ce3"/>
          <table:table-cell office:value-type="float" office:value="-9072782.0030000005" table:style-name="ce3">
            <text:p>-9072782,003</text:p>
          </table:table-cell>
          <table:table-cell office:value-type="float" office:value="-7069697.8320000004" table:style-name="ce3">
            <text:p>-7069697,832</text:p>
          </table:table-cell>
          <table:table-cell office:value-type="float" office:value="21988745.509" table:style-name="ce3">
            <text:p>21988745,509</text:p>
          </table:table-cell>
          <table:table-cell office:value-type="float" office:value="21988743.471999999" table:style-name="ce3">
            <text:p>21988743,472</text:p>
          </table:table-cell>
          <table:table-cell office:value-type="float" office:value="21988744.756000001" table:style-name="ce3">
            <text:p>21988744,756</text:p>
          </table:table-cell>
          <table:table-cell office:value-type="float" office:value="4322401.4989999998" table:style-name="ce3">
            <text:p>4322401,499</text:p>
          </table:table-cell>
          <table:table-cell office:value-type="float" office:value="3368104.8220000002" table:style-name="ce3">
            <text:p>3368104,822</text:p>
          </table:table-cell>
          <table:table-cell office:value-type="float" office:value="22404865.818999998" table:style-name="ce3">
            <text:p>22404865,819</text:p>
          </table:table-cell>
          <table:table-cell office:value-type="float" office:value="22404866.145" table:style-name="ce3">
            <text:p>22404866,145</text:p>
          </table:table-cell>
          <table:table-cell office:value-type="float" office:value="22404866.600000001" table:style-name="ce3">
            <text:p>22404866,600</text:p>
          </table:table-cell>
          <table:table-cell office:value-type="float" office:value="-22447792.159000002" table:style-name="ce3">
            <text:p>-22447792,159</text:p>
          </table:table-cell>
          <table:table-cell office:value-type="float" office:value="-17491784.695999999" table:style-name="ce3">
            <text:p>-17491784,696</text:p>
          </table:table-cell>
          <table:table-cell office:value-type="float" office:value="20107850.855999999" table:style-name="ce3">
            <text:p>20107850,856</text:p>
          </table:table-cell>
          <table:table-cell office:value-type="float" office:value="20107847.379000001" table:style-name="ce3">
            <text:p>20107847,379</text:p>
          </table:table-cell>
          <table:table-cell office:value-type="float" office:value="20107850.462000001" table:style-name="ce3">
            <text:p>20107850,462</text:p>
          </table:table-cell>
          <table:table-cell table:number-columns-repeated="16332"/>
        </table:table-row>
        <table:table-row table:style-name="ro1">
          <table:table-cell office:value-type="float" office:value="19350" table:style-name="ce2">
            <text:p>19350</text:p>
          </table:table-cell>
          <table:table-cell office:value-type="float" office:value="-3354694.3480000002" table:style-name="ce3">
            <text:p>-3354694,348</text:p>
          </table:table-cell>
          <table:table-cell office:value-type="float" office:value="-2614045.6260000002" table:style-name="ce3">
            <text:p>-2614045,626</text:p>
          </table:table-cell>
          <table:table-cell office:value-type="float" office:value="23224153.912999999" table:style-name="ce3">
            <text:p>23224153,913</text:p>
          </table:table-cell>
          <table:table-cell office:value-type="float" office:value="23224154" table:style-name="ce3">
            <text:p>23224154,000</text:p>
          </table:table-cell>
          <table:table-cell office:value-type="float" office:value="23224153.659000002" table:style-name="ce3">
            <text:p>23224153,659</text:p>
          </table:table-cell>
          <table:table-cell table:number-columns-repeated="5" table:style-name="ce3"/>
          <table:table-cell office:value-type="float" office:value="-8639547.5749999993" table:style-name="ce3">
            <text:p>-8639547,575</text:p>
          </table:table-cell>
          <table:table-cell office:value-type="float" office:value="-6732112.2750000004" table:style-name="ce3">
            <text:p>-6732112,275</text:p>
          </table:table-cell>
          <table:table-cell office:value-type="float" office:value="21997937.162999999" table:style-name="ce3">
            <text:p>21997937,163</text:p>
          </table:table-cell>
          <table:table-cell office:value-type="float" office:value="21997937.285" table:style-name="ce3">
            <text:p>21997937,285</text:p>
          </table:table-cell>
          <table:table-cell office:value-type="float" office:value="21997936.425000001" table:style-name="ce3">
            <text:p>21997936,425</text:p>
          </table:table-cell>
          <table:table-cell office:value-type="float" office:value="-9089745.6679999996" table:style-name="ce3">
            <text:p>-9089745,668</text:p>
          </table:table-cell>
          <table:table-cell office:value-type="float" office:value="-7082918.3590000002" table:style-name="ce3">
            <text:p>-7082918,359</text:p>
          </table:table-cell>
          <table:table-cell office:value-type="float" office:value="22418509.886999998" table:style-name="ce3">
            <text:p>22418509,887</text:p>
          </table:table-cell>
          <table:table-cell office:value-type="float" office:value="22418510.541000001" table:style-name="ce3">
            <text:p>22418510,541</text:p>
          </table:table-cell>
          <table:table-cell office:value-type="float" office:value="22418509.280000001" table:style-name="ce3">
            <text:p>22418509,280</text:p>
          </table:table-cell>
          <table:table-cell office:value-type="float" office:value="-21815672.548" table:style-name="ce3">
            <text:p>-21815672,548</text:p>
          </table:table-cell>
          <table:table-cell office:value-type="float" office:value="-16999223.684" table:style-name="ce3">
            <text:p>-16999223,684</text:p>
          </table:table-cell>
          <table:table-cell office:value-type="float" office:value="20114828.52" table:style-name="ce3">
            <text:p>20114828,520</text:p>
          </table:table-cell>
          <table:table-cell office:value-type="float" office:value="20114827.552999999" table:style-name="ce3">
            <text:p>20114827,553</text:p>
          </table:table-cell>
          <table:table-cell office:value-type="float" office:value="20114828.177000001" table:style-name="ce3">
            <text:p>20114828,177</text:p>
          </table:table-cell>
          <table:table-cell table:style-name="ce2"/>
          <table:table-cell office:value-type="float" office:value="-4759086.7929999996" table:style-name="ce3">
            <text:p>-4759086,793</text:p>
          </table:table-cell>
          <table:table-cell office:value-type="float" office:value="-3708377.1030000001" table:style-name="ce3">
            <text:p>-3708377,103</text:p>
          </table:table-cell>
          <table:table-cell office:value-type="float" office:value="23224148.263" table:style-name="ce3">
            <text:p>23224148,263</text:p>
          </table:table-cell>
          <table:table-cell office:value-type="float" office:value="23224146.842" table:style-name="ce3">
            <text:p>23224146,842</text:p>
          </table:table-cell>
          <table:table-cell office:value-type="float" office:value="23224147.589000002" table:style-name="ce3">
            <text:p>23224147,589</text:p>
          </table:table-cell>
          <table:table-cell table:number-columns-repeated="5" table:style-name="ce3"/>
          <table:table-cell office:value-type="float" office:value="-9024517.0789999999" table:style-name="ce3">
            <text:p>-9024517,079</text:p>
          </table:table-cell>
          <table:table-cell office:value-type="float" office:value="-7032088.8099999996" table:style-name="ce3">
            <text:p>-7032088,810</text:p>
          </table:table-cell>
          <table:table-cell office:value-type="float" office:value="21997930.488000002" table:style-name="ce3">
            <text:p>21997930,488</text:p>
          </table:table-cell>
          <table:table-cell office:value-type="float" office:value="21997927.239" table:style-name="ce3">
            <text:p>21997927,239</text:p>
          </table:table-cell>
          <table:table-cell office:value-type="float" office:value="21997929.414999999" table:style-name="ce3">
            <text:p>21997929,415</text:p>
          </table:table-cell>
          <table:table-cell office:value-type="float" office:value="4394085.8310000002" table:style-name="ce3">
            <text:p>4394085,831</text:p>
          </table:table-cell>
          <table:table-cell office:value-type="float" office:value="3423962.7259999998" table:style-name="ce3">
            <text:p>3423962,726</text:p>
          </table:table-cell>
          <table:table-cell office:value-type="float" office:value="22418506.791999999" table:style-name="ce3">
            <text:p>22418506,792</text:p>
          </table:table-cell>
          <table:table-cell office:value-type="float" office:value="22418507.294" table:style-name="ce3">
            <text:p>22418507,294</text:p>
          </table:table-cell>
          <table:table-cell office:value-type="float" office:value="22418506.605" table:style-name="ce3">
            <text:p>22418506,605</text:p>
          </table:table-cell>
          <table:table-cell office:value-type="float" office:value="-22411158.096000001" table:style-name="ce3">
            <text:p>-22411158,096</text:p>
          </table:table-cell>
          <table:table-cell office:value-type="float" office:value="-17463238.671999998" table:style-name="ce3">
            <text:p>-17463238,672</text:p>
          </table:table-cell>
          <table:table-cell office:value-type="float" office:value="20114822.502" table:style-name="ce3">
            <text:p>20114822,502</text:p>
          </table:table-cell>
          <table:table-cell office:value-type="float" office:value="20114818.721000001" table:style-name="ce3">
            <text:p>20114818,721</text:p>
          </table:table-cell>
          <table:table-cell office:value-type="float" office:value="20114821.982000001" table:style-name="ce3">
            <text:p>20114821,982</text:p>
          </table:table-cell>
          <table:table-cell table:number-columns-repeated="16332"/>
        </table:table-row>
        <table:table-row table:style-name="ro1">
          <table:table-cell office:value-type="float" office:value="19380" table:style-name="ce2">
            <text:p>19380</text:p>
          </table:table-cell>
          <table:table-cell office:value-type="float" office:value="-3273854.716" table:style-name="ce3">
            <text:p>-3273854,716</text:p>
          </table:table-cell>
          <table:table-cell office:value-type="float" office:value="-2551053.7149999999" table:style-name="ce3">
            <text:p>-2551053,715</text:p>
          </table:table-cell>
          <table:table-cell office:value-type="float" office:value="23239536.579" table:style-name="ce3">
            <text:p>23239536,579</text:p>
          </table:table-cell>
          <table:table-cell office:value-type="float" office:value="23239536.881999999" table:style-name="ce3">
            <text:p>23239536,882</text:p>
          </table:table-cell>
          <table:table-cell office:value-type="float" office:value="23239535.728" table:style-name="ce3">
            <text:p>23239535,728</text:p>
          </table:table-cell>
          <table:table-cell table:number-columns-repeated="5" table:style-name="ce3"/>
          <table:table-cell office:value-type="float" office:value="-8591177.4309999999" table:style-name="ce3">
            <text:p>-8591177,431</text:p>
          </table:table-cell>
          <table:table-cell office:value-type="float" office:value="-6694421.2769999998" table:style-name="ce3">
            <text:p>-6694421,277</text:p>
          </table:table-cell>
          <table:table-cell office:value-type="float" office:value="22007141.412999999" table:style-name="ce3">
            <text:p>22007141,413</text:p>
          </table:table-cell>
          <table:table-cell office:value-type="float" office:value="22007142.254999999" table:style-name="ce3">
            <text:p>22007142,255</text:p>
          </table:table-cell>
          <table:table-cell office:value-type="float" office:value="22007140.631000001" table:style-name="ce3">
            <text:p>22007140,631</text:p>
          </table:table-cell>
          <table:table-cell office:value-type="float" office:value="-9017712.7109999992" table:style-name="ce3">
            <text:p>-9017712,711</text:p>
          </table:table-cell>
          <table:table-cell office:value-type="float" office:value="-7026788.7860000003" table:style-name="ce3">
            <text:p>-7026788,786</text:p>
          </table:table-cell>
          <table:table-cell office:value-type="float" office:value="22432218.034000002" table:style-name="ce3">
            <text:p>22432218,034</text:p>
          </table:table-cell>
          <table:table-cell office:value-type="float" office:value="22432217.625" table:style-name="ce3">
            <text:p>22432217,625</text:p>
          </table:table-cell>
          <table:table-cell office:value-type="float" office:value="22432216.68" table:style-name="ce3">
            <text:p>22432216,680</text:p>
          </table:table-cell>
          <table:table-cell office:value-type="float" office:value="-21778546.714000002" table:style-name="ce3">
            <text:p>-21778546,714</text:p>
          </table:table-cell>
          <table:table-cell office:value-type="float" office:value="-16970294.462000001" table:style-name="ce3">
            <text:p>-16970294,462</text:p>
          </table:table-cell>
          <table:table-cell office:value-type="float" office:value="20121893.072000001" table:style-name="ce3">
            <text:p>20121893,072</text:p>
          </table:table-cell>
          <table:table-cell office:value-type="float" office:value="20121892.318999998" table:style-name="ce3">
            <text:p>20121892,319</text:p>
          </table:table-cell>
          <table:table-cell office:value-type="float" office:value="20121892.953000002" table:style-name="ce3">
            <text:p>20121892,953</text:p>
          </table:table-cell>
          <table:table-cell table:style-name="ce2"/>
          <table:table-cell office:value-type="float" office:value="-4678254.5640000002" table:style-name="ce3">
            <text:p>-4678254,564</text:p>
          </table:table-cell>
          <table:table-cell office:value-type="float" office:value="-3645390.9360000002" table:style-name="ce3">
            <text:p>-3645390,936</text:p>
          </table:table-cell>
          <table:table-cell office:value-type="float" office:value="23239529.793000001" table:style-name="ce3">
            <text:p>23239529,793</text:p>
          </table:table-cell>
          <table:table-cell office:value-type="float" office:value="23239527.602000002" table:style-name="ce3">
            <text:p>23239527,602</text:p>
          </table:table-cell>
          <table:table-cell office:value-type="float" office:value="23239529.737" table:style-name="ce3">
            <text:p>23239529,737</text:p>
          </table:table-cell>
          <table:table-cell table:number-columns-repeated="5" table:style-name="ce3"/>
          <table:table-cell office:value-type="float" office:value="-8976154.3640000001" table:style-name="ce3">
            <text:p>-8976154,364</text:p>
          </table:table-cell>
          <table:table-cell office:value-type="float" office:value="-6994403.5829999996" table:style-name="ce3">
            <text:p>-6994403,583</text:p>
          </table:table-cell>
          <table:table-cell office:value-type="float" office:value="22007132.666000001" table:style-name="ce3">
            <text:p>22007132,666</text:p>
          </table:table-cell>
          <table:table-cell office:value-type="float" office:value="22007130.374000002" table:style-name="ce3">
            <text:p>22007130,374</text:p>
          </table:table-cell>
          <table:table-cell office:value-type="float" office:value="22007132.188999999" table:style-name="ce3">
            <text:p>22007132,189</text:p>
          </table:table-cell>
          <table:table-cell office:value-type="float" office:value="4466111.3969999999" table:style-name="ce3">
            <text:p>4466111,397</text:p>
          </table:table-cell>
          <table:table-cell office:value-type="float" office:value="3480086.5490000001" table:style-name="ce3">
            <text:p>3480086,549</text:p>
          </table:table-cell>
          <table:table-cell office:value-type="float" office:value="22432215.967" table:style-name="ce3">
            <text:p>22432215,967</text:p>
          </table:table-cell>
          <table:table-cell office:value-type="float" office:value="22432212.454999998" table:style-name="ce3">
            <text:p>22432212,455</text:p>
          </table:table-cell>
          <table:table-cell office:value-type="float" office:value="22432214.449000001" table:style-name="ce3">
            <text:p>22432214,449</text:p>
          </table:table-cell>
          <table:table-cell office:value-type="float" office:value="-22374039.866" table:style-name="ce3">
            <text:p>-22374039,866</text:p>
          </table:table-cell>
          <table:table-cell office:value-type="float" office:value="-17434315.374000002" table:style-name="ce3">
            <text:p>-17434315,374</text:p>
          </table:table-cell>
          <table:table-cell office:value-type="float" office:value="20121885.892999999" table:style-name="ce3">
            <text:p>20121885,893</text:p>
          </table:table-cell>
          <table:table-cell office:value-type="float" office:value="20121881.943999998" table:style-name="ce3">
            <text:p>20121881,944</text:p>
          </table:table-cell>
          <table:table-cell office:value-type="float" office:value="20121884.988000002" table:style-name="ce3">
            <text:p>20121884,988</text:p>
          </table:table-cell>
          <table:table-cell table:number-columns-repeated="16332"/>
        </table:table-row>
        <table:table-row table:style-name="ro1">
          <table:table-cell office:value-type="float" office:value="19410" table:style-name="ce2">
            <text:p>19410</text:p>
          </table:table-cell>
          <table:table-cell office:value-type="float" office:value="-3192917.44" table:style-name="ce3">
            <text:p>-3192917,440</text:p>
          </table:table-cell>
          <table:table-cell office:value-type="float" office:value="-2487985.727" table:style-name="ce3">
            <text:p>-2487985,727</text:p>
          </table:table-cell>
          <table:table-cell office:value-type="float" office:value="23254938.851" table:style-name="ce3">
            <text:p>23254938,851</text:p>
          </table:table-cell>
          <table:table-cell office:value-type="float" office:value="23254938.504000001" table:style-name="ce3">
            <text:p>23254938,504</text:p>
          </table:table-cell>
          <table:table-cell office:value-type="float" office:value="23254938.357999999" table:style-name="ce3">
            <text:p>23254938,358</text:p>
          </table:table-cell>
          <table:table-cell table:number-columns-repeated="5" table:style-name="ce3"/>
          <table:table-cell office:value-type="float" office:value="-8542705.3910000008" table:style-name="ce3">
            <text:p>-8542705,391</text:p>
          </table:table-cell>
          <table:table-cell office:value-type="float" office:value="-6656650.8669999996" table:style-name="ce3">
            <text:p>-6656650,867</text:p>
          </table:table-cell>
          <table:table-cell office:value-type="float" office:value="22016365.489999998" table:style-name="ce3">
            <text:p>22016365,490</text:p>
          </table:table-cell>
          <table:table-cell office:value-type="float" office:value="22016365.622000001" table:style-name="ce3">
            <text:p>22016365,622</text:p>
          </table:table-cell>
          <table:table-cell office:value-type="float" office:value="22016364.679000001" table:style-name="ce3">
            <text:p>22016364,679</text:p>
          </table:table-cell>
          <table:table-cell office:value-type="float" office:value="-8945337.1919999998" table:style-name="ce3">
            <text:p>-8945337,192</text:p>
          </table:table-cell>
          <table:table-cell office:value-type="float" office:value="-6970392.2970000003" table:style-name="ce3">
            <text:p>-6970392,297</text:p>
          </table:table-cell>
          <table:table-cell office:value-type="float" office:value="22445990.261" table:style-name="ce3">
            <text:p>22445990,261</text:p>
          </table:table-cell>
          <table:table-cell office:value-type="float" office:value="22445990.655999999" table:style-name="ce3">
            <text:p>22445990,656</text:p>
          </table:table-cell>
          <table:table-cell office:value-type="float" office:value="22445989.087000001" table:style-name="ce3">
            <text:p>22445989,087</text:p>
          </table:table-cell>
          <table:table-cell office:value-type="float" office:value="-21740934.818999998" table:style-name="ce3">
            <text:p>-21740934,819</text:p>
          </table:table-cell>
          <table:table-cell office:value-type="float" office:value="-16940986.484000001" table:style-name="ce3">
            <text:p>-16940986,484</text:p>
          </table:table-cell>
          <table:table-cell office:value-type="float" office:value="20129051.138999999" table:style-name="ce3">
            <text:p>20129051,139</text:p>
          </table:table-cell>
          <table:table-cell office:value-type="float" office:value="20129049.920000002" table:style-name="ce3">
            <text:p>20129049,920</text:p>
          </table:table-cell>
          <table:table-cell office:value-type="float" office:value="20129050.566" table:style-name="ce3">
            <text:p>20129050,566</text:p>
          </table:table-cell>
          <table:table-cell table:style-name="ce2"/>
          <table:table-cell office:value-type="float" office:value="-4597315.03" table:style-name="ce3">
            <text:p>-4597315,030</text:p>
          </table:table-cell>
          <table:table-cell office:value-type="float" office:value="-3582321.1970000002" table:style-name="ce3">
            <text:p>-3582321,197</text:p>
          </table:table-cell>
          <table:table-cell office:value-type="float" office:value="23254932.228" table:style-name="ce3">
            <text:p>23254932,228</text:p>
          </table:table-cell>
          <table:table-cell office:value-type="float" office:value="23254930.208000001" table:style-name="ce3">
            <text:p>23254930,208</text:p>
          </table:table-cell>
          <table:table-cell office:value-type="float" office:value="23254930.513" table:style-name="ce3">
            <text:p>23254930,513</text:p>
          </table:table-cell>
          <table:table-cell table:number-columns-repeated="5" table:style-name="ce3"/>
          <table:table-cell office:value-type="float" office:value="-8927680.1050000004" table:style-name="ce3">
            <text:p>-8927680,105</text:p>
          </table:table-cell>
          <table:table-cell office:value-type="float" office:value="-6956631.4440000001" table:style-name="ce3">
            <text:p>-6956631,444</text:p>
          </table:table-cell>
          <table:table-cell office:value-type="float" office:value="22016357.965999998" table:style-name="ce3">
            <text:p>22016357,966</text:p>
          </table:table-cell>
          <table:table-cell office:value-type="float" office:value="22016354.714000002" table:style-name="ce3">
            <text:p>22016354,714</text:p>
          </table:table-cell>
          <table:table-cell office:value-type="float" office:value="22016357.177000001" table:style-name="ce3">
            <text:p>22016357,177</text:p>
          </table:table-cell>
          <table:table-cell office:value-type="float" office:value="4538489.1730000004" table:style-name="ce3">
            <text:p>4538489,173</text:p>
          </table:table-cell>
          <table:table-cell office:value-type="float" office:value="3536484.8169999998" table:style-name="ce3">
            <text:p>3536484,817</text:p>
          </table:table-cell>
          <table:table-cell office:value-type="float" office:value="22445987.357000001" table:style-name="ce3">
            <text:p>22445987,357</text:p>
          </table:table-cell>
          <table:table-cell office:value-type="float" office:value="22445985.300000001" table:style-name="ce3">
            <text:p>22445985,300</text:p>
          </table:table-cell>
          <table:table-cell office:value-type="float" office:value="22445986.761999998" table:style-name="ce3">
            <text:p>22445986,762</text:p>
          </table:table-cell>
          <table:table-cell office:value-type="float" office:value="-22336425.925999999" table:style-name="ce3">
            <text:p>-22336425,926</text:p>
          </table:table-cell>
          <table:table-cell office:value-type="float" office:value="-17405005.802999999" table:style-name="ce3">
            <text:p>-17405005,803</text:p>
          </table:table-cell>
          <table:table-cell office:value-type="float" office:value="20129043.910999998" table:style-name="ce3">
            <text:p>20129043,911</text:p>
          </table:table-cell>
          <table:table-cell office:value-type="float" office:value="20129039.890999999" table:style-name="ce3">
            <text:p>20129039,891</text:p>
          </table:table-cell>
          <table:table-cell office:value-type="float" office:value="20129043.083999999" table:style-name="ce3">
            <text:p>20129043,084</text:p>
          </table:table-cell>
          <table:table-cell table:number-columns-repeated="16332"/>
        </table:table-row>
        <table:table-row table:style-name="ro1">
          <table:table-cell office:value-type="float" office:value="19440" table:style-name="ce2">
            <text:p>19440</text:p>
          </table:table-cell>
          <table:table-cell office:value-type="float" office:value="-3111888.2420000001" table:style-name="ce3">
            <text:p>-3111888,242</text:p>
          </table:table-cell>
          <table:table-cell office:value-type="float" office:value="-2424846.1030000001" table:style-name="ce3">
            <text:p>-2424846,103</text:p>
          </table:table-cell>
          <table:table-cell office:value-type="float" office:value="23270358.344000001" table:style-name="ce3">
            <text:p>23270358,344</text:p>
          </table:table-cell>
          <table:table-cell office:value-type="float" office:value="23270357.971000001" table:style-name="ce3">
            <text:p>23270357,971</text:p>
          </table:table-cell>
          <table:table-cell office:value-type="float" office:value="23270357.886" table:style-name="ce3">
            <text:p>23270357,886</text:p>
          </table:table-cell>
          <table:table-cell table:number-columns-repeated="5" table:style-name="ce3"/>
          <table:table-cell office:value-type="float" office:value="-8494137.2009999994" table:style-name="ce3">
            <text:p>-8494137,201</text:p>
          </table:table-cell>
          <table:table-cell office:value-type="float" office:value="-6618805.5290000001" table:style-name="ce3">
            <text:p>-6618805,529</text:p>
          </table:table-cell>
          <table:table-cell office:value-type="float" office:value="22025607.083999999" table:style-name="ce3">
            <text:p>22025607,084</text:p>
          </table:table-cell>
          <table:table-cell office:value-type="float" office:value="22025607.351" table:style-name="ce3">
            <text:p>22025607,351</text:p>
          </table:table-cell>
          <table:table-cell office:value-type="float" office:value="22025606.802000001" table:style-name="ce3">
            <text:p>22025606,802</text:p>
          </table:table-cell>
          <table:table-cell office:value-type="float" office:value="-8872627.6950000003" table:style-name="ce3">
            <text:p>-8872627,695</text:p>
          </table:table-cell>
          <table:table-cell office:value-type="float" office:value="-6913735.5480000004" table:style-name="ce3">
            <text:p>-6913735,548</text:p>
          </table:table-cell>
          <table:table-cell office:value-type="float" office:value="22459826.993000001" table:style-name="ce3">
            <text:p>22459826,993</text:p>
          </table:table-cell>
          <table:table-cell office:value-type="float" office:value="22459826.548999999" table:style-name="ce3">
            <text:p>22459826,549</text:p>
          </table:table-cell>
          <table:table-cell office:value-type="float" office:value="22459825.940000001" table:style-name="ce3">
            <text:p>22459825,940</text:p>
          </table:table-cell>
          <table:table-cell office:value-type="float" office:value="-21702844.598000001" table:style-name="ce3">
            <text:p>-21702844,598</text:p>
          </table:table-cell>
          <table:table-cell office:value-type="float" office:value="-16911305.791000001" table:style-name="ce3">
            <text:p>-16911305,791</text:p>
          </table:table-cell>
          <table:table-cell office:value-type="float" office:value="20136299.324000001" table:style-name="ce3">
            <text:p>20136299,324</text:p>
          </table:table-cell>
          <table:table-cell office:value-type="float" office:value="20136298.197999999" table:style-name="ce3">
            <text:p>20136298,198</text:p>
          </table:table-cell>
          <table:table-cell office:value-type="float" office:value="20136298.614" table:style-name="ce3">
            <text:p>20136298,614</text:p>
          </table:table-cell>
          <table:table-cell table:style-name="ce2"/>
          <table:table-cell office:value-type="float" office:value="-4516293.1040000003" table:style-name="ce3">
            <text:p>-4516293,104</text:p>
          </table:table-cell>
          <table:table-cell office:value-type="float" office:value="-3519187.2179999999" table:style-name="ce3">
            <text:p>-3519187,218</text:p>
          </table:table-cell>
          <table:table-cell office:value-type="float" office:value="23270349.499000002" table:style-name="ce3">
            <text:p>23270349,499</text:p>
          </table:table-cell>
          <table:table-cell office:value-type="float" office:value="23270348.057" table:style-name="ce3">
            <text:p>23270348,057</text:p>
          </table:table-cell>
          <table:table-cell office:value-type="float" office:value="23270349.460000001" table:style-name="ce3">
            <text:p>23270349,460</text:p>
          </table:table-cell>
          <table:table-cell table:number-columns-repeated="5" table:style-name="ce3"/>
          <table:table-cell office:value-type="float" office:value="-8879119.2190000005" table:style-name="ce3">
            <text:p>-8879119,219</text:p>
          </table:table-cell>
          <table:table-cell office:value-type="float" office:value="-6918791.7960000001" table:style-name="ce3">
            <text:p>-6918791,796</text:p>
          </table:table-cell>
          <table:table-cell office:value-type="float" office:value="22025599.489999998" table:style-name="ce3">
            <text:p>22025599,490</text:p>
          </table:table-cell>
          <table:table-cell office:value-type="float" office:value="22025595.879999999" table:style-name="ce3">
            <text:p>22025595,880</text:p>
          </table:table-cell>
          <table:table-cell office:value-type="float" office:value="22025598.405999999" table:style-name="ce3">
            <text:p>22025598,406</text:p>
          </table:table-cell>
          <table:table-cell office:value-type="float" office:value="4611191.4230000004" table:style-name="ce3">
            <text:p>4611191,423</text:p>
          </table:table-cell>
          <table:table-cell office:value-type="float" office:value="3593135.9010000001" table:style-name="ce3">
            <text:p>3593135,901</text:p>
          </table:table-cell>
          <table:table-cell office:value-type="float" office:value="22459822.454999998" table:style-name="ce3">
            <text:p>22459822,455</text:p>
          </table:table-cell>
          <table:table-cell office:value-type="float" office:value="22459819.736000001" table:style-name="ce3">
            <text:p>22459819,736</text:p>
          </table:table-cell>
          <table:table-cell office:value-type="float" office:value="22459821.098000001" table:style-name="ce3">
            <text:p>22459821,098</text:p>
          </table:table-cell>
          <table:table-cell office:value-type="float" office:value="-22298343.182" table:style-name="ce3">
            <text:p>-22298343,182</text:p>
          </table:table-cell>
          <table:table-cell office:value-type="float" office:value="-17375330.936999999" table:style-name="ce3">
            <text:p>-17375330,937</text:p>
          </table:table-cell>
          <table:table-cell office:value-type="float" office:value="20136290.043000001" table:style-name="ce3">
            <text:p>20136290,043</text:p>
          </table:table-cell>
          <table:table-cell office:value-type="float" office:value="20136286.649" table:style-name="ce3">
            <text:p>20136286,649</text:p>
          </table:table-cell>
          <table:table-cell office:value-type="float" office:value="20136289.760000002" table:style-name="ce3">
            <text:p>20136289,760</text:p>
          </table:table-cell>
          <table:table-cell table:number-columns-repeated="16332"/>
        </table:table-row>
        <table:table-row table:style-name="ro1">
          <table:table-cell office:value-type="float" office:value="19470" table:style-name="ce2">
            <text:p>19470</text:p>
          </table:table-cell>
          <table:table-cell office:value-type="float" office:value="-3030753.0469999998" table:style-name="ce3">
            <text:p>-3030753,047</text:p>
          </table:table-cell>
          <table:table-cell office:value-type="float" office:value="-2361623.87" table:style-name="ce3">
            <text:p>-2361623,870</text:p>
          </table:table-cell>
          <table:table-cell office:value-type="float" office:value="23285796.074000001" table:style-name="ce3">
            <text:p>23285796,074</text:p>
          </table:table-cell>
          <table:table-cell office:value-type="float" office:value="23285798.539999999" table:style-name="ce3">
            <text:p>23285798,540</text:p>
          </table:table-cell>
          <table:table-cell office:value-type="float" office:value="23285796.16" table:style-name="ce3">
            <text:p>23285796,160</text:p>
          </table:table-cell>
          <table:table-cell table:number-columns-repeated="5" table:style-name="ce3"/>
          <table:table-cell office:value-type="float" office:value="-8445458.6630000006" table:style-name="ce3">
            <text:p>-8445458,663</text:p>
          </table:table-cell>
          <table:table-cell office:value-type="float" office:value="-6580874.2010000004" table:style-name="ce3">
            <text:p>-6580874,201</text:p>
          </table:table-cell>
          <table:table-cell office:value-type="float" office:value="22034871.780999999" table:style-name="ce3">
            <text:p>22034871,781</text:p>
          </table:table-cell>
          <table:table-cell office:value-type="float" office:value="22034870.679000001" table:style-name="ce3">
            <text:p>22034870,679</text:p>
          </table:table-cell>
          <table:table-cell office:value-type="float" office:value="22034870.852000002" table:style-name="ce3">
            <text:p>22034870,852</text:p>
          </table:table-cell>
          <table:table-cell office:value-type="float" office:value="-8799573.0859999992" table:style-name="ce3">
            <text:p>-8799573,086</text:p>
          </table:table-cell>
          <table:table-cell office:value-type="float" office:value="-6856809.8870000001" table:style-name="ce3">
            <text:p>-6856809,887</text:p>
          </table:table-cell>
          <table:table-cell office:value-type="float" office:value="22473729.278000001" table:style-name="ce3">
            <text:p>22473729,278</text:p>
          </table:table-cell>
          <table:table-cell office:value-type="float" office:value="22473728.250999998" table:style-name="ce3">
            <text:p>22473728,251</text:p>
          </table:table-cell>
          <table:table-cell office:value-type="float" office:value="22473727.401999999" table:style-name="ce3">
            <text:p>22473727,402</text:p>
          </table:table-cell>
          <table:table-cell office:value-type="float" office:value="-21664263.491" table:style-name="ce3">
            <text:p>-21664263,491</text:p>
          </table:table-cell>
          <table:table-cell office:value-type="float" office:value="-16881242.588" table:style-name="ce3">
            <text:p>-16881242,588</text:p>
          </table:table-cell>
          <table:table-cell office:value-type="float" office:value="20143640.508000001" table:style-name="ce3">
            <text:p>20143640,508</text:p>
          </table:table-cell>
          <table:table-cell office:value-type="float" office:value="20143640.028999999" table:style-name="ce3">
            <text:p>20143640,029</text:p>
          </table:table-cell>
          <table:table-cell office:value-type="float" office:value="20143640.600000001" table:style-name="ce3">
            <text:p>20143640,600</text:p>
          </table:table-cell>
          <table:table-cell table:style-name="ce2"/>
          <table:table-cell office:value-type="float" office:value="-4435160.1370000001" table:style-name="ce3">
            <text:p>-4435160,137</text:p>
          </table:table-cell>
          <table:table-cell office:value-type="float" office:value="-3455966.7289999998" table:style-name="ce3">
            <text:p>-3455966,729</text:p>
          </table:table-cell>
          <table:table-cell office:value-type="float" office:value="23285787.464000002" table:style-name="ce3">
            <text:p>23285787,464</text:p>
          </table:table-cell>
          <table:table-cell office:value-type="float" office:value="23285788.063999999" table:style-name="ce3">
            <text:p>23285788,064</text:p>
          </table:table-cell>
          <table:table-cell office:value-type="float" office:value="23285788.789000001" table:style-name="ce3">
            <text:p>23285788,789</text:p>
          </table:table-cell>
          <table:table-cell table:number-columns-repeated="5" table:style-name="ce3"/>
          <table:table-cell office:value-type="float" office:value="-8830442.9529999997" table:style-name="ce3">
            <text:p>-8830442,953</text:p>
          </table:table-cell>
          <table:table-cell office:value-type="float" office:value="-6880862.2450000001" table:style-name="ce3">
            <text:p>-6880862,245</text:p>
          </table:table-cell>
          <table:table-cell office:value-type="float" office:value="22034861.135000002" table:style-name="ce3">
            <text:p>22034861,135</text:p>
          </table:table-cell>
          <table:table-cell office:value-type="float" office:value="22034858.317000002" table:style-name="ce3">
            <text:p>22034858,317</text:p>
          </table:table-cell>
          <table:table-cell office:value-type="float" office:value="22034860.721000001" table:style-name="ce3">
            <text:p>22034860,721</text:p>
          </table:table-cell>
          <table:table-cell office:value-type="float" office:value="4684243.7949999999" table:style-name="ce3">
            <text:p>4684243,795</text:p>
          </table:table-cell>
          <table:table-cell office:value-type="float" office:value="3650059.827" table:style-name="ce3">
            <text:p>3650059,827</text:p>
          </table:table-cell>
          <table:table-cell office:value-type="float" office:value="22473723.199000001" table:style-name="ce3">
            <text:p>22473723,199</text:p>
          </table:table-cell>
          <table:table-cell office:value-type="float" office:value="22473721.214000002" table:style-name="ce3">
            <text:p>22473721,214</text:p>
          </table:table-cell>
          <table:table-cell office:value-type="float" office:value="22473722.684" table:style-name="ce3">
            <text:p>22473722,684</text:p>
          </table:table-cell>
          <table:table-cell office:value-type="float" office:value="-22259764.522" table:style-name="ce3">
            <text:p>-22259764,522</text:p>
          </table:table-cell>
          <table:table-cell office:value-type="float" office:value="-17345269.638" table:style-name="ce3">
            <text:p>-17345269,638</text:p>
          </table:table-cell>
          <table:table-cell office:value-type="float" office:value="20143631.728" table:style-name="ce3">
            <text:p>20143631,728</text:p>
          </table:table-cell>
          <table:table-cell office:value-type="float" office:value="20143627.952" table:style-name="ce3">
            <text:p>20143627,952</text:p>
          </table:table-cell>
          <table:table-cell office:value-type="float" office:value="20143631.243999999" table:style-name="ce3">
            <text:p>20143631,244</text:p>
          </table:table-cell>
          <table:table-cell table:number-columns-repeated="16332"/>
        </table:table-row>
        <table:table-row table:style-name="ro1">
          <table:table-cell office:value-type="float" office:value="19500" table:style-name="ce2">
            <text:p>19500</text:p>
          </table:table-cell>
          <table:table-cell office:value-type="float" office:value="-2949522.7910000002" table:style-name="ce3">
            <text:p>-2949522,791</text:p>
          </table:table-cell>
          <table:table-cell office:value-type="float" office:value="-2298327.5490000001" table:style-name="ce3">
            <text:p>-2298327,549</text:p>
          </table:table-cell>
          <table:table-cell office:value-type="float" office:value="23301255.193" table:style-name="ce3">
            <text:p>23301255,193</text:p>
          </table:table-cell>
          <table:table-cell office:value-type="float" office:value="23301254.884" table:style-name="ce3">
            <text:p>23301254,884</text:p>
          </table:table-cell>
          <table:table-cell office:value-type="float" office:value="23301254.971999999" table:style-name="ce3">
            <text:p>23301254,972</text:p>
          </table:table-cell>
          <table:table-cell table:number-columns-repeated="5" table:style-name="ce3"/>
          <table:table-cell office:value-type="float" office:value="-8396680.7310000006" table:style-name="ce3">
            <text:p>-8396680,731</text:p>
          </table:table-cell>
          <table:table-cell office:value-type="float" office:value="-6542865.4349999996" table:style-name="ce3">
            <text:p>-6542865,435</text:p>
          </table:table-cell>
          <table:table-cell office:value-type="float" office:value="22044152.783" table:style-name="ce3">
            <text:p>22044152,783</text:p>
          </table:table-cell>
          <table:table-cell office:value-type="float" office:value="22044152.807" table:style-name="ce3">
            <text:p>22044152,807</text:p>
          </table:table-cell>
          <table:table-cell office:value-type="float" office:value="22044152.471000001" table:style-name="ce3">
            <text:p>22044152,471</text:p>
          </table:table-cell>
          <table:table-cell office:value-type="float" office:value="-8726187.4230000004" table:style-name="ce3">
            <text:p>-8726187,423</text:p>
          </table:table-cell>
          <table:table-cell office:value-type="float" office:value="-6799626.2470000004" table:style-name="ce3">
            <text:p>-6799626,247</text:p>
          </table:table-cell>
          <table:table-cell office:value-type="float" office:value="22487691.827" table:style-name="ce3">
            <text:p>22487691,827</text:p>
          </table:table-cell>
          <table:table-cell office:value-type="float" office:value="22487693.124000002" table:style-name="ce3">
            <text:p>22487693,124</text:p>
          </table:table-cell>
          <table:table-cell office:value-type="float" office:value="22487691.960000001" table:style-name="ce3">
            <text:p>22487691,960</text:p>
          </table:table-cell>
          <table:table-cell office:value-type="float" office:value="-21625204.848999999" table:style-name="ce3">
            <text:p>-21625204,849</text:p>
          </table:table-cell>
          <table:table-cell office:value-type="float" office:value="-16850807.280999999" table:style-name="ce3">
            <text:p>-16850807,281</text:p>
          </table:table-cell>
          <table:table-cell office:value-type="float" office:value="20151073.879000001" table:style-name="ce3">
            <text:p>20151073,879</text:p>
          </table:table-cell>
          <table:table-cell office:value-type="float" office:value="20151072.403000001" table:style-name="ce3">
            <text:p>20151072,403</text:p>
          </table:table-cell>
          <table:table-cell office:value-type="float" office:value="20151073.357999999" table:style-name="ce3">
            <text:p>20151073,358</text:p>
          </table:table-cell>
          <table:table-cell table:style-name="ce2"/>
          <table:table-cell office:value-type="float" office:value="-4353927.4610000001" table:style-name="ce3">
            <text:p>-4353927,461</text:p>
          </table:table-cell>
          <table:table-cell office:value-type="float" office:value="-3392668.568" table:style-name="ce3">
            <text:p>-3392668,568</text:p>
          </table:table-cell>
          <table:table-cell office:value-type="float" office:value="23301247.752999999" table:style-name="ce3">
            <text:p>23301247,753</text:p>
          </table:table-cell>
          <table:table-cell office:value-type="float" office:value="23301243.438000001" table:style-name="ce3">
            <text:p>23301243,438</text:p>
          </table:table-cell>
          <table:table-cell office:value-type="float" office:value="23301248.234000001" table:style-name="ce3">
            <text:p>23301248,234</text:p>
          </table:table-cell>
          <table:table-cell table:number-columns-repeated="5" table:style-name="ce3"/>
          <table:table-cell office:value-type="float" office:value="-8781662.6750000007" table:style-name="ce3">
            <text:p>-8781662,675</text:p>
          </table:table-cell>
          <table:table-cell office:value-type="float" office:value="-6842851.6370000001" table:style-name="ce3">
            <text:p>-6842851,637</text:p>
          </table:table-cell>
          <table:table-cell office:value-type="float" office:value="22044143.664999999" table:style-name="ce3">
            <text:p>22044143,665</text:p>
          </table:table-cell>
          <table:table-cell office:value-type="float" office:value="22044141.089000002" table:style-name="ce3">
            <text:p>22044141,089</text:p>
          </table:table-cell>
          <table:table-cell office:value-type="float" office:value="22044143.357000001" table:style-name="ce3">
            <text:p>22044143,357</text:p>
          </table:table-cell>
          <table:table-cell office:value-type="float" office:value="4757631.852" table:style-name="ce3">
            <text:p>4757631,852</text:p>
          </table:table-cell>
          <table:table-cell office:value-type="float" office:value="3707245.327" table:style-name="ce3">
            <text:p>3707245,327</text:p>
          </table:table-cell>
          <table:table-cell office:value-type="float" office:value="22487688.749000002" table:style-name="ce3">
            <text:p>22487688,749</text:p>
          </table:table-cell>
          <table:table-cell office:value-type="float" office:value="22487686.730999999" table:style-name="ce3">
            <text:p>22487686,731</text:p>
          </table:table-cell>
          <table:table-cell office:value-type="float" office:value="22487688.388999999" table:style-name="ce3">
            <text:p>22487688,389</text:p>
          </table:table-cell>
          <table:table-cell office:value-type="float" office:value="-22220703.706" table:style-name="ce3">
            <text:p>-22220703,706</text:p>
          </table:table-cell>
          <table:table-cell office:value-type="float" office:value="-17314832.640000001" table:style-name="ce3">
            <text:p>-17314832,640</text:p>
          </table:table-cell>
          <table:table-cell office:value-type="float" office:value="20151064.348000001" table:style-name="ce3">
            <text:p>20151064,348</text:p>
          </table:table-cell>
          <table:table-cell office:value-type="float" office:value="20151060.859000001" table:style-name="ce3">
            <text:p>20151060,859</text:p>
          </table:table-cell>
          <table:table-cell office:value-type="float" office:value="20151064.002999999" table:style-name="ce3">
            <text:p>20151064,003</text:p>
          </table:table-cell>
          <table:table-cell table:number-columns-repeated="16332"/>
        </table:table-row>
        <table:table-row table:style-name="ro1">
          <table:table-cell office:value-type="float" office:value="19530" table:style-name="ce2">
            <text:p>19530</text:p>
          </table:table-cell>
          <table:table-cell office:value-type="float" office:value="-2868192.608" table:style-name="ce3">
            <text:p>-2868192,608</text:p>
          </table:table-cell>
          <table:table-cell office:value-type="float" office:value="-2234953.372" table:style-name="ce3">
            <text:p>-2234953,372</text:p>
          </table:table-cell>
          <table:table-cell office:value-type="float" office:value="23316732.971000001" table:style-name="ce3">
            <text:p>23316732,971</text:p>
          </table:table-cell>
          <table:table-cell office:value-type="float" office:value="23316731.723999999" table:style-name="ce3">
            <text:p>23316731,724</text:p>
          </table:table-cell>
          <table:table-cell office:value-type="float" office:value="23316732.284000002" table:style-name="ce3">
            <text:p>23316732,284</text:p>
          </table:table-cell>
          <table:table-cell table:number-columns-repeated="5" table:style-name="ce3"/>
          <table:table-cell office:value-type="float" office:value="-8347797.9900000002" table:style-name="ce3">
            <text:p>-8347797,990</text:p>
          </table:table-cell>
          <table:table-cell office:value-type="float" office:value="-6504774.9979999997" table:style-name="ce3">
            <text:p>-6504774,998</text:p>
          </table:table-cell>
          <table:table-cell office:value-type="float" office:value="22053454.721000001" table:style-name="ce3">
            <text:p>22053454,721</text:p>
          </table:table-cell>
          <table:table-cell office:value-type="float" office:value="22053455.296" table:style-name="ce3">
            <text:p>22053455,296</text:p>
          </table:table-cell>
          <table:table-cell office:value-type="float" office:value="22053454.195999999" table:style-name="ce3">
            <text:p>22053454,196</text:p>
          </table:table-cell>
          <table:table-cell office:value-type="float" office:value="-8652467.9920000006" table:style-name="ce3">
            <text:p>-8652467,992</text:p>
          </table:table-cell>
          <table:table-cell office:value-type="float" office:value="-6742182.5360000003" table:style-name="ce3">
            <text:p>-6742182,536</text:p>
          </table:table-cell>
          <table:table-cell office:value-type="float" office:value="22501720.563999999" table:style-name="ce3">
            <text:p>22501720,564</text:p>
          </table:table-cell>
          <table:table-cell office:value-type="float" office:value="22501721.508000001" table:style-name="ce3">
            <text:p>22501721,508</text:p>
          </table:table-cell>
          <table:table-cell office:value-type="float" office:value="22501719.759" table:style-name="ce3">
            <text:p>22501719,759</text:p>
          </table:table-cell>
          <table:table-cell office:value-type="float" office:value="-21585664.962000001" table:style-name="ce3">
            <text:p>-21585664,962</text:p>
          </table:table-cell>
          <table:table-cell office:value-type="float" office:value="-16819996.976" table:style-name="ce3">
            <text:p>-16819996,976</text:p>
          </table:table-cell>
          <table:table-cell office:value-type="float" office:value="20158598.142999999" table:style-name="ce3">
            <text:p>20158598,143</text:p>
          </table:table-cell>
          <table:table-cell office:value-type="float" office:value="20158596.574000001" table:style-name="ce3">
            <text:p>20158596,574</text:p>
          </table:table-cell>
          <table:table-cell office:value-type="float" office:value="20158597.427000001" table:style-name="ce3">
            <text:p>20158597,427</text:p>
          </table:table-cell>
          <table:table-cell table:style-name="ce2"/>
          <table:table-cell office:value-type="float" office:value="-4272602.557" table:style-name="ce3">
            <text:p>-4272602,557</text:p>
          </table:table-cell>
          <table:table-cell office:value-type="float" office:value="-3329298.5060000001" table:style-name="ce3">
            <text:p>-3329298,506</text:p>
          </table:table-cell>
          <table:table-cell office:value-type="float" office:value="23316723.028000001" table:style-name="ce3">
            <text:p>23316723,028</text:p>
          </table:table-cell>
          <table:table-cell office:value-type="float" office:value="23316720.921" table:style-name="ce3">
            <text:p>23316720,921</text:p>
          </table:table-cell>
          <table:table-cell office:value-type="float" office:value="23316722.258000001" table:style-name="ce3">
            <text:p>23316722,258</text:p>
          </table:table-cell>
          <table:table-cell table:number-columns-repeated="5" table:style-name="ce3"/>
          <table:table-cell office:value-type="float" office:value="-8732785.2259999998" table:style-name="ce3">
            <text:p>-8732785,226</text:p>
          </table:table-cell>
          <table:table-cell office:value-type="float" office:value="-6804765.3109999998" table:style-name="ce3">
            <text:p>-6804765,311</text:p>
          </table:table-cell>
          <table:table-cell office:value-type="float" office:value="22053443.857000001" table:style-name="ce3">
            <text:p>22053443,857</text:p>
          </table:table-cell>
          <table:table-cell office:value-type="float" office:value="22053442.383000001" table:style-name="ce3">
            <text:p>22053442,383</text:p>
          </table:table-cell>
          <table:table-cell office:value-type="float" office:value="22053443.517000001" table:style-name="ce3">
            <text:p>22053443,517</text:p>
          </table:table-cell>
          <table:table-cell office:value-type="float" office:value="4831346.0360000003" table:style-name="ce3">
            <text:p>4831346,036</text:p>
          </table:table-cell>
          <table:table-cell office:value-type="float" office:value="3764684.9419999998" table:style-name="ce3">
            <text:p>3764684,942</text:p>
          </table:table-cell>
          <table:table-cell office:value-type="float" office:value="22501716.515999999" table:style-name="ce3">
            <text:p>22501716,516</text:p>
          </table:table-cell>
          <table:table-cell office:value-type="float" office:value="22501714.287" table:style-name="ce3">
            <text:p>22501714,287</text:p>
          </table:table-cell>
          <table:table-cell office:value-type="float" office:value="22501715.465" table:style-name="ce3">
            <text:p>22501715,465</text:p>
          </table:table-cell>
          <table:table-cell office:value-type="float" office:value="-22181169.280000001" table:style-name="ce3">
            <text:p>-22181169,280</text:p>
          </table:table-cell>
          <table:table-cell office:value-type="float" office:value="-17284026.588" table:style-name="ce3">
            <text:p>-17284026,588</text:p>
          </table:table-cell>
          <table:table-cell office:value-type="float" office:value="20158587.500999998" table:style-name="ce3">
            <text:p>20158587,501</text:p>
          </table:table-cell>
          <table:table-cell office:value-type="float" office:value="20158584.166000001" table:style-name="ce3">
            <text:p>20158584,166</text:p>
          </table:table-cell>
          <table:table-cell office:value-type="float" office:value="20158587.215" table:style-name="ce3">
            <text:p>20158587,215</text:p>
          </table:table-cell>
          <table:table-cell table:number-columns-repeated="16332"/>
        </table:table-row>
        <table:table-row table:style-name="ro1">
          <table:table-cell office:value-type="float" office:value="19560" table:style-name="ce2">
            <text:p>19560</text:p>
          </table:table-cell>
          <table:table-cell office:value-type="float" office:value="-2786771.307" table:style-name="ce3">
            <text:p>-2786771,307</text:p>
          </table:table-cell>
          <table:table-cell office:value-type="float" office:value="-2171508.1830000002" table:style-name="ce3">
            <text:p>-2171508,183</text:p>
          </table:table-cell>
          <table:table-cell office:value-type="float" office:value="23332225.184" table:style-name="ce3">
            <text:p>23332225,184</text:p>
          </table:table-cell>
          <table:table-cell office:value-type="float" office:value="23332226.614" table:style-name="ce3">
            <text:p>23332226,614</text:p>
          </table:table-cell>
          <table:table-cell office:value-type="float" office:value="23332224.329" table:style-name="ce3">
            <text:p>23332224,329</text:p>
          </table:table-cell>
          <table:table-cell table:number-columns-repeated="5" table:style-name="ce3"/>
          <table:table-cell office:value-type="float" office:value="-8298818.7460000003" table:style-name="ce3">
            <text:p>-8298818,746</text:p>
          </table:table-cell>
          <table:table-cell office:value-type="float" office:value="-6466609.3430000003" table:style-name="ce3">
            <text:p>-6466609,343</text:p>
          </table:table-cell>
          <table:table-cell office:value-type="float" office:value="22062774.723999999" table:style-name="ce3">
            <text:p>22062774,724</text:p>
          </table:table-cell>
          <table:table-cell office:value-type="float" office:value="22062775.554000001" table:style-name="ce3">
            <text:p>22062775,554</text:p>
          </table:table-cell>
          <table:table-cell office:value-type="float" office:value="22062774.772" table:style-name="ce3">
            <text:p>22062774,772</text:p>
          </table:table-cell>
          <table:table-cell office:value-type="float" office:value="-8578426.4279999994" table:style-name="ce3">
            <text:p>-8578426,428</text:p>
          </table:table-cell>
          <table:table-cell office:value-type="float" office:value="-6684487.8229999999" table:style-name="ce3">
            <text:p>-6684487,823</text:p>
          </table:table-cell>
          <table:table-cell office:value-type="float" office:value="22515810.550999999" table:style-name="ce3">
            <text:p>22515810,551</text:p>
          </table:table-cell>
          <table:table-cell office:value-type="float" office:value="22515810.798" table:style-name="ce3">
            <text:p>22515810,798</text:p>
          </table:table-cell>
          <table:table-cell office:value-type="float" office:value="22515810.033" table:style-name="ce3">
            <text:p>22515810,033</text:p>
          </table:table-cell>
          <table:table-cell office:value-type="float" office:value="-21545654.500999998" table:style-name="ce3">
            <text:p>-21545654,501</text:p>
          </table:table-cell>
          <table:table-cell office:value-type="float" office:value="-16788819.988000002" table:style-name="ce3">
            <text:p>-16788819,988</text:p>
          </table:table-cell>
          <table:table-cell office:value-type="float" office:value="20166211.68" table:style-name="ce3">
            <text:p>20166211,680</text:p>
          </table:table-cell>
          <table:table-cell office:value-type="float" office:value="20166210.305" table:style-name="ce3">
            <text:p>20166210,305</text:p>
          </table:table-cell>
          <table:table-cell office:value-type="float" office:value="20166211.035" table:style-name="ce3">
            <text:p>20166211,035</text:p>
          </table:table-cell>
          <table:table-cell table:style-name="ce2"/>
          <table:table-cell office:value-type="float" office:value="-4191175.3259999999" table:style-name="ce3">
            <text:p>-4191175,326</text:p>
          </table:table-cell>
          <table:table-cell office:value-type="float" office:value="-3265848.7220000001" table:style-name="ce3">
            <text:p>-3265848,722</text:p>
          </table:table-cell>
          <table:table-cell office:value-type="float" office:value="23332218.155000001" table:style-name="ce3">
            <text:p>23332218,155</text:p>
          </table:table-cell>
          <table:table-cell office:value-type="float" office:value="23332214.795000002" table:style-name="ce3">
            <text:p>23332214,795</text:p>
          </table:table-cell>
          <table:table-cell office:value-type="float" office:value="23332218.248" table:style-name="ce3">
            <text:p>23332218,248</text:p>
          </table:table-cell>
          <table:table-cell table:number-columns-repeated="5" table:style-name="ce3"/>
          <table:table-cell office:value-type="float" office:value="-8683800.0830000006" table:style-name="ce3">
            <text:p>-8683800,083</text:p>
          </table:table-cell>
          <table:table-cell office:value-type="float" office:value="-6766595.0789999999" table:style-name="ce3">
            <text:p>-6766595,079</text:p>
          </table:table-cell>
          <table:table-cell office:value-type="float" office:value="22062765.774999999" table:style-name="ce3">
            <text:p>22062765,775</text:p>
          </table:table-cell>
          <table:table-cell office:value-type="float" office:value="22062764.214000002" table:style-name="ce3">
            <text:p>22062764,214</text:p>
          </table:table-cell>
          <table:table-cell office:value-type="float" office:value="22062765.43" table:style-name="ce3">
            <text:p>22062765,430</text:p>
          </table:table-cell>
          <table:table-cell office:value-type="float" office:value="4905393.54" table:style-name="ce3">
            <text:p>4905393,540</text:p>
          </table:table-cell>
          <table:table-cell office:value-type="float" office:value="3822384.2910000002" table:style-name="ce3">
            <text:p>3822384,291</text:p>
          </table:table-cell>
          <table:table-cell office:value-type="float" office:value="22515806.842999998" table:style-name="ce3">
            <text:p>22515806,843</text:p>
          </table:table-cell>
          <table:table-cell office:value-type="float" office:value="22515804.993000001" table:style-name="ce3">
            <text:p>22515804,993</text:p>
          </table:table-cell>
          <table:table-cell office:value-type="float" office:value="22515806.739" table:style-name="ce3">
            <text:p>22515806,739</text:p>
          </table:table-cell>
          <table:table-cell office:value-type="float" office:value="-22141153.098000001" table:style-name="ce3">
            <text:p>-22141153,098</text:p>
          </table:table-cell>
          <table:table-cell office:value-type="float" office:value="-17252845.147999998" table:style-name="ce3">
            <text:p>-17252845,148</text:p>
          </table:table-cell>
          <table:table-cell office:value-type="float" office:value="20166202.818" table:style-name="ce3">
            <text:p>20166202,818</text:p>
          </table:table-cell>
          <table:table-cell office:value-type="float" office:value="20166199.021000002" table:style-name="ce3">
            <text:p>20166199,021</text:p>
          </table:table-cell>
          <table:table-cell office:value-type="float" office:value="20166202.256000001" table:style-name="ce3">
            <text:p>20166202,256</text:p>
          </table:table-cell>
          <table:table-cell table:number-columns-repeated="16332"/>
        </table:table-row>
        <table:table-row table:style-name="ro1">
          <table:table-cell office:value-type="float" office:value="19590" table:style-name="ce2">
            <text:p>19590</text:p>
          </table:table-cell>
          <table:table-cell office:value-type="float" office:value="-2705250.6510000001" table:style-name="ce3">
            <text:p>-2705250,651</text:p>
          </table:table-cell>
          <table:table-cell office:value-type="float" office:value="-2107985.64" table:style-name="ce3">
            <text:p>-2107985,640</text:p>
          </table:table-cell>
          <table:table-cell office:value-type="float" office:value="23347739.348000001" table:style-name="ce3">
            <text:p>23347739,348</text:p>
          </table:table-cell>
          <table:table-cell office:value-type="float" office:value="23347739.412999999" table:style-name="ce3">
            <text:p>23347739,413</text:p>
          </table:table-cell>
          <table:table-cell office:value-type="float" office:value="23347738.085000001" table:style-name="ce3">
            <text:p>23347738,085</text:p>
          </table:table-cell>
          <table:table-cell table:number-columns-repeated="5" table:style-name="ce3"/>
          <table:table-cell office:value-type="float" office:value="-8249734.4890000001" table:style-name="ce3">
            <text:p>-8249734,489</text:p>
          </table:table-cell>
          <table:table-cell office:value-type="float" office:value="-6428361.8760000002" table:style-name="ce3">
            <text:p>-6428361,876</text:p>
          </table:table-cell>
          <table:table-cell office:value-type="float" office:value="22072116.045000002" table:style-name="ce3">
            <text:p>22072116,045</text:p>
          </table:table-cell>
          <table:table-cell office:value-type="float" office:value="22072116.048" table:style-name="ce3">
            <text:p>22072116,048</text:p>
          </table:table-cell>
          <table:table-cell office:value-type="float" office:value="22072115.375999998" table:style-name="ce3">
            <text:p>22072115,376</text:p>
          </table:table-cell>
          <table:table-cell office:value-type="float" office:value="-8504057.6060000006" table:style-name="ce3">
            <text:p>-8504057,606</text:p>
          </table:table-cell>
          <table:table-cell office:value-type="float" office:value="-6626538.0870000003" table:style-name="ce3">
            <text:p>-6626538,087</text:p>
          </table:table-cell>
          <table:table-cell office:value-type="float" office:value="22529962.050999999" table:style-name="ce3">
            <text:p>22529962,051</text:p>
          </table:table-cell>
          <table:table-cell office:value-type="float" office:value="22529963.136999998" table:style-name="ce3">
            <text:p>22529963,137</text:p>
          </table:table-cell>
          <table:table-cell office:value-type="float" office:value="22529961.921999998" table:style-name="ce3">
            <text:p>22529961,922</text:p>
          </table:table-cell>
          <table:table-cell office:value-type="float" office:value="-21505167.249000002" table:style-name="ce3">
            <text:p>-21505167,249</text:p>
          </table:table-cell>
          <table:table-cell office:value-type="float" office:value="-16757271.477" table:style-name="ce3">
            <text:p>-16757271,477</text:p>
          </table:table-cell>
          <table:table-cell office:value-type="float" office:value="20173916.311999999" table:style-name="ce3">
            <text:p>20173916,312</text:p>
          </table:table-cell>
          <table:table-cell office:value-type="float" office:value="20173914.932" table:style-name="ce3">
            <text:p>20173914,932</text:p>
          </table:table-cell>
          <table:table-cell office:value-type="float" office:value="20173915.609999999" table:style-name="ce3">
            <text:p>20173915,610</text:p>
          </table:table-cell>
          <table:table-cell table:style-name="ce2"/>
          <table:table-cell office:value-type="float" office:value="-4109657.0079999999" table:style-name="ce3">
            <text:p>-4109657,008</text:p>
          </table:table-cell>
          <table:table-cell office:value-type="float" office:value="-3202327.929" table:style-name="ce3">
            <text:p>-3202327,929</text:p>
          </table:table-cell>
          <table:table-cell office:value-type="float" office:value="23347731.684999999" table:style-name="ce3">
            <text:p>23347731,685</text:p>
          </table:table-cell>
          <table:table-cell office:value-type="float" office:value="23347728.563000001" table:style-name="ce3">
            <text:p>23347728,563</text:p>
          </table:table-cell>
          <table:table-cell office:value-type="float" office:value="23347730.340999998" table:style-name="ce3">
            <text:p>23347730,341</text:p>
          </table:table-cell>
          <table:table-cell table:number-columns-repeated="5" table:style-name="ce3"/>
          <table:table-cell office:value-type="float" office:value="-8634718.1420000009" table:style-name="ce3">
            <text:p>-8634718,142</text:p>
          </table:table-cell>
          <table:table-cell office:value-type="float" office:value="-6728349.4139999999" table:style-name="ce3">
            <text:p>-6728349,414</text:p>
          </table:table-cell>
          <table:table-cell office:value-type="float" office:value="22072106.807" table:style-name="ce3">
            <text:p>22072106,807</text:p>
          </table:table-cell>
          <table:table-cell office:value-type="float" office:value="22072103.866" table:style-name="ce3">
            <text:p>22072103,866</text:p>
          </table:table-cell>
          <table:table-cell office:value-type="float" office:value="22072105.960000001" table:style-name="ce3">
            <text:p>22072105,960</text:p>
          </table:table-cell>
          <table:table-cell office:value-type="float" office:value="4979760.0829999996" table:style-name="ce3">
            <text:p>4979760,083</text:p>
          </table:table-cell>
          <table:table-cell office:value-type="float" office:value="3880332.233" table:style-name="ce3">
            <text:p>3880332,233</text:p>
          </table:table-cell>
          <table:table-cell office:value-type="float" office:value="22529959.838" table:style-name="ce3">
            <text:p>22529959,838</text:p>
          </table:table-cell>
          <table:table-cell office:value-type="float" office:value="22529956.395" table:style-name="ce3">
            <text:p>22529956,395</text:p>
          </table:table-cell>
          <table:table-cell office:value-type="float" office:value="22529958.204999998" table:style-name="ce3">
            <text:p>22529958,205</text:p>
          </table:table-cell>
          <table:table-cell office:value-type="float" office:value="-22100668.350000001" table:style-name="ce3">
            <text:p>-22100668,350</text:p>
          </table:table-cell>
          <table:table-cell office:value-type="float" office:value="-17221298.585999999" table:style-name="ce3">
            <text:p>-17221298,586</text:p>
          </table:table-cell>
          <table:table-cell office:value-type="float" office:value="20173906.638" table:style-name="ce3">
            <text:p>20173906,638</text:p>
          </table:table-cell>
          <table:table-cell office:value-type="float" office:value="20173903.017000001" table:style-name="ce3">
            <text:p>20173903,017</text:p>
          </table:table-cell>
          <table:table-cell office:value-type="float" office:value="20173906.103" table:style-name="ce3">
            <text:p>20173906,103</text:p>
          </table:table-cell>
          <table:table-cell table:number-columns-repeated="16332"/>
        </table:table-row>
        <table:table-row table:style-name="ro1">
          <table:table-cell office:value-type="float" office:value="19620" table:style-name="ce2">
            <text:p>19620</text:p>
          </table:table-cell>
          <table:table-cell office:value-type="float" office:value="-2623631.1680000001" table:style-name="ce3">
            <text:p>-2623631,168</text:p>
          </table:table-cell>
          <table:table-cell office:value-type="float" office:value="-2044386.0060000001" table:style-name="ce3">
            <text:p>-2044386,006</text:p>
          </table:table-cell>
          <table:table-cell office:value-type="float" office:value="23363271.096999999" table:style-name="ce3">
            <text:p>23363271,097</text:p>
          </table:table-cell>
          <table:table-cell office:value-type="float" office:value="23363270.589000002" table:style-name="ce3">
            <text:p>23363270,589</text:p>
          </table:table-cell>
          <table:table-cell office:value-type="float" office:value="23363270.158" table:style-name="ce3">
            <text:p>23363270,158</text:p>
          </table:table-cell>
          <table:table-cell table:number-columns-repeated="5" table:style-name="ce3"/>
          <table:table-cell office:value-type="float" office:value="-8200545.6210000003" table:style-name="ce3">
            <text:p>-8200545,621</text:p>
          </table:table-cell>
          <table:table-cell office:value-type="float" office:value="-6390032.8890000004" table:style-name="ce3">
            <text:p>-6390032,889</text:p>
          </table:table-cell>
          <table:table-cell office:value-type="float" office:value="22081475.949999999" table:style-name="ce3">
            <text:p>22081475,950</text:p>
          </table:table-cell>
          <table:table-cell office:value-type="float" office:value="22081476.245999999" table:style-name="ce3">
            <text:p>22081476,246</text:p>
          </table:table-cell>
          <table:table-cell office:value-type="float" office:value="22081475.206999999" table:style-name="ce3">
            <text:p>22081475,207</text:p>
          </table:table-cell>
          <table:table-cell office:value-type="float" office:value="-8429364.8289999999" table:style-name="ce3">
            <text:p>-8429364,829</text:p>
          </table:table-cell>
          <table:table-cell office:value-type="float" office:value="-6568335.9330000002" table:style-name="ce3">
            <text:p>-6568335,933</text:p>
          </table:table-cell>
          <table:table-cell office:value-type="float" office:value="22544176.210000001" table:style-name="ce3">
            <text:p>22544176,210</text:p>
          </table:table-cell>
          <table:table-cell office:value-type="float" office:value="22544176.831" table:style-name="ce3">
            <text:p>22544176,831</text:p>
          </table:table-cell>
          <table:table-cell office:value-type="float" office:value="22544175.239" table:style-name="ce3">
            <text:p>22544175,239</text:p>
          </table:table-cell>
          <table:table-cell office:value-type="float" office:value="-21464205.778999999" table:style-name="ce3">
            <text:p>-21464205,779</text:p>
          </table:table-cell>
          <table:table-cell office:value-type="float" office:value="-16725353.442" table:style-name="ce3">
            <text:p>-16725353,442</text:p>
          </table:table-cell>
          <table:table-cell office:value-type="float" office:value="20181710.647" table:style-name="ce3">
            <text:p>20181710,647</text:p>
          </table:table-cell>
          <table:table-cell office:value-type="float" office:value="20181709.581999999" table:style-name="ce3">
            <text:p>20181709,582</text:p>
          </table:table-cell>
          <table:table-cell office:value-type="float" office:value="20181710.171" table:style-name="ce3">
            <text:p>20181710,171</text:p>
          </table:table-cell>
          <table:table-cell table:style-name="ce2"/>
          <table:table-cell office:value-type="float" office:value="-4028036.4040000001" table:style-name="ce3">
            <text:p>-4028036,404</text:p>
          </table:table-cell>
          <table:table-cell office:value-type="float" office:value="-3138727.46" table:style-name="ce3">
            <text:p>-3138727,460</text:p>
          </table:table-cell>
          <table:table-cell office:value-type="float" office:value="23363261.221000001" table:style-name="ce3">
            <text:p>23363261,221</text:p>
          </table:table-cell>
          <table:table-cell office:value-type="float" office:value="23363260.533" table:style-name="ce3">
            <text:p>23363260,533</text:p>
          </table:table-cell>
          <table:table-cell office:value-type="float" office:value="23363262.925000001" table:style-name="ce3">
            <text:p>23363262,925</text:p>
          </table:table-cell>
          <table:table-cell table:number-columns-repeated="5" table:style-name="ce3"/>
          <table:table-cell office:value-type="float" office:value="-8585528.1950000003" table:style-name="ce3">
            <text:p>-8585528,195</text:p>
          </table:table-cell>
          <table:table-cell office:value-type="float" office:value="-6690019.5810000002" table:style-name="ce3">
            <text:p>-6690019,581</text:p>
          </table:table-cell>
          <table:table-cell office:value-type="float" office:value="22081466.568" table:style-name="ce3">
            <text:p>22081466,568</text:p>
          </table:table-cell>
          <table:table-cell office:value-type="float" office:value="22081464.331" table:style-name="ce3">
            <text:p>22081464,331</text:p>
          </table:table-cell>
          <table:table-cell office:value-type="float" office:value="22081465.769000001" table:style-name="ce3">
            <text:p>22081465,769</text:p>
          </table:table-cell>
          <table:table-cell office:value-type="float" office:value="5054453.9869999997" table:style-name="ce3">
            <text:p>5054453,987</text:p>
          </table:table-cell>
          <table:table-cell office:value-type="float" office:value="3938535.2749999999" table:style-name="ce3">
            <text:p>3938535,275</text:p>
          </table:table-cell>
          <table:table-cell office:value-type="float" office:value="22544172.221999999" table:style-name="ce3">
            <text:p>22544172,222</text:p>
          </table:table-cell>
          <table:table-cell office:value-type="float" office:value="22544171.022999998" table:style-name="ce3">
            <text:p>22544171,023</text:p>
          </table:table-cell>
          <table:table-cell office:value-type="float" office:value="22544170.826000001" table:style-name="ce3">
            <text:p>22544170,826</text:p>
          </table:table-cell>
          <table:table-cell office:value-type="float" office:value="-22059705.965" table:style-name="ce3">
            <text:p>-22059705,965</text:p>
          </table:table-cell>
          <table:table-cell office:value-type="float" office:value="-17189379.839000002" table:style-name="ce3">
            <text:p>-17189379,839</text:p>
          </table:table-cell>
          <table:table-cell office:value-type="float" office:value="20181701.322000001" table:style-name="ce3">
            <text:p>20181701,322</text:p>
          </table:table-cell>
          <table:table-cell office:value-type="float" office:value="20181697.715" table:style-name="ce3">
            <text:p>20181697,715</text:p>
          </table:table-cell>
          <table:table-cell office:value-type="float" office:value="20181701.045000002" table:style-name="ce3">
            <text:p>20181701,045</text:p>
          </table:table-cell>
          <table:table-cell table:number-columns-repeated="16332"/>
        </table:table-row>
        <table:table-row table:style-name="ro1">
          <table:table-cell office:value-type="float" office:value="19650" table:style-name="ce2">
            <text:p>19650</text:p>
          </table:table-cell>
          <table:table-cell office:value-type="float" office:value="-2541913.2519999999" table:style-name="ce3">
            <text:p>-2541913,252</text:p>
          </table:table-cell>
          <table:table-cell office:value-type="float" office:value="-1980709.723" table:style-name="ce3">
            <text:p>-1980709,723</text:p>
          </table:table-cell>
          <table:table-cell office:value-type="float" office:value="23378819.054000001" table:style-name="ce3">
            <text:p>23378819,054</text:p>
          </table:table-cell>
          <table:table-cell office:value-type="float" office:value="23378821.809999999" table:style-name="ce3">
            <text:p>23378821,810</text:p>
          </table:table-cell>
          <table:table-cell office:value-type="float" office:value="23378820.090999998" table:style-name="ce3">
            <text:p>23378820,091</text:p>
          </table:table-cell>
          <table:table-cell table:number-columns-repeated="5" table:style-name="ce3"/>
          <table:table-cell office:value-type="float" office:value="-8151252.2680000002" table:style-name="ce3">
            <text:p>-8151252,268</text:p>
          </table:table-cell>
          <table:table-cell office:value-type="float" office:value="-6351622.4869999997" table:style-name="ce3">
            <text:p>-6351622,487</text:p>
          </table:table-cell>
          <table:table-cell office:value-type="float" office:value="22090856.046999998" table:style-name="ce3">
            <text:p>22090856,047</text:p>
          </table:table-cell>
          <table:table-cell office:value-type="float" office:value="22090856.844999999" table:style-name="ce3">
            <text:p>22090856,845</text:p>
          </table:table-cell>
          <table:table-cell office:value-type="float" office:value="22090855.59" table:style-name="ce3">
            <text:p>22090855,590</text:p>
          </table:table-cell>
          <table:table-cell office:value-type="float" office:value="-8354351.54" table:style-name="ce3">
            <text:p>-8354351,540</text:p>
          </table:table-cell>
          <table:table-cell office:value-type="float" office:value="-6509884.0219999999" table:style-name="ce3">
            <text:p>-6509884,022</text:p>
          </table:table-cell>
          <table:table-cell office:value-type="float" office:value="22558449.556000002" table:style-name="ce3">
            <text:p>22558449,556</text:p>
          </table:table-cell>
          <table:table-cell office:value-type="float" office:value="22558451.039999999" table:style-name="ce3">
            <text:p>22558451,040</text:p>
          </table:table-cell>
          <table:table-cell office:value-type="float" office:value="22558449.502999999" table:style-name="ce3">
            <text:p>22558449,503</text:p>
          </table:table-cell>
          <table:table-cell office:value-type="float" office:value="-21422772.254000001" table:style-name="ce3">
            <text:p>-21422772,254</text:p>
          </table:table-cell>
          <table:table-cell office:value-type="float" office:value="-16693067.574999999" table:style-name="ce3">
            <text:p>-16693067,575</text:p>
          </table:table-cell>
          <table:table-cell office:value-type="float" office:value="20189595.186999999" table:style-name="ce3">
            <text:p>20189595,187</text:p>
          </table:table-cell>
          <table:table-cell office:value-type="float" office:value="20189594.210000001" table:style-name="ce3">
            <text:p>20189594,210</text:p>
          </table:table-cell>
          <table:table-cell office:value-type="float" office:value="20189594.73" table:style-name="ce3">
            <text:p>20189594,730</text:p>
          </table:table-cell>
          <table:table-cell table:style-name="ce2"/>
          <table:table-cell office:value-type="float" office:value="-3946320.4720000001" table:style-name="ce3">
            <text:p>-3946320,472</text:p>
          </table:table-cell>
          <table:table-cell office:value-type="float" office:value="-3075052.7059999998" table:style-name="ce3">
            <text:p>-3075052,706</text:p>
          </table:table-cell>
          <table:table-cell office:value-type="float" office:value="23378813.717999998" table:style-name="ce3">
            <text:p>23378813,718</text:p>
          </table:table-cell>
          <table:table-cell office:value-type="float" office:value="23378809.945" table:style-name="ce3">
            <text:p>23378809,945</text:p>
          </table:table-cell>
          <table:table-cell office:value-type="float" office:value="23378812.307" table:style-name="ce3">
            <text:p>23378812,307</text:p>
          </table:table-cell>
          <table:table-cell table:number-columns-repeated="5" table:style-name="ce3"/>
          <table:table-cell office:value-type="float" office:value="-8536236.8460000008" table:style-name="ce3">
            <text:p>-8536236,846</text:p>
          </table:table-cell>
          <table:table-cell office:value-type="float" office:value="-6651610.7470000004" table:style-name="ce3">
            <text:p>-6651610,747</text:p>
          </table:table-cell>
          <table:table-cell office:value-type="float" office:value="22090846.276000001" table:style-name="ce3">
            <text:p>22090846,276</text:p>
          </table:table-cell>
          <table:table-cell office:value-type="float" office:value="22090843.826000001" table:style-name="ce3">
            <text:p>22090843,826</text:p>
          </table:table-cell>
          <table:table-cell office:value-type="float" office:value="22090845.727000002" table:style-name="ce3">
            <text:p>22090845,727</text:p>
          </table:table-cell>
          <table:table-cell office:value-type="float" office:value="5129465.2850000001" table:style-name="ce3">
            <text:p>5129465,285</text:p>
          </table:table-cell>
          <table:table-cell office:value-type="float" office:value="3996985.6639999999" table:style-name="ce3">
            <text:p>3996985,664</text:p>
          </table:table-cell>
          <table:table-cell office:value-type="float" office:value="22558446.144000001" table:style-name="ce3">
            <text:p>22558446,144</text:p>
          </table:table-cell>
          <table:table-cell office:value-type="float" office:value="22558445.076000001" table:style-name="ce3">
            <text:p>22558445,076</text:p>
          </table:table-cell>
          <table:table-cell office:value-type="float" office:value="22558445.730999999" table:style-name="ce3">
            <text:p>22558445,731</text:p>
          </table:table-cell>
          <table:table-cell office:value-type="float" office:value="-22018274.607000001" table:style-name="ce3">
            <text:p>-22018274,607</text:p>
          </table:table-cell>
          <table:table-cell office:value-type="float" office:value="-17157095.660999998" table:style-name="ce3">
            <text:p>-17157095,661</text:p>
          </table:table-cell>
          <table:table-cell office:value-type="float" office:value="20189585.642000001" table:style-name="ce3">
            <text:p>20189585,642</text:p>
          </table:table-cell>
          <table:table-cell office:value-type="float" office:value="20189581.857000001" table:style-name="ce3">
            <text:p>20189581,857</text:p>
          </table:table-cell>
          <table:table-cell office:value-type="float" office:value="20189585.309" table:style-name="ce3">
            <text:p>20189585,309</text:p>
          </table:table-cell>
          <table:table-cell table:number-columns-repeated="16332"/>
        </table:table-row>
        <table:table-row table:style-name="ro1">
          <table:table-cell office:value-type="float" office:value="19680" table:style-name="ce2">
            <text:p>19680</text:p>
          </table:table-cell>
          <table:table-cell office:value-type="float" office:value="-2460094.77" table:style-name="ce3">
            <text:p>-2460094,770</text:p>
          </table:table-cell>
          <table:table-cell office:value-type="float" office:value="-1916955.0460000001" table:style-name="ce3">
            <text:p>-1916955,046</text:p>
          </table:table-cell>
          <table:table-cell office:value-type="float" office:value="23394391.572000001" table:style-name="ce3">
            <text:p>23394391,572</text:p>
          </table:table-cell>
          <table:table-cell office:value-type="float" office:value="23394390.245000001" table:style-name="ce3">
            <text:p>23394390,245</text:p>
          </table:table-cell>
          <table:table-cell office:value-type="float" office:value="23394390.989999998" table:style-name="ce3">
            <text:p>23394390,990</text:p>
          </table:table-cell>
          <table:table-cell table:number-columns-repeated="5" table:style-name="ce3"/>
          <table:table-cell office:value-type="float" office:value="-8101852.2259999998" table:style-name="ce3">
            <text:p>-8101852,226</text:p>
          </table:table-cell>
          <table:table-cell office:value-type="float" office:value="-6313128.9579999996" table:style-name="ce3">
            <text:p>-6313128,958</text:p>
          </table:table-cell>
          <table:table-cell office:value-type="float" office:value="22100256.745999999" table:style-name="ce3">
            <text:p>22100256,746</text:p>
          </table:table-cell>
          <table:table-cell office:value-type="float" office:value="22100257.177999999" table:style-name="ce3">
            <text:p>22100257,178</text:p>
          </table:table-cell>
          <table:table-cell office:value-type="float" office:value="22100256.421999998" table:style-name="ce3">
            <text:p>22100256,422</text:p>
          </table:table-cell>
          <table:table-cell office:value-type="float" office:value="-8279018.5290000001" table:style-name="ce3">
            <text:p>-8279018,529</text:p>
          </table:table-cell>
          <table:table-cell office:value-type="float" office:value="-6451182.9720000001" table:style-name="ce3">
            <text:p>-6451182,972</text:p>
          </table:table-cell>
          <table:table-cell office:value-type="float" office:value="22572784.579" table:style-name="ce3">
            <text:p>22572784,579</text:p>
          </table:table-cell>
          <table:table-cell office:value-type="float" office:value="22572785.670000002" table:style-name="ce3">
            <text:p>22572785,670</text:p>
          </table:table-cell>
          <table:table-cell office:value-type="float" office:value="22572784.419" table:style-name="ce3">
            <text:p>22572784,419</text:p>
          </table:table-cell>
          <table:table-cell office:value-type="float" office:value="-21380866.588" table:style-name="ce3">
            <text:p>-21380866,588</text:p>
          </table:table-cell>
          <table:table-cell office:value-type="float" office:value="-16660413.804" table:style-name="ce3">
            <text:p>-16660413,804</text:p>
          </table:table-cell>
          <table:table-cell office:value-type="float" office:value="20197569.784000002" table:style-name="ce3">
            <text:p>20197569,784</text:p>
          </table:table-cell>
          <table:table-cell office:value-type="float" office:value="20197568.769000001" table:style-name="ce3">
            <text:p>20197568,769</text:p>
          </table:table-cell>
          <table:table-cell office:value-type="float" office:value="20197569.175000001" table:style-name="ce3">
            <text:p>20197569,175</text:p>
          </table:table-cell>
          <table:table-cell table:style-name="ce2"/>
          <table:table-cell office:value-type="float" office:value="-3864504.8" table:style-name="ce3">
            <text:p>-3864504,800</text:p>
          </table:table-cell>
          <table:table-cell office:value-type="float" office:value="-3011300.2319999998" table:style-name="ce3">
            <text:p>-3011300,232</text:p>
          </table:table-cell>
          <table:table-cell office:value-type="float" office:value="23394381.881000001" table:style-name="ce3">
            <text:p>23394381,881</text:p>
          </table:table-cell>
          <table:table-cell office:value-type="float" office:value="23394380.493000001" table:style-name="ce3">
            <text:p>23394380,493</text:p>
          </table:table-cell>
          <table:table-cell office:value-type="float" office:value="23394381.925000001" table:style-name="ce3">
            <text:p>23394381,925</text:p>
          </table:table-cell>
          <table:table-cell table:number-columns-repeated="5" table:style-name="ce3"/>
          <table:table-cell office:value-type="float" office:value="-8486839.6520000007" table:style-name="ce3">
            <text:p>-8486839,652</text:p>
          </table:table-cell>
          <table:table-cell office:value-type="float" office:value="-6613119.4289999995" table:style-name="ce3">
            <text:p>-6613119,429</text:p>
          </table:table-cell>
          <table:table-cell office:value-type="float" office:value="22100246.960000001" table:style-name="ce3">
            <text:p>22100246,960</text:p>
          </table:table-cell>
          <table:table-cell office:value-type="float" office:value="22100244.265000001" table:style-name="ce3">
            <text:p>22100244,265</text:p>
          </table:table-cell>
          <table:table-cell office:value-type="float" office:value="22100246.072000001" table:style-name="ce3">
            <text:p>22100246,072</text:p>
          </table:table-cell>
          <table:table-cell office:value-type="float" office:value="5204795.4989999998" table:style-name="ce3">
            <text:p>5204795,499</text:p>
          </table:table-cell>
          <table:table-cell office:value-type="float" office:value="4055684.5240000002" table:style-name="ce3">
            <text:p>4055684,524</text:p>
          </table:table-cell>
          <table:table-cell office:value-type="float" office:value="22572781.300999999" table:style-name="ce3">
            <text:p>22572781,301</text:p>
          </table:table-cell>
          <table:table-cell office:value-type="float" office:value="22572779.151000001" table:style-name="ce3">
            <text:p>22572779,151</text:p>
          </table:table-cell>
          <table:table-cell office:value-type="float" office:value="22572780.952" table:style-name="ce3">
            <text:p>22572780,952</text:p>
          </table:table-cell>
          <table:table-cell office:value-type="float" office:value="-21976371.958999999" table:style-name="ce3">
            <text:p>-21976371,959</text:p>
          </table:table-cell>
          <table:table-cell office:value-type="float" office:value="-17124444.239999998" table:style-name="ce3">
            <text:p>-17124444,240</text:p>
          </table:table-cell>
          <table:table-cell office:value-type="float" office:value="20197559.695999999" table:style-name="ce3">
            <text:p>20197559,696</text:p>
          </table:table-cell>
          <table:table-cell office:value-type="float" office:value="20197555.675000001" table:style-name="ce3">
            <text:p>20197555,675</text:p>
          </table:table-cell>
          <table:table-cell office:value-type="float" office:value="20197559.092" table:style-name="ce3">
            <text:p>20197559,092</text:p>
          </table:table-cell>
          <table:table-cell table:number-columns-repeated="16332"/>
        </table:table-row>
        <table:table-row table:style-name="ro1">
          <table:table-cell office:value-type="float" office:value="19710" table:style-name="ce2">
            <text:p>19710</text:p>
          </table:table-cell>
          <table:table-cell office:value-type="float" office:value="-2378180.8390000002" table:style-name="ce3">
            <text:p>-2378180,839</text:p>
          </table:table-cell>
          <table:table-cell office:value-type="float" office:value="-1853126.05" table:style-name="ce3">
            <text:p>-1853126,050</text:p>
          </table:table-cell>
          <table:table-cell office:value-type="float" office:value="23409978.050999999" table:style-name="ce3">
            <text:p>23409978,051</text:p>
          </table:table-cell>
          <table:table-cell office:value-type="float" office:value="23409978.561999999" table:style-name="ce3">
            <text:p>23409978,562</text:p>
          </table:table-cell>
          <table:table-cell office:value-type="float" office:value="23409976.346000001" table:style-name="ce3">
            <text:p>23409976,346</text:p>
          </table:table-cell>
          <table:table-cell table:number-columns-repeated="5" table:style-name="ce3"/>
          <table:table-cell office:value-type="float" office:value="-8052350.307" table:style-name="ce3">
            <text:p>-8052350,307</text:p>
          </table:table-cell>
          <table:table-cell office:value-type="float" office:value="-6274556.0410000002" table:style-name="ce3">
            <text:p>-6274556,041</text:p>
          </table:table-cell>
          <table:table-cell office:value-type="float" office:value="22109677.271000002" table:style-name="ce3">
            <text:p>22109677,271</text:p>
          </table:table-cell>
          <table:table-cell office:value-type="float" office:value="22109676.800999999" table:style-name="ce3">
            <text:p>22109676,801</text:p>
          </table:table-cell>
          <table:table-cell office:value-type="float" office:value="22109676.342" table:style-name="ce3">
            <text:p>22109676,342</text:p>
          </table:table-cell>
          <table:table-cell office:value-type="float" office:value="-8203373.8499999996" table:style-name="ce3">
            <text:p>-8203373,850</text:p>
          </table:table-cell>
          <table:table-cell office:value-type="float" office:value="-6392239.0710000005" table:style-name="ce3">
            <text:p>-6392239,071</text:p>
          </table:table-cell>
          <table:table-cell office:value-type="float" office:value="22587180.287" table:style-name="ce3">
            <text:p>22587180,287</text:p>
          </table:table-cell>
          <table:table-cell office:value-type="float" office:value="22587181.094000001" table:style-name="ce3">
            <text:p>22587181,094</text:p>
          </table:table-cell>
          <table:table-cell office:value-type="float" office:value="22587179.908" table:style-name="ce3">
            <text:p>22587179,908</text:p>
          </table:table-cell>
          <table:table-cell office:value-type="float" office:value="-21338495.897" table:style-name="ce3">
            <text:p>-21338495,897</text:p>
          </table:table-cell>
          <table:table-cell office:value-type="float" office:value="-16627397.687000001" table:style-name="ce3">
            <text:p>-16627397,687</text:p>
          </table:table-cell>
          <table:table-cell office:value-type="float" office:value="20205632.280999999" table:style-name="ce3">
            <text:p>20205632,281</text:p>
          </table:table-cell>
          <table:table-cell office:value-type="float" office:value="20205631.602000002" table:style-name="ce3">
            <text:p>20205631,602</text:p>
          </table:table-cell>
          <table:table-cell office:value-type="float" office:value="20205632.015000001" table:style-name="ce3">
            <text:p>20205632,015</text:p>
          </table:table-cell>
          <table:table-cell table:style-name="ce2"/>
          <table:table-cell office:value-type="float" office:value="-3782595.7050000001" table:style-name="ce3">
            <text:p>-3782595,705</text:p>
          </table:table-cell>
          <table:table-cell office:value-type="float" office:value="-2947474.9550000001" table:style-name="ce3">
            <text:p>-2947474,955</text:p>
          </table:table-cell>
          <table:table-cell office:value-type="float" office:value="23409968.066" table:style-name="ce3">
            <text:p>23409968,066</text:p>
          </table:table-cell>
          <table:table-cell office:value-type="float" office:value="23409965.475000001" table:style-name="ce3">
            <text:p>23409965,475</text:p>
          </table:table-cell>
          <table:table-cell office:value-type="float" office:value="23409967.122000001" table:style-name="ce3">
            <text:p>23409967,122</text:p>
          </table:table-cell>
          <table:table-cell table:number-columns-repeated="5" table:style-name="ce3"/>
          <table:table-cell office:value-type="float" office:value="-8437342.5390000008" table:style-name="ce3">
            <text:p>-8437342,539</text:p>
          </table:table-cell>
          <table:table-cell office:value-type="float" office:value="-6574550.2690000003" table:style-name="ce3">
            <text:p>-6574550,269</text:p>
          </table:table-cell>
          <table:table-cell office:value-type="float" office:value="22109664.763999999" table:style-name="ce3">
            <text:p>22109664,764</text:p>
          </table:table-cell>
          <table:table-cell office:value-type="float" office:value="22109662.995999999" table:style-name="ce3">
            <text:p>22109662,996</text:p>
          </table:table-cell>
          <table:table-cell office:value-type="float" office:value="22109664.329999998" table:style-name="ce3">
            <text:p>22109664,330</text:p>
          </table:table-cell>
          <table:table-cell office:value-type="float" office:value="5280435.4050000003" table:style-name="ce3">
            <text:p>5280435,405</text:p>
          </table:table-cell>
          <table:table-cell office:value-type="float" office:value="4114624.6979999999" table:style-name="ce3">
            <text:p>4114624,698</text:p>
          </table:table-cell>
          <table:table-cell office:value-type="float" office:value="22587175.355999999" table:style-name="ce3">
            <text:p>22587175,356</text:p>
          </table:table-cell>
          <table:table-cell office:value-type="float" office:value="22587173.193999998" table:style-name="ce3">
            <text:p>22587173,194</text:p>
          </table:table-cell>
          <table:table-cell office:value-type="float" office:value="22587175.081999999" table:style-name="ce3">
            <text:p>22587175,082</text:p>
          </table:table-cell>
          <table:table-cell office:value-type="float" office:value="-21934006.261" table:style-name="ce3">
            <text:p>-21934006,261</text:p>
          </table:table-cell>
          <table:table-cell office:value-type="float" office:value="-17091432.008000001" table:style-name="ce3">
            <text:p>-17091432,008</text:p>
          </table:table-cell>
          <table:table-cell office:value-type="float" office:value="20205621.151999999" table:style-name="ce3">
            <text:p>20205621,152</text:p>
          </table:table-cell>
          <table:table-cell office:value-type="float" office:value="20205617.846000001" table:style-name="ce3">
            <text:p>20205617,846</text:p>
          </table:table-cell>
          <table:table-cell office:value-type="float" office:value="20205620.969000001" table:style-name="ce3">
            <text:p>20205620,969</text:p>
          </table:table-cell>
          <table:table-cell table:number-columns-repeated="16332"/>
        </table:table-row>
        <table:table-row table:style-name="ro1">
          <table:table-cell office:value-type="float" office:value="19740" table:style-name="ce2">
            <text:p>19740</text:p>
          </table:table-cell>
          <table:table-cell office:value-type="float" office:value="-2296170.1230000001" table:style-name="ce3">
            <text:p>-2296170,123</text:p>
          </table:table-cell>
          <table:table-cell office:value-type="float" office:value="-1789221.6229999999" table:style-name="ce3">
            <text:p>-1789221,623</text:p>
          </table:table-cell>
          <table:table-cell office:value-type="float" office:value="23425584.022" table:style-name="ce3">
            <text:p>23425584,022</text:p>
          </table:table-cell>
          <table:table-cell office:value-type="float" office:value="23425581.929000001" table:style-name="ce3">
            <text:p>23425581,929</text:p>
          </table:table-cell>
          <table:table-cell office:value-type="float" office:value="23425583.228" table:style-name="ce3">
            <text:p>23425583,228</text:p>
          </table:table-cell>
          <table:table-cell table:number-columns-repeated="5" table:style-name="ce3"/>
          <table:table-cell office:value-type="float" office:value="-8002744.8830000004" table:style-name="ce3">
            <text:p>-8002744,883</text:p>
          </table:table-cell>
          <table:table-cell office:value-type="float" office:value="-6235902.4730000002" table:style-name="ce3">
            <text:p>-6235902,473</text:p>
          </table:table-cell>
          <table:table-cell office:value-type="float" office:value="22119116.188000001" table:style-name="ce3">
            <text:p>22119116,188</text:p>
          </table:table-cell>
          <table:table-cell office:value-type="float" office:value="22119116.412999999" table:style-name="ce3">
            <text:p>22119116,413</text:p>
          </table:table-cell>
          <table:table-cell office:value-type="float" office:value="22119115.326000001" table:style-name="ce3">
            <text:p>22119115,326</text:p>
          </table:table-cell>
          <table:table-cell office:value-type="float" office:value="-8127418.8380000005" table:style-name="ce3">
            <text:p>-8127418,838</text:p>
          </table:table-cell>
          <table:table-cell office:value-type="float" office:value="-6333053.3530000001" table:style-name="ce3">
            <text:p>-6333053,353</text:p>
          </table:table-cell>
          <table:table-cell office:value-type="float" office:value="22601634.842999998" table:style-name="ce3">
            <text:p>22601634,843</text:p>
          </table:table-cell>
          <table:table-cell office:value-type="float" office:value="22601634.844000001" table:style-name="ce3">
            <text:p>22601634,844</text:p>
          </table:table-cell>
          <table:table-cell office:value-type="float" office:value="22601633.329999998" table:style-name="ce3">
            <text:p>22601633,330</text:p>
          </table:table-cell>
          <table:table-cell office:value-type="float" office:value="-21295660.568" table:style-name="ce3">
            <text:p>-21295660,568</text:p>
          </table:table-cell>
          <table:table-cell office:value-type="float" office:value="-16594019.503" table:style-name="ce3">
            <text:p>-16594019,503</text:p>
          </table:table-cell>
          <table:table-cell office:value-type="float" office:value="20213783.5" table:style-name="ce3">
            <text:p>20213783,500</text:p>
          </table:table-cell>
          <table:table-cell office:value-type="float" office:value="20213782.460999999" table:style-name="ce3">
            <text:p>20213782,461</text:p>
          </table:table-cell>
          <table:table-cell office:value-type="float" office:value="20213783.193" table:style-name="ce3">
            <text:p>20213783,193</text:p>
          </table:table-cell>
          <table:table-cell table:style-name="ce2"/>
          <table:table-cell office:value-type="float" office:value="-3700590.7089999998" table:style-name="ce3">
            <text:p>-3700590,709</text:p>
          </table:table-cell>
          <table:table-cell office:value-type="float" office:value="-2883575.0010000002" table:style-name="ce3">
            <text:p>-2883575,001</text:p>
          </table:table-cell>
          <table:table-cell office:value-type="float" office:value="23425574.577" table:style-name="ce3">
            <text:p>23425574,577</text:p>
          </table:table-cell>
          <table:table-cell office:value-type="float" office:value="23425570.927000001" table:style-name="ce3">
            <text:p>23425570,927</text:p>
          </table:table-cell>
          <table:table-cell office:value-type="float" office:value="23425572.778000001" table:style-name="ce3">
            <text:p>23425572,778</text:p>
          </table:table-cell>
          <table:table-cell table:number-columns-repeated="5" table:style-name="ce3"/>
          <table:table-cell office:value-type="float" office:value="-8387742.8880000003" table:style-name="ce3">
            <text:p>-8387742,888</text:p>
          </table:table-cell>
          <table:table-cell office:value-type="float" office:value="-6535901.1890000002" table:style-name="ce3">
            <text:p>-6535901,189</text:p>
          </table:table-cell>
          <table:table-cell office:value-type="float" office:value="22119103.909000002" table:style-name="ce3">
            <text:p>22119103,909</text:p>
          </table:table-cell>
          <table:table-cell office:value-type="float" office:value="22119102.359000001" table:style-name="ce3">
            <text:p>22119102,359</text:p>
          </table:table-cell>
          <table:table-cell office:value-type="float" office:value="22119103.737" table:style-name="ce3">
            <text:p>22119103,737</text:p>
          </table:table-cell>
          <table:table-cell office:value-type="float" office:value="5356384.6979999999" table:style-name="ce3">
            <text:p>5356384,698</text:p>
          </table:table-cell>
          <table:table-cell office:value-type="float" office:value="4173805.9440000001" table:style-name="ce3">
            <text:p>4173805,944</text:p>
          </table:table-cell>
          <table:table-cell office:value-type="float" office:value="22601628.357000001" table:style-name="ce3">
            <text:p>22601628,357</text:p>
          </table:table-cell>
          <table:table-cell office:value-type="float" office:value="22601626.274999999" table:style-name="ce3">
            <text:p>22601626,275</text:p>
          </table:table-cell>
          <table:table-cell office:value-type="float" office:value="22601626.963" table:style-name="ce3">
            <text:p>22601626,963</text:p>
          </table:table-cell>
          <table:table-cell office:value-type="float" office:value="-21891176.870000001" table:style-name="ce3">
            <text:p>-21891176,870</text:p>
          </table:table-cell>
          <table:table-cell office:value-type="float" office:value="-17058058.454" table:style-name="ce3">
            <text:p>-17058058,454</text:p>
          </table:table-cell>
          <table:table-cell office:value-type="float" office:value="20213771.48" table:style-name="ce3">
            <text:p>20213771,480</text:p>
          </table:table-cell>
          <table:table-cell office:value-type="float" office:value="20213767.811999999" table:style-name="ce3">
            <text:p>20213767,812</text:p>
          </table:table-cell>
          <table:table-cell office:value-type="float" office:value="20213771.206999999" table:style-name="ce3">
            <text:p>20213771,207</text:p>
          </table:table-cell>
          <table:table-cell table:number-columns-repeated="16332"/>
        </table:table-row>
        <table:table-row table:style-name="ro1">
          <table:table-cell office:value-type="float" office:value="19770" table:style-name="ce2">
            <text:p>19770</text:p>
          </table:table-cell>
          <table:table-cell office:value-type="float" office:value="-2214066.0639999998" table:style-name="ce3">
            <text:p>-2214066,064</text:p>
          </table:table-cell>
          <table:table-cell office:value-type="float" office:value="-1725244.43" table:style-name="ce3">
            <text:p>-1725244,430</text:p>
          </table:table-cell>
          <table:table-cell office:value-type="float" office:value="23441208.767999999" table:style-name="ce3">
            <text:p>23441208,768</text:p>
          </table:table-cell>
          <table:table-cell office:value-type="float" office:value="23441207.613000002" table:style-name="ce3">
            <text:p>23441207,613</text:p>
          </table:table-cell>
          <table:table-cell office:value-type="float" office:value="23441207.280999999" table:style-name="ce3">
            <text:p>23441207,281</text:p>
          </table:table-cell>
          <table:table-cell table:number-columns-repeated="5" table:style-name="ce3"/>
          <table:table-cell office:value-type="float" office:value="-7953038.9409999996" table:style-name="ce3">
            <text:p>-7953038,941</text:p>
          </table:table-cell>
          <table:table-cell office:value-type="float" office:value="-6197170.5719999997" table:style-name="ce3">
            <text:p>-6197170,572</text:p>
          </table:table-cell>
          <table:table-cell office:value-type="float" office:value="22128574.645" table:style-name="ce3">
            <text:p>22128574,645</text:p>
          </table:table-cell>
          <table:table-cell office:value-type="float" office:value="22128574.688000001" table:style-name="ce3">
            <text:p>22128574,688</text:p>
          </table:table-cell>
          <table:table-cell office:value-type="float" office:value="22128574.377999999" table:style-name="ce3">
            <text:p>22128574,378</text:p>
          </table:table-cell>
          <table:table-cell office:value-type="float" office:value="-8051159.8490000004" table:style-name="ce3">
            <text:p>-8051159,849</text:p>
          </table:table-cell>
          <table:table-cell office:value-type="float" office:value="-6273630.7819999997" table:style-name="ce3">
            <text:p>-6273630,782</text:p>
          </table:table-cell>
          <table:table-cell office:value-type="float" office:value="22616145.533" table:style-name="ce3">
            <text:p>22616145,533</text:p>
          </table:table-cell>
          <table:table-cell office:value-type="float" office:value="22616146.721999999" table:style-name="ce3">
            <text:p>22616146,722</text:p>
          </table:table-cell>
          <table:table-cell office:value-type="float" office:value="22616145.267999999" table:style-name="ce3">
            <text:p>22616145,268</text:p>
          </table:table-cell>
          <table:table-cell office:value-type="float" office:value="-21252366.169" table:style-name="ce3">
            <text:p>-21252366,169</text:p>
          </table:table-cell>
          <table:table-cell office:value-type="float" office:value="-16560283.603" table:style-name="ce3">
            <text:p>-16560283,603</text:p>
          </table:table-cell>
          <table:table-cell office:value-type="float" office:value="20222021.771000002" table:style-name="ce3">
            <text:p>20222021,771</text:p>
          </table:table-cell>
          <table:table-cell office:value-type="float" office:value="20222021.337000001" table:style-name="ce3">
            <text:p>20222021,337</text:p>
          </table:table-cell>
          <table:table-cell office:value-type="float" office:value="20222021.748" table:style-name="ce3">
            <text:p>20222021,748</text:p>
          </table:table-cell>
          <table:table-cell table:style-name="ce2"/>
          <table:table-cell office:value-type="float" office:value="-3618484.0789999999" table:style-name="ce3">
            <text:p>-3618484,079</text:p>
          </table:table-cell>
          <table:table-cell office:value-type="float" office:value="-2819595.821" table:style-name="ce3">
            <text:p>-2819595,821</text:p>
          </table:table-cell>
          <table:table-cell office:value-type="float" office:value="23441197.096999999" table:style-name="ce3">
            <text:p>23441197,097</text:p>
          </table:table-cell>
          <table:table-cell office:value-type="float" office:value="23441194.651999999" table:style-name="ce3">
            <text:p>23441194,652</text:p>
          </table:table-cell>
          <table:table-cell office:value-type="float" office:value="23441197.809" table:style-name="ce3">
            <text:p>23441197,809</text:p>
          </table:table-cell>
          <table:table-cell table:number-columns-repeated="5" table:style-name="ce3"/>
          <table:table-cell office:value-type="float" office:value="-8338034.3909999998" table:style-name="ce3">
            <text:p>-8338034,391</text:p>
          </table:table-cell>
          <table:table-cell office:value-type="float" office:value="-6497167.301" table:style-name="ce3">
            <text:p>-6497167,301</text:p>
          </table:table-cell>
          <table:table-cell office:value-type="float" office:value="22128563.399999999" table:style-name="ce3">
            <text:p>22128563,400</text:p>
          </table:table-cell>
          <table:table-cell office:value-type="float" office:value="22128561.164000001" table:style-name="ce3">
            <text:p>22128561,164</text:p>
          </table:table-cell>
          <table:table-cell office:value-type="float" office:value="22128562.526000001" table:style-name="ce3">
            <text:p>22128562,526</text:p>
          </table:table-cell>
          <table:table-cell office:value-type="float" office:value="5432646.2609999999" table:style-name="ce3">
            <text:p>5432646,261</text:p>
          </table:table-cell>
          <table:table-cell office:value-type="float" office:value="4233230.523" table:style-name="ce3">
            <text:p>4233230,523</text:p>
          </table:table-cell>
          <table:table-cell office:value-type="float" office:value="22616139.916999999" table:style-name="ce3">
            <text:p>22616139,917</text:p>
          </table:table-cell>
          <table:table-cell office:value-type="float" office:value="22616138.169" table:style-name="ce3">
            <text:p>22616138,169</text:p>
          </table:table-cell>
          <table:table-cell office:value-type="float" office:value="22616139.730999999" table:style-name="ce3">
            <text:p>22616139,731</text:p>
          </table:table-cell>
          <table:table-cell office:value-type="float" office:value="-21847880.088" table:style-name="ce3">
            <text:p>-21847880,088</text:p>
          </table:table-cell>
          <table:table-cell office:value-type="float" office:value="-17024320.699999999" table:style-name="ce3">
            <text:p>-17024320,700</text:p>
          </table:table-cell>
          <table:table-cell office:value-type="float" office:value="20222009.886999998" table:style-name="ce3">
            <text:p>20222009,887</text:p>
          </table:table-cell>
          <table:table-cell office:value-type="float" office:value="20222006.864" table:style-name="ce3">
            <text:p>20222006,864</text:p>
          </table:table-cell>
          <table:table-cell office:value-type="float" office:value="20222009.837000001" table:style-name="ce3">
            <text:p>20222009,837</text:p>
          </table:table-cell>
          <table:table-cell table:number-columns-repeated="16332"/>
        </table:table-row>
        <table:table-row table:style-name="ro1">
          <table:table-cell office:value-type="float" office:value="19800" table:style-name="ce2">
            <text:p>19800</text:p>
          </table:table-cell>
          <table:table-cell office:value-type="float" office:value="-2131866.9819999998" table:style-name="ce3">
            <text:p>-2131866,982</text:p>
          </table:table-cell>
          <table:table-cell office:value-type="float" office:value="-1661193.1869999999" table:style-name="ce3">
            <text:p>-1661193,187</text:p>
          </table:table-cell>
          <table:table-cell office:value-type="float" office:value="23456850.000999998" table:style-name="ce3">
            <text:p>23456850,001</text:p>
          </table:table-cell>
          <table:table-cell office:value-type="float" office:value="23456850.677999999" table:style-name="ce3">
            <text:p>23456850,678</text:p>
          </table:table-cell>
          <table:table-cell office:value-type="float" office:value="23456848.557999998" table:style-name="ce3">
            <text:p>23456848,558</text:p>
          </table:table-cell>
          <table:table-cell table:number-columns-repeated="5" table:style-name="ce3"/>
          <table:table-cell office:value-type="float" office:value="-7903230.7560000001" table:style-name="ce3">
            <text:p>-7903230,756</text:p>
          </table:table-cell>
          <table:table-cell office:value-type="float" office:value="-6158358.9900000002" table:style-name="ce3">
            <text:p>-6158358,990</text:p>
          </table:table-cell>
          <table:table-cell office:value-type="float" office:value="22138052.723000001" table:style-name="ce3">
            <text:p>22138052,723</text:p>
          </table:table-cell>
          <table:table-cell office:value-type="float" office:value="22138053.228999998" table:style-name="ce3">
            <text:p>22138053,229</text:p>
          </table:table-cell>
          <table:table-cell office:value-type="float" office:value="22138052.458000001" table:style-name="ce3">
            <text:p>22138052,458</text:p>
          </table:table-cell>
          <table:table-cell office:value-type="float" office:value="-7974598.3830000004" table:style-name="ce3">
            <text:p>-7974598,383</text:p>
          </table:table-cell>
          <table:table-cell office:value-type="float" office:value="-6213972.5140000004" table:style-name="ce3">
            <text:p>-6213972,514</text:p>
          </table:table-cell>
          <table:table-cell office:value-type="float" office:value="22630715.978" table:style-name="ce3">
            <text:p>22630715,978</text:p>
          </table:table-cell>
          <table:table-cell office:value-type="float" office:value="22630715.934999999" table:style-name="ce3">
            <text:p>22630715,935</text:p>
          </table:table-cell>
          <table:table-cell office:value-type="float" office:value="22630714.440000001" table:style-name="ce3">
            <text:p>22630714,440</text:p>
          </table:table-cell>
          <table:table-cell office:value-type="float" office:value="-21208613.017000001" table:style-name="ce3">
            <text:p>-21208613,017</text:p>
          </table:table-cell>
          <table:table-cell office:value-type="float" office:value="-16526190.236" table:style-name="ce3">
            <text:p>-16526190,236</text:p>
          </table:table-cell>
          <table:table-cell office:value-type="float" office:value="20230348.054000001" table:style-name="ce3">
            <text:p>20230348,054</text:p>
          </table:table-cell>
          <table:table-cell office:value-type="float" office:value="20230347.197999999" table:style-name="ce3">
            <text:p>20230347,198</text:p>
          </table:table-cell>
          <table:table-cell office:value-type="float" office:value="20230347.659000002" table:style-name="ce3">
            <text:p>20230347,659</text:p>
          </table:table-cell>
          <table:table-cell table:style-name="ce2"/>
          <table:table-cell office:value-type="float" office:value="-3536284.1779999998" table:style-name="ce3">
            <text:p>-3536284,178</text:p>
          </table:table-cell>
          <table:table-cell office:value-type="float" office:value="-2755543.96" table:style-name="ce3">
            <text:p>-2755543,960</text:p>
          </table:table-cell>
          <table:table-cell office:value-type="float" office:value="23456838.265000001" table:style-name="ce3">
            <text:p>23456838,265</text:p>
          </table:table-cell>
          <table:table-cell office:value-type="float" office:value="23456836.901000001" table:style-name="ce3">
            <text:p>23456836,901</text:p>
          </table:table-cell>
          <table:table-cell office:value-type="float" office:value="23456838.561000001" table:style-name="ce3">
            <text:p>23456838,561</text:p>
          </table:table-cell>
          <table:table-cell table:number-columns-repeated="5" table:style-name="ce3"/>
          <table:table-cell office:value-type="float" office:value="-8288225.4299999997" table:style-name="ce3">
            <text:p>-8288225,430</text:p>
          </table:table-cell>
          <table:table-cell office:value-type="float" office:value="-6458355.1200000001" table:style-name="ce3">
            <text:p>-6458355,120</text:p>
          </table:table-cell>
          <table:table-cell office:value-type="float" office:value="22138042.420000002" table:style-name="ce3">
            <text:p>22138042,420</text:p>
          </table:table-cell>
          <table:table-cell office:value-type="float" office:value="22138039.061999999" table:style-name="ce3">
            <text:p>22138039,062</text:p>
          </table:table-cell>
          <table:table-cell office:value-type="float" office:value="22138041.493000001" table:style-name="ce3">
            <text:p>22138041,493</text:p>
          </table:table-cell>
          <table:table-cell office:value-type="float" office:value="5509208.5310000004" table:style-name="ce3">
            <text:p>5509208,531</text:p>
          </table:table-cell>
          <table:table-cell office:value-type="float" office:value="4292889.4230000004" table:style-name="ce3">
            <text:p>4292889,423</text:p>
          </table:table-cell>
          <table:table-cell office:value-type="float" office:value="22630709.941" table:style-name="ce3">
            <text:p>22630709,941</text:p>
          </table:table-cell>
          <table:table-cell office:value-type="float" office:value="22630707.827" table:style-name="ce3">
            <text:p>22630707,827</text:p>
          </table:table-cell>
          <table:table-cell office:value-type="float" office:value="22630709.144000001" table:style-name="ce3">
            <text:p>22630709,144</text:p>
          </table:table-cell>
          <table:table-cell office:value-type="float" office:value="-21804126.340999998" table:style-name="ce3">
            <text:p>-21804126,341</text:p>
          </table:table-cell>
          <table:table-cell office:value-type="float" office:value="-16990226.870999999" table:style-name="ce3">
            <text:p>-16990226,871</text:p>
          </table:table-cell>
          <table:table-cell office:value-type="float" office:value="20230336.701000001" table:style-name="ce3">
            <text:p>20230336,701</text:p>
          </table:table-cell>
          <table:table-cell office:value-type="float" office:value="20230332.800999999" table:style-name="ce3">
            <text:p>20230332,801</text:p>
          </table:table-cell>
          <table:table-cell office:value-type="float" office:value="20230336.07" table:style-name="ce3">
            <text:p>20230336,070</text:p>
          </table:table-cell>
          <table:table-cell table:number-columns-repeated="16332"/>
        </table:table-row>
        <table:table-row table:style-name="ro1">
          <table:table-cell office:value-type="float" office:value="19830" table:style-name="ce2">
            <text:p>19830</text:p>
          </table:table-cell>
          <table:table-cell office:value-type="float" office:value="-2049572.547" table:style-name="ce3">
            <text:p>-2049572,547</text:p>
          </table:table-cell>
          <table:table-cell office:value-type="float" office:value="-1597067.662" table:style-name="ce3">
            <text:p>-1597067,662</text:p>
          </table:table-cell>
          <table:table-cell office:value-type="float" office:value="23472508.548" table:style-name="ce3">
            <text:p>23472508,548</text:p>
          </table:table-cell>
          <table:table-cell office:value-type="float" office:value="23472509.392000001" table:style-name="ce3">
            <text:p>23472509,392</text:p>
          </table:table-cell>
          <table:table-cell office:value-type="float" office:value="23472509.487" table:style-name="ce3">
            <text:p>23472509,487</text:p>
          </table:table-cell>
          <table:table-cell table:number-columns-repeated="5" table:style-name="ce3"/>
          <table:table-cell office:value-type="float" office:value="-7853319.6710000001" table:style-name="ce3">
            <text:p>-7853319,671</text:p>
          </table:table-cell>
          <table:table-cell office:value-type="float" office:value="-6119467.2359999996" table:style-name="ce3">
            <text:p>-6119467,236</text:p>
          </table:table-cell>
          <table:table-cell office:value-type="float" office:value="22147551.706999999" table:style-name="ce3">
            <text:p>22147551,707</text:p>
          </table:table-cell>
          <table:table-cell office:value-type="float" office:value="22147551.697999999" table:style-name="ce3">
            <text:p>22147551,698</text:p>
          </table:table-cell>
          <table:table-cell office:value-type="float" office:value="22147550.136999998" table:style-name="ce3">
            <text:p>22147550,137</text:p>
          </table:table-cell>
          <table:table-cell office:value-type="float" office:value="-7897736.7800000003" table:style-name="ce3">
            <text:p>-7897736,780</text:p>
          </table:table-cell>
          <table:table-cell office:value-type="float" office:value="-6154080.3689999999" table:style-name="ce3">
            <text:p>-6154080,369</text:p>
          </table:table-cell>
          <table:table-cell office:value-type="float" office:value="22645341.125" table:style-name="ce3">
            <text:p>22645341,125</text:p>
          </table:table-cell>
          <table:table-cell office:value-type="float" office:value="22645341.625999998" table:style-name="ce3">
            <text:p>22645341,626</text:p>
          </table:table-cell>
          <table:table-cell office:value-type="float" office:value="22645340.173999999" table:style-name="ce3">
            <text:p>22645340,174</text:p>
          </table:table-cell>
          <table:table-cell office:value-type="float" office:value="-21164402.409000002" table:style-name="ce3">
            <text:p>-21164402,409</text:p>
          </table:table-cell>
          <table:table-cell office:value-type="float" office:value="-16491740.408" table:style-name="ce3">
            <text:p>-16491740,408</text:p>
          </table:table-cell>
          <table:table-cell office:value-type="float" office:value="20238761.153999999" table:style-name="ce3">
            <text:p>20238761,154</text:p>
          </table:table-cell>
          <table:table-cell office:value-type="float" office:value="20238760.227000002" table:style-name="ce3">
            <text:p>20238760,227</text:p>
          </table:table-cell>
          <table:table-cell office:value-type="float" office:value="20238760.870000001" table:style-name="ce3">
            <text:p>20238760,870</text:p>
          </table:table-cell>
          <table:table-cell table:style-name="ce2"/>
          <table:table-cell office:value-type="float" office:value="-3453991.7560000001" table:style-name="ce3">
            <text:p>-3453991,756</text:p>
          </table:table-cell>
          <table:table-cell office:value-type="float" office:value="-2691420.0279999999" table:style-name="ce3">
            <text:p>-2691420,028</text:p>
          </table:table-cell>
          <table:table-cell office:value-type="float" office:value="23472499.467" table:style-name="ce3">
            <text:p>23472499,467</text:p>
          </table:table-cell>
          <table:table-cell office:value-type="float" office:value="23472496.467999998" table:style-name="ce3">
            <text:p>23472496,468</text:p>
          </table:table-cell>
          <table:table-cell office:value-type="float" office:value="23472499.096999999" table:style-name="ce3">
            <text:p>23472499,097</text:p>
          </table:table-cell>
          <table:table-cell table:number-columns-repeated="5" table:style-name="ce3"/>
          <table:table-cell office:value-type="float" office:value="-8238316.3739999998" table:style-name="ce3">
            <text:p>-8238316,374</text:p>
          </table:table-cell>
          <table:table-cell office:value-type="float" office:value="-6419464.9479999999" table:style-name="ce3">
            <text:p>-6419464,948</text:p>
          </table:table-cell>
          <table:table-cell office:value-type="float" office:value="22147539.022999998" table:style-name="ce3">
            <text:p>22147539,023</text:p>
          </table:table-cell>
          <table:table-cell office:value-type="float" office:value="22147536.302999999" table:style-name="ce3">
            <text:p>22147536,303</text:p>
          </table:table-cell>
          <table:table-cell office:value-type="float" office:value="22147538.463" table:style-name="ce3">
            <text:p>22147538,463</text:p>
          </table:table-cell>
          <table:table-cell office:value-type="float" office:value="5586068.1509999996" table:style-name="ce3">
            <text:p>5586068,151</text:p>
          </table:table-cell>
          <table:table-cell office:value-type="float" office:value="4352780.0219999999" table:style-name="ce3">
            <text:p>4352780,022</text:p>
          </table:table-cell>
          <table:table-cell office:value-type="float" office:value="22645336.272999998" table:style-name="ce3">
            <text:p>22645336,273</text:p>
          </table:table-cell>
          <table:table-cell office:value-type="float" office:value="22645333.647" table:style-name="ce3">
            <text:p>22645333,647</text:p>
          </table:table-cell>
          <table:table-cell office:value-type="float" office:value="22645334.999000002" table:style-name="ce3">
            <text:p>22645334,999</text:p>
          </table:table-cell>
          <table:table-cell office:value-type="float" office:value="-21759917.927000001" table:style-name="ce3">
            <text:p>-21759917,927</text:p>
          </table:table-cell>
          <table:table-cell office:value-type="float" office:value="-16955778.752999999" table:style-name="ce3">
            <text:p>-16955778,753</text:p>
          </table:table-cell>
          <table:table-cell office:value-type="float" office:value="20238749.418000001" table:style-name="ce3">
            <text:p>20238749,418</text:p>
          </table:table-cell>
          <table:table-cell office:value-type="float" office:value="20238745.603" table:style-name="ce3">
            <text:p>20238745,603</text:p>
          </table:table-cell>
          <table:table-cell office:value-type="float" office:value="20238748.708000001" table:style-name="ce3">
            <text:p>20238748,708</text:p>
          </table:table-cell>
          <table:table-cell table:number-columns-repeated="16332"/>
        </table:table-row>
        <table:table-row table:style-name="ro1">
          <table:table-cell office:value-type="float" office:value="19860" table:style-name="ce2">
            <text:p>19860</text:p>
          </table:table-cell>
          <table:table-cell office:value-type="float" office:value="-1967191.1129999999" table:style-name="ce3">
            <text:p>-1967191,113</text:p>
          </table:table-cell>
          <table:table-cell office:value-type="float" office:value="-1532874.3060000001" table:style-name="ce3">
            <text:p>-1532874,306</text:p>
          </table:table-cell>
          <table:table-cell office:value-type="float" office:value="23488185.555" table:style-name="ce3">
            <text:p>23488185,555</text:p>
          </table:table-cell>
          <table:table-cell office:value-type="float" office:value="23488185.581999999" table:style-name="ce3">
            <text:p>23488185,582</text:p>
          </table:table-cell>
          <table:table-cell office:value-type="float" office:value="23488182.392999999" table:style-name="ce3">
            <text:p>23488182,393</text:p>
          </table:table-cell>
          <table:table-cell table:number-columns-repeated="5" table:style-name="ce3"/>
          <table:table-cell office:value-type="float" office:value="-7803313.2609999999" table:style-name="ce3">
            <text:p>-7803313,261</text:p>
          </table:table-cell>
          <table:table-cell office:value-type="float" office:value="-6080501.2070000004" table:style-name="ce3">
            <text:p>-6080501,207</text:p>
          </table:table-cell>
          <table:table-cell office:value-type="float" office:value="22157066.875999998" table:style-name="ce3">
            <text:p>22157066,876</text:p>
          </table:table-cell>
          <table:table-cell office:value-type="float" office:value="22157067.316" table:style-name="ce3">
            <text:p>22157067,316</text:p>
          </table:table-cell>
          <table:table-cell office:value-type="float" office:value="22157066.533" table:style-name="ce3">
            <text:p>22157066,533</text:p>
          </table:table-cell>
          <table:table-cell office:value-type="float" office:value="-7820586.1780000003" table:style-name="ce3">
            <text:p>-7820586,178</text:p>
          </table:table-cell>
          <table:table-cell office:value-type="float" office:value="-6093963.0240000002" table:style-name="ce3">
            <text:p>-6093963,024</text:p>
          </table:table-cell>
          <table:table-cell office:value-type="float" office:value="22660022.715" table:style-name="ce3">
            <text:p>22660022,715</text:p>
          </table:table-cell>
          <table:table-cell office:value-type="float" office:value="22660023.611000001" table:style-name="ce3">
            <text:p>22660023,611</text:p>
          </table:table-cell>
          <table:table-cell office:value-type="float" office:value="22660022.475000001" table:style-name="ce3">
            <text:p>22660022,475</text:p>
          </table:table-cell>
          <table:table-cell office:value-type="float" office:value="-21119744.837000001" table:style-name="ce3">
            <text:p>-21119744,837</text:p>
          </table:table-cell>
          <table:table-cell office:value-type="float" office:value="-16456942.299000001" table:style-name="ce3">
            <text:p>-16456942,299</text:p>
          </table:table-cell>
          <table:table-cell office:value-type="float" office:value="20247259.776999999" table:style-name="ce3">
            <text:p>20247259,777</text:p>
          </table:table-cell>
          <table:table-cell office:value-type="float" office:value="20247258.390999999" table:style-name="ce3">
            <text:p>20247258,391</text:p>
          </table:table-cell>
          <table:table-cell office:value-type="float" office:value="20247259.260000002" table:style-name="ce3">
            <text:p>20247259,260</text:p>
          </table:table-cell>
          <table:table-cell table:style-name="ce2"/>
          <table:table-cell office:value-type="float" office:value="-3371604.2289999998" table:style-name="ce3">
            <text:p>-3371604,229</text:p>
          </table:table-cell>
          <table:table-cell office:value-type="float" office:value="-2627221.9679999999" table:style-name="ce3">
            <text:p>-2627221,968</text:p>
          </table:table-cell>
          <table:table-cell office:value-type="float" office:value="23488177.199000001" table:style-name="ce3">
            <text:p>23488177,199</text:p>
          </table:table-cell>
          <table:table-cell office:value-type="float" office:value="23488174.145" table:style-name="ce3">
            <text:p>23488174,145</text:p>
          </table:table-cell>
          <table:table-cell office:value-type="float" office:value="23488176.263" table:style-name="ce3">
            <text:p>23488176,263</text:p>
          </table:table-cell>
          <table:table-cell table:number-columns-repeated="5" table:style-name="ce3"/>
          <table:table-cell office:value-type="float" office:value="-8188303.9079999998" table:style-name="ce3">
            <text:p>-8188303,908</text:p>
          </table:table-cell>
          <table:table-cell office:value-type="float" office:value="-6380494.21" table:style-name="ce3">
            <text:p>-6380494,210</text:p>
          </table:table-cell>
          <table:table-cell office:value-type="float" office:value="22157055.094999999" table:style-name="ce3">
            <text:p>22157055,095</text:p>
          </table:table-cell>
          <table:table-cell office:value-type="float" office:value="22157053.588" table:style-name="ce3">
            <text:p>22157053,588</text:p>
          </table:table-cell>
          <table:table-cell office:value-type="float" office:value="22157055.052000001" table:style-name="ce3">
            <text:p>22157055,052</text:p>
          </table:table-cell>
          <table:table-cell office:value-type="float" office:value="5663224.841" table:style-name="ce3">
            <text:p>5663224,841</text:p>
          </table:table-cell>
          <table:table-cell office:value-type="float" office:value="4412902.0970000001" table:style-name="ce3">
            <text:p>4412902,097</text:p>
          </table:table-cell>
          <table:table-cell office:value-type="float" office:value="22660016.706" table:style-name="ce3">
            <text:p>22660016,706</text:p>
          </table:table-cell>
          <table:table-cell office:value-type="float" office:value="22660015.670000002" table:style-name="ce3">
            <text:p>22660015,670</text:p>
          </table:table-cell>
          <table:table-cell office:value-type="float" office:value="22660016.840999998" table:style-name="ce3">
            <text:p>22660016,841</text:p>
          </table:table-cell>
          <table:table-cell office:value-type="float" office:value="-21715254.489" table:style-name="ce3">
            <text:p>-21715254,489</text:p>
          </table:table-cell>
          <table:table-cell office:value-type="float" office:value="-16920976.070999999" table:style-name="ce3">
            <text:p>-16920976,071</text:p>
          </table:table-cell>
          <table:table-cell office:value-type="float" office:value="20247248.807" table:style-name="ce3">
            <text:p>20247248,807</text:p>
          </table:table-cell>
          <table:table-cell office:value-type="float" office:value="20247244.727000002" table:style-name="ce3">
            <text:p>20247244,727</text:p>
          </table:table-cell>
          <table:table-cell office:value-type="float" office:value="20247247.982000001" table:style-name="ce3">
            <text:p>20247247,982</text:p>
          </table:table-cell>
          <table:table-cell table:number-columns-repeated="16332"/>
        </table:table-row>
        <table:table-row table:style-name="ro1">
          <table:table-cell office:value-type="float" office:value="19890" table:style-name="ce2">
            <text:p>19890</text:p>
          </table:table-cell>
          <table:table-cell office:value-type="float" office:value="-1884709.5249999999" table:style-name="ce3">
            <text:p>-1884709,525</text:p>
          </table:table-cell>
          <table:table-cell office:value-type="float" office:value="-1468602.96" table:style-name="ce3">
            <text:p>-1468602,960</text:p>
          </table:table-cell>
          <table:table-cell office:value-type="float" office:value="23503881.168000001" table:style-name="ce3">
            <text:p>23503881,168</text:p>
          </table:table-cell>
          <table:table-cell office:value-type="float" office:value="23503883.449000001" table:style-name="ce3">
            <text:p>23503883,449</text:p>
          </table:table-cell>
          <table:table-cell office:value-type="float" office:value="23503880.872000001" table:style-name="ce3">
            <text:p>23503880,872</text:p>
          </table:table-cell>
          <table:table-cell table:number-columns-repeated="5" table:style-name="ce3"/>
          <table:table-cell office:value-type="float" office:value="-7753198.3930000002" table:style-name="ce3">
            <text:p>-7753198,393</text:p>
          </table:table-cell>
          <table:table-cell office:value-type="float" office:value="-6041450.6569999997" table:style-name="ce3">
            <text:p>-6041450,657</text:p>
          </table:table-cell>
          <table:table-cell office:value-type="float" office:value="22166603.495000001" table:style-name="ce3">
            <text:p>22166603,495</text:p>
          </table:table-cell>
          <table:table-cell office:value-type="float" office:value="22166603.377999999" table:style-name="ce3">
            <text:p>22166603,378</text:p>
          </table:table-cell>
          <table:table-cell office:value-type="float" office:value="22166603.081999999" table:style-name="ce3">
            <text:p>22166603,082</text:p>
          </table:table-cell>
          <table:table-cell office:value-type="float" office:value="-7743136.6169999996" table:style-name="ce3">
            <text:p>-7743136,617</text:p>
          </table:table-cell>
          <table:table-cell office:value-type="float" office:value="-6033612.7220000001" table:style-name="ce3">
            <text:p>-6033612,722</text:p>
          </table:table-cell>
          <table:table-cell office:value-type="float" office:value="22674760.874000002" table:style-name="ce3">
            <text:p>22674760,874</text:p>
          </table:table-cell>
          <table:table-cell office:value-type="float" office:value="22674760.855999999" table:style-name="ce3">
            <text:p>22674760,856</text:p>
          </table:table-cell>
          <table:table-cell office:value-type="float" office:value="22674760.044" table:style-name="ce3">
            <text:p>22674760,044</text:p>
          </table:table-cell>
          <table:table-cell office:value-type="float" office:value="-21074629.333000001" table:style-name="ce3">
            <text:p>-21074629,333</text:p>
          </table:table-cell>
          <table:table-cell office:value-type="float" office:value="-16421787.363" table:style-name="ce3">
            <text:p>-16421787,363</text:p>
          </table:table-cell>
          <table:table-cell office:value-type="float" office:value="20255844.037" table:style-name="ce3">
            <text:p>20255844,037</text:p>
          </table:table-cell>
          <table:table-cell office:value-type="float" office:value="20255843.537" table:style-name="ce3">
            <text:p>20255843,537</text:p>
          </table:table-cell>
          <table:table-cell office:value-type="float" office:value="20255843.778999999" table:style-name="ce3">
            <text:p>20255843,779</text:p>
          </table:table-cell>
          <table:table-cell table:style-name="ce2"/>
          <table:table-cell office:value-type="float" office:value="-3289119.5180000002" table:style-name="ce3">
            <text:p>-3289119,518</text:p>
          </table:table-cell>
          <table:table-cell office:value-type="float" office:value="-2562948.173" table:style-name="ce3">
            <text:p>-2562948,173</text:p>
          </table:table-cell>
          <table:table-cell office:value-type="float" office:value="23503872.096000001" table:style-name="ce3">
            <text:p>23503872,096</text:p>
          </table:table-cell>
          <table:table-cell office:value-type="float" office:value="23503872.221999999" table:style-name="ce3">
            <text:p>23503872,222</text:p>
          </table:table-cell>
          <table:table-cell office:value-type="float" office:value="23503873.159000002" table:style-name="ce3">
            <text:p>23503873,159</text:p>
          </table:table-cell>
          <table:table-cell table:number-columns-repeated="5" table:style-name="ce3"/>
          <table:table-cell office:value-type="float" office:value="-8138185.9479999999" table:style-name="ce3">
            <text:p>-8138185,948</text:p>
          </table:table-cell>
          <table:table-cell office:value-type="float" office:value="-6341441.2489999998" table:style-name="ce3">
            <text:p>-6341441,249</text:p>
          </table:table-cell>
          <table:table-cell office:value-type="float" office:value="22166593.085999999" table:style-name="ce3">
            <text:p>22166593,086</text:p>
          </table:table-cell>
          <table:table-cell office:value-type="float" office:value="22166590.752" table:style-name="ce3">
            <text:p>22166590,752</text:p>
          </table:table-cell>
          <table:table-cell office:value-type="float" office:value="22166592.351" table:style-name="ce3">
            <text:p>22166592,351</text:p>
          </table:table-cell>
          <table:table-cell office:value-type="float" office:value="5740677.5240000002" table:style-name="ce3">
            <text:p>5740677,524</text:p>
          </table:table-cell>
          <table:table-cell office:value-type="float" office:value="4473254.824" table:style-name="ce3">
            <text:p>4473254,824</text:p>
          </table:table-cell>
          <table:table-cell office:value-type="float" office:value="22674756.037" table:style-name="ce3">
            <text:p>22674756,037</text:p>
          </table:table-cell>
          <table:table-cell office:value-type="float" office:value="22674754.442000002" table:style-name="ce3">
            <text:p>22674754,442</text:p>
          </table:table-cell>
          <table:table-cell office:value-type="float" office:value="22674755.829" table:style-name="ce3">
            <text:p>22674755,829</text:p>
          </table:table-cell>
          <table:table-cell office:value-type="float" office:value="-21670136.068999998" table:style-name="ce3">
            <text:p>-21670136,069</text:p>
          </table:table-cell>
          <table:table-cell office:value-type="float" office:value="-16885818.861000001" table:style-name="ce3">
            <text:p>-16885818,861</text:p>
          </table:table-cell>
          <table:table-cell office:value-type="float" office:value="20255834.405999999" table:style-name="ce3">
            <text:p>20255834,406</text:p>
          </table:table-cell>
          <table:table-cell office:value-type="float" office:value="20255830.175000001" table:style-name="ce3">
            <text:p>20255830,175</text:p>
          </table:table-cell>
          <table:table-cell office:value-type="float" office:value="20255833.596000001" table:style-name="ce3">
            <text:p>20255833,596</text:p>
          </table:table-cell>
          <table:table-cell table:number-columns-repeated="16332"/>
        </table:table-row>
        <table:table-row table:style-name="ro1">
          <table:table-cell office:value-type="float" office:value="19920" table:style-name="ce2">
            <text:p>19920</text:p>
          </table:table-cell>
          <table:table-cell office:value-type="float" office:value="-1802133.0649999999" table:style-name="ce3">
            <text:p>-1802133,065</text:p>
          </table:table-cell>
          <table:table-cell office:value-type="float" office:value="-1404257.699" table:style-name="ce3">
            <text:p>-1404257,699</text:p>
          </table:table-cell>
          <table:table-cell office:value-type="float" office:value="23519594.842999998" table:style-name="ce3">
            <text:p>23519594,843</text:p>
          </table:table-cell>
          <table:table-cell office:value-type="float" office:value="23519596.837000001" table:style-name="ce3">
            <text:p>23519596,837</text:p>
          </table:table-cell>
          <table:table-cell office:value-type="float" office:value="23519595.504000001" table:style-name="ce3">
            <text:p>23519595,504</text:p>
          </table:table-cell>
          <table:table-cell table:number-columns-repeated="5" table:style-name="ce3"/>
          <table:table-cell office:value-type="float" office:value="-7702980.909" table:style-name="ce3">
            <text:p>-7702980,909</text:p>
          </table:table-cell>
          <table:table-cell office:value-type="float" office:value="-6002320.1569999997" table:style-name="ce3">
            <text:p>-6002320,157</text:p>
          </table:table-cell>
          <table:table-cell office:value-type="float" office:value="22176159.677000001" table:style-name="ce3">
            <text:p>22176159,677</text:p>
          </table:table-cell>
          <table:table-cell office:value-type="float" office:value="22176159.859999999" table:style-name="ce3">
            <text:p>22176159,860</text:p>
          </table:table-cell>
          <table:table-cell office:value-type="float" office:value="22176158.500999998" table:style-name="ce3">
            <text:p>22176158,501</text:p>
          </table:table-cell>
          <table:table-cell office:value-type="float" office:value="-7665396.5520000001" table:style-name="ce3">
            <text:p>-7665396,552</text:p>
          </table:table-cell>
          <table:table-cell office:value-type="float" office:value="-5973036.0760000004" table:style-name="ce3">
            <text:p>-5973036,076</text:p>
          </table:table-cell>
          <table:table-cell office:value-type="float" office:value="22689555.289000001" table:style-name="ce3">
            <text:p>22689555,289</text:p>
          </table:table-cell>
          <table:table-cell office:value-type="float" office:value="22689555.394000001" table:style-name="ce3">
            <text:p>22689555,394</text:p>
          </table:table-cell>
          <table:table-cell office:value-type="float" office:value="22689554.769000001" table:style-name="ce3">
            <text:p>22689554,769</text:p>
          </table:table-cell>
          <table:table-cell office:value-type="float" office:value="-21029063.399" table:style-name="ce3">
            <text:p>-21029063,399</text:p>
          </table:table-cell>
          <table:table-cell office:value-type="float" office:value="-16386281.437999999" table:style-name="ce3">
            <text:p>-16386281,438</text:p>
          </table:table-cell>
          <table:table-cell office:value-type="float" office:value="20264514.918000001" table:style-name="ce3">
            <text:p>20264514,918</text:p>
          </table:table-cell>
          <table:table-cell office:value-type="float" office:value="20264514.352000002" table:style-name="ce3">
            <text:p>20264514,352</text:p>
          </table:table-cell>
          <table:table-cell office:value-type="float" office:value="20264514.895" table:style-name="ce3">
            <text:p>20264514,895</text:p>
          </table:table-cell>
          <table:table-cell table:style-name="ce2"/>
          <table:table-cell office:value-type="float" office:value="-3206547.889" table:style-name="ce3">
            <text:p>-3206547,889</text:p>
          </table:table-cell>
          <table:table-cell office:value-type="float" office:value="-2498606.6239999998" table:style-name="ce3">
            <text:p>-2498606,624</text:p>
          </table:table-cell>
          <table:table-cell office:value-type="float" office:value="23519585.111000001" table:style-name="ce3">
            <text:p>23519585,111</text:p>
          </table:table-cell>
          <table:table-cell office:value-type="float" office:value="23519583.601" table:style-name="ce3">
            <text:p>23519583,601</text:p>
          </table:table-cell>
          <table:table-cell office:value-type="float" office:value="23519585.745000001" table:style-name="ce3">
            <text:p>23519585,745</text:p>
          </table:table-cell>
          <table:table-cell table:number-columns-repeated="5" table:style-name="ce3"/>
          <table:table-cell office:value-type="float" office:value="-8087973.2960000001" table:style-name="ce3">
            <text:p>-8087973,296</text:p>
          </table:table-cell>
          <table:table-cell office:value-type="float" office:value="-6302314.5149999997" table:style-name="ce3">
            <text:p>-6302314,515</text:p>
          </table:table-cell>
          <table:table-cell office:value-type="float" office:value="22176148.278999999" table:style-name="ce3">
            <text:p>22176148,279</text:p>
          </table:table-cell>
          <table:table-cell office:value-type="float" office:value="22176145.866999999" table:style-name="ce3">
            <text:p>22176145,867</text:p>
          </table:table-cell>
          <table:table-cell office:value-type="float" office:value="22176147.916000001" table:style-name="ce3">
            <text:p>22176147,916</text:p>
          </table:table-cell>
          <table:table-cell office:value-type="float" office:value="5818412.7719999999" table:style-name="ce3">
            <text:p>5818412,772</text:p>
          </table:table-cell>
          <table:table-cell office:value-type="float" office:value="4533827.7560000001" table:style-name="ce3">
            <text:p>4533827,756</text:p>
          </table:table-cell>
          <table:table-cell office:value-type="float" office:value="22689549.372000001" table:style-name="ce3">
            <text:p>22689549,372</text:p>
          </table:table-cell>
          <table:table-cell office:value-type="float" office:value="22689545.642000001" table:style-name="ce3">
            <text:p>22689545,642</text:p>
          </table:table-cell>
          <table:table-cell office:value-type="float" office:value="22689548.116999999" table:style-name="ce3">
            <text:p>22689548,117</text:p>
          </table:table-cell>
          <table:table-cell office:value-type="float" office:value="-21624575.131000001" table:style-name="ce3">
            <text:p>-21624575,131</text:p>
          </table:table-cell>
          <table:table-cell office:value-type="float" office:value="-16850316.827" table:style-name="ce3">
            <text:p>-16850316,827</text:p>
          </table:table-cell>
          <table:table-cell office:value-type="float" office:value="20264504.208000001" table:style-name="ce3">
            <text:p>20264504,208</text:p>
          </table:table-cell>
          <table:table-cell office:value-type="float" office:value="20264500.556000002" table:style-name="ce3">
            <text:p>20264500,556</text:p>
          </table:table-cell>
          <table:table-cell office:value-type="float" office:value="20264503.311999999" table:style-name="ce3">
            <text:p>20264503,312</text:p>
          </table:table-cell>
          <table:table-cell table:number-columns-repeated="16332"/>
        </table:table-row>
        <table:table-row table:style-name="ro1">
          <table:table-cell office:value-type="float" office:value="19950" table:style-name="ce2">
            <text:p>19950</text:p>
          </table:table-cell>
          <table:table-cell office:value-type="float" office:value="-1719464.659" table:style-name="ce3">
            <text:p>-1719464,659</text:p>
          </table:table-cell>
          <table:table-cell office:value-type="float" office:value="-1339840.719" table:style-name="ce3">
            <text:p>-1339840,719</text:p>
          </table:table-cell>
          <table:table-cell office:value-type="float" office:value="23535326.361000001" table:style-name="ce3">
            <text:p>23535326,361</text:p>
          </table:table-cell>
          <table:table-cell office:value-type="float" office:value="23535327.111000001" table:style-name="ce3">
            <text:p>23535327,111</text:p>
          </table:table-cell>
          <table:table-cell office:value-type="float" office:value="23535327.385000002" table:style-name="ce3">
            <text:p>23535327,385</text:p>
          </table:table-cell>
          <table:table-cell table:number-columns-repeated="5" table:style-name="ce3"/>
          <table:table-cell office:value-type="float" office:value="-7652662.7230000002" table:style-name="ce3">
            <text:p>-7652662,723</text:p>
          </table:table-cell>
          <table:table-cell office:value-type="float" office:value="-5963111.1859999998" table:style-name="ce3">
            <text:p>-5963111,186</text:p>
          </table:table-cell>
          <table:table-cell office:value-type="float" office:value="22185734.881000001" table:style-name="ce3">
            <text:p>22185734,881</text:p>
          </table:table-cell>
          <table:table-cell office:value-type="float" office:value="22185734.511999998" table:style-name="ce3">
            <text:p>22185734,512</text:p>
          </table:table-cell>
          <table:table-cell office:value-type="float" office:value="22185734.056000002" table:style-name="ce3">
            <text:p>22185734,056</text:p>
          </table:table-cell>
          <table:table-cell office:value-type="float" office:value="-7587371.3650000002" table:style-name="ce3">
            <text:p>-7587371,365</text:p>
          </table:table-cell>
          <table:table-cell office:value-type="float" office:value="-5912237.2319999998" table:style-name="ce3">
            <text:p>-5912237,232</text:p>
          </table:table-cell>
          <table:table-cell office:value-type="float" office:value="22704402.771000002" table:style-name="ce3">
            <text:p>22704402,771</text:p>
          </table:table-cell>
          <table:table-cell office:value-type="float" office:value="22704403.351" table:style-name="ce3">
            <text:p>22704403,351</text:p>
          </table:table-cell>
          <table:table-cell office:value-type="float" office:value="22704401.912999999" table:style-name="ce3">
            <text:p>22704401,913</text:p>
          </table:table-cell>
          <table:table-cell office:value-type="float" office:value="-20983051.331" table:style-name="ce3">
            <text:p>-20983051,331</text:p>
          </table:table-cell>
          <table:table-cell office:value-type="float" office:value="-16350427.879000001" table:style-name="ce3">
            <text:p>-16350427,879</text:p>
          </table:table-cell>
          <table:table-cell office:value-type="float" office:value="20273271.605" table:style-name="ce3">
            <text:p>20273271,605</text:p>
          </table:table-cell>
          <table:table-cell office:value-type="float" office:value="20273270.079" table:style-name="ce3">
            <text:p>20273270,079</text:p>
          </table:table-cell>
          <table:table-cell office:value-type="float" office:value="20273271.057999998" table:style-name="ce3">
            <text:p>20273271,058</text:p>
          </table:table-cell>
          <table:table-cell table:style-name="ce2"/>
          <table:table-cell office:value-type="float" office:value="-3123876.5" table:style-name="ce3">
            <text:p>-3123876,500</text:p>
          </table:table-cell>
          <table:table-cell office:value-type="float" office:value="-2434187.38" table:style-name="ce3">
            <text:p>-2434187,380</text:p>
          </table:table-cell>
          <table:table-cell office:value-type="float" office:value="23535318.252999999" table:style-name="ce3">
            <text:p>23535318,253</text:p>
          </table:table-cell>
          <table:table-cell office:value-type="float" office:value="23535316.373" table:style-name="ce3">
            <text:p>23535316,373</text:p>
          </table:table-cell>
          <table:table-cell office:value-type="float" office:value="23535318.653000001" table:style-name="ce3">
            <text:p>23535318,653</text:p>
          </table:table-cell>
          <table:table-cell table:number-columns-repeated="5" table:style-name="ce3"/>
          <table:table-cell office:value-type="float" office:value="-8037652.1500000004" table:style-name="ce3">
            <text:p>-8037652,150</text:p>
          </table:table-cell>
          <table:table-cell office:value-type="float" office:value="-6263103.233" table:style-name="ce3">
            <text:p>-6263103,233</text:p>
          </table:table-cell>
          <table:table-cell office:value-type="float" office:value="22185724.013" table:style-name="ce3">
            <text:p>22185724,013</text:p>
          </table:table-cell>
          <table:table-cell office:value-type="float" office:value="22185721.169" table:style-name="ce3">
            <text:p>22185721,169</text:p>
          </table:table-cell>
          <table:table-cell office:value-type="float" office:value="22185723.353" table:style-name="ce3">
            <text:p>22185723,353</text:p>
          </table:table-cell>
          <table:table-cell office:value-type="float" office:value="5896440.966" table:style-name="ce3">
            <text:p>5896440,966</text:p>
          </table:table-cell>
          <table:table-cell office:value-type="float" office:value="4594628.92" table:style-name="ce3">
            <text:p>4594628,920</text:p>
          </table:table-cell>
          <table:table-cell office:value-type="float" office:value="22704396.249000002" table:style-name="ce3">
            <text:p>22704396,249</text:p>
          </table:table-cell>
          <table:table-cell office:value-type="float" office:value="22704394.160999998" table:style-name="ce3">
            <text:p>22704394,161</text:p>
          </table:table-cell>
          <table:table-cell office:value-type="float" office:value="22704396.719000001" table:style-name="ce3">
            <text:p>22704396,719</text:p>
          </table:table-cell>
          <table:table-cell office:value-type="float" office:value="-21578560.27" table:style-name="ce3">
            <text:p>-21578560,270</text:p>
          </table:table-cell>
          <table:table-cell office:value-type="float" office:value="-16814461.094000001" table:style-name="ce3">
            <text:p>-16814461,094</text:p>
          </table:table-cell>
          <table:table-cell office:value-type="float" office:value="20273260.131000001" table:style-name="ce3">
            <text:p>20273260,131</text:p>
          </table:table-cell>
          <table:table-cell office:value-type="float" office:value="20273256.890999999" table:style-name="ce3">
            <text:p>20273256,891</text:p>
          </table:table-cell>
          <table:table-cell office:value-type="float" office:value="20273259.877999999" table:style-name="ce3">
            <text:p>20273259,878</text:p>
          </table:table-cell>
          <table:table-cell table:number-columns-repeated="16332"/>
        </table:table-row>
        <table:table-row table:style-name="ro1">
          <table:table-cell office:value-type="float" office:value="19980" table:style-name="ce2">
            <text:p>19980</text:p>
          </table:table-cell>
          <table:table-cell office:value-type="float" office:value="-1636698.6240000001" table:style-name="ce3">
            <text:p>-1636698,624</text:p>
          </table:table-cell>
          <table:table-cell office:value-type="float" office:value="-1275347.6869999999" table:style-name="ce3">
            <text:p>-1275347,687</text:p>
          </table:table-cell>
          <table:table-cell office:value-type="float" office:value="23551075.941" table:style-name="ce3">
            <text:p>23551075,941</text:p>
          </table:table-cell>
          <table:table-cell office:value-type="float" office:value="23551074.640000001" table:style-name="ce3">
            <text:p>23551074,640</text:p>
          </table:table-cell>
          <table:table-cell office:value-type="float" office:value="23551074.511999998" table:style-name="ce3">
            <text:p>23551074,512</text:p>
          </table:table-cell>
          <table:table-cell table:number-columns-repeated="5" table:style-name="ce3"/>
          <table:table-cell office:value-type="float" office:value="-7602237.3140000002" table:style-name="ce3">
            <text:p>-7602237,314</text:p>
          </table:table-cell>
          <table:table-cell office:value-type="float" office:value="-5923818.6610000003" table:style-name="ce3">
            <text:p>-5923818,661</text:p>
          </table:table-cell>
          <table:table-cell office:value-type="float" office:value="22195329.934" table:style-name="ce3">
            <text:p>22195329,934</text:p>
          </table:table-cell>
          <table:table-cell office:value-type="float" office:value="22195330.377999999" table:style-name="ce3">
            <text:p>22195330,378</text:p>
          </table:table-cell>
          <table:table-cell office:value-type="float" office:value="22195329.589000002" table:style-name="ce3">
            <text:p>22195329,589</text:p>
          </table:table-cell>
          <table:table-cell office:value-type="float" office:value="-7509058.3909999998" table:style-name="ce3">
            <text:p>-7509058,391</text:p>
          </table:table-cell>
          <table:table-cell office:value-type="float" office:value="-5851214.1600000001" table:style-name="ce3">
            <text:p>-5851214,160</text:p>
          </table:table-cell>
          <table:table-cell office:value-type="float" office:value="22719304.489999998" table:style-name="ce3">
            <text:p>22719304,490</text:p>
          </table:table-cell>
          <table:table-cell office:value-type="float" office:value="22719305.331999999" table:style-name="ce3">
            <text:p>22719305,332</text:p>
          </table:table-cell>
          <table:table-cell office:value-type="float" office:value="22719303.699999999" table:style-name="ce3">
            <text:p>22719303,700</text:p>
          </table:table-cell>
          <table:table-cell office:value-type="float" office:value="-20936589.407000002" table:style-name="ce3">
            <text:p>-20936589,407</text:p>
          </table:table-cell>
          <table:table-cell office:value-type="float" office:value="-16314223.778000001" table:style-name="ce3">
            <text:p>-16314223,778</text:p>
          </table:table-cell>
          <table:table-cell office:value-type="float" office:value="20282112.204999998" table:style-name="ce3">
            <text:p>20282112,205</text:p>
          </table:table-cell>
          <table:table-cell office:value-type="float" office:value="20282111.502999999" table:style-name="ce3">
            <text:p>20282111,503</text:p>
          </table:table-cell>
          <table:table-cell office:value-type="float" office:value="20282111.918000001" table:style-name="ce3">
            <text:p>20282111,918</text:p>
          </table:table-cell>
          <table:table-cell table:style-name="ce2"/>
          <table:table-cell office:value-type="float" office:value="-3041118.983" table:style-name="ce3">
            <text:p>-3041118,983</text:p>
          </table:table-cell>
          <table:table-cell office:value-type="float" office:value="-2369701.02" table:style-name="ce3">
            <text:p>-2369701,020</text:p>
          </table:table-cell>
          <table:table-cell office:value-type="float" office:value="23551064.489999998" table:style-name="ce3">
            <text:p>23551064,490</text:p>
          </table:table-cell>
          <table:table-cell office:value-type="float" office:value="23551063.383000001" table:style-name="ce3">
            <text:p>23551063,383</text:p>
          </table:table-cell>
          <table:table-cell office:value-type="float" office:value="23551065.182999998" table:style-name="ce3">
            <text:p>23551065,183</text:p>
          </table:table-cell>
          <table:table-cell table:number-columns-repeated="5" table:style-name="ce3"/>
          <table:table-cell office:value-type="float" office:value="-7987235.3090000004" table:style-name="ce3">
            <text:p>-7987235,309</text:p>
          </table:table-cell>
          <table:table-cell office:value-type="float" office:value="-6223817.3849999998" table:style-name="ce3">
            <text:p>-6223817,385</text:p>
          </table:table-cell>
          <table:table-cell office:value-type="float" office:value="22195317.441" table:style-name="ce3">
            <text:p>22195317,441</text:p>
          </table:table-cell>
          <table:table-cell office:value-type="float" office:value="22195315.162999999" table:style-name="ce3">
            <text:p>22195315,163</text:p>
          </table:table-cell>
          <table:table-cell office:value-type="float" office:value="22195317.188000001" table:style-name="ce3">
            <text:p>22195317,188</text:p>
          </table:table-cell>
          <table:table-cell office:value-type="float" office:value="5974745.3969999999" table:style-name="ce3">
            <text:p>5974745,397</text:p>
          </table:table-cell>
          <table:table-cell office:value-type="float" office:value="4655645.3569999998" table:style-name="ce3">
            <text:p>4655645,357</text:p>
          </table:table-cell>
          <table:table-cell office:value-type="float" office:value="22719298.015000001" table:style-name="ce3">
            <text:p>22719298,015</text:p>
          </table:table-cell>
          <table:table-cell office:value-type="float" office:value="22719295.846999999" table:style-name="ce3">
            <text:p>22719295,847</text:p>
          </table:table-cell>
          <table:table-cell office:value-type="float" office:value="22719297.522" table:style-name="ce3">
            <text:p>22719297,522</text:p>
          </table:table-cell>
          <table:table-cell office:value-type="float" office:value="-21532107.083000001" table:style-name="ce3">
            <text:p>-21532107,083</text:p>
          </table:table-cell>
          <table:table-cell office:value-type="float" office:value="-16778263.804000001" table:style-name="ce3">
            <text:p>-16778263,804</text:p>
          </table:table-cell>
          <table:table-cell office:value-type="float" office:value="20282100.153999999" table:style-name="ce3">
            <text:p>20282100,154</text:p>
          </table:table-cell>
          <table:table-cell office:value-type="float" office:value="20282096.539999999" table:style-name="ce3">
            <text:p>20282096,540</text:p>
          </table:table-cell>
          <table:table-cell office:value-type="float" office:value="20282099.482000001" table:style-name="ce3">
            <text:p>20282099,482</text:p>
          </table:table-cell>
          <table:table-cell table:number-columns-repeated="16332"/>
        </table:table-row>
        <table:table-row table:style-name="ro1">
          <table:table-cell office:value-type="float" office:value="20010" table:style-name="ce2">
            <text:p>20010</text:p>
          </table:table-cell>
          <table:table-cell office:value-type="float" office:value="-1553833.91" table:style-name="ce3">
            <text:p>-1553833,910</text:p>
          </table:table-cell>
          <table:table-cell office:value-type="float" office:value="-1210777.825" table:style-name="ce3">
            <text:p>-1210777,825</text:p>
          </table:table-cell>
          <table:table-cell office:value-type="float" office:value="23566845.243000001" table:style-name="ce3">
            <text:p>23566845,243</text:p>
          </table:table-cell>
          <table:table-cell office:value-type="float" office:value="23566846.377" table:style-name="ce3">
            <text:p>23566846,377</text:p>
          </table:table-cell>
          <table:table-cell office:value-type="float" office:value="23566846.719000001" table:style-name="ce3">
            <text:p>23566846,719</text:p>
          </table:table-cell>
          <table:table-cell table:number-columns-repeated="5" table:style-name="ce3"/>
          <table:table-cell office:value-type="float" office:value="-7551703.7759999996" table:style-name="ce3">
            <text:p>-7551703,776</text:p>
          </table:table-cell>
          <table:table-cell office:value-type="float" office:value="-5884441.875" table:style-name="ce3">
            <text:p>-5884441,875</text:p>
          </table:table-cell>
          <table:table-cell office:value-type="float" office:value="22204945.679000001" table:style-name="ce3">
            <text:p>22204945,679</text:p>
          </table:table-cell>
          <table:table-cell office:value-type="float" office:value="22204946.883000001" table:style-name="ce3">
            <text:p>22204946,883</text:p>
          </table:table-cell>
          <table:table-cell office:value-type="float" office:value="22204945.647" table:style-name="ce3">
            <text:p>22204945,647</text:p>
          </table:table-cell>
          <table:table-cell office:value-type="float" office:value="-7430459.9029999999" table:style-name="ce3">
            <text:p>-7430459,903</text:p>
          </table:table-cell>
          <table:table-cell office:value-type="float" office:value="-5789968.574" table:style-name="ce3">
            <text:p>-5789968,574</text:p>
          </table:table-cell>
          <table:table-cell office:value-type="float" office:value="22734260.945" table:style-name="ce3">
            <text:p>22734260,945</text:p>
          </table:table-cell>
          <table:table-cell office:value-type="float" office:value="22734261.796" table:style-name="ce3">
            <text:p>22734261,796</text:p>
          </table:table-cell>
          <table:table-cell office:value-type="float" office:value="22734260.114" table:style-name="ce3">
            <text:p>22734260,114</text:p>
          </table:table-cell>
          <table:table-cell office:value-type="float" office:value="-20889678.998" table:style-name="ce3">
            <text:p>-20889678,998</text:p>
          </table:table-cell>
          <table:table-cell office:value-type="float" office:value="-16277670.214" table:style-name="ce3">
            <text:p>-16277670,214</text:p>
          </table:table-cell>
          <table:table-cell office:value-type="float" office:value="20291039.333999999" table:style-name="ce3">
            <text:p>20291039,334</text:p>
          </table:table-cell>
          <table:table-cell office:value-type="float" office:value="20291038.454" table:style-name="ce3">
            <text:p>20291038,454</text:p>
          </table:table-cell>
          <table:table-cell office:value-type="float" office:value="20291038.851" table:style-name="ce3">
            <text:p>20291038,851</text:p>
          </table:table-cell>
          <table:table-cell table:style-name="ce2"/>
          <table:table-cell office:value-type="float" office:value="-2958257.2949999999" table:style-name="ce3">
            <text:p>-2958257,295</text:p>
          </table:table-cell>
          <table:table-cell office:value-type="float" office:value="-2305133.4360000002" table:style-name="ce3">
            <text:p>-2305133,436</text:p>
          </table:table-cell>
          <table:table-cell office:value-type="float" office:value="23566834.085000001" table:style-name="ce3">
            <text:p>23566834,085</text:p>
          </table:table-cell>
          <table:table-cell office:value-type="float" office:value="23566832.331" table:style-name="ce3">
            <text:p>23566832,331</text:p>
          </table:table-cell>
          <table:table-cell office:value-type="float" office:value="23566835.166999999" table:style-name="ce3">
            <text:p>23566835,167</text:p>
          </table:table-cell>
          <table:table-cell table:number-columns-repeated="5" table:style-name="ce3"/>
          <table:table-cell office:value-type="float" office:value="-7936704.7340000002" table:style-name="ce3">
            <text:p>-7936704,734</text:p>
          </table:table-cell>
          <table:table-cell office:value-type="float" office:value="-6184442.9119999995" table:style-name="ce3">
            <text:p>-6184442,912</text:p>
          </table:table-cell>
          <table:table-cell office:value-type="float" office:value="22204933.625" table:style-name="ce3">
            <text:p>22204933,625</text:p>
          </table:table-cell>
          <table:table-cell office:value-type="float" office:value="22204931.258000001" table:style-name="ce3">
            <text:p>22204931,258</text:p>
          </table:table-cell>
          <table:table-cell office:value-type="float" office:value="22204932.875999998" table:style-name="ce3">
            <text:p>22204932,876</text:p>
          </table:table-cell>
          <table:table-cell office:value-type="float" office:value="6053340.9460000005" table:style-name="ce3">
            <text:p>6053340,946</text:p>
          </table:table-cell>
          <table:table-cell office:value-type="float" office:value="4716888.6279999996" table:style-name="ce3">
            <text:p>4716888,628</text:p>
          </table:table-cell>
          <table:table-cell office:value-type="float" office:value="22734255.313000001" table:style-name="ce3">
            <text:p>22734255,313</text:p>
          </table:table-cell>
          <table:table-cell office:value-type="float" office:value="22734252.796999998" table:style-name="ce3">
            <text:p>22734252,797</text:p>
          </table:table-cell>
          <table:table-cell office:value-type="float" office:value="22734254.386" table:style-name="ce3">
            <text:p>22734254,386</text:p>
          </table:table-cell>
          <table:table-cell office:value-type="float" office:value="-21485199.800999999" table:style-name="ce3">
            <text:p>-21485199,801</text:p>
          </table:table-cell>
          <table:table-cell office:value-type="float" office:value="-16741712.679" table:style-name="ce3">
            <text:p>-16741712,679</text:p>
          </table:table-cell>
          <table:table-cell office:value-type="float" office:value="20291025.734999999" table:style-name="ce3">
            <text:p>20291025,735</text:p>
          </table:table-cell>
          <table:table-cell office:value-type="float" office:value="20291022.609000001" table:style-name="ce3">
            <text:p>20291022,609</text:p>
          </table:table-cell>
          <table:table-cell office:value-type="float" office:value="20291025.782000002" table:style-name="ce3">
            <text:p>20291025,782</text:p>
          </table:table-cell>
          <table:table-cell table:number-columns-repeated="16332"/>
        </table:table-row>
        <table:table-row table:style-name="ro1">
          <table:table-cell office:value-type="float" office:value="20040" table:style-name="ce2">
            <text:p>20040</text:p>
          </table:table-cell>
          <table:table-cell office:value-type="float" office:value="-1470885.0719999999" table:style-name="ce3">
            <text:p>-1470885,072</text:p>
          </table:table-cell>
          <table:table-cell office:value-type="float" office:value="-1146142.345" table:style-name="ce3">
            <text:p>-1146142,345</text:p>
          </table:table-cell>
          <table:table-cell office:value-type="float" office:value="23582630.752999999" table:style-name="ce3">
            <text:p>23582630,753</text:p>
          </table:table-cell>
          <table:table-cell office:value-type="float" office:value="23582630.852000002" table:style-name="ce3">
            <text:p>23582630,852</text:p>
          </table:table-cell>
          <table:table-cell office:value-type="float" office:value="23582628.697000001" table:style-name="ce3">
            <text:p>23582628,697</text:p>
          </table:table-cell>
          <table:table-cell table:number-columns-repeated="5" table:style-name="ce3"/>
          <table:table-cell office:value-type="float" office:value="-7501076.335" table:style-name="ce3">
            <text:p>-7501076,335</text:p>
          </table:table-cell>
          <table:table-cell office:value-type="float" office:value="-5844991.9280000003" table:style-name="ce3">
            <text:p>-5844991,928</text:p>
          </table:table-cell>
          <table:table-cell office:value-type="float" office:value="22214579.888999999" table:style-name="ce3">
            <text:p>22214579,889</text:p>
          </table:table-cell>
          <table:table-cell office:value-type="float" office:value="22214580.510000002" table:style-name="ce3">
            <text:p>22214580,510</text:p>
          </table:table-cell>
          <table:table-cell office:value-type="float" office:value="22214579.592999998" table:style-name="ce3">
            <text:p>22214579,593</text:p>
          </table:table-cell>
          <table:table-cell office:value-type="float" office:value="-7351593.0820000004" table:style-name="ce3">
            <text:p>-7351593,082</text:p>
          </table:table-cell>
          <table:table-cell office:value-type="float" office:value="-5728513.8839999996" table:style-name="ce3">
            <text:p>-5728513,884</text:p>
          </table:table-cell>
          <table:table-cell office:value-type="float" office:value="22749269.272999998" table:style-name="ce3">
            <text:p>22749269,273</text:p>
          </table:table-cell>
          <table:table-cell office:value-type="float" office:value="22749269.524999999" table:style-name="ce3">
            <text:p>22749269,525</text:p>
          </table:table-cell>
          <table:table-cell office:value-type="float" office:value="22749269.254999999" table:style-name="ce3">
            <text:p>22749269,255</text:p>
          </table:table-cell>
          <table:table-cell office:value-type="float" office:value="-20842336.588" table:style-name="ce3">
            <text:p>-20842336,588</text:p>
          </table:table-cell>
          <table:table-cell office:value-type="float" office:value="-16240780.018999999" table:style-name="ce3">
            <text:p>-16240780,019</text:p>
          </table:table-cell>
          <table:table-cell office:value-type="float" office:value="20300048.747000001" table:style-name="ce3">
            <text:p>20300048,747</text:p>
          </table:table-cell>
          <table:table-cell office:value-type="float" office:value="20300047.522999998" table:style-name="ce3">
            <text:p>20300047,523</text:p>
          </table:table-cell>
          <table:table-cell office:value-type="float" office:value="20300048.004999999" table:style-name="ce3">
            <text:p>20300048,005</text:p>
          </table:table-cell>
          <table:table-cell table:style-name="ce2"/>
          <table:table-cell office:value-type="float" office:value="-2875304.111" table:style-name="ce3">
            <text:p>-2875304,111</text:p>
          </table:table-cell>
          <table:table-cell office:value-type="float" office:value="-2240494.5729999999" table:style-name="ce3">
            <text:p>-2240494,573</text:p>
          </table:table-cell>
          <table:table-cell office:value-type="float" office:value="23582621.522999998" table:style-name="ce3">
            <text:p>23582621,523</text:p>
          </table:table-cell>
          <table:table-cell office:value-type="float" office:value="23582617.977000002" table:style-name="ce3">
            <text:p>23582617,977</text:p>
          </table:table-cell>
          <table:table-cell office:value-type="float" office:value="23582619.489" table:style-name="ce3">
            <text:p>23582619,489</text:p>
          </table:table-cell>
          <table:table-cell table:number-columns-repeated="5" table:style-name="ce3"/>
          <table:table-cell office:value-type="float" office:value="-7886072.9610000001" table:style-name="ce3">
            <text:p>-7886072,961</text:p>
          </table:table-cell>
          <table:table-cell office:value-type="float" office:value="-6144989.5779999997" table:style-name="ce3">
            <text:p>-6144989,578</text:p>
          </table:table-cell>
          <table:table-cell office:value-type="float" office:value="22214568.204" table:style-name="ce3">
            <text:p>22214568,204</text:p>
          </table:table-cell>
          <table:table-cell office:value-type="float" office:value="22214566.037" table:style-name="ce3">
            <text:p>22214566,037</text:p>
          </table:table-cell>
          <table:table-cell office:value-type="float" office:value="22214567.932999998" table:style-name="ce3">
            <text:p>22214567,933</text:p>
          </table:table-cell>
          <table:table-cell office:value-type="float" office:value="6132212.1529999999" table:style-name="ce3">
            <text:p>6132212,153</text:p>
          </table:table-cell>
          <table:table-cell office:value-type="float" office:value="4778346.7029999997" table:style-name="ce3">
            <text:p>4778346,703</text:p>
          </table:table-cell>
          <table:table-cell office:value-type="float" office:value="22749261.701000001" table:style-name="ce3">
            <text:p>22749261,701</text:p>
          </table:table-cell>
          <table:table-cell office:value-type="float" office:value="22749260.874000002" table:style-name="ce3">
            <text:p>22749260,874</text:p>
          </table:table-cell>
          <table:table-cell office:value-type="float" office:value="22749262.199999999" table:style-name="ce3">
            <text:p>22749262,200</text:p>
          </table:table-cell>
          <table:table-cell office:value-type="float" office:value="-21437853.234000001" table:style-name="ce3">
            <text:p>-21437853,234</text:p>
          </table:table-cell>
          <table:table-cell office:value-type="float" office:value="-16704819.243000001" table:style-name="ce3">
            <text:p>-16704819,243</text:p>
          </table:table-cell>
          <table:table-cell office:value-type="float" office:value="20300036.363000002" table:style-name="ce3">
            <text:p>20300036,363</text:p>
          </table:table-cell>
          <table:table-cell office:value-type="float" office:value="20300032.175999999" table:style-name="ce3">
            <text:p>20300032,176</text:p>
          </table:table-cell>
          <table:table-cell office:value-type="float" office:value="20300035.629999999" table:style-name="ce3">
            <text:p>20300035,630</text:p>
          </table:table-cell>
          <table:table-cell table:number-columns-repeated="16332"/>
        </table:table-row>
        <table:table-row table:style-name="ro1">
          <table:table-cell office:value-type="float" office:value="20070" table:style-name="ce2">
            <text:p>20070</text:p>
          </table:table-cell>
          <table:table-cell office:value-type="float" office:value="-1387844.73" table:style-name="ce3">
            <text:p>-1387844,730</text:p>
          </table:table-cell>
          <table:table-cell office:value-type="float" office:value="-1081435.6100000001" table:style-name="ce3">
            <text:p>-1081435,610</text:p>
          </table:table-cell>
          <table:table-cell office:value-type="float" office:value="23598433.118999999" table:style-name="ce3">
            <text:p>23598433,119</text:p>
          </table:table-cell>
          <table:table-cell office:value-type="float" office:value="23598432.339000002" table:style-name="ce3">
            <text:p>23598432,339</text:p>
          </table:table-cell>
          <table:table-cell office:value-type="float" office:value="23598430.517000001" table:style-name="ce3">
            <text:p>23598430,517</text:p>
          </table:table-cell>
          <table:table-cell table:number-columns-repeated="5" table:style-name="ce3"/>
          <table:table-cell office:value-type="float" office:value="-7450347.7220000001" table:style-name="ce3">
            <text:p>-7450347,722</text:p>
          </table:table-cell>
          <table:table-cell office:value-type="float" office:value="-5805463.1390000004" table:style-name="ce3">
            <text:p>-5805463,139</text:p>
          </table:table-cell>
          <table:table-cell office:value-type="float" office:value="22224233.107999999" table:style-name="ce3">
            <text:p>22224233,108</text:p>
          </table:table-cell>
          <table:table-cell office:value-type="float" office:value="22224234.765000001" table:style-name="ce3">
            <text:p>22224234,765</text:p>
          </table:table-cell>
          <table:table-cell office:value-type="float" office:value="22224232.783" table:style-name="ce3">
            <text:p>22224232,783</text:p>
          </table:table-cell>
          <table:table-cell office:value-type="float" office:value="-7272453.7369999997" table:style-name="ce3">
            <text:p>-7272453,737</text:p>
          </table:table-cell>
          <table:table-cell office:value-type="float" office:value="-5666846.8890000004" table:style-name="ce3">
            <text:p>-5666846,889</text:p>
          </table:table-cell>
          <table:table-cell office:value-type="float" office:value="22764329.855" table:style-name="ce3">
            <text:p>22764329,855</text:p>
          </table:table-cell>
          <table:table-cell office:value-type="float" office:value="22764329.467" table:style-name="ce3">
            <text:p>22764329,467</text:p>
          </table:table-cell>
          <table:table-cell office:value-type="float" office:value="22764328.925000001" table:style-name="ce3">
            <text:p>22764328,925</text:p>
          </table:table-cell>
          <table:table-cell office:value-type="float" office:value="-20794557.085999999" table:style-name="ce3">
            <text:p>-20794557,086</text:p>
          </table:table-cell>
          <table:table-cell office:value-type="float" office:value="-16203549.237" table:style-name="ce3">
            <text:p>-16203549,237</text:p>
          </table:table-cell>
          <table:table-cell office:value-type="float" office:value="20309140.237" table:style-name="ce3">
            <text:p>20309140,237</text:p>
          </table:table-cell>
          <table:table-cell office:value-type="float" office:value="20309139.633000001" table:style-name="ce3">
            <text:p>20309139,633</text:p>
          </table:table-cell>
          <table:table-cell office:value-type="float" office:value="20309139.942000002" table:style-name="ce3">
            <text:p>20309139,942</text:p>
          </table:table-cell>
          <table:table-cell table:style-name="ce2"/>
          <table:table-cell office:value-type="float" office:value="-2792260.2310000001" table:style-name="ce3">
            <text:p>-2792260,231</text:p>
          </table:table-cell>
          <table:table-cell office:value-type="float" office:value="-2175785.0639999998" table:style-name="ce3">
            <text:p>-2175785,064</text:p>
          </table:table-cell>
          <table:table-cell office:value-type="float" office:value="23598423.620999999" table:style-name="ce3">
            <text:p>23598423,621</text:p>
          </table:table-cell>
          <table:table-cell office:value-type="float" office:value="23598419.624000002" table:style-name="ce3">
            <text:p>23598419,624</text:p>
          </table:table-cell>
          <table:table-cell office:value-type="float" office:value="23598423.006000001" table:style-name="ce3">
            <text:p>23598423,006</text:p>
          </table:table-cell>
          <table:table-cell table:number-columns-repeated="5" table:style-name="ce3"/>
          <table:table-cell office:value-type="float" office:value="-7835340.8080000002" table:style-name="ce3">
            <text:p>-7835340,808</text:p>
          </table:table-cell>
          <table:table-cell office:value-type="float" office:value="-6105458.0360000003" table:style-name="ce3">
            <text:p>-6105458,036</text:p>
          </table:table-cell>
          <table:table-cell office:value-type="float" office:value="22224222.320999999" table:style-name="ce3">
            <text:p>22224222,321</text:p>
          </table:table-cell>
          <table:table-cell office:value-type="float" office:value="22224220.197999999" table:style-name="ce3">
            <text:p>22224220,198</text:p>
          </table:table-cell>
          <table:table-cell office:value-type="float" office:value="22224222.241" table:style-name="ce3">
            <text:p>22224222,241</text:p>
          </table:table-cell>
          <table:table-cell office:value-type="float" office:value="6211355.0269999998" table:style-name="ce3">
            <text:p>6211355,027</text:p>
          </table:table-cell>
          <table:table-cell office:value-type="float" office:value="4840016.5" table:style-name="ce3">
            <text:p>4840016,500</text:p>
          </table:table-cell>
          <table:table-cell office:value-type="float" office:value="22764325.204999998" table:style-name="ce3">
            <text:p>22764325,205</text:p>
          </table:table-cell>
          <table:table-cell office:value-type="float" office:value="22764321.791999999" table:style-name="ce3">
            <text:p>22764321,792</text:p>
          </table:table-cell>
          <table:table-cell office:value-type="float" office:value="22764324.129999999" table:style-name="ce3">
            <text:p>22764324,130</text:p>
          </table:table-cell>
          <table:table-cell office:value-type="float" office:value="-21390070.362" table:style-name="ce3">
            <text:p>-21390070,362</text:p>
          </table:table-cell>
          <table:table-cell office:value-type="float" office:value="-16667585.833000001" table:style-name="ce3">
            <text:p>-16667585,833</text:p>
          </table:table-cell>
          <table:table-cell office:value-type="float" office:value="20309128.451000001" table:style-name="ce3">
            <text:p>20309128,451</text:p>
          </table:table-cell>
          <table:table-cell office:value-type="float" office:value="20309124.795000002" table:style-name="ce3">
            <text:p>20309124,795</text:p>
          </table:table-cell>
          <table:table-cell office:value-type="float" office:value="20309128.114999998" table:style-name="ce3">
            <text:p>20309128,115</text:p>
          </table:table-cell>
          <table:table-cell table:number-columns-repeated="16332"/>
        </table:table-row>
        <table:table-row table:style-name="ro1">
          <table:table-cell office:value-type="float" office:value="20100" table:style-name="ce2">
            <text:p>20100</text:p>
          </table:table-cell>
          <table:table-cell office:value-type="float" office:value="-1304708.297" table:style-name="ce3">
            <text:p>-1304708,297</text:p>
          </table:table-cell>
          <table:table-cell office:value-type="float" office:value="-1016654.057" table:style-name="ce3">
            <text:p>-1016654,057</text:p>
          </table:table-cell>
          <table:table-cell office:value-type="float" office:value="23614252.175000001" table:style-name="ce3">
            <text:p>23614252,175</text:p>
          </table:table-cell>
          <table:table-cell office:value-type="float" office:value="23614253.420000002" table:style-name="ce3">
            <text:p>23614253,420</text:p>
          </table:table-cell>
          <table:table-cell office:value-type="float" office:value="23614252.811999999" table:style-name="ce3">
            <text:p>23614252,812</text:p>
          </table:table-cell>
          <table:table-cell table:number-columns-repeated="5" table:style-name="ce3"/>
          <table:table-cell office:value-type="float" office:value="-7399512.9129999997" table:style-name="ce3">
            <text:p>-7399512,913</text:p>
          </table:table-cell>
          <table:table-cell office:value-type="float" office:value="-5765851.6050000004" table:style-name="ce3">
            <text:p>-5765851,605</text:p>
          </table:table-cell>
          <table:table-cell office:value-type="float" office:value="22233906.826000001" table:style-name="ce3">
            <text:p>22233906,826</text:p>
          </table:table-cell>
          <table:table-cell office:value-type="float" office:value="22233908.175000001" table:style-name="ce3">
            <text:p>22233908,175</text:p>
          </table:table-cell>
          <table:table-cell office:value-type="float" office:value="22233906.59" table:style-name="ce3">
            <text:p>22233906,590</text:p>
          </table:table-cell>
          <table:table-cell office:value-type="float" office:value="-7193040.3150000004" table:style-name="ce3">
            <text:p>-7193040,315</text:p>
          </table:table-cell>
          <table:table-cell office:value-type="float" office:value="-5604966.2970000003" table:style-name="ce3">
            <text:p>-5604966,297</text:p>
          </table:table-cell>
          <table:table-cell office:value-type="float" office:value="22779441.324000001" table:style-name="ce3">
            <text:p>22779441,324</text:p>
          </table:table-cell>
          <table:table-cell office:value-type="float" office:value="22779441.59" table:style-name="ce3">
            <text:p>22779441,590</text:p>
          </table:table-cell>
          <table:table-cell office:value-type="float" office:value="22779439.978999998" table:style-name="ce3">
            <text:p>22779439,979</text:p>
          </table:table-cell>
          <table:table-cell office:value-type="float" office:value="-20746338.07" table:style-name="ce3">
            <text:p>-20746338,070</text:p>
          </table:table-cell>
          <table:table-cell office:value-type="float" office:value="-16165975.977" table:style-name="ce3">
            <text:p>-16165975,977</text:p>
          </table:table-cell>
          <table:table-cell office:value-type="float" office:value="20318316.157000002" table:style-name="ce3">
            <text:p>20318316,157</text:p>
          </table:table-cell>
          <table:table-cell office:value-type="float" office:value="20318315.361000001" table:style-name="ce3">
            <text:p>20318315,361</text:p>
          </table:table-cell>
          <table:table-cell office:value-type="float" office:value="20318315.664999999" table:style-name="ce3">
            <text:p>20318315,665</text:p>
          </table:table-cell>
          <table:table-cell table:style-name="ce2"/>
          <table:table-cell office:value-type="float" office:value="-2709126.6039999998" table:style-name="ce3">
            <text:p>-2709126,604</text:p>
          </table:table-cell>
          <table:table-cell office:value-type="float" office:value="-2111005.6370000001" table:style-name="ce3">
            <text:p>-2111005,637</text:p>
          </table:table-cell>
          <table:table-cell office:value-type="float" office:value="23614243.063000001" table:style-name="ce3">
            <text:p>23614243,063</text:p>
          </table:table-cell>
          <table:table-cell office:value-type="float" office:value="23614240.177000001" table:style-name="ce3">
            <text:p>23614240,177</text:p>
          </table:table-cell>
          <table:table-cell office:value-type="float" office:value="23614241.800000001" table:style-name="ce3">
            <text:p>23614241,800</text:p>
          </table:table-cell>
          <table:table-cell table:number-columns-repeated="5" table:style-name="ce3"/>
          <table:table-cell office:value-type="float" office:value="-7784508.784" table:style-name="ce3">
            <text:p>-7784508,784</text:p>
          </table:table-cell>
          <table:table-cell office:value-type="float" office:value="-6065848.6749999998" table:style-name="ce3">
            <text:p>-6065848,675</text:p>
          </table:table-cell>
          <table:table-cell office:value-type="float" office:value="22233895.390999999" table:style-name="ce3">
            <text:p>22233895,391</text:p>
          </table:table-cell>
          <table:table-cell office:value-type="float" office:value="22233893.559" table:style-name="ce3">
            <text:p>22233893,559</text:p>
          </table:table-cell>
          <table:table-cell office:value-type="float" office:value="22233894.552000001" table:style-name="ce3">
            <text:p>22233894,552</text:p>
          </table:table-cell>
          <table:table-cell office:value-type="float" office:value="6290765.7180000003" table:style-name="ce3">
            <text:p>6290765,718</text:p>
          </table:table-cell>
          <table:table-cell office:value-type="float" office:value="4901894.9160000002" table:style-name="ce3">
            <text:p>4901894,916</text:p>
          </table:table-cell>
          <table:table-cell office:value-type="float" office:value="22779434.046" table:style-name="ce3">
            <text:p>22779434,046</text:p>
          </table:table-cell>
          <table:table-cell office:value-type="float" office:value="22779432.436999999" table:style-name="ce3">
            <text:p>22779432,437</text:p>
          </table:table-cell>
          <table:table-cell office:value-type="float" office:value="22779434.263999999" table:style-name="ce3">
            <text:p>22779434,264</text:p>
          </table:table-cell>
          <table:table-cell office:value-type="float" office:value="-21341854.302999999" table:style-name="ce3">
            <text:p>-21341854,303</text:p>
          </table:table-cell>
          <table:table-cell office:value-type="float" office:value="-16630014.875" table:style-name="ce3">
            <text:p>-16630014,875</text:p>
          </table:table-cell>
          <table:table-cell office:value-type="float" office:value="20318303.513999999" table:style-name="ce3">
            <text:p>20318303,514</text:p>
          </table:table-cell>
          <table:table-cell office:value-type="float" office:value="20318300.541999999" table:style-name="ce3">
            <text:p>20318300,542</text:p>
          </table:table-cell>
          <table:table-cell office:value-type="float" office:value="20318303.362" table:style-name="ce3">
            <text:p>20318303,362</text:p>
          </table:table-cell>
          <table:table-cell table:number-columns-repeated="16332"/>
        </table:table-row>
        <table:table-row table:style-name="ro1">
          <table:table-cell office:value-type="float" office:value="20130" table:style-name="ce2">
            <text:p>20130</text:p>
          </table:table-cell>
          <table:table-cell office:value-type="float" office:value="-1221478.304" table:style-name="ce3">
            <text:p>-1221478,304</text:p>
          </table:table-cell>
          <table:table-cell office:value-type="float" office:value="-951799.53300000005" table:style-name="ce3">
            <text:p>-951799,533</text:p>
          </table:table-cell>
          <table:table-cell office:value-type="float" office:value="23630091.752999999" table:style-name="ce3">
            <text:p>23630091,753</text:p>
          </table:table-cell>
          <table:table-cell office:value-type="float" office:value="23630090.359000001" table:style-name="ce3">
            <text:p>23630090,359</text:p>
          </table:table-cell>
          <table:table-cell office:value-type="float" office:value="23630090.866999999" table:style-name="ce3">
            <text:p>23630090,867</text:p>
          </table:table-cell>
          <table:table-cell table:number-columns-repeated="5" table:style-name="ce3"/>
          <table:table-cell office:value-type="float" office:value="-7348573.7949999999" table:style-name="ce3">
            <text:p>-7348573,795</text:p>
          </table:table-cell>
          <table:table-cell office:value-type="float" office:value="-5726158.7970000003" table:style-name="ce3">
            <text:p>-5726158,797</text:p>
          </table:table-cell>
          <table:table-cell office:value-type="float" office:value="22243600.048" table:style-name="ce3">
            <text:p>22243600,048</text:p>
          </table:table-cell>
          <table:table-cell office:value-type="float" office:value="22243601.015999999" table:style-name="ce3">
            <text:p>22243601,016</text:p>
          </table:table-cell>
          <table:table-cell office:value-type="float" office:value="22243599.886" table:style-name="ce3">
            <text:p>22243599,886</text:p>
          </table:table-cell>
          <table:table-cell office:value-type="float" office:value="-7113358.2259999998" table:style-name="ce3">
            <text:p>-7113358,226</text:p>
          </table:table-cell>
          <table:table-cell office:value-type="float" office:value="-5542876.3619999997" table:style-name="ce3">
            <text:p>-5542876,362</text:p>
          </table:table-cell>
          <table:table-cell office:value-type="float" office:value="22794603.984000001" table:style-name="ce3">
            <text:p>22794603,984</text:p>
          </table:table-cell>
          <table:table-cell office:value-type="float" office:value="22794604.629999999" table:style-name="ce3">
            <text:p>22794604,630</text:p>
          </table:table-cell>
          <table:table-cell office:value-type="float" office:value="22794602.919" table:style-name="ce3">
            <text:p>22794602,919</text:p>
          </table:table-cell>
          <table:table-cell office:value-type="float" office:value="-20697683.596999999" table:style-name="ce3">
            <text:p>-20697683,597</text:p>
          </table:table-cell>
          <table:table-cell office:value-type="float" office:value="-16128063.397" table:style-name="ce3">
            <text:p>-16128063,397</text:p>
          </table:table-cell>
          <table:table-cell office:value-type="float" office:value="20327574.857000001" table:style-name="ce3">
            <text:p>20327574,857</text:p>
          </table:table-cell>
          <table:table-cell office:value-type="float" office:value="20327573.776999999" table:style-name="ce3">
            <text:p>20327573,777</text:p>
          </table:table-cell>
          <table:table-cell office:value-type="float" office:value="20327574.462000001" table:style-name="ce3">
            <text:p>20327574,462</text:p>
          </table:table-cell>
          <table:table-cell table:style-name="ce2"/>
          <table:table-cell office:value-type="float" office:value="-2625895.8939999999" table:style-name="ce3">
            <text:p>-2625895,894</text:p>
          </table:table-cell>
          <table:table-cell office:value-type="float" office:value="-2046150.5330000001" table:style-name="ce3">
            <text:p>-2046150,533</text:p>
          </table:table-cell>
          <table:table-cell office:value-type="float" office:value="23630080.601" table:style-name="ce3">
            <text:p>23630080,601</text:p>
          </table:table-cell>
          <table:table-cell office:value-type="float" office:value="23630079.980999999" table:style-name="ce3">
            <text:p>23630079,981</text:p>
          </table:table-cell>
          <table:table-cell office:value-type="float" office:value="23630080.875999998" table:style-name="ce3">
            <text:p>23630080,876</text:p>
          </table:table-cell>
          <table:table-cell table:number-columns-repeated="5" table:style-name="ce3"/>
          <table:table-cell office:value-type="float" office:value="-7733568.9380000001" table:style-name="ce3">
            <text:p>-7733568,938</text:p>
          </table:table-cell>
          <table:table-cell office:value-type="float" office:value="-6026155.2879999997" table:style-name="ce3">
            <text:p>-6026155,288</text:p>
          </table:table-cell>
          <table:table-cell office:value-type="float" office:value="22243589.563999999" table:style-name="ce3">
            <text:p>22243589,564</text:p>
          </table:table-cell>
          <table:table-cell office:value-type="float" office:value="22243586.522999998" table:style-name="ce3">
            <text:p>22243586,523</text:p>
          </table:table-cell>
          <table:table-cell office:value-type="float" office:value="22243588.977000002" table:style-name="ce3">
            <text:p>22243588,977</text:p>
          </table:table-cell>
          <table:table-cell office:value-type="float" office:value="6370448.5880000005" table:style-name="ce3">
            <text:p>6370448,588</text:p>
          </table:table-cell>
          <table:table-cell office:value-type="float" office:value="4963985.4759999998" table:style-name="ce3">
            <text:p>4963985,476</text:p>
          </table:table-cell>
          <table:table-cell office:value-type="float" office:value="22794598.057" table:style-name="ce3">
            <text:p>22794598,057</text:p>
          </table:table-cell>
          <table:table-cell office:value-type="float" office:value="22794595.798" table:style-name="ce3">
            <text:p>22794595,798</text:p>
          </table:table-cell>
          <table:table-cell office:value-type="float" office:value="22794597.458999999" table:style-name="ce3">
            <text:p>22794597,459</text:p>
          </table:table-cell>
          <table:table-cell office:value-type="float" office:value="-21293199.265000001" table:style-name="ce3">
            <text:p>-21293199,265</text:p>
          </table:table-cell>
          <table:table-cell office:value-type="float" office:value="-16592101.857999999" table:style-name="ce3">
            <text:p>-16592101,858</text:p>
          </table:table-cell>
          <table:table-cell office:value-type="float" office:value="20327563.048" table:style-name="ce3">
            <text:p>20327563,048</text:p>
          </table:table-cell>
          <table:table-cell office:value-type="float" office:value="20327559.032000002" table:style-name="ce3">
            <text:p>20327559,032</text:p>
          </table:table-cell>
          <table:table-cell office:value-type="float" office:value="20327562.463" table:style-name="ce3">
            <text:p>20327562,463</text:p>
          </table:table-cell>
          <table:table-cell table:number-columns-repeated="16332"/>
        </table:table-row>
        <table:table-row table:style-name="ro1">
          <table:table-cell office:value-type="float" office:value="20130" table:style-name="ce2">
            <text:p>20130</text:p>
          </table:table-cell>
          <table:table-cell office:value-type="float" office:value="-1138152.6769999999" table:style-name="ce3">
            <text:p>-1138152,677</text:p>
          </table:table-cell>
          <table:table-cell office:value-type="float" office:value="-886870.41099999996" table:style-name="ce3">
            <text:p>-886870,411</text:p>
          </table:table-cell>
          <table:table-cell office:value-type="float" office:value="23645946.236000001" table:style-name="ce3">
            <text:p>23645946,236</text:p>
          </table:table-cell>
          <table:table-cell office:value-type="float" office:value="23645948.5" table:style-name="ce3">
            <text:p>23645948,500</text:p>
          </table:table-cell>
          <table:table-cell office:value-type="float" office:value="23645945.447000001" table:style-name="ce3">
            <text:p>23645945,447</text:p>
          </table:table-cell>
          <table:table-cell table:number-columns-repeated="5" table:style-name="ce3"/>
          <table:table-cell office:value-type="float" office:value="-7297528.2850000001" table:style-name="ce3">
            <text:p>-7297528,285</text:p>
          </table:table-cell>
          <table:table-cell office:value-type="float" office:value="-5686383.0810000002" table:style-name="ce3">
            <text:p>-5686383,081</text:p>
          </table:table-cell>
          <table:table-cell office:value-type="float" office:value="22253313.98" table:style-name="ce3">
            <text:p>22253313,980</text:p>
          </table:table-cell>
          <table:table-cell office:value-type="float" office:value="22253314.997000001" table:style-name="ce3">
            <text:p>22253314,997</text:p>
          </table:table-cell>
          <table:table-cell office:value-type="float" office:value="22253313.802999999" table:style-name="ce3">
            <text:p>22253313,803</text:p>
          </table:table-cell>
          <table:table-cell office:value-type="float" office:value="-7033408.3949999996" table:style-name="ce3">
            <text:p>-7033408,395</text:p>
          </table:table-cell>
          <table:table-cell office:value-type="float" office:value="-5480577.8260000004" table:style-name="ce3">
            <text:p>-5480577,826</text:p>
          </table:table-cell>
          <table:table-cell office:value-type="float" office:value="22809818.324999999" table:style-name="ce3">
            <text:p>22809818,325</text:p>
          </table:table-cell>
          <table:table-cell office:value-type="float" office:value="22809818.046999998" table:style-name="ce3">
            <text:p>22809818,047</text:p>
          </table:table-cell>
          <table:table-cell office:value-type="float" office:value="22809817.835999999" table:style-name="ce3">
            <text:p>22809817,836</text:p>
          </table:table-cell>
          <table:table-cell office:value-type="float" office:value="-20648593.534000002" table:style-name="ce3">
            <text:p>-20648593,534</text:p>
          </table:table-cell>
          <table:table-cell office:value-type="float" office:value="-16089811.403000001" table:style-name="ce3">
            <text:p>-16089811,403</text:p>
          </table:table-cell>
          <table:table-cell office:value-type="float" office:value="20336916.609999999" table:style-name="ce3">
            <text:p>20336916,610</text:p>
          </table:table-cell>
          <table:table-cell office:value-type="float" office:value="20336915.443999998" table:style-name="ce3">
            <text:p>20336915,444</text:p>
          </table:table-cell>
          <table:table-cell office:value-type="float" office:value="20336916.136" table:style-name="ce3">
            <text:p>20336916,136</text:p>
          </table:table-cell>
          <table:table-cell table:style-name="ce2"/>
          <table:table-cell office:value-type="float" office:value="-2542567.074" table:style-name="ce3">
            <text:p>-2542567,074</text:p>
          </table:table-cell>
          <table:table-cell office:value-type="float" office:value="-1981218.99" table:style-name="ce3">
            <text:p>-1981218,990</text:p>
          </table:table-cell>
          <table:table-cell office:value-type="float" office:value="23645937.43" table:style-name="ce3">
            <text:p>23645937,430</text:p>
          </table:table-cell>
          <table:table-cell office:value-type="float" office:value="23645936.27" table:style-name="ce3">
            <text:p>23645936,270</text:p>
          </table:table-cell>
          <table:table-cell office:value-type="float" office:value="23645938.002" table:style-name="ce3">
            <text:p>23645938,002</text:p>
          </table:table-cell>
          <table:table-cell table:number-columns-repeated="5" table:style-name="ce3"/>
          <table:table-cell office:value-type="float" office:value="-7682520.2699999996" table:style-name="ce3">
            <text:p>-7682520,270</text:p>
          </table:table-cell>
          <table:table-cell office:value-type="float" office:value="-5986377.1050000004" table:style-name="ce3">
            <text:p>-5986377,105</text:p>
          </table:table-cell>
          <table:table-cell office:value-type="float" office:value="22253303.087000001" table:style-name="ce3">
            <text:p>22253303,087</text:p>
          </table:table-cell>
          <table:table-cell office:value-type="float" office:value="22253301.111000001" table:style-name="ce3">
            <text:p>22253301,111</text:p>
          </table:table-cell>
          <table:table-cell office:value-type="float" office:value="22253302.75" table:style-name="ce3">
            <text:p>22253302,750</text:p>
          </table:table-cell>
          <table:table-cell office:value-type="float" office:value="6450401.585" table:style-name="ce3">
            <text:p>6450401,585</text:p>
          </table:table-cell>
          <table:table-cell office:value-type="float" office:value="5026286.4890000001" table:style-name="ce3">
            <text:p>5026286,489</text:p>
          </table:table-cell>
          <table:table-cell office:value-type="float" office:value="22809811.602000002" table:style-name="ce3">
            <text:p>22809811,602</text:p>
          </table:table-cell>
          <table:table-cell office:value-type="float" office:value="22809810.429000001" table:style-name="ce3">
            <text:p>22809810,429</text:p>
          </table:table-cell>
          <table:table-cell office:value-type="float" office:value="22809810.534000002" table:style-name="ce3">
            <text:p>22809810,534</text:p>
          </table:table-cell>
          <table:table-cell office:value-type="float" office:value="-21244106.204999998" table:style-name="ce3">
            <text:p>-21244106,205</text:p>
          </table:table-cell>
          <table:table-cell office:value-type="float" office:value="-16553847.527000001" table:style-name="ce3">
            <text:p>-16553847,527</text:p>
          </table:table-cell>
          <table:table-cell office:value-type="float" office:value="20336904.883000001" table:style-name="ce3">
            <text:p>20336904,883</text:p>
          </table:table-cell>
          <table:table-cell office:value-type="float" office:value="20336901.508000001" table:style-name="ce3">
            <text:p>20336901,508</text:p>
          </table:table-cell>
          <table:table-cell office:value-type="float" office:value="20336904.579999998" table:style-name="ce3">
            <text:p>20336904,580</text:p>
          </table:table-cell>
          <table:table-cell table:number-columns-repeated="16332"/>
        </table:table-row>
        <table:table-row table:number-rows-repeated="5" table:style-name="ro1">
          <table:table-cell office:value-type="string" table:style-name="ce2">
            <text:p><text:s/></text:p>
          </table:table-cell>
          <table:table-cell table:number-columns-repeated="26" table:style-name="ce2"/>
          <table:table-cell table:number-columns-repeated="25" table:style-name="ce3"/>
          <table:table-cell table:number-columns-repeated="16332"/>
        </table:table-row>
        <table:table-row table:style-name="ro1">
          <table:table-cell office:value-type="string" table:style-name="ce2">
            <text:p><text:s text:c="2"/></text:p>
          </table:table-cell>
          <table:table-cell table:number-columns-repeated="26" table:style-name="ce2"/>
          <table:table-cell table:number-columns-repeated="25" table:style-name="ce3"/>
          <table:table-cell table:number-columns-repeated="16332"/>
        </table:table-row>
        <table:table-row table:number-rows-repeated="5" table:style-name="ro1">
          <table:table-cell office:value-type="string" table:style-name="ce2">
            <text:p><text:s/></text:p>
          </table:table-cell>
          <table:table-cell table:number-columns-repeated="26" table:style-name="ce2"/>
          <table:table-cell table:number-columns-repeated="25" table:style-name="ce3"/>
          <table:table-cell table:number-columns-repeated="16332"/>
        </table:table-row>
        <table:table-row table:style-name="ro1">
          <table:table-cell table:number-columns-repeated="27" table:style-name="ce2"/>
          <table:table-cell table:number-columns-repeated="25" table:style-name="ce3"/>
          <table:table-cell table:number-columns-repeated="16332"/>
        </table:table-row>
        <table:table-row table:number-rows-repeated="16" table:style-name="ro1">
          <table:table-cell table:number-columns-repeated="27"/>
          <table:table-cell table:number-columns-repeated="25" table:style-name="ce3"/>
          <table:table-cell table:number-columns-repeated="16332"/>
        </table:table-row>
        <table:table-row table:number-rows-repeated="14" table:style-name="ro1">
          <table:table-cell table:number-columns-repeated="27" table:style-name="ce1"/>
          <table:table-cell table:number-columns-repeated="25" table:style-name="ce3"/>
          <table:table-cell table:number-columns-repeated="16332"/>
        </table:table-row>
        <table:table-row table:style-name="ro1">
          <table:table-cell office:value-type="string" table:style-name="ce1">
            <text:p>c</text:p>
          </table:table-cell>
          <table:table-cell table:number-columns-repeated="26" table:style-name="ce1"/>
          <table:table-cell table:number-columns-repeated="25" table:style-name="ce3"/>
          <table:table-cell table:number-columns-repeated="16332"/>
        </table:table-row>
        <table:table-row table:number-rows-repeated="1048145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4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moirano</meta:initial-creator>
    <dc:creator>juan</dc:creator>
    <meta:creation-date>2010-08-19T12:20:56Z</meta:creation-date>
    <dc:date>2013-10-18T15:39:35Z</dc:date>
  </office:meta>
</office:document-meta>
</file>